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7" style:family="table-cell" style:parent-style-name="Default" style:data-style-name="N10052"/>
    <style:style style:name="ce9" style:family="table-cell" style:parent-style-name="Default" style:data-style-name="N10000"/>
    <style:style style:name="ce12" style:family="table-cell" style:parent-style-name="Default" style:data-style-name="N10050"/>
    <style:style style:name="ce8" style:family="table-cell" style:parent-style-name="Default" style:data-style-name="N0">
      <style:table-cell-properties fo:background-color="#fff200"/>
    </style:style>
    <style:style style:name="ce25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 style:data-style-name="N100">
      <style:table-cell-properties fo:background-color="#fff200"/>
    </style:style>
    <style:style style:name="ce20" style:family="table-cell" style:parent-style-name="Default" style:data-style-name="N100">
      <style:table-cell-properties fo:background-color="#fff200"/>
      <style:text-properties style:use-window-font-color="true"/>
    </style:style>
    <style:style style:name="ce13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2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faa61a"/>
    </style:style>
    <style:style style:name="ce26" style:family="table-cell" style:parent-style-name="Default" style:data-style-name="N52">
      <style:table-cell-properties fo:background-color="transparent"/>
    </style:style>
    <style:style style:name="ce35" style:family="table-cell" style:parent-style-name="Default" style:data-style-name="N41">
      <style:table-cell-properties fo:background-color="transparent"/>
    </style:style>
    <style:style style:name="ce36" style:family="table-cell" style:parent-style-name="Default" style:data-style-name="N10000">
      <style:table-cell-properties fo:background-color="transparent"/>
    </style:style>
    <style:style style:name="ce37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number-columns-repeated="3" table:default-cell-style-name="ce9"/>
        <table:table-column table:style-name="co3" table:default-cell-style-name="ce25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ce35"/>
        <table:table-column table:style-name="co2" table:default-cell-style-name="ce11"/>
        <table:table-column table:style-name="co1" table:default-cell-style-name="ce11"/>
        <table:table-column table:style-name="co2" table:number-columns-repeated="3" table:default-cell-style-name="ce36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table:style-name="ce5" office:value-type="string" calcext:value-type="string">
            <text:p>data</text:p>
          </table:table-cell>
          <table:table-cell table:style-name="ce5" office:value-type="string" calcext:value-type="string">
            <text:p>data dec</text:p>
          </table:table-cell>
          <table:table-cell table:style-name="ce5" office:value-type="string" calcext:value-type="string">
            <text:p>hora dec</text:p>
          </table:table-cell>
          <table:table-cell table:style-name="ce5" office:value-type="string" calcext:value-type="string">
            <text:p>tag (offset)</text:p>
          </table:table-cell>
          <table:table-cell table:style-name="ce5" office:value-type="string" calcext:value-type="string">
            <text:p>day mod count</text:p>
          </table:table-cell>
          <table:table-cell table:style-name="ce5" office:value-type="string" calcext:value-type="string">
            <text:p>incr</text:p>
          </table:table-cell>
          <table:table-cell table:style-name="ce10" office:value-type="string" calcext:value-type="string">
            <text:p>qdade casas</text:p>
          </table:table-cell>
          <table:table-cell table:style-name="ce10" office:value-type="string" calcext:value-type="string">
            <text:p>variância</text:p>
          </table:table-cell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Num ultima linha</text:p>
          </table:table-cell>
          <table:table-cell table:style-name="Default" office:value-type="string" calcext:value-type="string">
            <text:p>hora</text:p>
          </table:table-cell>
          <table:table-cell table:style-name="Default" office:value-type="string" calcext:value-type="string">
            <text:p>incr</text:p>
          </table:table-cell>
          <table:table-cell table:style-name="Default" office:value-type="string" calcext:value-type="string">
            <text:p>dia</text:p>
          </table:table-cell>
          <table:table-cell table:style-name="Default" office:value-type="string" calcext:value-type="string">
            <text:p>hora dec</text:p>
          </table:table-cell>
          <table:table-cell table:style-name="Default" office:value-type="string" calcext:value-type="string">
            <text:p>tag</text:p>
          </table:table-cell>
          <table:table-cell table:style-name="Default" office:value-type="string" calcext:value-type="string">
            <text:p>habilitar sleep</text:p>
          </table:table-cell>
          <table:table-cell office:value-type="string" calcext:value-type="string">
            <text:p>hora limite</text:p>
          </table:table-cell>
          <table:table-cell office:value-type="string" calcext:value-type="string">
            <text:p>num ult linha</text:p>
          </table:table-cell>
          <table:table-cell office:value-type="string" calcext:value-type="string">
            <text:p>inc hora</text:p>
          </table:table-cell>
        </table:table-row>
        <table:table-row table:style-name="ro1">
          <table:table-cell table:style-name="ce5" office:value-type="date" office:date-value="2019-10-07T15:40:00" calcext:value-type="date">
            <text:p>2019-10-07 15:40:00</text:p>
          </table:table-cell>
          <table:table-cell table:style-name="ce5" table:number-columns-repeated="3"/>
          <table:table-cell table:style-name="ce8" table:formula="of:=150+40+30" office:value-type="float" office:value="220" calcext:value-type="float">
            <text:p>220</text:p>
          </table:table-cell>
          <table:table-cell table:style-name="ce8" table:number-columns-repeated="2"/>
          <table:table-cell table:style-name="ce10" office:value-type="float" office:value="60" calcext:value-type="float">
            <text:p>60</text:p>
          </table:table-cell>
          <table:table-cell table:style-name="ce1" office:value-type="string" calcext:value-type="string">
            <text:p>00:15:00</text:p>
          </table:table-cell>
          <table:table-cell table:style-name="ce20" office:value-type="string" calcext:value-type="string">
            <text:p>22</text:p>
          </table:table-cell>
          <table:table-cell table:style-name="ce28" table:formula="of:=[.J2]*[.H2]+2" office:value-type="float" office:value="1322" calcext:value-type="float">
            <text:p>1322</text:p>
          </table:table-cell>
          <table:table-cell office:value-type="time" office:time-value="PT14H30M00S" calcext:value-type="time">
            <text:p>14:30:00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43745" calcext:value-type="float">
            <text:p>43745</text:p>
          </table:table-cell>
          <table:table-cell table:style-name="ce35" table:number-columns-repeated="2"/>
          <table:table-cell table:style-name="ce11" office:value-type="string" calcext:value-type="string">
            <text:p>extendido?</text:p>
          </table:table-cell>
          <table:table-cell table:style-name="ce35" office:value-type="time" office:time-value="PT17H00M00S" calcext:value-type="time">
            <text:p>17:00:00</text:p>
          </table:table-cell>
          <table:table-cell table:formula="of:=(([.R2]-[.L2])/[.T2])*[.J2]+2" office:value-type="float" office:value="332" calcext:value-type="float">
            <text:p>332</text:p>
          </table:table-cell>
          <table:table-cell table:style-name="ce35" office:value-type="time" office:time-value="PT00H10M00S" calcext:value-type="time">
            <text:p>00:10:00</text:p>
          </table:table-cell>
        </table:table-row>
        <table:table-row table:style-name="ro1">
          <table:table-cell table:formula="of:=SUM(COM.MICROSOFT.NORM.INV( RAND();[.$A$2];[.$I$2]);FLOOR([.G3]))" office:value-type="date" office:date-value="2019-10-07T15:17:50.889256" calcext:value-type="date">
            <text:p>2019-10-07 15:17:51</text:p>
          </table:table-cell>
          <table:table-cell table:style-name="ce7" table:formula="of:=[.A3]" office:value-type="date" office:date-value="2019-10-07T15:17:50.889256" calcext:value-type="date">
            <text:p>2019-10-07 15:17:51</text:p>
          </table:table-cell>
          <table:table-cell table:formula="of:=TRUNC([.A3])" office:value-type="float" office:value="43745" calcext:value-type="float">
            <text:p>43745</text:p>
          </table:table-cell>
          <table:table-cell table:style-name="ce12" table:formula="of:=[.B3]-[.C3]" office:value-type="date" office:date-value="1899-12-30T15:17:50.88925593998" calcext:value-type="date">
            <text:p>12/30/99 03:17 PM</text:p>
          </table:table-cell>
          <table:table-cell table:formula="of:=MOD([.E2]-[.$E$2];[.$H$2])+1+[.$E$2]"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style-name="ce26"/>
          <table:table-cell table:formula="of:=SUM(MOD(SUM([.L2]-[.L$2];[.T$2]);[.R$2]-[.L$2]);[.L$2])" office:value-type="time" office:time-value="PT14H40M00S" calcext:value-type="time">
            <text:p>14:40:00</text:p>
          </table:table-cell>
          <table:table-cell table:formula="of:=IF([.L3]&lt;[.L2];[.M2]+[.H$2];[.M2])" office:value-type="float" office:value="0" calcext:value-type="float">
            <text:p>0</text:p>
          </table:table-cell>
          <table:table-cell table:formula="of:=OFFSET([.C$4];[.M3];0)" office:value-type="float" office:value="43745" calcext:value-type="float">
            <text:p>43745</text:p>
          </table:table-cell>
          <table:table-cell table:formula="of:=[.L3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];0)&lt;=[.O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]))" office:value-type="date" office:date-value="2019-10-07T15:44:53.3281" calcext:value-type="date">
            <text:p>2019-10-07 15:44:53</text:p>
          </table:table-cell>
          <table:table-cell table:style-name="ce7" table:formula="of:=[.A4]" office:value-type="date" office:date-value="2019-10-07T15:44:53.3281" calcext:value-type="date">
            <text:p>2019-10-07 15:44:53</text:p>
          </table:table-cell>
          <table:table-cell table:formula="of:=TRUNC([.A4])" office:value-type="float" office:value="43745" calcext:value-type="float">
            <text:p>43745</text:p>
          </table:table-cell>
          <table:table-cell table:style-name="ce12" table:formula="of:=[.B4]-[.C4]" office:value-type="date" office:date-value="1899-12-30T15:44:53.32810021006" calcext:value-type="date">
            <text:p>12/30/99 03:44 PM</text:p>
          </table:table-cell>
          <table:table-cell table:formula="of:=MOD([.E3]-[.$E$2];[.$H$2])+1+[.$E$2]" office:value-type="float" office:value="222" calcext:value-type="float">
            <text:p>222</text:p>
          </table:table-cell>
          <table:table-cell table:formula="of:=MOD([.F3]+1/[.$H$2];5)" office:value-type="float" office:value="0.0166666666666667" calcext:value-type="float">
            <text:p>0,016666666666667</text:p>
          </table:table-cell>
          <table:table-cell table:formula="of:=IF([.F4]&lt;0.000001;[.G3]+2+1/[.$H$2];[.G3]+1/[.$H$2])" office:value-type="float" office:value="0.0166666666666667" calcext:value-type="float">
            <text:p>0,016666666666667</text:p>
          </table:table-cell>
          <table:table-cell table:number-columns-repeated="2"/>
          <table:table-cell table:style-name="ce13"/>
          <table:table-cell table:style-name="ce26"/>
          <table:table-cell table:formula="of:=SUM(MOD(SUM([.L3]-[.L$2];[.T$2]);[.R$2]-[.L$2]);[.L$2])" office:value-type="time" office:time-value="PT14H50M00S" calcext:value-type="time">
            <text:p>14:50:00</text:p>
          </table:table-cell>
          <table:table-cell table:formula="of:=IF([.L4]&lt;[.L3];[.M3]+[.H$2];[.M3])" office:value-type="float" office:value="0" calcext:value-type="float">
            <text:p>0</text:p>
          </table:table-cell>
          <table:table-cell table:formula="of:=OFFSET([.C$4];[.M4];0)" office:value-type="float" office:value="43745" calcext:value-type="float">
            <text:p>43745</text:p>
          </table:table-cell>
          <table:table-cell table:formula="of:=[.L4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4];0)&lt;=[.O4];0;1)" office:value-type="float" office:value="1" calcext:value-type="float">
            <text:p>1</text:p>
          </table:table-cell>
          <table:table-cell table:style-name="ce37"/>
          <table:table-cell table:number-columns-repeated="2"/>
        </table:table-row>
        <table:table-row table:style-name="ro1">
          <table:table-cell table:formula="of:=SUM(COM.MICROSOFT.NORM.INV( RAND();[.$A$2];[.$I$2]);FLOOR([.G5]))" office:value-type="date" office:date-value="2019-10-07T15:09:06.776947" calcext:value-type="date">
            <text:p>2019-10-07 15:09:07</text:p>
          </table:table-cell>
          <table:table-cell table:style-name="ce7" table:formula="of:=[.A5]" office:value-type="date" office:date-value="2019-10-07T15:09:06.776947" calcext:value-type="date">
            <text:p>2019-10-07 15:09:07</text:p>
          </table:table-cell>
          <table:table-cell table:formula="of:=TRUNC([.A5])" office:value-type="float" office:value="43745" calcext:value-type="float">
            <text:p>43745</text:p>
          </table:table-cell>
          <table:table-cell table:style-name="ce12" table:formula="of:=[.B5]-[.C5]" office:value-type="date" office:date-value="1899-12-30T15:09:06.776947123" calcext:value-type="date">
            <text:p>12/30/99 03:09 PM</text:p>
          </table:table-cell>
          <table:table-cell table:formula="of:=MOD([.E4]-[.$E$2];[.$H$2])+1+[.$E$2]" office:value-type="float" office:value="223" calcext:value-type="float">
            <text:p>223</text:p>
          </table:table-cell>
          <table:table-cell table:formula="of:=MOD([.F4]+1/[.$H$2];5)" office:value-type="float" office:value="0.0333333333333333" calcext:value-type="float">
            <text:p>0,033333333333333</text:p>
          </table:table-cell>
          <table:table-cell table:formula="of:=IF([.F5]&lt;0.000001;[.G4]+2+1/[.$H$2];[.G4]+1/[.$H$2])" office:value-type="float" office:value="0.0333333333333333" calcext:value-type="float">
            <text:p>0,033333333333333</text:p>
          </table:table-cell>
          <table:table-cell table:number-columns-repeated="2"/>
          <table:table-cell table:style-name="ce13"/>
          <table:table-cell table:style-name="ce26"/>
          <table:table-cell table:formula="of:=SUM(MOD(SUM([.L4]-[.L$2];[.T$2]);[.R$2]-[.L$2]);[.L$2])" office:value-type="time" office:time-value="PT15H00M00S" calcext:value-type="time">
            <text:p>15:00:00</text:p>
          </table:table-cell>
          <table:table-cell table:formula="of:=IF([.L5]&lt;[.L4];[.M4]+[.H$2];[.M4])" office:value-type="float" office:value="0" calcext:value-type="float">
            <text:p>0</text:p>
          </table:table-cell>
          <table:table-cell table:formula="of:=OFFSET([.C$4];[.M5];0)" office:value-type="float" office:value="43745" calcext:value-type="float">
            <text:p>43745</text:p>
          </table:table-cell>
          <table:table-cell table:formula="of:=[.L5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5];0)&lt;=[.O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]))" office:value-type="date" office:date-value="2019-10-07T15:40:03.539035" calcext:value-type="date">
            <text:p>2019-10-07 15:40:04</text:p>
          </table:table-cell>
          <table:table-cell table:style-name="ce7" table:formula="of:=[.A6]" office:value-type="date" office:date-value="2019-10-07T15:40:03.539035" calcext:value-type="date">
            <text:p>2019-10-07 15:40:04</text:p>
          </table:table-cell>
          <table:table-cell table:formula="of:=TRUNC([.A6])" office:value-type="float" office:value="43745" calcext:value-type="float">
            <text:p>43745</text:p>
          </table:table-cell>
          <table:table-cell table:style-name="ce12" table:formula="of:=[.B6]-[.C6]" office:value-type="date" office:date-value="1899-12-30T15:40:03.53903509676" calcext:value-type="date">
            <text:p>12/30/99 03:40 PM</text:p>
          </table:table-cell>
          <table:table-cell table:formula="of:=MOD([.E5]-[.$E$2];[.$H$2])+1+[.$E$2]" office:value-type="float" office:value="224" calcext:value-type="float">
            <text:p>224</text:p>
          </table:table-cell>
          <table:table-cell table:formula="of:=MOD([.F5]+1/[.$H$2];5)" office:value-type="float" office:value="0.05" calcext:value-type="float">
            <text:p>0,05</text:p>
          </table:table-cell>
          <table:table-cell table:formula="of:=IF([.F6]&lt;0.000001;[.G5]+2+1/[.$H$2];[.G5]+1/[.$H$2])" office:value-type="float" office:value="0.05" calcext:value-type="float">
            <text:p>0,05</text:p>
          </table:table-cell>
          <table:table-cell table:number-columns-repeated="2"/>
          <table:table-cell table:style-name="ce13"/>
          <table:table-cell table:style-name="ce26"/>
          <table:table-cell table:formula="of:=SUM(MOD(SUM([.L5]-[.L$2];[.T$2]);[.R$2]-[.L$2]);[.L$2])" office:value-type="time" office:time-value="PT15H10M00S" calcext:value-type="time">
            <text:p>15:10:00</text:p>
          </table:table-cell>
          <table:table-cell table:formula="of:=IF([.L6]&lt;[.L5];[.M5]+[.H$2];[.M5])" office:value-type="float" office:value="0" calcext:value-type="float">
            <text:p>0</text:p>
          </table:table-cell>
          <table:table-cell table:formula="of:=OFFSET([.C$4];[.M6];0)" office:value-type="float" office:value="43745" calcext:value-type="float">
            <text:p>43745</text:p>
          </table:table-cell>
          <table:table-cell table:formula="of:=[.L6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6];0)&lt;=[.O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]))" office:value-type="date" office:date-value="2019-10-07T15:49:44.219073" calcext:value-type="date">
            <text:p>2019-10-07 15:49:44</text:p>
          </table:table-cell>
          <table:table-cell table:style-name="ce7" table:formula="of:=[.A7]" office:value-type="date" office:date-value="2019-10-07T15:49:44.219073" calcext:value-type="date">
            <text:p>2019-10-07 15:49:44</text:p>
          </table:table-cell>
          <table:table-cell table:formula="of:=TRUNC([.A7])" office:value-type="float" office:value="43745" calcext:value-type="float">
            <text:p>43745</text:p>
          </table:table-cell>
          <table:table-cell table:style-name="ce12" table:formula="of:=[.B7]-[.C7]" office:value-type="date" office:date-value="1899-12-30T15:49:44.21907294542" calcext:value-type="date">
            <text:p>12/30/99 03:49 PM</text:p>
          </table:table-cell>
          <table:table-cell table:formula="of:=MOD([.E6]-[.$E$2];[.$H$2])+1+[.$E$2]" office:value-type="float" office:value="225" calcext:value-type="float">
            <text:p>225</text:p>
          </table:table-cell>
          <table:table-cell table:formula="of:=MOD([.F6]+1/[.$H$2];5)" office:value-type="float" office:value="0.0666666666666667" calcext:value-type="float">
            <text:p>0,066666666666667</text:p>
          </table:table-cell>
          <table:table-cell table:formula="of:=IF([.F7]&lt;0.000001;[.G6]+2+1/[.$H$2];[.G6]+1/[.$H$2])" office:value-type="float" office:value="0.0666666666666667" calcext:value-type="float">
            <text:p>0,066666666666667</text:p>
          </table:table-cell>
          <table:table-cell table:number-columns-repeated="2"/>
          <table:table-cell table:style-name="ce13"/>
          <table:table-cell table:style-name="ce26"/>
          <table:table-cell table:formula="of:=SUM(MOD(SUM([.L6]-[.L$2];[.T$2]);[.R$2]-[.L$2]);[.L$2])" office:value-type="time" office:time-value="PT15H20M00S" calcext:value-type="time">
            <text:p>15:20:00</text:p>
          </table:table-cell>
          <table:table-cell table:formula="of:=IF([.L7]&lt;[.L6];[.M6]+[.H$2];[.M6])" office:value-type="float" office:value="0" calcext:value-type="float">
            <text:p>0</text:p>
          </table:table-cell>
          <table:table-cell table:formula="of:=OFFSET([.C$4];[.M7];0)" office:value-type="float" office:value="43745" calcext:value-type="float">
            <text:p>43745</text:p>
          </table:table-cell>
          <table:table-cell table:formula="of:=[.L7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7];0)&lt;=[.O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]))" office:value-type="date" office:date-value="2019-10-07T15:39:17.83534" calcext:value-type="date">
            <text:p>2019-10-07 15:39:18</text:p>
          </table:table-cell>
          <table:table-cell table:style-name="ce7" table:formula="of:=[.A8]" office:value-type="date" office:date-value="2019-10-07T15:39:17.83534" calcext:value-type="date">
            <text:p>2019-10-07 15:39:18</text:p>
          </table:table-cell>
          <table:table-cell table:formula="of:=TRUNC([.A8])" office:value-type="float" office:value="43745" calcext:value-type="float">
            <text:p>43745</text:p>
          </table:table-cell>
          <table:table-cell table:style-name="ce12" table:formula="of:=[.B8]-[.C8]" office:value-type="date" office:date-value="1899-12-30T15:39:17.83534012735" calcext:value-type="date">
            <text:p>12/30/99 03:39 PM</text:p>
          </table:table-cell>
          <table:table-cell table:formula="of:=MOD([.E7]-[.$E$2];[.$H$2])+1+[.$E$2]" office:value-type="float" office:value="226" calcext:value-type="float">
            <text:p>226</text:p>
          </table:table-cell>
          <table:table-cell table:formula="of:=MOD([.F7]+1/[.$H$2];5)" office:value-type="float" office:value="0.0833333333333333" calcext:value-type="float">
            <text:p>0,083333333333333</text:p>
          </table:table-cell>
          <table:table-cell table:formula="of:=IF([.F8]&lt;0.000001;[.G7]+2+1/[.$H$2];[.G7]+1/[.$H$2])" office:value-type="float" office:value="0.0833333333333333" calcext:value-type="float">
            <text:p>0,08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7]-[.L$2];[.T$2]);[.R$2]-[.L$2]);[.L$2])" office:value-type="time" office:time-value="PT15H30M00S" calcext:value-type="time">
            <text:p>15:30:00</text:p>
          </table:table-cell>
          <table:table-cell table:formula="of:=IF([.L8]&lt;[.L7];[.M7]+[.H$2];[.M7])" office:value-type="float" office:value="0" calcext:value-type="float">
            <text:p>0</text:p>
          </table:table-cell>
          <table:table-cell table:formula="of:=OFFSET([.C$4];[.M8];0)" office:value-type="float" office:value="43745" calcext:value-type="float">
            <text:p>43745</text:p>
          </table:table-cell>
          <table:table-cell table:formula="of:=[.L8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8];0)&lt;=[.O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]))" office:value-type="date" office:date-value="2019-10-07T15:52:11.677092" calcext:value-type="date">
            <text:p>2019-10-07 15:52:12</text:p>
          </table:table-cell>
          <table:table-cell table:style-name="ce7" table:formula="of:=[.A9]" office:value-type="date" office:date-value="2019-10-07T15:52:11.677092" calcext:value-type="date">
            <text:p>2019-10-07 15:52:12</text:p>
          </table:table-cell>
          <table:table-cell table:formula="of:=TRUNC([.A9])" office:value-type="float" office:value="43745" calcext:value-type="float">
            <text:p>43745</text:p>
          </table:table-cell>
          <table:table-cell table:style-name="ce12" table:formula="of:=[.B9]-[.C9]" office:value-type="date" office:date-value="1899-12-30T15:52:11.6770917736" calcext:value-type="date">
            <text:p>12/30/99 03:52 PM</text:p>
          </table:table-cell>
          <table:table-cell table:formula="of:=MOD([.E8]-[.$E$2];[.$H$2])+1+[.$E$2]" office:value-type="float" office:value="227" calcext:value-type="float">
            <text:p>227</text:p>
          </table:table-cell>
          <table:table-cell table:formula="of:=MOD([.F8]+1/[.$H$2];5)" office:value-type="float" office:value="0.1" calcext:value-type="float">
            <text:p>0,1</text:p>
          </table:table-cell>
          <table:table-cell table:formula="of:=IF([.F9]&lt;0.000001;[.G8]+2+1/[.$H$2];[.G8]+1/[.$H$2])" office:value-type="float" office:value="0.1" calcext:value-type="float">
            <text:p>0,1</text:p>
          </table:table-cell>
          <table:table-cell table:style-name="ce11" table:number-columns-repeated="2"/>
          <table:table-cell table:style-name="ce13" table:number-columns-repeated="2"/>
          <table:table-cell table:formula="of:=SUM(MOD(SUM([.L8]-[.L$2];[.T$2]);[.R$2]-[.L$2]);[.L$2])" office:value-type="time" office:time-value="PT15H40M00S" calcext:value-type="time">
            <text:p>15:40:00</text:p>
          </table:table-cell>
          <table:table-cell table:formula="of:=IF([.L9]&lt;[.L8];[.M8]+[.H$2];[.M8])" office:value-type="float" office:value="0" calcext:value-type="float">
            <text:p>0</text:p>
          </table:table-cell>
          <table:table-cell table:formula="of:=OFFSET([.C$4];[.M9];0)" office:value-type="float" office:value="43745" calcext:value-type="float">
            <text:p>43745</text:p>
          </table:table-cell>
          <table:table-cell table:formula="of:=[.L9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9];0)&lt;=[.O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]))" office:value-type="date" office:date-value="2019-10-07T15:42:28.727948" calcext:value-type="date">
            <text:p>2019-10-07 15:42:29</text:p>
          </table:table-cell>
          <table:table-cell table:style-name="ce7" table:formula="of:=[.A10]" office:value-type="date" office:date-value="2019-10-07T15:42:28.727948" calcext:value-type="date">
            <text:p>2019-10-07 15:42:29</text:p>
          </table:table-cell>
          <table:table-cell table:formula="of:=TRUNC([.A10])" office:value-type="float" office:value="43745" calcext:value-type="float">
            <text:p>43745</text:p>
          </table:table-cell>
          <table:table-cell table:style-name="ce12" table:formula="of:=[.B10]-[.C10]" office:value-type="date" office:date-value="1899-12-30T15:42:28.7279484747" calcext:value-type="date">
            <text:p>12/30/99 03:42 PM</text:p>
          </table:table-cell>
          <table:table-cell table:formula="of:=MOD([.E9]-[.$E$2];[.$H$2])+1+[.$E$2]" office:value-type="float" office:value="228" calcext:value-type="float">
            <text:p>228</text:p>
          </table:table-cell>
          <table:table-cell table:formula="of:=MOD([.F9]+1/[.$H$2];5)" office:value-type="float" office:value="0.116666666666667" calcext:value-type="float">
            <text:p>0,116666666666667</text:p>
          </table:table-cell>
          <table:table-cell table:formula="of:=IF([.F10]&lt;0.000001;[.G9]+2+1/[.$H$2];[.G9]+1/[.$H$2])" office:value-type="float" office:value="0.116666666666667" calcext:value-type="float">
            <text:p>0,11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9]-[.L$2];[.T$2]);[.R$2]-[.L$2]);[.L$2])" office:value-type="time" office:time-value="PT15H50M00S" calcext:value-type="time">
            <text:p>15:50:00</text:p>
          </table:table-cell>
          <table:table-cell table:formula="of:=IF([.L10]&lt;[.L9];[.M9]+[.H$2];[.M9])" office:value-type="float" office:value="0" calcext:value-type="float">
            <text:p>0</text:p>
          </table:table-cell>
          <table:table-cell table:formula="of:=OFFSET([.C$4];[.M10];0)" office:value-type="float" office:value="43745" calcext:value-type="float">
            <text:p>43745</text:p>
          </table:table-cell>
          <table:table-cell table:formula="of:=[.L10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0];0)&lt;=[.O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]))" office:value-type="date" office:date-value="2019-10-07T15:41:33.986955" calcext:value-type="date">
            <text:p>2019-10-07 15:41:34</text:p>
          </table:table-cell>
          <table:table-cell table:style-name="ce7" table:formula="of:=[.A11]" office:value-type="date" office:date-value="2019-10-07T15:41:33.986955" calcext:value-type="date">
            <text:p>2019-10-07 15:41:34</text:p>
          </table:table-cell>
          <table:table-cell table:formula="of:=TRUNC([.A11])" office:value-type="float" office:value="43745" calcext:value-type="float">
            <text:p>43745</text:p>
          </table:table-cell>
          <table:table-cell table:style-name="ce12" table:formula="of:=[.B11]-[.C11]" office:value-type="date" office:date-value="1899-12-30T15:41:33.98695465643" calcext:value-type="date">
            <text:p>12/30/99 03:41 PM</text:p>
          </table:table-cell>
          <table:table-cell table:formula="of:=MOD([.E10]-[.$E$2];[.$H$2])+1+[.$E$2]" office:value-type="float" office:value="229" calcext:value-type="float">
            <text:p>229</text:p>
          </table:table-cell>
          <table:table-cell table:formula="of:=MOD([.F10]+1/[.$H$2];5)" office:value-type="float" office:value="0.133333333333333" calcext:value-type="float">
            <text:p>0,133333333333333</text:p>
          </table:table-cell>
          <table:table-cell table:formula="of:=IF([.F11]&lt;0.000001;[.G10]+2+1/[.$H$2];[.G10]+1/[.$H$2])" office:value-type="float" office:value="0.133333333333333" calcext:value-type="float">
            <text:p>0,1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0]-[.L$2];[.T$2]);[.R$2]-[.L$2]);[.L$2])" office:value-type="time" office:time-value="PT16H00M00S" calcext:value-type="time">
            <text:p>16:00:00</text:p>
          </table:table-cell>
          <table:table-cell table:formula="of:=IF([.L11]&lt;[.L10];[.M10]+[.H$2];[.M10])" office:value-type="float" office:value="0" calcext:value-type="float">
            <text:p>0</text:p>
          </table:table-cell>
          <table:table-cell table:formula="of:=OFFSET([.C$4];[.M11];0)" office:value-type="float" office:value="43745" calcext:value-type="float">
            <text:p>43745</text:p>
          </table:table-cell>
          <table:table-cell table:formula="of:=[.L11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1];0)&lt;=[.O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]))" office:value-type="date" office:date-value="2019-10-07T15:45:16.858553" calcext:value-type="date">
            <text:p>2019-10-07 15:45:17</text:p>
          </table:table-cell>
          <table:table-cell table:style-name="ce7" table:formula="of:=[.A12]" office:value-type="date" office:date-value="2019-10-07T15:45:16.858553" calcext:value-type="date">
            <text:p>2019-10-07 15:45:17</text:p>
          </table:table-cell>
          <table:table-cell table:formula="of:=TRUNC([.A12])" office:value-type="float" office:value="43745" calcext:value-type="float">
            <text:p>43745</text:p>
          </table:table-cell>
          <table:table-cell table:style-name="ce12" table:formula="of:=[.B12]-[.C12]" office:value-type="date" office:date-value="1899-12-30T15:45:16.85855307151" calcext:value-type="date">
            <text:p>12/30/99 03:45 PM</text:p>
          </table:table-cell>
          <table:table-cell table:formula="of:=MOD([.E11]-[.$E$2];[.$H$2])+1+[.$E$2]" office:value-type="float" office:value="230" calcext:value-type="float">
            <text:p>230</text:p>
          </table:table-cell>
          <table:table-cell table:formula="of:=MOD([.F11]+1/[.$H$2];5)" office:value-type="float" office:value="0.15" calcext:value-type="float">
            <text:p>0,15</text:p>
          </table:table-cell>
          <table:table-cell table:formula="of:=IF([.F12]&lt;0.000001;[.G11]+2+1/[.$H$2];[.G11]+1/[.$H$2])" office:value-type="float" office:value="0.15" calcext:value-type="float">
            <text:p>0,15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1]-[.L$2];[.T$2]);[.R$2]-[.L$2]);[.L$2])" office:value-type="time" office:time-value="PT16H10M00S" calcext:value-type="time">
            <text:p>16:10:00</text:p>
          </table:table-cell>
          <table:table-cell table:formula="of:=IF([.L12]&lt;[.L11];[.M11]+[.H$2];[.M11])" office:value-type="float" office:value="0" calcext:value-type="float">
            <text:p>0</text:p>
          </table:table-cell>
          <table:table-cell table:formula="of:=OFFSET([.C$4];[.M12];0)" office:value-type="float" office:value="43745" calcext:value-type="float">
            <text:p>43745</text:p>
          </table:table-cell>
          <table:table-cell table:formula="of:=[.L12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2];0)&lt;=[.O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]))" office:value-type="date" office:date-value="2019-10-07T15:15:58.305615" calcext:value-type="date">
            <text:p>2019-10-07 15:15:58</text:p>
          </table:table-cell>
          <table:table-cell table:style-name="ce7" table:formula="of:=[.A13]" office:value-type="date" office:date-value="2019-10-07T15:15:58.305615" calcext:value-type="date">
            <text:p>2019-10-07 15:15:58</text:p>
          </table:table-cell>
          <table:table-cell table:formula="of:=TRUNC([.A13])" office:value-type="float" office:value="43745" calcext:value-type="float">
            <text:p>43745</text:p>
          </table:table-cell>
          <table:table-cell table:style-name="ce12" table:formula="of:=[.B13]-[.C13]" office:value-type="date" office:date-value="1899-12-30T15:15:58.30561481416" calcext:value-type="date">
            <text:p>12/30/99 03:15 PM</text:p>
          </table:table-cell>
          <table:table-cell table:formula="of:=MOD([.E12]-[.$E$2];[.$H$2])+1+[.$E$2]" office:value-type="float" office:value="231" calcext:value-type="float">
            <text:p>231</text:p>
          </table:table-cell>
          <table:table-cell table:formula="of:=MOD([.F12]+1/[.$H$2];5)" office:value-type="float" office:value="0.166666666666667" calcext:value-type="float">
            <text:p>0,166666666666667</text:p>
          </table:table-cell>
          <table:table-cell table:formula="of:=IF([.F13]&lt;0.000001;[.G12]+2+1/[.$H$2];[.G12]+1/[.$H$2])" office:value-type="float" office:value="0.166666666666667" calcext:value-type="float">
            <text:p>0,1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2]-[.L$2];[.T$2]);[.R$2]-[.L$2]);[.L$2])" office:value-type="time" office:time-value="PT16H20M00S" calcext:value-type="time">
            <text:p>16:20:00</text:p>
          </table:table-cell>
          <table:table-cell table:formula="of:=IF([.L13]&lt;[.L12];[.M12]+[.H$2];[.M12])" office:value-type="float" office:value="0" calcext:value-type="float">
            <text:p>0</text:p>
          </table:table-cell>
          <table:table-cell table:formula="of:=OFFSET([.C$4];[.M13];0)" office:value-type="float" office:value="43745" calcext:value-type="float">
            <text:p>43745</text:p>
          </table:table-cell>
          <table:table-cell table:formula="of:=[.L13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3];0)&lt;=[.O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]))" office:value-type="date" office:date-value="2019-10-07T15:36:37.753272" calcext:value-type="date">
            <text:p>2019-10-07 15:36:38</text:p>
          </table:table-cell>
          <table:table-cell table:style-name="ce7" table:formula="of:=[.A14]" office:value-type="date" office:date-value="2019-10-07T15:36:37.753272" calcext:value-type="date">
            <text:p>2019-10-07 15:36:38</text:p>
          </table:table-cell>
          <table:table-cell table:formula="of:=TRUNC([.A14])" office:value-type="float" office:value="43745" calcext:value-type="float">
            <text:p>43745</text:p>
          </table:table-cell>
          <table:table-cell table:style-name="ce12" table:formula="of:=[.B14]-[.C14]" office:value-type="date" office:date-value="1899-12-30T15:36:37.75327239186" calcext:value-type="date">
            <text:p>12/30/99 03:36 PM</text:p>
          </table:table-cell>
          <table:table-cell table:formula="of:=MOD([.E13]-[.$E$2];[.$H$2])+1+[.$E$2]" office:value-type="float" office:value="232" calcext:value-type="float">
            <text:p>232</text:p>
          </table:table-cell>
          <table:table-cell table:formula="of:=MOD([.F13]+1/[.$H$2];5)" office:value-type="float" office:value="0.183333333333333" calcext:value-type="float">
            <text:p>0,183333333333333</text:p>
          </table:table-cell>
          <table:table-cell table:formula="of:=IF([.F14]&lt;0.000001;[.G13]+2+1/[.$H$2];[.G13]+1/[.$H$2])" office:value-type="float" office:value="0.183333333333333" calcext:value-type="float">
            <text:p>0,183333333333333</text:p>
          </table:table-cell>
          <table:table-cell table:style-name="ce11" table:number-columns-repeated="2"/>
          <table:table-cell table:style-name="ce13" table:number-columns-repeated="2"/>
          <table:table-cell table:formula="of:=SUM(MOD(SUM([.L13]-[.L$2];[.T$2]);[.R$2]-[.L$2]);[.L$2])" office:value-type="time" office:time-value="PT16H30M00S" calcext:value-type="time">
            <text:p>16:30:00</text:p>
          </table:table-cell>
          <table:table-cell table:formula="of:=IF([.L14]&lt;[.L13];[.M13]+[.H$2];[.M13])" office:value-type="float" office:value="0" calcext:value-type="float">
            <text:p>0</text:p>
          </table:table-cell>
          <table:table-cell table:formula="of:=OFFSET([.C$4];[.M14];0)" office:value-type="float" office:value="43745" calcext:value-type="float">
            <text:p>43745</text:p>
          </table:table-cell>
          <table:table-cell table:formula="of:=[.L14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14];0)&lt;=[.O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]))" office:value-type="date" office:date-value="2019-10-07T15:33:41.617417" calcext:value-type="date">
            <text:p>2019-10-07 15:33:42</text:p>
          </table:table-cell>
          <table:table-cell table:style-name="ce7" table:formula="of:=[.A15]" office:value-type="date" office:date-value="2019-10-07T15:33:41.617417" calcext:value-type="date">
            <text:p>2019-10-07 15:33:42</text:p>
          </table:table-cell>
          <table:table-cell table:formula="of:=TRUNC([.A15])" office:value-type="float" office:value="43745" calcext:value-type="float">
            <text:p>43745</text:p>
          </table:table-cell>
          <table:table-cell table:style-name="ce12" table:formula="of:=[.B15]-[.C15]" office:value-type="date" office:date-value="1899-12-30T15:33:41.61741738673" calcext:value-type="date">
            <text:p>12/30/99 03:33 PM</text:p>
          </table:table-cell>
          <table:table-cell table:formula="of:=MOD([.E14]-[.$E$2];[.$H$2])+1+[.$E$2]" office:value-type="float" office:value="233" calcext:value-type="float">
            <text:p>233</text:p>
          </table:table-cell>
          <table:table-cell table:formula="of:=MOD([.F14]+1/[.$H$2];5)" office:value-type="float" office:value="0.2" calcext:value-type="float">
            <text:p>0,2</text:p>
          </table:table-cell>
          <table:table-cell table:formula="of:=IF([.F15]&lt;0.000001;[.G14]+2+1/[.$H$2];[.G14]+1/[.$H$2])" office:value-type="float" office:value="0.2" calcext:value-type="float">
            <text:p>0,2</text:p>
          </table:table-cell>
          <table:table-cell table:style-name="ce11" table:number-columns-repeated="2"/>
          <table:table-cell table:style-name="ce13" table:number-columns-repeated="2"/>
          <table:table-cell table:formula="of:=SUM(MOD(SUM([.L14]-[.L$2];[.T$2]);[.R$2]-[.L$2]);[.L$2])" office:value-type="time" office:time-value="PT16H40M00S" calcext:value-type="time">
            <text:p>16:40:00</text:p>
          </table:table-cell>
          <table:table-cell table:formula="of:=IF([.L15]&lt;[.L14];[.M14]+[.H$2];[.M14])" office:value-type="float" office:value="0" calcext:value-type="float">
            <text:p>0</text:p>
          </table:table-cell>
          <table:table-cell table:formula="of:=OFFSET([.C$4];[.M15];0)" office:value-type="float" office:value="43745" calcext:value-type="float">
            <text:p>43745</text:p>
          </table:table-cell>
          <table:table-cell table:formula="of:=[.L15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5];0)&lt;=[.O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]))" office:value-type="date" office:date-value="2019-10-07T15:25:44.928451" calcext:value-type="date">
            <text:p>2019-10-07 15:25:45</text:p>
          </table:table-cell>
          <table:table-cell table:style-name="ce7" table:formula="of:=[.A16]" office:value-type="date" office:date-value="2019-10-07T15:25:44.928451" calcext:value-type="date">
            <text:p>2019-10-07 15:25:45</text:p>
          </table:table-cell>
          <table:table-cell table:formula="of:=TRUNC([.A16])" office:value-type="float" office:value="43745" calcext:value-type="float">
            <text:p>43745</text:p>
          </table:table-cell>
          <table:table-cell table:style-name="ce12" table:formula="of:=[.B16]-[.C16]" office:value-type="date" office:date-value="1899-12-30T15:25:44.92845071945" calcext:value-type="date">
            <text:p>12/30/99 03:25 PM</text:p>
          </table:table-cell>
          <table:table-cell table:formula="of:=MOD([.E15]-[.$E$2];[.$H$2])+1+[.$E$2]" office:value-type="float" office:value="234" calcext:value-type="float">
            <text:p>234</text:p>
          </table:table-cell>
          <table:table-cell table:formula="of:=MOD([.F15]+1/[.$H$2];5)" office:value-type="float" office:value="0.216666666666667" calcext:value-type="float">
            <text:p>0,216666666666667</text:p>
          </table:table-cell>
          <table:table-cell table:formula="of:=IF([.F16]&lt;0.000001;[.G15]+2+1/[.$H$2];[.G15]+1/[.$H$2])" office:value-type="float" office:value="0.216666666666667" calcext:value-type="float">
            <text:p>0,216666666666667</text:p>
          </table:table-cell>
          <table:table-cell table:style-name="ce11"/>
          <table:table-cell/>
          <table:table-cell table:style-name="ce22"/>
          <table:table-cell table:style-name="ce13"/>
          <table:table-cell table:formula="of:=SUM(MOD(SUM([.L15]-[.L$2];[.T$2]);[.R$2]-[.L$2]);[.L$2])" office:value-type="time" office:time-value="PT16H50M00S" calcext:value-type="time">
            <text:p>16:50:00</text:p>
          </table:table-cell>
          <table:table-cell table:formula="of:=IF([.L16]&lt;[.L15];[.M15]+[.H$2];[.M15])" office:value-type="float" office:value="0" calcext:value-type="float">
            <text:p>0</text:p>
          </table:table-cell>
          <table:table-cell table:formula="of:=OFFSET([.C$4];[.M16];0)" office:value-type="float" office:value="43745" calcext:value-type="float">
            <text:p>43745</text:p>
          </table:table-cell>
          <table:table-cell table:formula="of:=[.L16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6];0)&lt;=[.O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]))" office:value-type="date" office:date-value="2019-10-07T15:53:30.711725" calcext:value-type="date">
            <text:p>2019-10-07 15:53:31</text:p>
          </table:table-cell>
          <table:table-cell table:style-name="ce7" table:formula="of:=[.A17]" office:value-type="date" office:date-value="2019-10-07T15:53:30.711725" calcext:value-type="date">
            <text:p>2019-10-07 15:53:31</text:p>
          </table:table-cell>
          <table:table-cell table:formula="of:=TRUNC([.A17])" office:value-type="float" office:value="43745" calcext:value-type="float">
            <text:p>43745</text:p>
          </table:table-cell>
          <table:table-cell table:style-name="ce12" table:formula="of:=[.B17]-[.C17]" office:value-type="date" office:date-value="1899-12-30T15:53:30.71172456723" calcext:value-type="date">
            <text:p>12/30/99 03:53 PM</text:p>
          </table:table-cell>
          <table:table-cell table:formula="of:=MOD([.E16]-[.$E$2];[.$H$2])+1+[.$E$2]" office:value-type="float" office:value="235" calcext:value-type="float">
            <text:p>235</text:p>
          </table:table-cell>
          <table:table-cell table:formula="of:=MOD([.F16]+1/[.$H$2];5)" office:value-type="float" office:value="0.233333333333333" calcext:value-type="float">
            <text:p>0,233333333333333</text:p>
          </table:table-cell>
          <table:table-cell table:formula="of:=IF([.F17]&lt;0.000001;[.G16]+2+1/[.$H$2];[.G16]+1/[.$H$2])" office:value-type="float" office:value="0.233333333333333" calcext:value-type="float">
            <text:p>0,233333333333333</text:p>
          </table:table-cell>
          <table:table-cell table:number-columns-repeated="2"/>
          <table:table-cell table:style-name="ce2" table:number-columns-repeated="2"/>
          <table:table-cell table:formula="of:=SUM(MOD(SUM([.L16]-[.L$2];[.T$2]);[.R$2]-[.L$2]);[.L$2])" office:value-type="time" office:time-value="PT17H00M00S" calcext:value-type="time">
            <text:p>17:00:00</text:p>
          </table:table-cell>
          <table:table-cell table:formula="of:=IF([.L17]&lt;[.L16];[.M16]+[.H$2];[.M16])" office:value-type="float" office:value="0" calcext:value-type="float">
            <text:p>0</text:p>
          </table:table-cell>
          <table:table-cell table:formula="of:=OFFSET([.C$4];[.M17];0)" office:value-type="float" office:value="43745" calcext:value-type="float">
            <text:p>43745</text:p>
          </table:table-cell>
          <table:table-cell table:formula="of:=[.L17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7];0)&lt;=[.O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]))" office:value-type="date" office:date-value="2019-10-07T15:35:34.305345" calcext:value-type="date">
            <text:p>2019-10-07 15:35:34</text:p>
          </table:table-cell>
          <table:table-cell table:style-name="ce7" table:formula="of:=[.A18]" office:value-type="date" office:date-value="2019-10-07T15:35:34.305345" calcext:value-type="date">
            <text:p>2019-10-07 15:35:34</text:p>
          </table:table-cell>
          <table:table-cell table:formula="of:=TRUNC([.A18])" office:value-type="float" office:value="43745" calcext:value-type="float">
            <text:p>43745</text:p>
          </table:table-cell>
          <table:table-cell table:style-name="ce12" table:formula="of:=[.B18]-[.C18]" office:value-type="date" office:date-value="1899-12-30T15:35:34.30534531362" calcext:value-type="date">
            <text:p>12/30/99 03:35 PM</text:p>
          </table:table-cell>
          <table:table-cell table:formula="of:=MOD([.E17]-[.$E$2];[.$H$2])+1+[.$E$2]" office:value-type="float" office:value="236" calcext:value-type="float">
            <text:p>236</text:p>
          </table:table-cell>
          <table:table-cell table:formula="of:=MOD([.F17]+1/[.$H$2];5)" office:value-type="float" office:value="0.25" calcext:value-type="float">
            <text:p>0,25</text:p>
          </table:table-cell>
          <table:table-cell table:formula="of:=IF([.F18]&lt;0.000001;[.G17]+2+1/[.$H$2];[.G17]+1/[.$H$2])" office:value-type="float" office:value="0.25" calcext:value-type="float">
            <text:p>0,25</text:p>
          </table:table-cell>
          <table:table-cell table:number-columns-repeated="2"/>
          <table:table-cell table:style-name="ce2" table:number-columns-repeated="2"/>
          <table:table-cell table:formula="of:=SUM(MOD(SUM([.L17]-[.L$2];[.T$2]);[.R$2]-[.L$2]);[.L$2])" office:value-type="time" office:time-value="PT14H40M00S" calcext:value-type="time">
            <text:p>14:40:00</text:p>
          </table:table-cell>
          <table:table-cell table:formula="of:=IF([.L18]&lt;[.L17];[.M17]+[.H$2];[.M17])" office:value-type="float" office:value="60" calcext:value-type="float">
            <text:p>60</text:p>
          </table:table-cell>
          <table:table-cell table:formula="of:=OFFSET([.C$4];[.M18];0)" office:value-type="float" office:value="43746" calcext:value-type="float">
            <text:p>43746</text:p>
          </table:table-cell>
          <table:table-cell table:formula="of:=[.L18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8];0)&lt;=[.O1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]))" office:value-type="date" office:date-value="2019-10-07T15:46:37.929498" calcext:value-type="date">
            <text:p>2019-10-07 15:46:38</text:p>
          </table:table-cell>
          <table:table-cell table:style-name="ce7" table:formula="of:=[.A19]" office:value-type="date" office:date-value="2019-10-07T15:46:37.929498" calcext:value-type="date">
            <text:p>2019-10-07 15:46:38</text:p>
          </table:table-cell>
          <table:table-cell table:formula="of:=TRUNC([.A19])" office:value-type="float" office:value="43745" calcext:value-type="float">
            <text:p>43745</text:p>
          </table:table-cell>
          <table:table-cell table:style-name="ce12" table:formula="of:=[.B19]-[.C19]" office:value-type="date" office:date-value="1899-12-30T15:46:37.92949799448" calcext:value-type="date">
            <text:p>12/30/99 03:46 PM</text:p>
          </table:table-cell>
          <table:table-cell table:formula="of:=MOD([.E18]-[.$E$2];[.$H$2])+1+[.$E$2]" office:value-type="float" office:value="237" calcext:value-type="float">
            <text:p>237</text:p>
          </table:table-cell>
          <table:table-cell table:formula="of:=MOD([.F18]+1/[.$H$2];5)" office:value-type="float" office:value="0.266666666666667" calcext:value-type="float">
            <text:p>0,266666666666667</text:p>
          </table:table-cell>
          <table:table-cell table:formula="of:=IF([.F19]&lt;0.000001;[.G18]+2+1/[.$H$2];[.G18]+1/[.$H$2])" office:value-type="float" office:value="0.266666666666667" calcext:value-type="float">
            <text:p>0,266666666666667</text:p>
          </table:table-cell>
          <table:table-cell table:number-columns-repeated="2"/>
          <table:table-cell table:style-name="ce2" table:number-columns-repeated="2"/>
          <table:table-cell table:formula="of:=SUM(MOD(SUM([.L18]-[.L$2];[.T$2]);[.R$2]-[.L$2]);[.L$2])" office:value-type="time" office:time-value="PT14H50M00S" calcext:value-type="time">
            <text:p>14:50:00</text:p>
          </table:table-cell>
          <table:table-cell table:formula="of:=IF([.L19]&lt;[.L18];[.M18]+[.H$2];[.M18])" office:value-type="float" office:value="60" calcext:value-type="float">
            <text:p>60</text:p>
          </table:table-cell>
          <table:table-cell table:formula="of:=OFFSET([.C$4];[.M19];0)" office:value-type="float" office:value="43746" calcext:value-type="float">
            <text:p>43746</text:p>
          </table:table-cell>
          <table:table-cell table:formula="of:=[.L19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9];0)&lt;=[.O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]))" office:value-type="date" office:date-value="2019-10-07T15:37:52.932606" calcext:value-type="date">
            <text:p>2019-10-07 15:37:53</text:p>
          </table:table-cell>
          <table:table-cell table:style-name="ce7" table:formula="of:=[.A20]" office:value-type="date" office:date-value="2019-10-07T15:37:52.932606" calcext:value-type="date">
            <text:p>2019-10-07 15:37:53</text:p>
          </table:table-cell>
          <table:table-cell table:formula="of:=TRUNC([.A20])" office:value-type="float" office:value="43745" calcext:value-type="float">
            <text:p>43745</text:p>
          </table:table-cell>
          <table:table-cell table:style-name="ce12" table:formula="of:=[.B20]-[.C20]" office:value-type="date" office:date-value="1899-12-30T15:37:52.93260586448" calcext:value-type="date">
            <text:p>12/30/99 03:37 PM</text:p>
          </table:table-cell>
          <table:table-cell table:formula="of:=MOD([.E19]-[.$E$2];[.$H$2])+1+[.$E$2]" office:value-type="float" office:value="238" calcext:value-type="float">
            <text:p>238</text:p>
          </table:table-cell>
          <table:table-cell table:formula="of:=MOD([.F19]+1/[.$H$2];5)" office:value-type="float" office:value="0.283333333333333" calcext:value-type="float">
            <text:p>0,283333333333333</text:p>
          </table:table-cell>
          <table:table-cell table:formula="of:=IF([.F20]&lt;0.000001;[.G19]+2+1/[.$H$2];[.G19]+1/[.$H$2])" office:value-type="float" office:value="0.283333333333333" calcext:value-type="float">
            <text:p>0,283333333333333</text:p>
          </table:table-cell>
          <table:table-cell table:number-columns-repeated="2"/>
          <table:table-cell table:style-name="ce2" table:number-columns-repeated="2"/>
          <table:table-cell table:formula="of:=SUM(MOD(SUM([.L19]-[.L$2];[.T$2]);[.R$2]-[.L$2]);[.L$2])" office:value-type="time" office:time-value="PT15H00M00S" calcext:value-type="time">
            <text:p>15:00:00</text:p>
          </table:table-cell>
          <table:table-cell table:formula="of:=IF([.L20]&lt;[.L19];[.M19]+[.H$2];[.M19])" office:value-type="float" office:value="60" calcext:value-type="float">
            <text:p>60</text:p>
          </table:table-cell>
          <table:table-cell table:formula="of:=OFFSET([.C$4];[.M20];0)" office:value-type="float" office:value="43746" calcext:value-type="float">
            <text:p>43746</text:p>
          </table:table-cell>
          <table:table-cell table:formula="of:=[.L20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20];0)&lt;=[.O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]))" office:value-type="date" office:date-value="2019-10-07T15:40:46.009614" calcext:value-type="date">
            <text:p>2019-10-07 15:40:46</text:p>
          </table:table-cell>
          <table:table-cell table:style-name="ce7" table:formula="of:=[.A21]" office:value-type="date" office:date-value="2019-10-07T15:40:46.009614" calcext:value-type="date">
            <text:p>2019-10-07 15:40:46</text:p>
          </table:table-cell>
          <table:table-cell table:formula="of:=TRUNC([.A21])" office:value-type="float" office:value="43745" calcext:value-type="float">
            <text:p>43745</text:p>
          </table:table-cell>
          <table:table-cell table:style-name="ce12" table:formula="of:=[.B21]-[.C21]" office:value-type="date" office:date-value="1899-12-30T15:40:46.00961355027" calcext:value-type="date">
            <text:p>12/30/99 03:40 PM</text:p>
          </table:table-cell>
          <table:table-cell table:formula="of:=MOD([.E20]-[.$E$2];[.$H$2])+1+[.$E$2]" office:value-type="float" office:value="239" calcext:value-type="float">
            <text:p>239</text:p>
          </table:table-cell>
          <table:table-cell table:formula="of:=MOD([.F20]+1/[.$H$2];5)" office:value-type="float" office:value="0.3" calcext:value-type="float">
            <text:p>0,3</text:p>
          </table:table-cell>
          <table:table-cell table:formula="of:=IF([.F21]&lt;0.000001;[.G20]+2+1/[.$H$2];[.G20]+1/[.$H$2])" office:value-type="float" office:value="0.3" calcext:value-type="float">
            <text:p>0,3</text:p>
          </table:table-cell>
          <table:table-cell table:number-columns-repeated="2"/>
          <table:table-cell table:style-name="ce2" table:number-columns-repeated="2"/>
          <table:table-cell table:formula="of:=SUM(MOD(SUM([.L20]-[.L$2];[.T$2]);[.R$2]-[.L$2]);[.L$2])" office:value-type="time" office:time-value="PT15H10M00S" calcext:value-type="time">
            <text:p>15:10:00</text:p>
          </table:table-cell>
          <table:table-cell table:formula="of:=IF([.L21]&lt;[.L20];[.M20]+[.H$2];[.M20])" office:value-type="float" office:value="60" calcext:value-type="float">
            <text:p>60</text:p>
          </table:table-cell>
          <table:table-cell table:formula="of:=OFFSET([.C$4];[.M21];0)" office:value-type="float" office:value="43746" calcext:value-type="float">
            <text:p>43746</text:p>
          </table:table-cell>
          <table:table-cell table:formula="of:=[.L21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1];0)&lt;=[.O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]))" office:value-type="date" office:date-value="2019-10-07T15:13:05.503228" calcext:value-type="date">
            <text:p>2019-10-07 15:13:06</text:p>
          </table:table-cell>
          <table:table-cell table:style-name="ce7" table:formula="of:=[.A22]" office:value-type="date" office:date-value="2019-10-07T15:13:05.503228" calcext:value-type="date">
            <text:p>2019-10-07 15:13:06</text:p>
          </table:table-cell>
          <table:table-cell table:formula="of:=TRUNC([.A22])" office:value-type="float" office:value="43745" calcext:value-type="float">
            <text:p>43745</text:p>
          </table:table-cell>
          <table:table-cell table:style-name="ce12" table:formula="of:=[.B22]-[.C22]" office:value-type="date" office:date-value="1899-12-30T15:13:05.50322782248" calcext:value-type="date">
            <text:p>12/30/99 03:13 PM</text:p>
          </table:table-cell>
          <table:table-cell table:formula="of:=MOD([.E21]-[.$E$2];[.$H$2])+1+[.$E$2]" office:value-type="float" office:value="240" calcext:value-type="float">
            <text:p>240</text:p>
          </table:table-cell>
          <table:table-cell table:formula="of:=MOD([.F21]+1/[.$H$2];5)" office:value-type="float" office:value="0.316666666666667" calcext:value-type="float">
            <text:p>0,316666666666667</text:p>
          </table:table-cell>
          <table:table-cell table:formula="of:=IF([.F22]&lt;0.000001;[.G21]+2+1/[.$H$2];[.G21]+1/[.$H$2])" office:value-type="float" office:value="0.316666666666667" calcext:value-type="float">
            <text:p>0,316666666666667</text:p>
          </table:table-cell>
          <table:table-cell table:number-columns-repeated="2"/>
          <table:table-cell table:style-name="ce15"/>
          <table:table-cell table:style-name="ce2"/>
          <table:table-cell table:formula="of:=SUM(MOD(SUM([.L21]-[.L$2];[.T$2]);[.R$2]-[.L$2]);[.L$2])" office:value-type="time" office:time-value="PT15H20M00S" calcext:value-type="time">
            <text:p>15:20:00</text:p>
          </table:table-cell>
          <table:table-cell table:formula="of:=IF([.L22]&lt;[.L21];[.M21]+[.H$2];[.M21])" office:value-type="float" office:value="60" calcext:value-type="float">
            <text:p>60</text:p>
          </table:table-cell>
          <table:table-cell table:formula="of:=OFFSET([.C$4];[.M22];0)" office:value-type="float" office:value="43746" calcext:value-type="float">
            <text:p>43746</text:p>
          </table:table-cell>
          <table:table-cell table:formula="of:=[.L22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22];0)&lt;=[.O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]))" office:value-type="date" office:date-value="2019-10-07T16:12:26.462195" calcext:value-type="date">
            <text:p>2019-10-07 16:12:26</text:p>
          </table:table-cell>
          <table:table-cell table:style-name="ce7" table:formula="of:=[.A23]" office:value-type="date" office:date-value="2019-10-07T16:12:26.462195" calcext:value-type="date">
            <text:p>2019-10-07 16:12:26</text:p>
          </table:table-cell>
          <table:table-cell table:formula="of:=TRUNC([.A23])" office:value-type="float" office:value="43745" calcext:value-type="float">
            <text:p>43745</text:p>
          </table:table-cell>
          <table:table-cell table:style-name="ce12" table:formula="of:=[.B23]-[.C23]" office:value-type="date" office:date-value="1899-12-30T16:12:26.46219515707" calcext:value-type="date">
            <text:p>12/30/99 04:12 PM</text:p>
          </table:table-cell>
          <table:table-cell table:formula="of:=MOD([.E22]-[.$E$2];[.$H$2])+1+[.$E$2]" office:value-type="float" office:value="241" calcext:value-type="float">
            <text:p>241</text:p>
          </table:table-cell>
          <table:table-cell table:formula="of:=MOD([.F22]+1/[.$H$2];5)" office:value-type="float" office:value="0.333333333333333" calcext:value-type="float">
            <text:p>0,333333333333333</text:p>
          </table:table-cell>
          <table:table-cell table:formula="of:=IF([.F23]&lt;0.000001;[.G22]+2+1/[.$H$2];[.G22]+1/[.$H$2])" office:value-type="float" office:value="0.333333333333333" calcext:value-type="float">
            <text:p>0,333333333333333</text:p>
          </table:table-cell>
          <table:table-cell table:number-columns-repeated="2"/>
          <table:table-cell table:style-name="ce15"/>
          <table:table-cell table:style-name="ce2"/>
          <table:table-cell table:formula="of:=SUM(MOD(SUM([.L22]-[.L$2];[.T$2]);[.R$2]-[.L$2]);[.L$2])" office:value-type="time" office:time-value="PT15H30M00S" calcext:value-type="time">
            <text:p>15:30:00</text:p>
          </table:table-cell>
          <table:table-cell table:formula="of:=IF([.L23]&lt;[.L22];[.M22]+[.H$2];[.M22])" office:value-type="float" office:value="60" calcext:value-type="float">
            <text:p>60</text:p>
          </table:table-cell>
          <table:table-cell table:formula="of:=OFFSET([.C$4];[.M23];0)" office:value-type="float" office:value="43746" calcext:value-type="float">
            <text:p>43746</text:p>
          </table:table-cell>
          <table:table-cell table:formula="of:=[.L23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3];0)&lt;=[.O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]))" office:value-type="date" office:date-value="2019-10-07T15:40:52.452941" calcext:value-type="date">
            <text:p>2019-10-07 15:40:52</text:p>
          </table:table-cell>
          <table:table-cell table:style-name="ce7" table:formula="of:=[.A24]" office:value-type="date" office:date-value="2019-10-07T15:40:52.452941" calcext:value-type="date">
            <text:p>2019-10-07 15:40:52</text:p>
          </table:table-cell>
          <table:table-cell table:formula="of:=TRUNC([.A24])" office:value-type="float" office:value="43745" calcext:value-type="float">
            <text:p>43745</text:p>
          </table:table-cell>
          <table:table-cell table:style-name="ce12" table:formula="of:=[.B24]-[.C24]" office:value-type="date" office:date-value="1899-12-30T15:40:52.45294072665" calcext:value-type="date">
            <text:p>12/30/99 03:40 PM</text:p>
          </table:table-cell>
          <table:table-cell table:formula="of:=MOD([.E23]-[.$E$2];[.$H$2])+1+[.$E$2]" office:value-type="float" office:value="242" calcext:value-type="float">
            <text:p>242</text:p>
          </table:table-cell>
          <table:table-cell table:formula="of:=MOD([.F23]+1/[.$H$2];5)" office:value-type="float" office:value="0.35" calcext:value-type="float">
            <text:p>0,35</text:p>
          </table:table-cell>
          <table:table-cell table:formula="of:=IF([.F24]&lt;0.000001;[.G23]+2+1/[.$H$2];[.G23]+1/[.$H$2])" office:value-type="float" office:value="0.35" calcext:value-type="float">
            <text:p>0,35</text:p>
          </table:table-cell>
          <table:table-cell table:number-columns-repeated="2"/>
          <table:table-cell table:style-name="ce16"/>
          <table:table-cell/>
          <table:table-cell table:formula="of:=SUM(MOD(SUM([.L23]-[.L$2];[.T$2]);[.R$2]-[.L$2]);[.L$2])" office:value-type="time" office:time-value="PT15H40M00S" calcext:value-type="time">
            <text:p>15:40:00</text:p>
          </table:table-cell>
          <table:table-cell table:formula="of:=IF([.L24]&lt;[.L23];[.M23]+[.H$2];[.M23])" office:value-type="float" office:value="60" calcext:value-type="float">
            <text:p>60</text:p>
          </table:table-cell>
          <table:table-cell table:formula="of:=OFFSET([.C$4];[.M24];0)" office:value-type="float" office:value="43746" calcext:value-type="float">
            <text:p>43746</text:p>
          </table:table-cell>
          <table:table-cell table:formula="of:=[.L24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4];0)&lt;=[.O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]))" office:value-type="date" office:date-value="2019-10-07T15:55:22.13406" calcext:value-type="date">
            <text:p>2019-10-07 15:55:22</text:p>
          </table:table-cell>
          <table:table-cell table:style-name="ce7" table:formula="of:=[.A25]" office:value-type="date" office:date-value="2019-10-07T15:55:22.13406" calcext:value-type="date">
            <text:p>2019-10-07 15:55:22</text:p>
          </table:table-cell>
          <table:table-cell table:formula="of:=TRUNC([.A25])" office:value-type="float" office:value="43745" calcext:value-type="float">
            <text:p>43745</text:p>
          </table:table-cell>
          <table:table-cell table:style-name="ce12" table:formula="of:=[.B25]-[.C25]" office:value-type="date" office:date-value="1899-12-30T15:55:22.13406013325" calcext:value-type="date">
            <text:p>12/30/99 03:55 PM</text:p>
          </table:table-cell>
          <table:table-cell table:formula="of:=MOD([.E24]-[.$E$2];[.$H$2])+1+[.$E$2]" office:value-type="float" office:value="243" calcext:value-type="float">
            <text:p>243</text:p>
          </table:table-cell>
          <table:table-cell table:formula="of:=MOD([.F24]+1/[.$H$2];5)" office:value-type="float" office:value="0.366666666666667" calcext:value-type="float">
            <text:p>0,366666666666667</text:p>
          </table:table-cell>
          <table:table-cell table:formula="of:=IF([.F25]&lt;0.000001;[.G24]+2+1/[.$H$2];[.G24]+1/[.$H$2])" office:value-type="float" office:value="0.366666666666667" calcext:value-type="float">
            <text:p>0,366666666666667</text:p>
          </table:table-cell>
          <table:table-cell table:number-columns-repeated="2"/>
          <table:table-cell table:style-name="ce16"/>
          <table:table-cell/>
          <table:table-cell table:formula="of:=SUM(MOD(SUM([.L24]-[.L$2];[.T$2]);[.R$2]-[.L$2]);[.L$2])" office:value-type="time" office:time-value="PT15H50M00S" calcext:value-type="time">
            <text:p>15:50:00</text:p>
          </table:table-cell>
          <table:table-cell table:formula="of:=IF([.L25]&lt;[.L24];[.M24]+[.H$2];[.M24])" office:value-type="float" office:value="60" calcext:value-type="float">
            <text:p>60</text:p>
          </table:table-cell>
          <table:table-cell table:formula="of:=OFFSET([.C$4];[.M25];0)" office:value-type="float" office:value="43746" calcext:value-type="float">
            <text:p>43746</text:p>
          </table:table-cell>
          <table:table-cell table:formula="of:=[.L25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25];0)&lt;=[.O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]))" office:value-type="date" office:date-value="2019-10-07T15:23:58.445598" calcext:value-type="date">
            <text:p>2019-10-07 15:23:58</text:p>
          </table:table-cell>
          <table:table-cell table:style-name="ce7" table:formula="of:=[.A26]" office:value-type="date" office:date-value="2019-10-07T15:23:58.445598" calcext:value-type="date">
            <text:p>2019-10-07 15:23:58</text:p>
          </table:table-cell>
          <table:table-cell table:formula="of:=TRUNC([.A26])" office:value-type="float" office:value="43745" calcext:value-type="float">
            <text:p>43745</text:p>
          </table:table-cell>
          <table:table-cell table:style-name="ce12" table:formula="of:=[.B26]-[.C26]" office:value-type="date" office:date-value="1899-12-30T15:23:58.44559751451" calcext:value-type="date">
            <text:p>12/30/99 03:23 PM</text:p>
          </table:table-cell>
          <table:table-cell table:formula="of:=MOD([.E25]-[.$E$2];[.$H$2])+1+[.$E$2]" office:value-type="float" office:value="244" calcext:value-type="float">
            <text:p>244</text:p>
          </table:table-cell>
          <table:table-cell table:formula="of:=MOD([.F25]+1/[.$H$2];5)" office:value-type="float" office:value="0.383333333333333" calcext:value-type="float">
            <text:p>0,383333333333333</text:p>
          </table:table-cell>
          <table:table-cell table:formula="of:=IF([.F26]&lt;0.000001;[.G25]+2+1/[.$H$2];[.G25]+1/[.$H$2])" office:value-type="float" office:value="0.383333333333333" calcext:value-type="float">
            <text:p>0,383333333333333</text:p>
          </table:table-cell>
          <table:table-cell table:number-columns-repeated="2"/>
          <table:table-cell table:style-name="ce16"/>
          <table:table-cell/>
          <table:table-cell table:formula="of:=SUM(MOD(SUM([.L25]-[.L$2];[.T$2]);[.R$2]-[.L$2]);[.L$2])" office:value-type="time" office:time-value="PT16H00M00S" calcext:value-type="time">
            <text:p>16:00:00</text:p>
          </table:table-cell>
          <table:table-cell table:formula="of:=IF([.L26]&lt;[.L25];[.M25]+[.H$2];[.M25])" office:value-type="float" office:value="60" calcext:value-type="float">
            <text:p>60</text:p>
          </table:table-cell>
          <table:table-cell table:formula="of:=OFFSET([.C$4];[.M26];0)" office:value-type="float" office:value="43746" calcext:value-type="float">
            <text:p>43746</text:p>
          </table:table-cell>
          <table:table-cell table:formula="of:=[.L26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6];0)&lt;=[.O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]))" office:value-type="date" office:date-value="2019-10-07T16:01:38.246653" calcext:value-type="date">
            <text:p>2019-10-07 16:01:38</text:p>
          </table:table-cell>
          <table:table-cell table:style-name="ce7" table:formula="of:=[.A27]" office:value-type="date" office:date-value="2019-10-07T16:01:38.246653" calcext:value-type="date">
            <text:p>2019-10-07 16:01:38</text:p>
          </table:table-cell>
          <table:table-cell table:formula="of:=TRUNC([.A27])" office:value-type="float" office:value="43745" calcext:value-type="float">
            <text:p>43745</text:p>
          </table:table-cell>
          <table:table-cell table:style-name="ce12" table:formula="of:=[.B27]-[.C27]" office:value-type="date" office:date-value="1899-12-30T16:01:38.24665307533" calcext:value-type="date">
            <text:p>12/30/99 04:01 PM</text:p>
          </table:table-cell>
          <table:table-cell table:formula="of:=MOD([.E26]-[.$E$2];[.$H$2])+1+[.$E$2]" office:value-type="float" office:value="245" calcext:value-type="float">
            <text:p>245</text:p>
          </table:table-cell>
          <table:table-cell table:formula="of:=MOD([.F26]+1/[.$H$2];5)" office:value-type="float" office:value="0.4" calcext:value-type="float">
            <text:p>0,4</text:p>
          </table:table-cell>
          <table:table-cell table:formula="of:=IF([.F27]&lt;0.000001;[.G26]+2+1/[.$H$2];[.G26]+1/[.$H$2])" office:value-type="float" office:value="0.4" calcext:value-type="float">
            <text:p>0,4</text:p>
          </table:table-cell>
          <table:table-cell table:number-columns-repeated="4"/>
          <table:table-cell table:formula="of:=SUM(MOD(SUM([.L26]-[.L$2];[.T$2]);[.R$2]-[.L$2]);[.L$2])" office:value-type="time" office:time-value="PT16H10M00S" calcext:value-type="time">
            <text:p>16:10:00</text:p>
          </table:table-cell>
          <table:table-cell table:formula="of:=IF([.L27]&lt;[.L26];[.M26]+[.H$2];[.M26])" office:value-type="float" office:value="60" calcext:value-type="float">
            <text:p>60</text:p>
          </table:table-cell>
          <table:table-cell table:formula="of:=OFFSET([.C$4];[.M27];0)" office:value-type="float" office:value="43746" calcext:value-type="float">
            <text:p>43746</text:p>
          </table:table-cell>
          <table:table-cell table:formula="of:=[.L27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7];0)&lt;=[.O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]))" office:value-type="date" office:date-value="2019-10-07T15:18:30.46961" calcext:value-type="date">
            <text:p>2019-10-07 15:18:30</text:p>
          </table:table-cell>
          <table:table-cell table:style-name="ce7" table:formula="of:=[.A28]" office:value-type="date" office:date-value="2019-10-07T15:18:30.46961" calcext:value-type="date">
            <text:p>2019-10-07 15:18:30</text:p>
          </table:table-cell>
          <table:table-cell table:formula="of:=TRUNC([.A28])" office:value-type="float" office:value="43745" calcext:value-type="float">
            <text:p>43745</text:p>
          </table:table-cell>
          <table:table-cell table:style-name="ce12" table:formula="of:=[.B28]-[.C28]" office:value-type="date" office:date-value="1899-12-30T15:18:30.4696104303" calcext:value-type="date">
            <text:p>12/30/99 03:18 PM</text:p>
          </table:table-cell>
          <table:table-cell table:formula="of:=MOD([.E27]-[.$E$2];[.$H$2])+1+[.$E$2]" office:value-type="float" office:value="246" calcext:value-type="float">
            <text:p>246</text:p>
          </table:table-cell>
          <table:table-cell table:formula="of:=MOD([.F27]+1/[.$H$2];5)" office:value-type="float" office:value="0.416666666666667" calcext:value-type="float">
            <text:p>0,416666666666667</text:p>
          </table:table-cell>
          <table:table-cell table:formula="of:=IF([.F28]&lt;0.000001;[.G27]+2+1/[.$H$2];[.G27]+1/[.$H$2])" office:value-type="float" office:value="0.416666666666667" calcext:value-type="float">
            <text:p>0,416666666666667</text:p>
          </table:table-cell>
          <table:table-cell table:number-columns-repeated="4"/>
          <table:table-cell table:formula="of:=SUM(MOD(SUM([.L27]-[.L$2];[.T$2]);[.R$2]-[.L$2]);[.L$2])" office:value-type="time" office:time-value="PT16H20M00S" calcext:value-type="time">
            <text:p>16:20:00</text:p>
          </table:table-cell>
          <table:table-cell table:formula="of:=IF([.L28]&lt;[.L27];[.M27]+[.H$2];[.M27])" office:value-type="float" office:value="60" calcext:value-type="float">
            <text:p>60</text:p>
          </table:table-cell>
          <table:table-cell table:formula="of:=OFFSET([.C$4];[.M28];0)" office:value-type="float" office:value="43746" calcext:value-type="float">
            <text:p>43746</text:p>
          </table:table-cell>
          <table:table-cell table:formula="of:=[.L28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28];0)&lt;=[.O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]))" office:value-type="date" office:date-value="2019-10-07T15:57:29.085759" calcext:value-type="date">
            <text:p>2019-10-07 15:57:29</text:p>
          </table:table-cell>
          <table:table-cell table:style-name="ce7" table:formula="of:=[.A29]" office:value-type="date" office:date-value="2019-10-07T15:57:29.085759" calcext:value-type="date">
            <text:p>2019-10-07 15:57:29</text:p>
          </table:table-cell>
          <table:table-cell table:formula="of:=TRUNC([.A29])" office:value-type="float" office:value="43745" calcext:value-type="float">
            <text:p>43745</text:p>
          </table:table-cell>
          <table:table-cell table:style-name="ce12" table:formula="of:=[.B29]-[.C29]" office:value-type="date" office:date-value="1899-12-30T15:57:29.08575851005" calcext:value-type="date">
            <text:p>12/30/99 03:57 PM</text:p>
          </table:table-cell>
          <table:table-cell table:formula="of:=MOD([.E28]-[.$E$2];[.$H$2])+1+[.$E$2]" office:value-type="float" office:value="247" calcext:value-type="float">
            <text:p>247</text:p>
          </table:table-cell>
          <table:table-cell table:formula="of:=MOD([.F28]+1/[.$H$2];5)" office:value-type="float" office:value="0.433333333333333" calcext:value-type="float">
            <text:p>0,433333333333333</text:p>
          </table:table-cell>
          <table:table-cell table:formula="of:=IF([.F29]&lt;0.000001;[.G28]+2+1/[.$H$2];[.G28]+1/[.$H$2])" office:value-type="float" office:value="0.433333333333333" calcext:value-type="float">
            <text:p>0,433333333333333</text:p>
          </table:table-cell>
          <table:table-cell table:number-columns-repeated="4"/>
          <table:table-cell table:formula="of:=SUM(MOD(SUM([.L28]-[.L$2];[.T$2]);[.R$2]-[.L$2]);[.L$2])" office:value-type="time" office:time-value="PT16H30M00S" calcext:value-type="time">
            <text:p>16:30:00</text:p>
          </table:table-cell>
          <table:table-cell table:formula="of:=IF([.L29]&lt;[.L28];[.M28]+[.H$2];[.M28])" office:value-type="float" office:value="60" calcext:value-type="float">
            <text:p>60</text:p>
          </table:table-cell>
          <table:table-cell table:formula="of:=OFFSET([.C$4];[.M29];0)" office:value-type="float" office:value="43746" calcext:value-type="float">
            <text:p>43746</text:p>
          </table:table-cell>
          <table:table-cell table:formula="of:=[.L29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29];0)&lt;=[.O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]))" office:value-type="date" office:date-value="2019-10-07T15:32:56.168242" calcext:value-type="date">
            <text:p>2019-10-07 15:32:56</text:p>
          </table:table-cell>
          <table:table-cell table:style-name="ce7" table:formula="of:=[.A30]" office:value-type="date" office:date-value="2019-10-07T15:32:56.168242" calcext:value-type="date">
            <text:p>2019-10-07 15:32:56</text:p>
          </table:table-cell>
          <table:table-cell table:formula="of:=TRUNC([.A30])" office:value-type="float" office:value="43745" calcext:value-type="float">
            <text:p>43745</text:p>
          </table:table-cell>
          <table:table-cell table:style-name="ce12" table:formula="of:=[.B30]-[.C30]" office:value-type="date" office:date-value="1899-12-30T15:32:56.16824163124" calcext:value-type="date">
            <text:p>12/30/99 03:32 PM</text:p>
          </table:table-cell>
          <table:table-cell table:formula="of:=MOD([.E29]-[.$E$2];[.$H$2])+1+[.$E$2]" office:value-type="float" office:value="248" calcext:value-type="float">
            <text:p>248</text:p>
          </table:table-cell>
          <table:table-cell table:formula="of:=MOD([.F29]+1/[.$H$2];5)" office:value-type="float" office:value="0.45" calcext:value-type="float">
            <text:p>0,45</text:p>
          </table:table-cell>
          <table:table-cell table:formula="of:=IF([.F30]&lt;0.000001;[.G29]+2+1/[.$H$2];[.G29]+1/[.$H$2])" office:value-type="float" office:value="0.45" calcext:value-type="float">
            <text:p>0,45</text:p>
          </table:table-cell>
          <table:table-cell table:number-columns-repeated="4"/>
          <table:table-cell table:formula="of:=SUM(MOD(SUM([.L29]-[.L$2];[.T$2]);[.R$2]-[.L$2]);[.L$2])" office:value-type="time" office:time-value="PT16H40M00S" calcext:value-type="time">
            <text:p>16:40:00</text:p>
          </table:table-cell>
          <table:table-cell table:formula="of:=IF([.L30]&lt;[.L29];[.M29]+[.H$2];[.M29])" office:value-type="float" office:value="60" calcext:value-type="float">
            <text:p>60</text:p>
          </table:table-cell>
          <table:table-cell table:formula="of:=OFFSET([.C$4];[.M30];0)" office:value-type="float" office:value="43746" calcext:value-type="float">
            <text:p>43746</text:p>
          </table:table-cell>
          <table:table-cell table:formula="of:=[.L30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30];0)&lt;=[.O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]))" office:value-type="date" office:date-value="2019-10-07T15:49:33.320597" calcext:value-type="date">
            <text:p>2019-10-07 15:49:33</text:p>
          </table:table-cell>
          <table:table-cell table:formula="of:=[.A31]" office:value-type="float" office:value="43745.6594134328" calcext:value-type="float">
            <text:p>43745.6594134328</text:p>
          </table:table-cell>
          <table:table-cell table:formula="of:=TRUNC([.A31])" office:value-type="float" office:value="43745" calcext:value-type="float">
            <text:p>43745</text:p>
          </table:table-cell>
          <table:table-cell table:formula="of:=[.B31]-[.C31]" office:value-type="float" office:value="0.659413432833389" calcext:value-type="float">
            <text:p>0.659413432833389</text:p>
          </table:table-cell>
          <table:table-cell table:formula="of:=MOD([.E30]-[.$E$2];[.$H$2])+1+[.$E$2]" office:value-type="float" office:value="249" calcext:value-type="float">
            <text:p>249</text:p>
          </table:table-cell>
          <table:table-cell table:formula="of:=MOD([.F30]+1/[.$H$2];5)" office:value-type="float" office:value="0.466666666666667" calcext:value-type="float">
            <text:p>0,466666666666667</text:p>
          </table:table-cell>
          <table:table-cell table:formula="of:=IF([.F31]&lt;0.000001;[.G30]+2+1/[.$H$2];[.G30]+1/[.$H$2])" office:value-type="float" office:value="0.466666666666667" calcext:value-type="float">
            <text:p>0,466666666666667</text:p>
          </table:table-cell>
          <table:table-cell table:number-columns-repeated="4"/>
          <table:table-cell table:formula="of:=SUM(MOD(SUM([.L30]-[.L$2];[.T$2]);[.R$2]-[.L$2]);[.L$2])" office:value-type="time" office:time-value="PT16H50M00S" calcext:value-type="time">
            <text:p>16:50:00</text:p>
          </table:table-cell>
          <table:table-cell table:formula="of:=IF([.L31]&lt;[.L30];[.M30]+[.H$2];[.M30])" office:value-type="float" office:value="60" calcext:value-type="float">
            <text:p>60</text:p>
          </table:table-cell>
          <table:table-cell table:formula="of:=OFFSET([.C$4];[.M31];0)" office:value-type="float" office:value="43746" calcext:value-type="float">
            <text:p>43746</text:p>
          </table:table-cell>
          <table:table-cell table:formula="of:=[.L31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31];0)&lt;=[.O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]))" office:value-type="date" office:date-value="2019-10-07T15:41:44.158549" calcext:value-type="date">
            <text:p>2019-10-07 15:41:44</text:p>
          </table:table-cell>
          <table:table-cell table:formula="of:=[.A32]" office:value-type="float" office:value="43745.6539833165" calcext:value-type="float">
            <text:p>43745.6539833165</text:p>
          </table:table-cell>
          <table:table-cell table:formula="of:=TRUNC([.A32])" office:value-type="float" office:value="43745" calcext:value-type="float">
            <text:p>43745</text:p>
          </table:table-cell>
          <table:table-cell table:formula="of:=[.B32]-[.C32]" office:value-type="float" office:value="0.653983316537051" calcext:value-type="float">
            <text:p>0.653983316537051</text:p>
          </table:table-cell>
          <table:table-cell table:formula="of:=MOD([.E31]-[.$E$2];[.$H$2])+1+[.$E$2]" office:value-type="float" office:value="250" calcext:value-type="float">
            <text:p>250</text:p>
          </table:table-cell>
          <table:table-cell table:formula="of:=MOD([.F31]+1/[.$H$2];5)" office:value-type="float" office:value="0.483333333333333" calcext:value-type="float">
            <text:p>0,483333333333333</text:p>
          </table:table-cell>
          <table:table-cell table:formula="of:=IF([.F32]&lt;0.000001;[.G31]+2+1/[.$H$2];[.G31]+1/[.$H$2])" office:value-type="float" office:value="0.483333333333333" calcext:value-type="float">
            <text:p>0,483333333333333</text:p>
          </table:table-cell>
          <table:table-cell table:number-columns-repeated="4"/>
          <table:table-cell table:formula="of:=SUM(MOD(SUM([.L31]-[.L$2];[.T$2]);[.R$2]-[.L$2]);[.L$2])" office:value-type="time" office:time-value="PT17H00M00S" calcext:value-type="time">
            <text:p>17:00:00</text:p>
          </table:table-cell>
          <table:table-cell table:formula="of:=IF([.L32]&lt;[.L31];[.M31]+[.H$2];[.M31])" office:value-type="float" office:value="60" calcext:value-type="float">
            <text:p>60</text:p>
          </table:table-cell>
          <table:table-cell table:formula="of:=OFFSET([.C$4];[.M32];0)" office:value-type="float" office:value="43746" calcext:value-type="float">
            <text:p>43746</text:p>
          </table:table-cell>
          <table:table-cell table:formula="of:=[.L32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32];0)&lt;=[.O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]))" office:value-type="date" office:date-value="2019-10-07T15:59:48.734956" calcext:value-type="date">
            <text:p>2019-10-07 15:59:49</text:p>
          </table:table-cell>
          <table:table-cell table:formula="of:=[.A33]" office:value-type="float" office:value="43745.6665362842" calcext:value-type="float">
            <text:p>43745.6665362842</text:p>
          </table:table-cell>
          <table:table-cell table:formula="of:=TRUNC([.A33])" office:value-type="float" office:value="43745" calcext:value-type="float">
            <text:p>43745</text:p>
          </table:table-cell>
          <table:table-cell table:formula="of:=[.B33]-[.C33]" office:value-type="float" office:value="0.666536284217727" calcext:value-type="float">
            <text:p>0.666536284217727</text:p>
          </table:table-cell>
          <table:table-cell table:formula="of:=MOD([.E32]-[.$E$2];[.$H$2])+1+[.$E$2]" office:value-type="float" office:value="251" calcext:value-type="float">
            <text:p>251</text:p>
          </table:table-cell>
          <table:table-cell table:formula="of:=MOD([.F32]+1/[.$H$2];5)" office:value-type="float" office:value="0.5" calcext:value-type="float">
            <text:p>0,5</text:p>
          </table:table-cell>
          <table:table-cell table:formula="of:=IF([.F33]&lt;0.000001;[.G32]+2+1/[.$H$2];[.G32]+1/[.$H$2])" office:value-type="float" office:value="0.5" calcext:value-type="float">
            <text:p>0,5</text:p>
          </table:table-cell>
          <table:table-cell table:number-columns-repeated="4"/>
          <table:table-cell table:formula="of:=SUM(MOD(SUM([.L32]-[.L$2];[.T$2]);[.R$2]-[.L$2]);[.L$2])" office:value-type="time" office:time-value="PT14H40M00S" calcext:value-type="time">
            <text:p>14:40:00</text:p>
          </table:table-cell>
          <table:table-cell table:formula="of:=IF([.L33]&lt;[.L32];[.M32]+[.H$2];[.M32])" office:value-type="float" office:value="120" calcext:value-type="float">
            <text:p>120</text:p>
          </table:table-cell>
          <table:table-cell table:formula="of:=OFFSET([.C$4];[.M33];0)" office:value-type="float" office:value="43747" calcext:value-type="float">
            <text:p>43747</text:p>
          </table:table-cell>
          <table:table-cell table:formula="of:=[.L33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3];0)&lt;=[.O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]))" office:value-type="date" office:date-value="2019-10-07T15:43:06.028741" calcext:value-type="date">
            <text:p>2019-10-07 15:43:06</text:p>
          </table:table-cell>
          <table:table-cell table:formula="of:=[.A34]" office:value-type="float" office:value="43745.6549308882" calcext:value-type="float">
            <text:p>43745.6549308882</text:p>
          </table:table-cell>
          <table:table-cell table:formula="of:=TRUNC([.A34])" office:value-type="float" office:value="43745" calcext:value-type="float">
            <text:p>43745</text:p>
          </table:table-cell>
          <table:table-cell table:formula="of:=[.B34]-[.C34]" office:value-type="float" office:value="0.654930888202216" calcext:value-type="float">
            <text:p>0.654930888202216</text:p>
          </table:table-cell>
          <table:table-cell table:formula="of:=MOD([.E33]-[.$E$2];[.$H$2])+1+[.$E$2]" office:value-type="float" office:value="252" calcext:value-type="float">
            <text:p>252</text:p>
          </table:table-cell>
          <table:table-cell table:formula="of:=MOD([.F33]+1/[.$H$2];5)" office:value-type="float" office:value="0.516666666666667" calcext:value-type="float">
            <text:p>0,516666666666667</text:p>
          </table:table-cell>
          <table:table-cell table:formula="of:=IF([.F34]&lt;0.000001;[.G33]+2+1/[.$H$2];[.G33]+1/[.$H$2])" office:value-type="float" office:value="0.516666666666667" calcext:value-type="float">
            <text:p>0,516666666666667</text:p>
          </table:table-cell>
          <table:table-cell table:number-columns-repeated="4"/>
          <table:table-cell table:formula="of:=SUM(MOD(SUM([.L33]-[.L$2];[.T$2]);[.R$2]-[.L$2]);[.L$2])" office:value-type="time" office:time-value="PT14H50M00S" calcext:value-type="time">
            <text:p>14:50:00</text:p>
          </table:table-cell>
          <table:table-cell table:formula="of:=IF([.L34]&lt;[.L33];[.M33]+[.H$2];[.M33])" office:value-type="float" office:value="120" calcext:value-type="float">
            <text:p>120</text:p>
          </table:table-cell>
          <table:table-cell table:formula="of:=OFFSET([.C$4];[.M34];0)" office:value-type="float" office:value="43747" calcext:value-type="float">
            <text:p>43747</text:p>
          </table:table-cell>
          <table:table-cell table:formula="of:=[.L34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34];0)&lt;=[.O3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]))" office:value-type="date" office:date-value="2019-10-07T16:09:36.253878" calcext:value-type="date">
            <text:p>2019-10-07 16:09:36</text:p>
          </table:table-cell>
          <table:table-cell table:formula="of:=[.A35]" office:value-type="float" office:value="43745.6733362717" calcext:value-type="float">
            <text:p>43745.6733362717</text:p>
          </table:table-cell>
          <table:table-cell table:formula="of:=TRUNC([.A35])" office:value-type="float" office:value="43745" calcext:value-type="float">
            <text:p>43745</text:p>
          </table:table-cell>
          <table:table-cell table:formula="of:=[.B35]-[.C35]" office:value-type="float" office:value="0.673336271735025" calcext:value-type="float">
            <text:p>0.673336271735025</text:p>
          </table:table-cell>
          <table:table-cell table:formula="of:=MOD([.E34]-[.$E$2];[.$H$2])+1+[.$E$2]" office:value-type="float" office:value="253" calcext:value-type="float">
            <text:p>253</text:p>
          </table:table-cell>
          <table:table-cell table:formula="of:=MOD([.F34]+1/[.$H$2];5)" office:value-type="float" office:value="0.533333333333333" calcext:value-type="float">
            <text:p>0,533333333333333</text:p>
          </table:table-cell>
          <table:table-cell table:formula="of:=IF([.F35]&lt;0.000001;[.G34]+2+1/[.$H$2];[.G34]+1/[.$H$2])" office:value-type="float" office:value="0.533333333333333" calcext:value-type="float">
            <text:p>0,533333333333333</text:p>
          </table:table-cell>
          <table:table-cell table:number-columns-repeated="4"/>
          <table:table-cell table:formula="of:=SUM(MOD(SUM([.L34]-[.L$2];[.T$2]);[.R$2]-[.L$2]);[.L$2])" office:value-type="time" office:time-value="PT15H00M00S" calcext:value-type="time">
            <text:p>15:00:00</text:p>
          </table:table-cell>
          <table:table-cell table:formula="of:=IF([.L35]&lt;[.L34];[.M34]+[.H$2];[.M34])" office:value-type="float" office:value="120" calcext:value-type="float">
            <text:p>120</text:p>
          </table:table-cell>
          <table:table-cell table:formula="of:=OFFSET([.C$4];[.M35];0)" office:value-type="float" office:value="43747" calcext:value-type="float">
            <text:p>43747</text:p>
          </table:table-cell>
          <table:table-cell table:formula="of:=[.L35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35];0)&lt;=[.O3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]))" office:value-type="date" office:date-value="2019-10-07T15:45:15.648044" calcext:value-type="date">
            <text:p>2019-10-07 15:45:16</text:p>
          </table:table-cell>
          <table:table-cell table:formula="of:=[.A36]" office:value-type="float" office:value="43745.6564311116" calcext:value-type="float">
            <text:p>43745.6564311116</text:p>
          </table:table-cell>
          <table:table-cell table:formula="of:=TRUNC([.A36])" office:value-type="float" office:value="43745" calcext:value-type="float">
            <text:p>43745</text:p>
          </table:table-cell>
          <table:table-cell table:formula="of:=[.B36]-[.C36]" office:value-type="float" office:value="0.656431111623533" calcext:value-type="float">
            <text:p>0.656431111623533</text:p>
          </table:table-cell>
          <table:table-cell table:formula="of:=MOD([.E35]-[.$E$2];[.$H$2])+1+[.$E$2]" office:value-type="float" office:value="254" calcext:value-type="float">
            <text:p>254</text:p>
          </table:table-cell>
          <table:table-cell table:formula="of:=MOD([.F35]+1/[.$H$2];5)" office:value-type="float" office:value="0.55" calcext:value-type="float">
            <text:p>0,55</text:p>
          </table:table-cell>
          <table:table-cell table:formula="of:=IF([.F36]&lt;0.000001;[.G35]+2+1/[.$H$2];[.G35]+1/[.$H$2])" office:value-type="float" office:value="0.55" calcext:value-type="float">
            <text:p>0,55</text:p>
          </table:table-cell>
          <table:table-cell table:number-columns-repeated="4"/>
          <table:table-cell table:formula="of:=SUM(MOD(SUM([.L35]-[.L$2];[.T$2]);[.R$2]-[.L$2]);[.L$2])" office:value-type="time" office:time-value="PT15H10M00S" calcext:value-type="time">
            <text:p>15:10:00</text:p>
          </table:table-cell>
          <table:table-cell table:formula="of:=IF([.L36]&lt;[.L35];[.M35]+[.H$2];[.M35])" office:value-type="float" office:value="120" calcext:value-type="float">
            <text:p>120</text:p>
          </table:table-cell>
          <table:table-cell table:formula="of:=OFFSET([.C$4];[.M36];0)" office:value-type="float" office:value="43747" calcext:value-type="float">
            <text:p>43747</text:p>
          </table:table-cell>
          <table:table-cell table:formula="of:=[.L36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36];0)&lt;=[.O3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]))" office:value-type="date" office:date-value="2019-10-07T15:58:55.045163" calcext:value-type="date">
            <text:p>2019-10-07 15:58:55</text:p>
          </table:table-cell>
          <table:table-cell table:formula="of:=[.A37]" office:value-type="float" office:value="43745.6659148746" calcext:value-type="float">
            <text:p>43745.6659148746</text:p>
          </table:table-cell>
          <table:table-cell table:formula="of:=TRUNC([.A37])" office:value-type="float" office:value="43745" calcext:value-type="float">
            <text:p>43745</text:p>
          </table:table-cell>
          <table:table-cell table:formula="of:=[.B37]-[.C37]" office:value-type="float" office:value="0.66591487457481" calcext:value-type="float">
            <text:p>0.66591487457481</text:p>
          </table:table-cell>
          <table:table-cell table:formula="of:=MOD([.E36]-[.$E$2];[.$H$2])+1+[.$E$2]" office:value-type="float" office:value="255" calcext:value-type="float">
            <text:p>255</text:p>
          </table:table-cell>
          <table:table-cell table:formula="of:=MOD([.F36]+1/[.$H$2];5)" office:value-type="float" office:value="0.566666666666667" calcext:value-type="float">
            <text:p>0,566666666666667</text:p>
          </table:table-cell>
          <table:table-cell table:formula="of:=IF([.F37]&lt;0.000001;[.G36]+2+1/[.$H$2];[.G36]+1/[.$H$2])" office:value-type="float" office:value="0.566666666666667" calcext:value-type="float">
            <text:p>0,566666666666667</text:p>
          </table:table-cell>
          <table:table-cell table:number-columns-repeated="4"/>
          <table:table-cell table:formula="of:=SUM(MOD(SUM([.L36]-[.L$2];[.T$2]);[.R$2]-[.L$2]);[.L$2])" office:value-type="time" office:time-value="PT15H20M00S" calcext:value-type="time">
            <text:p>15:20:00</text:p>
          </table:table-cell>
          <table:table-cell table:formula="of:=IF([.L37]&lt;[.L36];[.M36]+[.H$2];[.M36])" office:value-type="float" office:value="120" calcext:value-type="float">
            <text:p>120</text:p>
          </table:table-cell>
          <table:table-cell table:formula="of:=OFFSET([.C$4];[.M37];0)" office:value-type="float" office:value="43747" calcext:value-type="float">
            <text:p>43747</text:p>
          </table:table-cell>
          <table:table-cell table:formula="of:=[.L37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37];0)&lt;=[.O3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]))" office:value-type="date" office:date-value="2019-10-07T16:00:04.554219" calcext:value-type="date">
            <text:p>2019-10-07 16:00:05</text:p>
          </table:table-cell>
          <table:table-cell table:formula="of:=[.A38]" office:value-type="float" office:value="43745.6667193775" calcext:value-type="float">
            <text:p>43745.6667193775</text:p>
          </table:table-cell>
          <table:table-cell table:formula="of:=TRUNC([.A38])" office:value-type="float" office:value="43745" calcext:value-type="float">
            <text:p>43745</text:p>
          </table:table-cell>
          <table:table-cell table:formula="of:=[.B38]-[.C38]" office:value-type="float" office:value="0.666719377535628" calcext:value-type="float">
            <text:p>0.666719377535628</text:p>
          </table:table-cell>
          <table:table-cell table:formula="of:=MOD([.E37]-[.$E$2];[.$H$2])+1+[.$E$2]" office:value-type="float" office:value="256" calcext:value-type="float">
            <text:p>256</text:p>
          </table:table-cell>
          <table:table-cell table:formula="of:=MOD([.F37]+1/[.$H$2];5)" office:value-type="float" office:value="0.583333333333334" calcext:value-type="float">
            <text:p>0,583333333333334</text:p>
          </table:table-cell>
          <table:table-cell table:formula="of:=IF([.F38]&lt;0.000001;[.G37]+2+1/[.$H$2];[.G37]+1/[.$H$2])" office:value-type="float" office:value="0.583333333333334" calcext:value-type="float">
            <text:p>0,583333333333334</text:p>
          </table:table-cell>
          <table:table-cell table:number-columns-repeated="4"/>
          <table:table-cell table:formula="of:=SUM(MOD(SUM([.L37]-[.L$2];[.T$2]);[.R$2]-[.L$2]);[.L$2])" office:value-type="time" office:time-value="PT15H30M00S" calcext:value-type="time">
            <text:p>15:30:00</text:p>
          </table:table-cell>
          <table:table-cell table:formula="of:=IF([.L38]&lt;[.L37];[.M37]+[.H$2];[.M37])" office:value-type="float" office:value="120" calcext:value-type="float">
            <text:p>120</text:p>
          </table:table-cell>
          <table:table-cell table:formula="of:=OFFSET([.C$4];[.M38];0)" office:value-type="float" office:value="43747" calcext:value-type="float">
            <text:p>43747</text:p>
          </table:table-cell>
          <table:table-cell table:formula="of:=[.L38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38];0)&lt;=[.O3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]))" office:value-type="date" office:date-value="2019-10-07T15:45:33.13978" calcext:value-type="date">
            <text:p>2019-10-07 15:45:33</text:p>
          </table:table-cell>
          <table:table-cell table:formula="of:=[.A39]" office:value-type="float" office:value="43745.6566335623" calcext:value-type="float">
            <text:p>43745.6566335623</text:p>
          </table:table-cell>
          <table:table-cell table:formula="of:=TRUNC([.A39])" office:value-type="float" office:value="43745" calcext:value-type="float">
            <text:p>43745</text:p>
          </table:table-cell>
          <table:table-cell table:formula="of:=[.B39]-[.C39]" office:value-type="float" office:value="0.656633562262869" calcext:value-type="float">
            <text:p>0.656633562262869</text:p>
          </table:table-cell>
          <table:table-cell table:formula="of:=MOD([.E38]-[.$E$2];[.$H$2])+1+[.$E$2]" office:value-type="float" office:value="257" calcext:value-type="float">
            <text:p>257</text:p>
          </table:table-cell>
          <table:table-cell table:formula="of:=MOD([.F38]+1/[.$H$2];5)" office:value-type="float" office:value="0.6" calcext:value-type="float">
            <text:p>0,6</text:p>
          </table:table-cell>
          <table:table-cell table:formula="of:=IF([.F39]&lt;0.000001;[.G38]+2+1/[.$H$2];[.G38]+1/[.$H$2])" office:value-type="float" office:value="0.6" calcext:value-type="float">
            <text:p>0,6</text:p>
          </table:table-cell>
          <table:table-cell table:number-columns-repeated="4"/>
          <table:table-cell table:formula="of:=SUM(MOD(SUM([.L38]-[.L$2];[.T$2]);[.R$2]-[.L$2]);[.L$2])" office:value-type="time" office:time-value="PT15H40M00S" calcext:value-type="time">
            <text:p>15:40:00</text:p>
          </table:table-cell>
          <table:table-cell table:formula="of:=IF([.L39]&lt;[.L38];[.M38]+[.H$2];[.M38])" office:value-type="float" office:value="120" calcext:value-type="float">
            <text:p>120</text:p>
          </table:table-cell>
          <table:table-cell table:formula="of:=OFFSET([.C$4];[.M39];0)" office:value-type="float" office:value="43747" calcext:value-type="float">
            <text:p>43747</text:p>
          </table:table-cell>
          <table:table-cell table:formula="of:=[.L39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39];0)&lt;=[.O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]))" office:value-type="date" office:date-value="2019-10-07T15:36:59.502006" calcext:value-type="date">
            <text:p>2019-10-07 15:37:00</text:p>
          </table:table-cell>
          <table:table-cell table:formula="of:=[.A40]" office:value-type="float" office:value="43745.6506886806" calcext:value-type="float">
            <text:p>43745.6506886806</text:p>
          </table:table-cell>
          <table:table-cell table:formula="of:=TRUNC([.A40])" office:value-type="float" office:value="43745" calcext:value-type="float">
            <text:p>43745</text:p>
          </table:table-cell>
          <table:table-cell table:formula="of:=[.B40]-[.C40]" office:value-type="float" office:value="0.650688680623716" calcext:value-type="float">
            <text:p>0.650688680623716</text:p>
          </table:table-cell>
          <table:table-cell table:formula="of:=MOD([.E39]-[.$E$2];[.$H$2])+1+[.$E$2]" office:value-type="float" office:value="258" calcext:value-type="float">
            <text:p>258</text:p>
          </table:table-cell>
          <table:table-cell table:formula="of:=MOD([.F39]+1/[.$H$2];5)" office:value-type="float" office:value="0.616666666666667" calcext:value-type="float">
            <text:p>0,616666666666667</text:p>
          </table:table-cell>
          <table:table-cell table:formula="of:=IF([.F40]&lt;0.000001;[.G39]+2+1/[.$H$2];[.G39]+1/[.$H$2])" office:value-type="float" office:value="0.616666666666667" calcext:value-type="float">
            <text:p>0,616666666666667</text:p>
          </table:table-cell>
          <table:table-cell table:number-columns-repeated="4"/>
          <table:table-cell table:formula="of:=SUM(MOD(SUM([.L39]-[.L$2];[.T$2]);[.R$2]-[.L$2]);[.L$2])" office:value-type="time" office:time-value="PT15H50M00S" calcext:value-type="time">
            <text:p>15:50:00</text:p>
          </table:table-cell>
          <table:table-cell table:formula="of:=IF([.L40]&lt;[.L39];[.M39]+[.H$2];[.M39])" office:value-type="float" office:value="120" calcext:value-type="float">
            <text:p>120</text:p>
          </table:table-cell>
          <table:table-cell table:formula="of:=OFFSET([.C$4];[.M40];0)" office:value-type="float" office:value="43747" calcext:value-type="float">
            <text:p>43747</text:p>
          </table:table-cell>
          <table:table-cell table:formula="of:=[.L40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40];0)&lt;=[.O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]))" office:value-type="date" office:date-value="2019-10-07T15:58:27.994013" calcext:value-type="date">
            <text:p>2019-10-07 15:58:28</text:p>
          </table:table-cell>
          <table:table-cell table:formula="of:=[.A41]" office:value-type="float" office:value="43745.6656017826" calcext:value-type="float">
            <text:p>43745.6656017826</text:p>
          </table:table-cell>
          <table:table-cell table:formula="of:=TRUNC([.A41])" office:value-type="float" office:value="43745" calcext:value-type="float">
            <text:p>43745</text:p>
          </table:table-cell>
          <table:table-cell table:formula="of:=[.B41]-[.C41]" office:value-type="float" office:value="0.665601782558952" calcext:value-type="float">
            <text:p>0.665601782558952</text:p>
          </table:table-cell>
          <table:table-cell table:formula="of:=MOD([.E40]-[.$E$2];[.$H$2])+1+[.$E$2]" office:value-type="float" office:value="259" calcext:value-type="float">
            <text:p>259</text:p>
          </table:table-cell>
          <table:table-cell table:formula="of:=MOD([.F40]+1/[.$H$2];5)" office:value-type="float" office:value="0.633333333333334" calcext:value-type="float">
            <text:p>0,633333333333334</text:p>
          </table:table-cell>
          <table:table-cell table:formula="of:=IF([.F41]&lt;0.000001;[.G40]+2+1/[.$H$2];[.G40]+1/[.$H$2])" office:value-type="float" office:value="0.633333333333334" calcext:value-type="float">
            <text:p>0,633333333333334</text:p>
          </table:table-cell>
          <table:table-cell table:number-columns-repeated="4"/>
          <table:table-cell table:formula="of:=SUM(MOD(SUM([.L40]-[.L$2];[.T$2]);[.R$2]-[.L$2]);[.L$2])" office:value-type="time" office:time-value="PT16H00M00S" calcext:value-type="time">
            <text:p>16:00:00</text:p>
          </table:table-cell>
          <table:table-cell table:formula="of:=IF([.L41]&lt;[.L40];[.M40]+[.H$2];[.M40])" office:value-type="float" office:value="120" calcext:value-type="float">
            <text:p>120</text:p>
          </table:table-cell>
          <table:table-cell table:formula="of:=OFFSET([.C$4];[.M41];0)" office:value-type="float" office:value="43747" calcext:value-type="float">
            <text:p>43747</text:p>
          </table:table-cell>
          <table:table-cell table:formula="of:=[.L41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41];0)&lt;=[.O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]))" office:value-type="date" office:date-value="2019-10-07T15:42:57.847183" calcext:value-type="date">
            <text:p>2019-10-07 15:42:58</text:p>
          </table:table-cell>
          <table:table-cell table:formula="of:=[.A42]" office:value-type="float" office:value="43745.6548361943" calcext:value-type="float">
            <text:p>43745.6548361943</text:p>
          </table:table-cell>
          <table:table-cell table:formula="of:=TRUNC([.A42])" office:value-type="float" office:value="43745" calcext:value-type="float">
            <text:p>43745</text:p>
          </table:table-cell>
          <table:table-cell table:formula="of:=[.B42]-[.C42]" office:value-type="float" office:value="0.654836194247764" calcext:value-type="float">
            <text:p>0.654836194247764</text:p>
          </table:table-cell>
          <table:table-cell table:formula="of:=MOD([.E41]-[.$E$2];[.$H$2])+1+[.$E$2]" office:value-type="float" office:value="260" calcext:value-type="float">
            <text:p>260</text:p>
          </table:table-cell>
          <table:table-cell table:formula="of:=MOD([.F41]+1/[.$H$2];5)" office:value-type="float" office:value="0.65" calcext:value-type="float">
            <text:p>0,65</text:p>
          </table:table-cell>
          <table:table-cell table:formula="of:=IF([.F42]&lt;0.000001;[.G41]+2+1/[.$H$2];[.G41]+1/[.$H$2])" office:value-type="float" office:value="0.65" calcext:value-type="float">
            <text:p>0,65</text:p>
          </table:table-cell>
          <table:table-cell table:number-columns-repeated="4"/>
          <table:table-cell table:formula="of:=SUM(MOD(SUM([.L41]-[.L$2];[.T$2]);[.R$2]-[.L$2]);[.L$2])" office:value-type="time" office:time-value="PT16H10M00S" calcext:value-type="time">
            <text:p>16:10:00</text:p>
          </table:table-cell>
          <table:table-cell table:formula="of:=IF([.L42]&lt;[.L41];[.M41]+[.H$2];[.M41])" office:value-type="float" office:value="120" calcext:value-type="float">
            <text:p>120</text:p>
          </table:table-cell>
          <table:table-cell table:formula="of:=OFFSET([.C$4];[.M42];0)" office:value-type="float" office:value="43747" calcext:value-type="float">
            <text:p>43747</text:p>
          </table:table-cell>
          <table:table-cell table:formula="of:=[.L42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2];0)&lt;=[.O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]))" office:value-type="date" office:date-value="2019-10-07T15:53:51.532715" calcext:value-type="date">
            <text:p>2019-10-07 15:53:52</text:p>
          </table:table-cell>
          <table:table-cell table:formula="of:=[.A43]" office:value-type="float" office:value="43745.662401999" calcext:value-type="float">
            <text:p>43745.662401999</text:p>
          </table:table-cell>
          <table:table-cell table:formula="of:=TRUNC([.A43])" office:value-type="float" office:value="43745" calcext:value-type="float">
            <text:p>43745</text:p>
          </table:table-cell>
          <table:table-cell table:formula="of:=[.B43]-[.C43]" office:value-type="float" office:value="0.662401999012218" calcext:value-type="float">
            <text:p>0.662401999012218</text:p>
          </table:table-cell>
          <table:table-cell table:formula="of:=MOD([.E42]-[.$E$2];[.$H$2])+1+[.$E$2]" office:value-type="float" office:value="261" calcext:value-type="float">
            <text:p>261</text:p>
          </table:table-cell>
          <table:table-cell table:formula="of:=MOD([.F42]+1/[.$H$2];5)" office:value-type="float" office:value="0.666666666666667" calcext:value-type="float">
            <text:p>0,666666666666667</text:p>
          </table:table-cell>
          <table:table-cell table:formula="of:=IF([.F43]&lt;0.000001;[.G42]+2+1/[.$H$2];[.G42]+1/[.$H$2])" office:value-type="float" office:value="0.666666666666667" calcext:value-type="float">
            <text:p>0,666666666666667</text:p>
          </table:table-cell>
          <table:table-cell table:number-columns-repeated="4"/>
          <table:table-cell table:formula="of:=SUM(MOD(SUM([.L42]-[.L$2];[.T$2]);[.R$2]-[.L$2]);[.L$2])" office:value-type="time" office:time-value="PT16H20M00S" calcext:value-type="time">
            <text:p>16:20:00</text:p>
          </table:table-cell>
          <table:table-cell table:formula="of:=IF([.L43]&lt;[.L42];[.M42]+[.H$2];[.M42])" office:value-type="float" office:value="120" calcext:value-type="float">
            <text:p>120</text:p>
          </table:table-cell>
          <table:table-cell table:formula="of:=OFFSET([.C$4];[.M43];0)" office:value-type="float" office:value="43747" calcext:value-type="float">
            <text:p>43747</text:p>
          </table:table-cell>
          <table:table-cell table:formula="of:=[.L43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43];0)&lt;=[.O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]))" office:value-type="date" office:date-value="2019-10-07T15:31:22.051478" calcext:value-type="date">
            <text:p>2019-10-07 15:31:22</text:p>
          </table:table-cell>
          <table:table-cell table:style-name="ce7" table:formula="of:=[.A44]" office:value-type="date" office:date-value="2019-10-07T15:31:22.051478" calcext:value-type="date">
            <text:p>2019-10-07 15:31:22</text:p>
          </table:table-cell>
          <table:table-cell table:formula="of:=TRUNC([.A44])" office:value-type="float" office:value="43745" calcext:value-type="float">
            <text:p>43745</text:p>
          </table:table-cell>
          <table:table-cell table:style-name="ce12" table:formula="of:=[.B44]-[.C44]" office:value-type="date" office:date-value="1899-12-30T15:31:22.05147818662" calcext:value-type="date">
            <text:p>12/30/99 03:31 PM</text:p>
          </table:table-cell>
          <table:table-cell table:formula="of:=MOD([.E43]-[.$E$2];[.$H$2])+1+[.$E$2]" office:value-type="float" office:value="262" calcext:value-type="float">
            <text:p>262</text:p>
          </table:table-cell>
          <table:table-cell table:formula="of:=MOD([.F43]+1/[.$H$2];5)" office:value-type="float" office:value="0.683333333333334" calcext:value-type="float">
            <text:p>0,683333333333334</text:p>
          </table:table-cell>
          <table:table-cell table:formula="of:=IF([.F44]&lt;0.000001;[.G43]+2+1/[.$H$2];[.G43]+1/[.$H$2])" office:value-type="float" office:value="0.683333333333334" calcext:value-type="float">
            <text:p>0,683333333333334</text:p>
          </table:table-cell>
          <table:table-cell table:number-columns-repeated="4"/>
          <table:table-cell table:formula="of:=SUM(MOD(SUM([.L43]-[.L$2];[.T$2]);[.R$2]-[.L$2]);[.L$2])" office:value-type="time" office:time-value="PT16H30M00S" calcext:value-type="time">
            <text:p>16:30:00</text:p>
          </table:table-cell>
          <table:table-cell table:formula="of:=IF([.L44]&lt;[.L43];[.M43]+[.H$2];[.M43])" office:value-type="float" office:value="120" calcext:value-type="float">
            <text:p>120</text:p>
          </table:table-cell>
          <table:table-cell table:formula="of:=OFFSET([.C$4];[.M44];0)" office:value-type="float" office:value="43747" calcext:value-type="float">
            <text:p>43747</text:p>
          </table:table-cell>
          <table:table-cell table:formula="of:=[.L44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44];0)&lt;=[.O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]))" office:value-type="date" office:date-value="2019-10-07T15:41:23.405369" calcext:value-type="date">
            <text:p>2019-10-07 15:41:23</text:p>
          </table:table-cell>
          <table:table-cell table:formula="of:=[.A45]" office:value-type="float" office:value="43745.6537431177" calcext:value-type="float">
            <text:p>43745.6537431177</text:p>
          </table:table-cell>
          <table:table-cell table:formula="of:=TRUNC([.A45])" office:value-type="float" office:value="43745" calcext:value-type="float">
            <text:p>43745</text:p>
          </table:table-cell>
          <table:table-cell table:formula="of:=[.B45]-[.C45]" office:value-type="float" office:value="0.653743117691192" calcext:value-type="float">
            <text:p>0.653743117691192</text:p>
          </table:table-cell>
          <table:table-cell table:formula="of:=MOD([.E44]-[.$E$2];[.$H$2])+1+[.$E$2]" office:value-type="float" office:value="263" calcext:value-type="float">
            <text:p>263</text:p>
          </table:table-cell>
          <table:table-cell table:formula="of:=MOD([.F44]+1/[.$H$2];5)" office:value-type="float" office:value="0.7" calcext:value-type="float">
            <text:p>0,7</text:p>
          </table:table-cell>
          <table:table-cell table:formula="of:=IF([.F45]&lt;0.000001;[.G44]+2+1/[.$H$2];[.G44]+1/[.$H$2])" office:value-type="float" office:value="0.7" calcext:value-type="float">
            <text:p>0,7</text:p>
          </table:table-cell>
          <table:table-cell table:number-columns-repeated="4"/>
          <table:table-cell table:formula="of:=SUM(MOD(SUM([.L44]-[.L$2];[.T$2]);[.R$2]-[.L$2]);[.L$2])" office:value-type="time" office:time-value="PT16H40M00S" calcext:value-type="time">
            <text:p>16:40:00</text:p>
          </table:table-cell>
          <table:table-cell table:formula="of:=IF([.L45]&lt;[.L44];[.M44]+[.H$2];[.M44])" office:value-type="float" office:value="120" calcext:value-type="float">
            <text:p>120</text:p>
          </table:table-cell>
          <table:table-cell table:formula="of:=OFFSET([.C$4];[.M45];0)" office:value-type="float" office:value="43747" calcext:value-type="float">
            <text:p>43747</text:p>
          </table:table-cell>
          <table:table-cell table:formula="of:=[.L45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45];0)&lt;=[.O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]))" office:value-type="date" office:date-value="2019-10-07T15:40:11.787341" calcext:value-type="date">
            <text:p>2019-10-07 15:40:12</text:p>
          </table:table-cell>
          <table:table-cell table:formula="of:=[.A46]" office:value-type="float" office:value="43745.6529142053" calcext:value-type="float">
            <text:p>43745.6529142053</text:p>
          </table:table-cell>
          <table:table-cell table:formula="of:=TRUNC([.A46])" office:value-type="float" office:value="43745" calcext:value-type="float">
            <text:p>43745</text:p>
          </table:table-cell>
          <table:table-cell table:formula="of:=[.B46]-[.C46]" office:value-type="float" office:value="0.652914205340494" calcext:value-type="float">
            <text:p>0.652914205340494</text:p>
          </table:table-cell>
          <table:table-cell table:formula="of:=MOD([.E45]-[.$E$2];[.$H$2])+1+[.$E$2]" office:value-type="float" office:value="264" calcext:value-type="float">
            <text:p>264</text:p>
          </table:table-cell>
          <table:table-cell table:formula="of:=MOD([.F45]+1/[.$H$2];5)" office:value-type="float" office:value="0.716666666666667" calcext:value-type="float">
            <text:p>0,716666666666667</text:p>
          </table:table-cell>
          <table:table-cell table:formula="of:=IF([.F46]&lt;0.000001;[.G45]+2+1/[.$H$2];[.G45]+1/[.$H$2])" office:value-type="float" office:value="0.716666666666667" calcext:value-type="float">
            <text:p>0,716666666666667</text:p>
          </table:table-cell>
          <table:table-cell table:number-columns-repeated="4"/>
          <table:table-cell table:formula="of:=SUM(MOD(SUM([.L45]-[.L$2];[.T$2]);[.R$2]-[.L$2]);[.L$2])" office:value-type="time" office:time-value="PT16H50M00S" calcext:value-type="time">
            <text:p>16:50:00</text:p>
          </table:table-cell>
          <table:table-cell table:formula="of:=IF([.L46]&lt;[.L45];[.M45]+[.H$2];[.M45])" office:value-type="float" office:value="120" calcext:value-type="float">
            <text:p>120</text:p>
          </table:table-cell>
          <table:table-cell table:formula="of:=OFFSET([.C$4];[.M46];0)" office:value-type="float" office:value="43747" calcext:value-type="float">
            <text:p>43747</text:p>
          </table:table-cell>
          <table:table-cell table:formula="of:=[.L46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46];0)&lt;=[.O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]))" office:value-type="date" office:date-value="2019-10-07T15:45:53.298756" calcext:value-type="date">
            <text:p>2019-10-07 15:45:53</text:p>
          </table:table-cell>
          <table:table-cell table:formula="of:=[.A47]" office:value-type="float" office:value="43745.6568668838" calcext:value-type="float">
            <text:p>43745.6568668838</text:p>
          </table:table-cell>
          <table:table-cell table:formula="of:=TRUNC([.A47])" office:value-type="float" office:value="43745" calcext:value-type="float">
            <text:p>43745</text:p>
          </table:table-cell>
          <table:table-cell table:formula="of:=[.B47]-[.C47]" office:value-type="float" office:value="0.656866883749899" calcext:value-type="float">
            <text:p>0.656866883749899</text:p>
          </table:table-cell>
          <table:table-cell table:formula="of:=MOD([.E46]-[.$E$2];[.$H$2])+1+[.$E$2]" office:value-type="float" office:value="265" calcext:value-type="float">
            <text:p>265</text:p>
          </table:table-cell>
          <table:table-cell table:formula="of:=MOD([.F46]+1/[.$H$2];5)" office:value-type="float" office:value="0.733333333333334" calcext:value-type="float">
            <text:p>0,733333333333334</text:p>
          </table:table-cell>
          <table:table-cell table:formula="of:=IF([.F47]&lt;0.000001;[.G46]+2+1/[.$H$2];[.G46]+1/[.$H$2])" office:value-type="float" office:value="0.733333333333334" calcext:value-type="float">
            <text:p>0,733333333333334</text:p>
          </table:table-cell>
          <table:table-cell table:number-columns-repeated="4"/>
          <table:table-cell table:formula="of:=SUM(MOD(SUM([.L46]-[.L$2];[.T$2]);[.R$2]-[.L$2]);[.L$2])" office:value-type="time" office:time-value="PT17H00M00S" calcext:value-type="time">
            <text:p>17:00:00</text:p>
          </table:table-cell>
          <table:table-cell table:formula="of:=IF([.L47]&lt;[.L46];[.M46]+[.H$2];[.M46])" office:value-type="float" office:value="120" calcext:value-type="float">
            <text:p>120</text:p>
          </table:table-cell>
          <table:table-cell table:formula="of:=OFFSET([.C$4];[.M47];0)" office:value-type="float" office:value="43747" calcext:value-type="float">
            <text:p>43747</text:p>
          </table:table-cell>
          <table:table-cell table:formula="of:=[.L47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47];0)&lt;=[.O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]))" office:value-type="date" office:date-value="2019-10-07T15:45:32.843405" calcext:value-type="date">
            <text:p>2019-10-07 15:45:33</text:p>
          </table:table-cell>
          <table:table-cell table:formula="of:=[.A48]" office:value-type="float" office:value="43745.656630132" calcext:value-type="float">
            <text:p>43745.656630132</text:p>
          </table:table-cell>
          <table:table-cell table:formula="of:=TRUNC([.A48])" office:value-type="float" office:value="43745" calcext:value-type="float">
            <text:p>43745</text:p>
          </table:table-cell>
          <table:table-cell table:formula="of:=[.B48]-[.C48]" office:value-type="float" office:value="0.656630132005375" calcext:value-type="float">
            <text:p>0.656630132005375</text:p>
          </table:table-cell>
          <table:table-cell table:formula="of:=MOD([.E47]-[.$E$2];[.$H$2])+1+[.$E$2]" office:value-type="float" office:value="266" calcext:value-type="float">
            <text:p>266</text:p>
          </table:table-cell>
          <table:table-cell table:formula="of:=MOD([.F47]+1/[.$H$2];5)" office:value-type="float" office:value="0.750000000000001" calcext:value-type="float">
            <text:p>0,750000000000001</text:p>
          </table:table-cell>
          <table:table-cell table:formula="of:=IF([.F48]&lt;0.000001;[.G47]+2+1/[.$H$2];[.G47]+1/[.$H$2])" office:value-type="float" office:value="0.750000000000001" calcext:value-type="float">
            <text:p>0,750000000000001</text:p>
          </table:table-cell>
          <table:table-cell table:number-columns-repeated="4"/>
          <table:table-cell table:formula="of:=SUM(MOD(SUM([.L47]-[.L$2];[.T$2]);[.R$2]-[.L$2]);[.L$2])" office:value-type="time" office:time-value="PT14H40M00S" calcext:value-type="time">
            <text:p>14:40:00</text:p>
          </table:table-cell>
          <table:table-cell table:formula="of:=IF([.L48]&lt;[.L47];[.M47]+[.H$2];[.M47])" office:value-type="float" office:value="180" calcext:value-type="float">
            <text:p>180</text:p>
          </table:table-cell>
          <table:table-cell table:formula="of:=OFFSET([.C$4];[.M48];0)" office:value-type="float" office:value="43748" calcext:value-type="float">
            <text:p>43748</text:p>
          </table:table-cell>
          <table:table-cell table:formula="of:=[.L48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8];0)&lt;=[.O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]))" office:value-type="date" office:date-value="2019-10-07T15:39:40.071252" calcext:value-type="date">
            <text:p>2019-10-07 15:39:40</text:p>
          </table:table-cell>
          <table:table-cell table:formula="of:=[.A49]" office:value-type="float" office:value="43745.652547121" calcext:value-type="float">
            <text:p>43745.652547121</text:p>
          </table:table-cell>
          <table:table-cell table:formula="of:=TRUNC([.A49])" office:value-type="float" office:value="43745" calcext:value-type="float">
            <text:p>43745</text:p>
          </table:table-cell>
          <table:table-cell table:formula="of:=[.B49]-[.C49]" office:value-type="float" office:value="0.652547120967938" calcext:value-type="float">
            <text:p>0.652547120967938</text:p>
          </table:table-cell>
          <table:table-cell table:formula="of:=MOD([.E48]-[.$E$2];[.$H$2])+1+[.$E$2]" office:value-type="float" office:value="267" calcext:value-type="float">
            <text:p>267</text:p>
          </table:table-cell>
          <table:table-cell table:formula="of:=MOD([.F48]+1/[.$H$2];5)" office:value-type="float" office:value="0.766666666666667" calcext:value-type="float">
            <text:p>0,766666666666667</text:p>
          </table:table-cell>
          <table:table-cell table:formula="of:=IF([.F49]&lt;0.000001;[.G48]+2+1/[.$H$2];[.G48]+1/[.$H$2])" office:value-type="float" office:value="0.766666666666667" calcext:value-type="float">
            <text:p>0,766666666666667</text:p>
          </table:table-cell>
          <table:table-cell table:number-columns-repeated="4"/>
          <table:table-cell table:formula="of:=SUM(MOD(SUM([.L48]-[.L$2];[.T$2]);[.R$2]-[.L$2]);[.L$2])" office:value-type="time" office:time-value="PT14H50M00S" calcext:value-type="time">
            <text:p>14:50:00</text:p>
          </table:table-cell>
          <table:table-cell table:formula="of:=IF([.L49]&lt;[.L48];[.M48]+[.H$2];[.M48])" office:value-type="float" office:value="180" calcext:value-type="float">
            <text:p>180</text:p>
          </table:table-cell>
          <table:table-cell table:formula="of:=OFFSET([.C$4];[.M49];0)" office:value-type="float" office:value="43748" calcext:value-type="float">
            <text:p>43748</text:p>
          </table:table-cell>
          <table:table-cell table:formula="of:=[.L49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49];0)&lt;=[.O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]))" office:value-type="date" office:date-value="2019-10-07T15:24:02.951443" calcext:value-type="date">
            <text:p>2019-10-07 15:24:03</text:p>
          </table:table-cell>
          <table:table-cell table:formula="of:=[.A50]" office:value-type="float" office:value="43745.6417008269" calcext:value-type="float">
            <text:p>43745.6417008269</text:p>
          </table:table-cell>
          <table:table-cell table:formula="of:=TRUNC([.A50])" office:value-type="float" office:value="43745" calcext:value-type="float">
            <text:p>43745</text:p>
          </table:table-cell>
          <table:table-cell table:formula="of:=[.B50]-[.C50]" office:value-type="float" office:value="0.641700826883607" calcext:value-type="float">
            <text:p>0.641700826883607</text:p>
          </table:table-cell>
          <table:table-cell table:formula="of:=MOD([.E49]-[.$E$2];[.$H$2])+1+[.$E$2]" office:value-type="float" office:value="268" calcext:value-type="float">
            <text:p>268</text:p>
          </table:table-cell>
          <table:table-cell table:formula="of:=MOD([.F49]+1/[.$H$2];5)" office:value-type="float" office:value="0.783333333333334" calcext:value-type="float">
            <text:p>0,783333333333334</text:p>
          </table:table-cell>
          <table:table-cell table:formula="of:=IF([.F50]&lt;0.000001;[.G49]+2+1/[.$H$2];[.G49]+1/[.$H$2])" office:value-type="float" office:value="0.783333333333334" calcext:value-type="float">
            <text:p>0,783333333333334</text:p>
          </table:table-cell>
          <table:table-cell table:number-columns-repeated="4"/>
          <table:table-cell table:formula="of:=SUM(MOD(SUM([.L49]-[.L$2];[.T$2]);[.R$2]-[.L$2]);[.L$2])" office:value-type="time" office:time-value="PT15H00M00S" calcext:value-type="time">
            <text:p>15:00:00</text:p>
          </table:table-cell>
          <table:table-cell table:formula="of:=IF([.L50]&lt;[.L49];[.M49]+[.H$2];[.M49])" office:value-type="float" office:value="180" calcext:value-type="float">
            <text:p>180</text:p>
          </table:table-cell>
          <table:table-cell table:formula="of:=OFFSET([.C$4];[.M50];0)" office:value-type="float" office:value="43748" calcext:value-type="float">
            <text:p>43748</text:p>
          </table:table-cell>
          <table:table-cell table:formula="of:=[.L50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50];0)&lt;=[.O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]))" office:value-type="date" office:date-value="2019-10-07T15:31:16.456555" calcext:value-type="date">
            <text:p>2019-10-07 15:31:16</text:p>
          </table:table-cell>
          <table:table-cell table:formula="of:=[.A51]" office:value-type="float" office:value="43745.6467182472" calcext:value-type="float">
            <text:p>43745.6467182472</text:p>
          </table:table-cell>
          <table:table-cell table:formula="of:=TRUNC([.A51])" office:value-type="float" office:value="43745" calcext:value-type="float">
            <text:p>43745</text:p>
          </table:table-cell>
          <table:table-cell table:formula="of:=[.B51]-[.C51]" office:value-type="float" office:value="0.646718247160607" calcext:value-type="float">
            <text:p>0.646718247160607</text:p>
          </table:table-cell>
          <table:table-cell table:formula="of:=MOD([.E50]-[.$E$2];[.$H$2])+1+[.$E$2]" office:value-type="float" office:value="269" calcext:value-type="float">
            <text:p>269</text:p>
          </table:table-cell>
          <table:table-cell table:formula="of:=MOD([.F50]+1/[.$H$2];5)" office:value-type="float" office:value="0.800000000000001" calcext:value-type="float">
            <text:p>0,800000000000001</text:p>
          </table:table-cell>
          <table:table-cell table:formula="of:=IF([.F51]&lt;0.000001;[.G50]+2+1/[.$H$2];[.G50]+1/[.$H$2])" office:value-type="float" office:value="0.800000000000001" calcext:value-type="float">
            <text:p>0,800000000000001</text:p>
          </table:table-cell>
          <table:table-cell table:number-columns-repeated="4"/>
          <table:table-cell table:formula="of:=SUM(MOD(SUM([.L50]-[.L$2];[.T$2]);[.R$2]-[.L$2]);[.L$2])" office:value-type="time" office:time-value="PT15H10M00S" calcext:value-type="time">
            <text:p>15:10:00</text:p>
          </table:table-cell>
          <table:table-cell table:formula="of:=IF([.L51]&lt;[.L50];[.M50]+[.H$2];[.M50])" office:value-type="float" office:value="180" calcext:value-type="float">
            <text:p>180</text:p>
          </table:table-cell>
          <table:table-cell table:formula="of:=OFFSET([.C$4];[.M51];0)" office:value-type="float" office:value="43748" calcext:value-type="float">
            <text:p>43748</text:p>
          </table:table-cell>
          <table:table-cell table:formula="of:=[.L51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51];0)&lt;=[.O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]))" office:value-type="date" office:date-value="2019-10-07T16:09:47.183472" calcext:value-type="date">
            <text:p>2019-10-07 16:09:47</text:p>
          </table:table-cell>
          <table:table-cell table:formula="of:=[.A52]" office:value-type="float" office:value="43745.6734627717" calcext:value-type="float">
            <text:p>43745.6734627717</text:p>
          </table:table-cell>
          <table:table-cell table:formula="of:=TRUNC([.A52])" office:value-type="float" office:value="43745" calcext:value-type="float">
            <text:p>43745</text:p>
          </table:table-cell>
          <table:table-cell table:formula="of:=[.B52]-[.C52]" office:value-type="float" office:value="0.673462771672348" calcext:value-type="float">
            <text:p>0.673462771672348</text:p>
          </table:table-cell>
          <table:table-cell table:formula="of:=MOD([.E51]-[.$E$2];[.$H$2])+1+[.$E$2]" office:value-type="float" office:value="270" calcext:value-type="float">
            <text:p>270</text:p>
          </table:table-cell>
          <table:table-cell table:formula="of:=MOD([.F51]+1/[.$H$2];5)" office:value-type="float" office:value="0.816666666666668" calcext:value-type="float">
            <text:p>0,816666666666668</text:p>
          </table:table-cell>
          <table:table-cell table:formula="of:=IF([.F52]&lt;0.000001;[.G51]+2+1/[.$H$2];[.G51]+1/[.$H$2])" office:value-type="float" office:value="0.816666666666668" calcext:value-type="float">
            <text:p>0,816666666666668</text:p>
          </table:table-cell>
          <table:table-cell table:number-columns-repeated="4"/>
          <table:table-cell table:formula="of:=SUM(MOD(SUM([.L51]-[.L$2];[.T$2]);[.R$2]-[.L$2]);[.L$2])" office:value-type="time" office:time-value="PT15H20M00S" calcext:value-type="time">
            <text:p>15:20:00</text:p>
          </table:table-cell>
          <table:table-cell table:formula="of:=IF([.L52]&lt;[.L51];[.M51]+[.H$2];[.M51])" office:value-type="float" office:value="180" calcext:value-type="float">
            <text:p>180</text:p>
          </table:table-cell>
          <table:table-cell table:formula="of:=OFFSET([.C$4];[.M52];0)" office:value-type="float" office:value="43748" calcext:value-type="float">
            <text:p>43748</text:p>
          </table:table-cell>
          <table:table-cell table:formula="of:=[.L52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52];0)&lt;=[.O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]))" office:value-type="date" office:date-value="2019-10-07T15:52:05.491814" calcext:value-type="date">
            <text:p>2019-10-07 15:52:05</text:p>
          </table:table-cell>
          <table:table-cell table:formula="of:=[.A53]" office:value-type="float" office:value="43745.6611746738" calcext:value-type="float">
            <text:p>43745.6611746738</text:p>
          </table:table-cell>
          <table:table-cell table:formula="of:=TRUNC([.A53])" office:value-type="float" office:value="43745" calcext:value-type="float">
            <text:p>43745</text:p>
          </table:table-cell>
          <table:table-cell table:formula="of:=[.B53]-[.C53]" office:value-type="float" office:value="0.661174673776259" calcext:value-type="float">
            <text:p>0.661174673776259</text:p>
          </table:table-cell>
          <table:table-cell table:formula="of:=MOD([.E52]-[.$E$2];[.$H$2])+1+[.$E$2]" office:value-type="float" office:value="271" calcext:value-type="float">
            <text:p>271</text:p>
          </table:table-cell>
          <table:table-cell table:formula="of:=MOD([.F52]+1/[.$H$2];5)" office:value-type="float" office:value="0.833333333333334" calcext:value-type="float">
            <text:p>0,833333333333334</text:p>
          </table:table-cell>
          <table:table-cell table:formula="of:=IF([.F53]&lt;0.000001;[.G52]+2+1/[.$H$2];[.G52]+1/[.$H$2])" office:value-type="float" office:value="0.833333333333334" calcext:value-type="float">
            <text:p>0,833333333333334</text:p>
          </table:table-cell>
          <table:table-cell table:number-columns-repeated="4"/>
          <table:table-cell table:formula="of:=SUM(MOD(SUM([.L52]-[.L$2];[.T$2]);[.R$2]-[.L$2]);[.L$2])" office:value-type="time" office:time-value="PT15H30M00S" calcext:value-type="time">
            <text:p>15:30:00</text:p>
          </table:table-cell>
          <table:table-cell table:formula="of:=IF([.L53]&lt;[.L52];[.M52]+[.H$2];[.M52])" office:value-type="float" office:value="180" calcext:value-type="float">
            <text:p>180</text:p>
          </table:table-cell>
          <table:table-cell table:formula="of:=OFFSET([.C$4];[.M53];0)" office:value-type="float" office:value="43748" calcext:value-type="float">
            <text:p>43748</text:p>
          </table:table-cell>
          <table:table-cell table:formula="of:=[.L53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53];0)&lt;=[.O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]))" office:value-type="date" office:date-value="2019-10-07T15:59:20.031618" calcext:value-type="date">
            <text:p>2019-10-07 15:59:20</text:p>
          </table:table-cell>
          <table:table-cell table:formula="of:=[.A54]" office:value-type="float" office:value="43745.6662040697" calcext:value-type="float">
            <text:p>43745.6662040697</text:p>
          </table:table-cell>
          <table:table-cell table:formula="of:=TRUNC([.A54])" office:value-type="float" office:value="43745" calcext:value-type="float">
            <text:p>43745</text:p>
          </table:table-cell>
          <table:table-cell table:formula="of:=[.B54]-[.C54]" office:value-type="float" office:value="0.666204069653759" calcext:value-type="float">
            <text:p>0.666204069653759</text:p>
          </table:table-cell>
          <table:table-cell table:formula="of:=MOD([.E53]-[.$E$2];[.$H$2])+1+[.$E$2]" office:value-type="float" office:value="272" calcext:value-type="float">
            <text:p>272</text:p>
          </table:table-cell>
          <table:table-cell table:formula="of:=MOD([.F53]+1/[.$H$2];5)" office:value-type="float" office:value="0.850000000000001" calcext:value-type="float">
            <text:p>0,850000000000001</text:p>
          </table:table-cell>
          <table:table-cell table:formula="of:=IF([.F54]&lt;0.000001;[.G53]+2+1/[.$H$2];[.G53]+1/[.$H$2])" office:value-type="float" office:value="0.850000000000001" calcext:value-type="float">
            <text:p>0,850000000000001</text:p>
          </table:table-cell>
          <table:table-cell table:number-columns-repeated="4"/>
          <table:table-cell table:formula="of:=SUM(MOD(SUM([.L53]-[.L$2];[.T$2]);[.R$2]-[.L$2]);[.L$2])" office:value-type="time" office:time-value="PT15H40M00S" calcext:value-type="time">
            <text:p>15:40:00</text:p>
          </table:table-cell>
          <table:table-cell table:formula="of:=IF([.L54]&lt;[.L53];[.M53]+[.H$2];[.M53])" office:value-type="float" office:value="180" calcext:value-type="float">
            <text:p>180</text:p>
          </table:table-cell>
          <table:table-cell table:formula="of:=OFFSET([.C$4];[.M54];0)" office:value-type="float" office:value="43748" calcext:value-type="float">
            <text:p>43748</text:p>
          </table:table-cell>
          <table:table-cell table:formula="of:=[.L54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54];0)&lt;=[.O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]))" office:value-type="date" office:date-value="2019-10-07T15:34:25.392518" calcext:value-type="date">
            <text:p>2019-10-07 15:34:25</text:p>
          </table:table-cell>
          <table:table-cell table:formula="of:=[.A55]" office:value-type="float" office:value="43745.648905006" calcext:value-type="float">
            <text:p>43745.648905006</text:p>
          </table:table-cell>
          <table:table-cell table:formula="of:=TRUNC([.A55])" office:value-type="float" office:value="43745" calcext:value-type="float">
            <text:p>43745</text:p>
          </table:table-cell>
          <table:table-cell table:formula="of:=[.B55]-[.C55]" office:value-type="float" office:value="0.648905005989946" calcext:value-type="float">
            <text:p>0.648905005989946</text:p>
          </table:table-cell>
          <table:table-cell table:formula="of:=MOD([.E54]-[.$E$2];[.$H$2])+1+[.$E$2]" office:value-type="float" office:value="273" calcext:value-type="float">
            <text:p>273</text:p>
          </table:table-cell>
          <table:table-cell table:formula="of:=MOD([.F54]+1/[.$H$2];5)" office:value-type="float" office:value="0.866666666666668" calcext:value-type="float">
            <text:p>0,866666666666668</text:p>
          </table:table-cell>
          <table:table-cell table:formula="of:=IF([.F55]&lt;0.000001;[.G54]+2+1/[.$H$2];[.G54]+1/[.$H$2])" office:value-type="float" office:value="0.866666666666668" calcext:value-type="float">
            <text:p>0,866666666666668</text:p>
          </table:table-cell>
          <table:table-cell table:number-columns-repeated="4"/>
          <table:table-cell table:formula="of:=SUM(MOD(SUM([.L54]-[.L$2];[.T$2]);[.R$2]-[.L$2]);[.L$2])" office:value-type="time" office:time-value="PT15H50M00S" calcext:value-type="time">
            <text:p>15:50:00</text:p>
          </table:table-cell>
          <table:table-cell table:formula="of:=IF([.L55]&lt;[.L54];[.M54]+[.H$2];[.M54])" office:value-type="float" office:value="180" calcext:value-type="float">
            <text:p>180</text:p>
          </table:table-cell>
          <table:table-cell table:formula="of:=OFFSET([.C$4];[.M55];0)" office:value-type="float" office:value="43748" calcext:value-type="float">
            <text:p>43748</text:p>
          </table:table-cell>
          <table:table-cell table:formula="of:=[.L55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55];0)&lt;=[.O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]))" office:value-type="date" office:date-value="2019-10-07T16:04:31.913806" calcext:value-type="date">
            <text:p>2019-10-07 16:04:32</text:p>
          </table:table-cell>
          <table:table-cell table:formula="of:=[.A56]" office:value-type="float" office:value="43745.6698138172" calcext:value-type="float">
            <text:p>43745.6698138172</text:p>
          </table:table-cell>
          <table:table-cell table:formula="of:=TRUNC([.A56])" office:value-type="float" office:value="43745" calcext:value-type="float">
            <text:p>43745</text:p>
          </table:table-cell>
          <table:table-cell table:formula="of:=[.B56]-[.C56]" office:value-type="float" office:value="0.669813817199611" calcext:value-type="float">
            <text:p>0.669813817199611</text:p>
          </table:table-cell>
          <table:table-cell table:formula="of:=MOD([.E55]-[.$E$2];[.$H$2])+1+[.$E$2]" office:value-type="float" office:value="274" calcext:value-type="float">
            <text:p>274</text:p>
          </table:table-cell>
          <table:table-cell table:formula="of:=MOD([.F55]+1/[.$H$2];5)" office:value-type="float" office:value="0.883333333333334" calcext:value-type="float">
            <text:p>0,883333333333334</text:p>
          </table:table-cell>
          <table:table-cell table:formula="of:=IF([.F56]&lt;0.000001;[.G55]+2+1/[.$H$2];[.G55]+1/[.$H$2])" office:value-type="float" office:value="0.883333333333334" calcext:value-type="float">
            <text:p>0,883333333333334</text:p>
          </table:table-cell>
          <table:table-cell table:number-columns-repeated="4"/>
          <table:table-cell table:formula="of:=SUM(MOD(SUM([.L55]-[.L$2];[.T$2]);[.R$2]-[.L$2]);[.L$2])" office:value-type="time" office:time-value="PT16H00M00S" calcext:value-type="time">
            <text:p>16:00:00</text:p>
          </table:table-cell>
          <table:table-cell table:formula="of:=IF([.L56]&lt;[.L55];[.M55]+[.H$2];[.M55])" office:value-type="float" office:value="180" calcext:value-type="float">
            <text:p>180</text:p>
          </table:table-cell>
          <table:table-cell table:formula="of:=OFFSET([.C$4];[.M56];0)" office:value-type="float" office:value="43748" calcext:value-type="float">
            <text:p>43748</text:p>
          </table:table-cell>
          <table:table-cell table:formula="of:=[.L56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56];0)&lt;=[.O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]))" office:value-type="date" office:date-value="2019-10-07T15:32:25.027511" calcext:value-type="date">
            <text:p>2019-10-07 15:32:25</text:p>
          </table:table-cell>
          <table:table-cell table:formula="of:=[.A57]" office:value-type="float" office:value="43745.6475118925" calcext:value-type="float">
            <text:p>43745.6475118925</text:p>
          </table:table-cell>
          <table:table-cell table:formula="of:=TRUNC([.A57])" office:value-type="float" office:value="43745" calcext:value-type="float">
            <text:p>43745</text:p>
          </table:table-cell>
          <table:table-cell table:formula="of:=[.B57]-[.C57]" office:value-type="float" office:value="0.64751189249364" calcext:value-type="float">
            <text:p>0.64751189249364</text:p>
          </table:table-cell>
          <table:table-cell table:formula="of:=MOD([.E56]-[.$E$2];[.$H$2])+1+[.$E$2]" office:value-type="float" office:value="275" calcext:value-type="float">
            <text:p>275</text:p>
          </table:table-cell>
          <table:table-cell table:formula="of:=MOD([.F56]+1/[.$H$2];5)" office:value-type="float" office:value="0.900000000000001" calcext:value-type="float">
            <text:p>0,900000000000001</text:p>
          </table:table-cell>
          <table:table-cell table:formula="of:=IF([.F57]&lt;0.000001;[.G56]+2+1/[.$H$2];[.G56]+1/[.$H$2])" office:value-type="float" office:value="0.900000000000001" calcext:value-type="float">
            <text:p>0,900000000000001</text:p>
          </table:table-cell>
          <table:table-cell table:number-columns-repeated="4"/>
          <table:table-cell table:formula="of:=SUM(MOD(SUM([.L56]-[.L$2];[.T$2]);[.R$2]-[.L$2]);[.L$2])" office:value-type="time" office:time-value="PT16H10M00S" calcext:value-type="time">
            <text:p>16:10:00</text:p>
          </table:table-cell>
          <table:table-cell table:formula="of:=IF([.L57]&lt;[.L56];[.M56]+[.H$2];[.M56])" office:value-type="float" office:value="180" calcext:value-type="float">
            <text:p>180</text:p>
          </table:table-cell>
          <table:table-cell table:formula="of:=OFFSET([.C$4];[.M57];0)" office:value-type="float" office:value="43748" calcext:value-type="float">
            <text:p>43748</text:p>
          </table:table-cell>
          <table:table-cell table:formula="of:=[.L57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7];0)&lt;=[.O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]))" office:value-type="date" office:date-value="2019-10-07T15:33:18.836152" calcext:value-type="date">
            <text:p>2019-10-07 15:33:19</text:p>
          </table:table-cell>
          <table:table-cell table:formula="of:=[.A58]" office:value-type="float" office:value="43745.6481346777" calcext:value-type="float">
            <text:p>43745.6481346777</text:p>
          </table:table-cell>
          <table:table-cell table:formula="of:=TRUNC([.A58])" office:value-type="float" office:value="43745" calcext:value-type="float">
            <text:p>43745</text:p>
          </table:table-cell>
          <table:table-cell table:formula="of:=[.B58]-[.C58]" office:value-type="float" office:value="0.648134677685448" calcext:value-type="float">
            <text:p>0.648134677685448</text:p>
          </table:table-cell>
          <table:table-cell table:formula="of:=MOD([.E57]-[.$E$2];[.$H$2])+1+[.$E$2]" office:value-type="float" office:value="276" calcext:value-type="float">
            <text:p>276</text:p>
          </table:table-cell>
          <table:table-cell table:formula="of:=MOD([.F57]+1/[.$H$2];5)" office:value-type="float" office:value="0.916666666666668" calcext:value-type="float">
            <text:p>0,916666666666668</text:p>
          </table:table-cell>
          <table:table-cell table:formula="of:=IF([.F58]&lt;0.000001;[.G57]+2+1/[.$H$2];[.G57]+1/[.$H$2])" office:value-type="float" office:value="0.916666666666668" calcext:value-type="float">
            <text:p>0,916666666666668</text:p>
          </table:table-cell>
          <table:table-cell table:number-columns-repeated="4"/>
          <table:table-cell table:formula="of:=SUM(MOD(SUM([.L57]-[.L$2];[.T$2]);[.R$2]-[.L$2]);[.L$2])" office:value-type="time" office:time-value="PT16H20M00S" calcext:value-type="time">
            <text:p>16:20:00</text:p>
          </table:table-cell>
          <table:table-cell table:formula="of:=IF([.L58]&lt;[.L57];[.M57]+[.H$2];[.M57])" office:value-type="float" office:value="180" calcext:value-type="float">
            <text:p>180</text:p>
          </table:table-cell>
          <table:table-cell table:formula="of:=OFFSET([.C$4];[.M58];0)" office:value-type="float" office:value="43748" calcext:value-type="float">
            <text:p>43748</text:p>
          </table:table-cell>
          <table:table-cell table:formula="of:=[.L58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58];0)&lt;=[.O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]))" office:value-type="date" office:date-value="2019-10-07T15:37:01.395416" calcext:value-type="date">
            <text:p>2019-10-07 15:37:01</text:p>
          </table:table-cell>
          <table:table-cell table:formula="of:=[.A59]" office:value-type="float" office:value="43745.6507105951" calcext:value-type="float">
            <text:p>43745.6507105951</text:p>
          </table:table-cell>
          <table:table-cell table:formula="of:=TRUNC([.A59])" office:value-type="float" office:value="43745" calcext:value-type="float">
            <text:p>43745</text:p>
          </table:table-cell>
          <table:table-cell table:formula="of:=[.B59]-[.C59]" office:value-type="float" office:value="0.650710595095006" calcext:value-type="float">
            <text:p>0.650710595095006</text:p>
          </table:table-cell>
          <table:table-cell table:formula="of:=MOD([.E58]-[.$E$2];[.$H$2])+1+[.$E$2]" office:value-type="float" office:value="277" calcext:value-type="float">
            <text:p>277</text:p>
          </table:table-cell>
          <table:table-cell table:formula="of:=MOD([.F58]+1/[.$H$2];5)" office:value-type="float" office:value="0.933333333333334" calcext:value-type="float">
            <text:p>0,933333333333334</text:p>
          </table:table-cell>
          <table:table-cell table:formula="of:=IF([.F59]&lt;0.000001;[.G58]+2+1/[.$H$2];[.G58]+1/[.$H$2])" office:value-type="float" office:value="0.933333333333334" calcext:value-type="float">
            <text:p>0,933333333333334</text:p>
          </table:table-cell>
          <table:table-cell table:number-columns-repeated="4"/>
          <table:table-cell table:formula="of:=SUM(MOD(SUM([.L58]-[.L$2];[.T$2]);[.R$2]-[.L$2]);[.L$2])" office:value-type="time" office:time-value="PT16H30M00S" calcext:value-type="time">
            <text:p>16:30:00</text:p>
          </table:table-cell>
          <table:table-cell table:formula="of:=IF([.L59]&lt;[.L58];[.M58]+[.H$2];[.M58])" office:value-type="float" office:value="180" calcext:value-type="float">
            <text:p>180</text:p>
          </table:table-cell>
          <table:table-cell table:formula="of:=OFFSET([.C$4];[.M59];0)" office:value-type="float" office:value="43748" calcext:value-type="float">
            <text:p>43748</text:p>
          </table:table-cell>
          <table:table-cell table:formula="of:=[.L59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59];0)&lt;=[.O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]))" office:value-type="date" office:date-value="2019-10-07T15:45:30.066914" calcext:value-type="date">
            <text:p>2019-10-07 15:45:30</text:p>
          </table:table-cell>
          <table:table-cell table:formula="of:=[.A60]" office:value-type="float" office:value="43745.6565979967" calcext:value-type="float">
            <text:p>43745.6565979967</text:p>
          </table:table-cell>
          <table:table-cell table:formula="of:=TRUNC([.A60])" office:value-type="float" office:value="43745" calcext:value-type="float">
            <text:p>43745</text:p>
          </table:table-cell>
          <table:table-cell table:formula="of:=[.B60]-[.C60]" office:value-type="float" office:value="0.656597996690834" calcext:value-type="float">
            <text:p>0.656597996690834</text:p>
          </table:table-cell>
          <table:table-cell table:formula="of:=MOD([.E59]-[.$E$2];[.$H$2])+1+[.$E$2]" office:value-type="float" office:value="278" calcext:value-type="float">
            <text:p>278</text:p>
          </table:table-cell>
          <table:table-cell table:formula="of:=MOD([.F59]+1/[.$H$2];5)" office:value-type="float" office:value="0.950000000000001" calcext:value-type="float">
            <text:p>0,950000000000001</text:p>
          </table:table-cell>
          <table:table-cell table:formula="of:=IF([.F60]&lt;0.000001;[.G59]+2+1/[.$H$2];[.G59]+1/[.$H$2])" office:value-type="float" office:value="0.950000000000001" calcext:value-type="float">
            <text:p>0,950000000000001</text:p>
          </table:table-cell>
          <table:table-cell table:number-columns-repeated="4"/>
          <table:table-cell table:formula="of:=SUM(MOD(SUM([.L59]-[.L$2];[.T$2]);[.R$2]-[.L$2]);[.L$2])" office:value-type="time" office:time-value="PT16H40M00S" calcext:value-type="time">
            <text:p>16:40:00</text:p>
          </table:table-cell>
          <table:table-cell table:formula="of:=IF([.L60]&lt;[.L59];[.M59]+[.H$2];[.M59])" office:value-type="float" office:value="180" calcext:value-type="float">
            <text:p>180</text:p>
          </table:table-cell>
          <table:table-cell table:formula="of:=OFFSET([.C$4];[.M60];0)" office:value-type="float" office:value="43748" calcext:value-type="float">
            <text:p>43748</text:p>
          </table:table-cell>
          <table:table-cell table:formula="of:=[.L60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60];0)&lt;=[.O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]))" office:value-type="date" office:date-value="2019-10-07T15:40:06.549513" calcext:value-type="date">
            <text:p>2019-10-07 15:40:07</text:p>
          </table:table-cell>
          <table:table-cell table:formula="of:=[.A61]" office:value-type="float" office:value="43745.6528535823" calcext:value-type="float">
            <text:p>43745.6528535823</text:p>
          </table:table-cell>
          <table:table-cell table:formula="of:=TRUNC([.A61])" office:value-type="float" office:value="43745" calcext:value-type="float">
            <text:p>43745</text:p>
          </table:table-cell>
          <table:table-cell table:formula="of:=[.B61]-[.C61]" office:value-type="float" office:value="0.652853582330863" calcext:value-type="float">
            <text:p>0.652853582330863</text:p>
          </table:table-cell>
          <table:table-cell table:formula="of:=MOD([.E60]-[.$E$2];[.$H$2])+1+[.$E$2]" office:value-type="float" office:value="279" calcext:value-type="float">
            <text:p>279</text:p>
          </table:table-cell>
          <table:table-cell table:formula="of:=MOD([.F60]+1/[.$H$2];5)" office:value-type="float" office:value="0.966666666666668" calcext:value-type="float">
            <text:p>0,966666666666668</text:p>
          </table:table-cell>
          <table:table-cell table:formula="of:=IF([.F61]&lt;0.000001;[.G60]+2+1/[.$H$2];[.G60]+1/[.$H$2])" office:value-type="float" office:value="0.966666666666668" calcext:value-type="float">
            <text:p>0,966666666666668</text:p>
          </table:table-cell>
          <table:table-cell table:number-columns-repeated="4"/>
          <table:table-cell table:formula="of:=SUM(MOD(SUM([.L60]-[.L$2];[.T$2]);[.R$2]-[.L$2]);[.L$2])" office:value-type="time" office:time-value="PT16H50M00S" calcext:value-type="time">
            <text:p>16:50:00</text:p>
          </table:table-cell>
          <table:table-cell table:formula="of:=IF([.L61]&lt;[.L60];[.M60]+[.H$2];[.M60])" office:value-type="float" office:value="180" calcext:value-type="float">
            <text:p>180</text:p>
          </table:table-cell>
          <table:table-cell table:formula="of:=OFFSET([.C$4];[.M61];0)" office:value-type="float" office:value="43748" calcext:value-type="float">
            <text:p>43748</text:p>
          </table:table-cell>
          <table:table-cell table:formula="of:=[.L61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61];0)&lt;=[.O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]))" office:value-type="date" office:date-value="2019-10-07T15:33:47.28322" calcext:value-type="date">
            <text:p>2019-10-07 15:33:47</text:p>
          </table:table-cell>
          <table:table-cell table:formula="of:=[.A62]" office:value-type="float" office:value="43745.6484639262" calcext:value-type="float">
            <text:p>43745.6484639262</text:p>
          </table:table-cell>
          <table:table-cell table:formula="of:=TRUNC([.A62])" office:value-type="float" office:value="43745" calcext:value-type="float">
            <text:p>43745</text:p>
          </table:table-cell>
          <table:table-cell table:formula="of:=[.B62]-[.C62]" office:value-type="float" office:value="0.648463926161639" calcext:value-type="float">
            <text:p>0.648463926161639</text:p>
          </table:table-cell>
          <table:table-cell table:formula="of:=MOD([.E61]-[.$E$2];[.$H$2])+1+[.$E$2]" office:value-type="float" office:value="280" calcext:value-type="float">
            <text:p>280</text:p>
          </table:table-cell>
          <table:table-cell table:formula="of:=MOD([.F61]+1/[.$H$2];5)" office:value-type="float" office:value="0.983333333333335" calcext:value-type="float">
            <text:p>0,983333333333335</text:p>
          </table:table-cell>
          <table:table-cell table:formula="of:=IF([.F62]&lt;0.000001;[.G61]+2+1/[.$H$2];[.G61]+1/[.$H$2])" office:value-type="float" office:value="0.983333333333335" calcext:value-type="float">
            <text:p>0,983333333333335</text:p>
          </table:table-cell>
          <table:table-cell table:number-columns-repeated="4"/>
          <table:table-cell table:formula="of:=SUM(MOD(SUM([.L61]-[.L$2];[.T$2]);[.R$2]-[.L$2]);[.L$2])" office:value-type="time" office:time-value="PT17H00M00S" calcext:value-type="time">
            <text:p>17:00:00</text:p>
          </table:table-cell>
          <table:table-cell table:formula="of:=IF([.L62]&lt;[.L61];[.M61]+[.H$2];[.M61])" office:value-type="float" office:value="180" calcext:value-type="float">
            <text:p>180</text:p>
          </table:table-cell>
          <table:table-cell table:formula="of:=OFFSET([.C$4];[.M62];0)" office:value-type="float" office:value="43748" calcext:value-type="float">
            <text:p>43748</text:p>
          </table:table-cell>
          <table:table-cell table:formula="of:=[.L62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62];0)&lt;=[.O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]))" office:value-type="date" office:date-value="2019-10-08T15:51:17.081895" calcext:value-type="date">
            <text:p>2019-10-08 15:51:17</text:p>
          </table:table-cell>
          <table:table-cell table:formula="of:=[.A63]" office:value-type="float" office:value="43746.6606143738" calcext:value-type="float">
            <text:p>43746.6606143738</text:p>
          </table:table-cell>
          <table:table-cell table:formula="of:=TRUNC([.A63])" office:value-type="float" office:value="43746" calcext:value-type="float">
            <text:p>43746</text:p>
          </table:table-cell>
          <table:table-cell table:formula="of:=[.B63]-[.C63]" office:value-type="float" office:value="0.660614373788121" calcext:value-type="float">
            <text:p>0.660614373788121</text:p>
          </table:table-cell>
          <table:table-cell table:formula="of:=MOD([.E62]-[.$E$2];[.$H$2])+1+[.$E$2]" office:value-type="float" office:value="221" calcext:value-type="float">
            <text:p>221</text:p>
          </table:table-cell>
          <table:table-cell table:formula="of:=MOD([.F62]+1/[.$H$2];5)" office:value-type="float" office:value="1" calcext:value-type="float">
            <text:p>1</text:p>
          </table:table-cell>
          <table:table-cell table:formula="of:=IF([.F63]&lt;0.000001;[.G62]+2+1/[.$H$2];[.G62]+1/[.$H$2])" office:value-type="float" office:value="1" calcext:value-type="float">
            <text:p>1</text:p>
          </table:table-cell>
          <table:table-cell table:number-columns-repeated="4"/>
          <table:table-cell table:formula="of:=SUM(MOD(SUM([.L62]-[.L$2];[.T$2]);[.R$2]-[.L$2]);[.L$2])" office:value-type="time" office:time-value="PT14H40M00S" calcext:value-type="time">
            <text:p>14:40:00</text:p>
          </table:table-cell>
          <table:table-cell table:formula="of:=IF([.L63]&lt;[.L62];[.M62]+[.H$2];[.M62])" office:value-type="float" office:value="240" calcext:value-type="float">
            <text:p>240</text:p>
          </table:table-cell>
          <table:table-cell table:formula="of:=OFFSET([.C$4];[.M63];0)" office:value-type="float" office:value="43749" calcext:value-type="float">
            <text:p>43749</text:p>
          </table:table-cell>
          <table:table-cell table:formula="of:=[.L63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63];0)&lt;=[.O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]))" office:value-type="date" office:date-value="2019-10-08T15:17:45.092439" calcext:value-type="date">
            <text:p>2019-10-08 15:17:45</text:p>
          </table:table-cell>
          <table:table-cell table:style-name="ce7" table:formula="of:=[.A64]" office:value-type="date" office:date-value="2019-10-08T15:17:45.092439" calcext:value-type="date">
            <text:p>2019-10-08 15:17:45</text:p>
          </table:table-cell>
          <table:table-cell table:formula="of:=TRUNC([.A64])" office:value-type="float" office:value="43746" calcext:value-type="float">
            <text:p>43746</text:p>
          </table:table-cell>
          <table:table-cell table:style-name="ce12" table:formula="of:=[.B64]-[.C64]" office:value-type="date" office:date-value="1899-12-30T15:17:45.09243878536" calcext:value-type="date">
            <text:p>12/30/99 03:17 PM</text:p>
          </table:table-cell>
          <table:table-cell table:formula="of:=MOD([.E63]-[.$E$2];[.$H$2])+1+[.$E$2]" office:value-type="float" office:value="222" calcext:value-type="float">
            <text:p>222</text:p>
          </table:table-cell>
          <table:table-cell table:formula="of:=MOD([.F63]+1/[.$H$2];5)" office:value-type="float" office:value="1.01666666666667" calcext:value-type="float">
            <text:p>1,01666666666667</text:p>
          </table:table-cell>
          <table:table-cell table:formula="of:=IF([.F64]&lt;0.000001;[.G63]+2+1/[.$H$2];[.G63]+1/[.$H$2])" office:value-type="float" office:value="1.01666666666667" calcext:value-type="float">
            <text:p>1,01666666666667</text:p>
          </table:table-cell>
          <table:table-cell table:number-columns-repeated="4"/>
          <table:table-cell table:formula="of:=SUM(MOD(SUM([.L63]-[.L$2];[.T$2]);[.R$2]-[.L$2]);[.L$2])" office:value-type="time" office:time-value="PT14H50M00S" calcext:value-type="time">
            <text:p>14:50:00</text:p>
          </table:table-cell>
          <table:table-cell table:formula="of:=IF([.L64]&lt;[.L63];[.M63]+[.H$2];[.M63])" office:value-type="float" office:value="240" calcext:value-type="float">
            <text:p>240</text:p>
          </table:table-cell>
          <table:table-cell table:formula="of:=OFFSET([.C$4];[.M64];0)" office:value-type="float" office:value="43749" calcext:value-type="float">
            <text:p>43749</text:p>
          </table:table-cell>
          <table:table-cell table:formula="of:=[.L64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64];0)&lt;=[.O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]))" office:value-type="date" office:date-value="2019-10-08T15:47:42.634807" calcext:value-type="date">
            <text:p>2019-10-08 15:47:43</text:p>
          </table:table-cell>
          <table:table-cell table:formula="of:=[.A65]" office:value-type="float" office:value="43746.6581323473" calcext:value-type="float">
            <text:p>43746.6581323473</text:p>
          </table:table-cell>
          <table:table-cell table:formula="of:=TRUNC([.A65])" office:value-type="float" office:value="43746" calcext:value-type="float">
            <text:p>43746</text:p>
          </table:table-cell>
          <table:table-cell table:formula="of:=[.B65]-[.C65]" office:value-type="float" office:value="0.658132347300125" calcext:value-type="float">
            <text:p>0.658132347300125</text:p>
          </table:table-cell>
          <table:table-cell table:formula="of:=MOD([.E64]-[.$E$2];[.$H$2])+1+[.$E$2]" office:value-type="float" office:value="223" calcext:value-type="float">
            <text:p>223</text:p>
          </table:table-cell>
          <table:table-cell table:formula="of:=MOD([.F64]+1/[.$H$2];5)" office:value-type="float" office:value="1.03333333333333" calcext:value-type="float">
            <text:p>1,03333333333333</text:p>
          </table:table-cell>
          <table:table-cell table:formula="of:=IF([.F65]&lt;0.000001;[.G64]+2+1/[.$H$2];[.G64]+1/[.$H$2])" office:value-type="float" office:value="1.03333333333333" calcext:value-type="float">
            <text:p>1,03333333333333</text:p>
          </table:table-cell>
          <table:table-cell table:number-columns-repeated="4"/>
          <table:table-cell table:formula="of:=SUM(MOD(SUM([.L64]-[.L$2];[.T$2]);[.R$2]-[.L$2]);[.L$2])" office:value-type="time" office:time-value="PT15H00M00S" calcext:value-type="time">
            <text:p>15:00:00</text:p>
          </table:table-cell>
          <table:table-cell table:formula="of:=IF([.L65]&lt;[.L64];[.M64]+[.H$2];[.M64])" office:value-type="float" office:value="240" calcext:value-type="float">
            <text:p>240</text:p>
          </table:table-cell>
          <table:table-cell table:formula="of:=OFFSET([.C$4];[.M65];0)" office:value-type="float" office:value="43749" calcext:value-type="float">
            <text:p>43749</text:p>
          </table:table-cell>
          <table:table-cell table:formula="of:=[.L65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65];0)&lt;=[.O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]))" office:value-type="date" office:date-value="2019-10-08T15:54:43.893031" calcext:value-type="date">
            <text:p>2019-10-08 15:54:44</text:p>
          </table:table-cell>
          <table:table-cell table:formula="of:=[.A66]" office:value-type="float" office:value="43746.6630080212" calcext:value-type="float">
            <text:p>43746.6630080212</text:p>
          </table:table-cell>
          <table:table-cell table:formula="of:=TRUNC([.A66])" office:value-type="float" office:value="43746" calcext:value-type="float">
            <text:p>43746</text:p>
          </table:table-cell>
          <table:table-cell table:formula="of:=[.B66]-[.C66]" office:value-type="float" office:value="0.663008021190763" calcext:value-type="float">
            <text:p>0.663008021190763</text:p>
          </table:table-cell>
          <table:table-cell table:formula="of:=MOD([.E65]-[.$E$2];[.$H$2])+1+[.$E$2]" office:value-type="float" office:value="224" calcext:value-type="float">
            <text:p>224</text:p>
          </table:table-cell>
          <table:table-cell table:formula="of:=MOD([.F65]+1/[.$H$2];5)" office:value-type="float" office:value="1.05" calcext:value-type="float">
            <text:p>1,05</text:p>
          </table:table-cell>
          <table:table-cell table:formula="of:=IF([.F66]&lt;0.000001;[.G65]+2+1/[.$H$2];[.G65]+1/[.$H$2])" office:value-type="float" office:value="1.05" calcext:value-type="float">
            <text:p>1,05</text:p>
          </table:table-cell>
          <table:table-cell table:number-columns-repeated="4"/>
          <table:table-cell table:formula="of:=SUM(MOD(SUM([.L65]-[.L$2];[.T$2]);[.R$2]-[.L$2]);[.L$2])" office:value-type="time" office:time-value="PT15H10M00S" calcext:value-type="time">
            <text:p>15:10:00</text:p>
          </table:table-cell>
          <table:table-cell table:formula="of:=IF([.L66]&lt;[.L65];[.M65]+[.H$2];[.M65])" office:value-type="float" office:value="240" calcext:value-type="float">
            <text:p>240</text:p>
          </table:table-cell>
          <table:table-cell table:formula="of:=OFFSET([.C$4];[.M66];0)" office:value-type="float" office:value="43749" calcext:value-type="float">
            <text:p>43749</text:p>
          </table:table-cell>
          <table:table-cell table:formula="of:=[.L66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66];0)&lt;=[.O6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]))" office:value-type="date" office:date-value="2019-10-08T15:33:10.155288" calcext:value-type="date">
            <text:p>2019-10-08 15:33:10</text:p>
          </table:table-cell>
          <table:table-cell table:formula="of:=[.A67]" office:value-type="float" office:value="43746.6480342047" calcext:value-type="float">
            <text:p>43746.6480342047</text:p>
          </table:table-cell>
          <table:table-cell table:formula="of:=TRUNC([.A67])" office:value-type="float" office:value="43746" calcext:value-type="float">
            <text:p>43746</text:p>
          </table:table-cell>
          <table:table-cell table:formula="of:=[.B67]-[.C67]" office:value-type="float" office:value="0.648034204721625" calcext:value-type="float">
            <text:p>0.648034204721625</text:p>
          </table:table-cell>
          <table:table-cell table:formula="of:=MOD([.E66]-[.$E$2];[.$H$2])+1+[.$E$2]" office:value-type="float" office:value="225" calcext:value-type="float">
            <text:p>225</text:p>
          </table:table-cell>
          <table:table-cell table:formula="of:=MOD([.F66]+1/[.$H$2];5)" office:value-type="float" office:value="1.06666666666667" calcext:value-type="float">
            <text:p>1,06666666666667</text:p>
          </table:table-cell>
          <table:table-cell table:formula="of:=IF([.F67]&lt;0.000001;[.G66]+2+1/[.$H$2];[.G66]+1/[.$H$2])" office:value-type="float" office:value="1.06666666666667" calcext:value-type="float">
            <text:p>1,06666666666667</text:p>
          </table:table-cell>
          <table:table-cell table:number-columns-repeated="4"/>
          <table:table-cell table:formula="of:=SUM(MOD(SUM([.L66]-[.L$2];[.T$2]);[.R$2]-[.L$2]);[.L$2])" office:value-type="time" office:time-value="PT15H20M00S" calcext:value-type="time">
            <text:p>15:20:00</text:p>
          </table:table-cell>
          <table:table-cell table:formula="of:=IF([.L67]&lt;[.L66];[.M66]+[.H$2];[.M66])" office:value-type="float" office:value="240" calcext:value-type="float">
            <text:p>240</text:p>
          </table:table-cell>
          <table:table-cell table:formula="of:=OFFSET([.C$4];[.M67];0)" office:value-type="float" office:value="43749" calcext:value-type="float">
            <text:p>43749</text:p>
          </table:table-cell>
          <table:table-cell table:formula="of:=[.L67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67];0)&lt;=[.O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]))" office:value-type="date" office:date-value="2019-10-08T16:13:18.838362" calcext:value-type="date">
            <text:p>2019-10-08 16:13:19</text:p>
          </table:table-cell>
          <table:table-cell table:formula="of:=[.A68]" office:value-type="float" office:value="43746.675912481" calcext:value-type="float">
            <text:p>43746.675912481</text:p>
          </table:table-cell>
          <table:table-cell table:formula="of:=TRUNC([.A68])" office:value-type="float" office:value="43746" calcext:value-type="float">
            <text:p>43746</text:p>
          </table:table-cell>
          <table:table-cell table:formula="of:=[.B68]-[.C68]" office:value-type="float" office:value="0.675912481041451" calcext:value-type="float">
            <text:p>0.675912481041451</text:p>
          </table:table-cell>
          <table:table-cell table:formula="of:=MOD([.E67]-[.$E$2];[.$H$2])+1+[.$E$2]" office:value-type="float" office:value="226" calcext:value-type="float">
            <text:p>226</text:p>
          </table:table-cell>
          <table:table-cell table:formula="of:=MOD([.F67]+1/[.$H$2];5)" office:value-type="float" office:value="1.08333333333333" calcext:value-type="float">
            <text:p>1,08333333333333</text:p>
          </table:table-cell>
          <table:table-cell table:formula="of:=IF([.F68]&lt;0.000001;[.G67]+2+1/[.$H$2];[.G67]+1/[.$H$2])" office:value-type="float" office:value="1.08333333333333" calcext:value-type="float">
            <text:p>1,08333333333333</text:p>
          </table:table-cell>
          <table:table-cell table:number-columns-repeated="4"/>
          <table:table-cell table:formula="of:=SUM(MOD(SUM([.L67]-[.L$2];[.T$2]);[.R$2]-[.L$2]);[.L$2])" office:value-type="time" office:time-value="PT15H30M00S" calcext:value-type="time">
            <text:p>15:30:00</text:p>
          </table:table-cell>
          <table:table-cell table:formula="of:=IF([.L68]&lt;[.L67];[.M67]+[.H$2];[.M67])" office:value-type="float" office:value="240" calcext:value-type="float">
            <text:p>240</text:p>
          </table:table-cell>
          <table:table-cell table:formula="of:=OFFSET([.C$4];[.M68];0)" office:value-type="float" office:value="43749" calcext:value-type="float">
            <text:p>43749</text:p>
          </table:table-cell>
          <table:table-cell table:formula="of:=[.L68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68];0)&lt;=[.O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]))" office:value-type="date" office:date-value="2019-10-08T15:05:32.460921" calcext:value-type="date">
            <text:p>2019-10-08 15:05:32</text:p>
          </table:table-cell>
          <table:table-cell table:formula="of:=[.A69]" office:value-type="float" office:value="43746.6288479273" calcext:value-type="float">
            <text:p>43746.6288479273</text:p>
          </table:table-cell>
          <table:table-cell table:formula="of:=TRUNC([.A69])" office:value-type="float" office:value="43746" calcext:value-type="float">
            <text:p>43746</text:p>
          </table:table-cell>
          <table:table-cell table:formula="of:=[.B69]-[.C69]" office:value-type="float" office:value="0.628847927328025" calcext:value-type="float">
            <text:p>0.628847927328025</text:p>
          </table:table-cell>
          <table:table-cell table:formula="of:=MOD([.E68]-[.$E$2];[.$H$2])+1+[.$E$2]" office:value-type="float" office:value="227" calcext:value-type="float">
            <text:p>227</text:p>
          </table:table-cell>
          <table:table-cell table:formula="of:=MOD([.F68]+1/[.$H$2];5)" office:value-type="float" office:value="1.1" calcext:value-type="float">
            <text:p>1,1</text:p>
          </table:table-cell>
          <table:table-cell table:formula="of:=IF([.F69]&lt;0.000001;[.G68]+2+1/[.$H$2];[.G68]+1/[.$H$2])" office:value-type="float" office:value="1.1" calcext:value-type="float">
            <text:p>1,1</text:p>
          </table:table-cell>
          <table:table-cell table:number-columns-repeated="4"/>
          <table:table-cell table:formula="of:=SUM(MOD(SUM([.L68]-[.L$2];[.T$2]);[.R$2]-[.L$2]);[.L$2])" office:value-type="time" office:time-value="PT15H40M00S" calcext:value-type="time">
            <text:p>15:40:00</text:p>
          </table:table-cell>
          <table:table-cell table:formula="of:=IF([.L69]&lt;[.L68];[.M68]+[.H$2];[.M68])" office:value-type="float" office:value="240" calcext:value-type="float">
            <text:p>240</text:p>
          </table:table-cell>
          <table:table-cell table:formula="of:=OFFSET([.C$4];[.M69];0)" office:value-type="float" office:value="43749" calcext:value-type="float">
            <text:p>43749</text:p>
          </table:table-cell>
          <table:table-cell table:formula="of:=[.L69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69];0)&lt;=[.O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]))" office:value-type="date" office:date-value="2019-10-08T15:30:51.901907" calcext:value-type="date">
            <text:p>2019-10-08 15:30:52</text:p>
          </table:table-cell>
          <table:table-cell table:formula="of:=[.A70]" office:value-type="float" office:value="43746.6464340499" calcext:value-type="float">
            <text:p>43746.6464340499</text:p>
          </table:table-cell>
          <table:table-cell table:formula="of:=TRUNC([.A70])" office:value-type="float" office:value="43746" calcext:value-type="float">
            <text:p>43746</text:p>
          </table:table-cell>
          <table:table-cell table:formula="of:=[.B70]-[.C70]" office:value-type="float" office:value="0.646434049849631" calcext:value-type="float">
            <text:p>0.646434049849631</text:p>
          </table:table-cell>
          <table:table-cell table:formula="of:=MOD([.E69]-[.$E$2];[.$H$2])+1+[.$E$2]" office:value-type="float" office:value="228" calcext:value-type="float">
            <text:p>228</text:p>
          </table:table-cell>
          <table:table-cell table:formula="of:=MOD([.F69]+1/[.$H$2];5)" office:value-type="float" office:value="1.11666666666667" calcext:value-type="float">
            <text:p>1,11666666666667</text:p>
          </table:table-cell>
          <table:table-cell table:formula="of:=IF([.F70]&lt;0.000001;[.G69]+2+1/[.$H$2];[.G69]+1/[.$H$2])" office:value-type="float" office:value="1.11666666666667" calcext:value-type="float">
            <text:p>1,11666666666667</text:p>
          </table:table-cell>
          <table:table-cell table:number-columns-repeated="4"/>
          <table:table-cell table:formula="of:=SUM(MOD(SUM([.L69]-[.L$2];[.T$2]);[.R$2]-[.L$2]);[.L$2])" office:value-type="time" office:time-value="PT15H50M00S" calcext:value-type="time">
            <text:p>15:50:00</text:p>
          </table:table-cell>
          <table:table-cell table:formula="of:=IF([.L70]&lt;[.L69];[.M69]+[.H$2];[.M69])" office:value-type="float" office:value="240" calcext:value-type="float">
            <text:p>240</text:p>
          </table:table-cell>
          <table:table-cell table:formula="of:=OFFSET([.C$4];[.M70];0)" office:value-type="float" office:value="43749" calcext:value-type="float">
            <text:p>43749</text:p>
          </table:table-cell>
          <table:table-cell table:formula="of:=[.L70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70];0)&lt;=[.O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]))" office:value-type="date" office:date-value="2019-10-08T15:40:50.157314" calcext:value-type="date">
            <text:p>2019-10-08 15:40:50</text:p>
          </table:table-cell>
          <table:table-cell table:formula="of:=[.A71]" office:value-type="float" office:value="43746.6533583022" calcext:value-type="float">
            <text:p>43746.6533583022</text:p>
          </table:table-cell>
          <table:table-cell table:formula="of:=TRUNC([.A71])" office:value-type="float" office:value="43746" calcext:value-type="float">
            <text:p>43746</text:p>
          </table:table-cell>
          <table:table-cell table:formula="of:=[.B71]-[.C71]" office:value-type="float" office:value="0.653358302246488" calcext:value-type="float">
            <text:p>0.653358302246488</text:p>
          </table:table-cell>
          <table:table-cell table:formula="of:=MOD([.E70]-[.$E$2];[.$H$2])+1+[.$E$2]" office:value-type="float" office:value="229" calcext:value-type="float">
            <text:p>229</text:p>
          </table:table-cell>
          <table:table-cell table:formula="of:=MOD([.F70]+1/[.$H$2];5)" office:value-type="float" office:value="1.13333333333333" calcext:value-type="float">
            <text:p>1,13333333333333</text:p>
          </table:table-cell>
          <table:table-cell table:formula="of:=IF([.F71]&lt;0.000001;[.G70]+2+1/[.$H$2];[.G70]+1/[.$H$2])" office:value-type="float" office:value="1.13333333333333" calcext:value-type="float">
            <text:p>1,13333333333333</text:p>
          </table:table-cell>
          <table:table-cell table:number-columns-repeated="4"/>
          <table:table-cell table:formula="of:=SUM(MOD(SUM([.L70]-[.L$2];[.T$2]);[.R$2]-[.L$2]);[.L$2])" office:value-type="time" office:time-value="PT16H00M00S" calcext:value-type="time">
            <text:p>16:00:00</text:p>
          </table:table-cell>
          <table:table-cell table:formula="of:=IF([.L71]&lt;[.L70];[.M70]+[.H$2];[.M70])" office:value-type="float" office:value="240" calcext:value-type="float">
            <text:p>240</text:p>
          </table:table-cell>
          <table:table-cell table:formula="of:=OFFSET([.C$4];[.M71];0)" office:value-type="float" office:value="43749" calcext:value-type="float">
            <text:p>43749</text:p>
          </table:table-cell>
          <table:table-cell table:formula="of:=[.L71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71];0)&lt;=[.O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]))" office:value-type="date" office:date-value="2019-10-08T15:34:40.899585" calcext:value-type="date">
            <text:p>2019-10-08 15:34:41</text:p>
          </table:table-cell>
          <table:table-cell table:formula="of:=[.A72]" office:value-type="float" office:value="43746.6490844859" calcext:value-type="float">
            <text:p>43746.6490844859</text:p>
          </table:table-cell>
          <table:table-cell table:formula="of:=TRUNC([.A72])" office:value-type="float" office:value="43746" calcext:value-type="float">
            <text:p>43746</text:p>
          </table:table-cell>
          <table:table-cell table:formula="of:=[.B72]-[.C72]" office:value-type="float" office:value="0.649084485936328" calcext:value-type="float">
            <text:p>0.649084485936328</text:p>
          </table:table-cell>
          <table:table-cell table:formula="of:=MOD([.E71]-[.$E$2];[.$H$2])+1+[.$E$2]" office:value-type="float" office:value="230" calcext:value-type="float">
            <text:p>230</text:p>
          </table:table-cell>
          <table:table-cell table:formula="of:=MOD([.F71]+1/[.$H$2];5)" office:value-type="float" office:value="1.15" calcext:value-type="float">
            <text:p>1,15</text:p>
          </table:table-cell>
          <table:table-cell table:formula="of:=IF([.F72]&lt;0.000001;[.G71]+2+1/[.$H$2];[.G71]+1/[.$H$2])" office:value-type="float" office:value="1.15" calcext:value-type="float">
            <text:p>1,15</text:p>
          </table:table-cell>
          <table:table-cell table:number-columns-repeated="4"/>
          <table:table-cell table:formula="of:=SUM(MOD(SUM([.L71]-[.L$2];[.T$2]);[.R$2]-[.L$2]);[.L$2])" office:value-type="time" office:time-value="PT16H10M00S" calcext:value-type="time">
            <text:p>16:10:00</text:p>
          </table:table-cell>
          <table:table-cell table:formula="of:=IF([.L72]&lt;[.L71];[.M71]+[.H$2];[.M71])" office:value-type="float" office:value="240" calcext:value-type="float">
            <text:p>240</text:p>
          </table:table-cell>
          <table:table-cell table:formula="of:=OFFSET([.C$4];[.M72];0)" office:value-type="float" office:value="43749" calcext:value-type="float">
            <text:p>43749</text:p>
          </table:table-cell>
          <table:table-cell table:formula="of:=[.L72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72];0)&lt;=[.O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]))" office:value-type="date" office:date-value="2019-10-08T15:30:43.139126" calcext:value-type="date">
            <text:p>2019-10-08 15:30:43</text:p>
          </table:table-cell>
          <table:table-cell table:formula="of:=[.A73]" office:value-type="float" office:value="43746.6463326288" calcext:value-type="float">
            <text:p>43746.6463326288</text:p>
          </table:table-cell>
          <table:table-cell table:formula="of:=TRUNC([.A73])" office:value-type="float" office:value="43746" calcext:value-type="float">
            <text:p>43746</text:p>
          </table:table-cell>
          <table:table-cell table:formula="of:=[.B73]-[.C73]" office:value-type="float" office:value="0.6463326287776" calcext:value-type="float">
            <text:p>0.6463326287776</text:p>
          </table:table-cell>
          <table:table-cell table:formula="of:=MOD([.E72]-[.$E$2];[.$H$2])+1+[.$E$2]" office:value-type="float" office:value="231" calcext:value-type="float">
            <text:p>231</text:p>
          </table:table-cell>
          <table:table-cell table:formula="of:=MOD([.F72]+1/[.$H$2];5)" office:value-type="float" office:value="1.16666666666667" calcext:value-type="float">
            <text:p>1,16666666666667</text:p>
          </table:table-cell>
          <table:table-cell table:formula="of:=IF([.F73]&lt;0.000001;[.G72]+2+1/[.$H$2];[.G72]+1/[.$H$2])" office:value-type="float" office:value="1.16666666666667" calcext:value-type="float">
            <text:p>1,16666666666667</text:p>
          </table:table-cell>
          <table:table-cell table:number-columns-repeated="4"/>
          <table:table-cell table:formula="of:=SUM(MOD(SUM([.L72]-[.L$2];[.T$2]);[.R$2]-[.L$2]);[.L$2])" office:value-type="time" office:time-value="PT16H20M00S" calcext:value-type="time">
            <text:p>16:20:00</text:p>
          </table:table-cell>
          <table:table-cell table:formula="of:=IF([.L73]&lt;[.L72];[.M72]+[.H$2];[.M72])" office:value-type="float" office:value="240" calcext:value-type="float">
            <text:p>240</text:p>
          </table:table-cell>
          <table:table-cell table:formula="of:=OFFSET([.C$4];[.M73];0)" office:value-type="float" office:value="43749" calcext:value-type="float">
            <text:p>43749</text:p>
          </table:table-cell>
          <table:table-cell table:formula="of:=[.L73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73];0)&lt;=[.O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]))" office:value-type="date" office:date-value="2019-10-08T15:54:48.287215" calcext:value-type="date">
            <text:p>2019-10-08 15:54:48</text:p>
          </table:table-cell>
          <table:table-cell table:formula="of:=[.A74]" office:value-type="float" office:value="43746.6630588798" calcext:value-type="float">
            <text:p>43746.6630588798</text:p>
          </table:table-cell>
          <table:table-cell table:formula="of:=TRUNC([.A74])" office:value-type="float" office:value="43746" calcext:value-type="float">
            <text:p>43746</text:p>
          </table:table-cell>
          <table:table-cell table:formula="of:=[.B74]-[.C74]" office:value-type="float" office:value="0.663058879807068" calcext:value-type="float">
            <text:p>0.663058879807068</text:p>
          </table:table-cell>
          <table:table-cell table:formula="of:=MOD([.E73]-[.$E$2];[.$H$2])+1+[.$E$2]" office:value-type="float" office:value="232" calcext:value-type="float">
            <text:p>232</text:p>
          </table:table-cell>
          <table:table-cell table:formula="of:=MOD([.F73]+1/[.$H$2];5)" office:value-type="float" office:value="1.18333333333333" calcext:value-type="float">
            <text:p>1,18333333333333</text:p>
          </table:table-cell>
          <table:table-cell table:formula="of:=IF([.F74]&lt;0.000001;[.G73]+2+1/[.$H$2];[.G73]+1/[.$H$2])" office:value-type="float" office:value="1.18333333333333" calcext:value-type="float">
            <text:p>1,18333333333333</text:p>
          </table:table-cell>
          <table:table-cell table:number-columns-repeated="4"/>
          <table:table-cell table:formula="of:=SUM(MOD(SUM([.L73]-[.L$2];[.T$2]);[.R$2]-[.L$2]);[.L$2])" office:value-type="time" office:time-value="PT16H30M00S" calcext:value-type="time">
            <text:p>16:30:00</text:p>
          </table:table-cell>
          <table:table-cell table:formula="of:=IF([.L74]&lt;[.L73];[.M73]+[.H$2];[.M73])" office:value-type="float" office:value="240" calcext:value-type="float">
            <text:p>240</text:p>
          </table:table-cell>
          <table:table-cell table:formula="of:=OFFSET([.C$4];[.M74];0)" office:value-type="float" office:value="43749" calcext:value-type="float">
            <text:p>43749</text:p>
          </table:table-cell>
          <table:table-cell table:formula="of:=[.L74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74];0)&lt;=[.O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]))" office:value-type="date" office:date-value="2019-10-08T15:48:50.428043" calcext:value-type="date">
            <text:p>2019-10-08 15:48:50</text:p>
          </table:table-cell>
          <table:table-cell table:formula="of:=[.A75]" office:value-type="float" office:value="43746.6589169912" calcext:value-type="float">
            <text:p>43746.6589169912</text:p>
          </table:table-cell>
          <table:table-cell table:formula="of:=TRUNC([.A75])" office:value-type="float" office:value="43746" calcext:value-type="float">
            <text:p>43746</text:p>
          </table:table-cell>
          <table:table-cell table:formula="of:=[.B75]-[.C75]" office:value-type="float" office:value="0.658916991233127" calcext:value-type="float">
            <text:p>0.658916991233127</text:p>
          </table:table-cell>
          <table:table-cell table:formula="of:=MOD([.E74]-[.$E$2];[.$H$2])+1+[.$E$2]" office:value-type="float" office:value="233" calcext:value-type="float">
            <text:p>233</text:p>
          </table:table-cell>
          <table:table-cell table:formula="of:=MOD([.F74]+1/[.$H$2];5)" office:value-type="float" office:value="1.2" calcext:value-type="float">
            <text:p>1,2</text:p>
          </table:table-cell>
          <table:table-cell table:formula="of:=IF([.F75]&lt;0.000001;[.G74]+2+1/[.$H$2];[.G74]+1/[.$H$2])" office:value-type="float" office:value="1.2" calcext:value-type="float">
            <text:p>1,2</text:p>
          </table:table-cell>
          <table:table-cell table:number-columns-repeated="4"/>
          <table:table-cell table:formula="of:=SUM(MOD(SUM([.L74]-[.L$2];[.T$2]);[.R$2]-[.L$2]);[.L$2])" office:value-type="time" office:time-value="PT16H40M00S" calcext:value-type="time">
            <text:p>16:40:00</text:p>
          </table:table-cell>
          <table:table-cell table:formula="of:=IF([.L75]&lt;[.L74];[.M74]+[.H$2];[.M74])" office:value-type="float" office:value="240" calcext:value-type="float">
            <text:p>240</text:p>
          </table:table-cell>
          <table:table-cell table:formula="of:=OFFSET([.C$4];[.M75];0)" office:value-type="float" office:value="43749" calcext:value-type="float">
            <text:p>43749</text:p>
          </table:table-cell>
          <table:table-cell table:formula="of:=[.L75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75];0)&lt;=[.O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]))" office:value-type="date" office:date-value="2019-10-08T15:57:35.978557" calcext:value-type="date">
            <text:p>2019-10-08 15:57:36</text:p>
          </table:table-cell>
          <table:table-cell table:formula="of:=[.A76]" office:value-type="float" office:value="43746.6649997518" calcext:value-type="float">
            <text:p>43746.6649997518</text:p>
          </table:table-cell>
          <table:table-cell table:formula="of:=TRUNC([.A76])" office:value-type="float" office:value="43746" calcext:value-type="float">
            <text:p>43746</text:p>
          </table:table-cell>
          <table:table-cell table:formula="of:=[.B76]-[.C76]" office:value-type="float" office:value="0.664999751817959" calcext:value-type="float">
            <text:p>0.664999751817959</text:p>
          </table:table-cell>
          <table:table-cell table:formula="of:=MOD([.E75]-[.$E$2];[.$H$2])+1+[.$E$2]" office:value-type="float" office:value="234" calcext:value-type="float">
            <text:p>234</text:p>
          </table:table-cell>
          <table:table-cell table:formula="of:=MOD([.F75]+1/[.$H$2];5)" office:value-type="float" office:value="1.21666666666667" calcext:value-type="float">
            <text:p>1,21666666666667</text:p>
          </table:table-cell>
          <table:table-cell table:formula="of:=IF([.F76]&lt;0.000001;[.G75]+2+1/[.$H$2];[.G75]+1/[.$H$2])" office:value-type="float" office:value="1.21666666666667" calcext:value-type="float">
            <text:p>1,21666666666667</text:p>
          </table:table-cell>
          <table:table-cell table:number-columns-repeated="4"/>
          <table:table-cell table:formula="of:=SUM(MOD(SUM([.L75]-[.L$2];[.T$2]);[.R$2]-[.L$2]);[.L$2])" office:value-type="time" office:time-value="PT16H50M00S" calcext:value-type="time">
            <text:p>16:50:00</text:p>
          </table:table-cell>
          <table:table-cell table:formula="of:=IF([.L76]&lt;[.L75];[.M75]+[.H$2];[.M75])" office:value-type="float" office:value="240" calcext:value-type="float">
            <text:p>240</text:p>
          </table:table-cell>
          <table:table-cell table:formula="of:=OFFSET([.C$4];[.M76];0)" office:value-type="float" office:value="43749" calcext:value-type="float">
            <text:p>43749</text:p>
          </table:table-cell>
          <table:table-cell table:formula="of:=[.L76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76];0)&lt;=[.O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]))" office:value-type="date" office:date-value="2019-10-08T15:28:33.1651" calcext:value-type="date">
            <text:p>2019-10-08 15:28:33</text:p>
          </table:table-cell>
          <table:table-cell table:formula="of:=[.A77]" office:value-type="float" office:value="43746.6448282998" calcext:value-type="float">
            <text:p>43746.6448282998</text:p>
          </table:table-cell>
          <table:table-cell table:formula="of:=TRUNC([.A77])" office:value-type="float" office:value="43746" calcext:value-type="float">
            <text:p>43746</text:p>
          </table:table-cell>
          <table:table-cell table:formula="of:=[.B77]-[.C77]" office:value-type="float" office:value="0.644828299773508" calcext:value-type="float">
            <text:p>0.644828299773508</text:p>
          </table:table-cell>
          <table:table-cell table:formula="of:=MOD([.E76]-[.$E$2];[.$H$2])+1+[.$E$2]" office:value-type="float" office:value="235" calcext:value-type="float">
            <text:p>235</text:p>
          </table:table-cell>
          <table:table-cell table:formula="of:=MOD([.F76]+1/[.$H$2];5)" office:value-type="float" office:value="1.23333333333333" calcext:value-type="float">
            <text:p>1,23333333333333</text:p>
          </table:table-cell>
          <table:table-cell table:formula="of:=IF([.F77]&lt;0.000001;[.G76]+2+1/[.$H$2];[.G76]+1/[.$H$2])" office:value-type="float" office:value="1.23333333333333" calcext:value-type="float">
            <text:p>1,23333333333333</text:p>
          </table:table-cell>
          <table:table-cell table:number-columns-repeated="4"/>
          <table:table-cell table:formula="of:=SUM(MOD(SUM([.L76]-[.L$2];[.T$2]);[.R$2]-[.L$2]);[.L$2])" office:value-type="time" office:time-value="PT17H00M00S" calcext:value-type="time">
            <text:p>17:00:00</text:p>
          </table:table-cell>
          <table:table-cell table:formula="of:=IF([.L77]&lt;[.L76];[.M76]+[.H$2];[.M76])" office:value-type="float" office:value="240" calcext:value-type="float">
            <text:p>240</text:p>
          </table:table-cell>
          <table:table-cell table:formula="of:=OFFSET([.C$4];[.M77];0)" office:value-type="float" office:value="43749" calcext:value-type="float">
            <text:p>43749</text:p>
          </table:table-cell>
          <table:table-cell table:formula="of:=[.L77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77];0)&lt;=[.O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]))" office:value-type="date" office:date-value="2019-10-08T15:15:59.909557" calcext:value-type="date">
            <text:p>2019-10-08 15:16:00</text:p>
          </table:table-cell>
          <table:table-cell table:formula="of:=[.A78]" office:value-type="float" office:value="43746.6361100643" calcext:value-type="float">
            <text:p>43746.6361100643</text:p>
          </table:table-cell>
          <table:table-cell table:formula="of:=TRUNC([.A78])" office:value-type="float" office:value="43746" calcext:value-type="float">
            <text:p>43746</text:p>
          </table:table-cell>
          <table:table-cell table:formula="of:=[.B78]-[.C78]" office:value-type="float" office:value="0.636110064318928" calcext:value-type="float">
            <text:p>0.636110064318928</text:p>
          </table:table-cell>
          <table:table-cell table:formula="of:=MOD([.E77]-[.$E$2];[.$H$2])+1+[.$E$2]" office:value-type="float" office:value="236" calcext:value-type="float">
            <text:p>236</text:p>
          </table:table-cell>
          <table:table-cell table:formula="of:=MOD([.F77]+1/[.$H$2];5)" office:value-type="float" office:value="1.25" calcext:value-type="float">
            <text:p>1,25</text:p>
          </table:table-cell>
          <table:table-cell table:formula="of:=IF([.F78]&lt;0.000001;[.G77]+2+1/[.$H$2];[.G77]+1/[.$H$2])" office:value-type="float" office:value="1.25" calcext:value-type="float">
            <text:p>1,25</text:p>
          </table:table-cell>
          <table:table-cell table:number-columns-repeated="4"/>
          <table:table-cell table:formula="of:=SUM(MOD(SUM([.L77]-[.L$2];[.T$2]);[.R$2]-[.L$2]);[.L$2])" office:value-type="time" office:time-value="PT14H40M00S" calcext:value-type="time">
            <text:p>14:40:00</text:p>
          </table:table-cell>
          <table:table-cell table:formula="of:=IF([.L78]&lt;[.L77];[.M77]+[.H$2];[.M77])" office:value-type="float" office:value="300" calcext:value-type="float">
            <text:p>300</text:p>
          </table:table-cell>
          <table:table-cell table:formula="of:=OFFSET([.C$4];[.M78];0)" office:value-type="float" office:value="43750" calcext:value-type="float">
            <text:p>43750</text:p>
          </table:table-cell>
          <table:table-cell table:formula="of:=[.L78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78];0)&lt;=[.O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]))" office:value-type="date" office:date-value="2019-10-08T15:44:27.358651" calcext:value-type="date">
            <text:p>2019-10-08 15:44:27</text:p>
          </table:table-cell>
          <table:table-cell table:formula="of:=[.A79]" office:value-type="float" office:value="43746.6558722066" calcext:value-type="float">
            <text:p>43746.6558722066</text:p>
          </table:table-cell>
          <table:table-cell table:formula="of:=TRUNC([.A79])" office:value-type="float" office:value="43746" calcext:value-type="float">
            <text:p>43746</text:p>
          </table:table-cell>
          <table:table-cell table:formula="of:=[.B79]-[.C79]" office:value-type="float" office:value="0.655872206611093" calcext:value-type="float">
            <text:p>0.655872206611093</text:p>
          </table:table-cell>
          <table:table-cell table:formula="of:=MOD([.E78]-[.$E$2];[.$H$2])+1+[.$E$2]" office:value-type="float" office:value="237" calcext:value-type="float">
            <text:p>237</text:p>
          </table:table-cell>
          <table:table-cell table:formula="of:=MOD([.F78]+1/[.$H$2];5)" office:value-type="float" office:value="1.26666666666667" calcext:value-type="float">
            <text:p>1,26666666666667</text:p>
          </table:table-cell>
          <table:table-cell table:formula="of:=IF([.F79]&lt;0.000001;[.G78]+2+1/[.$H$2];[.G78]+1/[.$H$2])" office:value-type="float" office:value="1.26666666666667" calcext:value-type="float">
            <text:p>1,26666666666667</text:p>
          </table:table-cell>
          <table:table-cell table:number-columns-repeated="4"/>
          <table:table-cell table:formula="of:=SUM(MOD(SUM([.L78]-[.L$2];[.T$2]);[.R$2]-[.L$2]);[.L$2])" office:value-type="time" office:time-value="PT14H50M00S" calcext:value-type="time">
            <text:p>14:50:00</text:p>
          </table:table-cell>
          <table:table-cell table:formula="of:=IF([.L79]&lt;[.L78];[.M78]+[.H$2];[.M78])" office:value-type="float" office:value="300" calcext:value-type="float">
            <text:p>300</text:p>
          </table:table-cell>
          <table:table-cell table:formula="of:=OFFSET([.C$4];[.M79];0)" office:value-type="float" office:value="43750" calcext:value-type="float">
            <text:p>43750</text:p>
          </table:table-cell>
          <table:table-cell table:formula="of:=[.L79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79];0)&lt;=[.O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]))" office:value-type="date" office:date-value="2019-10-08T15:51:33.103888" calcext:value-type="date">
            <text:p>2019-10-08 15:51:33</text:p>
          </table:table-cell>
          <table:table-cell table:formula="of:=[.A80]" office:value-type="float" office:value="43746.6607998135" calcext:value-type="float">
            <text:p>43746.6607998135</text:p>
          </table:table-cell>
          <table:table-cell table:formula="of:=TRUNC([.A80])" office:value-type="float" office:value="43746" calcext:value-type="float">
            <text:p>43746</text:p>
          </table:table-cell>
          <table:table-cell table:formula="of:=[.B80]-[.C80]" office:value-type="float" office:value="0.660799813522317" calcext:value-type="float">
            <text:p>0.660799813522317</text:p>
          </table:table-cell>
          <table:table-cell table:formula="of:=MOD([.E79]-[.$E$2];[.$H$2])+1+[.$E$2]" office:value-type="float" office:value="238" calcext:value-type="float">
            <text:p>238</text:p>
          </table:table-cell>
          <table:table-cell table:formula="of:=MOD([.F79]+1/[.$H$2];5)" office:value-type="float" office:value="1.28333333333333" calcext:value-type="float">
            <text:p>1,28333333333333</text:p>
          </table:table-cell>
          <table:table-cell table:formula="of:=IF([.F80]&lt;0.000001;[.G79]+2+1/[.$H$2];[.G79]+1/[.$H$2])" office:value-type="float" office:value="1.28333333333333" calcext:value-type="float">
            <text:p>1,28333333333333</text:p>
          </table:table-cell>
          <table:table-cell table:number-columns-repeated="4"/>
          <table:table-cell table:formula="of:=SUM(MOD(SUM([.L79]-[.L$2];[.T$2]);[.R$2]-[.L$2]);[.L$2])" office:value-type="time" office:time-value="PT15H00M00S" calcext:value-type="time">
            <text:p>15:00:00</text:p>
          </table:table-cell>
          <table:table-cell table:formula="of:=IF([.L80]&lt;[.L79];[.M79]+[.H$2];[.M79])" office:value-type="float" office:value="300" calcext:value-type="float">
            <text:p>300</text:p>
          </table:table-cell>
          <table:table-cell table:formula="of:=OFFSET([.C$4];[.M80];0)" office:value-type="float" office:value="43750" calcext:value-type="float">
            <text:p>43750</text:p>
          </table:table-cell>
          <table:table-cell table:formula="of:=[.L80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80];0)&lt;=[.O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]))" office:value-type="date" office:date-value="2019-10-08T15:41:05.394666" calcext:value-type="date">
            <text:p>2019-10-08 15:41:05</text:p>
          </table:table-cell>
          <table:table-cell table:formula="of:=[.A81]" office:value-type="float" office:value="43746.6535346605" calcext:value-type="float">
            <text:p>43746.6535346605</text:p>
          </table:table-cell>
          <table:table-cell table:formula="of:=TRUNC([.A81])" office:value-type="float" office:value="43746" calcext:value-type="float">
            <text:p>43746</text:p>
          </table:table-cell>
          <table:table-cell table:formula="of:=[.B81]-[.C81]" office:value-type="float" office:value="0.653534660486912" calcext:value-type="float">
            <text:p>0.653534660486912</text:p>
          </table:table-cell>
          <table:table-cell table:formula="of:=MOD([.E80]-[.$E$2];[.$H$2])+1+[.$E$2]" office:value-type="float" office:value="239" calcext:value-type="float">
            <text:p>239</text:p>
          </table:table-cell>
          <table:table-cell table:formula="of:=MOD([.F80]+1/[.$H$2];5)" office:value-type="float" office:value="1.3" calcext:value-type="float">
            <text:p>1,3</text:p>
          </table:table-cell>
          <table:table-cell table:formula="of:=IF([.F81]&lt;0.000001;[.G80]+2+1/[.$H$2];[.G80]+1/[.$H$2])" office:value-type="float" office:value="1.3" calcext:value-type="float">
            <text:p>1,3</text:p>
          </table:table-cell>
          <table:table-cell table:number-columns-repeated="4"/>
          <table:table-cell table:formula="of:=SUM(MOD(SUM([.L80]-[.L$2];[.T$2]);[.R$2]-[.L$2]);[.L$2])" office:value-type="time" office:time-value="PT15H10M00S" calcext:value-type="time">
            <text:p>15:10:00</text:p>
          </table:table-cell>
          <table:table-cell table:formula="of:=IF([.L81]&lt;[.L80];[.M80]+[.H$2];[.M80])" office:value-type="float" office:value="300" calcext:value-type="float">
            <text:p>300</text:p>
          </table:table-cell>
          <table:table-cell table:formula="of:=OFFSET([.C$4];[.M81];0)" office:value-type="float" office:value="43750" calcext:value-type="float">
            <text:p>43750</text:p>
          </table:table-cell>
          <table:table-cell table:formula="of:=[.L81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81];0)&lt;=[.O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]))" office:value-type="date" office:date-value="2019-10-08T15:25:14.758062" calcext:value-type="date">
            <text:p>2019-10-08 15:25:15</text:p>
          </table:table-cell>
          <table:table-cell table:style-name="ce7" table:formula="of:=[.A82]" office:value-type="date" office:date-value="2019-10-08T15:25:14.758062" calcext:value-type="date">
            <text:p>2019-10-08 15:25:15</text:p>
          </table:table-cell>
          <table:table-cell table:formula="of:=TRUNC([.A82])" office:value-type="float" office:value="43746" calcext:value-type="float">
            <text:p>43746</text:p>
          </table:table-cell>
          <table:table-cell table:style-name="ce12" table:formula="of:=[.B82]-[.C82]" office:value-type="date" office:date-value="1899-12-30T15:25:14.75806203671" calcext:value-type="date">
            <text:p>12/30/99 03:25 PM</text:p>
          </table:table-cell>
          <table:table-cell table:formula="of:=MOD([.E81]-[.$E$2];[.$H$2])+1+[.$E$2]" office:value-type="float" office:value="240" calcext:value-type="float">
            <text:p>240</text:p>
          </table:table-cell>
          <table:table-cell table:formula="of:=MOD([.F81]+1/[.$H$2];5)" office:value-type="float" office:value="1.31666666666667" calcext:value-type="float">
            <text:p>1,31666666666667</text:p>
          </table:table-cell>
          <table:table-cell table:formula="of:=IF([.F82]&lt;0.000001;[.G81]+2+1/[.$H$2];[.G81]+1/[.$H$2])" office:value-type="float" office:value="1.31666666666667" calcext:value-type="float">
            <text:p>1,31666666666667</text:p>
          </table:table-cell>
          <table:table-cell table:number-columns-repeated="4"/>
          <table:table-cell table:formula="of:=SUM(MOD(SUM([.L81]-[.L$2];[.T$2]);[.R$2]-[.L$2]);[.L$2])" office:value-type="time" office:time-value="PT15H20M00S" calcext:value-type="time">
            <text:p>15:20:00</text:p>
          </table:table-cell>
          <table:table-cell table:formula="of:=IF([.L82]&lt;[.L81];[.M81]+[.H$2];[.M81])" office:value-type="float" office:value="300" calcext:value-type="float">
            <text:p>300</text:p>
          </table:table-cell>
          <table:table-cell table:formula="of:=OFFSET([.C$4];[.M82];0)" office:value-type="float" office:value="43750" calcext:value-type="float">
            <text:p>43750</text:p>
          </table:table-cell>
          <table:table-cell table:formula="of:=[.L82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82];0)&lt;=[.O8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]))" office:value-type="date" office:date-value="2019-10-08T15:25:47.884583" calcext:value-type="date">
            <text:p>2019-10-08 15:25:48</text:p>
          </table:table-cell>
          <table:table-cell table:style-name="ce7" table:formula="of:=[.A83]" office:value-type="date" office:date-value="2019-10-08T15:25:47.884583" calcext:value-type="date">
            <text:p>2019-10-08 15:25:48</text:p>
          </table:table-cell>
          <table:table-cell table:formula="of:=TRUNC([.A83])" office:value-type="float" office:value="43746" calcext:value-type="float">
            <text:p>43746</text:p>
          </table:table-cell>
          <table:table-cell table:style-name="ce12" table:formula="of:=[.B83]-[.C83]" office:value-type="date" office:date-value="1899-12-30T15:25:47.88458347321" calcext:value-type="date">
            <text:p>12/30/99 03:25 PM</text:p>
          </table:table-cell>
          <table:table-cell table:formula="of:=MOD([.E82]-[.$E$2];[.$H$2])+1+[.$E$2]" office:value-type="float" office:value="241" calcext:value-type="float">
            <text:p>241</text:p>
          </table:table-cell>
          <table:table-cell table:formula="of:=MOD([.F82]+1/[.$H$2];5)" office:value-type="float" office:value="1.33333333333333" calcext:value-type="float">
            <text:p>1,33333333333333</text:p>
          </table:table-cell>
          <table:table-cell table:formula="of:=IF([.F83]&lt;0.000001;[.G82]+2+1/[.$H$2];[.G82]+1/[.$H$2])" office:value-type="float" office:value="1.33333333333333" calcext:value-type="float">
            <text:p>1,33333333333333</text:p>
          </table:table-cell>
          <table:table-cell table:number-columns-repeated="4"/>
          <table:table-cell table:formula="of:=SUM(MOD(SUM([.L82]-[.L$2];[.T$2]);[.R$2]-[.L$2]);[.L$2])" office:value-type="time" office:time-value="PT15H30M00S" calcext:value-type="time">
            <text:p>15:30:00</text:p>
          </table:table-cell>
          <table:table-cell table:formula="of:=IF([.L83]&lt;[.L82];[.M82]+[.H$2];[.M82])" office:value-type="float" office:value="300" calcext:value-type="float">
            <text:p>300</text:p>
          </table:table-cell>
          <table:table-cell table:formula="of:=OFFSET([.C$4];[.M83];0)" office:value-type="float" office:value="43750" calcext:value-type="float">
            <text:p>43750</text:p>
          </table:table-cell>
          <table:table-cell table:formula="of:=[.L83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83];0)&lt;=[.O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]))" office:value-type="date" office:date-value="2019-10-08T15:37:04.132236" calcext:value-type="date">
            <text:p>2019-10-08 15:37:04</text:p>
          </table:table-cell>
          <table:table-cell table:style-name="ce7" table:formula="of:=[.A84]" office:value-type="date" office:date-value="2019-10-08T15:37:04.132236" calcext:value-type="date">
            <text:p>2019-10-08 15:37:04</text:p>
          </table:table-cell>
          <table:table-cell table:formula="of:=TRUNC([.A84])" office:value-type="float" office:value="43746" calcext:value-type="float">
            <text:p>43746</text:p>
          </table:table-cell>
          <table:table-cell table:style-name="ce12" table:formula="of:=[.B84]-[.C84]" office:value-type="date" office:date-value="1899-12-30T15:37:04.13223562762" calcext:value-type="date">
            <text:p>12/30/99 03:37 PM</text:p>
          </table:table-cell>
          <table:table-cell table:formula="of:=MOD([.E83]-[.$E$2];[.$H$2])+1+[.$E$2]" office:value-type="float" office:value="242" calcext:value-type="float">
            <text:p>242</text:p>
          </table:table-cell>
          <table:table-cell table:formula="of:=MOD([.F83]+1/[.$H$2];5)" office:value-type="float" office:value="1.35" calcext:value-type="float">
            <text:p>1,35</text:p>
          </table:table-cell>
          <table:table-cell table:formula="of:=IF([.F84]&lt;0.000001;[.G83]+2+1/[.$H$2];[.G83]+1/[.$H$2])" office:value-type="float" office:value="1.35" calcext:value-type="float">
            <text:p>1,35</text:p>
          </table:table-cell>
          <table:table-cell table:number-columns-repeated="4"/>
          <table:table-cell table:formula="of:=SUM(MOD(SUM([.L83]-[.L$2];[.T$2]);[.R$2]-[.L$2]);[.L$2])" office:value-type="time" office:time-value="PT15H40M00S" calcext:value-type="time">
            <text:p>15:40:00</text:p>
          </table:table-cell>
          <table:table-cell table:formula="of:=IF([.L84]&lt;[.L83];[.M83]+[.H$2];[.M83])" office:value-type="float" office:value="300" calcext:value-type="float">
            <text:p>300</text:p>
          </table:table-cell>
          <table:table-cell table:formula="of:=OFFSET([.C$4];[.M84];0)" office:value-type="float" office:value="43750" calcext:value-type="float">
            <text:p>43750</text:p>
          </table:table-cell>
          <table:table-cell table:formula="of:=[.L84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84];0)&lt;=[.O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]))" office:value-type="date" office:date-value="2019-10-08T16:14:46.456604" calcext:value-type="date">
            <text:p>2019-10-08 16:14:46</text:p>
          </table:table-cell>
          <table:table-cell table:style-name="ce7" table:formula="of:=[.A85]" office:value-type="date" office:date-value="2019-10-08T16:14:46.456604" calcext:value-type="date">
            <text:p>2019-10-08 16:14:46</text:p>
          </table:table-cell>
          <table:table-cell table:formula="of:=TRUNC([.A85])" office:value-type="float" office:value="43746" calcext:value-type="float">
            <text:p>43746</text:p>
          </table:table-cell>
          <table:table-cell table:style-name="ce12" table:formula="of:=[.B85]-[.C85]" office:value-type="date" office:date-value="1899-12-30T16:14:46.45660404582" calcext:value-type="date">
            <text:p>12/30/99 04:14 PM</text:p>
          </table:table-cell>
          <table:table-cell table:formula="of:=MOD([.E84]-[.$E$2];[.$H$2])+1+[.$E$2]" office:value-type="float" office:value="243" calcext:value-type="float">
            <text:p>243</text:p>
          </table:table-cell>
          <table:table-cell table:formula="of:=MOD([.F84]+1/[.$H$2];5)" office:value-type="float" office:value="1.36666666666667" calcext:value-type="float">
            <text:p>1,36666666666667</text:p>
          </table:table-cell>
          <table:table-cell table:formula="of:=IF([.F85]&lt;0.000001;[.G84]+2+1/[.$H$2];[.G84]+1/[.$H$2])" office:value-type="float" office:value="1.36666666666667" calcext:value-type="float">
            <text:p>1,36666666666667</text:p>
          </table:table-cell>
          <table:table-cell table:number-columns-repeated="4"/>
          <table:table-cell table:formula="of:=SUM(MOD(SUM([.L84]-[.L$2];[.T$2]);[.R$2]-[.L$2]);[.L$2])" office:value-type="time" office:time-value="PT15H50M00S" calcext:value-type="time">
            <text:p>15:50:00</text:p>
          </table:table-cell>
          <table:table-cell table:formula="of:=IF([.L85]&lt;[.L84];[.M84]+[.H$2];[.M84])" office:value-type="float" office:value="300" calcext:value-type="float">
            <text:p>300</text:p>
          </table:table-cell>
          <table:table-cell table:formula="of:=OFFSET([.C$4];[.M85];0)" office:value-type="float" office:value="43750" calcext:value-type="float">
            <text:p>43750</text:p>
          </table:table-cell>
          <table:table-cell table:formula="of:=[.L85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85];0)&lt;=[.O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]))" office:value-type="date" office:date-value="2019-10-08T16:04:11.159636" calcext:value-type="date">
            <text:p>2019-10-08 16:04:11</text:p>
          </table:table-cell>
          <table:table-cell table:style-name="ce7" table:formula="of:=[.A86]" office:value-type="date" office:date-value="2019-10-08T16:04:11.159636" calcext:value-type="date">
            <text:p>2019-10-08 16:04:11</text:p>
          </table:table-cell>
          <table:table-cell table:formula="of:=TRUNC([.A86])" office:value-type="float" office:value="43746" calcext:value-type="float">
            <text:p>43746</text:p>
          </table:table-cell>
          <table:table-cell table:style-name="ce12" table:formula="of:=[.B86]-[.C86]" office:value-type="date" office:date-value="1899-12-30T16:04:11.15963565186" calcext:value-type="date">
            <text:p>12/30/99 04:04 PM</text:p>
          </table:table-cell>
          <table:table-cell table:formula="of:=MOD([.E85]-[.$E$2];[.$H$2])+1+[.$E$2]" office:value-type="float" office:value="244" calcext:value-type="float">
            <text:p>244</text:p>
          </table:table-cell>
          <table:table-cell table:formula="of:=MOD([.F85]+1/[.$H$2];5)" office:value-type="float" office:value="1.38333333333333" calcext:value-type="float">
            <text:p>1,38333333333333</text:p>
          </table:table-cell>
          <table:table-cell table:formula="of:=IF([.F86]&lt;0.000001;[.G85]+2+1/[.$H$2];[.G85]+1/[.$H$2])" office:value-type="float" office:value="1.38333333333333" calcext:value-type="float">
            <text:p>1,38333333333333</text:p>
          </table:table-cell>
          <table:table-cell table:number-columns-repeated="4"/>
          <table:table-cell table:formula="of:=SUM(MOD(SUM([.L85]-[.L$2];[.T$2]);[.R$2]-[.L$2]);[.L$2])" office:value-type="time" office:time-value="PT16H00M00S" calcext:value-type="time">
            <text:p>16:00:00</text:p>
          </table:table-cell>
          <table:table-cell table:formula="of:=IF([.L86]&lt;[.L85];[.M85]+[.H$2];[.M85])" office:value-type="float" office:value="300" calcext:value-type="float">
            <text:p>300</text:p>
          </table:table-cell>
          <table:table-cell table:formula="of:=OFFSET([.C$4];[.M86];0)" office:value-type="float" office:value="43750" calcext:value-type="float">
            <text:p>43750</text:p>
          </table:table-cell>
          <table:table-cell table:formula="of:=[.L86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86];0)&lt;=[.O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]))" office:value-type="date" office:date-value="2019-10-08T15:43:02.935038" calcext:value-type="date">
            <text:p>2019-10-08 15:43:03</text:p>
          </table:table-cell>
          <table:table-cell table:style-name="ce7" table:formula="of:=[.A87]" office:value-type="date" office:date-value="2019-10-08T15:43:02.935038" calcext:value-type="date">
            <text:p>2019-10-08 15:43:03</text:p>
          </table:table-cell>
          <table:table-cell table:formula="of:=TRUNC([.A87])" office:value-type="float" office:value="43746" calcext:value-type="float">
            <text:p>43746</text:p>
          </table:table-cell>
          <table:table-cell table:style-name="ce12" table:formula="of:=[.B87]-[.C87]" office:value-type="date" office:date-value="1899-12-30T15:43:02.93503825553" calcext:value-type="date">
            <text:p>12/30/99 03:43 PM</text:p>
          </table:table-cell>
          <table:table-cell table:formula="of:=MOD([.E86]-[.$E$2];[.$H$2])+1+[.$E$2]" office:value-type="float" office:value="245" calcext:value-type="float">
            <text:p>245</text:p>
          </table:table-cell>
          <table:table-cell table:formula="of:=MOD([.F86]+1/[.$H$2];5)" office:value-type="float" office:value="1.4" calcext:value-type="float">
            <text:p>1,4</text:p>
          </table:table-cell>
          <table:table-cell table:formula="of:=IF([.F87]&lt;0.000001;[.G86]+2+1/[.$H$2];[.G86]+1/[.$H$2])" office:value-type="float" office:value="1.4" calcext:value-type="float">
            <text:p>1,4</text:p>
          </table:table-cell>
          <table:table-cell table:number-columns-repeated="4"/>
          <table:table-cell table:formula="of:=SUM(MOD(SUM([.L86]-[.L$2];[.T$2]);[.R$2]-[.L$2]);[.L$2])" office:value-type="time" office:time-value="PT16H10M00S" calcext:value-type="time">
            <text:p>16:10:00</text:p>
          </table:table-cell>
          <table:table-cell table:formula="of:=IF([.L87]&lt;[.L86];[.M86]+[.H$2];[.M86])" office:value-type="float" office:value="300" calcext:value-type="float">
            <text:p>300</text:p>
          </table:table-cell>
          <table:table-cell table:formula="of:=OFFSET([.C$4];[.M87];0)" office:value-type="float" office:value="43750" calcext:value-type="float">
            <text:p>43750</text:p>
          </table:table-cell>
          <table:table-cell table:formula="of:=[.L87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87];0)&lt;=[.O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]))" office:value-type="date" office:date-value="2019-10-08T14:59:08.305303" calcext:value-type="date">
            <text:p>2019-10-08 14:59:08</text:p>
          </table:table-cell>
          <table:table-cell table:style-name="ce7" table:formula="of:=[.A88]" office:value-type="date" office:date-value="2019-10-08T14:59:08.305303" calcext:value-type="date">
            <text:p>2019-10-08 14:59:08</text:p>
          </table:table-cell>
          <table:table-cell table:formula="of:=TRUNC([.A88])" office:value-type="float" office:value="43746" calcext:value-type="float">
            <text:p>43746</text:p>
          </table:table-cell>
          <table:table-cell table:style-name="ce12" table:formula="of:=[.B88]-[.C88]" office:value-type="date" office:date-value="1899-12-30T14:59:08.30530327745" calcext:value-type="date">
            <text:p>12/30/99 02:59 PM</text:p>
          </table:table-cell>
          <table:table-cell table:formula="of:=MOD([.E87]-[.$E$2];[.$H$2])+1+[.$E$2]" office:value-type="float" office:value="246" calcext:value-type="float">
            <text:p>246</text:p>
          </table:table-cell>
          <table:table-cell table:formula="of:=MOD([.F87]+1/[.$H$2];5)" office:value-type="float" office:value="1.41666666666667" calcext:value-type="float">
            <text:p>1,41666666666667</text:p>
          </table:table-cell>
          <table:table-cell table:formula="of:=IF([.F88]&lt;0.000001;[.G87]+2+1/[.$H$2];[.G87]+1/[.$H$2])" office:value-type="float" office:value="1.41666666666667" calcext:value-type="float">
            <text:p>1,41666666666667</text:p>
          </table:table-cell>
          <table:table-cell table:number-columns-repeated="4"/>
          <table:table-cell table:formula="of:=SUM(MOD(SUM([.L87]-[.L$2];[.T$2]);[.R$2]-[.L$2]);[.L$2])" office:value-type="time" office:time-value="PT16H20M00S" calcext:value-type="time">
            <text:p>16:20:00</text:p>
          </table:table-cell>
          <table:table-cell table:formula="of:=IF([.L88]&lt;[.L87];[.M87]+[.H$2];[.M87])" office:value-type="float" office:value="300" calcext:value-type="float">
            <text:p>300</text:p>
          </table:table-cell>
          <table:table-cell table:formula="of:=OFFSET([.C$4];[.M88];0)" office:value-type="float" office:value="43750" calcext:value-type="float">
            <text:p>43750</text:p>
          </table:table-cell>
          <table:table-cell table:formula="of:=[.L88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88];0)&lt;=[.O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9]))" office:value-type="date" office:date-value="2019-10-08T15:37:47.384665" calcext:value-type="date">
            <text:p>2019-10-08 15:37:47</text:p>
          </table:table-cell>
          <table:table-cell table:style-name="ce7" table:formula="of:=[.A89]" office:value-type="date" office:date-value="2019-10-08T15:37:47.384665" calcext:value-type="date">
            <text:p>2019-10-08 15:37:47</text:p>
          </table:table-cell>
          <table:table-cell table:formula="of:=TRUNC([.A89])" office:value-type="float" office:value="43746" calcext:value-type="float">
            <text:p>43746</text:p>
          </table:table-cell>
          <table:table-cell table:style-name="ce12" table:formula="of:=[.B89]-[.C89]" office:value-type="date" office:date-value="1899-12-30T15:37:47.38466459792" calcext:value-type="date">
            <text:p>12/30/99 03:37 PM</text:p>
          </table:table-cell>
          <table:table-cell table:formula="of:=MOD([.E88]-[.$E$2];[.$H$2])+1+[.$E$2]" office:value-type="float" office:value="247" calcext:value-type="float">
            <text:p>247</text:p>
          </table:table-cell>
          <table:table-cell table:formula="of:=MOD([.F88]+1/[.$H$2];5)" office:value-type="float" office:value="1.43333333333333" calcext:value-type="float">
            <text:p>1,43333333333333</text:p>
          </table:table-cell>
          <table:table-cell table:formula="of:=IF([.F89]&lt;0.000001;[.G88]+2+1/[.$H$2];[.G88]+1/[.$H$2])" office:value-type="float" office:value="1.43333333333333" calcext:value-type="float">
            <text:p>1,43333333333333</text:p>
          </table:table-cell>
          <table:table-cell table:number-columns-repeated="4"/>
          <table:table-cell table:formula="of:=SUM(MOD(SUM([.L88]-[.L$2];[.T$2]);[.R$2]-[.L$2]);[.L$2])" office:value-type="time" office:time-value="PT16H30M00S" calcext:value-type="time">
            <text:p>16:30:00</text:p>
          </table:table-cell>
          <table:table-cell table:formula="of:=IF([.L89]&lt;[.L88];[.M88]+[.H$2];[.M88])" office:value-type="float" office:value="300" calcext:value-type="float">
            <text:p>300</text:p>
          </table:table-cell>
          <table:table-cell table:formula="of:=OFFSET([.C$4];[.M89];0)" office:value-type="float" office:value="43750" calcext:value-type="float">
            <text:p>43750</text:p>
          </table:table-cell>
          <table:table-cell table:formula="of:=[.L89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89];0)&lt;=[.O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0]))" office:value-type="date" office:date-value="2019-10-08T15:18:20.181482" calcext:value-type="date">
            <text:p>2019-10-08 15:18:20</text:p>
          </table:table-cell>
          <table:table-cell table:style-name="ce7" table:formula="of:=[.A90]" office:value-type="date" office:date-value="2019-10-08T15:18:20.181482" calcext:value-type="date">
            <text:p>2019-10-08 15:18:20</text:p>
          </table:table-cell>
          <table:table-cell table:formula="of:=TRUNC([.A90])" office:value-type="float" office:value="43746" calcext:value-type="float">
            <text:p>43746</text:p>
          </table:table-cell>
          <table:table-cell table:style-name="ce12" table:formula="of:=[.B90]-[.C90]" office:value-type="date" office:date-value="1899-12-30T15:18:20.18148163799" calcext:value-type="date">
            <text:p>12/30/99 03:18 PM</text:p>
          </table:table-cell>
          <table:table-cell table:formula="of:=MOD([.E89]-[.$E$2];[.$H$2])+1+[.$E$2]" office:value-type="float" office:value="248" calcext:value-type="float">
            <text:p>248</text:p>
          </table:table-cell>
          <table:table-cell table:formula="of:=MOD([.F89]+1/[.$H$2];5)" office:value-type="float" office:value="1.45" calcext:value-type="float">
            <text:p>1,45</text:p>
          </table:table-cell>
          <table:table-cell table:formula="of:=IF([.F90]&lt;0.000001;[.G89]+2+1/[.$H$2];[.G89]+1/[.$H$2])" office:value-type="float" office:value="1.45" calcext:value-type="float">
            <text:p>1,45</text:p>
          </table:table-cell>
          <table:table-cell table:number-columns-repeated="4"/>
          <table:table-cell table:formula="of:=SUM(MOD(SUM([.L89]-[.L$2];[.T$2]);[.R$2]-[.L$2]);[.L$2])" office:value-type="time" office:time-value="PT16H40M00S" calcext:value-type="time">
            <text:p>16:40:00</text:p>
          </table:table-cell>
          <table:table-cell table:formula="of:=IF([.L90]&lt;[.L89];[.M89]+[.H$2];[.M89])" office:value-type="float" office:value="300" calcext:value-type="float">
            <text:p>300</text:p>
          </table:table-cell>
          <table:table-cell table:formula="of:=OFFSET([.C$4];[.M90];0)" office:value-type="float" office:value="43750" calcext:value-type="float">
            <text:p>43750</text:p>
          </table:table-cell>
          <table:table-cell table:formula="of:=[.L90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90];0)&lt;=[.O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1]))" office:value-type="date" office:date-value="2019-10-08T15:26:20.016314" calcext:value-type="date">
            <text:p>2019-10-08 15:26:20</text:p>
          </table:table-cell>
          <table:table-cell table:style-name="ce7" table:formula="of:=[.A91]" office:value-type="date" office:date-value="2019-10-08T15:26:20.016314" calcext:value-type="date">
            <text:p>2019-10-08 15:26:20</text:p>
          </table:table-cell>
          <table:table-cell table:formula="of:=TRUNC([.A91])" office:value-type="float" office:value="43746" calcext:value-type="float">
            <text:p>43746</text:p>
          </table:table-cell>
          <table:table-cell table:style-name="ce12" table:formula="of:=[.B91]-[.C91]" office:value-type="date" office:date-value="1899-12-30T15:26:20.01631360967" calcext:value-type="date">
            <text:p>12/30/99 03:26 PM</text:p>
          </table:table-cell>
          <table:table-cell table:formula="of:=MOD([.E90]-[.$E$2];[.$H$2])+1+[.$E$2]" office:value-type="float" office:value="249" calcext:value-type="float">
            <text:p>249</text:p>
          </table:table-cell>
          <table:table-cell table:formula="of:=MOD([.F90]+1/[.$H$2];5)" office:value-type="float" office:value="1.46666666666667" calcext:value-type="float">
            <text:p>1,46666666666667</text:p>
          </table:table-cell>
          <table:table-cell table:formula="of:=IF([.F91]&lt;0.000001;[.G90]+2+1/[.$H$2];[.G90]+1/[.$H$2])" office:value-type="float" office:value="1.46666666666667" calcext:value-type="float">
            <text:p>1,46666666666667</text:p>
          </table:table-cell>
          <table:table-cell table:number-columns-repeated="4"/>
          <table:table-cell table:formula="of:=SUM(MOD(SUM([.L90]-[.L$2];[.T$2]);[.R$2]-[.L$2]);[.L$2])" office:value-type="time" office:time-value="PT16H50M00S" calcext:value-type="time">
            <text:p>16:50:00</text:p>
          </table:table-cell>
          <table:table-cell table:formula="of:=IF([.L91]&lt;[.L90];[.M90]+[.H$2];[.M90])" office:value-type="float" office:value="300" calcext:value-type="float">
            <text:p>300</text:p>
          </table:table-cell>
          <table:table-cell table:formula="of:=OFFSET([.C$4];[.M91];0)" office:value-type="float" office:value="43750" calcext:value-type="float">
            <text:p>43750</text:p>
          </table:table-cell>
          <table:table-cell table:formula="of:=[.L91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91];0)&lt;=[.O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2]))" office:value-type="date" office:date-value="2019-10-08T15:27:03.917776" calcext:value-type="date">
            <text:p>2019-10-08 15:27:04</text:p>
          </table:table-cell>
          <table:table-cell table:style-name="ce7" table:formula="of:=[.A92]" office:value-type="date" office:date-value="2019-10-08T15:27:03.917776" calcext:value-type="date">
            <text:p>2019-10-08 15:27:04</text:p>
          </table:table-cell>
          <table:table-cell table:formula="of:=TRUNC([.A92])" office:value-type="float" office:value="43746" calcext:value-type="float">
            <text:p>43746</text:p>
          </table:table-cell>
          <table:table-cell table:style-name="ce12" table:formula="of:=[.B92]-[.C92]" office:value-type="date" office:date-value="1899-12-30T15:27:03.91777597368" calcext:value-type="date">
            <text:p>12/30/99 03:27 PM</text:p>
          </table:table-cell>
          <table:table-cell table:formula="of:=MOD([.E91]-[.$E$2];[.$H$2])+1+[.$E$2]" office:value-type="float" office:value="250" calcext:value-type="float">
            <text:p>250</text:p>
          </table:table-cell>
          <table:table-cell table:formula="of:=MOD([.F91]+1/[.$H$2];5)" office:value-type="float" office:value="1.48333333333333" calcext:value-type="float">
            <text:p>1,48333333333333</text:p>
          </table:table-cell>
          <table:table-cell table:formula="of:=IF([.F92]&lt;0.000001;[.G91]+2+1/[.$H$2];[.G91]+1/[.$H$2])" office:value-type="float" office:value="1.48333333333333" calcext:value-type="float">
            <text:p>1,48333333333333</text:p>
          </table:table-cell>
          <table:table-cell table:number-columns-repeated="4"/>
          <table:table-cell table:formula="of:=SUM(MOD(SUM([.L91]-[.L$2];[.T$2]);[.R$2]-[.L$2]);[.L$2])" office:value-type="time" office:time-value="PT17H00M00S" calcext:value-type="time">
            <text:p>17:00:00</text:p>
          </table:table-cell>
          <table:table-cell table:formula="of:=IF([.L92]&lt;[.L91];[.M91]+[.H$2];[.M91])" office:value-type="float" office:value="300" calcext:value-type="float">
            <text:p>300</text:p>
          </table:table-cell>
          <table:table-cell table:formula="of:=OFFSET([.C$4];[.M92];0)" office:value-type="float" office:value="43750" calcext:value-type="float">
            <text:p>43750</text:p>
          </table:table-cell>
          <table:table-cell table:formula="of:=[.L92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92];0)&lt;=[.O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3]))" office:value-type="date" office:date-value="2019-10-08T15:59:08.74216" calcext:value-type="date">
            <text:p>2019-10-08 15:59:09</text:p>
          </table:table-cell>
          <table:table-cell table:style-name="ce7" table:formula="of:=[.A93]" office:value-type="date" office:date-value="2019-10-08T15:59:08.74216" calcext:value-type="date">
            <text:p>2019-10-08 15:59:09</text:p>
          </table:table-cell>
          <table:table-cell table:formula="of:=TRUNC([.A93])" office:value-type="float" office:value="43746" calcext:value-type="float">
            <text:p>43746</text:p>
          </table:table-cell>
          <table:table-cell table:style-name="ce12" table:formula="of:=[.B93]-[.C93]" office:value-type="date" office:date-value="1899-12-30T15:59:08.74216010794" calcext:value-type="date">
            <text:p>12/30/99 03:59 PM</text:p>
          </table:table-cell>
          <table:table-cell table:formula="of:=MOD([.E92]-[.$E$2];[.$H$2])+1+[.$E$2]" office:value-type="float" office:value="251" calcext:value-type="float">
            <text:p>251</text:p>
          </table:table-cell>
          <table:table-cell table:formula="of:=MOD([.F92]+1/[.$H$2];5)" office:value-type="float" office:value="1.5" calcext:value-type="float">
            <text:p>1,5</text:p>
          </table:table-cell>
          <table:table-cell table:formula="of:=IF([.F93]&lt;0.000001;[.G92]+2+1/[.$H$2];[.G92]+1/[.$H$2])" office:value-type="float" office:value="1.5" calcext:value-type="float">
            <text:p>1,5</text:p>
          </table:table-cell>
          <table:table-cell table:number-columns-repeated="4"/>
          <table:table-cell table:formula="of:=SUM(MOD(SUM([.L92]-[.L$2];[.T$2]);[.R$2]-[.L$2]);[.L$2])" office:value-type="time" office:time-value="PT14H40M00S" calcext:value-type="time">
            <text:p>14:40:00</text:p>
          </table:table-cell>
          <table:table-cell table:formula="of:=IF([.L93]&lt;[.L92];[.M92]+[.H$2];[.M92])" office:value-type="float" office:value="360" calcext:value-type="float">
            <text:p>360</text:p>
          </table:table-cell>
          <table:table-cell table:formula="of:=OFFSET([.C$4];[.M93];0)" office:value-type="float" office:value="43751" calcext:value-type="float">
            <text:p>43751</text:p>
          </table:table-cell>
          <table:table-cell table:formula="of:=[.L93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93];0)&lt;=[.O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4]))" office:value-type="date" office:date-value="2019-10-08T15:51:16.989641" calcext:value-type="date">
            <text:p>2019-10-08 15:51:17</text:p>
          </table:table-cell>
          <table:table-cell table:style-name="ce7" table:formula="of:=[.A94]" office:value-type="date" office:date-value="2019-10-08T15:51:16.989641" calcext:value-type="date">
            <text:p>2019-10-08 15:51:17</text:p>
          </table:table-cell>
          <table:table-cell table:formula="of:=TRUNC([.A94])" office:value-type="float" office:value="43746" calcext:value-type="float">
            <text:p>43746</text:p>
          </table:table-cell>
          <table:table-cell table:style-name="ce12" table:formula="of:=[.B94]-[.C94]" office:value-type="date" office:date-value="1899-12-30T15:51:16.9896407146" calcext:value-type="date">
            <text:p>12/30/99 03:51 PM</text:p>
          </table:table-cell>
          <table:table-cell table:formula="of:=MOD([.E93]-[.$E$2];[.$H$2])+1+[.$E$2]" office:value-type="float" office:value="252" calcext:value-type="float">
            <text:p>252</text:p>
          </table:table-cell>
          <table:table-cell table:formula="of:=MOD([.F93]+1/[.$H$2];5)" office:value-type="float" office:value="1.51666666666667" calcext:value-type="float">
            <text:p>1,51666666666667</text:p>
          </table:table-cell>
          <table:table-cell table:formula="of:=IF([.F94]&lt;0.000001;[.G93]+2+1/[.$H$2];[.G93]+1/[.$H$2])" office:value-type="float" office:value="1.51666666666667" calcext:value-type="float">
            <text:p>1,51666666666667</text:p>
          </table:table-cell>
          <table:table-cell table:number-columns-repeated="4"/>
          <table:table-cell table:formula="of:=SUM(MOD(SUM([.L93]-[.L$2];[.T$2]);[.R$2]-[.L$2]);[.L$2])" office:value-type="time" office:time-value="PT14H50M00S" calcext:value-type="time">
            <text:p>14:50:00</text:p>
          </table:table-cell>
          <table:table-cell table:formula="of:=IF([.L94]&lt;[.L93];[.M93]+[.H$2];[.M93])" office:value-type="float" office:value="360" calcext:value-type="float">
            <text:p>360</text:p>
          </table:table-cell>
          <table:table-cell table:formula="of:=OFFSET([.C$4];[.M94];0)" office:value-type="float" office:value="43751" calcext:value-type="float">
            <text:p>43751</text:p>
          </table:table-cell>
          <table:table-cell table:formula="of:=[.L94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94];0)&lt;=[.O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5]))" office:value-type="date" office:date-value="2019-10-08T15:54:00.003732" calcext:value-type="date">
            <text:p>2019-10-08 15:54:00</text:p>
          </table:table-cell>
          <table:table-cell table:style-name="ce7" table:formula="of:=[.A95]" office:value-type="date" office:date-value="2019-10-08T15:54:00.003732" calcext:value-type="date">
            <text:p>2019-10-08 15:54:00</text:p>
          </table:table-cell>
          <table:table-cell table:formula="of:=TRUNC([.A95])" office:value-type="float" office:value="43746" calcext:value-type="float">
            <text:p>43746</text:p>
          </table:table-cell>
          <table:table-cell table:style-name="ce12" table:formula="of:=[.B95]-[.C95]" office:value-type="date" office:date-value="1899-12-30T15:54:00.00373212621" calcext:value-type="date">
            <text:p>12/30/99 03:54 PM</text:p>
          </table:table-cell>
          <table:table-cell table:formula="of:=MOD([.E94]-[.$E$2];[.$H$2])+1+[.$E$2]" office:value-type="float" office:value="253" calcext:value-type="float">
            <text:p>253</text:p>
          </table:table-cell>
          <table:table-cell table:formula="of:=MOD([.F94]+1/[.$H$2];5)" office:value-type="float" office:value="1.53333333333333" calcext:value-type="float">
            <text:p>1,53333333333333</text:p>
          </table:table-cell>
          <table:table-cell table:formula="of:=IF([.F95]&lt;0.000001;[.G94]+2+1/[.$H$2];[.G94]+1/[.$H$2])" office:value-type="float" office:value="1.53333333333333" calcext:value-type="float">
            <text:p>1,53333333333333</text:p>
          </table:table-cell>
          <table:table-cell table:number-columns-repeated="4"/>
          <table:table-cell table:formula="of:=SUM(MOD(SUM([.L94]-[.L$2];[.T$2]);[.R$2]-[.L$2]);[.L$2])" office:value-type="time" office:time-value="PT15H00M00S" calcext:value-type="time">
            <text:p>15:00:00</text:p>
          </table:table-cell>
          <table:table-cell table:formula="of:=IF([.L95]&lt;[.L94];[.M94]+[.H$2];[.M94])" office:value-type="float" office:value="360" calcext:value-type="float">
            <text:p>360</text:p>
          </table:table-cell>
          <table:table-cell table:formula="of:=OFFSET([.C$4];[.M95];0)" office:value-type="float" office:value="43751" calcext:value-type="float">
            <text:p>43751</text:p>
          </table:table-cell>
          <table:table-cell table:formula="of:=[.L95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95];0)&lt;=[.O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6]))" office:value-type="date" office:date-value="2019-10-08T15:13:52.550779" calcext:value-type="date">
            <text:p>2019-10-08 15:13:53</text:p>
          </table:table-cell>
          <table:table-cell table:style-name="ce7" table:formula="of:=[.A96]" office:value-type="date" office:date-value="2019-10-08T15:13:52.550779" calcext:value-type="date">
            <text:p>2019-10-08 15:13:53</text:p>
          </table:table-cell>
          <table:table-cell table:formula="of:=TRUNC([.A96])" office:value-type="float" office:value="43746" calcext:value-type="float">
            <text:p>43746</text:p>
          </table:table-cell>
          <table:table-cell table:style-name="ce12" table:formula="of:=[.B96]-[.C96]" office:value-type="date" office:date-value="1899-12-30T15:13:52.55077865906" calcext:value-type="date">
            <text:p>12/30/99 03:13 PM</text:p>
          </table:table-cell>
          <table:table-cell table:formula="of:=MOD([.E95]-[.$E$2];[.$H$2])+1+[.$E$2]" office:value-type="float" office:value="254" calcext:value-type="float">
            <text:p>254</text:p>
          </table:table-cell>
          <table:table-cell table:formula="of:=MOD([.F95]+1/[.$H$2];5)" office:value-type="float" office:value="1.55" calcext:value-type="float">
            <text:p>1,55</text:p>
          </table:table-cell>
          <table:table-cell table:formula="of:=IF([.F96]&lt;0.000001;[.G95]+2+1/[.$H$2];[.G95]+1/[.$H$2])" office:value-type="float" office:value="1.55" calcext:value-type="float">
            <text:p>1,55</text:p>
          </table:table-cell>
          <table:table-cell table:number-columns-repeated="4"/>
          <table:table-cell table:formula="of:=SUM(MOD(SUM([.L95]-[.L$2];[.T$2]);[.R$2]-[.L$2]);[.L$2])" office:value-type="time" office:time-value="PT15H10M00S" calcext:value-type="time">
            <text:p>15:10:00</text:p>
          </table:table-cell>
          <table:table-cell table:formula="of:=IF([.L96]&lt;[.L95];[.M95]+[.H$2];[.M95])" office:value-type="float" office:value="360" calcext:value-type="float">
            <text:p>360</text:p>
          </table:table-cell>
          <table:table-cell table:formula="of:=OFFSET([.C$4];[.M96];0)" office:value-type="float" office:value="43751" calcext:value-type="float">
            <text:p>43751</text:p>
          </table:table-cell>
          <table:table-cell table:formula="of:=[.L96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96];0)&lt;=[.O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7]))" office:value-type="date" office:date-value="2019-10-08T15:51:45.92742" calcext:value-type="date">
            <text:p>2019-10-08 15:51:46</text:p>
          </table:table-cell>
          <table:table-cell table:style-name="ce7" table:formula="of:=[.A97]" office:value-type="date" office:date-value="2019-10-08T15:51:45.92742" calcext:value-type="date">
            <text:p>2019-10-08 15:51:46</text:p>
          </table:table-cell>
          <table:table-cell table:formula="of:=TRUNC([.A97])" office:value-type="float" office:value="43746" calcext:value-type="float">
            <text:p>43746</text:p>
          </table:table-cell>
          <table:table-cell table:style-name="ce12" table:formula="of:=[.B97]-[.C97]" office:value-type="date" office:date-value="1899-12-30T15:51:45.927420035" calcext:value-type="date">
            <text:p>12/30/99 03:51 PM</text:p>
          </table:table-cell>
          <table:table-cell table:formula="of:=MOD([.E96]-[.$E$2];[.$H$2])+1+[.$E$2]" office:value-type="float" office:value="255" calcext:value-type="float">
            <text:p>255</text:p>
          </table:table-cell>
          <table:table-cell table:formula="of:=MOD([.F96]+1/[.$H$2];5)" office:value-type="float" office:value="1.56666666666667" calcext:value-type="float">
            <text:p>1,56666666666667</text:p>
          </table:table-cell>
          <table:table-cell table:formula="of:=IF([.F97]&lt;0.000001;[.G96]+2+1/[.$H$2];[.G96]+1/[.$H$2])" office:value-type="float" office:value="1.56666666666667" calcext:value-type="float">
            <text:p>1,56666666666667</text:p>
          </table:table-cell>
          <table:table-cell table:number-columns-repeated="4"/>
          <table:table-cell table:formula="of:=SUM(MOD(SUM([.L96]-[.L$2];[.T$2]);[.R$2]-[.L$2]);[.L$2])" office:value-type="time" office:time-value="PT15H20M00S" calcext:value-type="time">
            <text:p>15:20:00</text:p>
          </table:table-cell>
          <table:table-cell table:formula="of:=IF([.L97]&lt;[.L96];[.M96]+[.H$2];[.M96])" office:value-type="float" office:value="360" calcext:value-type="float">
            <text:p>360</text:p>
          </table:table-cell>
          <table:table-cell table:formula="of:=OFFSET([.C$4];[.M97];0)" office:value-type="float" office:value="43751" calcext:value-type="float">
            <text:p>43751</text:p>
          </table:table-cell>
          <table:table-cell table:formula="of:=[.L97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97];0)&lt;=[.O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8]))" office:value-type="date" office:date-value="2019-10-08T15:45:59.37018" calcext:value-type="date">
            <text:p>2019-10-08 15:45:59</text:p>
          </table:table-cell>
          <table:table-cell table:style-name="ce7" table:formula="of:=[.A98]" office:value-type="date" office:date-value="2019-10-08T15:45:59.37018" calcext:value-type="date">
            <text:p>2019-10-08 15:45:59</text:p>
          </table:table-cell>
          <table:table-cell table:formula="of:=TRUNC([.A98])" office:value-type="float" office:value="43746" calcext:value-type="float">
            <text:p>43746</text:p>
          </table:table-cell>
          <table:table-cell table:style-name="ce12" table:formula="of:=[.B98]-[.C98]" office:value-type="date" office:date-value="1899-12-30T15:45:59.37018000986" calcext:value-type="date">
            <text:p>12/30/99 03:45 PM</text:p>
          </table:table-cell>
          <table:table-cell table:formula="of:=MOD([.E97]-[.$E$2];[.$H$2])+1+[.$E$2]" office:value-type="float" office:value="256" calcext:value-type="float">
            <text:p>256</text:p>
          </table:table-cell>
          <table:table-cell table:formula="of:=MOD([.F97]+1/[.$H$2];5)" office:value-type="float" office:value="1.58333333333333" calcext:value-type="float">
            <text:p>1,58333333333333</text:p>
          </table:table-cell>
          <table:table-cell table:formula="of:=IF([.F98]&lt;0.000001;[.G97]+2+1/[.$H$2];[.G97]+1/[.$H$2])" office:value-type="float" office:value="1.58333333333333" calcext:value-type="float">
            <text:p>1,58333333333333</text:p>
          </table:table-cell>
          <table:table-cell table:number-columns-repeated="4"/>
          <table:table-cell table:formula="of:=SUM(MOD(SUM([.L97]-[.L$2];[.T$2]);[.R$2]-[.L$2]);[.L$2])" office:value-type="time" office:time-value="PT15H30M00S" calcext:value-type="time">
            <text:p>15:30:00</text:p>
          </table:table-cell>
          <table:table-cell table:formula="of:=IF([.L98]&lt;[.L97];[.M97]+[.H$2];[.M97])" office:value-type="float" office:value="360" calcext:value-type="float">
            <text:p>360</text:p>
          </table:table-cell>
          <table:table-cell table:formula="of:=OFFSET([.C$4];[.M98];0)" office:value-type="float" office:value="43751" calcext:value-type="float">
            <text:p>43751</text:p>
          </table:table-cell>
          <table:table-cell table:formula="of:=[.L98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98];0)&lt;=[.O9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9]))" office:value-type="date" office:date-value="2019-10-08T15:31:34.51748" calcext:value-type="date">
            <text:p>2019-10-08 15:31:35</text:p>
          </table:table-cell>
          <table:table-cell table:style-name="ce7" table:formula="of:=[.A99]" office:value-type="date" office:date-value="2019-10-08T15:31:34.51748" calcext:value-type="date">
            <text:p>2019-10-08 15:31:35</text:p>
          </table:table-cell>
          <table:table-cell table:formula="of:=TRUNC([.A99])" office:value-type="float" office:value="43746" calcext:value-type="float">
            <text:p>43746</text:p>
          </table:table-cell>
          <table:table-cell table:style-name="ce12" table:formula="of:=[.B99]-[.C99]" office:value-type="date" office:date-value="1899-12-30T15:31:34.51748002321" calcext:value-type="date">
            <text:p>12/30/99 03:31 PM</text:p>
          </table:table-cell>
          <table:table-cell table:formula="of:=MOD([.E98]-[.$E$2];[.$H$2])+1+[.$E$2]" office:value-type="float" office:value="257" calcext:value-type="float">
            <text:p>257</text:p>
          </table:table-cell>
          <table:table-cell table:formula="of:=MOD([.F98]+1/[.$H$2];5)" office:value-type="float" office:value="1.6" calcext:value-type="float">
            <text:p>1,6</text:p>
          </table:table-cell>
          <table:table-cell table:formula="of:=IF([.F99]&lt;0.000001;[.G98]+2+1/[.$H$2];[.G98]+1/[.$H$2])" office:value-type="float" office:value="1.6" calcext:value-type="float">
            <text:p>1,6</text:p>
          </table:table-cell>
          <table:table-cell table:number-columns-repeated="4"/>
          <table:table-cell table:formula="of:=SUM(MOD(SUM([.L98]-[.L$2];[.T$2]);[.R$2]-[.L$2]);[.L$2])" office:value-type="time" office:time-value="PT15H40M00S" calcext:value-type="time">
            <text:p>15:40:00</text:p>
          </table:table-cell>
          <table:table-cell table:formula="of:=IF([.L99]&lt;[.L98];[.M98]+[.H$2];[.M98])" office:value-type="float" office:value="360" calcext:value-type="float">
            <text:p>360</text:p>
          </table:table-cell>
          <table:table-cell table:formula="of:=OFFSET([.C$4];[.M99];0)" office:value-type="float" office:value="43751" calcext:value-type="float">
            <text:p>43751</text:p>
          </table:table-cell>
          <table:table-cell table:formula="of:=[.L99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99];0)&lt;=[.O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0]))" office:value-type="date" office:date-value="2019-10-08T15:17:17.892456" calcext:value-type="date">
            <text:p>2019-10-08 15:17:18</text:p>
          </table:table-cell>
          <table:table-cell table:style-name="ce7" table:formula="of:=[.A100]" office:value-type="date" office:date-value="2019-10-08T15:17:17.892456" calcext:value-type="date">
            <text:p>2019-10-08 15:17:18</text:p>
          </table:table-cell>
          <table:table-cell table:formula="of:=TRUNC([.A100])" office:value-type="float" office:value="43746" calcext:value-type="float">
            <text:p>43746</text:p>
          </table:table-cell>
          <table:table-cell table:style-name="ce12" table:formula="of:=[.B100]-[.C100]" office:value-type="date" office:date-value="1899-12-30T15:17:17.89245556109" calcext:value-type="date">
            <text:p>12/30/99 03:17 PM</text:p>
          </table:table-cell>
          <table:table-cell table:formula="of:=MOD([.E99]-[.$E$2];[.$H$2])+1+[.$E$2]" office:value-type="float" office:value="258" calcext:value-type="float">
            <text:p>258</text:p>
          </table:table-cell>
          <table:table-cell table:formula="of:=MOD([.F99]+1/[.$H$2];5)" office:value-type="float" office:value="1.61666666666667" calcext:value-type="float">
            <text:p>1,61666666666667</text:p>
          </table:table-cell>
          <table:table-cell table:formula="of:=IF([.F100]&lt;0.000001;[.G99]+2+1/[.$H$2];[.G99]+1/[.$H$2])" office:value-type="float" office:value="1.61666666666667" calcext:value-type="float">
            <text:p>1,61666666666667</text:p>
          </table:table-cell>
          <table:table-cell table:number-columns-repeated="4"/>
          <table:table-cell table:formula="of:=SUM(MOD(SUM([.L99]-[.L$2];[.T$2]);[.R$2]-[.L$2]);[.L$2])" office:value-type="time" office:time-value="PT15H50M00S" calcext:value-type="time">
            <text:p>15:50:00</text:p>
          </table:table-cell>
          <table:table-cell table:formula="of:=IF([.L100]&lt;[.L99];[.M99]+[.H$2];[.M99])" office:value-type="float" office:value="360" calcext:value-type="float">
            <text:p>360</text:p>
          </table:table-cell>
          <table:table-cell table:formula="of:=OFFSET([.C$4];[.M100];0)" office:value-type="float" office:value="43751" calcext:value-type="float">
            <text:p>43751</text:p>
          </table:table-cell>
          <table:table-cell table:formula="of:=[.L100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00];0)&lt;=[.O1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1]))" office:value-type="date" office:date-value="2019-10-08T15:20:45.813236" calcext:value-type="date">
            <text:p>2019-10-08 15:20:46</text:p>
          </table:table-cell>
          <table:table-cell table:style-name="ce7" table:formula="of:=[.A101]" office:value-type="date" office:date-value="2019-10-08T15:20:45.813236" calcext:value-type="date">
            <text:p>2019-10-08 15:20:46</text:p>
          </table:table-cell>
          <table:table-cell table:formula="of:=TRUNC([.A101])" office:value-type="float" office:value="43746" calcext:value-type="float">
            <text:p>43746</text:p>
          </table:table-cell>
          <table:table-cell table:style-name="ce12" table:formula="of:=[.B101]-[.C101]" office:value-type="date" office:date-value="1899-12-30T15:20:45.81323610619" calcext:value-type="date">
            <text:p>12/30/99 03:20 PM</text:p>
          </table:table-cell>
          <table:table-cell table:formula="of:=MOD([.E100]-[.$E$2];[.$H$2])+1+[.$E$2]" office:value-type="float" office:value="259" calcext:value-type="float">
            <text:p>259</text:p>
          </table:table-cell>
          <table:table-cell table:formula="of:=MOD([.F100]+1/[.$H$2];5)" office:value-type="float" office:value="1.63333333333333" calcext:value-type="float">
            <text:p>1,63333333333333</text:p>
          </table:table-cell>
          <table:table-cell table:formula="of:=IF([.F101]&lt;0.000001;[.G100]+2+1/[.$H$2];[.G100]+1/[.$H$2])" office:value-type="float" office:value="1.63333333333333" calcext:value-type="float">
            <text:p>1,63333333333333</text:p>
          </table:table-cell>
          <table:table-cell table:number-columns-repeated="4"/>
          <table:table-cell table:formula="of:=SUM(MOD(SUM([.L100]-[.L$2];[.T$2]);[.R$2]-[.L$2]);[.L$2])" office:value-type="time" office:time-value="PT16H00M00S" calcext:value-type="time">
            <text:p>16:00:00</text:p>
          </table:table-cell>
          <table:table-cell table:formula="of:=IF([.L101]&lt;[.L100];[.M100]+[.H$2];[.M100])" office:value-type="float" office:value="360" calcext:value-type="float">
            <text:p>360</text:p>
          </table:table-cell>
          <table:table-cell table:formula="of:=OFFSET([.C$4];[.M101];0)" office:value-type="float" office:value="43751" calcext:value-type="float">
            <text:p>43751</text:p>
          </table:table-cell>
          <table:table-cell table:formula="of:=[.L101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01];0)&lt;=[.O1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2]))" office:value-type="date" office:date-value="2019-10-08T15:20:00.960268" calcext:value-type="date">
            <text:p>2019-10-08 15:20:01</text:p>
          </table:table-cell>
          <table:table-cell table:style-name="ce7" table:formula="of:=[.A102]" office:value-type="date" office:date-value="2019-10-08T15:20:00.960268" calcext:value-type="date">
            <text:p>2019-10-08 15:20:01</text:p>
          </table:table-cell>
          <table:table-cell table:formula="of:=TRUNC([.A102])" office:value-type="float" office:value="43746" calcext:value-type="float">
            <text:p>43746</text:p>
          </table:table-cell>
          <table:table-cell table:style-name="ce12" table:formula="of:=[.B102]-[.C102]" office:value-type="date" office:date-value="1899-12-30T15:20:00.9602682665" calcext:value-type="date">
            <text:p>12/30/99 03:20 PM</text:p>
          </table:table-cell>
          <table:table-cell table:formula="of:=MOD([.E101]-[.$E$2];[.$H$2])+1+[.$E$2]" office:value-type="float" office:value="260" calcext:value-type="float">
            <text:p>260</text:p>
          </table:table-cell>
          <table:table-cell table:formula="of:=MOD([.F101]+1/[.$H$2];5)" office:value-type="float" office:value="1.65" calcext:value-type="float">
            <text:p>1,65</text:p>
          </table:table-cell>
          <table:table-cell table:formula="of:=IF([.F102]&lt;0.000001;[.G101]+2+1/[.$H$2];[.G101]+1/[.$H$2])" office:value-type="float" office:value="1.65" calcext:value-type="float">
            <text:p>1,65</text:p>
          </table:table-cell>
          <table:table-cell table:number-columns-repeated="4"/>
          <table:table-cell table:formula="of:=SUM(MOD(SUM([.L101]-[.L$2];[.T$2]);[.R$2]-[.L$2]);[.L$2])" office:value-type="time" office:time-value="PT16H10M00S" calcext:value-type="time">
            <text:p>16:10:00</text:p>
          </table:table-cell>
          <table:table-cell table:formula="of:=IF([.L102]&lt;[.L101];[.M101]+[.H$2];[.M101])" office:value-type="float" office:value="360" calcext:value-type="float">
            <text:p>360</text:p>
          </table:table-cell>
          <table:table-cell table:formula="of:=OFFSET([.C$4];[.M102];0)" office:value-type="float" office:value="43751" calcext:value-type="float">
            <text:p>43751</text:p>
          </table:table-cell>
          <table:table-cell table:formula="of:=[.L102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02];0)&lt;=[.O1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3]))" office:value-type="date" office:date-value="2019-10-08T15:40:26.186443" calcext:value-type="date">
            <text:p>2019-10-08 15:40:26</text:p>
          </table:table-cell>
          <table:table-cell table:style-name="ce7" table:formula="of:=[.A103]" office:value-type="date" office:date-value="2019-10-08T15:40:26.186443" calcext:value-type="date">
            <text:p>2019-10-08 15:40:26</text:p>
          </table:table-cell>
          <table:table-cell table:formula="of:=TRUNC([.A103])" office:value-type="float" office:value="43746" calcext:value-type="float">
            <text:p>43746</text:p>
          </table:table-cell>
          <table:table-cell table:style-name="ce12" table:formula="of:=[.B103]-[.C103]" office:value-type="date" office:date-value="1899-12-30T15:40:26.18644293398" calcext:value-type="date">
            <text:p>12/30/99 03:40 PM</text:p>
          </table:table-cell>
          <table:table-cell table:formula="of:=MOD([.E102]-[.$E$2];[.$H$2])+1+[.$E$2]" office:value-type="float" office:value="261" calcext:value-type="float">
            <text:p>261</text:p>
          </table:table-cell>
          <table:table-cell table:formula="of:=MOD([.F102]+1/[.$H$2];5)" office:value-type="float" office:value="1.66666666666667" calcext:value-type="float">
            <text:p>1,66666666666667</text:p>
          </table:table-cell>
          <table:table-cell table:formula="of:=IF([.F103]&lt;0.000001;[.G102]+2+1/[.$H$2];[.G102]+1/[.$H$2])" office:value-type="float" office:value="1.66666666666667" calcext:value-type="float">
            <text:p>1,66666666666667</text:p>
          </table:table-cell>
          <table:table-cell table:number-columns-repeated="4"/>
          <table:table-cell table:formula="of:=SUM(MOD(SUM([.L102]-[.L$2];[.T$2]);[.R$2]-[.L$2]);[.L$2])" office:value-type="time" office:time-value="PT16H20M00S" calcext:value-type="time">
            <text:p>16:20:00</text:p>
          </table:table-cell>
          <table:table-cell table:formula="of:=IF([.L103]&lt;[.L102];[.M102]+[.H$2];[.M102])" office:value-type="float" office:value="360" calcext:value-type="float">
            <text:p>360</text:p>
          </table:table-cell>
          <table:table-cell table:formula="of:=OFFSET([.C$4];[.M103];0)" office:value-type="float" office:value="43751" calcext:value-type="float">
            <text:p>43751</text:p>
          </table:table-cell>
          <table:table-cell table:formula="of:=[.L103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03];0)&lt;=[.O1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4]))" office:value-type="date" office:date-value="2019-10-08T16:02:31.586153" calcext:value-type="date">
            <text:p>2019-10-08 16:02:32</text:p>
          </table:table-cell>
          <table:table-cell table:style-name="ce7" table:formula="of:=[.A104]" office:value-type="date" office:date-value="2019-10-08T16:02:31.586153" calcext:value-type="date">
            <text:p>2019-10-08 16:02:32</text:p>
          </table:table-cell>
          <table:table-cell table:formula="of:=TRUNC([.A104])" office:value-type="float" office:value="43746" calcext:value-type="float">
            <text:p>43746</text:p>
          </table:table-cell>
          <table:table-cell table:style-name="ce12" table:formula="of:=[.B104]-[.C104]" office:value-type="date" office:date-value="1899-12-30T16:02:31.58615265973" calcext:value-type="date">
            <text:p>12/30/99 04:02 PM</text:p>
          </table:table-cell>
          <table:table-cell table:formula="of:=MOD([.E103]-[.$E$2];[.$H$2])+1+[.$E$2]" office:value-type="float" office:value="262" calcext:value-type="float">
            <text:p>262</text:p>
          </table:table-cell>
          <table:table-cell table:formula="of:=MOD([.F103]+1/[.$H$2];5)" office:value-type="float" office:value="1.68333333333333" calcext:value-type="float">
            <text:p>1,68333333333333</text:p>
          </table:table-cell>
          <table:table-cell table:formula="of:=IF([.F104]&lt;0.000001;[.G103]+2+1/[.$H$2];[.G103]+1/[.$H$2])" office:value-type="float" office:value="1.68333333333333" calcext:value-type="float">
            <text:p>1,68333333333333</text:p>
          </table:table-cell>
          <table:table-cell table:number-columns-repeated="4"/>
          <table:table-cell table:formula="of:=SUM(MOD(SUM([.L103]-[.L$2];[.T$2]);[.R$2]-[.L$2]);[.L$2])" office:value-type="time" office:time-value="PT16H30M00S" calcext:value-type="time">
            <text:p>16:30:00</text:p>
          </table:table-cell>
          <table:table-cell table:formula="of:=IF([.L104]&lt;[.L103];[.M103]+[.H$2];[.M103])" office:value-type="float" office:value="360" calcext:value-type="float">
            <text:p>360</text:p>
          </table:table-cell>
          <table:table-cell table:formula="of:=OFFSET([.C$4];[.M104];0)" office:value-type="float" office:value="43751" calcext:value-type="float">
            <text:p>43751</text:p>
          </table:table-cell>
          <table:table-cell table:formula="of:=[.L104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104];0)&lt;=[.O1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5]))" office:value-type="date" office:date-value="2019-10-08T15:30:50.119896" calcext:value-type="date">
            <text:p>2019-10-08 15:30:50</text:p>
          </table:table-cell>
          <table:table-cell table:style-name="ce7" table:formula="of:=[.A105]" office:value-type="date" office:date-value="2019-10-08T15:30:50.119896" calcext:value-type="date">
            <text:p>2019-10-08 15:30:50</text:p>
          </table:table-cell>
          <table:table-cell table:formula="of:=TRUNC([.A105])" office:value-type="float" office:value="43746" calcext:value-type="float">
            <text:p>43746</text:p>
          </table:table-cell>
          <table:table-cell table:style-name="ce12" table:formula="of:=[.B105]-[.C105]" office:value-type="date" office:date-value="1899-12-30T15:30:50.11989595369" calcext:value-type="date">
            <text:p>12/30/99 03:30 PM</text:p>
          </table:table-cell>
          <table:table-cell table:formula="of:=MOD([.E104]-[.$E$2];[.$H$2])+1+[.$E$2]" office:value-type="float" office:value="263" calcext:value-type="float">
            <text:p>263</text:p>
          </table:table-cell>
          <table:table-cell table:formula="of:=MOD([.F104]+1/[.$H$2];5)" office:value-type="float" office:value="1.7" calcext:value-type="float">
            <text:p>1,7</text:p>
          </table:table-cell>
          <table:table-cell table:formula="of:=IF([.F105]&lt;0.000001;[.G104]+2+1/[.$H$2];[.G104]+1/[.$H$2])" office:value-type="float" office:value="1.7" calcext:value-type="float">
            <text:p>1,7</text:p>
          </table:table-cell>
          <table:table-cell table:number-columns-repeated="4"/>
          <table:table-cell table:formula="of:=SUM(MOD(SUM([.L104]-[.L$2];[.T$2]);[.R$2]-[.L$2]);[.L$2])" office:value-type="time" office:time-value="PT16H40M00S" calcext:value-type="time">
            <text:p>16:40:00</text:p>
          </table:table-cell>
          <table:table-cell table:formula="of:=IF([.L105]&lt;[.L104];[.M104]+[.H$2];[.M104])" office:value-type="float" office:value="360" calcext:value-type="float">
            <text:p>360</text:p>
          </table:table-cell>
          <table:table-cell table:formula="of:=OFFSET([.C$4];[.M105];0)" office:value-type="float" office:value="43751" calcext:value-type="float">
            <text:p>43751</text:p>
          </table:table-cell>
          <table:table-cell table:formula="of:=[.L105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05];0)&lt;=[.O1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6]))" office:value-type="date" office:date-value="2019-10-08T15:33:57.045856" calcext:value-type="date">
            <text:p>2019-10-08 15:33:57</text:p>
          </table:table-cell>
          <table:table-cell table:style-name="ce7" table:formula="of:=[.A106]" office:value-type="date" office:date-value="2019-10-08T15:33:57.045856" calcext:value-type="date">
            <text:p>2019-10-08 15:33:57</text:p>
          </table:table-cell>
          <table:table-cell table:formula="of:=TRUNC([.A106])" office:value-type="float" office:value="43746" calcext:value-type="float">
            <text:p>43746</text:p>
          </table:table-cell>
          <table:table-cell table:style-name="ce12" table:formula="of:=[.B106]-[.C106]" office:value-type="date" office:date-value="1899-12-30T15:33:57.04585600644" calcext:value-type="date">
            <text:p>12/30/99 03:33 PM</text:p>
          </table:table-cell>
          <table:table-cell table:formula="of:=MOD([.E105]-[.$E$2];[.$H$2])+1+[.$E$2]" office:value-type="float" office:value="264" calcext:value-type="float">
            <text:p>264</text:p>
          </table:table-cell>
          <table:table-cell table:formula="of:=MOD([.F105]+1/[.$H$2];5)" office:value-type="float" office:value="1.71666666666667" calcext:value-type="float">
            <text:p>1,71666666666667</text:p>
          </table:table-cell>
          <table:table-cell table:formula="of:=IF([.F106]&lt;0.000001;[.G105]+2+1/[.$H$2];[.G105]+1/[.$H$2])" office:value-type="float" office:value="1.71666666666667" calcext:value-type="float">
            <text:p>1,71666666666667</text:p>
          </table:table-cell>
          <table:table-cell table:number-columns-repeated="4"/>
          <table:table-cell table:formula="of:=SUM(MOD(SUM([.L105]-[.L$2];[.T$2]);[.R$2]-[.L$2]);[.L$2])" office:value-type="time" office:time-value="PT16H50M00S" calcext:value-type="time">
            <text:p>16:50:00</text:p>
          </table:table-cell>
          <table:table-cell table:formula="of:=IF([.L106]&lt;[.L105];[.M105]+[.H$2];[.M105])" office:value-type="float" office:value="360" calcext:value-type="float">
            <text:p>360</text:p>
          </table:table-cell>
          <table:table-cell table:formula="of:=OFFSET([.C$4];[.M106];0)" office:value-type="float" office:value="43751" calcext:value-type="float">
            <text:p>43751</text:p>
          </table:table-cell>
          <table:table-cell table:formula="of:=[.L106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06];0)&lt;=[.O1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7]))" office:value-type="date" office:date-value="2019-10-08T15:36:59.669786" calcext:value-type="date">
            <text:p>2019-10-08 15:37:00</text:p>
          </table:table-cell>
          <table:table-cell table:style-name="ce7" table:formula="of:=[.A107]" office:value-type="date" office:date-value="2019-10-08T15:36:59.669786" calcext:value-type="date">
            <text:p>2019-10-08 15:37:00</text:p>
          </table:table-cell>
          <table:table-cell table:formula="of:=TRUNC([.A107])" office:value-type="float" office:value="43746" calcext:value-type="float">
            <text:p>43746</text:p>
          </table:table-cell>
          <table:table-cell table:style-name="ce12" table:formula="of:=[.B107]-[.C107]" office:value-type="date" office:date-value="1899-12-30T15:36:59.66978623532" calcext:value-type="date">
            <text:p>12/30/99 03:37 PM</text:p>
          </table:table-cell>
          <table:table-cell table:formula="of:=MOD([.E106]-[.$E$2];[.$H$2])+1+[.$E$2]" office:value-type="float" office:value="265" calcext:value-type="float">
            <text:p>265</text:p>
          </table:table-cell>
          <table:table-cell table:formula="of:=MOD([.F106]+1/[.$H$2];5)" office:value-type="float" office:value="1.73333333333333" calcext:value-type="float">
            <text:p>1,73333333333333</text:p>
          </table:table-cell>
          <table:table-cell table:formula="of:=IF([.F107]&lt;0.000001;[.G106]+2+1/[.$H$2];[.G106]+1/[.$H$2])" office:value-type="float" office:value="1.73333333333333" calcext:value-type="float">
            <text:p>1,73333333333333</text:p>
          </table:table-cell>
          <table:table-cell table:number-columns-repeated="4"/>
          <table:table-cell table:formula="of:=SUM(MOD(SUM([.L106]-[.L$2];[.T$2]);[.R$2]-[.L$2]);[.L$2])" office:value-type="time" office:time-value="PT17H00M00S" calcext:value-type="time">
            <text:p>17:00:00</text:p>
          </table:table-cell>
          <table:table-cell table:formula="of:=IF([.L107]&lt;[.L106];[.M106]+[.H$2];[.M106])" office:value-type="float" office:value="360" calcext:value-type="float">
            <text:p>360</text:p>
          </table:table-cell>
          <table:table-cell table:formula="of:=OFFSET([.C$4];[.M107];0)" office:value-type="float" office:value="43751" calcext:value-type="float">
            <text:p>43751</text:p>
          </table:table-cell>
          <table:table-cell table:formula="of:=[.L107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07];0)&lt;=[.O1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8]))" office:value-type="date" office:date-value="2019-10-08T15:36:23.474596" calcext:value-type="date">
            <text:p>2019-10-08 15:36:23</text:p>
          </table:table-cell>
          <table:table-cell table:style-name="ce7" table:formula="of:=[.A108]" office:value-type="date" office:date-value="2019-10-08T15:36:23.474596" calcext:value-type="date">
            <text:p>2019-10-08 15:36:23</text:p>
          </table:table-cell>
          <table:table-cell table:formula="of:=TRUNC([.A108])" office:value-type="float" office:value="43746" calcext:value-type="float">
            <text:p>43746</text:p>
          </table:table-cell>
          <table:table-cell table:style-name="ce12" table:formula="of:=[.B108]-[.C108]" office:value-type="date" office:date-value="1899-12-30T15:36:23.47459556535" calcext:value-type="date">
            <text:p>12/30/99 03:36 PM</text:p>
          </table:table-cell>
          <table:table-cell table:formula="of:=MOD([.E107]-[.$E$2];[.$H$2])+1+[.$E$2]" office:value-type="float" office:value="266" calcext:value-type="float">
            <text:p>266</text:p>
          </table:table-cell>
          <table:table-cell table:formula="of:=MOD([.F107]+1/[.$H$2];5)" office:value-type="float" office:value="1.75" calcext:value-type="float">
            <text:p>1,75</text:p>
          </table:table-cell>
          <table:table-cell table:formula="of:=IF([.F108]&lt;0.000001;[.G107]+2+1/[.$H$2];[.G107]+1/[.$H$2])" office:value-type="float" office:value="1.75" calcext:value-type="float">
            <text:p>1,75</text:p>
          </table:table-cell>
          <table:table-cell table:number-columns-repeated="4"/>
          <table:table-cell table:formula="of:=SUM(MOD(SUM([.L107]-[.L$2];[.T$2]);[.R$2]-[.L$2]);[.L$2])" office:value-type="time" office:time-value="PT14H40M00S" calcext:value-type="time">
            <text:p>14:40:00</text:p>
          </table:table-cell>
          <table:table-cell table:formula="of:=IF([.L108]&lt;[.L107];[.M107]+[.H$2];[.M107])" office:value-type="float" office:value="420" calcext:value-type="float">
            <text:p>420</text:p>
          </table:table-cell>
          <table:table-cell table:formula="of:=OFFSET([.C$4];[.M108];0)" office:value-type="float" office:value="43752" calcext:value-type="float">
            <text:p>43752</text:p>
          </table:table-cell>
          <table:table-cell table:formula="of:=[.L108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08];0)&lt;=[.O10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9]))" office:value-type="date" office:date-value="2019-10-08T15:13:37.041265" calcext:value-type="date">
            <text:p>2019-10-08 15:13:37</text:p>
          </table:table-cell>
          <table:table-cell table:style-name="ce7" table:formula="of:=[.A109]" office:value-type="date" office:date-value="2019-10-08T15:13:37.041265" calcext:value-type="date">
            <text:p>2019-10-08 15:13:37</text:p>
          </table:table-cell>
          <table:table-cell table:formula="of:=TRUNC([.A109])" office:value-type="float" office:value="43746" calcext:value-type="float">
            <text:p>43746</text:p>
          </table:table-cell>
          <table:table-cell table:style-name="ce12" table:formula="of:=[.B109]-[.C109]" office:value-type="date" office:date-value="1899-12-30T15:13:37.04126524273" calcext:value-type="date">
            <text:p>12/30/99 03:13 PM</text:p>
          </table:table-cell>
          <table:table-cell table:formula="of:=MOD([.E108]-[.$E$2];[.$H$2])+1+[.$E$2]" office:value-type="float" office:value="267" calcext:value-type="float">
            <text:p>267</text:p>
          </table:table-cell>
          <table:table-cell table:formula="of:=MOD([.F108]+1/[.$H$2];5)" office:value-type="float" office:value="1.76666666666667" calcext:value-type="float">
            <text:p>1,76666666666667</text:p>
          </table:table-cell>
          <table:table-cell table:formula="of:=IF([.F109]&lt;0.000001;[.G108]+2+1/[.$H$2];[.G108]+1/[.$H$2])" office:value-type="float" office:value="1.76666666666667" calcext:value-type="float">
            <text:p>1,76666666666667</text:p>
          </table:table-cell>
          <table:table-cell table:number-columns-repeated="4"/>
          <table:table-cell table:formula="of:=SUM(MOD(SUM([.L108]-[.L$2];[.T$2]);[.R$2]-[.L$2]);[.L$2])" office:value-type="time" office:time-value="PT14H50M00S" calcext:value-type="time">
            <text:p>14:50:00</text:p>
          </table:table-cell>
          <table:table-cell table:formula="of:=IF([.L109]&lt;[.L108];[.M108]+[.H$2];[.M108])" office:value-type="float" office:value="420" calcext:value-type="float">
            <text:p>420</text:p>
          </table:table-cell>
          <table:table-cell table:formula="of:=OFFSET([.C$4];[.M109];0)" office:value-type="float" office:value="43752" calcext:value-type="float">
            <text:p>43752</text:p>
          </table:table-cell>
          <table:table-cell table:formula="of:=[.L109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09];0)&lt;=[.O10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0]))" office:value-type="date" office:date-value="2019-10-08T15:35:05.957695" calcext:value-type="date">
            <text:p>2019-10-08 15:35:06</text:p>
          </table:table-cell>
          <table:table-cell table:style-name="ce7" table:formula="of:=[.A110]" office:value-type="date" office:date-value="2019-10-08T15:35:05.957695" calcext:value-type="date">
            <text:p>2019-10-08 15:35:06</text:p>
          </table:table-cell>
          <table:table-cell table:formula="of:=TRUNC([.A110])" office:value-type="float" office:value="43746" calcext:value-type="float">
            <text:p>43746</text:p>
          </table:table-cell>
          <table:table-cell table:style-name="ce12" table:formula="of:=[.B110]-[.C110]" office:value-type="date" office:date-value="1899-12-30T15:35:05.95769493375" calcext:value-type="date">
            <text:p>12/30/99 03:35 PM</text:p>
          </table:table-cell>
          <table:table-cell table:formula="of:=MOD([.E109]-[.$E$2];[.$H$2])+1+[.$E$2]" office:value-type="float" office:value="268" calcext:value-type="float">
            <text:p>268</text:p>
          </table:table-cell>
          <table:table-cell table:formula="of:=MOD([.F109]+1/[.$H$2];5)" office:value-type="float" office:value="1.78333333333333" calcext:value-type="float">
            <text:p>1,78333333333333</text:p>
          </table:table-cell>
          <table:table-cell table:formula="of:=IF([.F110]&lt;0.000001;[.G109]+2+1/[.$H$2];[.G109]+1/[.$H$2])" office:value-type="float" office:value="1.78333333333333" calcext:value-type="float">
            <text:p>1,78333333333333</text:p>
          </table:table-cell>
          <table:table-cell table:number-columns-repeated="4"/>
          <table:table-cell table:formula="of:=SUM(MOD(SUM([.L109]-[.L$2];[.T$2]);[.R$2]-[.L$2]);[.L$2])" office:value-type="time" office:time-value="PT15H00M00S" calcext:value-type="time">
            <text:p>15:00:00</text:p>
          </table:table-cell>
          <table:table-cell table:formula="of:=IF([.L110]&lt;[.L109];[.M109]+[.H$2];[.M109])" office:value-type="float" office:value="420" calcext:value-type="float">
            <text:p>420</text:p>
          </table:table-cell>
          <table:table-cell table:formula="of:=OFFSET([.C$4];[.M110];0)" office:value-type="float" office:value="43752" calcext:value-type="float">
            <text:p>43752</text:p>
          </table:table-cell>
          <table:table-cell table:formula="of:=[.L110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110];0)&lt;=[.O1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1]))" office:value-type="date" office:date-value="2019-10-08T15:46:06.089131" calcext:value-type="date">
            <text:p>2019-10-08 15:46:06</text:p>
          </table:table-cell>
          <table:table-cell table:style-name="ce7" table:formula="of:=[.A111]" office:value-type="date" office:date-value="2019-10-08T15:46:06.089131" calcext:value-type="date">
            <text:p>2019-10-08 15:46:06</text:p>
          </table:table-cell>
          <table:table-cell table:formula="of:=TRUNC([.A111])" office:value-type="float" office:value="43746" calcext:value-type="float">
            <text:p>43746</text:p>
          </table:table-cell>
          <table:table-cell table:style-name="ce12" table:formula="of:=[.B111]-[.C111]" office:value-type="date" office:date-value="1899-12-30T15:46:06.08913056552" calcext:value-type="date">
            <text:p>12/30/99 03:46 PM</text:p>
          </table:table-cell>
          <table:table-cell table:formula="of:=MOD([.E110]-[.$E$2];[.$H$2])+1+[.$E$2]" office:value-type="float" office:value="269" calcext:value-type="float">
            <text:p>269</text:p>
          </table:table-cell>
          <table:table-cell table:formula="of:=MOD([.F110]+1/[.$H$2];5)" office:value-type="float" office:value="1.8" calcext:value-type="float">
            <text:p>1,8</text:p>
          </table:table-cell>
          <table:table-cell table:formula="of:=IF([.F111]&lt;0.000001;[.G110]+2+1/[.$H$2];[.G110]+1/[.$H$2])" office:value-type="float" office:value="1.8" calcext:value-type="float">
            <text:p>1,8</text:p>
          </table:table-cell>
          <table:table-cell table:number-columns-repeated="4"/>
          <table:table-cell table:formula="of:=SUM(MOD(SUM([.L110]-[.L$2];[.T$2]);[.R$2]-[.L$2]);[.L$2])" office:value-type="time" office:time-value="PT15H10M00S" calcext:value-type="time">
            <text:p>15:10:00</text:p>
          </table:table-cell>
          <table:table-cell table:formula="of:=IF([.L111]&lt;[.L110];[.M110]+[.H$2];[.M110])" office:value-type="float" office:value="420" calcext:value-type="float">
            <text:p>420</text:p>
          </table:table-cell>
          <table:table-cell table:formula="of:=OFFSET([.C$4];[.M111];0)" office:value-type="float" office:value="43752" calcext:value-type="float">
            <text:p>43752</text:p>
          </table:table-cell>
          <table:table-cell table:formula="of:=[.L111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11];0)&lt;=[.O1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2]))" office:value-type="date" office:date-value="2019-10-08T16:18:03.699741" calcext:value-type="date">
            <text:p>2019-10-08 16:18:04</text:p>
          </table:table-cell>
          <table:table-cell table:style-name="ce7" table:formula="of:=[.A112]" office:value-type="date" office:date-value="2019-10-08T16:18:03.699741" calcext:value-type="date">
            <text:p>2019-10-08 16:18:04</text:p>
          </table:table-cell>
          <table:table-cell table:formula="of:=TRUNC([.A112])" office:value-type="float" office:value="43746" calcext:value-type="float">
            <text:p>43746</text:p>
          </table:table-cell>
          <table:table-cell table:style-name="ce12" table:formula="of:=[.B112]-[.C112]" office:value-type="date" office:date-value="1899-12-30T16:18:03.69974121451" calcext:value-type="date">
            <text:p>12/30/99 04:18 PM</text:p>
          </table:table-cell>
          <table:table-cell table:formula="of:=MOD([.E111]-[.$E$2];[.$H$2])+1+[.$E$2]" office:value-type="float" office:value="270" calcext:value-type="float">
            <text:p>270</text:p>
          </table:table-cell>
          <table:table-cell table:formula="of:=MOD([.F111]+1/[.$H$2];5)" office:value-type="float" office:value="1.81666666666667" calcext:value-type="float">
            <text:p>1,81666666666667</text:p>
          </table:table-cell>
          <table:table-cell table:formula="of:=IF([.F112]&lt;0.000001;[.G111]+2+1/[.$H$2];[.G111]+1/[.$H$2])" office:value-type="float" office:value="1.81666666666667" calcext:value-type="float">
            <text:p>1,81666666666667</text:p>
          </table:table-cell>
          <table:table-cell table:number-columns-repeated="4"/>
          <table:table-cell table:formula="of:=SUM(MOD(SUM([.L111]-[.L$2];[.T$2]);[.R$2]-[.L$2]);[.L$2])" office:value-type="time" office:time-value="PT15H20M00S" calcext:value-type="time">
            <text:p>15:20:00</text:p>
          </table:table-cell>
          <table:table-cell table:formula="of:=IF([.L112]&lt;[.L111];[.M111]+[.H$2];[.M111])" office:value-type="float" office:value="420" calcext:value-type="float">
            <text:p>420</text:p>
          </table:table-cell>
          <table:table-cell table:formula="of:=OFFSET([.C$4];[.M112];0)" office:value-type="float" office:value="43752" calcext:value-type="float">
            <text:p>43752</text:p>
          </table:table-cell>
          <table:table-cell table:formula="of:=[.L112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12];0)&lt;=[.O1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3]))" office:value-type="date" office:date-value="2019-10-08T15:49:26.466701" calcext:value-type="date">
            <text:p>2019-10-08 15:49:26</text:p>
          </table:table-cell>
          <table:table-cell table:style-name="ce7" table:formula="of:=[.A113]" office:value-type="date" office:date-value="2019-10-08T15:49:26.466701" calcext:value-type="date">
            <text:p>2019-10-08 15:49:26</text:p>
          </table:table-cell>
          <table:table-cell table:formula="of:=TRUNC([.A113])" office:value-type="float" office:value="43746" calcext:value-type="float">
            <text:p>43746</text:p>
          </table:table-cell>
          <table:table-cell table:style-name="ce12" table:formula="of:=[.B113]-[.C113]" office:value-type="date" office:date-value="1899-12-30T15:49:26.46670117043" calcext:value-type="date">
            <text:p>12/30/99 03:49 PM</text:p>
          </table:table-cell>
          <table:table-cell table:formula="of:=MOD([.E112]-[.$E$2];[.$H$2])+1+[.$E$2]" office:value-type="float" office:value="271" calcext:value-type="float">
            <text:p>271</text:p>
          </table:table-cell>
          <table:table-cell table:formula="of:=MOD([.F112]+1/[.$H$2];5)" office:value-type="float" office:value="1.83333333333333" calcext:value-type="float">
            <text:p>1,83333333333333</text:p>
          </table:table-cell>
          <table:table-cell table:formula="of:=IF([.F113]&lt;0.000001;[.G112]+2+1/[.$H$2];[.G112]+1/[.$H$2])" office:value-type="float" office:value="1.83333333333333" calcext:value-type="float">
            <text:p>1,83333333333333</text:p>
          </table:table-cell>
          <table:table-cell table:number-columns-repeated="4"/>
          <table:table-cell table:formula="of:=SUM(MOD(SUM([.L112]-[.L$2];[.T$2]);[.R$2]-[.L$2]);[.L$2])" office:value-type="time" office:time-value="PT15H30M00S" calcext:value-type="time">
            <text:p>15:30:00</text:p>
          </table:table-cell>
          <table:table-cell table:formula="of:=IF([.L113]&lt;[.L112];[.M112]+[.H$2];[.M112])" office:value-type="float" office:value="420" calcext:value-type="float">
            <text:p>420</text:p>
          </table:table-cell>
          <table:table-cell table:formula="of:=OFFSET([.C$4];[.M113];0)" office:value-type="float" office:value="43752" calcext:value-type="float">
            <text:p>43752</text:p>
          </table:table-cell>
          <table:table-cell table:formula="of:=[.L113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13];0)&lt;=[.O1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4]))" office:value-type="date" office:date-value="2019-10-08T15:38:48.062571" calcext:value-type="date">
            <text:p>2019-10-08 15:38:48</text:p>
          </table:table-cell>
          <table:table-cell table:style-name="ce7" table:formula="of:=[.A114]" office:value-type="date" office:date-value="2019-10-08T15:38:48.062571" calcext:value-type="date">
            <text:p>2019-10-08 15:38:48</text:p>
          </table:table-cell>
          <table:table-cell table:formula="of:=TRUNC([.A114])" office:value-type="float" office:value="43746" calcext:value-type="float">
            <text:p>43746</text:p>
          </table:table-cell>
          <table:table-cell table:style-name="ce12" table:formula="of:=[.B114]-[.C114]" office:value-type="date" office:date-value="1899-12-30T15:38:48.06257111952" calcext:value-type="date">
            <text:p>12/30/99 03:38 PM</text:p>
          </table:table-cell>
          <table:table-cell table:formula="of:=MOD([.E113]-[.$E$2];[.$H$2])+1+[.$E$2]" office:value-type="float" office:value="272" calcext:value-type="float">
            <text:p>272</text:p>
          </table:table-cell>
          <table:table-cell table:formula="of:=MOD([.F113]+1/[.$H$2];5)" office:value-type="float" office:value="1.85" calcext:value-type="float">
            <text:p>1,85</text:p>
          </table:table-cell>
          <table:table-cell table:formula="of:=IF([.F114]&lt;0.000001;[.G113]+2+1/[.$H$2];[.G113]+1/[.$H$2])" office:value-type="float" office:value="1.85" calcext:value-type="float">
            <text:p>1,85</text:p>
          </table:table-cell>
          <table:table-cell table:number-columns-repeated="4"/>
          <table:table-cell table:formula="of:=SUM(MOD(SUM([.L113]-[.L$2];[.T$2]);[.R$2]-[.L$2]);[.L$2])" office:value-type="time" office:time-value="PT15H40M00S" calcext:value-type="time">
            <text:p>15:40:00</text:p>
          </table:table-cell>
          <table:table-cell table:formula="of:=IF([.L114]&lt;[.L113];[.M113]+[.H$2];[.M113])" office:value-type="float" office:value="420" calcext:value-type="float">
            <text:p>420</text:p>
          </table:table-cell>
          <table:table-cell table:formula="of:=OFFSET([.C$4];[.M114];0)" office:value-type="float" office:value="43752" calcext:value-type="float">
            <text:p>43752</text:p>
          </table:table-cell>
          <table:table-cell table:formula="of:=[.L114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14];0)&lt;=[.O1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5]))" office:value-type="date" office:date-value="2019-10-08T15:53:30.787051" calcext:value-type="date">
            <text:p>2019-10-08 15:53:31</text:p>
          </table:table-cell>
          <table:table-cell table:style-name="ce7" table:formula="of:=[.A115]" office:value-type="date" office:date-value="2019-10-08T15:53:30.787051" calcext:value-type="date">
            <text:p>2019-10-08 15:53:31</text:p>
          </table:table-cell>
          <table:table-cell table:formula="of:=TRUNC([.A115])" office:value-type="float" office:value="43746" calcext:value-type="float">
            <text:p>43746</text:p>
          </table:table-cell>
          <table:table-cell table:style-name="ce12" table:formula="of:=[.B115]-[.C115]" office:value-type="date" office:date-value="1899-12-30T15:53:30.78705105465" calcext:value-type="date">
            <text:p>12/30/99 03:53 PM</text:p>
          </table:table-cell>
          <table:table-cell table:formula="of:=MOD([.E114]-[.$E$2];[.$H$2])+1+[.$E$2]" office:value-type="float" office:value="273" calcext:value-type="float">
            <text:p>273</text:p>
          </table:table-cell>
          <table:table-cell table:formula="of:=MOD([.F114]+1/[.$H$2];5)" office:value-type="float" office:value="1.86666666666666" calcext:value-type="float">
            <text:p>1,86666666666666</text:p>
          </table:table-cell>
          <table:table-cell table:formula="of:=IF([.F115]&lt;0.000001;[.G114]+2+1/[.$H$2];[.G114]+1/[.$H$2])" office:value-type="float" office:value="1.86666666666666" calcext:value-type="float">
            <text:p>1,86666666666666</text:p>
          </table:table-cell>
          <table:table-cell table:number-columns-repeated="4"/>
          <table:table-cell table:formula="of:=SUM(MOD(SUM([.L114]-[.L$2];[.T$2]);[.R$2]-[.L$2]);[.L$2])" office:value-type="time" office:time-value="PT15H50M00S" calcext:value-type="time">
            <text:p>15:50:00</text:p>
          </table:table-cell>
          <table:table-cell table:formula="of:=IF([.L115]&lt;[.L114];[.M114]+[.H$2];[.M114])" office:value-type="float" office:value="420" calcext:value-type="float">
            <text:p>420</text:p>
          </table:table-cell>
          <table:table-cell table:formula="of:=OFFSET([.C$4];[.M115];0)" office:value-type="float" office:value="43752" calcext:value-type="float">
            <text:p>43752</text:p>
          </table:table-cell>
          <table:table-cell table:formula="of:=[.L115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15];0)&lt;=[.O1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6]))" office:value-type="date" office:date-value="2019-10-08T15:17:32.075014" calcext:value-type="date">
            <text:p>2019-10-08 15:17:32</text:p>
          </table:table-cell>
          <table:table-cell table:style-name="ce7" table:formula="of:=[.A116]" office:value-type="date" office:date-value="2019-10-08T15:17:32.075014" calcext:value-type="date">
            <text:p>2019-10-08 15:17:32</text:p>
          </table:table-cell>
          <table:table-cell table:formula="of:=TRUNC([.A116])" office:value-type="float" office:value="43746" calcext:value-type="float">
            <text:p>43746</text:p>
          </table:table-cell>
          <table:table-cell table:style-name="ce12" table:formula="of:=[.B116]-[.C116]" office:value-type="date" office:date-value="1899-12-30T15:17:32.07501354162" calcext:value-type="date">
            <text:p>12/30/99 03:17 PM</text:p>
          </table:table-cell>
          <table:table-cell table:formula="of:=MOD([.E115]-[.$E$2];[.$H$2])+1+[.$E$2]" office:value-type="float" office:value="274" calcext:value-type="float">
            <text:p>274</text:p>
          </table:table-cell>
          <table:table-cell table:formula="of:=MOD([.F115]+1/[.$H$2];5)" office:value-type="float" office:value="1.88333333333333" calcext:value-type="float">
            <text:p>1,88333333333333</text:p>
          </table:table-cell>
          <table:table-cell table:formula="of:=IF([.F116]&lt;0.000001;[.G115]+2+1/[.$H$2];[.G115]+1/[.$H$2])" office:value-type="float" office:value="1.88333333333333" calcext:value-type="float">
            <text:p>1,88333333333333</text:p>
          </table:table-cell>
          <table:table-cell table:number-columns-repeated="4"/>
          <table:table-cell table:formula="of:=SUM(MOD(SUM([.L115]-[.L$2];[.T$2]);[.R$2]-[.L$2]);[.L$2])" office:value-type="time" office:time-value="PT16H00M00S" calcext:value-type="time">
            <text:p>16:00:00</text:p>
          </table:table-cell>
          <table:table-cell table:formula="of:=IF([.L116]&lt;[.L115];[.M115]+[.H$2];[.M115])" office:value-type="float" office:value="420" calcext:value-type="float">
            <text:p>420</text:p>
          </table:table-cell>
          <table:table-cell table:formula="of:=OFFSET([.C$4];[.M116];0)" office:value-type="float" office:value="43752" calcext:value-type="float">
            <text:p>43752</text:p>
          </table:table-cell>
          <table:table-cell table:formula="of:=[.L116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16];0)&lt;=[.O1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7]))" office:value-type="date" office:date-value="2019-10-08T15:33:41.603959" calcext:value-type="date">
            <text:p>2019-10-08 15:33:42</text:p>
          </table:table-cell>
          <table:table-cell table:style-name="ce7" table:formula="of:=[.A117]" office:value-type="date" office:date-value="2019-10-08T15:33:41.603959" calcext:value-type="date">
            <text:p>2019-10-08 15:33:42</text:p>
          </table:table-cell>
          <table:table-cell table:formula="of:=TRUNC([.A117])" office:value-type="float" office:value="43746" calcext:value-type="float">
            <text:p>43746</text:p>
          </table:table-cell>
          <table:table-cell table:style-name="ce12" table:formula="of:=[.B117]-[.C117]" office:value-type="date" office:date-value="1899-12-30T15:33:41.603959403" calcext:value-type="date">
            <text:p>12/30/99 03:33 PM</text:p>
          </table:table-cell>
          <table:table-cell table:formula="of:=MOD([.E116]-[.$E$2];[.$H$2])+1+[.$E$2]" office:value-type="float" office:value="275" calcext:value-type="float">
            <text:p>275</text:p>
          </table:table-cell>
          <table:table-cell table:formula="of:=MOD([.F116]+1/[.$H$2];5)" office:value-type="float" office:value="1.9" calcext:value-type="float">
            <text:p>1,9</text:p>
          </table:table-cell>
          <table:table-cell table:formula="of:=IF([.F117]&lt;0.000001;[.G116]+2+1/[.$H$2];[.G116]+1/[.$H$2])" office:value-type="float" office:value="1.9" calcext:value-type="float">
            <text:p>1,9</text:p>
          </table:table-cell>
          <table:table-cell table:number-columns-repeated="4"/>
          <table:table-cell table:formula="of:=SUM(MOD(SUM([.L116]-[.L$2];[.T$2]);[.R$2]-[.L$2]);[.L$2])" office:value-type="time" office:time-value="PT16H10M00S" calcext:value-type="time">
            <text:p>16:10:00</text:p>
          </table:table-cell>
          <table:table-cell table:formula="of:=IF([.L117]&lt;[.L116];[.M116]+[.H$2];[.M116])" office:value-type="float" office:value="420" calcext:value-type="float">
            <text:p>420</text:p>
          </table:table-cell>
          <table:table-cell table:formula="of:=OFFSET([.C$4];[.M117];0)" office:value-type="float" office:value="43752" calcext:value-type="float">
            <text:p>43752</text:p>
          </table:table-cell>
          <table:table-cell table:formula="of:=[.L117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17];0)&lt;=[.O1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8]))" office:value-type="date" office:date-value="2019-10-08T15:37:33.538972" calcext:value-type="date">
            <text:p>2019-10-08 15:37:34</text:p>
          </table:table-cell>
          <table:table-cell table:style-name="ce7" table:formula="of:=[.A118]" office:value-type="date" office:date-value="2019-10-08T15:37:33.538972" calcext:value-type="date">
            <text:p>2019-10-08 15:37:34</text:p>
          </table:table-cell>
          <table:table-cell table:formula="of:=TRUNC([.A118])" office:value-type="float" office:value="43746" calcext:value-type="float">
            <text:p>43746</text:p>
          </table:table-cell>
          <table:table-cell table:style-name="ce12" table:formula="of:=[.B118]-[.C118]" office:value-type="date" office:date-value="1899-12-30T15:37:33.53897174355" calcext:value-type="date">
            <text:p>12/30/99 03:37 PM</text:p>
          </table:table-cell>
          <table:table-cell table:formula="of:=MOD([.E117]-[.$E$2];[.$H$2])+1+[.$E$2]" office:value-type="float" office:value="276" calcext:value-type="float">
            <text:p>276</text:p>
          </table:table-cell>
          <table:table-cell table:formula="of:=MOD([.F117]+1/[.$H$2];5)" office:value-type="float" office:value="1.91666666666666" calcext:value-type="float">
            <text:p>1,91666666666666</text:p>
          </table:table-cell>
          <table:table-cell table:formula="of:=IF([.F118]&lt;0.000001;[.G117]+2+1/[.$H$2];[.G117]+1/[.$H$2])" office:value-type="float" office:value="1.91666666666666" calcext:value-type="float">
            <text:p>1,91666666666666</text:p>
          </table:table-cell>
          <table:table-cell table:number-columns-repeated="4"/>
          <table:table-cell table:formula="of:=SUM(MOD(SUM([.L117]-[.L$2];[.T$2]);[.R$2]-[.L$2]);[.L$2])" office:value-type="time" office:time-value="PT16H20M00S" calcext:value-type="time">
            <text:p>16:20:00</text:p>
          </table:table-cell>
          <table:table-cell table:formula="of:=IF([.L118]&lt;[.L117];[.M117]+[.H$2];[.M117])" office:value-type="float" office:value="420" calcext:value-type="float">
            <text:p>420</text:p>
          </table:table-cell>
          <table:table-cell table:formula="of:=OFFSET([.C$4];[.M118];0)" office:value-type="float" office:value="43752" calcext:value-type="float">
            <text:p>43752</text:p>
          </table:table-cell>
          <table:table-cell table:formula="of:=[.L118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18];0)&lt;=[.O1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9]))" office:value-type="date" office:date-value="2019-10-08T15:28:03.931413" calcext:value-type="date">
            <text:p>2019-10-08 15:28:04</text:p>
          </table:table-cell>
          <table:table-cell table:style-name="ce7" table:formula="of:=[.A119]" office:value-type="date" office:date-value="2019-10-08T15:28:03.931413" calcext:value-type="date">
            <text:p>2019-10-08 15:28:04</text:p>
          </table:table-cell>
          <table:table-cell table:formula="of:=TRUNC([.A119])" office:value-type="float" office:value="43746" calcext:value-type="float">
            <text:p>43746</text:p>
          </table:table-cell>
          <table:table-cell table:style-name="ce12" table:formula="of:=[.B119]-[.C119]" office:value-type="date" office:date-value="1899-12-30T15:28:03.93141331617" calcext:value-type="date">
            <text:p>12/30/99 03:28 PM</text:p>
          </table:table-cell>
          <table:table-cell table:formula="of:=MOD([.E118]-[.$E$2];[.$H$2])+1+[.$E$2]" office:value-type="float" office:value="277" calcext:value-type="float">
            <text:p>277</text:p>
          </table:table-cell>
          <table:table-cell table:formula="of:=MOD([.F118]+1/[.$H$2];5)" office:value-type="float" office:value="1.93333333333333" calcext:value-type="float">
            <text:p>1,93333333333333</text:p>
          </table:table-cell>
          <table:table-cell table:formula="of:=IF([.F119]&lt;0.000001;[.G118]+2+1/[.$H$2];[.G118]+1/[.$H$2])" office:value-type="float" office:value="1.93333333333333" calcext:value-type="float">
            <text:p>1,93333333333333</text:p>
          </table:table-cell>
          <table:table-cell table:number-columns-repeated="4"/>
          <table:table-cell table:formula="of:=SUM(MOD(SUM([.L118]-[.L$2];[.T$2]);[.R$2]-[.L$2]);[.L$2])" office:value-type="time" office:time-value="PT16H30M00S" calcext:value-type="time">
            <text:p>16:30:00</text:p>
          </table:table-cell>
          <table:table-cell table:formula="of:=IF([.L119]&lt;[.L118];[.M118]+[.H$2];[.M118])" office:value-type="float" office:value="420" calcext:value-type="float">
            <text:p>420</text:p>
          </table:table-cell>
          <table:table-cell table:formula="of:=OFFSET([.C$4];[.M119];0)" office:value-type="float" office:value="43752" calcext:value-type="float">
            <text:p>43752</text:p>
          </table:table-cell>
          <table:table-cell table:formula="of:=[.L119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119];0)&lt;=[.O1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0]))" office:value-type="date" office:date-value="2019-10-08T15:36:56.639507" calcext:value-type="date">
            <text:p>2019-10-08 15:36:57</text:p>
          </table:table-cell>
          <table:table-cell table:style-name="ce7" table:formula="of:=[.A120]" office:value-type="date" office:date-value="2019-10-08T15:36:56.639507" calcext:value-type="date">
            <text:p>2019-10-08 15:36:57</text:p>
          </table:table-cell>
          <table:table-cell table:formula="of:=TRUNC([.A120])" office:value-type="float" office:value="43746" calcext:value-type="float">
            <text:p>43746</text:p>
          </table:table-cell>
          <table:table-cell table:style-name="ce12" table:formula="of:=[.B120]-[.C120]" office:value-type="date" office:date-value="1899-12-30T15:36:56.63950695656" calcext:value-type="date">
            <text:p>12/30/99 03:36 PM</text:p>
          </table:table-cell>
          <table:table-cell table:formula="of:=MOD([.E119]-[.$E$2];[.$H$2])+1+[.$E$2]" office:value-type="float" office:value="278" calcext:value-type="float">
            <text:p>278</text:p>
          </table:table-cell>
          <table:table-cell table:formula="of:=MOD([.F119]+1/[.$H$2];5)" office:value-type="float" office:value="1.95" calcext:value-type="float">
            <text:p>1,95</text:p>
          </table:table-cell>
          <table:table-cell table:formula="of:=IF([.F120]&lt;0.000001;[.G119]+2+1/[.$H$2];[.G119]+1/[.$H$2])" office:value-type="float" office:value="1.95" calcext:value-type="float">
            <text:p>1,95</text:p>
          </table:table-cell>
          <table:table-cell table:number-columns-repeated="4"/>
          <table:table-cell table:formula="of:=SUM(MOD(SUM([.L119]-[.L$2];[.T$2]);[.R$2]-[.L$2]);[.L$2])" office:value-type="time" office:time-value="PT16H40M00S" calcext:value-type="time">
            <text:p>16:40:00</text:p>
          </table:table-cell>
          <table:table-cell table:formula="of:=IF([.L120]&lt;[.L119];[.M119]+[.H$2];[.M119])" office:value-type="float" office:value="420" calcext:value-type="float">
            <text:p>420</text:p>
          </table:table-cell>
          <table:table-cell table:formula="of:=OFFSET([.C$4];[.M120];0)" office:value-type="float" office:value="43752" calcext:value-type="float">
            <text:p>43752</text:p>
          </table:table-cell>
          <table:table-cell table:formula="of:=[.L120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20];0)&lt;=[.O1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1]))" office:value-type="date" office:date-value="2019-10-08T14:57:53.991452" calcext:value-type="date">
            <text:p>2019-10-08 14:57:54</text:p>
          </table:table-cell>
          <table:table-cell table:style-name="ce7" table:formula="of:=[.A121]" office:value-type="date" office:date-value="2019-10-08T14:57:53.991452" calcext:value-type="date">
            <text:p>2019-10-08 14:57:54</text:p>
          </table:table-cell>
          <table:table-cell table:formula="of:=TRUNC([.A121])" office:value-type="float" office:value="43746" calcext:value-type="float">
            <text:p>43746</text:p>
          </table:table-cell>
          <table:table-cell table:style-name="ce12" table:formula="of:=[.B121]-[.C121]" office:value-type="date" office:date-value="1899-12-30T14:57:53.99145180825" calcext:value-type="date">
            <text:p>12/30/99 02:57 PM</text:p>
          </table:table-cell>
          <table:table-cell table:formula="of:=MOD([.E120]-[.$E$2];[.$H$2])+1+[.$E$2]" office:value-type="float" office:value="279" calcext:value-type="float">
            <text:p>279</text:p>
          </table:table-cell>
          <table:table-cell table:formula="of:=MOD([.F120]+1/[.$H$2];5)" office:value-type="float" office:value="1.96666666666666" calcext:value-type="float">
            <text:p>1,96666666666666</text:p>
          </table:table-cell>
          <table:table-cell table:formula="of:=IF([.F121]&lt;0.000001;[.G120]+2+1/[.$H$2];[.G120]+1/[.$H$2])" office:value-type="float" office:value="1.96666666666666" calcext:value-type="float">
            <text:p>1,96666666666666</text:p>
          </table:table-cell>
          <table:table-cell table:number-columns-repeated="4"/>
          <table:table-cell table:formula="of:=SUM(MOD(SUM([.L120]-[.L$2];[.T$2]);[.R$2]-[.L$2]);[.L$2])" office:value-type="time" office:time-value="PT16H50M00S" calcext:value-type="time">
            <text:p>16:50:00</text:p>
          </table:table-cell>
          <table:table-cell table:formula="of:=IF([.L121]&lt;[.L120];[.M120]+[.H$2];[.M120])" office:value-type="float" office:value="420" calcext:value-type="float">
            <text:p>420</text:p>
          </table:table-cell>
          <table:table-cell table:formula="of:=OFFSET([.C$4];[.M121];0)" office:value-type="float" office:value="43752" calcext:value-type="float">
            <text:p>43752</text:p>
          </table:table-cell>
          <table:table-cell table:formula="of:=[.L121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21];0)&lt;=[.O1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2]))" office:value-type="date" office:date-value="2019-10-08T15:57:59.438753" calcext:value-type="date">
            <text:p>2019-10-08 15:57:59</text:p>
          </table:table-cell>
          <table:table-cell table:style-name="ce7" table:formula="of:=[.A122]" office:value-type="date" office:date-value="2019-10-08T15:57:59.438753" calcext:value-type="date">
            <text:p>2019-10-08 15:57:59</text:p>
          </table:table-cell>
          <table:table-cell table:formula="of:=TRUNC([.A122])" office:value-type="float" office:value="43746" calcext:value-type="float">
            <text:p>43746</text:p>
          </table:table-cell>
          <table:table-cell table:style-name="ce12" table:formula="of:=[.B122]-[.C122]" office:value-type="date" office:date-value="1899-12-30T15:57:59.43875344936" calcext:value-type="date">
            <text:p>12/30/99 03:57 PM</text:p>
          </table:table-cell>
          <table:table-cell table:formula="of:=MOD([.E121]-[.$E$2];[.$H$2])+1+[.$E$2]" office:value-type="float" office:value="280" calcext:value-type="float">
            <text:p>280</text:p>
          </table:table-cell>
          <table:table-cell table:formula="of:=MOD([.F121]+1/[.$H$2];5)" office:value-type="float" office:value="1.98333333333333" calcext:value-type="float">
            <text:p>1,98333333333333</text:p>
          </table:table-cell>
          <table:table-cell table:formula="of:=IF([.F122]&lt;0.000001;[.G121]+2+1/[.$H$2];[.G121]+1/[.$H$2])" office:value-type="float" office:value="1.98333333333333" calcext:value-type="float">
            <text:p>1,98333333333333</text:p>
          </table:table-cell>
          <table:table-cell table:number-columns-repeated="4"/>
          <table:table-cell table:formula="of:=SUM(MOD(SUM([.L121]-[.L$2];[.T$2]);[.R$2]-[.L$2]);[.L$2])" office:value-type="time" office:time-value="PT17H00M00S" calcext:value-type="time">
            <text:p>17:00:00</text:p>
          </table:table-cell>
          <table:table-cell table:formula="of:=IF([.L122]&lt;[.L121];[.M121]+[.H$2];[.M121])" office:value-type="float" office:value="420" calcext:value-type="float">
            <text:p>420</text:p>
          </table:table-cell>
          <table:table-cell table:formula="of:=OFFSET([.C$4];[.M122];0)" office:value-type="float" office:value="43752" calcext:value-type="float">
            <text:p>43752</text:p>
          </table:table-cell>
          <table:table-cell table:formula="of:=[.L122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22];0)&lt;=[.O1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3]))" office:value-type="date" office:date-value="2019-10-09T15:51:51.592447" calcext:value-type="date">
            <text:p>2019-10-09 15:51:52</text:p>
          </table:table-cell>
          <table:table-cell table:style-name="ce7" table:formula="of:=[.A123]" office:value-type="date" office:date-value="2019-10-09T15:51:51.592447" calcext:value-type="date">
            <text:p>2019-10-09 15:51:52</text:p>
          </table:table-cell>
          <table:table-cell table:formula="of:=TRUNC([.A123])" office:value-type="float" office:value="43747" calcext:value-type="float">
            <text:p>43747</text:p>
          </table:table-cell>
          <table:table-cell table:style-name="ce12" table:formula="of:=[.B123]-[.C123]" office:value-type="date" office:date-value="1899-12-30T15:51:51.59244664013" calcext:value-type="date">
            <text:p>12/30/99 03:51 PM</text:p>
          </table:table-cell>
          <table:table-cell table:formula="of:=MOD([.E122]-[.$E$2];[.$H$2])+1+[.$E$2]" office:value-type="float" office:value="221" calcext:value-type="float">
            <text:p>221</text:p>
          </table:table-cell>
          <table:table-cell table:formula="of:=MOD([.F122]+1/[.$H$2];5)" office:value-type="float" office:value="2" calcext:value-type="float">
            <text:p>2</text:p>
          </table:table-cell>
          <table:table-cell table:formula="of:=IF([.F123]&lt;0.000001;[.G122]+2+1/[.$H$2];[.G122]+1/[.$H$2])" office:value-type="float" office:value="2" calcext:value-type="float">
            <text:p>2</text:p>
          </table:table-cell>
          <table:table-cell table:number-columns-repeated="4"/>
          <table:table-cell table:formula="of:=SUM(MOD(SUM([.L122]-[.L$2];[.T$2]);[.R$2]-[.L$2]);[.L$2])" office:value-type="time" office:time-value="PT14H40M00S" calcext:value-type="time">
            <text:p>14:40:00</text:p>
          </table:table-cell>
          <table:table-cell table:formula="of:=IF([.L123]&lt;[.L122];[.M122]+[.H$2];[.M122])" office:value-type="float" office:value="480" calcext:value-type="float">
            <text:p>480</text:p>
          </table:table-cell>
          <table:table-cell table:formula="of:=OFFSET([.C$4];[.M123];0)" office:value-type="float" office:value="43753" calcext:value-type="float">
            <text:p>43753</text:p>
          </table:table-cell>
          <table:table-cell table:formula="of:=[.L123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23];0)&lt;=[.O1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4]))" office:value-type="date" office:date-value="2019-10-09T15:42:21.3902" calcext:value-type="date">
            <text:p>2019-10-09 15:42:21</text:p>
          </table:table-cell>
          <table:table-cell table:style-name="ce7" table:formula="of:=[.A124]" office:value-type="date" office:date-value="2019-10-09T15:42:21.3902" calcext:value-type="date">
            <text:p>2019-10-09 15:42:21</text:p>
          </table:table-cell>
          <table:table-cell table:formula="of:=TRUNC([.A124])" office:value-type="float" office:value="43747" calcext:value-type="float">
            <text:p>43747</text:p>
          </table:table-cell>
          <table:table-cell table:style-name="ce12" table:formula="of:=[.B124]-[.C124]" office:value-type="date" office:date-value="1899-12-30T15:42:21.39020035509" calcext:value-type="date">
            <text:p>12/30/99 03:42 PM</text:p>
          </table:table-cell>
          <table:table-cell table:formula="of:=MOD([.E123]-[.$E$2];[.$H$2])+1+[.$E$2]" office:value-type="float" office:value="222" calcext:value-type="float">
            <text:p>222</text:p>
          </table:table-cell>
          <table:table-cell table:formula="of:=MOD([.F123]+1/[.$H$2];5)" office:value-type="float" office:value="2.01666666666666" calcext:value-type="float">
            <text:p>2,01666666666666</text:p>
          </table:table-cell>
          <table:table-cell table:formula="of:=IF([.F124]&lt;0.000001;[.G123]+2+1/[.$H$2];[.G123]+1/[.$H$2])" office:value-type="float" office:value="2.01666666666666" calcext:value-type="float">
            <text:p>2,01666666666666</text:p>
          </table:table-cell>
          <table:table-cell table:number-columns-repeated="4"/>
          <table:table-cell table:formula="of:=SUM(MOD(SUM([.L123]-[.L$2];[.T$2]);[.R$2]-[.L$2]);[.L$2])" office:value-type="time" office:time-value="PT14H50M00S" calcext:value-type="time">
            <text:p>14:50:00</text:p>
          </table:table-cell>
          <table:table-cell table:formula="of:=IF([.L124]&lt;[.L123];[.M123]+[.H$2];[.M123])" office:value-type="float" office:value="480" calcext:value-type="float">
            <text:p>480</text:p>
          </table:table-cell>
          <table:table-cell table:formula="of:=OFFSET([.C$4];[.M124];0)" office:value-type="float" office:value="43753" calcext:value-type="float">
            <text:p>43753</text:p>
          </table:table-cell>
          <table:table-cell table:formula="of:=[.L124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24];0)&lt;=[.O1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5]))" office:value-type="date" office:date-value="2019-10-09T15:39:48.244345" calcext:value-type="date">
            <text:p>2019-10-09 15:39:48</text:p>
          </table:table-cell>
          <table:table-cell table:style-name="ce7" table:formula="of:=[.A125]" office:value-type="date" office:date-value="2019-10-09T15:39:48.244345" calcext:value-type="date">
            <text:p>2019-10-09 15:39:48</text:p>
          </table:table-cell>
          <table:table-cell table:formula="of:=TRUNC([.A125])" office:value-type="float" office:value="43747" calcext:value-type="float">
            <text:p>43747</text:p>
          </table:table-cell>
          <table:table-cell table:style-name="ce12" table:formula="of:=[.B125]-[.C125]" office:value-type="date" office:date-value="1899-12-30T15:39:48.24434524868" calcext:value-type="date">
            <text:p>12/30/99 03:39 PM</text:p>
          </table:table-cell>
          <table:table-cell table:formula="of:=MOD([.E124]-[.$E$2];[.$H$2])+1+[.$E$2]" office:value-type="float" office:value="223" calcext:value-type="float">
            <text:p>223</text:p>
          </table:table-cell>
          <table:table-cell table:formula="of:=MOD([.F124]+1/[.$H$2];5)" office:value-type="float" office:value="2.03333333333333" calcext:value-type="float">
            <text:p>2,03333333333333</text:p>
          </table:table-cell>
          <table:table-cell table:formula="of:=IF([.F125]&lt;0.000001;[.G124]+2+1/[.$H$2];[.G124]+1/[.$H$2])" office:value-type="float" office:value="2.03333333333333" calcext:value-type="float">
            <text:p>2,03333333333333</text:p>
          </table:table-cell>
          <table:table-cell table:number-columns-repeated="4"/>
          <table:table-cell table:formula="of:=SUM(MOD(SUM([.L124]-[.L$2];[.T$2]);[.R$2]-[.L$2]);[.L$2])" office:value-type="time" office:time-value="PT15H00M00S" calcext:value-type="time">
            <text:p>15:00:00</text:p>
          </table:table-cell>
          <table:table-cell table:formula="of:=IF([.L125]&lt;[.L124];[.M124]+[.H$2];[.M124])" office:value-type="float" office:value="480" calcext:value-type="float">
            <text:p>480</text:p>
          </table:table-cell>
          <table:table-cell table:formula="of:=OFFSET([.C$4];[.M125];0)" office:value-type="float" office:value="43753" calcext:value-type="float">
            <text:p>43753</text:p>
          </table:table-cell>
          <table:table-cell table:formula="of:=[.L125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125];0)&lt;=[.O1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6]))" office:value-type="date" office:date-value="2019-10-09T15:50:49.295893" calcext:value-type="date">
            <text:p>2019-10-09 15:50:49</text:p>
          </table:table-cell>
          <table:table-cell table:style-name="ce7" table:formula="of:=[.A126]" office:value-type="date" office:date-value="2019-10-09T15:50:49.295893" calcext:value-type="date">
            <text:p>2019-10-09 15:50:49</text:p>
          </table:table-cell>
          <table:table-cell table:formula="of:=TRUNC([.A126])" office:value-type="float" office:value="43747" calcext:value-type="float">
            <text:p>43747</text:p>
          </table:table-cell>
          <table:table-cell table:style-name="ce12" table:formula="of:=[.B126]-[.C126]" office:value-type="date" office:date-value="1899-12-30T15:50:49.29589319509" calcext:value-type="date">
            <text:p>12/30/99 03:50 PM</text:p>
          </table:table-cell>
          <table:table-cell table:formula="of:=MOD([.E125]-[.$E$2];[.$H$2])+1+[.$E$2]" office:value-type="float" office:value="224" calcext:value-type="float">
            <text:p>224</text:p>
          </table:table-cell>
          <table:table-cell table:formula="of:=MOD([.F125]+1/[.$H$2];5)" office:value-type="float" office:value="2.05" calcext:value-type="float">
            <text:p>2,05</text:p>
          </table:table-cell>
          <table:table-cell table:formula="of:=IF([.F126]&lt;0.000001;[.G125]+2+1/[.$H$2];[.G125]+1/[.$H$2])" office:value-type="float" office:value="2.05" calcext:value-type="float">
            <text:p>2,05</text:p>
          </table:table-cell>
          <table:table-cell table:number-columns-repeated="4"/>
          <table:table-cell table:formula="of:=SUM(MOD(SUM([.L125]-[.L$2];[.T$2]);[.R$2]-[.L$2]);[.L$2])" office:value-type="time" office:time-value="PT15H10M00S" calcext:value-type="time">
            <text:p>15:10:00</text:p>
          </table:table-cell>
          <table:table-cell table:formula="of:=IF([.L126]&lt;[.L125];[.M125]+[.H$2];[.M125])" office:value-type="float" office:value="480" calcext:value-type="float">
            <text:p>480</text:p>
          </table:table-cell>
          <table:table-cell table:formula="of:=OFFSET([.C$4];[.M126];0)" office:value-type="float" office:value="43753" calcext:value-type="float">
            <text:p>43753</text:p>
          </table:table-cell>
          <table:table-cell table:formula="of:=[.L126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26];0)&lt;=[.O1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7]))" office:value-type="date" office:date-value="2019-10-09T15:41:10.057116" calcext:value-type="date">
            <text:p>2019-10-09 15:41:10</text:p>
          </table:table-cell>
          <table:table-cell table:style-name="ce7" table:formula="of:=[.A127]" office:value-type="date" office:date-value="2019-10-09T15:41:10.057116" calcext:value-type="date">
            <text:p>2019-10-09 15:41:10</text:p>
          </table:table-cell>
          <table:table-cell table:formula="of:=TRUNC([.A127])" office:value-type="float" office:value="43747" calcext:value-type="float">
            <text:p>43747</text:p>
          </table:table-cell>
          <table:table-cell table:style-name="ce12" table:formula="of:=[.B127]-[.C127]" office:value-type="date" office:date-value="1899-12-30T15:41:10.05711563397" calcext:value-type="date">
            <text:p>12/30/99 03:41 PM</text:p>
          </table:table-cell>
          <table:table-cell table:formula="of:=MOD([.E126]-[.$E$2];[.$H$2])+1+[.$E$2]" office:value-type="float" office:value="225" calcext:value-type="float">
            <text:p>225</text:p>
          </table:table-cell>
          <table:table-cell table:formula="of:=MOD([.F126]+1/[.$H$2];5)" office:value-type="float" office:value="2.06666666666666" calcext:value-type="float">
            <text:p>2,06666666666666</text:p>
          </table:table-cell>
          <table:table-cell table:formula="of:=IF([.F127]&lt;0.000001;[.G126]+2+1/[.$H$2];[.G126]+1/[.$H$2])" office:value-type="float" office:value="2.06666666666666" calcext:value-type="float">
            <text:p>2,06666666666666</text:p>
          </table:table-cell>
          <table:table-cell table:number-columns-repeated="4"/>
          <table:table-cell table:formula="of:=SUM(MOD(SUM([.L126]-[.L$2];[.T$2]);[.R$2]-[.L$2]);[.L$2])" office:value-type="time" office:time-value="PT15H20M00S" calcext:value-type="time">
            <text:p>15:20:00</text:p>
          </table:table-cell>
          <table:table-cell table:formula="of:=IF([.L127]&lt;[.L126];[.M126]+[.H$2];[.M126])" office:value-type="float" office:value="480" calcext:value-type="float">
            <text:p>480</text:p>
          </table:table-cell>
          <table:table-cell table:formula="of:=OFFSET([.C$4];[.M127];0)" office:value-type="float" office:value="43753" calcext:value-type="float">
            <text:p>43753</text:p>
          </table:table-cell>
          <table:table-cell table:formula="of:=[.L127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27];0)&lt;=[.O1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8]))" office:value-type="date" office:date-value="2019-10-09T15:38:13.348068" calcext:value-type="date">
            <text:p>2019-10-09 15:38:13</text:p>
          </table:table-cell>
          <table:table-cell table:style-name="ce7" table:formula="of:=[.A128]" office:value-type="date" office:date-value="2019-10-09T15:38:13.348068" calcext:value-type="date">
            <text:p>2019-10-09 15:38:13</text:p>
          </table:table-cell>
          <table:table-cell table:formula="of:=TRUNC([.A128])" office:value-type="float" office:value="43747" calcext:value-type="float">
            <text:p>43747</text:p>
          </table:table-cell>
          <table:table-cell table:style-name="ce12" table:formula="of:=[.B128]-[.C128]" office:value-type="date" office:date-value="1899-12-30T15:38:13.34806795232" calcext:value-type="date">
            <text:p>12/30/99 03:38 PM</text:p>
          </table:table-cell>
          <table:table-cell table:formula="of:=MOD([.E127]-[.$E$2];[.$H$2])+1+[.$E$2]" office:value-type="float" office:value="226" calcext:value-type="float">
            <text:p>226</text:p>
          </table:table-cell>
          <table:table-cell table:formula="of:=MOD([.F127]+1/[.$H$2];5)" office:value-type="float" office:value="2.08333333333333" calcext:value-type="float">
            <text:p>2,08333333333333</text:p>
          </table:table-cell>
          <table:table-cell table:formula="of:=IF([.F128]&lt;0.000001;[.G127]+2+1/[.$H$2];[.G127]+1/[.$H$2])" office:value-type="float" office:value="2.08333333333333" calcext:value-type="float">
            <text:p>2,08333333333333</text:p>
          </table:table-cell>
          <table:table-cell table:number-columns-repeated="4"/>
          <table:table-cell table:formula="of:=SUM(MOD(SUM([.L127]-[.L$2];[.T$2]);[.R$2]-[.L$2]);[.L$2])" office:value-type="time" office:time-value="PT15H30M00S" calcext:value-type="time">
            <text:p>15:30:00</text:p>
          </table:table-cell>
          <table:table-cell table:formula="of:=IF([.L128]&lt;[.L127];[.M127]+[.H$2];[.M127])" office:value-type="float" office:value="480" calcext:value-type="float">
            <text:p>480</text:p>
          </table:table-cell>
          <table:table-cell table:formula="of:=OFFSET([.C$4];[.M128];0)" office:value-type="float" office:value="43753" calcext:value-type="float">
            <text:p>43753</text:p>
          </table:table-cell>
          <table:table-cell table:formula="of:=[.L128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28];0)&lt;=[.O1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9]))" office:value-type="date" office:date-value="2019-10-09T15:42:43.632317" calcext:value-type="date">
            <text:p>2019-10-09 15:42:44</text:p>
          </table:table-cell>
          <table:table-cell table:style-name="ce7" table:formula="of:=[.A129]" office:value-type="date" office:date-value="2019-10-09T15:42:43.632317" calcext:value-type="date">
            <text:p>2019-10-09 15:42:44</text:p>
          </table:table-cell>
          <table:table-cell table:formula="of:=TRUNC([.A129])" office:value-type="float" office:value="43747" calcext:value-type="float">
            <text:p>43747</text:p>
          </table:table-cell>
          <table:table-cell table:style-name="ce12" table:formula="of:=[.B129]-[.C129]" office:value-type="date" office:date-value="1899-12-30T15:42:43.63231719006" calcext:value-type="date">
            <text:p>12/30/99 03:42 PM</text:p>
          </table:table-cell>
          <table:table-cell table:formula="of:=MOD([.E128]-[.$E$2];[.$H$2])+1+[.$E$2]" office:value-type="float" office:value="227" calcext:value-type="float">
            <text:p>227</text:p>
          </table:table-cell>
          <table:table-cell table:formula="of:=MOD([.F128]+1/[.$H$2];5)" office:value-type="float" office:value="2.1" calcext:value-type="float">
            <text:p>2,1</text:p>
          </table:table-cell>
          <table:table-cell table:formula="of:=IF([.F129]&lt;0.000001;[.G128]+2+1/[.$H$2];[.G128]+1/[.$H$2])" office:value-type="float" office:value="2.1" calcext:value-type="float">
            <text:p>2,1</text:p>
          </table:table-cell>
          <table:table-cell table:number-columns-repeated="4"/>
          <table:table-cell table:formula="of:=SUM(MOD(SUM([.L128]-[.L$2];[.T$2]);[.R$2]-[.L$2]);[.L$2])" office:value-type="time" office:time-value="PT15H40M00S" calcext:value-type="time">
            <text:p>15:40:00</text:p>
          </table:table-cell>
          <table:table-cell table:formula="of:=IF([.L129]&lt;[.L128];[.M128]+[.H$2];[.M128])" office:value-type="float" office:value="480" calcext:value-type="float">
            <text:p>480</text:p>
          </table:table-cell>
          <table:table-cell table:formula="of:=OFFSET([.C$4];[.M129];0)" office:value-type="float" office:value="43753" calcext:value-type="float">
            <text:p>43753</text:p>
          </table:table-cell>
          <table:table-cell table:formula="of:=[.L129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29];0)&lt;=[.O1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0]))" office:value-type="date" office:date-value="2019-10-09T15:24:30.180716" calcext:value-type="date">
            <text:p>2019-10-09 15:24:30</text:p>
          </table:table-cell>
          <table:table-cell table:style-name="ce7" table:formula="of:=[.A130]" office:value-type="date" office:date-value="2019-10-09T15:24:30.180716" calcext:value-type="date">
            <text:p>2019-10-09 15:24:30</text:p>
          </table:table-cell>
          <table:table-cell table:formula="of:=TRUNC([.A130])" office:value-type="float" office:value="43747" calcext:value-type="float">
            <text:p>43747</text:p>
          </table:table-cell>
          <table:table-cell table:style-name="ce12" table:formula="of:=[.B130]-[.C130]" office:value-type="date" office:date-value="1899-12-30T15:24:30.18071631901" calcext:value-type="date">
            <text:p>12/30/99 03:24 PM</text:p>
          </table:table-cell>
          <table:table-cell table:formula="of:=MOD([.E129]-[.$E$2];[.$H$2])+1+[.$E$2]" office:value-type="float" office:value="228" calcext:value-type="float">
            <text:p>228</text:p>
          </table:table-cell>
          <table:table-cell table:formula="of:=MOD([.F129]+1/[.$H$2];5)" office:value-type="float" office:value="2.11666666666666" calcext:value-type="float">
            <text:p>2,11666666666666</text:p>
          </table:table-cell>
          <table:table-cell table:formula="of:=IF([.F130]&lt;0.000001;[.G129]+2+1/[.$H$2];[.G129]+1/[.$H$2])" office:value-type="float" office:value="2.11666666666666" calcext:value-type="float">
            <text:p>2,11666666666666</text:p>
          </table:table-cell>
          <table:table-cell table:number-columns-repeated="4"/>
          <table:table-cell table:formula="of:=SUM(MOD(SUM([.L129]-[.L$2];[.T$2]);[.R$2]-[.L$2]);[.L$2])" office:value-type="time" office:time-value="PT15H50M00S" calcext:value-type="time">
            <text:p>15:50:00</text:p>
          </table:table-cell>
          <table:table-cell table:formula="of:=IF([.L130]&lt;[.L129];[.M129]+[.H$2];[.M129])" office:value-type="float" office:value="480" calcext:value-type="float">
            <text:p>480</text:p>
          </table:table-cell>
          <table:table-cell table:formula="of:=OFFSET([.C$4];[.M130];0)" office:value-type="float" office:value="43753" calcext:value-type="float">
            <text:p>43753</text:p>
          </table:table-cell>
          <table:table-cell table:formula="of:=[.L130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30];0)&lt;=[.O1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1]))" office:value-type="date" office:date-value="2019-10-09T15:50:38.064756" calcext:value-type="date">
            <text:p>2019-10-09 15:50:38</text:p>
          </table:table-cell>
          <table:table-cell table:style-name="ce7" table:formula="of:=[.A131]" office:value-type="date" office:date-value="2019-10-09T15:50:38.064756" calcext:value-type="date">
            <text:p>2019-10-09 15:50:38</text:p>
          </table:table-cell>
          <table:table-cell table:formula="of:=TRUNC([.A131])" office:value-type="float" office:value="43747" calcext:value-type="float">
            <text:p>43747</text:p>
          </table:table-cell>
          <table:table-cell table:style-name="ce12" table:formula="of:=[.B131]-[.C131]" office:value-type="date" office:date-value="1899-12-30T15:50:38.06475629099" calcext:value-type="date">
            <text:p>12/30/99 03:50 PM</text:p>
          </table:table-cell>
          <table:table-cell table:formula="of:=MOD([.E130]-[.$E$2];[.$H$2])+1+[.$E$2]" office:value-type="float" office:value="229" calcext:value-type="float">
            <text:p>229</text:p>
          </table:table-cell>
          <table:table-cell table:formula="of:=MOD([.F130]+1/[.$H$2];5)" office:value-type="float" office:value="2.13333333333333" calcext:value-type="float">
            <text:p>2,13333333333333</text:p>
          </table:table-cell>
          <table:table-cell table:formula="of:=IF([.F131]&lt;0.000001;[.G130]+2+1/[.$H$2];[.G130]+1/[.$H$2])" office:value-type="float" office:value="2.13333333333333" calcext:value-type="float">
            <text:p>2,13333333333333</text:p>
          </table:table-cell>
          <table:table-cell table:number-columns-repeated="4"/>
          <table:table-cell table:formula="of:=SUM(MOD(SUM([.L130]-[.L$2];[.T$2]);[.R$2]-[.L$2]);[.L$2])" office:value-type="time" office:time-value="PT16H00M00S" calcext:value-type="time">
            <text:p>16:00:00</text:p>
          </table:table-cell>
          <table:table-cell table:formula="of:=IF([.L131]&lt;[.L130];[.M130]+[.H$2];[.M130])" office:value-type="float" office:value="480" calcext:value-type="float">
            <text:p>480</text:p>
          </table:table-cell>
          <table:table-cell table:formula="of:=OFFSET([.C$4];[.M131];0)" office:value-type="float" office:value="43753" calcext:value-type="float">
            <text:p>43753</text:p>
          </table:table-cell>
          <table:table-cell table:formula="of:=[.L131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31];0)&lt;=[.O1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2]))" office:value-type="date" office:date-value="2019-10-09T15:19:08.95914" calcext:value-type="date">
            <text:p>2019-10-09 15:19:09</text:p>
          </table:table-cell>
          <table:table-cell table:style-name="ce7" table:formula="of:=[.A132]" office:value-type="date" office:date-value="2019-10-09T15:19:08.95914" calcext:value-type="date">
            <text:p>2019-10-09 15:19:09</text:p>
          </table:table-cell>
          <table:table-cell table:formula="of:=TRUNC([.A132])" office:value-type="float" office:value="43747" calcext:value-type="float">
            <text:p>43747</text:p>
          </table:table-cell>
          <table:table-cell table:style-name="ce12" table:formula="of:=[.B132]-[.C132]" office:value-type="date" office:date-value="1899-12-30T15:19:08.95914027002" calcext:value-type="date">
            <text:p>12/30/99 03:19 PM</text:p>
          </table:table-cell>
          <table:table-cell table:formula="of:=MOD([.E131]-[.$E$2];[.$H$2])+1+[.$E$2]" office:value-type="float" office:value="230" calcext:value-type="float">
            <text:p>230</text:p>
          </table:table-cell>
          <table:table-cell table:formula="of:=MOD([.F131]+1/[.$H$2];5)" office:value-type="float" office:value="2.15" calcext:value-type="float">
            <text:p>2,15</text:p>
          </table:table-cell>
          <table:table-cell table:formula="of:=IF([.F132]&lt;0.000001;[.G131]+2+1/[.$H$2];[.G131]+1/[.$H$2])" office:value-type="float" office:value="2.15" calcext:value-type="float">
            <text:p>2,15</text:p>
          </table:table-cell>
          <table:table-cell table:number-columns-repeated="4"/>
          <table:table-cell table:formula="of:=SUM(MOD(SUM([.L131]-[.L$2];[.T$2]);[.R$2]-[.L$2]);[.L$2])" office:value-type="time" office:time-value="PT16H10M00S" calcext:value-type="time">
            <text:p>16:10:00</text:p>
          </table:table-cell>
          <table:table-cell table:formula="of:=IF([.L132]&lt;[.L131];[.M131]+[.H$2];[.M131])" office:value-type="float" office:value="480" calcext:value-type="float">
            <text:p>480</text:p>
          </table:table-cell>
          <table:table-cell table:formula="of:=OFFSET([.C$4];[.M132];0)" office:value-type="float" office:value="43753" calcext:value-type="float">
            <text:p>43753</text:p>
          </table:table-cell>
          <table:table-cell table:formula="of:=[.L132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32];0)&lt;=[.O1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3]))" office:value-type="date" office:date-value="2019-10-09T15:38:04.838237" calcext:value-type="date">
            <text:p>2019-10-09 15:38:05</text:p>
          </table:table-cell>
          <table:table-cell table:style-name="ce7" table:formula="of:=[.A133]" office:value-type="date" office:date-value="2019-10-09T15:38:04.838237" calcext:value-type="date">
            <text:p>2019-10-09 15:38:05</text:p>
          </table:table-cell>
          <table:table-cell table:formula="of:=TRUNC([.A133])" office:value-type="float" office:value="43747" calcext:value-type="float">
            <text:p>43747</text:p>
          </table:table-cell>
          <table:table-cell table:style-name="ce12" table:formula="of:=[.B133]-[.C133]" office:value-type="date" office:date-value="1899-12-30T15:38:04.83823745046" calcext:value-type="date">
            <text:p>12/30/99 03:38 PM</text:p>
          </table:table-cell>
          <table:table-cell table:formula="of:=MOD([.E132]-[.$E$2];[.$H$2])+1+[.$E$2]" office:value-type="float" office:value="231" calcext:value-type="float">
            <text:p>231</text:p>
          </table:table-cell>
          <table:table-cell table:formula="of:=MOD([.F132]+1/[.$H$2];5)" office:value-type="float" office:value="2.16666666666666" calcext:value-type="float">
            <text:p>2,16666666666666</text:p>
          </table:table-cell>
          <table:table-cell table:formula="of:=IF([.F133]&lt;0.000001;[.G132]+2+1/[.$H$2];[.G132]+1/[.$H$2])" office:value-type="float" office:value="2.16666666666666" calcext:value-type="float">
            <text:p>2,16666666666666</text:p>
          </table:table-cell>
          <table:table-cell table:number-columns-repeated="4"/>
          <table:table-cell table:formula="of:=SUM(MOD(SUM([.L132]-[.L$2];[.T$2]);[.R$2]-[.L$2]);[.L$2])" office:value-type="time" office:time-value="PT16H20M00S" calcext:value-type="time">
            <text:p>16:20:00</text:p>
          </table:table-cell>
          <table:table-cell table:formula="of:=IF([.L133]&lt;[.L132];[.M132]+[.H$2];[.M132])" office:value-type="float" office:value="480" calcext:value-type="float">
            <text:p>480</text:p>
          </table:table-cell>
          <table:table-cell table:formula="of:=OFFSET([.C$4];[.M133];0)" office:value-type="float" office:value="43753" calcext:value-type="float">
            <text:p>43753</text:p>
          </table:table-cell>
          <table:table-cell table:formula="of:=[.L133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33];0)&lt;=[.O1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4]))" office:value-type="date" office:date-value="2019-10-09T15:44:57.054433" calcext:value-type="date">
            <text:p>2019-10-09 15:44:57</text:p>
          </table:table-cell>
          <table:table-cell table:style-name="ce7" table:formula="of:=[.A134]" office:value-type="date" office:date-value="2019-10-09T15:44:57.054433" calcext:value-type="date">
            <text:p>2019-10-09 15:44:57</text:p>
          </table:table-cell>
          <table:table-cell table:formula="of:=TRUNC([.A134])" office:value-type="float" office:value="43747" calcext:value-type="float">
            <text:p>43747</text:p>
          </table:table-cell>
          <table:table-cell table:style-name="ce12" table:formula="of:=[.B134]-[.C134]" office:value-type="date" office:date-value="1899-12-30T15:44:57.05443284474" calcext:value-type="date">
            <text:p>12/30/99 03:44 PM</text:p>
          </table:table-cell>
          <table:table-cell table:formula="of:=MOD([.E133]-[.$E$2];[.$H$2])+1+[.$E$2]" office:value-type="float" office:value="232" calcext:value-type="float">
            <text:p>232</text:p>
          </table:table-cell>
          <table:table-cell table:formula="of:=MOD([.F133]+1/[.$H$2];5)" office:value-type="float" office:value="2.18333333333333" calcext:value-type="float">
            <text:p>2,18333333333333</text:p>
          </table:table-cell>
          <table:table-cell table:formula="of:=IF([.F134]&lt;0.000001;[.G133]+2+1/[.$H$2];[.G133]+1/[.$H$2])" office:value-type="float" office:value="2.18333333333333" calcext:value-type="float">
            <text:p>2,18333333333333</text:p>
          </table:table-cell>
          <table:table-cell table:number-columns-repeated="4"/>
          <table:table-cell table:formula="of:=SUM(MOD(SUM([.L133]-[.L$2];[.T$2]);[.R$2]-[.L$2]);[.L$2])" office:value-type="time" office:time-value="PT16H30M00S" calcext:value-type="time">
            <text:p>16:30:00</text:p>
          </table:table-cell>
          <table:table-cell table:formula="of:=IF([.L134]&lt;[.L133];[.M133]+[.H$2];[.M133])" office:value-type="float" office:value="480" calcext:value-type="float">
            <text:p>480</text:p>
          </table:table-cell>
          <table:table-cell table:formula="of:=OFFSET([.C$4];[.M134];0)" office:value-type="float" office:value="43753" calcext:value-type="float">
            <text:p>43753</text:p>
          </table:table-cell>
          <table:table-cell table:formula="of:=[.L134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134];0)&lt;=[.O1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5]))" office:value-type="date" office:date-value="2019-10-09T15:31:51.876745" calcext:value-type="date">
            <text:p>2019-10-09 15:31:52</text:p>
          </table:table-cell>
          <table:table-cell table:style-name="ce7" table:formula="of:=[.A135]" office:value-type="date" office:date-value="2019-10-09T15:31:51.876745" calcext:value-type="date">
            <text:p>2019-10-09 15:31:52</text:p>
          </table:table-cell>
          <table:table-cell table:formula="of:=TRUNC([.A135])" office:value-type="float" office:value="43747" calcext:value-type="float">
            <text:p>43747</text:p>
          </table:table-cell>
          <table:table-cell table:style-name="ce12" table:formula="of:=[.B135]-[.C135]" office:value-type="date" office:date-value="1899-12-30T15:31:51.87674514949" calcext:value-type="date">
            <text:p>12/30/99 03:31 PM</text:p>
          </table:table-cell>
          <table:table-cell table:formula="of:=MOD([.E134]-[.$E$2];[.$H$2])+1+[.$E$2]" office:value-type="float" office:value="233" calcext:value-type="float">
            <text:p>233</text:p>
          </table:table-cell>
          <table:table-cell table:formula="of:=MOD([.F134]+1/[.$H$2];5)" office:value-type="float" office:value="2.2" calcext:value-type="float">
            <text:p>2,2</text:p>
          </table:table-cell>
          <table:table-cell table:formula="of:=IF([.F135]&lt;0.000001;[.G134]+2+1/[.$H$2];[.G134]+1/[.$H$2])" office:value-type="float" office:value="2.2" calcext:value-type="float">
            <text:p>2,2</text:p>
          </table:table-cell>
          <table:table-cell table:number-columns-repeated="4"/>
          <table:table-cell table:formula="of:=SUM(MOD(SUM([.L134]-[.L$2];[.T$2]);[.R$2]-[.L$2]);[.L$2])" office:value-type="time" office:time-value="PT16H40M00S" calcext:value-type="time">
            <text:p>16:40:00</text:p>
          </table:table-cell>
          <table:table-cell table:formula="of:=IF([.L135]&lt;[.L134];[.M134]+[.H$2];[.M134])" office:value-type="float" office:value="480" calcext:value-type="float">
            <text:p>480</text:p>
          </table:table-cell>
          <table:table-cell table:formula="of:=OFFSET([.C$4];[.M135];0)" office:value-type="float" office:value="43753" calcext:value-type="float">
            <text:p>43753</text:p>
          </table:table-cell>
          <table:table-cell table:formula="of:=[.L135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35];0)&lt;=[.O1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6]))" office:value-type="date" office:date-value="2019-10-09T15:46:38.78876" calcext:value-type="date">
            <text:p>2019-10-09 15:46:39</text:p>
          </table:table-cell>
          <table:table-cell table:style-name="ce7" table:formula="of:=[.A136]" office:value-type="date" office:date-value="2019-10-09T15:46:38.78876" calcext:value-type="date">
            <text:p>2019-10-09 15:46:39</text:p>
          </table:table-cell>
          <table:table-cell table:formula="of:=TRUNC([.A136])" office:value-type="float" office:value="43747" calcext:value-type="float">
            <text:p>43747</text:p>
          </table:table-cell>
          <table:table-cell table:style-name="ce12" table:formula="of:=[.B136]-[.C136]" office:value-type="date" office:date-value="1899-12-30T15:46:38.78875957802" calcext:value-type="date">
            <text:p>12/30/99 03:46 PM</text:p>
          </table:table-cell>
          <table:table-cell table:formula="of:=MOD([.E135]-[.$E$2];[.$H$2])+1+[.$E$2]" office:value-type="float" office:value="234" calcext:value-type="float">
            <text:p>234</text:p>
          </table:table-cell>
          <table:table-cell table:formula="of:=MOD([.F135]+1/[.$H$2];5)" office:value-type="float" office:value="2.21666666666666" calcext:value-type="float">
            <text:p>2,21666666666666</text:p>
          </table:table-cell>
          <table:table-cell table:formula="of:=IF([.F136]&lt;0.000001;[.G135]+2+1/[.$H$2];[.G135]+1/[.$H$2])" office:value-type="float" office:value="2.21666666666666" calcext:value-type="float">
            <text:p>2,21666666666666</text:p>
          </table:table-cell>
          <table:table-cell table:number-columns-repeated="4"/>
          <table:table-cell table:formula="of:=SUM(MOD(SUM([.L135]-[.L$2];[.T$2]);[.R$2]-[.L$2]);[.L$2])" office:value-type="time" office:time-value="PT16H50M00S" calcext:value-type="time">
            <text:p>16:50:00</text:p>
          </table:table-cell>
          <table:table-cell table:formula="of:=IF([.L136]&lt;[.L135];[.M135]+[.H$2];[.M135])" office:value-type="float" office:value="480" calcext:value-type="float">
            <text:p>480</text:p>
          </table:table-cell>
          <table:table-cell table:formula="of:=OFFSET([.C$4];[.M136];0)" office:value-type="float" office:value="43753" calcext:value-type="float">
            <text:p>43753</text:p>
          </table:table-cell>
          <table:table-cell table:formula="of:=[.L136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36];0)&lt;=[.O1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7]))" office:value-type="date" office:date-value="2019-10-09T15:55:48.4248" calcext:value-type="date">
            <text:p>2019-10-09 15:55:48</text:p>
          </table:table-cell>
          <table:table-cell table:style-name="ce7" table:formula="of:=[.A137]" office:value-type="date" office:date-value="2019-10-09T15:55:48.4248" calcext:value-type="date">
            <text:p>2019-10-09 15:55:48</text:p>
          </table:table-cell>
          <table:table-cell table:formula="of:=TRUNC([.A137])" office:value-type="float" office:value="43747" calcext:value-type="float">
            <text:p>43747</text:p>
          </table:table-cell>
          <table:table-cell table:style-name="ce12" table:formula="of:=[.B137]-[.C137]" office:value-type="date" office:date-value="1899-12-30T15:55:48.42479964718" calcext:value-type="date">
            <text:p>12/30/99 03:55 PM</text:p>
          </table:table-cell>
          <table:table-cell table:formula="of:=MOD([.E136]-[.$E$2];[.$H$2])+1+[.$E$2]" office:value-type="float" office:value="235" calcext:value-type="float">
            <text:p>235</text:p>
          </table:table-cell>
          <table:table-cell table:formula="of:=MOD([.F136]+1/[.$H$2];5)" office:value-type="float" office:value="2.23333333333333" calcext:value-type="float">
            <text:p>2,23333333333333</text:p>
          </table:table-cell>
          <table:table-cell table:formula="of:=IF([.F137]&lt;0.000001;[.G136]+2+1/[.$H$2];[.G136]+1/[.$H$2])" office:value-type="float" office:value="2.23333333333333" calcext:value-type="float">
            <text:p>2,23333333333333</text:p>
          </table:table-cell>
          <table:table-cell table:number-columns-repeated="4"/>
          <table:table-cell table:formula="of:=SUM(MOD(SUM([.L136]-[.L$2];[.T$2]);[.R$2]-[.L$2]);[.L$2])" office:value-type="time" office:time-value="PT17H00M00S" calcext:value-type="time">
            <text:p>17:00:00</text:p>
          </table:table-cell>
          <table:table-cell table:formula="of:=IF([.L137]&lt;[.L136];[.M136]+[.H$2];[.M136])" office:value-type="float" office:value="480" calcext:value-type="float">
            <text:p>480</text:p>
          </table:table-cell>
          <table:table-cell table:formula="of:=OFFSET([.C$4];[.M137];0)" office:value-type="float" office:value="43753" calcext:value-type="float">
            <text:p>43753</text:p>
          </table:table-cell>
          <table:table-cell table:formula="of:=[.L137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37];0)&lt;=[.O1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8]))" office:value-type="date" office:date-value="2019-10-09T15:53:00.103342" calcext:value-type="date">
            <text:p>2019-10-09 15:53:00</text:p>
          </table:table-cell>
          <table:table-cell table:style-name="ce7" table:formula="of:=[.A138]" office:value-type="date" office:date-value="2019-10-09T15:53:00.103342" calcext:value-type="date">
            <text:p>2019-10-09 15:53:00</text:p>
          </table:table-cell>
          <table:table-cell table:formula="of:=TRUNC([.A138])" office:value-type="float" office:value="43747" calcext:value-type="float">
            <text:p>43747</text:p>
          </table:table-cell>
          <table:table-cell table:style-name="ce12" table:formula="of:=[.B138]-[.C138]" office:value-type="date" office:date-value="1899-12-30T15:53:00.10334225837" calcext:value-type="date">
            <text:p>12/30/99 03:53 PM</text:p>
          </table:table-cell>
          <table:table-cell table:formula="of:=MOD([.E137]-[.$E$2];[.$H$2])+1+[.$E$2]" office:value-type="float" office:value="236" calcext:value-type="float">
            <text:p>236</text:p>
          </table:table-cell>
          <table:table-cell table:formula="of:=MOD([.F137]+1/[.$H$2];5)" office:value-type="float" office:value="2.25" calcext:value-type="float">
            <text:p>2,25</text:p>
          </table:table-cell>
          <table:table-cell table:formula="of:=IF([.F138]&lt;0.000001;[.G137]+2+1/[.$H$2];[.G137]+1/[.$H$2])" office:value-type="float" office:value="2.25" calcext:value-type="float">
            <text:p>2,25</text:p>
          </table:table-cell>
          <table:table-cell table:number-columns-repeated="4"/>
          <table:table-cell table:formula="of:=SUM(MOD(SUM([.L137]-[.L$2];[.T$2]);[.R$2]-[.L$2]);[.L$2])" office:value-type="time" office:time-value="PT14H40M00S" calcext:value-type="time">
            <text:p>14:40:00</text:p>
          </table:table-cell>
          <table:table-cell table:formula="of:=IF([.L138]&lt;[.L137];[.M137]+[.H$2];[.M137])" office:value-type="float" office:value="540" calcext:value-type="float">
            <text:p>540</text:p>
          </table:table-cell>
          <table:table-cell table:formula="of:=OFFSET([.C$4];[.M138];0)" office:value-type="float" office:value="43754" calcext:value-type="float">
            <text:p>43754</text:p>
          </table:table-cell>
          <table:table-cell table:formula="of:=[.L138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38];0)&lt;=[.O13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9]))" office:value-type="date" office:date-value="2019-10-09T16:00:53.307402" calcext:value-type="date">
            <text:p>2019-10-09 16:00:53</text:p>
          </table:table-cell>
          <table:table-cell table:style-name="ce7" table:formula="of:=[.A139]" office:value-type="date" office:date-value="2019-10-09T16:00:53.307402" calcext:value-type="date">
            <text:p>2019-10-09 16:00:53</text:p>
          </table:table-cell>
          <table:table-cell table:formula="of:=TRUNC([.A139])" office:value-type="float" office:value="43747" calcext:value-type="float">
            <text:p>43747</text:p>
          </table:table-cell>
          <table:table-cell table:style-name="ce12" table:formula="of:=[.B139]-[.C139]" office:value-type="date" office:date-value="1899-12-30T16:00:53.3074015053" calcext:value-type="date">
            <text:p>12/30/99 04:00 PM</text:p>
          </table:table-cell>
          <table:table-cell table:formula="of:=MOD([.E138]-[.$E$2];[.$H$2])+1+[.$E$2]" office:value-type="float" office:value="237" calcext:value-type="float">
            <text:p>237</text:p>
          </table:table-cell>
          <table:table-cell table:formula="of:=MOD([.F138]+1/[.$H$2];5)" office:value-type="float" office:value="2.26666666666666" calcext:value-type="float">
            <text:p>2,26666666666666</text:p>
          </table:table-cell>
          <table:table-cell table:formula="of:=IF([.F139]&lt;0.000001;[.G138]+2+1/[.$H$2];[.G138]+1/[.$H$2])" office:value-type="float" office:value="2.26666666666666" calcext:value-type="float">
            <text:p>2,26666666666666</text:p>
          </table:table-cell>
          <table:table-cell table:number-columns-repeated="4"/>
          <table:table-cell table:formula="of:=SUM(MOD(SUM([.L138]-[.L$2];[.T$2]);[.R$2]-[.L$2]);[.L$2])" office:value-type="time" office:time-value="PT14H50M00S" calcext:value-type="time">
            <text:p>14:50:00</text:p>
          </table:table-cell>
          <table:table-cell table:formula="of:=IF([.L139]&lt;[.L138];[.M138]+[.H$2];[.M138])" office:value-type="float" office:value="540" calcext:value-type="float">
            <text:p>540</text:p>
          </table:table-cell>
          <table:table-cell table:formula="of:=OFFSET([.C$4];[.M139];0)" office:value-type="float" office:value="43754" calcext:value-type="float">
            <text:p>43754</text:p>
          </table:table-cell>
          <table:table-cell table:formula="of:=[.L139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39];0)&lt;=[.O1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0]))" office:value-type="date" office:date-value="2019-10-09T16:03:15.45641" calcext:value-type="date">
            <text:p>2019-10-09 16:03:15</text:p>
          </table:table-cell>
          <table:table-cell table:style-name="ce7" table:formula="of:=[.A140]" office:value-type="date" office:date-value="2019-10-09T16:03:15.45641" calcext:value-type="date">
            <text:p>2019-10-09 16:03:15</text:p>
          </table:table-cell>
          <table:table-cell table:formula="of:=TRUNC([.A140])" office:value-type="float" office:value="43747" calcext:value-type="float">
            <text:p>43747</text:p>
          </table:table-cell>
          <table:table-cell table:style-name="ce12" table:formula="of:=[.B140]-[.C140]" office:value-type="date" office:date-value="1899-12-30T16:03:15.45640982687" calcext:value-type="date">
            <text:p>12/30/99 04:03 PM</text:p>
          </table:table-cell>
          <table:table-cell table:formula="of:=MOD([.E139]-[.$E$2];[.$H$2])+1+[.$E$2]" office:value-type="float" office:value="238" calcext:value-type="float">
            <text:p>238</text:p>
          </table:table-cell>
          <table:table-cell table:formula="of:=MOD([.F139]+1/[.$H$2];5)" office:value-type="float" office:value="2.28333333333333" calcext:value-type="float">
            <text:p>2,28333333333333</text:p>
          </table:table-cell>
          <table:table-cell table:formula="of:=IF([.F140]&lt;0.000001;[.G139]+2+1/[.$H$2];[.G139]+1/[.$H$2])" office:value-type="float" office:value="2.28333333333333" calcext:value-type="float">
            <text:p>2,28333333333333</text:p>
          </table:table-cell>
          <table:table-cell table:number-columns-repeated="4"/>
          <table:table-cell table:formula="of:=SUM(MOD(SUM([.L139]-[.L$2];[.T$2]);[.R$2]-[.L$2]);[.L$2])" office:value-type="time" office:time-value="PT15H00M00S" calcext:value-type="time">
            <text:p>15:00:00</text:p>
          </table:table-cell>
          <table:table-cell table:formula="of:=IF([.L140]&lt;[.L139];[.M139]+[.H$2];[.M139])" office:value-type="float" office:value="540" calcext:value-type="float">
            <text:p>540</text:p>
          </table:table-cell>
          <table:table-cell table:formula="of:=OFFSET([.C$4];[.M140];0)" office:value-type="float" office:value="43754" calcext:value-type="float">
            <text:p>43754</text:p>
          </table:table-cell>
          <table:table-cell table:formula="of:=[.L140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140];0)&lt;=[.O1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1]))" office:value-type="date" office:date-value="2019-10-09T15:41:42.893762" calcext:value-type="date">
            <text:p>2019-10-09 15:41:43</text:p>
          </table:table-cell>
          <table:table-cell table:style-name="ce7" table:formula="of:=[.A141]" office:value-type="date" office:date-value="2019-10-09T15:41:42.893762" calcext:value-type="date">
            <text:p>2019-10-09 15:41:43</text:p>
          </table:table-cell>
          <table:table-cell table:formula="of:=TRUNC([.A141])" office:value-type="float" office:value="43747" calcext:value-type="float">
            <text:p>43747</text:p>
          </table:table-cell>
          <table:table-cell table:style-name="ce12" table:formula="of:=[.B141]-[.C141]" office:value-type="date" office:date-value="1899-12-30T15:41:42.89376173168" calcext:value-type="date">
            <text:p>12/30/99 03:41 PM</text:p>
          </table:table-cell>
          <table:table-cell table:formula="of:=MOD([.E140]-[.$E$2];[.$H$2])+1+[.$E$2]" office:value-type="float" office:value="239" calcext:value-type="float">
            <text:p>239</text:p>
          </table:table-cell>
          <table:table-cell table:formula="of:=MOD([.F140]+1/[.$H$2];5)" office:value-type="float" office:value="2.3" calcext:value-type="float">
            <text:p>2,3</text:p>
          </table:table-cell>
          <table:table-cell table:formula="of:=IF([.F141]&lt;0.000001;[.G140]+2+1/[.$H$2];[.G140]+1/[.$H$2])" office:value-type="float" office:value="2.3" calcext:value-type="float">
            <text:p>2,3</text:p>
          </table:table-cell>
          <table:table-cell table:number-columns-repeated="4"/>
          <table:table-cell table:formula="of:=SUM(MOD(SUM([.L140]-[.L$2];[.T$2]);[.R$2]-[.L$2]);[.L$2])" office:value-type="time" office:time-value="PT15H10M00S" calcext:value-type="time">
            <text:p>15:10:00</text:p>
          </table:table-cell>
          <table:table-cell table:formula="of:=IF([.L141]&lt;[.L140];[.M140]+[.H$2];[.M140])" office:value-type="float" office:value="540" calcext:value-type="float">
            <text:p>540</text:p>
          </table:table-cell>
          <table:table-cell table:formula="of:=OFFSET([.C$4];[.M141];0)" office:value-type="float" office:value="43754" calcext:value-type="float">
            <text:p>43754</text:p>
          </table:table-cell>
          <table:table-cell table:formula="of:=[.L141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41];0)&lt;=[.O1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2]))" office:value-type="date" office:date-value="2019-10-09T15:40:31.497789" calcext:value-type="date">
            <text:p>2019-10-09 15:40:31</text:p>
          </table:table-cell>
          <table:table-cell table:style-name="ce7" table:formula="of:=[.A142]" office:value-type="date" office:date-value="2019-10-09T15:40:31.497789" calcext:value-type="date">
            <text:p>2019-10-09 15:40:31</text:p>
          </table:table-cell>
          <table:table-cell table:formula="of:=TRUNC([.A142])" office:value-type="float" office:value="43747" calcext:value-type="float">
            <text:p>43747</text:p>
          </table:table-cell>
          <table:table-cell table:style-name="ce12" table:formula="of:=[.B142]-[.C142]" office:value-type="date" office:date-value="1899-12-30T15:40:31.497789477" calcext:value-type="date">
            <text:p>12/30/99 03:40 PM</text:p>
          </table:table-cell>
          <table:table-cell table:formula="of:=MOD([.E141]-[.$E$2];[.$H$2])+1+[.$E$2]" office:value-type="float" office:value="240" calcext:value-type="float">
            <text:p>240</text:p>
          </table:table-cell>
          <table:table-cell table:formula="of:=MOD([.F141]+1/[.$H$2];5)" office:value-type="float" office:value="2.31666666666666" calcext:value-type="float">
            <text:p>2,31666666666666</text:p>
          </table:table-cell>
          <table:table-cell table:formula="of:=IF([.F142]&lt;0.000001;[.G141]+2+1/[.$H$2];[.G141]+1/[.$H$2])" office:value-type="float" office:value="2.31666666666666" calcext:value-type="float">
            <text:p>2,31666666666666</text:p>
          </table:table-cell>
          <table:table-cell table:number-columns-repeated="4"/>
          <table:table-cell table:formula="of:=SUM(MOD(SUM([.L141]-[.L$2];[.T$2]);[.R$2]-[.L$2]);[.L$2])" office:value-type="time" office:time-value="PT15H20M00S" calcext:value-type="time">
            <text:p>15:20:00</text:p>
          </table:table-cell>
          <table:table-cell table:formula="of:=IF([.L142]&lt;[.L141];[.M141]+[.H$2];[.M141])" office:value-type="float" office:value="540" calcext:value-type="float">
            <text:p>540</text:p>
          </table:table-cell>
          <table:table-cell table:formula="of:=OFFSET([.C$4];[.M142];0)" office:value-type="float" office:value="43754" calcext:value-type="float">
            <text:p>43754</text:p>
          </table:table-cell>
          <table:table-cell table:formula="of:=[.L142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42];0)&lt;=[.O1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3]))" office:value-type="date" office:date-value="2019-10-09T15:13:03.669013" calcext:value-type="date">
            <text:p>2019-10-09 15:13:04</text:p>
          </table:table-cell>
          <table:table-cell table:style-name="ce7" table:formula="of:=[.A143]" office:value-type="date" office:date-value="2019-10-09T15:13:03.669013" calcext:value-type="date">
            <text:p>2019-10-09 15:13:04</text:p>
          </table:table-cell>
          <table:table-cell table:formula="of:=TRUNC([.A143])" office:value-type="float" office:value="43747" calcext:value-type="float">
            <text:p>43747</text:p>
          </table:table-cell>
          <table:table-cell table:style-name="ce12" table:formula="of:=[.B143]-[.C143]" office:value-type="date" office:date-value="1899-12-30T15:13:03.66901301779" calcext:value-type="date">
            <text:p>12/30/99 03:13 PM</text:p>
          </table:table-cell>
          <table:table-cell table:formula="of:=MOD([.E142]-[.$E$2];[.$H$2])+1+[.$E$2]" office:value-type="float" office:value="241" calcext:value-type="float">
            <text:p>241</text:p>
          </table:table-cell>
          <table:table-cell table:formula="of:=MOD([.F142]+1/[.$H$2];5)" office:value-type="float" office:value="2.33333333333333" calcext:value-type="float">
            <text:p>2,33333333333333</text:p>
          </table:table-cell>
          <table:table-cell table:formula="of:=IF([.F143]&lt;0.000001;[.G142]+2+1/[.$H$2];[.G142]+1/[.$H$2])" office:value-type="float" office:value="2.33333333333333" calcext:value-type="float">
            <text:p>2,33333333333333</text:p>
          </table:table-cell>
          <table:table-cell table:number-columns-repeated="4"/>
          <table:table-cell table:formula="of:=SUM(MOD(SUM([.L142]-[.L$2];[.T$2]);[.R$2]-[.L$2]);[.L$2])" office:value-type="time" office:time-value="PT15H30M00S" calcext:value-type="time">
            <text:p>15:30:00</text:p>
          </table:table-cell>
          <table:table-cell table:formula="of:=IF([.L143]&lt;[.L142];[.M142]+[.H$2];[.M142])" office:value-type="float" office:value="540" calcext:value-type="float">
            <text:p>540</text:p>
          </table:table-cell>
          <table:table-cell table:formula="of:=OFFSET([.C$4];[.M143];0)" office:value-type="float" office:value="43754" calcext:value-type="float">
            <text:p>43754</text:p>
          </table:table-cell>
          <table:table-cell table:formula="of:=[.L143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43];0)&lt;=[.O1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4]))" office:value-type="date" office:date-value="2019-10-09T15:36:13.81441" calcext:value-type="date">
            <text:p>2019-10-09 15:36:14</text:p>
          </table:table-cell>
          <table:table-cell table:style-name="ce7" table:formula="of:=[.A144]" office:value-type="date" office:date-value="2019-10-09T15:36:13.81441" calcext:value-type="date">
            <text:p>2019-10-09 15:36:14</text:p>
          </table:table-cell>
          <table:table-cell table:formula="of:=TRUNC([.A144])" office:value-type="float" office:value="43747" calcext:value-type="float">
            <text:p>43747</text:p>
          </table:table-cell>
          <table:table-cell table:style-name="ce12" table:formula="of:=[.B144]-[.C144]" office:value-type="date" office:date-value="1899-12-30T15:36:13.81440983154" calcext:value-type="date">
            <text:p>12/30/99 03:36 PM</text:p>
          </table:table-cell>
          <table:table-cell table:formula="of:=MOD([.E143]-[.$E$2];[.$H$2])+1+[.$E$2]" office:value-type="float" office:value="242" calcext:value-type="float">
            <text:p>242</text:p>
          </table:table-cell>
          <table:table-cell table:formula="of:=MOD([.F143]+1/[.$H$2];5)" office:value-type="float" office:value="2.35" calcext:value-type="float">
            <text:p>2,35</text:p>
          </table:table-cell>
          <table:table-cell table:formula="of:=IF([.F144]&lt;0.000001;[.G143]+2+1/[.$H$2];[.G143]+1/[.$H$2])" office:value-type="float" office:value="2.35" calcext:value-type="float">
            <text:p>2,35</text:p>
          </table:table-cell>
          <table:table-cell table:number-columns-repeated="4"/>
          <table:table-cell table:formula="of:=SUM(MOD(SUM([.L143]-[.L$2];[.T$2]);[.R$2]-[.L$2]);[.L$2])" office:value-type="time" office:time-value="PT15H40M00S" calcext:value-type="time">
            <text:p>15:40:00</text:p>
          </table:table-cell>
          <table:table-cell table:formula="of:=IF([.L144]&lt;[.L143];[.M143]+[.H$2];[.M143])" office:value-type="float" office:value="540" calcext:value-type="float">
            <text:p>540</text:p>
          </table:table-cell>
          <table:table-cell table:formula="of:=OFFSET([.C$4];[.M144];0)" office:value-type="float" office:value="43754" calcext:value-type="float">
            <text:p>43754</text:p>
          </table:table-cell>
          <table:table-cell table:formula="of:=[.L144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44];0)&lt;=[.O1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5]))" office:value-type="date" office:date-value="2019-10-09T15:52:47.007299" calcext:value-type="date">
            <text:p>2019-10-09 15:52:47</text:p>
          </table:table-cell>
          <table:table-cell table:style-name="ce7" table:formula="of:=[.A145]" office:value-type="date" office:date-value="2019-10-09T15:52:47.007299" calcext:value-type="date">
            <text:p>2019-10-09 15:52:47</text:p>
          </table:table-cell>
          <table:table-cell table:formula="of:=TRUNC([.A145])" office:value-type="float" office:value="43747" calcext:value-type="float">
            <text:p>43747</text:p>
          </table:table-cell>
          <table:table-cell table:style-name="ce12" table:formula="of:=[.B145]-[.C145]" office:value-type="date" office:date-value="1899-12-30T15:52:47.00729895383" calcext:value-type="date">
            <text:p>12/30/99 03:52 PM</text:p>
          </table:table-cell>
          <table:table-cell table:formula="of:=MOD([.E144]-[.$E$2];[.$H$2])+1+[.$E$2]" office:value-type="float" office:value="243" calcext:value-type="float">
            <text:p>243</text:p>
          </table:table-cell>
          <table:table-cell table:formula="of:=MOD([.F144]+1/[.$H$2];5)" office:value-type="float" office:value="2.36666666666666" calcext:value-type="float">
            <text:p>2,36666666666666</text:p>
          </table:table-cell>
          <table:table-cell table:formula="of:=IF([.F145]&lt;0.000001;[.G144]+2+1/[.$H$2];[.G144]+1/[.$H$2])" office:value-type="float" office:value="2.36666666666666" calcext:value-type="float">
            <text:p>2,36666666666666</text:p>
          </table:table-cell>
          <table:table-cell table:number-columns-repeated="4"/>
          <table:table-cell table:formula="of:=SUM(MOD(SUM([.L144]-[.L$2];[.T$2]);[.R$2]-[.L$2]);[.L$2])" office:value-type="time" office:time-value="PT15H50M00S" calcext:value-type="time">
            <text:p>15:50:00</text:p>
          </table:table-cell>
          <table:table-cell table:formula="of:=IF([.L145]&lt;[.L144];[.M144]+[.H$2];[.M144])" office:value-type="float" office:value="540" calcext:value-type="float">
            <text:p>540</text:p>
          </table:table-cell>
          <table:table-cell table:formula="of:=OFFSET([.C$4];[.M145];0)" office:value-type="float" office:value="43754" calcext:value-type="float">
            <text:p>43754</text:p>
          </table:table-cell>
          <table:table-cell table:formula="of:=[.L145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45];0)&lt;=[.O1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6]))" office:value-type="date" office:date-value="2019-10-09T16:11:05.735664" calcext:value-type="date">
            <text:p>2019-10-09 16:11:06</text:p>
          </table:table-cell>
          <table:table-cell table:style-name="ce7" table:formula="of:=[.A146]" office:value-type="date" office:date-value="2019-10-09T16:11:05.735664" calcext:value-type="date">
            <text:p>2019-10-09 16:11:06</text:p>
          </table:table-cell>
          <table:table-cell table:formula="of:=TRUNC([.A146])" office:value-type="float" office:value="43747" calcext:value-type="float">
            <text:p>43747</text:p>
          </table:table-cell>
          <table:table-cell table:style-name="ce12" table:formula="of:=[.B146]-[.C146]" office:value-type="date" office:date-value="1899-12-30T16:11:05.73566410225" calcext:value-type="date">
            <text:p>12/30/99 04:11 PM</text:p>
          </table:table-cell>
          <table:table-cell table:formula="of:=MOD([.E145]-[.$E$2];[.$H$2])+1+[.$E$2]" office:value-type="float" office:value="244" calcext:value-type="float">
            <text:p>244</text:p>
          </table:table-cell>
          <table:table-cell table:formula="of:=MOD([.F145]+1/[.$H$2];5)" office:value-type="float" office:value="2.38333333333333" calcext:value-type="float">
            <text:p>2,38333333333333</text:p>
          </table:table-cell>
          <table:table-cell table:formula="of:=IF([.F146]&lt;0.000001;[.G145]+2+1/[.$H$2];[.G145]+1/[.$H$2])" office:value-type="float" office:value="2.38333333333333" calcext:value-type="float">
            <text:p>2,38333333333333</text:p>
          </table:table-cell>
          <table:table-cell table:number-columns-repeated="4"/>
          <table:table-cell table:formula="of:=SUM(MOD(SUM([.L145]-[.L$2];[.T$2]);[.R$2]-[.L$2]);[.L$2])" office:value-type="time" office:time-value="PT16H00M00S" calcext:value-type="time">
            <text:p>16:00:00</text:p>
          </table:table-cell>
          <table:table-cell table:formula="of:=IF([.L146]&lt;[.L145];[.M145]+[.H$2];[.M145])" office:value-type="float" office:value="540" calcext:value-type="float">
            <text:p>540</text:p>
          </table:table-cell>
          <table:table-cell table:formula="of:=OFFSET([.C$4];[.M146];0)" office:value-type="float" office:value="43754" calcext:value-type="float">
            <text:p>43754</text:p>
          </table:table-cell>
          <table:table-cell table:formula="of:=[.L146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46];0)&lt;=[.O1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7]))" office:value-type="date" office:date-value="2019-10-09T15:58:36.060283" calcext:value-type="date">
            <text:p>2019-10-09 15:58:36</text:p>
          </table:table-cell>
          <table:table-cell table:style-name="ce7" table:formula="of:=[.A147]" office:value-type="date" office:date-value="2019-10-09T15:58:36.060283" calcext:value-type="date">
            <text:p>2019-10-09 15:58:36</text:p>
          </table:table-cell>
          <table:table-cell table:formula="of:=TRUNC([.A147])" office:value-type="float" office:value="43747" calcext:value-type="float">
            <text:p>43747</text:p>
          </table:table-cell>
          <table:table-cell table:style-name="ce12" table:formula="of:=[.B147]-[.C147]" office:value-type="date" office:date-value="1899-12-30T15:58:36.06028333772" calcext:value-type="date">
            <text:p>12/30/99 03:58 PM</text:p>
          </table:table-cell>
          <table:table-cell table:formula="of:=MOD([.E146]-[.$E$2];[.$H$2])+1+[.$E$2]" office:value-type="float" office:value="245" calcext:value-type="float">
            <text:p>245</text:p>
          </table:table-cell>
          <table:table-cell table:formula="of:=MOD([.F146]+1/[.$H$2];5)" office:value-type="float" office:value="2.4" calcext:value-type="float">
            <text:p>2,4</text:p>
          </table:table-cell>
          <table:table-cell table:formula="of:=IF([.F147]&lt;0.000001;[.G146]+2+1/[.$H$2];[.G146]+1/[.$H$2])" office:value-type="float" office:value="2.4" calcext:value-type="float">
            <text:p>2,4</text:p>
          </table:table-cell>
          <table:table-cell table:number-columns-repeated="4"/>
          <table:table-cell table:formula="of:=SUM(MOD(SUM([.L146]-[.L$2];[.T$2]);[.R$2]-[.L$2]);[.L$2])" office:value-type="time" office:time-value="PT16H10M00S" calcext:value-type="time">
            <text:p>16:10:00</text:p>
          </table:table-cell>
          <table:table-cell table:formula="of:=IF([.L147]&lt;[.L146];[.M146]+[.H$2];[.M146])" office:value-type="float" office:value="540" calcext:value-type="float">
            <text:p>540</text:p>
          </table:table-cell>
          <table:table-cell table:formula="of:=OFFSET([.C$4];[.M147];0)" office:value-type="float" office:value="43754" calcext:value-type="float">
            <text:p>43754</text:p>
          </table:table-cell>
          <table:table-cell table:formula="of:=[.L147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47];0)&lt;=[.O1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8]))" office:value-type="date" office:date-value="2019-10-09T15:24:30.774257" calcext:value-type="date">
            <text:p>2019-10-09 15:24:31</text:p>
          </table:table-cell>
          <table:table-cell table:style-name="ce7" table:formula="of:=[.A148]" office:value-type="date" office:date-value="2019-10-09T15:24:30.774257" calcext:value-type="date">
            <text:p>2019-10-09 15:24:31</text:p>
          </table:table-cell>
          <table:table-cell table:formula="of:=TRUNC([.A148])" office:value-type="float" office:value="43747" calcext:value-type="float">
            <text:p>43747</text:p>
          </table:table-cell>
          <table:table-cell table:style-name="ce12" table:formula="of:=[.B148]-[.C148]" office:value-type="date" office:date-value="1899-12-30T15:24:30.77425690368" calcext:value-type="date">
            <text:p>12/30/99 03:24 PM</text:p>
          </table:table-cell>
          <table:table-cell table:formula="of:=MOD([.E147]-[.$E$2];[.$H$2])+1+[.$E$2]" office:value-type="float" office:value="246" calcext:value-type="float">
            <text:p>246</text:p>
          </table:table-cell>
          <table:table-cell table:formula="of:=MOD([.F147]+1/[.$H$2];5)" office:value-type="float" office:value="2.41666666666666" calcext:value-type="float">
            <text:p>2,41666666666666</text:p>
          </table:table-cell>
          <table:table-cell table:formula="of:=IF([.F148]&lt;0.000001;[.G147]+2+1/[.$H$2];[.G147]+1/[.$H$2])" office:value-type="float" office:value="2.41666666666666" calcext:value-type="float">
            <text:p>2,41666666666666</text:p>
          </table:table-cell>
          <table:table-cell table:number-columns-repeated="4"/>
          <table:table-cell table:formula="of:=SUM(MOD(SUM([.L147]-[.L$2];[.T$2]);[.R$2]-[.L$2]);[.L$2])" office:value-type="time" office:time-value="PT16H20M00S" calcext:value-type="time">
            <text:p>16:20:00</text:p>
          </table:table-cell>
          <table:table-cell table:formula="of:=IF([.L148]&lt;[.L147];[.M147]+[.H$2];[.M147])" office:value-type="float" office:value="540" calcext:value-type="float">
            <text:p>540</text:p>
          </table:table-cell>
          <table:table-cell table:formula="of:=OFFSET([.C$4];[.M148];0)" office:value-type="float" office:value="43754" calcext:value-type="float">
            <text:p>43754</text:p>
          </table:table-cell>
          <table:table-cell table:formula="of:=[.L148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48];0)&lt;=[.O1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9]))" office:value-type="date" office:date-value="2019-10-09T15:59:53.129624" calcext:value-type="date">
            <text:p>2019-10-09 15:59:53</text:p>
          </table:table-cell>
          <table:table-cell table:style-name="ce7" table:formula="of:=[.A149]" office:value-type="date" office:date-value="2019-10-09T15:59:53.129624" calcext:value-type="date">
            <text:p>2019-10-09 15:59:53</text:p>
          </table:table-cell>
          <table:table-cell table:formula="of:=TRUNC([.A149])" office:value-type="float" office:value="43747" calcext:value-type="float">
            <text:p>43747</text:p>
          </table:table-cell>
          <table:table-cell table:style-name="ce12" table:formula="of:=[.B149]-[.C149]" office:value-type="date" office:date-value="1899-12-30T15:59:53.12962428667" calcext:value-type="date">
            <text:p>12/30/99 03:59 PM</text:p>
          </table:table-cell>
          <table:table-cell table:formula="of:=MOD([.E148]-[.$E$2];[.$H$2])+1+[.$E$2]" office:value-type="float" office:value="247" calcext:value-type="float">
            <text:p>247</text:p>
          </table:table-cell>
          <table:table-cell table:formula="of:=MOD([.F148]+1/[.$H$2];5)" office:value-type="float" office:value="2.43333333333333" calcext:value-type="float">
            <text:p>2,43333333333333</text:p>
          </table:table-cell>
          <table:table-cell table:formula="of:=IF([.F149]&lt;0.000001;[.G148]+2+1/[.$H$2];[.G148]+1/[.$H$2])" office:value-type="float" office:value="2.43333333333333" calcext:value-type="float">
            <text:p>2,43333333333333</text:p>
          </table:table-cell>
          <table:table-cell table:number-columns-repeated="4"/>
          <table:table-cell table:formula="of:=SUM(MOD(SUM([.L148]-[.L$2];[.T$2]);[.R$2]-[.L$2]);[.L$2])" office:value-type="time" office:time-value="PT16H30M00S" calcext:value-type="time">
            <text:p>16:30:00</text:p>
          </table:table-cell>
          <table:table-cell table:formula="of:=IF([.L149]&lt;[.L148];[.M148]+[.H$2];[.M148])" office:value-type="float" office:value="540" calcext:value-type="float">
            <text:p>540</text:p>
          </table:table-cell>
          <table:table-cell table:formula="of:=OFFSET([.C$4];[.M149];0)" office:value-type="float" office:value="43754" calcext:value-type="float">
            <text:p>43754</text:p>
          </table:table-cell>
          <table:table-cell table:formula="of:=[.L149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149];0)&lt;=[.O1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0]))" office:value-type="date" office:date-value="2019-10-09T15:38:58.925044" calcext:value-type="date">
            <text:p>2019-10-09 15:38:59</text:p>
          </table:table-cell>
          <table:table-cell table:style-name="ce7" table:formula="of:=[.A150]" office:value-type="date" office:date-value="2019-10-09T15:38:58.925044" calcext:value-type="date">
            <text:p>2019-10-09 15:38:59</text:p>
          </table:table-cell>
          <table:table-cell table:formula="of:=TRUNC([.A150])" office:value-type="float" office:value="43747" calcext:value-type="float">
            <text:p>43747</text:p>
          </table:table-cell>
          <table:table-cell table:style-name="ce12" table:formula="of:=[.B150]-[.C150]" office:value-type="date" office:date-value="1899-12-30T15:38:58.92504426185" calcext:value-type="date">
            <text:p>12/30/99 03:38 PM</text:p>
          </table:table-cell>
          <table:table-cell table:formula="of:=MOD([.E149]-[.$E$2];[.$H$2])+1+[.$E$2]" office:value-type="float" office:value="248" calcext:value-type="float">
            <text:p>248</text:p>
          </table:table-cell>
          <table:table-cell table:formula="of:=MOD([.F149]+1/[.$H$2];5)" office:value-type="float" office:value="2.45" calcext:value-type="float">
            <text:p>2,45</text:p>
          </table:table-cell>
          <table:table-cell table:formula="of:=IF([.F150]&lt;0.000001;[.G149]+2+1/[.$H$2];[.G149]+1/[.$H$2])" office:value-type="float" office:value="2.45" calcext:value-type="float">
            <text:p>2,45</text:p>
          </table:table-cell>
          <table:table-cell table:number-columns-repeated="4"/>
          <table:table-cell table:formula="of:=SUM(MOD(SUM([.L149]-[.L$2];[.T$2]);[.R$2]-[.L$2]);[.L$2])" office:value-type="time" office:time-value="PT16H40M00S" calcext:value-type="time">
            <text:p>16:40:00</text:p>
          </table:table-cell>
          <table:table-cell table:formula="of:=IF([.L150]&lt;[.L149];[.M149]+[.H$2];[.M149])" office:value-type="float" office:value="540" calcext:value-type="float">
            <text:p>540</text:p>
          </table:table-cell>
          <table:table-cell table:formula="of:=OFFSET([.C$4];[.M150];0)" office:value-type="float" office:value="43754" calcext:value-type="float">
            <text:p>43754</text:p>
          </table:table-cell>
          <table:table-cell table:formula="of:=[.L150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50];0)&lt;=[.O1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1]))" office:value-type="date" office:date-value="2019-10-09T16:02:05.511599" calcext:value-type="date">
            <text:p>2019-10-09 16:02:06</text:p>
          </table:table-cell>
          <table:table-cell table:style-name="ce7" table:formula="of:=[.A151]" office:value-type="date" office:date-value="2019-10-09T16:02:05.511599" calcext:value-type="date">
            <text:p>2019-10-09 16:02:06</text:p>
          </table:table-cell>
          <table:table-cell table:formula="of:=TRUNC([.A151])" office:value-type="float" office:value="43747" calcext:value-type="float">
            <text:p>43747</text:p>
          </table:table-cell>
          <table:table-cell table:style-name="ce12" table:formula="of:=[.B151]-[.C151]" office:value-type="date" office:date-value="1899-12-30T16:02:05.51159898285" calcext:value-type="date">
            <text:p>12/30/99 04:02 PM</text:p>
          </table:table-cell>
          <table:table-cell table:formula="of:=MOD([.E150]-[.$E$2];[.$H$2])+1+[.$E$2]" office:value-type="float" office:value="249" calcext:value-type="float">
            <text:p>249</text:p>
          </table:table-cell>
          <table:table-cell table:formula="of:=MOD([.F150]+1/[.$H$2];5)" office:value-type="float" office:value="2.46666666666666" calcext:value-type="float">
            <text:p>2,46666666666666</text:p>
          </table:table-cell>
          <table:table-cell table:formula="of:=IF([.F151]&lt;0.000001;[.G150]+2+1/[.$H$2];[.G150]+1/[.$H$2])" office:value-type="float" office:value="2.46666666666666" calcext:value-type="float">
            <text:p>2,46666666666666</text:p>
          </table:table-cell>
          <table:table-cell table:number-columns-repeated="4"/>
          <table:table-cell table:formula="of:=SUM(MOD(SUM([.L150]-[.L$2];[.T$2]);[.R$2]-[.L$2]);[.L$2])" office:value-type="time" office:time-value="PT16H50M00S" calcext:value-type="time">
            <text:p>16:50:00</text:p>
          </table:table-cell>
          <table:table-cell table:formula="of:=IF([.L151]&lt;[.L150];[.M150]+[.H$2];[.M150])" office:value-type="float" office:value="540" calcext:value-type="float">
            <text:p>540</text:p>
          </table:table-cell>
          <table:table-cell table:formula="of:=OFFSET([.C$4];[.M151];0)" office:value-type="float" office:value="43754" calcext:value-type="float">
            <text:p>43754</text:p>
          </table:table-cell>
          <table:table-cell table:formula="of:=[.L151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51];0)&lt;=[.O1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2]))" office:value-type="date" office:date-value="2019-10-09T15:15:23.606932" calcext:value-type="date">
            <text:p>2019-10-09 15:15:24</text:p>
          </table:table-cell>
          <table:table-cell table:style-name="ce7" table:formula="of:=[.A152]" office:value-type="date" office:date-value="2019-10-09T15:15:23.606932" calcext:value-type="date">
            <text:p>2019-10-09 15:15:24</text:p>
          </table:table-cell>
          <table:table-cell table:formula="of:=TRUNC([.A152])" office:value-type="float" office:value="43747" calcext:value-type="float">
            <text:p>43747</text:p>
          </table:table-cell>
          <table:table-cell table:style-name="ce12" table:formula="of:=[.B152]-[.C152]" office:value-type="date" office:date-value="1899-12-30T15:15:23.60693207011" calcext:value-type="date">
            <text:p>12/30/99 03:15 PM</text:p>
          </table:table-cell>
          <table:table-cell table:formula="of:=MOD([.E151]-[.$E$2];[.$H$2])+1+[.$E$2]" office:value-type="float" office:value="250" calcext:value-type="float">
            <text:p>250</text:p>
          </table:table-cell>
          <table:table-cell table:formula="of:=MOD([.F151]+1/[.$H$2];5)" office:value-type="float" office:value="2.48333333333333" calcext:value-type="float">
            <text:p>2,48333333333333</text:p>
          </table:table-cell>
          <table:table-cell table:formula="of:=IF([.F152]&lt;0.000001;[.G151]+2+1/[.$H$2];[.G151]+1/[.$H$2])" office:value-type="float" office:value="2.48333333333333" calcext:value-type="float">
            <text:p>2,48333333333333</text:p>
          </table:table-cell>
          <table:table-cell table:number-columns-repeated="4"/>
          <table:table-cell table:formula="of:=SUM(MOD(SUM([.L151]-[.L$2];[.T$2]);[.R$2]-[.L$2]);[.L$2])" office:value-type="time" office:time-value="PT17H00M00S" calcext:value-type="time">
            <text:p>17:00:00</text:p>
          </table:table-cell>
          <table:table-cell table:formula="of:=IF([.L152]&lt;[.L151];[.M151]+[.H$2];[.M151])" office:value-type="float" office:value="540" calcext:value-type="float">
            <text:p>540</text:p>
          </table:table-cell>
          <table:table-cell table:formula="of:=OFFSET([.C$4];[.M152];0)" office:value-type="float" office:value="43754" calcext:value-type="float">
            <text:p>43754</text:p>
          </table:table-cell>
          <table:table-cell table:formula="of:=[.L152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52];0)&lt;=[.O1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3]))" office:value-type="date" office:date-value="2019-10-09T15:37:11.004012" calcext:value-type="date">
            <text:p>2019-10-09 15:37:11</text:p>
          </table:table-cell>
          <table:table-cell table:style-name="ce7" table:formula="of:=[.A153]" office:value-type="date" office:date-value="2019-10-09T15:37:11.004012" calcext:value-type="date">
            <text:p>2019-10-09 15:37:11</text:p>
          </table:table-cell>
          <table:table-cell table:formula="of:=TRUNC([.A153])" office:value-type="float" office:value="43747" calcext:value-type="float">
            <text:p>43747</text:p>
          </table:table-cell>
          <table:table-cell table:style-name="ce12" table:formula="of:=[.B153]-[.C153]" office:value-type="date" office:date-value="1899-12-30T15:37:11.00401174743" calcext:value-type="date">
            <text:p>12/30/99 03:37 PM</text:p>
          </table:table-cell>
          <table:table-cell table:formula="of:=MOD([.E152]-[.$E$2];[.$H$2])+1+[.$E$2]" office:value-type="float" office:value="251" calcext:value-type="float">
            <text:p>251</text:p>
          </table:table-cell>
          <table:table-cell table:formula="of:=MOD([.F152]+1/[.$H$2];5)" office:value-type="float" office:value="2.5" calcext:value-type="float">
            <text:p>2,5</text:p>
          </table:table-cell>
          <table:table-cell table:formula="of:=IF([.F153]&lt;0.000001;[.G152]+2+1/[.$H$2];[.G152]+1/[.$H$2])" office:value-type="float" office:value="2.5" calcext:value-type="float">
            <text:p>2,5</text:p>
          </table:table-cell>
          <table:table-cell table:number-columns-repeated="4"/>
          <table:table-cell table:formula="of:=SUM(MOD(SUM([.L152]-[.L$2];[.T$2]);[.R$2]-[.L$2]);[.L$2])" office:value-type="time" office:time-value="PT14H40M00S" calcext:value-type="time">
            <text:p>14:40:00</text:p>
          </table:table-cell>
          <table:table-cell table:formula="of:=IF([.L153]&lt;[.L152];[.M152]+[.H$2];[.M152])" office:value-type="float" office:value="600" calcext:value-type="float">
            <text:p>600</text:p>
          </table:table-cell>
          <table:table-cell table:formula="of:=OFFSET([.C$4];[.M153];0)" office:value-type="float" office:value="43755" calcext:value-type="float">
            <text:p>43755</text:p>
          </table:table-cell>
          <table:table-cell table:formula="of:=[.L153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53];0)&lt;=[.O1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4]))" office:value-type="date" office:date-value="2019-10-09T15:47:07.767648" calcext:value-type="date">
            <text:p>2019-10-09 15:47:08</text:p>
          </table:table-cell>
          <table:table-cell table:style-name="ce7" table:formula="of:=[.A154]" office:value-type="date" office:date-value="2019-10-09T15:47:07.767648" calcext:value-type="date">
            <text:p>2019-10-09 15:47:08</text:p>
          </table:table-cell>
          <table:table-cell table:formula="of:=TRUNC([.A154])" office:value-type="float" office:value="43747" calcext:value-type="float">
            <text:p>43747</text:p>
          </table:table-cell>
          <table:table-cell table:style-name="ce12" table:formula="of:=[.B154]-[.C154]" office:value-type="date" office:date-value="1899-12-30T15:47:07.76764836162" calcext:value-type="date">
            <text:p>12/30/99 03:47 PM</text:p>
          </table:table-cell>
          <table:table-cell table:formula="of:=MOD([.E153]-[.$E$2];[.$H$2])+1+[.$E$2]" office:value-type="float" office:value="252" calcext:value-type="float">
            <text:p>252</text:p>
          </table:table-cell>
          <table:table-cell table:formula="of:=MOD([.F153]+1/[.$H$2];5)" office:value-type="float" office:value="2.51666666666666" calcext:value-type="float">
            <text:p>2,51666666666666</text:p>
          </table:table-cell>
          <table:table-cell table:formula="of:=IF([.F154]&lt;0.000001;[.G153]+2+1/[.$H$2];[.G153]+1/[.$H$2])" office:value-type="float" office:value="2.51666666666666" calcext:value-type="float">
            <text:p>2,51666666666666</text:p>
          </table:table-cell>
          <table:table-cell table:number-columns-repeated="4"/>
          <table:table-cell table:formula="of:=SUM(MOD(SUM([.L153]-[.L$2];[.T$2]);[.R$2]-[.L$2]);[.L$2])" office:value-type="time" office:time-value="PT14H50M00S" calcext:value-type="time">
            <text:p>14:50:00</text:p>
          </table:table-cell>
          <table:table-cell table:formula="of:=IF([.L154]&lt;[.L153];[.M153]+[.H$2];[.M153])" office:value-type="float" office:value="600" calcext:value-type="float">
            <text:p>600</text:p>
          </table:table-cell>
          <table:table-cell table:formula="of:=OFFSET([.C$4];[.M154];0)" office:value-type="float" office:value="43755" calcext:value-type="float">
            <text:p>43755</text:p>
          </table:table-cell>
          <table:table-cell table:formula="of:=[.L154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54];0)&lt;=[.O15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5]))" office:value-type="date" office:date-value="2019-10-09T15:14:32.53665" calcext:value-type="date">
            <text:p>2019-10-09 15:14:33</text:p>
          </table:table-cell>
          <table:table-cell table:style-name="ce7" table:formula="of:=[.A155]" office:value-type="date" office:date-value="2019-10-09T15:14:32.53665" calcext:value-type="date">
            <text:p>2019-10-09 15:14:33</text:p>
          </table:table-cell>
          <table:table-cell table:formula="of:=TRUNC([.A155])" office:value-type="float" office:value="43747" calcext:value-type="float">
            <text:p>43747</text:p>
          </table:table-cell>
          <table:table-cell table:style-name="ce12" table:formula="of:=[.B155]-[.C155]" office:value-type="date" office:date-value="1899-12-30T15:14:32.53664983436" calcext:value-type="date">
            <text:p>12/30/99 03:14 PM</text:p>
          </table:table-cell>
          <table:table-cell table:formula="of:=MOD([.E154]-[.$E$2];[.$H$2])+1+[.$E$2]" office:value-type="float" office:value="253" calcext:value-type="float">
            <text:p>253</text:p>
          </table:table-cell>
          <table:table-cell table:formula="of:=MOD([.F154]+1/[.$H$2];5)" office:value-type="float" office:value="2.53333333333333" calcext:value-type="float">
            <text:p>2,53333333333333</text:p>
          </table:table-cell>
          <table:table-cell table:formula="of:=IF([.F155]&lt;0.000001;[.G154]+2+1/[.$H$2];[.G154]+1/[.$H$2])" office:value-type="float" office:value="2.53333333333333" calcext:value-type="float">
            <text:p>2,53333333333333</text:p>
          </table:table-cell>
          <table:table-cell table:number-columns-repeated="4"/>
          <table:table-cell table:formula="of:=SUM(MOD(SUM([.L154]-[.L$2];[.T$2]);[.R$2]-[.L$2]);[.L$2])" office:value-type="time" office:time-value="PT15H00M00S" calcext:value-type="time">
            <text:p>15:00:00</text:p>
          </table:table-cell>
          <table:table-cell table:formula="of:=IF([.L155]&lt;[.L154];[.M154]+[.H$2];[.M154])" office:value-type="float" office:value="600" calcext:value-type="float">
            <text:p>600</text:p>
          </table:table-cell>
          <table:table-cell table:formula="of:=OFFSET([.C$4];[.M155];0)" office:value-type="float" office:value="43755" calcext:value-type="float">
            <text:p>43755</text:p>
          </table:table-cell>
          <table:table-cell table:formula="of:=[.L155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155];0)&lt;=[.O1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6]))" office:value-type="date" office:date-value="2019-10-09T15:31:47.98682" calcext:value-type="date">
            <text:p>2019-10-09 15:31:48</text:p>
          </table:table-cell>
          <table:table-cell table:style-name="ce7" table:formula="of:=[.A156]" office:value-type="date" office:date-value="2019-10-09T15:31:47.98682" calcext:value-type="date">
            <text:p>2019-10-09 15:31:48</text:p>
          </table:table-cell>
          <table:table-cell table:formula="of:=TRUNC([.A156])" office:value-type="float" office:value="43747" calcext:value-type="float">
            <text:p>43747</text:p>
          </table:table-cell>
          <table:table-cell table:style-name="ce12" table:formula="of:=[.B156]-[.C156]" office:value-type="date" office:date-value="1899-12-30T15:31:47.98682018649" calcext:value-type="date">
            <text:p>12/30/99 03:31 PM</text:p>
          </table:table-cell>
          <table:table-cell table:formula="of:=MOD([.E155]-[.$E$2];[.$H$2])+1+[.$E$2]" office:value-type="float" office:value="254" calcext:value-type="float">
            <text:p>254</text:p>
          </table:table-cell>
          <table:table-cell table:formula="of:=MOD([.F155]+1/[.$H$2];5)" office:value-type="float" office:value="2.55" calcext:value-type="float">
            <text:p>2,55</text:p>
          </table:table-cell>
          <table:table-cell table:formula="of:=IF([.F156]&lt;0.000001;[.G155]+2+1/[.$H$2];[.G155]+1/[.$H$2])" office:value-type="float" office:value="2.55" calcext:value-type="float">
            <text:p>2,55</text:p>
          </table:table-cell>
          <table:table-cell table:number-columns-repeated="4"/>
          <table:table-cell table:formula="of:=SUM(MOD(SUM([.L155]-[.L$2];[.T$2]);[.R$2]-[.L$2]);[.L$2])" office:value-type="time" office:time-value="PT15H10M00S" calcext:value-type="time">
            <text:p>15:10:00</text:p>
          </table:table-cell>
          <table:table-cell table:formula="of:=IF([.L156]&lt;[.L155];[.M155]+[.H$2];[.M155])" office:value-type="float" office:value="600" calcext:value-type="float">
            <text:p>600</text:p>
          </table:table-cell>
          <table:table-cell table:formula="of:=OFFSET([.C$4];[.M156];0)" office:value-type="float" office:value="43755" calcext:value-type="float">
            <text:p>43755</text:p>
          </table:table-cell>
          <table:table-cell table:formula="of:=[.L156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56];0)&lt;=[.O1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7]))" office:value-type="date" office:date-value="2019-10-09T15:21:32.817683" calcext:value-type="date">
            <text:p>2019-10-09 15:21:33</text:p>
          </table:table-cell>
          <table:table-cell table:style-name="ce7" table:formula="of:=[.A157]" office:value-type="date" office:date-value="2019-10-09T15:21:32.817683" calcext:value-type="date">
            <text:p>2019-10-09 15:21:33</text:p>
          </table:table-cell>
          <table:table-cell table:formula="of:=TRUNC([.A157])" office:value-type="float" office:value="43747" calcext:value-type="float">
            <text:p>43747</text:p>
          </table:table-cell>
          <table:table-cell table:style-name="ce12" table:formula="of:=[.B157]-[.C157]" office:value-type="date" office:date-value="1899-12-30T15:21:32.8176834248" calcext:value-type="date">
            <text:p>12/30/99 03:21 PM</text:p>
          </table:table-cell>
          <table:table-cell table:formula="of:=MOD([.E156]-[.$E$2];[.$H$2])+1+[.$E$2]" office:value-type="float" office:value="255" calcext:value-type="float">
            <text:p>255</text:p>
          </table:table-cell>
          <table:table-cell table:formula="of:=MOD([.F156]+1/[.$H$2];5)" office:value-type="float" office:value="2.56666666666666" calcext:value-type="float">
            <text:p>2,56666666666666</text:p>
          </table:table-cell>
          <table:table-cell table:formula="of:=IF([.F157]&lt;0.000001;[.G156]+2+1/[.$H$2];[.G156]+1/[.$H$2])" office:value-type="float" office:value="2.56666666666666" calcext:value-type="float">
            <text:p>2,56666666666666</text:p>
          </table:table-cell>
          <table:table-cell table:number-columns-repeated="4"/>
          <table:table-cell table:formula="of:=SUM(MOD(SUM([.L156]-[.L$2];[.T$2]);[.R$2]-[.L$2]);[.L$2])" office:value-type="time" office:time-value="PT15H20M00S" calcext:value-type="time">
            <text:p>15:20:00</text:p>
          </table:table-cell>
          <table:table-cell table:formula="of:=IF([.L157]&lt;[.L156];[.M156]+[.H$2];[.M156])" office:value-type="float" office:value="600" calcext:value-type="float">
            <text:p>600</text:p>
          </table:table-cell>
          <table:table-cell table:formula="of:=OFFSET([.C$4];[.M157];0)" office:value-type="float" office:value="43755" calcext:value-type="float">
            <text:p>43755</text:p>
          </table:table-cell>
          <table:table-cell table:formula="of:=[.L157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57];0)&lt;=[.O15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8]))" office:value-type="date" office:date-value="2019-10-09T15:09:26.3759" calcext:value-type="date">
            <text:p>2019-10-09 15:09:26</text:p>
          </table:table-cell>
          <table:table-cell table:style-name="ce7" table:formula="of:=[.A158]" office:value-type="date" office:date-value="2019-10-09T15:09:26.3759" calcext:value-type="date">
            <text:p>2019-10-09 15:09:26</text:p>
          </table:table-cell>
          <table:table-cell table:formula="of:=TRUNC([.A158])" office:value-type="float" office:value="43747" calcext:value-type="float">
            <text:p>43747</text:p>
          </table:table-cell>
          <table:table-cell table:style-name="ce12" table:formula="of:=[.B158]-[.C158]" office:value-type="date" office:date-value="1899-12-30T15:09:26.37589973398" calcext:value-type="date">
            <text:p>12/30/99 03:09 PM</text:p>
          </table:table-cell>
          <table:table-cell table:formula="of:=MOD([.E157]-[.$E$2];[.$H$2])+1+[.$E$2]" office:value-type="float" office:value="256" calcext:value-type="float">
            <text:p>256</text:p>
          </table:table-cell>
          <table:table-cell table:formula="of:=MOD([.F157]+1/[.$H$2];5)" office:value-type="float" office:value="2.58333333333333" calcext:value-type="float">
            <text:p>2,58333333333333</text:p>
          </table:table-cell>
          <table:table-cell table:formula="of:=IF([.F158]&lt;0.000001;[.G157]+2+1/[.$H$2];[.G157]+1/[.$H$2])" office:value-type="float" office:value="2.58333333333333" calcext:value-type="float">
            <text:p>2,58333333333333</text:p>
          </table:table-cell>
          <table:table-cell table:number-columns-repeated="4"/>
          <table:table-cell table:formula="of:=SUM(MOD(SUM([.L157]-[.L$2];[.T$2]);[.R$2]-[.L$2]);[.L$2])" office:value-type="time" office:time-value="PT15H30M00S" calcext:value-type="time">
            <text:p>15:30:00</text:p>
          </table:table-cell>
          <table:table-cell table:formula="of:=IF([.L158]&lt;[.L157];[.M157]+[.H$2];[.M157])" office:value-type="float" office:value="600" calcext:value-type="float">
            <text:p>600</text:p>
          </table:table-cell>
          <table:table-cell table:formula="of:=OFFSET([.C$4];[.M158];0)" office:value-type="float" office:value="43755" calcext:value-type="float">
            <text:p>43755</text:p>
          </table:table-cell>
          <table:table-cell table:formula="of:=[.L158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58];0)&lt;=[.O1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9]))" office:value-type="date" office:date-value="2019-10-09T16:03:53.812437" calcext:value-type="date">
            <text:p>2019-10-09 16:03:54</text:p>
          </table:table-cell>
          <table:table-cell table:style-name="ce7" table:formula="of:=[.A159]" office:value-type="date" office:date-value="2019-10-09T16:03:53.812437" calcext:value-type="date">
            <text:p>2019-10-09 16:03:54</text:p>
          </table:table-cell>
          <table:table-cell table:formula="of:=TRUNC([.A159])" office:value-type="float" office:value="43747" calcext:value-type="float">
            <text:p>43747</text:p>
          </table:table-cell>
          <table:table-cell table:style-name="ce12" table:formula="of:=[.B159]-[.C159]" office:value-type="date" office:date-value="1899-12-30T16:03:53.81243669428" calcext:value-type="date">
            <text:p>12/30/99 04:03 PM</text:p>
          </table:table-cell>
          <table:table-cell table:formula="of:=MOD([.E158]-[.$E$2];[.$H$2])+1+[.$E$2]" office:value-type="float" office:value="257" calcext:value-type="float">
            <text:p>257</text:p>
          </table:table-cell>
          <table:table-cell table:formula="of:=MOD([.F158]+1/[.$H$2];5)" office:value-type="float" office:value="2.6" calcext:value-type="float">
            <text:p>2,6</text:p>
          </table:table-cell>
          <table:table-cell table:formula="of:=IF([.F159]&lt;0.000001;[.G158]+2+1/[.$H$2];[.G158]+1/[.$H$2])" office:value-type="float" office:value="2.6" calcext:value-type="float">
            <text:p>2,6</text:p>
          </table:table-cell>
          <table:table-cell table:number-columns-repeated="4"/>
          <table:table-cell table:formula="of:=SUM(MOD(SUM([.L158]-[.L$2];[.T$2]);[.R$2]-[.L$2]);[.L$2])" office:value-type="time" office:time-value="PT15H40M00S" calcext:value-type="time">
            <text:p>15:40:00</text:p>
          </table:table-cell>
          <table:table-cell table:formula="of:=IF([.L159]&lt;[.L158];[.M158]+[.H$2];[.M158])" office:value-type="float" office:value="600" calcext:value-type="float">
            <text:p>600</text:p>
          </table:table-cell>
          <table:table-cell table:formula="of:=OFFSET([.C$4];[.M159];0)" office:value-type="float" office:value="43755" calcext:value-type="float">
            <text:p>43755</text:p>
          </table:table-cell>
          <table:table-cell table:formula="of:=[.L159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59];0)&lt;=[.O1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0]))" office:value-type="date" office:date-value="2019-10-09T15:33:13.382249" calcext:value-type="date">
            <text:p>2019-10-09 15:33:13</text:p>
          </table:table-cell>
          <table:table-cell table:style-name="ce7" table:formula="of:=[.A160]" office:value-type="date" office:date-value="2019-10-09T15:33:13.382249" calcext:value-type="date">
            <text:p>2019-10-09 15:33:13</text:p>
          </table:table-cell>
          <table:table-cell table:formula="of:=TRUNC([.A160])" office:value-type="float" office:value="43747" calcext:value-type="float">
            <text:p>43747</text:p>
          </table:table-cell>
          <table:table-cell table:style-name="ce12" table:formula="of:=[.B160]-[.C160]" office:value-type="date" office:date-value="1899-12-30T15:33:13.3822494233" calcext:value-type="date">
            <text:p>12/30/99 03:33 PM</text:p>
          </table:table-cell>
          <table:table-cell table:formula="of:=MOD([.E159]-[.$E$2];[.$H$2])+1+[.$E$2]" office:value-type="float" office:value="258" calcext:value-type="float">
            <text:p>258</text:p>
          </table:table-cell>
          <table:table-cell table:formula="of:=MOD([.F159]+1/[.$H$2];5)" office:value-type="float" office:value="2.61666666666666" calcext:value-type="float">
            <text:p>2,61666666666666</text:p>
          </table:table-cell>
          <table:table-cell table:formula="of:=IF([.F160]&lt;0.000001;[.G159]+2+1/[.$H$2];[.G159]+1/[.$H$2])" office:value-type="float" office:value="2.61666666666666" calcext:value-type="float">
            <text:p>2,61666666666666</text:p>
          </table:table-cell>
          <table:table-cell table:number-columns-repeated="4"/>
          <table:table-cell table:formula="of:=SUM(MOD(SUM([.L159]-[.L$2];[.T$2]);[.R$2]-[.L$2]);[.L$2])" office:value-type="time" office:time-value="PT15H50M00S" calcext:value-type="time">
            <text:p>15:50:00</text:p>
          </table:table-cell>
          <table:table-cell table:formula="of:=IF([.L160]&lt;[.L159];[.M159]+[.H$2];[.M159])" office:value-type="float" office:value="600" calcext:value-type="float">
            <text:p>600</text:p>
          </table:table-cell>
          <table:table-cell table:formula="of:=OFFSET([.C$4];[.M160];0)" office:value-type="float" office:value="43755" calcext:value-type="float">
            <text:p>43755</text:p>
          </table:table-cell>
          <table:table-cell table:formula="of:=[.L160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60];0)&lt;=[.O1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1]))" office:value-type="date" office:date-value="2019-10-09T15:55:19.947596" calcext:value-type="date">
            <text:p>2019-10-09 15:55:20</text:p>
          </table:table-cell>
          <table:table-cell table:style-name="ce7" table:formula="of:=[.A161]" office:value-type="date" office:date-value="2019-10-09T15:55:19.947596" calcext:value-type="date">
            <text:p>2019-10-09 15:55:20</text:p>
          </table:table-cell>
          <table:table-cell table:formula="of:=TRUNC([.A161])" office:value-type="float" office:value="43747" calcext:value-type="float">
            <text:p>43747</text:p>
          </table:table-cell>
          <table:table-cell table:style-name="ce12" table:formula="of:=[.B161]-[.C161]" office:value-type="date" office:date-value="1899-12-30T15:55:19.94759605732" calcext:value-type="date">
            <text:p>12/30/99 03:55 PM</text:p>
          </table:table-cell>
          <table:table-cell table:formula="of:=MOD([.E160]-[.$E$2];[.$H$2])+1+[.$E$2]" office:value-type="float" office:value="259" calcext:value-type="float">
            <text:p>259</text:p>
          </table:table-cell>
          <table:table-cell table:formula="of:=MOD([.F160]+1/[.$H$2];5)" office:value-type="float" office:value="2.63333333333333" calcext:value-type="float">
            <text:p>2,63333333333333</text:p>
          </table:table-cell>
          <table:table-cell table:formula="of:=IF([.F161]&lt;0.000001;[.G160]+2+1/[.$H$2];[.G160]+1/[.$H$2])" office:value-type="float" office:value="2.63333333333333" calcext:value-type="float">
            <text:p>2,63333333333333</text:p>
          </table:table-cell>
          <table:table-cell table:number-columns-repeated="4"/>
          <table:table-cell table:formula="of:=SUM(MOD(SUM([.L160]-[.L$2];[.T$2]);[.R$2]-[.L$2]);[.L$2])" office:value-type="time" office:time-value="PT16H00M00S" calcext:value-type="time">
            <text:p>16:00:00</text:p>
          </table:table-cell>
          <table:table-cell table:formula="of:=IF([.L161]&lt;[.L160];[.M160]+[.H$2];[.M160])" office:value-type="float" office:value="600" calcext:value-type="float">
            <text:p>600</text:p>
          </table:table-cell>
          <table:table-cell table:formula="of:=OFFSET([.C$4];[.M161];0)" office:value-type="float" office:value="43755" calcext:value-type="float">
            <text:p>43755</text:p>
          </table:table-cell>
          <table:table-cell table:formula="of:=[.L161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61];0)&lt;=[.O1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2]))" office:value-type="date" office:date-value="2019-10-09T15:03:03.795014" calcext:value-type="date">
            <text:p>2019-10-09 15:03:04</text:p>
          </table:table-cell>
          <table:table-cell table:style-name="ce7" table:formula="of:=[.A162]" office:value-type="date" office:date-value="2019-10-09T15:03:03.795014" calcext:value-type="date">
            <text:p>2019-10-09 15:03:04</text:p>
          </table:table-cell>
          <table:table-cell table:formula="of:=TRUNC([.A162])" office:value-type="float" office:value="43747" calcext:value-type="float">
            <text:p>43747</text:p>
          </table:table-cell>
          <table:table-cell table:style-name="ce12" table:formula="of:=[.B162]-[.C162]" office:value-type="date" office:date-value="1899-12-30T15:03:03.79501369782" calcext:value-type="date">
            <text:p>12/30/99 03:03 PM</text:p>
          </table:table-cell>
          <table:table-cell table:formula="of:=MOD([.E161]-[.$E$2];[.$H$2])+1+[.$E$2]" office:value-type="float" office:value="260" calcext:value-type="float">
            <text:p>260</text:p>
          </table:table-cell>
          <table:table-cell table:formula="of:=MOD([.F161]+1/[.$H$2];5)" office:value-type="float" office:value="2.65" calcext:value-type="float">
            <text:p>2,65</text:p>
          </table:table-cell>
          <table:table-cell table:formula="of:=IF([.F162]&lt;0.000001;[.G161]+2+1/[.$H$2];[.G161]+1/[.$H$2])" office:value-type="float" office:value="2.65" calcext:value-type="float">
            <text:p>2,65</text:p>
          </table:table-cell>
          <table:table-cell table:number-columns-repeated="4"/>
          <table:table-cell table:formula="of:=SUM(MOD(SUM([.L161]-[.L$2];[.T$2]);[.R$2]-[.L$2]);[.L$2])" office:value-type="time" office:time-value="PT16H10M00S" calcext:value-type="time">
            <text:p>16:10:00</text:p>
          </table:table-cell>
          <table:table-cell table:formula="of:=IF([.L162]&lt;[.L161];[.M161]+[.H$2];[.M161])" office:value-type="float" office:value="600" calcext:value-type="float">
            <text:p>600</text:p>
          </table:table-cell>
          <table:table-cell table:formula="of:=OFFSET([.C$4];[.M162];0)" office:value-type="float" office:value="43755" calcext:value-type="float">
            <text:p>43755</text:p>
          </table:table-cell>
          <table:table-cell table:formula="of:=[.L162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62];0)&lt;=[.O1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3]))" office:value-type="date" office:date-value="2019-10-09T15:54:33.299076" calcext:value-type="date">
            <text:p>2019-10-09 15:54:33</text:p>
          </table:table-cell>
          <table:table-cell table:style-name="ce7" table:formula="of:=[.A163]" office:value-type="date" office:date-value="2019-10-09T15:54:33.299076" calcext:value-type="date">
            <text:p>2019-10-09 15:54:33</text:p>
          </table:table-cell>
          <table:table-cell table:formula="of:=TRUNC([.A163])" office:value-type="float" office:value="43747" calcext:value-type="float">
            <text:p>43747</text:p>
          </table:table-cell>
          <table:table-cell table:style-name="ce12" table:formula="of:=[.B163]-[.C163]" office:value-type="date" office:date-value="1899-12-30T15:54:33.29907556996" calcext:value-type="date">
            <text:p>12/30/99 03:54 PM</text:p>
          </table:table-cell>
          <table:table-cell table:formula="of:=MOD([.E162]-[.$E$2];[.$H$2])+1+[.$E$2]" office:value-type="float" office:value="261" calcext:value-type="float">
            <text:p>261</text:p>
          </table:table-cell>
          <table:table-cell table:formula="of:=MOD([.F162]+1/[.$H$2];5)" office:value-type="float" office:value="2.66666666666666" calcext:value-type="float">
            <text:p>2,66666666666666</text:p>
          </table:table-cell>
          <table:table-cell table:formula="of:=IF([.F163]&lt;0.000001;[.G162]+2+1/[.$H$2];[.G162]+1/[.$H$2])" office:value-type="float" office:value="2.66666666666666" calcext:value-type="float">
            <text:p>2,66666666666666</text:p>
          </table:table-cell>
          <table:table-cell table:number-columns-repeated="4"/>
          <table:table-cell table:formula="of:=SUM(MOD(SUM([.L162]-[.L$2];[.T$2]);[.R$2]-[.L$2]);[.L$2])" office:value-type="time" office:time-value="PT16H20M00S" calcext:value-type="time">
            <text:p>16:20:00</text:p>
          </table:table-cell>
          <table:table-cell table:formula="of:=IF([.L163]&lt;[.L162];[.M162]+[.H$2];[.M162])" office:value-type="float" office:value="600" calcext:value-type="float">
            <text:p>600</text:p>
          </table:table-cell>
          <table:table-cell table:formula="of:=OFFSET([.C$4];[.M163];0)" office:value-type="float" office:value="43755" calcext:value-type="float">
            <text:p>43755</text:p>
          </table:table-cell>
          <table:table-cell table:formula="of:=[.L163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63];0)&lt;=[.O1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4]))" office:value-type="date" office:date-value="2019-10-09T15:24:57.313412" calcext:value-type="date">
            <text:p>2019-10-09 15:24:57</text:p>
          </table:table-cell>
          <table:table-cell table:style-name="ce7" table:formula="of:=[.A164]" office:value-type="date" office:date-value="2019-10-09T15:24:57.313412" calcext:value-type="date">
            <text:p>2019-10-09 15:24:57</text:p>
          </table:table-cell>
          <table:table-cell table:formula="of:=TRUNC([.A164])" office:value-type="float" office:value="43747" calcext:value-type="float">
            <text:p>43747</text:p>
          </table:table-cell>
          <table:table-cell table:style-name="ce12" table:formula="of:=[.B164]-[.C164]" office:value-type="date" office:date-value="1899-12-30T15:24:57.31341151055" calcext:value-type="date">
            <text:p>12/30/99 03:24 PM</text:p>
          </table:table-cell>
          <table:table-cell table:formula="of:=MOD([.E163]-[.$E$2];[.$H$2])+1+[.$E$2]" office:value-type="float" office:value="262" calcext:value-type="float">
            <text:p>262</text:p>
          </table:table-cell>
          <table:table-cell table:formula="of:=MOD([.F163]+1/[.$H$2];5)" office:value-type="float" office:value="2.68333333333333" calcext:value-type="float">
            <text:p>2,68333333333333</text:p>
          </table:table-cell>
          <table:table-cell table:formula="of:=IF([.F164]&lt;0.000001;[.G163]+2+1/[.$H$2];[.G163]+1/[.$H$2])" office:value-type="float" office:value="2.68333333333333" calcext:value-type="float">
            <text:p>2,68333333333333</text:p>
          </table:table-cell>
          <table:table-cell table:number-columns-repeated="4"/>
          <table:table-cell table:formula="of:=SUM(MOD(SUM([.L163]-[.L$2];[.T$2]);[.R$2]-[.L$2]);[.L$2])" office:value-type="time" office:time-value="PT16H30M00S" calcext:value-type="time">
            <text:p>16:30:00</text:p>
          </table:table-cell>
          <table:table-cell table:formula="of:=IF([.L164]&lt;[.L163];[.M163]+[.H$2];[.M163])" office:value-type="float" office:value="600" calcext:value-type="float">
            <text:p>600</text:p>
          </table:table-cell>
          <table:table-cell table:formula="of:=OFFSET([.C$4];[.M164];0)" office:value-type="float" office:value="43755" calcext:value-type="float">
            <text:p>43755</text:p>
          </table:table-cell>
          <table:table-cell table:formula="of:=[.L164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164];0)&lt;=[.O1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5]))" office:value-type="date" office:date-value="2019-10-09T15:15:23.718731" calcext:value-type="date">
            <text:p>2019-10-09 15:15:24</text:p>
          </table:table-cell>
          <table:table-cell table:style-name="ce7" table:formula="of:=[.A165]" office:value-type="date" office:date-value="2019-10-09T15:15:23.718731" calcext:value-type="date">
            <text:p>2019-10-09 15:15:24</text:p>
          </table:table-cell>
          <table:table-cell table:formula="of:=TRUNC([.A165])" office:value-type="float" office:value="43747" calcext:value-type="float">
            <text:p>43747</text:p>
          </table:table-cell>
          <table:table-cell table:style-name="ce12" table:formula="of:=[.B165]-[.C165]" office:value-type="date" office:date-value="1899-12-30T15:15:23.71873052325" calcext:value-type="date">
            <text:p>12/30/99 03:15 PM</text:p>
          </table:table-cell>
          <table:table-cell table:formula="of:=MOD([.E164]-[.$E$2];[.$H$2])+1+[.$E$2]" office:value-type="float" office:value="263" calcext:value-type="float">
            <text:p>263</text:p>
          </table:table-cell>
          <table:table-cell table:formula="of:=MOD([.F164]+1/[.$H$2];5)" office:value-type="float" office:value="2.7" calcext:value-type="float">
            <text:p>2,7</text:p>
          </table:table-cell>
          <table:table-cell table:formula="of:=IF([.F165]&lt;0.000001;[.G164]+2+1/[.$H$2];[.G164]+1/[.$H$2])" office:value-type="float" office:value="2.7" calcext:value-type="float">
            <text:p>2,7</text:p>
          </table:table-cell>
          <table:table-cell table:number-columns-repeated="4"/>
          <table:table-cell table:formula="of:=SUM(MOD(SUM([.L164]-[.L$2];[.T$2]);[.R$2]-[.L$2]);[.L$2])" office:value-type="time" office:time-value="PT16H40M00S" calcext:value-type="time">
            <text:p>16:40:00</text:p>
          </table:table-cell>
          <table:table-cell table:formula="of:=IF([.L165]&lt;[.L164];[.M164]+[.H$2];[.M164])" office:value-type="float" office:value="600" calcext:value-type="float">
            <text:p>600</text:p>
          </table:table-cell>
          <table:table-cell table:formula="of:=OFFSET([.C$4];[.M165];0)" office:value-type="float" office:value="43755" calcext:value-type="float">
            <text:p>43755</text:p>
          </table:table-cell>
          <table:table-cell table:formula="of:=[.L165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65];0)&lt;=[.O1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6]))" office:value-type="date" office:date-value="2019-10-09T16:10:12.416236" calcext:value-type="date">
            <text:p>2019-10-09 16:10:12</text:p>
          </table:table-cell>
          <table:table-cell table:style-name="ce7" table:formula="of:=[.A166]" office:value-type="date" office:date-value="2019-10-09T16:10:12.416236" calcext:value-type="date">
            <text:p>2019-10-09 16:10:12</text:p>
          </table:table-cell>
          <table:table-cell table:formula="of:=TRUNC([.A166])" office:value-type="float" office:value="43747" calcext:value-type="float">
            <text:p>43747</text:p>
          </table:table-cell>
          <table:table-cell table:style-name="ce12" table:formula="of:=[.B166]-[.C166]" office:value-type="date" office:date-value="1899-12-30T16:10:12.41623582318" calcext:value-type="date">
            <text:p>12/30/99 04:10 PM</text:p>
          </table:table-cell>
          <table:table-cell table:formula="of:=MOD([.E165]-[.$E$2];[.$H$2])+1+[.$E$2]" office:value-type="float" office:value="264" calcext:value-type="float">
            <text:p>264</text:p>
          </table:table-cell>
          <table:table-cell table:formula="of:=MOD([.F165]+1/[.$H$2];5)" office:value-type="float" office:value="2.71666666666666" calcext:value-type="float">
            <text:p>2,71666666666666</text:p>
          </table:table-cell>
          <table:table-cell table:formula="of:=IF([.F166]&lt;0.000001;[.G165]+2+1/[.$H$2];[.G165]+1/[.$H$2])" office:value-type="float" office:value="2.71666666666666" calcext:value-type="float">
            <text:p>2,71666666666666</text:p>
          </table:table-cell>
          <table:table-cell table:number-columns-repeated="4"/>
          <table:table-cell table:formula="of:=SUM(MOD(SUM([.L165]-[.L$2];[.T$2]);[.R$2]-[.L$2]);[.L$2])" office:value-type="time" office:time-value="PT16H50M00S" calcext:value-type="time">
            <text:p>16:50:00</text:p>
          </table:table-cell>
          <table:table-cell table:formula="of:=IF([.L166]&lt;[.L165];[.M165]+[.H$2];[.M165])" office:value-type="float" office:value="600" calcext:value-type="float">
            <text:p>600</text:p>
          </table:table-cell>
          <table:table-cell table:formula="of:=OFFSET([.C$4];[.M166];0)" office:value-type="float" office:value="43755" calcext:value-type="float">
            <text:p>43755</text:p>
          </table:table-cell>
          <table:table-cell table:formula="of:=[.L166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66];0)&lt;=[.O1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7]))" office:value-type="date" office:date-value="2019-10-09T15:45:08.41065" calcext:value-type="date">
            <text:p>2019-10-09 15:45:08</text:p>
          </table:table-cell>
          <table:table-cell table:style-name="ce7" table:formula="of:=[.A167]" office:value-type="date" office:date-value="2019-10-09T15:45:08.41065" calcext:value-type="date">
            <text:p>2019-10-09 15:45:08</text:p>
          </table:table-cell>
          <table:table-cell table:formula="of:=TRUNC([.A167])" office:value-type="float" office:value="43747" calcext:value-type="float">
            <text:p>43747</text:p>
          </table:table-cell>
          <table:table-cell table:style-name="ce12" table:formula="of:=[.B167]-[.C167]" office:value-type="date" office:date-value="1899-12-30T15:45:08.41065016575" calcext:value-type="date">
            <text:p>12/30/99 03:45 PM</text:p>
          </table:table-cell>
          <table:table-cell table:formula="of:=MOD([.E166]-[.$E$2];[.$H$2])+1+[.$E$2]" office:value-type="float" office:value="265" calcext:value-type="float">
            <text:p>265</text:p>
          </table:table-cell>
          <table:table-cell table:formula="of:=MOD([.F166]+1/[.$H$2];5)" office:value-type="float" office:value="2.73333333333333" calcext:value-type="float">
            <text:p>2,73333333333333</text:p>
          </table:table-cell>
          <table:table-cell table:formula="of:=IF([.F167]&lt;0.000001;[.G166]+2+1/[.$H$2];[.G166]+1/[.$H$2])" office:value-type="float" office:value="2.73333333333333" calcext:value-type="float">
            <text:p>2,73333333333333</text:p>
          </table:table-cell>
          <table:table-cell table:number-columns-repeated="4"/>
          <table:table-cell table:formula="of:=SUM(MOD(SUM([.L166]-[.L$2];[.T$2]);[.R$2]-[.L$2]);[.L$2])" office:value-type="time" office:time-value="PT17H00M00S" calcext:value-type="time">
            <text:p>17:00:00</text:p>
          </table:table-cell>
          <table:table-cell table:formula="of:=IF([.L167]&lt;[.L166];[.M166]+[.H$2];[.M166])" office:value-type="float" office:value="600" calcext:value-type="float">
            <text:p>600</text:p>
          </table:table-cell>
          <table:table-cell table:formula="of:=OFFSET([.C$4];[.M167];0)" office:value-type="float" office:value="43755" calcext:value-type="float">
            <text:p>43755</text:p>
          </table:table-cell>
          <table:table-cell table:formula="of:=[.L167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67];0)&lt;=[.O1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8]))" office:value-type="date" office:date-value="2019-10-09T15:29:01.63757" calcext:value-type="date">
            <text:p>2019-10-09 15:29:02</text:p>
          </table:table-cell>
          <table:table-cell table:style-name="ce7" table:formula="of:=[.A168]" office:value-type="date" office:date-value="2019-10-09T15:29:01.63757" calcext:value-type="date">
            <text:p>2019-10-09 15:29:02</text:p>
          </table:table-cell>
          <table:table-cell table:formula="of:=TRUNC([.A168])" office:value-type="float" office:value="43747" calcext:value-type="float">
            <text:p>43747</text:p>
          </table:table-cell>
          <table:table-cell table:style-name="ce12" table:formula="of:=[.B168]-[.C168]" office:value-type="date" office:date-value="1899-12-30T15:29:01.63757034112" calcext:value-type="date">
            <text:p>12/30/99 03:29 PM</text:p>
          </table:table-cell>
          <table:table-cell table:formula="of:=MOD([.E167]-[.$E$2];[.$H$2])+1+[.$E$2]" office:value-type="float" office:value="266" calcext:value-type="float">
            <text:p>266</text:p>
          </table:table-cell>
          <table:table-cell table:formula="of:=MOD([.F167]+1/[.$H$2];5)" office:value-type="float" office:value="2.75" calcext:value-type="float">
            <text:p>2,75</text:p>
          </table:table-cell>
          <table:table-cell table:formula="of:=IF([.F168]&lt;0.000001;[.G167]+2+1/[.$H$2];[.G167]+1/[.$H$2])" office:value-type="float" office:value="2.75" calcext:value-type="float">
            <text:p>2,75</text:p>
          </table:table-cell>
          <table:table-cell table:number-columns-repeated="4"/>
          <table:table-cell table:formula="of:=SUM(MOD(SUM([.L167]-[.L$2];[.T$2]);[.R$2]-[.L$2]);[.L$2])" office:value-type="time" office:time-value="PT14H40M00S" calcext:value-type="time">
            <text:p>14:40:00</text:p>
          </table:table-cell>
          <table:table-cell table:formula="of:=IF([.L168]&lt;[.L167];[.M167]+[.H$2];[.M167])" office:value-type="float" office:value="660" calcext:value-type="float">
            <text:p>660</text:p>
          </table:table-cell>
          <table:table-cell table:formula="of:=OFFSET([.C$4];[.M168];0)" office:value-type="float" office:value="43756" calcext:value-type="float">
            <text:p>43756</text:p>
          </table:table-cell>
          <table:table-cell table:formula="of:=[.L168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68];0)&lt;=[.O1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9]))" office:value-type="date" office:date-value="2019-10-09T15:31:29.251469" calcext:value-type="date">
            <text:p>2019-10-09 15:31:29</text:p>
          </table:table-cell>
          <table:table-cell table:style-name="ce7" table:formula="of:=[.A169]" office:value-type="date" office:date-value="2019-10-09T15:31:29.251469" calcext:value-type="date">
            <text:p>2019-10-09 15:31:29</text:p>
          </table:table-cell>
          <table:table-cell table:formula="of:=TRUNC([.A169])" office:value-type="float" office:value="43747" calcext:value-type="float">
            <text:p>43747</text:p>
          </table:table-cell>
          <table:table-cell table:style-name="ce12" table:formula="of:=[.B169]-[.C169]" office:value-type="date" office:date-value="1899-12-30T15:31:29.25146930851" calcext:value-type="date">
            <text:p>12/30/99 03:31 PM</text:p>
          </table:table-cell>
          <table:table-cell table:formula="of:=MOD([.E168]-[.$E$2];[.$H$2])+1+[.$E$2]" office:value-type="float" office:value="267" calcext:value-type="float">
            <text:p>267</text:p>
          </table:table-cell>
          <table:table-cell table:formula="of:=MOD([.F168]+1/[.$H$2];5)" office:value-type="float" office:value="2.76666666666666" calcext:value-type="float">
            <text:p>2,76666666666666</text:p>
          </table:table-cell>
          <table:table-cell table:formula="of:=IF([.F169]&lt;0.000001;[.G168]+2+1/[.$H$2];[.G168]+1/[.$H$2])" office:value-type="float" office:value="2.76666666666666" calcext:value-type="float">
            <text:p>2,76666666666666</text:p>
          </table:table-cell>
          <table:table-cell table:number-columns-repeated="4"/>
          <table:table-cell table:formula="of:=SUM(MOD(SUM([.L168]-[.L$2];[.T$2]);[.R$2]-[.L$2]);[.L$2])" office:value-type="time" office:time-value="PT14H50M00S" calcext:value-type="time">
            <text:p>14:50:00</text:p>
          </table:table-cell>
          <table:table-cell table:formula="of:=IF([.L169]&lt;[.L168];[.M168]+[.H$2];[.M168])" office:value-type="float" office:value="660" calcext:value-type="float">
            <text:p>660</text:p>
          </table:table-cell>
          <table:table-cell table:formula="of:=OFFSET([.C$4];[.M169];0)" office:value-type="float" office:value="43756" calcext:value-type="float">
            <text:p>43756</text:p>
          </table:table-cell>
          <table:table-cell table:formula="of:=[.L169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69];0)&lt;=[.O1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0]))" office:value-type="date" office:date-value="2019-10-09T15:21:12.54254" calcext:value-type="date">
            <text:p>2019-10-09 15:21:13</text:p>
          </table:table-cell>
          <table:table-cell table:style-name="ce7" table:formula="of:=[.A170]" office:value-type="date" office:date-value="2019-10-09T15:21:12.54254" calcext:value-type="date">
            <text:p>2019-10-09 15:21:13</text:p>
          </table:table-cell>
          <table:table-cell table:formula="of:=TRUNC([.A170])" office:value-type="float" office:value="43747" calcext:value-type="float">
            <text:p>43747</text:p>
          </table:table-cell>
          <table:table-cell table:style-name="ce12" table:formula="of:=[.B170]-[.C170]" office:value-type="date" office:date-value="1899-12-30T15:21:12.54254005384" calcext:value-type="date">
            <text:p>12/30/99 03:21 PM</text:p>
          </table:table-cell>
          <table:table-cell table:formula="of:=MOD([.E169]-[.$E$2];[.$H$2])+1+[.$E$2]" office:value-type="float" office:value="268" calcext:value-type="float">
            <text:p>268</text:p>
          </table:table-cell>
          <table:table-cell table:formula="of:=MOD([.F169]+1/[.$H$2];5)" office:value-type="float" office:value="2.78333333333333" calcext:value-type="float">
            <text:p>2,78333333333333</text:p>
          </table:table-cell>
          <table:table-cell table:formula="of:=IF([.F170]&lt;0.000001;[.G169]+2+1/[.$H$2];[.G169]+1/[.$H$2])" office:value-type="float" office:value="2.78333333333333" calcext:value-type="float">
            <text:p>2,78333333333333</text:p>
          </table:table-cell>
          <table:table-cell table:number-columns-repeated="4"/>
          <table:table-cell table:formula="of:=SUM(MOD(SUM([.L169]-[.L$2];[.T$2]);[.R$2]-[.L$2]);[.L$2])" office:value-type="time" office:time-value="PT15H00M00S" calcext:value-type="time">
            <text:p>15:00:00</text:p>
          </table:table-cell>
          <table:table-cell table:formula="of:=IF([.L170]&lt;[.L169];[.M169]+[.H$2];[.M169])" office:value-type="float" office:value="660" calcext:value-type="float">
            <text:p>660</text:p>
          </table:table-cell>
          <table:table-cell table:formula="of:=OFFSET([.C$4];[.M170];0)" office:value-type="float" office:value="43756" calcext:value-type="float">
            <text:p>43756</text:p>
          </table:table-cell>
          <table:table-cell table:formula="of:=[.L170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170];0)&lt;=[.O1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1]))" office:value-type="date" office:date-value="2019-10-09T15:33:50.57446" calcext:value-type="date">
            <text:p>2019-10-09 15:33:51</text:p>
          </table:table-cell>
          <table:table-cell table:style-name="ce7" table:formula="of:=[.A171]" office:value-type="date" office:date-value="2019-10-09T15:33:50.57446" calcext:value-type="date">
            <text:p>2019-10-09 15:33:51</text:p>
          </table:table-cell>
          <table:table-cell table:formula="of:=TRUNC([.A171])" office:value-type="float" office:value="43747" calcext:value-type="float">
            <text:p>43747</text:p>
          </table:table-cell>
          <table:table-cell table:style-name="ce12" table:formula="of:=[.B171]-[.C171]" office:value-type="date" office:date-value="1899-12-30T15:33:50.57445993181" calcext:value-type="date">
            <text:p>12/30/99 03:33 PM</text:p>
          </table:table-cell>
          <table:table-cell table:formula="of:=MOD([.E170]-[.$E$2];[.$H$2])+1+[.$E$2]" office:value-type="float" office:value="269" calcext:value-type="float">
            <text:p>269</text:p>
          </table:table-cell>
          <table:table-cell table:formula="of:=MOD([.F170]+1/[.$H$2];5)" office:value-type="float" office:value="2.79999999999999" calcext:value-type="float">
            <text:p>2,79999999999999</text:p>
          </table:table-cell>
          <table:table-cell table:formula="of:=IF([.F171]&lt;0.000001;[.G170]+2+1/[.$H$2];[.G170]+1/[.$H$2])" office:value-type="float" office:value="2.79999999999999" calcext:value-type="float">
            <text:p>2,79999999999999</text:p>
          </table:table-cell>
          <table:table-cell table:number-columns-repeated="4"/>
          <table:table-cell table:formula="of:=SUM(MOD(SUM([.L170]-[.L$2];[.T$2]);[.R$2]-[.L$2]);[.L$2])" office:value-type="time" office:time-value="PT15H10M00S" calcext:value-type="time">
            <text:p>15:10:00</text:p>
          </table:table-cell>
          <table:table-cell table:formula="of:=IF([.L171]&lt;[.L170];[.M170]+[.H$2];[.M170])" office:value-type="float" office:value="660" calcext:value-type="float">
            <text:p>660</text:p>
          </table:table-cell>
          <table:table-cell table:formula="of:=OFFSET([.C$4];[.M171];0)" office:value-type="float" office:value="43756" calcext:value-type="float">
            <text:p>43756</text:p>
          </table:table-cell>
          <table:table-cell table:formula="of:=[.L171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71];0)&lt;=[.O1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2]))" office:value-type="date" office:date-value="2019-10-09T15:44:22.949609" calcext:value-type="date">
            <text:p>2019-10-09 15:44:23</text:p>
          </table:table-cell>
          <table:table-cell table:style-name="ce7" table:formula="of:=[.A172]" office:value-type="date" office:date-value="2019-10-09T15:44:22.949609" calcext:value-type="date">
            <text:p>2019-10-09 15:44:23</text:p>
          </table:table-cell>
          <table:table-cell table:formula="of:=TRUNC([.A172])" office:value-type="float" office:value="43747" calcext:value-type="float">
            <text:p>43747</text:p>
          </table:table-cell>
          <table:table-cell table:style-name="ce12" table:formula="of:=[.B172]-[.C172]" office:value-type="date" office:date-value="1899-12-30T15:44:22.94960877858" calcext:value-type="date">
            <text:p>12/30/99 03:44 PM</text:p>
          </table:table-cell>
          <table:table-cell table:formula="of:=MOD([.E171]-[.$E$2];[.$H$2])+1+[.$E$2]" office:value-type="float" office:value="270" calcext:value-type="float">
            <text:p>270</text:p>
          </table:table-cell>
          <table:table-cell table:formula="of:=MOD([.F171]+1/[.$H$2];5)" office:value-type="float" office:value="2.81666666666666" calcext:value-type="float">
            <text:p>2,81666666666666</text:p>
          </table:table-cell>
          <table:table-cell table:formula="of:=IF([.F172]&lt;0.000001;[.G171]+2+1/[.$H$2];[.G171]+1/[.$H$2])" office:value-type="float" office:value="2.81666666666666" calcext:value-type="float">
            <text:p>2,81666666666666</text:p>
          </table:table-cell>
          <table:table-cell table:number-columns-repeated="4"/>
          <table:table-cell table:formula="of:=SUM(MOD(SUM([.L171]-[.L$2];[.T$2]);[.R$2]-[.L$2]);[.L$2])" office:value-type="time" office:time-value="PT15H20M00S" calcext:value-type="time">
            <text:p>15:20:00</text:p>
          </table:table-cell>
          <table:table-cell table:formula="of:=IF([.L172]&lt;[.L171];[.M171]+[.H$2];[.M171])" office:value-type="float" office:value="660" calcext:value-type="float">
            <text:p>660</text:p>
          </table:table-cell>
          <table:table-cell table:formula="of:=OFFSET([.C$4];[.M172];0)" office:value-type="float" office:value="43756" calcext:value-type="float">
            <text:p>43756</text:p>
          </table:table-cell>
          <table:table-cell table:formula="of:=[.L172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72];0)&lt;=[.O17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3]))" office:value-type="date" office:date-value="2019-10-09T15:14:39.139537" calcext:value-type="date">
            <text:p>2019-10-09 15:14:39</text:p>
          </table:table-cell>
          <table:table-cell table:style-name="ce7" table:formula="of:=[.A173]" office:value-type="date" office:date-value="2019-10-09T15:14:39.139537" calcext:value-type="date">
            <text:p>2019-10-09 15:14:39</text:p>
          </table:table-cell>
          <table:table-cell table:formula="of:=TRUNC([.A173])" office:value-type="float" office:value="43747" calcext:value-type="float">
            <text:p>43747</text:p>
          </table:table-cell>
          <table:table-cell table:style-name="ce12" table:formula="of:=[.B173]-[.C173]" office:value-type="date" office:date-value="1899-12-30T15:14:39.13953722455" calcext:value-type="date">
            <text:p>12/30/99 03:14 PM</text:p>
          </table:table-cell>
          <table:table-cell table:formula="of:=MOD([.E172]-[.$E$2];[.$H$2])+1+[.$E$2]" office:value-type="float" office:value="271" calcext:value-type="float">
            <text:p>271</text:p>
          </table:table-cell>
          <table:table-cell table:formula="of:=MOD([.F172]+1/[.$H$2];5)" office:value-type="float" office:value="2.83333333333333" calcext:value-type="float">
            <text:p>2,83333333333333</text:p>
          </table:table-cell>
          <table:table-cell table:formula="of:=IF([.F173]&lt;0.000001;[.G172]+2+1/[.$H$2];[.G172]+1/[.$H$2])" office:value-type="float" office:value="2.83333333333333" calcext:value-type="float">
            <text:p>2,83333333333333</text:p>
          </table:table-cell>
          <table:table-cell table:number-columns-repeated="4"/>
          <table:table-cell table:formula="of:=SUM(MOD(SUM([.L172]-[.L$2];[.T$2]);[.R$2]-[.L$2]);[.L$2])" office:value-type="time" office:time-value="PT15H30M00S" calcext:value-type="time">
            <text:p>15:30:00</text:p>
          </table:table-cell>
          <table:table-cell table:formula="of:=IF([.L173]&lt;[.L172];[.M172]+[.H$2];[.M172])" office:value-type="float" office:value="660" calcext:value-type="float">
            <text:p>660</text:p>
          </table:table-cell>
          <table:table-cell table:formula="of:=OFFSET([.C$4];[.M173];0)" office:value-type="float" office:value="43756" calcext:value-type="float">
            <text:p>43756</text:p>
          </table:table-cell>
          <table:table-cell table:formula="of:=[.L173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73];0)&lt;=[.O1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4]))" office:value-type="date" office:date-value="2019-10-09T15:20:18.951359" calcext:value-type="date">
            <text:p>2019-10-09 15:20:19</text:p>
          </table:table-cell>
          <table:table-cell table:style-name="ce7" table:formula="of:=[.A174]" office:value-type="date" office:date-value="2019-10-09T15:20:18.951359" calcext:value-type="date">
            <text:p>2019-10-09 15:20:19</text:p>
          </table:table-cell>
          <table:table-cell table:formula="of:=TRUNC([.A174])" office:value-type="float" office:value="43747" calcext:value-type="float">
            <text:p>43747</text:p>
          </table:table-cell>
          <table:table-cell table:style-name="ce12" table:formula="of:=[.B174]-[.C174]" office:value-type="date" office:date-value="1899-12-30T15:20:18.95135894883" calcext:value-type="date">
            <text:p>12/30/99 03:20 PM</text:p>
          </table:table-cell>
          <table:table-cell table:formula="of:=MOD([.E173]-[.$E$2];[.$H$2])+1+[.$E$2]" office:value-type="float" office:value="272" calcext:value-type="float">
            <text:p>272</text:p>
          </table:table-cell>
          <table:table-cell table:formula="of:=MOD([.F173]+1/[.$H$2];5)" office:value-type="float" office:value="2.84999999999999" calcext:value-type="float">
            <text:p>2,84999999999999</text:p>
          </table:table-cell>
          <table:table-cell table:formula="of:=IF([.F174]&lt;0.000001;[.G173]+2+1/[.$H$2];[.G173]+1/[.$H$2])" office:value-type="float" office:value="2.84999999999999" calcext:value-type="float">
            <text:p>2,84999999999999</text:p>
          </table:table-cell>
          <table:table-cell table:number-columns-repeated="4"/>
          <table:table-cell table:formula="of:=SUM(MOD(SUM([.L173]-[.L$2];[.T$2]);[.R$2]-[.L$2]);[.L$2])" office:value-type="time" office:time-value="PT15H40M00S" calcext:value-type="time">
            <text:p>15:40:00</text:p>
          </table:table-cell>
          <table:table-cell table:formula="of:=IF([.L174]&lt;[.L173];[.M173]+[.H$2];[.M173])" office:value-type="float" office:value="660" calcext:value-type="float">
            <text:p>660</text:p>
          </table:table-cell>
          <table:table-cell table:formula="of:=OFFSET([.C$4];[.M174];0)" office:value-type="float" office:value="43756" calcext:value-type="float">
            <text:p>43756</text:p>
          </table:table-cell>
          <table:table-cell table:formula="of:=[.L174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74];0)&lt;=[.O1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5]))" office:value-type="date" office:date-value="2019-10-09T15:40:39.69248" calcext:value-type="date">
            <text:p>2019-10-09 15:40:40</text:p>
          </table:table-cell>
          <table:table-cell table:style-name="ce7" table:formula="of:=[.A175]" office:value-type="date" office:date-value="2019-10-09T15:40:39.69248" calcext:value-type="date">
            <text:p>2019-10-09 15:40:40</text:p>
          </table:table-cell>
          <table:table-cell table:formula="of:=TRUNC([.A175])" office:value-type="float" office:value="43747" calcext:value-type="float">
            <text:p>43747</text:p>
          </table:table-cell>
          <table:table-cell table:style-name="ce12" table:formula="of:=[.B175]-[.C175]" office:value-type="date" office:date-value="1899-12-30T15:40:39.69248011708" calcext:value-type="date">
            <text:p>12/30/99 03:40 PM</text:p>
          </table:table-cell>
          <table:table-cell table:formula="of:=MOD([.E174]-[.$E$2];[.$H$2])+1+[.$E$2]" office:value-type="float" office:value="273" calcext:value-type="float">
            <text:p>273</text:p>
          </table:table-cell>
          <table:table-cell table:formula="of:=MOD([.F174]+1/[.$H$2];5)" office:value-type="float" office:value="2.86666666666666" calcext:value-type="float">
            <text:p>2,86666666666666</text:p>
          </table:table-cell>
          <table:table-cell table:formula="of:=IF([.F175]&lt;0.000001;[.G174]+2+1/[.$H$2];[.G174]+1/[.$H$2])" office:value-type="float" office:value="2.86666666666666" calcext:value-type="float">
            <text:p>2,86666666666666</text:p>
          </table:table-cell>
          <table:table-cell table:number-columns-repeated="4"/>
          <table:table-cell table:formula="of:=SUM(MOD(SUM([.L174]-[.L$2];[.T$2]);[.R$2]-[.L$2]);[.L$2])" office:value-type="time" office:time-value="PT15H50M00S" calcext:value-type="time">
            <text:p>15:50:00</text:p>
          </table:table-cell>
          <table:table-cell table:formula="of:=IF([.L175]&lt;[.L174];[.M174]+[.H$2];[.M174])" office:value-type="float" office:value="660" calcext:value-type="float">
            <text:p>660</text:p>
          </table:table-cell>
          <table:table-cell table:formula="of:=OFFSET([.C$4];[.M175];0)" office:value-type="float" office:value="43756" calcext:value-type="float">
            <text:p>43756</text:p>
          </table:table-cell>
          <table:table-cell table:formula="of:=[.L175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75];0)&lt;=[.O1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6]))" office:value-type="date" office:date-value="2019-10-09T15:50:52.930712" calcext:value-type="date">
            <text:p>2019-10-09 15:50:53</text:p>
          </table:table-cell>
          <table:table-cell table:style-name="ce7" table:formula="of:=[.A176]" office:value-type="date" office:date-value="2019-10-09T15:50:52.930712" calcext:value-type="date">
            <text:p>2019-10-09 15:50:53</text:p>
          </table:table-cell>
          <table:table-cell table:formula="of:=TRUNC([.A176])" office:value-type="float" office:value="43747" calcext:value-type="float">
            <text:p>43747</text:p>
          </table:table-cell>
          <table:table-cell table:style-name="ce12" table:formula="of:=[.B176]-[.C176]" office:value-type="date" office:date-value="1899-12-30T15:50:52.93071242049" calcext:value-type="date">
            <text:p>12/30/99 03:50 PM</text:p>
          </table:table-cell>
          <table:table-cell table:formula="of:=MOD([.E175]-[.$E$2];[.$H$2])+1+[.$E$2]" office:value-type="float" office:value="274" calcext:value-type="float">
            <text:p>274</text:p>
          </table:table-cell>
          <table:table-cell table:formula="of:=MOD([.F175]+1/[.$H$2];5)" office:value-type="float" office:value="2.88333333333333" calcext:value-type="float">
            <text:p>2,88333333333333</text:p>
          </table:table-cell>
          <table:table-cell table:formula="of:=IF([.F176]&lt;0.000001;[.G175]+2+1/[.$H$2];[.G175]+1/[.$H$2])" office:value-type="float" office:value="2.88333333333333" calcext:value-type="float">
            <text:p>2,88333333333333</text:p>
          </table:table-cell>
          <table:table-cell table:number-columns-repeated="4"/>
          <table:table-cell table:formula="of:=SUM(MOD(SUM([.L175]-[.L$2];[.T$2]);[.R$2]-[.L$2]);[.L$2])" office:value-type="time" office:time-value="PT16H00M00S" calcext:value-type="time">
            <text:p>16:00:00</text:p>
          </table:table-cell>
          <table:table-cell table:formula="of:=IF([.L176]&lt;[.L175];[.M175]+[.H$2];[.M175])" office:value-type="float" office:value="660" calcext:value-type="float">
            <text:p>660</text:p>
          </table:table-cell>
          <table:table-cell table:formula="of:=OFFSET([.C$4];[.M176];0)" office:value-type="float" office:value="43756" calcext:value-type="float">
            <text:p>43756</text:p>
          </table:table-cell>
          <table:table-cell table:formula="of:=[.L176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76];0)&lt;=[.O1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7]))" office:value-type="date" office:date-value="2019-10-09T15:28:46.672722" calcext:value-type="date">
            <text:p>2019-10-09 15:28:47</text:p>
          </table:table-cell>
          <table:table-cell table:style-name="ce7" table:formula="of:=[.A177]" office:value-type="date" office:date-value="2019-10-09T15:28:46.672722" calcext:value-type="date">
            <text:p>2019-10-09 15:28:47</text:p>
          </table:table-cell>
          <table:table-cell table:formula="of:=TRUNC([.A177])" office:value-type="float" office:value="43747" calcext:value-type="float">
            <text:p>43747</text:p>
          </table:table-cell>
          <table:table-cell table:style-name="ce12" table:formula="of:=[.B177]-[.C177]" office:value-type="date" office:date-value="1899-12-30T15:28:46.67272179388" calcext:value-type="date">
            <text:p>12/30/99 03:28 PM</text:p>
          </table:table-cell>
          <table:table-cell table:formula="of:=MOD([.E176]-[.$E$2];[.$H$2])+1+[.$E$2]" office:value-type="float" office:value="275" calcext:value-type="float">
            <text:p>275</text:p>
          </table:table-cell>
          <table:table-cell table:formula="of:=MOD([.F176]+1/[.$H$2];5)" office:value-type="float" office:value="2.89999999999999" calcext:value-type="float">
            <text:p>2,89999999999999</text:p>
          </table:table-cell>
          <table:table-cell table:formula="of:=IF([.F177]&lt;0.000001;[.G176]+2+1/[.$H$2];[.G176]+1/[.$H$2])" office:value-type="float" office:value="2.89999999999999" calcext:value-type="float">
            <text:p>2,89999999999999</text:p>
          </table:table-cell>
          <table:table-cell table:number-columns-repeated="4"/>
          <table:table-cell table:formula="of:=SUM(MOD(SUM([.L176]-[.L$2];[.T$2]);[.R$2]-[.L$2]);[.L$2])" office:value-type="time" office:time-value="PT16H10M00S" calcext:value-type="time">
            <text:p>16:10:00</text:p>
          </table:table-cell>
          <table:table-cell table:formula="of:=IF([.L177]&lt;[.L176];[.M176]+[.H$2];[.M176])" office:value-type="float" office:value="660" calcext:value-type="float">
            <text:p>660</text:p>
          </table:table-cell>
          <table:table-cell table:formula="of:=OFFSET([.C$4];[.M177];0)" office:value-type="float" office:value="43756" calcext:value-type="float">
            <text:p>43756</text:p>
          </table:table-cell>
          <table:table-cell table:formula="of:=[.L177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77];0)&lt;=[.O1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8]))" office:value-type="date" office:date-value="2019-10-09T16:12:27.246934" calcext:value-type="date">
            <text:p>2019-10-09 16:12:27</text:p>
          </table:table-cell>
          <table:table-cell table:style-name="ce7" table:formula="of:=[.A178]" office:value-type="date" office:date-value="2019-10-09T16:12:27.246934" calcext:value-type="date">
            <text:p>2019-10-09 16:12:27</text:p>
          </table:table-cell>
          <table:table-cell table:formula="of:=TRUNC([.A178])" office:value-type="float" office:value="43747" calcext:value-type="float">
            <text:p>43747</text:p>
          </table:table-cell>
          <table:table-cell table:style-name="ce12" table:formula="of:=[.B178]-[.C178]" office:value-type="date" office:date-value="1899-12-30T16:12:27.24693365861" calcext:value-type="date">
            <text:p>12/30/99 04:12 PM</text:p>
          </table:table-cell>
          <table:table-cell table:formula="of:=MOD([.E177]-[.$E$2];[.$H$2])+1+[.$E$2]" office:value-type="float" office:value="276" calcext:value-type="float">
            <text:p>276</text:p>
          </table:table-cell>
          <table:table-cell table:formula="of:=MOD([.F177]+1/[.$H$2];5)" office:value-type="float" office:value="2.91666666666666" calcext:value-type="float">
            <text:p>2,91666666666666</text:p>
          </table:table-cell>
          <table:table-cell table:formula="of:=IF([.F178]&lt;0.000001;[.G177]+2+1/[.$H$2];[.G177]+1/[.$H$2])" office:value-type="float" office:value="2.91666666666666" calcext:value-type="float">
            <text:p>2,91666666666666</text:p>
          </table:table-cell>
          <table:table-cell table:number-columns-repeated="4"/>
          <table:table-cell table:formula="of:=SUM(MOD(SUM([.L177]-[.L$2];[.T$2]);[.R$2]-[.L$2]);[.L$2])" office:value-type="time" office:time-value="PT16H20M00S" calcext:value-type="time">
            <text:p>16:20:00</text:p>
          </table:table-cell>
          <table:table-cell table:formula="of:=IF([.L178]&lt;[.L177];[.M177]+[.H$2];[.M177])" office:value-type="float" office:value="660" calcext:value-type="float">
            <text:p>660</text:p>
          </table:table-cell>
          <table:table-cell table:formula="of:=OFFSET([.C$4];[.M178];0)" office:value-type="float" office:value="43756" calcext:value-type="float">
            <text:p>43756</text:p>
          </table:table-cell>
          <table:table-cell table:formula="of:=[.L178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78];0)&lt;=[.O1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9]))" office:value-type="date" office:date-value="2019-10-09T16:02:08.035869" calcext:value-type="date">
            <text:p>2019-10-09 16:02:08</text:p>
          </table:table-cell>
          <table:table-cell table:style-name="ce7" table:formula="of:=[.A179]" office:value-type="date" office:date-value="2019-10-09T16:02:08.035869" calcext:value-type="date">
            <text:p>2019-10-09 16:02:08</text:p>
          </table:table-cell>
          <table:table-cell table:formula="of:=TRUNC([.A179])" office:value-type="float" office:value="43747" calcext:value-type="float">
            <text:p>43747</text:p>
          </table:table-cell>
          <table:table-cell table:style-name="ce12" table:formula="of:=[.B179]-[.C179]" office:value-type="date" office:date-value="1899-12-30T16:02:08.03586863447" calcext:value-type="date">
            <text:p>12/30/99 04:02 PM</text:p>
          </table:table-cell>
          <table:table-cell table:formula="of:=MOD([.E178]-[.$E$2];[.$H$2])+1+[.$E$2]" office:value-type="float" office:value="277" calcext:value-type="float">
            <text:p>277</text:p>
          </table:table-cell>
          <table:table-cell table:formula="of:=MOD([.F178]+1/[.$H$2];5)" office:value-type="float" office:value="2.93333333333333" calcext:value-type="float">
            <text:p>2,93333333333333</text:p>
          </table:table-cell>
          <table:table-cell table:formula="of:=IF([.F179]&lt;0.000001;[.G178]+2+1/[.$H$2];[.G178]+1/[.$H$2])" office:value-type="float" office:value="2.93333333333333" calcext:value-type="float">
            <text:p>2,93333333333333</text:p>
          </table:table-cell>
          <table:table-cell table:number-columns-repeated="4"/>
          <table:table-cell table:formula="of:=SUM(MOD(SUM([.L178]-[.L$2];[.T$2]);[.R$2]-[.L$2]);[.L$2])" office:value-type="time" office:time-value="PT16H30M00S" calcext:value-type="time">
            <text:p>16:30:00</text:p>
          </table:table-cell>
          <table:table-cell table:formula="of:=IF([.L179]&lt;[.L178];[.M178]+[.H$2];[.M178])" office:value-type="float" office:value="660" calcext:value-type="float">
            <text:p>660</text:p>
          </table:table-cell>
          <table:table-cell table:formula="of:=OFFSET([.C$4];[.M179];0)" office:value-type="float" office:value="43756" calcext:value-type="float">
            <text:p>43756</text:p>
          </table:table-cell>
          <table:table-cell table:formula="of:=[.L179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179];0)&lt;=[.O1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0]))" office:value-type="date" office:date-value="2019-10-09T15:24:17.278832" calcext:value-type="date">
            <text:p>2019-10-09 15:24:17</text:p>
          </table:table-cell>
          <table:table-cell table:style-name="ce7" table:formula="of:=[.A180]" office:value-type="date" office:date-value="2019-10-09T15:24:17.278832" calcext:value-type="date">
            <text:p>2019-10-09 15:24:17</text:p>
          </table:table-cell>
          <table:table-cell table:formula="of:=TRUNC([.A180])" office:value-type="float" office:value="43747" calcext:value-type="float">
            <text:p>43747</text:p>
          </table:table-cell>
          <table:table-cell table:style-name="ce12" table:formula="of:=[.B180]-[.C180]" office:value-type="date" office:date-value="1899-12-30T15:24:17.27883246727" calcext:value-type="date">
            <text:p>12/30/99 03:24 PM</text:p>
          </table:table-cell>
          <table:table-cell table:formula="of:=MOD([.E179]-[.$E$2];[.$H$2])+1+[.$E$2]" office:value-type="float" office:value="278" calcext:value-type="float">
            <text:p>278</text:p>
          </table:table-cell>
          <table:table-cell table:formula="of:=MOD([.F179]+1/[.$H$2];5)" office:value-type="float" office:value="2.94999999999999" calcext:value-type="float">
            <text:p>2,94999999999999</text:p>
          </table:table-cell>
          <table:table-cell table:formula="of:=IF([.F180]&lt;0.000001;[.G179]+2+1/[.$H$2];[.G179]+1/[.$H$2])" office:value-type="float" office:value="2.94999999999999" calcext:value-type="float">
            <text:p>2,94999999999999</text:p>
          </table:table-cell>
          <table:table-cell table:number-columns-repeated="4"/>
          <table:table-cell table:formula="of:=SUM(MOD(SUM([.L179]-[.L$2];[.T$2]);[.R$2]-[.L$2]);[.L$2])" office:value-type="time" office:time-value="PT16H40M00S" calcext:value-type="time">
            <text:p>16:40:00</text:p>
          </table:table-cell>
          <table:table-cell table:formula="of:=IF([.L180]&lt;[.L179];[.M179]+[.H$2];[.M179])" office:value-type="float" office:value="660" calcext:value-type="float">
            <text:p>660</text:p>
          </table:table-cell>
          <table:table-cell table:formula="of:=OFFSET([.C$4];[.M180];0)" office:value-type="float" office:value="43756" calcext:value-type="float">
            <text:p>43756</text:p>
          </table:table-cell>
          <table:table-cell table:formula="of:=[.L180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80];0)&lt;=[.O1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1]))" office:value-type="date" office:date-value="2019-10-09T15:35:42.33837" calcext:value-type="date">
            <text:p>2019-10-09 15:35:42</text:p>
          </table:table-cell>
          <table:table-cell table:style-name="ce7" table:formula="of:=[.A181]" office:value-type="date" office:date-value="2019-10-09T15:35:42.33837" calcext:value-type="date">
            <text:p>2019-10-09 15:35:42</text:p>
          </table:table-cell>
          <table:table-cell table:formula="of:=TRUNC([.A181])" office:value-type="float" office:value="43747" calcext:value-type="float">
            <text:p>43747</text:p>
          </table:table-cell>
          <table:table-cell table:style-name="ce12" table:formula="of:=[.B181]-[.C181]" office:value-type="date" office:date-value="1899-12-30T15:35:42.33837041538" calcext:value-type="date">
            <text:p>12/30/99 03:35 PM</text:p>
          </table:table-cell>
          <table:table-cell table:formula="of:=MOD([.E180]-[.$E$2];[.$H$2])+1+[.$E$2]" office:value-type="float" office:value="279" calcext:value-type="float">
            <text:p>279</text:p>
          </table:table-cell>
          <table:table-cell table:formula="of:=MOD([.F180]+1/[.$H$2];5)" office:value-type="float" office:value="2.96666666666666" calcext:value-type="float">
            <text:p>2,96666666666666</text:p>
          </table:table-cell>
          <table:table-cell table:formula="of:=IF([.F181]&lt;0.000001;[.G180]+2+1/[.$H$2];[.G180]+1/[.$H$2])" office:value-type="float" office:value="2.96666666666666" calcext:value-type="float">
            <text:p>2,96666666666666</text:p>
          </table:table-cell>
          <table:table-cell table:number-columns-repeated="4"/>
          <table:table-cell table:formula="of:=SUM(MOD(SUM([.L180]-[.L$2];[.T$2]);[.R$2]-[.L$2]);[.L$2])" office:value-type="time" office:time-value="PT16H50M00S" calcext:value-type="time">
            <text:p>16:50:00</text:p>
          </table:table-cell>
          <table:table-cell table:formula="of:=IF([.L181]&lt;[.L180];[.M180]+[.H$2];[.M180])" office:value-type="float" office:value="660" calcext:value-type="float">
            <text:p>660</text:p>
          </table:table-cell>
          <table:table-cell table:formula="of:=OFFSET([.C$4];[.M181];0)" office:value-type="float" office:value="43756" calcext:value-type="float">
            <text:p>43756</text:p>
          </table:table-cell>
          <table:table-cell table:formula="of:=[.L181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81];0)&lt;=[.O1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2]))" office:value-type="date" office:date-value="2019-10-09T15:45:34.938261" calcext:value-type="date">
            <text:p>2019-10-09 15:45:35</text:p>
          </table:table-cell>
          <table:table-cell table:style-name="ce7" table:formula="of:=[.A182]" office:value-type="date" office:date-value="2019-10-09T15:45:34.938261" calcext:value-type="date">
            <text:p>2019-10-09 15:45:35</text:p>
          </table:table-cell>
          <table:table-cell table:formula="of:=TRUNC([.A182])" office:value-type="float" office:value="43747" calcext:value-type="float">
            <text:p>43747</text:p>
          </table:table-cell>
          <table:table-cell table:style-name="ce12" table:formula="of:=[.B182]-[.C182]" office:value-type="date" office:date-value="1899-12-30T15:45:34.93826100603" calcext:value-type="date">
            <text:p>12/30/99 03:45 PM</text:p>
          </table:table-cell>
          <table:table-cell table:formula="of:=MOD([.E181]-[.$E$2];[.$H$2])+1+[.$E$2]" office:value-type="float" office:value="280" calcext:value-type="float">
            <text:p>280</text:p>
          </table:table-cell>
          <table:table-cell table:formula="of:=MOD([.F181]+1/[.$H$2];5)" office:value-type="float" office:value="2.98333333333333" calcext:value-type="float">
            <text:p>2,98333333333333</text:p>
          </table:table-cell>
          <table:table-cell table:formula="of:=IF([.F182]&lt;0.000001;[.G181]+2+1/[.$H$2];[.G181]+1/[.$H$2])" office:value-type="float" office:value="2.98333333333333" calcext:value-type="float">
            <text:p>2,98333333333333</text:p>
          </table:table-cell>
          <table:table-cell table:number-columns-repeated="4"/>
          <table:table-cell table:formula="of:=SUM(MOD(SUM([.L181]-[.L$2];[.T$2]);[.R$2]-[.L$2]);[.L$2])" office:value-type="time" office:time-value="PT17H00M00S" calcext:value-type="time">
            <text:p>17:00:00</text:p>
          </table:table-cell>
          <table:table-cell table:formula="of:=IF([.L182]&lt;[.L181];[.M181]+[.H$2];[.M181])" office:value-type="float" office:value="660" calcext:value-type="float">
            <text:p>660</text:p>
          </table:table-cell>
          <table:table-cell table:formula="of:=OFFSET([.C$4];[.M182];0)" office:value-type="float" office:value="43756" calcext:value-type="float">
            <text:p>43756</text:p>
          </table:table-cell>
          <table:table-cell table:formula="of:=[.L182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82];0)&lt;=[.O1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3]))" office:value-type="date" office:date-value="2019-10-09T15:40:05.166751" calcext:value-type="date">
            <text:p>2019-10-09 15:40:05</text:p>
          </table:table-cell>
          <table:table-cell table:style-name="ce7" table:formula="of:=[.A183]" office:value-type="date" office:date-value="2019-10-09T15:40:05.166751" calcext:value-type="date">
            <text:p>2019-10-09 15:40:05</text:p>
          </table:table-cell>
          <table:table-cell table:formula="of:=TRUNC([.A183])" office:value-type="float" office:value="43747" calcext:value-type="float">
            <text:p>43747</text:p>
          </table:table-cell>
          <table:table-cell table:style-name="ce12" table:formula="of:=[.B183]-[.C183]" office:value-type="date" office:date-value="1899-12-30T15:40:05.166751449" calcext:value-type="date">
            <text:p>12/30/99 03:40 PM</text:p>
          </table:table-cell>
          <table:table-cell table:formula="of:=MOD([.E182]-[.$E$2];[.$H$2])+1+[.$E$2]" office:value-type="float" office:value="221" calcext:value-type="float">
            <text:p>221</text:p>
          </table:table-cell>
          <table:table-cell table:formula="of:=MOD([.F182]+1/[.$H$2];5)" office:value-type="float" office:value="3" calcext:value-type="float">
            <text:p>3</text:p>
          </table:table-cell>
          <table:table-cell table:formula="of:=IF([.F183]&lt;0.000001;[.G182]+2+1/[.$H$2];[.G182]+1/[.$H$2])" office:value-type="float" office:value="3" calcext:value-type="float">
            <text:p>3</text:p>
          </table:table-cell>
          <table:table-cell table:number-columns-repeated="4"/>
          <table:table-cell table:formula="of:=SUM(MOD(SUM([.L182]-[.L$2];[.T$2]);[.R$2]-[.L$2]);[.L$2])" office:value-type="time" office:time-value="PT14H40M00S" calcext:value-type="time">
            <text:p>14:40:00</text:p>
          </table:table-cell>
          <table:table-cell table:formula="of:=IF([.L183]&lt;[.L182];[.M182]+[.H$2];[.M182])" office:value-type="float" office:value="720" calcext:value-type="float">
            <text:p>720</text:p>
          </table:table-cell>
          <table:table-cell table:formula="of:=OFFSET([.C$4];[.M183];0)" office:value-type="float" office:value="43757" calcext:value-type="float">
            <text:p>43757</text:p>
          </table:table-cell>
          <table:table-cell table:formula="of:=[.L183]" office:value-type="float" office:value="0.611111111111111" calcext:value-type="float">
            <text:p>0.61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83];0)&lt;=[.O1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4]))" office:value-type="date" office:date-value="2019-10-10T15:35:24.046376" calcext:value-type="date">
            <text:p>2019-10-10 15:35:24</text:p>
          </table:table-cell>
          <table:table-cell table:style-name="ce7" table:formula="of:=[.A184]" office:value-type="date" office:date-value="2019-10-10T15:35:24.046376" calcext:value-type="date">
            <text:p>2019-10-10 15:35:24</text:p>
          </table:table-cell>
          <table:table-cell table:formula="of:=TRUNC([.A184])" office:value-type="float" office:value="43748" calcext:value-type="float">
            <text:p>43748</text:p>
          </table:table-cell>
          <table:table-cell table:style-name="ce12" table:formula="of:=[.B184]-[.C184]" office:value-type="date" office:date-value="1899-12-30T15:35:24.04637611471" calcext:value-type="date">
            <text:p>12/30/99 03:35 PM</text:p>
          </table:table-cell>
          <table:table-cell table:formula="of:=MOD([.E183]-[.$E$2];[.$H$2])+1+[.$E$2]" office:value-type="float" office:value="222" calcext:value-type="float">
            <text:p>222</text:p>
          </table:table-cell>
          <table:table-cell table:formula="of:=MOD([.F183]+1/[.$H$2];5)" office:value-type="float" office:value="3.01666666666666" calcext:value-type="float">
            <text:p>3,01666666666666</text:p>
          </table:table-cell>
          <table:table-cell table:formula="of:=IF([.F184]&lt;0.000001;[.G183]+2+1/[.$H$2];[.G183]+1/[.$H$2])" office:value-type="float" office:value="3.01666666666666" calcext:value-type="float">
            <text:p>3,01666666666666</text:p>
          </table:table-cell>
          <table:table-cell table:number-columns-repeated="4"/>
          <table:table-cell table:formula="of:=SUM(MOD(SUM([.L183]-[.L$2];[.T$2]);[.R$2]-[.L$2]);[.L$2])" office:value-type="time" office:time-value="PT14H50M00S" calcext:value-type="time">
            <text:p>14:50:00</text:p>
          </table:table-cell>
          <table:table-cell table:formula="of:=IF([.L184]&lt;[.L183];[.M183]+[.H$2];[.M183])" office:value-type="float" office:value="720" calcext:value-type="float">
            <text:p>720</text:p>
          </table:table-cell>
          <table:table-cell table:formula="of:=OFFSET([.C$4];[.M184];0)" office:value-type="float" office:value="43757" calcext:value-type="float">
            <text:p>43757</text:p>
          </table:table-cell>
          <table:table-cell table:formula="of:=[.L184]" office:value-type="float" office:value="0.618055555555556" calcext:value-type="float">
            <text:p>0.6180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84];0)&lt;=[.O18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5]))" office:value-type="date" office:date-value="2019-10-10T15:37:49.057562" calcext:value-type="date">
            <text:p>2019-10-10 15:37:49</text:p>
          </table:table-cell>
          <table:table-cell table:style-name="ce7" table:formula="of:=[.A185]" office:value-type="date" office:date-value="2019-10-10T15:37:49.057562" calcext:value-type="date">
            <text:p>2019-10-10 15:37:49</text:p>
          </table:table-cell>
          <table:table-cell table:formula="of:=TRUNC([.A185])" office:value-type="float" office:value="43748" calcext:value-type="float">
            <text:p>43748</text:p>
          </table:table-cell>
          <table:table-cell table:style-name="ce12" table:formula="of:=[.B185]-[.C185]" office:value-type="date" office:date-value="1899-12-30T15:37:49.05756150372" calcext:value-type="date">
            <text:p>12/30/99 03:37 PM</text:p>
          </table:table-cell>
          <table:table-cell table:formula="of:=MOD([.E184]-[.$E$2];[.$H$2])+1+[.$E$2]" office:value-type="float" office:value="223" calcext:value-type="float">
            <text:p>223</text:p>
          </table:table-cell>
          <table:table-cell table:formula="of:=MOD([.F184]+1/[.$H$2];5)" office:value-type="float" office:value="3.03333333333333" calcext:value-type="float">
            <text:p>3,03333333333333</text:p>
          </table:table-cell>
          <table:table-cell table:formula="of:=IF([.F185]&lt;0.000001;[.G184]+2+1/[.$H$2];[.G184]+1/[.$H$2])" office:value-type="float" office:value="3.03333333333333" calcext:value-type="float">
            <text:p>3,03333333333333</text:p>
          </table:table-cell>
          <table:table-cell table:number-columns-repeated="4"/>
          <table:table-cell table:formula="of:=SUM(MOD(SUM([.L184]-[.L$2];[.T$2]);[.R$2]-[.L$2]);[.L$2])" office:value-type="time" office:time-value="PT15H00M00S" calcext:value-type="time">
            <text:p>15:00:00</text:p>
          </table:table-cell>
          <table:table-cell table:formula="of:=IF([.L185]&lt;[.L184];[.M184]+[.H$2];[.M184])" office:value-type="float" office:value="720" calcext:value-type="float">
            <text:p>720</text:p>
          </table:table-cell>
          <table:table-cell table:formula="of:=OFFSET([.C$4];[.M185];0)" office:value-type="float" office:value="43757" calcext:value-type="float">
            <text:p>43757</text:p>
          </table:table-cell>
          <table:table-cell table:formula="of:=[.L185]" office:value-type="float" office:value="0.625" calcext:value-type="float">
            <text:p>0.625</text:p>
          </table:table-cell>
          <table:table-cell office:value-type="float" office:value="222" calcext:value-type="float">
            <text:p>222</text:p>
          </table:table-cell>
          <table:table-cell table:formula="of:=IF(OFFSET([.D$4];[.M185];0)&lt;=[.O18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6]))" office:value-type="date" office:date-value="2019-10-10T15:44:42.293033" calcext:value-type="date">
            <text:p>2019-10-10 15:44:42</text:p>
          </table:table-cell>
          <table:table-cell table:style-name="ce7" table:formula="of:=[.A186]" office:value-type="date" office:date-value="2019-10-10T15:44:42.293033" calcext:value-type="date">
            <text:p>2019-10-10 15:44:42</text:p>
          </table:table-cell>
          <table:table-cell table:formula="of:=TRUNC([.A186])" office:value-type="float" office:value="43748" calcext:value-type="float">
            <text:p>43748</text:p>
          </table:table-cell>
          <table:table-cell table:style-name="ce12" table:formula="of:=[.B186]-[.C186]" office:value-type="date" office:date-value="1899-12-30T15:44:42.29303320404" calcext:value-type="date">
            <text:p>12/30/99 03:44 PM</text:p>
          </table:table-cell>
          <table:table-cell table:formula="of:=MOD([.E185]-[.$E$2];[.$H$2])+1+[.$E$2]" office:value-type="float" office:value="224" calcext:value-type="float">
            <text:p>224</text:p>
          </table:table-cell>
          <table:table-cell table:formula="of:=MOD([.F185]+1/[.$H$2];5)" office:value-type="float" office:value="3.04999999999999" calcext:value-type="float">
            <text:p>3,04999999999999</text:p>
          </table:table-cell>
          <table:table-cell table:formula="of:=IF([.F186]&lt;0.000001;[.G185]+2+1/[.$H$2];[.G185]+1/[.$H$2])" office:value-type="float" office:value="3.04999999999999" calcext:value-type="float">
            <text:p>3,04999999999999</text:p>
          </table:table-cell>
          <table:table-cell table:number-columns-repeated="4"/>
          <table:table-cell table:formula="of:=SUM(MOD(SUM([.L185]-[.L$2];[.T$2]);[.R$2]-[.L$2]);[.L$2])" office:value-type="time" office:time-value="PT15H10M00S" calcext:value-type="time">
            <text:p>15:10:00</text:p>
          </table:table-cell>
          <table:table-cell table:formula="of:=IF([.L186]&lt;[.L185];[.M185]+[.H$2];[.M185])" office:value-type="float" office:value="720" calcext:value-type="float">
            <text:p>720</text:p>
          </table:table-cell>
          <table:table-cell table:formula="of:=OFFSET([.C$4];[.M186];0)" office:value-type="float" office:value="43757" calcext:value-type="float">
            <text:p>43757</text:p>
          </table:table-cell>
          <table:table-cell table:formula="of:=[.L186]" office:value-type="float" office:value="0.631944444444444" calcext:value-type="float">
            <text:p>0.63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86];0)&lt;=[.O18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7]))" office:value-type="date" office:date-value="2019-10-10T15:32:21.074949" calcext:value-type="date">
            <text:p>2019-10-10 15:32:21</text:p>
          </table:table-cell>
          <table:table-cell table:style-name="ce7" table:formula="of:=[.A187]" office:value-type="date" office:date-value="2019-10-10T15:32:21.074949" calcext:value-type="date">
            <text:p>2019-10-10 15:32:21</text:p>
          </table:table-cell>
          <table:table-cell table:formula="of:=TRUNC([.A187])" office:value-type="float" office:value="43748" calcext:value-type="float">
            <text:p>43748</text:p>
          </table:table-cell>
          <table:table-cell table:style-name="ce12" table:formula="of:=[.B187]-[.C187]" office:value-type="date" office:date-value="1899-12-30T15:32:21.0749491537" calcext:value-type="date">
            <text:p>12/30/99 03:32 PM</text:p>
          </table:table-cell>
          <table:table-cell table:formula="of:=MOD([.E186]-[.$E$2];[.$H$2])+1+[.$E$2]" office:value-type="float" office:value="225" calcext:value-type="float">
            <text:p>225</text:p>
          </table:table-cell>
          <table:table-cell table:formula="of:=MOD([.F186]+1/[.$H$2];5)" office:value-type="float" office:value="3.06666666666666" calcext:value-type="float">
            <text:p>3,06666666666666</text:p>
          </table:table-cell>
          <table:table-cell table:formula="of:=IF([.F187]&lt;0.000001;[.G186]+2+1/[.$H$2];[.G186]+1/[.$H$2])" office:value-type="float" office:value="3.06666666666666" calcext:value-type="float">
            <text:p>3,06666666666666</text:p>
          </table:table-cell>
          <table:table-cell table:number-columns-repeated="4"/>
          <table:table-cell table:formula="of:=SUM(MOD(SUM([.L186]-[.L$2];[.T$2]);[.R$2]-[.L$2]);[.L$2])" office:value-type="time" office:time-value="PT15H20M00S" calcext:value-type="time">
            <text:p>15:20:00</text:p>
          </table:table-cell>
          <table:table-cell table:formula="of:=IF([.L187]&lt;[.L186];[.M186]+[.H$2];[.M186])" office:value-type="float" office:value="720" calcext:value-type="float">
            <text:p>720</text:p>
          </table:table-cell>
          <table:table-cell table:formula="of:=OFFSET([.C$4];[.M187];0)" office:value-type="float" office:value="43757" calcext:value-type="float">
            <text:p>43757</text:p>
          </table:table-cell>
          <table:table-cell table:formula="of:=[.L187]" office:value-type="float" office:value="0.638888888888889" calcext:value-type="float">
            <text:p>0.63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87];0)&lt;=[.O18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8]))" office:value-type="date" office:date-value="2019-10-10T15:53:26.609037" calcext:value-type="date">
            <text:p>2019-10-10 15:53:27</text:p>
          </table:table-cell>
          <table:table-cell table:style-name="ce7" table:formula="of:=[.A188]" office:value-type="date" office:date-value="2019-10-10T15:53:26.609037" calcext:value-type="date">
            <text:p>2019-10-10 15:53:27</text:p>
          </table:table-cell>
          <table:table-cell table:formula="of:=TRUNC([.A188])" office:value-type="float" office:value="43748" calcext:value-type="float">
            <text:p>43748</text:p>
          </table:table-cell>
          <table:table-cell table:style-name="ce12" table:formula="of:=[.B188]-[.C188]" office:value-type="date" office:date-value="1899-12-30T15:53:26.60903672688" calcext:value-type="date">
            <text:p>12/30/99 03:53 PM</text:p>
          </table:table-cell>
          <table:table-cell table:formula="of:=MOD([.E187]-[.$E$2];[.$H$2])+1+[.$E$2]" office:value-type="float" office:value="226" calcext:value-type="float">
            <text:p>226</text:p>
          </table:table-cell>
          <table:table-cell table:formula="of:=MOD([.F187]+1/[.$H$2];5)" office:value-type="float" office:value="3.08333333333333" calcext:value-type="float">
            <text:p>3,08333333333333</text:p>
          </table:table-cell>
          <table:table-cell table:formula="of:=IF([.F188]&lt;0.000001;[.G187]+2+1/[.$H$2];[.G187]+1/[.$H$2])" office:value-type="float" office:value="3.08333333333333" calcext:value-type="float">
            <text:p>3,08333333333333</text:p>
          </table:table-cell>
          <table:table-cell table:number-columns-repeated="4"/>
          <table:table-cell table:formula="of:=SUM(MOD(SUM([.L187]-[.L$2];[.T$2]);[.R$2]-[.L$2]);[.L$2])" office:value-type="time" office:time-value="PT15H30M00S" calcext:value-type="time">
            <text:p>15:30:00</text:p>
          </table:table-cell>
          <table:table-cell table:formula="of:=IF([.L188]&lt;[.L187];[.M187]+[.H$2];[.M187])" office:value-type="float" office:value="720" calcext:value-type="float">
            <text:p>720</text:p>
          </table:table-cell>
          <table:table-cell table:formula="of:=OFFSET([.C$4];[.M188];0)" office:value-type="float" office:value="43757" calcext:value-type="float">
            <text:p>43757</text:p>
          </table:table-cell>
          <table:table-cell table:formula="of:=[.L188]" office:value-type="float" office:value="0.645833333333333" calcext:value-type="float">
            <text:p>0.64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88];0)&lt;=[.O1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9]))" office:value-type="date" office:date-value="2019-10-10T16:00:02.390454" calcext:value-type="date">
            <text:p>2019-10-10 16:00:02</text:p>
          </table:table-cell>
          <table:table-cell table:style-name="ce7" table:formula="of:=[.A189]" office:value-type="date" office:date-value="2019-10-10T16:00:02.390454" calcext:value-type="date">
            <text:p>2019-10-10 16:00:02</text:p>
          </table:table-cell>
          <table:table-cell table:formula="of:=TRUNC([.A189])" office:value-type="float" office:value="43748" calcext:value-type="float">
            <text:p>43748</text:p>
          </table:table-cell>
          <table:table-cell table:style-name="ce12" table:formula="of:=[.B189]-[.C189]" office:value-type="date" office:date-value="1899-12-30T16:00:02.39045403432" calcext:value-type="date">
            <text:p>12/30/99 04:00 PM</text:p>
          </table:table-cell>
          <table:table-cell table:formula="of:=MOD([.E188]-[.$E$2];[.$H$2])+1+[.$E$2]" office:value-type="float" office:value="227" calcext:value-type="float">
            <text:p>227</text:p>
          </table:table-cell>
          <table:table-cell table:formula="of:=MOD([.F188]+1/[.$H$2];5)" office:value-type="float" office:value="3.09999999999999" calcext:value-type="float">
            <text:p>3,09999999999999</text:p>
          </table:table-cell>
          <table:table-cell table:formula="of:=IF([.F189]&lt;0.000001;[.G188]+2+1/[.$H$2];[.G188]+1/[.$H$2])" office:value-type="float" office:value="3.09999999999999" calcext:value-type="float">
            <text:p>3,09999999999999</text:p>
          </table:table-cell>
          <table:table-cell table:number-columns-repeated="4"/>
          <table:table-cell table:formula="of:=SUM(MOD(SUM([.L188]-[.L$2];[.T$2]);[.R$2]-[.L$2]);[.L$2])" office:value-type="time" office:time-value="PT15H40M00S" calcext:value-type="time">
            <text:p>15:40:00</text:p>
          </table:table-cell>
          <table:table-cell table:formula="of:=IF([.L189]&lt;[.L188];[.M188]+[.H$2];[.M188])" office:value-type="float" office:value="720" calcext:value-type="float">
            <text:p>720</text:p>
          </table:table-cell>
          <table:table-cell table:formula="of:=OFFSET([.C$4];[.M189];0)" office:value-type="float" office:value="43757" calcext:value-type="float">
            <text:p>43757</text:p>
          </table:table-cell>
          <table:table-cell table:formula="of:=[.L189]" office:value-type="float" office:value="0.652777777777778" calcext:value-type="float">
            <text:p>0.65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89];0)&lt;=[.O1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0]))" office:value-type="date" office:date-value="2019-10-10T16:00:59.90341" calcext:value-type="date">
            <text:p>2019-10-10 16:01:00</text:p>
          </table:table-cell>
          <table:table-cell table:style-name="ce7" table:formula="of:=[.A190]" office:value-type="date" office:date-value="2019-10-10T16:00:59.90341" calcext:value-type="date">
            <text:p>2019-10-10 16:01:00</text:p>
          </table:table-cell>
          <table:table-cell table:formula="of:=TRUNC([.A190])" office:value-type="float" office:value="43748" calcext:value-type="float">
            <text:p>43748</text:p>
          </table:table-cell>
          <table:table-cell table:style-name="ce12" table:formula="of:=[.B190]-[.C190]" office:value-type="date" office:date-value="1899-12-30T16:00:59.90341028664" calcext:value-type="date">
            <text:p>12/30/99 04:01 PM</text:p>
          </table:table-cell>
          <table:table-cell table:formula="of:=MOD([.E189]-[.$E$2];[.$H$2])+1+[.$E$2]" office:value-type="float" office:value="228" calcext:value-type="float">
            <text:p>228</text:p>
          </table:table-cell>
          <table:table-cell table:formula="of:=MOD([.F189]+1/[.$H$2];5)" office:value-type="float" office:value="3.11666666666666" calcext:value-type="float">
            <text:p>3,11666666666666</text:p>
          </table:table-cell>
          <table:table-cell table:formula="of:=IF([.F190]&lt;0.000001;[.G189]+2+1/[.$H$2];[.G189]+1/[.$H$2])" office:value-type="float" office:value="3.11666666666666" calcext:value-type="float">
            <text:p>3,11666666666666</text:p>
          </table:table-cell>
          <table:table-cell table:number-columns-repeated="4"/>
          <table:table-cell table:formula="of:=SUM(MOD(SUM([.L189]-[.L$2];[.T$2]);[.R$2]-[.L$2]);[.L$2])" office:value-type="time" office:time-value="PT15H50M00S" calcext:value-type="time">
            <text:p>15:50:00</text:p>
          </table:table-cell>
          <table:table-cell table:formula="of:=IF([.L190]&lt;[.L189];[.M189]+[.H$2];[.M189])" office:value-type="float" office:value="720" calcext:value-type="float">
            <text:p>720</text:p>
          </table:table-cell>
          <table:table-cell table:formula="of:=OFFSET([.C$4];[.M190];0)" office:value-type="float" office:value="43757" calcext:value-type="float">
            <text:p>43757</text:p>
          </table:table-cell>
          <table:table-cell table:formula="of:=[.L190]" office:value-type="float" office:value="0.659722222222222" calcext:value-type="float">
            <text:p>0.65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90];0)&lt;=[.O1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1]))" office:value-type="date" office:date-value="2019-10-10T15:50:18.270171" calcext:value-type="date">
            <text:p>2019-10-10 15:50:18</text:p>
          </table:table-cell>
          <table:table-cell table:style-name="ce7" table:formula="of:=[.A191]" office:value-type="date" office:date-value="2019-10-10T15:50:18.270171" calcext:value-type="date">
            <text:p>2019-10-10 15:50:18</text:p>
          </table:table-cell>
          <table:table-cell table:formula="of:=TRUNC([.A191])" office:value-type="float" office:value="43748" calcext:value-type="float">
            <text:p>43748</text:p>
          </table:table-cell>
          <table:table-cell table:style-name="ce12" table:formula="of:=[.B191]-[.C191]" office:value-type="date" office:date-value="1899-12-30T15:50:18.27017068863" calcext:value-type="date">
            <text:p>12/30/99 03:50 PM</text:p>
          </table:table-cell>
          <table:table-cell table:formula="of:=MOD([.E190]-[.$E$2];[.$H$2])+1+[.$E$2]" office:value-type="float" office:value="229" calcext:value-type="float">
            <text:p>229</text:p>
          </table:table-cell>
          <table:table-cell table:formula="of:=MOD([.F190]+1/[.$H$2];5)" office:value-type="float" office:value="3.13333333333333" calcext:value-type="float">
            <text:p>3,13333333333333</text:p>
          </table:table-cell>
          <table:table-cell table:formula="of:=IF([.F191]&lt;0.000001;[.G190]+2+1/[.$H$2];[.G190]+1/[.$H$2])" office:value-type="float" office:value="3.13333333333333" calcext:value-type="float">
            <text:p>3,13333333333333</text:p>
          </table:table-cell>
          <table:table-cell table:number-columns-repeated="4"/>
          <table:table-cell table:formula="of:=SUM(MOD(SUM([.L190]-[.L$2];[.T$2]);[.R$2]-[.L$2]);[.L$2])" office:value-type="time" office:time-value="PT16H00M00S" calcext:value-type="time">
            <text:p>16:00:00</text:p>
          </table:table-cell>
          <table:table-cell table:formula="of:=IF([.L191]&lt;[.L190];[.M190]+[.H$2];[.M190])" office:value-type="float" office:value="720" calcext:value-type="float">
            <text:p>720</text:p>
          </table:table-cell>
          <table:table-cell table:formula="of:=OFFSET([.C$4];[.M191];0)" office:value-type="float" office:value="43757" calcext:value-type="float">
            <text:p>43757</text:p>
          </table:table-cell>
          <table:table-cell table:formula="of:=[.L191]" office:value-type="float" office:value="0.666666666666667" calcext:value-type="float">
            <text:p>0.66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91];0)&lt;=[.O1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2]))" office:value-type="date" office:date-value="2019-10-10T15:51:26.481149" calcext:value-type="date">
            <text:p>2019-10-10 15:51:26</text:p>
          </table:table-cell>
          <table:table-cell table:style-name="ce7" table:formula="of:=[.A192]" office:value-type="date" office:date-value="2019-10-10T15:51:26.481149" calcext:value-type="date">
            <text:p>2019-10-10 15:51:26</text:p>
          </table:table-cell>
          <table:table-cell table:formula="of:=TRUNC([.A192])" office:value-type="float" office:value="43748" calcext:value-type="float">
            <text:p>43748</text:p>
          </table:table-cell>
          <table:table-cell table:style-name="ce12" table:formula="of:=[.B192]-[.C192]" office:value-type="date" office:date-value="1899-12-30T15:51:26.48114902899" calcext:value-type="date">
            <text:p>12/30/99 03:51 PM</text:p>
          </table:table-cell>
          <table:table-cell table:formula="of:=MOD([.E191]-[.$E$2];[.$H$2])+1+[.$E$2]" office:value-type="float" office:value="230" calcext:value-type="float">
            <text:p>230</text:p>
          </table:table-cell>
          <table:table-cell table:formula="of:=MOD([.F191]+1/[.$H$2];5)" office:value-type="float" office:value="3.14999999999999" calcext:value-type="float">
            <text:p>3,14999999999999</text:p>
          </table:table-cell>
          <table:table-cell table:formula="of:=IF([.F192]&lt;0.000001;[.G191]+2+1/[.$H$2];[.G191]+1/[.$H$2])" office:value-type="float" office:value="3.14999999999999" calcext:value-type="float">
            <text:p>3,14999999999999</text:p>
          </table:table-cell>
          <table:table-cell table:number-columns-repeated="4"/>
          <table:table-cell table:formula="of:=SUM(MOD(SUM([.L191]-[.L$2];[.T$2]);[.R$2]-[.L$2]);[.L$2])" office:value-type="time" office:time-value="PT16H10M00S" calcext:value-type="time">
            <text:p>16:10:00</text:p>
          </table:table-cell>
          <table:table-cell table:formula="of:=IF([.L192]&lt;[.L191];[.M191]+[.H$2];[.M191])" office:value-type="float" office:value="720" calcext:value-type="float">
            <text:p>720</text:p>
          </table:table-cell>
          <table:table-cell table:formula="of:=OFFSET([.C$4];[.M192];0)" office:value-type="float" office:value="43757" calcext:value-type="float">
            <text:p>43757</text:p>
          </table:table-cell>
          <table:table-cell table:formula="of:=[.L192]" office:value-type="float" office:value="0.673611111111111" calcext:value-type="float">
            <text:p>0.67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92];0)&lt;=[.O1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3]))" office:value-type="date" office:date-value="2019-10-10T15:47:13.953723" calcext:value-type="date">
            <text:p>2019-10-10 15:47:14</text:p>
          </table:table-cell>
          <table:table-cell table:style-name="ce7" table:formula="of:=[.A193]" office:value-type="date" office:date-value="2019-10-10T15:47:13.953723" calcext:value-type="date">
            <text:p>2019-10-10 15:47:14</text:p>
          </table:table-cell>
          <table:table-cell table:formula="of:=TRUNC([.A193])" office:value-type="float" office:value="43748" calcext:value-type="float">
            <text:p>43748</text:p>
          </table:table-cell>
          <table:table-cell table:style-name="ce12" table:formula="of:=[.B193]-[.C193]" office:value-type="date" office:date-value="1899-12-30T15:47:13.95372298546" calcext:value-type="date">
            <text:p>12/30/99 03:47 PM</text:p>
          </table:table-cell>
          <table:table-cell table:formula="of:=MOD([.E192]-[.$E$2];[.$H$2])+1+[.$E$2]" office:value-type="float" office:value="231" calcext:value-type="float">
            <text:p>231</text:p>
          </table:table-cell>
          <table:table-cell table:formula="of:=MOD([.F192]+1/[.$H$2];5)" office:value-type="float" office:value="3.16666666666666" calcext:value-type="float">
            <text:p>3,16666666666666</text:p>
          </table:table-cell>
          <table:table-cell table:formula="of:=IF([.F193]&lt;0.000001;[.G192]+2+1/[.$H$2];[.G192]+1/[.$H$2])" office:value-type="float" office:value="3.16666666666666" calcext:value-type="float">
            <text:p>3,16666666666666</text:p>
          </table:table-cell>
          <table:table-cell table:number-columns-repeated="4"/>
          <table:table-cell table:formula="of:=SUM(MOD(SUM([.L192]-[.L$2];[.T$2]);[.R$2]-[.L$2]);[.L$2])" office:value-type="time" office:time-value="PT16H20M00S" calcext:value-type="time">
            <text:p>16:20:00</text:p>
          </table:table-cell>
          <table:table-cell table:formula="of:=IF([.L193]&lt;[.L192];[.M192]+[.H$2];[.M192])" office:value-type="float" office:value="720" calcext:value-type="float">
            <text:p>720</text:p>
          </table:table-cell>
          <table:table-cell table:formula="of:=OFFSET([.C$4];[.M193];0)" office:value-type="float" office:value="43757" calcext:value-type="float">
            <text:p>43757</text:p>
          </table:table-cell>
          <table:table-cell table:formula="of:=[.L193]" office:value-type="float" office:value="0.680555555555555" calcext:value-type="float">
            <text:p>0.6805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93];0)&lt;=[.O1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4]))" office:value-type="date" office:date-value="2019-10-10T15:27:39.430198" calcext:value-type="date">
            <text:p>2019-10-10 15:27:39</text:p>
          </table:table-cell>
          <table:table-cell table:style-name="ce7" table:formula="of:=[.A194]" office:value-type="date" office:date-value="2019-10-10T15:27:39.430198" calcext:value-type="date">
            <text:p>2019-10-10 15:27:39</text:p>
          </table:table-cell>
          <table:table-cell table:formula="of:=TRUNC([.A194])" office:value-type="float" office:value="43748" calcext:value-type="float">
            <text:p>43748</text:p>
          </table:table-cell>
          <table:table-cell table:style-name="ce12" table:formula="of:=[.B194]-[.C194]" office:value-type="date" office:date-value="1899-12-30T15:27:39.43019776605" calcext:value-type="date">
            <text:p>12/30/99 03:27 PM</text:p>
          </table:table-cell>
          <table:table-cell table:formula="of:=MOD([.E193]-[.$E$2];[.$H$2])+1+[.$E$2]" office:value-type="float" office:value="232" calcext:value-type="float">
            <text:p>232</text:p>
          </table:table-cell>
          <table:table-cell table:formula="of:=MOD([.F193]+1/[.$H$2];5)" office:value-type="float" office:value="3.18333333333333" calcext:value-type="float">
            <text:p>3,18333333333333</text:p>
          </table:table-cell>
          <table:table-cell table:formula="of:=IF([.F194]&lt;0.000001;[.G193]+2+1/[.$H$2];[.G193]+1/[.$H$2])" office:value-type="float" office:value="3.18333333333333" calcext:value-type="float">
            <text:p>3,18333333333333</text:p>
          </table:table-cell>
          <table:table-cell table:number-columns-repeated="4"/>
          <table:table-cell table:formula="of:=SUM(MOD(SUM([.L193]-[.L$2];[.T$2]);[.R$2]-[.L$2]);[.L$2])" office:value-type="time" office:time-value="PT16H30M00S" calcext:value-type="time">
            <text:p>16:30:00</text:p>
          </table:table-cell>
          <table:table-cell table:formula="of:=IF([.L194]&lt;[.L193];[.M193]+[.H$2];[.M193])" office:value-type="float" office:value="720" calcext:value-type="float">
            <text:p>720</text:p>
          </table:table-cell>
          <table:table-cell table:formula="of:=OFFSET([.C$4];[.M194];0)" office:value-type="float" office:value="43757" calcext:value-type="float">
            <text:p>43757</text:p>
          </table:table-cell>
          <table:table-cell table:formula="of:=[.L194]" office:value-type="float" office:value="0.6875" calcext:value-type="float">
            <text:p>0.6875</text:p>
          </table:table-cell>
          <table:table-cell office:value-type="float" office:value="222" calcext:value-type="float">
            <text:p>222</text:p>
          </table:table-cell>
          <table:table-cell table:formula="of:=IF(OFFSET([.D$4];[.M194];0)&lt;=[.O1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5]))" office:value-type="date" office:date-value="2019-10-10T15:45:11.502673" calcext:value-type="date">
            <text:p>2019-10-10 15:45:12</text:p>
          </table:table-cell>
          <table:table-cell table:style-name="ce7" table:formula="of:=[.A195]" office:value-type="date" office:date-value="2019-10-10T15:45:11.502673" calcext:value-type="date">
            <text:p>2019-10-10 15:45:12</text:p>
          </table:table-cell>
          <table:table-cell table:formula="of:=TRUNC([.A195])" office:value-type="float" office:value="43748" calcext:value-type="float">
            <text:p>43748</text:p>
          </table:table-cell>
          <table:table-cell table:style-name="ce12" table:formula="of:=[.B195]-[.C195]" office:value-type="date" office:date-value="1899-12-30T15:45:11.50267284829" calcext:value-type="date">
            <text:p>12/30/99 03:45 PM</text:p>
          </table:table-cell>
          <table:table-cell table:formula="of:=MOD([.E194]-[.$E$2];[.$H$2])+1+[.$E$2]" office:value-type="float" office:value="233" calcext:value-type="float">
            <text:p>233</text:p>
          </table:table-cell>
          <table:table-cell table:formula="of:=MOD([.F194]+1/[.$H$2];5)" office:value-type="float" office:value="3.19999999999999" calcext:value-type="float">
            <text:p>3,19999999999999</text:p>
          </table:table-cell>
          <table:table-cell table:formula="of:=IF([.F195]&lt;0.000001;[.G194]+2+1/[.$H$2];[.G194]+1/[.$H$2])" office:value-type="float" office:value="3.19999999999999" calcext:value-type="float">
            <text:p>3,19999999999999</text:p>
          </table:table-cell>
          <table:table-cell table:number-columns-repeated="4"/>
          <table:table-cell table:formula="of:=SUM(MOD(SUM([.L194]-[.L$2];[.T$2]);[.R$2]-[.L$2]);[.L$2])" office:value-type="time" office:time-value="PT16H40M00S" calcext:value-type="time">
            <text:p>16:40:00</text:p>
          </table:table-cell>
          <table:table-cell table:formula="of:=IF([.L195]&lt;[.L194];[.M194]+[.H$2];[.M194])" office:value-type="float" office:value="720" calcext:value-type="float">
            <text:p>720</text:p>
          </table:table-cell>
          <table:table-cell table:formula="of:=OFFSET([.C$4];[.M195];0)" office:value-type="float" office:value="43757" calcext:value-type="float">
            <text:p>43757</text:p>
          </table:table-cell>
          <table:table-cell table:formula="of:=[.L195]" office:value-type="float" office:value="0.694444444444444" calcext:value-type="float">
            <text:p>0.69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95];0)&lt;=[.O1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6]))" office:value-type="date" office:date-value="2019-10-10T15:23:45.771534" calcext:value-type="date">
            <text:p>2019-10-10 15:23:46</text:p>
          </table:table-cell>
          <table:table-cell table:style-name="ce7" table:formula="of:=[.A196]" office:value-type="date" office:date-value="2019-10-10T15:23:45.771534" calcext:value-type="date">
            <text:p>2019-10-10 15:23:46</text:p>
          </table:table-cell>
          <table:table-cell table:formula="of:=TRUNC([.A196])" office:value-type="float" office:value="43748" calcext:value-type="float">
            <text:p>43748</text:p>
          </table:table-cell>
          <table:table-cell table:style-name="ce12" table:formula="of:=[.B196]-[.C196]" office:value-type="date" office:date-value="1899-12-30T15:23:45.77153441962" calcext:value-type="date">
            <text:p>12/30/99 03:23 PM</text:p>
          </table:table-cell>
          <table:table-cell table:formula="of:=MOD([.E195]-[.$E$2];[.$H$2])+1+[.$E$2]" office:value-type="float" office:value="234" calcext:value-type="float">
            <text:p>234</text:p>
          </table:table-cell>
          <table:table-cell table:formula="of:=MOD([.F195]+1/[.$H$2];5)" office:value-type="float" office:value="3.21666666666666" calcext:value-type="float">
            <text:p>3,21666666666666</text:p>
          </table:table-cell>
          <table:table-cell table:formula="of:=IF([.F196]&lt;0.000001;[.G195]+2+1/[.$H$2];[.G195]+1/[.$H$2])" office:value-type="float" office:value="3.21666666666666" calcext:value-type="float">
            <text:p>3,21666666666666</text:p>
          </table:table-cell>
          <table:table-cell table:number-columns-repeated="4"/>
          <table:table-cell table:formula="of:=SUM(MOD(SUM([.L195]-[.L$2];[.T$2]);[.R$2]-[.L$2]);[.L$2])" office:value-type="time" office:time-value="PT16H50M00S" calcext:value-type="time">
            <text:p>16:50:00</text:p>
          </table:table-cell>
          <table:table-cell table:formula="of:=IF([.L196]&lt;[.L195];[.M195]+[.H$2];[.M195])" office:value-type="float" office:value="720" calcext:value-type="float">
            <text:p>720</text:p>
          </table:table-cell>
          <table:table-cell table:formula="of:=OFFSET([.C$4];[.M196];0)" office:value-type="float" office:value="43757" calcext:value-type="float">
            <text:p>43757</text:p>
          </table:table-cell>
          <table:table-cell table:formula="of:=[.L196]" office:value-type="float" office:value="0.701388888888889" calcext:value-type="float">
            <text:p>0.70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96];0)&lt;=[.O1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7]))" office:value-type="date" office:date-value="2019-10-10T15:50:37.02126" calcext:value-type="date">
            <text:p>2019-10-10 15:50:37</text:p>
          </table:table-cell>
          <table:table-cell table:style-name="ce7" table:formula="of:=[.A197]" office:value-type="date" office:date-value="2019-10-10T15:50:37.02126" calcext:value-type="date">
            <text:p>2019-10-10 15:50:37</text:p>
          </table:table-cell>
          <table:table-cell table:formula="of:=TRUNC([.A197])" office:value-type="float" office:value="43748" calcext:value-type="float">
            <text:p>43748</text:p>
          </table:table-cell>
          <table:table-cell table:style-name="ce12" table:formula="of:=[.B197]-[.C197]" office:value-type="date" office:date-value="1899-12-30T15:50:37.02125963755" calcext:value-type="date">
            <text:p>12/30/99 03:50 PM</text:p>
          </table:table-cell>
          <table:table-cell table:formula="of:=MOD([.E196]-[.$E$2];[.$H$2])+1+[.$E$2]" office:value-type="float" office:value="235" calcext:value-type="float">
            <text:p>235</text:p>
          </table:table-cell>
          <table:table-cell table:formula="of:=MOD([.F196]+1/[.$H$2];5)" office:value-type="float" office:value="3.23333333333333" calcext:value-type="float">
            <text:p>3,23333333333333</text:p>
          </table:table-cell>
          <table:table-cell table:formula="of:=IF([.F197]&lt;0.000001;[.G196]+2+1/[.$H$2];[.G196]+1/[.$H$2])" office:value-type="float" office:value="3.23333333333333" calcext:value-type="float">
            <text:p>3,23333333333333</text:p>
          </table:table-cell>
          <table:table-cell table:number-columns-repeated="4"/>
          <table:table-cell table:formula="of:=SUM(MOD(SUM([.L196]-[.L$2];[.T$2]);[.R$2]-[.L$2]);[.L$2])" office:value-type="time" office:time-value="PT17H00M00S" calcext:value-type="time">
            <text:p>17:00:00</text:p>
          </table:table-cell>
          <table:table-cell table:formula="of:=IF([.L197]&lt;[.L196];[.M196]+[.H$2];[.M196])" office:value-type="float" office:value="720" calcext:value-type="float">
            <text:p>720</text:p>
          </table:table-cell>
          <table:table-cell table:formula="of:=OFFSET([.C$4];[.M197];0)" office:value-type="float" office:value="43757" calcext:value-type="float">
            <text:p>43757</text:p>
          </table:table-cell>
          <table:table-cell table:formula="of:=[.L197]" office:value-type="float" office:value="0.708333333333333" calcext:value-type="float">
            <text:p>0.70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97];0)&lt;=[.O1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8]))" office:value-type="date" office:date-value="2019-10-10T15:44:25.047085" calcext:value-type="date">
            <text:p>2019-10-10 15:44:25</text:p>
          </table:table-cell>
          <table:table-cell table:style-name="ce7" table:formula="of:=[.A198]" office:value-type="date" office:date-value="2019-10-10T15:44:25.047085" calcext:value-type="date">
            <text:p>2019-10-10 15:44:25</text:p>
          </table:table-cell>
          <table:table-cell table:formula="of:=TRUNC([.A198])" office:value-type="float" office:value="43748" calcext:value-type="float">
            <text:p>43748</text:p>
          </table:table-cell>
          <table:table-cell table:style-name="ce12" table:formula="of:=[.B198]-[.C198]" office:value-type="date" office:date-value="1899-12-30T15:44:25.04708533175" calcext:value-type="date">
            <text:p>12/30/99 03:44 PM</text:p>
          </table:table-cell>
          <table:table-cell table:formula="of:=MOD([.E197]-[.$E$2];[.$H$2])+1+[.$E$2]" office:value-type="float" office:value="236" calcext:value-type="float">
            <text:p>236</text:p>
          </table:table-cell>
          <table:table-cell table:formula="of:=MOD([.F197]+1/[.$H$2];5)" office:value-type="float" office:value="3.24999999999999" calcext:value-type="float">
            <text:p>3,24999999999999</text:p>
          </table:table-cell>
          <table:table-cell table:formula="of:=IF([.F198]&lt;0.000001;[.G197]+2+1/[.$H$2];[.G197]+1/[.$H$2])" office:value-type="float" office:value="3.24999999999999" calcext:value-type="float">
            <text:p>3,24999999999999</text:p>
          </table:table-cell>
          <table:table-cell table:number-columns-repeated="4"/>
          <table:table-cell table:formula="of:=SUM(MOD(SUM([.L197]-[.L$2];[.T$2]);[.R$2]-[.L$2]);[.L$2])" office:value-type="time" office:time-value="PT14H39M59.999999999S" calcext:value-type="time">
            <text:p>14:40:00</text:p>
          </table:table-cell>
          <table:table-cell table:formula="of:=IF([.L198]&lt;[.L197];[.M197]+[.H$2];[.M197])" office:value-type="float" office:value="780" calcext:value-type="float">
            <text:p>780</text:p>
          </table:table-cell>
          <table:table-cell table:formula="of:=OFFSET([.C$4];[.M198];0)" office:value-type="float" office:value="43758" calcext:value-type="float">
            <text:p>43758</text:p>
          </table:table-cell>
          <table:table-cell table:formula="of:=[.L198]" office:value-type="float" office:value="0.6111111111111" calcext:value-type="float">
            <text:p>0.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98];0)&lt;=[.O19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9]))" office:value-type="date" office:date-value="2019-10-10T15:40:15.246693" calcext:value-type="date">
            <text:p>2019-10-10 15:40:15</text:p>
          </table:table-cell>
          <table:table-cell table:style-name="ce7" table:formula="of:=[.A199]" office:value-type="date" office:date-value="2019-10-10T15:40:15.246693" calcext:value-type="date">
            <text:p>2019-10-10 15:40:15</text:p>
          </table:table-cell>
          <table:table-cell table:formula="of:=TRUNC([.A199])" office:value-type="float" office:value="43748" calcext:value-type="float">
            <text:p>43748</text:p>
          </table:table-cell>
          <table:table-cell table:style-name="ce12" table:formula="of:=[.B199]-[.C199]" office:value-type="date" office:date-value="1899-12-30T15:40:15.24669262581" calcext:value-type="date">
            <text:p>12/30/99 03:40 PM</text:p>
          </table:table-cell>
          <table:table-cell table:formula="of:=MOD([.E198]-[.$E$2];[.$H$2])+1+[.$E$2]" office:value-type="float" office:value="237" calcext:value-type="float">
            <text:p>237</text:p>
          </table:table-cell>
          <table:table-cell table:formula="of:=MOD([.F198]+1/[.$H$2];5)" office:value-type="float" office:value="3.26666666666666" calcext:value-type="float">
            <text:p>3,26666666666666</text:p>
          </table:table-cell>
          <table:table-cell table:formula="of:=IF([.F199]&lt;0.000001;[.G198]+2+1/[.$H$2];[.G198]+1/[.$H$2])" office:value-type="float" office:value="3.26666666666666" calcext:value-type="float">
            <text:p>3,26666666666666</text:p>
          </table:table-cell>
          <table:table-cell table:number-columns-repeated="4"/>
          <table:table-cell table:formula="of:=SUM(MOD(SUM([.L198]-[.L$2];[.T$2]);[.R$2]-[.L$2]);[.L$2])" office:value-type="time" office:time-value="PT14H49M59.999999999S" calcext:value-type="time">
            <text:p>14:50:00</text:p>
          </table:table-cell>
          <table:table-cell table:formula="of:=IF([.L199]&lt;[.L198];[.M198]+[.H$2];[.M198])" office:value-type="float" office:value="780" calcext:value-type="float">
            <text:p>780</text:p>
          </table:table-cell>
          <table:table-cell table:formula="of:=OFFSET([.C$4];[.M199];0)" office:value-type="float" office:value="43758" calcext:value-type="float">
            <text:p>43758</text:p>
          </table:table-cell>
          <table:table-cell table:formula="of:=[.L199]" office:value-type="float" office:value="0.618055555555544" calcext:value-type="float">
            <text:p>0.61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199];0)&lt;=[.O1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0]))" office:value-type="date" office:date-value="2019-10-10T15:35:55.582698" calcext:value-type="date">
            <text:p>2019-10-10 15:35:56</text:p>
          </table:table-cell>
          <table:table-cell table:style-name="ce7" table:formula="of:=[.A200]" office:value-type="date" office:date-value="2019-10-10T15:35:55.582698" calcext:value-type="date">
            <text:p>2019-10-10 15:35:56</text:p>
          </table:table-cell>
          <table:table-cell table:formula="of:=TRUNC([.A200])" office:value-type="float" office:value="43748" calcext:value-type="float">
            <text:p>43748</text:p>
          </table:table-cell>
          <table:table-cell table:style-name="ce12" table:formula="of:=[.B200]-[.C200]" office:value-type="date" office:date-value="1899-12-30T15:35:55.58269796893" calcext:value-type="date">
            <text:p>12/30/99 03:35 PM</text:p>
          </table:table-cell>
          <table:table-cell table:formula="of:=MOD([.E199]-[.$E$2];[.$H$2])+1+[.$E$2]" office:value-type="float" office:value="238" calcext:value-type="float">
            <text:p>238</text:p>
          </table:table-cell>
          <table:table-cell table:formula="of:=MOD([.F199]+1/[.$H$2];5)" office:value-type="float" office:value="3.28333333333333" calcext:value-type="float">
            <text:p>3,28333333333333</text:p>
          </table:table-cell>
          <table:table-cell table:formula="of:=IF([.F200]&lt;0.000001;[.G199]+2+1/[.$H$2];[.G199]+1/[.$H$2])" office:value-type="float" office:value="3.28333333333333" calcext:value-type="float">
            <text:p>3,28333333333333</text:p>
          </table:table-cell>
          <table:table-cell table:number-columns-repeated="4"/>
          <table:table-cell table:formula="of:=SUM(MOD(SUM([.L199]-[.L$2];[.T$2]);[.R$2]-[.L$2]);[.L$2])" office:value-type="time" office:time-value="PT14H59M59.999999999S" calcext:value-type="time">
            <text:p>15:00:00</text:p>
          </table:table-cell>
          <table:table-cell table:formula="of:=IF([.L200]&lt;[.L199];[.M199]+[.H$2];[.M199])" office:value-type="float" office:value="780" calcext:value-type="float">
            <text:p>780</text:p>
          </table:table-cell>
          <table:table-cell table:formula="of:=OFFSET([.C$4];[.M200];0)" office:value-type="float" office:value="43758" calcext:value-type="float">
            <text:p>43758</text:p>
          </table:table-cell>
          <table:table-cell table:formula="of:=[.L200]" office:value-type="float" office:value="0.624999999999988" calcext:value-type="float">
            <text:p>0.62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00];0)&lt;=[.O20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1]))" office:value-type="date" office:date-value="2019-10-10T15:38:50.257708" calcext:value-type="date">
            <text:p>2019-10-10 15:38:50</text:p>
          </table:table-cell>
          <table:table-cell table:style-name="ce7" table:formula="of:=[.A201]" office:value-type="date" office:date-value="2019-10-10T15:38:50.257708" calcext:value-type="date">
            <text:p>2019-10-10 15:38:50</text:p>
          </table:table-cell>
          <table:table-cell table:formula="of:=TRUNC([.A201])" office:value-type="float" office:value="43748" calcext:value-type="float">
            <text:p>43748</text:p>
          </table:table-cell>
          <table:table-cell table:style-name="ce12" table:formula="of:=[.B201]-[.C201]" office:value-type="date" office:date-value="1899-12-30T15:38:50.25770795066" calcext:value-type="date">
            <text:p>12/30/99 03:38 PM</text:p>
          </table:table-cell>
          <table:table-cell table:formula="of:=MOD([.E200]-[.$E$2];[.$H$2])+1+[.$E$2]" office:value-type="float" office:value="239" calcext:value-type="float">
            <text:p>239</text:p>
          </table:table-cell>
          <table:table-cell table:formula="of:=MOD([.F200]+1/[.$H$2];5)" office:value-type="float" office:value="3.29999999999999" calcext:value-type="float">
            <text:p>3,29999999999999</text:p>
          </table:table-cell>
          <table:table-cell table:formula="of:=IF([.F201]&lt;0.000001;[.G200]+2+1/[.$H$2];[.G200]+1/[.$H$2])" office:value-type="float" office:value="3.29999999999999" calcext:value-type="float">
            <text:p>3,29999999999999</text:p>
          </table:table-cell>
          <table:table-cell table:number-columns-repeated="4"/>
          <table:table-cell table:formula="of:=SUM(MOD(SUM([.L200]-[.L$2];[.T$2]);[.R$2]-[.L$2]);[.L$2])" office:value-type="time" office:time-value="PT15H09M59.999999999S" calcext:value-type="time">
            <text:p>15:10:00</text:p>
          </table:table-cell>
          <table:table-cell table:formula="of:=IF([.L201]&lt;[.L200];[.M200]+[.H$2];[.M200])" office:value-type="float" office:value="780" calcext:value-type="float">
            <text:p>780</text:p>
          </table:table-cell>
          <table:table-cell table:formula="of:=OFFSET([.C$4];[.M201];0)" office:value-type="float" office:value="43758" calcext:value-type="float">
            <text:p>43758</text:p>
          </table:table-cell>
          <table:table-cell table:formula="of:=[.L201]" office:value-type="float" office:value="0.631944444444433" calcext:value-type="float">
            <text:p>0.63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01];0)&lt;=[.O20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2]))" office:value-type="date" office:date-value="2019-10-10T16:04:01.929653" calcext:value-type="date">
            <text:p>2019-10-10 16:04:02</text:p>
          </table:table-cell>
          <table:table-cell table:style-name="ce7" table:formula="of:=[.A202]" office:value-type="date" office:date-value="2019-10-10T16:04:01.929653" calcext:value-type="date">
            <text:p>2019-10-10 16:04:02</text:p>
          </table:table-cell>
          <table:table-cell table:formula="of:=TRUNC([.A202])" office:value-type="float" office:value="43748" calcext:value-type="float">
            <text:p>43748</text:p>
          </table:table-cell>
          <table:table-cell table:style-name="ce12" table:formula="of:=[.B202]-[.C202]" office:value-type="date" office:date-value="1899-12-30T16:04:01.92965277471" calcext:value-type="date">
            <text:p>12/30/99 04:04 PM</text:p>
          </table:table-cell>
          <table:table-cell table:formula="of:=MOD([.E201]-[.$E$2];[.$H$2])+1+[.$E$2]" office:value-type="float" office:value="240" calcext:value-type="float">
            <text:p>240</text:p>
          </table:table-cell>
          <table:table-cell table:formula="of:=MOD([.F201]+1/[.$H$2];5)" office:value-type="float" office:value="3.31666666666666" calcext:value-type="float">
            <text:p>3,31666666666666</text:p>
          </table:table-cell>
          <table:table-cell table:formula="of:=IF([.F202]&lt;0.000001;[.G201]+2+1/[.$H$2];[.G201]+1/[.$H$2])" office:value-type="float" office:value="3.31666666666666" calcext:value-type="float">
            <text:p>3,31666666666666</text:p>
          </table:table-cell>
          <table:table-cell table:number-columns-repeated="4"/>
          <table:table-cell table:formula="of:=SUM(MOD(SUM([.L201]-[.L$2];[.T$2]);[.R$2]-[.L$2]);[.L$2])" office:value-type="time" office:time-value="PT15H19M59.999999999S" calcext:value-type="time">
            <text:p>15:20:00</text:p>
          </table:table-cell>
          <table:table-cell table:formula="of:=IF([.L202]&lt;[.L201];[.M201]+[.H$2];[.M201])" office:value-type="float" office:value="780" calcext:value-type="float">
            <text:p>780</text:p>
          </table:table-cell>
          <table:table-cell table:formula="of:=OFFSET([.C$4];[.M202];0)" office:value-type="float" office:value="43758" calcext:value-type="float">
            <text:p>43758</text:p>
          </table:table-cell>
          <table:table-cell table:formula="of:=[.L202]" office:value-type="float" office:value="0.638888888888877" calcext:value-type="float">
            <text:p>0.63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02];0)&lt;=[.O20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3]))" office:value-type="date" office:date-value="2019-10-10T15:27:46.246211" calcext:value-type="date">
            <text:p>2019-10-10 15:27:46</text:p>
          </table:table-cell>
          <table:table-cell table:style-name="ce7" table:formula="of:=[.A203]" office:value-type="date" office:date-value="2019-10-10T15:27:46.246211" calcext:value-type="date">
            <text:p>2019-10-10 15:27:46</text:p>
          </table:table-cell>
          <table:table-cell table:formula="of:=TRUNC([.A203])" office:value-type="float" office:value="43748" calcext:value-type="float">
            <text:p>43748</text:p>
          </table:table-cell>
          <table:table-cell table:style-name="ce12" table:formula="of:=[.B203]-[.C203]" office:value-type="date" office:date-value="1899-12-30T15:27:46.24621076044" calcext:value-type="date">
            <text:p>12/30/99 03:27 PM</text:p>
          </table:table-cell>
          <table:table-cell table:formula="of:=MOD([.E202]-[.$E$2];[.$H$2])+1+[.$E$2]" office:value-type="float" office:value="241" calcext:value-type="float">
            <text:p>241</text:p>
          </table:table-cell>
          <table:table-cell table:formula="of:=MOD([.F202]+1/[.$H$2];5)" office:value-type="float" office:value="3.33333333333333" calcext:value-type="float">
            <text:p>3,33333333333333</text:p>
          </table:table-cell>
          <table:table-cell table:formula="of:=IF([.F203]&lt;0.000001;[.G202]+2+1/[.$H$2];[.G202]+1/[.$H$2])" office:value-type="float" office:value="3.33333333333333" calcext:value-type="float">
            <text:p>3,33333333333333</text:p>
          </table:table-cell>
          <table:table-cell table:number-columns-repeated="4"/>
          <table:table-cell table:formula="of:=SUM(MOD(SUM([.L202]-[.L$2];[.T$2]);[.R$2]-[.L$2]);[.L$2])" office:value-type="time" office:time-value="PT15H29M59.999999999S" calcext:value-type="time">
            <text:p>15:30:00</text:p>
          </table:table-cell>
          <table:table-cell table:formula="of:=IF([.L203]&lt;[.L202];[.M202]+[.H$2];[.M202])" office:value-type="float" office:value="780" calcext:value-type="float">
            <text:p>780</text:p>
          </table:table-cell>
          <table:table-cell table:formula="of:=OFFSET([.C$4];[.M203];0)" office:value-type="float" office:value="43758" calcext:value-type="float">
            <text:p>43758</text:p>
          </table:table-cell>
          <table:table-cell table:formula="of:=[.L203]" office:value-type="float" office:value="0.645833333333322" calcext:value-type="float">
            <text:p>0.64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03];0)&lt;=[.O20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4]))" office:value-type="date" office:date-value="2019-10-10T15:58:06.81923" calcext:value-type="date">
            <text:p>2019-10-10 15:58:07</text:p>
          </table:table-cell>
          <table:table-cell table:style-name="ce7" table:formula="of:=[.A204]" office:value-type="date" office:date-value="2019-10-10T15:58:06.81923" calcext:value-type="date">
            <text:p>2019-10-10 15:58:07</text:p>
          </table:table-cell>
          <table:table-cell table:formula="of:=TRUNC([.A204])" office:value-type="float" office:value="43748" calcext:value-type="float">
            <text:p>43748</text:p>
          </table:table-cell>
          <table:table-cell table:style-name="ce12" table:formula="of:=[.B204]-[.C204]" office:value-type="date" office:date-value="1899-12-30T15:58:06.81923041586" calcext:value-type="date">
            <text:p>12/30/99 03:58 PM</text:p>
          </table:table-cell>
          <table:table-cell table:formula="of:=MOD([.E203]-[.$E$2];[.$H$2])+1+[.$E$2]" office:value-type="float" office:value="242" calcext:value-type="float">
            <text:p>242</text:p>
          </table:table-cell>
          <table:table-cell table:formula="of:=MOD([.F203]+1/[.$H$2];5)" office:value-type="float" office:value="3.34999999999999" calcext:value-type="float">
            <text:p>3,34999999999999</text:p>
          </table:table-cell>
          <table:table-cell table:formula="of:=IF([.F204]&lt;0.000001;[.G203]+2+1/[.$H$2];[.G203]+1/[.$H$2])" office:value-type="float" office:value="3.34999999999999" calcext:value-type="float">
            <text:p>3,34999999999999</text:p>
          </table:table-cell>
          <table:table-cell table:number-columns-repeated="4"/>
          <table:table-cell table:formula="of:=SUM(MOD(SUM([.L203]-[.L$2];[.T$2]);[.R$2]-[.L$2]);[.L$2])" office:value-type="time" office:time-value="PT15H39M59.999999999S" calcext:value-type="time">
            <text:p>15:40:00</text:p>
          </table:table-cell>
          <table:table-cell table:formula="of:=IF([.L204]&lt;[.L203];[.M203]+[.H$2];[.M203])" office:value-type="float" office:value="780" calcext:value-type="float">
            <text:p>780</text:p>
          </table:table-cell>
          <table:table-cell table:formula="of:=OFFSET([.C$4];[.M204];0)" office:value-type="float" office:value="43758" calcext:value-type="float">
            <text:p>43758</text:p>
          </table:table-cell>
          <table:table-cell table:formula="of:=[.L204]" office:value-type="float" office:value="0.652777777777766" calcext:value-type="float">
            <text:p>0.65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04];0)&lt;=[.O2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5]))" office:value-type="date" office:date-value="2019-10-10T15:23:16.746485" calcext:value-type="date">
            <text:p>2019-10-10 15:23:17</text:p>
          </table:table-cell>
          <table:table-cell table:style-name="ce7" table:formula="of:=[.A205]" office:value-type="date" office:date-value="2019-10-10T15:23:16.746485" calcext:value-type="date">
            <text:p>2019-10-10 15:23:17</text:p>
          </table:table-cell>
          <table:table-cell table:formula="of:=TRUNC([.A205])" office:value-type="float" office:value="43748" calcext:value-type="float">
            <text:p>43748</text:p>
          </table:table-cell>
          <table:table-cell table:style-name="ce12" table:formula="of:=[.B205]-[.C205]" office:value-type="date" office:date-value="1899-12-30T15:23:16.74648502842" calcext:value-type="date">
            <text:p>12/30/99 03:23 PM</text:p>
          </table:table-cell>
          <table:table-cell table:formula="of:=MOD([.E204]-[.$E$2];[.$H$2])+1+[.$E$2]" office:value-type="float" office:value="243" calcext:value-type="float">
            <text:p>243</text:p>
          </table:table-cell>
          <table:table-cell table:formula="of:=MOD([.F204]+1/[.$H$2];5)" office:value-type="float" office:value="3.36666666666666" calcext:value-type="float">
            <text:p>3,36666666666666</text:p>
          </table:table-cell>
          <table:table-cell table:formula="of:=IF([.F205]&lt;0.000001;[.G204]+2+1/[.$H$2];[.G204]+1/[.$H$2])" office:value-type="float" office:value="3.36666666666666" calcext:value-type="float">
            <text:p>3,36666666666666</text:p>
          </table:table-cell>
          <table:table-cell table:number-columns-repeated="4"/>
          <table:table-cell table:formula="of:=SUM(MOD(SUM([.L204]-[.L$2];[.T$2]);[.R$2]-[.L$2]);[.L$2])" office:value-type="time" office:time-value="PT15H49M59.999999999S" calcext:value-type="time">
            <text:p>15:50:00</text:p>
          </table:table-cell>
          <table:table-cell table:formula="of:=IF([.L205]&lt;[.L204];[.M204]+[.H$2];[.M204])" office:value-type="float" office:value="780" calcext:value-type="float">
            <text:p>780</text:p>
          </table:table-cell>
          <table:table-cell table:formula="of:=OFFSET([.C$4];[.M205];0)" office:value-type="float" office:value="43758" calcext:value-type="float">
            <text:p>43758</text:p>
          </table:table-cell>
          <table:table-cell table:formula="of:=[.L205]" office:value-type="float" office:value="0.659722222222211" calcext:value-type="float">
            <text:p>0.65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05];0)&lt;=[.O2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6]))" office:value-type="date" office:date-value="2019-10-10T15:49:31.454286" calcext:value-type="date">
            <text:p>2019-10-10 15:49:31</text:p>
          </table:table-cell>
          <table:table-cell table:style-name="ce7" table:formula="of:=[.A206]" office:value-type="date" office:date-value="2019-10-10T15:49:31.454286" calcext:value-type="date">
            <text:p>2019-10-10 15:49:31</text:p>
          </table:table-cell>
          <table:table-cell table:formula="of:=TRUNC([.A206])" office:value-type="float" office:value="43748" calcext:value-type="float">
            <text:p>43748</text:p>
          </table:table-cell>
          <table:table-cell table:style-name="ce12" table:formula="of:=[.B206]-[.C206]" office:value-type="date" office:date-value="1899-12-30T15:49:31.45428601652" calcext:value-type="date">
            <text:p>12/30/99 03:49 PM</text:p>
          </table:table-cell>
          <table:table-cell table:formula="of:=MOD([.E205]-[.$E$2];[.$H$2])+1+[.$E$2]" office:value-type="float" office:value="244" calcext:value-type="float">
            <text:p>244</text:p>
          </table:table-cell>
          <table:table-cell table:formula="of:=MOD([.F205]+1/[.$H$2];5)" office:value-type="float" office:value="3.38333333333333" calcext:value-type="float">
            <text:p>3,38333333333333</text:p>
          </table:table-cell>
          <table:table-cell table:formula="of:=IF([.F206]&lt;0.000001;[.G205]+2+1/[.$H$2];[.G205]+1/[.$H$2])" office:value-type="float" office:value="3.38333333333333" calcext:value-type="float">
            <text:p>3,38333333333333</text:p>
          </table:table-cell>
          <table:table-cell table:number-columns-repeated="4"/>
          <table:table-cell table:formula="of:=SUM(MOD(SUM([.L205]-[.L$2];[.T$2]);[.R$2]-[.L$2]);[.L$2])" office:value-type="time" office:time-value="PT15H59M59.999999999S" calcext:value-type="time">
            <text:p>16:00:00</text:p>
          </table:table-cell>
          <table:table-cell table:formula="of:=IF([.L206]&lt;[.L205];[.M205]+[.H$2];[.M205])" office:value-type="float" office:value="780" calcext:value-type="float">
            <text:p>780</text:p>
          </table:table-cell>
          <table:table-cell table:formula="of:=OFFSET([.C$4];[.M206];0)" office:value-type="float" office:value="43758" calcext:value-type="float">
            <text:p>43758</text:p>
          </table:table-cell>
          <table:table-cell table:formula="of:=[.L206]" office:value-type="float" office:value="0.666666666666655" calcext:value-type="float">
            <text:p>0.66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06];0)&lt;=[.O2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7]))" office:value-type="date" office:date-value="2019-10-10T15:41:17.199148" calcext:value-type="date">
            <text:p>2019-10-10 15:41:17</text:p>
          </table:table-cell>
          <table:table-cell table:style-name="ce7" table:formula="of:=[.A207]" office:value-type="date" office:date-value="2019-10-10T15:41:17.199148" calcext:value-type="date">
            <text:p>2019-10-10 15:41:17</text:p>
          </table:table-cell>
          <table:table-cell table:formula="of:=TRUNC([.A207])" office:value-type="float" office:value="43748" calcext:value-type="float">
            <text:p>43748</text:p>
          </table:table-cell>
          <table:table-cell table:style-name="ce12" table:formula="of:=[.B207]-[.C207]" office:value-type="date" office:date-value="1899-12-30T15:41:17.19914841" calcext:value-type="date">
            <text:p>12/30/99 03:41 PM</text:p>
          </table:table-cell>
          <table:table-cell table:formula="of:=MOD([.E206]-[.$E$2];[.$H$2])+1+[.$E$2]" office:value-type="float" office:value="245" calcext:value-type="float">
            <text:p>245</text:p>
          </table:table-cell>
          <table:table-cell table:formula="of:=MOD([.F206]+1/[.$H$2];5)" office:value-type="float" office:value="3.39999999999999" calcext:value-type="float">
            <text:p>3,39999999999999</text:p>
          </table:table-cell>
          <table:table-cell table:formula="of:=IF([.F207]&lt;0.000001;[.G206]+2+1/[.$H$2];[.G206]+1/[.$H$2])" office:value-type="float" office:value="3.39999999999999" calcext:value-type="float">
            <text:p>3,39999999999999</text:p>
          </table:table-cell>
          <table:table-cell table:number-columns-repeated="4"/>
          <table:table-cell table:formula="of:=SUM(MOD(SUM([.L206]-[.L$2];[.T$2]);[.R$2]-[.L$2]);[.L$2])" office:value-type="time" office:time-value="PT16H09M59.999999999S" calcext:value-type="time">
            <text:p>16:10:00</text:p>
          </table:table-cell>
          <table:table-cell table:formula="of:=IF([.L207]&lt;[.L206];[.M206]+[.H$2];[.M206])" office:value-type="float" office:value="780" calcext:value-type="float">
            <text:p>780</text:p>
          </table:table-cell>
          <table:table-cell table:formula="of:=OFFSET([.C$4];[.M207];0)" office:value-type="float" office:value="43758" calcext:value-type="float">
            <text:p>43758</text:p>
          </table:table-cell>
          <table:table-cell table:formula="of:=[.L207]" office:value-type="float" office:value="0.673611111111099" calcext:value-type="float">
            <text:p>0.67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07];0)&lt;=[.O2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8]))" office:value-type="date" office:date-value="2019-10-10T16:31:31.453886" calcext:value-type="date">
            <text:p>2019-10-10 16:31:31</text:p>
          </table:table-cell>
          <table:table-cell table:style-name="ce7" table:formula="of:=[.A208]" office:value-type="date" office:date-value="2019-10-10T16:31:31.453886" calcext:value-type="date">
            <text:p>2019-10-10 16:31:31</text:p>
          </table:table-cell>
          <table:table-cell table:formula="of:=TRUNC([.A208])" office:value-type="float" office:value="43748" calcext:value-type="float">
            <text:p>43748</text:p>
          </table:table-cell>
          <table:table-cell table:style-name="ce12" table:formula="of:=[.B208]-[.C208]" office:value-type="date" office:date-value="1899-12-30T16:31:31.45388561301" calcext:value-type="date">
            <text:p>12/30/99 04:31 PM</text:p>
          </table:table-cell>
          <table:table-cell table:formula="of:=MOD([.E207]-[.$E$2];[.$H$2])+1+[.$E$2]" office:value-type="float" office:value="246" calcext:value-type="float">
            <text:p>246</text:p>
          </table:table-cell>
          <table:table-cell table:formula="of:=MOD([.F207]+1/[.$H$2];5)" office:value-type="float" office:value="3.41666666666666" calcext:value-type="float">
            <text:p>3,41666666666666</text:p>
          </table:table-cell>
          <table:table-cell table:formula="of:=IF([.F208]&lt;0.000001;[.G207]+2+1/[.$H$2];[.G207]+1/[.$H$2])" office:value-type="float" office:value="3.41666666666666" calcext:value-type="float">
            <text:p>3,41666666666666</text:p>
          </table:table-cell>
          <table:table-cell table:number-columns-repeated="4"/>
          <table:table-cell table:formula="of:=SUM(MOD(SUM([.L207]-[.L$2];[.T$2]);[.R$2]-[.L$2]);[.L$2])" office:value-type="time" office:time-value="PT16H19M59.999999999S" calcext:value-type="time">
            <text:p>16:20:00</text:p>
          </table:table-cell>
          <table:table-cell table:formula="of:=IF([.L208]&lt;[.L207];[.M207]+[.H$2];[.M207])" office:value-type="float" office:value="780" calcext:value-type="float">
            <text:p>780</text:p>
          </table:table-cell>
          <table:table-cell table:formula="of:=OFFSET([.C$4];[.M208];0)" office:value-type="float" office:value="43758" calcext:value-type="float">
            <text:p>43758</text:p>
          </table:table-cell>
          <table:table-cell table:formula="of:=[.L208]" office:value-type="float" office:value="0.680555555555544" calcext:value-type="float">
            <text:p>0.68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08];0)&lt;=[.O2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9]))" office:value-type="date" office:date-value="2019-10-10T15:37:59.821267" calcext:value-type="date">
            <text:p>2019-10-10 15:38:00</text:p>
          </table:table-cell>
          <table:table-cell table:style-name="ce7" table:formula="of:=[.A209]" office:value-type="date" office:date-value="2019-10-10T15:37:59.821267" calcext:value-type="date">
            <text:p>2019-10-10 15:38:00</text:p>
          </table:table-cell>
          <table:table-cell table:formula="of:=TRUNC([.A209])" office:value-type="float" office:value="43748" calcext:value-type="float">
            <text:p>43748</text:p>
          </table:table-cell>
          <table:table-cell table:style-name="ce12" table:formula="of:=[.B209]-[.C209]" office:value-type="date" office:date-value="1899-12-30T15:37:59.82126669958" calcext:value-type="date">
            <text:p>12/30/99 03:38 PM</text:p>
          </table:table-cell>
          <table:table-cell table:formula="of:=MOD([.E208]-[.$E$2];[.$H$2])+1+[.$E$2]" office:value-type="float" office:value="247" calcext:value-type="float">
            <text:p>247</text:p>
          </table:table-cell>
          <table:table-cell table:formula="of:=MOD([.F208]+1/[.$H$2];5)" office:value-type="float" office:value="3.43333333333333" calcext:value-type="float">
            <text:p>3,43333333333333</text:p>
          </table:table-cell>
          <table:table-cell table:formula="of:=IF([.F209]&lt;0.000001;[.G208]+2+1/[.$H$2];[.G208]+1/[.$H$2])" office:value-type="float" office:value="3.43333333333333" calcext:value-type="float">
            <text:p>3,43333333333333</text:p>
          </table:table-cell>
          <table:table-cell table:number-columns-repeated="4"/>
          <table:table-cell table:formula="of:=SUM(MOD(SUM([.L208]-[.L$2];[.T$2]);[.R$2]-[.L$2]);[.L$2])" office:value-type="time" office:time-value="PT16H29M59.999999999S" calcext:value-type="time">
            <text:p>16:30:00</text:p>
          </table:table-cell>
          <table:table-cell table:formula="of:=IF([.L209]&lt;[.L208];[.M208]+[.H$2];[.M208])" office:value-type="float" office:value="780" calcext:value-type="float">
            <text:p>780</text:p>
          </table:table-cell>
          <table:table-cell table:formula="of:=OFFSET([.C$4];[.M209];0)" office:value-type="float" office:value="43758" calcext:value-type="float">
            <text:p>43758</text:p>
          </table:table-cell>
          <table:table-cell table:formula="of:=[.L209]" office:value-type="float" office:value="0.687499999999988" calcext:value-type="float">
            <text:p>0.68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09];0)&lt;=[.O2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0]))" office:value-type="date" office:date-value="2019-10-10T15:33:39.886766" calcext:value-type="date">
            <text:p>2019-10-10 15:33:40</text:p>
          </table:table-cell>
          <table:table-cell table:style-name="ce7" table:formula="of:=[.A210]" office:value-type="date" office:date-value="2019-10-10T15:33:39.886766" calcext:value-type="date">
            <text:p>2019-10-10 15:33:40</text:p>
          </table:table-cell>
          <table:table-cell table:formula="of:=TRUNC([.A210])" office:value-type="float" office:value="43748" calcext:value-type="float">
            <text:p>43748</text:p>
          </table:table-cell>
          <table:table-cell table:style-name="ce12" table:formula="of:=[.B210]-[.C210]" office:value-type="date" office:date-value="1899-12-30T15:33:39.88676644396" calcext:value-type="date">
            <text:p>12/30/99 03:33 PM</text:p>
          </table:table-cell>
          <table:table-cell table:formula="of:=MOD([.E209]-[.$E$2];[.$H$2])+1+[.$E$2]" office:value-type="float" office:value="248" calcext:value-type="float">
            <text:p>248</text:p>
          </table:table-cell>
          <table:table-cell table:formula="of:=MOD([.F209]+1/[.$H$2];5)" office:value-type="float" office:value="3.44999999999999" calcext:value-type="float">
            <text:p>3,44999999999999</text:p>
          </table:table-cell>
          <table:table-cell table:formula="of:=IF([.F210]&lt;0.000001;[.G209]+2+1/[.$H$2];[.G209]+1/[.$H$2])" office:value-type="float" office:value="3.44999999999999" calcext:value-type="float">
            <text:p>3,44999999999999</text:p>
          </table:table-cell>
          <table:table-cell table:number-columns-repeated="4"/>
          <table:table-cell table:formula="of:=SUM(MOD(SUM([.L209]-[.L$2];[.T$2]);[.R$2]-[.L$2]);[.L$2])" office:value-type="time" office:time-value="PT16H39M59.999999999S" calcext:value-type="time">
            <text:p>16:40:00</text:p>
          </table:table-cell>
          <table:table-cell table:formula="of:=IF([.L210]&lt;[.L209];[.M209]+[.H$2];[.M209])" office:value-type="float" office:value="780" calcext:value-type="float">
            <text:p>780</text:p>
          </table:table-cell>
          <table:table-cell table:formula="of:=OFFSET([.C$4];[.M210];0)" office:value-type="float" office:value="43758" calcext:value-type="float">
            <text:p>43758</text:p>
          </table:table-cell>
          <table:table-cell table:formula="of:=[.L210]" office:value-type="float" office:value="0.694444444444433" calcext:value-type="float">
            <text:p>0.69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10];0)&lt;=[.O2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1]))" office:value-type="date" office:date-value="2019-10-10T16:01:38.284311" calcext:value-type="date">
            <text:p>2019-10-10 16:01:38</text:p>
          </table:table-cell>
          <table:table-cell table:style-name="ce7" table:formula="of:=[.A211]" office:value-type="date" office:date-value="2019-10-10T16:01:38.284311" calcext:value-type="date">
            <text:p>2019-10-10 16:01:38</text:p>
          </table:table-cell>
          <table:table-cell table:formula="of:=TRUNC([.A211])" office:value-type="float" office:value="43748" calcext:value-type="float">
            <text:p>43748</text:p>
          </table:table-cell>
          <table:table-cell table:style-name="ce12" table:formula="of:=[.B211]-[.C211]" office:value-type="date" office:date-value="1899-12-30T16:01:38.2843112899" calcext:value-type="date">
            <text:p>12/30/99 04:01 PM</text:p>
          </table:table-cell>
          <table:table-cell table:formula="of:=MOD([.E210]-[.$E$2];[.$H$2])+1+[.$E$2]" office:value-type="float" office:value="249" calcext:value-type="float">
            <text:p>249</text:p>
          </table:table-cell>
          <table:table-cell table:formula="of:=MOD([.F210]+1/[.$H$2];5)" office:value-type="float" office:value="3.46666666666666" calcext:value-type="float">
            <text:p>3,46666666666666</text:p>
          </table:table-cell>
          <table:table-cell table:formula="of:=IF([.F211]&lt;0.000001;[.G210]+2+1/[.$H$2];[.G210]+1/[.$H$2])" office:value-type="float" office:value="3.46666666666666" calcext:value-type="float">
            <text:p>3,46666666666666</text:p>
          </table:table-cell>
          <table:table-cell table:number-columns-repeated="4"/>
          <table:table-cell table:formula="of:=SUM(MOD(SUM([.L210]-[.L$2];[.T$2]);[.R$2]-[.L$2]);[.L$2])" office:value-type="time" office:time-value="PT16H49M59.999999999S" calcext:value-type="time">
            <text:p>16:50:00</text:p>
          </table:table-cell>
          <table:table-cell table:formula="of:=IF([.L211]&lt;[.L210];[.M210]+[.H$2];[.M210])" office:value-type="float" office:value="780" calcext:value-type="float">
            <text:p>780</text:p>
          </table:table-cell>
          <table:table-cell table:formula="of:=OFFSET([.C$4];[.M211];0)" office:value-type="float" office:value="43758" calcext:value-type="float">
            <text:p>43758</text:p>
          </table:table-cell>
          <table:table-cell table:formula="of:=[.L211]" office:value-type="float" office:value="0.701388888888877" calcext:value-type="float">
            <text:p>0.70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11];0)&lt;=[.O2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2]))" office:value-type="date" office:date-value="2019-10-10T16:02:02.132811" calcext:value-type="date">
            <text:p>2019-10-10 16:02:02</text:p>
          </table:table-cell>
          <table:table-cell table:style-name="ce7" table:formula="of:=[.A212]" office:value-type="date" office:date-value="2019-10-10T16:02:02.132811" calcext:value-type="date">
            <text:p>2019-10-10 16:02:02</text:p>
          </table:table-cell>
          <table:table-cell table:formula="of:=TRUNC([.A212])" office:value-type="float" office:value="43748" calcext:value-type="float">
            <text:p>43748</text:p>
          </table:table-cell>
          <table:table-cell table:style-name="ce12" table:formula="of:=[.B212]-[.C212]" office:value-type="date" office:date-value="1899-12-30T16:02:02.13281148579" calcext:value-type="date">
            <text:p>12/30/99 04:02 PM</text:p>
          </table:table-cell>
          <table:table-cell table:formula="of:=MOD([.E211]-[.$E$2];[.$H$2])+1+[.$E$2]" office:value-type="float" office:value="250" calcext:value-type="float">
            <text:p>250</text:p>
          </table:table-cell>
          <table:table-cell table:formula="of:=MOD([.F211]+1/[.$H$2];5)" office:value-type="float" office:value="3.48333333333333" calcext:value-type="float">
            <text:p>3,48333333333333</text:p>
          </table:table-cell>
          <table:table-cell table:formula="of:=IF([.F212]&lt;0.000001;[.G211]+2+1/[.$H$2];[.G211]+1/[.$H$2])" office:value-type="float" office:value="3.48333333333333" calcext:value-type="float">
            <text:p>3,48333333333333</text:p>
          </table:table-cell>
          <table:table-cell table:number-columns-repeated="4"/>
          <table:table-cell table:formula="of:=SUM(MOD(SUM([.L211]-[.L$2];[.T$2]);[.R$2]-[.L$2]);[.L$2])" office:value-type="time" office:time-value="PT16H59M59.999999999S" calcext:value-type="time">
            <text:p>17:00:00</text:p>
          </table:table-cell>
          <table:table-cell table:formula="of:=IF([.L212]&lt;[.L211];[.M211]+[.H$2];[.M211])" office:value-type="float" office:value="780" calcext:value-type="float">
            <text:p>780</text:p>
          </table:table-cell>
          <table:table-cell table:formula="of:=OFFSET([.C$4];[.M212];0)" office:value-type="float" office:value="43758" calcext:value-type="float">
            <text:p>43758</text:p>
          </table:table-cell>
          <table:table-cell table:formula="of:=[.L212]" office:value-type="float" office:value="0.708333333333322" calcext:value-type="float">
            <text:p>0.70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12];0)&lt;=[.O2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3]))" office:value-type="date" office:date-value="2019-10-10T15:44:53.099028" calcext:value-type="date">
            <text:p>2019-10-10 15:44:53</text:p>
          </table:table-cell>
          <table:table-cell table:style-name="ce7" table:formula="of:=[.A213]" office:value-type="date" office:date-value="2019-10-10T15:44:53.099028" calcext:value-type="date">
            <text:p>2019-10-10 15:44:53</text:p>
          </table:table-cell>
          <table:table-cell table:formula="of:=TRUNC([.A213])" office:value-type="float" office:value="43748" calcext:value-type="float">
            <text:p>43748</text:p>
          </table:table-cell>
          <table:table-cell table:style-name="ce12" table:formula="of:=[.B213]-[.C213]" office:value-type="date" office:date-value="1899-12-30T15:44:53.09902845416" calcext:value-type="date">
            <text:p>12/30/99 03:44 PM</text:p>
          </table:table-cell>
          <table:table-cell table:formula="of:=MOD([.E212]-[.$E$2];[.$H$2])+1+[.$E$2]" office:value-type="float" office:value="251" calcext:value-type="float">
            <text:p>251</text:p>
          </table:table-cell>
          <table:table-cell table:formula="of:=MOD([.F212]+1/[.$H$2];5)" office:value-type="float" office:value="3.49999999999999" calcext:value-type="float">
            <text:p>3,49999999999999</text:p>
          </table:table-cell>
          <table:table-cell table:formula="of:=IF([.F213]&lt;0.000001;[.G212]+2+1/[.$H$2];[.G212]+1/[.$H$2])" office:value-type="float" office:value="3.49999999999999" calcext:value-type="float">
            <text:p>3,49999999999999</text:p>
          </table:table-cell>
          <table:table-cell table:number-columns-repeated="4"/>
          <table:table-cell table:formula="of:=SUM(MOD(SUM([.L212]-[.L$2];[.T$2]);[.R$2]-[.L$2]);[.L$2])" office:value-type="time" office:time-value="PT14H39M59.999999999S" calcext:value-type="time">
            <text:p>14:40:00</text:p>
          </table:table-cell>
          <table:table-cell table:formula="of:=IF([.L213]&lt;[.L212];[.M212]+[.H$2];[.M212])" office:value-type="float" office:value="840" calcext:value-type="float">
            <text:p>840</text:p>
          </table:table-cell>
          <table:table-cell table:formula="of:=OFFSET([.C$4];[.M213];0)" office:value-type="float" office:value="43759" calcext:value-type="float">
            <text:p>43759</text:p>
          </table:table-cell>
          <table:table-cell table:formula="of:=[.L213]" office:value-type="float" office:value="0.6111111111111" calcext:value-type="float">
            <text:p>0.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13];0)&lt;=[.O2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4]))" office:value-type="date" office:date-value="2019-10-10T15:49:09.314258" calcext:value-type="date">
            <text:p>2019-10-10 15:49:09</text:p>
          </table:table-cell>
          <table:table-cell table:style-name="ce7" table:formula="of:=[.A214]" office:value-type="date" office:date-value="2019-10-10T15:49:09.314258" calcext:value-type="date">
            <text:p>2019-10-10 15:49:09</text:p>
          </table:table-cell>
          <table:table-cell table:formula="of:=TRUNC([.A214])" office:value-type="float" office:value="43748" calcext:value-type="float">
            <text:p>43748</text:p>
          </table:table-cell>
          <table:table-cell table:style-name="ce12" table:formula="of:=[.B214]-[.C214]" office:value-type="date" office:date-value="1899-12-30T15:49:09.31425824761" calcext:value-type="date">
            <text:p>12/30/99 03:49 PM</text:p>
          </table:table-cell>
          <table:table-cell table:formula="of:=MOD([.E213]-[.$E$2];[.$H$2])+1+[.$E$2]" office:value-type="float" office:value="252" calcext:value-type="float">
            <text:p>252</text:p>
          </table:table-cell>
          <table:table-cell table:formula="of:=MOD([.F213]+1/[.$H$2];5)" office:value-type="float" office:value="3.51666666666666" calcext:value-type="float">
            <text:p>3,51666666666666</text:p>
          </table:table-cell>
          <table:table-cell table:formula="of:=IF([.F214]&lt;0.000001;[.G213]+2+1/[.$H$2];[.G213]+1/[.$H$2])" office:value-type="float" office:value="3.51666666666666" calcext:value-type="float">
            <text:p>3,51666666666666</text:p>
          </table:table-cell>
          <table:table-cell table:number-columns-repeated="4"/>
          <table:table-cell table:formula="of:=SUM(MOD(SUM([.L213]-[.L$2];[.T$2]);[.R$2]-[.L$2]);[.L$2])" office:value-type="time" office:time-value="PT14H49M59.999999999S" calcext:value-type="time">
            <text:p>14:50:00</text:p>
          </table:table-cell>
          <table:table-cell table:formula="of:=IF([.L214]&lt;[.L213];[.M213]+[.H$2];[.M213])" office:value-type="float" office:value="840" calcext:value-type="float">
            <text:p>840</text:p>
          </table:table-cell>
          <table:table-cell table:formula="of:=OFFSET([.C$4];[.M214];0)" office:value-type="float" office:value="43759" calcext:value-type="float">
            <text:p>43759</text:p>
          </table:table-cell>
          <table:table-cell table:formula="of:=[.L214]" office:value-type="float" office:value="0.618055555555544" calcext:value-type="float">
            <text:p>0.61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14];0)&lt;=[.O2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5]))" office:value-type="date" office:date-value="2019-10-10T15:40:36.946925" calcext:value-type="date">
            <text:p>2019-10-10 15:40:37</text:p>
          </table:table-cell>
          <table:table-cell table:style-name="ce7" table:formula="of:=[.A215]" office:value-type="date" office:date-value="2019-10-10T15:40:36.946925" calcext:value-type="date">
            <text:p>2019-10-10 15:40:37</text:p>
          </table:table-cell>
          <table:table-cell table:formula="of:=TRUNC([.A215])" office:value-type="float" office:value="43748" calcext:value-type="float">
            <text:p>43748</text:p>
          </table:table-cell>
          <table:table-cell table:style-name="ce12" table:formula="of:=[.B215]-[.C215]" office:value-type="date" office:date-value="1899-12-30T15:40:36.94692507852" calcext:value-type="date">
            <text:p>12/30/99 03:40 PM</text:p>
          </table:table-cell>
          <table:table-cell table:formula="of:=MOD([.E214]-[.$E$2];[.$H$2])+1+[.$E$2]" office:value-type="float" office:value="253" calcext:value-type="float">
            <text:p>253</text:p>
          </table:table-cell>
          <table:table-cell table:formula="of:=MOD([.F214]+1/[.$H$2];5)" office:value-type="float" office:value="3.53333333333333" calcext:value-type="float">
            <text:p>3,53333333333333</text:p>
          </table:table-cell>
          <table:table-cell table:formula="of:=IF([.F215]&lt;0.000001;[.G214]+2+1/[.$H$2];[.G214]+1/[.$H$2])" office:value-type="float" office:value="3.53333333333333" calcext:value-type="float">
            <text:p>3,53333333333333</text:p>
          </table:table-cell>
          <table:table-cell table:number-columns-repeated="4"/>
          <table:table-cell table:formula="of:=SUM(MOD(SUM([.L214]-[.L$2];[.T$2]);[.R$2]-[.L$2]);[.L$2])" office:value-type="time" office:time-value="PT14H59M59.999999999S" calcext:value-type="time">
            <text:p>15:00:00</text:p>
          </table:table-cell>
          <table:table-cell table:formula="of:=IF([.L215]&lt;[.L214];[.M214]+[.H$2];[.M214])" office:value-type="float" office:value="840" calcext:value-type="float">
            <text:p>840</text:p>
          </table:table-cell>
          <table:table-cell table:formula="of:=OFFSET([.C$4];[.M215];0)" office:value-type="float" office:value="43759" calcext:value-type="float">
            <text:p>43759</text:p>
          </table:table-cell>
          <table:table-cell table:formula="of:=[.L215]" office:value-type="float" office:value="0.624999999999988" calcext:value-type="float">
            <text:p>0.62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15];0)&lt;=[.O2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6]))" office:value-type="date" office:date-value="2019-10-10T15:52:33.471629" calcext:value-type="date">
            <text:p>2019-10-10 15:52:33</text:p>
          </table:table-cell>
          <table:table-cell table:style-name="ce7" table:formula="of:=[.A216]" office:value-type="date" office:date-value="2019-10-10T15:52:33.471629" calcext:value-type="date">
            <text:p>2019-10-10 15:52:33</text:p>
          </table:table-cell>
          <table:table-cell table:formula="of:=TRUNC([.A216])" office:value-type="float" office:value="43748" calcext:value-type="float">
            <text:p>43748</text:p>
          </table:table-cell>
          <table:table-cell table:style-name="ce12" table:formula="of:=[.B216]-[.C216]" office:value-type="date" office:date-value="1899-12-30T15:52:33.47162880935" calcext:value-type="date">
            <text:p>12/30/99 03:52 PM</text:p>
          </table:table-cell>
          <table:table-cell table:formula="of:=MOD([.E215]-[.$E$2];[.$H$2])+1+[.$E$2]" office:value-type="float" office:value="254" calcext:value-type="float">
            <text:p>254</text:p>
          </table:table-cell>
          <table:table-cell table:formula="of:=MOD([.F215]+1/[.$H$2];5)" office:value-type="float" office:value="3.54999999999999" calcext:value-type="float">
            <text:p>3,54999999999999</text:p>
          </table:table-cell>
          <table:table-cell table:formula="of:=IF([.F216]&lt;0.000001;[.G215]+2+1/[.$H$2];[.G215]+1/[.$H$2])" office:value-type="float" office:value="3.54999999999999" calcext:value-type="float">
            <text:p>3,54999999999999</text:p>
          </table:table-cell>
          <table:table-cell table:number-columns-repeated="4"/>
          <table:table-cell table:formula="of:=SUM(MOD(SUM([.L215]-[.L$2];[.T$2]);[.R$2]-[.L$2]);[.L$2])" office:value-type="time" office:time-value="PT15H09M59.999999999S" calcext:value-type="time">
            <text:p>15:10:00</text:p>
          </table:table-cell>
          <table:table-cell table:formula="of:=IF([.L216]&lt;[.L215];[.M215]+[.H$2];[.M215])" office:value-type="float" office:value="840" calcext:value-type="float">
            <text:p>840</text:p>
          </table:table-cell>
          <table:table-cell table:formula="of:=OFFSET([.C$4];[.M216];0)" office:value-type="float" office:value="43759" calcext:value-type="float">
            <text:p>43759</text:p>
          </table:table-cell>
          <table:table-cell table:formula="of:=[.L216]" office:value-type="float" office:value="0.631944444444433" calcext:value-type="float">
            <text:p>0.63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16];0)&lt;=[.O2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7]))" office:value-type="date" office:date-value="2019-10-10T15:15:20.38138" calcext:value-type="date">
            <text:p>2019-10-10 15:15:20</text:p>
          </table:table-cell>
          <table:table-cell table:style-name="ce7" table:formula="of:=[.A217]" office:value-type="date" office:date-value="2019-10-10T15:15:20.38138" calcext:value-type="date">
            <text:p>2019-10-10 15:15:20</text:p>
          </table:table-cell>
          <table:table-cell table:formula="of:=TRUNC([.A217])" office:value-type="float" office:value="43748" calcext:value-type="float">
            <text:p>43748</text:p>
          </table:table-cell>
          <table:table-cell table:style-name="ce12" table:formula="of:=[.B217]-[.C217]" office:value-type="date" office:date-value="1899-12-30T15:15:20.38138001226" calcext:value-type="date">
            <text:p>12/30/99 03:15 PM</text:p>
          </table:table-cell>
          <table:table-cell table:formula="of:=MOD([.E216]-[.$E$2];[.$H$2])+1+[.$E$2]" office:value-type="float" office:value="255" calcext:value-type="float">
            <text:p>255</text:p>
          </table:table-cell>
          <table:table-cell table:formula="of:=MOD([.F216]+1/[.$H$2];5)" office:value-type="float" office:value="3.56666666666666" calcext:value-type="float">
            <text:p>3,56666666666666</text:p>
          </table:table-cell>
          <table:table-cell table:formula="of:=IF([.F217]&lt;0.000001;[.G216]+2+1/[.$H$2];[.G216]+1/[.$H$2])" office:value-type="float" office:value="3.56666666666666" calcext:value-type="float">
            <text:p>3,56666666666666</text:p>
          </table:table-cell>
          <table:table-cell table:number-columns-repeated="4"/>
          <table:table-cell table:formula="of:=SUM(MOD(SUM([.L216]-[.L$2];[.T$2]);[.R$2]-[.L$2]);[.L$2])" office:value-type="time" office:time-value="PT15H19M59.999999999S" calcext:value-type="time">
            <text:p>15:20:00</text:p>
          </table:table-cell>
          <table:table-cell table:formula="of:=IF([.L217]&lt;[.L216];[.M216]+[.H$2];[.M216])" office:value-type="float" office:value="840" calcext:value-type="float">
            <text:p>840</text:p>
          </table:table-cell>
          <table:table-cell table:formula="of:=OFFSET([.C$4];[.M217];0)" office:value-type="float" office:value="43759" calcext:value-type="float">
            <text:p>43759</text:p>
          </table:table-cell>
          <table:table-cell table:formula="of:=[.L217]" office:value-type="float" office:value="0.638888888888877" calcext:value-type="float">
            <text:p>0.63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17];0)&lt;=[.O21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8]))" office:value-type="date" office:date-value="2019-10-10T15:30:09.06916" calcext:value-type="date">
            <text:p>2019-10-10 15:30:09</text:p>
          </table:table-cell>
          <table:table-cell table:style-name="ce7" table:formula="of:=[.A218]" office:value-type="date" office:date-value="2019-10-10T15:30:09.06916" calcext:value-type="date">
            <text:p>2019-10-10 15:30:09</text:p>
          </table:table-cell>
          <table:table-cell table:formula="of:=TRUNC([.A218])" office:value-type="float" office:value="43748" calcext:value-type="float">
            <text:p>43748</text:p>
          </table:table-cell>
          <table:table-cell table:style-name="ce12" table:formula="of:=[.B218]-[.C218]" office:value-type="date" office:date-value="1899-12-30T15:30:09.06915992964" calcext:value-type="date">
            <text:p>12/30/99 03:30 PM</text:p>
          </table:table-cell>
          <table:table-cell table:formula="of:=MOD([.E217]-[.$E$2];[.$H$2])+1+[.$E$2]" office:value-type="float" office:value="256" calcext:value-type="float">
            <text:p>256</text:p>
          </table:table-cell>
          <table:table-cell table:formula="of:=MOD([.F217]+1/[.$H$2];5)" office:value-type="float" office:value="3.58333333333333" calcext:value-type="float">
            <text:p>3,58333333333333</text:p>
          </table:table-cell>
          <table:table-cell table:formula="of:=IF([.F218]&lt;0.000001;[.G217]+2+1/[.$H$2];[.G217]+1/[.$H$2])" office:value-type="float" office:value="3.58333333333333" calcext:value-type="float">
            <text:p>3,58333333333333</text:p>
          </table:table-cell>
          <table:table-cell table:number-columns-repeated="4"/>
          <table:table-cell table:formula="of:=SUM(MOD(SUM([.L217]-[.L$2];[.T$2]);[.R$2]-[.L$2]);[.L$2])" office:value-type="time" office:time-value="PT15H29M59.999999999S" calcext:value-type="time">
            <text:p>15:30:00</text:p>
          </table:table-cell>
          <table:table-cell table:formula="of:=IF([.L218]&lt;[.L217];[.M217]+[.H$2];[.M217])" office:value-type="float" office:value="840" calcext:value-type="float">
            <text:p>840</text:p>
          </table:table-cell>
          <table:table-cell table:formula="of:=OFFSET([.C$4];[.M218];0)" office:value-type="float" office:value="43759" calcext:value-type="float">
            <text:p>43759</text:p>
          </table:table-cell>
          <table:table-cell table:formula="of:=[.L218]" office:value-type="float" office:value="0.645833333333322" calcext:value-type="float">
            <text:p>0.64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18];0)&lt;=[.O21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9]))" office:value-type="date" office:date-value="2019-10-10T15:38:17.591037" calcext:value-type="date">
            <text:p>2019-10-10 15:38:18</text:p>
          </table:table-cell>
          <table:table-cell table:style-name="ce7" table:formula="of:=[.A219]" office:value-type="date" office:date-value="2019-10-10T15:38:17.591037" calcext:value-type="date">
            <text:p>2019-10-10 15:38:18</text:p>
          </table:table-cell>
          <table:table-cell table:formula="of:=TRUNC([.A219])" office:value-type="float" office:value="43748" calcext:value-type="float">
            <text:p>43748</text:p>
          </table:table-cell>
          <table:table-cell table:style-name="ce12" table:formula="of:=[.B219]-[.C219]" office:value-type="date" office:date-value="1899-12-30T15:38:17.59103679098" calcext:value-type="date">
            <text:p>12/30/99 03:38 PM</text:p>
          </table:table-cell>
          <table:table-cell table:formula="of:=MOD([.E218]-[.$E$2];[.$H$2])+1+[.$E$2]" office:value-type="float" office:value="257" calcext:value-type="float">
            <text:p>257</text:p>
          </table:table-cell>
          <table:table-cell table:formula="of:=MOD([.F218]+1/[.$H$2];5)" office:value-type="float" office:value="3.59999999999999" calcext:value-type="float">
            <text:p>3,59999999999999</text:p>
          </table:table-cell>
          <table:table-cell table:formula="of:=IF([.F219]&lt;0.000001;[.G218]+2+1/[.$H$2];[.G218]+1/[.$H$2])" office:value-type="float" office:value="3.59999999999999" calcext:value-type="float">
            <text:p>3,59999999999999</text:p>
          </table:table-cell>
          <table:table-cell table:number-columns-repeated="4"/>
          <table:table-cell table:formula="of:=SUM(MOD(SUM([.L218]-[.L$2];[.T$2]);[.R$2]-[.L$2]);[.L$2])" office:value-type="time" office:time-value="PT15H39M59.999999999S" calcext:value-type="time">
            <text:p>15:40:00</text:p>
          </table:table-cell>
          <table:table-cell table:formula="of:=IF([.L219]&lt;[.L218];[.M218]+[.H$2];[.M218])" office:value-type="float" office:value="840" calcext:value-type="float">
            <text:p>840</text:p>
          </table:table-cell>
          <table:table-cell table:formula="of:=OFFSET([.C$4];[.M219];0)" office:value-type="float" office:value="43759" calcext:value-type="float">
            <text:p>43759</text:p>
          </table:table-cell>
          <table:table-cell table:formula="of:=[.L219]" office:value-type="float" office:value="0.652777777777766" calcext:value-type="float">
            <text:p>0.65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19];0)&lt;=[.O2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0]))" office:value-type="date" office:date-value="2019-10-10T15:38:30.503559" calcext:value-type="date">
            <text:p>2019-10-10 15:38:31</text:p>
          </table:table-cell>
          <table:table-cell table:style-name="ce7" table:formula="of:=[.A220]" office:value-type="date" office:date-value="2019-10-10T15:38:30.503559" calcext:value-type="date">
            <text:p>2019-10-10 15:38:31</text:p>
          </table:table-cell>
          <table:table-cell table:formula="of:=TRUNC([.A220])" office:value-type="float" office:value="43748" calcext:value-type="float">
            <text:p>43748</text:p>
          </table:table-cell>
          <table:table-cell table:style-name="ce12" table:formula="of:=[.B220]-[.C220]" office:value-type="date" office:date-value="1899-12-30T15:38:30.50355853513" calcext:value-type="date">
            <text:p>12/30/99 03:38 PM</text:p>
          </table:table-cell>
          <table:table-cell table:formula="of:=MOD([.E219]-[.$E$2];[.$H$2])+1+[.$E$2]" office:value-type="float" office:value="258" calcext:value-type="float">
            <text:p>258</text:p>
          </table:table-cell>
          <table:table-cell table:formula="of:=MOD([.F219]+1/[.$H$2];5)" office:value-type="float" office:value="3.61666666666666" calcext:value-type="float">
            <text:p>3,61666666666666</text:p>
          </table:table-cell>
          <table:table-cell table:formula="of:=IF([.F220]&lt;0.000001;[.G219]+2+1/[.$H$2];[.G219]+1/[.$H$2])" office:value-type="float" office:value="3.61666666666666" calcext:value-type="float">
            <text:p>3,61666666666666</text:p>
          </table:table-cell>
          <table:table-cell table:number-columns-repeated="4"/>
          <table:table-cell table:formula="of:=SUM(MOD(SUM([.L219]-[.L$2];[.T$2]);[.R$2]-[.L$2]);[.L$2])" office:value-type="time" office:time-value="PT15H49M59.999999999S" calcext:value-type="time">
            <text:p>15:50:00</text:p>
          </table:table-cell>
          <table:table-cell table:formula="of:=IF([.L220]&lt;[.L219];[.M219]+[.H$2];[.M219])" office:value-type="float" office:value="840" calcext:value-type="float">
            <text:p>840</text:p>
          </table:table-cell>
          <table:table-cell table:formula="of:=OFFSET([.C$4];[.M220];0)" office:value-type="float" office:value="43759" calcext:value-type="float">
            <text:p>43759</text:p>
          </table:table-cell>
          <table:table-cell table:formula="of:=[.L220]" office:value-type="float" office:value="0.659722222222211" calcext:value-type="float">
            <text:p>0.65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20];0)&lt;=[.O2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1]))" office:value-type="date" office:date-value="2019-10-10T15:43:15.593013" calcext:value-type="date">
            <text:p>2019-10-10 15:43:16</text:p>
          </table:table-cell>
          <table:table-cell table:style-name="ce7" table:formula="of:=[.A221]" office:value-type="date" office:date-value="2019-10-10T15:43:15.593013" calcext:value-type="date">
            <text:p>2019-10-10 15:43:16</text:p>
          </table:table-cell>
          <table:table-cell table:formula="of:=TRUNC([.A221])" office:value-type="float" office:value="43748" calcext:value-type="float">
            <text:p>43748</text:p>
          </table:table-cell>
          <table:table-cell table:style-name="ce12" table:formula="of:=[.B221]-[.C221]" office:value-type="date" office:date-value="1899-12-30T15:43:15.59301312547" calcext:value-type="date">
            <text:p>12/30/99 03:43 PM</text:p>
          </table:table-cell>
          <table:table-cell table:formula="of:=MOD([.E220]-[.$E$2];[.$H$2])+1+[.$E$2]" office:value-type="float" office:value="259" calcext:value-type="float">
            <text:p>259</text:p>
          </table:table-cell>
          <table:table-cell table:formula="of:=MOD([.F220]+1/[.$H$2];5)" office:value-type="float" office:value="3.63333333333333" calcext:value-type="float">
            <text:p>3,63333333333333</text:p>
          </table:table-cell>
          <table:table-cell table:formula="of:=IF([.F221]&lt;0.000001;[.G220]+2+1/[.$H$2];[.G220]+1/[.$H$2])" office:value-type="float" office:value="3.63333333333333" calcext:value-type="float">
            <text:p>3,63333333333333</text:p>
          </table:table-cell>
          <table:table-cell table:number-columns-repeated="4"/>
          <table:table-cell table:formula="of:=SUM(MOD(SUM([.L220]-[.L$2];[.T$2]);[.R$2]-[.L$2]);[.L$2])" office:value-type="time" office:time-value="PT15H59M59.999999999S" calcext:value-type="time">
            <text:p>16:00:00</text:p>
          </table:table-cell>
          <table:table-cell table:formula="of:=IF([.L221]&lt;[.L220];[.M220]+[.H$2];[.M220])" office:value-type="float" office:value="840" calcext:value-type="float">
            <text:p>840</text:p>
          </table:table-cell>
          <table:table-cell table:formula="of:=OFFSET([.C$4];[.M221];0)" office:value-type="float" office:value="43759" calcext:value-type="float">
            <text:p>43759</text:p>
          </table:table-cell>
          <table:table-cell table:formula="of:=[.L221]" office:value-type="float" office:value="0.666666666666655" calcext:value-type="float">
            <text:p>0.66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21];0)&lt;=[.O2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2]))" office:value-type="date" office:date-value="2019-10-10T15:54:13.980354" calcext:value-type="date">
            <text:p>2019-10-10 15:54:14</text:p>
          </table:table-cell>
          <table:table-cell table:style-name="ce7" table:formula="of:=[.A222]" office:value-type="date" office:date-value="2019-10-10T15:54:13.980354" calcext:value-type="date">
            <text:p>2019-10-10 15:54:14</text:p>
          </table:table-cell>
          <table:table-cell table:formula="of:=TRUNC([.A222])" office:value-type="float" office:value="43748" calcext:value-type="float">
            <text:p>43748</text:p>
          </table:table-cell>
          <table:table-cell table:style-name="ce12" table:formula="of:=[.B222]-[.C222]" office:value-type="date" office:date-value="1899-12-30T15:54:13.98035428952" calcext:value-type="date">
            <text:p>12/30/99 03:54 PM</text:p>
          </table:table-cell>
          <table:table-cell table:formula="of:=MOD([.E221]-[.$E$2];[.$H$2])+1+[.$E$2]" office:value-type="float" office:value="260" calcext:value-type="float">
            <text:p>260</text:p>
          </table:table-cell>
          <table:table-cell table:formula="of:=MOD([.F221]+1/[.$H$2];5)" office:value-type="float" office:value="3.64999999999999" calcext:value-type="float">
            <text:p>3,64999999999999</text:p>
          </table:table-cell>
          <table:table-cell table:formula="of:=IF([.F222]&lt;0.000001;[.G221]+2+1/[.$H$2];[.G221]+1/[.$H$2])" office:value-type="float" office:value="3.64999999999999" calcext:value-type="float">
            <text:p>3,64999999999999</text:p>
          </table:table-cell>
          <table:table-cell table:number-columns-repeated="4"/>
          <table:table-cell table:formula="of:=SUM(MOD(SUM([.L221]-[.L$2];[.T$2]);[.R$2]-[.L$2]);[.L$2])" office:value-type="time" office:time-value="PT16H09M59.999999999S" calcext:value-type="time">
            <text:p>16:10:00</text:p>
          </table:table-cell>
          <table:table-cell table:formula="of:=IF([.L222]&lt;[.L221];[.M221]+[.H$2];[.M221])" office:value-type="float" office:value="840" calcext:value-type="float">
            <text:p>840</text:p>
          </table:table-cell>
          <table:table-cell table:formula="of:=OFFSET([.C$4];[.M222];0)" office:value-type="float" office:value="43759" calcext:value-type="float">
            <text:p>43759</text:p>
          </table:table-cell>
          <table:table-cell table:formula="of:=[.L222]" office:value-type="float" office:value="0.673611111111099" calcext:value-type="float">
            <text:p>0.67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22];0)&lt;=[.O2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3]))" office:value-type="date" office:date-value="2019-10-10T15:27:55.158391" calcext:value-type="date">
            <text:p>2019-10-10 15:27:55</text:p>
          </table:table-cell>
          <table:table-cell table:style-name="ce7" table:formula="of:=[.A223]" office:value-type="date" office:date-value="2019-10-10T15:27:55.158391" calcext:value-type="date">
            <text:p>2019-10-10 15:27:55</text:p>
          </table:table-cell>
          <table:table-cell table:formula="of:=TRUNC([.A223])" office:value-type="float" office:value="43748" calcext:value-type="float">
            <text:p>43748</text:p>
          </table:table-cell>
          <table:table-cell table:style-name="ce12" table:formula="of:=[.B223]-[.C223]" office:value-type="date" office:date-value="1899-12-30T15:27:55.15839084517" calcext:value-type="date">
            <text:p>12/30/99 03:27 PM</text:p>
          </table:table-cell>
          <table:table-cell table:formula="of:=MOD([.E222]-[.$E$2];[.$H$2])+1+[.$E$2]" office:value-type="float" office:value="261" calcext:value-type="float">
            <text:p>261</text:p>
          </table:table-cell>
          <table:table-cell table:formula="of:=MOD([.F222]+1/[.$H$2];5)" office:value-type="float" office:value="3.66666666666666" calcext:value-type="float">
            <text:p>3,66666666666666</text:p>
          </table:table-cell>
          <table:table-cell table:formula="of:=IF([.F223]&lt;0.000001;[.G222]+2+1/[.$H$2];[.G222]+1/[.$H$2])" office:value-type="float" office:value="3.66666666666666" calcext:value-type="float">
            <text:p>3,66666666666666</text:p>
          </table:table-cell>
          <table:table-cell table:number-columns-repeated="4"/>
          <table:table-cell table:formula="of:=SUM(MOD(SUM([.L222]-[.L$2];[.T$2]);[.R$2]-[.L$2]);[.L$2])" office:value-type="time" office:time-value="PT16H19M59.999999999S" calcext:value-type="time">
            <text:p>16:20:00</text:p>
          </table:table-cell>
          <table:table-cell table:formula="of:=IF([.L223]&lt;[.L222];[.M222]+[.H$2];[.M222])" office:value-type="float" office:value="840" calcext:value-type="float">
            <text:p>840</text:p>
          </table:table-cell>
          <table:table-cell table:formula="of:=OFFSET([.C$4];[.M223];0)" office:value-type="float" office:value="43759" calcext:value-type="float">
            <text:p>43759</text:p>
          </table:table-cell>
          <table:table-cell table:formula="of:=[.L223]" office:value-type="float" office:value="0.680555555555544" calcext:value-type="float">
            <text:p>0.68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23];0)&lt;=[.O2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4]))" office:value-type="date" office:date-value="2019-10-10T15:59:19.160356" calcext:value-type="date">
            <text:p>2019-10-10 15:59:19</text:p>
          </table:table-cell>
          <table:table-cell table:style-name="ce7" table:formula="of:=[.A224]" office:value-type="date" office:date-value="2019-10-10T15:59:19.160356" calcext:value-type="date">
            <text:p>2019-10-10 15:59:19</text:p>
          </table:table-cell>
          <table:table-cell table:formula="of:=TRUNC([.A224])" office:value-type="float" office:value="43748" calcext:value-type="float">
            <text:p>43748</text:p>
          </table:table-cell>
          <table:table-cell table:style-name="ce12" table:formula="of:=[.B224]-[.C224]" office:value-type="date" office:date-value="1899-12-30T15:59:19.16035634" calcext:value-type="date">
            <text:p>12/30/99 03:59 PM</text:p>
          </table:table-cell>
          <table:table-cell table:formula="of:=MOD([.E223]-[.$E$2];[.$H$2])+1+[.$E$2]" office:value-type="float" office:value="262" calcext:value-type="float">
            <text:p>262</text:p>
          </table:table-cell>
          <table:table-cell table:formula="of:=MOD([.F223]+1/[.$H$2];5)" office:value-type="float" office:value="3.68333333333333" calcext:value-type="float">
            <text:p>3,68333333333333</text:p>
          </table:table-cell>
          <table:table-cell table:formula="of:=IF([.F224]&lt;0.000001;[.G223]+2+1/[.$H$2];[.G223]+1/[.$H$2])" office:value-type="float" office:value="3.68333333333333" calcext:value-type="float">
            <text:p>3,68333333333333</text:p>
          </table:table-cell>
          <table:table-cell table:number-columns-repeated="4"/>
          <table:table-cell table:formula="of:=SUM(MOD(SUM([.L223]-[.L$2];[.T$2]);[.R$2]-[.L$2]);[.L$2])" office:value-type="time" office:time-value="PT16H29M59.999999999S" calcext:value-type="time">
            <text:p>16:30:00</text:p>
          </table:table-cell>
          <table:table-cell table:formula="of:=IF([.L224]&lt;[.L223];[.M223]+[.H$2];[.M223])" office:value-type="float" office:value="840" calcext:value-type="float">
            <text:p>840</text:p>
          </table:table-cell>
          <table:table-cell table:formula="of:=OFFSET([.C$4];[.M224];0)" office:value-type="float" office:value="43759" calcext:value-type="float">
            <text:p>43759</text:p>
          </table:table-cell>
          <table:table-cell table:formula="of:=[.L224]" office:value-type="float" office:value="0.687499999999988" calcext:value-type="float">
            <text:p>0.68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24];0)&lt;=[.O2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5]))" office:value-type="date" office:date-value="2019-10-10T16:17:04.029235" calcext:value-type="date">
            <text:p>2019-10-10 16:17:04</text:p>
          </table:table-cell>
          <table:table-cell table:style-name="ce7" table:formula="of:=[.A225]" office:value-type="date" office:date-value="2019-10-10T16:17:04.029235" calcext:value-type="date">
            <text:p>2019-10-10 16:17:04</text:p>
          </table:table-cell>
          <table:table-cell table:formula="of:=TRUNC([.A225])" office:value-type="float" office:value="43748" calcext:value-type="float">
            <text:p>43748</text:p>
          </table:table-cell>
          <table:table-cell table:style-name="ce12" table:formula="of:=[.B225]-[.C225]" office:value-type="date" office:date-value="1899-12-30T16:17:04.02923530899" calcext:value-type="date">
            <text:p>12/30/99 04:17 PM</text:p>
          </table:table-cell>
          <table:table-cell table:formula="of:=MOD([.E224]-[.$E$2];[.$H$2])+1+[.$E$2]" office:value-type="float" office:value="263" calcext:value-type="float">
            <text:p>263</text:p>
          </table:table-cell>
          <table:table-cell table:formula="of:=MOD([.F224]+1/[.$H$2];5)" office:value-type="float" office:value="3.69999999999999" calcext:value-type="float">
            <text:p>3,69999999999999</text:p>
          </table:table-cell>
          <table:table-cell table:formula="of:=IF([.F225]&lt;0.000001;[.G224]+2+1/[.$H$2];[.G224]+1/[.$H$2])" office:value-type="float" office:value="3.69999999999999" calcext:value-type="float">
            <text:p>3,69999999999999</text:p>
          </table:table-cell>
          <table:table-cell table:number-columns-repeated="4"/>
          <table:table-cell table:formula="of:=SUM(MOD(SUM([.L224]-[.L$2];[.T$2]);[.R$2]-[.L$2]);[.L$2])" office:value-type="time" office:time-value="PT16H39M59.999999999S" calcext:value-type="time">
            <text:p>16:40:00</text:p>
          </table:table-cell>
          <table:table-cell table:formula="of:=IF([.L225]&lt;[.L224];[.M224]+[.H$2];[.M224])" office:value-type="float" office:value="840" calcext:value-type="float">
            <text:p>840</text:p>
          </table:table-cell>
          <table:table-cell table:formula="of:=OFFSET([.C$4];[.M225];0)" office:value-type="float" office:value="43759" calcext:value-type="float">
            <text:p>43759</text:p>
          </table:table-cell>
          <table:table-cell table:formula="of:=[.L225]" office:value-type="float" office:value="0.694444444444433" calcext:value-type="float">
            <text:p>0.69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25];0)&lt;=[.O2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6]))" office:value-type="date" office:date-value="2019-10-10T15:47:24.663301" calcext:value-type="date">
            <text:p>2019-10-10 15:47:25</text:p>
          </table:table-cell>
          <table:table-cell table:style-name="ce7" table:formula="of:=[.A226]" office:value-type="date" office:date-value="2019-10-10T15:47:24.663301" calcext:value-type="date">
            <text:p>2019-10-10 15:47:25</text:p>
          </table:table-cell>
          <table:table-cell table:formula="of:=TRUNC([.A226])" office:value-type="float" office:value="43748" calcext:value-type="float">
            <text:p>43748</text:p>
          </table:table-cell>
          <table:table-cell table:style-name="ce12" table:formula="of:=[.B226]-[.C226]" office:value-type="date" office:date-value="1899-12-30T15:47:24.66330141295" calcext:value-type="date">
            <text:p>12/30/99 03:47 PM</text:p>
          </table:table-cell>
          <table:table-cell table:formula="of:=MOD([.E225]-[.$E$2];[.$H$2])+1+[.$E$2]" office:value-type="float" office:value="264" calcext:value-type="float">
            <text:p>264</text:p>
          </table:table-cell>
          <table:table-cell table:formula="of:=MOD([.F225]+1/[.$H$2];5)" office:value-type="float" office:value="3.71666666666666" calcext:value-type="float">
            <text:p>3,71666666666666</text:p>
          </table:table-cell>
          <table:table-cell table:formula="of:=IF([.F226]&lt;0.000001;[.G225]+2+1/[.$H$2];[.G225]+1/[.$H$2])" office:value-type="float" office:value="3.71666666666666" calcext:value-type="float">
            <text:p>3,71666666666666</text:p>
          </table:table-cell>
          <table:table-cell table:number-columns-repeated="4"/>
          <table:table-cell table:formula="of:=SUM(MOD(SUM([.L225]-[.L$2];[.T$2]);[.R$2]-[.L$2]);[.L$2])" office:value-type="time" office:time-value="PT16H49M59.999999999S" calcext:value-type="time">
            <text:p>16:50:00</text:p>
          </table:table-cell>
          <table:table-cell table:formula="of:=IF([.L226]&lt;[.L225];[.M225]+[.H$2];[.M225])" office:value-type="float" office:value="840" calcext:value-type="float">
            <text:p>840</text:p>
          </table:table-cell>
          <table:table-cell table:formula="of:=OFFSET([.C$4];[.M226];0)" office:value-type="float" office:value="43759" calcext:value-type="float">
            <text:p>43759</text:p>
          </table:table-cell>
          <table:table-cell table:formula="of:=[.L226]" office:value-type="float" office:value="0.701388888888877" calcext:value-type="float">
            <text:p>0.70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26];0)&lt;=[.O2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7]))" office:value-type="date" office:date-value="2019-10-10T15:54:37.725626" calcext:value-type="date">
            <text:p>2019-10-10 15:54:38</text:p>
          </table:table-cell>
          <table:table-cell table:style-name="ce7" table:formula="of:=[.A227]" office:value-type="date" office:date-value="2019-10-10T15:54:37.725626" calcext:value-type="date">
            <text:p>2019-10-10 15:54:38</text:p>
          </table:table-cell>
          <table:table-cell table:formula="of:=TRUNC([.A227])" office:value-type="float" office:value="43748" calcext:value-type="float">
            <text:p>43748</text:p>
          </table:table-cell>
          <table:table-cell table:style-name="ce12" table:formula="of:=[.B227]-[.C227]" office:value-type="date" office:date-value="1899-12-30T15:54:37.72562631872" calcext:value-type="date">
            <text:p>12/30/99 03:54 PM</text:p>
          </table:table-cell>
          <table:table-cell table:formula="of:=MOD([.E226]-[.$E$2];[.$H$2])+1+[.$E$2]" office:value-type="float" office:value="265" calcext:value-type="float">
            <text:p>265</text:p>
          </table:table-cell>
          <table:table-cell table:formula="of:=MOD([.F226]+1/[.$H$2];5)" office:value-type="float" office:value="3.73333333333332" calcext:value-type="float">
            <text:p>3,73333333333332</text:p>
          </table:table-cell>
          <table:table-cell table:formula="of:=IF([.F227]&lt;0.000001;[.G226]+2+1/[.$H$2];[.G226]+1/[.$H$2])" office:value-type="float" office:value="3.73333333333332" calcext:value-type="float">
            <text:p>3,73333333333332</text:p>
          </table:table-cell>
          <table:table-cell table:number-columns-repeated="4"/>
          <table:table-cell table:formula="of:=SUM(MOD(SUM([.L226]-[.L$2];[.T$2]);[.R$2]-[.L$2]);[.L$2])" office:value-type="time" office:time-value="PT16H59M59.999999999S" calcext:value-type="time">
            <text:p>17:00:00</text:p>
          </table:table-cell>
          <table:table-cell table:formula="of:=IF([.L227]&lt;[.L226];[.M226]+[.H$2];[.M226])" office:value-type="float" office:value="840" calcext:value-type="float">
            <text:p>840</text:p>
          </table:table-cell>
          <table:table-cell table:formula="of:=OFFSET([.C$4];[.M227];0)" office:value-type="float" office:value="43759" calcext:value-type="float">
            <text:p>43759</text:p>
          </table:table-cell>
          <table:table-cell table:formula="of:=[.L227]" office:value-type="float" office:value="0.708333333333322" calcext:value-type="float">
            <text:p>0.70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27];0)&lt;=[.O2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8]))" office:value-type="date" office:date-value="2019-10-10T15:22:57.93444" calcext:value-type="date">
            <text:p>2019-10-10 15:22:58</text:p>
          </table:table-cell>
          <table:table-cell table:style-name="ce7" table:formula="of:=[.A228]" office:value-type="date" office:date-value="2019-10-10T15:22:57.93444" calcext:value-type="date">
            <text:p>2019-10-10 15:22:58</text:p>
          </table:table-cell>
          <table:table-cell table:formula="of:=TRUNC([.A228])" office:value-type="float" office:value="43748" calcext:value-type="float">
            <text:p>43748</text:p>
          </table:table-cell>
          <table:table-cell table:style-name="ce12" table:formula="of:=[.B228]-[.C228]" office:value-type="date" office:date-value="1899-12-30T15:22:57.93443973642" calcext:value-type="date">
            <text:p>12/30/99 03:22 PM</text:p>
          </table:table-cell>
          <table:table-cell table:formula="of:=MOD([.E227]-[.$E$2];[.$H$2])+1+[.$E$2]" office:value-type="float" office:value="266" calcext:value-type="float">
            <text:p>266</text:p>
          </table:table-cell>
          <table:table-cell table:formula="of:=MOD([.F227]+1/[.$H$2];5)" office:value-type="float" office:value="3.74999999999999" calcext:value-type="float">
            <text:p>3,74999999999999</text:p>
          </table:table-cell>
          <table:table-cell table:formula="of:=IF([.F228]&lt;0.000001;[.G227]+2+1/[.$H$2];[.G227]+1/[.$H$2])" office:value-type="float" office:value="3.74999999999999" calcext:value-type="float">
            <text:p>3,74999999999999</text:p>
          </table:table-cell>
          <table:table-cell table:number-columns-repeated="4"/>
          <table:table-cell table:formula="of:=SUM(MOD(SUM([.L227]-[.L$2];[.T$2]);[.R$2]-[.L$2]);[.L$2])" office:value-type="time" office:time-value="PT14H39M59.999999999S" calcext:value-type="time">
            <text:p>14:40:00</text:p>
          </table:table-cell>
          <table:table-cell table:formula="of:=IF([.L228]&lt;[.L227];[.M227]+[.H$2];[.M227])" office:value-type="float" office:value="900" calcext:value-type="float">
            <text:p>900</text:p>
          </table:table-cell>
          <table:table-cell table:formula="of:=OFFSET([.C$4];[.M228];0)" office:value-type="float" office:value="43760" calcext:value-type="float">
            <text:p>43760</text:p>
          </table:table-cell>
          <table:table-cell table:formula="of:=[.L228]" office:value-type="float" office:value="0.6111111111111" calcext:value-type="float">
            <text:p>0.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28];0)&lt;=[.O2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9]))" office:value-type="date" office:date-value="2019-10-10T15:53:53.130115" calcext:value-type="date">
            <text:p>2019-10-10 15:53:53</text:p>
          </table:table-cell>
          <table:table-cell table:style-name="ce7" table:formula="of:=[.A229]" office:value-type="date" office:date-value="2019-10-10T15:53:53.130115" calcext:value-type="date">
            <text:p>2019-10-10 15:53:53</text:p>
          </table:table-cell>
          <table:table-cell table:formula="of:=TRUNC([.A229])" office:value-type="float" office:value="43748" calcext:value-type="float">
            <text:p>43748</text:p>
          </table:table-cell>
          <table:table-cell table:style-name="ce12" table:formula="of:=[.B229]-[.C229]" office:value-type="date" office:date-value="1899-12-30T15:53:53.13011534046" calcext:value-type="date">
            <text:p>12/30/99 03:53 PM</text:p>
          </table:table-cell>
          <table:table-cell table:formula="of:=MOD([.E228]-[.$E$2];[.$H$2])+1+[.$E$2]" office:value-type="float" office:value="267" calcext:value-type="float">
            <text:p>267</text:p>
          </table:table-cell>
          <table:table-cell table:formula="of:=MOD([.F228]+1/[.$H$2];5)" office:value-type="float" office:value="3.76666666666666" calcext:value-type="float">
            <text:p>3,76666666666666</text:p>
          </table:table-cell>
          <table:table-cell table:formula="of:=IF([.F229]&lt;0.000001;[.G228]+2+1/[.$H$2];[.G228]+1/[.$H$2])" office:value-type="float" office:value="3.76666666666666" calcext:value-type="float">
            <text:p>3,76666666666666</text:p>
          </table:table-cell>
          <table:table-cell table:number-columns-repeated="4"/>
          <table:table-cell table:formula="of:=SUM(MOD(SUM([.L228]-[.L$2];[.T$2]);[.R$2]-[.L$2]);[.L$2])" office:value-type="time" office:time-value="PT14H49M59.999999999S" calcext:value-type="time">
            <text:p>14:50:00</text:p>
          </table:table-cell>
          <table:table-cell table:formula="of:=IF([.L229]&lt;[.L228];[.M228]+[.H$2];[.M228])" office:value-type="float" office:value="900" calcext:value-type="float">
            <text:p>900</text:p>
          </table:table-cell>
          <table:table-cell table:formula="of:=OFFSET([.C$4];[.M229];0)" office:value-type="float" office:value="43760" calcext:value-type="float">
            <text:p>43760</text:p>
          </table:table-cell>
          <table:table-cell table:formula="of:=[.L229]" office:value-type="float" office:value="0.618055555555544" calcext:value-type="float">
            <text:p>0.61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29];0)&lt;=[.O2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0]))" office:value-type="date" office:date-value="2019-10-10T15:41:19.609055" calcext:value-type="date">
            <text:p>2019-10-10 15:41:20</text:p>
          </table:table-cell>
          <table:table-cell table:style-name="ce7" table:formula="of:=[.A230]" office:value-type="date" office:date-value="2019-10-10T15:41:19.609055" calcext:value-type="date">
            <text:p>2019-10-10 15:41:20</text:p>
          </table:table-cell>
          <table:table-cell table:formula="of:=TRUNC([.A230])" office:value-type="float" office:value="43748" calcext:value-type="float">
            <text:p>43748</text:p>
          </table:table-cell>
          <table:table-cell table:style-name="ce12" table:formula="of:=[.B230]-[.C230]" office:value-type="date" office:date-value="1899-12-30T15:41:19.60905474611" calcext:value-type="date">
            <text:p>12/30/99 03:41 PM</text:p>
          </table:table-cell>
          <table:table-cell table:formula="of:=MOD([.E229]-[.$E$2];[.$H$2])+1+[.$E$2]" office:value-type="float" office:value="268" calcext:value-type="float">
            <text:p>268</text:p>
          </table:table-cell>
          <table:table-cell table:formula="of:=MOD([.F229]+1/[.$H$2];5)" office:value-type="float" office:value="3.78333333333332" calcext:value-type="float">
            <text:p>3,78333333333332</text:p>
          </table:table-cell>
          <table:table-cell table:formula="of:=IF([.F230]&lt;0.000001;[.G229]+2+1/[.$H$2];[.G229]+1/[.$H$2])" office:value-type="float" office:value="3.78333333333332" calcext:value-type="float">
            <text:p>3,78333333333332</text:p>
          </table:table-cell>
          <table:table-cell table:number-columns-repeated="4"/>
          <table:table-cell table:formula="of:=SUM(MOD(SUM([.L229]-[.L$2];[.T$2]);[.R$2]-[.L$2]);[.L$2])" office:value-type="time" office:time-value="PT14H59M59.999999999S" calcext:value-type="time">
            <text:p>15:00:00</text:p>
          </table:table-cell>
          <table:table-cell table:formula="of:=IF([.L230]&lt;[.L229];[.M229]+[.H$2];[.M229])" office:value-type="float" office:value="900" calcext:value-type="float">
            <text:p>900</text:p>
          </table:table-cell>
          <table:table-cell table:formula="of:=OFFSET([.C$4];[.M230];0)" office:value-type="float" office:value="43760" calcext:value-type="float">
            <text:p>43760</text:p>
          </table:table-cell>
          <table:table-cell table:formula="of:=[.L230]" office:value-type="float" office:value="0.624999999999988" calcext:value-type="float">
            <text:p>0.62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30];0)&lt;=[.O2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1]))" office:value-type="date" office:date-value="2019-10-10T15:34:09.459823" calcext:value-type="date">
            <text:p>2019-10-10 15:34:09</text:p>
          </table:table-cell>
          <table:table-cell table:style-name="ce7" table:formula="of:=[.A231]" office:value-type="date" office:date-value="2019-10-10T15:34:09.459823" calcext:value-type="date">
            <text:p>2019-10-10 15:34:09</text:p>
          </table:table-cell>
          <table:table-cell table:formula="of:=TRUNC([.A231])" office:value-type="float" office:value="43748" calcext:value-type="float">
            <text:p>43748</text:p>
          </table:table-cell>
          <table:table-cell table:style-name="ce12" table:formula="of:=[.B231]-[.C231]" office:value-type="date" office:date-value="1899-12-30T15:34:09.45982319769" calcext:value-type="date">
            <text:p>12/30/99 03:34 PM</text:p>
          </table:table-cell>
          <table:table-cell table:formula="of:=MOD([.E230]-[.$E$2];[.$H$2])+1+[.$E$2]" office:value-type="float" office:value="269" calcext:value-type="float">
            <text:p>269</text:p>
          </table:table-cell>
          <table:table-cell table:formula="of:=MOD([.F230]+1/[.$H$2];5)" office:value-type="float" office:value="3.79999999999999" calcext:value-type="float">
            <text:p>3,79999999999999</text:p>
          </table:table-cell>
          <table:table-cell table:formula="of:=IF([.F231]&lt;0.000001;[.G230]+2+1/[.$H$2];[.G230]+1/[.$H$2])" office:value-type="float" office:value="3.79999999999999" calcext:value-type="float">
            <text:p>3,79999999999999</text:p>
          </table:table-cell>
          <table:table-cell table:number-columns-repeated="4"/>
          <table:table-cell table:formula="of:=SUM(MOD(SUM([.L230]-[.L$2];[.T$2]);[.R$2]-[.L$2]);[.L$2])" office:value-type="time" office:time-value="PT15H09M59.999999999S" calcext:value-type="time">
            <text:p>15:10:00</text:p>
          </table:table-cell>
          <table:table-cell table:formula="of:=IF([.L231]&lt;[.L230];[.M230]+[.H$2];[.M230])" office:value-type="float" office:value="900" calcext:value-type="float">
            <text:p>900</text:p>
          </table:table-cell>
          <table:table-cell table:formula="of:=OFFSET([.C$4];[.M231];0)" office:value-type="float" office:value="43760" calcext:value-type="float">
            <text:p>43760</text:p>
          </table:table-cell>
          <table:table-cell table:formula="of:=[.L231]" office:value-type="float" office:value="0.631944444444433" calcext:value-type="float">
            <text:p>0.63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31];0)&lt;=[.O2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2]))" office:value-type="date" office:date-value="2019-10-10T15:57:18.847224" calcext:value-type="date">
            <text:p>2019-10-10 15:57:19</text:p>
          </table:table-cell>
          <table:table-cell table:style-name="ce7" table:formula="of:=[.A232]" office:value-type="date" office:date-value="2019-10-10T15:57:18.847224" calcext:value-type="date">
            <text:p>2019-10-10 15:57:19</text:p>
          </table:table-cell>
          <table:table-cell table:formula="of:=TRUNC([.A232])" office:value-type="float" office:value="43748" calcext:value-type="float">
            <text:p>43748</text:p>
          </table:table-cell>
          <table:table-cell table:style-name="ce12" table:formula="of:=[.B232]-[.C232]" office:value-type="date" office:date-value="1899-12-30T15:57:18.84722397197" calcext:value-type="date">
            <text:p>12/30/99 03:57 PM</text:p>
          </table:table-cell>
          <table:table-cell table:formula="of:=MOD([.E231]-[.$E$2];[.$H$2])+1+[.$E$2]" office:value-type="float" office:value="270" calcext:value-type="float">
            <text:p>270</text:p>
          </table:table-cell>
          <table:table-cell table:formula="of:=MOD([.F231]+1/[.$H$2];5)" office:value-type="float" office:value="3.81666666666666" calcext:value-type="float">
            <text:p>3,81666666666666</text:p>
          </table:table-cell>
          <table:table-cell table:formula="of:=IF([.F232]&lt;0.000001;[.G231]+2+1/[.$H$2];[.G231]+1/[.$H$2])" office:value-type="float" office:value="3.81666666666666" calcext:value-type="float">
            <text:p>3,81666666666666</text:p>
          </table:table-cell>
          <table:table-cell table:number-columns-repeated="4"/>
          <table:table-cell table:formula="of:=SUM(MOD(SUM([.L231]-[.L$2];[.T$2]);[.R$2]-[.L$2]);[.L$2])" office:value-type="time" office:time-value="PT15H19M59.999999999S" calcext:value-type="time">
            <text:p>15:20:00</text:p>
          </table:table-cell>
          <table:table-cell table:formula="of:=IF([.L232]&lt;[.L231];[.M231]+[.H$2];[.M231])" office:value-type="float" office:value="900" calcext:value-type="float">
            <text:p>900</text:p>
          </table:table-cell>
          <table:table-cell table:formula="of:=OFFSET([.C$4];[.M232];0)" office:value-type="float" office:value="43760" calcext:value-type="float">
            <text:p>43760</text:p>
          </table:table-cell>
          <table:table-cell table:formula="of:=[.L232]" office:value-type="float" office:value="0.638888888888877" calcext:value-type="float">
            <text:p>0.63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32];0)&lt;=[.O23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3]))" office:value-type="date" office:date-value="2019-10-10T15:35:37.603576" calcext:value-type="date">
            <text:p>2019-10-10 15:35:38</text:p>
          </table:table-cell>
          <table:table-cell table:style-name="ce7" table:formula="of:=[.A233]" office:value-type="date" office:date-value="2019-10-10T15:35:37.603576" calcext:value-type="date">
            <text:p>2019-10-10 15:35:38</text:p>
          </table:table-cell>
          <table:table-cell table:formula="of:=TRUNC([.A233])" office:value-type="float" office:value="43748" calcext:value-type="float">
            <text:p>43748</text:p>
          </table:table-cell>
          <table:table-cell table:style-name="ce12" table:formula="of:=[.B233]-[.C233]" office:value-type="date" office:date-value="1899-12-30T15:35:37.60357601568" calcext:value-type="date">
            <text:p>12/30/99 03:35 PM</text:p>
          </table:table-cell>
          <table:table-cell table:formula="of:=MOD([.E232]-[.$E$2];[.$H$2])+1+[.$E$2]" office:value-type="float" office:value="271" calcext:value-type="float">
            <text:p>271</text:p>
          </table:table-cell>
          <table:table-cell table:formula="of:=MOD([.F232]+1/[.$H$2];5)" office:value-type="float" office:value="3.83333333333332" calcext:value-type="float">
            <text:p>3,83333333333332</text:p>
          </table:table-cell>
          <table:table-cell table:formula="of:=IF([.F233]&lt;0.000001;[.G232]+2+1/[.$H$2];[.G232]+1/[.$H$2])" office:value-type="float" office:value="3.83333333333332" calcext:value-type="float">
            <text:p>3,83333333333332</text:p>
          </table:table-cell>
          <table:table-cell table:number-columns-repeated="4"/>
          <table:table-cell table:formula="of:=SUM(MOD(SUM([.L232]-[.L$2];[.T$2]);[.R$2]-[.L$2]);[.L$2])" office:value-type="time" office:time-value="PT15H29M59.999999999S" calcext:value-type="time">
            <text:p>15:30:00</text:p>
          </table:table-cell>
          <table:table-cell table:formula="of:=IF([.L233]&lt;[.L232];[.M232]+[.H$2];[.M232])" office:value-type="float" office:value="900" calcext:value-type="float">
            <text:p>900</text:p>
          </table:table-cell>
          <table:table-cell table:formula="of:=OFFSET([.C$4];[.M233];0)" office:value-type="float" office:value="43760" calcext:value-type="float">
            <text:p>43760</text:p>
          </table:table-cell>
          <table:table-cell table:formula="of:=[.L233]" office:value-type="float" office:value="0.645833333333322" calcext:value-type="float">
            <text:p>0.64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33];0)&lt;=[.O2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4]))" office:value-type="date" office:date-value="2019-10-10T15:18:06.006467" calcext:value-type="date">
            <text:p>2019-10-10 15:18:06</text:p>
          </table:table-cell>
          <table:table-cell table:style-name="ce7" table:formula="of:=[.A234]" office:value-type="date" office:date-value="2019-10-10T15:18:06.006467" calcext:value-type="date">
            <text:p>2019-10-10 15:18:06</text:p>
          </table:table-cell>
          <table:table-cell table:formula="of:=TRUNC([.A234])" office:value-type="float" office:value="43748" calcext:value-type="float">
            <text:p>43748</text:p>
          </table:table-cell>
          <table:table-cell table:style-name="ce12" table:formula="of:=[.B234]-[.C234]" office:value-type="date" office:date-value="1899-12-30T15:18:06.00646674167" calcext:value-type="date">
            <text:p>12/30/99 03:18 PM</text:p>
          </table:table-cell>
          <table:table-cell table:formula="of:=MOD([.E233]-[.$E$2];[.$H$2])+1+[.$E$2]" office:value-type="float" office:value="272" calcext:value-type="float">
            <text:p>272</text:p>
          </table:table-cell>
          <table:table-cell table:formula="of:=MOD([.F233]+1/[.$H$2];5)" office:value-type="float" office:value="3.84999999999999" calcext:value-type="float">
            <text:p>3,84999999999999</text:p>
          </table:table-cell>
          <table:table-cell table:formula="of:=IF([.F234]&lt;0.000001;[.G233]+2+1/[.$H$2];[.G233]+1/[.$H$2])" office:value-type="float" office:value="3.84999999999999" calcext:value-type="float">
            <text:p>3,84999999999999</text:p>
          </table:table-cell>
          <table:table-cell table:number-columns-repeated="4"/>
          <table:table-cell table:formula="of:=SUM(MOD(SUM([.L233]-[.L$2];[.T$2]);[.R$2]-[.L$2]);[.L$2])" office:value-type="time" office:time-value="PT15H39M59.999999999S" calcext:value-type="time">
            <text:p>15:40:00</text:p>
          </table:table-cell>
          <table:table-cell table:formula="of:=IF([.L234]&lt;[.L233];[.M233]+[.H$2];[.M233])" office:value-type="float" office:value="900" calcext:value-type="float">
            <text:p>900</text:p>
          </table:table-cell>
          <table:table-cell table:formula="of:=OFFSET([.C$4];[.M234];0)" office:value-type="float" office:value="43760" calcext:value-type="float">
            <text:p>43760</text:p>
          </table:table-cell>
          <table:table-cell table:formula="of:=[.L234]" office:value-type="float" office:value="0.652777777777766" calcext:value-type="float">
            <text:p>0.65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34];0)&lt;=[.O23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5]))" office:value-type="date" office:date-value="2019-10-10T15:32:14.661953" calcext:value-type="date">
            <text:p>2019-10-10 15:32:15</text:p>
          </table:table-cell>
          <table:table-cell table:style-name="ce7" table:formula="of:=[.A235]" office:value-type="date" office:date-value="2019-10-10T15:32:14.661953" calcext:value-type="date">
            <text:p>2019-10-10 15:32:15</text:p>
          </table:table-cell>
          <table:table-cell table:formula="of:=TRUNC([.A235])" office:value-type="float" office:value="43748" calcext:value-type="float">
            <text:p>43748</text:p>
          </table:table-cell>
          <table:table-cell table:style-name="ce12" table:formula="of:=[.B235]-[.C235]" office:value-type="date" office:date-value="1899-12-30T15:32:14.66195273213" calcext:value-type="date">
            <text:p>12/30/99 03:32 PM</text:p>
          </table:table-cell>
          <table:table-cell table:formula="of:=MOD([.E234]-[.$E$2];[.$H$2])+1+[.$E$2]" office:value-type="float" office:value="273" calcext:value-type="float">
            <text:p>273</text:p>
          </table:table-cell>
          <table:table-cell table:formula="of:=MOD([.F234]+1/[.$H$2];5)" office:value-type="float" office:value="3.86666666666666" calcext:value-type="float">
            <text:p>3,86666666666666</text:p>
          </table:table-cell>
          <table:table-cell table:formula="of:=IF([.F235]&lt;0.000001;[.G234]+2+1/[.$H$2];[.G234]+1/[.$H$2])" office:value-type="float" office:value="3.86666666666666" calcext:value-type="float">
            <text:p>3,86666666666666</text:p>
          </table:table-cell>
          <table:table-cell table:number-columns-repeated="4"/>
          <table:table-cell table:formula="of:=SUM(MOD(SUM([.L234]-[.L$2];[.T$2]);[.R$2]-[.L$2]);[.L$2])" office:value-type="time" office:time-value="PT15H49M59.999999999S" calcext:value-type="time">
            <text:p>15:50:00</text:p>
          </table:table-cell>
          <table:table-cell table:formula="of:=IF([.L235]&lt;[.L234];[.M234]+[.H$2];[.M234])" office:value-type="float" office:value="900" calcext:value-type="float">
            <text:p>900</text:p>
          </table:table-cell>
          <table:table-cell table:formula="of:=OFFSET([.C$4];[.M235];0)" office:value-type="float" office:value="43760" calcext:value-type="float">
            <text:p>43760</text:p>
          </table:table-cell>
          <table:table-cell table:formula="of:=[.L235]" office:value-type="float" office:value="0.659722222222211" calcext:value-type="float">
            <text:p>0.65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35];0)&lt;=[.O2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6]))" office:value-type="date" office:date-value="2019-10-10T16:02:19.695363" calcext:value-type="date">
            <text:p>2019-10-10 16:02:20</text:p>
          </table:table-cell>
          <table:table-cell table:style-name="ce7" table:formula="of:=[.A236]" office:value-type="date" office:date-value="2019-10-10T16:02:19.695363" calcext:value-type="date">
            <text:p>2019-10-10 16:02:20</text:p>
          </table:table-cell>
          <table:table-cell table:formula="of:=TRUNC([.A236])" office:value-type="float" office:value="43748" calcext:value-type="float">
            <text:p>43748</text:p>
          </table:table-cell>
          <table:table-cell table:style-name="ce12" table:formula="of:=[.B236]-[.C236]" office:value-type="date" office:date-value="1899-12-30T16:02:19.69536332879" calcext:value-type="date">
            <text:p>12/30/99 04:02 PM</text:p>
          </table:table-cell>
          <table:table-cell table:formula="of:=MOD([.E235]-[.$E$2];[.$H$2])+1+[.$E$2]" office:value-type="float" office:value="274" calcext:value-type="float">
            <text:p>274</text:p>
          </table:table-cell>
          <table:table-cell table:formula="of:=MOD([.F235]+1/[.$H$2];5)" office:value-type="float" office:value="3.88333333333332" calcext:value-type="float">
            <text:p>3,88333333333332</text:p>
          </table:table-cell>
          <table:table-cell table:formula="of:=IF([.F236]&lt;0.000001;[.G235]+2+1/[.$H$2];[.G235]+1/[.$H$2])" office:value-type="float" office:value="3.88333333333332" calcext:value-type="float">
            <text:p>3,88333333333332</text:p>
          </table:table-cell>
          <table:table-cell table:number-columns-repeated="4"/>
          <table:table-cell table:formula="of:=SUM(MOD(SUM([.L235]-[.L$2];[.T$2]);[.R$2]-[.L$2]);[.L$2])" office:value-type="time" office:time-value="PT15H59M59.999999999S" calcext:value-type="time">
            <text:p>16:00:00</text:p>
          </table:table-cell>
          <table:table-cell table:formula="of:=IF([.L236]&lt;[.L235];[.M235]+[.H$2];[.M235])" office:value-type="float" office:value="900" calcext:value-type="float">
            <text:p>900</text:p>
          </table:table-cell>
          <table:table-cell table:formula="of:=OFFSET([.C$4];[.M236];0)" office:value-type="float" office:value="43760" calcext:value-type="float">
            <text:p>43760</text:p>
          </table:table-cell>
          <table:table-cell table:formula="of:=[.L236]" office:value-type="float" office:value="0.666666666666655" calcext:value-type="float">
            <text:p>0.66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36];0)&lt;=[.O2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7]))" office:value-type="date" office:date-value="2019-10-10T15:31:39.393374" calcext:value-type="date">
            <text:p>2019-10-10 15:31:39</text:p>
          </table:table-cell>
          <table:table-cell table:style-name="ce7" table:formula="of:=[.A237]" office:value-type="date" office:date-value="2019-10-10T15:31:39.393374" calcext:value-type="date">
            <text:p>2019-10-10 15:31:39</text:p>
          </table:table-cell>
          <table:table-cell table:formula="of:=TRUNC([.A237])" office:value-type="float" office:value="43748" calcext:value-type="float">
            <text:p>43748</text:p>
          </table:table-cell>
          <table:table-cell table:style-name="ce12" table:formula="of:=[.B237]-[.C237]" office:value-type="date" office:date-value="1899-12-30T15:31:39.39337391406" calcext:value-type="date">
            <text:p>12/30/99 03:31 PM</text:p>
          </table:table-cell>
          <table:table-cell table:formula="of:=MOD([.E236]-[.$E$2];[.$H$2])+1+[.$E$2]" office:value-type="float" office:value="275" calcext:value-type="float">
            <text:p>275</text:p>
          </table:table-cell>
          <table:table-cell table:formula="of:=MOD([.F236]+1/[.$H$2];5)" office:value-type="float" office:value="3.89999999999999" calcext:value-type="float">
            <text:p>3,89999999999999</text:p>
          </table:table-cell>
          <table:table-cell table:formula="of:=IF([.F237]&lt;0.000001;[.G236]+2+1/[.$H$2];[.G236]+1/[.$H$2])" office:value-type="float" office:value="3.89999999999999" calcext:value-type="float">
            <text:p>3,89999999999999</text:p>
          </table:table-cell>
          <table:table-cell table:number-columns-repeated="4"/>
          <table:table-cell table:formula="of:=SUM(MOD(SUM([.L236]-[.L$2];[.T$2]);[.R$2]-[.L$2]);[.L$2])" office:value-type="time" office:time-value="PT16H09M59.999999999S" calcext:value-type="time">
            <text:p>16:10:00</text:p>
          </table:table-cell>
          <table:table-cell table:formula="of:=IF([.L237]&lt;[.L236];[.M236]+[.H$2];[.M236])" office:value-type="float" office:value="900" calcext:value-type="float">
            <text:p>900</text:p>
          </table:table-cell>
          <table:table-cell table:formula="of:=OFFSET([.C$4];[.M237];0)" office:value-type="float" office:value="43760" calcext:value-type="float">
            <text:p>43760</text:p>
          </table:table-cell>
          <table:table-cell table:formula="of:=[.L237]" office:value-type="float" office:value="0.673611111111099" calcext:value-type="float">
            <text:p>0.67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37];0)&lt;=[.O2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8]))" office:value-type="date" office:date-value="2019-10-10T15:22:48.347354" calcext:value-type="date">
            <text:p>2019-10-10 15:22:48</text:p>
          </table:table-cell>
          <table:table-cell table:style-name="ce7" table:formula="of:=[.A238]" office:value-type="date" office:date-value="2019-10-10T15:22:48.347354" calcext:value-type="date">
            <text:p>2019-10-10 15:22:48</text:p>
          </table:table-cell>
          <table:table-cell table:formula="of:=TRUNC([.A238])" office:value-type="float" office:value="43748" calcext:value-type="float">
            <text:p>43748</text:p>
          </table:table-cell>
          <table:table-cell table:style-name="ce12" table:formula="of:=[.B238]-[.C238]" office:value-type="date" office:date-value="1899-12-30T15:22:48.3473544661" calcext:value-type="date">
            <text:p>12/30/99 03:22 PM</text:p>
          </table:table-cell>
          <table:table-cell table:formula="of:=MOD([.E237]-[.$E$2];[.$H$2])+1+[.$E$2]" office:value-type="float" office:value="276" calcext:value-type="float">
            <text:p>276</text:p>
          </table:table-cell>
          <table:table-cell table:formula="of:=MOD([.F237]+1/[.$H$2];5)" office:value-type="float" office:value="3.91666666666666" calcext:value-type="float">
            <text:p>3,91666666666666</text:p>
          </table:table-cell>
          <table:table-cell table:formula="of:=IF([.F238]&lt;0.000001;[.G237]+2+1/[.$H$2];[.G237]+1/[.$H$2])" office:value-type="float" office:value="3.91666666666666" calcext:value-type="float">
            <text:p>3,91666666666666</text:p>
          </table:table-cell>
          <table:table-cell table:number-columns-repeated="4"/>
          <table:table-cell table:formula="of:=SUM(MOD(SUM([.L237]-[.L$2];[.T$2]);[.R$2]-[.L$2]);[.L$2])" office:value-type="time" office:time-value="PT16H19M59.999999999S" calcext:value-type="time">
            <text:p>16:20:00</text:p>
          </table:table-cell>
          <table:table-cell table:formula="of:=IF([.L238]&lt;[.L237];[.M237]+[.H$2];[.M237])" office:value-type="float" office:value="900" calcext:value-type="float">
            <text:p>900</text:p>
          </table:table-cell>
          <table:table-cell table:formula="of:=OFFSET([.C$4];[.M238];0)" office:value-type="float" office:value="43760" calcext:value-type="float">
            <text:p>43760</text:p>
          </table:table-cell>
          <table:table-cell table:formula="of:=[.L238]" office:value-type="float" office:value="0.680555555555544" calcext:value-type="float">
            <text:p>0.68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38];0)&lt;=[.O2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9]))" office:value-type="date" office:date-value="2019-10-10T15:19:46.504103" calcext:value-type="date">
            <text:p>2019-10-10 15:19:47</text:p>
          </table:table-cell>
          <table:table-cell table:style-name="ce7" table:formula="of:=[.A239]" office:value-type="date" office:date-value="2019-10-10T15:19:46.504103" calcext:value-type="date">
            <text:p>2019-10-10 15:19:47</text:p>
          </table:table-cell>
          <table:table-cell table:formula="of:=TRUNC([.A239])" office:value-type="float" office:value="43748" calcext:value-type="float">
            <text:p>43748</text:p>
          </table:table-cell>
          <table:table-cell table:style-name="ce12" table:formula="of:=[.B239]-[.C239]" office:value-type="date" office:date-value="1899-12-30T15:19:46.50410296395" calcext:value-type="date">
            <text:p>12/30/99 03:19 PM</text:p>
          </table:table-cell>
          <table:table-cell table:formula="of:=MOD([.E238]-[.$E$2];[.$H$2])+1+[.$E$2]" office:value-type="float" office:value="277" calcext:value-type="float">
            <text:p>277</text:p>
          </table:table-cell>
          <table:table-cell table:formula="of:=MOD([.F238]+1/[.$H$2];5)" office:value-type="float" office:value="3.93333333333332" calcext:value-type="float">
            <text:p>3,93333333333332</text:p>
          </table:table-cell>
          <table:table-cell table:formula="of:=IF([.F239]&lt;0.000001;[.G238]+2+1/[.$H$2];[.G238]+1/[.$H$2])" office:value-type="float" office:value="3.93333333333332" calcext:value-type="float">
            <text:p>3,93333333333332</text:p>
          </table:table-cell>
          <table:table-cell table:number-columns-repeated="4"/>
          <table:table-cell table:formula="of:=SUM(MOD(SUM([.L238]-[.L$2];[.T$2]);[.R$2]-[.L$2]);[.L$2])" office:value-type="time" office:time-value="PT16H29M59.999999999S" calcext:value-type="time">
            <text:p>16:30:00</text:p>
          </table:table-cell>
          <table:table-cell table:formula="of:=IF([.L239]&lt;[.L238];[.M238]+[.H$2];[.M238])" office:value-type="float" office:value="900" calcext:value-type="float">
            <text:p>900</text:p>
          </table:table-cell>
          <table:table-cell table:formula="of:=OFFSET([.C$4];[.M239];0)" office:value-type="float" office:value="43760" calcext:value-type="float">
            <text:p>43760</text:p>
          </table:table-cell>
          <table:table-cell table:formula="of:=[.L239]" office:value-type="float" office:value="0.687499999999988" calcext:value-type="float">
            <text:p>0.68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39];0)&lt;=[.O2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0]))" office:value-type="date" office:date-value="2019-10-10T15:37:50.852415" calcext:value-type="date">
            <text:p>2019-10-10 15:37:51</text:p>
          </table:table-cell>
          <table:table-cell table:style-name="ce7" table:formula="of:=[.A240]" office:value-type="date" office:date-value="2019-10-10T15:37:50.852415" calcext:value-type="date">
            <text:p>2019-10-10 15:37:51</text:p>
          </table:table-cell>
          <table:table-cell table:formula="of:=TRUNC([.A240])" office:value-type="float" office:value="43748" calcext:value-type="float">
            <text:p>43748</text:p>
          </table:table-cell>
          <table:table-cell table:style-name="ce12" table:formula="of:=[.B240]-[.C240]" office:value-type="date" office:date-value="1899-12-30T15:37:50.85241510067" calcext:value-type="date">
            <text:p>12/30/99 03:37 PM</text:p>
          </table:table-cell>
          <table:table-cell table:formula="of:=MOD([.E239]-[.$E$2];[.$H$2])+1+[.$E$2]" office:value-type="float" office:value="278" calcext:value-type="float">
            <text:p>278</text:p>
          </table:table-cell>
          <table:table-cell table:formula="of:=MOD([.F239]+1/[.$H$2];5)" office:value-type="float" office:value="3.94999999999999" calcext:value-type="float">
            <text:p>3,94999999999999</text:p>
          </table:table-cell>
          <table:table-cell table:formula="of:=IF([.F240]&lt;0.000001;[.G239]+2+1/[.$H$2];[.G239]+1/[.$H$2])" office:value-type="float" office:value="3.94999999999999" calcext:value-type="float">
            <text:p>3,94999999999999</text:p>
          </table:table-cell>
          <table:table-cell table:number-columns-repeated="4"/>
          <table:table-cell table:formula="of:=SUM(MOD(SUM([.L239]-[.L$2];[.T$2]);[.R$2]-[.L$2]);[.L$2])" office:value-type="time" office:time-value="PT16H39M59.999999999S" calcext:value-type="time">
            <text:p>16:40:00</text:p>
          </table:table-cell>
          <table:table-cell table:formula="of:=IF([.L240]&lt;[.L239];[.M239]+[.H$2];[.M239])" office:value-type="float" office:value="900" calcext:value-type="float">
            <text:p>900</text:p>
          </table:table-cell>
          <table:table-cell table:formula="of:=OFFSET([.C$4];[.M240];0)" office:value-type="float" office:value="43760" calcext:value-type="float">
            <text:p>43760</text:p>
          </table:table-cell>
          <table:table-cell table:formula="of:=[.L240]" office:value-type="float" office:value="0.694444444444433" calcext:value-type="float">
            <text:p>0.69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40];0)&lt;=[.O2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1]))" office:value-type="date" office:date-value="2019-10-10T15:19:16.419806" calcext:value-type="date">
            <text:p>2019-10-10 15:19:16</text:p>
          </table:table-cell>
          <table:table-cell table:style-name="ce7" table:formula="of:=[.A241]" office:value-type="date" office:date-value="2019-10-10T15:19:16.419806" calcext:value-type="date">
            <text:p>2019-10-10 15:19:16</text:p>
          </table:table-cell>
          <table:table-cell table:formula="of:=TRUNC([.A241])" office:value-type="float" office:value="43748" calcext:value-type="float">
            <text:p>43748</text:p>
          </table:table-cell>
          <table:table-cell table:style-name="ce12" table:formula="of:=[.B241]-[.C241]" office:value-type="date" office:date-value="1899-12-30T15:19:16.41980564687" calcext:value-type="date">
            <text:p>12/30/99 03:19 PM</text:p>
          </table:table-cell>
          <table:table-cell table:formula="of:=MOD([.E240]-[.$E$2];[.$H$2])+1+[.$E$2]" office:value-type="float" office:value="279" calcext:value-type="float">
            <text:p>279</text:p>
          </table:table-cell>
          <table:table-cell table:formula="of:=MOD([.F240]+1/[.$H$2];5)" office:value-type="float" office:value="3.96666666666666" calcext:value-type="float">
            <text:p>3,96666666666666</text:p>
          </table:table-cell>
          <table:table-cell table:formula="of:=IF([.F241]&lt;0.000001;[.G240]+2+1/[.$H$2];[.G240]+1/[.$H$2])" office:value-type="float" office:value="3.96666666666666" calcext:value-type="float">
            <text:p>3,96666666666666</text:p>
          </table:table-cell>
          <table:table-cell table:number-columns-repeated="4"/>
          <table:table-cell table:formula="of:=SUM(MOD(SUM([.L240]-[.L$2];[.T$2]);[.R$2]-[.L$2]);[.L$2])" office:value-type="time" office:time-value="PT16H49M59.999999999S" calcext:value-type="time">
            <text:p>16:50:00</text:p>
          </table:table-cell>
          <table:table-cell table:formula="of:=IF([.L241]&lt;[.L240];[.M240]+[.H$2];[.M240])" office:value-type="float" office:value="900" calcext:value-type="float">
            <text:p>900</text:p>
          </table:table-cell>
          <table:table-cell table:formula="of:=OFFSET([.C$4];[.M241];0)" office:value-type="float" office:value="43760" calcext:value-type="float">
            <text:p>43760</text:p>
          </table:table-cell>
          <table:table-cell table:formula="of:=[.L241]" office:value-type="float" office:value="0.701388888888877" calcext:value-type="float">
            <text:p>0.70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41];0)&lt;=[.O2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2]))" office:value-type="date" office:date-value="2019-10-10T15:46:42.628909" calcext:value-type="date">
            <text:p>2019-10-10 15:46:43</text:p>
          </table:table-cell>
          <table:table-cell table:style-name="ce7" table:formula="of:=[.A242]" office:value-type="date" office:date-value="2019-10-10T15:46:42.628909" calcext:value-type="date">
            <text:p>2019-10-10 15:46:43</text:p>
          </table:table-cell>
          <table:table-cell table:formula="of:=TRUNC([.A242])" office:value-type="float" office:value="43748" calcext:value-type="float">
            <text:p>43748</text:p>
          </table:table-cell>
          <table:table-cell table:style-name="ce12" table:formula="of:=[.B242]-[.C242]" office:value-type="date" office:date-value="1899-12-30T15:46:42.62890860904" calcext:value-type="date">
            <text:p>12/30/99 03:46 PM</text:p>
          </table:table-cell>
          <table:table-cell table:formula="of:=MOD([.E241]-[.$E$2];[.$H$2])+1+[.$E$2]" office:value-type="float" office:value="280" calcext:value-type="float">
            <text:p>280</text:p>
          </table:table-cell>
          <table:table-cell table:formula="of:=MOD([.F241]+1/[.$H$2];5)" office:value-type="float" office:value="3.98333333333332" calcext:value-type="float">
            <text:p>3,98333333333332</text:p>
          </table:table-cell>
          <table:table-cell table:formula="of:=IF([.F242]&lt;0.000001;[.G241]+2+1/[.$H$2];[.G241]+1/[.$H$2])" office:value-type="float" office:value="3.98333333333332" calcext:value-type="float">
            <text:p>3,98333333333332</text:p>
          </table:table-cell>
          <table:table-cell table:number-columns-repeated="4"/>
          <table:table-cell table:formula="of:=SUM(MOD(SUM([.L241]-[.L$2];[.T$2]);[.R$2]-[.L$2]);[.L$2])" office:value-type="time" office:time-value="PT16H59M59.999999999S" calcext:value-type="time">
            <text:p>17:00:00</text:p>
          </table:table-cell>
          <table:table-cell table:formula="of:=IF([.L242]&lt;[.L241];[.M241]+[.H$2];[.M241])" office:value-type="float" office:value="900" calcext:value-type="float">
            <text:p>900</text:p>
          </table:table-cell>
          <table:table-cell table:formula="of:=OFFSET([.C$4];[.M242];0)" office:value-type="float" office:value="43760" calcext:value-type="float">
            <text:p>43760</text:p>
          </table:table-cell>
          <table:table-cell table:formula="of:=[.L242]" office:value-type="float" office:value="0.708333333333322" calcext:value-type="float">
            <text:p>0.70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42];0)&lt;=[.O2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3]))" office:value-type="date" office:date-value="2019-10-10T15:12:41.569569" calcext:value-type="date">
            <text:p>2019-10-10 15:12:42</text:p>
          </table:table-cell>
          <table:table-cell table:style-name="ce7" table:formula="of:=[.A243]" office:value-type="date" office:date-value="2019-10-10T15:12:41.569569" calcext:value-type="date">
            <text:p>2019-10-10 15:12:42</text:p>
          </table:table-cell>
          <table:table-cell table:formula="of:=TRUNC([.A243])" office:value-type="float" office:value="43748" calcext:value-type="float">
            <text:p>43748</text:p>
          </table:table-cell>
          <table:table-cell table:style-name="ce12" table:formula="of:=[.B243]-[.C243]" office:value-type="date" office:date-value="1899-12-30T15:12:41.56956916675" calcext:value-type="date">
            <text:p>12/30/99 03:12 PM</text:p>
          </table:table-cell>
          <table:table-cell table:formula="of:=MOD([.E242]-[.$E$2];[.$H$2])+1+[.$E$2]" office:value-type="float" office:value="221" calcext:value-type="float">
            <text:p>221</text:p>
          </table:table-cell>
          <table:table-cell table:formula="of:=MOD([.F242]+1/[.$H$2];5)" office:value-type="float" office:value="3.99999999999999" calcext:value-type="float">
            <text:p>3,99999999999999</text:p>
          </table:table-cell>
          <table:table-cell table:formula="of:=IF([.F243]&lt;0.000001;[.G242]+2+1/[.$H$2];[.G242]+1/[.$H$2])" office:value-type="float" office:value="3.99999999999999" calcext:value-type="float">
            <text:p>3,99999999999999</text:p>
          </table:table-cell>
          <table:table-cell table:number-columns-repeated="4"/>
          <table:table-cell table:formula="of:=SUM(MOD(SUM([.L242]-[.L$2];[.T$2]);[.R$2]-[.L$2]);[.L$2])" office:value-type="time" office:time-value="PT14H39M59.999999999S" calcext:value-type="time">
            <text:p>14:40:00</text:p>
          </table:table-cell>
          <table:table-cell table:formula="of:=IF([.L243]&lt;[.L242];[.M242]+[.H$2];[.M242])" office:value-type="float" office:value="960" calcext:value-type="float">
            <text:p>960</text:p>
          </table:table-cell>
          <table:table-cell table:formula="of:=OFFSET([.C$4];[.M243];0)" office:value-type="float" office:value="43761" calcext:value-type="float">
            <text:p>43761</text:p>
          </table:table-cell>
          <table:table-cell table:formula="of:=[.L243]" office:value-type="float" office:value="0.6111111111111" calcext:value-type="float">
            <text:p>0.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43];0)&lt;=[.O2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4]))" office:value-type="date" office:date-value="2019-10-11T15:58:22.445004" calcext:value-type="date">
            <text:p>2019-10-11 15:58:22</text:p>
          </table:table-cell>
          <table:table-cell table:style-name="ce7" table:formula="of:=[.A244]" office:value-type="date" office:date-value="2019-10-11T15:58:22.445004" calcext:value-type="date">
            <text:p>2019-10-11 15:58:22</text:p>
          </table:table-cell>
          <table:table-cell table:formula="of:=TRUNC([.A244])" office:value-type="float" office:value="43749" calcext:value-type="float">
            <text:p>43749</text:p>
          </table:table-cell>
          <table:table-cell table:style-name="ce12" table:formula="of:=[.B244]-[.C244]" office:value-type="date" office:date-value="1899-12-30T15:58:22.44500439148" calcext:value-type="date">
            <text:p>12/30/99 03:58 PM</text:p>
          </table:table-cell>
          <table:table-cell table:formula="of:=MOD([.E243]-[.$E$2];[.$H$2])+1+[.$E$2]" office:value-type="float" office:value="222" calcext:value-type="float">
            <text:p>222</text:p>
          </table:table-cell>
          <table:table-cell table:formula="of:=MOD([.F243]+1/[.$H$2];5)" office:value-type="float" office:value="4.01666666666666" calcext:value-type="float">
            <text:p>4,01666666666666</text:p>
          </table:table-cell>
          <table:table-cell table:formula="of:=IF([.F244]&lt;0.000001;[.G243]+2+1/[.$H$2];[.G243]+1/[.$H$2])" office:value-type="float" office:value="4.01666666666666" calcext:value-type="float">
            <text:p>4,01666666666666</text:p>
          </table:table-cell>
          <table:table-cell table:number-columns-repeated="4"/>
          <table:table-cell table:formula="of:=SUM(MOD(SUM([.L243]-[.L$2];[.T$2]);[.R$2]-[.L$2]);[.L$2])" office:value-type="time" office:time-value="PT14H49M59.999999999S" calcext:value-type="time">
            <text:p>14:50:00</text:p>
          </table:table-cell>
          <table:table-cell table:formula="of:=IF([.L244]&lt;[.L243];[.M243]+[.H$2];[.M243])" office:value-type="float" office:value="960" calcext:value-type="float">
            <text:p>960</text:p>
          </table:table-cell>
          <table:table-cell table:formula="of:=OFFSET([.C$4];[.M244];0)" office:value-type="float" office:value="43761" calcext:value-type="float">
            <text:p>43761</text:p>
          </table:table-cell>
          <table:table-cell table:formula="of:=[.L244]" office:value-type="float" office:value="0.618055555555544" calcext:value-type="float">
            <text:p>0.61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44];0)&lt;=[.O2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5]))" office:value-type="date" office:date-value="2019-10-11T15:42:49.705834" calcext:value-type="date">
            <text:p>2019-10-11 15:42:50</text:p>
          </table:table-cell>
          <table:table-cell table:style-name="ce7" table:formula="of:=[.A245]" office:value-type="date" office:date-value="2019-10-11T15:42:49.705834" calcext:value-type="date">
            <text:p>2019-10-11 15:42:50</text:p>
          </table:table-cell>
          <table:table-cell table:formula="of:=TRUNC([.A245])" office:value-type="float" office:value="43749" calcext:value-type="float">
            <text:p>43749</text:p>
          </table:table-cell>
          <table:table-cell table:style-name="ce12" table:formula="of:=[.B245]-[.C245]" office:value-type="date" office:date-value="1899-12-30T15:42:49.70583396032" calcext:value-type="date">
            <text:p>12/30/99 03:42 PM</text:p>
          </table:table-cell>
          <table:table-cell table:formula="of:=MOD([.E244]-[.$E$2];[.$H$2])+1+[.$E$2]" office:value-type="float" office:value="223" calcext:value-type="float">
            <text:p>223</text:p>
          </table:table-cell>
          <table:table-cell table:formula="of:=MOD([.F244]+1/[.$H$2];5)" office:value-type="float" office:value="4.03333333333332" calcext:value-type="float">
            <text:p>4,03333333333332</text:p>
          </table:table-cell>
          <table:table-cell table:formula="of:=IF([.F245]&lt;0.000001;[.G244]+2+1/[.$H$2];[.G244]+1/[.$H$2])" office:value-type="float" office:value="4.03333333333332" calcext:value-type="float">
            <text:p>4,03333333333332</text:p>
          </table:table-cell>
          <table:table-cell table:number-columns-repeated="4"/>
          <table:table-cell table:formula="of:=SUM(MOD(SUM([.L244]-[.L$2];[.T$2]);[.R$2]-[.L$2]);[.L$2])" office:value-type="time" office:time-value="PT14H59M59.999999999S" calcext:value-type="time">
            <text:p>15:00:00</text:p>
          </table:table-cell>
          <table:table-cell table:formula="of:=IF([.L245]&lt;[.L244];[.M244]+[.H$2];[.M244])" office:value-type="float" office:value="960" calcext:value-type="float">
            <text:p>960</text:p>
          </table:table-cell>
          <table:table-cell table:formula="of:=OFFSET([.C$4];[.M245];0)" office:value-type="float" office:value="43761" calcext:value-type="float">
            <text:p>43761</text:p>
          </table:table-cell>
          <table:table-cell table:formula="of:=[.L245]" office:value-type="float" office:value="0.624999999999988" calcext:value-type="float">
            <text:p>0.62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45];0)&lt;=[.O2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6]))" office:value-type="date" office:date-value="2019-10-11T15:24:40.752118" calcext:value-type="date">
            <text:p>2019-10-11 15:24:41</text:p>
          </table:table-cell>
          <table:table-cell table:style-name="ce7" table:formula="of:=[.A246]" office:value-type="date" office:date-value="2019-10-11T15:24:40.752118" calcext:value-type="date">
            <text:p>2019-10-11 15:24:41</text:p>
          </table:table-cell>
          <table:table-cell table:formula="of:=TRUNC([.A246])" office:value-type="float" office:value="43749" calcext:value-type="float">
            <text:p>43749</text:p>
          </table:table-cell>
          <table:table-cell table:style-name="ce12" table:formula="of:=[.B246]-[.C246]" office:value-type="date" office:date-value="1899-12-30T15:24:40.75211844407" calcext:value-type="date">
            <text:p>12/30/99 03:24 PM</text:p>
          </table:table-cell>
          <table:table-cell table:formula="of:=MOD([.E245]-[.$E$2];[.$H$2])+1+[.$E$2]" office:value-type="float" office:value="224" calcext:value-type="float">
            <text:p>224</text:p>
          </table:table-cell>
          <table:table-cell table:formula="of:=MOD([.F245]+1/[.$H$2];5)" office:value-type="float" office:value="4.04999999999999" calcext:value-type="float">
            <text:p>4,04999999999999</text:p>
          </table:table-cell>
          <table:table-cell table:formula="of:=IF([.F246]&lt;0.000001;[.G245]+2+1/[.$H$2];[.G245]+1/[.$H$2])" office:value-type="float" office:value="4.04999999999999" calcext:value-type="float">
            <text:p>4,04999999999999</text:p>
          </table:table-cell>
          <table:table-cell table:number-columns-repeated="4"/>
          <table:table-cell table:formula="of:=SUM(MOD(SUM([.L245]-[.L$2];[.T$2]);[.R$2]-[.L$2]);[.L$2])" office:value-type="time" office:time-value="PT15H09M59.999999999S" calcext:value-type="time">
            <text:p>15:10:00</text:p>
          </table:table-cell>
          <table:table-cell table:formula="of:=IF([.L246]&lt;[.L245];[.M245]+[.H$2];[.M245])" office:value-type="float" office:value="960" calcext:value-type="float">
            <text:p>960</text:p>
          </table:table-cell>
          <table:table-cell table:formula="of:=OFFSET([.C$4];[.M246];0)" office:value-type="float" office:value="43761" calcext:value-type="float">
            <text:p>43761</text:p>
          </table:table-cell>
          <table:table-cell table:formula="of:=[.L246]" office:value-type="float" office:value="0.631944444444433" calcext:value-type="float">
            <text:p>0.63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46];0)&lt;=[.O2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7]))" office:value-type="date" office:date-value="2019-10-11T15:22:32.574354" calcext:value-type="date">
            <text:p>2019-10-11 15:22:33</text:p>
          </table:table-cell>
          <table:table-cell table:style-name="ce7" table:formula="of:=[.A247]" office:value-type="date" office:date-value="2019-10-11T15:22:32.574354" calcext:value-type="date">
            <text:p>2019-10-11 15:22:33</text:p>
          </table:table-cell>
          <table:table-cell table:formula="of:=TRUNC([.A247])" office:value-type="float" office:value="43749" calcext:value-type="float">
            <text:p>43749</text:p>
          </table:table-cell>
          <table:table-cell table:style-name="ce12" table:formula="of:=[.B247]-[.C247]" office:value-type="date" office:date-value="1899-12-30T15:22:32.57435361855" calcext:value-type="date">
            <text:p>12/30/99 03:22 PM</text:p>
          </table:table-cell>
          <table:table-cell table:formula="of:=MOD([.E246]-[.$E$2];[.$H$2])+1+[.$E$2]" office:value-type="float" office:value="225" calcext:value-type="float">
            <text:p>225</text:p>
          </table:table-cell>
          <table:table-cell table:formula="of:=MOD([.F246]+1/[.$H$2];5)" office:value-type="float" office:value="4.06666666666666" calcext:value-type="float">
            <text:p>4,06666666666666</text:p>
          </table:table-cell>
          <table:table-cell table:formula="of:=IF([.F247]&lt;0.000001;[.G246]+2+1/[.$H$2];[.G246]+1/[.$H$2])" office:value-type="float" office:value="4.06666666666666" calcext:value-type="float">
            <text:p>4,06666666666666</text:p>
          </table:table-cell>
          <table:table-cell table:number-columns-repeated="4"/>
          <table:table-cell table:formula="of:=SUM(MOD(SUM([.L246]-[.L$2];[.T$2]);[.R$2]-[.L$2]);[.L$2])" office:value-type="time" office:time-value="PT15H19M59.999999999S" calcext:value-type="time">
            <text:p>15:20:00</text:p>
          </table:table-cell>
          <table:table-cell table:formula="of:=IF([.L247]&lt;[.L246];[.M246]+[.H$2];[.M246])" office:value-type="float" office:value="960" calcext:value-type="float">
            <text:p>960</text:p>
          </table:table-cell>
          <table:table-cell table:formula="of:=OFFSET([.C$4];[.M247];0)" office:value-type="float" office:value="43761" calcext:value-type="float">
            <text:p>43761</text:p>
          </table:table-cell>
          <table:table-cell table:formula="of:=[.L247]" office:value-type="float" office:value="0.638888888888877" calcext:value-type="float">
            <text:p>0.63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47];0)&lt;=[.O2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8]))" office:value-type="date" office:date-value="2019-10-11T15:34:24.611001" calcext:value-type="date">
            <text:p>2019-10-11 15:34:25</text:p>
          </table:table-cell>
          <table:table-cell table:style-name="ce7" table:formula="of:=[.A248]" office:value-type="date" office:date-value="2019-10-11T15:34:24.611001" calcext:value-type="date">
            <text:p>2019-10-11 15:34:25</text:p>
          </table:table-cell>
          <table:table-cell table:formula="of:=TRUNC([.A248])" office:value-type="float" office:value="43749" calcext:value-type="float">
            <text:p>43749</text:p>
          </table:table-cell>
          <table:table-cell table:style-name="ce12" table:formula="of:=[.B248]-[.C248]" office:value-type="date" office:date-value="1899-12-30T15:34:24.61100082379" calcext:value-type="date">
            <text:p>12/30/99 03:34 PM</text:p>
          </table:table-cell>
          <table:table-cell table:formula="of:=MOD([.E247]-[.$E$2];[.$H$2])+1+[.$E$2]" office:value-type="float" office:value="226" calcext:value-type="float">
            <text:p>226</text:p>
          </table:table-cell>
          <table:table-cell table:formula="of:=MOD([.F247]+1/[.$H$2];5)" office:value-type="float" office:value="4.08333333333332" calcext:value-type="float">
            <text:p>4,08333333333332</text:p>
          </table:table-cell>
          <table:table-cell table:formula="of:=IF([.F248]&lt;0.000001;[.G247]+2+1/[.$H$2];[.G247]+1/[.$H$2])" office:value-type="float" office:value="4.08333333333332" calcext:value-type="float">
            <text:p>4,08333333333332</text:p>
          </table:table-cell>
          <table:table-cell table:number-columns-repeated="4"/>
          <table:table-cell table:formula="of:=SUM(MOD(SUM([.L247]-[.L$2];[.T$2]);[.R$2]-[.L$2]);[.L$2])" office:value-type="time" office:time-value="PT15H29M59.999999999S" calcext:value-type="time">
            <text:p>15:30:00</text:p>
          </table:table-cell>
          <table:table-cell table:formula="of:=IF([.L248]&lt;[.L247];[.M247]+[.H$2];[.M247])" office:value-type="float" office:value="960" calcext:value-type="float">
            <text:p>960</text:p>
          </table:table-cell>
          <table:table-cell table:formula="of:=OFFSET([.C$4];[.M248];0)" office:value-type="float" office:value="43761" calcext:value-type="float">
            <text:p>43761</text:p>
          </table:table-cell>
          <table:table-cell table:formula="of:=[.L248]" office:value-type="float" office:value="0.645833333333322" calcext:value-type="float">
            <text:p>0.64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48];0)&lt;=[.O2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9]))" office:value-type="date" office:date-value="2019-10-11T16:03:53.945315" calcext:value-type="date">
            <text:p>2019-10-11 16:03:54</text:p>
          </table:table-cell>
          <table:table-cell table:style-name="ce7" table:formula="of:=[.A249]" office:value-type="date" office:date-value="2019-10-11T16:03:53.945315" calcext:value-type="date">
            <text:p>2019-10-11 16:03:54</text:p>
          </table:table-cell>
          <table:table-cell table:formula="of:=TRUNC([.A249])" office:value-type="float" office:value="43749" calcext:value-type="float">
            <text:p>43749</text:p>
          </table:table-cell>
          <table:table-cell table:style-name="ce12" table:formula="of:=[.B249]-[.C249]" office:value-type="date" office:date-value="1899-12-30T16:03:53.94531479571" calcext:value-type="date">
            <text:p>12/30/99 04:03 PM</text:p>
          </table:table-cell>
          <table:table-cell table:formula="of:=MOD([.E248]-[.$E$2];[.$H$2])+1+[.$E$2]" office:value-type="float" office:value="227" calcext:value-type="float">
            <text:p>227</text:p>
          </table:table-cell>
          <table:table-cell table:formula="of:=MOD([.F248]+1/[.$H$2];5)" office:value-type="float" office:value="4.09999999999999" calcext:value-type="float">
            <text:p>4,09999999999999</text:p>
          </table:table-cell>
          <table:table-cell table:formula="of:=IF([.F249]&lt;0.000001;[.G248]+2+1/[.$H$2];[.G248]+1/[.$H$2])" office:value-type="float" office:value="4.09999999999999" calcext:value-type="float">
            <text:p>4,09999999999999</text:p>
          </table:table-cell>
          <table:table-cell table:number-columns-repeated="4"/>
          <table:table-cell table:formula="of:=SUM(MOD(SUM([.L248]-[.L$2];[.T$2]);[.R$2]-[.L$2]);[.L$2])" office:value-type="time" office:time-value="PT15H39M59.999999999S" calcext:value-type="time">
            <text:p>15:40:00</text:p>
          </table:table-cell>
          <table:table-cell table:formula="of:=IF([.L249]&lt;[.L248];[.M248]+[.H$2];[.M248])" office:value-type="float" office:value="960" calcext:value-type="float">
            <text:p>960</text:p>
          </table:table-cell>
          <table:table-cell table:formula="of:=OFFSET([.C$4];[.M249];0)" office:value-type="float" office:value="43761" calcext:value-type="float">
            <text:p>43761</text:p>
          </table:table-cell>
          <table:table-cell table:formula="of:=[.L249]" office:value-type="float" office:value="0.652777777777766" calcext:value-type="float">
            <text:p>0.65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49];0)&lt;=[.O2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0]))" office:value-type="date" office:date-value="2019-10-11T15:31:42.23815" calcext:value-type="date">
            <text:p>2019-10-11 15:31:42</text:p>
          </table:table-cell>
          <table:table-cell table:style-name="ce7" table:formula="of:=[.A250]" office:value-type="date" office:date-value="2019-10-11T15:31:42.23815" calcext:value-type="date">
            <text:p>2019-10-11 15:31:42</text:p>
          </table:table-cell>
          <table:table-cell table:formula="of:=TRUNC([.A250])" office:value-type="float" office:value="43749" calcext:value-type="float">
            <text:p>43749</text:p>
          </table:table-cell>
          <table:table-cell table:style-name="ce12" table:formula="of:=[.B250]-[.C250]" office:value-type="date" office:date-value="1899-12-30T15:31:42.23815015052" calcext:value-type="date">
            <text:p>12/30/99 03:31 PM</text:p>
          </table:table-cell>
          <table:table-cell table:formula="of:=MOD([.E249]-[.$E$2];[.$H$2])+1+[.$E$2]" office:value-type="float" office:value="228" calcext:value-type="float">
            <text:p>228</text:p>
          </table:table-cell>
          <table:table-cell table:formula="of:=MOD([.F249]+1/[.$H$2];5)" office:value-type="float" office:value="4.11666666666666" calcext:value-type="float">
            <text:p>4,11666666666666</text:p>
          </table:table-cell>
          <table:table-cell table:formula="of:=IF([.F250]&lt;0.000001;[.G249]+2+1/[.$H$2];[.G249]+1/[.$H$2])" office:value-type="float" office:value="4.11666666666666" calcext:value-type="float">
            <text:p>4,11666666666666</text:p>
          </table:table-cell>
          <table:table-cell table:number-columns-repeated="4"/>
          <table:table-cell table:formula="of:=SUM(MOD(SUM([.L249]-[.L$2];[.T$2]);[.R$2]-[.L$2]);[.L$2])" office:value-type="time" office:time-value="PT15H49M59.999999999S" calcext:value-type="time">
            <text:p>15:50:00</text:p>
          </table:table-cell>
          <table:table-cell table:formula="of:=IF([.L250]&lt;[.L249];[.M249]+[.H$2];[.M249])" office:value-type="float" office:value="960" calcext:value-type="float">
            <text:p>960</text:p>
          </table:table-cell>
          <table:table-cell table:formula="of:=OFFSET([.C$4];[.M250];0)" office:value-type="float" office:value="43761" calcext:value-type="float">
            <text:p>43761</text:p>
          </table:table-cell>
          <table:table-cell table:formula="of:=[.L250]" office:value-type="float" office:value="0.659722222222211" calcext:value-type="float">
            <text:p>0.65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50];0)&lt;=[.O2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1]))" office:value-type="date" office:date-value="2019-10-11T15:57:53.335949" calcext:value-type="date">
            <text:p>2019-10-11 15:57:53</text:p>
          </table:table-cell>
          <table:table-cell table:style-name="ce7" table:formula="of:=[.A251]" office:value-type="date" office:date-value="2019-10-11T15:57:53.335949" calcext:value-type="date">
            <text:p>2019-10-11 15:57:53</text:p>
          </table:table-cell>
          <table:table-cell table:formula="of:=TRUNC([.A251])" office:value-type="float" office:value="43749" calcext:value-type="float">
            <text:p>43749</text:p>
          </table:table-cell>
          <table:table-cell table:style-name="ce12" table:formula="of:=[.B251]-[.C251]" office:value-type="date" office:date-value="1899-12-30T15:57:53.33594884258" calcext:value-type="date">
            <text:p>12/30/99 03:57 PM</text:p>
          </table:table-cell>
          <table:table-cell table:formula="of:=MOD([.E250]-[.$E$2];[.$H$2])+1+[.$E$2]" office:value-type="float" office:value="229" calcext:value-type="float">
            <text:p>229</text:p>
          </table:table-cell>
          <table:table-cell table:formula="of:=MOD([.F250]+1/[.$H$2];5)" office:value-type="float" office:value="4.13333333333332" calcext:value-type="float">
            <text:p>4,13333333333332</text:p>
          </table:table-cell>
          <table:table-cell table:formula="of:=IF([.F251]&lt;0.000001;[.G250]+2+1/[.$H$2];[.G250]+1/[.$H$2])" office:value-type="float" office:value="4.13333333333332" calcext:value-type="float">
            <text:p>4,13333333333332</text:p>
          </table:table-cell>
          <table:table-cell table:number-columns-repeated="4"/>
          <table:table-cell table:formula="of:=SUM(MOD(SUM([.L250]-[.L$2];[.T$2]);[.R$2]-[.L$2]);[.L$2])" office:value-type="time" office:time-value="PT15H59M59.999999999S" calcext:value-type="time">
            <text:p>16:00:00</text:p>
          </table:table-cell>
          <table:table-cell table:formula="of:=IF([.L251]&lt;[.L250];[.M250]+[.H$2];[.M250])" office:value-type="float" office:value="960" calcext:value-type="float">
            <text:p>960</text:p>
          </table:table-cell>
          <table:table-cell table:formula="of:=OFFSET([.C$4];[.M251];0)" office:value-type="float" office:value="43761" calcext:value-type="float">
            <text:p>43761</text:p>
          </table:table-cell>
          <table:table-cell table:formula="of:=[.L251]" office:value-type="float" office:value="0.666666666666655" calcext:value-type="float">
            <text:p>0.66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51];0)&lt;=[.O2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2]))" office:value-type="date" office:date-value="2019-10-11T15:20:00.006145" calcext:value-type="date">
            <text:p>2019-10-11 15:20:00</text:p>
          </table:table-cell>
          <table:table-cell table:style-name="ce7" table:formula="of:=[.A252]" office:value-type="date" office:date-value="2019-10-11T15:20:00.006145" calcext:value-type="date">
            <text:p>2019-10-11 15:20:00</text:p>
          </table:table-cell>
          <table:table-cell table:formula="of:=TRUNC([.A252])" office:value-type="float" office:value="43749" calcext:value-type="float">
            <text:p>43749</text:p>
          </table:table-cell>
          <table:table-cell table:style-name="ce12" table:formula="of:=[.B252]-[.C252]" office:value-type="date" office:date-value="1899-12-30T15:20:00.00614512246" calcext:value-type="date">
            <text:p>12/30/99 03:20 PM</text:p>
          </table:table-cell>
          <table:table-cell table:formula="of:=MOD([.E251]-[.$E$2];[.$H$2])+1+[.$E$2]" office:value-type="float" office:value="230" calcext:value-type="float">
            <text:p>230</text:p>
          </table:table-cell>
          <table:table-cell table:formula="of:=MOD([.F251]+1/[.$H$2];5)" office:value-type="float" office:value="4.14999999999999" calcext:value-type="float">
            <text:p>4,14999999999999</text:p>
          </table:table-cell>
          <table:table-cell table:formula="of:=IF([.F252]&lt;0.000001;[.G251]+2+1/[.$H$2];[.G251]+1/[.$H$2])" office:value-type="float" office:value="4.14999999999999" calcext:value-type="float">
            <text:p>4,14999999999999</text:p>
          </table:table-cell>
          <table:table-cell table:number-columns-repeated="4"/>
          <table:table-cell table:formula="of:=SUM(MOD(SUM([.L251]-[.L$2];[.T$2]);[.R$2]-[.L$2]);[.L$2])" office:value-type="time" office:time-value="PT16H09M59.999999999S" calcext:value-type="time">
            <text:p>16:10:00</text:p>
          </table:table-cell>
          <table:table-cell table:formula="of:=IF([.L252]&lt;[.L251];[.M251]+[.H$2];[.M251])" office:value-type="float" office:value="960" calcext:value-type="float">
            <text:p>960</text:p>
          </table:table-cell>
          <table:table-cell table:formula="of:=OFFSET([.C$4];[.M252];0)" office:value-type="float" office:value="43761" calcext:value-type="float">
            <text:p>43761</text:p>
          </table:table-cell>
          <table:table-cell table:formula="of:=[.L252]" office:value-type="float" office:value="0.673611111111099" calcext:value-type="float">
            <text:p>0.67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52];0)&lt;=[.O2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3]))" office:value-type="date" office:date-value="2019-10-11T15:34:46.833584" calcext:value-type="date">
            <text:p>2019-10-11 15:34:47</text:p>
          </table:table-cell>
          <table:table-cell table:style-name="ce7" table:formula="of:=[.A253]" office:value-type="date" office:date-value="2019-10-11T15:34:46.833584" calcext:value-type="date">
            <text:p>2019-10-11 15:34:47</text:p>
          </table:table-cell>
          <table:table-cell table:formula="of:=TRUNC([.A253])" office:value-type="float" office:value="43749" calcext:value-type="float">
            <text:p>43749</text:p>
          </table:table-cell>
          <table:table-cell table:style-name="ce12" table:formula="of:=[.B253]-[.C253]" office:value-type="date" office:date-value="1899-12-30T15:34:46.83358384296" calcext:value-type="date">
            <text:p>12/30/99 03:34 PM</text:p>
          </table:table-cell>
          <table:table-cell table:formula="of:=MOD([.E252]-[.$E$2];[.$H$2])+1+[.$E$2]" office:value-type="float" office:value="231" calcext:value-type="float">
            <text:p>231</text:p>
          </table:table-cell>
          <table:table-cell table:formula="of:=MOD([.F252]+1/[.$H$2];5)" office:value-type="float" office:value="4.16666666666666" calcext:value-type="float">
            <text:p>4,16666666666666</text:p>
          </table:table-cell>
          <table:table-cell table:formula="of:=IF([.F253]&lt;0.000001;[.G252]+2+1/[.$H$2];[.G252]+1/[.$H$2])" office:value-type="float" office:value="4.16666666666666" calcext:value-type="float">
            <text:p>4,16666666666666</text:p>
          </table:table-cell>
          <table:table-cell table:number-columns-repeated="4"/>
          <table:table-cell table:formula="of:=SUM(MOD(SUM([.L252]-[.L$2];[.T$2]);[.R$2]-[.L$2]);[.L$2])" office:value-type="time" office:time-value="PT16H19M59.999999999S" calcext:value-type="time">
            <text:p>16:20:00</text:p>
          </table:table-cell>
          <table:table-cell table:formula="of:=IF([.L253]&lt;[.L252];[.M252]+[.H$2];[.M252])" office:value-type="float" office:value="960" calcext:value-type="float">
            <text:p>960</text:p>
          </table:table-cell>
          <table:table-cell table:formula="of:=OFFSET([.C$4];[.M253];0)" office:value-type="float" office:value="43761" calcext:value-type="float">
            <text:p>43761</text:p>
          </table:table-cell>
          <table:table-cell table:formula="of:=[.L253]" office:value-type="float" office:value="0.680555555555544" calcext:value-type="float">
            <text:p>0.68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53];0)&lt;=[.O2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4]))" office:value-type="date" office:date-value="2019-10-11T15:54:42.664158" calcext:value-type="date">
            <text:p>2019-10-11 15:54:43</text:p>
          </table:table-cell>
          <table:table-cell table:style-name="ce7" table:formula="of:=[.A254]" office:value-type="date" office:date-value="2019-10-11T15:54:42.664158" calcext:value-type="date">
            <text:p>2019-10-11 15:54:43</text:p>
          </table:table-cell>
          <table:table-cell table:formula="of:=TRUNC([.A254])" office:value-type="float" office:value="43749" calcext:value-type="float">
            <text:p>43749</text:p>
          </table:table-cell>
          <table:table-cell table:style-name="ce12" table:formula="of:=[.B254]-[.C254]" office:value-type="date" office:date-value="1899-12-30T15:54:42.66415754333" calcext:value-type="date">
            <text:p>12/30/99 03:54 PM</text:p>
          </table:table-cell>
          <table:table-cell table:formula="of:=MOD([.E253]-[.$E$2];[.$H$2])+1+[.$E$2]" office:value-type="float" office:value="232" calcext:value-type="float">
            <text:p>232</text:p>
          </table:table-cell>
          <table:table-cell table:formula="of:=MOD([.F253]+1/[.$H$2];5)" office:value-type="float" office:value="4.18333333333332" calcext:value-type="float">
            <text:p>4,18333333333332</text:p>
          </table:table-cell>
          <table:table-cell table:formula="of:=IF([.F254]&lt;0.000001;[.G253]+2+1/[.$H$2];[.G253]+1/[.$H$2])" office:value-type="float" office:value="4.18333333333332" calcext:value-type="float">
            <text:p>4,18333333333332</text:p>
          </table:table-cell>
          <table:table-cell table:number-columns-repeated="4"/>
          <table:table-cell table:formula="of:=SUM(MOD(SUM([.L253]-[.L$2];[.T$2]);[.R$2]-[.L$2]);[.L$2])" office:value-type="time" office:time-value="PT16H29M59.999999999S" calcext:value-type="time">
            <text:p>16:30:00</text:p>
          </table:table-cell>
          <table:table-cell table:formula="of:=IF([.L254]&lt;[.L253];[.M253]+[.H$2];[.M253])" office:value-type="float" office:value="960" calcext:value-type="float">
            <text:p>960</text:p>
          </table:table-cell>
          <table:table-cell table:formula="of:=OFFSET([.C$4];[.M254];0)" office:value-type="float" office:value="43761" calcext:value-type="float">
            <text:p>43761</text:p>
          </table:table-cell>
          <table:table-cell table:formula="of:=[.L254]" office:value-type="float" office:value="0.687499999999988" calcext:value-type="float">
            <text:p>0.68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54];0)&lt;=[.O2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5]))" office:value-type="date" office:date-value="2019-10-11T15:22:23.882815" calcext:value-type="date">
            <text:p>2019-10-11 15:22:24</text:p>
          </table:table-cell>
          <table:table-cell table:style-name="ce7" table:formula="of:=[.A255]" office:value-type="date" office:date-value="2019-10-11T15:22:23.882815" calcext:value-type="date">
            <text:p>2019-10-11 15:22:24</text:p>
          </table:table-cell>
          <table:table-cell table:formula="of:=TRUNC([.A255])" office:value-type="float" office:value="43749" calcext:value-type="float">
            <text:p>43749</text:p>
          </table:table-cell>
          <table:table-cell table:style-name="ce12" table:formula="of:=[.B255]-[.C255]" office:value-type="date" office:date-value="1899-12-30T15:22:23.88281519059" calcext:value-type="date">
            <text:p>12/30/99 03:22 PM</text:p>
          </table:table-cell>
          <table:table-cell table:formula="of:=MOD([.E254]-[.$E$2];[.$H$2])+1+[.$E$2]" office:value-type="float" office:value="233" calcext:value-type="float">
            <text:p>233</text:p>
          </table:table-cell>
          <table:table-cell table:formula="of:=MOD([.F254]+1/[.$H$2];5)" office:value-type="float" office:value="4.19999999999999" calcext:value-type="float">
            <text:p>4,19999999999999</text:p>
          </table:table-cell>
          <table:table-cell table:formula="of:=IF([.F255]&lt;0.000001;[.G254]+2+1/[.$H$2];[.G254]+1/[.$H$2])" office:value-type="float" office:value="4.19999999999999" calcext:value-type="float">
            <text:p>4,19999999999999</text:p>
          </table:table-cell>
          <table:table-cell table:number-columns-repeated="4"/>
          <table:table-cell table:formula="of:=SUM(MOD(SUM([.L254]-[.L$2];[.T$2]);[.R$2]-[.L$2]);[.L$2])" office:value-type="time" office:time-value="PT16H39M59.999999999S" calcext:value-type="time">
            <text:p>16:40:00</text:p>
          </table:table-cell>
          <table:table-cell table:formula="of:=IF([.L255]&lt;[.L254];[.M254]+[.H$2];[.M254])" office:value-type="float" office:value="960" calcext:value-type="float">
            <text:p>960</text:p>
          </table:table-cell>
          <table:table-cell table:formula="of:=OFFSET([.C$4];[.M255];0)" office:value-type="float" office:value="43761" calcext:value-type="float">
            <text:p>43761</text:p>
          </table:table-cell>
          <table:table-cell table:formula="of:=[.L255]" office:value-type="float" office:value="0.694444444444433" calcext:value-type="float">
            <text:p>0.69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55];0)&lt;=[.O2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6]))" office:value-type="date" office:date-value="2019-10-11T15:31:18.225384" calcext:value-type="date">
            <text:p>2019-10-11 15:31:18</text:p>
          </table:table-cell>
          <table:table-cell table:style-name="ce7" table:formula="of:=[.A256]" office:value-type="date" office:date-value="2019-10-11T15:31:18.225384" calcext:value-type="date">
            <text:p>2019-10-11 15:31:18</text:p>
          </table:table-cell>
          <table:table-cell table:formula="of:=TRUNC([.A256])" office:value-type="float" office:value="43749" calcext:value-type="float">
            <text:p>43749</text:p>
          </table:table-cell>
          <table:table-cell table:style-name="ce12" table:formula="of:=[.B256]-[.C256]" office:value-type="date" office:date-value="1899-12-30T15:31:18.22538372129" calcext:value-type="date">
            <text:p>12/30/99 03:31 PM</text:p>
          </table:table-cell>
          <table:table-cell table:formula="of:=MOD([.E255]-[.$E$2];[.$H$2])+1+[.$E$2]" office:value-type="float" office:value="234" calcext:value-type="float">
            <text:p>234</text:p>
          </table:table-cell>
          <table:table-cell table:formula="of:=MOD([.F255]+1/[.$H$2];5)" office:value-type="float" office:value="4.21666666666666" calcext:value-type="float">
            <text:p>4,21666666666666</text:p>
          </table:table-cell>
          <table:table-cell table:formula="of:=IF([.F256]&lt;0.000001;[.G255]+2+1/[.$H$2];[.G255]+1/[.$H$2])" office:value-type="float" office:value="4.21666666666666" calcext:value-type="float">
            <text:p>4,21666666666666</text:p>
          </table:table-cell>
          <table:table-cell table:number-columns-repeated="4"/>
          <table:table-cell table:formula="of:=SUM(MOD(SUM([.L255]-[.L$2];[.T$2]);[.R$2]-[.L$2]);[.L$2])" office:value-type="time" office:time-value="PT16H49M59.999999999S" calcext:value-type="time">
            <text:p>16:50:00</text:p>
          </table:table-cell>
          <table:table-cell table:formula="of:=IF([.L256]&lt;[.L255];[.M255]+[.H$2];[.M255])" office:value-type="float" office:value="960" calcext:value-type="float">
            <text:p>960</text:p>
          </table:table-cell>
          <table:table-cell table:formula="of:=OFFSET([.C$4];[.M256];0)" office:value-type="float" office:value="43761" calcext:value-type="float">
            <text:p>43761</text:p>
          </table:table-cell>
          <table:table-cell table:formula="of:=[.L256]" office:value-type="float" office:value="0.701388888888877" calcext:value-type="float">
            <text:p>0.70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56];0)&lt;=[.O2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7]))" office:value-type="date" office:date-value="2019-10-11T15:15:35.354293" calcext:value-type="date">
            <text:p>2019-10-11 15:15:35</text:p>
          </table:table-cell>
          <table:table-cell table:style-name="ce7" table:formula="of:=[.A257]" office:value-type="date" office:date-value="2019-10-11T15:15:35.354293" calcext:value-type="date">
            <text:p>2019-10-11 15:15:35</text:p>
          </table:table-cell>
          <table:table-cell table:formula="of:=TRUNC([.A257])" office:value-type="float" office:value="43749" calcext:value-type="float">
            <text:p>43749</text:p>
          </table:table-cell>
          <table:table-cell table:style-name="ce12" table:formula="of:=[.B257]-[.C257]" office:value-type="date" office:date-value="1899-12-30T15:15:35.35429341719" calcext:value-type="date">
            <text:p>12/30/99 03:15 PM</text:p>
          </table:table-cell>
          <table:table-cell table:formula="of:=MOD([.E256]-[.$E$2];[.$H$2])+1+[.$E$2]" office:value-type="float" office:value="235" calcext:value-type="float">
            <text:p>235</text:p>
          </table:table-cell>
          <table:table-cell table:formula="of:=MOD([.F256]+1/[.$H$2];5)" office:value-type="float" office:value="4.23333333333332" calcext:value-type="float">
            <text:p>4,23333333333332</text:p>
          </table:table-cell>
          <table:table-cell table:formula="of:=IF([.F257]&lt;0.000001;[.G256]+2+1/[.$H$2];[.G256]+1/[.$H$2])" office:value-type="float" office:value="4.23333333333332" calcext:value-type="float">
            <text:p>4,23333333333332</text:p>
          </table:table-cell>
          <table:table-cell table:number-columns-repeated="4"/>
          <table:table-cell table:formula="of:=SUM(MOD(SUM([.L256]-[.L$2];[.T$2]);[.R$2]-[.L$2]);[.L$2])" office:value-type="time" office:time-value="PT16H59M59.999999999S" calcext:value-type="time">
            <text:p>17:00:00</text:p>
          </table:table-cell>
          <table:table-cell table:formula="of:=IF([.L257]&lt;[.L256];[.M256]+[.H$2];[.M256])" office:value-type="float" office:value="960" calcext:value-type="float">
            <text:p>960</text:p>
          </table:table-cell>
          <table:table-cell table:formula="of:=OFFSET([.C$4];[.M257];0)" office:value-type="float" office:value="43761" calcext:value-type="float">
            <text:p>43761</text:p>
          </table:table-cell>
          <table:table-cell table:formula="of:=[.L257]" office:value-type="float" office:value="0.708333333333322" calcext:value-type="float">
            <text:p>0.70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57];0)&lt;=[.O2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8]))" office:value-type="date" office:date-value="2019-10-11T15:39:37.194725" calcext:value-type="date">
            <text:p>2019-10-11 15:39:37</text:p>
          </table:table-cell>
          <table:table-cell table:style-name="ce7" table:formula="of:=[.A258]" office:value-type="date" office:date-value="2019-10-11T15:39:37.194725" calcext:value-type="date">
            <text:p>2019-10-11 15:39:37</text:p>
          </table:table-cell>
          <table:table-cell table:formula="of:=TRUNC([.A258])" office:value-type="float" office:value="43749" calcext:value-type="float">
            <text:p>43749</text:p>
          </table:table-cell>
          <table:table-cell table:style-name="ce12" table:formula="of:=[.B258]-[.C258]" office:value-type="date" office:date-value="1899-12-30T15:39:37.19472516328" calcext:value-type="date">
            <text:p>12/30/99 03:39 PM</text:p>
          </table:table-cell>
          <table:table-cell table:formula="of:=MOD([.E257]-[.$E$2];[.$H$2])+1+[.$E$2]" office:value-type="float" office:value="236" calcext:value-type="float">
            <text:p>236</text:p>
          </table:table-cell>
          <table:table-cell table:formula="of:=MOD([.F257]+1/[.$H$2];5)" office:value-type="float" office:value="4.24999999999999" calcext:value-type="float">
            <text:p>4,24999999999999</text:p>
          </table:table-cell>
          <table:table-cell table:formula="of:=IF([.F258]&lt;0.000001;[.G257]+2+1/[.$H$2];[.G257]+1/[.$H$2])" office:value-type="float" office:value="4.24999999999999" calcext:value-type="float">
            <text:p>4,24999999999999</text:p>
          </table:table-cell>
          <table:table-cell table:number-columns-repeated="4"/>
          <table:table-cell table:formula="of:=SUM(MOD(SUM([.L257]-[.L$2];[.T$2]);[.R$2]-[.L$2]);[.L$2])" office:value-type="time" office:time-value="PT14H39M59.999999999S" calcext:value-type="time">
            <text:p>14:40:00</text:p>
          </table:table-cell>
          <table:table-cell table:formula="of:=IF([.L258]&lt;[.L257];[.M257]+[.H$2];[.M257])" office:value-type="float" office:value="1020" calcext:value-type="float">
            <text:p>1020</text:p>
          </table:table-cell>
          <table:table-cell table:formula="of:=OFFSET([.C$4];[.M258];0)" office:value-type="float" office:value="43762" calcext:value-type="float">
            <text:p>43762</text:p>
          </table:table-cell>
          <table:table-cell table:formula="of:=[.L258]" office:value-type="float" office:value="0.6111111111111" calcext:value-type="float">
            <text:p>0.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58];0)&lt;=[.O2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9]))" office:value-type="date" office:date-value="2019-10-11T15:54:35.002619" calcext:value-type="date">
            <text:p>2019-10-11 15:54:35</text:p>
          </table:table-cell>
          <table:table-cell table:style-name="ce7" table:formula="of:=[.A259]" office:value-type="date" office:date-value="2019-10-11T15:54:35.002619" calcext:value-type="date">
            <text:p>2019-10-11 15:54:35</text:p>
          </table:table-cell>
          <table:table-cell table:formula="of:=TRUNC([.A259])" office:value-type="float" office:value="43749" calcext:value-type="float">
            <text:p>43749</text:p>
          </table:table-cell>
          <table:table-cell table:style-name="ce12" table:formula="of:=[.B259]-[.C259]" office:value-type="date" office:date-value="1899-12-30T15:54:35.00261943787" calcext:value-type="date">
            <text:p>12/30/99 03:54 PM</text:p>
          </table:table-cell>
          <table:table-cell table:formula="of:=MOD([.E258]-[.$E$2];[.$H$2])+1+[.$E$2]" office:value-type="float" office:value="237" calcext:value-type="float">
            <text:p>237</text:p>
          </table:table-cell>
          <table:table-cell table:formula="of:=MOD([.F258]+1/[.$H$2];5)" office:value-type="float" office:value="4.26666666666666" calcext:value-type="float">
            <text:p>4,26666666666666</text:p>
          </table:table-cell>
          <table:table-cell table:formula="of:=IF([.F259]&lt;0.000001;[.G258]+2+1/[.$H$2];[.G258]+1/[.$H$2])" office:value-type="float" office:value="4.26666666666666" calcext:value-type="float">
            <text:p>4,26666666666666</text:p>
          </table:table-cell>
          <table:table-cell table:number-columns-repeated="4"/>
          <table:table-cell table:formula="of:=SUM(MOD(SUM([.L258]-[.L$2];[.T$2]);[.R$2]-[.L$2]);[.L$2])" office:value-type="time" office:time-value="PT14H49M59.999999999S" calcext:value-type="time">
            <text:p>14:50:00</text:p>
          </table:table-cell>
          <table:table-cell table:formula="of:=IF([.L259]&lt;[.L258];[.M258]+[.H$2];[.M258])" office:value-type="float" office:value="1020" calcext:value-type="float">
            <text:p>1020</text:p>
          </table:table-cell>
          <table:table-cell table:formula="of:=OFFSET([.C$4];[.M259];0)" office:value-type="float" office:value="43762" calcext:value-type="float">
            <text:p>43762</text:p>
          </table:table-cell>
          <table:table-cell table:formula="of:=[.L259]" office:value-type="float" office:value="0.618055555555544" calcext:value-type="float">
            <text:p>0.61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59];0)&lt;=[.O2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0]))" office:value-type="date" office:date-value="2019-10-11T15:55:52.82233" calcext:value-type="date">
            <text:p>2019-10-11 15:55:53</text:p>
          </table:table-cell>
          <table:table-cell table:style-name="ce7" table:formula="of:=[.A260]" office:value-type="date" office:date-value="2019-10-11T15:55:52.82233" calcext:value-type="date">
            <text:p>2019-10-11 15:55:53</text:p>
          </table:table-cell>
          <table:table-cell table:formula="of:=TRUNC([.A260])" office:value-type="float" office:value="43749" calcext:value-type="float">
            <text:p>43749</text:p>
          </table:table-cell>
          <table:table-cell table:style-name="ce12" table:formula="of:=[.B260]-[.C260]" office:value-type="date" office:date-value="1899-12-30T15:55:52.82233036123" calcext:value-type="date">
            <text:p>12/30/99 03:55 PM</text:p>
          </table:table-cell>
          <table:table-cell table:formula="of:=MOD([.E259]-[.$E$2];[.$H$2])+1+[.$E$2]" office:value-type="float" office:value="238" calcext:value-type="float">
            <text:p>238</text:p>
          </table:table-cell>
          <table:table-cell table:formula="of:=MOD([.F259]+1/[.$H$2];5)" office:value-type="float" office:value="4.28333333333332" calcext:value-type="float">
            <text:p>4,28333333333332</text:p>
          </table:table-cell>
          <table:table-cell table:formula="of:=IF([.F260]&lt;0.000001;[.G259]+2+1/[.$H$2];[.G259]+1/[.$H$2])" office:value-type="float" office:value="4.28333333333332" calcext:value-type="float">
            <text:p>4,28333333333332</text:p>
          </table:table-cell>
          <table:table-cell table:number-columns-repeated="4"/>
          <table:table-cell table:formula="of:=SUM(MOD(SUM([.L259]-[.L$2];[.T$2]);[.R$2]-[.L$2]);[.L$2])" office:value-type="time" office:time-value="PT14H59M59.999999999S" calcext:value-type="time">
            <text:p>15:00:00</text:p>
          </table:table-cell>
          <table:table-cell table:formula="of:=IF([.L260]&lt;[.L259];[.M259]+[.H$2];[.M259])" office:value-type="float" office:value="1020" calcext:value-type="float">
            <text:p>1020</text:p>
          </table:table-cell>
          <table:table-cell table:formula="of:=OFFSET([.C$4];[.M260];0)" office:value-type="float" office:value="43762" calcext:value-type="float">
            <text:p>43762</text:p>
          </table:table-cell>
          <table:table-cell table:formula="of:=[.L260]" office:value-type="float" office:value="0.624999999999988" calcext:value-type="float">
            <text:p>0.62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60];0)&lt;=[.O2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1]))" office:value-type="date" office:date-value="2019-10-11T15:50:18.620108" calcext:value-type="date">
            <text:p>2019-10-11 15:50:19</text:p>
          </table:table-cell>
          <table:table-cell table:style-name="ce7" table:formula="of:=[.A261]" office:value-type="date" office:date-value="2019-10-11T15:50:18.620108" calcext:value-type="date">
            <text:p>2019-10-11 15:50:19</text:p>
          </table:table-cell>
          <table:table-cell table:formula="of:=TRUNC([.A261])" office:value-type="float" office:value="43749" calcext:value-type="float">
            <text:p>43749</text:p>
          </table:table-cell>
          <table:table-cell table:style-name="ce12" table:formula="of:=[.B261]-[.C261]" office:value-type="date" office:date-value="1899-12-30T15:50:18.62010844052" calcext:value-type="date">
            <text:p>12/30/99 03:50 PM</text:p>
          </table:table-cell>
          <table:table-cell table:formula="of:=MOD([.E260]-[.$E$2];[.$H$2])+1+[.$E$2]" office:value-type="float" office:value="239" calcext:value-type="float">
            <text:p>239</text:p>
          </table:table-cell>
          <table:table-cell table:formula="of:=MOD([.F260]+1/[.$H$2];5)" office:value-type="float" office:value="4.29999999999999" calcext:value-type="float">
            <text:p>4,29999999999999</text:p>
          </table:table-cell>
          <table:table-cell table:formula="of:=IF([.F261]&lt;0.000001;[.G260]+2+1/[.$H$2];[.G260]+1/[.$H$2])" office:value-type="float" office:value="4.29999999999999" calcext:value-type="float">
            <text:p>4,29999999999999</text:p>
          </table:table-cell>
          <table:table-cell table:number-columns-repeated="4"/>
          <table:table-cell table:formula="of:=SUM(MOD(SUM([.L260]-[.L$2];[.T$2]);[.R$2]-[.L$2]);[.L$2])" office:value-type="time" office:time-value="PT15H09M59.999999999S" calcext:value-type="time">
            <text:p>15:10:00</text:p>
          </table:table-cell>
          <table:table-cell table:formula="of:=IF([.L261]&lt;[.L260];[.M260]+[.H$2];[.M260])" office:value-type="float" office:value="1020" calcext:value-type="float">
            <text:p>1020</text:p>
          </table:table-cell>
          <table:table-cell table:formula="of:=OFFSET([.C$4];[.M261];0)" office:value-type="float" office:value="43762" calcext:value-type="float">
            <text:p>43762</text:p>
          </table:table-cell>
          <table:table-cell table:formula="of:=[.L261]" office:value-type="float" office:value="0.631944444444433" calcext:value-type="float">
            <text:p>0.63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61];0)&lt;=[.O2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2]))" office:value-type="date" office:date-value="2019-10-11T15:42:44.727356" calcext:value-type="date">
            <text:p>2019-10-11 15:42:45</text:p>
          </table:table-cell>
          <table:table-cell table:style-name="ce7" table:formula="of:=[.A262]" office:value-type="date" office:date-value="2019-10-11T15:42:44.727356" calcext:value-type="date">
            <text:p>2019-10-11 15:42:45</text:p>
          </table:table-cell>
          <table:table-cell table:formula="of:=TRUNC([.A262])" office:value-type="float" office:value="43749" calcext:value-type="float">
            <text:p>43749</text:p>
          </table:table-cell>
          <table:table-cell table:style-name="ce12" table:formula="of:=[.B262]-[.C262]" office:value-type="date" office:date-value="1899-12-30T15:42:44.72735626157" calcext:value-type="date">
            <text:p>12/30/99 03:42 PM</text:p>
          </table:table-cell>
          <table:table-cell table:formula="of:=MOD([.E261]-[.$E$2];[.$H$2])+1+[.$E$2]" office:value-type="float" office:value="240" calcext:value-type="float">
            <text:p>240</text:p>
          </table:table-cell>
          <table:table-cell table:formula="of:=MOD([.F261]+1/[.$H$2];5)" office:value-type="float" office:value="4.31666666666666" calcext:value-type="float">
            <text:p>4,31666666666666</text:p>
          </table:table-cell>
          <table:table-cell table:formula="of:=IF([.F262]&lt;0.000001;[.G261]+2+1/[.$H$2];[.G261]+1/[.$H$2])" office:value-type="float" office:value="4.31666666666666" calcext:value-type="float">
            <text:p>4,31666666666666</text:p>
          </table:table-cell>
          <table:table-cell table:number-columns-repeated="4"/>
          <table:table-cell table:formula="of:=SUM(MOD(SUM([.L261]-[.L$2];[.T$2]);[.R$2]-[.L$2]);[.L$2])" office:value-type="time" office:time-value="PT15H19M59.999999999S" calcext:value-type="time">
            <text:p>15:20:00</text:p>
          </table:table-cell>
          <table:table-cell table:formula="of:=IF([.L262]&lt;[.L261];[.M261]+[.H$2];[.M261])" office:value-type="float" office:value="1020" calcext:value-type="float">
            <text:p>1020</text:p>
          </table:table-cell>
          <table:table-cell table:formula="of:=OFFSET([.C$4];[.M262];0)" office:value-type="float" office:value="43762" calcext:value-type="float">
            <text:p>43762</text:p>
          </table:table-cell>
          <table:table-cell table:formula="of:=[.L262]" office:value-type="float" office:value="0.638888888888877" calcext:value-type="float">
            <text:p>0.63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62];0)&lt;=[.O26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3]))" office:value-type="date" office:date-value="2019-10-11T15:31:51.560266" calcext:value-type="date">
            <text:p>2019-10-11 15:31:52</text:p>
          </table:table-cell>
          <table:table-cell table:style-name="ce7" table:formula="of:=[.A263]" office:value-type="date" office:date-value="2019-10-11T15:31:51.560266" calcext:value-type="date">
            <text:p>2019-10-11 15:31:52</text:p>
          </table:table-cell>
          <table:table-cell table:formula="of:=TRUNC([.A263])" office:value-type="float" office:value="43749" calcext:value-type="float">
            <text:p>43749</text:p>
          </table:table-cell>
          <table:table-cell table:style-name="ce12" table:formula="of:=[.B263]-[.C263]" office:value-type="date" office:date-value="1899-12-30T15:31:51.56026565004" calcext:value-type="date">
            <text:p>12/30/99 03:31 PM</text:p>
          </table:table-cell>
          <table:table-cell table:formula="of:=MOD([.E262]-[.$E$2];[.$H$2])+1+[.$E$2]" office:value-type="float" office:value="241" calcext:value-type="float">
            <text:p>241</text:p>
          </table:table-cell>
          <table:table-cell table:formula="of:=MOD([.F262]+1/[.$H$2];5)" office:value-type="float" office:value="4.33333333333332" calcext:value-type="float">
            <text:p>4,33333333333332</text:p>
          </table:table-cell>
          <table:table-cell table:formula="of:=IF([.F263]&lt;0.000001;[.G262]+2+1/[.$H$2];[.G262]+1/[.$H$2])" office:value-type="float" office:value="4.33333333333332" calcext:value-type="float">
            <text:p>4,33333333333332</text:p>
          </table:table-cell>
          <table:table-cell table:number-columns-repeated="4"/>
          <table:table-cell table:formula="of:=SUM(MOD(SUM([.L262]-[.L$2];[.T$2]);[.R$2]-[.L$2]);[.L$2])" office:value-type="time" office:time-value="PT15H29M59.999999999S" calcext:value-type="time">
            <text:p>15:30:00</text:p>
          </table:table-cell>
          <table:table-cell table:formula="of:=IF([.L263]&lt;[.L262];[.M262]+[.H$2];[.M262])" office:value-type="float" office:value="1020" calcext:value-type="float">
            <text:p>1020</text:p>
          </table:table-cell>
          <table:table-cell table:formula="of:=OFFSET([.C$4];[.M263];0)" office:value-type="float" office:value="43762" calcext:value-type="float">
            <text:p>43762</text:p>
          </table:table-cell>
          <table:table-cell table:formula="of:=[.L263]" office:value-type="float" office:value="0.645833333333322" calcext:value-type="float">
            <text:p>0.64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63];0)&lt;=[.O2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4]))" office:value-type="date" office:date-value="2019-10-11T15:51:35.868155" calcext:value-type="date">
            <text:p>2019-10-11 15:51:36</text:p>
          </table:table-cell>
          <table:table-cell table:style-name="ce7" table:formula="of:=[.A264]" office:value-type="date" office:date-value="2019-10-11T15:51:35.868155" calcext:value-type="date">
            <text:p>2019-10-11 15:51:36</text:p>
          </table:table-cell>
          <table:table-cell table:formula="of:=TRUNC([.A264])" office:value-type="float" office:value="43749" calcext:value-type="float">
            <text:p>43749</text:p>
          </table:table-cell>
          <table:table-cell table:style-name="ce12" table:formula="of:=[.B264]-[.C264]" office:value-type="date" office:date-value="1899-12-30T15:51:35.86815491784" calcext:value-type="date">
            <text:p>12/30/99 03:51 PM</text:p>
          </table:table-cell>
          <table:table-cell table:formula="of:=MOD([.E263]-[.$E$2];[.$H$2])+1+[.$E$2]" office:value-type="float" office:value="242" calcext:value-type="float">
            <text:p>242</text:p>
          </table:table-cell>
          <table:table-cell table:formula="of:=MOD([.F263]+1/[.$H$2];5)" office:value-type="float" office:value="4.34999999999999" calcext:value-type="float">
            <text:p>4,34999999999999</text:p>
          </table:table-cell>
          <table:table-cell table:formula="of:=IF([.F264]&lt;0.000001;[.G263]+2+1/[.$H$2];[.G263]+1/[.$H$2])" office:value-type="float" office:value="4.34999999999999" calcext:value-type="float">
            <text:p>4,34999999999999</text:p>
          </table:table-cell>
          <table:table-cell table:number-columns-repeated="4"/>
          <table:table-cell table:formula="of:=SUM(MOD(SUM([.L263]-[.L$2];[.T$2]);[.R$2]-[.L$2]);[.L$2])" office:value-type="time" office:time-value="PT15H39M59.999999999S" calcext:value-type="time">
            <text:p>15:40:00</text:p>
          </table:table-cell>
          <table:table-cell table:formula="of:=IF([.L264]&lt;[.L263];[.M263]+[.H$2];[.M263])" office:value-type="float" office:value="1020" calcext:value-type="float">
            <text:p>1020</text:p>
          </table:table-cell>
          <table:table-cell table:formula="of:=OFFSET([.C$4];[.M264];0)" office:value-type="float" office:value="43762" calcext:value-type="float">
            <text:p>43762</text:p>
          </table:table-cell>
          <table:table-cell table:formula="of:=[.L264]" office:value-type="float" office:value="0.652777777777766" calcext:value-type="float">
            <text:p>0.65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64];0)&lt;=[.O2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5]))" office:value-type="date" office:date-value="2019-10-11T15:43:15.001971" calcext:value-type="date">
            <text:p>2019-10-11 15:43:15</text:p>
          </table:table-cell>
          <table:table-cell table:style-name="ce7" table:formula="of:=[.A265]" office:value-type="date" office:date-value="2019-10-11T15:43:15.001971" calcext:value-type="date">
            <text:p>2019-10-11 15:43:15</text:p>
          </table:table-cell>
          <table:table-cell table:formula="of:=TRUNC([.A265])" office:value-type="float" office:value="43749" calcext:value-type="float">
            <text:p>43749</text:p>
          </table:table-cell>
          <table:table-cell table:style-name="ce12" table:formula="of:=[.B265]-[.C265]" office:value-type="date" office:date-value="1899-12-30T15:43:15.00197139569" calcext:value-type="date">
            <text:p>12/30/99 03:43 PM</text:p>
          </table:table-cell>
          <table:table-cell table:formula="of:=MOD([.E264]-[.$E$2];[.$H$2])+1+[.$E$2]" office:value-type="float" office:value="243" calcext:value-type="float">
            <text:p>243</text:p>
          </table:table-cell>
          <table:table-cell table:formula="of:=MOD([.F264]+1/[.$H$2];5)" office:value-type="float" office:value="4.36666666666666" calcext:value-type="float">
            <text:p>4,36666666666666</text:p>
          </table:table-cell>
          <table:table-cell table:formula="of:=IF([.F265]&lt;0.000001;[.G264]+2+1/[.$H$2];[.G264]+1/[.$H$2])" office:value-type="float" office:value="4.36666666666666" calcext:value-type="float">
            <text:p>4,36666666666666</text:p>
          </table:table-cell>
          <table:table-cell table:number-columns-repeated="4"/>
          <table:table-cell table:formula="of:=SUM(MOD(SUM([.L264]-[.L$2];[.T$2]);[.R$2]-[.L$2]);[.L$2])" office:value-type="time" office:time-value="PT15H49M59.999999999S" calcext:value-type="time">
            <text:p>15:50:00</text:p>
          </table:table-cell>
          <table:table-cell table:formula="of:=IF([.L265]&lt;[.L264];[.M264]+[.H$2];[.M264])" office:value-type="float" office:value="1020" calcext:value-type="float">
            <text:p>1020</text:p>
          </table:table-cell>
          <table:table-cell table:formula="of:=OFFSET([.C$4];[.M265];0)" office:value-type="float" office:value="43762" calcext:value-type="float">
            <text:p>43762</text:p>
          </table:table-cell>
          <table:table-cell table:formula="of:=[.L265]" office:value-type="float" office:value="0.659722222222211" calcext:value-type="float">
            <text:p>0.65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65];0)&lt;=[.O2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6]))" office:value-type="date" office:date-value="2019-10-11T15:21:41.271721" calcext:value-type="date">
            <text:p>2019-10-11 15:21:41</text:p>
          </table:table-cell>
          <table:table-cell table:style-name="ce7" table:formula="of:=[.A266]" office:value-type="date" office:date-value="2019-10-11T15:21:41.271721" calcext:value-type="date">
            <text:p>2019-10-11 15:21:41</text:p>
          </table:table-cell>
          <table:table-cell table:formula="of:=TRUNC([.A266])" office:value-type="float" office:value="43749" calcext:value-type="float">
            <text:p>43749</text:p>
          </table:table-cell>
          <table:table-cell table:style-name="ce12" table:formula="of:=[.B266]-[.C266]" office:value-type="date" office:date-value="1899-12-30T15:21:41.27172125503" calcext:value-type="date">
            <text:p>12/30/99 03:21 PM</text:p>
          </table:table-cell>
          <table:table-cell table:formula="of:=MOD([.E265]-[.$E$2];[.$H$2])+1+[.$E$2]" office:value-type="float" office:value="244" calcext:value-type="float">
            <text:p>244</text:p>
          </table:table-cell>
          <table:table-cell table:formula="of:=MOD([.F265]+1/[.$H$2];5)" office:value-type="float" office:value="4.38333333333332" calcext:value-type="float">
            <text:p>4,38333333333332</text:p>
          </table:table-cell>
          <table:table-cell table:formula="of:=IF([.F266]&lt;0.000001;[.G265]+2+1/[.$H$2];[.G265]+1/[.$H$2])" office:value-type="float" office:value="4.38333333333332" calcext:value-type="float">
            <text:p>4,38333333333332</text:p>
          </table:table-cell>
          <table:table-cell table:number-columns-repeated="4"/>
          <table:table-cell table:formula="of:=SUM(MOD(SUM([.L265]-[.L$2];[.T$2]);[.R$2]-[.L$2]);[.L$2])" office:value-type="time" office:time-value="PT15H59M59.999999999S" calcext:value-type="time">
            <text:p>16:00:00</text:p>
          </table:table-cell>
          <table:table-cell table:formula="of:=IF([.L266]&lt;[.L265];[.M265]+[.H$2];[.M265])" office:value-type="float" office:value="1020" calcext:value-type="float">
            <text:p>1020</text:p>
          </table:table-cell>
          <table:table-cell table:formula="of:=OFFSET([.C$4];[.M266];0)" office:value-type="float" office:value="43762" calcext:value-type="float">
            <text:p>43762</text:p>
          </table:table-cell>
          <table:table-cell table:formula="of:=[.L266]" office:value-type="float" office:value="0.666666666666655" calcext:value-type="float">
            <text:p>0.66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66];0)&lt;=[.O2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7]))" office:value-type="date" office:date-value="2019-10-11T15:26:16.002891" calcext:value-type="date">
            <text:p>2019-10-11 15:26:16</text:p>
          </table:table-cell>
          <table:table-cell table:style-name="ce7" table:formula="of:=[.A267]" office:value-type="date" office:date-value="2019-10-11T15:26:16.002891" calcext:value-type="date">
            <text:p>2019-10-11 15:26:16</text:p>
          </table:table-cell>
          <table:table-cell table:formula="of:=TRUNC([.A267])" office:value-type="float" office:value="43749" calcext:value-type="float">
            <text:p>43749</text:p>
          </table:table-cell>
          <table:table-cell table:style-name="ce12" table:formula="of:=[.B267]-[.C267]" office:value-type="date" office:date-value="1899-12-30T15:26:16.00289052352" calcext:value-type="date">
            <text:p>12/30/99 03:26 PM</text:p>
          </table:table-cell>
          <table:table-cell table:formula="of:=MOD([.E266]-[.$E$2];[.$H$2])+1+[.$E$2]" office:value-type="float" office:value="245" calcext:value-type="float">
            <text:p>245</text:p>
          </table:table-cell>
          <table:table-cell table:formula="of:=MOD([.F266]+1/[.$H$2];5)" office:value-type="float" office:value="4.39999999999999" calcext:value-type="float">
            <text:p>4,39999999999999</text:p>
          </table:table-cell>
          <table:table-cell table:formula="of:=IF([.F267]&lt;0.000001;[.G266]+2+1/[.$H$2];[.G266]+1/[.$H$2])" office:value-type="float" office:value="4.39999999999999" calcext:value-type="float">
            <text:p>4,39999999999999</text:p>
          </table:table-cell>
          <table:table-cell table:number-columns-repeated="4"/>
          <table:table-cell table:formula="of:=SUM(MOD(SUM([.L266]-[.L$2];[.T$2]);[.R$2]-[.L$2]);[.L$2])" office:value-type="time" office:time-value="PT16H09M59.999999999S" calcext:value-type="time">
            <text:p>16:10:00</text:p>
          </table:table-cell>
          <table:table-cell table:formula="of:=IF([.L267]&lt;[.L266];[.M266]+[.H$2];[.M266])" office:value-type="float" office:value="1020" calcext:value-type="float">
            <text:p>1020</text:p>
          </table:table-cell>
          <table:table-cell table:formula="of:=OFFSET([.C$4];[.M267];0)" office:value-type="float" office:value="43762" calcext:value-type="float">
            <text:p>43762</text:p>
          </table:table-cell>
          <table:table-cell table:formula="of:=[.L267]" office:value-type="float" office:value="0.673611111111099" calcext:value-type="float">
            <text:p>0.67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67];0)&lt;=[.O2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8]))" office:value-type="date" office:date-value="2019-10-11T15:44:34.990454" calcext:value-type="date">
            <text:p>2019-10-11 15:44:35</text:p>
          </table:table-cell>
          <table:table-cell table:style-name="ce7" table:formula="of:=[.A268]" office:value-type="date" office:date-value="2019-10-11T15:44:34.990454" calcext:value-type="date">
            <text:p>2019-10-11 15:44:35</text:p>
          </table:table-cell>
          <table:table-cell table:formula="of:=TRUNC([.A268])" office:value-type="float" office:value="43749" calcext:value-type="float">
            <text:p>43749</text:p>
          </table:table-cell>
          <table:table-cell table:style-name="ce12" table:formula="of:=[.B268]-[.C268]" office:value-type="date" office:date-value="1899-12-30T15:44:34.99045387376" calcext:value-type="date">
            <text:p>12/30/99 03:44 PM</text:p>
          </table:table-cell>
          <table:table-cell table:formula="of:=MOD([.E267]-[.$E$2];[.$H$2])+1+[.$E$2]" office:value-type="float" office:value="246" calcext:value-type="float">
            <text:p>246</text:p>
          </table:table-cell>
          <table:table-cell table:formula="of:=MOD([.F267]+1/[.$H$2];5)" office:value-type="float" office:value="4.41666666666666" calcext:value-type="float">
            <text:p>4,41666666666666</text:p>
          </table:table-cell>
          <table:table-cell table:formula="of:=IF([.F268]&lt;0.000001;[.G267]+2+1/[.$H$2];[.G267]+1/[.$H$2])" office:value-type="float" office:value="4.41666666666666" calcext:value-type="float">
            <text:p>4,41666666666666</text:p>
          </table:table-cell>
          <table:table-cell table:number-columns-repeated="4"/>
          <table:table-cell table:formula="of:=SUM(MOD(SUM([.L267]-[.L$2];[.T$2]);[.R$2]-[.L$2]);[.L$2])" office:value-type="time" office:time-value="PT16H19M59.999999999S" calcext:value-type="time">
            <text:p>16:20:00</text:p>
          </table:table-cell>
          <table:table-cell table:formula="of:=IF([.L268]&lt;[.L267];[.M267]+[.H$2];[.M267])" office:value-type="float" office:value="1020" calcext:value-type="float">
            <text:p>1020</text:p>
          </table:table-cell>
          <table:table-cell table:formula="of:=OFFSET([.C$4];[.M268];0)" office:value-type="float" office:value="43762" calcext:value-type="float">
            <text:p>43762</text:p>
          </table:table-cell>
          <table:table-cell table:formula="of:=[.L268]" office:value-type="float" office:value="0.680555555555544" calcext:value-type="float">
            <text:p>0.68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68];0)&lt;=[.O2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9]))" office:value-type="date" office:date-value="2019-10-11T16:03:08.746898" calcext:value-type="date">
            <text:p>2019-10-11 16:03:09</text:p>
          </table:table-cell>
          <table:table-cell table:style-name="ce7" table:formula="of:=[.A269]" office:value-type="date" office:date-value="2019-10-11T16:03:08.746898" calcext:value-type="date">
            <text:p>2019-10-11 16:03:09</text:p>
          </table:table-cell>
          <table:table-cell table:formula="of:=TRUNC([.A269])" office:value-type="float" office:value="43749" calcext:value-type="float">
            <text:p>43749</text:p>
          </table:table-cell>
          <table:table-cell table:style-name="ce12" table:formula="of:=[.B269]-[.C269]" office:value-type="date" office:date-value="1899-12-30T16:03:08.74689834192" calcext:value-type="date">
            <text:p>12/30/99 04:03 PM</text:p>
          </table:table-cell>
          <table:table-cell table:formula="of:=MOD([.E268]-[.$E$2];[.$H$2])+1+[.$E$2]" office:value-type="float" office:value="247" calcext:value-type="float">
            <text:p>247</text:p>
          </table:table-cell>
          <table:table-cell table:formula="of:=MOD([.F268]+1/[.$H$2];5)" office:value-type="float" office:value="4.43333333333332" calcext:value-type="float">
            <text:p>4,43333333333332</text:p>
          </table:table-cell>
          <table:table-cell table:formula="of:=IF([.F269]&lt;0.000001;[.G268]+2+1/[.$H$2];[.G268]+1/[.$H$2])" office:value-type="float" office:value="4.43333333333332" calcext:value-type="float">
            <text:p>4,43333333333332</text:p>
          </table:table-cell>
          <table:table-cell table:number-columns-repeated="4"/>
          <table:table-cell table:formula="of:=SUM(MOD(SUM([.L268]-[.L$2];[.T$2]);[.R$2]-[.L$2]);[.L$2])" office:value-type="time" office:time-value="PT16H29M59.999999999S" calcext:value-type="time">
            <text:p>16:30:00</text:p>
          </table:table-cell>
          <table:table-cell table:formula="of:=IF([.L269]&lt;[.L268];[.M268]+[.H$2];[.M268])" office:value-type="float" office:value="1020" calcext:value-type="float">
            <text:p>1020</text:p>
          </table:table-cell>
          <table:table-cell table:formula="of:=OFFSET([.C$4];[.M269];0)" office:value-type="float" office:value="43762" calcext:value-type="float">
            <text:p>43762</text:p>
          </table:table-cell>
          <table:table-cell table:formula="of:=[.L269]" office:value-type="float" office:value="0.687499999999988" calcext:value-type="float">
            <text:p>0.68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69];0)&lt;=[.O2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0]))" office:value-type="date" office:date-value="2019-10-11T16:12:45.901234" calcext:value-type="date">
            <text:p>2019-10-11 16:12:46</text:p>
          </table:table-cell>
          <table:table-cell table:style-name="ce7" table:formula="of:=[.A270]" office:value-type="date" office:date-value="2019-10-11T16:12:45.901234" calcext:value-type="date">
            <text:p>2019-10-11 16:12:46</text:p>
          </table:table-cell>
          <table:table-cell table:formula="of:=TRUNC([.A270])" office:value-type="float" office:value="43749" calcext:value-type="float">
            <text:p>43749</text:p>
          </table:table-cell>
          <table:table-cell table:style-name="ce12" table:formula="of:=[.B270]-[.C270]" office:value-type="date" office:date-value="1899-12-30T16:12:45.90123362839" calcext:value-type="date">
            <text:p>12/30/99 04:12 PM</text:p>
          </table:table-cell>
          <table:table-cell table:formula="of:=MOD([.E269]-[.$E$2];[.$H$2])+1+[.$E$2]" office:value-type="float" office:value="248" calcext:value-type="float">
            <text:p>248</text:p>
          </table:table-cell>
          <table:table-cell table:formula="of:=MOD([.F269]+1/[.$H$2];5)" office:value-type="float" office:value="4.44999999999999" calcext:value-type="float">
            <text:p>4,44999999999999</text:p>
          </table:table-cell>
          <table:table-cell table:formula="of:=IF([.F270]&lt;0.000001;[.G269]+2+1/[.$H$2];[.G269]+1/[.$H$2])" office:value-type="float" office:value="4.44999999999999" calcext:value-type="float">
            <text:p>4,44999999999999</text:p>
          </table:table-cell>
          <table:table-cell table:number-columns-repeated="4"/>
          <table:table-cell table:formula="of:=SUM(MOD(SUM([.L269]-[.L$2];[.T$2]);[.R$2]-[.L$2]);[.L$2])" office:value-type="time" office:time-value="PT16H39M59.999999999S" calcext:value-type="time">
            <text:p>16:40:00</text:p>
          </table:table-cell>
          <table:table-cell table:formula="of:=IF([.L270]&lt;[.L269];[.M269]+[.H$2];[.M269])" office:value-type="float" office:value="1020" calcext:value-type="float">
            <text:p>1020</text:p>
          </table:table-cell>
          <table:table-cell table:formula="of:=OFFSET([.C$4];[.M270];0)" office:value-type="float" office:value="43762" calcext:value-type="float">
            <text:p>43762</text:p>
          </table:table-cell>
          <table:table-cell table:formula="of:=[.L270]" office:value-type="float" office:value="0.694444444444433" calcext:value-type="float">
            <text:p>0.69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70];0)&lt;=[.O2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1]))" office:value-type="date" office:date-value="2019-10-11T15:32:24.231613" calcext:value-type="date">
            <text:p>2019-10-11 15:32:24</text:p>
          </table:table-cell>
          <table:table-cell table:style-name="ce7" table:formula="of:=[.A271]" office:value-type="date" office:date-value="2019-10-11T15:32:24.231613" calcext:value-type="date">
            <text:p>2019-10-11 15:32:24</text:p>
          </table:table-cell>
          <table:table-cell table:formula="of:=TRUNC([.A271])" office:value-type="float" office:value="43749" calcext:value-type="float">
            <text:p>43749</text:p>
          </table:table-cell>
          <table:table-cell table:style-name="ce12" table:formula="of:=[.B271]-[.C271]" office:value-type="date" office:date-value="1899-12-30T15:32:24.23161328305" calcext:value-type="date">
            <text:p>12/30/99 03:32 PM</text:p>
          </table:table-cell>
          <table:table-cell table:formula="of:=MOD([.E270]-[.$E$2];[.$H$2])+1+[.$E$2]" office:value-type="float" office:value="249" calcext:value-type="float">
            <text:p>249</text:p>
          </table:table-cell>
          <table:table-cell table:formula="of:=MOD([.F270]+1/[.$H$2];5)" office:value-type="float" office:value="4.46666666666666" calcext:value-type="float">
            <text:p>4,46666666666666</text:p>
          </table:table-cell>
          <table:table-cell table:formula="of:=IF([.F271]&lt;0.000001;[.G270]+2+1/[.$H$2];[.G270]+1/[.$H$2])" office:value-type="float" office:value="4.46666666666666" calcext:value-type="float">
            <text:p>4,46666666666666</text:p>
          </table:table-cell>
          <table:table-cell table:number-columns-repeated="4"/>
          <table:table-cell table:formula="of:=SUM(MOD(SUM([.L270]-[.L$2];[.T$2]);[.R$2]-[.L$2]);[.L$2])" office:value-type="time" office:time-value="PT16H49M59.999999999S" calcext:value-type="time">
            <text:p>16:50:00</text:p>
          </table:table-cell>
          <table:table-cell table:formula="of:=IF([.L271]&lt;[.L270];[.M270]+[.H$2];[.M270])" office:value-type="float" office:value="1020" calcext:value-type="float">
            <text:p>1020</text:p>
          </table:table-cell>
          <table:table-cell table:formula="of:=OFFSET([.C$4];[.M271];0)" office:value-type="float" office:value="43762" calcext:value-type="float">
            <text:p>43762</text:p>
          </table:table-cell>
          <table:table-cell table:formula="of:=[.L271]" office:value-type="float" office:value="0.701388888888877" calcext:value-type="float">
            <text:p>0.70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71];0)&lt;=[.O2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2]))" office:value-type="date" office:date-value="2019-10-11T15:16:40.555846" calcext:value-type="date">
            <text:p>2019-10-11 15:16:41</text:p>
          </table:table-cell>
          <table:table-cell table:style-name="ce7" table:formula="of:=[.A272]" office:value-type="date" office:date-value="2019-10-11T15:16:40.555846" calcext:value-type="date">
            <text:p>2019-10-11 15:16:41</text:p>
          </table:table-cell>
          <table:table-cell table:formula="of:=TRUNC([.A272])" office:value-type="float" office:value="43749" calcext:value-type="float">
            <text:p>43749</text:p>
          </table:table-cell>
          <table:table-cell table:style-name="ce12" table:formula="of:=[.B272]-[.C272]" office:value-type="date" office:date-value="1899-12-30T15:16:40.55584644433" calcext:value-type="date">
            <text:p>12/30/99 03:16 PM</text:p>
          </table:table-cell>
          <table:table-cell table:formula="of:=MOD([.E271]-[.$E$2];[.$H$2])+1+[.$E$2]" office:value-type="float" office:value="250" calcext:value-type="float">
            <text:p>250</text:p>
          </table:table-cell>
          <table:table-cell table:formula="of:=MOD([.F271]+1/[.$H$2];5)" office:value-type="float" office:value="4.48333333333332" calcext:value-type="float">
            <text:p>4,48333333333332</text:p>
          </table:table-cell>
          <table:table-cell table:formula="of:=IF([.F272]&lt;0.000001;[.G271]+2+1/[.$H$2];[.G271]+1/[.$H$2])" office:value-type="float" office:value="4.48333333333332" calcext:value-type="float">
            <text:p>4,48333333333332</text:p>
          </table:table-cell>
          <table:table-cell table:number-columns-repeated="4"/>
          <table:table-cell table:formula="of:=SUM(MOD(SUM([.L271]-[.L$2];[.T$2]);[.R$2]-[.L$2]);[.L$2])" office:value-type="time" office:time-value="PT16H59M59.999999999S" calcext:value-type="time">
            <text:p>17:00:00</text:p>
          </table:table-cell>
          <table:table-cell table:formula="of:=IF([.L272]&lt;[.L271];[.M271]+[.H$2];[.M271])" office:value-type="float" office:value="1020" calcext:value-type="float">
            <text:p>1020</text:p>
          </table:table-cell>
          <table:table-cell table:formula="of:=OFFSET([.C$4];[.M272];0)" office:value-type="float" office:value="43762" calcext:value-type="float">
            <text:p>43762</text:p>
          </table:table-cell>
          <table:table-cell table:formula="of:=[.L272]" office:value-type="float" office:value="0.708333333333322" calcext:value-type="float">
            <text:p>0.70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72];0)&lt;=[.O2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3]))" office:value-type="date" office:date-value="2019-10-11T15:46:17.832313" calcext:value-type="date">
            <text:p>2019-10-11 15:46:18</text:p>
          </table:table-cell>
          <table:table-cell table:style-name="ce7" table:formula="of:=[.A273]" office:value-type="date" office:date-value="2019-10-11T15:46:17.832313" calcext:value-type="date">
            <text:p>2019-10-11 15:46:18</text:p>
          </table:table-cell>
          <table:table-cell table:formula="of:=TRUNC([.A273])" office:value-type="float" office:value="43749" calcext:value-type="float">
            <text:p>43749</text:p>
          </table:table-cell>
          <table:table-cell table:style-name="ce12" table:formula="of:=[.B273]-[.C273]" office:value-type="date" office:date-value="1899-12-30T15:46:17.83231332432" calcext:value-type="date">
            <text:p>12/30/99 03:46 PM</text:p>
          </table:table-cell>
          <table:table-cell table:formula="of:=MOD([.E272]-[.$E$2];[.$H$2])+1+[.$E$2]" office:value-type="float" office:value="251" calcext:value-type="float">
            <text:p>251</text:p>
          </table:table-cell>
          <table:table-cell table:formula="of:=MOD([.F272]+1/[.$H$2];5)" office:value-type="float" office:value="4.49999999999999" calcext:value-type="float">
            <text:p>4,49999999999999</text:p>
          </table:table-cell>
          <table:table-cell table:formula="of:=IF([.F273]&lt;0.000001;[.G272]+2+1/[.$H$2];[.G272]+1/[.$H$2])" office:value-type="float" office:value="4.49999999999999" calcext:value-type="float">
            <text:p>4,49999999999999</text:p>
          </table:table-cell>
          <table:table-cell table:number-columns-repeated="4"/>
          <table:table-cell table:formula="of:=SUM(MOD(SUM([.L272]-[.L$2];[.T$2]);[.R$2]-[.L$2]);[.L$2])" office:value-type="time" office:time-value="PT14H39M59.999999999S" calcext:value-type="time">
            <text:p>14:40:00</text:p>
          </table:table-cell>
          <table:table-cell table:formula="of:=IF([.L273]&lt;[.L272];[.M272]+[.H$2];[.M272])" office:value-type="float" office:value="1080" calcext:value-type="float">
            <text:p>1080</text:p>
          </table:table-cell>
          <table:table-cell table:formula="of:=OFFSET([.C$4];[.M273];0)" office:value-type="float" office:value="43763" calcext:value-type="float">
            <text:p>43763</text:p>
          </table:table-cell>
          <table:table-cell table:formula="of:=[.L273]" office:value-type="float" office:value="0.6111111111111" calcext:value-type="float">
            <text:p>0.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73];0)&lt;=[.O2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4]))" office:value-type="date" office:date-value="2019-10-11T15:37:23.944593" calcext:value-type="date">
            <text:p>2019-10-11 15:37:24</text:p>
          </table:table-cell>
          <table:table-cell table:style-name="ce7" table:formula="of:=[.A274]" office:value-type="date" office:date-value="2019-10-11T15:37:23.944593" calcext:value-type="date">
            <text:p>2019-10-11 15:37:24</text:p>
          </table:table-cell>
          <table:table-cell table:formula="of:=TRUNC([.A274])" office:value-type="float" office:value="43749" calcext:value-type="float">
            <text:p>43749</text:p>
          </table:table-cell>
          <table:table-cell table:style-name="ce12" table:formula="of:=[.B274]-[.C274]" office:value-type="date" office:date-value="1899-12-30T15:37:23.94459296018" calcext:value-type="date">
            <text:p>12/30/99 03:37 PM</text:p>
          </table:table-cell>
          <table:table-cell table:formula="of:=MOD([.E273]-[.$E$2];[.$H$2])+1+[.$E$2]" office:value-type="float" office:value="252" calcext:value-type="float">
            <text:p>252</text:p>
          </table:table-cell>
          <table:table-cell table:formula="of:=MOD([.F273]+1/[.$H$2];5)" office:value-type="float" office:value="4.51666666666666" calcext:value-type="float">
            <text:p>4,51666666666666</text:p>
          </table:table-cell>
          <table:table-cell table:formula="of:=IF([.F274]&lt;0.000001;[.G273]+2+1/[.$H$2];[.G273]+1/[.$H$2])" office:value-type="float" office:value="4.51666666666666" calcext:value-type="float">
            <text:p>4,51666666666666</text:p>
          </table:table-cell>
          <table:table-cell table:number-columns-repeated="4"/>
          <table:table-cell table:formula="of:=SUM(MOD(SUM([.L273]-[.L$2];[.T$2]);[.R$2]-[.L$2]);[.L$2])" office:value-type="time" office:time-value="PT14H49M59.999999999S" calcext:value-type="time">
            <text:p>14:50:00</text:p>
          </table:table-cell>
          <table:table-cell table:formula="of:=IF([.L274]&lt;[.L273];[.M273]+[.H$2];[.M273])" office:value-type="float" office:value="1080" calcext:value-type="float">
            <text:p>1080</text:p>
          </table:table-cell>
          <table:table-cell table:formula="of:=OFFSET([.C$4];[.M274];0)" office:value-type="float" office:value="43763" calcext:value-type="float">
            <text:p>43763</text:p>
          </table:table-cell>
          <table:table-cell table:formula="of:=[.L274]" office:value-type="float" office:value="0.618055555555544" calcext:value-type="float">
            <text:p>0.61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74];0)&lt;=[.O2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5]))" office:value-type="date" office:date-value="2019-10-11T15:44:02.300119" calcext:value-type="date">
            <text:p>2019-10-11 15:44:02</text:p>
          </table:table-cell>
          <table:table-cell table:style-name="ce7" table:formula="of:=[.A275]" office:value-type="date" office:date-value="2019-10-11T15:44:02.300119" calcext:value-type="date">
            <text:p>2019-10-11 15:44:02</text:p>
          </table:table-cell>
          <table:table-cell table:formula="of:=TRUNC([.A275])" office:value-type="float" office:value="43749" calcext:value-type="float">
            <text:p>43749</text:p>
          </table:table-cell>
          <table:table-cell table:style-name="ce12" table:formula="of:=[.B275]-[.C275]" office:value-type="date" office:date-value="1899-12-30T15:44:02.30011934415" calcext:value-type="date">
            <text:p>12/30/99 03:44 PM</text:p>
          </table:table-cell>
          <table:table-cell table:formula="of:=MOD([.E274]-[.$E$2];[.$H$2])+1+[.$E$2]" office:value-type="float" office:value="253" calcext:value-type="float">
            <text:p>253</text:p>
          </table:table-cell>
          <table:table-cell table:formula="of:=MOD([.F274]+1/[.$H$2];5)" office:value-type="float" office:value="4.53333333333332" calcext:value-type="float">
            <text:p>4,53333333333332</text:p>
          </table:table-cell>
          <table:table-cell table:formula="of:=IF([.F275]&lt;0.000001;[.G274]+2+1/[.$H$2];[.G274]+1/[.$H$2])" office:value-type="float" office:value="4.53333333333332" calcext:value-type="float">
            <text:p>4,53333333333332</text:p>
          </table:table-cell>
          <table:table-cell table:number-columns-repeated="4"/>
          <table:table-cell table:formula="of:=SUM(MOD(SUM([.L274]-[.L$2];[.T$2]);[.R$2]-[.L$2]);[.L$2])" office:value-type="time" office:time-value="PT14H59M59.999999999S" calcext:value-type="time">
            <text:p>15:00:00</text:p>
          </table:table-cell>
          <table:table-cell table:formula="of:=IF([.L275]&lt;[.L274];[.M274]+[.H$2];[.M274])" office:value-type="float" office:value="1080" calcext:value-type="float">
            <text:p>1080</text:p>
          </table:table-cell>
          <table:table-cell table:formula="of:=OFFSET([.C$4];[.M275];0)" office:value-type="float" office:value="43763" calcext:value-type="float">
            <text:p>43763</text:p>
          </table:table-cell>
          <table:table-cell table:formula="of:=[.L275]" office:value-type="float" office:value="0.624999999999988" calcext:value-type="float">
            <text:p>0.62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75];0)&lt;=[.O2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6]))" office:value-type="date" office:date-value="2019-10-11T15:07:04.439918" calcext:value-type="date">
            <text:p>2019-10-11 15:07:04</text:p>
          </table:table-cell>
          <table:table-cell table:style-name="ce7" table:formula="of:=[.A276]" office:value-type="date" office:date-value="2019-10-11T15:07:04.439918" calcext:value-type="date">
            <text:p>2019-10-11 15:07:04</text:p>
          </table:table-cell>
          <table:table-cell table:formula="of:=TRUNC([.A276])" office:value-type="float" office:value="43749" calcext:value-type="float">
            <text:p>43749</text:p>
          </table:table-cell>
          <table:table-cell table:style-name="ce12" table:formula="of:=[.B276]-[.C276]" office:value-type="date" office:date-value="1899-12-30T15:07:04.43991769105" calcext:value-type="date">
            <text:p>12/30/99 03:07 PM</text:p>
          </table:table-cell>
          <table:table-cell table:formula="of:=MOD([.E275]-[.$E$2];[.$H$2])+1+[.$E$2]" office:value-type="float" office:value="254" calcext:value-type="float">
            <text:p>254</text:p>
          </table:table-cell>
          <table:table-cell table:formula="of:=MOD([.F275]+1/[.$H$2];5)" office:value-type="float" office:value="4.54999999999999" calcext:value-type="float">
            <text:p>4,54999999999999</text:p>
          </table:table-cell>
          <table:table-cell table:formula="of:=IF([.F276]&lt;0.000001;[.G275]+2+1/[.$H$2];[.G275]+1/[.$H$2])" office:value-type="float" office:value="4.54999999999999" calcext:value-type="float">
            <text:p>4,54999999999999</text:p>
          </table:table-cell>
          <table:table-cell table:number-columns-repeated="4"/>
          <table:table-cell table:formula="of:=SUM(MOD(SUM([.L275]-[.L$2];[.T$2]);[.R$2]-[.L$2]);[.L$2])" office:value-type="time" office:time-value="PT15H09M59.999999999S" calcext:value-type="time">
            <text:p>15:10:00</text:p>
          </table:table-cell>
          <table:table-cell table:formula="of:=IF([.L276]&lt;[.L275];[.M275]+[.H$2];[.M275])" office:value-type="float" office:value="1080" calcext:value-type="float">
            <text:p>1080</text:p>
          </table:table-cell>
          <table:table-cell table:formula="of:=OFFSET([.C$4];[.M276];0)" office:value-type="float" office:value="43763" calcext:value-type="float">
            <text:p>43763</text:p>
          </table:table-cell>
          <table:table-cell table:formula="of:=[.L276]" office:value-type="float" office:value="0.631944444444433" calcext:value-type="float">
            <text:p>0.63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76];0)&lt;=[.O2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7]))" office:value-type="date" office:date-value="2019-10-11T16:02:33.541228" calcext:value-type="date">
            <text:p>2019-10-11 16:02:34</text:p>
          </table:table-cell>
          <table:table-cell table:style-name="ce7" table:formula="of:=[.A277]" office:value-type="date" office:date-value="2019-10-11T16:02:33.541228" calcext:value-type="date">
            <text:p>2019-10-11 16:02:34</text:p>
          </table:table-cell>
          <table:table-cell table:formula="of:=TRUNC([.A277])" office:value-type="float" office:value="43749" calcext:value-type="float">
            <text:p>43749</text:p>
          </table:table-cell>
          <table:table-cell table:style-name="ce12" table:formula="of:=[.B277]-[.C277]" office:value-type="date" office:date-value="1899-12-30T16:02:33.54122780263" calcext:value-type="date">
            <text:p>12/30/99 04:02 PM</text:p>
          </table:table-cell>
          <table:table-cell table:formula="of:=MOD([.E276]-[.$E$2];[.$H$2])+1+[.$E$2]" office:value-type="float" office:value="255" calcext:value-type="float">
            <text:p>255</text:p>
          </table:table-cell>
          <table:table-cell table:formula="of:=MOD([.F276]+1/[.$H$2];5)" office:value-type="float" office:value="4.56666666666666" calcext:value-type="float">
            <text:p>4,56666666666666</text:p>
          </table:table-cell>
          <table:table-cell table:formula="of:=IF([.F277]&lt;0.000001;[.G276]+2+1/[.$H$2];[.G276]+1/[.$H$2])" office:value-type="float" office:value="4.56666666666666" calcext:value-type="float">
            <text:p>4,56666666666666</text:p>
          </table:table-cell>
          <table:table-cell table:number-columns-repeated="4"/>
          <table:table-cell table:formula="of:=SUM(MOD(SUM([.L276]-[.L$2];[.T$2]);[.R$2]-[.L$2]);[.L$2])" office:value-type="time" office:time-value="PT15H19M59.999999999S" calcext:value-type="time">
            <text:p>15:20:00</text:p>
          </table:table-cell>
          <table:table-cell table:formula="of:=IF([.L277]&lt;[.L276];[.M276]+[.H$2];[.M276])" office:value-type="float" office:value="1080" calcext:value-type="float">
            <text:p>1080</text:p>
          </table:table-cell>
          <table:table-cell table:formula="of:=OFFSET([.C$4];[.M277];0)" office:value-type="float" office:value="43763" calcext:value-type="float">
            <text:p>43763</text:p>
          </table:table-cell>
          <table:table-cell table:formula="of:=[.L277]" office:value-type="float" office:value="0.638888888888877" calcext:value-type="float">
            <text:p>0.63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77];0)&lt;=[.O2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8]))" office:value-type="date" office:date-value="2019-10-11T15:25:45.280015" calcext:value-type="date">
            <text:p>2019-10-11 15:25:45</text:p>
          </table:table-cell>
          <table:table-cell table:style-name="ce7" table:formula="of:=[.A278]" office:value-type="date" office:date-value="2019-10-11T15:25:45.280015" calcext:value-type="date">
            <text:p>2019-10-11 15:25:45</text:p>
          </table:table-cell>
          <table:table-cell table:formula="of:=TRUNC([.A278])" office:value-type="float" office:value="43749" calcext:value-type="float">
            <text:p>43749</text:p>
          </table:table-cell>
          <table:table-cell table:style-name="ce12" table:formula="of:=[.B278]-[.C278]" office:value-type="date" office:date-value="1899-12-30T15:25:45.28001477011" calcext:value-type="date">
            <text:p>12/30/99 03:25 PM</text:p>
          </table:table-cell>
          <table:table-cell table:formula="of:=MOD([.E277]-[.$E$2];[.$H$2])+1+[.$E$2]" office:value-type="float" office:value="256" calcext:value-type="float">
            <text:p>256</text:p>
          </table:table-cell>
          <table:table-cell table:formula="of:=MOD([.F277]+1/[.$H$2];5)" office:value-type="float" office:value="4.58333333333332" calcext:value-type="float">
            <text:p>4,58333333333332</text:p>
          </table:table-cell>
          <table:table-cell table:formula="of:=IF([.F278]&lt;0.000001;[.G277]+2+1/[.$H$2];[.G277]+1/[.$H$2])" office:value-type="float" office:value="4.58333333333332" calcext:value-type="float">
            <text:p>4,58333333333332</text:p>
          </table:table-cell>
          <table:table-cell table:number-columns-repeated="4"/>
          <table:table-cell table:formula="of:=SUM(MOD(SUM([.L277]-[.L$2];[.T$2]);[.R$2]-[.L$2]);[.L$2])" office:value-type="time" office:time-value="PT15H29M59.999999999S" calcext:value-type="time">
            <text:p>15:30:00</text:p>
          </table:table-cell>
          <table:table-cell table:formula="of:=IF([.L278]&lt;[.L277];[.M277]+[.H$2];[.M277])" office:value-type="float" office:value="1080" calcext:value-type="float">
            <text:p>1080</text:p>
          </table:table-cell>
          <table:table-cell table:formula="of:=OFFSET([.C$4];[.M278];0)" office:value-type="float" office:value="43763" calcext:value-type="float">
            <text:p>43763</text:p>
          </table:table-cell>
          <table:table-cell table:formula="of:=[.L278]" office:value-type="float" office:value="0.645833333333322" calcext:value-type="float">
            <text:p>0.64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78];0)&lt;=[.O2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9]))" office:value-type="date" office:date-value="2019-10-11T15:40:14.894822" calcext:value-type="date">
            <text:p>2019-10-11 15:40:15</text:p>
          </table:table-cell>
          <table:table-cell table:style-name="ce7" table:formula="of:=[.A279]" office:value-type="date" office:date-value="2019-10-11T15:40:14.894822" calcext:value-type="date">
            <text:p>2019-10-11 15:40:15</text:p>
          </table:table-cell>
          <table:table-cell table:formula="of:=TRUNC([.A279])" office:value-type="float" office:value="43749" calcext:value-type="float">
            <text:p>43749</text:p>
          </table:table-cell>
          <table:table-cell table:style-name="ce12" table:formula="of:=[.B279]-[.C279]" office:value-type="date" office:date-value="1899-12-30T15:40:14.8948217975" calcext:value-type="date">
            <text:p>12/30/99 03:40 PM</text:p>
          </table:table-cell>
          <table:table-cell table:formula="of:=MOD([.E278]-[.$E$2];[.$H$2])+1+[.$E$2]" office:value-type="float" office:value="257" calcext:value-type="float">
            <text:p>257</text:p>
          </table:table-cell>
          <table:table-cell table:formula="of:=MOD([.F278]+1/[.$H$2];5)" office:value-type="float" office:value="4.59999999999999" calcext:value-type="float">
            <text:p>4,59999999999999</text:p>
          </table:table-cell>
          <table:table-cell table:formula="of:=IF([.F279]&lt;0.000001;[.G278]+2+1/[.$H$2];[.G278]+1/[.$H$2])" office:value-type="float" office:value="4.59999999999999" calcext:value-type="float">
            <text:p>4,59999999999999</text:p>
          </table:table-cell>
          <table:table-cell table:number-columns-repeated="4"/>
          <table:table-cell table:formula="of:=SUM(MOD(SUM([.L278]-[.L$2];[.T$2]);[.R$2]-[.L$2]);[.L$2])" office:value-type="time" office:time-value="PT15H39M59.999999999S" calcext:value-type="time">
            <text:p>15:40:00</text:p>
          </table:table-cell>
          <table:table-cell table:formula="of:=IF([.L279]&lt;[.L278];[.M278]+[.H$2];[.M278])" office:value-type="float" office:value="1080" calcext:value-type="float">
            <text:p>1080</text:p>
          </table:table-cell>
          <table:table-cell table:formula="of:=OFFSET([.C$4];[.M279];0)" office:value-type="float" office:value="43763" calcext:value-type="float">
            <text:p>43763</text:p>
          </table:table-cell>
          <table:table-cell table:formula="of:=[.L279]" office:value-type="float" office:value="0.652777777777766" calcext:value-type="float">
            <text:p>0.65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79];0)&lt;=[.O2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0]))" office:value-type="date" office:date-value="2019-10-11T15:46:27.891655" calcext:value-type="date">
            <text:p>2019-10-11 15:46:28</text:p>
          </table:table-cell>
          <table:table-cell table:style-name="ce7" table:formula="of:=[.A280]" office:value-type="date" office:date-value="2019-10-11T15:46:27.891655" calcext:value-type="date">
            <text:p>2019-10-11 15:46:28</text:p>
          </table:table-cell>
          <table:table-cell table:formula="of:=TRUNC([.A280])" office:value-type="float" office:value="43749" calcext:value-type="float">
            <text:p>43749</text:p>
          </table:table-cell>
          <table:table-cell table:style-name="ce12" table:formula="of:=[.B280]-[.C280]" office:value-type="date" office:date-value="1899-12-30T15:46:27.8916551359" calcext:value-type="date">
            <text:p>12/30/99 03:46 PM</text:p>
          </table:table-cell>
          <table:table-cell table:formula="of:=MOD([.E279]-[.$E$2];[.$H$2])+1+[.$E$2]" office:value-type="float" office:value="258" calcext:value-type="float">
            <text:p>258</text:p>
          </table:table-cell>
          <table:table-cell table:formula="of:=MOD([.F279]+1/[.$H$2];5)" office:value-type="float" office:value="4.61666666666666" calcext:value-type="float">
            <text:p>4,61666666666666</text:p>
          </table:table-cell>
          <table:table-cell table:formula="of:=IF([.F280]&lt;0.000001;[.G279]+2+1/[.$H$2];[.G279]+1/[.$H$2])" office:value-type="float" office:value="4.61666666666666" calcext:value-type="float">
            <text:p>4,61666666666666</text:p>
          </table:table-cell>
          <table:table-cell table:number-columns-repeated="4"/>
          <table:table-cell table:formula="of:=SUM(MOD(SUM([.L279]-[.L$2];[.T$2]);[.R$2]-[.L$2]);[.L$2])" office:value-type="time" office:time-value="PT15H49M59.999999999S" calcext:value-type="time">
            <text:p>15:50:00</text:p>
          </table:table-cell>
          <table:table-cell table:formula="of:=IF([.L280]&lt;[.L279];[.M279]+[.H$2];[.M279])" office:value-type="float" office:value="1080" calcext:value-type="float">
            <text:p>1080</text:p>
          </table:table-cell>
          <table:table-cell table:formula="of:=OFFSET([.C$4];[.M280];0)" office:value-type="float" office:value="43763" calcext:value-type="float">
            <text:p>43763</text:p>
          </table:table-cell>
          <table:table-cell table:formula="of:=[.L280]" office:value-type="float" office:value="0.659722222222211" calcext:value-type="float">
            <text:p>0.65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80];0)&lt;=[.O2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1]))" office:value-type="date" office:date-value="2019-10-11T15:24:18.306271" calcext:value-type="date">
            <text:p>2019-10-11 15:24:18</text:p>
          </table:table-cell>
          <table:table-cell table:style-name="ce7" table:formula="of:=[.A281]" office:value-type="date" office:date-value="2019-10-11T15:24:18.306271" calcext:value-type="date">
            <text:p>2019-10-11 15:24:18</text:p>
          </table:table-cell>
          <table:table-cell table:formula="of:=TRUNC([.A281])" office:value-type="float" office:value="43749" calcext:value-type="float">
            <text:p>43749</text:p>
          </table:table-cell>
          <table:table-cell table:style-name="ce12" table:formula="of:=[.B281]-[.C281]" office:value-type="date" office:date-value="1899-12-30T15:24:18.30627107061" calcext:value-type="date">
            <text:p>12/30/99 03:24 PM</text:p>
          </table:table-cell>
          <table:table-cell table:formula="of:=MOD([.E280]-[.$E$2];[.$H$2])+1+[.$E$2]" office:value-type="float" office:value="259" calcext:value-type="float">
            <text:p>259</text:p>
          </table:table-cell>
          <table:table-cell table:formula="of:=MOD([.F280]+1/[.$H$2];5)" office:value-type="float" office:value="4.63333333333332" calcext:value-type="float">
            <text:p>4,63333333333332</text:p>
          </table:table-cell>
          <table:table-cell table:formula="of:=IF([.F281]&lt;0.000001;[.G280]+2+1/[.$H$2];[.G280]+1/[.$H$2])" office:value-type="float" office:value="4.63333333333332" calcext:value-type="float">
            <text:p>4,63333333333332</text:p>
          </table:table-cell>
          <table:table-cell table:number-columns-repeated="4"/>
          <table:table-cell table:formula="of:=SUM(MOD(SUM([.L280]-[.L$2];[.T$2]);[.R$2]-[.L$2]);[.L$2])" office:value-type="time" office:time-value="PT15H59M59.999999999S" calcext:value-type="time">
            <text:p>16:00:00</text:p>
          </table:table-cell>
          <table:table-cell table:formula="of:=IF([.L281]&lt;[.L280];[.M280]+[.H$2];[.M280])" office:value-type="float" office:value="1080" calcext:value-type="float">
            <text:p>1080</text:p>
          </table:table-cell>
          <table:table-cell table:formula="of:=OFFSET([.C$4];[.M281];0)" office:value-type="float" office:value="43763" calcext:value-type="float">
            <text:p>43763</text:p>
          </table:table-cell>
          <table:table-cell table:formula="of:=[.L281]" office:value-type="float" office:value="0.666666666666655" calcext:value-type="float">
            <text:p>0.66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81];0)&lt;=[.O2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2]))" office:value-type="date" office:date-value="2019-10-11T15:17:37.431402" calcext:value-type="date">
            <text:p>2019-10-11 15:17:37</text:p>
          </table:table-cell>
          <table:table-cell table:style-name="ce7" table:formula="of:=[.A282]" office:value-type="date" office:date-value="2019-10-11T15:17:37.431402" calcext:value-type="date">
            <text:p>2019-10-11 15:17:37</text:p>
          </table:table-cell>
          <table:table-cell table:formula="of:=TRUNC([.A282])" office:value-type="float" office:value="43749" calcext:value-type="float">
            <text:p>43749</text:p>
          </table:table-cell>
          <table:table-cell table:style-name="ce12" table:formula="of:=[.B282]-[.C282]" office:value-type="date" office:date-value="1899-12-30T15:17:37.43140233681" calcext:value-type="date">
            <text:p>12/30/99 03:17 PM</text:p>
          </table:table-cell>
          <table:table-cell table:formula="of:=MOD([.E281]-[.$E$2];[.$H$2])+1+[.$E$2]" office:value-type="float" office:value="260" calcext:value-type="float">
            <text:p>260</text:p>
          </table:table-cell>
          <table:table-cell table:formula="of:=MOD([.F281]+1/[.$H$2];5)" office:value-type="float" office:value="4.64999999999999" calcext:value-type="float">
            <text:p>4,64999999999999</text:p>
          </table:table-cell>
          <table:table-cell table:formula="of:=IF([.F282]&lt;0.000001;[.G281]+2+1/[.$H$2];[.G281]+1/[.$H$2])" office:value-type="float" office:value="4.64999999999999" calcext:value-type="float">
            <text:p>4,64999999999999</text:p>
          </table:table-cell>
          <table:table-cell table:number-columns-repeated="4"/>
          <table:table-cell table:formula="of:=SUM(MOD(SUM([.L281]-[.L$2];[.T$2]);[.R$2]-[.L$2]);[.L$2])" office:value-type="time" office:time-value="PT16H09M59.999999999S" calcext:value-type="time">
            <text:p>16:10:00</text:p>
          </table:table-cell>
          <table:table-cell table:formula="of:=IF([.L282]&lt;[.L281];[.M281]+[.H$2];[.M281])" office:value-type="float" office:value="1080" calcext:value-type="float">
            <text:p>1080</text:p>
          </table:table-cell>
          <table:table-cell table:formula="of:=OFFSET([.C$4];[.M282];0)" office:value-type="float" office:value="43763" calcext:value-type="float">
            <text:p>43763</text:p>
          </table:table-cell>
          <table:table-cell table:formula="of:=[.L282]" office:value-type="float" office:value="0.673611111111099" calcext:value-type="float">
            <text:p>0.67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82];0)&lt;=[.O2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3]))" office:value-type="date" office:date-value="2019-10-11T15:47:38.075363" calcext:value-type="date">
            <text:p>2019-10-11 15:47:38</text:p>
          </table:table-cell>
          <table:table-cell table:style-name="ce7" table:formula="of:=[.A283]" office:value-type="date" office:date-value="2019-10-11T15:47:38.075363" calcext:value-type="date">
            <text:p>2019-10-11 15:47:38</text:p>
          </table:table-cell>
          <table:table-cell table:formula="of:=TRUNC([.A283])" office:value-type="float" office:value="43749" calcext:value-type="float">
            <text:p>43749</text:p>
          </table:table-cell>
          <table:table-cell table:style-name="ce12" table:formula="of:=[.B283]-[.C283]" office:value-type="date" office:date-value="1899-12-30T15:47:38.07536279317" calcext:value-type="date">
            <text:p>12/30/99 03:47 PM</text:p>
          </table:table-cell>
          <table:table-cell table:formula="of:=MOD([.E282]-[.$E$2];[.$H$2])+1+[.$E$2]" office:value-type="float" office:value="261" calcext:value-type="float">
            <text:p>261</text:p>
          </table:table-cell>
          <table:table-cell table:formula="of:=MOD([.F282]+1/[.$H$2];5)" office:value-type="float" office:value="4.66666666666666" calcext:value-type="float">
            <text:p>4,66666666666666</text:p>
          </table:table-cell>
          <table:table-cell table:formula="of:=IF([.F283]&lt;0.000001;[.G282]+2+1/[.$H$2];[.G282]+1/[.$H$2])" office:value-type="float" office:value="4.66666666666666" calcext:value-type="float">
            <text:p>4,66666666666666</text:p>
          </table:table-cell>
          <table:table-cell table:number-columns-repeated="4"/>
          <table:table-cell table:formula="of:=SUM(MOD(SUM([.L282]-[.L$2];[.T$2]);[.R$2]-[.L$2]);[.L$2])" office:value-type="time" office:time-value="PT16H19M59.999999999S" calcext:value-type="time">
            <text:p>16:20:00</text:p>
          </table:table-cell>
          <table:table-cell table:formula="of:=IF([.L283]&lt;[.L282];[.M282]+[.H$2];[.M282])" office:value-type="float" office:value="1080" calcext:value-type="float">
            <text:p>1080</text:p>
          </table:table-cell>
          <table:table-cell table:formula="of:=OFFSET([.C$4];[.M283];0)" office:value-type="float" office:value="43763" calcext:value-type="float">
            <text:p>43763</text:p>
          </table:table-cell>
          <table:table-cell table:formula="of:=[.L283]" office:value-type="float" office:value="0.680555555555544" calcext:value-type="float">
            <text:p>0.68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83];0)&lt;=[.O2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4]))" office:value-type="date" office:date-value="2019-10-11T15:49:25.147909" calcext:value-type="date">
            <text:p>2019-10-11 15:49:25</text:p>
          </table:table-cell>
          <table:table-cell table:style-name="ce7" table:formula="of:=[.A284]" office:value-type="date" office:date-value="2019-10-11T15:49:25.147909" calcext:value-type="date">
            <text:p>2019-10-11 15:49:25</text:p>
          </table:table-cell>
          <table:table-cell table:formula="of:=TRUNC([.A284])" office:value-type="float" office:value="43749" calcext:value-type="float">
            <text:p>43749</text:p>
          </table:table-cell>
          <table:table-cell table:style-name="ce12" table:formula="of:=[.B284]-[.C284]" office:value-type="date" office:date-value="1899-12-30T15:49:25.14790928923" calcext:value-type="date">
            <text:p>12/30/99 03:49 PM</text:p>
          </table:table-cell>
          <table:table-cell table:formula="of:=MOD([.E283]-[.$E$2];[.$H$2])+1+[.$E$2]" office:value-type="float" office:value="262" calcext:value-type="float">
            <text:p>262</text:p>
          </table:table-cell>
          <table:table-cell table:formula="of:=MOD([.F283]+1/[.$H$2];5)" office:value-type="float" office:value="4.68333333333332" calcext:value-type="float">
            <text:p>4,68333333333332</text:p>
          </table:table-cell>
          <table:table-cell table:formula="of:=IF([.F284]&lt;0.000001;[.G283]+2+1/[.$H$2];[.G283]+1/[.$H$2])" office:value-type="float" office:value="4.68333333333332" calcext:value-type="float">
            <text:p>4,68333333333332</text:p>
          </table:table-cell>
          <table:table-cell table:number-columns-repeated="4"/>
          <table:table-cell table:formula="of:=SUM(MOD(SUM([.L283]-[.L$2];[.T$2]);[.R$2]-[.L$2]);[.L$2])" office:value-type="time" office:time-value="PT16H29M59.999999999S" calcext:value-type="time">
            <text:p>16:30:00</text:p>
          </table:table-cell>
          <table:table-cell table:formula="of:=IF([.L284]&lt;[.L283];[.M283]+[.H$2];[.M283])" office:value-type="float" office:value="1080" calcext:value-type="float">
            <text:p>1080</text:p>
          </table:table-cell>
          <table:table-cell table:formula="of:=OFFSET([.C$4];[.M284];0)" office:value-type="float" office:value="43763" calcext:value-type="float">
            <text:p>43763</text:p>
          </table:table-cell>
          <table:table-cell table:formula="of:=[.L284]" office:value-type="float" office:value="0.687499999999988" calcext:value-type="float">
            <text:p>0.68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84];0)&lt;=[.O2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5]))" office:value-type="date" office:date-value="2019-10-11T15:48:59.56599" calcext:value-type="date">
            <text:p>2019-10-11 15:49:00</text:p>
          </table:table-cell>
          <table:table-cell table:style-name="ce7" table:formula="of:=[.A285]" office:value-type="date" office:date-value="2019-10-11T15:48:59.56599" calcext:value-type="date">
            <text:p>2019-10-11 15:49:00</text:p>
          </table:table-cell>
          <table:table-cell table:formula="of:=TRUNC([.A285])" office:value-type="float" office:value="43749" calcext:value-type="float">
            <text:p>43749</text:p>
          </table:table-cell>
          <table:table-cell table:style-name="ce12" table:formula="of:=[.B285]-[.C285]" office:value-type="date" office:date-value="1899-12-30T15:48:59.56598960795" calcext:value-type="date">
            <text:p>12/30/99 03:49 PM</text:p>
          </table:table-cell>
          <table:table-cell table:formula="of:=MOD([.E284]-[.$E$2];[.$H$2])+1+[.$E$2]" office:value-type="float" office:value="263" calcext:value-type="float">
            <text:p>263</text:p>
          </table:table-cell>
          <table:table-cell table:formula="of:=MOD([.F284]+1/[.$H$2];5)" office:value-type="float" office:value="4.69999999999999" calcext:value-type="float">
            <text:p>4,69999999999999</text:p>
          </table:table-cell>
          <table:table-cell table:formula="of:=IF([.F285]&lt;0.000001;[.G284]+2+1/[.$H$2];[.G284]+1/[.$H$2])" office:value-type="float" office:value="4.69999999999999" calcext:value-type="float">
            <text:p>4,69999999999999</text:p>
          </table:table-cell>
          <table:table-cell table:number-columns-repeated="4"/>
          <table:table-cell table:formula="of:=SUM(MOD(SUM([.L284]-[.L$2];[.T$2]);[.R$2]-[.L$2]);[.L$2])" office:value-type="time" office:time-value="PT16H39M59.999999999S" calcext:value-type="time">
            <text:p>16:40:00</text:p>
          </table:table-cell>
          <table:table-cell table:formula="of:=IF([.L285]&lt;[.L284];[.M284]+[.H$2];[.M284])" office:value-type="float" office:value="1080" calcext:value-type="float">
            <text:p>1080</text:p>
          </table:table-cell>
          <table:table-cell table:formula="of:=OFFSET([.C$4];[.M285];0)" office:value-type="float" office:value="43763" calcext:value-type="float">
            <text:p>43763</text:p>
          </table:table-cell>
          <table:table-cell table:formula="of:=[.L285]" office:value-type="float" office:value="0.694444444444433" calcext:value-type="float">
            <text:p>0.69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85];0)&lt;=[.O2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6]))" office:value-type="date" office:date-value="2019-10-11T16:12:08.477534" calcext:value-type="date">
            <text:p>2019-10-11 16:12:08</text:p>
          </table:table-cell>
          <table:table-cell table:style-name="ce7" table:formula="of:=[.A286]" office:value-type="date" office:date-value="2019-10-11T16:12:08.477534" calcext:value-type="date">
            <text:p>2019-10-11 16:12:08</text:p>
          </table:table-cell>
          <table:table-cell table:formula="of:=TRUNC([.A286])" office:value-type="float" office:value="43749" calcext:value-type="float">
            <text:p>43749</text:p>
          </table:table-cell>
          <table:table-cell table:style-name="ce12" table:formula="of:=[.B286]-[.C286]" office:value-type="date" office:date-value="1899-12-30T16:12:08.47753423266" calcext:value-type="date">
            <text:p>12/30/99 04:12 PM</text:p>
          </table:table-cell>
          <table:table-cell table:formula="of:=MOD([.E285]-[.$E$2];[.$H$2])+1+[.$E$2]" office:value-type="float" office:value="264" calcext:value-type="float">
            <text:p>264</text:p>
          </table:table-cell>
          <table:table-cell table:formula="of:=MOD([.F285]+1/[.$H$2];5)" office:value-type="float" office:value="4.71666666666666" calcext:value-type="float">
            <text:p>4,71666666666666</text:p>
          </table:table-cell>
          <table:table-cell table:formula="of:=IF([.F286]&lt;0.000001;[.G285]+2+1/[.$H$2];[.G285]+1/[.$H$2])" office:value-type="float" office:value="4.71666666666666" calcext:value-type="float">
            <text:p>4,71666666666666</text:p>
          </table:table-cell>
          <table:table-cell table:number-columns-repeated="4"/>
          <table:table-cell table:formula="of:=SUM(MOD(SUM([.L285]-[.L$2];[.T$2]);[.R$2]-[.L$2]);[.L$2])" office:value-type="time" office:time-value="PT16H49M59.999999999S" calcext:value-type="time">
            <text:p>16:50:00</text:p>
          </table:table-cell>
          <table:table-cell table:formula="of:=IF([.L286]&lt;[.L285];[.M285]+[.H$2];[.M285])" office:value-type="float" office:value="1080" calcext:value-type="float">
            <text:p>1080</text:p>
          </table:table-cell>
          <table:table-cell table:formula="of:=OFFSET([.C$4];[.M286];0)" office:value-type="float" office:value="43763" calcext:value-type="float">
            <text:p>43763</text:p>
          </table:table-cell>
          <table:table-cell table:formula="of:=[.L286]" office:value-type="float" office:value="0.701388888888877" calcext:value-type="float">
            <text:p>0.70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86];0)&lt;=[.O2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7]))" office:value-type="date" office:date-value="2019-10-11T15:28:51.900465" calcext:value-type="date">
            <text:p>2019-10-11 15:28:52</text:p>
          </table:table-cell>
          <table:table-cell table:style-name="ce7" table:formula="of:=[.A287]" office:value-type="date" office:date-value="2019-10-11T15:28:51.900465" calcext:value-type="date">
            <text:p>2019-10-11 15:28:52</text:p>
          </table:table-cell>
          <table:table-cell table:formula="of:=TRUNC([.A287])" office:value-type="float" office:value="43749" calcext:value-type="float">
            <text:p>43749</text:p>
          </table:table-cell>
          <table:table-cell table:style-name="ce12" table:formula="of:=[.B287]-[.C287]" office:value-type="date" office:date-value="1899-12-30T15:28:51.90046513919" calcext:value-type="date">
            <text:p>12/30/99 03:28 PM</text:p>
          </table:table-cell>
          <table:table-cell table:formula="of:=MOD([.E286]-[.$E$2];[.$H$2])+1+[.$E$2]" office:value-type="float" office:value="265" calcext:value-type="float">
            <text:p>265</text:p>
          </table:table-cell>
          <table:table-cell table:formula="of:=MOD([.F286]+1/[.$H$2];5)" office:value-type="float" office:value="4.73333333333332" calcext:value-type="float">
            <text:p>4,73333333333332</text:p>
          </table:table-cell>
          <table:table-cell table:formula="of:=IF([.F287]&lt;0.000001;[.G286]+2+1/[.$H$2];[.G286]+1/[.$H$2])" office:value-type="float" office:value="4.73333333333332" calcext:value-type="float">
            <text:p>4,73333333333332</text:p>
          </table:table-cell>
          <table:table-cell table:number-columns-repeated="4"/>
          <table:table-cell table:formula="of:=SUM(MOD(SUM([.L286]-[.L$2];[.T$2]);[.R$2]-[.L$2]);[.L$2])" office:value-type="time" office:time-value="PT16H59M59.999999999S" calcext:value-type="time">
            <text:p>17:00:00</text:p>
          </table:table-cell>
          <table:table-cell table:formula="of:=IF([.L287]&lt;[.L286];[.M286]+[.H$2];[.M286])" office:value-type="float" office:value="1080" calcext:value-type="float">
            <text:p>1080</text:p>
          </table:table-cell>
          <table:table-cell table:formula="of:=OFFSET([.C$4];[.M287];0)" office:value-type="float" office:value="43763" calcext:value-type="float">
            <text:p>43763</text:p>
          </table:table-cell>
          <table:table-cell table:formula="of:=[.L287]" office:value-type="float" office:value="0.708333333333322" calcext:value-type="float">
            <text:p>0.70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87];0)&lt;=[.O2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8]))" office:value-type="date" office:date-value="2019-10-11T15:22:20.906802" calcext:value-type="date">
            <text:p>2019-10-11 15:22:21</text:p>
          </table:table-cell>
          <table:table-cell table:style-name="ce7" table:formula="of:=[.A288]" office:value-type="date" office:date-value="2019-10-11T15:22:20.906802" calcext:value-type="date">
            <text:p>2019-10-11 15:22:21</text:p>
          </table:table-cell>
          <table:table-cell table:formula="of:=TRUNC([.A288])" office:value-type="float" office:value="43749" calcext:value-type="float">
            <text:p>43749</text:p>
          </table:table-cell>
          <table:table-cell table:style-name="ce12" table:formula="of:=[.B288]-[.C288]" office:value-type="date" office:date-value="1899-12-30T15:22:20.90680161025" calcext:value-type="date">
            <text:p>12/30/99 03:22 PM</text:p>
          </table:table-cell>
          <table:table-cell table:formula="of:=MOD([.E287]-[.$E$2];[.$H$2])+1+[.$E$2]" office:value-type="float" office:value="266" calcext:value-type="float">
            <text:p>266</text:p>
          </table:table-cell>
          <table:table-cell table:formula="of:=MOD([.F287]+1/[.$H$2];5)" office:value-type="float" office:value="4.74999999999999" calcext:value-type="float">
            <text:p>4,74999999999999</text:p>
          </table:table-cell>
          <table:table-cell table:formula="of:=IF([.F288]&lt;0.000001;[.G287]+2+1/[.$H$2];[.G287]+1/[.$H$2])" office:value-type="float" office:value="4.74999999999999" calcext:value-type="float">
            <text:p>4,74999999999999</text:p>
          </table:table-cell>
          <table:table-cell table:number-columns-repeated="4"/>
          <table:table-cell table:formula="of:=SUM(MOD(SUM([.L287]-[.L$2];[.T$2]);[.R$2]-[.L$2]);[.L$2])" office:value-type="time" office:time-value="PT14H39M59.999999999S" calcext:value-type="time">
            <text:p>14:40:00</text:p>
          </table:table-cell>
          <table:table-cell table:formula="of:=IF([.L288]&lt;[.L287];[.M287]+[.H$2];[.M287])" office:value-type="float" office:value="1140" calcext:value-type="float">
            <text:p>1140</text:p>
          </table:table-cell>
          <table:table-cell table:formula="of:=OFFSET([.C$4];[.M288];0)" office:value-type="float" office:value="43764" calcext:value-type="float">
            <text:p>43764</text:p>
          </table:table-cell>
          <table:table-cell table:formula="of:=[.L288]" office:value-type="float" office:value="0.6111111111111" calcext:value-type="float">
            <text:p>0.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88];0)&lt;=[.O2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9]))" office:value-type="date" office:date-value="2019-10-11T15:36:30.230281" calcext:value-type="date">
            <text:p>2019-10-11 15:36:30</text:p>
          </table:table-cell>
          <table:table-cell table:style-name="ce7" table:formula="of:=[.A289]" office:value-type="date" office:date-value="2019-10-11T15:36:30.230281" calcext:value-type="date">
            <text:p>2019-10-11 15:36:30</text:p>
          </table:table-cell>
          <table:table-cell table:formula="of:=TRUNC([.A289])" office:value-type="float" office:value="43749" calcext:value-type="float">
            <text:p>43749</text:p>
          </table:table-cell>
          <table:table-cell table:style-name="ce12" table:formula="of:=[.B289]-[.C289]" office:value-type="date" office:date-value="1899-12-30T15:36:30.2302808594" calcext:value-type="date">
            <text:p>12/30/99 03:36 PM</text:p>
          </table:table-cell>
          <table:table-cell table:formula="of:=MOD([.E288]-[.$E$2];[.$H$2])+1+[.$E$2]" office:value-type="float" office:value="267" calcext:value-type="float">
            <text:p>267</text:p>
          </table:table-cell>
          <table:table-cell table:formula="of:=MOD([.F288]+1/[.$H$2];5)" office:value-type="float" office:value="4.76666666666666" calcext:value-type="float">
            <text:p>4,76666666666666</text:p>
          </table:table-cell>
          <table:table-cell table:formula="of:=IF([.F289]&lt;0.000001;[.G288]+2+1/[.$H$2];[.G288]+1/[.$H$2])" office:value-type="float" office:value="4.76666666666666" calcext:value-type="float">
            <text:p>4,76666666666666</text:p>
          </table:table-cell>
          <table:table-cell table:number-columns-repeated="4"/>
          <table:table-cell table:formula="of:=SUM(MOD(SUM([.L288]-[.L$2];[.T$2]);[.R$2]-[.L$2]);[.L$2])" office:value-type="time" office:time-value="PT14H49M59.999999999S" calcext:value-type="time">
            <text:p>14:50:00</text:p>
          </table:table-cell>
          <table:table-cell table:formula="of:=IF([.L289]&lt;[.L288];[.M288]+[.H$2];[.M288])" office:value-type="float" office:value="1140" calcext:value-type="float">
            <text:p>1140</text:p>
          </table:table-cell>
          <table:table-cell table:formula="of:=OFFSET([.C$4];[.M289];0)" office:value-type="float" office:value="43764" calcext:value-type="float">
            <text:p>43764</text:p>
          </table:table-cell>
          <table:table-cell table:formula="of:=[.L289]" office:value-type="float" office:value="0.618055555555544" calcext:value-type="float">
            <text:p>0.61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89];0)&lt;=[.O2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0]))" office:value-type="date" office:date-value="2019-10-11T16:05:36.464032" calcext:value-type="date">
            <text:p>2019-10-11 16:05:36</text:p>
          </table:table-cell>
          <table:table-cell table:style-name="ce7" table:formula="of:=[.A290]" office:value-type="date" office:date-value="2019-10-11T16:05:36.464032" calcext:value-type="date">
            <text:p>2019-10-11 16:05:36</text:p>
          </table:table-cell>
          <table:table-cell table:formula="of:=TRUNC([.A290])" office:value-type="float" office:value="43749" calcext:value-type="float">
            <text:p>43749</text:p>
          </table:table-cell>
          <table:table-cell table:style-name="ce12" table:formula="of:=[.B290]-[.C290]" office:value-type="date" office:date-value="1899-12-30T16:05:36.46403176244" calcext:value-type="date">
            <text:p>12/30/99 04:05 PM</text:p>
          </table:table-cell>
          <table:table-cell table:formula="of:=MOD([.E289]-[.$E$2];[.$H$2])+1+[.$E$2]" office:value-type="float" office:value="268" calcext:value-type="float">
            <text:p>268</text:p>
          </table:table-cell>
          <table:table-cell table:formula="of:=MOD([.F289]+1/[.$H$2];5)" office:value-type="float" office:value="4.78333333333332" calcext:value-type="float">
            <text:p>4,78333333333332</text:p>
          </table:table-cell>
          <table:table-cell table:formula="of:=IF([.F290]&lt;0.000001;[.G289]+2+1/[.$H$2];[.G289]+1/[.$H$2])" office:value-type="float" office:value="4.78333333333332" calcext:value-type="float">
            <text:p>4,78333333333332</text:p>
          </table:table-cell>
          <table:table-cell table:number-columns-repeated="4"/>
          <table:table-cell table:formula="of:=SUM(MOD(SUM([.L289]-[.L$2];[.T$2]);[.R$2]-[.L$2]);[.L$2])" office:value-type="time" office:time-value="PT14H59M59.999999999S" calcext:value-type="time">
            <text:p>15:00:00</text:p>
          </table:table-cell>
          <table:table-cell table:formula="of:=IF([.L290]&lt;[.L289];[.M289]+[.H$2];[.M289])" office:value-type="float" office:value="1140" calcext:value-type="float">
            <text:p>1140</text:p>
          </table:table-cell>
          <table:table-cell table:formula="of:=OFFSET([.C$4];[.M290];0)" office:value-type="float" office:value="43764" calcext:value-type="float">
            <text:p>43764</text:p>
          </table:table-cell>
          <table:table-cell table:formula="of:=[.L290]" office:value-type="float" office:value="0.624999999999988" calcext:value-type="float">
            <text:p>0.62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90];0)&lt;=[.O2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1]))" office:value-type="date" office:date-value="2019-10-11T15:45:18.361691" calcext:value-type="date">
            <text:p>2019-10-11 15:45:18</text:p>
          </table:table-cell>
          <table:table-cell table:style-name="ce7" table:formula="of:=[.A291]" office:value-type="date" office:date-value="2019-10-11T15:45:18.361691" calcext:value-type="date">
            <text:p>2019-10-11 15:45:18</text:p>
          </table:table-cell>
          <table:table-cell table:formula="of:=TRUNC([.A291])" office:value-type="float" office:value="43749" calcext:value-type="float">
            <text:p>43749</text:p>
          </table:table-cell>
          <table:table-cell table:style-name="ce12" table:formula="of:=[.B291]-[.C291]" office:value-type="date" office:date-value="1899-12-30T15:45:18.36169129238" calcext:value-type="date">
            <text:p>12/30/99 03:45 PM</text:p>
          </table:table-cell>
          <table:table-cell table:formula="of:=MOD([.E290]-[.$E$2];[.$H$2])+1+[.$E$2]" office:value-type="float" office:value="269" calcext:value-type="float">
            <text:p>269</text:p>
          </table:table-cell>
          <table:table-cell table:formula="of:=MOD([.F290]+1/[.$H$2];5)" office:value-type="float" office:value="4.79999999999999" calcext:value-type="float">
            <text:p>4,79999999999999</text:p>
          </table:table-cell>
          <table:table-cell table:formula="of:=IF([.F291]&lt;0.000001;[.G290]+2+1/[.$H$2];[.G290]+1/[.$H$2])" office:value-type="float" office:value="4.79999999999999" calcext:value-type="float">
            <text:p>4,79999999999999</text:p>
          </table:table-cell>
          <table:table-cell table:number-columns-repeated="4"/>
          <table:table-cell table:formula="of:=SUM(MOD(SUM([.L290]-[.L$2];[.T$2]);[.R$2]-[.L$2]);[.L$2])" office:value-type="time" office:time-value="PT15H09M59.999999999S" calcext:value-type="time">
            <text:p>15:10:00</text:p>
          </table:table-cell>
          <table:table-cell table:formula="of:=IF([.L291]&lt;[.L290];[.M290]+[.H$2];[.M290])" office:value-type="float" office:value="1140" calcext:value-type="float">
            <text:p>1140</text:p>
          </table:table-cell>
          <table:table-cell table:formula="of:=OFFSET([.C$4];[.M291];0)" office:value-type="float" office:value="43764" calcext:value-type="float">
            <text:p>43764</text:p>
          </table:table-cell>
          <table:table-cell table:formula="of:=[.L291]" office:value-type="float" office:value="0.631944444444433" calcext:value-type="float">
            <text:p>0.63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91];0)&lt;=[.O2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2]))" office:value-type="date" office:date-value="2019-10-11T15:45:43.518096" calcext:value-type="date">
            <text:p>2019-10-11 15:45:44</text:p>
          </table:table-cell>
          <table:table-cell table:style-name="ce7" table:formula="of:=[.A292]" office:value-type="date" office:date-value="2019-10-11T15:45:43.518096" calcext:value-type="date">
            <text:p>2019-10-11 15:45:44</text:p>
          </table:table-cell>
          <table:table-cell table:formula="of:=TRUNC([.A292])" office:value-type="float" office:value="43749" calcext:value-type="float">
            <text:p>43749</text:p>
          </table:table-cell>
          <table:table-cell table:style-name="ce12" table:formula="of:=[.B292]-[.C292]" office:value-type="date" office:date-value="1899-12-30T15:45:43.51809590589" calcext:value-type="date">
            <text:p>12/30/99 03:45 PM</text:p>
          </table:table-cell>
          <table:table-cell table:formula="of:=MOD([.E291]-[.$E$2];[.$H$2])+1+[.$E$2]" office:value-type="float" office:value="270" calcext:value-type="float">
            <text:p>270</text:p>
          </table:table-cell>
          <table:table-cell table:formula="of:=MOD([.F291]+1/[.$H$2];5)" office:value-type="float" office:value="4.81666666666666" calcext:value-type="float">
            <text:p>4,81666666666666</text:p>
          </table:table-cell>
          <table:table-cell table:formula="of:=IF([.F292]&lt;0.000001;[.G291]+2+1/[.$H$2];[.G291]+1/[.$H$2])" office:value-type="float" office:value="4.81666666666666" calcext:value-type="float">
            <text:p>4,81666666666666</text:p>
          </table:table-cell>
          <table:table-cell table:number-columns-repeated="4"/>
          <table:table-cell table:formula="of:=SUM(MOD(SUM([.L291]-[.L$2];[.T$2]);[.R$2]-[.L$2]);[.L$2])" office:value-type="time" office:time-value="PT15H19M59.999999999S" calcext:value-type="time">
            <text:p>15:20:00</text:p>
          </table:table-cell>
          <table:table-cell table:formula="of:=IF([.L292]&lt;[.L291];[.M291]+[.H$2];[.M291])" office:value-type="float" office:value="1140" calcext:value-type="float">
            <text:p>1140</text:p>
          </table:table-cell>
          <table:table-cell table:formula="of:=OFFSET([.C$4];[.M292];0)" office:value-type="float" office:value="43764" calcext:value-type="float">
            <text:p>43764</text:p>
          </table:table-cell>
          <table:table-cell table:formula="of:=[.L292]" office:value-type="float" office:value="0.638888888888877" calcext:value-type="float">
            <text:p>0.63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92];0)&lt;=[.O2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3]))" office:value-type="date" office:date-value="2019-10-11T15:36:47.181368" calcext:value-type="date">
            <text:p>2019-10-11 15:36:47</text:p>
          </table:table-cell>
          <table:table-cell table:style-name="ce7" table:formula="of:=[.A293]" office:value-type="date" office:date-value="2019-10-11T15:36:47.181368" calcext:value-type="date">
            <text:p>2019-10-11 15:36:47</text:p>
          </table:table-cell>
          <table:table-cell table:formula="of:=TRUNC([.A293])" office:value-type="float" office:value="43749" calcext:value-type="float">
            <text:p>43749</text:p>
          </table:table-cell>
          <table:table-cell table:style-name="ce12" table:formula="of:=[.B293]-[.C293]" office:value-type="date" office:date-value="1899-12-30T15:36:47.18136825599" calcext:value-type="date">
            <text:p>12/30/99 03:36 PM</text:p>
          </table:table-cell>
          <table:table-cell table:formula="of:=MOD([.E292]-[.$E$2];[.$H$2])+1+[.$E$2]" office:value-type="float" office:value="271" calcext:value-type="float">
            <text:p>271</text:p>
          </table:table-cell>
          <table:table-cell table:formula="of:=MOD([.F292]+1/[.$H$2];5)" office:value-type="float" office:value="4.83333333333332" calcext:value-type="float">
            <text:p>4,83333333333332</text:p>
          </table:table-cell>
          <table:table-cell table:formula="of:=IF([.F293]&lt;0.000001;[.G292]+2+1/[.$H$2];[.G292]+1/[.$H$2])" office:value-type="float" office:value="4.83333333333332" calcext:value-type="float">
            <text:p>4,83333333333332</text:p>
          </table:table-cell>
          <table:table-cell table:number-columns-repeated="4"/>
          <table:table-cell table:formula="of:=SUM(MOD(SUM([.L292]-[.L$2];[.T$2]);[.R$2]-[.L$2]);[.L$2])" office:value-type="time" office:time-value="PT15H29M59.999999999S" calcext:value-type="time">
            <text:p>15:30:00</text:p>
          </table:table-cell>
          <table:table-cell table:formula="of:=IF([.L293]&lt;[.L292];[.M292]+[.H$2];[.M292])" office:value-type="float" office:value="1140" calcext:value-type="float">
            <text:p>1140</text:p>
          </table:table-cell>
          <table:table-cell table:formula="of:=OFFSET([.C$4];[.M293];0)" office:value-type="float" office:value="43764" calcext:value-type="float">
            <text:p>43764</text:p>
          </table:table-cell>
          <table:table-cell table:formula="of:=[.L293]" office:value-type="float" office:value="0.645833333333322" calcext:value-type="float">
            <text:p>0.64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93];0)&lt;=[.O2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4]))" office:value-type="date" office:date-value="2019-10-11T15:58:05.489125" calcext:value-type="date">
            <text:p>2019-10-11 15:58:05</text:p>
          </table:table-cell>
          <table:table-cell table:style-name="ce7" table:formula="of:=[.A294]" office:value-type="date" office:date-value="2019-10-11T15:58:05.489125" calcext:value-type="date">
            <text:p>2019-10-11 15:58:05</text:p>
          </table:table-cell>
          <table:table-cell table:formula="of:=TRUNC([.A294])" office:value-type="float" office:value="43749" calcext:value-type="float">
            <text:p>43749</text:p>
          </table:table-cell>
          <table:table-cell table:style-name="ce12" table:formula="of:=[.B294]-[.C294]" office:value-type="date" office:date-value="1899-12-30T15:58:05.4891248513" calcext:value-type="date">
            <text:p>12/30/99 03:58 PM</text:p>
          </table:table-cell>
          <table:table-cell table:formula="of:=MOD([.E293]-[.$E$2];[.$H$2])+1+[.$E$2]" office:value-type="float" office:value="272" calcext:value-type="float">
            <text:p>272</text:p>
          </table:table-cell>
          <table:table-cell table:formula="of:=MOD([.F293]+1/[.$H$2];5)" office:value-type="float" office:value="4.84999999999999" calcext:value-type="float">
            <text:p>4,84999999999999</text:p>
          </table:table-cell>
          <table:table-cell table:formula="of:=IF([.F294]&lt;0.000001;[.G293]+2+1/[.$H$2];[.G293]+1/[.$H$2])" office:value-type="float" office:value="4.84999999999999" calcext:value-type="float">
            <text:p>4,84999999999999</text:p>
          </table:table-cell>
          <table:table-cell table:number-columns-repeated="4"/>
          <table:table-cell table:formula="of:=SUM(MOD(SUM([.L293]-[.L$2];[.T$2]);[.R$2]-[.L$2]);[.L$2])" office:value-type="time" office:time-value="PT15H39M59.999999999S" calcext:value-type="time">
            <text:p>15:40:00</text:p>
          </table:table-cell>
          <table:table-cell table:formula="of:=IF([.L294]&lt;[.L293];[.M293]+[.H$2];[.M293])" office:value-type="float" office:value="1140" calcext:value-type="float">
            <text:p>1140</text:p>
          </table:table-cell>
          <table:table-cell table:formula="of:=OFFSET([.C$4];[.M294];0)" office:value-type="float" office:value="43764" calcext:value-type="float">
            <text:p>43764</text:p>
          </table:table-cell>
          <table:table-cell table:formula="of:=[.L294]" office:value-type="float" office:value="0.652777777777766" calcext:value-type="float">
            <text:p>0.65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94];0)&lt;=[.O2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5]))" office:value-type="date" office:date-value="2019-10-11T15:46:51.535594" calcext:value-type="date">
            <text:p>2019-10-11 15:46:52</text:p>
          </table:table-cell>
          <table:table-cell table:style-name="ce7" table:formula="of:=[.A295]" office:value-type="date" office:date-value="2019-10-11T15:46:51.535594" calcext:value-type="date">
            <text:p>2019-10-11 15:46:52</text:p>
          </table:table-cell>
          <table:table-cell table:formula="of:=TRUNC([.A295])" office:value-type="float" office:value="43749" calcext:value-type="float">
            <text:p>43749</text:p>
          </table:table-cell>
          <table:table-cell table:style-name="ce12" table:formula="of:=[.B295]-[.C295]" office:value-type="date" office:date-value="1899-12-30T15:46:51.5355937276" calcext:value-type="date">
            <text:p>12/30/99 03:46 PM</text:p>
          </table:table-cell>
          <table:table-cell table:formula="of:=MOD([.E294]-[.$E$2];[.$H$2])+1+[.$E$2]" office:value-type="float" office:value="273" calcext:value-type="float">
            <text:p>273</text:p>
          </table:table-cell>
          <table:table-cell table:formula="of:=MOD([.F294]+1/[.$H$2];5)" office:value-type="float" office:value="4.86666666666666" calcext:value-type="float">
            <text:p>4,86666666666666</text:p>
          </table:table-cell>
          <table:table-cell table:formula="of:=IF([.F295]&lt;0.000001;[.G294]+2+1/[.$H$2];[.G294]+1/[.$H$2])" office:value-type="float" office:value="4.86666666666666" calcext:value-type="float">
            <text:p>4,86666666666666</text:p>
          </table:table-cell>
          <table:table-cell table:number-columns-repeated="4"/>
          <table:table-cell table:formula="of:=SUM(MOD(SUM([.L294]-[.L$2];[.T$2]);[.R$2]-[.L$2]);[.L$2])" office:value-type="time" office:time-value="PT15H49M59.999999999S" calcext:value-type="time">
            <text:p>15:50:00</text:p>
          </table:table-cell>
          <table:table-cell table:formula="of:=IF([.L295]&lt;[.L294];[.M294]+[.H$2];[.M294])" office:value-type="float" office:value="1140" calcext:value-type="float">
            <text:p>1140</text:p>
          </table:table-cell>
          <table:table-cell table:formula="of:=OFFSET([.C$4];[.M295];0)" office:value-type="float" office:value="43764" calcext:value-type="float">
            <text:p>43764</text:p>
          </table:table-cell>
          <table:table-cell table:formula="of:=[.L295]" office:value-type="float" office:value="0.659722222222211" calcext:value-type="float">
            <text:p>0.65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95];0)&lt;=[.O2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6]))" office:value-type="date" office:date-value="2019-10-11T16:07:10.173951" calcext:value-type="date">
            <text:p>2019-10-11 16:07:10</text:p>
          </table:table-cell>
          <table:table-cell table:style-name="ce7" table:formula="of:=[.A296]" office:value-type="date" office:date-value="2019-10-11T16:07:10.173951" calcext:value-type="date">
            <text:p>2019-10-11 16:07:10</text:p>
          </table:table-cell>
          <table:table-cell table:formula="of:=TRUNC([.A296])" office:value-type="float" office:value="43749" calcext:value-type="float">
            <text:p>43749</text:p>
          </table:table-cell>
          <table:table-cell table:style-name="ce12" table:formula="of:=[.B296]-[.C296]" office:value-type="date" office:date-value="1899-12-30T16:07:10.17395082861" calcext:value-type="date">
            <text:p>12/30/99 04:07 PM</text:p>
          </table:table-cell>
          <table:table-cell table:formula="of:=MOD([.E295]-[.$E$2];[.$H$2])+1+[.$E$2]" office:value-type="float" office:value="274" calcext:value-type="float">
            <text:p>274</text:p>
          </table:table-cell>
          <table:table-cell table:formula="of:=MOD([.F295]+1/[.$H$2];5)" office:value-type="float" office:value="4.88333333333332" calcext:value-type="float">
            <text:p>4,88333333333332</text:p>
          </table:table-cell>
          <table:table-cell table:formula="of:=IF([.F296]&lt;0.000001;[.G295]+2+1/[.$H$2];[.G295]+1/[.$H$2])" office:value-type="float" office:value="4.88333333333332" calcext:value-type="float">
            <text:p>4,88333333333332</text:p>
          </table:table-cell>
          <table:table-cell table:number-columns-repeated="4"/>
          <table:table-cell table:formula="of:=SUM(MOD(SUM([.L295]-[.L$2];[.T$2]);[.R$2]-[.L$2]);[.L$2])" office:value-type="time" office:time-value="PT15H59M59.999999999S" calcext:value-type="time">
            <text:p>16:00:00</text:p>
          </table:table-cell>
          <table:table-cell table:formula="of:=IF([.L296]&lt;[.L295];[.M295]+[.H$2];[.M295])" office:value-type="float" office:value="1140" calcext:value-type="float">
            <text:p>1140</text:p>
          </table:table-cell>
          <table:table-cell table:formula="of:=OFFSET([.C$4];[.M296];0)" office:value-type="float" office:value="43764" calcext:value-type="float">
            <text:p>43764</text:p>
          </table:table-cell>
          <table:table-cell table:formula="of:=[.L296]" office:value-type="float" office:value="0.666666666666655" calcext:value-type="float">
            <text:p>0.66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96];0)&lt;=[.O2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7]))" office:value-type="date" office:date-value="2019-10-11T15:43:41.855468" calcext:value-type="date">
            <text:p>2019-10-11 15:43:42</text:p>
          </table:table-cell>
          <table:table-cell table:style-name="ce7" table:formula="of:=[.A297]" office:value-type="date" office:date-value="2019-10-11T15:43:41.855468" calcext:value-type="date">
            <text:p>2019-10-11 15:43:42</text:p>
          </table:table-cell>
          <table:table-cell table:formula="of:=TRUNC([.A297])" office:value-type="float" office:value="43749" calcext:value-type="float">
            <text:p>43749</text:p>
          </table:table-cell>
          <table:table-cell table:style-name="ce12" table:formula="of:=[.B297]-[.C297]" office:value-type="date" office:date-value="1899-12-30T15:43:41.8554681167" calcext:value-type="date">
            <text:p>12/30/99 03:43 PM</text:p>
          </table:table-cell>
          <table:table-cell table:formula="of:=MOD([.E296]-[.$E$2];[.$H$2])+1+[.$E$2]" office:value-type="float" office:value="275" calcext:value-type="float">
            <text:p>275</text:p>
          </table:table-cell>
          <table:table-cell table:formula="of:=MOD([.F296]+1/[.$H$2];5)" office:value-type="float" office:value="4.89999999999999" calcext:value-type="float">
            <text:p>4,89999999999999</text:p>
          </table:table-cell>
          <table:table-cell table:formula="of:=IF([.F297]&lt;0.000001;[.G296]+2+1/[.$H$2];[.G296]+1/[.$H$2])" office:value-type="float" office:value="4.89999999999999" calcext:value-type="float">
            <text:p>4,89999999999999</text:p>
          </table:table-cell>
          <table:table-cell table:number-columns-repeated="4"/>
          <table:table-cell table:formula="of:=SUM(MOD(SUM([.L296]-[.L$2];[.T$2]);[.R$2]-[.L$2]);[.L$2])" office:value-type="time" office:time-value="PT16H09M59.999999999S" calcext:value-type="time">
            <text:p>16:10:00</text:p>
          </table:table-cell>
          <table:table-cell table:formula="of:=IF([.L297]&lt;[.L296];[.M296]+[.H$2];[.M296])" office:value-type="float" office:value="1140" calcext:value-type="float">
            <text:p>1140</text:p>
          </table:table-cell>
          <table:table-cell table:formula="of:=OFFSET([.C$4];[.M297];0)" office:value-type="float" office:value="43764" calcext:value-type="float">
            <text:p>43764</text:p>
          </table:table-cell>
          <table:table-cell table:formula="of:=[.L297]" office:value-type="float" office:value="0.673611111111099" calcext:value-type="float">
            <text:p>0.67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97];0)&lt;=[.O2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8]))" office:value-type="date" office:date-value="2019-10-11T14:58:45.67479" calcext:value-type="date">
            <text:p>2019-10-11 14:58:46</text:p>
          </table:table-cell>
          <table:table-cell table:style-name="ce7" table:formula="of:=[.A298]" office:value-type="date" office:date-value="2019-10-11T14:58:45.67479" calcext:value-type="date">
            <text:p>2019-10-11 14:58:46</text:p>
          </table:table-cell>
          <table:table-cell table:formula="of:=TRUNC([.A298])" office:value-type="float" office:value="43749" calcext:value-type="float">
            <text:p>43749</text:p>
          </table:table-cell>
          <table:table-cell table:style-name="ce12" table:formula="of:=[.B298]-[.C298]" office:value-type="date" office:date-value="1899-12-30T14:58:45.67479021382" calcext:value-type="date">
            <text:p>12/30/99 02:58 PM</text:p>
          </table:table-cell>
          <table:table-cell table:formula="of:=MOD([.E297]-[.$E$2];[.$H$2])+1+[.$E$2]" office:value-type="float" office:value="276" calcext:value-type="float">
            <text:p>276</text:p>
          </table:table-cell>
          <table:table-cell table:formula="of:=MOD([.F297]+1/[.$H$2];5)" office:value-type="float" office:value="4.91666666666665" calcext:value-type="float">
            <text:p>4,91666666666665</text:p>
          </table:table-cell>
          <table:table-cell table:formula="of:=IF([.F298]&lt;0.000001;[.G297]+2+1/[.$H$2];[.G297]+1/[.$H$2])" office:value-type="float" office:value="4.91666666666665" calcext:value-type="float">
            <text:p>4,91666666666665</text:p>
          </table:table-cell>
          <table:table-cell table:number-columns-repeated="4"/>
          <table:table-cell table:formula="of:=SUM(MOD(SUM([.L297]-[.L$2];[.T$2]);[.R$2]-[.L$2]);[.L$2])" office:value-type="time" office:time-value="PT16H19M59.999999999S" calcext:value-type="time">
            <text:p>16:20:00</text:p>
          </table:table-cell>
          <table:table-cell table:formula="of:=IF([.L298]&lt;[.L297];[.M297]+[.H$2];[.M297])" office:value-type="float" office:value="1140" calcext:value-type="float">
            <text:p>1140</text:p>
          </table:table-cell>
          <table:table-cell table:formula="of:=OFFSET([.C$4];[.M298];0)" office:value-type="float" office:value="43764" calcext:value-type="float">
            <text:p>43764</text:p>
          </table:table-cell>
          <table:table-cell table:formula="of:=[.L298]" office:value-type="float" office:value="0.680555555555544" calcext:value-type="float">
            <text:p>0.68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98];0)&lt;=[.O2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9]))" office:value-type="date" office:date-value="2019-10-11T15:51:37.601216" calcext:value-type="date">
            <text:p>2019-10-11 15:51:38</text:p>
          </table:table-cell>
          <table:table-cell table:style-name="ce7" table:formula="of:=[.A299]" office:value-type="date" office:date-value="2019-10-11T15:51:37.601216" calcext:value-type="date">
            <text:p>2019-10-11 15:51:38</text:p>
          </table:table-cell>
          <table:table-cell table:formula="of:=TRUNC([.A299])" office:value-type="float" office:value="43749" calcext:value-type="float">
            <text:p>43749</text:p>
          </table:table-cell>
          <table:table-cell table:style-name="ce12" table:formula="of:=[.B299]-[.C299]" office:value-type="date" office:date-value="1899-12-30T15:51:37.60121607687" calcext:value-type="date">
            <text:p>12/30/99 03:51 PM</text:p>
          </table:table-cell>
          <table:table-cell table:formula="of:=MOD([.E298]-[.$E$2];[.$H$2])+1+[.$E$2]" office:value-type="float" office:value="277" calcext:value-type="float">
            <text:p>277</text:p>
          </table:table-cell>
          <table:table-cell table:formula="of:=MOD([.F298]+1/[.$H$2];5)" office:value-type="float" office:value="4.93333333333332" calcext:value-type="float">
            <text:p>4,93333333333332</text:p>
          </table:table-cell>
          <table:table-cell table:formula="of:=IF([.F299]&lt;0.000001;[.G298]+2+1/[.$H$2];[.G298]+1/[.$H$2])" office:value-type="float" office:value="4.93333333333332" calcext:value-type="float">
            <text:p>4,93333333333332</text:p>
          </table:table-cell>
          <table:table-cell table:number-columns-repeated="4"/>
          <table:table-cell table:formula="of:=SUM(MOD(SUM([.L298]-[.L$2];[.T$2]);[.R$2]-[.L$2]);[.L$2])" office:value-type="time" office:time-value="PT16H29M59.999999999S" calcext:value-type="time">
            <text:p>16:30:00</text:p>
          </table:table-cell>
          <table:table-cell table:formula="of:=IF([.L299]&lt;[.L298];[.M298]+[.H$2];[.M298])" office:value-type="float" office:value="1140" calcext:value-type="float">
            <text:p>1140</text:p>
          </table:table-cell>
          <table:table-cell table:formula="of:=OFFSET([.C$4];[.M299];0)" office:value-type="float" office:value="43764" calcext:value-type="float">
            <text:p>43764</text:p>
          </table:table-cell>
          <table:table-cell table:formula="of:=[.L299]" office:value-type="float" office:value="0.687499999999988" calcext:value-type="float">
            <text:p>0.68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99];0)&lt;=[.O2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0]))" office:value-type="date" office:date-value="2019-10-11T15:32:47.335714" calcext:value-type="date">
            <text:p>2019-10-11 15:32:47</text:p>
          </table:table-cell>
          <table:table-cell table:style-name="ce7" table:formula="of:=[.A300]" office:value-type="date" office:date-value="2019-10-11T15:32:47.335714" calcext:value-type="date">
            <text:p>2019-10-11 15:32:47</text:p>
          </table:table-cell>
          <table:table-cell table:formula="of:=TRUNC([.A300])" office:value-type="float" office:value="43749" calcext:value-type="float">
            <text:p>43749</text:p>
          </table:table-cell>
          <table:table-cell table:style-name="ce12" table:formula="of:=[.B300]-[.C300]" office:value-type="date" office:date-value="1899-12-30T15:32:47.33571372461" calcext:value-type="date">
            <text:p>12/30/99 03:32 PM</text:p>
          </table:table-cell>
          <table:table-cell table:formula="of:=MOD([.E299]-[.$E$2];[.$H$2])+1+[.$E$2]" office:value-type="float" office:value="278" calcext:value-type="float">
            <text:p>278</text:p>
          </table:table-cell>
          <table:table-cell table:formula="of:=MOD([.F299]+1/[.$H$2];5)" office:value-type="float" office:value="4.94999999999999" calcext:value-type="float">
            <text:p>4,94999999999999</text:p>
          </table:table-cell>
          <table:table-cell table:formula="of:=IF([.F300]&lt;0.000001;[.G299]+2+1/[.$H$2];[.G299]+1/[.$H$2])" office:value-type="float" office:value="4.94999999999999" calcext:value-type="float">
            <text:p>4,94999999999999</text:p>
          </table:table-cell>
          <table:table-cell table:number-columns-repeated="4"/>
          <table:table-cell table:formula="of:=SUM(MOD(SUM([.L299]-[.L$2];[.T$2]);[.R$2]-[.L$2]);[.L$2])" office:value-type="time" office:time-value="PT16H39M59.999999999S" calcext:value-type="time">
            <text:p>16:40:00</text:p>
          </table:table-cell>
          <table:table-cell table:formula="of:=IF([.L300]&lt;[.L299];[.M299]+[.H$2];[.M299])" office:value-type="float" office:value="1140" calcext:value-type="float">
            <text:p>1140</text:p>
          </table:table-cell>
          <table:table-cell table:formula="of:=OFFSET([.C$4];[.M300];0)" office:value-type="float" office:value="43764" calcext:value-type="float">
            <text:p>43764</text:p>
          </table:table-cell>
          <table:table-cell table:formula="of:=[.L300]" office:value-type="float" office:value="0.694444444444433" calcext:value-type="float">
            <text:p>0.69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00];0)&lt;=[.O3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1]))" office:value-type="date" office:date-value="2019-10-11T15:19:59.623627" calcext:value-type="date">
            <text:p>2019-10-11 15:20:00</text:p>
          </table:table-cell>
          <table:table-cell table:style-name="ce7" table:formula="of:=[.A301]" office:value-type="date" office:date-value="2019-10-11T15:19:59.623627" calcext:value-type="date">
            <text:p>2019-10-11 15:20:00</text:p>
          </table:table-cell>
          <table:table-cell table:formula="of:=TRUNC([.A301])" office:value-type="float" office:value="43749" calcext:value-type="float">
            <text:p>43749</text:p>
          </table:table-cell>
          <table:table-cell table:style-name="ce12" table:formula="of:=[.B301]-[.C301]" office:value-type="date" office:date-value="1899-12-30T15:19:59.6236267034" calcext:value-type="date">
            <text:p>12/30/99 03:20 PM</text:p>
          </table:table-cell>
          <table:table-cell table:formula="of:=MOD([.E300]-[.$E$2];[.$H$2])+1+[.$E$2]" office:value-type="float" office:value="279" calcext:value-type="float">
            <text:p>279</text:p>
          </table:table-cell>
          <table:table-cell table:formula="of:=MOD([.F300]+1/[.$H$2];5)" office:value-type="float" office:value="4.96666666666665" calcext:value-type="float">
            <text:p>4,96666666666665</text:p>
          </table:table-cell>
          <table:table-cell table:formula="of:=IF([.F301]&lt;0.000001;[.G300]+2+1/[.$H$2];[.G300]+1/[.$H$2])" office:value-type="float" office:value="4.96666666666665" calcext:value-type="float">
            <text:p>4,96666666666665</text:p>
          </table:table-cell>
          <table:table-cell table:number-columns-repeated="4"/>
          <table:table-cell table:formula="of:=SUM(MOD(SUM([.L300]-[.L$2];[.T$2]);[.R$2]-[.L$2]);[.L$2])" office:value-type="time" office:time-value="PT16H49M59.999999999S" calcext:value-type="time">
            <text:p>16:50:00</text:p>
          </table:table-cell>
          <table:table-cell table:formula="of:=IF([.L301]&lt;[.L300];[.M300]+[.H$2];[.M300])" office:value-type="float" office:value="1140" calcext:value-type="float">
            <text:p>1140</text:p>
          </table:table-cell>
          <table:table-cell table:formula="of:=OFFSET([.C$4];[.M301];0)" office:value-type="float" office:value="43764" calcext:value-type="float">
            <text:p>43764</text:p>
          </table:table-cell>
          <table:table-cell table:formula="of:=[.L301]" office:value-type="float" office:value="0.701388888888877" calcext:value-type="float">
            <text:p>0.70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01];0)&lt;=[.O3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2]))" office:value-type="date" office:date-value="2019-10-11T15:40:57.476139" calcext:value-type="date">
            <text:p>2019-10-11 15:40:57</text:p>
          </table:table-cell>
          <table:table-cell table:style-name="ce7" table:formula="of:=[.A302]" office:value-type="date" office:date-value="2019-10-11T15:40:57.476139" calcext:value-type="date">
            <text:p>2019-10-11 15:40:57</text:p>
          </table:table-cell>
          <table:table-cell table:formula="of:=TRUNC([.A302])" office:value-type="float" office:value="43749" calcext:value-type="float">
            <text:p>43749</text:p>
          </table:table-cell>
          <table:table-cell table:style-name="ce12" table:formula="of:=[.B302]-[.C302]" office:value-type="date" office:date-value="1899-12-30T15:40:57.47613881249" calcext:value-type="date">
            <text:p>12/30/99 03:40 PM</text:p>
          </table:table-cell>
          <table:table-cell table:formula="of:=MOD([.E301]-[.$E$2];[.$H$2])+1+[.$E$2]" office:value-type="float" office:value="280" calcext:value-type="float">
            <text:p>280</text:p>
          </table:table-cell>
          <table:table-cell table:formula="of:=MOD([.F301]+1/[.$H$2];5)" office:value-type="float" office:value="4.98333333333332" calcext:value-type="float">
            <text:p>4,98333333333332</text:p>
          </table:table-cell>
          <table:table-cell table:formula="of:=IF([.F302]&lt;0.000001;[.G301]+2+1/[.$H$2];[.G301]+1/[.$H$2])" office:value-type="float" office:value="4.98333333333332" calcext:value-type="float">
            <text:p>4,98333333333332</text:p>
          </table:table-cell>
          <table:table-cell table:number-columns-repeated="4"/>
          <table:table-cell table:formula="of:=SUM(MOD(SUM([.L301]-[.L$2];[.T$2]);[.R$2]-[.L$2]);[.L$2])" office:value-type="time" office:time-value="PT16H59M59.999999999S" calcext:value-type="time">
            <text:p>17:00:00</text:p>
          </table:table-cell>
          <table:table-cell table:formula="of:=IF([.L302]&lt;[.L301];[.M301]+[.H$2];[.M301])" office:value-type="float" office:value="1140" calcext:value-type="float">
            <text:p>1140</text:p>
          </table:table-cell>
          <table:table-cell table:formula="of:=OFFSET([.C$4];[.M302];0)" office:value-type="float" office:value="43764" calcext:value-type="float">
            <text:p>43764</text:p>
          </table:table-cell>
          <table:table-cell table:formula="of:=[.L302]" office:value-type="float" office:value="0.708333333333322" calcext:value-type="float">
            <text:p>0.70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02];0)&lt;=[.O3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3]))" office:value-type="date" office:date-value="2019-10-11T15:42:44.635109" calcext:value-type="date">
            <text:p>2019-10-11 15:42:45</text:p>
          </table:table-cell>
          <table:table-cell table:style-name="ce7" table:formula="of:=[.A303]" office:value-type="date" office:date-value="2019-10-11T15:42:44.635109" calcext:value-type="date">
            <text:p>2019-10-11 15:42:45</text:p>
          </table:table-cell>
          <table:table-cell table:formula="of:=TRUNC([.A303])" office:value-type="float" office:value="43749" calcext:value-type="float">
            <text:p>43749</text:p>
          </table:table-cell>
          <table:table-cell table:style-name="ce12" table:formula="of:=[.B303]-[.C303]" office:value-type="date" office:date-value="1899-12-30T15:42:44.63510859758" calcext:value-type="date">
            <text:p>12/30/99 03:42 PM</text:p>
          </table:table-cell>
          <table:table-cell table:formula="of:=MOD([.E302]-[.$E$2];[.$H$2])+1+[.$E$2]" office:value-type="float" office:value="221" calcext:value-type="float">
            <text:p>221</text:p>
          </table:table-cell>
          <table:table-cell table:formula="of:=MOD([.F302]+1/[.$H$2];5)" office:value-type="float" office:value="4.99999999999999" calcext:value-type="float">
            <text:p>4,99999999999999</text:p>
          </table:table-cell>
          <table:table-cell table:formula="of:=IF([.F303]&lt;0.000001;[.G302]+2+1/[.$H$2];[.G302]+1/[.$H$2])" office:value-type="float" office:value="4.99999999999999" calcext:value-type="float">
            <text:p>4,99999999999999</text:p>
          </table:table-cell>
          <table:table-cell table:number-columns-repeated="4"/>
          <table:table-cell table:formula="of:=SUM(MOD(SUM([.L302]-[.L$2];[.T$2]);[.R$2]-[.L$2]);[.L$2])" office:value-type="time" office:time-value="PT14H39M59.999999999S" calcext:value-type="time">
            <text:p>14:40:00</text:p>
          </table:table-cell>
          <table:table-cell table:formula="of:=IF([.L303]&lt;[.L302];[.M302]+[.H$2];[.M302])" office:value-type="float" office:value="1200" calcext:value-type="float">
            <text:p>1200</text:p>
          </table:table-cell>
          <table:table-cell table:formula="of:=OFFSET([.C$4];[.M303];0)" office:value-type="float" office:value="43765" calcext:value-type="float">
            <text:p>43765</text:p>
          </table:table-cell>
          <table:table-cell table:formula="of:=[.L303]" office:value-type="float" office:value="0.6111111111111" calcext:value-type="float">
            <text:p>0.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03];0)&lt;=[.O30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4]))" office:value-type="date" office:date-value="2019-10-12T15:38:29.477424" calcext:value-type="date">
            <text:p>2019-10-12 15:38:29</text:p>
          </table:table-cell>
          <table:table-cell table:style-name="ce7" table:formula="of:=[.A304]" office:value-type="date" office:date-value="2019-10-12T15:38:29.477424" calcext:value-type="date">
            <text:p>2019-10-12 15:38:29</text:p>
          </table:table-cell>
          <table:table-cell table:formula="of:=TRUNC([.A304])" office:value-type="float" office:value="43750" calcext:value-type="float">
            <text:p>43750</text:p>
          </table:table-cell>
          <table:table-cell table:style-name="ce12" table:formula="of:=[.B304]-[.C304]" office:value-type="date" office:date-value="1899-12-30T15:38:29.47742373683" calcext:value-type="date">
            <text:p>12/30/99 03:38 PM</text:p>
          </table:table-cell>
          <table:table-cell table:formula="of:=MOD([.E303]-[.$E$2];[.$H$2])+1+[.$E$2]" office:value-type="float" office:value="222" calcext:value-type="float">
            <text:p>222</text:p>
          </table:table-cell>
          <table:table-cell table:formula="of:=MOD([.F303]+1/[.$H$2];5)" office:value-type="float" office:value="0.0166666666666542" calcext:value-type="float">
            <text:p>0,016666666666654</text:p>
          </table:table-cell>
          <table:table-cell table:formula="of:=IF([.F304]&lt;0.000001;[.G303]+2+1/[.$H$2];[.G303]+1/[.$H$2])" office:value-type="float" office:value="5.01666666666665" calcext:value-type="float">
            <text:p>5,01666666666665</text:p>
          </table:table-cell>
          <table:table-cell table:number-columns-repeated="4"/>
          <table:table-cell table:formula="of:=SUM(MOD(SUM([.L303]-[.L$2];[.T$2]);[.R$2]-[.L$2]);[.L$2])" office:value-type="time" office:time-value="PT14H49M59.999999999S" calcext:value-type="time">
            <text:p>14:50:00</text:p>
          </table:table-cell>
          <table:table-cell table:formula="of:=IF([.L304]&lt;[.L303];[.M303]+[.H$2];[.M303])" office:value-type="float" office:value="1200" calcext:value-type="float">
            <text:p>1200</text:p>
          </table:table-cell>
          <table:table-cell table:formula="of:=OFFSET([.C$4];[.M304];0)" office:value-type="float" office:value="43765" calcext:value-type="float">
            <text:p>43765</text:p>
          </table:table-cell>
          <table:table-cell table:formula="of:=[.L304]" office:value-type="float" office:value="0.618055555555544" calcext:value-type="float">
            <text:p>0.61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04];0)&lt;=[.O30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5]))" office:value-type="date" office:date-value="2019-10-12T16:03:08.836656" calcext:value-type="date">
            <text:p>2019-10-12 16:03:09</text:p>
          </table:table-cell>
          <table:table-cell table:style-name="ce7" table:formula="of:=[.A305]" office:value-type="date" office:date-value="2019-10-12T16:03:08.836656" calcext:value-type="date">
            <text:p>2019-10-12 16:03:09</text:p>
          </table:table-cell>
          <table:table-cell table:formula="of:=TRUNC([.A305])" office:value-type="float" office:value="43750" calcext:value-type="float">
            <text:p>43750</text:p>
          </table:table-cell>
          <table:table-cell table:style-name="ce12" table:formula="of:=[.B305]-[.C305]" office:value-type="date" office:date-value="1899-12-30T16:03:08.83665595204" calcext:value-type="date">
            <text:p>12/30/99 04:03 PM</text:p>
          </table:table-cell>
          <table:table-cell table:formula="of:=MOD([.E304]-[.$E$2];[.$H$2])+1+[.$E$2]" office:value-type="float" office:value="223" calcext:value-type="float">
            <text:p>223</text:p>
          </table:table-cell>
          <table:table-cell table:formula="of:=MOD([.F304]+1/[.$H$2];5)" office:value-type="float" office:value="0.0333333333333208" calcext:value-type="float">
            <text:p>0,033333333333321</text:p>
          </table:table-cell>
          <table:table-cell table:formula="of:=IF([.F305]&lt;0.000001;[.G304]+2+1/[.$H$2];[.G304]+1/[.$H$2])" office:value-type="float" office:value="5.03333333333332" calcext:value-type="float">
            <text:p>5,03333333333332</text:p>
          </table:table-cell>
          <table:table-cell table:number-columns-repeated="4"/>
          <table:table-cell table:formula="of:=SUM(MOD(SUM([.L304]-[.L$2];[.T$2]);[.R$2]-[.L$2]);[.L$2])" office:value-type="time" office:time-value="PT14H59M59.999999999S" calcext:value-type="time">
            <text:p>15:00:00</text:p>
          </table:table-cell>
          <table:table-cell table:formula="of:=IF([.L305]&lt;[.L304];[.M304]+[.H$2];[.M304])" office:value-type="float" office:value="1200" calcext:value-type="float">
            <text:p>1200</text:p>
          </table:table-cell>
          <table:table-cell table:formula="of:=OFFSET([.C$4];[.M305];0)" office:value-type="float" office:value="43765" calcext:value-type="float">
            <text:p>43765</text:p>
          </table:table-cell>
          <table:table-cell table:formula="of:=[.L305]" office:value-type="float" office:value="0.624999999999988" calcext:value-type="float">
            <text:p>0.62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05];0)&lt;=[.O30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6]))" office:value-type="date" office:date-value="2019-10-12T15:54:55.824667" calcext:value-type="date">
            <text:p>2019-10-12 15:54:56</text:p>
          </table:table-cell>
          <table:table-cell table:style-name="ce7" table:formula="of:=[.A306]" office:value-type="date" office:date-value="2019-10-12T15:54:55.824667" calcext:value-type="date">
            <text:p>2019-10-12 15:54:56</text:p>
          </table:table-cell>
          <table:table-cell table:formula="of:=TRUNC([.A306])" office:value-type="float" office:value="43750" calcext:value-type="float">
            <text:p>43750</text:p>
          </table:table-cell>
          <table:table-cell table:style-name="ce12" table:formula="of:=[.B306]-[.C306]" office:value-type="date" office:date-value="1899-12-30T15:54:55.82466690335" calcext:value-type="date">
            <text:p>12/30/99 03:54 PM</text:p>
          </table:table-cell>
          <table:table-cell table:formula="of:=MOD([.E305]-[.$E$2];[.$H$2])+1+[.$E$2]" office:value-type="float" office:value="224" calcext:value-type="float">
            <text:p>224</text:p>
          </table:table-cell>
          <table:table-cell table:formula="of:=MOD([.F305]+1/[.$H$2];5)" office:value-type="float" office:value="0.0499999999999875" calcext:value-type="float">
            <text:p>0,049999999999988</text:p>
          </table:table-cell>
          <table:table-cell table:formula="of:=IF([.F306]&lt;0.000001;[.G305]+2+1/[.$H$2];[.G305]+1/[.$H$2])" office:value-type="float" office:value="5.04999999999999" calcext:value-type="float">
            <text:p>5,04999999999999</text:p>
          </table:table-cell>
          <table:table-cell table:number-columns-repeated="4"/>
          <table:table-cell table:formula="of:=SUM(MOD(SUM([.L305]-[.L$2];[.T$2]);[.R$2]-[.L$2]);[.L$2])" office:value-type="time" office:time-value="PT15H09M59.999999999S" calcext:value-type="time">
            <text:p>15:10:00</text:p>
          </table:table-cell>
          <table:table-cell table:formula="of:=IF([.L306]&lt;[.L305];[.M305]+[.H$2];[.M305])" office:value-type="float" office:value="1200" calcext:value-type="float">
            <text:p>1200</text:p>
          </table:table-cell>
          <table:table-cell table:formula="of:=OFFSET([.C$4];[.M306];0)" office:value-type="float" office:value="43765" calcext:value-type="float">
            <text:p>43765</text:p>
          </table:table-cell>
          <table:table-cell table:formula="of:=[.L306]" office:value-type="float" office:value="0.631944444444433" calcext:value-type="float">
            <text:p>0.63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06];0)&lt;=[.O30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7]))" office:value-type="date" office:date-value="2019-10-12T15:24:01.448656" calcext:value-type="date">
            <text:p>2019-10-12 15:24:01</text:p>
          </table:table-cell>
          <table:table-cell table:style-name="ce7" table:formula="of:=[.A307]" office:value-type="date" office:date-value="2019-10-12T15:24:01.448656" calcext:value-type="date">
            <text:p>2019-10-12 15:24:01</text:p>
          </table:table-cell>
          <table:table-cell table:formula="of:=TRUNC([.A307])" office:value-type="float" office:value="43750" calcext:value-type="float">
            <text:p>43750</text:p>
          </table:table-cell>
          <table:table-cell table:style-name="ce12" table:formula="of:=[.B307]-[.C307]" office:value-type="date" office:date-value="1899-12-30T15:24:01.44865593407" calcext:value-type="date">
            <text:p>12/30/99 03:24 PM</text:p>
          </table:table-cell>
          <table:table-cell table:formula="of:=MOD([.E306]-[.$E$2];[.$H$2])+1+[.$E$2]" office:value-type="float" office:value="225" calcext:value-type="float">
            <text:p>225</text:p>
          </table:table-cell>
          <table:table-cell table:formula="of:=MOD([.F306]+1/[.$H$2];5)" office:value-type="float" office:value="0.0666666666666542" calcext:value-type="float">
            <text:p>0,066666666666654</text:p>
          </table:table-cell>
          <table:table-cell table:formula="of:=IF([.F307]&lt;0.000001;[.G306]+2+1/[.$H$2];[.G306]+1/[.$H$2])" office:value-type="float" office:value="5.06666666666665" calcext:value-type="float">
            <text:p>5,06666666666665</text:p>
          </table:table-cell>
          <table:table-cell table:number-columns-repeated="4"/>
          <table:table-cell table:formula="of:=SUM(MOD(SUM([.L306]-[.L$2];[.T$2]);[.R$2]-[.L$2]);[.L$2])" office:value-type="time" office:time-value="PT15H19M59.999999999S" calcext:value-type="time">
            <text:p>15:20:00</text:p>
          </table:table-cell>
          <table:table-cell table:formula="of:=IF([.L307]&lt;[.L306];[.M306]+[.H$2];[.M306])" office:value-type="float" office:value="1200" calcext:value-type="float">
            <text:p>1200</text:p>
          </table:table-cell>
          <table:table-cell table:formula="of:=OFFSET([.C$4];[.M307];0)" office:value-type="float" office:value="43765" calcext:value-type="float">
            <text:p>43765</text:p>
          </table:table-cell>
          <table:table-cell table:formula="of:=[.L307]" office:value-type="float" office:value="0.638888888888877" calcext:value-type="float">
            <text:p>0.63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07];0)&lt;=[.O30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8]))" office:value-type="date" office:date-value="2019-10-12T15:44:02.177541" calcext:value-type="date">
            <text:p>2019-10-12 15:44:02</text:p>
          </table:table-cell>
          <table:table-cell table:style-name="ce7" table:formula="of:=[.A308]" office:value-type="date" office:date-value="2019-10-12T15:44:02.177541" calcext:value-type="date">
            <text:p>2019-10-12 15:44:02</text:p>
          </table:table-cell>
          <table:table-cell table:formula="of:=TRUNC([.A308])" office:value-type="float" office:value="43750" calcext:value-type="float">
            <text:p>43750</text:p>
          </table:table-cell>
          <table:table-cell table:style-name="ce12" table:formula="of:=[.B308]-[.C308]" office:value-type="date" office:date-value="1899-12-30T15:44:02.17754092533" calcext:value-type="date">
            <text:p>12/30/99 03:44 PM</text:p>
          </table:table-cell>
          <table:table-cell table:formula="of:=MOD([.E307]-[.$E$2];[.$H$2])+1+[.$E$2]" office:value-type="float" office:value="226" calcext:value-type="float">
            <text:p>226</text:p>
          </table:table-cell>
          <table:table-cell table:formula="of:=MOD([.F307]+1/[.$H$2];5)" office:value-type="float" office:value="0.0833333333333208" calcext:value-type="float">
            <text:p>0,083333333333321</text:p>
          </table:table-cell>
          <table:table-cell table:formula="of:=IF([.F308]&lt;0.000001;[.G307]+2+1/[.$H$2];[.G307]+1/[.$H$2])" office:value-type="float" office:value="5.08333333333332" calcext:value-type="float">
            <text:p>5,08333333333332</text:p>
          </table:table-cell>
          <table:table-cell table:number-columns-repeated="4"/>
          <table:table-cell table:formula="of:=SUM(MOD(SUM([.L307]-[.L$2];[.T$2]);[.R$2]-[.L$2]);[.L$2])" office:value-type="time" office:time-value="PT15H29M59.999999999S" calcext:value-type="time">
            <text:p>15:30:00</text:p>
          </table:table-cell>
          <table:table-cell table:formula="of:=IF([.L308]&lt;[.L307];[.M307]+[.H$2];[.M307])" office:value-type="float" office:value="1200" calcext:value-type="float">
            <text:p>1200</text:p>
          </table:table-cell>
          <table:table-cell table:formula="of:=OFFSET([.C$4];[.M308];0)" office:value-type="float" office:value="43765" calcext:value-type="float">
            <text:p>43765</text:p>
          </table:table-cell>
          <table:table-cell table:formula="of:=[.L308]" office:value-type="float" office:value="0.645833333333322" calcext:value-type="float">
            <text:p>0.64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08];0)&lt;=[.O30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9]))" office:value-type="date" office:date-value="2019-10-12T15:38:11.703571" calcext:value-type="date">
            <text:p>2019-10-12 15:38:12</text:p>
          </table:table-cell>
          <table:table-cell table:style-name="ce7" table:formula="of:=[.A309]" office:value-type="date" office:date-value="2019-10-12T15:38:11.703571" calcext:value-type="date">
            <text:p>2019-10-12 15:38:12</text:p>
          </table:table-cell>
          <table:table-cell table:formula="of:=TRUNC([.A309])" office:value-type="float" office:value="43750" calcext:value-type="float">
            <text:p>43750</text:p>
          </table:table-cell>
          <table:table-cell table:style-name="ce12" table:formula="of:=[.B309]-[.C309]" office:value-type="date" office:date-value="1899-12-30T15:38:11.70357123949" calcext:value-type="date">
            <text:p>12/30/99 03:38 PM</text:p>
          </table:table-cell>
          <table:table-cell table:formula="of:=MOD([.E308]-[.$E$2];[.$H$2])+1+[.$E$2]" office:value-type="float" office:value="227" calcext:value-type="float">
            <text:p>227</text:p>
          </table:table-cell>
          <table:table-cell table:formula="of:=MOD([.F308]+1/[.$H$2];5)" office:value-type="float" office:value="0.0999999999999875" calcext:value-type="float">
            <text:p>0,099999999999988</text:p>
          </table:table-cell>
          <table:table-cell table:formula="of:=IF([.F309]&lt;0.000001;[.G308]+2+1/[.$H$2];[.G308]+1/[.$H$2])" office:value-type="float" office:value="5.09999999999999" calcext:value-type="float">
            <text:p>5,09999999999999</text:p>
          </table:table-cell>
          <table:table-cell table:number-columns-repeated="4"/>
          <table:table-cell table:formula="of:=SUM(MOD(SUM([.L308]-[.L$2];[.T$2]);[.R$2]-[.L$2]);[.L$2])" office:value-type="time" office:time-value="PT15H39M59.999999999S" calcext:value-type="time">
            <text:p>15:40:00</text:p>
          </table:table-cell>
          <table:table-cell table:formula="of:=IF([.L309]&lt;[.L308];[.M308]+[.H$2];[.M308])" office:value-type="float" office:value="1200" calcext:value-type="float">
            <text:p>1200</text:p>
          </table:table-cell>
          <table:table-cell table:formula="of:=OFFSET([.C$4];[.M309];0)" office:value-type="float" office:value="43765" calcext:value-type="float">
            <text:p>43765</text:p>
          </table:table-cell>
          <table:table-cell table:formula="of:=[.L309]" office:value-type="float" office:value="0.652777777777766" calcext:value-type="float">
            <text:p>0.65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09];0)&lt;=[.O30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0]))" office:value-type="date" office:date-value="2019-10-12T15:35:01.393743" calcext:value-type="date">
            <text:p>2019-10-12 15:35:01</text:p>
          </table:table-cell>
          <table:table-cell table:style-name="ce7" table:formula="of:=[.A310]" office:value-type="date" office:date-value="2019-10-12T15:35:01.393743" calcext:value-type="date">
            <text:p>2019-10-12 15:35:01</text:p>
          </table:table-cell>
          <table:table-cell table:formula="of:=TRUNC([.A310])" office:value-type="float" office:value="43750" calcext:value-type="float">
            <text:p>43750</text:p>
          </table:table-cell>
          <table:table-cell table:style-name="ce12" table:formula="of:=[.B310]-[.C310]" office:value-type="date" office:date-value="1899-12-30T15:35:01.39374299906" calcext:value-type="date">
            <text:p>12/30/99 03:35 PM</text:p>
          </table:table-cell>
          <table:table-cell table:formula="of:=MOD([.E309]-[.$E$2];[.$H$2])+1+[.$E$2]" office:value-type="float" office:value="228" calcext:value-type="float">
            <text:p>228</text:p>
          </table:table-cell>
          <table:table-cell table:formula="of:=MOD([.F309]+1/[.$H$2];5)" office:value-type="float" office:value="0.116666666666654" calcext:value-type="float">
            <text:p>0,116666666666654</text:p>
          </table:table-cell>
          <table:table-cell table:formula="of:=IF([.F310]&lt;0.000001;[.G309]+2+1/[.$H$2];[.G309]+1/[.$H$2])" office:value-type="float" office:value="5.11666666666665" calcext:value-type="float">
            <text:p>5,11666666666665</text:p>
          </table:table-cell>
          <table:table-cell table:number-columns-repeated="4"/>
          <table:table-cell table:formula="of:=SUM(MOD(SUM([.L309]-[.L$2];[.T$2]);[.R$2]-[.L$2]);[.L$2])" office:value-type="time" office:time-value="PT15H49M59.999999999S" calcext:value-type="time">
            <text:p>15:50:00</text:p>
          </table:table-cell>
          <table:table-cell table:formula="of:=IF([.L310]&lt;[.L309];[.M309]+[.H$2];[.M309])" office:value-type="float" office:value="1200" calcext:value-type="float">
            <text:p>1200</text:p>
          </table:table-cell>
          <table:table-cell table:formula="of:=OFFSET([.C$4];[.M310];0)" office:value-type="float" office:value="43765" calcext:value-type="float">
            <text:p>43765</text:p>
          </table:table-cell>
          <table:table-cell table:formula="of:=[.L310]" office:value-type="float" office:value="0.659722222222211" calcext:value-type="float">
            <text:p>0.65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10];0)&lt;=[.O3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1]))" office:value-type="date" office:date-value="2019-10-12T15:56:26.915614" calcext:value-type="date">
            <text:p>2019-10-12 15:56:27</text:p>
          </table:table-cell>
          <table:table-cell table:style-name="ce7" table:formula="of:=[.A311]" office:value-type="date" office:date-value="2019-10-12T15:56:26.915614" calcext:value-type="date">
            <text:p>2019-10-12 15:56:27</text:p>
          </table:table-cell>
          <table:table-cell table:formula="of:=TRUNC([.A311])" office:value-type="float" office:value="43750" calcext:value-type="float">
            <text:p>43750</text:p>
          </table:table-cell>
          <table:table-cell table:style-name="ce12" table:formula="of:=[.B311]-[.C311]" office:value-type="date" office:date-value="1899-12-30T15:56:26.91561443266" calcext:value-type="date">
            <text:p>12/30/99 03:56 PM</text:p>
          </table:table-cell>
          <table:table-cell table:formula="of:=MOD([.E310]-[.$E$2];[.$H$2])+1+[.$E$2]" office:value-type="float" office:value="229" calcext:value-type="float">
            <text:p>229</text:p>
          </table:table-cell>
          <table:table-cell table:formula="of:=MOD([.F310]+1/[.$H$2];5)" office:value-type="float" office:value="0.133333333333321" calcext:value-type="float">
            <text:p>0,133333333333321</text:p>
          </table:table-cell>
          <table:table-cell table:formula="of:=IF([.F311]&lt;0.000001;[.G310]+2+1/[.$H$2];[.G310]+1/[.$H$2])" office:value-type="float" office:value="5.13333333333332" calcext:value-type="float">
            <text:p>5,13333333333332</text:p>
          </table:table-cell>
          <table:table-cell table:number-columns-repeated="4"/>
          <table:table-cell table:formula="of:=SUM(MOD(SUM([.L310]-[.L$2];[.T$2]);[.R$2]-[.L$2]);[.L$2])" office:value-type="time" office:time-value="PT15H59M59.999999999S" calcext:value-type="time">
            <text:p>16:00:00</text:p>
          </table:table-cell>
          <table:table-cell table:formula="of:=IF([.L311]&lt;[.L310];[.M310]+[.H$2];[.M310])" office:value-type="float" office:value="1200" calcext:value-type="float">
            <text:p>1200</text:p>
          </table:table-cell>
          <table:table-cell table:formula="of:=OFFSET([.C$4];[.M311];0)" office:value-type="float" office:value="43765" calcext:value-type="float">
            <text:p>43765</text:p>
          </table:table-cell>
          <table:table-cell table:formula="of:=[.L311]" office:value-type="float" office:value="0.666666666666655" calcext:value-type="float">
            <text:p>0.66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11];0)&lt;=[.O3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2]))" office:value-type="date" office:date-value="2019-10-12T15:27:41.320396" calcext:value-type="date">
            <text:p>2019-10-12 15:27:41</text:p>
          </table:table-cell>
          <table:table-cell table:style-name="ce7" table:formula="of:=[.A312]" office:value-type="date" office:date-value="2019-10-12T15:27:41.320396" calcext:value-type="date">
            <text:p>2019-10-12 15:27:41</text:p>
          </table:table-cell>
          <table:table-cell table:formula="of:=TRUNC([.A312])" office:value-type="float" office:value="43750" calcext:value-type="float">
            <text:p>43750</text:p>
          </table:table-cell>
          <table:table-cell table:style-name="ce12" table:formula="of:=[.B312]-[.C312]" office:value-type="date" office:date-value="1899-12-30T15:27:41.32039634977" calcext:value-type="date">
            <text:p>12/30/99 03:27 PM</text:p>
          </table:table-cell>
          <table:table-cell table:formula="of:=MOD([.E311]-[.$E$2];[.$H$2])+1+[.$E$2]" office:value-type="float" office:value="230" calcext:value-type="float">
            <text:p>230</text:p>
          </table:table-cell>
          <table:table-cell table:formula="of:=MOD([.F311]+1/[.$H$2];5)" office:value-type="float" office:value="0.149999999999987" calcext:value-type="float">
            <text:p>0,149999999999987</text:p>
          </table:table-cell>
          <table:table-cell table:formula="of:=IF([.F312]&lt;0.000001;[.G311]+2+1/[.$H$2];[.G311]+1/[.$H$2])" office:value-type="float" office:value="5.14999999999999" calcext:value-type="float">
            <text:p>5,14999999999999</text:p>
          </table:table-cell>
          <table:table-cell table:number-columns-repeated="4"/>
          <table:table-cell table:formula="of:=SUM(MOD(SUM([.L311]-[.L$2];[.T$2]);[.R$2]-[.L$2]);[.L$2])" office:value-type="time" office:time-value="PT16H09M59.999999999S" calcext:value-type="time">
            <text:p>16:10:00</text:p>
          </table:table-cell>
          <table:table-cell table:formula="of:=IF([.L312]&lt;[.L311];[.M311]+[.H$2];[.M311])" office:value-type="float" office:value="1200" calcext:value-type="float">
            <text:p>1200</text:p>
          </table:table-cell>
          <table:table-cell table:formula="of:=OFFSET([.C$4];[.M312];0)" office:value-type="float" office:value="43765" calcext:value-type="float">
            <text:p>43765</text:p>
          </table:table-cell>
          <table:table-cell table:formula="of:=[.L312]" office:value-type="float" office:value="0.673611111111099" calcext:value-type="float">
            <text:p>0.67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12];0)&lt;=[.O3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3]))" office:value-type="date" office:date-value="2019-10-12T15:45:24.936163" calcext:value-type="date">
            <text:p>2019-10-12 15:45:25</text:p>
          </table:table-cell>
          <table:table-cell table:style-name="ce7" table:formula="of:=[.A313]" office:value-type="date" office:date-value="2019-10-12T15:45:24.936163" calcext:value-type="date">
            <text:p>2019-10-12 15:45:25</text:p>
          </table:table-cell>
          <table:table-cell table:formula="of:=TRUNC([.A313])" office:value-type="float" office:value="43750" calcext:value-type="float">
            <text:p>43750</text:p>
          </table:table-cell>
          <table:table-cell table:style-name="ce12" table:formula="of:=[.B313]-[.C313]" office:value-type="date" office:date-value="1899-12-30T15:45:24.93616340216" calcext:value-type="date">
            <text:p>12/30/99 03:45 PM</text:p>
          </table:table-cell>
          <table:table-cell table:formula="of:=MOD([.E312]-[.$E$2];[.$H$2])+1+[.$E$2]" office:value-type="float" office:value="231" calcext:value-type="float">
            <text:p>231</text:p>
          </table:table-cell>
          <table:table-cell table:formula="of:=MOD([.F312]+1/[.$H$2];5)" office:value-type="float" office:value="0.166666666666654" calcext:value-type="float">
            <text:p>0,166666666666654</text:p>
          </table:table-cell>
          <table:table-cell table:formula="of:=IF([.F313]&lt;0.000001;[.G312]+2+1/[.$H$2];[.G312]+1/[.$H$2])" office:value-type="float" office:value="5.16666666666665" calcext:value-type="float">
            <text:p>5,16666666666665</text:p>
          </table:table-cell>
          <table:table-cell table:number-columns-repeated="4"/>
          <table:table-cell table:formula="of:=SUM(MOD(SUM([.L312]-[.L$2];[.T$2]);[.R$2]-[.L$2]);[.L$2])" office:value-type="time" office:time-value="PT16H19M59.999999999S" calcext:value-type="time">
            <text:p>16:20:00</text:p>
          </table:table-cell>
          <table:table-cell table:formula="of:=IF([.L313]&lt;[.L312];[.M312]+[.H$2];[.M312])" office:value-type="float" office:value="1200" calcext:value-type="float">
            <text:p>1200</text:p>
          </table:table-cell>
          <table:table-cell table:formula="of:=OFFSET([.C$4];[.M313];0)" office:value-type="float" office:value="43765" calcext:value-type="float">
            <text:p>43765</text:p>
          </table:table-cell>
          <table:table-cell table:formula="of:=[.L313]" office:value-type="float" office:value="0.680555555555544" calcext:value-type="float">
            <text:p>0.68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13];0)&lt;=[.O3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4]))" office:value-type="date" office:date-value="2019-10-12T15:52:51.707077" calcext:value-type="date">
            <text:p>2019-10-12 15:52:52</text:p>
          </table:table-cell>
          <table:table-cell table:style-name="ce7" table:formula="of:=[.A314]" office:value-type="date" office:date-value="2019-10-12T15:52:51.707077" calcext:value-type="date">
            <text:p>2019-10-12 15:52:52</text:p>
          </table:table-cell>
          <table:table-cell table:formula="of:=TRUNC([.A314])" office:value-type="float" office:value="43750" calcext:value-type="float">
            <text:p>43750</text:p>
          </table:table-cell>
          <table:table-cell table:style-name="ce12" table:formula="of:=[.B314]-[.C314]" office:value-type="date" office:date-value="1899-12-30T15:52:51.70707669575" calcext:value-type="date">
            <text:p>12/30/99 03:52 PM</text:p>
          </table:table-cell>
          <table:table-cell table:formula="of:=MOD([.E313]-[.$E$2];[.$H$2])+1+[.$E$2]" office:value-type="float" office:value="232" calcext:value-type="float">
            <text:p>232</text:p>
          </table:table-cell>
          <table:table-cell table:formula="of:=MOD([.F313]+1/[.$H$2];5)" office:value-type="float" office:value="0.183333333333321" calcext:value-type="float">
            <text:p>0,183333333333321</text:p>
          </table:table-cell>
          <table:table-cell table:formula="of:=IF([.F314]&lt;0.000001;[.G313]+2+1/[.$H$2];[.G313]+1/[.$H$2])" office:value-type="float" office:value="5.18333333333332" calcext:value-type="float">
            <text:p>5,18333333333332</text:p>
          </table:table-cell>
          <table:table-cell table:number-columns-repeated="4"/>
          <table:table-cell table:formula="of:=SUM(MOD(SUM([.L313]-[.L$2];[.T$2]);[.R$2]-[.L$2]);[.L$2])" office:value-type="time" office:time-value="PT16H29M59.999999999S" calcext:value-type="time">
            <text:p>16:30:00</text:p>
          </table:table-cell>
          <table:table-cell table:formula="of:=IF([.L314]&lt;[.L313];[.M313]+[.H$2];[.M313])" office:value-type="float" office:value="1200" calcext:value-type="float">
            <text:p>1200</text:p>
          </table:table-cell>
          <table:table-cell table:formula="of:=OFFSET([.C$4];[.M314];0)" office:value-type="float" office:value="43765" calcext:value-type="float">
            <text:p>43765</text:p>
          </table:table-cell>
          <table:table-cell table:formula="of:=[.L314]" office:value-type="float" office:value="0.687499999999988" calcext:value-type="float">
            <text:p>0.68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14];0)&lt;=[.O3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5]))" office:value-type="date" office:date-value="2019-10-12T15:49:10.07149" calcext:value-type="date">
            <text:p>2019-10-12 15:49:10</text:p>
          </table:table-cell>
          <table:table-cell table:style-name="ce7" table:formula="of:=[.A315]" office:value-type="date" office:date-value="2019-10-12T15:49:10.07149" calcext:value-type="date">
            <text:p>2019-10-12 15:49:10</text:p>
          </table:table-cell>
          <table:table-cell table:formula="of:=TRUNC([.A315])" office:value-type="float" office:value="43750" calcext:value-type="float">
            <text:p>43750</text:p>
          </table:table-cell>
          <table:table-cell table:style-name="ce12" table:formula="of:=[.B315]-[.C315]" office:value-type="date" office:date-value="1899-12-30T15:49:10.07148985751" calcext:value-type="date">
            <text:p>12/30/99 03:49 PM</text:p>
          </table:table-cell>
          <table:table-cell table:formula="of:=MOD([.E314]-[.$E$2];[.$H$2])+1+[.$E$2]" office:value-type="float" office:value="233" calcext:value-type="float">
            <text:p>233</text:p>
          </table:table-cell>
          <table:table-cell table:formula="of:=MOD([.F314]+1/[.$H$2];5)" office:value-type="float" office:value="0.199999999999987" calcext:value-type="float">
            <text:p>0,199999999999987</text:p>
          </table:table-cell>
          <table:table-cell table:formula="of:=IF([.F315]&lt;0.000001;[.G314]+2+1/[.$H$2];[.G314]+1/[.$H$2])" office:value-type="float" office:value="5.19999999999999" calcext:value-type="float">
            <text:p>5,19999999999999</text:p>
          </table:table-cell>
          <table:table-cell table:number-columns-repeated="4"/>
          <table:table-cell table:formula="of:=SUM(MOD(SUM([.L314]-[.L$2];[.T$2]);[.R$2]-[.L$2]);[.L$2])" office:value-type="time" office:time-value="PT16H39M59.999999999S" calcext:value-type="time">
            <text:p>16:40:00</text:p>
          </table:table-cell>
          <table:table-cell table:formula="of:=IF([.L315]&lt;[.L314];[.M314]+[.H$2];[.M314])" office:value-type="float" office:value="1200" calcext:value-type="float">
            <text:p>1200</text:p>
          </table:table-cell>
          <table:table-cell table:formula="of:=OFFSET([.C$4];[.M315];0)" office:value-type="float" office:value="43765" calcext:value-type="float">
            <text:p>43765</text:p>
          </table:table-cell>
          <table:table-cell table:formula="of:=[.L315]" office:value-type="float" office:value="0.694444444444433" calcext:value-type="float">
            <text:p>0.69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15];0)&lt;=[.O3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6]))" office:value-type="date" office:date-value="2019-10-12T15:29:59.061256" calcext:value-type="date">
            <text:p>2019-10-12 15:29:59</text:p>
          </table:table-cell>
          <table:table-cell table:style-name="ce7" table:formula="of:=[.A316]" office:value-type="date" office:date-value="2019-10-12T15:29:59.061256" calcext:value-type="date">
            <text:p>2019-10-12 15:29:59</text:p>
          </table:table-cell>
          <table:table-cell table:formula="of:=TRUNC([.A316])" office:value-type="float" office:value="43750" calcext:value-type="float">
            <text:p>43750</text:p>
          </table:table-cell>
          <table:table-cell table:style-name="ce12" table:formula="of:=[.B316]-[.C316]" office:value-type="date" office:date-value="1899-12-30T15:29:59.06125618145" calcext:value-type="date">
            <text:p>12/30/99 03:29 PM</text:p>
          </table:table-cell>
          <table:table-cell table:formula="of:=MOD([.E315]-[.$E$2];[.$H$2])+1+[.$E$2]" office:value-type="float" office:value="234" calcext:value-type="float">
            <text:p>234</text:p>
          </table:table-cell>
          <table:table-cell table:formula="of:=MOD([.F315]+1/[.$H$2];5)" office:value-type="float" office:value="0.216666666666654" calcext:value-type="float">
            <text:p>0,216666666666654</text:p>
          </table:table-cell>
          <table:table-cell table:formula="of:=IF([.F316]&lt;0.000001;[.G315]+2+1/[.$H$2];[.G315]+1/[.$H$2])" office:value-type="float" office:value="5.21666666666665" calcext:value-type="float">
            <text:p>5,21666666666665</text:p>
          </table:table-cell>
          <table:table-cell table:number-columns-repeated="4"/>
          <table:table-cell table:formula="of:=SUM(MOD(SUM([.L315]-[.L$2];[.T$2]);[.R$2]-[.L$2]);[.L$2])" office:value-type="time" office:time-value="PT16H49M59.999999999S" calcext:value-type="time">
            <text:p>16:50:00</text:p>
          </table:table-cell>
          <table:table-cell table:formula="of:=IF([.L316]&lt;[.L315];[.M315]+[.H$2];[.M315])" office:value-type="float" office:value="1200" calcext:value-type="float">
            <text:p>1200</text:p>
          </table:table-cell>
          <table:table-cell table:formula="of:=OFFSET([.C$4];[.M316];0)" office:value-type="float" office:value="43765" calcext:value-type="float">
            <text:p>43765</text:p>
          </table:table-cell>
          <table:table-cell table:formula="of:=[.L316]" office:value-type="float" office:value="0.701388888888877" calcext:value-type="float">
            <text:p>0.70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16];0)&lt;=[.O3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7]))" office:value-type="date" office:date-value="2019-10-12T15:26:16.870553" calcext:value-type="date">
            <text:p>2019-10-12 15:26:17</text:p>
          </table:table-cell>
          <table:table-cell table:style-name="ce7" table:formula="of:=[.A317]" office:value-type="date" office:date-value="2019-10-12T15:26:16.870553" calcext:value-type="date">
            <text:p>2019-10-12 15:26:17</text:p>
          </table:table-cell>
          <table:table-cell table:formula="of:=TRUNC([.A317])" office:value-type="float" office:value="43750" calcext:value-type="float">
            <text:p>43750</text:p>
          </table:table-cell>
          <table:table-cell table:style-name="ce12" table:formula="of:=[.B317]-[.C317]" office:value-type="date" office:date-value="1899-12-30T15:26:16.87055265997" calcext:value-type="date">
            <text:p>12/30/99 03:26 PM</text:p>
          </table:table-cell>
          <table:table-cell table:formula="of:=MOD([.E316]-[.$E$2];[.$H$2])+1+[.$E$2]" office:value-type="float" office:value="235" calcext:value-type="float">
            <text:p>235</text:p>
          </table:table-cell>
          <table:table-cell table:formula="of:=MOD([.F316]+1/[.$H$2];5)" office:value-type="float" office:value="0.233333333333321" calcext:value-type="float">
            <text:p>0,233333333333321</text:p>
          </table:table-cell>
          <table:table-cell table:formula="of:=IF([.F317]&lt;0.000001;[.G316]+2+1/[.$H$2];[.G316]+1/[.$H$2])" office:value-type="float" office:value="5.23333333333332" calcext:value-type="float">
            <text:p>5,23333333333332</text:p>
          </table:table-cell>
          <table:table-cell table:number-columns-repeated="4"/>
          <table:table-cell table:formula="of:=SUM(MOD(SUM([.L316]-[.L$2];[.T$2]);[.R$2]-[.L$2]);[.L$2])" office:value-type="time" office:time-value="PT16H59M59.999999999S" calcext:value-type="time">
            <text:p>17:00:00</text:p>
          </table:table-cell>
          <table:table-cell table:formula="of:=IF([.L317]&lt;[.L316];[.M316]+[.H$2];[.M316])" office:value-type="float" office:value="1200" calcext:value-type="float">
            <text:p>1200</text:p>
          </table:table-cell>
          <table:table-cell table:formula="of:=OFFSET([.C$4];[.M317];0)" office:value-type="float" office:value="43765" calcext:value-type="float">
            <text:p>43765</text:p>
          </table:table-cell>
          <table:table-cell table:formula="of:=[.L317]" office:value-type="float" office:value="0.708333333333322" calcext:value-type="float">
            <text:p>0.70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17];0)&lt;=[.O3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8]))" office:value-type="date" office:date-value="2019-10-12T16:01:18.89618" calcext:value-type="date">
            <text:p>2019-10-12 16:01:19</text:p>
          </table:table-cell>
          <table:table-cell table:style-name="ce7" table:formula="of:=[.A318]" office:value-type="date" office:date-value="2019-10-12T16:01:18.89618" calcext:value-type="date">
            <text:p>2019-10-12 16:01:19</text:p>
          </table:table-cell>
          <table:table-cell table:formula="of:=TRUNC([.A318])" office:value-type="float" office:value="43750" calcext:value-type="float">
            <text:p>43750</text:p>
          </table:table-cell>
          <table:table-cell table:style-name="ce12" table:formula="of:=[.B318]-[.C318]" office:value-type="date" office:date-value="1899-12-30T16:01:18.89617967885" calcext:value-type="date">
            <text:p>12/30/99 04:01 PM</text:p>
          </table:table-cell>
          <table:table-cell table:formula="of:=MOD([.E317]-[.$E$2];[.$H$2])+1+[.$E$2]" office:value-type="float" office:value="236" calcext:value-type="float">
            <text:p>236</text:p>
          </table:table-cell>
          <table:table-cell table:formula="of:=MOD([.F317]+1/[.$H$2];5)" office:value-type="float" office:value="0.249999999999987" calcext:value-type="float">
            <text:p>0,249999999999987</text:p>
          </table:table-cell>
          <table:table-cell table:formula="of:=IF([.F318]&lt;0.000001;[.G317]+2+1/[.$H$2];[.G317]+1/[.$H$2])" office:value-type="float" office:value="5.24999999999999" calcext:value-type="float">
            <text:p>5,24999999999999</text:p>
          </table:table-cell>
          <table:table-cell table:number-columns-repeated="4"/>
          <table:table-cell table:formula="of:=SUM(MOD(SUM([.L317]-[.L$2];[.T$2]);[.R$2]-[.L$2]);[.L$2])" office:value-type="time" office:time-value="PT14H39M59.999999999S" calcext:value-type="time">
            <text:p>14:40:00</text:p>
          </table:table-cell>
          <table:table-cell table:formula="of:=IF([.L318]&lt;[.L317];[.M317]+[.H$2];[.M317])" office:value-type="float" office:value="1260" calcext:value-type="float">
            <text:p>1260</text:p>
          </table:table-cell>
          <table:table-cell table:formula="of:=OFFSET([.C$4];[.M318];0)" office:value-type="float" office:value="43766" calcext:value-type="float">
            <text:p>43766</text:p>
          </table:table-cell>
          <table:table-cell table:formula="of:=[.L318]" office:value-type="float" office:value="0.6111111111111" calcext:value-type="float">
            <text:p>0.6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18];0)&lt;=[.O31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9]))" office:value-type="date" office:date-value="2019-10-12T15:35:37.609073" calcext:value-type="date">
            <text:p>2019-10-12 15:35:38</text:p>
          </table:table-cell>
          <table:table-cell table:style-name="ce7" table:formula="of:=[.A319]" office:value-type="date" office:date-value="2019-10-12T15:35:37.609073" calcext:value-type="date">
            <text:p>2019-10-12 15:35:38</text:p>
          </table:table-cell>
          <table:table-cell table:formula="of:=TRUNC([.A319])" office:value-type="float" office:value="43750" calcext:value-type="float">
            <text:p>43750</text:p>
          </table:table-cell>
          <table:table-cell table:style-name="ce12" table:formula="of:=[.B319]-[.C319]" office:value-type="date" office:date-value="1899-12-30T15:35:37.60907349642" calcext:value-type="date">
            <text:p>12/30/99 03:35 PM</text:p>
          </table:table-cell>
          <table:table-cell table:formula="of:=MOD([.E318]-[.$E$2];[.$H$2])+1+[.$E$2]" office:value-type="float" office:value="237" calcext:value-type="float">
            <text:p>237</text:p>
          </table:table-cell>
          <table:table-cell table:formula="of:=MOD([.F318]+1/[.$H$2];5)" office:value-type="float" office:value="0.266666666666654" calcext:value-type="float">
            <text:p>0,266666666666654</text:p>
          </table:table-cell>
          <table:table-cell table:formula="of:=IF([.F319]&lt;0.000001;[.G318]+2+1/[.$H$2];[.G318]+1/[.$H$2])" office:value-type="float" office:value="5.26666666666665" calcext:value-type="float">
            <text:p>5,26666666666665</text:p>
          </table:table-cell>
          <table:table-cell table:number-columns-repeated="4"/>
          <table:table-cell table:formula="of:=SUM(MOD(SUM([.L318]-[.L$2];[.T$2]);[.R$2]-[.L$2]);[.L$2])" office:value-type="time" office:time-value="PT14H49M59.999999999S" calcext:value-type="time">
            <text:p>14:50:00</text:p>
          </table:table-cell>
          <table:table-cell table:formula="of:=IF([.L319]&lt;[.L318];[.M318]+[.H$2];[.M318])" office:value-type="float" office:value="1260" calcext:value-type="float">
            <text:p>1260</text:p>
          </table:table-cell>
          <table:table-cell table:formula="of:=OFFSET([.C$4];[.M319];0)" office:value-type="float" office:value="43766" calcext:value-type="float">
            <text:p>43766</text:p>
          </table:table-cell>
          <table:table-cell table:formula="of:=[.L319]" office:value-type="float" office:value="0.618055555555544" calcext:value-type="float">
            <text:p>0.61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19];0)&lt;=[.O3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0]))" office:value-type="date" office:date-value="2019-10-12T15:08:21.870398" calcext:value-type="date">
            <text:p>2019-10-12 15:08:22</text:p>
          </table:table-cell>
          <table:table-cell table:style-name="ce7" table:formula="of:=[.A320]" office:value-type="date" office:date-value="2019-10-12T15:08:21.870398" calcext:value-type="date">
            <text:p>2019-10-12 15:08:22</text:p>
          </table:table-cell>
          <table:table-cell table:formula="of:=TRUNC([.A320])" office:value-type="float" office:value="43750" calcext:value-type="float">
            <text:p>43750</text:p>
          </table:table-cell>
          <table:table-cell table:style-name="ce12" table:formula="of:=[.B320]-[.C320]" office:value-type="date" office:date-value="1899-12-30T15:08:21.87039817683" calcext:value-type="date">
            <text:p>12/30/99 03:08 PM</text:p>
          </table:table-cell>
          <table:table-cell table:formula="of:=MOD([.E319]-[.$E$2];[.$H$2])+1+[.$E$2]" office:value-type="float" office:value="238" calcext:value-type="float">
            <text:p>238</text:p>
          </table:table-cell>
          <table:table-cell table:formula="of:=MOD([.F319]+1/[.$H$2];5)" office:value-type="float" office:value="0.283333333333321" calcext:value-type="float">
            <text:p>0,283333333333321</text:p>
          </table:table-cell>
          <table:table-cell table:formula="of:=IF([.F320]&lt;0.000001;[.G319]+2+1/[.$H$2];[.G319]+1/[.$H$2])" office:value-type="float" office:value="5.28333333333332" calcext:value-type="float">
            <text:p>5,28333333333332</text:p>
          </table:table-cell>
          <table:table-cell table:number-columns-repeated="4"/>
          <table:table-cell table:formula="of:=SUM(MOD(SUM([.L319]-[.L$2];[.T$2]);[.R$2]-[.L$2]);[.L$2])" office:value-type="time" office:time-value="PT14H59M59.999999999S" calcext:value-type="time">
            <text:p>15:00:00</text:p>
          </table:table-cell>
          <table:table-cell table:formula="of:=IF([.L320]&lt;[.L319];[.M319]+[.H$2];[.M319])" office:value-type="float" office:value="1260" calcext:value-type="float">
            <text:p>1260</text:p>
          </table:table-cell>
          <table:table-cell table:formula="of:=OFFSET([.C$4];[.M320];0)" office:value-type="float" office:value="43766" calcext:value-type="float">
            <text:p>43766</text:p>
          </table:table-cell>
          <table:table-cell table:formula="of:=[.L320]" office:value-type="float" office:value="0.624999999999988" calcext:value-type="float">
            <text:p>0.62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20];0)&lt;=[.O3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1]))" office:value-type="date" office:date-value="2019-10-12T15:40:33.88266" calcext:value-type="date">
            <text:p>2019-10-12 15:40:34</text:p>
          </table:table-cell>
          <table:table-cell table:style-name="ce7" table:formula="of:=[.A321]" office:value-type="date" office:date-value="2019-10-12T15:40:33.88266" calcext:value-type="date">
            <text:p>2019-10-12 15:40:34</text:p>
          </table:table-cell>
          <table:table-cell table:formula="of:=TRUNC([.A321])" office:value-type="float" office:value="43750" calcext:value-type="float">
            <text:p>43750</text:p>
          </table:table-cell>
          <table:table-cell table:style-name="ce12" table:formula="of:=[.B321]-[.C321]" office:value-type="date" office:date-value="1899-12-30T15:40:33.88266011607" calcext:value-type="date">
            <text:p>12/30/99 03:40 PM</text:p>
          </table:table-cell>
          <table:table-cell table:formula="of:=MOD([.E320]-[.$E$2];[.$H$2])+1+[.$E$2]" office:value-type="float" office:value="239" calcext:value-type="float">
            <text:p>239</text:p>
          </table:table-cell>
          <table:table-cell table:formula="of:=MOD([.F320]+1/[.$H$2];5)" office:value-type="float" office:value="0.299999999999987" calcext:value-type="float">
            <text:p>0,299999999999987</text:p>
          </table:table-cell>
          <table:table-cell table:formula="of:=IF([.F321]&lt;0.000001;[.G320]+2+1/[.$H$2];[.G320]+1/[.$H$2])" office:value-type="float" office:value="5.29999999999999" calcext:value-type="float">
            <text:p>5,29999999999999</text:p>
          </table:table-cell>
          <table:table-cell table:number-columns-repeated="4"/>
          <table:table-cell table:formula="of:=SUM(MOD(SUM([.L320]-[.L$2];[.T$2]);[.R$2]-[.L$2]);[.L$2])" office:value-type="time" office:time-value="PT15H09M59.999999999S" calcext:value-type="time">
            <text:p>15:10:00</text:p>
          </table:table-cell>
          <table:table-cell table:formula="of:=IF([.L321]&lt;[.L320];[.M320]+[.H$2];[.M320])" office:value-type="float" office:value="1260" calcext:value-type="float">
            <text:p>1260</text:p>
          </table:table-cell>
          <table:table-cell table:formula="of:=OFFSET([.C$4];[.M321];0)" office:value-type="float" office:value="43766" calcext:value-type="float">
            <text:p>43766</text:p>
          </table:table-cell>
          <table:table-cell table:formula="of:=[.L321]" office:value-type="float" office:value="0.631944444444433" calcext:value-type="float">
            <text:p>0.63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21];0)&lt;=[.O3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2]))" office:value-type="date" office:date-value="2019-10-12T15:29:55.819942" calcext:value-type="date">
            <text:p>2019-10-12 15:29:56</text:p>
          </table:table-cell>
          <table:table-cell table:style-name="ce7" table:formula="of:=[.A322]" office:value-type="date" office:date-value="2019-10-12T15:29:55.819942" calcext:value-type="date">
            <text:p>2019-10-12 15:29:56</text:p>
          </table:table-cell>
          <table:table-cell table:formula="of:=TRUNC([.A322])" office:value-type="float" office:value="43750" calcext:value-type="float">
            <text:p>43750</text:p>
          </table:table-cell>
          <table:table-cell table:style-name="ce12" table:formula="of:=[.B322]-[.C322]" office:value-type="date" office:date-value="1899-12-30T15:29:55.81994153559" calcext:value-type="date">
            <text:p>12/30/99 03:29 PM</text:p>
          </table:table-cell>
          <table:table-cell table:formula="of:=MOD([.E321]-[.$E$2];[.$H$2])+1+[.$E$2]" office:value-type="float" office:value="240" calcext:value-type="float">
            <text:p>240</text:p>
          </table:table-cell>
          <table:table-cell table:formula="of:=MOD([.F321]+1/[.$H$2];5)" office:value-type="float" office:value="0.316666666666654" calcext:value-type="float">
            <text:p>0,316666666666654</text:p>
          </table:table-cell>
          <table:table-cell table:formula="of:=IF([.F322]&lt;0.000001;[.G321]+2+1/[.$H$2];[.G321]+1/[.$H$2])" office:value-type="float" office:value="5.31666666666665" calcext:value-type="float">
            <text:p>5,31666666666665</text:p>
          </table:table-cell>
          <table:table-cell table:number-columns-repeated="4"/>
          <table:table-cell table:formula="of:=SUM(MOD(SUM([.L321]-[.L$2];[.T$2]);[.R$2]-[.L$2]);[.L$2])" office:value-type="time" office:time-value="PT15H19M59.999999999S" calcext:value-type="time">
            <text:p>15:20:00</text:p>
          </table:table-cell>
          <table:table-cell table:formula="of:=IF([.L322]&lt;[.L321];[.M321]+[.H$2];[.M321])" office:value-type="float" office:value="1260" calcext:value-type="float">
            <text:p>1260</text:p>
          </table:table-cell>
          <table:table-cell table:formula="of:=OFFSET([.C$4];[.M322];0)" office:value-type="float" office:value="43766" calcext:value-type="float">
            <text:p>43766</text:p>
          </table:table-cell>
          <table:table-cell table:formula="of:=[.L322]" office:value-type="float" office:value="0.638888888888877" calcext:value-type="float">
            <text:p>0.63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22];0)&lt;=[.O3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3]))" office:value-type="date" office:date-value="2019-10-12T15:58:48.466312" calcext:value-type="date">
            <text:p>2019-10-12 15:58:48</text:p>
          </table:table-cell>
          <table:table-cell table:style-name="ce7" table:formula="of:=[.A323]" office:value-type="date" office:date-value="2019-10-12T15:58:48.466312" calcext:value-type="date">
            <text:p>2019-10-12 15:58:48</text:p>
          </table:table-cell>
          <table:table-cell table:formula="of:=TRUNC([.A323])" office:value-type="float" office:value="43750" calcext:value-type="float">
            <text:p>43750</text:p>
          </table:table-cell>
          <table:table-cell table:style-name="ce12" table:formula="of:=[.B323]-[.C323]" office:value-type="date" office:date-value="1899-12-30T15:58:48.46631202847" calcext:value-type="date">
            <text:p>12/30/99 03:58 PM</text:p>
          </table:table-cell>
          <table:table-cell table:formula="of:=MOD([.E322]-[.$E$2];[.$H$2])+1+[.$E$2]" office:value-type="float" office:value="241" calcext:value-type="float">
            <text:p>241</text:p>
          </table:table-cell>
          <table:table-cell table:formula="of:=MOD([.F322]+1/[.$H$2];5)" office:value-type="float" office:value="0.333333333333321" calcext:value-type="float">
            <text:p>0,333333333333321</text:p>
          </table:table-cell>
          <table:table-cell table:formula="of:=IF([.F323]&lt;0.000001;[.G322]+2+1/[.$H$2];[.G322]+1/[.$H$2])" office:value-type="float" office:value="5.33333333333332" calcext:value-type="float">
            <text:p>5,33333333333332</text:p>
          </table:table-cell>
          <table:table-cell table:number-columns-repeated="4"/>
          <table:table-cell table:formula="of:=SUM(MOD(SUM([.L322]-[.L$2];[.T$2]);[.R$2]-[.L$2]);[.L$2])" office:value-type="time" office:time-value="PT15H29M59.999999999S" calcext:value-type="time">
            <text:p>15:30:00</text:p>
          </table:table-cell>
          <table:table-cell table:formula="of:=IF([.L323]&lt;[.L322];[.M322]+[.H$2];[.M322])" office:value-type="float" office:value="1260" calcext:value-type="float">
            <text:p>1260</text:p>
          </table:table-cell>
          <table:table-cell table:formula="of:=OFFSET([.C$4];[.M323];0)" office:value-type="float" office:value="43766" calcext:value-type="float">
            <text:p>43766</text:p>
          </table:table-cell>
          <table:table-cell table:formula="of:=[.L323]" office:value-type="float" office:value="0.645833333333322" calcext:value-type="float">
            <text:p>0.64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23];0)&lt;=[.O3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4]))" office:value-type="date" office:date-value="2019-10-12T15:26:32.899465" calcext:value-type="date">
            <text:p>2019-10-12 15:26:33</text:p>
          </table:table-cell>
          <table:table-cell table:style-name="ce7" table:formula="of:=[.A324]" office:value-type="date" office:date-value="2019-10-12T15:26:32.899465" calcext:value-type="date">
            <text:p>2019-10-12 15:26:33</text:p>
          </table:table-cell>
          <table:table-cell table:formula="of:=TRUNC([.A324])" office:value-type="float" office:value="43750" calcext:value-type="float">
            <text:p>43750</text:p>
          </table:table-cell>
          <table:table-cell table:style-name="ce12" table:formula="of:=[.B324]-[.C324]" office:value-type="date" office:date-value="1899-12-30T15:26:32.89946453646" calcext:value-type="date">
            <text:p>12/30/99 03:26 PM</text:p>
          </table:table-cell>
          <table:table-cell table:formula="of:=MOD([.E323]-[.$E$2];[.$H$2])+1+[.$E$2]" office:value-type="float" office:value="242" calcext:value-type="float">
            <text:p>242</text:p>
          </table:table-cell>
          <table:table-cell table:formula="of:=MOD([.F323]+1/[.$H$2];5)" office:value-type="float" office:value="0.349999999999987" calcext:value-type="float">
            <text:p>0,349999999999987</text:p>
          </table:table-cell>
          <table:table-cell table:formula="of:=IF([.F324]&lt;0.000001;[.G323]+2+1/[.$H$2];[.G323]+1/[.$H$2])" office:value-type="float" office:value="5.34999999999999" calcext:value-type="float">
            <text:p>5,34999999999999</text:p>
          </table:table-cell>
          <table:table-cell table:number-columns-repeated="4"/>
          <table:table-cell table:formula="of:=SUM(MOD(SUM([.L323]-[.L$2];[.T$2]);[.R$2]-[.L$2]);[.L$2])" office:value-type="time" office:time-value="PT15H39M59.999999999S" calcext:value-type="time">
            <text:p>15:40:00</text:p>
          </table:table-cell>
          <table:table-cell table:formula="of:=IF([.L324]&lt;[.L323];[.M323]+[.H$2];[.M323])" office:value-type="float" office:value="1260" calcext:value-type="float">
            <text:p>1260</text:p>
          </table:table-cell>
          <table:table-cell table:formula="of:=OFFSET([.C$4];[.M324];0)" office:value-type="float" office:value="43766" calcext:value-type="float">
            <text:p>43766</text:p>
          </table:table-cell>
          <table:table-cell table:formula="of:=[.L324]" office:value-type="float" office:value="0.652777777777766" calcext:value-type="float">
            <text:p>0.65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24];0)&lt;=[.O3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5]))" office:value-type="date" office:date-value="2019-10-12T15:49:15.267613" calcext:value-type="date">
            <text:p>2019-10-12 15:49:15</text:p>
          </table:table-cell>
          <table:table-cell table:style-name="ce7" table:formula="of:=[.A325]" office:value-type="date" office:date-value="2019-10-12T15:49:15.267613" calcext:value-type="date">
            <text:p>2019-10-12 15:49:15</text:p>
          </table:table-cell>
          <table:table-cell table:formula="of:=TRUNC([.A325])" office:value-type="float" office:value="43750" calcext:value-type="float">
            <text:p>43750</text:p>
          </table:table-cell>
          <table:table-cell table:style-name="ce12" table:formula="of:=[.B325]-[.C325]" office:value-type="date" office:date-value="1899-12-30T15:49:15.26761310175" calcext:value-type="date">
            <text:p>12/30/99 03:49 PM</text:p>
          </table:table-cell>
          <table:table-cell table:formula="of:=MOD([.E324]-[.$E$2];[.$H$2])+1+[.$E$2]" office:value-type="float" office:value="243" calcext:value-type="float">
            <text:p>243</text:p>
          </table:table-cell>
          <table:table-cell table:formula="of:=MOD([.F324]+1/[.$H$2];5)" office:value-type="float" office:value="0.366666666666654" calcext:value-type="float">
            <text:p>0,366666666666654</text:p>
          </table:table-cell>
          <table:table-cell table:formula="of:=IF([.F325]&lt;0.000001;[.G324]+2+1/[.$H$2];[.G324]+1/[.$H$2])" office:value-type="float" office:value="5.36666666666665" calcext:value-type="float">
            <text:p>5,36666666666665</text:p>
          </table:table-cell>
          <table:table-cell table:number-columns-repeated="4"/>
          <table:table-cell table:formula="of:=SUM(MOD(SUM([.L324]-[.L$2];[.T$2]);[.R$2]-[.L$2]);[.L$2])" office:value-type="time" office:time-value="PT15H49M59.999999999S" calcext:value-type="time">
            <text:p>15:50:00</text:p>
          </table:table-cell>
          <table:table-cell table:formula="of:=IF([.L325]&lt;[.L324];[.M324]+[.H$2];[.M324])" office:value-type="float" office:value="1260" calcext:value-type="float">
            <text:p>1260</text:p>
          </table:table-cell>
          <table:table-cell table:formula="of:=OFFSET([.C$4];[.M325];0)" office:value-type="float" office:value="43766" calcext:value-type="float">
            <text:p>43766</text:p>
          </table:table-cell>
          <table:table-cell table:formula="of:=[.L325]" office:value-type="float" office:value="0.659722222222211" calcext:value-type="float">
            <text:p>0.65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25];0)&lt;=[.O3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6]))" office:value-type="date" office:date-value="2019-10-12T15:34:31.339531" calcext:value-type="date">
            <text:p>2019-10-12 15:34:31</text:p>
          </table:table-cell>
          <table:table-cell table:style-name="ce7" table:formula="of:=[.A326]" office:value-type="date" office:date-value="2019-10-12T15:34:31.339531" calcext:value-type="date">
            <text:p>2019-10-12 15:34:31</text:p>
          </table:table-cell>
          <table:table-cell table:formula="of:=TRUNC([.A326])" office:value-type="float" office:value="43750" calcext:value-type="float">
            <text:p>43750</text:p>
          </table:table-cell>
          <table:table-cell table:style-name="ce12" table:formula="of:=[.B326]-[.C326]" office:value-type="date" office:date-value="1899-12-30T15:34:31.33953126613" calcext:value-type="date">
            <text:p>12/30/99 03:34 PM</text:p>
          </table:table-cell>
          <table:table-cell table:formula="of:=MOD([.E325]-[.$E$2];[.$H$2])+1+[.$E$2]" office:value-type="float" office:value="244" calcext:value-type="float">
            <text:p>244</text:p>
          </table:table-cell>
          <table:table-cell table:formula="of:=MOD([.F325]+1/[.$H$2];5)" office:value-type="float" office:value="0.383333333333321" calcext:value-type="float">
            <text:p>0,383333333333321</text:p>
          </table:table-cell>
          <table:table-cell table:formula="of:=IF([.F326]&lt;0.000001;[.G325]+2+1/[.$H$2];[.G325]+1/[.$H$2])" office:value-type="float" office:value="5.38333333333332" calcext:value-type="float">
            <text:p>5,38333333333332</text:p>
          </table:table-cell>
          <table:table-cell table:number-columns-repeated="4"/>
          <table:table-cell table:formula="of:=SUM(MOD(SUM([.L325]-[.L$2];[.T$2]);[.R$2]-[.L$2]);[.L$2])" office:value-type="time" office:time-value="PT15H59M59.999999999S" calcext:value-type="time">
            <text:p>16:00:00</text:p>
          </table:table-cell>
          <table:table-cell table:formula="of:=IF([.L326]&lt;[.L325];[.M325]+[.H$2];[.M325])" office:value-type="float" office:value="1260" calcext:value-type="float">
            <text:p>1260</text:p>
          </table:table-cell>
          <table:table-cell table:formula="of:=OFFSET([.C$4];[.M326];0)" office:value-type="float" office:value="43766" calcext:value-type="float">
            <text:p>43766</text:p>
          </table:table-cell>
          <table:table-cell table:formula="of:=[.L326]" office:value-type="float" office:value="0.666666666666655" calcext:value-type="float">
            <text:p>0.66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26];0)&lt;=[.O3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7]))" office:value-type="date" office:date-value="2019-10-12T15:55:13.796603" calcext:value-type="date">
            <text:p>2019-10-12 15:55:14</text:p>
          </table:table-cell>
          <table:table-cell table:style-name="ce7" table:formula="of:=[.A327]" office:value-type="date" office:date-value="2019-10-12T15:55:13.796603" calcext:value-type="date">
            <text:p>2019-10-12 15:55:14</text:p>
          </table:table-cell>
          <table:table-cell table:formula="of:=TRUNC([.A327])" office:value-type="float" office:value="43750" calcext:value-type="float">
            <text:p>43750</text:p>
          </table:table-cell>
          <table:table-cell table:style-name="ce12" table:formula="of:=[.B327]-[.C327]" office:value-type="date" office:date-value="1899-12-30T15:55:13.79660347011" calcext:value-type="date">
            <text:p>12/30/99 03:55 PM</text:p>
          </table:table-cell>
          <table:table-cell table:formula="of:=MOD([.E326]-[.$E$2];[.$H$2])+1+[.$E$2]" office:value-type="float" office:value="245" calcext:value-type="float">
            <text:p>245</text:p>
          </table:table-cell>
          <table:table-cell table:formula="of:=MOD([.F326]+1/[.$H$2];5)" office:value-type="float" office:value="0.399999999999987" calcext:value-type="float">
            <text:p>0,399999999999987</text:p>
          </table:table-cell>
          <table:table-cell table:formula="of:=IF([.F327]&lt;0.000001;[.G326]+2+1/[.$H$2];[.G326]+1/[.$H$2])" office:value-type="float" office:value="5.39999999999999" calcext:value-type="float">
            <text:p>5,39999999999999</text:p>
          </table:table-cell>
          <table:table-cell table:number-columns-repeated="4"/>
          <table:table-cell table:formula="of:=SUM(MOD(SUM([.L326]-[.L$2];[.T$2]);[.R$2]-[.L$2]);[.L$2])" office:value-type="time" office:time-value="PT16H09M59.999999999S" calcext:value-type="time">
            <text:p>16:10:00</text:p>
          </table:table-cell>
          <table:table-cell table:formula="of:=IF([.L327]&lt;[.L326];[.M326]+[.H$2];[.M326])" office:value-type="float" office:value="1260" calcext:value-type="float">
            <text:p>1260</text:p>
          </table:table-cell>
          <table:table-cell table:formula="of:=OFFSET([.C$4];[.M327];0)" office:value-type="float" office:value="43766" calcext:value-type="float">
            <text:p>43766</text:p>
          </table:table-cell>
          <table:table-cell table:formula="of:=[.L327]" office:value-type="float" office:value="0.673611111111099" calcext:value-type="float">
            <text:p>0.67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27];0)&lt;=[.O3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8]))" office:value-type="date" office:date-value="2019-10-12T15:55:15.801844" calcext:value-type="date">
            <text:p>2019-10-12 15:55:16</text:p>
          </table:table-cell>
          <table:table-cell table:style-name="ce7" table:formula="of:=[.A328]" office:value-type="date" office:date-value="2019-10-12T15:55:15.801844" calcext:value-type="date">
            <text:p>2019-10-12 15:55:16</text:p>
          </table:table-cell>
          <table:table-cell table:formula="of:=TRUNC([.A328])" office:value-type="float" office:value="43750" calcext:value-type="float">
            <text:p>43750</text:p>
          </table:table-cell>
          <table:table-cell table:style-name="ce12" table:formula="of:=[.B328]-[.C328]" office:value-type="date" office:date-value="1899-12-30T15:55:15.8018443035" calcext:value-type="date">
            <text:p>12/30/99 03:55 PM</text:p>
          </table:table-cell>
          <table:table-cell table:formula="of:=MOD([.E327]-[.$E$2];[.$H$2])+1+[.$E$2]" office:value-type="float" office:value="246" calcext:value-type="float">
            <text:p>246</text:p>
          </table:table-cell>
          <table:table-cell table:formula="of:=MOD([.F327]+1/[.$H$2];5)" office:value-type="float" office:value="0.416666666666654" calcext:value-type="float">
            <text:p>0,416666666666654</text:p>
          </table:table-cell>
          <table:table-cell table:formula="of:=IF([.F328]&lt;0.000001;[.G327]+2+1/[.$H$2];[.G327]+1/[.$H$2])" office:value-type="float" office:value="5.41666666666665" calcext:value-type="float">
            <text:p>5,41666666666665</text:p>
          </table:table-cell>
          <table:table-cell table:number-columns-repeated="4"/>
          <table:table-cell table:formula="of:=SUM(MOD(SUM([.L327]-[.L$2];[.T$2]);[.R$2]-[.L$2]);[.L$2])" office:value-type="time" office:time-value="PT16H19M59.999999999S" calcext:value-type="time">
            <text:p>16:20:00</text:p>
          </table:table-cell>
          <table:table-cell table:formula="of:=IF([.L328]&lt;[.L327];[.M327]+[.H$2];[.M327])" office:value-type="float" office:value="1260" calcext:value-type="float">
            <text:p>1260</text:p>
          </table:table-cell>
          <table:table-cell table:formula="of:=OFFSET([.C$4];[.M328];0)" office:value-type="float" office:value="43766" calcext:value-type="float">
            <text:p>43766</text:p>
          </table:table-cell>
          <table:table-cell table:formula="of:=[.L328]" office:value-type="float" office:value="0.680555555555544" calcext:value-type="float">
            <text:p>0.68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28];0)&lt;=[.O3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9]))" office:value-type="date" office:date-value="2019-10-12T15:25:35.69936" calcext:value-type="date">
            <text:p>2019-10-12 15:25:36</text:p>
          </table:table-cell>
          <table:table-cell table:style-name="ce7" table:formula="of:=[.A329]" office:value-type="date" office:date-value="2019-10-12T15:25:35.69936" calcext:value-type="date">
            <text:p>2019-10-12 15:25:36</text:p>
          </table:table-cell>
          <table:table-cell table:formula="of:=TRUNC([.A329])" office:value-type="float" office:value="43750" calcext:value-type="float">
            <text:p>43750</text:p>
          </table:table-cell>
          <table:table-cell table:style-name="ce12" table:formula="of:=[.B329]-[.C329]" office:value-type="date" office:date-value="1899-12-30T15:25:35.69935988635" calcext:value-type="date">
            <text:p>12/30/99 03:25 PM</text:p>
          </table:table-cell>
          <table:table-cell table:formula="of:=MOD([.E328]-[.$E$2];[.$H$2])+1+[.$E$2]" office:value-type="float" office:value="247" calcext:value-type="float">
            <text:p>247</text:p>
          </table:table-cell>
          <table:table-cell table:formula="of:=MOD([.F328]+1/[.$H$2];5)" office:value-type="float" office:value="0.433333333333321" calcext:value-type="float">
            <text:p>0,433333333333321</text:p>
          </table:table-cell>
          <table:table-cell table:formula="of:=IF([.F329]&lt;0.000001;[.G328]+2+1/[.$H$2];[.G328]+1/[.$H$2])" office:value-type="float" office:value="5.43333333333332" calcext:value-type="float">
            <text:p>5,43333333333332</text:p>
          </table:table-cell>
          <table:table-cell table:number-columns-repeated="4"/>
          <table:table-cell table:formula="of:=SUM(MOD(SUM([.L328]-[.L$2];[.T$2]);[.R$2]-[.L$2]);[.L$2])" office:value-type="time" office:time-value="PT16H29M59.999999999S" calcext:value-type="time">
            <text:p>16:30:00</text:p>
          </table:table-cell>
          <table:table-cell table:formula="of:=IF([.L329]&lt;[.L328];[.M328]+[.H$2];[.M328])" office:value-type="float" office:value="1260" calcext:value-type="float">
            <text:p>1260</text:p>
          </table:table-cell>
          <table:table-cell table:formula="of:=OFFSET([.C$4];[.M329];0)" office:value-type="float" office:value="43766" calcext:value-type="float">
            <text:p>43766</text:p>
          </table:table-cell>
          <table:table-cell table:formula="of:=[.L329]" office:value-type="float" office:value="0.687499999999988" calcext:value-type="float">
            <text:p>0.68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29];0)&lt;=[.O3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0]))" office:value-type="date" office:date-value="2019-10-12T15:27:12.67548" calcext:value-type="date">
            <text:p>2019-10-12 15:27:13</text:p>
          </table:table-cell>
          <table:table-cell table:style-name="ce7" table:formula="of:=[.A330]" office:value-type="date" office:date-value="2019-10-12T15:27:12.67548" calcext:value-type="date">
            <text:p>2019-10-12 15:27:13</text:p>
          </table:table-cell>
          <table:table-cell table:formula="of:=TRUNC([.A330])" office:value-type="float" office:value="43750" calcext:value-type="float">
            <text:p>43750</text:p>
          </table:table-cell>
          <table:table-cell table:style-name="ce12" table:formula="of:=[.B330]-[.C330]" office:value-type="date" office:date-value="1899-12-30T15:27:12.67547967844" calcext:value-type="date">
            <text:p>12/30/99 03:27 PM</text:p>
          </table:table-cell>
          <table:table-cell table:formula="of:=MOD([.E329]-[.$E$2];[.$H$2])+1+[.$E$2]" office:value-type="float" office:value="248" calcext:value-type="float">
            <text:p>248</text:p>
          </table:table-cell>
          <table:table-cell table:formula="of:=MOD([.F329]+1/[.$H$2];5)" office:value-type="float" office:value="0.449999999999987" calcext:value-type="float">
            <text:p>0,449999999999987</text:p>
          </table:table-cell>
          <table:table-cell table:formula="of:=IF([.F330]&lt;0.000001;[.G329]+2+1/[.$H$2];[.G329]+1/[.$H$2])" office:value-type="float" office:value="5.44999999999999" calcext:value-type="float">
            <text:p>5,44999999999999</text:p>
          </table:table-cell>
          <table:table-cell table:number-columns-repeated="4"/>
          <table:table-cell table:formula="of:=SUM(MOD(SUM([.L329]-[.L$2];[.T$2]);[.R$2]-[.L$2]);[.L$2])" office:value-type="time" office:time-value="PT16H39M59.999999999S" calcext:value-type="time">
            <text:p>16:40:00</text:p>
          </table:table-cell>
          <table:table-cell table:formula="of:=IF([.L330]&lt;[.L329];[.M329]+[.H$2];[.M329])" office:value-type="float" office:value="1260" calcext:value-type="float">
            <text:p>1260</text:p>
          </table:table-cell>
          <table:table-cell table:formula="of:=OFFSET([.C$4];[.M330];0)" office:value-type="float" office:value="43766" calcext:value-type="float">
            <text:p>43766</text:p>
          </table:table-cell>
          <table:table-cell table:formula="of:=[.L330]" office:value-type="float" office:value="0.694444444444433" calcext:value-type="float">
            <text:p>0.69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30];0)&lt;=[.O3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1]))" office:value-type="date" office:date-value="2019-10-12T15:49:00.807349" calcext:value-type="date">
            <text:p>2019-10-12 15:49:01</text:p>
          </table:table-cell>
          <table:table-cell table:style-name="ce7" table:formula="of:=[.A331]" office:value-type="date" office:date-value="2019-10-12T15:49:00.807349" calcext:value-type="date">
            <text:p>2019-10-12 15:49:01</text:p>
          </table:table-cell>
          <table:table-cell table:formula="of:=TRUNC([.A331])" office:value-type="float" office:value="43750" calcext:value-type="float">
            <text:p>43750</text:p>
          </table:table-cell>
          <table:table-cell table:style-name="ce12" table:formula="of:=[.B331]-[.C331]" office:value-type="date" office:date-value="1899-12-30T15:49:00.80734904855" calcext:value-type="date">
            <text:p>12/30/99 03:49 PM</text:p>
          </table:table-cell>
          <table:table-cell table:formula="of:=MOD([.E330]-[.$E$2];[.$H$2])+1+[.$E$2]" office:value-type="float" office:value="249" calcext:value-type="float">
            <text:p>249</text:p>
          </table:table-cell>
          <table:table-cell table:formula="of:=MOD([.F330]+1/[.$H$2];5)" office:value-type="float" office:value="0.466666666666654" calcext:value-type="float">
            <text:p>0,466666666666654</text:p>
          </table:table-cell>
          <table:table-cell table:formula="of:=IF([.F331]&lt;0.000001;[.G330]+2+1/[.$H$2];[.G330]+1/[.$H$2])" office:value-type="float" office:value="5.46666666666665" calcext:value-type="float">
            <text:p>5,46666666666665</text:p>
          </table:table-cell>
          <table:table-cell table:number-columns-repeated="4"/>
          <table:table-cell table:formula="of:=SUM(MOD(SUM([.L330]-[.L$2];[.T$2]);[.R$2]-[.L$2]);[.L$2])" office:value-type="time" office:time-value="PT16H49M59.999999999S" calcext:value-type="time">
            <text:p>16:50:00</text:p>
          </table:table-cell>
          <table:table-cell table:formula="of:=IF([.L331]&lt;[.L330];[.M330]+[.H$2];[.M330])" office:value-type="float" office:value="1260" calcext:value-type="float">
            <text:p>1260</text:p>
          </table:table-cell>
          <table:table-cell table:formula="of:=OFFSET([.C$4];[.M331];0)" office:value-type="float" office:value="43766" calcext:value-type="float">
            <text:p>43766</text:p>
          </table:table-cell>
          <table:table-cell table:formula="of:=[.L331]" office:value-type="float" office:value="0.701388888888877" calcext:value-type="float">
            <text:p>0.70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31];0)&lt;=[.O3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2]))" office:value-type="date" office:date-value="2019-10-12T15:51:47.389085" calcext:value-type="date">
            <text:p>2019-10-12 15:51:47</text:p>
          </table:table-cell>
          <table:table-cell table:style-name="ce7" table:formula="of:=[.A332]" office:value-type="date" office:date-value="2019-10-12T15:51:47.389085" calcext:value-type="date">
            <text:p>2019-10-12 15:51:47</text:p>
          </table:table-cell>
          <table:table-cell table:formula="of:=TRUNC([.A332])" office:value-type="float" office:value="43750" calcext:value-type="float">
            <text:p>43750</text:p>
          </table:table-cell>
          <table:table-cell table:style-name="ce12" table:formula="of:=[.B332]-[.C332]" office:value-type="date" office:date-value="1899-12-30T15:51:47.38908543717" calcext:value-type="date">
            <text:p>12/30/99 03:51 PM</text:p>
          </table:table-cell>
          <table:table-cell table:formula="of:=MOD([.E331]-[.$E$2];[.$H$2])+1+[.$E$2]" office:value-type="float" office:value="250" calcext:value-type="float">
            <text:p>250</text:p>
          </table:table-cell>
          <table:table-cell table:formula="of:=MOD([.F331]+1/[.$H$2];5)" office:value-type="float" office:value="0.483333333333321" calcext:value-type="float">
            <text:p>0,483333333333321</text:p>
          </table:table-cell>
          <table:table-cell table:formula="of:=IF([.F332]&lt;0.000001;[.G331]+2+1/[.$H$2];[.G331]+1/[.$H$2])" office:value-type="float" office:value="5.48333333333332" calcext:value-type="float">
            <text:p>5,48333333333332</text:p>
          </table:table-cell>
          <table:table-cell table:number-columns-repeated="4"/>
          <table:table-cell table:formula="of:=SUM(MOD(SUM([.L331]-[.L$2];[.T$2]);[.R$2]-[.L$2]);[.L$2])" office:value-type="time" office:time-value="PT16H59M59.999999999S" calcext:value-type="time">
            <text:p>17:00:00</text:p>
          </table:table-cell>
          <table:table-cell table:formula="of:=IF([.L332]&lt;[.L331];[.M331]+[.H$2];[.M331])" office:value-type="float" office:value="1260" calcext:value-type="float">
            <text:p>1260</text:p>
          </table:table-cell>
          <table:table-cell table:formula="of:=OFFSET([.C$4];[.M332];0)" office:value-type="float" office:value="43766" calcext:value-type="float">
            <text:p>43766</text:p>
          </table:table-cell>
          <table:table-cell table:formula="of:=[.L332]" office:value-type="float" office:value="0.708333333333322" calcext:value-type="float">
            <text:p>0.70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32];0)&lt;=[.O3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3]))" office:value-type="date" office:date-value="2019-10-12T15:39:16.98454" calcext:value-type="date">
            <text:p>2019-10-12 15:39:17</text:p>
          </table:table-cell>
          <table:table-cell table:style-name="ce7" table:formula="of:=[.A333]" office:value-type="date" office:date-value="2019-10-12T15:39:16.98454" calcext:value-type="date">
            <text:p>2019-10-12 15:39:17</text:p>
          </table:table-cell>
          <table:table-cell table:formula="of:=TRUNC([.A333])" office:value-type="float" office:value="43750" calcext:value-type="float">
            <text:p>43750</text:p>
          </table:table-cell>
          <table:table-cell table:style-name="ce12" table:formula="of:=[.B333]-[.C333]" office:value-type="date" office:date-value="1899-12-30T15:39:16.98454007506" calcext:value-type="date">
            <text:p>12/30/99 03:39 PM</text:p>
          </table:table-cell>
          <table:table-cell table:formula="of:=MOD([.E332]-[.$E$2];[.$H$2])+1+[.$E$2]" office:value-type="float" office:value="251" calcext:value-type="float">
            <text:p>251</text:p>
          </table:table-cell>
          <table:table-cell table:formula="of:=MOD([.F332]+1/[.$H$2];5)" office:value-type="float" office:value="0.499999999999987" calcext:value-type="float">
            <text:p>0,499999999999987</text:p>
          </table:table-cell>
          <table:table-cell table:formula="of:=IF([.F333]&lt;0.000001;[.G332]+2+1/[.$H$2];[.G332]+1/[.$H$2])" office:value-type="float" office:value="5.49999999999999" calcext:value-type="float">
            <text:p>5,49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34]))" office:value-type="date" office:date-value="2019-10-12T15:36:14.952099" calcext:value-type="date">
            <text:p>2019-10-12 15:36:15</text:p>
          </table:table-cell>
          <table:table-cell table:style-name="ce7" table:formula="of:=[.A334]" office:value-type="date" office:date-value="2019-10-12T15:36:14.952099" calcext:value-type="date">
            <text:p>2019-10-12 15:36:15</text:p>
          </table:table-cell>
          <table:table-cell table:formula="of:=TRUNC([.A334])" office:value-type="float" office:value="43750" calcext:value-type="float">
            <text:p>43750</text:p>
          </table:table-cell>
          <table:table-cell table:style-name="ce12" table:formula="of:=[.B334]-[.C334]" office:value-type="date" office:date-value="1899-12-30T15:36:14.9520991696" calcext:value-type="date">
            <text:p>12/30/99 03:36 PM</text:p>
          </table:table-cell>
          <table:table-cell table:formula="of:=MOD([.E333]-[.$E$2];[.$H$2])+1+[.$E$2]" office:value-type="float" office:value="252" calcext:value-type="float">
            <text:p>252</text:p>
          </table:table-cell>
          <table:table-cell table:formula="of:=MOD([.F333]+1/[.$H$2];5)" office:value-type="float" office:value="0.516666666666654" calcext:value-type="float">
            <text:p>0,516666666666654</text:p>
          </table:table-cell>
          <table:table-cell table:formula="of:=IF([.F334]&lt;0.000001;[.G333]+2+1/[.$H$2];[.G333]+1/[.$H$2])" office:value-type="float" office:value="5.51666666666665" calcext:value-type="float">
            <text:p>5,5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35]))" office:value-type="date" office:date-value="2019-10-12T15:46:25.400001" calcext:value-type="date">
            <text:p>2019-10-12 15:46:25</text:p>
          </table:table-cell>
          <table:table-cell table:style-name="ce7" table:formula="of:=[.A335]" office:value-type="date" office:date-value="2019-10-12T15:46:25.400001" calcext:value-type="date">
            <text:p>2019-10-12 15:46:25</text:p>
          </table:table-cell>
          <table:table-cell table:formula="of:=TRUNC([.A335])" office:value-type="float" office:value="43750" calcext:value-type="float">
            <text:p>43750</text:p>
          </table:table-cell>
          <table:table-cell table:style-name="ce12" table:formula="of:=[.B335]-[.C335]" office:value-type="date" office:date-value="1899-12-30T15:46:25.4000007268" calcext:value-type="date">
            <text:p>12/30/99 03:46 PM</text:p>
          </table:table-cell>
          <table:table-cell table:formula="of:=MOD([.E334]-[.$E$2];[.$H$2])+1+[.$E$2]" office:value-type="float" office:value="253" calcext:value-type="float">
            <text:p>253</text:p>
          </table:table-cell>
          <table:table-cell table:formula="of:=MOD([.F334]+1/[.$H$2];5)" office:value-type="float" office:value="0.533333333333321" calcext:value-type="float">
            <text:p>0,533333333333321</text:p>
          </table:table-cell>
          <table:table-cell table:formula="of:=IF([.F335]&lt;0.000001;[.G334]+2+1/[.$H$2];[.G334]+1/[.$H$2])" office:value-type="float" office:value="5.53333333333332" calcext:value-type="float">
            <text:p>5,5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36]))" office:value-type="date" office:date-value="2019-10-12T15:55:10.826437" calcext:value-type="date">
            <text:p>2019-10-12 15:55:11</text:p>
          </table:table-cell>
          <table:table-cell table:style-name="ce7" table:formula="of:=[.A336]" office:value-type="date" office:date-value="2019-10-12T15:55:10.826437" calcext:value-type="date">
            <text:p>2019-10-12 15:55:11</text:p>
          </table:table-cell>
          <table:table-cell table:formula="of:=TRUNC([.A336])" office:value-type="float" office:value="43750" calcext:value-type="float">
            <text:p>43750</text:p>
          </table:table-cell>
          <table:table-cell table:style-name="ce12" table:formula="of:=[.B336]-[.C336]" office:value-type="date" office:date-value="1899-12-30T15:55:10.82643689588" calcext:value-type="date">
            <text:p>12/30/99 03:55 PM</text:p>
          </table:table-cell>
          <table:table-cell table:formula="of:=MOD([.E335]-[.$E$2];[.$H$2])+1+[.$E$2]" office:value-type="float" office:value="254" calcext:value-type="float">
            <text:p>254</text:p>
          </table:table-cell>
          <table:table-cell table:formula="of:=MOD([.F335]+1/[.$H$2];5)" office:value-type="float" office:value="0.549999999999988" calcext:value-type="float">
            <text:p>0,549999999999988</text:p>
          </table:table-cell>
          <table:table-cell table:formula="of:=IF([.F336]&lt;0.000001;[.G335]+2+1/[.$H$2];[.G335]+1/[.$H$2])" office:value-type="float" office:value="5.54999999999999" calcext:value-type="float">
            <text:p>5,54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37]))" office:value-type="date" office:date-value="2019-10-12T15:53:47.614612" calcext:value-type="date">
            <text:p>2019-10-12 15:53:48</text:p>
          </table:table-cell>
          <table:table-cell table:style-name="ce7" table:formula="of:=[.A337]" office:value-type="date" office:date-value="2019-10-12T15:53:47.614612" calcext:value-type="date">
            <text:p>2019-10-12 15:53:48</text:p>
          </table:table-cell>
          <table:table-cell table:formula="of:=TRUNC([.A337])" office:value-type="float" office:value="43750" calcext:value-type="float">
            <text:p>43750</text:p>
          </table:table-cell>
          <table:table-cell table:style-name="ce12" table:formula="of:=[.B337]-[.C337]" office:value-type="date" office:date-value="1899-12-30T15:53:47.61461203918" calcext:value-type="date">
            <text:p>12/30/99 03:53 PM</text:p>
          </table:table-cell>
          <table:table-cell table:formula="of:=MOD([.E336]-[.$E$2];[.$H$2])+1+[.$E$2]" office:value-type="float" office:value="255" calcext:value-type="float">
            <text:p>255</text:p>
          </table:table-cell>
          <table:table-cell table:formula="of:=MOD([.F336]+1/[.$H$2];5)" office:value-type="float" office:value="0.566666666666654" calcext:value-type="float">
            <text:p>0,566666666666654</text:p>
          </table:table-cell>
          <table:table-cell table:formula="of:=IF([.F337]&lt;0.000001;[.G336]+2+1/[.$H$2];[.G336]+1/[.$H$2])" office:value-type="float" office:value="5.56666666666665" calcext:value-type="float">
            <text:p>5,5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38]))" office:value-type="date" office:date-value="2019-10-12T15:31:45.426653" calcext:value-type="date">
            <text:p>2019-10-12 15:31:45</text:p>
          </table:table-cell>
          <table:table-cell table:style-name="ce7" table:formula="of:=[.A338]" office:value-type="date" office:date-value="2019-10-12T15:31:45.426653" calcext:value-type="date">
            <text:p>2019-10-12 15:31:45</text:p>
          </table:table-cell>
          <table:table-cell table:formula="of:=TRUNC([.A338])" office:value-type="float" office:value="43750" calcext:value-type="float">
            <text:p>43750</text:p>
          </table:table-cell>
          <table:table-cell table:style-name="ce12" table:formula="of:=[.B338]-[.C338]" office:value-type="date" office:date-value="1899-12-30T15:31:45.42665251996" calcext:value-type="date">
            <text:p>12/30/99 03:31 PM</text:p>
          </table:table-cell>
          <table:table-cell table:formula="of:=MOD([.E337]-[.$E$2];[.$H$2])+1+[.$E$2]" office:value-type="float" office:value="256" calcext:value-type="float">
            <text:p>256</text:p>
          </table:table-cell>
          <table:table-cell table:formula="of:=MOD([.F337]+1/[.$H$2];5)" office:value-type="float" office:value="0.583333333333321" calcext:value-type="float">
            <text:p>0,583333333333321</text:p>
          </table:table-cell>
          <table:table-cell table:formula="of:=IF([.F338]&lt;0.000001;[.G337]+2+1/[.$H$2];[.G337]+1/[.$H$2])" office:value-type="float" office:value="5.58333333333332" calcext:value-type="float">
            <text:p>5,5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39]))" office:value-type="date" office:date-value="2019-10-12T15:45:03.08938" calcext:value-type="date">
            <text:p>2019-10-12 15:45:03</text:p>
          </table:table-cell>
          <table:table-cell table:style-name="ce7" table:formula="of:=[.A339]" office:value-type="date" office:date-value="2019-10-12T15:45:03.08938" calcext:value-type="date">
            <text:p>2019-10-12 15:45:03</text:p>
          </table:table-cell>
          <table:table-cell table:formula="of:=TRUNC([.A339])" office:value-type="float" office:value="43750" calcext:value-type="float">
            <text:p>43750</text:p>
          </table:table-cell>
          <table:table-cell table:style-name="ce12" table:formula="of:=[.B339]-[.C339]" office:value-type="date" office:date-value="1899-12-30T15:45:03.08937986847" calcext:value-type="date">
            <text:p>12/30/99 03:45 PM</text:p>
          </table:table-cell>
          <table:table-cell table:formula="of:=MOD([.E338]-[.$E$2];[.$H$2])+1+[.$E$2]" office:value-type="float" office:value="257" calcext:value-type="float">
            <text:p>257</text:p>
          </table:table-cell>
          <table:table-cell table:formula="of:=MOD([.F338]+1/[.$H$2];5)" office:value-type="float" office:value="0.599999999999988" calcext:value-type="float">
            <text:p>0,599999999999988</text:p>
          </table:table-cell>
          <table:table-cell table:formula="of:=IF([.F339]&lt;0.000001;[.G338]+2+1/[.$H$2];[.G338]+1/[.$H$2])" office:value-type="float" office:value="5.59999999999999" calcext:value-type="float">
            <text:p>5,59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40]))" office:value-type="date" office:date-value="2019-10-12T15:46:05.119542" calcext:value-type="date">
            <text:p>2019-10-12 15:46:05</text:p>
          </table:table-cell>
          <table:table-cell table:style-name="ce7" table:formula="of:=[.A340]" office:value-type="date" office:date-value="2019-10-12T15:46:05.119542" calcext:value-type="date">
            <text:p>2019-10-12 15:46:05</text:p>
          </table:table-cell>
          <table:table-cell table:formula="of:=TRUNC([.A340])" office:value-type="float" office:value="43750" calcext:value-type="float">
            <text:p>43750</text:p>
          </table:table-cell>
          <table:table-cell table:style-name="ce12" table:formula="of:=[.B340]-[.C340]" office:value-type="date" office:date-value="1899-12-30T15:46:05.11954218149" calcext:value-type="date">
            <text:p>12/30/99 03:46 PM</text:p>
          </table:table-cell>
          <table:table-cell table:formula="of:=MOD([.E339]-[.$E$2];[.$H$2])+1+[.$E$2]" office:value-type="float" office:value="258" calcext:value-type="float">
            <text:p>258</text:p>
          </table:table-cell>
          <table:table-cell table:formula="of:=MOD([.F339]+1/[.$H$2];5)" office:value-type="float" office:value="0.616666666666654" calcext:value-type="float">
            <text:p>0,616666666666654</text:p>
          </table:table-cell>
          <table:table-cell table:formula="of:=IF([.F340]&lt;0.000001;[.G339]+2+1/[.$H$2];[.G339]+1/[.$H$2])" office:value-type="float" office:value="5.61666666666665" calcext:value-type="float">
            <text:p>5,6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41]))" office:value-type="date" office:date-value="2019-10-12T15:38:42.462547" calcext:value-type="date">
            <text:p>2019-10-12 15:38:42</text:p>
          </table:table-cell>
          <table:table-cell table:style-name="ce7" table:formula="of:=[.A341]" office:value-type="date" office:date-value="2019-10-12T15:38:42.462547" calcext:value-type="date">
            <text:p>2019-10-12 15:38:42</text:p>
          </table:table-cell>
          <table:table-cell table:formula="of:=TRUNC([.A341])" office:value-type="float" office:value="43750" calcext:value-type="float">
            <text:p>43750</text:p>
          </table:table-cell>
          <table:table-cell table:style-name="ce12" table:formula="of:=[.B341]-[.C341]" office:value-type="date" office:date-value="1899-12-30T15:38:42.46254680213" calcext:value-type="date">
            <text:p>12/30/99 03:38 PM</text:p>
          </table:table-cell>
          <table:table-cell table:formula="of:=MOD([.E340]-[.$E$2];[.$H$2])+1+[.$E$2]" office:value-type="float" office:value="259" calcext:value-type="float">
            <text:p>259</text:p>
          </table:table-cell>
          <table:table-cell table:formula="of:=MOD([.F340]+1/[.$H$2];5)" office:value-type="float" office:value="0.633333333333321" calcext:value-type="float">
            <text:p>0,633333333333321</text:p>
          </table:table-cell>
          <table:table-cell table:formula="of:=IF([.F341]&lt;0.000001;[.G340]+2+1/[.$H$2];[.G340]+1/[.$H$2])" office:value-type="float" office:value="5.63333333333332" calcext:value-type="float">
            <text:p>5,6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42]))" office:value-type="date" office:date-value="2019-10-12T15:36:07.981532" calcext:value-type="date">
            <text:p>2019-10-12 15:36:08</text:p>
          </table:table-cell>
          <table:table-cell table:style-name="ce7" table:formula="of:=[.A342]" office:value-type="date" office:date-value="2019-10-12T15:36:07.981532" calcext:value-type="date">
            <text:p>2019-10-12 15:36:08</text:p>
          </table:table-cell>
          <table:table-cell table:formula="of:=TRUNC([.A342])" office:value-type="float" office:value="43750" calcext:value-type="float">
            <text:p>43750</text:p>
          </table:table-cell>
          <table:table-cell table:style-name="ce12" table:formula="of:=[.B342]-[.C342]" office:value-type="date" office:date-value="1899-12-30T15:36:07.98153247219" calcext:value-type="date">
            <text:p>12/30/99 03:36 PM</text:p>
          </table:table-cell>
          <table:table-cell table:formula="of:=MOD([.E341]-[.$E$2];[.$H$2])+1+[.$E$2]" office:value-type="float" office:value="260" calcext:value-type="float">
            <text:p>260</text:p>
          </table:table-cell>
          <table:table-cell table:formula="of:=MOD([.F341]+1/[.$H$2];5)" office:value-type="float" office:value="0.649999999999988" calcext:value-type="float">
            <text:p>0,649999999999988</text:p>
          </table:table-cell>
          <table:table-cell table:formula="of:=IF([.F342]&lt;0.000001;[.G341]+2+1/[.$H$2];[.G341]+1/[.$H$2])" office:value-type="float" office:value="5.64999999999999" calcext:value-type="float">
            <text:p>5,64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43]))" office:value-type="date" office:date-value="2019-10-12T15:38:17.576375" calcext:value-type="date">
            <text:p>2019-10-12 15:38:18</text:p>
          </table:table-cell>
          <table:table-cell table:style-name="ce7" table:formula="of:=[.A343]" office:value-type="date" office:date-value="2019-10-12T15:38:17.576375" calcext:value-type="date">
            <text:p>2019-10-12 15:38:18</text:p>
          </table:table-cell>
          <table:table-cell table:formula="of:=TRUNC([.A343])" office:value-type="float" office:value="43750" calcext:value-type="float">
            <text:p>43750</text:p>
          </table:table-cell>
          <table:table-cell table:style-name="ce12" table:formula="of:=[.B343]-[.C343]" office:value-type="date" office:date-value="1899-12-30T15:38:17.57637495641" calcext:value-type="date">
            <text:p>12/30/99 03:38 PM</text:p>
          </table:table-cell>
          <table:table-cell table:formula="of:=MOD([.E342]-[.$E$2];[.$H$2])+1+[.$E$2]" office:value-type="float" office:value="261" calcext:value-type="float">
            <text:p>261</text:p>
          </table:table-cell>
          <table:table-cell table:formula="of:=MOD([.F342]+1/[.$H$2];5)" office:value-type="float" office:value="0.666666666666655" calcext:value-type="float">
            <text:p>0,666666666666655</text:p>
          </table:table-cell>
          <table:table-cell table:formula="of:=IF([.F343]&lt;0.000001;[.G342]+2+1/[.$H$2];[.G342]+1/[.$H$2])" office:value-type="float" office:value="5.66666666666665" calcext:value-type="float">
            <text:p>5,6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44]))" office:value-type="date" office:date-value="2019-10-12T15:46:53.95538" calcext:value-type="date">
            <text:p>2019-10-12 15:46:54</text:p>
          </table:table-cell>
          <table:table-cell table:style-name="ce7" table:formula="of:=[.A344]" office:value-type="date" office:date-value="2019-10-12T15:46:53.95538" calcext:value-type="date">
            <text:p>2019-10-12 15:46:54</text:p>
          </table:table-cell>
          <table:table-cell table:formula="of:=TRUNC([.A344])" office:value-type="float" office:value="43750" calcext:value-type="float">
            <text:p>43750</text:p>
          </table:table-cell>
          <table:table-cell table:style-name="ce12" table:formula="of:=[.B344]-[.C344]" office:value-type="date" office:date-value="1899-12-30T15:46:53.95538044162" calcext:value-type="date">
            <text:p>12/30/99 03:46 PM</text:p>
          </table:table-cell>
          <table:table-cell table:formula="of:=MOD([.E343]-[.$E$2];[.$H$2])+1+[.$E$2]" office:value-type="float" office:value="262" calcext:value-type="float">
            <text:p>262</text:p>
          </table:table-cell>
          <table:table-cell table:formula="of:=MOD([.F343]+1/[.$H$2];5)" office:value-type="float" office:value="0.683333333333321" calcext:value-type="float">
            <text:p>0,683333333333321</text:p>
          </table:table-cell>
          <table:table-cell table:formula="of:=IF([.F344]&lt;0.000001;[.G343]+2+1/[.$H$2];[.G343]+1/[.$H$2])" office:value-type="float" office:value="5.68333333333332" calcext:value-type="float">
            <text:p>5,6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45]))" office:value-type="date" office:date-value="2019-10-12T15:34:43.336298" calcext:value-type="date">
            <text:p>2019-10-12 15:34:43</text:p>
          </table:table-cell>
          <table:table-cell table:style-name="ce7" table:formula="of:=[.A345]" office:value-type="date" office:date-value="2019-10-12T15:34:43.336298" calcext:value-type="date">
            <text:p>2019-10-12 15:34:43</text:p>
          </table:table-cell>
          <table:table-cell table:formula="of:=TRUNC([.A345])" office:value-type="float" office:value="43750" calcext:value-type="float">
            <text:p>43750</text:p>
          </table:table-cell>
          <table:table-cell table:style-name="ce12" table:formula="of:=[.B345]-[.C345]" office:value-type="date" office:date-value="1899-12-30T15:34:43.33629781846" calcext:value-type="date">
            <text:p>12/30/99 03:34 PM</text:p>
          </table:table-cell>
          <table:table-cell table:formula="of:=MOD([.E344]-[.$E$2];[.$H$2])+1+[.$E$2]" office:value-type="float" office:value="263" calcext:value-type="float">
            <text:p>263</text:p>
          </table:table-cell>
          <table:table-cell table:formula="of:=MOD([.F344]+1/[.$H$2];5)" office:value-type="float" office:value="0.699999999999988" calcext:value-type="float">
            <text:p>0,699999999999988</text:p>
          </table:table-cell>
          <table:table-cell table:formula="of:=IF([.F345]&lt;0.000001;[.G344]+2+1/[.$H$2];[.G344]+1/[.$H$2])" office:value-type="float" office:value="5.69999999999999" calcext:value-type="float">
            <text:p>5,69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46]))" office:value-type="date" office:date-value="2019-10-12T15:38:42.840587" calcext:value-type="date">
            <text:p>2019-10-12 15:38:43</text:p>
          </table:table-cell>
          <table:table-cell table:style-name="ce7" table:formula="of:=[.A346]" office:value-type="date" office:date-value="2019-10-12T15:38:42.840587" calcext:value-type="date">
            <text:p>2019-10-12 15:38:43</text:p>
          </table:table-cell>
          <table:table-cell table:formula="of:=TRUNC([.A346])" office:value-type="float" office:value="43750" calcext:value-type="float">
            <text:p>43750</text:p>
          </table:table-cell>
          <table:table-cell table:style-name="ce12" table:formula="of:=[.B346]-[.C346]" office:value-type="date" office:date-value="1899-12-30T15:38:42.84058739897" calcext:value-type="date">
            <text:p>12/30/99 03:38 PM</text:p>
          </table:table-cell>
          <table:table-cell table:formula="of:=MOD([.E345]-[.$E$2];[.$H$2])+1+[.$E$2]" office:value-type="float" office:value="264" calcext:value-type="float">
            <text:p>264</text:p>
          </table:table-cell>
          <table:table-cell table:formula="of:=MOD([.F345]+1/[.$H$2];5)" office:value-type="float" office:value="0.716666666666655" calcext:value-type="float">
            <text:p>0,716666666666655</text:p>
          </table:table-cell>
          <table:table-cell table:formula="of:=IF([.F346]&lt;0.000001;[.G345]+2+1/[.$H$2];[.G345]+1/[.$H$2])" office:value-type="float" office:value="5.71666666666665" calcext:value-type="float">
            <text:p>5,7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47]))" office:value-type="date" office:date-value="2019-10-12T15:18:25.474572" calcext:value-type="date">
            <text:p>2019-10-12 15:18:25</text:p>
          </table:table-cell>
          <table:table-cell table:style-name="ce7" table:formula="of:=[.A347]" office:value-type="date" office:date-value="2019-10-12T15:18:25.474572" calcext:value-type="date">
            <text:p>2019-10-12 15:18:25</text:p>
          </table:table-cell>
          <table:table-cell table:formula="of:=TRUNC([.A347])" office:value-type="float" office:value="43750" calcext:value-type="float">
            <text:p>43750</text:p>
          </table:table-cell>
          <table:table-cell table:style-name="ce12" table:formula="of:=[.B347]-[.C347]" office:value-type="date" office:date-value="1899-12-30T15:18:25.47457176726" calcext:value-type="date">
            <text:p>12/30/99 03:18 PM</text:p>
          </table:table-cell>
          <table:table-cell table:formula="of:=MOD([.E346]-[.$E$2];[.$H$2])+1+[.$E$2]" office:value-type="float" office:value="265" calcext:value-type="float">
            <text:p>265</text:p>
          </table:table-cell>
          <table:table-cell table:formula="of:=MOD([.F346]+1/[.$H$2];5)" office:value-type="float" office:value="0.733333333333321" calcext:value-type="float">
            <text:p>0,733333333333321</text:p>
          </table:table-cell>
          <table:table-cell table:formula="of:=IF([.F347]&lt;0.000001;[.G346]+2+1/[.$H$2];[.G346]+1/[.$H$2])" office:value-type="float" office:value="5.73333333333332" calcext:value-type="float">
            <text:p>5,7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48]))" office:value-type="date" office:date-value="2019-10-12T15:56:59.789176" calcext:value-type="date">
            <text:p>2019-10-12 15:57:00</text:p>
          </table:table-cell>
          <table:table-cell table:style-name="ce7" table:formula="of:=[.A348]" office:value-type="date" office:date-value="2019-10-12T15:56:59.789176" calcext:value-type="date">
            <text:p>2019-10-12 15:57:00</text:p>
          </table:table-cell>
          <table:table-cell table:formula="of:=TRUNC([.A348])" office:value-type="float" office:value="43750" calcext:value-type="float">
            <text:p>43750</text:p>
          </table:table-cell>
          <table:table-cell table:style-name="ce12" table:formula="of:=[.B348]-[.C348]" office:value-type="date" office:date-value="1899-12-30T15:56:59.78917631786" calcext:value-type="date">
            <text:p>12/30/99 03:57 PM</text:p>
          </table:table-cell>
          <table:table-cell table:formula="of:=MOD([.E347]-[.$E$2];[.$H$2])+1+[.$E$2]" office:value-type="float" office:value="266" calcext:value-type="float">
            <text:p>266</text:p>
          </table:table-cell>
          <table:table-cell table:formula="of:=MOD([.F347]+1/[.$H$2];5)" office:value-type="float" office:value="0.749999999999988" calcext:value-type="float">
            <text:p>0,749999999999988</text:p>
          </table:table-cell>
          <table:table-cell table:formula="of:=IF([.F348]&lt;0.000001;[.G347]+2+1/[.$H$2];[.G347]+1/[.$H$2])" office:value-type="float" office:value="5.74999999999999" calcext:value-type="float">
            <text:p>5,74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49]))" office:value-type="date" office:date-value="2019-10-12T15:53:12.845287" calcext:value-type="date">
            <text:p>2019-10-12 15:53:13</text:p>
          </table:table-cell>
          <table:table-cell table:style-name="ce7" table:formula="of:=[.A349]" office:value-type="date" office:date-value="2019-10-12T15:53:12.845287" calcext:value-type="date">
            <text:p>2019-10-12 15:53:13</text:p>
          </table:table-cell>
          <table:table-cell table:formula="of:=TRUNC([.A349])" office:value-type="float" office:value="43750" calcext:value-type="float">
            <text:p>43750</text:p>
          </table:table-cell>
          <table:table-cell table:style-name="ce12" table:formula="of:=[.B349]-[.C349]" office:value-type="date" office:date-value="1899-12-30T15:53:12.84528682474" calcext:value-type="date">
            <text:p>12/30/99 03:53 PM</text:p>
          </table:table-cell>
          <table:table-cell table:formula="of:=MOD([.E348]-[.$E$2];[.$H$2])+1+[.$E$2]" office:value-type="float" office:value="267" calcext:value-type="float">
            <text:p>267</text:p>
          </table:table-cell>
          <table:table-cell table:formula="of:=MOD([.F348]+1/[.$H$2];5)" office:value-type="float" office:value="0.766666666666655" calcext:value-type="float">
            <text:p>0,766666666666655</text:p>
          </table:table-cell>
          <table:table-cell table:formula="of:=IF([.F349]&lt;0.000001;[.G348]+2+1/[.$H$2];[.G348]+1/[.$H$2])" office:value-type="float" office:value="5.76666666666665" calcext:value-type="float">
            <text:p>5,7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50]))" office:value-type="date" office:date-value="2019-10-12T15:41:35.859167" calcext:value-type="date">
            <text:p>2019-10-12 15:41:36</text:p>
          </table:table-cell>
          <table:table-cell table:style-name="ce7" table:formula="of:=[.A350]" office:value-type="date" office:date-value="2019-10-12T15:41:35.859167" calcext:value-type="date">
            <text:p>2019-10-12 15:41:36</text:p>
          </table:table-cell>
          <table:table-cell table:formula="of:=TRUNC([.A350])" office:value-type="float" office:value="43750" calcext:value-type="float">
            <text:p>43750</text:p>
          </table:table-cell>
          <table:table-cell table:style-name="ce12" table:formula="of:=[.B350]-[.C350]" office:value-type="date" office:date-value="1899-12-30T15:41:35.85916714277" calcext:value-type="date">
            <text:p>12/30/99 03:41 PM</text:p>
          </table:table-cell>
          <table:table-cell table:formula="of:=MOD([.E349]-[.$E$2];[.$H$2])+1+[.$E$2]" office:value-type="float" office:value="268" calcext:value-type="float">
            <text:p>268</text:p>
          </table:table-cell>
          <table:table-cell table:formula="of:=MOD([.F349]+1/[.$H$2];5)" office:value-type="float" office:value="0.783333333333322" calcext:value-type="float">
            <text:p>0,783333333333322</text:p>
          </table:table-cell>
          <table:table-cell table:formula="of:=IF([.F350]&lt;0.000001;[.G349]+2+1/[.$H$2];[.G349]+1/[.$H$2])" office:value-type="float" office:value="5.78333333333332" calcext:value-type="float">
            <text:p>5,7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51]))" office:value-type="date" office:date-value="2019-10-12T15:54:39.78066" calcext:value-type="date">
            <text:p>2019-10-12 15:54:40</text:p>
          </table:table-cell>
          <table:table-cell table:style-name="ce7" table:formula="of:=[.A351]" office:value-type="date" office:date-value="2019-10-12T15:54:39.78066" calcext:value-type="date">
            <text:p>2019-10-12 15:54:40</text:p>
          </table:table-cell>
          <table:table-cell table:formula="of:=TRUNC([.A351])" office:value-type="float" office:value="43750" calcext:value-type="float">
            <text:p>43750</text:p>
          </table:table-cell>
          <table:table-cell table:style-name="ce12" table:formula="of:=[.B351]-[.C351]" office:value-type="date" office:date-value="1899-12-30T15:54:39.78066005744" calcext:value-type="date">
            <text:p>12/30/99 03:54 PM</text:p>
          </table:table-cell>
          <table:table-cell table:formula="of:=MOD([.E350]-[.$E$2];[.$H$2])+1+[.$E$2]" office:value-type="float" office:value="269" calcext:value-type="float">
            <text:p>269</text:p>
          </table:table-cell>
          <table:table-cell table:formula="of:=MOD([.F350]+1/[.$H$2];5)" office:value-type="float" office:value="0.799999999999988" calcext:value-type="float">
            <text:p>0,799999999999988</text:p>
          </table:table-cell>
          <table:table-cell table:formula="of:=IF([.F351]&lt;0.000001;[.G350]+2+1/[.$H$2];[.G350]+1/[.$H$2])" office:value-type="float" office:value="5.79999999999999" calcext:value-type="float">
            <text:p>5,79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52]))" office:value-type="date" office:date-value="2019-10-12T15:47:35.969704" calcext:value-type="date">
            <text:p>2019-10-12 15:47:36</text:p>
          </table:table-cell>
          <table:table-cell table:style-name="ce7" table:formula="of:=[.A352]" office:value-type="date" office:date-value="2019-10-12T15:47:35.969704" calcext:value-type="date">
            <text:p>2019-10-12 15:47:36</text:p>
          </table:table-cell>
          <table:table-cell table:formula="of:=TRUNC([.A352])" office:value-type="float" office:value="43750" calcext:value-type="float">
            <text:p>43750</text:p>
          </table:table-cell>
          <table:table-cell table:style-name="ce12" table:formula="of:=[.B352]-[.C352]" office:value-type="date" office:date-value="1899-12-30T15:47:35.96970382612" calcext:value-type="date">
            <text:p>12/30/99 03:47 PM</text:p>
          </table:table-cell>
          <table:table-cell table:formula="of:=MOD([.E351]-[.$E$2];[.$H$2])+1+[.$E$2]" office:value-type="float" office:value="270" calcext:value-type="float">
            <text:p>270</text:p>
          </table:table-cell>
          <table:table-cell table:formula="of:=MOD([.F351]+1/[.$H$2];5)" office:value-type="float" office:value="0.816666666666655" calcext:value-type="float">
            <text:p>0,816666666666655</text:p>
          </table:table-cell>
          <table:table-cell table:formula="of:=IF([.F352]&lt;0.000001;[.G351]+2+1/[.$H$2];[.G351]+1/[.$H$2])" office:value-type="float" office:value="5.81666666666665" calcext:value-type="float">
            <text:p>5,8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53]))" office:value-type="date" office:date-value="2019-10-12T15:35:32.675411" calcext:value-type="date">
            <text:p>2019-10-12 15:35:33</text:p>
          </table:table-cell>
          <table:table-cell table:style-name="ce7" table:formula="of:=[.A353]" office:value-type="date" office:date-value="2019-10-12T15:35:32.675411" calcext:value-type="date">
            <text:p>2019-10-12 15:35:33</text:p>
          </table:table-cell>
          <table:table-cell table:formula="of:=TRUNC([.A353])" office:value-type="float" office:value="43750" calcext:value-type="float">
            <text:p>43750</text:p>
          </table:table-cell>
          <table:table-cell table:style-name="ce12" table:formula="of:=[.B353]-[.C353]" office:value-type="date" office:date-value="1899-12-30T15:35:32.67541110981" calcext:value-type="date">
            <text:p>12/30/99 03:35 PM</text:p>
          </table:table-cell>
          <table:table-cell table:formula="of:=MOD([.E352]-[.$E$2];[.$H$2])+1+[.$E$2]" office:value-type="float" office:value="271" calcext:value-type="float">
            <text:p>271</text:p>
          </table:table-cell>
          <table:table-cell table:formula="of:=MOD([.F352]+1/[.$H$2];5)" office:value-type="float" office:value="0.833333333333322" calcext:value-type="float">
            <text:p>0,833333333333322</text:p>
          </table:table-cell>
          <table:table-cell table:formula="of:=IF([.F353]&lt;0.000001;[.G352]+2+1/[.$H$2];[.G352]+1/[.$H$2])" office:value-type="float" office:value="5.83333333333332" calcext:value-type="float">
            <text:p>5,8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54]))" office:value-type="date" office:date-value="2019-10-12T15:28:11.202395" calcext:value-type="date">
            <text:p>2019-10-12 15:28:11</text:p>
          </table:table-cell>
          <table:table-cell table:style-name="ce7" table:formula="of:=[.A354]" office:value-type="date" office:date-value="2019-10-12T15:28:11.202395" calcext:value-type="date">
            <text:p>2019-10-12 15:28:11</text:p>
          </table:table-cell>
          <table:table-cell table:formula="of:=TRUNC([.A354])" office:value-type="float" office:value="43750" calcext:value-type="float">
            <text:p>43750</text:p>
          </table:table-cell>
          <table:table-cell table:style-name="ce12" table:formula="of:=[.B354]-[.C354]" office:value-type="date" office:date-value="1899-12-30T15:28:11.20239517651" calcext:value-type="date">
            <text:p>12/30/99 03:28 PM</text:p>
          </table:table-cell>
          <table:table-cell table:formula="of:=MOD([.E353]-[.$E$2];[.$H$2])+1+[.$E$2]" office:value-type="float" office:value="272" calcext:value-type="float">
            <text:p>272</text:p>
          </table:table-cell>
          <table:table-cell table:formula="of:=MOD([.F353]+1/[.$H$2];5)" office:value-type="float" office:value="0.849999999999988" calcext:value-type="float">
            <text:p>0,849999999999988</text:p>
          </table:table-cell>
          <table:table-cell table:formula="of:=IF([.F354]&lt;0.000001;[.G353]+2+1/[.$H$2];[.G353]+1/[.$H$2])" office:value-type="float" office:value="5.84999999999998" calcext:value-type="float">
            <text:p>5,8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55]))" office:value-type="date" office:date-value="2019-10-12T15:45:53.116005" calcext:value-type="date">
            <text:p>2019-10-12 15:45:53</text:p>
          </table:table-cell>
          <table:table-cell table:style-name="ce7" table:formula="of:=[.A355]" office:value-type="date" office:date-value="2019-10-12T15:45:53.116005" calcext:value-type="date">
            <text:p>2019-10-12 15:45:53</text:p>
          </table:table-cell>
          <table:table-cell table:formula="of:=TRUNC([.A355])" office:value-type="float" office:value="43750" calcext:value-type="float">
            <text:p>43750</text:p>
          </table:table-cell>
          <table:table-cell table:style-name="ce12" table:formula="of:=[.B355]-[.C355]" office:value-type="date" office:date-value="1899-12-30T15:45:53.11600451823" calcext:value-type="date">
            <text:p>12/30/99 03:45 PM</text:p>
          </table:table-cell>
          <table:table-cell table:formula="of:=MOD([.E354]-[.$E$2];[.$H$2])+1+[.$E$2]" office:value-type="float" office:value="273" calcext:value-type="float">
            <text:p>273</text:p>
          </table:table-cell>
          <table:table-cell table:formula="of:=MOD([.F354]+1/[.$H$2];5)" office:value-type="float" office:value="0.866666666666655" calcext:value-type="float">
            <text:p>0,866666666666655</text:p>
          </table:table-cell>
          <table:table-cell table:formula="of:=IF([.F355]&lt;0.000001;[.G354]+2+1/[.$H$2];[.G354]+1/[.$H$2])" office:value-type="float" office:value="5.86666666666665" calcext:value-type="float">
            <text:p>5,8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56]))" office:value-type="date" office:date-value="2019-10-12T15:33:52.162478" calcext:value-type="date">
            <text:p>2019-10-12 15:33:52</text:p>
          </table:table-cell>
          <table:table-cell table:style-name="ce7" table:formula="of:=[.A356]" office:value-type="date" office:date-value="2019-10-12T15:33:52.162478" calcext:value-type="date">
            <text:p>2019-10-12 15:33:52</text:p>
          </table:table-cell>
          <table:table-cell table:formula="of:=TRUNC([.A356])" office:value-type="float" office:value="43750" calcext:value-type="float">
            <text:p>43750</text:p>
          </table:table-cell>
          <table:table-cell table:style-name="ce12" table:formula="of:=[.B356]-[.C356]" office:value-type="date" office:date-value="1899-12-30T15:33:52.16247812379" calcext:value-type="date">
            <text:p>12/30/99 03:33 PM</text:p>
          </table:table-cell>
          <table:table-cell table:formula="of:=MOD([.E355]-[.$E$2];[.$H$2])+1+[.$E$2]" office:value-type="float" office:value="274" calcext:value-type="float">
            <text:p>274</text:p>
          </table:table-cell>
          <table:table-cell table:formula="of:=MOD([.F355]+1/[.$H$2];5)" office:value-type="float" office:value="0.883333333333322" calcext:value-type="float">
            <text:p>0,883333333333322</text:p>
          </table:table-cell>
          <table:table-cell table:formula="of:=IF([.F356]&lt;0.000001;[.G355]+2+1/[.$H$2];[.G355]+1/[.$H$2])" office:value-type="float" office:value="5.88333333333332" calcext:value-type="float">
            <text:p>5,8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57]))" office:value-type="date" office:date-value="2019-10-12T15:32:01.268035" calcext:value-type="date">
            <text:p>2019-10-12 15:32:01</text:p>
          </table:table-cell>
          <table:table-cell table:style-name="ce7" table:formula="of:=[.A357]" office:value-type="date" office:date-value="2019-10-12T15:32:01.268035" calcext:value-type="date">
            <text:p>2019-10-12 15:32:01</text:p>
          </table:table-cell>
          <table:table-cell table:formula="of:=TRUNC([.A357])" office:value-type="float" office:value="43750" calcext:value-type="float">
            <text:p>43750</text:p>
          </table:table-cell>
          <table:table-cell table:style-name="ce12" table:formula="of:=[.B357]-[.C357]" office:value-type="date" office:date-value="1899-12-30T15:32:01.26803523861" calcext:value-type="date">
            <text:p>12/30/99 03:32 PM</text:p>
          </table:table-cell>
          <table:table-cell table:formula="of:=MOD([.E356]-[.$E$2];[.$H$2])+1+[.$E$2]" office:value-type="float" office:value="275" calcext:value-type="float">
            <text:p>275</text:p>
          </table:table-cell>
          <table:table-cell table:formula="of:=MOD([.F356]+1/[.$H$2];5)" office:value-type="float" office:value="0.899999999999988" calcext:value-type="float">
            <text:p>0,899999999999988</text:p>
          </table:table-cell>
          <table:table-cell table:formula="of:=IF([.F357]&lt;0.000001;[.G356]+2+1/[.$H$2];[.G356]+1/[.$H$2])" office:value-type="float" office:value="5.89999999999998" calcext:value-type="float">
            <text:p>5,8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58]))" office:value-type="date" office:date-value="2019-10-12T15:56:17.201023" calcext:value-type="date">
            <text:p>2019-10-12 15:56:17</text:p>
          </table:table-cell>
          <table:table-cell table:style-name="ce7" table:formula="of:=[.A358]" office:value-type="date" office:date-value="2019-10-12T15:56:17.201023" calcext:value-type="date">
            <text:p>2019-10-12 15:56:17</text:p>
          </table:table-cell>
          <table:table-cell table:formula="of:=TRUNC([.A358])" office:value-type="float" office:value="43750" calcext:value-type="float">
            <text:p>43750</text:p>
          </table:table-cell>
          <table:table-cell table:style-name="ce12" table:formula="of:=[.B358]-[.C358]" office:value-type="date" office:date-value="1899-12-30T15:56:17.20102344174" calcext:value-type="date">
            <text:p>12/30/99 03:56 PM</text:p>
          </table:table-cell>
          <table:table-cell table:formula="of:=MOD([.E357]-[.$E$2];[.$H$2])+1+[.$E$2]" office:value-type="float" office:value="276" calcext:value-type="float">
            <text:p>276</text:p>
          </table:table-cell>
          <table:table-cell table:formula="of:=MOD([.F357]+1/[.$H$2];5)" office:value-type="float" office:value="0.916666666666655" calcext:value-type="float">
            <text:p>0,916666666666655</text:p>
          </table:table-cell>
          <table:table-cell table:formula="of:=IF([.F358]&lt;0.000001;[.G357]+2+1/[.$H$2];[.G357]+1/[.$H$2])" office:value-type="float" office:value="5.91666666666665" calcext:value-type="float">
            <text:p>5,9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59]))" office:value-type="date" office:date-value="2019-10-12T15:28:02.967905" calcext:value-type="date">
            <text:p>2019-10-12 15:28:03</text:p>
          </table:table-cell>
          <table:table-cell table:style-name="ce7" table:formula="of:=[.A359]" office:value-type="date" office:date-value="2019-10-12T15:28:02.967905" calcext:value-type="date">
            <text:p>2019-10-12 15:28:03</text:p>
          </table:table-cell>
          <table:table-cell table:formula="of:=TRUNC([.A359])" office:value-type="float" office:value="43750" calcext:value-type="float">
            <text:p>43750</text:p>
          </table:table-cell>
          <table:table-cell table:style-name="ce12" table:formula="of:=[.B359]-[.C359]" office:value-type="date" office:date-value="1899-12-30T15:28:02.9679051647" calcext:value-type="date">
            <text:p>12/30/99 03:28 PM</text:p>
          </table:table-cell>
          <table:table-cell table:formula="of:=MOD([.E358]-[.$E$2];[.$H$2])+1+[.$E$2]" office:value-type="float" office:value="277" calcext:value-type="float">
            <text:p>277</text:p>
          </table:table-cell>
          <table:table-cell table:formula="of:=MOD([.F358]+1/[.$H$2];5)" office:value-type="float" office:value="0.933333333333322" calcext:value-type="float">
            <text:p>0,933333333333322</text:p>
          </table:table-cell>
          <table:table-cell table:formula="of:=IF([.F359]&lt;0.000001;[.G358]+2+1/[.$H$2];[.G358]+1/[.$H$2])" office:value-type="float" office:value="5.93333333333332" calcext:value-type="float">
            <text:p>5,9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60]))" office:value-type="date" office:date-value="2019-10-12T15:40:33.04799" calcext:value-type="date">
            <text:p>2019-10-12 15:40:33</text:p>
          </table:table-cell>
          <table:table-cell table:style-name="ce7" table:formula="of:=[.A360]" office:value-type="date" office:date-value="2019-10-12T15:40:33.04799" calcext:value-type="date">
            <text:p>2019-10-12 15:40:33</text:p>
          </table:table-cell>
          <table:table-cell table:formula="of:=TRUNC([.A360])" office:value-type="float" office:value="43750" calcext:value-type="float">
            <text:p>43750</text:p>
          </table:table-cell>
          <table:table-cell table:style-name="ce12" table:formula="of:=[.B360]-[.C360]" office:value-type="date" office:date-value="1899-12-30T15:40:33.04798977915" calcext:value-type="date">
            <text:p>12/30/99 03:40 PM</text:p>
          </table:table-cell>
          <table:table-cell table:formula="of:=MOD([.E359]-[.$E$2];[.$H$2])+1+[.$E$2]" office:value-type="float" office:value="278" calcext:value-type="float">
            <text:p>278</text:p>
          </table:table-cell>
          <table:table-cell table:formula="of:=MOD([.F359]+1/[.$H$2];5)" office:value-type="float" office:value="0.949999999999989" calcext:value-type="float">
            <text:p>0,949999999999989</text:p>
          </table:table-cell>
          <table:table-cell table:formula="of:=IF([.F360]&lt;0.000001;[.G359]+2+1/[.$H$2];[.G359]+1/[.$H$2])" office:value-type="float" office:value="5.94999999999998" calcext:value-type="float">
            <text:p>5,9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61]))" office:value-type="date" office:date-value="2019-10-12T15:35:21.65137" calcext:value-type="date">
            <text:p>2019-10-12 15:35:22</text:p>
          </table:table-cell>
          <table:table-cell table:style-name="ce7" table:formula="of:=[.A361]" office:value-type="date" office:date-value="2019-10-12T15:35:21.65137" calcext:value-type="date">
            <text:p>2019-10-12 15:35:22</text:p>
          </table:table-cell>
          <table:table-cell table:formula="of:=TRUNC([.A361])" office:value-type="float" office:value="43750" calcext:value-type="float">
            <text:p>43750</text:p>
          </table:table-cell>
          <table:table-cell table:style-name="ce12" table:formula="of:=[.B361]-[.C361]" office:value-type="date" office:date-value="1899-12-30T15:35:21.65136986878" calcext:value-type="date">
            <text:p>12/30/99 03:35 PM</text:p>
          </table:table-cell>
          <table:table-cell table:formula="of:=MOD([.E360]-[.$E$2];[.$H$2])+1+[.$E$2]" office:value-type="float" office:value="279" calcext:value-type="float">
            <text:p>279</text:p>
          </table:table-cell>
          <table:table-cell table:formula="of:=MOD([.F360]+1/[.$H$2];5)" office:value-type="float" office:value="0.966666666666655" calcext:value-type="float">
            <text:p>0,966666666666655</text:p>
          </table:table-cell>
          <table:table-cell table:formula="of:=IF([.F361]&lt;0.000001;[.G360]+2+1/[.$H$2];[.G360]+1/[.$H$2])" office:value-type="float" office:value="5.96666666666665" calcext:value-type="float">
            <text:p>5,9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62]))" office:value-type="date" office:date-value="2019-10-12T15:46:07.228723" calcext:value-type="date">
            <text:p>2019-10-12 15:46:07</text:p>
          </table:table-cell>
          <table:table-cell table:style-name="ce7" table:formula="of:=[.A362]" office:value-type="date" office:date-value="2019-10-12T15:46:07.228723" calcext:value-type="date">
            <text:p>2019-10-12 15:46:07</text:p>
          </table:table-cell>
          <table:table-cell table:formula="of:=TRUNC([.A362])" office:value-type="float" office:value="43750" calcext:value-type="float">
            <text:p>43750</text:p>
          </table:table-cell>
          <table:table-cell table:style-name="ce12" table:formula="of:=[.B362]-[.C362]" office:value-type="date" office:date-value="1899-12-30T15:46:07.2287234338" calcext:value-type="date">
            <text:p>12/30/99 03:46 PM</text:p>
          </table:table-cell>
          <table:table-cell table:formula="of:=MOD([.E361]-[.$E$2];[.$H$2])+1+[.$E$2]" office:value-type="float" office:value="280" calcext:value-type="float">
            <text:p>280</text:p>
          </table:table-cell>
          <table:table-cell table:formula="of:=MOD([.F361]+1/[.$H$2];5)" office:value-type="float" office:value="0.983333333333322" calcext:value-type="float">
            <text:p>0,983333333333322</text:p>
          </table:table-cell>
          <table:table-cell table:formula="of:=IF([.F362]&lt;0.000001;[.G361]+2+1/[.$H$2];[.G361]+1/[.$H$2])" office:value-type="float" office:value="5.98333333333332" calcext:value-type="float">
            <text:p>5,9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63]))" office:value-type="date" office:date-value="2019-10-12T15:35:56.034113" calcext:value-type="date">
            <text:p>2019-10-12 15:35:56</text:p>
          </table:table-cell>
          <table:table-cell table:style-name="ce7" table:formula="of:=[.A363]" office:value-type="date" office:date-value="2019-10-12T15:35:56.034113" calcext:value-type="date">
            <text:p>2019-10-12 15:35:56</text:p>
          </table:table-cell>
          <table:table-cell table:formula="of:=TRUNC([.A363])" office:value-type="float" office:value="43750" calcext:value-type="float">
            <text:p>43750</text:p>
          </table:table-cell>
          <table:table-cell table:style-name="ce12" table:formula="of:=[.B363]-[.C363]" office:value-type="date" office:date-value="1899-12-30T15:35:56.03411311749" calcext:value-type="date">
            <text:p>12/30/99 03:35 PM</text:p>
          </table:table-cell>
          <table:table-cell table:formula="of:=MOD([.E362]-[.$E$2];[.$H$2])+1+[.$E$2]" office:value-type="float" office:value="221" calcext:value-type="float">
            <text:p>221</text:p>
          </table:table-cell>
          <table:table-cell table:formula="of:=MOD([.F362]+1/[.$H$2];5)" office:value-type="float" office:value="0.999999999999989" calcext:value-type="float">
            <text:p>0,999999999999989</text:p>
          </table:table-cell>
          <table:table-cell table:formula="of:=IF([.F363]&lt;0.000001;[.G362]+2+1/[.$H$2];[.G362]+1/[.$H$2])" office:value-type="float" office:value="5.99999999999998" calcext:value-type="float">
            <text:p>5,9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64]))" office:value-type="date" office:date-value="2019-10-13T15:31:37.620275" calcext:value-type="date">
            <text:p>2019-10-13 15:31:38</text:p>
          </table:table-cell>
          <table:table-cell table:style-name="ce7" table:formula="of:=[.A364]" office:value-type="date" office:date-value="2019-10-13T15:31:37.620275" calcext:value-type="date">
            <text:p>2019-10-13 15:31:38</text:p>
          </table:table-cell>
          <table:table-cell table:formula="of:=TRUNC([.A364])" office:value-type="float" office:value="43751" calcext:value-type="float">
            <text:p>43751</text:p>
          </table:table-cell>
          <table:table-cell table:style-name="ce12" table:formula="of:=[.B364]-[.C364]" office:value-type="date" office:date-value="1899-12-30T15:31:37.6202751277" calcext:value-type="date">
            <text:p>12/30/99 03:31 PM</text:p>
          </table:table-cell>
          <table:table-cell table:formula="of:=MOD([.E363]-[.$E$2];[.$H$2])+1+[.$E$2]" office:value-type="float" office:value="222" calcext:value-type="float">
            <text:p>222</text:p>
          </table:table-cell>
          <table:table-cell table:formula="of:=MOD([.F363]+1/[.$H$2];5)" office:value-type="float" office:value="1.01666666666666" calcext:value-type="float">
            <text:p>1,01666666666666</text:p>
          </table:table-cell>
          <table:table-cell table:formula="of:=IF([.F364]&lt;0.000001;[.G363]+2+1/[.$H$2];[.G363]+1/[.$H$2])" office:value-type="float" office:value="6.01666666666665" calcext:value-type="float">
            <text:p>6,0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65]))" office:value-type="date" office:date-value="2019-10-13T15:33:13.399578" calcext:value-type="date">
            <text:p>2019-10-13 15:33:13</text:p>
          </table:table-cell>
          <table:table-cell table:style-name="ce7" table:formula="of:=[.A365]" office:value-type="date" office:date-value="2019-10-13T15:33:13.399578" calcext:value-type="date">
            <text:p>2019-10-13 15:33:13</text:p>
          </table:table-cell>
          <table:table-cell table:formula="of:=TRUNC([.A365])" office:value-type="float" office:value="43751" calcext:value-type="float">
            <text:p>43751</text:p>
          </table:table-cell>
          <table:table-cell table:style-name="ce12" table:formula="of:=[.B365]-[.C365]" office:value-type="date" office:date-value="1899-12-30T15:33:13.39957796037" calcext:value-type="date">
            <text:p>12/30/99 03:33 PM</text:p>
          </table:table-cell>
          <table:table-cell table:formula="of:=MOD([.E364]-[.$E$2];[.$H$2])+1+[.$E$2]" office:value-type="float" office:value="223" calcext:value-type="float">
            <text:p>223</text:p>
          </table:table-cell>
          <table:table-cell table:formula="of:=MOD([.F364]+1/[.$H$2];5)" office:value-type="float" office:value="1.03333333333332" calcext:value-type="float">
            <text:p>1,03333333333332</text:p>
          </table:table-cell>
          <table:table-cell table:formula="of:=IF([.F365]&lt;0.000001;[.G364]+2+1/[.$H$2];[.G364]+1/[.$H$2])" office:value-type="float" office:value="6.03333333333332" calcext:value-type="float">
            <text:p>6,0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66]))" office:value-type="date" office:date-value="2019-10-13T15:33:17.982541" calcext:value-type="date">
            <text:p>2019-10-13 15:33:18</text:p>
          </table:table-cell>
          <table:table-cell table:style-name="ce7" table:formula="of:=[.A366]" office:value-type="date" office:date-value="2019-10-13T15:33:17.982541" calcext:value-type="date">
            <text:p>2019-10-13 15:33:18</text:p>
          </table:table-cell>
          <table:table-cell table:formula="of:=TRUNC([.A366])" office:value-type="float" office:value="43751" calcext:value-type="float">
            <text:p>43751</text:p>
          </table:table-cell>
          <table:table-cell table:style-name="ce12" table:formula="of:=[.B366]-[.C366]" office:value-type="date" office:date-value="1899-12-30T15:33:17.98254130874" calcext:value-type="date">
            <text:p>12/30/99 03:33 PM</text:p>
          </table:table-cell>
          <table:table-cell table:formula="of:=MOD([.E365]-[.$E$2];[.$H$2])+1+[.$E$2]" office:value-type="float" office:value="224" calcext:value-type="float">
            <text:p>224</text:p>
          </table:table-cell>
          <table:table-cell table:formula="of:=MOD([.F365]+1/[.$H$2];5)" office:value-type="float" office:value="1.04999999999999" calcext:value-type="float">
            <text:p>1,04999999999999</text:p>
          </table:table-cell>
          <table:table-cell table:formula="of:=IF([.F366]&lt;0.000001;[.G365]+2+1/[.$H$2];[.G365]+1/[.$H$2])" office:value-type="float" office:value="6.04999999999998" calcext:value-type="float">
            <text:p>6,0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67]))" office:value-type="date" office:date-value="2019-10-13T15:23:14.984235" calcext:value-type="date">
            <text:p>2019-10-13 15:23:15</text:p>
          </table:table-cell>
          <table:table-cell table:style-name="ce7" table:formula="of:=[.A367]" office:value-type="date" office:date-value="2019-10-13T15:23:14.984235" calcext:value-type="date">
            <text:p>2019-10-13 15:23:15</text:p>
          </table:table-cell>
          <table:table-cell table:formula="of:=TRUNC([.A367])" office:value-type="float" office:value="43751" calcext:value-type="float">
            <text:p>43751</text:p>
          </table:table-cell>
          <table:table-cell table:style-name="ce12" table:formula="of:=[.B367]-[.C367]" office:value-type="date" office:date-value="1899-12-30T15:23:14.98423535842" calcext:value-type="date">
            <text:p>12/30/99 03:23 PM</text:p>
          </table:table-cell>
          <table:table-cell table:formula="of:=MOD([.E366]-[.$E$2];[.$H$2])+1+[.$E$2]" office:value-type="float" office:value="225" calcext:value-type="float">
            <text:p>225</text:p>
          </table:table-cell>
          <table:table-cell table:formula="of:=MOD([.F366]+1/[.$H$2];5)" office:value-type="float" office:value="1.06666666666666" calcext:value-type="float">
            <text:p>1,06666666666666</text:p>
          </table:table-cell>
          <table:table-cell table:formula="of:=IF([.F367]&lt;0.000001;[.G366]+2+1/[.$H$2];[.G366]+1/[.$H$2])" office:value-type="float" office:value="6.06666666666665" calcext:value-type="float">
            <text:p>6,0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68]))" office:value-type="date" office:date-value="2019-10-13T15:27:32.542315" calcext:value-type="date">
            <text:p>2019-10-13 15:27:33</text:p>
          </table:table-cell>
          <table:table-cell table:style-name="ce7" table:formula="of:=[.A368]" office:value-type="date" office:date-value="2019-10-13T15:27:32.542315" calcext:value-type="date">
            <text:p>2019-10-13 15:27:33</text:p>
          </table:table-cell>
          <table:table-cell table:formula="of:=TRUNC([.A368])" office:value-type="float" office:value="43751" calcext:value-type="float">
            <text:p>43751</text:p>
          </table:table-cell>
          <table:table-cell table:style-name="ce12" table:formula="of:=[.B368]-[.C368]" office:value-type="date" office:date-value="1899-12-30T15:27:32.54231456202" calcext:value-type="date">
            <text:p>12/30/99 03:27 PM</text:p>
          </table:table-cell>
          <table:table-cell table:formula="of:=MOD([.E367]-[.$E$2];[.$H$2])+1+[.$E$2]" office:value-type="float" office:value="226" calcext:value-type="float">
            <text:p>226</text:p>
          </table:table-cell>
          <table:table-cell table:formula="of:=MOD([.F367]+1/[.$H$2];5)" office:value-type="float" office:value="1.08333333333332" calcext:value-type="float">
            <text:p>1,08333333333332</text:p>
          </table:table-cell>
          <table:table-cell table:formula="of:=IF([.F368]&lt;0.000001;[.G367]+2+1/[.$H$2];[.G367]+1/[.$H$2])" office:value-type="float" office:value="6.08333333333332" calcext:value-type="float">
            <text:p>6,0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69]))" office:value-type="date" office:date-value="2019-10-13T15:56:55.192531" calcext:value-type="date">
            <text:p>2019-10-13 15:56:55</text:p>
          </table:table-cell>
          <table:table-cell table:style-name="ce7" table:formula="of:=[.A369]" office:value-type="date" office:date-value="2019-10-13T15:56:55.192531" calcext:value-type="date">
            <text:p>2019-10-13 15:56:55</text:p>
          </table:table-cell>
          <table:table-cell table:formula="of:=TRUNC([.A369])" office:value-type="float" office:value="43751" calcext:value-type="float">
            <text:p>43751</text:p>
          </table:table-cell>
          <table:table-cell table:style-name="ce12" table:formula="of:=[.B369]-[.C369]" office:value-type="date" office:date-value="1899-12-30T15:56:55.19253056031" calcext:value-type="date">
            <text:p>12/30/99 03:56 PM</text:p>
          </table:table-cell>
          <table:table-cell table:formula="of:=MOD([.E368]-[.$E$2];[.$H$2])+1+[.$E$2]" office:value-type="float" office:value="227" calcext:value-type="float">
            <text:p>227</text:p>
          </table:table-cell>
          <table:table-cell table:formula="of:=MOD([.F368]+1/[.$H$2];5)" office:value-type="float" office:value="1.09999999999999" calcext:value-type="float">
            <text:p>1,09999999999999</text:p>
          </table:table-cell>
          <table:table-cell table:formula="of:=IF([.F369]&lt;0.000001;[.G368]+2+1/[.$H$2];[.G368]+1/[.$H$2])" office:value-type="float" office:value="6.09999999999998" calcext:value-type="float">
            <text:p>6,0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0]))" office:value-type="date" office:date-value="2019-10-13T15:37:31.740894" calcext:value-type="date">
            <text:p>2019-10-13 15:37:32</text:p>
          </table:table-cell>
          <table:table-cell table:style-name="ce7" table:formula="of:=[.A370]" office:value-type="date" office:date-value="2019-10-13T15:37:31.740894" calcext:value-type="date">
            <text:p>2019-10-13 15:37:32</text:p>
          </table:table-cell>
          <table:table-cell table:formula="of:=TRUNC([.A370])" office:value-type="float" office:value="43751" calcext:value-type="float">
            <text:p>43751</text:p>
          </table:table-cell>
          <table:table-cell table:style-name="ce12" table:formula="of:=[.B370]-[.C370]" office:value-type="date" office:date-value="1899-12-30T15:37:31.740893838" calcext:value-type="date">
            <text:p>12/30/99 03:37 PM</text:p>
          </table:table-cell>
          <table:table-cell table:formula="of:=MOD([.E369]-[.$E$2];[.$H$2])+1+[.$E$2]" office:value-type="float" office:value="228" calcext:value-type="float">
            <text:p>228</text:p>
          </table:table-cell>
          <table:table-cell table:formula="of:=MOD([.F369]+1/[.$H$2];5)" office:value-type="float" office:value="1.11666666666666" calcext:value-type="float">
            <text:p>1,11666666666666</text:p>
          </table:table-cell>
          <table:table-cell table:formula="of:=IF([.F370]&lt;0.000001;[.G369]+2+1/[.$H$2];[.G369]+1/[.$H$2])" office:value-type="float" office:value="6.11666666666665" calcext:value-type="float">
            <text:p>6,1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1]))" office:value-type="date" office:date-value="2019-10-13T15:32:30.880237" calcext:value-type="date">
            <text:p>2019-10-13 15:32:31</text:p>
          </table:table-cell>
          <table:table-cell table:style-name="ce7" table:formula="of:=[.A371]" office:value-type="date" office:date-value="2019-10-13T15:32:30.880237" calcext:value-type="date">
            <text:p>2019-10-13 15:32:31</text:p>
          </table:table-cell>
          <table:table-cell table:formula="of:=TRUNC([.A371])" office:value-type="float" office:value="43751" calcext:value-type="float">
            <text:p>43751</text:p>
          </table:table-cell>
          <table:table-cell table:style-name="ce12" table:formula="of:=[.B371]-[.C371]" office:value-type="date" office:date-value="1899-12-30T15:32:30.88023694698" calcext:value-type="date">
            <text:p>12/30/99 03:32 PM</text:p>
          </table:table-cell>
          <table:table-cell table:formula="of:=MOD([.E370]-[.$E$2];[.$H$2])+1+[.$E$2]" office:value-type="float" office:value="229" calcext:value-type="float">
            <text:p>229</text:p>
          </table:table-cell>
          <table:table-cell table:formula="of:=MOD([.F370]+1/[.$H$2];5)" office:value-type="float" office:value="1.13333333333332" calcext:value-type="float">
            <text:p>1,13333333333332</text:p>
          </table:table-cell>
          <table:table-cell table:formula="of:=IF([.F371]&lt;0.000001;[.G370]+2+1/[.$H$2];[.G370]+1/[.$H$2])" office:value-type="float" office:value="6.13333333333332" calcext:value-type="float">
            <text:p>6,1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2]))" office:value-type="date" office:date-value="2019-10-13T15:51:18.268596" calcext:value-type="date">
            <text:p>2019-10-13 15:51:18</text:p>
          </table:table-cell>
          <table:table-cell table:style-name="ce7" table:formula="of:=[.A372]" office:value-type="date" office:date-value="2019-10-13T15:51:18.268596" calcext:value-type="date">
            <text:p>2019-10-13 15:51:18</text:p>
          </table:table-cell>
          <table:table-cell table:formula="of:=TRUNC([.A372])" office:value-type="float" office:value="43751" calcext:value-type="float">
            <text:p>43751</text:p>
          </table:table-cell>
          <table:table-cell table:style-name="ce12" table:formula="of:=[.B372]-[.C372]" office:value-type="date" office:date-value="1899-12-30T15:51:18.26859550551" calcext:value-type="date">
            <text:p>12/30/99 03:51 PM</text:p>
          </table:table-cell>
          <table:table-cell table:formula="of:=MOD([.E371]-[.$E$2];[.$H$2])+1+[.$E$2]" office:value-type="float" office:value="230" calcext:value-type="float">
            <text:p>230</text:p>
          </table:table-cell>
          <table:table-cell table:formula="of:=MOD([.F371]+1/[.$H$2];5)" office:value-type="float" office:value="1.14999999999999" calcext:value-type="float">
            <text:p>1,14999999999999</text:p>
          </table:table-cell>
          <table:table-cell table:formula="of:=IF([.F372]&lt;0.000001;[.G371]+2+1/[.$H$2];[.G371]+1/[.$H$2])" office:value-type="float" office:value="6.14999999999998" calcext:value-type="float">
            <text:p>6,1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3]))" office:value-type="date" office:date-value="2019-10-13T15:51:17.132918" calcext:value-type="date">
            <text:p>2019-10-13 15:51:17</text:p>
          </table:table-cell>
          <table:table-cell table:style-name="ce7" table:formula="of:=[.A373]" office:value-type="date" office:date-value="2019-10-13T15:51:17.132918" calcext:value-type="date">
            <text:p>2019-10-13 15:51:17</text:p>
          </table:table-cell>
          <table:table-cell table:formula="of:=TRUNC([.A373])" office:value-type="float" office:value="43751" calcext:value-type="float">
            <text:p>43751</text:p>
          </table:table-cell>
          <table:table-cell table:style-name="ce12" table:formula="of:=[.B373]-[.C373]" office:value-type="date" office:date-value="1899-12-30T15:51:17.13291845284" calcext:value-type="date">
            <text:p>12/30/99 03:51 PM</text:p>
          </table:table-cell>
          <table:table-cell table:formula="of:=MOD([.E372]-[.$E$2];[.$H$2])+1+[.$E$2]" office:value-type="float" office:value="231" calcext:value-type="float">
            <text:p>231</text:p>
          </table:table-cell>
          <table:table-cell table:formula="of:=MOD([.F372]+1/[.$H$2];5)" office:value-type="float" office:value="1.16666666666666" calcext:value-type="float">
            <text:p>1,16666666666666</text:p>
          </table:table-cell>
          <table:table-cell table:formula="of:=IF([.F373]&lt;0.000001;[.G372]+2+1/[.$H$2];[.G372]+1/[.$H$2])" office:value-type="float" office:value="6.16666666666665" calcext:value-type="float">
            <text:p>6,1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4]))" office:value-type="date" office:date-value="2019-10-13T15:36:15.265914" calcext:value-type="date">
            <text:p>2019-10-13 15:36:15</text:p>
          </table:table-cell>
          <table:table-cell table:style-name="ce7" table:formula="of:=[.A374]" office:value-type="date" office:date-value="2019-10-13T15:36:15.265914" calcext:value-type="date">
            <text:p>2019-10-13 15:36:15</text:p>
          </table:table-cell>
          <table:table-cell table:formula="of:=TRUNC([.A374])" office:value-type="float" office:value="43751" calcext:value-type="float">
            <text:p>43751</text:p>
          </table:table-cell>
          <table:table-cell table:style-name="ce12" table:formula="of:=[.B374]-[.C374]" office:value-type="date" office:date-value="1899-12-30T15:36:15.26591448113" calcext:value-type="date">
            <text:p>12/30/99 03:36 PM</text:p>
          </table:table-cell>
          <table:table-cell table:formula="of:=MOD([.E373]-[.$E$2];[.$H$2])+1+[.$E$2]" office:value-type="float" office:value="232" calcext:value-type="float">
            <text:p>232</text:p>
          </table:table-cell>
          <table:table-cell table:formula="of:=MOD([.F373]+1/[.$H$2];5)" office:value-type="float" office:value="1.18333333333332" calcext:value-type="float">
            <text:p>1,18333333333332</text:p>
          </table:table-cell>
          <table:table-cell table:formula="of:=IF([.F374]&lt;0.000001;[.G373]+2+1/[.$H$2];[.G373]+1/[.$H$2])" office:value-type="float" office:value="6.18333333333332" calcext:value-type="float">
            <text:p>6,1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5]))" office:value-type="date" office:date-value="2019-10-13T15:54:49.454428" calcext:value-type="date">
            <text:p>2019-10-13 15:54:49</text:p>
          </table:table-cell>
          <table:table-cell table:style-name="ce7" table:formula="of:=[.A375]" office:value-type="date" office:date-value="2019-10-13T15:54:49.454428" calcext:value-type="date">
            <text:p>2019-10-13 15:54:49</text:p>
          </table:table-cell>
          <table:table-cell table:formula="of:=TRUNC([.A375])" office:value-type="float" office:value="43751" calcext:value-type="float">
            <text:p>43751</text:p>
          </table:table-cell>
          <table:table-cell table:style-name="ce12" table:formula="of:=[.B375]-[.C375]" office:value-type="date" office:date-value="1899-12-30T15:54:49.45442824624" calcext:value-type="date">
            <text:p>12/30/99 03:54 PM</text:p>
          </table:table-cell>
          <table:table-cell table:formula="of:=MOD([.E374]-[.$E$2];[.$H$2])+1+[.$E$2]" office:value-type="float" office:value="233" calcext:value-type="float">
            <text:p>233</text:p>
          </table:table-cell>
          <table:table-cell table:formula="of:=MOD([.F374]+1/[.$H$2];5)" office:value-type="float" office:value="1.19999999999999" calcext:value-type="float">
            <text:p>1,19999999999999</text:p>
          </table:table-cell>
          <table:table-cell table:formula="of:=IF([.F375]&lt;0.000001;[.G374]+2+1/[.$H$2];[.G374]+1/[.$H$2])" office:value-type="float" office:value="6.19999999999998" calcext:value-type="float">
            <text:p>6,1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6]))" office:value-type="date" office:date-value="2019-10-13T15:56:05.834192" calcext:value-type="date">
            <text:p>2019-10-13 15:56:06</text:p>
          </table:table-cell>
          <table:table-cell table:style-name="ce7" table:formula="of:=[.A376]" office:value-type="date" office:date-value="2019-10-13T15:56:05.834192" calcext:value-type="date">
            <text:p>2019-10-13 15:56:06</text:p>
          </table:table-cell>
          <table:table-cell table:formula="of:=TRUNC([.A376])" office:value-type="float" office:value="43751" calcext:value-type="float">
            <text:p>43751</text:p>
          </table:table-cell>
          <table:table-cell table:style-name="ce12" table:formula="of:=[.B376]-[.C376]" office:value-type="date" office:date-value="1899-12-30T15:56:05.83419211674" calcext:value-type="date">
            <text:p>12/30/99 03:56 PM</text:p>
          </table:table-cell>
          <table:table-cell table:formula="of:=MOD([.E375]-[.$E$2];[.$H$2])+1+[.$E$2]" office:value-type="float" office:value="234" calcext:value-type="float">
            <text:p>234</text:p>
          </table:table-cell>
          <table:table-cell table:formula="of:=MOD([.F375]+1/[.$H$2];5)" office:value-type="float" office:value="1.21666666666665" calcext:value-type="float">
            <text:p>1,21666666666665</text:p>
          </table:table-cell>
          <table:table-cell table:formula="of:=IF([.F376]&lt;0.000001;[.G375]+2+1/[.$H$2];[.G375]+1/[.$H$2])" office:value-type="float" office:value="6.21666666666665" calcext:value-type="float">
            <text:p>6,2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7]))" office:value-type="date" office:date-value="2019-10-13T15:39:28.220897" calcext:value-type="date">
            <text:p>2019-10-13 15:39:28</text:p>
          </table:table-cell>
          <table:table-cell table:style-name="ce7" table:formula="of:=[.A377]" office:value-type="date" office:date-value="2019-10-13T15:39:28.220897" calcext:value-type="date">
            <text:p>2019-10-13 15:39:28</text:p>
          </table:table-cell>
          <table:table-cell table:formula="of:=TRUNC([.A377])" office:value-type="float" office:value="43751" calcext:value-type="float">
            <text:p>43751</text:p>
          </table:table-cell>
          <table:table-cell table:style-name="ce12" table:formula="of:=[.B377]-[.C377]" office:value-type="date" office:date-value="1899-12-30T15:39:28.22089659981" calcext:value-type="date">
            <text:p>12/30/99 03:39 PM</text:p>
          </table:table-cell>
          <table:table-cell table:formula="of:=MOD([.E376]-[.$E$2];[.$H$2])+1+[.$E$2]" office:value-type="float" office:value="235" calcext:value-type="float">
            <text:p>235</text:p>
          </table:table-cell>
          <table:table-cell table:formula="of:=MOD([.F376]+1/[.$H$2];5)" office:value-type="float" office:value="1.23333333333332" calcext:value-type="float">
            <text:p>1,23333333333332</text:p>
          </table:table-cell>
          <table:table-cell table:formula="of:=IF([.F377]&lt;0.000001;[.G376]+2+1/[.$H$2];[.G376]+1/[.$H$2])" office:value-type="float" office:value="6.23333333333332" calcext:value-type="float">
            <text:p>6,2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8]))" office:value-type="date" office:date-value="2019-10-13T15:35:55.877236" calcext:value-type="date">
            <text:p>2019-10-13 15:35:56</text:p>
          </table:table-cell>
          <table:table-cell table:style-name="ce7" table:formula="of:=[.A378]" office:value-type="date" office:date-value="2019-10-13T15:35:55.877236" calcext:value-type="date">
            <text:p>2019-10-13 15:35:56</text:p>
          </table:table-cell>
          <table:table-cell table:formula="of:=TRUNC([.A378])" office:value-type="float" office:value="43751" calcext:value-type="float">
            <text:p>43751</text:p>
          </table:table-cell>
          <table:table-cell table:style-name="ce12" table:formula="of:=[.B378]-[.C378]" office:value-type="date" office:date-value="1899-12-30T15:35:55.8772359509" calcext:value-type="date">
            <text:p>12/30/99 03:35 PM</text:p>
          </table:table-cell>
          <table:table-cell table:formula="of:=MOD([.E377]-[.$E$2];[.$H$2])+1+[.$E$2]" office:value-type="float" office:value="236" calcext:value-type="float">
            <text:p>236</text:p>
          </table:table-cell>
          <table:table-cell table:formula="of:=MOD([.F377]+1/[.$H$2];5)" office:value-type="float" office:value="1.24999999999999" calcext:value-type="float">
            <text:p>1,24999999999999</text:p>
          </table:table-cell>
          <table:table-cell table:formula="of:=IF([.F378]&lt;0.000001;[.G377]+2+1/[.$H$2];[.G377]+1/[.$H$2])" office:value-type="float" office:value="6.24999999999998" calcext:value-type="float">
            <text:p>6,2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79]))" office:value-type="date" office:date-value="2019-10-13T15:56:55.430563" calcext:value-type="date">
            <text:p>2019-10-13 15:56:55</text:p>
          </table:table-cell>
          <table:table-cell table:style-name="ce7" table:formula="of:=[.A379]" office:value-type="date" office:date-value="2019-10-13T15:56:55.430563" calcext:value-type="date">
            <text:p>2019-10-13 15:56:55</text:p>
          </table:table-cell>
          <table:table-cell table:formula="of:=TRUNC([.A379])" office:value-type="float" office:value="43751" calcext:value-type="float">
            <text:p>43751</text:p>
          </table:table-cell>
          <table:table-cell table:style-name="ce12" table:formula="of:=[.B379]-[.C379]" office:value-type="date" office:date-value="1899-12-30T15:56:55.43056298979" calcext:value-type="date">
            <text:p>12/30/99 03:56 PM</text:p>
          </table:table-cell>
          <table:table-cell table:formula="of:=MOD([.E378]-[.$E$2];[.$H$2])+1+[.$E$2]" office:value-type="float" office:value="237" calcext:value-type="float">
            <text:p>237</text:p>
          </table:table-cell>
          <table:table-cell table:formula="of:=MOD([.F378]+1/[.$H$2];5)" office:value-type="float" office:value="1.26666666666665" calcext:value-type="float">
            <text:p>1,26666666666665</text:p>
          </table:table-cell>
          <table:table-cell table:formula="of:=IF([.F379]&lt;0.000001;[.G378]+2+1/[.$H$2];[.G378]+1/[.$H$2])" office:value-type="float" office:value="6.26666666666665" calcext:value-type="float">
            <text:p>6,2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0]))" office:value-type="date" office:date-value="2019-10-13T15:40:55.474618" calcext:value-type="date">
            <text:p>2019-10-13 15:40:55</text:p>
          </table:table-cell>
          <table:table-cell table:style-name="ce7" table:formula="of:=[.A380]" office:value-type="date" office:date-value="2019-10-13T15:40:55.474618" calcext:value-type="date">
            <text:p>2019-10-13 15:40:55</text:p>
          </table:table-cell>
          <table:table-cell table:formula="of:=TRUNC([.A380])" office:value-type="float" office:value="43751" calcext:value-type="float">
            <text:p>43751</text:p>
          </table:table-cell>
          <table:table-cell table:style-name="ce12" table:formula="of:=[.B380]-[.C380]" office:value-type="date" office:date-value="1899-12-30T15:40:55.47461828683" calcext:value-type="date">
            <text:p>12/30/99 03:40 PM</text:p>
          </table:table-cell>
          <table:table-cell table:formula="of:=MOD([.E379]-[.$E$2];[.$H$2])+1+[.$E$2]" office:value-type="float" office:value="238" calcext:value-type="float">
            <text:p>238</text:p>
          </table:table-cell>
          <table:table-cell table:formula="of:=MOD([.F379]+1/[.$H$2];5)" office:value-type="float" office:value="1.28333333333332" calcext:value-type="float">
            <text:p>1,28333333333332</text:p>
          </table:table-cell>
          <table:table-cell table:formula="of:=IF([.F380]&lt;0.000001;[.G379]+2+1/[.$H$2];[.G379]+1/[.$H$2])" office:value-type="float" office:value="6.28333333333332" calcext:value-type="float">
            <text:p>6,2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1]))" office:value-type="date" office:date-value="2019-10-13T15:15:00.499519" calcext:value-type="date">
            <text:p>2019-10-13 15:15:00</text:p>
          </table:table-cell>
          <table:table-cell table:style-name="ce7" table:formula="of:=[.A381]" office:value-type="date" office:date-value="2019-10-13T15:15:00.499519" calcext:value-type="date">
            <text:p>2019-10-13 15:15:00</text:p>
          </table:table-cell>
          <table:table-cell table:formula="of:=TRUNC([.A381])" office:value-type="float" office:value="43751" calcext:value-type="float">
            <text:p>43751</text:p>
          </table:table-cell>
          <table:table-cell table:style-name="ce12" table:formula="of:=[.B381]-[.C381]" office:value-type="date" office:date-value="1899-12-30T15:15:00.49951868132" calcext:value-type="date">
            <text:p>12/30/99 03:15 PM</text:p>
          </table:table-cell>
          <table:table-cell table:formula="of:=MOD([.E380]-[.$E$2];[.$H$2])+1+[.$E$2]" office:value-type="float" office:value="239" calcext:value-type="float">
            <text:p>239</text:p>
          </table:table-cell>
          <table:table-cell table:formula="of:=MOD([.F380]+1/[.$H$2];5)" office:value-type="float" office:value="1.29999999999999" calcext:value-type="float">
            <text:p>1,29999999999999</text:p>
          </table:table-cell>
          <table:table-cell table:formula="of:=IF([.F381]&lt;0.000001;[.G380]+2+1/[.$H$2];[.G380]+1/[.$H$2])" office:value-type="float" office:value="6.29999999999998" calcext:value-type="float">
            <text:p>6,2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2]))" office:value-type="date" office:date-value="2019-10-13T15:52:36.567097" calcext:value-type="date">
            <text:p>2019-10-13 15:52:37</text:p>
          </table:table-cell>
          <table:table-cell table:style-name="ce7" table:formula="of:=[.A382]" office:value-type="date" office:date-value="2019-10-13T15:52:36.567097" calcext:value-type="date">
            <text:p>2019-10-13 15:52:37</text:p>
          </table:table-cell>
          <table:table-cell table:formula="of:=TRUNC([.A382])" office:value-type="float" office:value="43751" calcext:value-type="float">
            <text:p>43751</text:p>
          </table:table-cell>
          <table:table-cell table:style-name="ce12" table:formula="of:=[.B382]-[.C382]" office:value-type="date" office:date-value="1899-12-30T15:52:36.56709708273" calcext:value-type="date">
            <text:p>12/30/99 03:52 PM</text:p>
          </table:table-cell>
          <table:table-cell table:formula="of:=MOD([.E381]-[.$E$2];[.$H$2])+1+[.$E$2]" office:value-type="float" office:value="240" calcext:value-type="float">
            <text:p>240</text:p>
          </table:table-cell>
          <table:table-cell table:formula="of:=MOD([.F381]+1/[.$H$2];5)" office:value-type="float" office:value="1.31666666666665" calcext:value-type="float">
            <text:p>1,31666666666665</text:p>
          </table:table-cell>
          <table:table-cell table:formula="of:=IF([.F382]&lt;0.000001;[.G381]+2+1/[.$H$2];[.G381]+1/[.$H$2])" office:value-type="float" office:value="6.31666666666665" calcext:value-type="float">
            <text:p>6,3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3]))" office:value-type="date" office:date-value="2019-10-13T15:45:24.722264" calcext:value-type="date">
            <text:p>2019-10-13 15:45:25</text:p>
          </table:table-cell>
          <table:table-cell table:style-name="ce7" table:formula="of:=[.A383]" office:value-type="date" office:date-value="2019-10-13T15:45:24.722264" calcext:value-type="date">
            <text:p>2019-10-13 15:45:25</text:p>
          </table:table-cell>
          <table:table-cell table:formula="of:=TRUNC([.A383])" office:value-type="float" office:value="43751" calcext:value-type="float">
            <text:p>43751</text:p>
          </table:table-cell>
          <table:table-cell table:style-name="ce12" table:formula="of:=[.B383]-[.C383]" office:value-type="date" office:date-value="1899-12-30T15:45:24.72226393875" calcext:value-type="date">
            <text:p>12/30/99 03:45 PM</text:p>
          </table:table-cell>
          <table:table-cell table:formula="of:=MOD([.E382]-[.$E$2];[.$H$2])+1+[.$E$2]" office:value-type="float" office:value="241" calcext:value-type="float">
            <text:p>241</text:p>
          </table:table-cell>
          <table:table-cell table:formula="of:=MOD([.F382]+1/[.$H$2];5)" office:value-type="float" office:value="1.33333333333332" calcext:value-type="float">
            <text:p>1,33333333333332</text:p>
          </table:table-cell>
          <table:table-cell table:formula="of:=IF([.F383]&lt;0.000001;[.G382]+2+1/[.$H$2];[.G382]+1/[.$H$2])" office:value-type="float" office:value="6.33333333333332" calcext:value-type="float">
            <text:p>6,3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4]))" office:value-type="date" office:date-value="2019-10-13T16:09:22.061239" calcext:value-type="date">
            <text:p>2019-10-13 16:09:22</text:p>
          </table:table-cell>
          <table:table-cell table:style-name="ce7" table:formula="of:=[.A384]" office:value-type="date" office:date-value="2019-10-13T16:09:22.061239" calcext:value-type="date">
            <text:p>2019-10-13 16:09:22</text:p>
          </table:table-cell>
          <table:table-cell table:formula="of:=TRUNC([.A384])" office:value-type="float" office:value="43751" calcext:value-type="float">
            <text:p>43751</text:p>
          </table:table-cell>
          <table:table-cell table:style-name="ce12" table:formula="of:=[.B384]-[.C384]" office:value-type="date" office:date-value="1899-12-30T16:09:22.06123901065" calcext:value-type="date">
            <text:p>12/30/99 04:09 PM</text:p>
          </table:table-cell>
          <table:table-cell table:formula="of:=MOD([.E383]-[.$E$2];[.$H$2])+1+[.$E$2]" office:value-type="float" office:value="242" calcext:value-type="float">
            <text:p>242</text:p>
          </table:table-cell>
          <table:table-cell table:formula="of:=MOD([.F383]+1/[.$H$2];5)" office:value-type="float" office:value="1.34999999999999" calcext:value-type="float">
            <text:p>1,34999999999999</text:p>
          </table:table-cell>
          <table:table-cell table:formula="of:=IF([.F384]&lt;0.000001;[.G383]+2+1/[.$H$2];[.G383]+1/[.$H$2])" office:value-type="float" office:value="6.34999999999998" calcext:value-type="float">
            <text:p>6,3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5]))" office:value-type="date" office:date-value="2019-10-13T15:42:53.677003" calcext:value-type="date">
            <text:p>2019-10-13 15:42:54</text:p>
          </table:table-cell>
          <table:table-cell table:style-name="ce7" table:formula="of:=[.A385]" office:value-type="date" office:date-value="2019-10-13T15:42:53.677003" calcext:value-type="date">
            <text:p>2019-10-13 15:42:54</text:p>
          </table:table-cell>
          <table:table-cell table:formula="of:=TRUNC([.A385])" office:value-type="float" office:value="43751" calcext:value-type="float">
            <text:p>43751</text:p>
          </table:table-cell>
          <table:table-cell table:style-name="ce12" table:formula="of:=[.B385]-[.C385]" office:value-type="date" office:date-value="1899-12-30T15:42:53.67700282484" calcext:value-type="date">
            <text:p>12/30/99 03:42 PM</text:p>
          </table:table-cell>
          <table:table-cell table:formula="of:=MOD([.E384]-[.$E$2];[.$H$2])+1+[.$E$2]" office:value-type="float" office:value="243" calcext:value-type="float">
            <text:p>243</text:p>
          </table:table-cell>
          <table:table-cell table:formula="of:=MOD([.F384]+1/[.$H$2];5)" office:value-type="float" office:value="1.36666666666665" calcext:value-type="float">
            <text:p>1,36666666666665</text:p>
          </table:table-cell>
          <table:table-cell table:formula="of:=IF([.F385]&lt;0.000001;[.G384]+2+1/[.$H$2];[.G384]+1/[.$H$2])" office:value-type="float" office:value="6.36666666666665" calcext:value-type="float">
            <text:p>6,3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6]))" office:value-type="date" office:date-value="2019-10-13T15:11:33.468241" calcext:value-type="date">
            <text:p>2019-10-13 15:11:33</text:p>
          </table:table-cell>
          <table:table-cell table:style-name="ce7" table:formula="of:=[.A386]" office:value-type="date" office:date-value="2019-10-13T15:11:33.468241" calcext:value-type="date">
            <text:p>2019-10-13 15:11:33</text:p>
          </table:table-cell>
          <table:table-cell table:formula="of:=TRUNC([.A386])" office:value-type="float" office:value="43751" calcext:value-type="float">
            <text:p>43751</text:p>
          </table:table-cell>
          <table:table-cell table:style-name="ce12" table:formula="of:=[.B386]-[.C386]" office:value-type="date" office:date-value="1899-12-30T15:11:33.4682412073" calcext:value-type="date">
            <text:p>12/30/99 03:11 PM</text:p>
          </table:table-cell>
          <table:table-cell table:formula="of:=MOD([.E385]-[.$E$2];[.$H$2])+1+[.$E$2]" office:value-type="float" office:value="244" calcext:value-type="float">
            <text:p>244</text:p>
          </table:table-cell>
          <table:table-cell table:formula="of:=MOD([.F385]+1/[.$H$2];5)" office:value-type="float" office:value="1.38333333333332" calcext:value-type="float">
            <text:p>1,38333333333332</text:p>
          </table:table-cell>
          <table:table-cell table:formula="of:=IF([.F386]&lt;0.000001;[.G385]+2+1/[.$H$2];[.G385]+1/[.$H$2])" office:value-type="float" office:value="6.38333333333332" calcext:value-type="float">
            <text:p>6,3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7]))" office:value-type="date" office:date-value="2019-10-13T15:45:49.025824" calcext:value-type="date">
            <text:p>2019-10-13 15:45:49</text:p>
          </table:table-cell>
          <table:table-cell table:style-name="ce7" table:formula="of:=[.A387]" office:value-type="date" office:date-value="2019-10-13T15:45:49.025824" calcext:value-type="date">
            <text:p>2019-10-13 15:45:49</text:p>
          </table:table-cell>
          <table:table-cell table:formula="of:=TRUNC([.A387])" office:value-type="float" office:value="43751" calcext:value-type="float">
            <text:p>43751</text:p>
          </table:table-cell>
          <table:table-cell table:style-name="ce12" table:formula="of:=[.B387]-[.C387]" office:value-type="date" office:date-value="1899-12-30T15:45:49.02582352515" calcext:value-type="date">
            <text:p>12/30/99 03:45 PM</text:p>
          </table:table-cell>
          <table:table-cell table:formula="of:=MOD([.E386]-[.$E$2];[.$H$2])+1+[.$E$2]" office:value-type="float" office:value="245" calcext:value-type="float">
            <text:p>245</text:p>
          </table:table-cell>
          <table:table-cell table:formula="of:=MOD([.F386]+1/[.$H$2];5)" office:value-type="float" office:value="1.39999999999999" calcext:value-type="float">
            <text:p>1,39999999999999</text:p>
          </table:table-cell>
          <table:table-cell table:formula="of:=IF([.F387]&lt;0.000001;[.G386]+2+1/[.$H$2];[.G386]+1/[.$H$2])" office:value-type="float" office:value="6.39999999999998" calcext:value-type="float">
            <text:p>6,3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8]))" office:value-type="date" office:date-value="2019-10-13T15:42:33.923576" calcext:value-type="date">
            <text:p>2019-10-13 15:42:34</text:p>
          </table:table-cell>
          <table:table-cell table:style-name="ce7" table:formula="of:=[.A388]" office:value-type="date" office:date-value="2019-10-13T15:42:33.923576" calcext:value-type="date">
            <text:p>2019-10-13 15:42:34</text:p>
          </table:table-cell>
          <table:table-cell table:formula="of:=TRUNC([.A388])" office:value-type="float" office:value="43751" calcext:value-type="float">
            <text:p>43751</text:p>
          </table:table-cell>
          <table:table-cell table:style-name="ce12" table:formula="of:=[.B388]-[.C388]" office:value-type="date" office:date-value="1899-12-30T15:42:33.92357571982" calcext:value-type="date">
            <text:p>12/30/99 03:42 PM</text:p>
          </table:table-cell>
          <table:table-cell table:formula="of:=MOD([.E387]-[.$E$2];[.$H$2])+1+[.$E$2]" office:value-type="float" office:value="246" calcext:value-type="float">
            <text:p>246</text:p>
          </table:table-cell>
          <table:table-cell table:formula="of:=MOD([.F387]+1/[.$H$2];5)" office:value-type="float" office:value="1.41666666666665" calcext:value-type="float">
            <text:p>1,41666666666665</text:p>
          </table:table-cell>
          <table:table-cell table:formula="of:=IF([.F388]&lt;0.000001;[.G387]+2+1/[.$H$2];[.G387]+1/[.$H$2])" office:value-type="float" office:value="6.41666666666665" calcext:value-type="float">
            <text:p>6,4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89]))" office:value-type="date" office:date-value="2019-10-13T15:45:58.777" calcext:value-type="date">
            <text:p>2019-10-13 15:45:59</text:p>
          </table:table-cell>
          <table:table-cell table:style-name="ce7" table:formula="of:=[.A389]" office:value-type="date" office:date-value="2019-10-13T15:45:58.777" calcext:value-type="date">
            <text:p>2019-10-13 15:45:59</text:p>
          </table:table-cell>
          <table:table-cell table:formula="of:=TRUNC([.A389])" office:value-type="float" office:value="43751" calcext:value-type="float">
            <text:p>43751</text:p>
          </table:table-cell>
          <table:table-cell table:style-name="ce12" table:formula="of:=[.B389]-[.C389]" office:value-type="date" office:date-value="1899-12-30T15:45:58.77700026613" calcext:value-type="date">
            <text:p>12/30/99 03:45 PM</text:p>
          </table:table-cell>
          <table:table-cell table:formula="of:=MOD([.E388]-[.$E$2];[.$H$2])+1+[.$E$2]" office:value-type="float" office:value="247" calcext:value-type="float">
            <text:p>247</text:p>
          </table:table-cell>
          <table:table-cell table:formula="of:=MOD([.F388]+1/[.$H$2];5)" office:value-type="float" office:value="1.43333333333332" calcext:value-type="float">
            <text:p>1,43333333333332</text:p>
          </table:table-cell>
          <table:table-cell table:formula="of:=IF([.F389]&lt;0.000001;[.G388]+2+1/[.$H$2];[.G388]+1/[.$H$2])" office:value-type="float" office:value="6.43333333333332" calcext:value-type="float">
            <text:p>6,4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0]))" office:value-type="date" office:date-value="2019-10-13T15:40:34.584483" calcext:value-type="date">
            <text:p>2019-10-13 15:40:35</text:p>
          </table:table-cell>
          <table:table-cell table:style-name="ce7" table:formula="of:=[.A390]" office:value-type="date" office:date-value="2019-10-13T15:40:34.584483" calcext:value-type="date">
            <text:p>2019-10-13 15:40:35</text:p>
          </table:table-cell>
          <table:table-cell table:formula="of:=TRUNC([.A390])" office:value-type="float" office:value="43751" calcext:value-type="float">
            <text:p>43751</text:p>
          </table:table-cell>
          <table:table-cell table:style-name="ce12" table:formula="of:=[.B390]-[.C390]" office:value-type="date" office:date-value="1899-12-30T15:40:34.58448252641" calcext:value-type="date">
            <text:p>12/30/99 03:40 PM</text:p>
          </table:table-cell>
          <table:table-cell table:formula="of:=MOD([.E389]-[.$E$2];[.$H$2])+1+[.$E$2]" office:value-type="float" office:value="248" calcext:value-type="float">
            <text:p>248</text:p>
          </table:table-cell>
          <table:table-cell table:formula="of:=MOD([.F389]+1/[.$H$2];5)" office:value-type="float" office:value="1.44999999999999" calcext:value-type="float">
            <text:p>1,44999999999999</text:p>
          </table:table-cell>
          <table:table-cell table:formula="of:=IF([.F390]&lt;0.000001;[.G389]+2+1/[.$H$2];[.G389]+1/[.$H$2])" office:value-type="float" office:value="6.44999999999998" calcext:value-type="float">
            <text:p>6,4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1]))" office:value-type="date" office:date-value="2019-10-13T15:57:18.948038" calcext:value-type="date">
            <text:p>2019-10-13 15:57:19</text:p>
          </table:table-cell>
          <table:table-cell table:style-name="ce7" table:formula="of:=[.A391]" office:value-type="date" office:date-value="2019-10-13T15:57:18.948038" calcext:value-type="date">
            <text:p>2019-10-13 15:57:19</text:p>
          </table:table-cell>
          <table:table-cell table:formula="of:=TRUNC([.A391])" office:value-type="float" office:value="43751" calcext:value-type="float">
            <text:p>43751</text:p>
          </table:table-cell>
          <table:table-cell table:style-name="ce12" table:formula="of:=[.B391]-[.C391]" office:value-type="date" office:date-value="1899-12-30T15:57:18.94803815056" calcext:value-type="date">
            <text:p>12/30/99 03:57 PM</text:p>
          </table:table-cell>
          <table:table-cell table:formula="of:=MOD([.E390]-[.$E$2];[.$H$2])+1+[.$E$2]" office:value-type="float" office:value="249" calcext:value-type="float">
            <text:p>249</text:p>
          </table:table-cell>
          <table:table-cell table:formula="of:=MOD([.F390]+1/[.$H$2];5)" office:value-type="float" office:value="1.46666666666665" calcext:value-type="float">
            <text:p>1,46666666666665</text:p>
          </table:table-cell>
          <table:table-cell table:formula="of:=IF([.F391]&lt;0.000001;[.G390]+2+1/[.$H$2];[.G390]+1/[.$H$2])" office:value-type="float" office:value="6.46666666666665" calcext:value-type="float">
            <text:p>6,4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2]))" office:value-type="date" office:date-value="2019-10-13T16:04:19.654925" calcext:value-type="date">
            <text:p>2019-10-13 16:04:20</text:p>
          </table:table-cell>
          <table:table-cell table:style-name="ce7" table:formula="of:=[.A392]" office:value-type="date" office:date-value="2019-10-13T16:04:19.654925" calcext:value-type="date">
            <text:p>2019-10-13 16:04:20</text:p>
          </table:table-cell>
          <table:table-cell table:formula="of:=TRUNC([.A392])" office:value-type="float" office:value="43751" calcext:value-type="float">
            <text:p>43751</text:p>
          </table:table-cell>
          <table:table-cell table:style-name="ce12" table:formula="of:=[.B392]-[.C392]" office:value-type="date" office:date-value="1899-12-30T16:04:19.65492501855" calcext:value-type="date">
            <text:p>12/30/99 04:04 PM</text:p>
          </table:table-cell>
          <table:table-cell table:formula="of:=MOD([.E391]-[.$E$2];[.$H$2])+1+[.$E$2]" office:value-type="float" office:value="250" calcext:value-type="float">
            <text:p>250</text:p>
          </table:table-cell>
          <table:table-cell table:formula="of:=MOD([.F391]+1/[.$H$2];5)" office:value-type="float" office:value="1.48333333333332" calcext:value-type="float">
            <text:p>1,48333333333332</text:p>
          </table:table-cell>
          <table:table-cell table:formula="of:=IF([.F392]&lt;0.000001;[.G391]+2+1/[.$H$2];[.G391]+1/[.$H$2])" office:value-type="float" office:value="6.48333333333332" calcext:value-type="float">
            <text:p>6,4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3]))" office:value-type="date" office:date-value="2019-10-13T15:19:15.096186" calcext:value-type="date">
            <text:p>2019-10-13 15:19:15</text:p>
          </table:table-cell>
          <table:table-cell table:style-name="ce7" table:formula="of:=[.A393]" office:value-type="date" office:date-value="2019-10-13T15:19:15.096186" calcext:value-type="date">
            <text:p>2019-10-13 15:19:15</text:p>
          </table:table-cell>
          <table:table-cell table:formula="of:=TRUNC([.A393])" office:value-type="float" office:value="43751" calcext:value-type="float">
            <text:p>43751</text:p>
          </table:table-cell>
          <table:table-cell table:style-name="ce12" table:formula="of:=[.B393]-[.C393]" office:value-type="date" office:date-value="1899-12-30T15:19:15.09618641809" calcext:value-type="date">
            <text:p>12/30/99 03:19 PM</text:p>
          </table:table-cell>
          <table:table-cell table:formula="of:=MOD([.E392]-[.$E$2];[.$H$2])+1+[.$E$2]" office:value-type="float" office:value="251" calcext:value-type="float">
            <text:p>251</text:p>
          </table:table-cell>
          <table:table-cell table:formula="of:=MOD([.F392]+1/[.$H$2];5)" office:value-type="float" office:value="1.49999999999999" calcext:value-type="float">
            <text:p>1,49999999999999</text:p>
          </table:table-cell>
          <table:table-cell table:formula="of:=IF([.F393]&lt;0.000001;[.G392]+2+1/[.$H$2];[.G392]+1/[.$H$2])" office:value-type="float" office:value="6.49999999999998" calcext:value-type="float">
            <text:p>6,4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4]))" office:value-type="date" office:date-value="2019-10-13T15:44:16.132958" calcext:value-type="date">
            <text:p>2019-10-13 15:44:16</text:p>
          </table:table-cell>
          <table:table-cell table:style-name="ce7" table:formula="of:=[.A394]" office:value-type="date" office:date-value="2019-10-13T15:44:16.132958" calcext:value-type="date">
            <text:p>2019-10-13 15:44:16</text:p>
          </table:table-cell>
          <table:table-cell table:formula="of:=TRUNC([.A394])" office:value-type="float" office:value="43751" calcext:value-type="float">
            <text:p>43751</text:p>
          </table:table-cell>
          <table:table-cell table:style-name="ce12" table:formula="of:=[.B394]-[.C394]" office:value-type="date" office:date-value="1899-12-30T15:44:16.13295771182" calcext:value-type="date">
            <text:p>12/30/99 03:44 PM</text:p>
          </table:table-cell>
          <table:table-cell table:formula="of:=MOD([.E393]-[.$E$2];[.$H$2])+1+[.$E$2]" office:value-type="float" office:value="252" calcext:value-type="float">
            <text:p>252</text:p>
          </table:table-cell>
          <table:table-cell table:formula="of:=MOD([.F393]+1/[.$H$2];5)" office:value-type="float" office:value="1.51666666666665" calcext:value-type="float">
            <text:p>1,51666666666665</text:p>
          </table:table-cell>
          <table:table-cell table:formula="of:=IF([.F394]&lt;0.000001;[.G393]+2+1/[.$H$2];[.G393]+1/[.$H$2])" office:value-type="float" office:value="6.51666666666665" calcext:value-type="float">
            <text:p>6,5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5]))" office:value-type="date" office:date-value="2019-10-13T15:45:59.783027" calcext:value-type="date">
            <text:p>2019-10-13 15:46:00</text:p>
          </table:table-cell>
          <table:table-cell table:style-name="ce7" table:formula="of:=[.A395]" office:value-type="date" office:date-value="2019-10-13T15:45:59.783027" calcext:value-type="date">
            <text:p>2019-10-13 15:46:00</text:p>
          </table:table-cell>
          <table:table-cell table:formula="of:=TRUNC([.A395])" office:value-type="float" office:value="43751" calcext:value-type="float">
            <text:p>43751</text:p>
          </table:table-cell>
          <table:table-cell table:style-name="ce12" table:formula="of:=[.B395]-[.C395]" office:value-type="date" office:date-value="1899-12-30T15:45:59.78302666917" calcext:value-type="date">
            <text:p>12/30/99 03:46 PM</text:p>
          </table:table-cell>
          <table:table-cell table:formula="of:=MOD([.E394]-[.$E$2];[.$H$2])+1+[.$E$2]" office:value-type="float" office:value="253" calcext:value-type="float">
            <text:p>253</text:p>
          </table:table-cell>
          <table:table-cell table:formula="of:=MOD([.F394]+1/[.$H$2];5)" office:value-type="float" office:value="1.53333333333332" calcext:value-type="float">
            <text:p>1,53333333333332</text:p>
          </table:table-cell>
          <table:table-cell table:formula="of:=IF([.F395]&lt;0.000001;[.G394]+2+1/[.$H$2];[.G394]+1/[.$H$2])" office:value-type="float" office:value="6.53333333333332" calcext:value-type="float">
            <text:p>6,5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6]))" office:value-type="date" office:date-value="2019-10-13T15:47:26.571164" calcext:value-type="date">
            <text:p>2019-10-13 15:47:27</text:p>
          </table:table-cell>
          <table:table-cell table:style-name="ce7" table:formula="of:=[.A396]" office:value-type="date" office:date-value="2019-10-13T15:47:26.571164" calcext:value-type="date">
            <text:p>2019-10-13 15:47:27</text:p>
          </table:table-cell>
          <table:table-cell table:formula="of:=TRUNC([.A396])" office:value-type="float" office:value="43751" calcext:value-type="float">
            <text:p>43751</text:p>
          </table:table-cell>
          <table:table-cell table:style-name="ce12" table:formula="of:=[.B396]-[.C396]" office:value-type="date" office:date-value="1899-12-30T15:47:26.57116422895" calcext:value-type="date">
            <text:p>12/30/99 03:47 PM</text:p>
          </table:table-cell>
          <table:table-cell table:formula="of:=MOD([.E395]-[.$E$2];[.$H$2])+1+[.$E$2]" office:value-type="float" office:value="254" calcext:value-type="float">
            <text:p>254</text:p>
          </table:table-cell>
          <table:table-cell table:formula="of:=MOD([.F395]+1/[.$H$2];5)" office:value-type="float" office:value="1.54999999999999" calcext:value-type="float">
            <text:p>1,54999999999999</text:p>
          </table:table-cell>
          <table:table-cell table:formula="of:=IF([.F396]&lt;0.000001;[.G395]+2+1/[.$H$2];[.G395]+1/[.$H$2])" office:value-type="float" office:value="6.54999999999998" calcext:value-type="float">
            <text:p>6,5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7]))" office:value-type="date" office:date-value="2019-10-13T15:37:39.423086" calcext:value-type="date">
            <text:p>2019-10-13 15:37:39</text:p>
          </table:table-cell>
          <table:table-cell table:style-name="ce7" table:formula="of:=[.A397]" office:value-type="date" office:date-value="2019-10-13T15:37:39.423086" calcext:value-type="date">
            <text:p>2019-10-13 15:37:39</text:p>
          </table:table-cell>
          <table:table-cell table:formula="of:=TRUNC([.A397])" office:value-type="float" office:value="43751" calcext:value-type="float">
            <text:p>43751</text:p>
          </table:table-cell>
          <table:table-cell table:style-name="ce12" table:formula="of:=[.B397]-[.C397]" office:value-type="date" office:date-value="1899-12-30T15:37:39.42308600061" calcext:value-type="date">
            <text:p>12/30/99 03:37 PM</text:p>
          </table:table-cell>
          <table:table-cell table:formula="of:=MOD([.E396]-[.$E$2];[.$H$2])+1+[.$E$2]" office:value-type="float" office:value="255" calcext:value-type="float">
            <text:p>255</text:p>
          </table:table-cell>
          <table:table-cell table:formula="of:=MOD([.F396]+1/[.$H$2];5)" office:value-type="float" office:value="1.56666666666665" calcext:value-type="float">
            <text:p>1,56666666666665</text:p>
          </table:table-cell>
          <table:table-cell table:formula="of:=IF([.F397]&lt;0.000001;[.G396]+2+1/[.$H$2];[.G396]+1/[.$H$2])" office:value-type="float" office:value="6.56666666666665" calcext:value-type="float">
            <text:p>6,5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8]))" office:value-type="date" office:date-value="2019-10-13T15:37:55.433053" calcext:value-type="date">
            <text:p>2019-10-13 15:37:55</text:p>
          </table:table-cell>
          <table:table-cell table:style-name="ce7" table:formula="of:=[.A398]" office:value-type="date" office:date-value="2019-10-13T15:37:55.433053" calcext:value-type="date">
            <text:p>2019-10-13 15:37:55</text:p>
          </table:table-cell>
          <table:table-cell table:formula="of:=TRUNC([.A398])" office:value-type="float" office:value="43751" calcext:value-type="float">
            <text:p>43751</text:p>
          </table:table-cell>
          <table:table-cell table:style-name="ce12" table:formula="of:=[.B398]-[.C398]" office:value-type="date" office:date-value="1899-12-30T15:37:55.43305309955" calcext:value-type="date">
            <text:p>12/30/99 03:37 PM</text:p>
          </table:table-cell>
          <table:table-cell table:formula="of:=MOD([.E397]-[.$E$2];[.$H$2])+1+[.$E$2]" office:value-type="float" office:value="256" calcext:value-type="float">
            <text:p>256</text:p>
          </table:table-cell>
          <table:table-cell table:formula="of:=MOD([.F397]+1/[.$H$2];5)" office:value-type="float" office:value="1.58333333333332" calcext:value-type="float">
            <text:p>1,58333333333332</text:p>
          </table:table-cell>
          <table:table-cell table:formula="of:=IF([.F398]&lt;0.000001;[.G397]+2+1/[.$H$2];[.G397]+1/[.$H$2])" office:value-type="float" office:value="6.58333333333332" calcext:value-type="float">
            <text:p>6,5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399]))" office:value-type="date" office:date-value="2019-10-13T15:26:22.563033" calcext:value-type="date">
            <text:p>2019-10-13 15:26:23</text:p>
          </table:table-cell>
          <table:table-cell table:style-name="ce7" table:formula="of:=[.A399]" office:value-type="date" office:date-value="2019-10-13T15:26:22.563033" calcext:value-type="date">
            <text:p>2019-10-13 15:26:23</text:p>
          </table:table-cell>
          <table:table-cell table:formula="of:=TRUNC([.A399])" office:value-type="float" office:value="43751" calcext:value-type="float">
            <text:p>43751</text:p>
          </table:table-cell>
          <table:table-cell table:style-name="ce12" table:formula="of:=[.B399]-[.C399]" office:value-type="date" office:date-value="1899-12-30T15:26:22.56303335074" calcext:value-type="date">
            <text:p>12/30/99 03:26 PM</text:p>
          </table:table-cell>
          <table:table-cell table:formula="of:=MOD([.E398]-[.$E$2];[.$H$2])+1+[.$E$2]" office:value-type="float" office:value="257" calcext:value-type="float">
            <text:p>257</text:p>
          </table:table-cell>
          <table:table-cell table:formula="of:=MOD([.F398]+1/[.$H$2];5)" office:value-type="float" office:value="1.59999999999999" calcext:value-type="float">
            <text:p>1,59999999999999</text:p>
          </table:table-cell>
          <table:table-cell table:formula="of:=IF([.F399]&lt;0.000001;[.G398]+2+1/[.$H$2];[.G398]+1/[.$H$2])" office:value-type="float" office:value="6.59999999999998" calcext:value-type="float">
            <text:p>6,5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0]))" office:value-type="date" office:date-value="2019-10-13T15:28:42.307665" calcext:value-type="date">
            <text:p>2019-10-13 15:28:42</text:p>
          </table:table-cell>
          <table:table-cell table:style-name="ce7" table:formula="of:=[.A400]" office:value-type="date" office:date-value="2019-10-13T15:28:42.307665" calcext:value-type="date">
            <text:p>2019-10-13 15:28:42</text:p>
          </table:table-cell>
          <table:table-cell table:formula="of:=TRUNC([.A400])" office:value-type="float" office:value="43751" calcext:value-type="float">
            <text:p>43751</text:p>
          </table:table-cell>
          <table:table-cell table:style-name="ce12" table:formula="of:=[.B400]-[.C400]" office:value-type="date" office:date-value="1899-12-30T15:28:42.30766487774" calcext:value-type="date">
            <text:p>12/30/99 03:28 PM</text:p>
          </table:table-cell>
          <table:table-cell table:formula="of:=MOD([.E399]-[.$E$2];[.$H$2])+1+[.$E$2]" office:value-type="float" office:value="258" calcext:value-type="float">
            <text:p>258</text:p>
          </table:table-cell>
          <table:table-cell table:formula="of:=MOD([.F399]+1/[.$H$2];5)" office:value-type="float" office:value="1.61666666666665" calcext:value-type="float">
            <text:p>1,61666666666665</text:p>
          </table:table-cell>
          <table:table-cell table:formula="of:=IF([.F400]&lt;0.000001;[.G399]+2+1/[.$H$2];[.G399]+1/[.$H$2])" office:value-type="float" office:value="6.61666666666665" calcext:value-type="float">
            <text:p>6,6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1]))" office:value-type="date" office:date-value="2019-10-13T15:55:47.068928" calcext:value-type="date">
            <text:p>2019-10-13 15:55:47</text:p>
          </table:table-cell>
          <table:table-cell table:style-name="ce7" table:formula="of:=[.A401]" office:value-type="date" office:date-value="2019-10-13T15:55:47.068928" calcext:value-type="date">
            <text:p>2019-10-13 15:55:47</text:p>
          </table:table-cell>
          <table:table-cell table:formula="of:=TRUNC([.A401])" office:value-type="float" office:value="43751" calcext:value-type="float">
            <text:p>43751</text:p>
          </table:table-cell>
          <table:table-cell table:style-name="ce12" table:formula="of:=[.B401]-[.C401]" office:value-type="date" office:date-value="1899-12-30T15:55:47.06892790273" calcext:value-type="date">
            <text:p>12/30/99 03:55 PM</text:p>
          </table:table-cell>
          <table:table-cell table:formula="of:=MOD([.E400]-[.$E$2];[.$H$2])+1+[.$E$2]" office:value-type="float" office:value="259" calcext:value-type="float">
            <text:p>259</text:p>
          </table:table-cell>
          <table:table-cell table:formula="of:=MOD([.F400]+1/[.$H$2];5)" office:value-type="float" office:value="1.63333333333332" calcext:value-type="float">
            <text:p>1,63333333333332</text:p>
          </table:table-cell>
          <table:table-cell table:formula="of:=IF([.F401]&lt;0.000001;[.G400]+2+1/[.$H$2];[.G400]+1/[.$H$2])" office:value-type="float" office:value="6.63333333333332" calcext:value-type="float">
            <text:p>6,6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2]))" office:value-type="date" office:date-value="2019-10-13T15:59:46.839036" calcext:value-type="date">
            <text:p>2019-10-13 15:59:47</text:p>
          </table:table-cell>
          <table:table-cell table:style-name="ce7" table:formula="of:=[.A402]" office:value-type="date" office:date-value="2019-10-13T15:59:46.839036" calcext:value-type="date">
            <text:p>2019-10-13 15:59:47</text:p>
          </table:table-cell>
          <table:table-cell table:formula="of:=TRUNC([.A402])" office:value-type="float" office:value="43751" calcext:value-type="float">
            <text:p>43751</text:p>
          </table:table-cell>
          <table:table-cell table:style-name="ce12" table:formula="of:=[.B402]-[.C402]" office:value-type="date" office:date-value="1899-12-30T15:59:46.83903592173" calcext:value-type="date">
            <text:p>12/30/99 03:59 PM</text:p>
          </table:table-cell>
          <table:table-cell table:formula="of:=MOD([.E401]-[.$E$2];[.$H$2])+1+[.$E$2]" office:value-type="float" office:value="260" calcext:value-type="float">
            <text:p>260</text:p>
          </table:table-cell>
          <table:table-cell table:formula="of:=MOD([.F401]+1/[.$H$2];5)" office:value-type="float" office:value="1.64999999999999" calcext:value-type="float">
            <text:p>1,64999999999999</text:p>
          </table:table-cell>
          <table:table-cell table:formula="of:=IF([.F402]&lt;0.000001;[.G401]+2+1/[.$H$2];[.G401]+1/[.$H$2])" office:value-type="float" office:value="6.64999999999998" calcext:value-type="float">
            <text:p>6,6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3]))" office:value-type="date" office:date-value="2019-10-13T16:19:23.864229" calcext:value-type="date">
            <text:p>2019-10-13 16:19:24</text:p>
          </table:table-cell>
          <table:table-cell table:style-name="ce7" table:formula="of:=[.A403]" office:value-type="date" office:date-value="2019-10-13T16:19:23.864229" calcext:value-type="date">
            <text:p>2019-10-13 16:19:24</text:p>
          </table:table-cell>
          <table:table-cell table:formula="of:=TRUNC([.A403])" office:value-type="float" office:value="43751" calcext:value-type="float">
            <text:p>43751</text:p>
          </table:table-cell>
          <table:table-cell table:style-name="ce12" table:formula="of:=[.B403]-[.C403]" office:value-type="date" office:date-value="1899-12-30T16:19:23.86422857177" calcext:value-type="date">
            <text:p>12/30/99 04:19 PM</text:p>
          </table:table-cell>
          <table:table-cell table:formula="of:=MOD([.E402]-[.$E$2];[.$H$2])+1+[.$E$2]" office:value-type="float" office:value="261" calcext:value-type="float">
            <text:p>261</text:p>
          </table:table-cell>
          <table:table-cell table:formula="of:=MOD([.F402]+1/[.$H$2];5)" office:value-type="float" office:value="1.66666666666665" calcext:value-type="float">
            <text:p>1,66666666666665</text:p>
          </table:table-cell>
          <table:table-cell table:formula="of:=IF([.F403]&lt;0.000001;[.G402]+2+1/[.$H$2];[.G402]+1/[.$H$2])" office:value-type="float" office:value="6.66666666666665" calcext:value-type="float">
            <text:p>6,6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4]))" office:value-type="date" office:date-value="2019-10-13T15:37:59.06169" calcext:value-type="date">
            <text:p>2019-10-13 15:37:59</text:p>
          </table:table-cell>
          <table:table-cell table:style-name="ce7" table:formula="of:=[.A404]" office:value-type="date" office:date-value="2019-10-13T15:37:59.06169" calcext:value-type="date">
            <text:p>2019-10-13 15:37:59</text:p>
          </table:table-cell>
          <table:table-cell table:formula="of:=TRUNC([.A404])" office:value-type="float" office:value="43751" calcext:value-type="float">
            <text:p>43751</text:p>
          </table:table-cell>
          <table:table-cell table:style-name="ce12" table:formula="of:=[.B404]-[.C404]" office:value-type="date" office:date-value="1899-12-30T15:37:59.06169025227" calcext:value-type="date">
            <text:p>12/30/99 03:37 PM</text:p>
          </table:table-cell>
          <table:table-cell table:formula="of:=MOD([.E403]-[.$E$2];[.$H$2])+1+[.$E$2]" office:value-type="float" office:value="262" calcext:value-type="float">
            <text:p>262</text:p>
          </table:table-cell>
          <table:table-cell table:formula="of:=MOD([.F403]+1/[.$H$2];5)" office:value-type="float" office:value="1.68333333333332" calcext:value-type="float">
            <text:p>1,68333333333332</text:p>
          </table:table-cell>
          <table:table-cell table:formula="of:=IF([.F404]&lt;0.000001;[.G403]+2+1/[.$H$2];[.G403]+1/[.$H$2])" office:value-type="float" office:value="6.68333333333332" calcext:value-type="float">
            <text:p>6,6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5]))" office:value-type="date" office:date-value="2019-10-13T15:55:39.682105" calcext:value-type="date">
            <text:p>2019-10-13 15:55:40</text:p>
          </table:table-cell>
          <table:table-cell table:style-name="ce7" table:formula="of:=[.A405]" office:value-type="date" office:date-value="2019-10-13T15:55:39.682105" calcext:value-type="date">
            <text:p>2019-10-13 15:55:40</text:p>
          </table:table-cell>
          <table:table-cell table:formula="of:=TRUNC([.A405])" office:value-type="float" office:value="43751" calcext:value-type="float">
            <text:p>43751</text:p>
          </table:table-cell>
          <table:table-cell table:style-name="ce12" table:formula="of:=[.B405]-[.C405]" office:value-type="date" office:date-value="1899-12-30T15:55:39.68210478779" calcext:value-type="date">
            <text:p>12/30/99 03:55 PM</text:p>
          </table:table-cell>
          <table:table-cell table:formula="of:=MOD([.E404]-[.$E$2];[.$H$2])+1+[.$E$2]" office:value-type="float" office:value="263" calcext:value-type="float">
            <text:p>263</text:p>
          </table:table-cell>
          <table:table-cell table:formula="of:=MOD([.F404]+1/[.$H$2];5)" office:value-type="float" office:value="1.69999999999999" calcext:value-type="float">
            <text:p>1,69999999999999</text:p>
          </table:table-cell>
          <table:table-cell table:formula="of:=IF([.F405]&lt;0.000001;[.G404]+2+1/[.$H$2];[.G404]+1/[.$H$2])" office:value-type="float" office:value="6.69999999999998" calcext:value-type="float">
            <text:p>6,6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6]))" office:value-type="date" office:date-value="2019-10-13T15:45:14.443135" calcext:value-type="date">
            <text:p>2019-10-13 15:45:14</text:p>
          </table:table-cell>
          <table:table-cell table:style-name="ce7" table:formula="of:=[.A406]" office:value-type="date" office:date-value="2019-10-13T15:45:14.443135" calcext:value-type="date">
            <text:p>2019-10-13 15:45:14</text:p>
          </table:table-cell>
          <table:table-cell table:formula="of:=TRUNC([.A406])" office:value-type="float" office:value="43751" calcext:value-type="float">
            <text:p>43751</text:p>
          </table:table-cell>
          <table:table-cell table:style-name="ce12" table:formula="of:=[.B406]-[.C406]" office:value-type="date" office:date-value="1899-12-30T15:45:14.44313479587" calcext:value-type="date">
            <text:p>12/30/99 03:45 PM</text:p>
          </table:table-cell>
          <table:table-cell table:formula="of:=MOD([.E405]-[.$E$2];[.$H$2])+1+[.$E$2]" office:value-type="float" office:value="264" calcext:value-type="float">
            <text:p>264</text:p>
          </table:table-cell>
          <table:table-cell table:formula="of:=MOD([.F405]+1/[.$H$2];5)" office:value-type="float" office:value="1.71666666666665" calcext:value-type="float">
            <text:p>1,71666666666665</text:p>
          </table:table-cell>
          <table:table-cell table:formula="of:=IF([.F406]&lt;0.000001;[.G405]+2+1/[.$H$2];[.G405]+1/[.$H$2])" office:value-type="float" office:value="6.71666666666665" calcext:value-type="float">
            <text:p>6,7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7]))" office:value-type="date" office:date-value="2019-10-13T15:33:02.614455" calcext:value-type="date">
            <text:p>2019-10-13 15:33:03</text:p>
          </table:table-cell>
          <table:table-cell table:style-name="ce7" table:formula="of:=[.A407]" office:value-type="date" office:date-value="2019-10-13T15:33:02.614455" calcext:value-type="date">
            <text:p>2019-10-13 15:33:03</text:p>
          </table:table-cell>
          <table:table-cell table:formula="of:=TRUNC([.A407])" office:value-type="float" office:value="43751" calcext:value-type="float">
            <text:p>43751</text:p>
          </table:table-cell>
          <table:table-cell table:style-name="ce12" table:formula="of:=[.B407]-[.C407]" office:value-type="date" office:date-value="1899-12-30T15:33:02.61445490643" calcext:value-type="date">
            <text:p>12/30/99 03:33 PM</text:p>
          </table:table-cell>
          <table:table-cell table:formula="of:=MOD([.E406]-[.$E$2];[.$H$2])+1+[.$E$2]" office:value-type="float" office:value="265" calcext:value-type="float">
            <text:p>265</text:p>
          </table:table-cell>
          <table:table-cell table:formula="of:=MOD([.F406]+1/[.$H$2];5)" office:value-type="float" office:value="1.73333333333332" calcext:value-type="float">
            <text:p>1,73333333333332</text:p>
          </table:table-cell>
          <table:table-cell table:formula="of:=IF([.F407]&lt;0.000001;[.G406]+2+1/[.$H$2];[.G406]+1/[.$H$2])" office:value-type="float" office:value="6.73333333333332" calcext:value-type="float">
            <text:p>6,7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8]))" office:value-type="date" office:date-value="2019-10-13T15:37:43.221748" calcext:value-type="date">
            <text:p>2019-10-13 15:37:43</text:p>
          </table:table-cell>
          <table:table-cell table:style-name="ce7" table:formula="of:=[.A408]" office:value-type="date" office:date-value="2019-10-13T15:37:43.221748" calcext:value-type="date">
            <text:p>2019-10-13 15:37:43</text:p>
          </table:table-cell>
          <table:table-cell table:formula="of:=TRUNC([.A408])" office:value-type="float" office:value="43751" calcext:value-type="float">
            <text:p>43751</text:p>
          </table:table-cell>
          <table:table-cell table:style-name="ce12" table:formula="of:=[.B408]-[.C408]" office:value-type="date" office:date-value="1899-12-30T15:37:43.22174838278" calcext:value-type="date">
            <text:p>12/30/99 03:37 PM</text:p>
          </table:table-cell>
          <table:table-cell table:formula="of:=MOD([.E407]-[.$E$2];[.$H$2])+1+[.$E$2]" office:value-type="float" office:value="266" calcext:value-type="float">
            <text:p>266</text:p>
          </table:table-cell>
          <table:table-cell table:formula="of:=MOD([.F407]+1/[.$H$2];5)" office:value-type="float" office:value="1.74999999999999" calcext:value-type="float">
            <text:p>1,74999999999999</text:p>
          </table:table-cell>
          <table:table-cell table:formula="of:=IF([.F408]&lt;0.000001;[.G407]+2+1/[.$H$2];[.G407]+1/[.$H$2])" office:value-type="float" office:value="6.74999999999998" calcext:value-type="float">
            <text:p>6,7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9]))" office:value-type="date" office:date-value="2019-10-13T15:50:25.066394" calcext:value-type="date">
            <text:p>2019-10-13 15:50:25</text:p>
          </table:table-cell>
          <table:table-cell table:style-name="ce7" table:formula="of:=[.A409]" office:value-type="date" office:date-value="2019-10-13T15:50:25.066394" calcext:value-type="date">
            <text:p>2019-10-13 15:50:25</text:p>
          </table:table-cell>
          <table:table-cell table:formula="of:=TRUNC([.A409])" office:value-type="float" office:value="43751" calcext:value-type="float">
            <text:p>43751</text:p>
          </table:table-cell>
          <table:table-cell table:style-name="ce12" table:formula="of:=[.B409]-[.C409]" office:value-type="date" office:date-value="1899-12-30T15:50:25.06639400963" calcext:value-type="date">
            <text:p>12/30/99 03:50 PM</text:p>
          </table:table-cell>
          <table:table-cell table:formula="of:=MOD([.E408]-[.$E$2];[.$H$2])+1+[.$E$2]" office:value-type="float" office:value="267" calcext:value-type="float">
            <text:p>267</text:p>
          </table:table-cell>
          <table:table-cell table:formula="of:=MOD([.F408]+1/[.$H$2];5)" office:value-type="float" office:value="1.76666666666665" calcext:value-type="float">
            <text:p>1,76666666666665</text:p>
          </table:table-cell>
          <table:table-cell table:formula="of:=IF([.F409]&lt;0.000001;[.G408]+2+1/[.$H$2];[.G408]+1/[.$H$2])" office:value-type="float" office:value="6.76666666666665" calcext:value-type="float">
            <text:p>6,7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0]))" office:value-type="date" office:date-value="2019-10-13T15:49:07.704114" calcext:value-type="date">
            <text:p>2019-10-13 15:49:08</text:p>
          </table:table-cell>
          <table:table-cell table:style-name="ce7" table:formula="of:=[.A410]" office:value-type="date" office:date-value="2019-10-13T15:49:07.704114" calcext:value-type="date">
            <text:p>2019-10-13 15:49:08</text:p>
          </table:table-cell>
          <table:table-cell table:formula="of:=TRUNC([.A410])" office:value-type="float" office:value="43751" calcext:value-type="float">
            <text:p>43751</text:p>
          </table:table-cell>
          <table:table-cell table:style-name="ce12" table:formula="of:=[.B410]-[.C410]" office:value-type="date" office:date-value="1899-12-30T15:49:07.70411434583" calcext:value-type="date">
            <text:p>12/30/99 03:49 PM</text:p>
          </table:table-cell>
          <table:table-cell table:formula="of:=MOD([.E409]-[.$E$2];[.$H$2])+1+[.$E$2]" office:value-type="float" office:value="268" calcext:value-type="float">
            <text:p>268</text:p>
          </table:table-cell>
          <table:table-cell table:formula="of:=MOD([.F409]+1/[.$H$2];5)" office:value-type="float" office:value="1.78333333333332" calcext:value-type="float">
            <text:p>1,78333333333332</text:p>
          </table:table-cell>
          <table:table-cell table:formula="of:=IF([.F410]&lt;0.000001;[.G409]+2+1/[.$H$2];[.G409]+1/[.$H$2])" office:value-type="float" office:value="6.78333333333331" calcext:value-type="float">
            <text:p>6,7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1]))" office:value-type="date" office:date-value="2019-10-13T15:43:53.449984" calcext:value-type="date">
            <text:p>2019-10-13 15:43:53</text:p>
          </table:table-cell>
          <table:table-cell table:style-name="ce7" table:formula="of:=[.A411]" office:value-type="date" office:date-value="2019-10-13T15:43:53.449984" calcext:value-type="date">
            <text:p>2019-10-13 15:43:53</text:p>
          </table:table-cell>
          <table:table-cell table:formula="of:=TRUNC([.A411])" office:value-type="float" office:value="43751" calcext:value-type="float">
            <text:p>43751</text:p>
          </table:table-cell>
          <table:table-cell table:style-name="ce12" table:formula="of:=[.B411]-[.C411]" office:value-type="date" office:date-value="1899-12-30T15:43:53.44998441171" calcext:value-type="date">
            <text:p>12/30/99 03:43 PM</text:p>
          </table:table-cell>
          <table:table-cell table:formula="of:=MOD([.E410]-[.$E$2];[.$H$2])+1+[.$E$2]" office:value-type="float" office:value="269" calcext:value-type="float">
            <text:p>269</text:p>
          </table:table-cell>
          <table:table-cell table:formula="of:=MOD([.F410]+1/[.$H$2];5)" office:value-type="float" office:value="1.79999999999999" calcext:value-type="float">
            <text:p>1,79999999999999</text:p>
          </table:table-cell>
          <table:table-cell table:formula="of:=IF([.F411]&lt;0.000001;[.G410]+2+1/[.$H$2];[.G410]+1/[.$H$2])" office:value-type="float" office:value="6.79999999999998" calcext:value-type="float">
            <text:p>6,7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2]))" office:value-type="date" office:date-value="2019-10-13T15:27:03.897005" calcext:value-type="date">
            <text:p>2019-10-13 15:27:04</text:p>
          </table:table-cell>
          <table:table-cell table:style-name="ce7" table:formula="of:=[.A412]" office:value-type="date" office:date-value="2019-10-13T15:27:03.897005" calcext:value-type="date">
            <text:p>2019-10-13 15:27:04</text:p>
          </table:table-cell>
          <table:table-cell table:formula="of:=TRUNC([.A412])" office:value-type="float" office:value="43751" calcext:value-type="float">
            <text:p>43751</text:p>
          </table:table-cell>
          <table:table-cell table:style-name="ce12" table:formula="of:=[.B412]-[.C412]" office:value-type="date" office:date-value="1899-12-30T15:27:03.89700498898" calcext:value-type="date">
            <text:p>12/30/99 03:27 PM</text:p>
          </table:table-cell>
          <table:table-cell table:formula="of:=MOD([.E411]-[.$E$2];[.$H$2])+1+[.$E$2]" office:value-type="float" office:value="270" calcext:value-type="float">
            <text:p>270</text:p>
          </table:table-cell>
          <table:table-cell table:formula="of:=MOD([.F411]+1/[.$H$2];5)" office:value-type="float" office:value="1.81666666666665" calcext:value-type="float">
            <text:p>1,81666666666665</text:p>
          </table:table-cell>
          <table:table-cell table:formula="of:=IF([.F412]&lt;0.000001;[.G411]+2+1/[.$H$2];[.G411]+1/[.$H$2])" office:value-type="float" office:value="6.81666666666665" calcext:value-type="float">
            <text:p>6,8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3]))" office:value-type="date" office:date-value="2019-10-13T15:33:19.499833" calcext:value-type="date">
            <text:p>2019-10-13 15:33:19</text:p>
          </table:table-cell>
          <table:table-cell table:style-name="ce7" table:formula="of:=[.A413]" office:value-type="date" office:date-value="2019-10-13T15:33:19.499833" calcext:value-type="date">
            <text:p>2019-10-13 15:33:19</text:p>
          </table:table-cell>
          <table:table-cell table:formula="of:=TRUNC([.A413])" office:value-type="float" office:value="43751" calcext:value-type="float">
            <text:p>43751</text:p>
          </table:table-cell>
          <table:table-cell table:style-name="ce12" table:formula="of:=[.B413]-[.C413]" office:value-type="date" office:date-value="1899-12-30T15:33:19.49983279221" calcext:value-type="date">
            <text:p>12/30/99 03:33 PM</text:p>
          </table:table-cell>
          <table:table-cell table:formula="of:=MOD([.E412]-[.$E$2];[.$H$2])+1+[.$E$2]" office:value-type="float" office:value="271" calcext:value-type="float">
            <text:p>271</text:p>
          </table:table-cell>
          <table:table-cell table:formula="of:=MOD([.F412]+1/[.$H$2];5)" office:value-type="float" office:value="1.83333333333332" calcext:value-type="float">
            <text:p>1,83333333333332</text:p>
          </table:table-cell>
          <table:table-cell table:formula="of:=IF([.F413]&lt;0.000001;[.G412]+2+1/[.$H$2];[.G412]+1/[.$H$2])" office:value-type="float" office:value="6.83333333333331" calcext:value-type="float">
            <text:p>6,8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4]))" office:value-type="date" office:date-value="2019-10-13T15:33:39.098781" calcext:value-type="date">
            <text:p>2019-10-13 15:33:39</text:p>
          </table:table-cell>
          <table:table-cell table:style-name="ce7" table:formula="of:=[.A414]" office:value-type="date" office:date-value="2019-10-13T15:33:39.098781" calcext:value-type="date">
            <text:p>2019-10-13 15:33:39</text:p>
          </table:table-cell>
          <table:table-cell table:formula="of:=TRUNC([.A414])" office:value-type="float" office:value="43751" calcext:value-type="float">
            <text:p>43751</text:p>
          </table:table-cell>
          <table:table-cell table:style-name="ce12" table:formula="of:=[.B414]-[.C414]" office:value-type="date" office:date-value="1899-12-30T15:33:39.09878100269" calcext:value-type="date">
            <text:p>12/30/99 03:33 PM</text:p>
          </table:table-cell>
          <table:table-cell table:formula="of:=MOD([.E413]-[.$E$2];[.$H$2])+1+[.$E$2]" office:value-type="float" office:value="272" calcext:value-type="float">
            <text:p>272</text:p>
          </table:table-cell>
          <table:table-cell table:formula="of:=MOD([.F413]+1/[.$H$2];5)" office:value-type="float" office:value="1.84999999999999" calcext:value-type="float">
            <text:p>1,84999999999999</text:p>
          </table:table-cell>
          <table:table-cell table:formula="of:=IF([.F414]&lt;0.000001;[.G413]+2+1/[.$H$2];[.G413]+1/[.$H$2])" office:value-type="float" office:value="6.84999999999998" calcext:value-type="float">
            <text:p>6,8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5]))" office:value-type="date" office:date-value="2019-10-13T15:48:03.713938" calcext:value-type="date">
            <text:p>2019-10-13 15:48:04</text:p>
          </table:table-cell>
          <table:table-cell table:style-name="ce7" table:formula="of:=[.A415]" office:value-type="date" office:date-value="2019-10-13T15:48:03.713938" calcext:value-type="date">
            <text:p>2019-10-13 15:48:04</text:p>
          </table:table-cell>
          <table:table-cell table:formula="of:=TRUNC([.A415])" office:value-type="float" office:value="43751" calcext:value-type="float">
            <text:p>43751</text:p>
          </table:table-cell>
          <table:table-cell table:style-name="ce12" table:formula="of:=[.B415]-[.C415]" office:value-type="date" office:date-value="1899-12-30T15:48:03.71393764392" calcext:value-type="date">
            <text:p>12/30/99 03:48 PM</text:p>
          </table:table-cell>
          <table:table-cell table:formula="of:=MOD([.E414]-[.$E$2];[.$H$2])+1+[.$E$2]" office:value-type="float" office:value="273" calcext:value-type="float">
            <text:p>273</text:p>
          </table:table-cell>
          <table:table-cell table:formula="of:=MOD([.F414]+1/[.$H$2];5)" office:value-type="float" office:value="1.86666666666665" calcext:value-type="float">
            <text:p>1,86666666666665</text:p>
          </table:table-cell>
          <table:table-cell table:formula="of:=IF([.F415]&lt;0.000001;[.G414]+2+1/[.$H$2];[.G414]+1/[.$H$2])" office:value-type="float" office:value="6.86666666666665" calcext:value-type="float">
            <text:p>6,8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6]))" office:value-type="date" office:date-value="2019-10-13T15:41:14.881407" calcext:value-type="date">
            <text:p>2019-10-13 15:41:15</text:p>
          </table:table-cell>
          <table:table-cell table:style-name="ce7" table:formula="of:=[.A416]" office:value-type="date" office:date-value="2019-10-13T15:41:14.881407" calcext:value-type="date">
            <text:p>2019-10-13 15:41:15</text:p>
          </table:table-cell>
          <table:table-cell table:formula="of:=TRUNC([.A416])" office:value-type="float" office:value="43751" calcext:value-type="float">
            <text:p>43751</text:p>
          </table:table-cell>
          <table:table-cell table:style-name="ce12" table:formula="of:=[.B416]-[.C416]" office:value-type="date" office:date-value="1899-12-30T15:41:14.88140675705" calcext:value-type="date">
            <text:p>12/30/99 03:41 PM</text:p>
          </table:table-cell>
          <table:table-cell table:formula="of:=MOD([.E415]-[.$E$2];[.$H$2])+1+[.$E$2]" office:value-type="float" office:value="274" calcext:value-type="float">
            <text:p>274</text:p>
          </table:table-cell>
          <table:table-cell table:formula="of:=MOD([.F415]+1/[.$H$2];5)" office:value-type="float" office:value="1.88333333333332" calcext:value-type="float">
            <text:p>1,88333333333332</text:p>
          </table:table-cell>
          <table:table-cell table:formula="of:=IF([.F416]&lt;0.000001;[.G415]+2+1/[.$H$2];[.G415]+1/[.$H$2])" office:value-type="float" office:value="6.88333333333331" calcext:value-type="float">
            <text:p>6,8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7]))" office:value-type="date" office:date-value="2019-10-13T15:47:04.331097" calcext:value-type="date">
            <text:p>2019-10-13 15:47:04</text:p>
          </table:table-cell>
          <table:table-cell table:style-name="ce7" table:formula="of:=[.A417]" office:value-type="date" office:date-value="2019-10-13T15:47:04.331097" calcext:value-type="date">
            <text:p>2019-10-13 15:47:04</text:p>
          </table:table-cell>
          <table:table-cell table:formula="of:=TRUNC([.A417])" office:value-type="float" office:value="43751" calcext:value-type="float">
            <text:p>43751</text:p>
          </table:table-cell>
          <table:table-cell table:style-name="ce12" table:formula="of:=[.B417]-[.C417]" office:value-type="date" office:date-value="1899-12-30T15:47:04.33109676931" calcext:value-type="date">
            <text:p>12/30/99 03:47 PM</text:p>
          </table:table-cell>
          <table:table-cell table:formula="of:=MOD([.E416]-[.$E$2];[.$H$2])+1+[.$E$2]" office:value-type="float" office:value="275" calcext:value-type="float">
            <text:p>275</text:p>
          </table:table-cell>
          <table:table-cell table:formula="of:=MOD([.F416]+1/[.$H$2];5)" office:value-type="float" office:value="1.89999999999999" calcext:value-type="float">
            <text:p>1,89999999999999</text:p>
          </table:table-cell>
          <table:table-cell table:formula="of:=IF([.F417]&lt;0.000001;[.G416]+2+1/[.$H$2];[.G416]+1/[.$H$2])" office:value-type="float" office:value="6.89999999999998" calcext:value-type="float">
            <text:p>6,8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8]))" office:value-type="date" office:date-value="2019-10-13T15:45:52.975381" calcext:value-type="date">
            <text:p>2019-10-13 15:45:53</text:p>
          </table:table-cell>
          <table:table-cell table:style-name="ce7" table:formula="of:=[.A418]" office:value-type="date" office:date-value="2019-10-13T15:45:52.975381" calcext:value-type="date">
            <text:p>2019-10-13 15:45:53</text:p>
          </table:table-cell>
          <table:table-cell table:formula="of:=TRUNC([.A418])" office:value-type="float" office:value="43751" calcext:value-type="float">
            <text:p>43751</text:p>
          </table:table-cell>
          <table:table-cell table:style-name="ce12" table:formula="of:=[.B418]-[.C418]" office:value-type="date" office:date-value="1899-12-30T15:45:52.97538090963" calcext:value-type="date">
            <text:p>12/30/99 03:45 PM</text:p>
          </table:table-cell>
          <table:table-cell table:formula="of:=MOD([.E417]-[.$E$2];[.$H$2])+1+[.$E$2]" office:value-type="float" office:value="276" calcext:value-type="float">
            <text:p>276</text:p>
          </table:table-cell>
          <table:table-cell table:formula="of:=MOD([.F417]+1/[.$H$2];5)" office:value-type="float" office:value="1.91666666666665" calcext:value-type="float">
            <text:p>1,91666666666665</text:p>
          </table:table-cell>
          <table:table-cell table:formula="of:=IF([.F418]&lt;0.000001;[.G417]+2+1/[.$H$2];[.G417]+1/[.$H$2])" office:value-type="float" office:value="6.91666666666665" calcext:value-type="float">
            <text:p>6,9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9]))" office:value-type="date" office:date-value="2019-10-13T15:41:14.174365" calcext:value-type="date">
            <text:p>2019-10-13 15:41:14</text:p>
          </table:table-cell>
          <table:table-cell table:style-name="ce7" table:formula="of:=[.A419]" office:value-type="date" office:date-value="2019-10-13T15:41:14.174365" calcext:value-type="date">
            <text:p>2019-10-13 15:41:14</text:p>
          </table:table-cell>
          <table:table-cell table:formula="of:=TRUNC([.A419])" office:value-type="float" office:value="43751" calcext:value-type="float">
            <text:p>43751</text:p>
          </table:table-cell>
          <table:table-cell table:style-name="ce12" table:formula="of:=[.B419]-[.C419]" office:value-type="date" office:date-value="1899-12-30T15:41:14.17436472606" calcext:value-type="date">
            <text:p>12/30/99 03:41 PM</text:p>
          </table:table-cell>
          <table:table-cell table:formula="of:=MOD([.E418]-[.$E$2];[.$H$2])+1+[.$E$2]" office:value-type="float" office:value="277" calcext:value-type="float">
            <text:p>277</text:p>
          </table:table-cell>
          <table:table-cell table:formula="of:=MOD([.F418]+1/[.$H$2];5)" office:value-type="float" office:value="1.93333333333332" calcext:value-type="float">
            <text:p>1,93333333333332</text:p>
          </table:table-cell>
          <table:table-cell table:formula="of:=IF([.F419]&lt;0.000001;[.G418]+2+1/[.$H$2];[.G418]+1/[.$H$2])" office:value-type="float" office:value="6.93333333333331" calcext:value-type="float">
            <text:p>6,9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0]))" office:value-type="date" office:date-value="2019-10-13T15:44:05.686344" calcext:value-type="date">
            <text:p>2019-10-13 15:44:06</text:p>
          </table:table-cell>
          <table:table-cell table:style-name="ce7" table:formula="of:=[.A420]" office:value-type="date" office:date-value="2019-10-13T15:44:05.686344" calcext:value-type="date">
            <text:p>2019-10-13 15:44:06</text:p>
          </table:table-cell>
          <table:table-cell table:formula="of:=TRUNC([.A420])" office:value-type="float" office:value="43751" calcext:value-type="float">
            <text:p>43751</text:p>
          </table:table-cell>
          <table:table-cell table:style-name="ce12" table:formula="of:=[.B420]-[.C420]" office:value-type="date" office:date-value="1899-12-30T15:44:05.68634368479" calcext:value-type="date">
            <text:p>12/30/99 03:44 PM</text:p>
          </table:table-cell>
          <table:table-cell table:formula="of:=MOD([.E419]-[.$E$2];[.$H$2])+1+[.$E$2]" office:value-type="float" office:value="278" calcext:value-type="float">
            <text:p>278</text:p>
          </table:table-cell>
          <table:table-cell table:formula="of:=MOD([.F419]+1/[.$H$2];5)" office:value-type="float" office:value="1.94999999999999" calcext:value-type="float">
            <text:p>1,94999999999999</text:p>
          </table:table-cell>
          <table:table-cell table:formula="of:=IF([.F420]&lt;0.000001;[.G419]+2+1/[.$H$2];[.G419]+1/[.$H$2])" office:value-type="float" office:value="6.94999999999998" calcext:value-type="float">
            <text:p>6,9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1]))" office:value-type="date" office:date-value="2019-10-13T15:39:17.312864" calcext:value-type="date">
            <text:p>2019-10-13 15:39:17</text:p>
          </table:table-cell>
          <table:table-cell table:style-name="ce7" table:formula="of:=[.A421]" office:value-type="date" office:date-value="2019-10-13T15:39:17.312864" calcext:value-type="date">
            <text:p>2019-10-13 15:39:17</text:p>
          </table:table-cell>
          <table:table-cell table:formula="of:=TRUNC([.A421])" office:value-type="float" office:value="43751" calcext:value-type="float">
            <text:p>43751</text:p>
          </table:table-cell>
          <table:table-cell table:style-name="ce12" table:formula="of:=[.B421]-[.C421]" office:value-type="date" office:date-value="1899-12-30T15:39:17.31286446098" calcext:value-type="date">
            <text:p>12/30/99 03:39 PM</text:p>
          </table:table-cell>
          <table:table-cell table:formula="of:=MOD([.E420]-[.$E$2];[.$H$2])+1+[.$E$2]" office:value-type="float" office:value="279" calcext:value-type="float">
            <text:p>279</text:p>
          </table:table-cell>
          <table:table-cell table:formula="of:=MOD([.F420]+1/[.$H$2];5)" office:value-type="float" office:value="1.96666666666665" calcext:value-type="float">
            <text:p>1,96666666666665</text:p>
          </table:table-cell>
          <table:table-cell table:formula="of:=IF([.F421]&lt;0.000001;[.G420]+2+1/[.$H$2];[.G420]+1/[.$H$2])" office:value-type="float" office:value="6.96666666666665" calcext:value-type="float">
            <text:p>6,9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2]))" office:value-type="date" office:date-value="2019-10-13T15:50:43.081508" calcext:value-type="date">
            <text:p>2019-10-13 15:50:43</text:p>
          </table:table-cell>
          <table:table-cell table:style-name="ce7" table:formula="of:=[.A422]" office:value-type="date" office:date-value="2019-10-13T15:50:43.081508" calcext:value-type="date">
            <text:p>2019-10-13 15:50:43</text:p>
          </table:table-cell>
          <table:table-cell table:formula="of:=TRUNC([.A422])" office:value-type="float" office:value="43751" calcext:value-type="float">
            <text:p>43751</text:p>
          </table:table-cell>
          <table:table-cell table:style-name="ce12" table:formula="of:=[.B422]-[.C422]" office:value-type="date" office:date-value="1899-12-30T15:50:43.08150764555" calcext:value-type="date">
            <text:p>12/30/99 03:50 PM</text:p>
          </table:table-cell>
          <table:table-cell table:formula="of:=MOD([.E421]-[.$E$2];[.$H$2])+1+[.$E$2]" office:value-type="float" office:value="280" calcext:value-type="float">
            <text:p>280</text:p>
          </table:table-cell>
          <table:table-cell table:formula="of:=MOD([.F421]+1/[.$H$2];5)" office:value-type="float" office:value="1.98333333333332" calcext:value-type="float">
            <text:p>1,98333333333332</text:p>
          </table:table-cell>
          <table:table-cell table:formula="of:=IF([.F422]&lt;0.000001;[.G421]+2+1/[.$H$2];[.G421]+1/[.$H$2])" office:value-type="float" office:value="6.98333333333331" calcext:value-type="float">
            <text:p>6,9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3]))" office:value-type="date" office:date-value="2019-10-13T15:35:19.709284" calcext:value-type="date">
            <text:p>2019-10-13 15:35:20</text:p>
          </table:table-cell>
          <table:table-cell table:style-name="ce7" table:formula="of:=[.A423]" office:value-type="date" office:date-value="2019-10-13T15:35:19.709284" calcext:value-type="date">
            <text:p>2019-10-13 15:35:20</text:p>
          </table:table-cell>
          <table:table-cell table:formula="of:=TRUNC([.A423])" office:value-type="float" office:value="43751" calcext:value-type="float">
            <text:p>43751</text:p>
          </table:table-cell>
          <table:table-cell table:style-name="ce12" table:formula="of:=[.B423]-[.C423]" office:value-type="date" office:date-value="1899-12-30T15:35:19.70928374212" calcext:value-type="date">
            <text:p>12/30/99 03:35 PM</text:p>
          </table:table-cell>
          <table:table-cell table:formula="of:=MOD([.E422]-[.$E$2];[.$H$2])+1+[.$E$2]" office:value-type="float" office:value="221" calcext:value-type="float">
            <text:p>221</text:p>
          </table:table-cell>
          <table:table-cell table:formula="of:=MOD([.F422]+1/[.$H$2];5)" office:value-type="float" office:value="1.99999999999999" calcext:value-type="float">
            <text:p>1,99999999999999</text:p>
          </table:table-cell>
          <table:table-cell table:formula="of:=IF([.F423]&lt;0.000001;[.G422]+2+1/[.$H$2];[.G422]+1/[.$H$2])" office:value-type="float" office:value="6.99999999999998" calcext:value-type="float">
            <text:p>6,9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4]))" office:value-type="date" office:date-value="2019-10-14T15:42:29.806099" calcext:value-type="date">
            <text:p>2019-10-14 15:42:30</text:p>
          </table:table-cell>
          <table:table-cell table:style-name="ce7" table:formula="of:=[.A424]" office:value-type="date" office:date-value="2019-10-14T15:42:29.806099" calcext:value-type="date">
            <text:p>2019-10-14 15:42:30</text:p>
          </table:table-cell>
          <table:table-cell table:formula="of:=TRUNC([.A424])" office:value-type="float" office:value="43752" calcext:value-type="float">
            <text:p>43752</text:p>
          </table:table-cell>
          <table:table-cell table:style-name="ce12" table:formula="of:=[.B424]-[.C424]" office:value-type="date" office:date-value="1899-12-30T15:42:29.80609905906" calcext:value-type="date">
            <text:p>12/30/99 03:42 PM</text:p>
          </table:table-cell>
          <table:table-cell table:formula="of:=MOD([.E423]-[.$E$2];[.$H$2])+1+[.$E$2]" office:value-type="float" office:value="222" calcext:value-type="float">
            <text:p>222</text:p>
          </table:table-cell>
          <table:table-cell table:formula="of:=MOD([.F423]+1/[.$H$2];5)" office:value-type="float" office:value="2.01666666666665" calcext:value-type="float">
            <text:p>2,01666666666665</text:p>
          </table:table-cell>
          <table:table-cell table:formula="of:=IF([.F424]&lt;0.000001;[.G423]+2+1/[.$H$2];[.G423]+1/[.$H$2])" office:value-type="float" office:value="7.01666666666665" calcext:value-type="float">
            <text:p>7,0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5]))" office:value-type="date" office:date-value="2019-10-14T15:38:15.11132" calcext:value-type="date">
            <text:p>2019-10-14 15:38:15</text:p>
          </table:table-cell>
          <table:table-cell table:style-name="ce7" table:formula="of:=[.A425]" office:value-type="date" office:date-value="2019-10-14T15:38:15.11132" calcext:value-type="date">
            <text:p>2019-10-14 15:38:15</text:p>
          </table:table-cell>
          <table:table-cell table:formula="of:=TRUNC([.A425])" office:value-type="float" office:value="43752" calcext:value-type="float">
            <text:p>43752</text:p>
          </table:table-cell>
          <table:table-cell table:style-name="ce12" table:formula="of:=[.B425]-[.C425]" office:value-type="date" office:date-value="1899-12-30T15:38:15.11132030748" calcext:value-type="date">
            <text:p>12/30/99 03:38 PM</text:p>
          </table:table-cell>
          <table:table-cell table:formula="of:=MOD([.E424]-[.$E$2];[.$H$2])+1+[.$E$2]" office:value-type="float" office:value="223" calcext:value-type="float">
            <text:p>223</text:p>
          </table:table-cell>
          <table:table-cell table:formula="of:=MOD([.F424]+1/[.$H$2];5)" office:value-type="float" office:value="2.03333333333332" calcext:value-type="float">
            <text:p>2,03333333333332</text:p>
          </table:table-cell>
          <table:table-cell table:formula="of:=IF([.F425]&lt;0.000001;[.G424]+2+1/[.$H$2];[.G424]+1/[.$H$2])" office:value-type="float" office:value="7.03333333333331" calcext:value-type="float">
            <text:p>7,0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6]))" office:value-type="date" office:date-value="2019-10-14T15:20:35.985479" calcext:value-type="date">
            <text:p>2019-10-14 15:20:36</text:p>
          </table:table-cell>
          <table:table-cell table:style-name="ce7" table:formula="of:=[.A426]" office:value-type="date" office:date-value="2019-10-14T15:20:35.985479" calcext:value-type="date">
            <text:p>2019-10-14 15:20:36</text:p>
          </table:table-cell>
          <table:table-cell table:formula="of:=TRUNC([.A426])" office:value-type="float" office:value="43752" calcext:value-type="float">
            <text:p>43752</text:p>
          </table:table-cell>
          <table:table-cell table:style-name="ce12" table:formula="of:=[.B426]-[.C426]" office:value-type="date" office:date-value="1899-12-30T15:20:35.98547873553" calcext:value-type="date">
            <text:p>12/30/99 03:20 PM</text:p>
          </table:table-cell>
          <table:table-cell table:formula="of:=MOD([.E425]-[.$E$2];[.$H$2])+1+[.$E$2]" office:value-type="float" office:value="224" calcext:value-type="float">
            <text:p>224</text:p>
          </table:table-cell>
          <table:table-cell table:formula="of:=MOD([.F425]+1/[.$H$2];5)" office:value-type="float" office:value="2.04999999999999" calcext:value-type="float">
            <text:p>2,04999999999999</text:p>
          </table:table-cell>
          <table:table-cell table:formula="of:=IF([.F426]&lt;0.000001;[.G425]+2+1/[.$H$2];[.G425]+1/[.$H$2])" office:value-type="float" office:value="7.04999999999998" calcext:value-type="float">
            <text:p>7,0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7]))" office:value-type="date" office:date-value="2019-10-14T15:48:36.010227" calcext:value-type="date">
            <text:p>2019-10-14 15:48:36</text:p>
          </table:table-cell>
          <table:table-cell table:style-name="ce7" table:formula="of:=[.A427]" office:value-type="date" office:date-value="2019-10-14T15:48:36.010227" calcext:value-type="date">
            <text:p>2019-10-14 15:48:36</text:p>
          </table:table-cell>
          <table:table-cell table:formula="of:=TRUNC([.A427])" office:value-type="float" office:value="43752" calcext:value-type="float">
            <text:p>43752</text:p>
          </table:table-cell>
          <table:table-cell table:style-name="ce12" table:formula="of:=[.B427]-[.C427]" office:value-type="date" office:date-value="1899-12-30T15:48:36.01022696123" calcext:value-type="date">
            <text:p>12/30/99 03:48 PM</text:p>
          </table:table-cell>
          <table:table-cell table:formula="of:=MOD([.E426]-[.$E$2];[.$H$2])+1+[.$E$2]" office:value-type="float" office:value="225" calcext:value-type="float">
            <text:p>225</text:p>
          </table:table-cell>
          <table:table-cell table:formula="of:=MOD([.F426]+1/[.$H$2];5)" office:value-type="float" office:value="2.06666666666665" calcext:value-type="float">
            <text:p>2,06666666666665</text:p>
          </table:table-cell>
          <table:table-cell table:formula="of:=IF([.F427]&lt;0.000001;[.G426]+2+1/[.$H$2];[.G426]+1/[.$H$2])" office:value-type="float" office:value="7.06666666666665" calcext:value-type="float">
            <text:p>7,0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8]))" office:value-type="date" office:date-value="2019-10-14T15:32:36.693355" calcext:value-type="date">
            <text:p>2019-10-14 15:32:37</text:p>
          </table:table-cell>
          <table:table-cell table:style-name="ce7" table:formula="of:=[.A428]" office:value-type="date" office:date-value="2019-10-14T15:32:36.693355" calcext:value-type="date">
            <text:p>2019-10-14 15:32:37</text:p>
          </table:table-cell>
          <table:table-cell table:formula="of:=TRUNC([.A428])" office:value-type="float" office:value="43752" calcext:value-type="float">
            <text:p>43752</text:p>
          </table:table-cell>
          <table:table-cell table:style-name="ce12" table:formula="of:=[.B428]-[.C428]" office:value-type="date" office:date-value="1899-12-30T15:32:36.69335480779" calcext:value-type="date">
            <text:p>12/30/99 03:32 PM</text:p>
          </table:table-cell>
          <table:table-cell table:formula="of:=MOD([.E427]-[.$E$2];[.$H$2])+1+[.$E$2]" office:value-type="float" office:value="226" calcext:value-type="float">
            <text:p>226</text:p>
          </table:table-cell>
          <table:table-cell table:formula="of:=MOD([.F427]+1/[.$H$2];5)" office:value-type="float" office:value="2.08333333333332" calcext:value-type="float">
            <text:p>2,08333333333332</text:p>
          </table:table-cell>
          <table:table-cell table:formula="of:=IF([.F428]&lt;0.000001;[.G427]+2+1/[.$H$2];[.G427]+1/[.$H$2])" office:value-type="float" office:value="7.08333333333331" calcext:value-type="float">
            <text:p>7,0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9]))" office:value-type="date" office:date-value="2019-10-14T15:23:48.908715" calcext:value-type="date">
            <text:p>2019-10-14 15:23:49</text:p>
          </table:table-cell>
          <table:table-cell table:style-name="ce7" table:formula="of:=[.A429]" office:value-type="date" office:date-value="2019-10-14T15:23:48.908715" calcext:value-type="date">
            <text:p>2019-10-14 15:23:49</text:p>
          </table:table-cell>
          <table:table-cell table:formula="of:=TRUNC([.A429])" office:value-type="float" office:value="43752" calcext:value-type="float">
            <text:p>43752</text:p>
          </table:table-cell>
          <table:table-cell table:style-name="ce12" table:formula="of:=[.B429]-[.C429]" office:value-type="date" office:date-value="1899-12-30T15:23:48.90871502459" calcext:value-type="date">
            <text:p>12/30/99 03:23 PM</text:p>
          </table:table-cell>
          <table:table-cell table:formula="of:=MOD([.E428]-[.$E$2];[.$H$2])+1+[.$E$2]" office:value-type="float" office:value="227" calcext:value-type="float">
            <text:p>227</text:p>
          </table:table-cell>
          <table:table-cell table:formula="of:=MOD([.F428]+1/[.$H$2];5)" office:value-type="float" office:value="2.09999999999998" calcext:value-type="float">
            <text:p>2,09999999999998</text:p>
          </table:table-cell>
          <table:table-cell table:formula="of:=IF([.F429]&lt;0.000001;[.G428]+2+1/[.$H$2];[.G428]+1/[.$H$2])" office:value-type="float" office:value="7.09999999999998" calcext:value-type="float">
            <text:p>7,0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0]))" office:value-type="date" office:date-value="2019-10-14T15:38:33.577075" calcext:value-type="date">
            <text:p>2019-10-14 15:38:34</text:p>
          </table:table-cell>
          <table:table-cell table:style-name="ce7" table:formula="of:=[.A430]" office:value-type="date" office:date-value="2019-10-14T15:38:33.577075" calcext:value-type="date">
            <text:p>2019-10-14 15:38:34</text:p>
          </table:table-cell>
          <table:table-cell table:formula="of:=TRUNC([.A430])" office:value-type="float" office:value="43752" calcext:value-type="float">
            <text:p>43752</text:p>
          </table:table-cell>
          <table:table-cell table:style-name="ce12" table:formula="of:=[.B430]-[.C430]" office:value-type="date" office:date-value="1899-12-30T15:38:33.57707523275" calcext:value-type="date">
            <text:p>12/30/99 03:38 PM</text:p>
          </table:table-cell>
          <table:table-cell table:formula="of:=MOD([.E429]-[.$E$2];[.$H$2])+1+[.$E$2]" office:value-type="float" office:value="228" calcext:value-type="float">
            <text:p>228</text:p>
          </table:table-cell>
          <table:table-cell table:formula="of:=MOD([.F429]+1/[.$H$2];5)" office:value-type="float" office:value="2.11666666666665" calcext:value-type="float">
            <text:p>2,11666666666665</text:p>
          </table:table-cell>
          <table:table-cell table:formula="of:=IF([.F430]&lt;0.000001;[.G429]+2+1/[.$H$2];[.G429]+1/[.$H$2])" office:value-type="float" office:value="7.11666666666665" calcext:value-type="float">
            <text:p>7,1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1]))" office:value-type="date" office:date-value="2019-10-14T15:17:11.579819" calcext:value-type="date">
            <text:p>2019-10-14 15:17:12</text:p>
          </table:table-cell>
          <table:table-cell table:style-name="ce7" table:formula="of:=[.A431]" office:value-type="date" office:date-value="2019-10-14T15:17:11.579819" calcext:value-type="date">
            <text:p>2019-10-14 15:17:12</text:p>
          </table:table-cell>
          <table:table-cell table:formula="of:=TRUNC([.A431])" office:value-type="float" office:value="43752" calcext:value-type="float">
            <text:p>43752</text:p>
          </table:table-cell>
          <table:table-cell table:style-name="ce12" table:formula="of:=[.B431]-[.C431]" office:value-type="date" office:date-value="1899-12-30T15:17:11.57981943805" calcext:value-type="date">
            <text:p>12/30/99 03:17 PM</text:p>
          </table:table-cell>
          <table:table-cell table:formula="of:=MOD([.E430]-[.$E$2];[.$H$2])+1+[.$E$2]" office:value-type="float" office:value="229" calcext:value-type="float">
            <text:p>229</text:p>
          </table:table-cell>
          <table:table-cell table:formula="of:=MOD([.F430]+1/[.$H$2];5)" office:value-type="float" office:value="2.13333333333332" calcext:value-type="float">
            <text:p>2,13333333333332</text:p>
          </table:table-cell>
          <table:table-cell table:formula="of:=IF([.F431]&lt;0.000001;[.G430]+2+1/[.$H$2];[.G430]+1/[.$H$2])" office:value-type="float" office:value="7.13333333333331" calcext:value-type="float">
            <text:p>7,1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2]))" office:value-type="date" office:date-value="2019-10-14T16:01:33.591809" calcext:value-type="date">
            <text:p>2019-10-14 16:01:34</text:p>
          </table:table-cell>
          <table:table-cell table:style-name="ce7" table:formula="of:=[.A432]" office:value-type="date" office:date-value="2019-10-14T16:01:33.591809" calcext:value-type="date">
            <text:p>2019-10-14 16:01:34</text:p>
          </table:table-cell>
          <table:table-cell table:formula="of:=TRUNC([.A432])" office:value-type="float" office:value="43752" calcext:value-type="float">
            <text:p>43752</text:p>
          </table:table-cell>
          <table:table-cell table:style-name="ce12" table:formula="of:=[.B432]-[.C432]" office:value-type="date" office:date-value="1899-12-30T16:01:33.59180883039" calcext:value-type="date">
            <text:p>12/30/99 04:01 PM</text:p>
          </table:table-cell>
          <table:table-cell table:formula="of:=MOD([.E431]-[.$E$2];[.$H$2])+1+[.$E$2]" office:value-type="float" office:value="230" calcext:value-type="float">
            <text:p>230</text:p>
          </table:table-cell>
          <table:table-cell table:formula="of:=MOD([.F431]+1/[.$H$2];5)" office:value-type="float" office:value="2.14999999999998" calcext:value-type="float">
            <text:p>2,14999999999998</text:p>
          </table:table-cell>
          <table:table-cell table:formula="of:=IF([.F432]&lt;0.000001;[.G431]+2+1/[.$H$2];[.G431]+1/[.$H$2])" office:value-type="float" office:value="7.14999999999998" calcext:value-type="float">
            <text:p>7,1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3]))" office:value-type="date" office:date-value="2019-10-14T15:57:21.705477" calcext:value-type="date">
            <text:p>2019-10-14 15:57:22</text:p>
          </table:table-cell>
          <table:table-cell table:style-name="ce7" table:formula="of:=[.A433]" office:value-type="date" office:date-value="2019-10-14T15:57:21.705477" calcext:value-type="date">
            <text:p>2019-10-14 15:57:22</text:p>
          </table:table-cell>
          <table:table-cell table:formula="of:=TRUNC([.A433])" office:value-type="float" office:value="43752" calcext:value-type="float">
            <text:p>43752</text:p>
          </table:table-cell>
          <table:table-cell table:style-name="ce12" table:formula="of:=[.B433]-[.C433]" office:value-type="date" office:date-value="1899-12-30T15:57:21.70547705144" calcext:value-type="date">
            <text:p>12/30/99 03:57 PM</text:p>
          </table:table-cell>
          <table:table-cell table:formula="of:=MOD([.E432]-[.$E$2];[.$H$2])+1+[.$E$2]" office:value-type="float" office:value="231" calcext:value-type="float">
            <text:p>231</text:p>
          </table:table-cell>
          <table:table-cell table:formula="of:=MOD([.F432]+1/[.$H$2];5)" office:value-type="float" office:value="2.16666666666665" calcext:value-type="float">
            <text:p>2,16666666666665</text:p>
          </table:table-cell>
          <table:table-cell table:formula="of:=IF([.F433]&lt;0.000001;[.G432]+2+1/[.$H$2];[.G432]+1/[.$H$2])" office:value-type="float" office:value="7.16666666666665" calcext:value-type="float">
            <text:p>7,1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4]))" office:value-type="date" office:date-value="2019-10-14T15:46:08.668559" calcext:value-type="date">
            <text:p>2019-10-14 15:46:09</text:p>
          </table:table-cell>
          <table:table-cell table:style-name="ce7" table:formula="of:=[.A434]" office:value-type="date" office:date-value="2019-10-14T15:46:08.668559" calcext:value-type="date">
            <text:p>2019-10-14 15:46:09</text:p>
          </table:table-cell>
          <table:table-cell table:formula="of:=TRUNC([.A434])" office:value-type="float" office:value="43752" calcext:value-type="float">
            <text:p>43752</text:p>
          </table:table-cell>
          <table:table-cell table:style-name="ce12" table:formula="of:=[.B434]-[.C434]" office:value-type="date" office:date-value="1899-12-30T15:46:08.66855921689" calcext:value-type="date">
            <text:p>12/30/99 03:46 PM</text:p>
          </table:table-cell>
          <table:table-cell table:formula="of:=MOD([.E433]-[.$E$2];[.$H$2])+1+[.$E$2]" office:value-type="float" office:value="232" calcext:value-type="float">
            <text:p>232</text:p>
          </table:table-cell>
          <table:table-cell table:formula="of:=MOD([.F433]+1/[.$H$2];5)" office:value-type="float" office:value="2.18333333333332" calcext:value-type="float">
            <text:p>2,18333333333332</text:p>
          </table:table-cell>
          <table:table-cell table:formula="of:=IF([.F434]&lt;0.000001;[.G433]+2+1/[.$H$2];[.G433]+1/[.$H$2])" office:value-type="float" office:value="7.18333333333331" calcext:value-type="float">
            <text:p>7,1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5]))" office:value-type="date" office:date-value="2019-10-14T15:54:22.313192" calcext:value-type="date">
            <text:p>2019-10-14 15:54:22</text:p>
          </table:table-cell>
          <table:table-cell table:style-name="ce7" table:formula="of:=[.A435]" office:value-type="date" office:date-value="2019-10-14T15:54:22.313192" calcext:value-type="date">
            <text:p>2019-10-14 15:54:22</text:p>
          </table:table-cell>
          <table:table-cell table:formula="of:=TRUNC([.A435])" office:value-type="float" office:value="43752" calcext:value-type="float">
            <text:p>43752</text:p>
          </table:table-cell>
          <table:table-cell table:style-name="ce12" table:formula="of:=[.B435]-[.C435]" office:value-type="date" office:date-value="1899-12-30T15:54:22.31319168583" calcext:value-type="date">
            <text:p>12/30/99 03:54 PM</text:p>
          </table:table-cell>
          <table:table-cell table:formula="of:=MOD([.E434]-[.$E$2];[.$H$2])+1+[.$E$2]" office:value-type="float" office:value="233" calcext:value-type="float">
            <text:p>233</text:p>
          </table:table-cell>
          <table:table-cell table:formula="of:=MOD([.F434]+1/[.$H$2];5)" office:value-type="float" office:value="2.19999999999998" calcext:value-type="float">
            <text:p>2,19999999999998</text:p>
          </table:table-cell>
          <table:table-cell table:formula="of:=IF([.F435]&lt;0.000001;[.G434]+2+1/[.$H$2];[.G434]+1/[.$H$2])" office:value-type="float" office:value="7.19999999999998" calcext:value-type="float">
            <text:p>7,1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6]))" office:value-type="date" office:date-value="2019-10-14T15:52:11.970074" calcext:value-type="date">
            <text:p>2019-10-14 15:52:12</text:p>
          </table:table-cell>
          <table:table-cell table:style-name="ce7" table:formula="of:=[.A436]" office:value-type="date" office:date-value="2019-10-14T15:52:11.970074" calcext:value-type="date">
            <text:p>2019-10-14 15:52:12</text:p>
          </table:table-cell>
          <table:table-cell table:formula="of:=TRUNC([.A436])" office:value-type="float" office:value="43752" calcext:value-type="float">
            <text:p>43752</text:p>
          </table:table-cell>
          <table:table-cell table:style-name="ce12" table:formula="of:=[.B436]-[.C436]" office:value-type="date" office:date-value="1899-12-30T15:52:11.97007449344" calcext:value-type="date">
            <text:p>12/30/99 03:52 PM</text:p>
          </table:table-cell>
          <table:table-cell table:formula="of:=MOD([.E435]-[.$E$2];[.$H$2])+1+[.$E$2]" office:value-type="float" office:value="234" calcext:value-type="float">
            <text:p>234</text:p>
          </table:table-cell>
          <table:table-cell table:formula="of:=MOD([.F435]+1/[.$H$2];5)" office:value-type="float" office:value="2.21666666666665" calcext:value-type="float">
            <text:p>2,21666666666665</text:p>
          </table:table-cell>
          <table:table-cell table:formula="of:=IF([.F436]&lt;0.000001;[.G435]+2+1/[.$H$2];[.G435]+1/[.$H$2])" office:value-type="float" office:value="7.21666666666665" calcext:value-type="float">
            <text:p>7,2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7]))" office:value-type="date" office:date-value="2019-10-14T15:45:22.150629" calcext:value-type="date">
            <text:p>2019-10-14 15:45:22</text:p>
          </table:table-cell>
          <table:table-cell table:style-name="ce7" table:formula="of:=[.A437]" office:value-type="date" office:date-value="2019-10-14T15:45:22.150629" calcext:value-type="date">
            <text:p>2019-10-14 15:45:22</text:p>
          </table:table-cell>
          <table:table-cell table:formula="of:=TRUNC([.A437])" office:value-type="float" office:value="43752" calcext:value-type="float">
            <text:p>43752</text:p>
          </table:table-cell>
          <table:table-cell table:style-name="ce12" table:formula="of:=[.B437]-[.C437]" office:value-type="date" office:date-value="1899-12-30T15:45:22.1506285714" calcext:value-type="date">
            <text:p>12/30/99 03:45 PM</text:p>
          </table:table-cell>
          <table:table-cell table:formula="of:=MOD([.E436]-[.$E$2];[.$H$2])+1+[.$E$2]" office:value-type="float" office:value="235" calcext:value-type="float">
            <text:p>235</text:p>
          </table:table-cell>
          <table:table-cell table:formula="of:=MOD([.F436]+1/[.$H$2];5)" office:value-type="float" office:value="2.23333333333332" calcext:value-type="float">
            <text:p>2,23333333333332</text:p>
          </table:table-cell>
          <table:table-cell table:formula="of:=IF([.F437]&lt;0.000001;[.G436]+2+1/[.$H$2];[.G436]+1/[.$H$2])" office:value-type="float" office:value="7.23333333333331" calcext:value-type="float">
            <text:p>7,2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8]))" office:value-type="date" office:date-value="2019-10-14T15:36:46.159378" calcext:value-type="date">
            <text:p>2019-10-14 15:36:46</text:p>
          </table:table-cell>
          <table:table-cell table:style-name="ce7" table:formula="of:=[.A438]" office:value-type="date" office:date-value="2019-10-14T15:36:46.159378" calcext:value-type="date">
            <text:p>2019-10-14 15:36:46</text:p>
          </table:table-cell>
          <table:table-cell table:formula="of:=TRUNC([.A438])" office:value-type="float" office:value="43752" calcext:value-type="float">
            <text:p>43752</text:p>
          </table:table-cell>
          <table:table-cell table:style-name="ce12" table:formula="of:=[.B438]-[.C438]" office:value-type="date" office:date-value="1899-12-30T15:36:46.15937809926" calcext:value-type="date">
            <text:p>12/30/99 03:36 PM</text:p>
          </table:table-cell>
          <table:table-cell table:formula="of:=MOD([.E437]-[.$E$2];[.$H$2])+1+[.$E$2]" office:value-type="float" office:value="236" calcext:value-type="float">
            <text:p>236</text:p>
          </table:table-cell>
          <table:table-cell table:formula="of:=MOD([.F437]+1/[.$H$2];5)" office:value-type="float" office:value="2.24999999999998" calcext:value-type="float">
            <text:p>2,24999999999998</text:p>
          </table:table-cell>
          <table:table-cell table:formula="of:=IF([.F438]&lt;0.000001;[.G437]+2+1/[.$H$2];[.G437]+1/[.$H$2])" office:value-type="float" office:value="7.24999999999998" calcext:value-type="float">
            <text:p>7,2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9]))" office:value-type="date" office:date-value="2019-10-14T15:38:17.231341" calcext:value-type="date">
            <text:p>2019-10-14 15:38:17</text:p>
          </table:table-cell>
          <table:table-cell table:style-name="ce7" table:formula="of:=[.A439]" office:value-type="date" office:date-value="2019-10-14T15:38:17.231341" calcext:value-type="date">
            <text:p>2019-10-14 15:38:17</text:p>
          </table:table-cell>
          <table:table-cell table:formula="of:=TRUNC([.A439])" office:value-type="float" office:value="43752" calcext:value-type="float">
            <text:p>43752</text:p>
          </table:table-cell>
          <table:table-cell table:style-name="ce12" table:formula="of:=[.B439]-[.C439]" office:value-type="date" office:date-value="1899-12-30T15:38:17.23134124652" calcext:value-type="date">
            <text:p>12/30/99 03:38 PM</text:p>
          </table:table-cell>
          <table:table-cell table:formula="of:=MOD([.E438]-[.$E$2];[.$H$2])+1+[.$E$2]" office:value-type="float" office:value="237" calcext:value-type="float">
            <text:p>237</text:p>
          </table:table-cell>
          <table:table-cell table:formula="of:=MOD([.F438]+1/[.$H$2];5)" office:value-type="float" office:value="2.26666666666665" calcext:value-type="float">
            <text:p>2,26666666666665</text:p>
          </table:table-cell>
          <table:table-cell table:formula="of:=IF([.F439]&lt;0.000001;[.G438]+2+1/[.$H$2];[.G438]+1/[.$H$2])" office:value-type="float" office:value="7.26666666666665" calcext:value-type="float">
            <text:p>7,2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0]))" office:value-type="date" office:date-value="2019-10-14T15:58:41.13806" calcext:value-type="date">
            <text:p>2019-10-14 15:58:41</text:p>
          </table:table-cell>
          <table:table-cell table:style-name="ce7" table:formula="of:=[.A440]" office:value-type="date" office:date-value="2019-10-14T15:58:41.13806" calcext:value-type="date">
            <text:p>2019-10-14 15:58:41</text:p>
          </table:table-cell>
          <table:table-cell table:formula="of:=TRUNC([.A440])" office:value-type="float" office:value="43752" calcext:value-type="float">
            <text:p>43752</text:p>
          </table:table-cell>
          <table:table-cell table:style-name="ce12" table:formula="of:=[.B440]-[.C440]" office:value-type="date" office:date-value="1899-12-30T15:58:41.13806018606" calcext:value-type="date">
            <text:p>12/30/99 03:58 PM</text:p>
          </table:table-cell>
          <table:table-cell table:formula="of:=MOD([.E439]-[.$E$2];[.$H$2])+1+[.$E$2]" office:value-type="float" office:value="238" calcext:value-type="float">
            <text:p>238</text:p>
          </table:table-cell>
          <table:table-cell table:formula="of:=MOD([.F439]+1/[.$H$2];5)" office:value-type="float" office:value="2.28333333333332" calcext:value-type="float">
            <text:p>2,28333333333332</text:p>
          </table:table-cell>
          <table:table-cell table:formula="of:=IF([.F440]&lt;0.000001;[.G439]+2+1/[.$H$2];[.G439]+1/[.$H$2])" office:value-type="float" office:value="7.28333333333331" calcext:value-type="float">
            <text:p>7,2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1]))" office:value-type="date" office:date-value="2019-10-14T15:41:02.441941" calcext:value-type="date">
            <text:p>2019-10-14 15:41:02</text:p>
          </table:table-cell>
          <table:table-cell table:style-name="ce7" table:formula="of:=[.A441]" office:value-type="date" office:date-value="2019-10-14T15:41:02.441941" calcext:value-type="date">
            <text:p>2019-10-14 15:41:02</text:p>
          </table:table-cell>
          <table:table-cell table:formula="of:=TRUNC([.A441])" office:value-type="float" office:value="43752" calcext:value-type="float">
            <text:p>43752</text:p>
          </table:table-cell>
          <table:table-cell table:style-name="ce12" table:formula="of:=[.B441]-[.C441]" office:value-type="date" office:date-value="1899-12-30T15:41:02.44194118772" calcext:value-type="date">
            <text:p>12/30/99 03:41 PM</text:p>
          </table:table-cell>
          <table:table-cell table:formula="of:=MOD([.E440]-[.$E$2];[.$H$2])+1+[.$E$2]" office:value-type="float" office:value="239" calcext:value-type="float">
            <text:p>239</text:p>
          </table:table-cell>
          <table:table-cell table:formula="of:=MOD([.F440]+1/[.$H$2];5)" office:value-type="float" office:value="2.29999999999998" calcext:value-type="float">
            <text:p>2,29999999999998</text:p>
          </table:table-cell>
          <table:table-cell table:formula="of:=IF([.F441]&lt;0.000001;[.G440]+2+1/[.$H$2];[.G440]+1/[.$H$2])" office:value-type="float" office:value="7.29999999999998" calcext:value-type="float">
            <text:p>7,2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2]))" office:value-type="date" office:date-value="2019-10-14T15:46:50.764351" calcext:value-type="date">
            <text:p>2019-10-14 15:46:51</text:p>
          </table:table-cell>
          <table:table-cell table:style-name="ce7" table:formula="of:=[.A442]" office:value-type="date" office:date-value="2019-10-14T15:46:50.764351" calcext:value-type="date">
            <text:p>2019-10-14 15:46:51</text:p>
          </table:table-cell>
          <table:table-cell table:formula="of:=TRUNC([.A442])" office:value-type="float" office:value="43752" calcext:value-type="float">
            <text:p>43752</text:p>
          </table:table-cell>
          <table:table-cell table:style-name="ce12" table:formula="of:=[.B442]-[.C442]" office:value-type="date" office:date-value="1899-12-30T15:46:50.76435092837" calcext:value-type="date">
            <text:p>12/30/99 03:46 PM</text:p>
          </table:table-cell>
          <table:table-cell table:formula="of:=MOD([.E441]-[.$E$2];[.$H$2])+1+[.$E$2]" office:value-type="float" office:value="240" calcext:value-type="float">
            <text:p>240</text:p>
          </table:table-cell>
          <table:table-cell table:formula="of:=MOD([.F441]+1/[.$H$2];5)" office:value-type="float" office:value="2.31666666666665" calcext:value-type="float">
            <text:p>2,31666666666665</text:p>
          </table:table-cell>
          <table:table-cell table:formula="of:=IF([.F442]&lt;0.000001;[.G441]+2+1/[.$H$2];[.G441]+1/[.$H$2])" office:value-type="float" office:value="7.31666666666665" calcext:value-type="float">
            <text:p>7,3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3]))" office:value-type="date" office:date-value="2019-10-14T15:14:32.362165" calcext:value-type="date">
            <text:p>2019-10-14 15:14:32</text:p>
          </table:table-cell>
          <table:table-cell table:style-name="ce7" table:formula="of:=[.A443]" office:value-type="date" office:date-value="2019-10-14T15:14:32.362165" calcext:value-type="date">
            <text:p>2019-10-14 15:14:32</text:p>
          </table:table-cell>
          <table:table-cell table:formula="of:=TRUNC([.A443])" office:value-type="float" office:value="43752" calcext:value-type="float">
            <text:p>43752</text:p>
          </table:table-cell>
          <table:table-cell table:style-name="ce12" table:formula="of:=[.B443]-[.C443]" office:value-type="date" office:date-value="1899-12-30T15:14:32.36216501333" calcext:value-type="date">
            <text:p>12/30/99 03:14 PM</text:p>
          </table:table-cell>
          <table:table-cell table:formula="of:=MOD([.E442]-[.$E$2];[.$H$2])+1+[.$E$2]" office:value-type="float" office:value="241" calcext:value-type="float">
            <text:p>241</text:p>
          </table:table-cell>
          <table:table-cell table:formula="of:=MOD([.F442]+1/[.$H$2];5)" office:value-type="float" office:value="2.33333333333332" calcext:value-type="float">
            <text:p>2,33333333333332</text:p>
          </table:table-cell>
          <table:table-cell table:formula="of:=IF([.F443]&lt;0.000001;[.G442]+2+1/[.$H$2];[.G442]+1/[.$H$2])" office:value-type="float" office:value="7.33333333333331" calcext:value-type="float">
            <text:p>7,3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4]))" office:value-type="date" office:date-value="2019-10-14T16:15:54.652679" calcext:value-type="date">
            <text:p>2019-10-14 16:15:55</text:p>
          </table:table-cell>
          <table:table-cell table:style-name="ce7" table:formula="of:=[.A444]" office:value-type="date" office:date-value="2019-10-14T16:15:54.652679" calcext:value-type="date">
            <text:p>2019-10-14 16:15:55</text:p>
          </table:table-cell>
          <table:table-cell table:formula="of:=TRUNC([.A444])" office:value-type="float" office:value="43752" calcext:value-type="float">
            <text:p>43752</text:p>
          </table:table-cell>
          <table:table-cell table:style-name="ce12" table:formula="of:=[.B444]-[.C444]" office:value-type="date" office:date-value="1899-12-30T16:15:54.65267852414" calcext:value-type="date">
            <text:p>12/30/99 04:15 PM</text:p>
          </table:table-cell>
          <table:table-cell table:formula="of:=MOD([.E443]-[.$E$2];[.$H$2])+1+[.$E$2]" office:value-type="float" office:value="242" calcext:value-type="float">
            <text:p>242</text:p>
          </table:table-cell>
          <table:table-cell table:formula="of:=MOD([.F443]+1/[.$H$2];5)" office:value-type="float" office:value="2.34999999999998" calcext:value-type="float">
            <text:p>2,34999999999998</text:p>
          </table:table-cell>
          <table:table-cell table:formula="of:=IF([.F444]&lt;0.000001;[.G443]+2+1/[.$H$2];[.G443]+1/[.$H$2])" office:value-type="float" office:value="7.34999999999998" calcext:value-type="float">
            <text:p>7,3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5]))" office:value-type="date" office:date-value="2019-10-14T16:01:20.52972" calcext:value-type="date">
            <text:p>2019-10-14 16:01:21</text:p>
          </table:table-cell>
          <table:table-cell table:style-name="ce7" table:formula="of:=[.A445]" office:value-type="date" office:date-value="2019-10-14T16:01:20.52972" calcext:value-type="date">
            <text:p>2019-10-14 16:01:21</text:p>
          </table:table-cell>
          <table:table-cell table:formula="of:=TRUNC([.A445])" office:value-type="float" office:value="43752" calcext:value-type="float">
            <text:p>43752</text:p>
          </table:table-cell>
          <table:table-cell table:style-name="ce12" table:formula="of:=[.B445]-[.C445]" office:value-type="date" office:date-value="1899-12-30T16:01:20.52972040605" calcext:value-type="date">
            <text:p>12/30/99 04:01 PM</text:p>
          </table:table-cell>
          <table:table-cell table:formula="of:=MOD([.E444]-[.$E$2];[.$H$2])+1+[.$E$2]" office:value-type="float" office:value="243" calcext:value-type="float">
            <text:p>243</text:p>
          </table:table-cell>
          <table:table-cell table:formula="of:=MOD([.F444]+1/[.$H$2];5)" office:value-type="float" office:value="2.36666666666665" calcext:value-type="float">
            <text:p>2,36666666666665</text:p>
          </table:table-cell>
          <table:table-cell table:formula="of:=IF([.F445]&lt;0.000001;[.G444]+2+1/[.$H$2];[.G444]+1/[.$H$2])" office:value-type="float" office:value="7.36666666666665" calcext:value-type="float">
            <text:p>7,3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6]))" office:value-type="date" office:date-value="2019-10-14T15:33:38.478455" calcext:value-type="date">
            <text:p>2019-10-14 15:33:38</text:p>
          </table:table-cell>
          <table:table-cell table:style-name="ce7" table:formula="of:=[.A446]" office:value-type="date" office:date-value="2019-10-14T15:33:38.478455" calcext:value-type="date">
            <text:p>2019-10-14 15:33:38</text:p>
          </table:table-cell>
          <table:table-cell table:formula="of:=TRUNC([.A446])" office:value-type="float" office:value="43752" calcext:value-type="float">
            <text:p>43752</text:p>
          </table:table-cell>
          <table:table-cell table:style-name="ce12" table:formula="of:=[.B446]-[.C446]" office:value-type="date" office:date-value="1899-12-30T15:33:38.4784545796" calcext:value-type="date">
            <text:p>12/30/99 03:33 PM</text:p>
          </table:table-cell>
          <table:table-cell table:formula="of:=MOD([.E445]-[.$E$2];[.$H$2])+1+[.$E$2]" office:value-type="float" office:value="244" calcext:value-type="float">
            <text:p>244</text:p>
          </table:table-cell>
          <table:table-cell table:formula="of:=MOD([.F445]+1/[.$H$2];5)" office:value-type="float" office:value="2.38333333333332" calcext:value-type="float">
            <text:p>2,38333333333332</text:p>
          </table:table-cell>
          <table:table-cell table:formula="of:=IF([.F446]&lt;0.000001;[.G445]+2+1/[.$H$2];[.G445]+1/[.$H$2])" office:value-type="float" office:value="7.38333333333331" calcext:value-type="float">
            <text:p>7,3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7]))" office:value-type="date" office:date-value="2019-10-14T15:12:17.346637" calcext:value-type="date">
            <text:p>2019-10-14 15:12:17</text:p>
          </table:table-cell>
          <table:table-cell table:style-name="ce7" table:formula="of:=[.A447]" office:value-type="date" office:date-value="2019-10-14T15:12:17.346637" calcext:value-type="date">
            <text:p>2019-10-14 15:12:17</text:p>
          </table:table-cell>
          <table:table-cell table:formula="of:=TRUNC([.A447])" office:value-type="float" office:value="43752" calcext:value-type="float">
            <text:p>43752</text:p>
          </table:table-cell>
          <table:table-cell table:style-name="ce12" table:formula="of:=[.B447]-[.C447]" office:value-type="date" office:date-value="1899-12-30T15:12:17.34663678333" calcext:value-type="date">
            <text:p>12/30/99 03:12 PM</text:p>
          </table:table-cell>
          <table:table-cell table:formula="of:=MOD([.E446]-[.$E$2];[.$H$2])+1+[.$E$2]" office:value-type="float" office:value="245" calcext:value-type="float">
            <text:p>245</text:p>
          </table:table-cell>
          <table:table-cell table:formula="of:=MOD([.F446]+1/[.$H$2];5)" office:value-type="float" office:value="2.39999999999998" calcext:value-type="float">
            <text:p>2,39999999999998</text:p>
          </table:table-cell>
          <table:table-cell table:formula="of:=IF([.F447]&lt;0.000001;[.G446]+2+1/[.$H$2];[.G446]+1/[.$H$2])" office:value-type="float" office:value="7.39999999999998" calcext:value-type="float">
            <text:p>7,3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8]))" office:value-type="date" office:date-value="2019-10-14T15:44:22.780201" calcext:value-type="date">
            <text:p>2019-10-14 15:44:23</text:p>
          </table:table-cell>
          <table:table-cell table:style-name="ce7" table:formula="of:=[.A448]" office:value-type="date" office:date-value="2019-10-14T15:44:22.780201" calcext:value-type="date">
            <text:p>2019-10-14 15:44:23</text:p>
          </table:table-cell>
          <table:table-cell table:formula="of:=TRUNC([.A448])" office:value-type="float" office:value="43752" calcext:value-type="float">
            <text:p>43752</text:p>
          </table:table-cell>
          <table:table-cell table:style-name="ce12" table:formula="of:=[.B448]-[.C448]" office:value-type="date" office:date-value="1899-12-30T15:44:22.7802008763" calcext:value-type="date">
            <text:p>12/30/99 03:44 PM</text:p>
          </table:table-cell>
          <table:table-cell table:formula="of:=MOD([.E447]-[.$E$2];[.$H$2])+1+[.$E$2]" office:value-type="float" office:value="246" calcext:value-type="float">
            <text:p>246</text:p>
          </table:table-cell>
          <table:table-cell table:formula="of:=MOD([.F447]+1/[.$H$2];5)" office:value-type="float" office:value="2.41666666666665" calcext:value-type="float">
            <text:p>2,41666666666665</text:p>
          </table:table-cell>
          <table:table-cell table:formula="of:=IF([.F448]&lt;0.000001;[.G447]+2+1/[.$H$2];[.G447]+1/[.$H$2])" office:value-type="float" office:value="7.41666666666665" calcext:value-type="float">
            <text:p>7,4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9]))" office:value-type="date" office:date-value="2019-10-14T16:02:55.151627" calcext:value-type="date">
            <text:p>2019-10-14 16:02:55</text:p>
          </table:table-cell>
          <table:table-cell table:style-name="ce7" table:formula="of:=[.A449]" office:value-type="date" office:date-value="2019-10-14T16:02:55.151627" calcext:value-type="date">
            <text:p>2019-10-14 16:02:55</text:p>
          </table:table-cell>
          <table:table-cell table:formula="of:=TRUNC([.A449])" office:value-type="float" office:value="43752" calcext:value-type="float">
            <text:p>43752</text:p>
          </table:table-cell>
          <table:table-cell table:style-name="ce12" table:formula="of:=[.B449]-[.C449]" office:value-type="date" office:date-value="1899-12-30T16:02:55.15162657946" calcext:value-type="date">
            <text:p>12/30/99 04:02 PM</text:p>
          </table:table-cell>
          <table:table-cell table:formula="of:=MOD([.E448]-[.$E$2];[.$H$2])+1+[.$E$2]" office:value-type="float" office:value="247" calcext:value-type="float">
            <text:p>247</text:p>
          </table:table-cell>
          <table:table-cell table:formula="of:=MOD([.F448]+1/[.$H$2];5)" office:value-type="float" office:value="2.43333333333332" calcext:value-type="float">
            <text:p>2,43333333333332</text:p>
          </table:table-cell>
          <table:table-cell table:formula="of:=IF([.F449]&lt;0.000001;[.G448]+2+1/[.$H$2];[.G448]+1/[.$H$2])" office:value-type="float" office:value="7.43333333333331" calcext:value-type="float">
            <text:p>7,4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0]))" office:value-type="date" office:date-value="2019-10-14T15:10:29.542409" calcext:value-type="date">
            <text:p>2019-10-14 15:10:30</text:p>
          </table:table-cell>
          <table:table-cell table:style-name="ce7" table:formula="of:=[.A450]" office:value-type="date" office:date-value="2019-10-14T15:10:29.542409" calcext:value-type="date">
            <text:p>2019-10-14 15:10:30</text:p>
          </table:table-cell>
          <table:table-cell table:formula="of:=TRUNC([.A450])" office:value-type="float" office:value="43752" calcext:value-type="float">
            <text:p>43752</text:p>
          </table:table-cell>
          <table:table-cell table:style-name="ce12" table:formula="of:=[.B450]-[.C450]" office:value-type="date" office:date-value="1899-12-30T15:10:29.54240923282" calcext:value-type="date">
            <text:p>12/30/99 03:10 PM</text:p>
          </table:table-cell>
          <table:table-cell table:formula="of:=MOD([.E449]-[.$E$2];[.$H$2])+1+[.$E$2]" office:value-type="float" office:value="248" calcext:value-type="float">
            <text:p>248</text:p>
          </table:table-cell>
          <table:table-cell table:formula="of:=MOD([.F449]+1/[.$H$2];5)" office:value-type="float" office:value="2.44999999999998" calcext:value-type="float">
            <text:p>2,44999999999998</text:p>
          </table:table-cell>
          <table:table-cell table:formula="of:=IF([.F450]&lt;0.000001;[.G449]+2+1/[.$H$2];[.G449]+1/[.$H$2])" office:value-type="float" office:value="7.44999999999998" calcext:value-type="float">
            <text:p>7,4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1]))" office:value-type="date" office:date-value="2019-10-14T15:26:49.936958" calcext:value-type="date">
            <text:p>2019-10-14 15:26:50</text:p>
          </table:table-cell>
          <table:table-cell table:style-name="ce7" table:formula="of:=[.A451]" office:value-type="date" office:date-value="2019-10-14T15:26:49.936958" calcext:value-type="date">
            <text:p>2019-10-14 15:26:50</text:p>
          </table:table-cell>
          <table:table-cell table:formula="of:=TRUNC([.A451])" office:value-type="float" office:value="43752" calcext:value-type="float">
            <text:p>43752</text:p>
          </table:table-cell>
          <table:table-cell table:style-name="ce12" table:formula="of:=[.B451]-[.C451]" office:value-type="date" office:date-value="1899-12-30T15:26:49.93695824873" calcext:value-type="date">
            <text:p>12/30/99 03:26 PM</text:p>
          </table:table-cell>
          <table:table-cell table:formula="of:=MOD([.E450]-[.$E$2];[.$H$2])+1+[.$E$2]" office:value-type="float" office:value="249" calcext:value-type="float">
            <text:p>249</text:p>
          </table:table-cell>
          <table:table-cell table:formula="of:=MOD([.F450]+1/[.$H$2];5)" office:value-type="float" office:value="2.46666666666665" calcext:value-type="float">
            <text:p>2,46666666666665</text:p>
          </table:table-cell>
          <table:table-cell table:formula="of:=IF([.F451]&lt;0.000001;[.G450]+2+1/[.$H$2];[.G450]+1/[.$H$2])" office:value-type="float" office:value="7.46666666666665" calcext:value-type="float">
            <text:p>7,4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2]))" office:value-type="date" office:date-value="2019-10-14T15:51:05.693224" calcext:value-type="date">
            <text:p>2019-10-14 15:51:06</text:p>
          </table:table-cell>
          <table:table-cell table:style-name="ce7" table:formula="of:=[.A452]" office:value-type="date" office:date-value="2019-10-14T15:51:05.693224" calcext:value-type="date">
            <text:p>2019-10-14 15:51:06</text:p>
          </table:table-cell>
          <table:table-cell table:formula="of:=TRUNC([.A452])" office:value-type="float" office:value="43752" calcext:value-type="float">
            <text:p>43752</text:p>
          </table:table-cell>
          <table:table-cell table:style-name="ce12" table:formula="of:=[.B452]-[.C452]" office:value-type="date" office:date-value="1899-12-30T15:51:05.69322429132" calcext:value-type="date">
            <text:p>12/30/99 03:51 PM</text:p>
          </table:table-cell>
          <table:table-cell table:formula="of:=MOD([.E451]-[.$E$2];[.$H$2])+1+[.$E$2]" office:value-type="float" office:value="250" calcext:value-type="float">
            <text:p>250</text:p>
          </table:table-cell>
          <table:table-cell table:formula="of:=MOD([.F451]+1/[.$H$2];5)" office:value-type="float" office:value="2.48333333333332" calcext:value-type="float">
            <text:p>2,48333333333332</text:p>
          </table:table-cell>
          <table:table-cell table:formula="of:=IF([.F452]&lt;0.000001;[.G451]+2+1/[.$H$2];[.G451]+1/[.$H$2])" office:value-type="float" office:value="7.48333333333331" calcext:value-type="float">
            <text:p>7,4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3]))" office:value-type="date" office:date-value="2019-10-14T15:40:17.662002" calcext:value-type="date">
            <text:p>2019-10-14 15:40:18</text:p>
          </table:table-cell>
          <table:table-cell table:style-name="ce7" table:formula="of:=[.A453]" office:value-type="date" office:date-value="2019-10-14T15:40:17.662002" calcext:value-type="date">
            <text:p>2019-10-14 15:40:18</text:p>
          </table:table-cell>
          <table:table-cell table:formula="of:=TRUNC([.A453])" office:value-type="float" office:value="43752" calcext:value-type="float">
            <text:p>43752</text:p>
          </table:table-cell>
          <table:table-cell table:style-name="ce12" table:formula="of:=[.B453]-[.C453]" office:value-type="date" office:date-value="1899-12-30T15:40:17.66200214624" calcext:value-type="date">
            <text:p>12/30/99 03:40 PM</text:p>
          </table:table-cell>
          <table:table-cell table:formula="of:=MOD([.E452]-[.$E$2];[.$H$2])+1+[.$E$2]" office:value-type="float" office:value="251" calcext:value-type="float">
            <text:p>251</text:p>
          </table:table-cell>
          <table:table-cell table:formula="of:=MOD([.F452]+1/[.$H$2];5)" office:value-type="float" office:value="2.49999999999998" calcext:value-type="float">
            <text:p>2,49999999999998</text:p>
          </table:table-cell>
          <table:table-cell table:formula="of:=IF([.F453]&lt;0.000001;[.G452]+2+1/[.$H$2];[.G452]+1/[.$H$2])" office:value-type="float" office:value="7.49999999999998" calcext:value-type="float">
            <text:p>7,4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4]))" office:value-type="date" office:date-value="2019-10-14T15:22:58.282729" calcext:value-type="date">
            <text:p>2019-10-14 15:22:58</text:p>
          </table:table-cell>
          <table:table-cell table:style-name="ce7" table:formula="of:=[.A454]" office:value-type="date" office:date-value="2019-10-14T15:22:58.282729" calcext:value-type="date">
            <text:p>2019-10-14 15:22:58</text:p>
          </table:table-cell>
          <table:table-cell table:formula="of:=TRUNC([.A454])" office:value-type="float" office:value="43752" calcext:value-type="float">
            <text:p>43752</text:p>
          </table:table-cell>
          <table:table-cell table:style-name="ce12" table:formula="of:=[.B454]-[.C454]" office:value-type="date" office:date-value="1899-12-30T15:22:58.28272855841" calcext:value-type="date">
            <text:p>12/30/99 03:22 PM</text:p>
          </table:table-cell>
          <table:table-cell table:formula="of:=MOD([.E453]-[.$E$2];[.$H$2])+1+[.$E$2]" office:value-type="float" office:value="252" calcext:value-type="float">
            <text:p>252</text:p>
          </table:table-cell>
          <table:table-cell table:formula="of:=MOD([.F453]+1/[.$H$2];5)" office:value-type="float" office:value="2.51666666666665" calcext:value-type="float">
            <text:p>2,51666666666665</text:p>
          </table:table-cell>
          <table:table-cell table:formula="of:=IF([.F454]&lt;0.000001;[.G453]+2+1/[.$H$2];[.G453]+1/[.$H$2])" office:value-type="float" office:value="7.51666666666665" calcext:value-type="float">
            <text:p>7,5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5]))" office:value-type="date" office:date-value="2019-10-14T15:28:14.454565" calcext:value-type="date">
            <text:p>2019-10-14 15:28:14</text:p>
          </table:table-cell>
          <table:table-cell table:style-name="ce7" table:formula="of:=[.A455]" office:value-type="date" office:date-value="2019-10-14T15:28:14.454565" calcext:value-type="date">
            <text:p>2019-10-14 15:28:14</text:p>
          </table:table-cell>
          <table:table-cell table:formula="of:=TRUNC([.A455])" office:value-type="float" office:value="43752" calcext:value-type="float">
            <text:p>43752</text:p>
          </table:table-cell>
          <table:table-cell table:style-name="ce12" table:formula="of:=[.B455]-[.C455]" office:value-type="date" office:date-value="1899-12-30T15:28:14.45456459653" calcext:value-type="date">
            <text:p>12/30/99 03:28 PM</text:p>
          </table:table-cell>
          <table:table-cell table:formula="of:=MOD([.E454]-[.$E$2];[.$H$2])+1+[.$E$2]" office:value-type="float" office:value="253" calcext:value-type="float">
            <text:p>253</text:p>
          </table:table-cell>
          <table:table-cell table:formula="of:=MOD([.F454]+1/[.$H$2];5)" office:value-type="float" office:value="2.53333333333332" calcext:value-type="float">
            <text:p>2,53333333333332</text:p>
          </table:table-cell>
          <table:table-cell table:formula="of:=IF([.F455]&lt;0.000001;[.G454]+2+1/[.$H$2];[.G454]+1/[.$H$2])" office:value-type="float" office:value="7.53333333333331" calcext:value-type="float">
            <text:p>7,5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6]))" office:value-type="date" office:date-value="2019-10-14T15:47:37.330197" calcext:value-type="date">
            <text:p>2019-10-14 15:47:37</text:p>
          </table:table-cell>
          <table:table-cell table:style-name="ce7" table:formula="of:=[.A456]" office:value-type="date" office:date-value="2019-10-14T15:47:37.330197" calcext:value-type="date">
            <text:p>2019-10-14 15:47:37</text:p>
          </table:table-cell>
          <table:table-cell table:formula="of:=TRUNC([.A456])" office:value-type="float" office:value="43752" calcext:value-type="float">
            <text:p>43752</text:p>
          </table:table-cell>
          <table:table-cell table:style-name="ce12" table:formula="of:=[.B456]-[.C456]" office:value-type="date" office:date-value="1899-12-30T15:47:37.33019672334" calcext:value-type="date">
            <text:p>12/30/99 03:47 PM</text:p>
          </table:table-cell>
          <table:table-cell table:formula="of:=MOD([.E455]-[.$E$2];[.$H$2])+1+[.$E$2]" office:value-type="float" office:value="254" calcext:value-type="float">
            <text:p>254</text:p>
          </table:table-cell>
          <table:table-cell table:formula="of:=MOD([.F455]+1/[.$H$2];5)" office:value-type="float" office:value="2.54999999999998" calcext:value-type="float">
            <text:p>2,54999999999998</text:p>
          </table:table-cell>
          <table:table-cell table:formula="of:=IF([.F456]&lt;0.000001;[.G455]+2+1/[.$H$2];[.G455]+1/[.$H$2])" office:value-type="float" office:value="7.54999999999998" calcext:value-type="float">
            <text:p>7,5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7]))" office:value-type="date" office:date-value="2019-10-14T15:37:30.32783" calcext:value-type="date">
            <text:p>2019-10-14 15:37:30</text:p>
          </table:table-cell>
          <table:table-cell table:style-name="ce7" table:formula="of:=[.A457]" office:value-type="date" office:date-value="2019-10-14T15:37:30.32783" calcext:value-type="date">
            <text:p>2019-10-14 15:37:30</text:p>
          </table:table-cell>
          <table:table-cell table:formula="of:=TRUNC([.A457])" office:value-type="float" office:value="43752" calcext:value-type="float">
            <text:p>43752</text:p>
          </table:table-cell>
          <table:table-cell table:style-name="ce12" table:formula="of:=[.B457]-[.C457]" office:value-type="date" office:date-value="1899-12-30T15:37:30.32783006318" calcext:value-type="date">
            <text:p>12/30/99 03:37 PM</text:p>
          </table:table-cell>
          <table:table-cell table:formula="of:=MOD([.E456]-[.$E$2];[.$H$2])+1+[.$E$2]" office:value-type="float" office:value="255" calcext:value-type="float">
            <text:p>255</text:p>
          </table:table-cell>
          <table:table-cell table:formula="of:=MOD([.F456]+1/[.$H$2];5)" office:value-type="float" office:value="2.56666666666665" calcext:value-type="float">
            <text:p>2,56666666666665</text:p>
          </table:table-cell>
          <table:table-cell table:formula="of:=IF([.F457]&lt;0.000001;[.G456]+2+1/[.$H$2];[.G456]+1/[.$H$2])" office:value-type="float" office:value="7.56666666666665" calcext:value-type="float">
            <text:p>7,5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8]))" office:value-type="date" office:date-value="2019-10-14T15:50:57.039668" calcext:value-type="date">
            <text:p>2019-10-14 15:50:57</text:p>
          </table:table-cell>
          <table:table-cell table:style-name="ce7" table:formula="of:=[.A458]" office:value-type="date" office:date-value="2019-10-14T15:50:57.039668" calcext:value-type="date">
            <text:p>2019-10-14 15:50:57</text:p>
          </table:table-cell>
          <table:table-cell table:formula="of:=TRUNC([.A458])" office:value-type="float" office:value="43752" calcext:value-type="float">
            <text:p>43752</text:p>
          </table:table-cell>
          <table:table-cell table:style-name="ce12" table:formula="of:=[.B458]-[.C458]" office:value-type="date" office:date-value="1899-12-30T15:50:57.03966782894" calcext:value-type="date">
            <text:p>12/30/99 03:50 PM</text:p>
          </table:table-cell>
          <table:table-cell table:formula="of:=MOD([.E457]-[.$E$2];[.$H$2])+1+[.$E$2]" office:value-type="float" office:value="256" calcext:value-type="float">
            <text:p>256</text:p>
          </table:table-cell>
          <table:table-cell table:formula="of:=MOD([.F457]+1/[.$H$2];5)" office:value-type="float" office:value="2.58333333333332" calcext:value-type="float">
            <text:p>2,58333333333332</text:p>
          </table:table-cell>
          <table:table-cell table:formula="of:=IF([.F458]&lt;0.000001;[.G457]+2+1/[.$H$2];[.G457]+1/[.$H$2])" office:value-type="float" office:value="7.58333333333331" calcext:value-type="float">
            <text:p>7,5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9]))" office:value-type="date" office:date-value="2019-10-14T15:38:36.082552" calcext:value-type="date">
            <text:p>2019-10-14 15:38:36</text:p>
          </table:table-cell>
          <table:table-cell table:style-name="ce7" table:formula="of:=[.A459]" office:value-type="date" office:date-value="2019-10-14T15:38:36.082552" calcext:value-type="date">
            <text:p>2019-10-14 15:38:36</text:p>
          </table:table-cell>
          <table:table-cell table:formula="of:=TRUNC([.A459])" office:value-type="float" office:value="43752" calcext:value-type="float">
            <text:p>43752</text:p>
          </table:table-cell>
          <table:table-cell table:style-name="ce12" table:formula="of:=[.B459]-[.C459]" office:value-type="date" office:date-value="1899-12-30T15:38:36.08255160972" calcext:value-type="date">
            <text:p>12/30/99 03:38 PM</text:p>
          </table:table-cell>
          <table:table-cell table:formula="of:=MOD([.E458]-[.$E$2];[.$H$2])+1+[.$E$2]" office:value-type="float" office:value="257" calcext:value-type="float">
            <text:p>257</text:p>
          </table:table-cell>
          <table:table-cell table:formula="of:=MOD([.F458]+1/[.$H$2];5)" office:value-type="float" office:value="2.59999999999998" calcext:value-type="float">
            <text:p>2,59999999999998</text:p>
          </table:table-cell>
          <table:table-cell table:formula="of:=IF([.F459]&lt;0.000001;[.G458]+2+1/[.$H$2];[.G458]+1/[.$H$2])" office:value-type="float" office:value="7.59999999999998" calcext:value-type="float">
            <text:p>7,5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0]))" office:value-type="date" office:date-value="2019-10-14T16:00:21.109023" calcext:value-type="date">
            <text:p>2019-10-14 16:00:21</text:p>
          </table:table-cell>
          <table:table-cell table:style-name="ce7" table:formula="of:=[.A460]" office:value-type="date" office:date-value="2019-10-14T16:00:21.109023" calcext:value-type="date">
            <text:p>2019-10-14 16:00:21</text:p>
          </table:table-cell>
          <table:table-cell table:formula="of:=TRUNC([.A460])" office:value-type="float" office:value="43752" calcext:value-type="float">
            <text:p>43752</text:p>
          </table:table-cell>
          <table:table-cell table:style-name="ce12" table:formula="of:=[.B460]-[.C460]" office:value-type="date" office:date-value="1899-12-30T16:00:21.10902266577" calcext:value-type="date">
            <text:p>12/30/99 04:00 PM</text:p>
          </table:table-cell>
          <table:table-cell table:formula="of:=MOD([.E459]-[.$E$2];[.$H$2])+1+[.$E$2]" office:value-type="float" office:value="258" calcext:value-type="float">
            <text:p>258</text:p>
          </table:table-cell>
          <table:table-cell table:formula="of:=MOD([.F459]+1/[.$H$2];5)" office:value-type="float" office:value="2.61666666666665" calcext:value-type="float">
            <text:p>2,61666666666665</text:p>
          </table:table-cell>
          <table:table-cell table:formula="of:=IF([.F460]&lt;0.000001;[.G459]+2+1/[.$H$2];[.G459]+1/[.$H$2])" office:value-type="float" office:value="7.61666666666665" calcext:value-type="float">
            <text:p>7,6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1]))" office:value-type="date" office:date-value="2019-10-14T16:06:16.210118" calcext:value-type="date">
            <text:p>2019-10-14 16:06:16</text:p>
          </table:table-cell>
          <table:table-cell table:style-name="ce7" table:formula="of:=[.A461]" office:value-type="date" office:date-value="2019-10-14T16:06:16.210118" calcext:value-type="date">
            <text:p>2019-10-14 16:06:16</text:p>
          </table:table-cell>
          <table:table-cell table:formula="of:=TRUNC([.A461])" office:value-type="float" office:value="43752" calcext:value-type="float">
            <text:p>43752</text:p>
          </table:table-cell>
          <table:table-cell table:style-name="ce12" table:formula="of:=[.B461]-[.C461]" office:value-type="date" office:date-value="1899-12-30T16:06:16.21011848096" calcext:value-type="date">
            <text:p>12/30/99 04:06 PM</text:p>
          </table:table-cell>
          <table:table-cell table:formula="of:=MOD([.E460]-[.$E$2];[.$H$2])+1+[.$E$2]" office:value-type="float" office:value="259" calcext:value-type="float">
            <text:p>259</text:p>
          </table:table-cell>
          <table:table-cell table:formula="of:=MOD([.F460]+1/[.$H$2];5)" office:value-type="float" office:value="2.63333333333332" calcext:value-type="float">
            <text:p>2,63333333333332</text:p>
          </table:table-cell>
          <table:table-cell table:formula="of:=IF([.F461]&lt;0.000001;[.G460]+2+1/[.$H$2];[.G460]+1/[.$H$2])" office:value-type="float" office:value="7.63333333333331" calcext:value-type="float">
            <text:p>7,6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2]))" office:value-type="date" office:date-value="2019-10-14T15:49:49.557867" calcext:value-type="date">
            <text:p>2019-10-14 15:49:50</text:p>
          </table:table-cell>
          <table:table-cell table:style-name="ce7" table:formula="of:=[.A462]" office:value-type="date" office:date-value="2019-10-14T15:49:49.557867" calcext:value-type="date">
            <text:p>2019-10-14 15:49:50</text:p>
          </table:table-cell>
          <table:table-cell table:formula="of:=TRUNC([.A462])" office:value-type="float" office:value="43752" calcext:value-type="float">
            <text:p>43752</text:p>
          </table:table-cell>
          <table:table-cell table:style-name="ce12" table:formula="of:=[.B462]-[.C462]" office:value-type="date" office:date-value="1899-12-30T15:49:49.55786728766" calcext:value-type="date">
            <text:p>12/30/99 03:49 PM</text:p>
          </table:table-cell>
          <table:table-cell table:formula="of:=MOD([.E461]-[.$E$2];[.$H$2])+1+[.$E$2]" office:value-type="float" office:value="260" calcext:value-type="float">
            <text:p>260</text:p>
          </table:table-cell>
          <table:table-cell table:formula="of:=MOD([.F461]+1/[.$H$2];5)" office:value-type="float" office:value="2.64999999999998" calcext:value-type="float">
            <text:p>2,64999999999998</text:p>
          </table:table-cell>
          <table:table-cell table:formula="of:=IF([.F462]&lt;0.000001;[.G461]+2+1/[.$H$2];[.G461]+1/[.$H$2])" office:value-type="float" office:value="7.64999999999998" calcext:value-type="float">
            <text:p>7,6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3]))" office:value-type="date" office:date-value="2019-10-14T15:40:04.519386" calcext:value-type="date">
            <text:p>2019-10-14 15:40:05</text:p>
          </table:table-cell>
          <table:table-cell table:style-name="ce7" table:formula="of:=[.A463]" office:value-type="date" office:date-value="2019-10-14T15:40:04.519386" calcext:value-type="date">
            <text:p>2019-10-14 15:40:05</text:p>
          </table:table-cell>
          <table:table-cell table:formula="of:=TRUNC([.A463])" office:value-type="float" office:value="43752" calcext:value-type="float">
            <text:p>43752</text:p>
          </table:table-cell>
          <table:table-cell table:style-name="ce12" table:formula="of:=[.B463]-[.C463]" office:value-type="date" office:date-value="1899-12-30T15:40:04.51938584447" calcext:value-type="date">
            <text:p>12/30/99 03:40 PM</text:p>
          </table:table-cell>
          <table:table-cell table:formula="of:=MOD([.E462]-[.$E$2];[.$H$2])+1+[.$E$2]" office:value-type="float" office:value="261" calcext:value-type="float">
            <text:p>261</text:p>
          </table:table-cell>
          <table:table-cell table:formula="of:=MOD([.F462]+1/[.$H$2];5)" office:value-type="float" office:value="2.66666666666665" calcext:value-type="float">
            <text:p>2,66666666666665</text:p>
          </table:table-cell>
          <table:table-cell table:formula="of:=IF([.F463]&lt;0.000001;[.G462]+2+1/[.$H$2];[.G462]+1/[.$H$2])" office:value-type="float" office:value="7.66666666666665" calcext:value-type="float">
            <text:p>7,6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4]))" office:value-type="date" office:date-value="2019-10-14T15:17:17.776409" calcext:value-type="date">
            <text:p>2019-10-14 15:17:18</text:p>
          </table:table-cell>
          <table:table-cell table:style-name="ce7" table:formula="of:=[.A464]" office:value-type="date" office:date-value="2019-10-14T15:17:17.776409" calcext:value-type="date">
            <text:p>2019-10-14 15:17:18</text:p>
          </table:table-cell>
          <table:table-cell table:formula="of:=TRUNC([.A464])" office:value-type="float" office:value="43752" calcext:value-type="float">
            <text:p>43752</text:p>
          </table:table-cell>
          <table:table-cell table:style-name="ce12" table:formula="of:=[.B464]-[.C464]" office:value-type="date" office:date-value="1899-12-30T15:17:17.77640874032" calcext:value-type="date">
            <text:p>12/30/99 03:17 PM</text:p>
          </table:table-cell>
          <table:table-cell table:formula="of:=MOD([.E463]-[.$E$2];[.$H$2])+1+[.$E$2]" office:value-type="float" office:value="262" calcext:value-type="float">
            <text:p>262</text:p>
          </table:table-cell>
          <table:table-cell table:formula="of:=MOD([.F463]+1/[.$H$2];5)" office:value-type="float" office:value="2.68333333333332" calcext:value-type="float">
            <text:p>2,68333333333332</text:p>
          </table:table-cell>
          <table:table-cell table:formula="of:=IF([.F464]&lt;0.000001;[.G463]+2+1/[.$H$2];[.G463]+1/[.$H$2])" office:value-type="float" office:value="7.68333333333331" calcext:value-type="float">
            <text:p>7,6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5]))" office:value-type="date" office:date-value="2019-10-14T15:25:25.082253" calcext:value-type="date">
            <text:p>2019-10-14 15:25:25</text:p>
          </table:table-cell>
          <table:table-cell table:style-name="ce7" table:formula="of:=[.A465]" office:value-type="date" office:date-value="2019-10-14T15:25:25.082253" calcext:value-type="date">
            <text:p>2019-10-14 15:25:25</text:p>
          </table:table-cell>
          <table:table-cell table:formula="of:=TRUNC([.A465])" office:value-type="float" office:value="43752" calcext:value-type="float">
            <text:p>43752</text:p>
          </table:table-cell>
          <table:table-cell table:style-name="ce12" table:formula="of:=[.B465]-[.C465]" office:value-type="date" office:date-value="1899-12-30T15:25:25.08225291967" calcext:value-type="date">
            <text:p>12/30/99 03:25 PM</text:p>
          </table:table-cell>
          <table:table-cell table:formula="of:=MOD([.E464]-[.$E$2];[.$H$2])+1+[.$E$2]" office:value-type="float" office:value="263" calcext:value-type="float">
            <text:p>263</text:p>
          </table:table-cell>
          <table:table-cell table:formula="of:=MOD([.F464]+1/[.$H$2];5)" office:value-type="float" office:value="2.69999999999998" calcext:value-type="float">
            <text:p>2,69999999999998</text:p>
          </table:table-cell>
          <table:table-cell table:formula="of:=IF([.F465]&lt;0.000001;[.G464]+2+1/[.$H$2];[.G464]+1/[.$H$2])" office:value-type="float" office:value="7.69999999999998" calcext:value-type="float">
            <text:p>7,6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6]))" office:value-type="date" office:date-value="2019-10-14T15:50:55.638309" calcext:value-type="date">
            <text:p>2019-10-14 15:50:56</text:p>
          </table:table-cell>
          <table:table-cell table:style-name="ce7" table:formula="of:=[.A466]" office:value-type="date" office:date-value="2019-10-14T15:50:55.638309" calcext:value-type="date">
            <text:p>2019-10-14 15:50:56</text:p>
          </table:table-cell>
          <table:table-cell table:formula="of:=TRUNC([.A466])" office:value-type="float" office:value="43752" calcext:value-type="float">
            <text:p>43752</text:p>
          </table:table-cell>
          <table:table-cell table:style-name="ce12" table:formula="of:=[.B466]-[.C466]" office:value-type="date" office:date-value="1899-12-30T15:50:55.6383093819" calcext:value-type="date">
            <text:p>12/30/99 03:50 PM</text:p>
          </table:table-cell>
          <table:table-cell table:formula="of:=MOD([.E465]-[.$E$2];[.$H$2])+1+[.$E$2]" office:value-type="float" office:value="264" calcext:value-type="float">
            <text:p>264</text:p>
          </table:table-cell>
          <table:table-cell table:formula="of:=MOD([.F465]+1/[.$H$2];5)" office:value-type="float" office:value="2.71666666666665" calcext:value-type="float">
            <text:p>2,71666666666665</text:p>
          </table:table-cell>
          <table:table-cell table:formula="of:=IF([.F466]&lt;0.000001;[.G465]+2+1/[.$H$2];[.G465]+1/[.$H$2])" office:value-type="float" office:value="7.71666666666664" calcext:value-type="float">
            <text:p>7,71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7]))" office:value-type="date" office:date-value="2019-10-14T16:13:12.630586" calcext:value-type="date">
            <text:p>2019-10-14 16:13:13</text:p>
          </table:table-cell>
          <table:table-cell table:style-name="ce7" table:formula="of:=[.A467]" office:value-type="date" office:date-value="2019-10-14T16:13:12.630586" calcext:value-type="date">
            <text:p>2019-10-14 16:13:13</text:p>
          </table:table-cell>
          <table:table-cell table:formula="of:=TRUNC([.A467])" office:value-type="float" office:value="43752" calcext:value-type="float">
            <text:p>43752</text:p>
          </table:table-cell>
          <table:table-cell table:style-name="ce12" table:formula="of:=[.B467]-[.C467]" office:value-type="date" office:date-value="1899-12-30T16:13:12.63058598153" calcext:value-type="date">
            <text:p>12/30/99 04:13 PM</text:p>
          </table:table-cell>
          <table:table-cell table:formula="of:=MOD([.E466]-[.$E$2];[.$H$2])+1+[.$E$2]" office:value-type="float" office:value="265" calcext:value-type="float">
            <text:p>265</text:p>
          </table:table-cell>
          <table:table-cell table:formula="of:=MOD([.F466]+1/[.$H$2];5)" office:value-type="float" office:value="2.73333333333332" calcext:value-type="float">
            <text:p>2,73333333333332</text:p>
          </table:table-cell>
          <table:table-cell table:formula="of:=IF([.F467]&lt;0.000001;[.G466]+2+1/[.$H$2];[.G466]+1/[.$H$2])" office:value-type="float" office:value="7.73333333333331" calcext:value-type="float">
            <text:p>7,7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8]))" office:value-type="date" office:date-value="2019-10-14T16:03:32.852916" calcext:value-type="date">
            <text:p>2019-10-14 16:03:33</text:p>
          </table:table-cell>
          <table:table-cell table:style-name="ce7" table:formula="of:=[.A468]" office:value-type="date" office:date-value="2019-10-14T16:03:32.852916" calcext:value-type="date">
            <text:p>2019-10-14 16:03:33</text:p>
          </table:table-cell>
          <table:table-cell table:formula="of:=TRUNC([.A468])" office:value-type="float" office:value="43752" calcext:value-type="float">
            <text:p>43752</text:p>
          </table:table-cell>
          <table:table-cell table:style-name="ce12" table:formula="of:=[.B468]-[.C468]" office:value-type="date" office:date-value="1899-12-30T16:03:32.8529163776" calcext:value-type="date">
            <text:p>12/30/99 04:03 PM</text:p>
          </table:table-cell>
          <table:table-cell table:formula="of:=MOD([.E467]-[.$E$2];[.$H$2])+1+[.$E$2]" office:value-type="float" office:value="266" calcext:value-type="float">
            <text:p>266</text:p>
          </table:table-cell>
          <table:table-cell table:formula="of:=MOD([.F467]+1/[.$H$2];5)" office:value-type="float" office:value="2.74999999999998" calcext:value-type="float">
            <text:p>2,74999999999998</text:p>
          </table:table-cell>
          <table:table-cell table:formula="of:=IF([.F468]&lt;0.000001;[.G467]+2+1/[.$H$2];[.G467]+1/[.$H$2])" office:value-type="float" office:value="7.74999999999998" calcext:value-type="float">
            <text:p>7,7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9]))" office:value-type="date" office:date-value="2019-10-14T15:57:41.362851" calcext:value-type="date">
            <text:p>2019-10-14 15:57:41</text:p>
          </table:table-cell>
          <table:table-cell table:style-name="ce7" table:formula="of:=[.A469]" office:value-type="date" office:date-value="2019-10-14T15:57:41.362851" calcext:value-type="date">
            <text:p>2019-10-14 15:57:41</text:p>
          </table:table-cell>
          <table:table-cell table:formula="of:=TRUNC([.A469])" office:value-type="float" office:value="43752" calcext:value-type="float">
            <text:p>43752</text:p>
          </table:table-cell>
          <table:table-cell table:style-name="ce12" table:formula="of:=[.B469]-[.C469]" office:value-type="date" office:date-value="1899-12-30T15:57:41.36285131797" calcext:value-type="date">
            <text:p>12/30/99 03:57 PM</text:p>
          </table:table-cell>
          <table:table-cell table:formula="of:=MOD([.E468]-[.$E$2];[.$H$2])+1+[.$E$2]" office:value-type="float" office:value="267" calcext:value-type="float">
            <text:p>267</text:p>
          </table:table-cell>
          <table:table-cell table:formula="of:=MOD([.F468]+1/[.$H$2];5)" office:value-type="float" office:value="2.76666666666665" calcext:value-type="float">
            <text:p>2,76666666666665</text:p>
          </table:table-cell>
          <table:table-cell table:formula="of:=IF([.F469]&lt;0.000001;[.G468]+2+1/[.$H$2];[.G468]+1/[.$H$2])" office:value-type="float" office:value="7.76666666666664" calcext:value-type="float">
            <text:p>7,76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0]))" office:value-type="date" office:date-value="2019-10-14T15:39:49.035305" calcext:value-type="date">
            <text:p>2019-10-14 15:39:49</text:p>
          </table:table-cell>
          <table:table-cell table:style-name="ce7" table:formula="of:=[.A470]" office:value-type="date" office:date-value="2019-10-14T15:39:49.035305" calcext:value-type="date">
            <text:p>2019-10-14 15:39:49</text:p>
          </table:table-cell>
          <table:table-cell table:formula="of:=TRUNC([.A470])" office:value-type="float" office:value="43752" calcext:value-type="float">
            <text:p>43752</text:p>
          </table:table-cell>
          <table:table-cell table:style-name="ce12" table:formula="of:=[.B470]-[.C470]" office:value-type="date" office:date-value="1899-12-30T15:39:49.03530479874" calcext:value-type="date">
            <text:p>12/30/99 03:39 PM</text:p>
          </table:table-cell>
          <table:table-cell table:formula="of:=MOD([.E469]-[.$E$2];[.$H$2])+1+[.$E$2]" office:value-type="float" office:value="268" calcext:value-type="float">
            <text:p>268</text:p>
          </table:table-cell>
          <table:table-cell table:formula="of:=MOD([.F469]+1/[.$H$2];5)" office:value-type="float" office:value="2.78333333333332" calcext:value-type="float">
            <text:p>2,78333333333332</text:p>
          </table:table-cell>
          <table:table-cell table:formula="of:=IF([.F470]&lt;0.000001;[.G469]+2+1/[.$H$2];[.G469]+1/[.$H$2])" office:value-type="float" office:value="7.78333333333331" calcext:value-type="float">
            <text:p>7,7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1]))" office:value-type="date" office:date-value="2019-10-14T15:40:44.622087" calcext:value-type="date">
            <text:p>2019-10-14 15:40:45</text:p>
          </table:table-cell>
          <table:table-cell table:style-name="ce7" table:formula="of:=[.A471]" office:value-type="date" office:date-value="2019-10-14T15:40:44.622087" calcext:value-type="date">
            <text:p>2019-10-14 15:40:45</text:p>
          </table:table-cell>
          <table:table-cell table:formula="of:=TRUNC([.A471])" office:value-type="float" office:value="43752" calcext:value-type="float">
            <text:p>43752</text:p>
          </table:table-cell>
          <table:table-cell table:style-name="ce12" table:formula="of:=[.B471]-[.C471]" office:value-type="date" office:date-value="1899-12-30T15:40:44.62208712939" calcext:value-type="date">
            <text:p>12/30/99 03:40 PM</text:p>
          </table:table-cell>
          <table:table-cell table:formula="of:=MOD([.E470]-[.$E$2];[.$H$2])+1+[.$E$2]" office:value-type="float" office:value="269" calcext:value-type="float">
            <text:p>269</text:p>
          </table:table-cell>
          <table:table-cell table:formula="of:=MOD([.F470]+1/[.$H$2];5)" office:value-type="float" office:value="2.79999999999998" calcext:value-type="float">
            <text:p>2,79999999999998</text:p>
          </table:table-cell>
          <table:table-cell table:formula="of:=IF([.F471]&lt;0.000001;[.G470]+2+1/[.$H$2];[.G470]+1/[.$H$2])" office:value-type="float" office:value="7.79999999999998" calcext:value-type="float">
            <text:p>7,7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2]))" office:value-type="date" office:date-value="2019-10-14T15:34:22.610968" calcext:value-type="date">
            <text:p>2019-10-14 15:34:23</text:p>
          </table:table-cell>
          <table:table-cell table:style-name="ce7" table:formula="of:=[.A472]" office:value-type="date" office:date-value="2019-10-14T15:34:22.610968" calcext:value-type="date">
            <text:p>2019-10-14 15:34:23</text:p>
          </table:table-cell>
          <table:table-cell table:formula="of:=TRUNC([.A472])" office:value-type="float" office:value="43752" calcext:value-type="float">
            <text:p>43752</text:p>
          </table:table-cell>
          <table:table-cell table:style-name="ce12" table:formula="of:=[.B472]-[.C472]" office:value-type="date" office:date-value="1899-12-30T15:34:22.61096766684" calcext:value-type="date">
            <text:p>12/30/99 03:34 PM</text:p>
          </table:table-cell>
          <table:table-cell table:formula="of:=MOD([.E471]-[.$E$2];[.$H$2])+1+[.$E$2]" office:value-type="float" office:value="270" calcext:value-type="float">
            <text:p>270</text:p>
          </table:table-cell>
          <table:table-cell table:formula="of:=MOD([.F471]+1/[.$H$2];5)" office:value-type="float" office:value="2.81666666666665" calcext:value-type="float">
            <text:p>2,81666666666665</text:p>
          </table:table-cell>
          <table:table-cell table:formula="of:=IF([.F472]&lt;0.000001;[.G471]+2+1/[.$H$2];[.G471]+1/[.$H$2])" office:value-type="float" office:value="7.81666666666664" calcext:value-type="float">
            <text:p>7,81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3]))" office:value-type="date" office:date-value="2019-10-14T15:33:14.373909" calcext:value-type="date">
            <text:p>2019-10-14 15:33:14</text:p>
          </table:table-cell>
          <table:table-cell table:style-name="ce7" table:formula="of:=[.A473]" office:value-type="date" office:date-value="2019-10-14T15:33:14.373909" calcext:value-type="date">
            <text:p>2019-10-14 15:33:14</text:p>
          </table:table-cell>
          <table:table-cell table:formula="of:=TRUNC([.A473])" office:value-type="float" office:value="43752" calcext:value-type="float">
            <text:p>43752</text:p>
          </table:table-cell>
          <table:table-cell table:style-name="ce12" table:formula="of:=[.B473]-[.C473]" office:value-type="date" office:date-value="1899-12-30T15:33:14.37390882522" calcext:value-type="date">
            <text:p>12/30/99 03:33 PM</text:p>
          </table:table-cell>
          <table:table-cell table:formula="of:=MOD([.E472]-[.$E$2];[.$H$2])+1+[.$E$2]" office:value-type="float" office:value="271" calcext:value-type="float">
            <text:p>271</text:p>
          </table:table-cell>
          <table:table-cell table:formula="of:=MOD([.F472]+1/[.$H$2];5)" office:value-type="float" office:value="2.83333333333332" calcext:value-type="float">
            <text:p>2,83333333333332</text:p>
          </table:table-cell>
          <table:table-cell table:formula="of:=IF([.F473]&lt;0.000001;[.G472]+2+1/[.$H$2];[.G472]+1/[.$H$2])" office:value-type="float" office:value="7.83333333333331" calcext:value-type="float">
            <text:p>7,8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4]))" office:value-type="date" office:date-value="2019-10-14T16:10:45.658814" calcext:value-type="date">
            <text:p>2019-10-14 16:10:46</text:p>
          </table:table-cell>
          <table:table-cell table:style-name="ce7" table:formula="of:=[.A474]" office:value-type="date" office:date-value="2019-10-14T16:10:45.658814" calcext:value-type="date">
            <text:p>2019-10-14 16:10:46</text:p>
          </table:table-cell>
          <table:table-cell table:formula="of:=TRUNC([.A474])" office:value-type="float" office:value="43752" calcext:value-type="float">
            <text:p>43752</text:p>
          </table:table-cell>
          <table:table-cell table:style-name="ce12" table:formula="of:=[.B474]-[.C474]" office:value-type="date" office:date-value="1899-12-30T16:10:45.65881351009" calcext:value-type="date">
            <text:p>12/30/99 04:10 PM</text:p>
          </table:table-cell>
          <table:table-cell table:formula="of:=MOD([.E473]-[.$E$2];[.$H$2])+1+[.$E$2]" office:value-type="float" office:value="272" calcext:value-type="float">
            <text:p>272</text:p>
          </table:table-cell>
          <table:table-cell table:formula="of:=MOD([.F473]+1/[.$H$2];5)" office:value-type="float" office:value="2.84999999999998" calcext:value-type="float">
            <text:p>2,84999999999998</text:p>
          </table:table-cell>
          <table:table-cell table:formula="of:=IF([.F474]&lt;0.000001;[.G473]+2+1/[.$H$2];[.G473]+1/[.$H$2])" office:value-type="float" office:value="7.84999999999998" calcext:value-type="float">
            <text:p>7,8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5]))" office:value-type="date" office:date-value="2019-10-14T15:44:49.878992" calcext:value-type="date">
            <text:p>2019-10-14 15:44:50</text:p>
          </table:table-cell>
          <table:table-cell table:style-name="ce7" table:formula="of:=[.A475]" office:value-type="date" office:date-value="2019-10-14T15:44:49.878992" calcext:value-type="date">
            <text:p>2019-10-14 15:44:50</text:p>
          </table:table-cell>
          <table:table-cell table:formula="of:=TRUNC([.A475])" office:value-type="float" office:value="43752" calcext:value-type="float">
            <text:p>43752</text:p>
          </table:table-cell>
          <table:table-cell table:style-name="ce12" table:formula="of:=[.B475]-[.C475]" office:value-type="date" office:date-value="1899-12-30T15:44:49.8789921077" calcext:value-type="date">
            <text:p>12/30/99 03:44 PM</text:p>
          </table:table-cell>
          <table:table-cell table:formula="of:=MOD([.E474]-[.$E$2];[.$H$2])+1+[.$E$2]" office:value-type="float" office:value="273" calcext:value-type="float">
            <text:p>273</text:p>
          </table:table-cell>
          <table:table-cell table:formula="of:=MOD([.F474]+1/[.$H$2];5)" office:value-type="float" office:value="2.86666666666665" calcext:value-type="float">
            <text:p>2,86666666666665</text:p>
          </table:table-cell>
          <table:table-cell table:formula="of:=IF([.F475]&lt;0.000001;[.G474]+2+1/[.$H$2];[.G474]+1/[.$H$2])" office:value-type="float" office:value="7.86666666666664" calcext:value-type="float">
            <text:p>7,86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6]))" office:value-type="date" office:date-value="2019-10-14T15:38:43.250352" calcext:value-type="date">
            <text:p>2019-10-14 15:38:43</text:p>
          </table:table-cell>
          <table:table-cell table:style-name="ce7" table:formula="of:=[.A476]" office:value-type="date" office:date-value="2019-10-14T15:38:43.250352" calcext:value-type="date">
            <text:p>2019-10-14 15:38:43</text:p>
          </table:table-cell>
          <table:table-cell table:formula="of:=TRUNC([.A476])" office:value-type="float" office:value="43752" calcext:value-type="float">
            <text:p>43752</text:p>
          </table:table-cell>
          <table:table-cell table:style-name="ce12" table:formula="of:=[.B476]-[.C476]" office:value-type="date" office:date-value="1899-12-30T15:38:43.25035182294" calcext:value-type="date">
            <text:p>12/30/99 03:38 PM</text:p>
          </table:table-cell>
          <table:table-cell table:formula="of:=MOD([.E475]-[.$E$2];[.$H$2])+1+[.$E$2]" office:value-type="float" office:value="274" calcext:value-type="float">
            <text:p>274</text:p>
          </table:table-cell>
          <table:table-cell table:formula="of:=MOD([.F475]+1/[.$H$2];5)" office:value-type="float" office:value="2.88333333333332" calcext:value-type="float">
            <text:p>2,88333333333332</text:p>
          </table:table-cell>
          <table:table-cell table:formula="of:=IF([.F476]&lt;0.000001;[.G475]+2+1/[.$H$2];[.G475]+1/[.$H$2])" office:value-type="float" office:value="7.88333333333331" calcext:value-type="float">
            <text:p>7,8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7]))" office:value-type="date" office:date-value="2019-10-14T15:53:32.686643" calcext:value-type="date">
            <text:p>2019-10-14 15:53:33</text:p>
          </table:table-cell>
          <table:table-cell table:style-name="ce7" table:formula="of:=[.A477]" office:value-type="date" office:date-value="2019-10-14T15:53:32.686643" calcext:value-type="date">
            <text:p>2019-10-14 15:53:33</text:p>
          </table:table-cell>
          <table:table-cell table:formula="of:=TRUNC([.A477])" office:value-type="float" office:value="43752" calcext:value-type="float">
            <text:p>43752</text:p>
          </table:table-cell>
          <table:table-cell table:style-name="ce12" table:formula="of:=[.B477]-[.C477]" office:value-type="date" office:date-value="1899-12-30T15:53:32.68664281815" calcext:value-type="date">
            <text:p>12/30/99 03:53 PM</text:p>
          </table:table-cell>
          <table:table-cell table:formula="of:=MOD([.E476]-[.$E$2];[.$H$2])+1+[.$E$2]" office:value-type="float" office:value="275" calcext:value-type="float">
            <text:p>275</text:p>
          </table:table-cell>
          <table:table-cell table:formula="of:=MOD([.F476]+1/[.$H$2];5)" office:value-type="float" office:value="2.89999999999998" calcext:value-type="float">
            <text:p>2,89999999999998</text:p>
          </table:table-cell>
          <table:table-cell table:formula="of:=IF([.F477]&lt;0.000001;[.G476]+2+1/[.$H$2];[.G476]+1/[.$H$2])" office:value-type="float" office:value="7.89999999999998" calcext:value-type="float">
            <text:p>7,8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8]))" office:value-type="date" office:date-value="2019-10-14T15:33:06.07289" calcext:value-type="date">
            <text:p>2019-10-14 15:33:06</text:p>
          </table:table-cell>
          <table:table-cell table:style-name="ce7" table:formula="of:=[.A478]" office:value-type="date" office:date-value="2019-10-14T15:33:06.07289" calcext:value-type="date">
            <text:p>2019-10-14 15:33:06</text:p>
          </table:table-cell>
          <table:table-cell table:formula="of:=TRUNC([.A478])" office:value-type="float" office:value="43752" calcext:value-type="float">
            <text:p>43752</text:p>
          </table:table-cell>
          <table:table-cell table:style-name="ce12" table:formula="of:=[.B478]-[.C478]" office:value-type="date" office:date-value="1899-12-30T15:33:06.07289018109" calcext:value-type="date">
            <text:p>12/30/99 03:33 PM</text:p>
          </table:table-cell>
          <table:table-cell table:formula="of:=MOD([.E477]-[.$E$2];[.$H$2])+1+[.$E$2]" office:value-type="float" office:value="276" calcext:value-type="float">
            <text:p>276</text:p>
          </table:table-cell>
          <table:table-cell table:formula="of:=MOD([.F477]+1/[.$H$2];5)" office:value-type="float" office:value="2.91666666666665" calcext:value-type="float">
            <text:p>2,91666666666665</text:p>
          </table:table-cell>
          <table:table-cell table:formula="of:=IF([.F478]&lt;0.000001;[.G477]+2+1/[.$H$2];[.G477]+1/[.$H$2])" office:value-type="float" office:value="7.91666666666664" calcext:value-type="float">
            <text:p>7,91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9]))" office:value-type="date" office:date-value="2019-10-14T15:32:42.246858" calcext:value-type="date">
            <text:p>2019-10-14 15:32:42</text:p>
          </table:table-cell>
          <table:table-cell table:style-name="ce7" table:formula="of:=[.A479]" office:value-type="date" office:date-value="2019-10-14T15:32:42.246858" calcext:value-type="date">
            <text:p>2019-10-14 15:32:42</text:p>
          </table:table-cell>
          <table:table-cell table:formula="of:=TRUNC([.A479])" office:value-type="float" office:value="43752" calcext:value-type="float">
            <text:p>43752</text:p>
          </table:table-cell>
          <table:table-cell table:style-name="ce12" table:formula="of:=[.B479]-[.C479]" office:value-type="date" office:date-value="1899-12-30T15:32:42.24685767666" calcext:value-type="date">
            <text:p>12/30/99 03:32 PM</text:p>
          </table:table-cell>
          <table:table-cell table:formula="of:=MOD([.E478]-[.$E$2];[.$H$2])+1+[.$E$2]" office:value-type="float" office:value="277" calcext:value-type="float">
            <text:p>277</text:p>
          </table:table-cell>
          <table:table-cell table:formula="of:=MOD([.F478]+1/[.$H$2];5)" office:value-type="float" office:value="2.93333333333332" calcext:value-type="float">
            <text:p>2,93333333333332</text:p>
          </table:table-cell>
          <table:table-cell table:formula="of:=IF([.F479]&lt;0.000001;[.G478]+2+1/[.$H$2];[.G478]+1/[.$H$2])" office:value-type="float" office:value="7.93333333333331" calcext:value-type="float">
            <text:p>7,9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0]))" office:value-type="date" office:date-value="2019-10-14T15:39:16.351877" calcext:value-type="date">
            <text:p>2019-10-14 15:39:16</text:p>
          </table:table-cell>
          <table:table-cell table:style-name="ce7" table:formula="of:=[.A480]" office:value-type="date" office:date-value="2019-10-14T15:39:16.351877" calcext:value-type="date">
            <text:p>2019-10-14 15:39:16</text:p>
          </table:table-cell>
          <table:table-cell table:formula="of:=TRUNC([.A480])" office:value-type="float" office:value="43752" calcext:value-type="float">
            <text:p>43752</text:p>
          </table:table-cell>
          <table:table-cell table:style-name="ce12" table:formula="of:=[.B480]-[.C480]" office:value-type="date" office:date-value="1899-12-30T15:39:16.35187653825" calcext:value-type="date">
            <text:p>12/30/99 03:39 PM</text:p>
          </table:table-cell>
          <table:table-cell table:formula="of:=MOD([.E479]-[.$E$2];[.$H$2])+1+[.$E$2]" office:value-type="float" office:value="278" calcext:value-type="float">
            <text:p>278</text:p>
          </table:table-cell>
          <table:table-cell table:formula="of:=MOD([.F479]+1/[.$H$2];5)" office:value-type="float" office:value="2.94999999999998" calcext:value-type="float">
            <text:p>2,94999999999998</text:p>
          </table:table-cell>
          <table:table-cell table:formula="of:=IF([.F480]&lt;0.000001;[.G479]+2+1/[.$H$2];[.G479]+1/[.$H$2])" office:value-type="float" office:value="7.94999999999998" calcext:value-type="float">
            <text:p>7,9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1]))" office:value-type="date" office:date-value="2019-10-14T15:33:00.813375" calcext:value-type="date">
            <text:p>2019-10-14 15:33:01</text:p>
          </table:table-cell>
          <table:table-cell table:style-name="ce7" table:formula="of:=[.A481]" office:value-type="date" office:date-value="2019-10-14T15:33:00.813375" calcext:value-type="date">
            <text:p>2019-10-14 15:33:01</text:p>
          </table:table-cell>
          <table:table-cell table:formula="of:=TRUNC([.A481])" office:value-type="float" office:value="43752" calcext:value-type="float">
            <text:p>43752</text:p>
          </table:table-cell>
          <table:table-cell table:style-name="ce12" table:formula="of:=[.B481]-[.C481]" office:value-type="date" office:date-value="1899-12-30T15:33:00.81337523181" calcext:value-type="date">
            <text:p>12/30/99 03:33 PM</text:p>
          </table:table-cell>
          <table:table-cell table:formula="of:=MOD([.E480]-[.$E$2];[.$H$2])+1+[.$E$2]" office:value-type="float" office:value="279" calcext:value-type="float">
            <text:p>279</text:p>
          </table:table-cell>
          <table:table-cell table:formula="of:=MOD([.F480]+1/[.$H$2];5)" office:value-type="float" office:value="2.96666666666665" calcext:value-type="float">
            <text:p>2,96666666666665</text:p>
          </table:table-cell>
          <table:table-cell table:formula="of:=IF([.F481]&lt;0.000001;[.G480]+2+1/[.$H$2];[.G480]+1/[.$H$2])" office:value-type="float" office:value="7.96666666666664" calcext:value-type="float">
            <text:p>7,96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2]))" office:value-type="date" office:date-value="2019-10-14T15:36:29.716027" calcext:value-type="date">
            <text:p>2019-10-14 15:36:30</text:p>
          </table:table-cell>
          <table:table-cell table:style-name="ce7" table:formula="of:=[.A482]" office:value-type="date" office:date-value="2019-10-14T15:36:29.716027" calcext:value-type="date">
            <text:p>2019-10-14 15:36:30</text:p>
          </table:table-cell>
          <table:table-cell table:formula="of:=TRUNC([.A482])" office:value-type="float" office:value="43752" calcext:value-type="float">
            <text:p>43752</text:p>
          </table:table-cell>
          <table:table-cell table:style-name="ce12" table:formula="of:=[.B482]-[.C482]" office:value-type="date" office:date-value="1899-12-30T15:36:29.7160272114" calcext:value-type="date">
            <text:p>12/30/99 03:36 PM</text:p>
          </table:table-cell>
          <table:table-cell table:formula="of:=MOD([.E481]-[.$E$2];[.$H$2])+1+[.$E$2]" office:value-type="float" office:value="280" calcext:value-type="float">
            <text:p>280</text:p>
          </table:table-cell>
          <table:table-cell table:formula="of:=MOD([.F481]+1/[.$H$2];5)" office:value-type="float" office:value="2.98333333333332" calcext:value-type="float">
            <text:p>2,98333333333332</text:p>
          </table:table-cell>
          <table:table-cell table:formula="of:=IF([.F482]&lt;0.000001;[.G481]+2+1/[.$H$2];[.G481]+1/[.$H$2])" office:value-type="float" office:value="7.98333333333331" calcext:value-type="float">
            <text:p>7,9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3]))" office:value-type="date" office:date-value="2019-10-14T15:54:35.967451" calcext:value-type="date">
            <text:p>2019-10-14 15:54:36</text:p>
          </table:table-cell>
          <table:table-cell table:style-name="ce7" table:formula="of:=[.A483]" office:value-type="date" office:date-value="2019-10-14T15:54:35.967451" calcext:value-type="date">
            <text:p>2019-10-14 15:54:36</text:p>
          </table:table-cell>
          <table:table-cell table:formula="of:=TRUNC([.A483])" office:value-type="float" office:value="43752" calcext:value-type="float">
            <text:p>43752</text:p>
          </table:table-cell>
          <table:table-cell table:style-name="ce12" table:formula="of:=[.B483]-[.C483]" office:value-type="date" office:date-value="1899-12-30T15:54:35.96745088231" calcext:value-type="date">
            <text:p>12/30/99 03:54 PM</text:p>
          </table:table-cell>
          <table:table-cell table:formula="of:=MOD([.E482]-[.$E$2];[.$H$2])+1+[.$E$2]" office:value-type="float" office:value="221" calcext:value-type="float">
            <text:p>221</text:p>
          </table:table-cell>
          <table:table-cell table:formula="of:=MOD([.F482]+1/[.$H$2];5)" office:value-type="float" office:value="2.99999999999998" calcext:value-type="float">
            <text:p>2,99999999999998</text:p>
          </table:table-cell>
          <table:table-cell table:formula="of:=IF([.F483]&lt;0.000001;[.G482]+2+1/[.$H$2];[.G482]+1/[.$H$2])" office:value-type="float" office:value="7.99999999999998" calcext:value-type="float">
            <text:p>7,9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4]))" office:value-type="date" office:date-value="2019-10-15T15:59:02.238471" calcext:value-type="date">
            <text:p>2019-10-15 15:59:02</text:p>
          </table:table-cell>
          <table:table-cell table:style-name="ce7" table:formula="of:=[.A484]" office:value-type="date" office:date-value="2019-10-15T15:59:02.238471" calcext:value-type="date">
            <text:p>2019-10-15 15:59:02</text:p>
          </table:table-cell>
          <table:table-cell table:formula="of:=TRUNC([.A484])" office:value-type="float" office:value="43753" calcext:value-type="float">
            <text:p>43753</text:p>
          </table:table-cell>
          <table:table-cell table:style-name="ce12" table:formula="of:=[.B484]-[.C484]" office:value-type="date" office:date-value="1899-12-30T15:59:02.23847128451" calcext:value-type="date">
            <text:p>12/30/99 03:59 PM</text:p>
          </table:table-cell>
          <table:table-cell table:formula="of:=MOD([.E483]-[.$E$2];[.$H$2])+1+[.$E$2]" office:value-type="float" office:value="222" calcext:value-type="float">
            <text:p>222</text:p>
          </table:table-cell>
          <table:table-cell table:formula="of:=MOD([.F483]+1/[.$H$2];5)" office:value-type="float" office:value="3.01666666666665" calcext:value-type="float">
            <text:p>3,01666666666665</text:p>
          </table:table-cell>
          <table:table-cell table:formula="of:=IF([.F484]&lt;0.000001;[.G483]+2+1/[.$H$2];[.G483]+1/[.$H$2])" office:value-type="float" office:value="8.01666666666664" calcext:value-type="float">
            <text:p>8,01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5]))" office:value-type="date" office:date-value="2019-10-15T15:51:45.99937" calcext:value-type="date">
            <text:p>2019-10-15 15:51:46</text:p>
          </table:table-cell>
          <table:table-cell table:style-name="ce7" table:formula="of:=[.A485]" office:value-type="date" office:date-value="2019-10-15T15:51:45.99937" calcext:value-type="date">
            <text:p>2019-10-15 15:51:46</text:p>
          </table:table-cell>
          <table:table-cell table:formula="of:=TRUNC([.A485])" office:value-type="float" office:value="43753" calcext:value-type="float">
            <text:p>43753</text:p>
          </table:table-cell>
          <table:table-cell table:style-name="ce12" table:formula="of:=[.B485]-[.C485]" office:value-type="date" office:date-value="1899-12-30T15:51:45.99937008228" calcext:value-type="date">
            <text:p>12/30/99 03:51 PM</text:p>
          </table:table-cell>
          <table:table-cell table:formula="of:=MOD([.E484]-[.$E$2];[.$H$2])+1+[.$E$2]" office:value-type="float" office:value="223" calcext:value-type="float">
            <text:p>223</text:p>
          </table:table-cell>
          <table:table-cell table:formula="of:=MOD([.F484]+1/[.$H$2];5)" office:value-type="float" office:value="3.03333333333331" calcext:value-type="float">
            <text:p>3,03333333333331</text:p>
          </table:table-cell>
          <table:table-cell table:formula="of:=IF([.F485]&lt;0.000001;[.G484]+2+1/[.$H$2];[.G484]+1/[.$H$2])" office:value-type="float" office:value="8.03333333333331" calcext:value-type="float">
            <text:p>8,0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6]))" office:value-type="date" office:date-value="2019-10-15T15:41:21.662993" calcext:value-type="date">
            <text:p>2019-10-15 15:41:22</text:p>
          </table:table-cell>
          <table:table-cell table:style-name="ce7" table:formula="of:=[.A486]" office:value-type="date" office:date-value="2019-10-15T15:41:21.662993" calcext:value-type="date">
            <text:p>2019-10-15 15:41:22</text:p>
          </table:table-cell>
          <table:table-cell table:formula="of:=TRUNC([.A486])" office:value-type="float" office:value="43753" calcext:value-type="float">
            <text:p>43753</text:p>
          </table:table-cell>
          <table:table-cell table:style-name="ce12" table:formula="of:=[.B486]-[.C486]" office:value-type="date" office:date-value="1899-12-30T15:41:21.66299338918" calcext:value-type="date">
            <text:p>12/30/99 03:41 PM</text:p>
          </table:table-cell>
          <table:table-cell table:formula="of:=MOD([.E485]-[.$E$2];[.$H$2])+1+[.$E$2]" office:value-type="float" office:value="224" calcext:value-type="float">
            <text:p>224</text:p>
          </table:table-cell>
          <table:table-cell table:formula="of:=MOD([.F485]+1/[.$H$2];5)" office:value-type="float" office:value="3.04999999999998" calcext:value-type="float">
            <text:p>3,04999999999998</text:p>
          </table:table-cell>
          <table:table-cell table:formula="of:=IF([.F486]&lt;0.000001;[.G485]+2+1/[.$H$2];[.G485]+1/[.$H$2])" office:value-type="float" office:value="8.04999999999998" calcext:value-type="float">
            <text:p>8,0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7]))" office:value-type="date" office:date-value="2019-10-15T15:55:12.107547" calcext:value-type="date">
            <text:p>2019-10-15 15:55:12</text:p>
          </table:table-cell>
          <table:table-cell table:style-name="ce7" table:formula="of:=[.A487]" office:value-type="date" office:date-value="2019-10-15T15:55:12.107547" calcext:value-type="date">
            <text:p>2019-10-15 15:55:12</text:p>
          </table:table-cell>
          <table:table-cell table:formula="of:=TRUNC([.A487])" office:value-type="float" office:value="43753" calcext:value-type="float">
            <text:p>43753</text:p>
          </table:table-cell>
          <table:table-cell table:style-name="ce12" table:formula="of:=[.B487]-[.C487]" office:value-type="date" office:date-value="1899-12-30T15:55:12.10754730273" calcext:value-type="date">
            <text:p>12/30/99 03:55 PM</text:p>
          </table:table-cell>
          <table:table-cell table:formula="of:=MOD([.E486]-[.$E$2];[.$H$2])+1+[.$E$2]" office:value-type="float" office:value="225" calcext:value-type="float">
            <text:p>225</text:p>
          </table:table-cell>
          <table:table-cell table:formula="of:=MOD([.F486]+1/[.$H$2];5)" office:value-type="float" office:value="3.06666666666665" calcext:value-type="float">
            <text:p>3,06666666666665</text:p>
          </table:table-cell>
          <table:table-cell table:formula="of:=IF([.F487]&lt;0.000001;[.G486]+2+1/[.$H$2];[.G486]+1/[.$H$2])" office:value-type="float" office:value="8.06666666666665" calcext:value-type="float">
            <text:p>8,0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8]))" office:value-type="date" office:date-value="2019-10-15T15:42:14.510455" calcext:value-type="date">
            <text:p>2019-10-15 15:42:15</text:p>
          </table:table-cell>
          <table:table-cell table:style-name="ce7" table:formula="of:=[.A488]" office:value-type="date" office:date-value="2019-10-15T15:42:14.510455" calcext:value-type="date">
            <text:p>2019-10-15 15:42:15</text:p>
          </table:table-cell>
          <table:table-cell table:formula="of:=TRUNC([.A488])" office:value-type="float" office:value="43753" calcext:value-type="float">
            <text:p>43753</text:p>
          </table:table-cell>
          <table:table-cell table:style-name="ce12" table:formula="of:=[.B488]-[.C488]" office:value-type="date" office:date-value="1899-12-30T15:42:14.5104549313" calcext:value-type="date">
            <text:p>12/30/99 03:42 PM</text:p>
          </table:table-cell>
          <table:table-cell table:formula="of:=MOD([.E487]-[.$E$2];[.$H$2])+1+[.$E$2]" office:value-type="float" office:value="226" calcext:value-type="float">
            <text:p>226</text:p>
          </table:table-cell>
          <table:table-cell table:formula="of:=MOD([.F487]+1/[.$H$2];5)" office:value-type="float" office:value="3.08333333333331" calcext:value-type="float">
            <text:p>3,08333333333331</text:p>
          </table:table-cell>
          <table:table-cell table:formula="of:=IF([.F488]&lt;0.000001;[.G487]+2+1/[.$H$2];[.G487]+1/[.$H$2])" office:value-type="float" office:value="8.08333333333331" calcext:value-type="float">
            <text:p>8,0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9]))" office:value-type="date" office:date-value="2019-10-15T15:41:28.206123" calcext:value-type="date">
            <text:p>2019-10-15 15:41:28</text:p>
          </table:table-cell>
          <table:table-cell table:style-name="ce7" table:formula="of:=[.A489]" office:value-type="date" office:date-value="2019-10-15T15:41:28.206123" calcext:value-type="date">
            <text:p>2019-10-15 15:41:28</text:p>
          </table:table-cell>
          <table:table-cell table:formula="of:=TRUNC([.A489])" office:value-type="float" office:value="43753" calcext:value-type="float">
            <text:p>43753</text:p>
          </table:table-cell>
          <table:table-cell table:style-name="ce12" table:formula="of:=[.B489]-[.C489]" office:value-type="date" office:date-value="1899-12-30T15:41:28.20612262934" calcext:value-type="date">
            <text:p>12/30/99 03:41 PM</text:p>
          </table:table-cell>
          <table:table-cell table:formula="of:=MOD([.E488]-[.$E$2];[.$H$2])+1+[.$E$2]" office:value-type="float" office:value="227" calcext:value-type="float">
            <text:p>227</text:p>
          </table:table-cell>
          <table:table-cell table:formula="of:=MOD([.F488]+1/[.$H$2];5)" office:value-type="float" office:value="3.09999999999998" calcext:value-type="float">
            <text:p>3,09999999999998</text:p>
          </table:table-cell>
          <table:table-cell table:formula="of:=IF([.F489]&lt;0.000001;[.G488]+2+1/[.$H$2];[.G488]+1/[.$H$2])" office:value-type="float" office:value="8.09999999999998" calcext:value-type="float">
            <text:p>8,0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0]))" office:value-type="date" office:date-value="2019-10-15T15:24:53.087974" calcext:value-type="date">
            <text:p>2019-10-15 15:24:53</text:p>
          </table:table-cell>
          <table:table-cell table:style-name="ce7" table:formula="of:=[.A490]" office:value-type="date" office:date-value="2019-10-15T15:24:53.087974" calcext:value-type="date">
            <text:p>2019-10-15 15:24:53</text:p>
          </table:table-cell>
          <table:table-cell table:formula="of:=TRUNC([.A490])" office:value-type="float" office:value="43753" calcext:value-type="float">
            <text:p>43753</text:p>
          </table:table-cell>
          <table:table-cell table:style-name="ce12" table:formula="of:=[.B490]-[.C490]" office:value-type="date" office:date-value="1899-12-30T15:24:53.08797426056" calcext:value-type="date">
            <text:p>12/30/99 03:24 PM</text:p>
          </table:table-cell>
          <table:table-cell table:formula="of:=MOD([.E489]-[.$E$2];[.$H$2])+1+[.$E$2]" office:value-type="float" office:value="228" calcext:value-type="float">
            <text:p>228</text:p>
          </table:table-cell>
          <table:table-cell table:formula="of:=MOD([.F489]+1/[.$H$2];5)" office:value-type="float" office:value="3.11666666666665" calcext:value-type="float">
            <text:p>3,11666666666665</text:p>
          </table:table-cell>
          <table:table-cell table:formula="of:=IF([.F490]&lt;0.000001;[.G489]+2+1/[.$H$2];[.G489]+1/[.$H$2])" office:value-type="float" office:value="8.11666666666665" calcext:value-type="float">
            <text:p>8,1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1]))" office:value-type="date" office:date-value="2019-10-15T15:23:18.699954" calcext:value-type="date">
            <text:p>2019-10-15 15:23:19</text:p>
          </table:table-cell>
          <table:table-cell table:style-name="ce7" table:formula="of:=[.A491]" office:value-type="date" office:date-value="2019-10-15T15:23:18.699954" calcext:value-type="date">
            <text:p>2019-10-15 15:23:19</text:p>
          </table:table-cell>
          <table:table-cell table:formula="of:=TRUNC([.A491])" office:value-type="float" office:value="43753" calcext:value-type="float">
            <text:p>43753</text:p>
          </table:table-cell>
          <table:table-cell table:style-name="ce12" table:formula="of:=[.B491]-[.C491]" office:value-type="date" office:date-value="1899-12-30T15:23:18.69995398913" calcext:value-type="date">
            <text:p>12/30/99 03:23 PM</text:p>
          </table:table-cell>
          <table:table-cell table:formula="of:=MOD([.E490]-[.$E$2];[.$H$2])+1+[.$E$2]" office:value-type="float" office:value="229" calcext:value-type="float">
            <text:p>229</text:p>
          </table:table-cell>
          <table:table-cell table:formula="of:=MOD([.F490]+1/[.$H$2];5)" office:value-type="float" office:value="3.13333333333331" calcext:value-type="float">
            <text:p>3,13333333333331</text:p>
          </table:table-cell>
          <table:table-cell table:formula="of:=IF([.F491]&lt;0.000001;[.G490]+2+1/[.$H$2];[.G490]+1/[.$H$2])" office:value-type="float" office:value="8.13333333333332" calcext:value-type="float">
            <text:p>8,1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2]))" office:value-type="date" office:date-value="2019-10-15T15:28:32.109523" calcext:value-type="date">
            <text:p>2019-10-15 15:28:32</text:p>
          </table:table-cell>
          <table:table-cell table:style-name="ce7" table:formula="of:=[.A492]" office:value-type="date" office:date-value="2019-10-15T15:28:32.109523" calcext:value-type="date">
            <text:p>2019-10-15 15:28:32</text:p>
          </table:table-cell>
          <table:table-cell table:formula="of:=TRUNC([.A492])" office:value-type="float" office:value="43753" calcext:value-type="float">
            <text:p>43753</text:p>
          </table:table-cell>
          <table:table-cell table:style-name="ce12" table:formula="of:=[.B492]-[.C492]" office:value-type="date" office:date-value="1899-12-30T15:28:32.10952315014" calcext:value-type="date">
            <text:p>12/30/99 03:28 PM</text:p>
          </table:table-cell>
          <table:table-cell table:formula="of:=MOD([.E491]-[.$E$2];[.$H$2])+1+[.$E$2]" office:value-type="float" office:value="230" calcext:value-type="float">
            <text:p>230</text:p>
          </table:table-cell>
          <table:table-cell table:formula="of:=MOD([.F491]+1/[.$H$2];5)" office:value-type="float" office:value="3.14999999999998" calcext:value-type="float">
            <text:p>3,14999999999998</text:p>
          </table:table-cell>
          <table:table-cell table:formula="of:=IF([.F492]&lt;0.000001;[.G491]+2+1/[.$H$2];[.G491]+1/[.$H$2])" office:value-type="float" office:value="8.14999999999998" calcext:value-type="float">
            <text:p>8,1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3]))" office:value-type="date" office:date-value="2019-10-15T15:44:28.149765" calcext:value-type="date">
            <text:p>2019-10-15 15:44:28</text:p>
          </table:table-cell>
          <table:table-cell table:style-name="ce7" table:formula="of:=[.A493]" office:value-type="date" office:date-value="2019-10-15T15:44:28.149765" calcext:value-type="date">
            <text:p>2019-10-15 15:44:28</text:p>
          </table:table-cell>
          <table:table-cell table:formula="of:=TRUNC([.A493])" office:value-type="float" office:value="43753" calcext:value-type="float">
            <text:p>43753</text:p>
          </table:table-cell>
          <table:table-cell table:style-name="ce12" table:formula="of:=[.B493]-[.C493]" office:value-type="date" office:date-value="1899-12-30T15:44:28.14976476599" calcext:value-type="date">
            <text:p>12/30/99 03:44 PM</text:p>
          </table:table-cell>
          <table:table-cell table:formula="of:=MOD([.E492]-[.$E$2];[.$H$2])+1+[.$E$2]" office:value-type="float" office:value="231" calcext:value-type="float">
            <text:p>231</text:p>
          </table:table-cell>
          <table:table-cell table:formula="of:=MOD([.F492]+1/[.$H$2];5)" office:value-type="float" office:value="3.16666666666665" calcext:value-type="float">
            <text:p>3,16666666666665</text:p>
          </table:table-cell>
          <table:table-cell table:formula="of:=IF([.F493]&lt;0.000001;[.G492]+2+1/[.$H$2];[.G492]+1/[.$H$2])" office:value-type="float" office:value="8.16666666666665" calcext:value-type="float">
            <text:p>8,1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4]))" office:value-type="date" office:date-value="2019-10-15T15:58:59.105462" calcext:value-type="date">
            <text:p>2019-10-15 15:58:59</text:p>
          </table:table-cell>
          <table:table-cell table:style-name="ce7" table:formula="of:=[.A494]" office:value-type="date" office:date-value="2019-10-15T15:58:59.105462" calcext:value-type="date">
            <text:p>2019-10-15 15:58:59</text:p>
          </table:table-cell>
          <table:table-cell table:formula="of:=TRUNC([.A494])" office:value-type="float" office:value="43753" calcext:value-type="float">
            <text:p>43753</text:p>
          </table:table-cell>
          <table:table-cell table:style-name="ce12" table:formula="of:=[.B494]-[.C494]" office:value-type="date" office:date-value="1899-12-30T15:58:59.10546235275" calcext:value-type="date">
            <text:p>12/30/99 03:58 PM</text:p>
          </table:table-cell>
          <table:table-cell table:formula="of:=MOD([.E493]-[.$E$2];[.$H$2])+1+[.$E$2]" office:value-type="float" office:value="232" calcext:value-type="float">
            <text:p>232</text:p>
          </table:table-cell>
          <table:table-cell table:formula="of:=MOD([.F493]+1/[.$H$2];5)" office:value-type="float" office:value="3.18333333333331" calcext:value-type="float">
            <text:p>3,18333333333331</text:p>
          </table:table-cell>
          <table:table-cell table:formula="of:=IF([.F494]&lt;0.000001;[.G493]+2+1/[.$H$2];[.G493]+1/[.$H$2])" office:value-type="float" office:value="8.18333333333332" calcext:value-type="float">
            <text:p>8,1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5]))" office:value-type="date" office:date-value="2019-10-15T16:07:19.833785" calcext:value-type="date">
            <text:p>2019-10-15 16:07:20</text:p>
          </table:table-cell>
          <table:table-cell table:style-name="ce7" table:formula="of:=[.A495]" office:value-type="date" office:date-value="2019-10-15T16:07:19.833785" calcext:value-type="date">
            <text:p>2019-10-15 16:07:20</text:p>
          </table:table-cell>
          <table:table-cell table:formula="of:=TRUNC([.A495])" office:value-type="float" office:value="43753" calcext:value-type="float">
            <text:p>43753</text:p>
          </table:table-cell>
          <table:table-cell table:style-name="ce12" table:formula="of:=[.B495]-[.C495]" office:value-type="date" office:date-value="1899-12-30T16:07:19.83378515113" calcext:value-type="date">
            <text:p>12/30/99 04:07 PM</text:p>
          </table:table-cell>
          <table:table-cell table:formula="of:=MOD([.E494]-[.$E$2];[.$H$2])+1+[.$E$2]" office:value-type="float" office:value="233" calcext:value-type="float">
            <text:p>233</text:p>
          </table:table-cell>
          <table:table-cell table:formula="of:=MOD([.F494]+1/[.$H$2];5)" office:value-type="float" office:value="3.19999999999998" calcext:value-type="float">
            <text:p>3,19999999999998</text:p>
          </table:table-cell>
          <table:table-cell table:formula="of:=IF([.F495]&lt;0.000001;[.G494]+2+1/[.$H$2];[.G494]+1/[.$H$2])" office:value-type="float" office:value="8.19999999999999" calcext:value-type="float">
            <text:p>8,19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6]))" office:value-type="date" office:date-value="2019-10-15T15:14:40.360124" calcext:value-type="date">
            <text:p>2019-10-15 15:14:40</text:p>
          </table:table-cell>
          <table:table-cell table:style-name="ce7" table:formula="of:=[.A496]" office:value-type="date" office:date-value="2019-10-15T15:14:40.360124" calcext:value-type="date">
            <text:p>2019-10-15 15:14:40</text:p>
          </table:table-cell>
          <table:table-cell table:formula="of:=TRUNC([.A496])" office:value-type="float" office:value="43753" calcext:value-type="float">
            <text:p>43753</text:p>
          </table:table-cell>
          <table:table-cell table:style-name="ce12" table:formula="of:=[.B496]-[.C496]" office:value-type="date" office:date-value="1899-12-30T15:14:40.36012442317" calcext:value-type="date">
            <text:p>12/30/99 03:14 PM</text:p>
          </table:table-cell>
          <table:table-cell table:formula="of:=MOD([.E495]-[.$E$2];[.$H$2])+1+[.$E$2]" office:value-type="float" office:value="234" calcext:value-type="float">
            <text:p>234</text:p>
          </table:table-cell>
          <table:table-cell table:formula="of:=MOD([.F495]+1/[.$H$2];5)" office:value-type="float" office:value="3.21666666666665" calcext:value-type="float">
            <text:p>3,21666666666665</text:p>
          </table:table-cell>
          <table:table-cell table:formula="of:=IF([.F496]&lt;0.000001;[.G495]+2+1/[.$H$2];[.G495]+1/[.$H$2])" office:value-type="float" office:value="8.21666666666665" calcext:value-type="float">
            <text:p>8,2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7]))" office:value-type="date" office:date-value="2019-10-15T15:52:41.336765" calcext:value-type="date">
            <text:p>2019-10-15 15:52:41</text:p>
          </table:table-cell>
          <table:table-cell table:style-name="ce7" table:formula="of:=[.A497]" office:value-type="date" office:date-value="2019-10-15T15:52:41.336765" calcext:value-type="date">
            <text:p>2019-10-15 15:52:41</text:p>
          </table:table-cell>
          <table:table-cell table:formula="of:=TRUNC([.A497])" office:value-type="float" office:value="43753" calcext:value-type="float">
            <text:p>43753</text:p>
          </table:table-cell>
          <table:table-cell table:style-name="ce12" table:formula="of:=[.B497]-[.C497]" office:value-type="date" office:date-value="1899-12-30T15:52:41.33676543832" calcext:value-type="date">
            <text:p>12/30/99 03:52 PM</text:p>
          </table:table-cell>
          <table:table-cell table:formula="of:=MOD([.E496]-[.$E$2];[.$H$2])+1+[.$E$2]" office:value-type="float" office:value="235" calcext:value-type="float">
            <text:p>235</text:p>
          </table:table-cell>
          <table:table-cell table:formula="of:=MOD([.F496]+1/[.$H$2];5)" office:value-type="float" office:value="3.23333333333331" calcext:value-type="float">
            <text:p>3,23333333333331</text:p>
          </table:table-cell>
          <table:table-cell table:formula="of:=IF([.F497]&lt;0.000001;[.G496]+2+1/[.$H$2];[.G496]+1/[.$H$2])" office:value-type="float" office:value="8.23333333333332" calcext:value-type="float">
            <text:p>8,2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8]))" office:value-type="date" office:date-value="2019-10-15T15:29:07.855872" calcext:value-type="date">
            <text:p>2019-10-15 15:29:08</text:p>
          </table:table-cell>
          <table:table-cell table:style-name="ce7" table:formula="of:=[.A498]" office:value-type="date" office:date-value="2019-10-15T15:29:07.855872" calcext:value-type="date">
            <text:p>2019-10-15 15:29:08</text:p>
          </table:table-cell>
          <table:table-cell table:formula="of:=TRUNC([.A498])" office:value-type="float" office:value="43753" calcext:value-type="float">
            <text:p>43753</text:p>
          </table:table-cell>
          <table:table-cell table:style-name="ce12" table:formula="of:=[.B498]-[.C498]" office:value-type="date" office:date-value="1899-12-30T15:29:07.85587233491" calcext:value-type="date">
            <text:p>12/30/99 03:29 PM</text:p>
          </table:table-cell>
          <table:table-cell table:formula="of:=MOD([.E497]-[.$E$2];[.$H$2])+1+[.$E$2]" office:value-type="float" office:value="236" calcext:value-type="float">
            <text:p>236</text:p>
          </table:table-cell>
          <table:table-cell table:formula="of:=MOD([.F497]+1/[.$H$2];5)" office:value-type="float" office:value="3.24999999999998" calcext:value-type="float">
            <text:p>3,24999999999998</text:p>
          </table:table-cell>
          <table:table-cell table:formula="of:=IF([.F498]&lt;0.000001;[.G497]+2+1/[.$H$2];[.G497]+1/[.$H$2])" office:value-type="float" office:value="8.24999999999999" calcext:value-type="float">
            <text:p>8,24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9]))" office:value-type="date" office:date-value="2019-10-15T15:44:47.378395" calcext:value-type="date">
            <text:p>2019-10-15 15:44:47</text:p>
          </table:table-cell>
          <table:table-cell table:style-name="ce7" table:formula="of:=[.A499]" office:value-type="date" office:date-value="2019-10-15T15:44:47.378395" calcext:value-type="date">
            <text:p>2019-10-15 15:44:47</text:p>
          </table:table-cell>
          <table:table-cell table:formula="of:=TRUNC([.A499])" office:value-type="float" office:value="43753" calcext:value-type="float">
            <text:p>43753</text:p>
          </table:table-cell>
          <table:table-cell table:style-name="ce12" table:formula="of:=[.B499]-[.C499]" office:value-type="date" office:date-value="1899-12-30T15:44:47.37839462701" calcext:value-type="date">
            <text:p>12/30/99 03:44 PM</text:p>
          </table:table-cell>
          <table:table-cell table:formula="of:=MOD([.E498]-[.$E$2];[.$H$2])+1+[.$E$2]" office:value-type="float" office:value="237" calcext:value-type="float">
            <text:p>237</text:p>
          </table:table-cell>
          <table:table-cell table:formula="of:=MOD([.F498]+1/[.$H$2];5)" office:value-type="float" office:value="3.26666666666665" calcext:value-type="float">
            <text:p>3,26666666666665</text:p>
          </table:table-cell>
          <table:table-cell table:formula="of:=IF([.F499]&lt;0.000001;[.G498]+2+1/[.$H$2];[.G498]+1/[.$H$2])" office:value-type="float" office:value="8.26666666666666" calcext:value-type="float">
            <text:p>8,26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0]))" office:value-type="date" office:date-value="2019-10-15T15:42:16.886061" calcext:value-type="date">
            <text:p>2019-10-15 15:42:17</text:p>
          </table:table-cell>
          <table:table-cell table:style-name="ce7" table:formula="of:=[.A500]" office:value-type="date" office:date-value="2019-10-15T15:42:16.886061" calcext:value-type="date">
            <text:p>2019-10-15 15:42:17</text:p>
          </table:table-cell>
          <table:table-cell table:formula="of:=TRUNC([.A500])" office:value-type="float" office:value="43753" calcext:value-type="float">
            <text:p>43753</text:p>
          </table:table-cell>
          <table:table-cell table:style-name="ce12" table:formula="of:=[.B500]-[.C500]" office:value-type="date" office:date-value="1899-12-30T15:42:16.8860606337" calcext:value-type="date">
            <text:p>12/30/99 03:42 PM</text:p>
          </table:table-cell>
          <table:table-cell table:formula="of:=MOD([.E499]-[.$E$2];[.$H$2])+1+[.$E$2]" office:value-type="float" office:value="238" calcext:value-type="float">
            <text:p>238</text:p>
          </table:table-cell>
          <table:table-cell table:formula="of:=MOD([.F499]+1/[.$H$2];5)" office:value-type="float" office:value="3.28333333333331" calcext:value-type="float">
            <text:p>3,28333333333331</text:p>
          </table:table-cell>
          <table:table-cell table:formula="of:=IF([.F500]&lt;0.000001;[.G499]+2+1/[.$H$2];[.G499]+1/[.$H$2])" office:value-type="float" office:value="8.28333333333332" calcext:value-type="float">
            <text:p>8,2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1]))" office:value-type="date" office:date-value="2019-10-15T15:30:04.962647" calcext:value-type="date">
            <text:p>2019-10-15 15:30:05</text:p>
          </table:table-cell>
          <table:table-cell table:style-name="ce7" table:formula="of:=[.A501]" office:value-type="date" office:date-value="2019-10-15T15:30:04.962647" calcext:value-type="date">
            <text:p>2019-10-15 15:30:05</text:p>
          </table:table-cell>
          <table:table-cell table:formula="of:=TRUNC([.A501])" office:value-type="float" office:value="43753" calcext:value-type="float">
            <text:p>43753</text:p>
          </table:table-cell>
          <table:table-cell table:style-name="ce12" table:formula="of:=[.B501]-[.C501]" office:value-type="date" office:date-value="1899-12-30T15:30:04.96264679823" calcext:value-type="date">
            <text:p>12/30/99 03:30 PM</text:p>
          </table:table-cell>
          <table:table-cell table:formula="of:=MOD([.E500]-[.$E$2];[.$H$2])+1+[.$E$2]" office:value-type="float" office:value="239" calcext:value-type="float">
            <text:p>239</text:p>
          </table:table-cell>
          <table:table-cell table:formula="of:=MOD([.F500]+1/[.$H$2];5)" office:value-type="float" office:value="3.29999999999998" calcext:value-type="float">
            <text:p>3,29999999999998</text:p>
          </table:table-cell>
          <table:table-cell table:formula="of:=IF([.F501]&lt;0.000001;[.G500]+2+1/[.$H$2];[.G500]+1/[.$H$2])" office:value-type="float" office:value="8.29999999999999" calcext:value-type="float">
            <text:p>8,29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2]))" office:value-type="date" office:date-value="2019-10-15T15:37:16.528336" calcext:value-type="date">
            <text:p>2019-10-15 15:37:17</text:p>
          </table:table-cell>
          <table:table-cell table:style-name="ce7" table:formula="of:=[.A502]" office:value-type="date" office:date-value="2019-10-15T15:37:16.528336" calcext:value-type="date">
            <text:p>2019-10-15 15:37:17</text:p>
          </table:table-cell>
          <table:table-cell table:formula="of:=TRUNC([.A502])" office:value-type="float" office:value="43753" calcext:value-type="float">
            <text:p>43753</text:p>
          </table:table-cell>
          <table:table-cell table:style-name="ce12" table:formula="of:=[.B502]-[.C502]" office:value-type="date" office:date-value="1899-12-30T15:37:16.52833553497" calcext:value-type="date">
            <text:p>12/30/99 03:37 PM</text:p>
          </table:table-cell>
          <table:table-cell table:formula="of:=MOD([.E501]-[.$E$2];[.$H$2])+1+[.$E$2]" office:value-type="float" office:value="240" calcext:value-type="float">
            <text:p>240</text:p>
          </table:table-cell>
          <table:table-cell table:formula="of:=MOD([.F501]+1/[.$H$2];5)" office:value-type="float" office:value="3.31666666666665" calcext:value-type="float">
            <text:p>3,31666666666665</text:p>
          </table:table-cell>
          <table:table-cell table:formula="of:=IF([.F502]&lt;0.000001;[.G501]+2+1/[.$H$2];[.G501]+1/[.$H$2])" office:value-type="float" office:value="8.31666666666666" calcext:value-type="float">
            <text:p>8,31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3]))" office:value-type="date" office:date-value="2019-10-15T15:52:16.241317" calcext:value-type="date">
            <text:p>2019-10-15 15:52:16</text:p>
          </table:table-cell>
          <table:table-cell table:style-name="ce7" table:formula="of:=[.A503]" office:value-type="date" office:date-value="2019-10-15T15:52:16.241317" calcext:value-type="date">
            <text:p>2019-10-15 15:52:16</text:p>
          </table:table-cell>
          <table:table-cell table:formula="of:=TRUNC([.A503])" office:value-type="float" office:value="43753" calcext:value-type="float">
            <text:p>43753</text:p>
          </table:table-cell>
          <table:table-cell table:style-name="ce12" table:formula="of:=[.B503]-[.C503]" office:value-type="date" office:date-value="1899-12-30T15:52:16.24131653924" calcext:value-type="date">
            <text:p>12/30/99 03:52 PM</text:p>
          </table:table-cell>
          <table:table-cell table:formula="of:=MOD([.E502]-[.$E$2];[.$H$2])+1+[.$E$2]" office:value-type="float" office:value="241" calcext:value-type="float">
            <text:p>241</text:p>
          </table:table-cell>
          <table:table-cell table:formula="of:=MOD([.F502]+1/[.$H$2];5)" office:value-type="float" office:value="3.33333333333331" calcext:value-type="float">
            <text:p>3,33333333333331</text:p>
          </table:table-cell>
          <table:table-cell table:formula="of:=IF([.F503]&lt;0.000001;[.G502]+2+1/[.$H$2];[.G502]+1/[.$H$2])" office:value-type="float" office:value="8.33333333333333" calcext:value-type="float">
            <text:p>8,33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4]))" office:value-type="date" office:date-value="2019-10-15T15:39:44.087153" calcext:value-type="date">
            <text:p>2019-10-15 15:39:44</text:p>
          </table:table-cell>
          <table:table-cell table:style-name="ce7" table:formula="of:=[.A504]" office:value-type="date" office:date-value="2019-10-15T15:39:44.087153" calcext:value-type="date">
            <text:p>2019-10-15 15:39:44</text:p>
          </table:table-cell>
          <table:table-cell table:formula="of:=TRUNC([.A504])" office:value-type="float" office:value="43753" calcext:value-type="float">
            <text:p>43753</text:p>
          </table:table-cell>
          <table:table-cell table:style-name="ce12" table:formula="of:=[.B504]-[.C504]" office:value-type="date" office:date-value="1899-12-30T15:39:44.08715282567" calcext:value-type="date">
            <text:p>12/30/99 03:39 PM</text:p>
          </table:table-cell>
          <table:table-cell table:formula="of:=MOD([.E503]-[.$E$2];[.$H$2])+1+[.$E$2]" office:value-type="float" office:value="242" calcext:value-type="float">
            <text:p>242</text:p>
          </table:table-cell>
          <table:table-cell table:formula="of:=MOD([.F503]+1/[.$H$2];5)" office:value-type="float" office:value="3.34999999999998" calcext:value-type="float">
            <text:p>3,34999999999998</text:p>
          </table:table-cell>
          <table:table-cell table:formula="of:=IF([.F504]&lt;0.000001;[.G503]+2+1/[.$H$2];[.G503]+1/[.$H$2])" office:value-type="float" office:value="8.34999999999999" calcext:value-type="float">
            <text:p>8,34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5]))" office:value-type="date" office:date-value="2019-10-15T15:27:30.092137" calcext:value-type="date">
            <text:p>2019-10-15 15:27:30</text:p>
          </table:table-cell>
          <table:table-cell table:style-name="ce7" table:formula="of:=[.A505]" office:value-type="date" office:date-value="2019-10-15T15:27:30.092137" calcext:value-type="date">
            <text:p>2019-10-15 15:27:30</text:p>
          </table:table-cell>
          <table:table-cell table:formula="of:=TRUNC([.A505])" office:value-type="float" office:value="43753" calcext:value-type="float">
            <text:p>43753</text:p>
          </table:table-cell>
          <table:table-cell table:style-name="ce12" table:formula="of:=[.B505]-[.C505]" office:value-type="date" office:date-value="1899-12-30T15:27:30.09213674348" calcext:value-type="date">
            <text:p>12/30/99 03:27 PM</text:p>
          </table:table-cell>
          <table:table-cell table:formula="of:=MOD([.E504]-[.$E$2];[.$H$2])+1+[.$E$2]" office:value-type="float" office:value="243" calcext:value-type="float">
            <text:p>243</text:p>
          </table:table-cell>
          <table:table-cell table:formula="of:=MOD([.F504]+1/[.$H$2];5)" office:value-type="float" office:value="3.36666666666665" calcext:value-type="float">
            <text:p>3,36666666666665</text:p>
          </table:table-cell>
          <table:table-cell table:formula="of:=IF([.F505]&lt;0.000001;[.G504]+2+1/[.$H$2];[.G504]+1/[.$H$2])" office:value-type="float" office:value="8.36666666666666" calcext:value-type="float">
            <text:p>8,36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6]))" office:value-type="date" office:date-value="2019-10-15T15:54:25.379104" calcext:value-type="date">
            <text:p>2019-10-15 15:54:25</text:p>
          </table:table-cell>
          <table:table-cell table:style-name="ce7" table:formula="of:=[.A506]" office:value-type="date" office:date-value="2019-10-15T15:54:25.379104" calcext:value-type="date">
            <text:p>2019-10-15 15:54:25</text:p>
          </table:table-cell>
          <table:table-cell table:formula="of:=TRUNC([.A506])" office:value-type="float" office:value="43753" calcext:value-type="float">
            <text:p>43753</text:p>
          </table:table-cell>
          <table:table-cell table:style-name="ce12" table:formula="of:=[.B506]-[.C506]" office:value-type="date" office:date-value="1899-12-30T15:54:25.37910369225" calcext:value-type="date">
            <text:p>12/30/99 03:54 PM</text:p>
          </table:table-cell>
          <table:table-cell table:formula="of:=MOD([.E505]-[.$E$2];[.$H$2])+1+[.$E$2]" office:value-type="float" office:value="244" calcext:value-type="float">
            <text:p>244</text:p>
          </table:table-cell>
          <table:table-cell table:formula="of:=MOD([.F505]+1/[.$H$2];5)" office:value-type="float" office:value="3.38333333333331" calcext:value-type="float">
            <text:p>3,38333333333331</text:p>
          </table:table-cell>
          <table:table-cell table:formula="of:=IF([.F506]&lt;0.000001;[.G505]+2+1/[.$H$2];[.G505]+1/[.$H$2])" office:value-type="float" office:value="8.38333333333333" calcext:value-type="float">
            <text:p>8,38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7]))" office:value-type="date" office:date-value="2019-10-15T15:57:38.677777" calcext:value-type="date">
            <text:p>2019-10-15 15:57:39</text:p>
          </table:table-cell>
          <table:table-cell table:style-name="ce7" table:formula="of:=[.A507]" office:value-type="date" office:date-value="2019-10-15T15:57:38.677777" calcext:value-type="date">
            <text:p>2019-10-15 15:57:39</text:p>
          </table:table-cell>
          <table:table-cell table:formula="of:=TRUNC([.A507])" office:value-type="float" office:value="43753" calcext:value-type="float">
            <text:p>43753</text:p>
          </table:table-cell>
          <table:table-cell table:style-name="ce12" table:formula="of:=[.B507]-[.C507]" office:value-type="date" office:date-value="1899-12-30T15:57:38.67777673993" calcext:value-type="date">
            <text:p>12/30/99 03:57 PM</text:p>
          </table:table-cell>
          <table:table-cell table:formula="of:=MOD([.E506]-[.$E$2];[.$H$2])+1+[.$E$2]" office:value-type="float" office:value="245" calcext:value-type="float">
            <text:p>245</text:p>
          </table:table-cell>
          <table:table-cell table:formula="of:=MOD([.F506]+1/[.$H$2];5)" office:value-type="float" office:value="3.39999999999998" calcext:value-type="float">
            <text:p>3,39999999999998</text:p>
          </table:table-cell>
          <table:table-cell table:formula="of:=IF([.F507]&lt;0.000001;[.G506]+2+1/[.$H$2];[.G506]+1/[.$H$2])" office:value-type="float" office:value="8.4" calcext:value-type="float">
            <text:p>8,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8]))" office:value-type="date" office:date-value="2019-10-15T15:45:06.433899" calcext:value-type="date">
            <text:p>2019-10-15 15:45:06</text:p>
          </table:table-cell>
          <table:table-cell table:style-name="ce7" table:formula="of:=[.A508]" office:value-type="date" office:date-value="2019-10-15T15:45:06.433899" calcext:value-type="date">
            <text:p>2019-10-15 15:45:06</text:p>
          </table:table-cell>
          <table:table-cell table:formula="of:=TRUNC([.A508])" office:value-type="float" office:value="43753" calcext:value-type="float">
            <text:p>43753</text:p>
          </table:table-cell>
          <table:table-cell table:style-name="ce12" table:formula="of:=[.B508]-[.C508]" office:value-type="date" office:date-value="1899-12-30T15:45:06.4338987926" calcext:value-type="date">
            <text:p>12/30/99 03:45 PM</text:p>
          </table:table-cell>
          <table:table-cell table:formula="of:=MOD([.E507]-[.$E$2];[.$H$2])+1+[.$E$2]" office:value-type="float" office:value="246" calcext:value-type="float">
            <text:p>246</text:p>
          </table:table-cell>
          <table:table-cell table:formula="of:=MOD([.F507]+1/[.$H$2];5)" office:value-type="float" office:value="3.41666666666665" calcext:value-type="float">
            <text:p>3,41666666666665</text:p>
          </table:table-cell>
          <table:table-cell table:formula="of:=IF([.F508]&lt;0.000001;[.G507]+2+1/[.$H$2];[.G507]+1/[.$H$2])" office:value-type="float" office:value="8.41666666666666" calcext:value-type="float">
            <text:p>8,41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9]))" office:value-type="date" office:date-value="2019-10-15T15:49:20.225177" calcext:value-type="date">
            <text:p>2019-10-15 15:49:20</text:p>
          </table:table-cell>
          <table:table-cell table:style-name="ce7" table:formula="of:=[.A509]" office:value-type="date" office:date-value="2019-10-15T15:49:20.225177" calcext:value-type="date">
            <text:p>2019-10-15 15:49:20</text:p>
          </table:table-cell>
          <table:table-cell table:formula="of:=TRUNC([.A509])" office:value-type="float" office:value="43753" calcext:value-type="float">
            <text:p>43753</text:p>
          </table:table-cell>
          <table:table-cell table:style-name="ce12" table:formula="of:=[.B509]-[.C509]" office:value-type="date" office:date-value="1899-12-30T15:49:20.2251771139" calcext:value-type="date">
            <text:p>12/30/99 03:49 PM</text:p>
          </table:table-cell>
          <table:table-cell table:formula="of:=MOD([.E508]-[.$E$2];[.$H$2])+1+[.$E$2]" office:value-type="float" office:value="247" calcext:value-type="float">
            <text:p>247</text:p>
          </table:table-cell>
          <table:table-cell table:formula="of:=MOD([.F508]+1/[.$H$2];5)" office:value-type="float" office:value="3.43333333333331" calcext:value-type="float">
            <text:p>3,43333333333331</text:p>
          </table:table-cell>
          <table:table-cell table:formula="of:=IF([.F509]&lt;0.000001;[.G508]+2+1/[.$H$2];[.G508]+1/[.$H$2])" office:value-type="float" office:value="8.43333333333333" calcext:value-type="float">
            <text:p>8,43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0]))" office:value-type="date" office:date-value="2019-10-15T15:38:33.744983" calcext:value-type="date">
            <text:p>2019-10-15 15:38:34</text:p>
          </table:table-cell>
          <table:table-cell table:style-name="ce7" table:formula="of:=[.A510]" office:value-type="date" office:date-value="2019-10-15T15:38:33.744983" calcext:value-type="date">
            <text:p>2019-10-15 15:38:34</text:p>
          </table:table-cell>
          <table:table-cell table:formula="of:=TRUNC([.A510])" office:value-type="float" office:value="43753" calcext:value-type="float">
            <text:p>43753</text:p>
          </table:table-cell>
          <table:table-cell table:style-name="ce12" table:formula="of:=[.B510]-[.C510]" office:value-type="date" office:date-value="1899-12-30T15:38:33.74498319346" calcext:value-type="date">
            <text:p>12/30/99 03:38 PM</text:p>
          </table:table-cell>
          <table:table-cell table:formula="of:=MOD([.E509]-[.$E$2];[.$H$2])+1+[.$E$2]" office:value-type="float" office:value="248" calcext:value-type="float">
            <text:p>248</text:p>
          </table:table-cell>
          <table:table-cell table:formula="of:=MOD([.F509]+1/[.$H$2];5)" office:value-type="float" office:value="3.44999999999998" calcext:value-type="float">
            <text:p>3,44999999999998</text:p>
          </table:table-cell>
          <table:table-cell table:formula="of:=IF([.F510]&lt;0.000001;[.G509]+2+1/[.$H$2];[.G509]+1/[.$H$2])" office:value-type="float" office:value="8.45" calcext:value-type="float">
            <text:p>8,4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1]))" office:value-type="date" office:date-value="2019-10-15T15:39:25.517244" calcext:value-type="date">
            <text:p>2019-10-15 15:39:26</text:p>
          </table:table-cell>
          <table:table-cell table:style-name="ce7" table:formula="of:=[.A511]" office:value-type="date" office:date-value="2019-10-15T15:39:25.517244" calcext:value-type="date">
            <text:p>2019-10-15 15:39:26</text:p>
          </table:table-cell>
          <table:table-cell table:formula="of:=TRUNC([.A511])" office:value-type="float" office:value="43753" calcext:value-type="float">
            <text:p>43753</text:p>
          </table:table-cell>
          <table:table-cell table:style-name="ce12" table:formula="of:=[.B511]-[.C511]" office:value-type="date" office:date-value="1899-12-30T15:39:25.51724374294" calcext:value-type="date">
            <text:p>12/30/99 03:39 PM</text:p>
          </table:table-cell>
          <table:table-cell table:formula="of:=MOD([.E510]-[.$E$2];[.$H$2])+1+[.$E$2]" office:value-type="float" office:value="249" calcext:value-type="float">
            <text:p>249</text:p>
          </table:table-cell>
          <table:table-cell table:formula="of:=MOD([.F510]+1/[.$H$2];5)" office:value-type="float" office:value="3.46666666666665" calcext:value-type="float">
            <text:p>3,46666666666665</text:p>
          </table:table-cell>
          <table:table-cell table:formula="of:=IF([.F511]&lt;0.000001;[.G510]+2+1/[.$H$2];[.G510]+1/[.$H$2])" office:value-type="float" office:value="8.46666666666667" calcext:value-type="float">
            <text:p>8,46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2]))" office:value-type="date" office:date-value="2019-10-15T15:18:42.217292" calcext:value-type="date">
            <text:p>2019-10-15 15:18:42</text:p>
          </table:table-cell>
          <table:table-cell table:style-name="ce7" table:formula="of:=[.A512]" office:value-type="date" office:date-value="2019-10-15T15:18:42.217292" calcext:value-type="date">
            <text:p>2019-10-15 15:18:42</text:p>
          </table:table-cell>
          <table:table-cell table:formula="of:=TRUNC([.A512])" office:value-type="float" office:value="43753" calcext:value-type="float">
            <text:p>43753</text:p>
          </table:table-cell>
          <table:table-cell table:style-name="ce12" table:formula="of:=[.B512]-[.C512]" office:value-type="date" office:date-value="1899-12-30T15:18:42.21729175653" calcext:value-type="date">
            <text:p>12/30/99 03:18 PM</text:p>
          </table:table-cell>
          <table:table-cell table:formula="of:=MOD([.E511]-[.$E$2];[.$H$2])+1+[.$E$2]" office:value-type="float" office:value="250" calcext:value-type="float">
            <text:p>250</text:p>
          </table:table-cell>
          <table:table-cell table:formula="of:=MOD([.F511]+1/[.$H$2];5)" office:value-type="float" office:value="3.48333333333331" calcext:value-type="float">
            <text:p>3,48333333333331</text:p>
          </table:table-cell>
          <table:table-cell table:formula="of:=IF([.F512]&lt;0.000001;[.G511]+2+1/[.$H$2];[.G511]+1/[.$H$2])" office:value-type="float" office:value="8.48333333333333" calcext:value-type="float">
            <text:p>8,48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3]))" office:value-type="date" office:date-value="2019-10-15T16:23:55.324574" calcext:value-type="date">
            <text:p>2019-10-15 16:23:55</text:p>
          </table:table-cell>
          <table:table-cell table:style-name="ce7" table:formula="of:=[.A513]" office:value-type="date" office:date-value="2019-10-15T16:23:55.324574" calcext:value-type="date">
            <text:p>2019-10-15 16:23:55</text:p>
          </table:table-cell>
          <table:table-cell table:formula="of:=TRUNC([.A513])" office:value-type="float" office:value="43753" calcext:value-type="float">
            <text:p>43753</text:p>
          </table:table-cell>
          <table:table-cell table:style-name="ce12" table:formula="of:=[.B513]-[.C513]" office:value-type="date" office:date-value="1899-12-30T16:23:55.32457407564" calcext:value-type="date">
            <text:p>12/30/99 04:23 PM</text:p>
          </table:table-cell>
          <table:table-cell table:formula="of:=MOD([.E512]-[.$E$2];[.$H$2])+1+[.$E$2]" office:value-type="float" office:value="251" calcext:value-type="float">
            <text:p>251</text:p>
          </table:table-cell>
          <table:table-cell table:formula="of:=MOD([.F512]+1/[.$H$2];5)" office:value-type="float" office:value="3.49999999999998" calcext:value-type="float">
            <text:p>3,49999999999998</text:p>
          </table:table-cell>
          <table:table-cell table:formula="of:=IF([.F513]&lt;0.000001;[.G512]+2+1/[.$H$2];[.G512]+1/[.$H$2])" office:value-type="float" office:value="8.5" calcext:value-type="float">
            <text:p>8,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4]))" office:value-type="date" office:date-value="2019-10-15T15:53:17.202613" calcext:value-type="date">
            <text:p>2019-10-15 15:53:17</text:p>
          </table:table-cell>
          <table:table-cell table:style-name="ce7" table:formula="of:=[.A514]" office:value-type="date" office:date-value="2019-10-15T15:53:17.202613" calcext:value-type="date">
            <text:p>2019-10-15 15:53:17</text:p>
          </table:table-cell>
          <table:table-cell table:formula="of:=TRUNC([.A514])" office:value-type="float" office:value="43753" calcext:value-type="float">
            <text:p>43753</text:p>
          </table:table-cell>
          <table:table-cell table:style-name="ce12" table:formula="of:=[.B514]-[.C514]" office:value-type="date" office:date-value="1899-12-30T15:53:17.20261332113" calcext:value-type="date">
            <text:p>12/30/99 03:53 PM</text:p>
          </table:table-cell>
          <table:table-cell table:formula="of:=MOD([.E513]-[.$E$2];[.$H$2])+1+[.$E$2]" office:value-type="float" office:value="252" calcext:value-type="float">
            <text:p>252</text:p>
          </table:table-cell>
          <table:table-cell table:formula="of:=MOD([.F513]+1/[.$H$2];5)" office:value-type="float" office:value="3.51666666666665" calcext:value-type="float">
            <text:p>3,51666666666665</text:p>
          </table:table-cell>
          <table:table-cell table:formula="of:=IF([.F514]&lt;0.000001;[.G513]+2+1/[.$H$2];[.G513]+1/[.$H$2])" office:value-type="float" office:value="8.51666666666667" calcext:value-type="float">
            <text:p>8,5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5]))" office:value-type="date" office:date-value="2019-10-15T15:29:45.671737" calcext:value-type="date">
            <text:p>2019-10-15 15:29:46</text:p>
          </table:table-cell>
          <table:table-cell table:style-name="ce7" table:formula="of:=[.A515]" office:value-type="date" office:date-value="2019-10-15T15:29:45.671737" calcext:value-type="date">
            <text:p>2019-10-15 15:29:46</text:p>
          </table:table-cell>
          <table:table-cell table:formula="of:=TRUNC([.A515])" office:value-type="float" office:value="43753" calcext:value-type="float">
            <text:p>43753</text:p>
          </table:table-cell>
          <table:table-cell table:style-name="ce12" table:formula="of:=[.B515]-[.C515]" office:value-type="date" office:date-value="1899-12-30T15:29:45.67173667252" calcext:value-type="date">
            <text:p>12/30/99 03:29 PM</text:p>
          </table:table-cell>
          <table:table-cell table:formula="of:=MOD([.E514]-[.$E$2];[.$H$2])+1+[.$E$2]" office:value-type="float" office:value="253" calcext:value-type="float">
            <text:p>253</text:p>
          </table:table-cell>
          <table:table-cell table:formula="of:=MOD([.F514]+1/[.$H$2];5)" office:value-type="float" office:value="3.53333333333331" calcext:value-type="float">
            <text:p>3,53333333333331</text:p>
          </table:table-cell>
          <table:table-cell table:formula="of:=IF([.F515]&lt;0.000001;[.G514]+2+1/[.$H$2];[.G514]+1/[.$H$2])" office:value-type="float" office:value="8.53333333333334" calcext:value-type="float">
            <text:p>8,5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6]))" office:value-type="date" office:date-value="2019-10-15T15:46:36.464655" calcext:value-type="date">
            <text:p>2019-10-15 15:46:36</text:p>
          </table:table-cell>
          <table:table-cell table:style-name="ce7" table:formula="of:=[.A516]" office:value-type="date" office:date-value="2019-10-15T15:46:36.464655" calcext:value-type="date">
            <text:p>2019-10-15 15:46:36</text:p>
          </table:table-cell>
          <table:table-cell table:formula="of:=TRUNC([.A516])" office:value-type="float" office:value="43753" calcext:value-type="float">
            <text:p>43753</text:p>
          </table:table-cell>
          <table:table-cell table:style-name="ce12" table:formula="of:=[.B516]-[.C516]" office:value-type="date" office:date-value="1899-12-30T15:46:36.46465480328" calcext:value-type="date">
            <text:p>12/30/99 03:46 PM</text:p>
          </table:table-cell>
          <table:table-cell table:formula="of:=MOD([.E515]-[.$E$2];[.$H$2])+1+[.$E$2]" office:value-type="float" office:value="254" calcext:value-type="float">
            <text:p>254</text:p>
          </table:table-cell>
          <table:table-cell table:formula="of:=MOD([.F515]+1/[.$H$2];5)" office:value-type="float" office:value="3.54999999999998" calcext:value-type="float">
            <text:p>3,54999999999998</text:p>
          </table:table-cell>
          <table:table-cell table:formula="of:=IF([.F516]&lt;0.000001;[.G515]+2+1/[.$H$2];[.G515]+1/[.$H$2])" office:value-type="float" office:value="8.55" calcext:value-type="float">
            <text:p>8,5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7]))" office:value-type="date" office:date-value="2019-10-15T15:36:42.104168" calcext:value-type="date">
            <text:p>2019-10-15 15:36:42</text:p>
          </table:table-cell>
          <table:table-cell table:style-name="ce7" table:formula="of:=[.A517]" office:value-type="date" office:date-value="2019-10-15T15:36:42.104168" calcext:value-type="date">
            <text:p>2019-10-15 15:36:42</text:p>
          </table:table-cell>
          <table:table-cell table:formula="of:=TRUNC([.A517])" office:value-type="float" office:value="43753" calcext:value-type="float">
            <text:p>43753</text:p>
          </table:table-cell>
          <table:table-cell table:style-name="ce12" table:formula="of:=[.B517]-[.C517]" office:value-type="date" office:date-value="1899-12-30T15:36:42.10416787304" calcext:value-type="date">
            <text:p>12/30/99 03:36 PM</text:p>
          </table:table-cell>
          <table:table-cell table:formula="of:=MOD([.E516]-[.$E$2];[.$H$2])+1+[.$E$2]" office:value-type="float" office:value="255" calcext:value-type="float">
            <text:p>255</text:p>
          </table:table-cell>
          <table:table-cell table:formula="of:=MOD([.F516]+1/[.$H$2];5)" office:value-type="float" office:value="3.56666666666665" calcext:value-type="float">
            <text:p>3,56666666666665</text:p>
          </table:table-cell>
          <table:table-cell table:formula="of:=IF([.F517]&lt;0.000001;[.G516]+2+1/[.$H$2];[.G516]+1/[.$H$2])" office:value-type="float" office:value="8.56666666666667" calcext:value-type="float">
            <text:p>8,56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8]))" office:value-type="date" office:date-value="2019-10-15T15:45:39.207591" calcext:value-type="date">
            <text:p>2019-10-15 15:45:39</text:p>
          </table:table-cell>
          <table:table-cell table:style-name="ce7" table:formula="of:=[.A518]" office:value-type="date" office:date-value="2019-10-15T15:45:39.207591" calcext:value-type="date">
            <text:p>2019-10-15 15:45:39</text:p>
          </table:table-cell>
          <table:table-cell table:formula="of:=TRUNC([.A518])" office:value-type="float" office:value="43753" calcext:value-type="float">
            <text:p>43753</text:p>
          </table:table-cell>
          <table:table-cell table:style-name="ce12" table:formula="of:=[.B518]-[.C518]" office:value-type="date" office:date-value="1899-12-30T15:45:39.20759134926" calcext:value-type="date">
            <text:p>12/30/99 03:45 PM</text:p>
          </table:table-cell>
          <table:table-cell table:formula="of:=MOD([.E517]-[.$E$2];[.$H$2])+1+[.$E$2]" office:value-type="float" office:value="256" calcext:value-type="float">
            <text:p>256</text:p>
          </table:table-cell>
          <table:table-cell table:formula="of:=MOD([.F517]+1/[.$H$2];5)" office:value-type="float" office:value="3.58333333333331" calcext:value-type="float">
            <text:p>3,58333333333331</text:p>
          </table:table-cell>
          <table:table-cell table:formula="of:=IF([.F518]&lt;0.000001;[.G517]+2+1/[.$H$2];[.G517]+1/[.$H$2])" office:value-type="float" office:value="8.58333333333334" calcext:value-type="float">
            <text:p>8,5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9]))" office:value-type="date" office:date-value="2019-10-15T16:03:58.667189" calcext:value-type="date">
            <text:p>2019-10-15 16:03:59</text:p>
          </table:table-cell>
          <table:table-cell table:style-name="ce7" table:formula="of:=[.A519]" office:value-type="date" office:date-value="2019-10-15T16:03:58.667189" calcext:value-type="date">
            <text:p>2019-10-15 16:03:59</text:p>
          </table:table-cell>
          <table:table-cell table:formula="of:=TRUNC([.A519])" office:value-type="float" office:value="43753" calcext:value-type="float">
            <text:p>43753</text:p>
          </table:table-cell>
          <table:table-cell table:style-name="ce12" table:formula="of:=[.B519]-[.C519]" office:value-type="date" office:date-value="1899-12-30T16:03:58.66718870122" calcext:value-type="date">
            <text:p>12/30/99 04:03 PM</text:p>
          </table:table-cell>
          <table:table-cell table:formula="of:=MOD([.E518]-[.$E$2];[.$H$2])+1+[.$E$2]" office:value-type="float" office:value="257" calcext:value-type="float">
            <text:p>257</text:p>
          </table:table-cell>
          <table:table-cell table:formula="of:=MOD([.F518]+1/[.$H$2];5)" office:value-type="float" office:value="3.59999999999998" calcext:value-type="float">
            <text:p>3,59999999999998</text:p>
          </table:table-cell>
          <table:table-cell table:formula="of:=IF([.F519]&lt;0.000001;[.G518]+2+1/[.$H$2];[.G518]+1/[.$H$2])" office:value-type="float" office:value="8.60000000000001" calcext:value-type="float">
            <text:p>8,6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0]))" office:value-type="date" office:date-value="2019-10-15T16:03:14.879528" calcext:value-type="date">
            <text:p>2019-10-15 16:03:15</text:p>
          </table:table-cell>
          <table:table-cell table:style-name="ce7" table:formula="of:=[.A520]" office:value-type="date" office:date-value="2019-10-15T16:03:14.879528" calcext:value-type="date">
            <text:p>2019-10-15 16:03:15</text:p>
          </table:table-cell>
          <table:table-cell table:formula="of:=TRUNC([.A520])" office:value-type="float" office:value="43753" calcext:value-type="float">
            <text:p>43753</text:p>
          </table:table-cell>
          <table:table-cell table:style-name="ce12" table:formula="of:=[.B520]-[.C520]" office:value-type="date" office:date-value="1899-12-30T16:03:14.87952764612" calcext:value-type="date">
            <text:p>12/30/99 04:03 PM</text:p>
          </table:table-cell>
          <table:table-cell table:formula="of:=MOD([.E519]-[.$E$2];[.$H$2])+1+[.$E$2]" office:value-type="float" office:value="258" calcext:value-type="float">
            <text:p>258</text:p>
          </table:table-cell>
          <table:table-cell table:formula="of:=MOD([.F519]+1/[.$H$2];5)" office:value-type="float" office:value="3.61666666666665" calcext:value-type="float">
            <text:p>3,61666666666665</text:p>
          </table:table-cell>
          <table:table-cell table:formula="of:=IF([.F520]&lt;0.000001;[.G519]+2+1/[.$H$2];[.G519]+1/[.$H$2])" office:value-type="float" office:value="8.61666666666667" calcext:value-type="float">
            <text:p>8,6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1]))" office:value-type="date" office:date-value="2019-10-15T15:45:37.249286" calcext:value-type="date">
            <text:p>2019-10-15 15:45:37</text:p>
          </table:table-cell>
          <table:table-cell table:style-name="ce7" table:formula="of:=[.A521]" office:value-type="date" office:date-value="2019-10-15T15:45:37.249286" calcext:value-type="date">
            <text:p>2019-10-15 15:45:37</text:p>
          </table:table-cell>
          <table:table-cell table:formula="of:=TRUNC([.A521])" office:value-type="float" office:value="43753" calcext:value-type="float">
            <text:p>43753</text:p>
          </table:table-cell>
          <table:table-cell table:style-name="ce12" table:formula="of:=[.B521]-[.C521]" office:value-type="date" office:date-value="1899-12-30T15:45:37.24928561132" calcext:value-type="date">
            <text:p>12/30/99 03:45 PM</text:p>
          </table:table-cell>
          <table:table-cell table:formula="of:=MOD([.E520]-[.$E$2];[.$H$2])+1+[.$E$2]" office:value-type="float" office:value="259" calcext:value-type="float">
            <text:p>259</text:p>
          </table:table-cell>
          <table:table-cell table:formula="of:=MOD([.F520]+1/[.$H$2];5)" office:value-type="float" office:value="3.63333333333331" calcext:value-type="float">
            <text:p>3,63333333333331</text:p>
          </table:table-cell>
          <table:table-cell table:formula="of:=IF([.F521]&lt;0.000001;[.G520]+2+1/[.$H$2];[.G520]+1/[.$H$2])" office:value-type="float" office:value="8.63333333333334" calcext:value-type="float">
            <text:p>8,6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2]))" office:value-type="date" office:date-value="2019-10-15T15:21:14.205118" calcext:value-type="date">
            <text:p>2019-10-15 15:21:14</text:p>
          </table:table-cell>
          <table:table-cell table:style-name="ce7" table:formula="of:=[.A522]" office:value-type="date" office:date-value="2019-10-15T15:21:14.205118" calcext:value-type="date">
            <text:p>2019-10-15 15:21:14</text:p>
          </table:table-cell>
          <table:table-cell table:formula="of:=TRUNC([.A522])" office:value-type="float" office:value="43753" calcext:value-type="float">
            <text:p>43753</text:p>
          </table:table-cell>
          <table:table-cell table:style-name="ce12" table:formula="of:=[.B522]-[.C522]" office:value-type="date" office:date-value="1899-12-30T15:21:14.2051177891" calcext:value-type="date">
            <text:p>12/30/99 03:21 PM</text:p>
          </table:table-cell>
          <table:table-cell table:formula="of:=MOD([.E521]-[.$E$2];[.$H$2])+1+[.$E$2]" office:value-type="float" office:value="260" calcext:value-type="float">
            <text:p>260</text:p>
          </table:table-cell>
          <table:table-cell table:formula="of:=MOD([.F521]+1/[.$H$2];5)" office:value-type="float" office:value="3.64999999999998" calcext:value-type="float">
            <text:p>3,64999999999998</text:p>
          </table:table-cell>
          <table:table-cell table:formula="of:=IF([.F522]&lt;0.000001;[.G521]+2+1/[.$H$2];[.G521]+1/[.$H$2])" office:value-type="float" office:value="8.65000000000001" calcext:value-type="float">
            <text:p>8,6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3]))" office:value-type="date" office:date-value="2019-10-15T15:37:34.003997" calcext:value-type="date">
            <text:p>2019-10-15 15:37:34</text:p>
          </table:table-cell>
          <table:table-cell table:style-name="ce7" table:formula="of:=[.A523]" office:value-type="date" office:date-value="2019-10-15T15:37:34.003997" calcext:value-type="date">
            <text:p>2019-10-15 15:37:34</text:p>
          </table:table-cell>
          <table:table-cell table:formula="of:=TRUNC([.A523])" office:value-type="float" office:value="43753" calcext:value-type="float">
            <text:p>43753</text:p>
          </table:table-cell>
          <table:table-cell table:style-name="ce12" table:formula="of:=[.B523]-[.C523]" office:value-type="date" office:date-value="1899-12-30T15:37:34.00399700738" calcext:value-type="date">
            <text:p>12/30/99 03:37 PM</text:p>
          </table:table-cell>
          <table:table-cell table:formula="of:=MOD([.E522]-[.$E$2];[.$H$2])+1+[.$E$2]" office:value-type="float" office:value="261" calcext:value-type="float">
            <text:p>261</text:p>
          </table:table-cell>
          <table:table-cell table:formula="of:=MOD([.F522]+1/[.$H$2];5)" office:value-type="float" office:value="3.66666666666665" calcext:value-type="float">
            <text:p>3,66666666666665</text:p>
          </table:table-cell>
          <table:table-cell table:formula="of:=IF([.F523]&lt;0.000001;[.G522]+2+1/[.$H$2];[.G522]+1/[.$H$2])" office:value-type="float" office:value="8.66666666666668" calcext:value-type="float">
            <text:p>8,6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4]))" office:value-type="date" office:date-value="2019-10-15T15:14:01.382902" calcext:value-type="date">
            <text:p>2019-10-15 15:14:01</text:p>
          </table:table-cell>
          <table:table-cell table:style-name="ce7" table:formula="of:=[.A524]" office:value-type="date" office:date-value="2019-10-15T15:14:01.382902" calcext:value-type="date">
            <text:p>2019-10-15 15:14:01</text:p>
          </table:table-cell>
          <table:table-cell table:formula="of:=TRUNC([.A524])" office:value-type="float" office:value="43753" calcext:value-type="float">
            <text:p>43753</text:p>
          </table:table-cell>
          <table:table-cell table:style-name="ce12" table:formula="of:=[.B524]-[.C524]" office:value-type="date" office:date-value="1899-12-30T15:14:01.38290171977" calcext:value-type="date">
            <text:p>12/30/99 03:14 PM</text:p>
          </table:table-cell>
          <table:table-cell table:formula="of:=MOD([.E523]-[.$E$2];[.$H$2])+1+[.$E$2]" office:value-type="float" office:value="262" calcext:value-type="float">
            <text:p>262</text:p>
          </table:table-cell>
          <table:table-cell table:formula="of:=MOD([.F523]+1/[.$H$2];5)" office:value-type="float" office:value="3.68333333333331" calcext:value-type="float">
            <text:p>3,68333333333331</text:p>
          </table:table-cell>
          <table:table-cell table:formula="of:=IF([.F524]&lt;0.000001;[.G523]+2+1/[.$H$2];[.G523]+1/[.$H$2])" office:value-type="float" office:value="8.68333333333334" calcext:value-type="float">
            <text:p>8,6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5]))" office:value-type="date" office:date-value="2019-10-15T15:43:56.547886" calcext:value-type="date">
            <text:p>2019-10-15 15:43:57</text:p>
          </table:table-cell>
          <table:table-cell table:style-name="ce7" table:formula="of:=[.A525]" office:value-type="date" office:date-value="2019-10-15T15:43:56.547886" calcext:value-type="date">
            <text:p>2019-10-15 15:43:57</text:p>
          </table:table-cell>
          <table:table-cell table:formula="of:=TRUNC([.A525])" office:value-type="float" office:value="43753" calcext:value-type="float">
            <text:p>43753</text:p>
          </table:table-cell>
          <table:table-cell table:style-name="ce12" table:formula="of:=[.B525]-[.C525]" office:value-type="date" office:date-value="1899-12-30T15:43:56.54788616113" calcext:value-type="date">
            <text:p>12/30/99 03:43 PM</text:p>
          </table:table-cell>
          <table:table-cell table:formula="of:=MOD([.E524]-[.$E$2];[.$H$2])+1+[.$E$2]" office:value-type="float" office:value="263" calcext:value-type="float">
            <text:p>263</text:p>
          </table:table-cell>
          <table:table-cell table:formula="of:=MOD([.F524]+1/[.$H$2];5)" office:value-type="float" office:value="3.69999999999998" calcext:value-type="float">
            <text:p>3,69999999999998</text:p>
          </table:table-cell>
          <table:table-cell table:formula="of:=IF([.F525]&lt;0.000001;[.G524]+2+1/[.$H$2];[.G524]+1/[.$H$2])" office:value-type="float" office:value="8.70000000000001" calcext:value-type="float">
            <text:p>8,7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6]))" office:value-type="date" office:date-value="2019-10-15T15:53:43.967715" calcext:value-type="date">
            <text:p>2019-10-15 15:53:44</text:p>
          </table:table-cell>
          <table:table-cell table:style-name="ce7" table:formula="of:=[.A526]" office:value-type="date" office:date-value="2019-10-15T15:53:43.967715" calcext:value-type="date">
            <text:p>2019-10-15 15:53:44</text:p>
          </table:table-cell>
          <table:table-cell table:formula="of:=TRUNC([.A526])" office:value-type="float" office:value="43753" calcext:value-type="float">
            <text:p>43753</text:p>
          </table:table-cell>
          <table:table-cell table:style-name="ce12" table:formula="of:=[.B526]-[.C526]" office:value-type="date" office:date-value="1899-12-30T15:53:43.96771532949" calcext:value-type="date">
            <text:p>12/30/99 03:53 PM</text:p>
          </table:table-cell>
          <table:table-cell table:formula="of:=MOD([.E525]-[.$E$2];[.$H$2])+1+[.$E$2]" office:value-type="float" office:value="264" calcext:value-type="float">
            <text:p>264</text:p>
          </table:table-cell>
          <table:table-cell table:formula="of:=MOD([.F525]+1/[.$H$2];5)" office:value-type="float" office:value="3.71666666666665" calcext:value-type="float">
            <text:p>3,71666666666665</text:p>
          </table:table-cell>
          <table:table-cell table:formula="of:=IF([.F526]&lt;0.000001;[.G525]+2+1/[.$H$2];[.G525]+1/[.$H$2])" office:value-type="float" office:value="8.71666666666668" calcext:value-type="float">
            <text:p>8,7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7]))" office:value-type="date" office:date-value="2019-10-15T15:25:00.938356" calcext:value-type="date">
            <text:p>2019-10-15 15:25:01</text:p>
          </table:table-cell>
          <table:table-cell table:style-name="ce7" table:formula="of:=[.A527]" office:value-type="date" office:date-value="2019-10-15T15:25:00.938356" calcext:value-type="date">
            <text:p>2019-10-15 15:25:01</text:p>
          </table:table-cell>
          <table:table-cell table:formula="of:=TRUNC([.A527])" office:value-type="float" office:value="43753" calcext:value-type="float">
            <text:p>43753</text:p>
          </table:table-cell>
          <table:table-cell table:style-name="ce12" table:formula="of:=[.B527]-[.C527]" office:value-type="date" office:date-value="1899-12-30T15:25:00.93835601583" calcext:value-type="date">
            <text:p>12/30/99 03:25 PM</text:p>
          </table:table-cell>
          <table:table-cell table:formula="of:=MOD([.E526]-[.$E$2];[.$H$2])+1+[.$E$2]" office:value-type="float" office:value="265" calcext:value-type="float">
            <text:p>265</text:p>
          </table:table-cell>
          <table:table-cell table:formula="of:=MOD([.F526]+1/[.$H$2];5)" office:value-type="float" office:value="3.73333333333331" calcext:value-type="float">
            <text:p>3,73333333333331</text:p>
          </table:table-cell>
          <table:table-cell table:formula="of:=IF([.F527]&lt;0.000001;[.G526]+2+1/[.$H$2];[.G526]+1/[.$H$2])" office:value-type="float" office:value="8.73333333333335" calcext:value-type="float">
            <text:p>8,7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8]))" office:value-type="date" office:date-value="2019-10-15T15:31:41.353624" calcext:value-type="date">
            <text:p>2019-10-15 15:31:41</text:p>
          </table:table-cell>
          <table:table-cell table:style-name="ce7" table:formula="of:=[.A528]" office:value-type="date" office:date-value="2019-10-15T15:31:41.353624" calcext:value-type="date">
            <text:p>2019-10-15 15:31:41</text:p>
          </table:table-cell>
          <table:table-cell table:formula="of:=TRUNC([.A528])" office:value-type="float" office:value="43753" calcext:value-type="float">
            <text:p>43753</text:p>
          </table:table-cell>
          <table:table-cell table:style-name="ce12" table:formula="of:=[.B528]-[.C528]" office:value-type="date" office:date-value="1899-12-30T15:31:41.35362404399" calcext:value-type="date">
            <text:p>12/30/99 03:31 PM</text:p>
          </table:table-cell>
          <table:table-cell table:formula="of:=MOD([.E527]-[.$E$2];[.$H$2])+1+[.$E$2]" office:value-type="float" office:value="266" calcext:value-type="float">
            <text:p>266</text:p>
          </table:table-cell>
          <table:table-cell table:formula="of:=MOD([.F527]+1/[.$H$2];5)" office:value-type="float" office:value="3.74999999999998" calcext:value-type="float">
            <text:p>3,74999999999998</text:p>
          </table:table-cell>
          <table:table-cell table:formula="of:=IF([.F528]&lt;0.000001;[.G527]+2+1/[.$H$2];[.G527]+1/[.$H$2])" office:value-type="float" office:value="8.75000000000001" calcext:value-type="float">
            <text:p>8,7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9]))" office:value-type="date" office:date-value="2019-10-15T15:19:29.530343" calcext:value-type="date">
            <text:p>2019-10-15 15:19:30</text:p>
          </table:table-cell>
          <table:table-cell table:style-name="ce7" table:formula="of:=[.A529]" office:value-type="date" office:date-value="2019-10-15T15:19:29.530343" calcext:value-type="date">
            <text:p>2019-10-15 15:19:30</text:p>
          </table:table-cell>
          <table:table-cell table:formula="of:=TRUNC([.A529])" office:value-type="float" office:value="43753" calcext:value-type="float">
            <text:p>43753</text:p>
          </table:table-cell>
          <table:table-cell table:style-name="ce12" table:formula="of:=[.B529]-[.C529]" office:value-type="date" office:date-value="1899-12-30T15:19:29.53034293838" calcext:value-type="date">
            <text:p>12/30/99 03:19 PM</text:p>
          </table:table-cell>
          <table:table-cell table:formula="of:=MOD([.E528]-[.$E$2];[.$H$2])+1+[.$E$2]" office:value-type="float" office:value="267" calcext:value-type="float">
            <text:p>267</text:p>
          </table:table-cell>
          <table:table-cell table:formula="of:=MOD([.F528]+1/[.$H$2];5)" office:value-type="float" office:value="3.76666666666665" calcext:value-type="float">
            <text:p>3,76666666666665</text:p>
          </table:table-cell>
          <table:table-cell table:formula="of:=IF([.F529]&lt;0.000001;[.G528]+2+1/[.$H$2];[.G528]+1/[.$H$2])" office:value-type="float" office:value="8.76666666666668" calcext:value-type="float">
            <text:p>8,7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0]))" office:value-type="date" office:date-value="2019-10-15T15:40:32.235433" calcext:value-type="date">
            <text:p>2019-10-15 15:40:32</text:p>
          </table:table-cell>
          <table:table-cell table:style-name="ce7" table:formula="of:=[.A530]" office:value-type="date" office:date-value="2019-10-15T15:40:32.235433" calcext:value-type="date">
            <text:p>2019-10-15 15:40:32</text:p>
          </table:table-cell>
          <table:table-cell table:formula="of:=TRUNC([.A530])" office:value-type="float" office:value="43753" calcext:value-type="float">
            <text:p>43753</text:p>
          </table:table-cell>
          <table:table-cell table:style-name="ce12" table:formula="of:=[.B530]-[.C530]" office:value-type="date" office:date-value="1899-12-30T15:40:32.23543257918" calcext:value-type="date">
            <text:p>12/30/99 03:40 PM</text:p>
          </table:table-cell>
          <table:table-cell table:formula="of:=MOD([.E529]-[.$E$2];[.$H$2])+1+[.$E$2]" office:value-type="float" office:value="268" calcext:value-type="float">
            <text:p>268</text:p>
          </table:table-cell>
          <table:table-cell table:formula="of:=MOD([.F529]+1/[.$H$2];5)" office:value-type="float" office:value="3.78333333333331" calcext:value-type="float">
            <text:p>3,78333333333331</text:p>
          </table:table-cell>
          <table:table-cell table:formula="of:=IF([.F530]&lt;0.000001;[.G529]+2+1/[.$H$2];[.G529]+1/[.$H$2])" office:value-type="float" office:value="8.78333333333335" calcext:value-type="float">
            <text:p>8,7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1]))" office:value-type="date" office:date-value="2019-10-15T15:17:39.361886" calcext:value-type="date">
            <text:p>2019-10-15 15:17:39</text:p>
          </table:table-cell>
          <table:table-cell table:style-name="ce7" table:formula="of:=[.A531]" office:value-type="date" office:date-value="2019-10-15T15:17:39.361886" calcext:value-type="date">
            <text:p>2019-10-15 15:17:39</text:p>
          </table:table-cell>
          <table:table-cell table:formula="of:=TRUNC([.A531])" office:value-type="float" office:value="43753" calcext:value-type="float">
            <text:p>43753</text:p>
          </table:table-cell>
          <table:table-cell table:style-name="ce12" table:formula="of:=[.B531]-[.C531]" office:value-type="date" office:date-value="1899-12-30T15:17:39.36188560445" calcext:value-type="date">
            <text:p>12/30/99 03:17 PM</text:p>
          </table:table-cell>
          <table:table-cell table:formula="of:=MOD([.E530]-[.$E$2];[.$H$2])+1+[.$E$2]" office:value-type="float" office:value="269" calcext:value-type="float">
            <text:p>269</text:p>
          </table:table-cell>
          <table:table-cell table:formula="of:=MOD([.F530]+1/[.$H$2];5)" office:value-type="float" office:value="3.79999999999998" calcext:value-type="float">
            <text:p>3,79999999999998</text:p>
          </table:table-cell>
          <table:table-cell table:formula="of:=IF([.F531]&lt;0.000001;[.G530]+2+1/[.$H$2];[.G530]+1/[.$H$2])" office:value-type="float" office:value="8.80000000000002" calcext:value-type="float">
            <text:p>8,8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2]))" office:value-type="date" office:date-value="2019-10-15T15:33:56.497409" calcext:value-type="date">
            <text:p>2019-10-15 15:33:56</text:p>
          </table:table-cell>
          <table:table-cell table:style-name="ce7" table:formula="of:=[.A532]" office:value-type="date" office:date-value="2019-10-15T15:33:56.497409" calcext:value-type="date">
            <text:p>2019-10-15 15:33:56</text:p>
          </table:table-cell>
          <table:table-cell table:formula="of:=TRUNC([.A532])" office:value-type="float" office:value="43753" calcext:value-type="float">
            <text:p>43753</text:p>
          </table:table-cell>
          <table:table-cell table:style-name="ce12" table:formula="of:=[.B532]-[.C532]" office:value-type="date" office:date-value="1899-12-30T15:33:56.49740922265" calcext:value-type="date">
            <text:p>12/30/99 03:33 PM</text:p>
          </table:table-cell>
          <table:table-cell table:formula="of:=MOD([.E531]-[.$E$2];[.$H$2])+1+[.$E$2]" office:value-type="float" office:value="270" calcext:value-type="float">
            <text:p>270</text:p>
          </table:table-cell>
          <table:table-cell table:formula="of:=MOD([.F531]+1/[.$H$2];5)" office:value-type="float" office:value="3.81666666666665" calcext:value-type="float">
            <text:p>3,81666666666665</text:p>
          </table:table-cell>
          <table:table-cell table:formula="of:=IF([.F532]&lt;0.000001;[.G531]+2+1/[.$H$2];[.G531]+1/[.$H$2])" office:value-type="float" office:value="8.81666666666668" calcext:value-type="float">
            <text:p>8,8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3]))" office:value-type="date" office:date-value="2019-10-15T15:11:56.968814" calcext:value-type="date">
            <text:p>2019-10-15 15:11:57</text:p>
          </table:table-cell>
          <table:table-cell table:style-name="ce7" table:formula="of:=[.A533]" office:value-type="date" office:date-value="2019-10-15T15:11:56.968814" calcext:value-type="date">
            <text:p>2019-10-15 15:11:57</text:p>
          </table:table-cell>
          <table:table-cell table:formula="of:=TRUNC([.A533])" office:value-type="float" office:value="43753" calcext:value-type="float">
            <text:p>43753</text:p>
          </table:table-cell>
          <table:table-cell table:style-name="ce12" table:formula="of:=[.B533]-[.C533]" office:value-type="date" office:date-value="1899-12-30T15:11:56.96881405078" calcext:value-type="date">
            <text:p>12/30/99 03:11 PM</text:p>
          </table:table-cell>
          <table:table-cell table:formula="of:=MOD([.E532]-[.$E$2];[.$H$2])+1+[.$E$2]" office:value-type="float" office:value="271" calcext:value-type="float">
            <text:p>271</text:p>
          </table:table-cell>
          <table:table-cell table:formula="of:=MOD([.F532]+1/[.$H$2];5)" office:value-type="float" office:value="3.83333333333331" calcext:value-type="float">
            <text:p>3,83333333333331</text:p>
          </table:table-cell>
          <table:table-cell table:formula="of:=IF([.F533]&lt;0.000001;[.G532]+2+1/[.$H$2];[.G532]+1/[.$H$2])" office:value-type="float" office:value="8.83333333333335" calcext:value-type="float">
            <text:p>8,8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4]))" office:value-type="date" office:date-value="2019-10-15T15:40:03.357208" calcext:value-type="date">
            <text:p>2019-10-15 15:40:03</text:p>
          </table:table-cell>
          <table:table-cell table:style-name="ce7" table:formula="of:=[.A534]" office:value-type="date" office:date-value="2019-10-15T15:40:03.357208" calcext:value-type="date">
            <text:p>2019-10-15 15:40:03</text:p>
          </table:table-cell>
          <table:table-cell table:formula="of:=TRUNC([.A534])" office:value-type="float" office:value="43753" calcext:value-type="float">
            <text:p>43753</text:p>
          </table:table-cell>
          <table:table-cell table:style-name="ce12" table:formula="of:=[.B534]-[.C534]" office:value-type="date" office:date-value="1899-12-30T15:40:03.35720835719" calcext:value-type="date">
            <text:p>12/30/99 03:40 PM</text:p>
          </table:table-cell>
          <table:table-cell table:formula="of:=MOD([.E533]-[.$E$2];[.$H$2])+1+[.$E$2]" office:value-type="float" office:value="272" calcext:value-type="float">
            <text:p>272</text:p>
          </table:table-cell>
          <table:table-cell table:formula="of:=MOD([.F533]+1/[.$H$2];5)" office:value-type="float" office:value="3.84999999999998" calcext:value-type="float">
            <text:p>3,84999999999998</text:p>
          </table:table-cell>
          <table:table-cell table:formula="of:=IF([.F534]&lt;0.000001;[.G533]+2+1/[.$H$2];[.G533]+1/[.$H$2])" office:value-type="float" office:value="8.85000000000002" calcext:value-type="float">
            <text:p>8,8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5]))" office:value-type="date" office:date-value="2019-10-15T16:01:14.328176" calcext:value-type="date">
            <text:p>2019-10-15 16:01:14</text:p>
          </table:table-cell>
          <table:table-cell table:style-name="ce7" table:formula="of:=[.A535]" office:value-type="date" office:date-value="2019-10-15T16:01:14.328176" calcext:value-type="date">
            <text:p>2019-10-15 16:01:14</text:p>
          </table:table-cell>
          <table:table-cell table:formula="of:=TRUNC([.A535])" office:value-type="float" office:value="43753" calcext:value-type="float">
            <text:p>43753</text:p>
          </table:table-cell>
          <table:table-cell table:style-name="ce12" table:formula="of:=[.B535]-[.C535]" office:value-type="date" office:date-value="1899-12-30T16:01:14.32817614172" calcext:value-type="date">
            <text:p>12/30/99 04:01 PM</text:p>
          </table:table-cell>
          <table:table-cell table:formula="of:=MOD([.E534]-[.$E$2];[.$H$2])+1+[.$E$2]" office:value-type="float" office:value="273" calcext:value-type="float">
            <text:p>273</text:p>
          </table:table-cell>
          <table:table-cell table:formula="of:=MOD([.F534]+1/[.$H$2];5)" office:value-type="float" office:value="3.86666666666665" calcext:value-type="float">
            <text:p>3,86666666666665</text:p>
          </table:table-cell>
          <table:table-cell table:formula="of:=IF([.F535]&lt;0.000001;[.G534]+2+1/[.$H$2];[.G534]+1/[.$H$2])" office:value-type="float" office:value="8.86666666666669" calcext:value-type="float">
            <text:p>8,8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6]))" office:value-type="date" office:date-value="2019-10-15T15:28:56.849515" calcext:value-type="date">
            <text:p>2019-10-15 15:28:57</text:p>
          </table:table-cell>
          <table:table-cell table:style-name="ce7" table:formula="of:=[.A536]" office:value-type="date" office:date-value="2019-10-15T15:28:56.849515" calcext:value-type="date">
            <text:p>2019-10-15 15:28:57</text:p>
          </table:table-cell>
          <table:table-cell table:formula="of:=TRUNC([.A536])" office:value-type="float" office:value="43753" calcext:value-type="float">
            <text:p>43753</text:p>
          </table:table-cell>
          <table:table-cell table:style-name="ce12" table:formula="of:=[.B536]-[.C536]" office:value-type="date" office:date-value="1899-12-30T15:28:56.84951544274" calcext:value-type="date">
            <text:p>12/30/99 03:28 PM</text:p>
          </table:table-cell>
          <table:table-cell table:formula="of:=MOD([.E535]-[.$E$2];[.$H$2])+1+[.$E$2]" office:value-type="float" office:value="274" calcext:value-type="float">
            <text:p>274</text:p>
          </table:table-cell>
          <table:table-cell table:formula="of:=MOD([.F535]+1/[.$H$2];5)" office:value-type="float" office:value="3.88333333333331" calcext:value-type="float">
            <text:p>3,88333333333331</text:p>
          </table:table-cell>
          <table:table-cell table:formula="of:=IF([.F536]&lt;0.000001;[.G535]+2+1/[.$H$2];[.G535]+1/[.$H$2])" office:value-type="float" office:value="8.88333333333335" calcext:value-type="float">
            <text:p>8,8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7]))" office:value-type="date" office:date-value="2019-10-15T15:16:18.351663" calcext:value-type="date">
            <text:p>2019-10-15 15:16:18</text:p>
          </table:table-cell>
          <table:table-cell table:style-name="ce7" table:formula="of:=[.A537]" office:value-type="date" office:date-value="2019-10-15T15:16:18.351663" calcext:value-type="date">
            <text:p>2019-10-15 15:16:18</text:p>
          </table:table-cell>
          <table:table-cell table:formula="of:=TRUNC([.A537])" office:value-type="float" office:value="43753" calcext:value-type="float">
            <text:p>43753</text:p>
          </table:table-cell>
          <table:table-cell table:style-name="ce12" table:formula="of:=[.B537]-[.C537]" office:value-type="date" office:date-value="1899-12-30T15:16:18.35166316945" calcext:value-type="date">
            <text:p>12/30/99 03:16 PM</text:p>
          </table:table-cell>
          <table:table-cell table:formula="of:=MOD([.E536]-[.$E$2];[.$H$2])+1+[.$E$2]" office:value-type="float" office:value="275" calcext:value-type="float">
            <text:p>275</text:p>
          </table:table-cell>
          <table:table-cell table:formula="of:=MOD([.F536]+1/[.$H$2];5)" office:value-type="float" office:value="3.89999999999998" calcext:value-type="float">
            <text:p>3,89999999999998</text:p>
          </table:table-cell>
          <table:table-cell table:formula="of:=IF([.F537]&lt;0.000001;[.G536]+2+1/[.$H$2];[.G536]+1/[.$H$2])" office:value-type="float" office:value="8.90000000000002" calcext:value-type="float">
            <text:p>8,9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8]))" office:value-type="date" office:date-value="2019-10-15T15:54:31.753302" calcext:value-type="date">
            <text:p>2019-10-15 15:54:32</text:p>
          </table:table-cell>
          <table:table-cell table:style-name="ce7" table:formula="of:=[.A538]" office:value-type="date" office:date-value="2019-10-15T15:54:31.753302" calcext:value-type="date">
            <text:p>2019-10-15 15:54:32</text:p>
          </table:table-cell>
          <table:table-cell table:formula="of:=TRUNC([.A538])" office:value-type="float" office:value="43753" calcext:value-type="float">
            <text:p>43753</text:p>
          </table:table-cell>
          <table:table-cell table:style-name="ce12" table:formula="of:=[.B538]-[.C538]" office:value-type="date" office:date-value="1899-12-30T15:54:31.75330216996" calcext:value-type="date">
            <text:p>12/30/99 03:54 PM</text:p>
          </table:table-cell>
          <table:table-cell table:formula="of:=MOD([.E537]-[.$E$2];[.$H$2])+1+[.$E$2]" office:value-type="float" office:value="276" calcext:value-type="float">
            <text:p>276</text:p>
          </table:table-cell>
          <table:table-cell table:formula="of:=MOD([.F537]+1/[.$H$2];5)" office:value-type="float" office:value="3.91666666666665" calcext:value-type="float">
            <text:p>3,91666666666665</text:p>
          </table:table-cell>
          <table:table-cell table:formula="of:=IF([.F538]&lt;0.000001;[.G537]+2+1/[.$H$2];[.G537]+1/[.$H$2])" office:value-type="float" office:value="8.91666666666669" calcext:value-type="float">
            <text:p>8,9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9]))" office:value-type="date" office:date-value="2019-10-15T15:22:32.38421" calcext:value-type="date">
            <text:p>2019-10-15 15:22:32</text:p>
          </table:table-cell>
          <table:table-cell table:style-name="ce7" table:formula="of:=[.A539]" office:value-type="date" office:date-value="2019-10-15T15:22:32.38421" calcext:value-type="date">
            <text:p>2019-10-15 15:22:32</text:p>
          </table:table-cell>
          <table:table-cell table:formula="of:=TRUNC([.A539])" office:value-type="float" office:value="43753" calcext:value-type="float">
            <text:p>43753</text:p>
          </table:table-cell>
          <table:table-cell table:style-name="ce12" table:formula="of:=[.B539]-[.C539]" office:value-type="date" office:date-value="1899-12-30T15:22:32.38420993555" calcext:value-type="date">
            <text:p>12/30/99 03:22 PM</text:p>
          </table:table-cell>
          <table:table-cell table:formula="of:=MOD([.E538]-[.$E$2];[.$H$2])+1+[.$E$2]" office:value-type="float" office:value="277" calcext:value-type="float">
            <text:p>277</text:p>
          </table:table-cell>
          <table:table-cell table:formula="of:=MOD([.F538]+1/[.$H$2];5)" office:value-type="float" office:value="3.93333333333331" calcext:value-type="float">
            <text:p>3,93333333333331</text:p>
          </table:table-cell>
          <table:table-cell table:formula="of:=IF([.F539]&lt;0.000001;[.G538]+2+1/[.$H$2];[.G538]+1/[.$H$2])" office:value-type="float" office:value="8.93333333333336" calcext:value-type="float">
            <text:p>8,9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0]))" office:value-type="date" office:date-value="2019-10-15T15:34:57.565078" calcext:value-type="date">
            <text:p>2019-10-15 15:34:58</text:p>
          </table:table-cell>
          <table:table-cell table:style-name="ce7" table:formula="of:=[.A540]" office:value-type="date" office:date-value="2019-10-15T15:34:57.565078" calcext:value-type="date">
            <text:p>2019-10-15 15:34:58</text:p>
          </table:table-cell>
          <table:table-cell table:formula="of:=TRUNC([.A540])" office:value-type="float" office:value="43753" calcext:value-type="float">
            <text:p>43753</text:p>
          </table:table-cell>
          <table:table-cell table:style-name="ce12" table:formula="of:=[.B540]-[.C540]" office:value-type="date" office:date-value="1899-12-30T15:34:57.56507801358" calcext:value-type="date">
            <text:p>12/30/99 03:34 PM</text:p>
          </table:table-cell>
          <table:table-cell table:formula="of:=MOD([.E539]-[.$E$2];[.$H$2])+1+[.$E$2]" office:value-type="float" office:value="278" calcext:value-type="float">
            <text:p>278</text:p>
          </table:table-cell>
          <table:table-cell table:formula="of:=MOD([.F539]+1/[.$H$2];5)" office:value-type="float" office:value="3.94999999999998" calcext:value-type="float">
            <text:p>3,94999999999998</text:p>
          </table:table-cell>
          <table:table-cell table:formula="of:=IF([.F540]&lt;0.000001;[.G539]+2+1/[.$H$2];[.G539]+1/[.$H$2])" office:value-type="float" office:value="8.95000000000002" calcext:value-type="float">
            <text:p>8,9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1]))" office:value-type="date" office:date-value="2019-10-15T15:29:55.233396" calcext:value-type="date">
            <text:p>2019-10-15 15:29:55</text:p>
          </table:table-cell>
          <table:table-cell table:style-name="ce7" table:formula="of:=[.A541]" office:value-type="date" office:date-value="2019-10-15T15:29:55.233396" calcext:value-type="date">
            <text:p>2019-10-15 15:29:55</text:p>
          </table:table-cell>
          <table:table-cell table:formula="of:=TRUNC([.A541])" office:value-type="float" office:value="43753" calcext:value-type="float">
            <text:p>43753</text:p>
          </table:table-cell>
          <table:table-cell table:style-name="ce12" table:formula="of:=[.B541]-[.C541]" office:value-type="date" office:date-value="1899-12-30T15:29:55.23339648731" calcext:value-type="date">
            <text:p>12/30/99 03:29 PM</text:p>
          </table:table-cell>
          <table:table-cell table:formula="of:=MOD([.E540]-[.$E$2];[.$H$2])+1+[.$E$2]" office:value-type="float" office:value="279" calcext:value-type="float">
            <text:p>279</text:p>
          </table:table-cell>
          <table:table-cell table:formula="of:=MOD([.F540]+1/[.$H$2];5)" office:value-type="float" office:value="3.96666666666664" calcext:value-type="float">
            <text:p>3,96666666666664</text:p>
          </table:table-cell>
          <table:table-cell table:formula="of:=IF([.F541]&lt;0.000001;[.G540]+2+1/[.$H$2];[.G540]+1/[.$H$2])" office:value-type="float" office:value="8.96666666666669" calcext:value-type="float">
            <text:p>8,9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2]))" office:value-type="date" office:date-value="2019-10-15T15:44:58.869338" calcext:value-type="date">
            <text:p>2019-10-15 15:44:59</text:p>
          </table:table-cell>
          <table:table-cell table:style-name="ce7" table:formula="of:=[.A542]" office:value-type="date" office:date-value="2019-10-15T15:44:58.869338" calcext:value-type="date">
            <text:p>2019-10-15 15:44:59</text:p>
          </table:table-cell>
          <table:table-cell table:formula="of:=TRUNC([.A542])" office:value-type="float" office:value="43753" calcext:value-type="float">
            <text:p>43753</text:p>
          </table:table-cell>
          <table:table-cell table:style-name="ce12" table:formula="of:=[.B542]-[.C542]" office:value-type="date" office:date-value="1899-12-30T15:44:58.86933763046" calcext:value-type="date">
            <text:p>12/30/99 03:44 PM</text:p>
          </table:table-cell>
          <table:table-cell table:formula="of:=MOD([.E541]-[.$E$2];[.$H$2])+1+[.$E$2]" office:value-type="float" office:value="280" calcext:value-type="float">
            <text:p>280</text:p>
          </table:table-cell>
          <table:table-cell table:formula="of:=MOD([.F541]+1/[.$H$2];5)" office:value-type="float" office:value="3.98333333333331" calcext:value-type="float">
            <text:p>3,98333333333331</text:p>
          </table:table-cell>
          <table:table-cell table:formula="of:=IF([.F542]&lt;0.000001;[.G541]+2+1/[.$H$2];[.G541]+1/[.$H$2])" office:value-type="float" office:value="8.98333333333336" calcext:value-type="float">
            <text:p>8,9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3]))" office:value-type="date" office:date-value="2019-10-16T15:22:39.636761" calcext:value-type="date">
            <text:p>2019-10-16 15:22:40</text:p>
          </table:table-cell>
          <table:table-cell table:style-name="ce7" table:formula="of:=[.A543]" office:value-type="date" office:date-value="2019-10-16T15:22:39.636761" calcext:value-type="date">
            <text:p>2019-10-16 15:22:40</text:p>
          </table:table-cell>
          <table:table-cell table:formula="of:=TRUNC([.A543])" office:value-type="float" office:value="43754" calcext:value-type="float">
            <text:p>43754</text:p>
          </table:table-cell>
          <table:table-cell table:style-name="ce12" table:formula="of:=[.B543]-[.C543]" office:value-type="date" office:date-value="1899-12-30T15:22:39.63676061947" calcext:value-type="date">
            <text:p>12/30/99 03:22 PM</text:p>
          </table:table-cell>
          <table:table-cell table:formula="of:=MOD([.E542]-[.$E$2];[.$H$2])+1+[.$E$2]" office:value-type="float" office:value="221" calcext:value-type="float">
            <text:p>221</text:p>
          </table:table-cell>
          <table:table-cell table:formula="of:=MOD([.F542]+1/[.$H$2];5)" office:value-type="float" office:value="3.99999999999998" calcext:value-type="float">
            <text:p>3,99999999999998</text:p>
          </table:table-cell>
          <table:table-cell table:formula="of:=IF([.F543]&lt;0.000001;[.G542]+2+1/[.$H$2];[.G542]+1/[.$H$2])" office:value-type="float" office:value="9.00000000000003" calcext:value-type="float">
            <text:p>9,0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4]))" office:value-type="date" office:date-value="2019-10-16T16:09:21.923107" calcext:value-type="date">
            <text:p>2019-10-16 16:09:22</text:p>
          </table:table-cell>
          <table:table-cell table:style-name="ce7" table:formula="of:=[.A544]" office:value-type="date" office:date-value="2019-10-16T16:09:21.923107" calcext:value-type="date">
            <text:p>2019-10-16 16:09:22</text:p>
          </table:table-cell>
          <table:table-cell table:formula="of:=TRUNC([.A544])" office:value-type="float" office:value="43754" calcext:value-type="float">
            <text:p>43754</text:p>
          </table:table-cell>
          <table:table-cell table:style-name="ce12" table:formula="of:=[.B544]-[.C544]" office:value-type="date" office:date-value="1899-12-30T16:09:21.92310734186" calcext:value-type="date">
            <text:p>12/30/99 04:09 PM</text:p>
          </table:table-cell>
          <table:table-cell table:formula="of:=MOD([.E543]-[.$E$2];[.$H$2])+1+[.$E$2]" office:value-type="float" office:value="222" calcext:value-type="float">
            <text:p>222</text:p>
          </table:table-cell>
          <table:table-cell table:formula="of:=MOD([.F543]+1/[.$H$2];5)" office:value-type="float" office:value="4.01666666666665" calcext:value-type="float">
            <text:p>4,01666666666665</text:p>
          </table:table-cell>
          <table:table-cell table:formula="of:=IF([.F544]&lt;0.000001;[.G543]+2+1/[.$H$2];[.G543]+1/[.$H$2])" office:value-type="float" office:value="9.01666666666669" calcext:value-type="float">
            <text:p>9,0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5]))" office:value-type="date" office:date-value="2019-10-16T16:06:13.534273" calcext:value-type="date">
            <text:p>2019-10-16 16:06:14</text:p>
          </table:table-cell>
          <table:table-cell table:style-name="ce7" table:formula="of:=[.A545]" office:value-type="date" office:date-value="2019-10-16T16:06:13.534273" calcext:value-type="date">
            <text:p>2019-10-16 16:06:14</text:p>
          </table:table-cell>
          <table:table-cell table:formula="of:=TRUNC([.A545])" office:value-type="float" office:value="43754" calcext:value-type="float">
            <text:p>43754</text:p>
          </table:table-cell>
          <table:table-cell table:style-name="ce12" table:formula="of:=[.B545]-[.C545]" office:value-type="date" office:date-value="1899-12-30T16:06:13.53427300695" calcext:value-type="date">
            <text:p>12/30/99 04:06 PM</text:p>
          </table:table-cell>
          <table:table-cell table:formula="of:=MOD([.E544]-[.$E$2];[.$H$2])+1+[.$E$2]" office:value-type="float" office:value="223" calcext:value-type="float">
            <text:p>223</text:p>
          </table:table-cell>
          <table:table-cell table:formula="of:=MOD([.F544]+1/[.$H$2];5)" office:value-type="float" office:value="4.03333333333331" calcext:value-type="float">
            <text:p>4,03333333333331</text:p>
          </table:table-cell>
          <table:table-cell table:formula="of:=IF([.F545]&lt;0.000001;[.G544]+2+1/[.$H$2];[.G544]+1/[.$H$2])" office:value-type="float" office:value="9.03333333333336" calcext:value-type="float">
            <text:p>9,0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6]))" office:value-type="date" office:date-value="2019-10-16T15:33:56.105865" calcext:value-type="date">
            <text:p>2019-10-16 15:33:56</text:p>
          </table:table-cell>
          <table:table-cell table:style-name="ce7" table:formula="of:=[.A546]" office:value-type="date" office:date-value="2019-10-16T15:33:56.105865" calcext:value-type="date">
            <text:p>2019-10-16 15:33:56</text:p>
          </table:table-cell>
          <table:table-cell table:formula="of:=TRUNC([.A546])" office:value-type="float" office:value="43754" calcext:value-type="float">
            <text:p>43754</text:p>
          </table:table-cell>
          <table:table-cell table:style-name="ce12" table:formula="of:=[.B546]-[.C546]" office:value-type="date" office:date-value="1899-12-30T15:33:56.1058653798" calcext:value-type="date">
            <text:p>12/30/99 03:33 PM</text:p>
          </table:table-cell>
          <table:table-cell table:formula="of:=MOD([.E545]-[.$E$2];[.$H$2])+1+[.$E$2]" office:value-type="float" office:value="224" calcext:value-type="float">
            <text:p>224</text:p>
          </table:table-cell>
          <table:table-cell table:formula="of:=MOD([.F545]+1/[.$H$2];5)" office:value-type="float" office:value="4.04999999999998" calcext:value-type="float">
            <text:p>4,04999999999998</text:p>
          </table:table-cell>
          <table:table-cell table:formula="of:=IF([.F546]&lt;0.000001;[.G545]+2+1/[.$H$2];[.G545]+1/[.$H$2])" office:value-type="float" office:value="9.05000000000003" calcext:value-type="float">
            <text:p>9,0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7]))" office:value-type="date" office:date-value="2019-10-16T15:30:29.995196" calcext:value-type="date">
            <text:p>2019-10-16 15:30:30</text:p>
          </table:table-cell>
          <table:table-cell table:style-name="ce7" table:formula="of:=[.A547]" office:value-type="date" office:date-value="2019-10-16T15:30:29.995196" calcext:value-type="date">
            <text:p>2019-10-16 15:30:30</text:p>
          </table:table-cell>
          <table:table-cell table:formula="of:=TRUNC([.A547])" office:value-type="float" office:value="43754" calcext:value-type="float">
            <text:p>43754</text:p>
          </table:table-cell>
          <table:table-cell table:style-name="ce12" table:formula="of:=[.B547]-[.C547]" office:value-type="date" office:date-value="1899-12-30T15:30:29.99519621953" calcext:value-type="date">
            <text:p>12/30/99 03:30 PM</text:p>
          </table:table-cell>
          <table:table-cell table:formula="of:=MOD([.E546]-[.$E$2];[.$H$2])+1+[.$E$2]" office:value-type="float" office:value="225" calcext:value-type="float">
            <text:p>225</text:p>
          </table:table-cell>
          <table:table-cell table:formula="of:=MOD([.F546]+1/[.$H$2];5)" office:value-type="float" office:value="4.06666666666665" calcext:value-type="float">
            <text:p>4,06666666666665</text:p>
          </table:table-cell>
          <table:table-cell table:formula="of:=IF([.F547]&lt;0.000001;[.G546]+2+1/[.$H$2];[.G546]+1/[.$H$2])" office:value-type="float" office:value="9.0666666666667" calcext:value-type="float">
            <text:p>9,0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8]))" office:value-type="date" office:date-value="2019-10-16T15:30:23.310815" calcext:value-type="date">
            <text:p>2019-10-16 15:30:23</text:p>
          </table:table-cell>
          <table:table-cell table:style-name="ce7" table:formula="of:=[.A548]" office:value-type="date" office:date-value="2019-10-16T15:30:23.310815" calcext:value-type="date">
            <text:p>2019-10-16 15:30:23</text:p>
          </table:table-cell>
          <table:table-cell table:formula="of:=TRUNC([.A548])" office:value-type="float" office:value="43754" calcext:value-type="float">
            <text:p>43754</text:p>
          </table:table-cell>
          <table:table-cell table:style-name="ce12" table:formula="of:=[.B548]-[.C548]" office:value-type="date" office:date-value="1899-12-30T15:30:23.31081472803" calcext:value-type="date">
            <text:p>12/30/99 03:30 PM</text:p>
          </table:table-cell>
          <table:table-cell table:formula="of:=MOD([.E547]-[.$E$2];[.$H$2])+1+[.$E$2]" office:value-type="float" office:value="226" calcext:value-type="float">
            <text:p>226</text:p>
          </table:table-cell>
          <table:table-cell table:formula="of:=MOD([.F547]+1/[.$H$2];5)" office:value-type="float" office:value="4.08333333333331" calcext:value-type="float">
            <text:p>4,08333333333331</text:p>
          </table:table-cell>
          <table:table-cell table:formula="of:=IF([.F548]&lt;0.000001;[.G547]+2+1/[.$H$2];[.G547]+1/[.$H$2])" office:value-type="float" office:value="9.08333333333336" calcext:value-type="float">
            <text:p>9,0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9]))" office:value-type="date" office:date-value="2019-10-16T15:50:06.789459" calcext:value-type="date">
            <text:p>2019-10-16 15:50:07</text:p>
          </table:table-cell>
          <table:table-cell table:style-name="ce7" table:formula="of:=[.A549]" office:value-type="date" office:date-value="2019-10-16T15:50:06.789459" calcext:value-type="date">
            <text:p>2019-10-16 15:50:07</text:p>
          </table:table-cell>
          <table:table-cell table:formula="of:=TRUNC([.A549])" office:value-type="float" office:value="43754" calcext:value-type="float">
            <text:p>43754</text:p>
          </table:table-cell>
          <table:table-cell table:style-name="ce12" table:formula="of:=[.B549]-[.C549]" office:value-type="date" office:date-value="1899-12-30T15:50:06.78945947438" calcext:value-type="date">
            <text:p>12/30/99 03:50 PM</text:p>
          </table:table-cell>
          <table:table-cell table:formula="of:=MOD([.E548]-[.$E$2];[.$H$2])+1+[.$E$2]" office:value-type="float" office:value="227" calcext:value-type="float">
            <text:p>227</text:p>
          </table:table-cell>
          <table:table-cell table:formula="of:=MOD([.F548]+1/[.$H$2];5)" office:value-type="float" office:value="4.09999999999998" calcext:value-type="float">
            <text:p>4,09999999999998</text:p>
          </table:table-cell>
          <table:table-cell table:formula="of:=IF([.F549]&lt;0.000001;[.G548]+2+1/[.$H$2];[.G548]+1/[.$H$2])" office:value-type="float" office:value="9.10000000000003" calcext:value-type="float">
            <text:p>9,1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0]))" office:value-type="date" office:date-value="2019-10-16T15:17:35.586147" calcext:value-type="date">
            <text:p>2019-10-16 15:17:36</text:p>
          </table:table-cell>
          <table:table-cell table:style-name="ce7" table:formula="of:=[.A550]" office:value-type="date" office:date-value="2019-10-16T15:17:35.586147" calcext:value-type="date">
            <text:p>2019-10-16 15:17:36</text:p>
          </table:table-cell>
          <table:table-cell table:formula="of:=TRUNC([.A550])" office:value-type="float" office:value="43754" calcext:value-type="float">
            <text:p>43754</text:p>
          </table:table-cell>
          <table:table-cell table:style-name="ce12" table:formula="of:=[.B550]-[.C550]" office:value-type="date" office:date-value="1899-12-30T15:17:35.58614730835" calcext:value-type="date">
            <text:p>12/30/99 03:17 PM</text:p>
          </table:table-cell>
          <table:table-cell table:formula="of:=MOD([.E549]-[.$E$2];[.$H$2])+1+[.$E$2]" office:value-type="float" office:value="228" calcext:value-type="float">
            <text:p>228</text:p>
          </table:table-cell>
          <table:table-cell table:formula="of:=MOD([.F549]+1/[.$H$2];5)" office:value-type="float" office:value="4.11666666666665" calcext:value-type="float">
            <text:p>4,11666666666665</text:p>
          </table:table-cell>
          <table:table-cell table:formula="of:=IF([.F550]&lt;0.000001;[.G549]+2+1/[.$H$2];[.G549]+1/[.$H$2])" office:value-type="float" office:value="9.1166666666667" calcext:value-type="float">
            <text:p>9,1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1]))" office:value-type="date" office:date-value="2019-10-16T15:44:02.57502" calcext:value-type="date">
            <text:p>2019-10-16 15:44:03</text:p>
          </table:table-cell>
          <table:table-cell table:style-name="ce7" table:formula="of:=[.A551]" office:value-type="date" office:date-value="2019-10-16T15:44:02.57502" calcext:value-type="date">
            <text:p>2019-10-16 15:44:03</text:p>
          </table:table-cell>
          <table:table-cell table:formula="of:=TRUNC([.A551])" office:value-type="float" office:value="43754" calcext:value-type="float">
            <text:p>43754</text:p>
          </table:table-cell>
          <table:table-cell table:style-name="ce12" table:formula="of:=[.B551]-[.C551]" office:value-type="date" office:date-value="1899-12-30T15:44:02.57501978427" calcext:value-type="date">
            <text:p>12/30/99 03:44 PM</text:p>
          </table:table-cell>
          <table:table-cell table:formula="of:=MOD([.E550]-[.$E$2];[.$H$2])+1+[.$E$2]" office:value-type="float" office:value="229" calcext:value-type="float">
            <text:p>229</text:p>
          </table:table-cell>
          <table:table-cell table:formula="of:=MOD([.F550]+1/[.$H$2];5)" office:value-type="float" office:value="4.13333333333331" calcext:value-type="float">
            <text:p>4,13333333333331</text:p>
          </table:table-cell>
          <table:table-cell table:formula="of:=IF([.F551]&lt;0.000001;[.G550]+2+1/[.$H$2];[.G550]+1/[.$H$2])" office:value-type="float" office:value="9.13333333333337" calcext:value-type="float">
            <text:p>9,13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2]))" office:value-type="date" office:date-value="2019-10-16T15:41:42.334898" calcext:value-type="date">
            <text:p>2019-10-16 15:41:42</text:p>
          </table:table-cell>
          <table:table-cell table:style-name="ce7" table:formula="of:=[.A552]" office:value-type="date" office:date-value="2019-10-16T15:41:42.334898" calcext:value-type="date">
            <text:p>2019-10-16 15:41:42</text:p>
          </table:table-cell>
          <table:table-cell table:formula="of:=TRUNC([.A552])" office:value-type="float" office:value="43754" calcext:value-type="float">
            <text:p>43754</text:p>
          </table:table-cell>
          <table:table-cell table:style-name="ce12" table:formula="of:=[.B552]-[.C552]" office:value-type="date" office:date-value="1899-12-30T15:41:42.33489770908" calcext:value-type="date">
            <text:p>12/30/99 03:41 PM</text:p>
          </table:table-cell>
          <table:table-cell table:formula="of:=MOD([.E551]-[.$E$2];[.$H$2])+1+[.$E$2]" office:value-type="float" office:value="230" calcext:value-type="float">
            <text:p>230</text:p>
          </table:table-cell>
          <table:table-cell table:formula="of:=MOD([.F551]+1/[.$H$2];5)" office:value-type="float" office:value="4.14999999999998" calcext:value-type="float">
            <text:p>4,14999999999998</text:p>
          </table:table-cell>
          <table:table-cell table:formula="of:=IF([.F552]&lt;0.000001;[.G551]+2+1/[.$H$2];[.G551]+1/[.$H$2])" office:value-type="float" office:value="9.15000000000003" calcext:value-type="float">
            <text:p>9,1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3]))" office:value-type="date" office:date-value="2019-10-16T15:23:21.234481" calcext:value-type="date">
            <text:p>2019-10-16 15:23:21</text:p>
          </table:table-cell>
          <table:table-cell table:style-name="ce7" table:formula="of:=[.A553]" office:value-type="date" office:date-value="2019-10-16T15:23:21.234481" calcext:value-type="date">
            <text:p>2019-10-16 15:23:21</text:p>
          </table:table-cell>
          <table:table-cell table:formula="of:=TRUNC([.A553])" office:value-type="float" office:value="43754" calcext:value-type="float">
            <text:p>43754</text:p>
          </table:table-cell>
          <table:table-cell table:style-name="ce12" table:formula="of:=[.B553]-[.C553]" office:value-type="date" office:date-value="1899-12-30T15:23:21.2344812043" calcext:value-type="date">
            <text:p>12/30/99 03:23 PM</text:p>
          </table:table-cell>
          <table:table-cell table:formula="of:=MOD([.E552]-[.$E$2];[.$H$2])+1+[.$E$2]" office:value-type="float" office:value="231" calcext:value-type="float">
            <text:p>231</text:p>
          </table:table-cell>
          <table:table-cell table:formula="of:=MOD([.F552]+1/[.$H$2];5)" office:value-type="float" office:value="4.16666666666665" calcext:value-type="float">
            <text:p>4,16666666666665</text:p>
          </table:table-cell>
          <table:table-cell table:formula="of:=IF([.F553]&lt;0.000001;[.G552]+2+1/[.$H$2];[.G552]+1/[.$H$2])" office:value-type="float" office:value="9.1666666666667" calcext:value-type="float">
            <text:p>9,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4]))" office:value-type="date" office:date-value="2019-10-16T15:22:32.943674" calcext:value-type="date">
            <text:p>2019-10-16 15:22:33</text:p>
          </table:table-cell>
          <table:table-cell table:style-name="ce7" table:formula="of:=[.A554]" office:value-type="date" office:date-value="2019-10-16T15:22:32.943674" calcext:value-type="date">
            <text:p>2019-10-16 15:22:33</text:p>
          </table:table-cell>
          <table:table-cell table:formula="of:=TRUNC([.A554])" office:value-type="float" office:value="43754" calcext:value-type="float">
            <text:p>43754</text:p>
          </table:table-cell>
          <table:table-cell table:style-name="ce12" table:formula="of:=[.B554]-[.C554]" office:value-type="date" office:date-value="1899-12-30T15:22:32.94367368333" calcext:value-type="date">
            <text:p>12/30/99 03:22 PM</text:p>
          </table:table-cell>
          <table:table-cell table:formula="of:=MOD([.E553]-[.$E$2];[.$H$2])+1+[.$E$2]" office:value-type="float" office:value="232" calcext:value-type="float">
            <text:p>232</text:p>
          </table:table-cell>
          <table:table-cell table:formula="of:=MOD([.F553]+1/[.$H$2];5)" office:value-type="float" office:value="4.18333333333331" calcext:value-type="float">
            <text:p>4,18333333333331</text:p>
          </table:table-cell>
          <table:table-cell table:formula="of:=IF([.F554]&lt;0.000001;[.G553]+2+1/[.$H$2];[.G553]+1/[.$H$2])" office:value-type="float" office:value="9.18333333333337" calcext:value-type="float">
            <text:p>9,18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5]))" office:value-type="date" office:date-value="2019-10-16T15:49:46.051664" calcext:value-type="date">
            <text:p>2019-10-16 15:49:46</text:p>
          </table:table-cell>
          <table:table-cell table:style-name="ce7" table:formula="of:=[.A555]" office:value-type="date" office:date-value="2019-10-16T15:49:46.051664" calcext:value-type="date">
            <text:p>2019-10-16 15:49:46</text:p>
          </table:table-cell>
          <table:table-cell table:formula="of:=TRUNC([.A555])" office:value-type="float" office:value="43754" calcext:value-type="float">
            <text:p>43754</text:p>
          </table:table-cell>
          <table:table-cell table:style-name="ce12" table:formula="of:=[.B555]-[.C555]" office:value-type="date" office:date-value="1899-12-30T15:49:46.05166396592" calcext:value-type="date">
            <text:p>12/30/99 03:49 PM</text:p>
          </table:table-cell>
          <table:table-cell table:formula="of:=MOD([.E554]-[.$E$2];[.$H$2])+1+[.$E$2]" office:value-type="float" office:value="233" calcext:value-type="float">
            <text:p>233</text:p>
          </table:table-cell>
          <table:table-cell table:formula="of:=MOD([.F554]+1/[.$H$2];5)" office:value-type="float" office:value="4.19999999999998" calcext:value-type="float">
            <text:p>4,19999999999998</text:p>
          </table:table-cell>
          <table:table-cell table:formula="of:=IF([.F555]&lt;0.000001;[.G554]+2+1/[.$H$2];[.G554]+1/[.$H$2])" office:value-type="float" office:value="9.20000000000004" calcext:value-type="float">
            <text:p>9,20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6]))" office:value-type="date" office:date-value="2019-10-16T15:33:44.311218" calcext:value-type="date">
            <text:p>2019-10-16 15:33:44</text:p>
          </table:table-cell>
          <table:table-cell table:style-name="ce7" table:formula="of:=[.A556]" office:value-type="date" office:date-value="2019-10-16T15:33:44.311218" calcext:value-type="date">
            <text:p>2019-10-16 15:33:44</text:p>
          </table:table-cell>
          <table:table-cell table:formula="of:=TRUNC([.A556])" office:value-type="float" office:value="43754" calcext:value-type="float">
            <text:p>43754</text:p>
          </table:table-cell>
          <table:table-cell table:style-name="ce12" table:formula="of:=[.B556]-[.C556]" office:value-type="date" office:date-value="1899-12-30T15:33:44.31121752597" calcext:value-type="date">
            <text:p>12/30/99 03:33 PM</text:p>
          </table:table-cell>
          <table:table-cell table:formula="of:=MOD([.E555]-[.$E$2];[.$H$2])+1+[.$E$2]" office:value-type="float" office:value="234" calcext:value-type="float">
            <text:p>234</text:p>
          </table:table-cell>
          <table:table-cell table:formula="of:=MOD([.F555]+1/[.$H$2];5)" office:value-type="float" office:value="4.21666666666664" calcext:value-type="float">
            <text:p>4,21666666666664</text:p>
          </table:table-cell>
          <table:table-cell table:formula="of:=IF([.F556]&lt;0.000001;[.G555]+2+1/[.$H$2];[.G555]+1/[.$H$2])" office:value-type="float" office:value="9.2166666666667" calcext:value-type="float">
            <text:p>9,2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7]))" office:value-type="date" office:date-value="2019-10-16T15:36:18.792105" calcext:value-type="date">
            <text:p>2019-10-16 15:36:19</text:p>
          </table:table-cell>
          <table:table-cell table:style-name="ce7" table:formula="of:=[.A557]" office:value-type="date" office:date-value="2019-10-16T15:36:18.792105" calcext:value-type="date">
            <text:p>2019-10-16 15:36:19</text:p>
          </table:table-cell>
          <table:table-cell table:formula="of:=TRUNC([.A557])" office:value-type="float" office:value="43754" calcext:value-type="float">
            <text:p>43754</text:p>
          </table:table-cell>
          <table:table-cell table:style-name="ce12" table:formula="of:=[.B557]-[.C557]" office:value-type="date" office:date-value="1899-12-30T15:36:18.79210487008" calcext:value-type="date">
            <text:p>12/30/99 03:36 PM</text:p>
          </table:table-cell>
          <table:table-cell table:formula="of:=MOD([.E556]-[.$E$2];[.$H$2])+1+[.$E$2]" office:value-type="float" office:value="235" calcext:value-type="float">
            <text:p>235</text:p>
          </table:table-cell>
          <table:table-cell table:formula="of:=MOD([.F556]+1/[.$H$2];5)" office:value-type="float" office:value="4.23333333333331" calcext:value-type="float">
            <text:p>4,23333333333331</text:p>
          </table:table-cell>
          <table:table-cell table:formula="of:=IF([.F557]&lt;0.000001;[.G556]+2+1/[.$H$2];[.G556]+1/[.$H$2])" office:value-type="float" office:value="9.23333333333337" calcext:value-type="float">
            <text:p>9,23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8]))" office:value-type="date" office:date-value="2019-10-16T15:26:45.485366" calcext:value-type="date">
            <text:p>2019-10-16 15:26:45</text:p>
          </table:table-cell>
          <table:table-cell table:style-name="ce7" table:formula="of:=[.A558]" office:value-type="date" office:date-value="2019-10-16T15:26:45.485366" calcext:value-type="date">
            <text:p>2019-10-16 15:26:45</text:p>
          </table:table-cell>
          <table:table-cell table:formula="of:=TRUNC([.A558])" office:value-type="float" office:value="43754" calcext:value-type="float">
            <text:p>43754</text:p>
          </table:table-cell>
          <table:table-cell table:style-name="ce12" table:formula="of:=[.B558]-[.C558]" office:value-type="date" office:date-value="1899-12-30T15:26:45.48536551651" calcext:value-type="date">
            <text:p>12/30/99 03:26 PM</text:p>
          </table:table-cell>
          <table:table-cell table:formula="of:=MOD([.E557]-[.$E$2];[.$H$2])+1+[.$E$2]" office:value-type="float" office:value="236" calcext:value-type="float">
            <text:p>236</text:p>
          </table:table-cell>
          <table:table-cell table:formula="of:=MOD([.F557]+1/[.$H$2];5)" office:value-type="float" office:value="4.24999999999998" calcext:value-type="float">
            <text:p>4,24999999999998</text:p>
          </table:table-cell>
          <table:table-cell table:formula="of:=IF([.F558]&lt;0.000001;[.G557]+2+1/[.$H$2];[.G557]+1/[.$H$2])" office:value-type="float" office:value="9.25000000000004" calcext:value-type="float">
            <text:p>9,25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9]))" office:value-type="date" office:date-value="2019-10-16T15:42:54.818364" calcext:value-type="date">
            <text:p>2019-10-16 15:42:55</text:p>
          </table:table-cell>
          <table:table-cell table:style-name="ce7" table:formula="of:=[.A559]" office:value-type="date" office:date-value="2019-10-16T15:42:54.818364" calcext:value-type="date">
            <text:p>2019-10-16 15:42:55</text:p>
          </table:table-cell>
          <table:table-cell table:formula="of:=TRUNC([.A559])" office:value-type="float" office:value="43754" calcext:value-type="float">
            <text:p>43754</text:p>
          </table:table-cell>
          <table:table-cell table:style-name="ce12" table:formula="of:=[.B559]-[.C559]" office:value-type="date" office:date-value="1899-12-30T15:42:54.81836406514" calcext:value-type="date">
            <text:p>12/30/99 03:42 PM</text:p>
          </table:table-cell>
          <table:table-cell table:formula="of:=MOD([.E558]-[.$E$2];[.$H$2])+1+[.$E$2]" office:value-type="float" office:value="237" calcext:value-type="float">
            <text:p>237</text:p>
          </table:table-cell>
          <table:table-cell table:formula="of:=MOD([.F558]+1/[.$H$2];5)" office:value-type="float" office:value="4.26666666666664" calcext:value-type="float">
            <text:p>4,26666666666664</text:p>
          </table:table-cell>
          <table:table-cell table:formula="of:=IF([.F559]&lt;0.000001;[.G558]+2+1/[.$H$2];[.G558]+1/[.$H$2])" office:value-type="float" office:value="9.26666666666671" calcext:value-type="float">
            <text:p>9,2666666666667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0]))" office:value-type="date" office:date-value="2019-10-16T15:30:26.718964" calcext:value-type="date">
            <text:p>2019-10-16 15:30:27</text:p>
          </table:table-cell>
          <table:table-cell table:style-name="ce7" table:formula="of:=[.A560]" office:value-type="date" office:date-value="2019-10-16T15:30:26.718964" calcext:value-type="date">
            <text:p>2019-10-16 15:30:27</text:p>
          </table:table-cell>
          <table:table-cell table:formula="of:=TRUNC([.A560])" office:value-type="float" office:value="43754" calcext:value-type="float">
            <text:p>43754</text:p>
          </table:table-cell>
          <table:table-cell table:style-name="ce12" table:formula="of:=[.B560]-[.C560]" office:value-type="date" office:date-value="1899-12-30T15:30:26.7189636128" calcext:value-type="date">
            <text:p>12/30/99 03:30 PM</text:p>
          </table:table-cell>
          <table:table-cell table:formula="of:=MOD([.E559]-[.$E$2];[.$H$2])+1+[.$E$2]" office:value-type="float" office:value="238" calcext:value-type="float">
            <text:p>238</text:p>
          </table:table-cell>
          <table:table-cell table:formula="of:=MOD([.F559]+1/[.$H$2];5)" office:value-type="float" office:value="4.28333333333331" calcext:value-type="float">
            <text:p>4,28333333333331</text:p>
          </table:table-cell>
          <table:table-cell table:formula="of:=IF([.F560]&lt;0.000001;[.G559]+2+1/[.$H$2];[.G559]+1/[.$H$2])" office:value-type="float" office:value="9.28333333333337" calcext:value-type="float">
            <text:p>9,28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1]))" office:value-type="date" office:date-value="2019-10-16T15:58:20.241055" calcext:value-type="date">
            <text:p>2019-10-16 15:58:20</text:p>
          </table:table-cell>
          <table:table-cell table:style-name="ce7" table:formula="of:=[.A561]" office:value-type="date" office:date-value="2019-10-16T15:58:20.241055" calcext:value-type="date">
            <text:p>2019-10-16 15:58:20</text:p>
          </table:table-cell>
          <table:table-cell table:formula="of:=TRUNC([.A561])" office:value-type="float" office:value="43754" calcext:value-type="float">
            <text:p>43754</text:p>
          </table:table-cell>
          <table:table-cell table:style-name="ce12" table:formula="of:=[.B561]-[.C561]" office:value-type="date" office:date-value="1899-12-30T15:58:20.2410546178" calcext:value-type="date">
            <text:p>12/30/99 03:58 PM</text:p>
          </table:table-cell>
          <table:table-cell table:formula="of:=MOD([.E560]-[.$E$2];[.$H$2])+1+[.$E$2]" office:value-type="float" office:value="239" calcext:value-type="float">
            <text:p>239</text:p>
          </table:table-cell>
          <table:table-cell table:formula="of:=MOD([.F560]+1/[.$H$2];5)" office:value-type="float" office:value="4.29999999999998" calcext:value-type="float">
            <text:p>4,29999999999998</text:p>
          </table:table-cell>
          <table:table-cell table:formula="of:=IF([.F561]&lt;0.000001;[.G560]+2+1/[.$H$2];[.G560]+1/[.$H$2])" office:value-type="float" office:value="9.30000000000004" calcext:value-type="float">
            <text:p>9,30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2]))" office:value-type="date" office:date-value="2019-10-16T15:35:51.159999" calcext:value-type="date">
            <text:p>2019-10-16 15:35:51</text:p>
          </table:table-cell>
          <table:table-cell table:style-name="ce7" table:formula="of:=[.A562]" office:value-type="date" office:date-value="2019-10-16T15:35:51.159999" calcext:value-type="date">
            <text:p>2019-10-16 15:35:51</text:p>
          </table:table-cell>
          <table:table-cell table:formula="of:=TRUNC([.A562])" office:value-type="float" office:value="43754" calcext:value-type="float">
            <text:p>43754</text:p>
          </table:table-cell>
          <table:table-cell table:style-name="ce12" table:formula="of:=[.B562]-[.C562]" office:value-type="date" office:date-value="1899-12-30T15:35:51.15999891423" calcext:value-type="date">
            <text:p>12/30/99 03:35 PM</text:p>
          </table:table-cell>
          <table:table-cell table:formula="of:=MOD([.E561]-[.$E$2];[.$H$2])+1+[.$E$2]" office:value-type="float" office:value="240" calcext:value-type="float">
            <text:p>240</text:p>
          </table:table-cell>
          <table:table-cell table:formula="of:=MOD([.F561]+1/[.$H$2];5)" office:value-type="float" office:value="4.31666666666664" calcext:value-type="float">
            <text:p>4,31666666666664</text:p>
          </table:table-cell>
          <table:table-cell table:formula="of:=IF([.F562]&lt;0.000001;[.G561]+2+1/[.$H$2];[.G561]+1/[.$H$2])" office:value-type="float" office:value="9.31666666666671" calcext:value-type="float">
            <text:p>9,3166666666667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3]))" office:value-type="date" office:date-value="2019-10-16T15:15:55.03884" calcext:value-type="date">
            <text:p>2019-10-16 15:15:55</text:p>
          </table:table-cell>
          <table:table-cell table:style-name="ce7" table:formula="of:=[.A563]" office:value-type="date" office:date-value="2019-10-16T15:15:55.03884" calcext:value-type="date">
            <text:p>2019-10-16 15:15:55</text:p>
          </table:table-cell>
          <table:table-cell table:formula="of:=TRUNC([.A563])" office:value-type="float" office:value="43754" calcext:value-type="float">
            <text:p>43754</text:p>
          </table:table-cell>
          <table:table-cell table:style-name="ce12" table:formula="of:=[.B563]-[.C563]" office:value-type="date" office:date-value="1899-12-30T15:15:55.03883950878" calcext:value-type="date">
            <text:p>12/30/99 03:15 PM</text:p>
          </table:table-cell>
          <table:table-cell table:formula="of:=MOD([.E562]-[.$E$2];[.$H$2])+1+[.$E$2]" office:value-type="float" office:value="241" calcext:value-type="float">
            <text:p>241</text:p>
          </table:table-cell>
          <table:table-cell table:formula="of:=MOD([.F562]+1/[.$H$2];5)" office:value-type="float" office:value="4.33333333333331" calcext:value-type="float">
            <text:p>4,33333333333331</text:p>
          </table:table-cell>
          <table:table-cell table:formula="of:=IF([.F563]&lt;0.000001;[.G562]+2+1/[.$H$2];[.G562]+1/[.$H$2])" office:value-type="float" office:value="9.33333333333338" calcext:value-type="float">
            <text:p>9,3333333333333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4]))" office:value-type="date" office:date-value="2019-10-16T15:33:14.521194" calcext:value-type="date">
            <text:p>2019-10-16 15:33:15</text:p>
          </table:table-cell>
          <table:table-cell table:style-name="ce7" table:formula="of:=[.A564]" office:value-type="date" office:date-value="2019-10-16T15:33:14.521194" calcext:value-type="date">
            <text:p>2019-10-16 15:33:15</text:p>
          </table:table-cell>
          <table:table-cell table:formula="of:=TRUNC([.A564])" office:value-type="float" office:value="43754" calcext:value-type="float">
            <text:p>43754</text:p>
          </table:table-cell>
          <table:table-cell table:style-name="ce12" table:formula="of:=[.B564]-[.C564]" office:value-type="date" office:date-value="1899-12-30T15:33:14.52119353227" calcext:value-type="date">
            <text:p>12/30/99 03:33 PM</text:p>
          </table:table-cell>
          <table:table-cell table:formula="of:=MOD([.E563]-[.$E$2];[.$H$2])+1+[.$E$2]" office:value-type="float" office:value="242" calcext:value-type="float">
            <text:p>242</text:p>
          </table:table-cell>
          <table:table-cell table:formula="of:=MOD([.F563]+1/[.$H$2];5)" office:value-type="float" office:value="4.34999999999998" calcext:value-type="float">
            <text:p>4,34999999999998</text:p>
          </table:table-cell>
          <table:table-cell table:formula="of:=IF([.F564]&lt;0.000001;[.G563]+2+1/[.$H$2];[.G563]+1/[.$H$2])" office:value-type="float" office:value="9.35000000000004" calcext:value-type="float">
            <text:p>9,35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5]))" office:value-type="date" office:date-value="2019-10-16T15:59:11.424561" calcext:value-type="date">
            <text:p>2019-10-16 15:59:11</text:p>
          </table:table-cell>
          <table:table-cell table:style-name="ce7" table:formula="of:=[.A565]" office:value-type="date" office:date-value="2019-10-16T15:59:11.424561" calcext:value-type="date">
            <text:p>2019-10-16 15:59:11</text:p>
          </table:table-cell>
          <table:table-cell table:formula="of:=TRUNC([.A565])" office:value-type="float" office:value="43754" calcext:value-type="float">
            <text:p>43754</text:p>
          </table:table-cell>
          <table:table-cell table:style-name="ce12" table:formula="of:=[.B565]-[.C565]" office:value-type="date" office:date-value="1899-12-30T15:59:11.42456106842" calcext:value-type="date">
            <text:p>12/30/99 03:59 PM</text:p>
          </table:table-cell>
          <table:table-cell table:formula="of:=MOD([.E564]-[.$E$2];[.$H$2])+1+[.$E$2]" office:value-type="float" office:value="243" calcext:value-type="float">
            <text:p>243</text:p>
          </table:table-cell>
          <table:table-cell table:formula="of:=MOD([.F564]+1/[.$H$2];5)" office:value-type="float" office:value="4.36666666666664" calcext:value-type="float">
            <text:p>4,36666666666664</text:p>
          </table:table-cell>
          <table:table-cell table:formula="of:=IF([.F565]&lt;0.000001;[.G564]+2+1/[.$H$2];[.G564]+1/[.$H$2])" office:value-type="float" office:value="9.36666666666671" calcext:value-type="float">
            <text:p>9,3666666666667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6]))" office:value-type="date" office:date-value="2019-10-16T15:46:38.781329" calcext:value-type="date">
            <text:p>2019-10-16 15:46:39</text:p>
          </table:table-cell>
          <table:table-cell table:style-name="ce7" table:formula="of:=[.A566]" office:value-type="date" office:date-value="2019-10-16T15:46:38.781329" calcext:value-type="date">
            <text:p>2019-10-16 15:46:39</text:p>
          </table:table-cell>
          <table:table-cell table:formula="of:=TRUNC([.A566])" office:value-type="float" office:value="43754" calcext:value-type="float">
            <text:p>43754</text:p>
          </table:table-cell>
          <table:table-cell table:style-name="ce12" table:formula="of:=[.B566]-[.C566]" office:value-type="date" office:date-value="1899-12-30T15:46:38.78132902086" calcext:value-type="date">
            <text:p>12/30/99 03:46 PM</text:p>
          </table:table-cell>
          <table:table-cell table:formula="of:=MOD([.E565]-[.$E$2];[.$H$2])+1+[.$E$2]" office:value-type="float" office:value="244" calcext:value-type="float">
            <text:p>244</text:p>
          </table:table-cell>
          <table:table-cell table:formula="of:=MOD([.F565]+1/[.$H$2];5)" office:value-type="float" office:value="4.38333333333331" calcext:value-type="float">
            <text:p>4,38333333333331</text:p>
          </table:table-cell>
          <table:table-cell table:formula="of:=IF([.F566]&lt;0.000001;[.G565]+2+1/[.$H$2];[.G565]+1/[.$H$2])" office:value-type="float" office:value="9.38333333333338" calcext:value-type="float">
            <text:p>9,3833333333333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7]))" office:value-type="date" office:date-value="2019-10-16T15:37:05.568032" calcext:value-type="date">
            <text:p>2019-10-16 15:37:06</text:p>
          </table:table-cell>
          <table:table-cell table:style-name="ce7" table:formula="of:=[.A567]" office:value-type="date" office:date-value="2019-10-16T15:37:05.568032" calcext:value-type="date">
            <text:p>2019-10-16 15:37:06</text:p>
          </table:table-cell>
          <table:table-cell table:formula="of:=TRUNC([.A567])" office:value-type="float" office:value="43754" calcext:value-type="float">
            <text:p>43754</text:p>
          </table:table-cell>
          <table:table-cell table:style-name="ce12" table:formula="of:=[.B567]-[.C567]" office:value-type="date" office:date-value="1899-12-30T15:37:05.56803175248" calcext:value-type="date">
            <text:p>12/30/99 03:37 PM</text:p>
          </table:table-cell>
          <table:table-cell table:formula="of:=MOD([.E566]-[.$E$2];[.$H$2])+1+[.$E$2]" office:value-type="float" office:value="245" calcext:value-type="float">
            <text:p>245</text:p>
          </table:table-cell>
          <table:table-cell table:formula="of:=MOD([.F566]+1/[.$H$2];5)" office:value-type="float" office:value="4.39999999999998" calcext:value-type="float">
            <text:p>4,39999999999998</text:p>
          </table:table-cell>
          <table:table-cell table:formula="of:=IF([.F567]&lt;0.000001;[.G566]+2+1/[.$H$2];[.G566]+1/[.$H$2])" office:value-type="float" office:value="9.40000000000005" calcext:value-type="float">
            <text:p>9,4000000000000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8]))" office:value-type="date" office:date-value="2019-10-16T15:27:02.512322" calcext:value-type="date">
            <text:p>2019-10-16 15:27:03</text:p>
          </table:table-cell>
          <table:table-cell table:style-name="ce7" table:formula="of:=[.A568]" office:value-type="date" office:date-value="2019-10-16T15:27:02.512322" calcext:value-type="date">
            <text:p>2019-10-16 15:27:03</text:p>
          </table:table-cell>
          <table:table-cell table:formula="of:=TRUNC([.A568])" office:value-type="float" office:value="43754" calcext:value-type="float">
            <text:p>43754</text:p>
          </table:table-cell>
          <table:table-cell table:style-name="ce12" table:formula="of:=[.B568]-[.C568]" office:value-type="date" office:date-value="1899-12-30T15:27:02.5123219192" calcext:value-type="date">
            <text:p>12/30/99 03:27 PM</text:p>
          </table:table-cell>
          <table:table-cell table:formula="of:=MOD([.E567]-[.$E$2];[.$H$2])+1+[.$E$2]" office:value-type="float" office:value="246" calcext:value-type="float">
            <text:p>246</text:p>
          </table:table-cell>
          <table:table-cell table:formula="of:=MOD([.F567]+1/[.$H$2];5)" office:value-type="float" office:value="4.41666666666664" calcext:value-type="float">
            <text:p>4,41666666666664</text:p>
          </table:table-cell>
          <table:table-cell table:formula="of:=IF([.F568]&lt;0.000001;[.G567]+2+1/[.$H$2];[.G567]+1/[.$H$2])" office:value-type="float" office:value="9.41666666666671" calcext:value-type="float">
            <text:p>9,4166666666667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9]))" office:value-type="date" office:date-value="2019-10-16T15:52:05.620858" calcext:value-type="date">
            <text:p>2019-10-16 15:52:06</text:p>
          </table:table-cell>
          <table:table-cell table:style-name="ce7" table:formula="of:=[.A569]" office:value-type="date" office:date-value="2019-10-16T15:52:05.620858" calcext:value-type="date">
            <text:p>2019-10-16 15:52:06</text:p>
          </table:table-cell>
          <table:table-cell table:formula="of:=TRUNC([.A569])" office:value-type="float" office:value="43754" calcext:value-type="float">
            <text:p>43754</text:p>
          </table:table-cell>
          <table:table-cell table:style-name="ce12" table:formula="of:=[.B569]-[.C569]" office:value-type="date" office:date-value="1899-12-30T15:52:05.62085764948" calcext:value-type="date">
            <text:p>12/30/99 03:52 PM</text:p>
          </table:table-cell>
          <table:table-cell table:formula="of:=MOD([.E568]-[.$E$2];[.$H$2])+1+[.$E$2]" office:value-type="float" office:value="247" calcext:value-type="float">
            <text:p>247</text:p>
          </table:table-cell>
          <table:table-cell table:formula="of:=MOD([.F568]+1/[.$H$2];5)" office:value-type="float" office:value="4.43333333333331" calcext:value-type="float">
            <text:p>4,43333333333331</text:p>
          </table:table-cell>
          <table:table-cell table:formula="of:=IF([.F569]&lt;0.000001;[.G568]+2+1/[.$H$2];[.G568]+1/[.$H$2])" office:value-type="float" office:value="9.43333333333338" calcext:value-type="float">
            <text:p>9,4333333333333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0]))" office:value-type="date" office:date-value="2019-10-16T15:51:04.047875" calcext:value-type="date">
            <text:p>2019-10-16 15:51:04</text:p>
          </table:table-cell>
          <table:table-cell table:style-name="ce7" table:formula="of:=[.A570]" office:value-type="date" office:date-value="2019-10-16T15:51:04.047875" calcext:value-type="date">
            <text:p>2019-10-16 15:51:04</text:p>
          </table:table-cell>
          <table:table-cell table:formula="of:=TRUNC([.A570])" office:value-type="float" office:value="43754" calcext:value-type="float">
            <text:p>43754</text:p>
          </table:table-cell>
          <table:table-cell table:style-name="ce12" table:formula="of:=[.B570]-[.C570]" office:value-type="date" office:date-value="1899-12-30T15:51:04.04787513893" calcext:value-type="date">
            <text:p>12/30/99 03:51 PM</text:p>
          </table:table-cell>
          <table:table-cell table:formula="of:=MOD([.E569]-[.$E$2];[.$H$2])+1+[.$E$2]" office:value-type="float" office:value="248" calcext:value-type="float">
            <text:p>248</text:p>
          </table:table-cell>
          <table:table-cell table:formula="of:=MOD([.F569]+1/[.$H$2];5)" office:value-type="float" office:value="4.44999999999998" calcext:value-type="float">
            <text:p>4,44999999999998</text:p>
          </table:table-cell>
          <table:table-cell table:formula="of:=IF([.F570]&lt;0.000001;[.G569]+2+1/[.$H$2];[.G569]+1/[.$H$2])" office:value-type="float" office:value="9.45000000000005" calcext:value-type="float">
            <text:p>9,4500000000000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1]))" office:value-type="date" office:date-value="2019-10-16T15:45:06.339578" calcext:value-type="date">
            <text:p>2019-10-16 15:45:06</text:p>
          </table:table-cell>
          <table:table-cell table:style-name="ce7" table:formula="of:=[.A571]" office:value-type="date" office:date-value="2019-10-16T15:45:06.339578" calcext:value-type="date">
            <text:p>2019-10-16 15:45:06</text:p>
          </table:table-cell>
          <table:table-cell table:formula="of:=TRUNC([.A571])" office:value-type="float" office:value="43754" calcext:value-type="float">
            <text:p>43754</text:p>
          </table:table-cell>
          <table:table-cell table:style-name="ce12" table:formula="of:=[.B571]-[.C571]" office:value-type="date" office:date-value="1899-12-30T15:45:06.33957786486" calcext:value-type="date">
            <text:p>12/30/99 03:45 PM</text:p>
          </table:table-cell>
          <table:table-cell table:formula="of:=MOD([.E570]-[.$E$2];[.$H$2])+1+[.$E$2]" office:value-type="float" office:value="249" calcext:value-type="float">
            <text:p>249</text:p>
          </table:table-cell>
          <table:table-cell table:formula="of:=MOD([.F570]+1/[.$H$2];5)" office:value-type="float" office:value="4.46666666666664" calcext:value-type="float">
            <text:p>4,46666666666664</text:p>
          </table:table-cell>
          <table:table-cell table:formula="of:=IF([.F571]&lt;0.000001;[.G570]+2+1/[.$H$2];[.G570]+1/[.$H$2])" office:value-type="float" office:value="9.46666666666672" calcext:value-type="float">
            <text:p>9,4666666666667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2]))" office:value-type="date" office:date-value="2019-10-16T15:49:20.516952" calcext:value-type="date">
            <text:p>2019-10-16 15:49:21</text:p>
          </table:table-cell>
          <table:table-cell table:style-name="ce7" table:formula="of:=[.A572]" office:value-type="date" office:date-value="2019-10-16T15:49:20.516952" calcext:value-type="date">
            <text:p>2019-10-16 15:49:21</text:p>
          </table:table-cell>
          <table:table-cell table:formula="of:=TRUNC([.A572])" office:value-type="float" office:value="43754" calcext:value-type="float">
            <text:p>43754</text:p>
          </table:table-cell>
          <table:table-cell table:style-name="ce12" table:formula="of:=[.B572]-[.C572]" office:value-type="date" office:date-value="1899-12-30T15:49:20.51695158239" calcext:value-type="date">
            <text:p>12/30/99 03:49 PM</text:p>
          </table:table-cell>
          <table:table-cell table:formula="of:=MOD([.E571]-[.$E$2];[.$H$2])+1+[.$E$2]" office:value-type="float" office:value="250" calcext:value-type="float">
            <text:p>250</text:p>
          </table:table-cell>
          <table:table-cell table:formula="of:=MOD([.F571]+1/[.$H$2];5)" office:value-type="float" office:value="4.48333333333331" calcext:value-type="float">
            <text:p>4,48333333333331</text:p>
          </table:table-cell>
          <table:table-cell table:formula="of:=IF([.F572]&lt;0.000001;[.G571]+2+1/[.$H$2];[.G571]+1/[.$H$2])" office:value-type="float" office:value="9.48333333333338" calcext:value-type="float">
            <text:p>9,4833333333333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3]))" office:value-type="date" office:date-value="2019-10-16T15:23:19.697215" calcext:value-type="date">
            <text:p>2019-10-16 15:23:20</text:p>
          </table:table-cell>
          <table:table-cell table:style-name="ce7" table:formula="of:=[.A573]" office:value-type="date" office:date-value="2019-10-16T15:23:19.697215" calcext:value-type="date">
            <text:p>2019-10-16 15:23:20</text:p>
          </table:table-cell>
          <table:table-cell table:formula="of:=TRUNC([.A573])" office:value-type="float" office:value="43754" calcext:value-type="float">
            <text:p>43754</text:p>
          </table:table-cell>
          <table:table-cell table:style-name="ce12" table:formula="of:=[.B573]-[.C573]" office:value-type="date" office:date-value="1899-12-30T15:23:19.69721459784" calcext:value-type="date">
            <text:p>12/30/99 03:23 PM</text:p>
          </table:table-cell>
          <table:table-cell table:formula="of:=MOD([.E572]-[.$E$2];[.$H$2])+1+[.$E$2]" office:value-type="float" office:value="251" calcext:value-type="float">
            <text:p>251</text:p>
          </table:table-cell>
          <table:table-cell table:formula="of:=MOD([.F572]+1/[.$H$2];5)" office:value-type="float" office:value="4.49999999999998" calcext:value-type="float">
            <text:p>4,49999999999998</text:p>
          </table:table-cell>
          <table:table-cell table:formula="of:=IF([.F573]&lt;0.000001;[.G572]+2+1/[.$H$2];[.G572]+1/[.$H$2])" office:value-type="float" office:value="9.50000000000005" calcext:value-type="float">
            <text:p>9,5000000000000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4]))" office:value-type="date" office:date-value="2019-10-16T15:19:36.198615" calcext:value-type="date">
            <text:p>2019-10-16 15:19:36</text:p>
          </table:table-cell>
          <table:table-cell table:style-name="ce7" table:formula="of:=[.A574]" office:value-type="date" office:date-value="2019-10-16T15:19:36.198615" calcext:value-type="date">
            <text:p>2019-10-16 15:19:36</text:p>
          </table:table-cell>
          <table:table-cell table:formula="of:=TRUNC([.A574])" office:value-type="float" office:value="43754" calcext:value-type="float">
            <text:p>43754</text:p>
          </table:table-cell>
          <table:table-cell table:style-name="ce12" table:formula="of:=[.B574]-[.C574]" office:value-type="date" office:date-value="1899-12-30T15:19:36.19861545973" calcext:value-type="date">
            <text:p>12/30/99 03:19 PM</text:p>
          </table:table-cell>
          <table:table-cell table:formula="of:=MOD([.E573]-[.$E$2];[.$H$2])+1+[.$E$2]" office:value-type="float" office:value="252" calcext:value-type="float">
            <text:p>252</text:p>
          </table:table-cell>
          <table:table-cell table:formula="of:=MOD([.F573]+1/[.$H$2];5)" office:value-type="float" office:value="4.51666666666664" calcext:value-type="float">
            <text:p>4,51666666666664</text:p>
          </table:table-cell>
          <table:table-cell table:formula="of:=IF([.F574]&lt;0.000001;[.G573]+2+1/[.$H$2];[.G573]+1/[.$H$2])" office:value-type="float" office:value="9.51666666666672" calcext:value-type="float">
            <text:p>9,5166666666667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5]))" office:value-type="date" office:date-value="2019-10-16T15:22:58.826092" calcext:value-type="date">
            <text:p>2019-10-16 15:22:59</text:p>
          </table:table-cell>
          <table:table-cell table:style-name="ce7" table:formula="of:=[.A575]" office:value-type="date" office:date-value="2019-10-16T15:22:58.826092" calcext:value-type="date">
            <text:p>2019-10-16 15:22:59</text:p>
          </table:table-cell>
          <table:table-cell table:formula="of:=TRUNC([.A575])" office:value-type="float" office:value="43754" calcext:value-type="float">
            <text:p>43754</text:p>
          </table:table-cell>
          <table:table-cell table:style-name="ce12" table:formula="of:=[.B575]-[.C575]" office:value-type="date" office:date-value="1899-12-30T15:22:58.82609150838" calcext:value-type="date">
            <text:p>12/30/99 03:22 PM</text:p>
          </table:table-cell>
          <table:table-cell table:formula="of:=MOD([.E574]-[.$E$2];[.$H$2])+1+[.$E$2]" office:value-type="float" office:value="253" calcext:value-type="float">
            <text:p>253</text:p>
          </table:table-cell>
          <table:table-cell table:formula="of:=MOD([.F574]+1/[.$H$2];5)" office:value-type="float" office:value="4.53333333333331" calcext:value-type="float">
            <text:p>4,53333333333331</text:p>
          </table:table-cell>
          <table:table-cell table:formula="of:=IF([.F575]&lt;0.000001;[.G574]+2+1/[.$H$2];[.G574]+1/[.$H$2])" office:value-type="float" office:value="9.53333333333339" calcext:value-type="float">
            <text:p>9,53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6]))" office:value-type="date" office:date-value="2019-10-16T16:05:30.541578" calcext:value-type="date">
            <text:p>2019-10-16 16:05:31</text:p>
          </table:table-cell>
          <table:table-cell table:style-name="ce7" table:formula="of:=[.A576]" office:value-type="date" office:date-value="2019-10-16T16:05:30.541578" calcext:value-type="date">
            <text:p>2019-10-16 16:05:31</text:p>
          </table:table-cell>
          <table:table-cell table:formula="of:=TRUNC([.A576])" office:value-type="float" office:value="43754" calcext:value-type="float">
            <text:p>43754</text:p>
          </table:table-cell>
          <table:table-cell table:style-name="ce12" table:formula="of:=[.B576]-[.C576]" office:value-type="date" office:date-value="1899-12-30T16:05:30.54157847073" calcext:value-type="date">
            <text:p>12/30/99 04:05 PM</text:p>
          </table:table-cell>
          <table:table-cell table:formula="of:=MOD([.E575]-[.$E$2];[.$H$2])+1+[.$E$2]" office:value-type="float" office:value="254" calcext:value-type="float">
            <text:p>254</text:p>
          </table:table-cell>
          <table:table-cell table:formula="of:=MOD([.F575]+1/[.$H$2];5)" office:value-type="float" office:value="4.54999999999998" calcext:value-type="float">
            <text:p>4,54999999999998</text:p>
          </table:table-cell>
          <table:table-cell table:formula="of:=IF([.F576]&lt;0.000001;[.G575]+2+1/[.$H$2];[.G575]+1/[.$H$2])" office:value-type="float" office:value="9.55000000000005" calcext:value-type="float">
            <text:p>9,5500000000000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7]))" office:value-type="date" office:date-value="2019-10-16T15:42:20.59438" calcext:value-type="date">
            <text:p>2019-10-16 15:42:21</text:p>
          </table:table-cell>
          <table:table-cell table:style-name="ce7" table:formula="of:=[.A577]" office:value-type="date" office:date-value="2019-10-16T15:42:20.59438" calcext:value-type="date">
            <text:p>2019-10-16 15:42:21</text:p>
          </table:table-cell>
          <table:table-cell table:formula="of:=TRUNC([.A577])" office:value-type="float" office:value="43754" calcext:value-type="float">
            <text:p>43754</text:p>
          </table:table-cell>
          <table:table-cell table:style-name="ce12" table:formula="of:=[.B577]-[.C577]" office:value-type="date" office:date-value="1899-12-30T15:42:20.59437951073" calcext:value-type="date">
            <text:p>12/30/99 03:42 PM</text:p>
          </table:table-cell>
          <table:table-cell table:formula="of:=MOD([.E576]-[.$E$2];[.$H$2])+1+[.$E$2]" office:value-type="float" office:value="255" calcext:value-type="float">
            <text:p>255</text:p>
          </table:table-cell>
          <table:table-cell table:formula="of:=MOD([.F576]+1/[.$H$2];5)" office:value-type="float" office:value="4.56666666666664" calcext:value-type="float">
            <text:p>4,56666666666664</text:p>
          </table:table-cell>
          <table:table-cell table:formula="of:=IF([.F577]&lt;0.000001;[.G576]+2+1/[.$H$2];[.G576]+1/[.$H$2])" office:value-type="float" office:value="9.56666666666672" calcext:value-type="float">
            <text:p>9,5666666666667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8]))" office:value-type="date" office:date-value="2019-10-16T15:25:01.708428" calcext:value-type="date">
            <text:p>2019-10-16 15:25:02</text:p>
          </table:table-cell>
          <table:table-cell table:style-name="ce7" table:formula="of:=[.A578]" office:value-type="date" office:date-value="2019-10-16T15:25:01.708428" calcext:value-type="date">
            <text:p>2019-10-16 15:25:02</text:p>
          </table:table-cell>
          <table:table-cell table:formula="of:=TRUNC([.A578])" office:value-type="float" office:value="43754" calcext:value-type="float">
            <text:p>43754</text:p>
          </table:table-cell>
          <table:table-cell table:style-name="ce12" table:formula="of:=[.B578]-[.C578]" office:value-type="date" office:date-value="1899-12-30T15:25:01.70842765365" calcext:value-type="date">
            <text:p>12/30/99 03:25 PM</text:p>
          </table:table-cell>
          <table:table-cell table:formula="of:=MOD([.E577]-[.$E$2];[.$H$2])+1+[.$E$2]" office:value-type="float" office:value="256" calcext:value-type="float">
            <text:p>256</text:p>
          </table:table-cell>
          <table:table-cell table:formula="of:=MOD([.F577]+1/[.$H$2];5)" office:value-type="float" office:value="4.58333333333331" calcext:value-type="float">
            <text:p>4,58333333333331</text:p>
          </table:table-cell>
          <table:table-cell table:formula="of:=IF([.F578]&lt;0.000001;[.G577]+2+1/[.$H$2];[.G577]+1/[.$H$2])" office:value-type="float" office:value="9.58333333333339" calcext:value-type="float">
            <text:p>9,58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9]))" office:value-type="date" office:date-value="2019-10-16T15:44:06.632797" calcext:value-type="date">
            <text:p>2019-10-16 15:44:07</text:p>
          </table:table-cell>
          <table:table-cell table:style-name="ce7" table:formula="of:=[.A579]" office:value-type="date" office:date-value="2019-10-16T15:44:06.632797" calcext:value-type="date">
            <text:p>2019-10-16 15:44:07</text:p>
          </table:table-cell>
          <table:table-cell table:formula="of:=TRUNC([.A579])" office:value-type="float" office:value="43754" calcext:value-type="float">
            <text:p>43754</text:p>
          </table:table-cell>
          <table:table-cell table:style-name="ce12" table:formula="of:=[.B579]-[.C579]" office:value-type="date" office:date-value="1899-12-30T15:44:06.63279675879" calcext:value-type="date">
            <text:p>12/30/99 03:44 PM</text:p>
          </table:table-cell>
          <table:table-cell table:formula="of:=MOD([.E578]-[.$E$2];[.$H$2])+1+[.$E$2]" office:value-type="float" office:value="257" calcext:value-type="float">
            <text:p>257</text:p>
          </table:table-cell>
          <table:table-cell table:formula="of:=MOD([.F578]+1/[.$H$2];5)" office:value-type="float" office:value="4.59999999999998" calcext:value-type="float">
            <text:p>4,59999999999998</text:p>
          </table:table-cell>
          <table:table-cell table:formula="of:=IF([.F579]&lt;0.000001;[.G578]+2+1/[.$H$2];[.G578]+1/[.$H$2])" office:value-type="float" office:value="9.60000000000006" calcext:value-type="float">
            <text:p>9,60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0]))" office:value-type="date" office:date-value="2019-10-16T15:34:55.839164" calcext:value-type="date">
            <text:p>2019-10-16 15:34:56</text:p>
          </table:table-cell>
          <table:table-cell table:style-name="ce7" table:formula="of:=[.A580]" office:value-type="date" office:date-value="2019-10-16T15:34:55.839164" calcext:value-type="date">
            <text:p>2019-10-16 15:34:56</text:p>
          </table:table-cell>
          <table:table-cell table:formula="of:=TRUNC([.A580])" office:value-type="float" office:value="43754" calcext:value-type="float">
            <text:p>43754</text:p>
          </table:table-cell>
          <table:table-cell table:style-name="ce12" table:formula="of:=[.B580]-[.C580]" office:value-type="date" office:date-value="1899-12-30T15:34:55.83916389383" calcext:value-type="date">
            <text:p>12/30/99 03:34 PM</text:p>
          </table:table-cell>
          <table:table-cell table:formula="of:=MOD([.E579]-[.$E$2];[.$H$2])+1+[.$E$2]" office:value-type="float" office:value="258" calcext:value-type="float">
            <text:p>258</text:p>
          </table:table-cell>
          <table:table-cell table:formula="of:=MOD([.F579]+1/[.$H$2];5)" office:value-type="float" office:value="4.61666666666664" calcext:value-type="float">
            <text:p>4,61666666666664</text:p>
          </table:table-cell>
          <table:table-cell table:formula="of:=IF([.F580]&lt;0.000001;[.G579]+2+1/[.$H$2];[.G579]+1/[.$H$2])" office:value-type="float" office:value="9.61666666666672" calcext:value-type="float">
            <text:p>9,6166666666667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1]))" office:value-type="date" office:date-value="2019-10-16T15:18:38.703559" calcext:value-type="date">
            <text:p>2019-10-16 15:18:39</text:p>
          </table:table-cell>
          <table:table-cell table:style-name="ce7" table:formula="of:=[.A581]" office:value-type="date" office:date-value="2019-10-16T15:18:38.703559" calcext:value-type="date">
            <text:p>2019-10-16 15:18:39</text:p>
          </table:table-cell>
          <table:table-cell table:formula="of:=TRUNC([.A581])" office:value-type="float" office:value="43754" calcext:value-type="float">
            <text:p>43754</text:p>
          </table:table-cell>
          <table:table-cell table:style-name="ce12" table:formula="of:=[.B581]-[.C581]" office:value-type="date" office:date-value="1899-12-30T15:18:38.70355855208" calcext:value-type="date">
            <text:p>12/30/99 03:18 PM</text:p>
          </table:table-cell>
          <table:table-cell table:formula="of:=MOD([.E580]-[.$E$2];[.$H$2])+1+[.$E$2]" office:value-type="float" office:value="259" calcext:value-type="float">
            <text:p>259</text:p>
          </table:table-cell>
          <table:table-cell table:formula="of:=MOD([.F580]+1/[.$H$2];5)" office:value-type="float" office:value="4.63333333333331" calcext:value-type="float">
            <text:p>4,63333333333331</text:p>
          </table:table-cell>
          <table:table-cell table:formula="of:=IF([.F581]&lt;0.000001;[.G580]+2+1/[.$H$2];[.G580]+1/[.$H$2])" office:value-type="float" office:value="9.63333333333339" calcext:value-type="float">
            <text:p>9,63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2]))" office:value-type="date" office:date-value="2019-10-16T15:15:18.778291" calcext:value-type="date">
            <text:p>2019-10-16 15:15:19</text:p>
          </table:table-cell>
          <table:table-cell table:style-name="ce7" table:formula="of:=[.A582]" office:value-type="date" office:date-value="2019-10-16T15:15:18.778291" calcext:value-type="date">
            <text:p>2019-10-16 15:15:19</text:p>
          </table:table-cell>
          <table:table-cell table:formula="of:=TRUNC([.A582])" office:value-type="float" office:value="43754" calcext:value-type="float">
            <text:p>43754</text:p>
          </table:table-cell>
          <table:table-cell table:style-name="ce12" table:formula="of:=[.B582]-[.C582]" office:value-type="date" office:date-value="1899-12-30T15:15:18.77829136793" calcext:value-type="date">
            <text:p>12/30/99 03:15 PM</text:p>
          </table:table-cell>
          <table:table-cell table:formula="of:=MOD([.E581]-[.$E$2];[.$H$2])+1+[.$E$2]" office:value-type="float" office:value="260" calcext:value-type="float">
            <text:p>260</text:p>
          </table:table-cell>
          <table:table-cell table:formula="of:=MOD([.F581]+1/[.$H$2];5)" office:value-type="float" office:value="4.64999999999998" calcext:value-type="float">
            <text:p>4,64999999999998</text:p>
          </table:table-cell>
          <table:table-cell table:formula="of:=IF([.F582]&lt;0.000001;[.G581]+2+1/[.$H$2];[.G581]+1/[.$H$2])" office:value-type="float" office:value="9.65000000000006" calcext:value-type="float">
            <text:p>9,65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3]))" office:value-type="date" office:date-value="2019-10-16T15:33:47.087734" calcext:value-type="date">
            <text:p>2019-10-16 15:33:47</text:p>
          </table:table-cell>
          <table:table-cell table:style-name="ce7" table:formula="of:=[.A583]" office:value-type="date" office:date-value="2019-10-16T15:33:47.087734" calcext:value-type="date">
            <text:p>2019-10-16 15:33:47</text:p>
          </table:table-cell>
          <table:table-cell table:formula="of:=TRUNC([.A583])" office:value-type="float" office:value="43754" calcext:value-type="float">
            <text:p>43754</text:p>
          </table:table-cell>
          <table:table-cell table:style-name="ce12" table:formula="of:=[.B583]-[.C583]" office:value-type="date" office:date-value="1899-12-30T15:33:47.08773447666" calcext:value-type="date">
            <text:p>12/30/99 03:33 PM</text:p>
          </table:table-cell>
          <table:table-cell table:formula="of:=MOD([.E582]-[.$E$2];[.$H$2])+1+[.$E$2]" office:value-type="float" office:value="261" calcext:value-type="float">
            <text:p>261</text:p>
          </table:table-cell>
          <table:table-cell table:formula="of:=MOD([.F582]+1/[.$H$2];5)" office:value-type="float" office:value="4.66666666666664" calcext:value-type="float">
            <text:p>4,66666666666664</text:p>
          </table:table-cell>
          <table:table-cell table:formula="of:=IF([.F583]&lt;0.000001;[.G582]+2+1/[.$H$2];[.G582]+1/[.$H$2])" office:value-type="float" office:value="9.66666666666673" calcext:value-type="float">
            <text:p>9,66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4]))" office:value-type="date" office:date-value="2019-10-16T15:26:24.110523" calcext:value-type="date">
            <text:p>2019-10-16 15:26:24</text:p>
          </table:table-cell>
          <table:table-cell table:style-name="ce7" table:formula="of:=[.A584]" office:value-type="date" office:date-value="2019-10-16T15:26:24.110523" calcext:value-type="date">
            <text:p>2019-10-16 15:26:24</text:p>
          </table:table-cell>
          <table:table-cell table:formula="of:=TRUNC([.A584])" office:value-type="float" office:value="43754" calcext:value-type="float">
            <text:p>43754</text:p>
          </table:table-cell>
          <table:table-cell table:style-name="ce12" table:formula="of:=[.B584]-[.C584]" office:value-type="date" office:date-value="1899-12-30T15:26:24.11052294541" calcext:value-type="date">
            <text:p>12/30/99 03:26 PM</text:p>
          </table:table-cell>
          <table:table-cell table:formula="of:=MOD([.E583]-[.$E$2];[.$H$2])+1+[.$E$2]" office:value-type="float" office:value="262" calcext:value-type="float">
            <text:p>262</text:p>
          </table:table-cell>
          <table:table-cell table:formula="of:=MOD([.F583]+1/[.$H$2];5)" office:value-type="float" office:value="4.68333333333331" calcext:value-type="float">
            <text:p>4,68333333333331</text:p>
          </table:table-cell>
          <table:table-cell table:formula="of:=IF([.F584]&lt;0.000001;[.G583]+2+1/[.$H$2];[.G583]+1/[.$H$2])" office:value-type="float" office:value="9.68333333333339" calcext:value-type="float">
            <text:p>9,68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5]))" office:value-type="date" office:date-value="2019-10-16T15:31:10.773268" calcext:value-type="date">
            <text:p>2019-10-16 15:31:11</text:p>
          </table:table-cell>
          <table:table-cell table:style-name="ce7" table:formula="of:=[.A585]" office:value-type="date" office:date-value="2019-10-16T15:31:10.773268" calcext:value-type="date">
            <text:p>2019-10-16 15:31:11</text:p>
          </table:table-cell>
          <table:table-cell table:formula="of:=TRUNC([.A585])" office:value-type="float" office:value="43754" calcext:value-type="float">
            <text:p>43754</text:p>
          </table:table-cell>
          <table:table-cell table:style-name="ce12" table:formula="of:=[.B585]-[.C585]" office:value-type="date" office:date-value="1899-12-30T15:31:10.77326788567" calcext:value-type="date">
            <text:p>12/30/99 03:31 PM</text:p>
          </table:table-cell>
          <table:table-cell table:formula="of:=MOD([.E584]-[.$E$2];[.$H$2])+1+[.$E$2]" office:value-type="float" office:value="263" calcext:value-type="float">
            <text:p>263</text:p>
          </table:table-cell>
          <table:table-cell table:formula="of:=MOD([.F584]+1/[.$H$2];5)" office:value-type="float" office:value="4.69999999999998" calcext:value-type="float">
            <text:p>4,69999999999998</text:p>
          </table:table-cell>
          <table:table-cell table:formula="of:=IF([.F585]&lt;0.000001;[.G584]+2+1/[.$H$2];[.G584]+1/[.$H$2])" office:value-type="float" office:value="9.70000000000006" calcext:value-type="float">
            <text:p>9,70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6]))" office:value-type="date" office:date-value="2019-10-16T14:47:32.209924" calcext:value-type="date">
            <text:p>2019-10-16 14:47:32</text:p>
          </table:table-cell>
          <table:table-cell table:style-name="ce7" table:formula="of:=[.A586]" office:value-type="date" office:date-value="2019-10-16T14:47:32.209924" calcext:value-type="date">
            <text:p>2019-10-16 14:47:32</text:p>
          </table:table-cell>
          <table:table-cell table:formula="of:=TRUNC([.A586])" office:value-type="float" office:value="43754" calcext:value-type="float">
            <text:p>43754</text:p>
          </table:table-cell>
          <table:table-cell table:style-name="ce12" table:formula="of:=[.B586]-[.C586]" office:value-type="date" office:date-value="1899-12-30T14:47:32.20992446411" calcext:value-type="date">
            <text:p>12/30/99 02:47 PM</text:p>
          </table:table-cell>
          <table:table-cell table:formula="of:=MOD([.E585]-[.$E$2];[.$H$2])+1+[.$E$2]" office:value-type="float" office:value="264" calcext:value-type="float">
            <text:p>264</text:p>
          </table:table-cell>
          <table:table-cell table:formula="of:=MOD([.F585]+1/[.$H$2];5)" office:value-type="float" office:value="4.71666666666664" calcext:value-type="float">
            <text:p>4,71666666666664</text:p>
          </table:table-cell>
          <table:table-cell table:formula="of:=IF([.F586]&lt;0.000001;[.G585]+2+1/[.$H$2];[.G585]+1/[.$H$2])" office:value-type="float" office:value="9.71666666666673" calcext:value-type="float">
            <text:p>9,71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7]))" office:value-type="date" office:date-value="2019-10-16T15:25:51.543663" calcext:value-type="date">
            <text:p>2019-10-16 15:25:52</text:p>
          </table:table-cell>
          <table:table-cell table:style-name="ce7" table:formula="of:=[.A587]" office:value-type="date" office:date-value="2019-10-16T15:25:51.543663" calcext:value-type="date">
            <text:p>2019-10-16 15:25:52</text:p>
          </table:table-cell>
          <table:table-cell table:formula="of:=TRUNC([.A587])" office:value-type="float" office:value="43754" calcext:value-type="float">
            <text:p>43754</text:p>
          </table:table-cell>
          <table:table-cell table:style-name="ce12" table:formula="of:=[.B587]-[.C587]" office:value-type="date" office:date-value="1899-12-30T15:25:51.54366265051" calcext:value-type="date">
            <text:p>12/30/99 03:25 PM</text:p>
          </table:table-cell>
          <table:table-cell table:formula="of:=MOD([.E586]-[.$E$2];[.$H$2])+1+[.$E$2]" office:value-type="float" office:value="265" calcext:value-type="float">
            <text:p>265</text:p>
          </table:table-cell>
          <table:table-cell table:formula="of:=MOD([.F586]+1/[.$H$2];5)" office:value-type="float" office:value="4.73333333333331" calcext:value-type="float">
            <text:p>4,73333333333331</text:p>
          </table:table-cell>
          <table:table-cell table:formula="of:=IF([.F587]&lt;0.000001;[.G586]+2+1/[.$H$2];[.G586]+1/[.$H$2])" office:value-type="float" office:value="9.7333333333334" calcext:value-type="float">
            <text:p>9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8]))" office:value-type="date" office:date-value="2019-10-16T15:28:06.537877" calcext:value-type="date">
            <text:p>2019-10-16 15:28:07</text:p>
          </table:table-cell>
          <table:table-cell table:style-name="ce7" table:formula="of:=[.A588]" office:value-type="date" office:date-value="2019-10-16T15:28:06.537877" calcext:value-type="date">
            <text:p>2019-10-16 15:28:07</text:p>
          </table:table-cell>
          <table:table-cell table:formula="of:=TRUNC([.A588])" office:value-type="float" office:value="43754" calcext:value-type="float">
            <text:p>43754</text:p>
          </table:table-cell>
          <table:table-cell table:style-name="ce12" table:formula="of:=[.B588]-[.C588]" office:value-type="date" office:date-value="1899-12-30T15:28:06.53787674848" calcext:value-type="date">
            <text:p>12/30/99 03:28 PM</text:p>
          </table:table-cell>
          <table:table-cell table:formula="of:=MOD([.E587]-[.$E$2];[.$H$2])+1+[.$E$2]" office:value-type="float" office:value="266" calcext:value-type="float">
            <text:p>266</text:p>
          </table:table-cell>
          <table:table-cell table:formula="of:=MOD([.F587]+1/[.$H$2];5)" office:value-type="float" office:value="4.74999999999998" calcext:value-type="float">
            <text:p>4,74999999999998</text:p>
          </table:table-cell>
          <table:table-cell table:formula="of:=IF([.F588]&lt;0.000001;[.G587]+2+1/[.$H$2];[.G587]+1/[.$H$2])" office:value-type="float" office:value="9.75000000000006" calcext:value-type="float">
            <text:p>9,75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9]))" office:value-type="date" office:date-value="2019-10-16T15:21:59.174248" calcext:value-type="date">
            <text:p>2019-10-16 15:21:59</text:p>
          </table:table-cell>
          <table:table-cell table:style-name="ce7" table:formula="of:=[.A589]" office:value-type="date" office:date-value="2019-10-16T15:21:59.174248" calcext:value-type="date">
            <text:p>2019-10-16 15:21:59</text:p>
          </table:table-cell>
          <table:table-cell table:formula="of:=TRUNC([.A589])" office:value-type="float" office:value="43754" calcext:value-type="float">
            <text:p>43754</text:p>
          </table:table-cell>
          <table:table-cell table:style-name="ce12" table:formula="of:=[.B589]-[.C589]" office:value-type="date" office:date-value="1899-12-30T15:21:59.17424811982" calcext:value-type="date">
            <text:p>12/30/99 03:21 PM</text:p>
          </table:table-cell>
          <table:table-cell table:formula="of:=MOD([.E588]-[.$E$2];[.$H$2])+1+[.$E$2]" office:value-type="float" office:value="267" calcext:value-type="float">
            <text:p>267</text:p>
          </table:table-cell>
          <table:table-cell table:formula="of:=MOD([.F588]+1/[.$H$2];5)" office:value-type="float" office:value="4.76666666666664" calcext:value-type="float">
            <text:p>4,76666666666664</text:p>
          </table:table-cell>
          <table:table-cell table:formula="of:=IF([.F589]&lt;0.000001;[.G588]+2+1/[.$H$2];[.G588]+1/[.$H$2])" office:value-type="float" office:value="9.76666666666673" calcext:value-type="float">
            <text:p>9,76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0]))" office:value-type="date" office:date-value="2019-10-16T15:36:49.082383" calcext:value-type="date">
            <text:p>2019-10-16 15:36:49</text:p>
          </table:table-cell>
          <table:table-cell table:style-name="ce7" table:formula="of:=[.A590]" office:value-type="date" office:date-value="2019-10-16T15:36:49.082383" calcext:value-type="date">
            <text:p>2019-10-16 15:36:49</text:p>
          </table:table-cell>
          <table:table-cell table:formula="of:=TRUNC([.A590])" office:value-type="float" office:value="43754" calcext:value-type="float">
            <text:p>43754</text:p>
          </table:table-cell>
          <table:table-cell table:style-name="ce12" table:formula="of:=[.B590]-[.C590]" office:value-type="date" office:date-value="1899-12-30T15:36:49.08238326665" calcext:value-type="date">
            <text:p>12/30/99 03:36 PM</text:p>
          </table:table-cell>
          <table:table-cell table:formula="of:=MOD([.E589]-[.$E$2];[.$H$2])+1+[.$E$2]" office:value-type="float" office:value="268" calcext:value-type="float">
            <text:p>268</text:p>
          </table:table-cell>
          <table:table-cell table:formula="of:=MOD([.F589]+1/[.$H$2];5)" office:value-type="float" office:value="4.78333333333331" calcext:value-type="float">
            <text:p>4,78333333333331</text:p>
          </table:table-cell>
          <table:table-cell table:formula="of:=IF([.F590]&lt;0.000001;[.G589]+2+1/[.$H$2];[.G589]+1/[.$H$2])" office:value-type="float" office:value="9.7833333333334" calcext:value-type="float">
            <text:p>9,7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1]))" office:value-type="date" office:date-value="2019-10-16T15:25:25.500745" calcext:value-type="date">
            <text:p>2019-10-16 15:25:26</text:p>
          </table:table-cell>
          <table:table-cell table:style-name="ce7" table:formula="of:=[.A591]" office:value-type="date" office:date-value="2019-10-16T15:25:25.500745" calcext:value-type="date">
            <text:p>2019-10-16 15:25:26</text:p>
          </table:table-cell>
          <table:table-cell table:formula="of:=TRUNC([.A591])" office:value-type="float" office:value="43754" calcext:value-type="float">
            <text:p>43754</text:p>
          </table:table-cell>
          <table:table-cell table:style-name="ce12" table:formula="of:=[.B591]-[.C591]" office:value-type="date" office:date-value="1899-12-30T15:25:25.50074541941" calcext:value-type="date">
            <text:p>12/30/99 03:25 PM</text:p>
          </table:table-cell>
          <table:table-cell table:formula="of:=MOD([.E590]-[.$E$2];[.$H$2])+1+[.$E$2]" office:value-type="float" office:value="269" calcext:value-type="float">
            <text:p>269</text:p>
          </table:table-cell>
          <table:table-cell table:formula="of:=MOD([.F590]+1/[.$H$2];5)" office:value-type="float" office:value="4.79999999999998" calcext:value-type="float">
            <text:p>4,79999999999998</text:p>
          </table:table-cell>
          <table:table-cell table:formula="of:=IF([.F591]&lt;0.000001;[.G590]+2+1/[.$H$2];[.G590]+1/[.$H$2])" office:value-type="float" office:value="9.80000000000007" calcext:value-type="float">
            <text:p>9,80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2]))" office:value-type="date" office:date-value="2019-10-16T15:48:16.262295" calcext:value-type="date">
            <text:p>2019-10-16 15:48:16</text:p>
          </table:table-cell>
          <table:table-cell table:style-name="ce7" table:formula="of:=[.A592]" office:value-type="date" office:date-value="2019-10-16T15:48:16.262295" calcext:value-type="date">
            <text:p>2019-10-16 15:48:16</text:p>
          </table:table-cell>
          <table:table-cell table:formula="of:=TRUNC([.A592])" office:value-type="float" office:value="43754" calcext:value-type="float">
            <text:p>43754</text:p>
          </table:table-cell>
          <table:table-cell table:style-name="ce12" table:formula="of:=[.B592]-[.C592]" office:value-type="date" office:date-value="1899-12-30T15:48:16.26229545102" calcext:value-type="date">
            <text:p>12/30/99 03:48 PM</text:p>
          </table:table-cell>
          <table:table-cell table:formula="of:=MOD([.E591]-[.$E$2];[.$H$2])+1+[.$E$2]" office:value-type="float" office:value="270" calcext:value-type="float">
            <text:p>270</text:p>
          </table:table-cell>
          <table:table-cell table:formula="of:=MOD([.F591]+1/[.$H$2];5)" office:value-type="float" office:value="4.81666666666664" calcext:value-type="float">
            <text:p>4,81666666666664</text:p>
          </table:table-cell>
          <table:table-cell table:formula="of:=IF([.F592]&lt;0.000001;[.G591]+2+1/[.$H$2];[.G591]+1/[.$H$2])" office:value-type="float" office:value="9.81666666666673" calcext:value-type="float">
            <text:p>9,81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3]))" office:value-type="date" office:date-value="2019-10-16T15:40:47.706967" calcext:value-type="date">
            <text:p>2019-10-16 15:40:48</text:p>
          </table:table-cell>
          <table:table-cell table:style-name="ce7" table:formula="of:=[.A593]" office:value-type="date" office:date-value="2019-10-16T15:40:47.706967" calcext:value-type="date">
            <text:p>2019-10-16 15:40:48</text:p>
          </table:table-cell>
          <table:table-cell table:formula="of:=TRUNC([.A593])" office:value-type="float" office:value="43754" calcext:value-type="float">
            <text:p>43754</text:p>
          </table:table-cell>
          <table:table-cell table:style-name="ce12" table:formula="of:=[.B593]-[.C593]" office:value-type="date" office:date-value="1899-12-30T15:40:47.70696717314" calcext:value-type="date">
            <text:p>12/30/99 03:40 PM</text:p>
          </table:table-cell>
          <table:table-cell table:formula="of:=MOD([.E592]-[.$E$2];[.$H$2])+1+[.$E$2]" office:value-type="float" office:value="271" calcext:value-type="float">
            <text:p>271</text:p>
          </table:table-cell>
          <table:table-cell table:formula="of:=MOD([.F592]+1/[.$H$2];5)" office:value-type="float" office:value="4.83333333333331" calcext:value-type="float">
            <text:p>4,83333333333331</text:p>
          </table:table-cell>
          <table:table-cell table:formula="of:=IF([.F593]&lt;0.000001;[.G592]+2+1/[.$H$2];[.G592]+1/[.$H$2])" office:value-type="float" office:value="9.8333333333334" calcext:value-type="float">
            <text:p>9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4]))" office:value-type="date" office:date-value="2019-10-16T15:25:14.627487" calcext:value-type="date">
            <text:p>2019-10-16 15:25:15</text:p>
          </table:table-cell>
          <table:table-cell table:style-name="ce7" table:formula="of:=[.A594]" office:value-type="date" office:date-value="2019-10-16T15:25:14.627487" calcext:value-type="date">
            <text:p>2019-10-16 15:25:15</text:p>
          </table:table-cell>
          <table:table-cell table:formula="of:=TRUNC([.A594])" office:value-type="float" office:value="43754" calcext:value-type="float">
            <text:p>43754</text:p>
          </table:table-cell>
          <table:table-cell table:style-name="ce12" table:formula="of:=[.B594]-[.C594]" office:value-type="date" office:date-value="1899-12-30T15:25:14.62748665363" calcext:value-type="date">
            <text:p>12/30/99 03:25 PM</text:p>
          </table:table-cell>
          <table:table-cell table:formula="of:=MOD([.E593]-[.$E$2];[.$H$2])+1+[.$E$2]" office:value-type="float" office:value="272" calcext:value-type="float">
            <text:p>272</text:p>
          </table:table-cell>
          <table:table-cell table:formula="of:=MOD([.F593]+1/[.$H$2];5)" office:value-type="float" office:value="4.84999999999998" calcext:value-type="float">
            <text:p>4,84999999999998</text:p>
          </table:table-cell>
          <table:table-cell table:formula="of:=IF([.F594]&lt;0.000001;[.G593]+2+1/[.$H$2];[.G593]+1/[.$H$2])" office:value-type="float" office:value="9.85000000000007" calcext:value-type="float">
            <text:p>9,85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5]))" office:value-type="date" office:date-value="2019-10-16T15:41:58.270883" calcext:value-type="date">
            <text:p>2019-10-16 15:41:58</text:p>
          </table:table-cell>
          <table:table-cell table:style-name="ce7" table:formula="of:=[.A595]" office:value-type="date" office:date-value="2019-10-16T15:41:58.270883" calcext:value-type="date">
            <text:p>2019-10-16 15:41:58</text:p>
          </table:table-cell>
          <table:table-cell table:formula="of:=TRUNC([.A595])" office:value-type="float" office:value="43754" calcext:value-type="float">
            <text:p>43754</text:p>
          </table:table-cell>
          <table:table-cell table:style-name="ce12" table:formula="of:=[.B595]-[.C595]" office:value-type="date" office:date-value="1899-12-30T15:41:58.27088298742" calcext:value-type="date">
            <text:p>12/30/99 03:41 PM</text:p>
          </table:table-cell>
          <table:table-cell table:formula="of:=MOD([.E594]-[.$E$2];[.$H$2])+1+[.$E$2]" office:value-type="float" office:value="273" calcext:value-type="float">
            <text:p>273</text:p>
          </table:table-cell>
          <table:table-cell table:formula="of:=MOD([.F594]+1/[.$H$2];5)" office:value-type="float" office:value="4.86666666666664" calcext:value-type="float">
            <text:p>4,86666666666664</text:p>
          </table:table-cell>
          <table:table-cell table:formula="of:=IF([.F595]&lt;0.000001;[.G594]+2+1/[.$H$2];[.G594]+1/[.$H$2])" office:value-type="float" office:value="9.86666666666674" calcext:value-type="float">
            <text:p>9,8666666666667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6]))" office:value-type="date" office:date-value="2019-10-16T15:22:21.810141" calcext:value-type="date">
            <text:p>2019-10-16 15:22:22</text:p>
          </table:table-cell>
          <table:table-cell table:style-name="ce7" table:formula="of:=[.A596]" office:value-type="date" office:date-value="2019-10-16T15:22:21.810141" calcext:value-type="date">
            <text:p>2019-10-16 15:22:22</text:p>
          </table:table-cell>
          <table:table-cell table:formula="of:=TRUNC([.A596])" office:value-type="float" office:value="43754" calcext:value-type="float">
            <text:p>43754</text:p>
          </table:table-cell>
          <table:table-cell table:style-name="ce12" table:formula="of:=[.B596]-[.C596]" office:value-type="date" office:date-value="1899-12-30T15:22:21.810141108" calcext:value-type="date">
            <text:p>12/30/99 03:22 PM</text:p>
          </table:table-cell>
          <table:table-cell table:formula="of:=MOD([.E595]-[.$E$2];[.$H$2])+1+[.$E$2]" office:value-type="float" office:value="274" calcext:value-type="float">
            <text:p>274</text:p>
          </table:table-cell>
          <table:table-cell table:formula="of:=MOD([.F595]+1/[.$H$2];5)" office:value-type="float" office:value="4.88333333333331" calcext:value-type="float">
            <text:p>4,88333333333331</text:p>
          </table:table-cell>
          <table:table-cell table:formula="of:=IF([.F596]&lt;0.000001;[.G595]+2+1/[.$H$2];[.G595]+1/[.$H$2])" office:value-type="float" office:value="9.8833333333334" calcext:value-type="float">
            <text:p>9,8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7]))" office:value-type="date" office:date-value="2019-10-16T15:43:27.382688" calcext:value-type="date">
            <text:p>2019-10-16 15:43:27</text:p>
          </table:table-cell>
          <table:table-cell table:style-name="ce7" table:formula="of:=[.A597]" office:value-type="date" office:date-value="2019-10-16T15:43:27.382688" calcext:value-type="date">
            <text:p>2019-10-16 15:43:27</text:p>
          </table:table-cell>
          <table:table-cell table:formula="of:=TRUNC([.A597])" office:value-type="float" office:value="43754" calcext:value-type="float">
            <text:p>43754</text:p>
          </table:table-cell>
          <table:table-cell table:style-name="ce12" table:formula="of:=[.B597]-[.C597]" office:value-type="date" office:date-value="1899-12-30T15:43:27.38268778659" calcext:value-type="date">
            <text:p>12/30/99 03:43 PM</text:p>
          </table:table-cell>
          <table:table-cell table:formula="of:=MOD([.E596]-[.$E$2];[.$H$2])+1+[.$E$2]" office:value-type="float" office:value="275" calcext:value-type="float">
            <text:p>275</text:p>
          </table:table-cell>
          <table:table-cell table:formula="of:=MOD([.F596]+1/[.$H$2];5)" office:value-type="float" office:value="4.89999999999998" calcext:value-type="float">
            <text:p>4,89999999999998</text:p>
          </table:table-cell>
          <table:table-cell table:formula="of:=IF([.F597]&lt;0.000001;[.G596]+2+1/[.$H$2];[.G596]+1/[.$H$2])" office:value-type="float" office:value="9.90000000000007" calcext:value-type="float">
            <text:p>9,90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8]))" office:value-type="date" office:date-value="2019-10-16T15:32:16.114715" calcext:value-type="date">
            <text:p>2019-10-16 15:32:16</text:p>
          </table:table-cell>
          <table:table-cell table:style-name="ce7" table:formula="of:=[.A598]" office:value-type="date" office:date-value="2019-10-16T15:32:16.114715" calcext:value-type="date">
            <text:p>2019-10-16 15:32:16</text:p>
          </table:table-cell>
          <table:table-cell table:formula="of:=TRUNC([.A598])" office:value-type="float" office:value="43754" calcext:value-type="float">
            <text:p>43754</text:p>
          </table:table-cell>
          <table:table-cell table:style-name="ce12" table:formula="of:=[.B598]-[.C598]" office:value-type="date" office:date-value="1899-12-30T15:32:16.11471529584" calcext:value-type="date">
            <text:p>12/30/99 03:32 PM</text:p>
          </table:table-cell>
          <table:table-cell table:formula="of:=MOD([.E597]-[.$E$2];[.$H$2])+1+[.$E$2]" office:value-type="float" office:value="276" calcext:value-type="float">
            <text:p>276</text:p>
          </table:table-cell>
          <table:table-cell table:formula="of:=MOD([.F597]+1/[.$H$2];5)" office:value-type="float" office:value="4.91666666666664" calcext:value-type="float">
            <text:p>4,91666666666664</text:p>
          </table:table-cell>
          <table:table-cell table:formula="of:=IF([.F598]&lt;0.000001;[.G597]+2+1/[.$H$2];[.G597]+1/[.$H$2])" office:value-type="float" office:value="9.91666666666674" calcext:value-type="float">
            <text:p>9,9166666666667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9]))" office:value-type="date" office:date-value="2019-10-16T15:53:51.019908" calcext:value-type="date">
            <text:p>2019-10-16 15:53:51</text:p>
          </table:table-cell>
          <table:table-cell table:style-name="ce7" table:formula="of:=[.A599]" office:value-type="date" office:date-value="2019-10-16T15:53:51.019908" calcext:value-type="date">
            <text:p>2019-10-16 15:53:51</text:p>
          </table:table-cell>
          <table:table-cell table:formula="of:=TRUNC([.A599])" office:value-type="float" office:value="43754" calcext:value-type="float">
            <text:p>43754</text:p>
          </table:table-cell>
          <table:table-cell table:style-name="ce12" table:formula="of:=[.B599]-[.C599]" office:value-type="date" office:date-value="1899-12-30T15:53:51.01990751456" calcext:value-type="date">
            <text:p>12/30/99 03:53 PM</text:p>
          </table:table-cell>
          <table:table-cell table:formula="of:=MOD([.E598]-[.$E$2];[.$H$2])+1+[.$E$2]" office:value-type="float" office:value="277" calcext:value-type="float">
            <text:p>277</text:p>
          </table:table-cell>
          <table:table-cell table:formula="of:=MOD([.F598]+1/[.$H$2];5)" office:value-type="float" office:value="4.93333333333331" calcext:value-type="float">
            <text:p>4,93333333333331</text:p>
          </table:table-cell>
          <table:table-cell table:formula="of:=IF([.F599]&lt;0.000001;[.G598]+2+1/[.$H$2];[.G598]+1/[.$H$2])" office:value-type="float" office:value="9.93333333333341" calcext:value-type="float">
            <text:p>9,9333333333334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0]))" office:value-type="date" office:date-value="2019-10-16T16:12:16.981574" calcext:value-type="date">
            <text:p>2019-10-16 16:12:17</text:p>
          </table:table-cell>
          <table:table-cell table:style-name="ce7" table:formula="of:=[.A600]" office:value-type="date" office:date-value="2019-10-16T16:12:16.981574" calcext:value-type="date">
            <text:p>2019-10-16 16:12:17</text:p>
          </table:table-cell>
          <table:table-cell table:formula="of:=TRUNC([.A600])" office:value-type="float" office:value="43754" calcext:value-type="float">
            <text:p>43754</text:p>
          </table:table-cell>
          <table:table-cell table:style-name="ce12" table:formula="of:=[.B600]-[.C600]" office:value-type="date" office:date-value="1899-12-30T16:12:16.98157367762" calcext:value-type="date">
            <text:p>12/30/99 04:12 PM</text:p>
          </table:table-cell>
          <table:table-cell table:formula="of:=MOD([.E599]-[.$E$2];[.$H$2])+1+[.$E$2]" office:value-type="float" office:value="278" calcext:value-type="float">
            <text:p>278</text:p>
          </table:table-cell>
          <table:table-cell table:formula="of:=MOD([.F599]+1/[.$H$2];5)" office:value-type="float" office:value="4.94999999999998" calcext:value-type="float">
            <text:p>4,94999999999998</text:p>
          </table:table-cell>
          <table:table-cell table:formula="of:=IF([.F600]&lt;0.000001;[.G599]+2+1/[.$H$2];[.G599]+1/[.$H$2])" office:value-type="float" office:value="9.95000000000007" calcext:value-type="float">
            <text:p>9,95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1]))" office:value-type="date" office:date-value="2019-10-16T15:04:12.070016" calcext:value-type="date">
            <text:p>2019-10-16 15:04:12</text:p>
          </table:table-cell>
          <table:table-cell table:style-name="ce7" table:formula="of:=[.A601]" office:value-type="date" office:date-value="2019-10-16T15:04:12.070016" calcext:value-type="date">
            <text:p>2019-10-16 15:04:12</text:p>
          </table:table-cell>
          <table:table-cell table:formula="of:=TRUNC([.A601])" office:value-type="float" office:value="43754" calcext:value-type="float">
            <text:p>43754</text:p>
          </table:table-cell>
          <table:table-cell table:style-name="ce12" table:formula="of:=[.B601]-[.C601]" office:value-type="date" office:date-value="1899-12-30T15:04:12.07001552917" calcext:value-type="date">
            <text:p>12/30/99 03:04 PM</text:p>
          </table:table-cell>
          <table:table-cell table:formula="of:=MOD([.E600]-[.$E$2];[.$H$2])+1+[.$E$2]" office:value-type="float" office:value="279" calcext:value-type="float">
            <text:p>279</text:p>
          </table:table-cell>
          <table:table-cell table:formula="of:=MOD([.F600]+1/[.$H$2];5)" office:value-type="float" office:value="4.96666666666664" calcext:value-type="float">
            <text:p>4,96666666666664</text:p>
          </table:table-cell>
          <table:table-cell table:formula="of:=IF([.F601]&lt;0.000001;[.G600]+2+1/[.$H$2];[.G600]+1/[.$H$2])" office:value-type="float" office:value="9.96666666666674" calcext:value-type="float">
            <text:p>9,9666666666667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2]))" office:value-type="date" office:date-value="2019-10-16T15:20:19.510869" calcext:value-type="date">
            <text:p>2019-10-16 15:20:20</text:p>
          </table:table-cell>
          <table:table-cell table:style-name="ce7" table:formula="of:=[.A602]" office:value-type="date" office:date-value="2019-10-16T15:20:19.510869" calcext:value-type="date">
            <text:p>2019-10-16 15:20:20</text:p>
          </table:table-cell>
          <table:table-cell table:formula="of:=TRUNC([.A602])" office:value-type="float" office:value="43754" calcext:value-type="float">
            <text:p>43754</text:p>
          </table:table-cell>
          <table:table-cell table:style-name="ce12" table:formula="of:=[.B602]-[.C602]" office:value-type="date" office:date-value="1899-12-30T15:20:19.51086921617" calcext:value-type="date">
            <text:p>12/30/99 03:20 PM</text:p>
          </table:table-cell>
          <table:table-cell table:formula="of:=MOD([.E601]-[.$E$2];[.$H$2])+1+[.$E$2]" office:value-type="float" office:value="280" calcext:value-type="float">
            <text:p>280</text:p>
          </table:table-cell>
          <table:table-cell table:formula="of:=MOD([.F601]+1/[.$H$2];5)" office:value-type="float" office:value="4.98333333333331" calcext:value-type="float">
            <text:p>4,98333333333331</text:p>
          </table:table-cell>
          <table:table-cell table:formula="of:=IF([.F602]&lt;0.000001;[.G601]+2+1/[.$H$2];[.G601]+1/[.$H$2])" office:value-type="float" office:value="9.98333333333341" calcext:value-type="float">
            <text:p>9,9833333333334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3]))" office:value-type="date" office:date-value="2019-10-17T15:40:49.483992" calcext:value-type="date">
            <text:p>2019-10-17 15:40:49</text:p>
          </table:table-cell>
          <table:table-cell table:style-name="ce7" table:formula="of:=[.A603]" office:value-type="date" office:date-value="2019-10-17T15:40:49.483992" calcext:value-type="date">
            <text:p>2019-10-17 15:40:49</text:p>
          </table:table-cell>
          <table:table-cell table:formula="of:=TRUNC([.A603])" office:value-type="float" office:value="43755" calcext:value-type="float">
            <text:p>43755</text:p>
          </table:table-cell>
          <table:table-cell table:style-name="ce12" table:formula="of:=[.B603]-[.C603]" office:value-type="date" office:date-value="1899-12-30T15:40:49.4839918334" calcext:value-type="date">
            <text:p>12/30/99 03:40 PM</text:p>
          </table:table-cell>
          <table:table-cell table:formula="of:=MOD([.E602]-[.$E$2];[.$H$2])+1+[.$E$2]" office:value-type="float" office:value="221" calcext:value-type="float">
            <text:p>221</text:p>
          </table:table-cell>
          <table:table-cell table:formula="of:=MOD([.F602]+1/[.$H$2];5)" office:value-type="float" office:value="4.99999999999998" calcext:value-type="float">
            <text:p>4,99999999999998</text:p>
          </table:table-cell>
          <table:table-cell table:formula="of:=IF([.F603]&lt;0.000001;[.G602]+2+1/[.$H$2];[.G602]+1/[.$H$2])" office:value-type="float" office:value="10.0000000000001" calcext:value-type="float">
            <text:p>10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4]))" office:value-type="date" office:date-value="2019-10-17T15:54:26.290411" calcext:value-type="date">
            <text:p>2019-10-17 15:54:26</text:p>
          </table:table-cell>
          <table:table-cell table:style-name="ce7" table:formula="of:=[.A604]" office:value-type="date" office:date-value="2019-10-17T15:54:26.290411" calcext:value-type="date">
            <text:p>2019-10-17 15:54:26</text:p>
          </table:table-cell>
          <table:table-cell table:formula="of:=TRUNC([.A604])" office:value-type="float" office:value="43755" calcext:value-type="float">
            <text:p>43755</text:p>
          </table:table-cell>
          <table:table-cell table:style-name="ce12" table:formula="of:=[.B604]-[.C604]" office:value-type="date" office:date-value="1899-12-30T15:54:26.29041060805" calcext:value-type="date">
            <text:p>12/30/99 03:54 PM</text:p>
          </table:table-cell>
          <table:table-cell table:formula="of:=MOD([.E603]-[.$E$2];[.$H$2])+1+[.$E$2]" office:value-type="float" office:value="222" calcext:value-type="float">
            <text:p>222</text:p>
          </table:table-cell>
          <table:table-cell table:formula="of:=MOD([.F603]+1/[.$H$2];5)" office:value-type="float" office:value="0.0166666666666417" calcext:value-type="float">
            <text:p>0,016666666666642</text:p>
          </table:table-cell>
          <table:table-cell table:formula="of:=IF([.F604]&lt;0.000001;[.G603]+2+1/[.$H$2];[.G603]+1/[.$H$2])" office:value-type="float" office:value="10.0166666666667" calcext:value-type="float">
            <text:p>10,0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5]))" office:value-type="date" office:date-value="2019-10-17T16:07:08.852736" calcext:value-type="date">
            <text:p>2019-10-17 16:07:09</text:p>
          </table:table-cell>
          <table:table-cell table:style-name="ce7" table:formula="of:=[.A605]" office:value-type="date" office:date-value="2019-10-17T16:07:08.852736" calcext:value-type="date">
            <text:p>2019-10-17 16:07:09</text:p>
          </table:table-cell>
          <table:table-cell table:formula="of:=TRUNC([.A605])" office:value-type="float" office:value="43755" calcext:value-type="float">
            <text:p>43755</text:p>
          </table:table-cell>
          <table:table-cell table:style-name="ce12" table:formula="of:=[.B605]-[.C605]" office:value-type="date" office:date-value="1899-12-30T16:07:08.85273552965" calcext:value-type="date">
            <text:p>12/30/99 04:07 PM</text:p>
          </table:table-cell>
          <table:table-cell table:formula="of:=MOD([.E604]-[.$E$2];[.$H$2])+1+[.$E$2]" office:value-type="float" office:value="223" calcext:value-type="float">
            <text:p>223</text:p>
          </table:table-cell>
          <table:table-cell table:formula="of:=MOD([.F604]+1/[.$H$2];5)" office:value-type="float" office:value="0.0333333333333084" calcext:value-type="float">
            <text:p>0,033333333333308</text:p>
          </table:table-cell>
          <table:table-cell table:formula="of:=IF([.F605]&lt;0.000001;[.G604]+2+1/[.$H$2];[.G604]+1/[.$H$2])" office:value-type="float" office:value="10.0333333333334" calcext:value-type="float">
            <text:p>10,0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6]))" office:value-type="date" office:date-value="2019-10-17T15:35:25.123491" calcext:value-type="date">
            <text:p>2019-10-17 15:35:25</text:p>
          </table:table-cell>
          <table:table-cell table:style-name="ce7" table:formula="of:=[.A606]" office:value-type="date" office:date-value="2019-10-17T15:35:25.123491" calcext:value-type="date">
            <text:p>2019-10-17 15:35:25</text:p>
          </table:table-cell>
          <table:table-cell table:formula="of:=TRUNC([.A606])" office:value-type="float" office:value="43755" calcext:value-type="float">
            <text:p>43755</text:p>
          </table:table-cell>
          <table:table-cell table:style-name="ce12" table:formula="of:=[.B606]-[.C606]" office:value-type="date" office:date-value="1899-12-30T15:35:25.12349069584" calcext:value-type="date">
            <text:p>12/30/99 03:35 PM</text:p>
          </table:table-cell>
          <table:table-cell table:formula="of:=MOD([.E605]-[.$E$2];[.$H$2])+1+[.$E$2]" office:value-type="float" office:value="224" calcext:value-type="float">
            <text:p>224</text:p>
          </table:table-cell>
          <table:table-cell table:formula="of:=MOD([.F605]+1/[.$H$2];5)" office:value-type="float" office:value="0.0499999999999751" calcext:value-type="float">
            <text:p>0,049999999999975</text:p>
          </table:table-cell>
          <table:table-cell table:formula="of:=IF([.F606]&lt;0.000001;[.G605]+2+1/[.$H$2];[.G605]+1/[.$H$2])" office:value-type="float" office:value="10.0500000000001" calcext:value-type="float">
            <text:p>10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7]))" office:value-type="date" office:date-value="2019-10-17T15:29:21.667737" calcext:value-type="date">
            <text:p>2019-10-17 15:29:22</text:p>
          </table:table-cell>
          <table:table-cell table:style-name="ce7" table:formula="of:=[.A607]" office:value-type="date" office:date-value="2019-10-17T15:29:21.667737" calcext:value-type="date">
            <text:p>2019-10-17 15:29:22</text:p>
          </table:table-cell>
          <table:table-cell table:formula="of:=TRUNC([.A607])" office:value-type="float" office:value="43755" calcext:value-type="float">
            <text:p>43755</text:p>
          </table:table-cell>
          <table:table-cell table:style-name="ce12" table:formula="of:=[.B607]-[.C607]" office:value-type="date" office:date-value="1899-12-30T15:29:21.66773729492" calcext:value-type="date">
            <text:p>12/30/99 03:29 PM</text:p>
          </table:table-cell>
          <table:table-cell table:formula="of:=MOD([.E606]-[.$E$2];[.$H$2])+1+[.$E$2]" office:value-type="float" office:value="225" calcext:value-type="float">
            <text:p>225</text:p>
          </table:table-cell>
          <table:table-cell table:formula="of:=MOD([.F606]+1/[.$H$2];5)" office:value-type="float" office:value="0.0666666666666417" calcext:value-type="float">
            <text:p>0,066666666666642</text:p>
          </table:table-cell>
          <table:table-cell table:formula="of:=IF([.F607]&lt;0.000001;[.G606]+2+1/[.$H$2];[.G606]+1/[.$H$2])" office:value-type="float" office:value="10.0666666666667" calcext:value-type="float">
            <text:p>10,0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8]))" office:value-type="date" office:date-value="2019-10-17T15:28:41.892354" calcext:value-type="date">
            <text:p>2019-10-17 15:28:42</text:p>
          </table:table-cell>
          <table:table-cell table:style-name="ce7" table:formula="of:=[.A608]" office:value-type="date" office:date-value="2019-10-17T15:28:41.892354" calcext:value-type="date">
            <text:p>2019-10-17 15:28:42</text:p>
          </table:table-cell>
          <table:table-cell table:formula="of:=TRUNC([.A608])" office:value-type="float" office:value="43755" calcext:value-type="float">
            <text:p>43755</text:p>
          </table:table-cell>
          <table:table-cell table:style-name="ce12" table:formula="of:=[.B608]-[.C608]" office:value-type="date" office:date-value="1899-12-30T15:28:41.89235393889" calcext:value-type="date">
            <text:p>12/30/99 03:28 PM</text:p>
          </table:table-cell>
          <table:table-cell table:formula="of:=MOD([.E607]-[.$E$2];[.$H$2])+1+[.$E$2]" office:value-type="float" office:value="226" calcext:value-type="float">
            <text:p>226</text:p>
          </table:table-cell>
          <table:table-cell table:formula="of:=MOD([.F607]+1/[.$H$2];5)" office:value-type="float" office:value="0.0833333333333084" calcext:value-type="float">
            <text:p>0,083333333333308</text:p>
          </table:table-cell>
          <table:table-cell table:formula="of:=IF([.F608]&lt;0.000001;[.G607]+2+1/[.$H$2];[.G607]+1/[.$H$2])" office:value-type="float" office:value="10.0833333333334" calcext:value-type="float">
            <text:p>10,0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9]))" office:value-type="date" office:date-value="2019-10-17T15:27:09.009467" calcext:value-type="date">
            <text:p>2019-10-17 15:27:09</text:p>
          </table:table-cell>
          <table:table-cell table:style-name="ce7" table:formula="of:=[.A609]" office:value-type="date" office:date-value="2019-10-17T15:27:09.009467" calcext:value-type="date">
            <text:p>2019-10-17 15:27:09</text:p>
          </table:table-cell>
          <table:table-cell table:formula="of:=TRUNC([.A609])" office:value-type="float" office:value="43755" calcext:value-type="float">
            <text:p>43755</text:p>
          </table:table-cell>
          <table:table-cell table:style-name="ce12" table:formula="of:=[.B609]-[.C609]" office:value-type="date" office:date-value="1899-12-30T15:27:09.00946657173" calcext:value-type="date">
            <text:p>12/30/99 03:27 PM</text:p>
          </table:table-cell>
          <table:table-cell table:formula="of:=MOD([.E608]-[.$E$2];[.$H$2])+1+[.$E$2]" office:value-type="float" office:value="227" calcext:value-type="float">
            <text:p>227</text:p>
          </table:table-cell>
          <table:table-cell table:formula="of:=MOD([.F608]+1/[.$H$2];5)" office:value-type="float" office:value="0.0999999999999751" calcext:value-type="float">
            <text:p>0,099999999999975</text:p>
          </table:table-cell>
          <table:table-cell table:formula="of:=IF([.F609]&lt;0.000001;[.G608]+2+1/[.$H$2];[.G608]+1/[.$H$2])" office:value-type="float" office:value="10.1000000000001" calcext:value-type="float">
            <text:p>10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0]))" office:value-type="date" office:date-value="2019-10-17T15:40:28.519038" calcext:value-type="date">
            <text:p>2019-10-17 15:40:29</text:p>
          </table:table-cell>
          <table:table-cell table:style-name="ce7" table:formula="of:=[.A610]" office:value-type="date" office:date-value="2019-10-17T15:40:28.519038" calcext:value-type="date">
            <text:p>2019-10-17 15:40:29</text:p>
          </table:table-cell>
          <table:table-cell table:formula="of:=TRUNC([.A610])" office:value-type="float" office:value="43755" calcext:value-type="float">
            <text:p>43755</text:p>
          </table:table-cell>
          <table:table-cell table:style-name="ce12" table:formula="of:=[.B610]-[.C610]" office:value-type="date" office:date-value="1899-12-30T15:40:28.51903752889" calcext:value-type="date">
            <text:p>12/30/99 03:40 PM</text:p>
          </table:table-cell>
          <table:table-cell table:formula="of:=MOD([.E609]-[.$E$2];[.$H$2])+1+[.$E$2]" office:value-type="float" office:value="228" calcext:value-type="float">
            <text:p>228</text:p>
          </table:table-cell>
          <table:table-cell table:formula="of:=MOD([.F609]+1/[.$H$2];5)" office:value-type="float" office:value="0.116666666666642" calcext:value-type="float">
            <text:p>0,116666666666642</text:p>
          </table:table-cell>
          <table:table-cell table:formula="of:=IF([.F610]&lt;0.000001;[.G609]+2+1/[.$H$2];[.G609]+1/[.$H$2])" office:value-type="float" office:value="10.1166666666668" calcext:value-type="float">
            <text:p>10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1]))" office:value-type="date" office:date-value="2019-10-17T15:51:48.04849" calcext:value-type="date">
            <text:p>2019-10-17 15:51:48</text:p>
          </table:table-cell>
          <table:table-cell table:style-name="ce7" table:formula="of:=[.A611]" office:value-type="date" office:date-value="2019-10-17T15:51:48.04849" calcext:value-type="date">
            <text:p>2019-10-17 15:51:48</text:p>
          </table:table-cell>
          <table:table-cell table:formula="of:=TRUNC([.A611])" office:value-type="float" office:value="43755" calcext:value-type="float">
            <text:p>43755</text:p>
          </table:table-cell>
          <table:table-cell table:style-name="ce12" table:formula="of:=[.B611]-[.C611]" office:value-type="date" office:date-value="1899-12-30T15:51:48.04848955013" calcext:value-type="date">
            <text:p>12/30/99 03:51 PM</text:p>
          </table:table-cell>
          <table:table-cell table:formula="of:=MOD([.E610]-[.$E$2];[.$H$2])+1+[.$E$2]" office:value-type="float" office:value="229" calcext:value-type="float">
            <text:p>229</text:p>
          </table:table-cell>
          <table:table-cell table:formula="of:=MOD([.F610]+1/[.$H$2];5)" office:value-type="float" office:value="0.133333333333308" calcext:value-type="float">
            <text:p>0,133333333333308</text:p>
          </table:table-cell>
          <table:table-cell table:formula="of:=IF([.F611]&lt;0.000001;[.G610]+2+1/[.$H$2];[.G610]+1/[.$H$2])" office:value-type="float" office:value="10.1333333333334" calcext:value-type="float">
            <text:p>10,1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2]))" office:value-type="date" office:date-value="2019-10-17T15:23:57.910499" calcext:value-type="date">
            <text:p>2019-10-17 15:23:58</text:p>
          </table:table-cell>
          <table:table-cell table:style-name="ce7" table:formula="of:=[.A612]" office:value-type="date" office:date-value="2019-10-17T15:23:57.910499" calcext:value-type="date">
            <text:p>2019-10-17 15:23:58</text:p>
          </table:table-cell>
          <table:table-cell table:formula="of:=TRUNC([.A612])" office:value-type="float" office:value="43755" calcext:value-type="float">
            <text:p>43755</text:p>
          </table:table-cell>
          <table:table-cell table:style-name="ce12" table:formula="of:=[.B612]-[.C612]" office:value-type="date" office:date-value="1899-12-30T15:23:57.91049933061" calcext:value-type="date">
            <text:p>12/30/99 03:23 PM</text:p>
          </table:table-cell>
          <table:table-cell table:formula="of:=MOD([.E611]-[.$E$2];[.$H$2])+1+[.$E$2]" office:value-type="float" office:value="230" calcext:value-type="float">
            <text:p>230</text:p>
          </table:table-cell>
          <table:table-cell table:formula="of:=MOD([.F611]+1/[.$H$2];5)" office:value-type="float" office:value="0.149999999999975" calcext:value-type="float">
            <text:p>0,149999999999975</text:p>
          </table:table-cell>
          <table:table-cell table:formula="of:=IF([.F612]&lt;0.000001;[.G611]+2+1/[.$H$2];[.G611]+1/[.$H$2])" office:value-type="float" office:value="10.1500000000001" calcext:value-type="float">
            <text:p>10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3]))" office:value-type="date" office:date-value="2019-10-17T15:31:24.3896" calcext:value-type="date">
            <text:p>2019-10-17 15:31:24</text:p>
          </table:table-cell>
          <table:table-cell table:style-name="ce7" table:formula="of:=[.A613]" office:value-type="date" office:date-value="2019-10-17T15:31:24.3896" calcext:value-type="date">
            <text:p>2019-10-17 15:31:24</text:p>
          </table:table-cell>
          <table:table-cell table:formula="of:=TRUNC([.A613])" office:value-type="float" office:value="43755" calcext:value-type="float">
            <text:p>43755</text:p>
          </table:table-cell>
          <table:table-cell table:style-name="ce12" table:formula="of:=[.B613]-[.C613]" office:value-type="date" office:date-value="1899-12-30T15:31:24.38959980849" calcext:value-type="date">
            <text:p>12/30/99 03:31 PM</text:p>
          </table:table-cell>
          <table:table-cell table:formula="of:=MOD([.E612]-[.$E$2];[.$H$2])+1+[.$E$2]" office:value-type="float" office:value="231" calcext:value-type="float">
            <text:p>231</text:p>
          </table:table-cell>
          <table:table-cell table:formula="of:=MOD([.F612]+1/[.$H$2];5)" office:value-type="float" office:value="0.166666666666642" calcext:value-type="float">
            <text:p>0,166666666666642</text:p>
          </table:table-cell>
          <table:table-cell table:formula="of:=IF([.F613]&lt;0.000001;[.G612]+2+1/[.$H$2];[.G612]+1/[.$H$2])" office:value-type="float" office:value="10.1666666666668" calcext:value-type="float">
            <text:p>10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4]))" office:value-type="date" office:date-value="2019-10-17T15:26:21.745222" calcext:value-type="date">
            <text:p>2019-10-17 15:26:22</text:p>
          </table:table-cell>
          <table:table-cell table:style-name="ce7" table:formula="of:=[.A614]" office:value-type="date" office:date-value="2019-10-17T15:26:21.745222" calcext:value-type="date">
            <text:p>2019-10-17 15:26:22</text:p>
          </table:table-cell>
          <table:table-cell table:formula="of:=TRUNC([.A614])" office:value-type="float" office:value="43755" calcext:value-type="float">
            <text:p>43755</text:p>
          </table:table-cell>
          <table:table-cell table:style-name="ce12" table:formula="of:=[.B614]-[.C614]" office:value-type="date" office:date-value="1899-12-30T15:26:21.74522195477" calcext:value-type="date">
            <text:p>12/30/99 03:26 PM</text:p>
          </table:table-cell>
          <table:table-cell table:formula="of:=MOD([.E613]-[.$E$2];[.$H$2])+1+[.$E$2]" office:value-type="float" office:value="232" calcext:value-type="float">
            <text:p>232</text:p>
          </table:table-cell>
          <table:table-cell table:formula="of:=MOD([.F613]+1/[.$H$2];5)" office:value-type="float" office:value="0.183333333333308" calcext:value-type="float">
            <text:p>0,183333333333308</text:p>
          </table:table-cell>
          <table:table-cell table:formula="of:=IF([.F614]&lt;0.000001;[.G613]+2+1/[.$H$2];[.G613]+1/[.$H$2])" office:value-type="float" office:value="10.1833333333334" calcext:value-type="float">
            <text:p>10,1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5]))" office:value-type="date" office:date-value="2019-10-17T15:22:16.807845" calcext:value-type="date">
            <text:p>2019-10-17 15:22:17</text:p>
          </table:table-cell>
          <table:table-cell table:style-name="ce7" table:formula="of:=[.A615]" office:value-type="date" office:date-value="2019-10-17T15:22:16.807845" calcext:value-type="date">
            <text:p>2019-10-17 15:22:17</text:p>
          </table:table-cell>
          <table:table-cell table:formula="of:=TRUNC([.A615])" office:value-type="float" office:value="43755" calcext:value-type="float">
            <text:p>43755</text:p>
          </table:table-cell>
          <table:table-cell table:style-name="ce12" table:formula="of:=[.B615]-[.C615]" office:value-type="date" office:date-value="1899-12-30T15:22:16.8078453932" calcext:value-type="date">
            <text:p>12/30/99 03:22 PM</text:p>
          </table:table-cell>
          <table:table-cell table:formula="of:=MOD([.E614]-[.$E$2];[.$H$2])+1+[.$E$2]" office:value-type="float" office:value="233" calcext:value-type="float">
            <text:p>233</text:p>
          </table:table-cell>
          <table:table-cell table:formula="of:=MOD([.F614]+1/[.$H$2];5)" office:value-type="float" office:value="0.199999999999975" calcext:value-type="float">
            <text:p>0,199999999999975</text:p>
          </table:table-cell>
          <table:table-cell table:formula="of:=IF([.F615]&lt;0.000001;[.G614]+2+1/[.$H$2];[.G614]+1/[.$H$2])" office:value-type="float" office:value="10.2000000000001" calcext:value-type="float">
            <text:p>10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6]))" office:value-type="date" office:date-value="2019-10-17T15:28:00.637968" calcext:value-type="date">
            <text:p>2019-10-17 15:28:01</text:p>
          </table:table-cell>
          <table:table-cell table:style-name="ce7" table:formula="of:=[.A616]" office:value-type="date" office:date-value="2019-10-17T15:28:00.637968" calcext:value-type="date">
            <text:p>2019-10-17 15:28:01</text:p>
          </table:table-cell>
          <table:table-cell table:formula="of:=TRUNC([.A616])" office:value-type="float" office:value="43755" calcext:value-type="float">
            <text:p>43755</text:p>
          </table:table-cell>
          <table:table-cell table:style-name="ce12" table:formula="of:=[.B616]-[.C616]" office:value-type="date" office:date-value="1899-12-30T15:28:00.63796784263" calcext:value-type="date">
            <text:p>12/30/99 03:28 PM</text:p>
          </table:table-cell>
          <table:table-cell table:formula="of:=MOD([.E615]-[.$E$2];[.$H$2])+1+[.$E$2]" office:value-type="float" office:value="234" calcext:value-type="float">
            <text:p>234</text:p>
          </table:table-cell>
          <table:table-cell table:formula="of:=MOD([.F615]+1/[.$H$2];5)" office:value-type="float" office:value="0.216666666666642" calcext:value-type="float">
            <text:p>0,216666666666642</text:p>
          </table:table-cell>
          <table:table-cell table:formula="of:=IF([.F616]&lt;0.000001;[.G615]+2+1/[.$H$2];[.G615]+1/[.$H$2])" office:value-type="float" office:value="10.2166666666668" calcext:value-type="float">
            <text:p>10,2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7]))" office:value-type="date" office:date-value="2019-10-17T15:38:02.587303" calcext:value-type="date">
            <text:p>2019-10-17 15:38:03</text:p>
          </table:table-cell>
          <table:table-cell table:style-name="ce7" table:formula="of:=[.A617]" office:value-type="date" office:date-value="2019-10-17T15:38:02.587303" calcext:value-type="date">
            <text:p>2019-10-17 15:38:03</text:p>
          </table:table-cell>
          <table:table-cell table:formula="of:=TRUNC([.A617])" office:value-type="float" office:value="43755" calcext:value-type="float">
            <text:p>43755</text:p>
          </table:table-cell>
          <table:table-cell table:style-name="ce12" table:formula="of:=[.B617]-[.C617]" office:value-type="date" office:date-value="1899-12-30T15:38:02.58730291855" calcext:value-type="date">
            <text:p>12/30/99 03:38 PM</text:p>
          </table:table-cell>
          <table:table-cell table:formula="of:=MOD([.E616]-[.$E$2];[.$H$2])+1+[.$E$2]" office:value-type="float" office:value="235" calcext:value-type="float">
            <text:p>235</text:p>
          </table:table-cell>
          <table:table-cell table:formula="of:=MOD([.F616]+1/[.$H$2];5)" office:value-type="float" office:value="0.233333333333308" calcext:value-type="float">
            <text:p>0,233333333333308</text:p>
          </table:table-cell>
          <table:table-cell table:formula="of:=IF([.F617]&lt;0.000001;[.G616]+2+1/[.$H$2];[.G616]+1/[.$H$2])" office:value-type="float" office:value="10.2333333333334" calcext:value-type="float">
            <text:p>10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8]))" office:value-type="date" office:date-value="2019-10-17T15:24:04.955248" calcext:value-type="date">
            <text:p>2019-10-17 15:24:05</text:p>
          </table:table-cell>
          <table:table-cell table:style-name="ce7" table:formula="of:=[.A618]" office:value-type="date" office:date-value="2019-10-17T15:24:04.955248" calcext:value-type="date">
            <text:p>2019-10-17 15:24:05</text:p>
          </table:table-cell>
          <table:table-cell table:formula="of:=TRUNC([.A618])" office:value-type="float" office:value="43755" calcext:value-type="float">
            <text:p>43755</text:p>
          </table:table-cell>
          <table:table-cell table:style-name="ce12" table:formula="of:=[.B618]-[.C618]" office:value-type="date" office:date-value="1899-12-30T15:24:04.95524838567" calcext:value-type="date">
            <text:p>12/30/99 03:24 PM</text:p>
          </table:table-cell>
          <table:table-cell table:formula="of:=MOD([.E617]-[.$E$2];[.$H$2])+1+[.$E$2]" office:value-type="float" office:value="236" calcext:value-type="float">
            <text:p>236</text:p>
          </table:table-cell>
          <table:table-cell table:formula="of:=MOD([.F617]+1/[.$H$2];5)" office:value-type="float" office:value="0.249999999999975" calcext:value-type="float">
            <text:p>0,249999999999975</text:p>
          </table:table-cell>
          <table:table-cell table:formula="of:=IF([.F618]&lt;0.000001;[.G617]+2+1/[.$H$2];[.G617]+1/[.$H$2])" office:value-type="float" office:value="10.2500000000001" calcext:value-type="float">
            <text:p>10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9]))" office:value-type="date" office:date-value="2019-10-17T15:39:26.912194" calcext:value-type="date">
            <text:p>2019-10-17 15:39:27</text:p>
          </table:table-cell>
          <table:table-cell table:style-name="ce7" table:formula="of:=[.A619]" office:value-type="date" office:date-value="2019-10-17T15:39:26.912194" calcext:value-type="date">
            <text:p>2019-10-17 15:39:27</text:p>
          </table:table-cell>
          <table:table-cell table:formula="of:=TRUNC([.A619])" office:value-type="float" office:value="43755" calcext:value-type="float">
            <text:p>43755</text:p>
          </table:table-cell>
          <table:table-cell table:style-name="ce12" table:formula="of:=[.B619]-[.C619]" office:value-type="date" office:date-value="1899-12-30T15:39:26.91219443455" calcext:value-type="date">
            <text:p>12/30/99 03:39 PM</text:p>
          </table:table-cell>
          <table:table-cell table:formula="of:=MOD([.E618]-[.$E$2];[.$H$2])+1+[.$E$2]" office:value-type="float" office:value="237" calcext:value-type="float">
            <text:p>237</text:p>
          </table:table-cell>
          <table:table-cell table:formula="of:=MOD([.F618]+1/[.$H$2];5)" office:value-type="float" office:value="0.266666666666642" calcext:value-type="float">
            <text:p>0,266666666666642</text:p>
          </table:table-cell>
          <table:table-cell table:formula="of:=IF([.F619]&lt;0.000001;[.G618]+2+1/[.$H$2];[.G618]+1/[.$H$2])" office:value-type="float" office:value="10.2666666666668" calcext:value-type="float">
            <text:p>10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0]))" office:value-type="date" office:date-value="2019-10-17T15:30:41.817872" calcext:value-type="date">
            <text:p>2019-10-17 15:30:42</text:p>
          </table:table-cell>
          <table:table-cell table:style-name="ce7" table:formula="of:=[.A620]" office:value-type="date" office:date-value="2019-10-17T15:30:41.817872" calcext:value-type="date">
            <text:p>2019-10-17 15:30:42</text:p>
          </table:table-cell>
          <table:table-cell table:formula="of:=TRUNC([.A620])" office:value-type="float" office:value="43755" calcext:value-type="float">
            <text:p>43755</text:p>
          </table:table-cell>
          <table:table-cell table:style-name="ce12" table:formula="of:=[.B620]-[.C620]" office:value-type="date" office:date-value="1899-12-30T15:30:41.81787210982" calcext:value-type="date">
            <text:p>12/30/99 03:30 PM</text:p>
          </table:table-cell>
          <table:table-cell table:formula="of:=MOD([.E619]-[.$E$2];[.$H$2])+1+[.$E$2]" office:value-type="float" office:value="238" calcext:value-type="float">
            <text:p>238</text:p>
          </table:table-cell>
          <table:table-cell table:formula="of:=MOD([.F619]+1/[.$H$2];5)" office:value-type="float" office:value="0.283333333333308" calcext:value-type="float">
            <text:p>0,283333333333308</text:p>
          </table:table-cell>
          <table:table-cell table:formula="of:=IF([.F620]&lt;0.000001;[.G619]+2+1/[.$H$2];[.G619]+1/[.$H$2])" office:value-type="float" office:value="10.2833333333334" calcext:value-type="float">
            <text:p>10,2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1]))" office:value-type="date" office:date-value="2019-10-17T15:59:05.961995" calcext:value-type="date">
            <text:p>2019-10-17 15:59:06</text:p>
          </table:table-cell>
          <table:table-cell table:style-name="ce7" table:formula="of:=[.A621]" office:value-type="date" office:date-value="2019-10-17T15:59:05.961995" calcext:value-type="date">
            <text:p>2019-10-17 15:59:06</text:p>
          </table:table-cell>
          <table:table-cell table:formula="of:=TRUNC([.A621])" office:value-type="float" office:value="43755" calcext:value-type="float">
            <text:p>43755</text:p>
          </table:table-cell>
          <table:table-cell table:style-name="ce12" table:formula="of:=[.B621]-[.C621]" office:value-type="date" office:date-value="1899-12-30T15:59:05.96199514344" calcext:value-type="date">
            <text:p>12/30/99 03:59 PM</text:p>
          </table:table-cell>
          <table:table-cell table:formula="of:=MOD([.E620]-[.$E$2];[.$H$2])+1+[.$E$2]" office:value-type="float" office:value="239" calcext:value-type="float">
            <text:p>239</text:p>
          </table:table-cell>
          <table:table-cell table:formula="of:=MOD([.F620]+1/[.$H$2];5)" office:value-type="float" office:value="0.299999999999975" calcext:value-type="float">
            <text:p>0,299999999999975</text:p>
          </table:table-cell>
          <table:table-cell table:formula="of:=IF([.F621]&lt;0.000001;[.G620]+2+1/[.$H$2];[.G620]+1/[.$H$2])" office:value-type="float" office:value="10.3000000000001" calcext:value-type="float">
            <text:p>10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2]))" office:value-type="date" office:date-value="2019-10-17T15:35:21.480849" calcext:value-type="date">
            <text:p>2019-10-17 15:35:21</text:p>
          </table:table-cell>
          <table:table-cell table:style-name="ce7" table:formula="of:=[.A622]" office:value-type="date" office:date-value="2019-10-17T15:35:21.480849" calcext:value-type="date">
            <text:p>2019-10-17 15:35:21</text:p>
          </table:table-cell>
          <table:table-cell table:formula="of:=TRUNC([.A622])" office:value-type="float" office:value="43755" calcext:value-type="float">
            <text:p>43755</text:p>
          </table:table-cell>
          <table:table-cell table:style-name="ce12" table:formula="of:=[.B622]-[.C622]" office:value-type="date" office:date-value="1899-12-30T15:35:21.4808486402" calcext:value-type="date">
            <text:p>12/30/99 03:35 PM</text:p>
          </table:table-cell>
          <table:table-cell table:formula="of:=MOD([.E621]-[.$E$2];[.$H$2])+1+[.$E$2]" office:value-type="float" office:value="240" calcext:value-type="float">
            <text:p>240</text:p>
          </table:table-cell>
          <table:table-cell table:formula="of:=MOD([.F621]+1/[.$H$2];5)" office:value-type="float" office:value="0.316666666666642" calcext:value-type="float">
            <text:p>0,316666666666642</text:p>
          </table:table-cell>
          <table:table-cell table:formula="of:=IF([.F622]&lt;0.000001;[.G621]+2+1/[.$H$2];[.G621]+1/[.$H$2])" office:value-type="float" office:value="10.3166666666668" calcext:value-type="float">
            <text:p>10,3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3]))" office:value-type="date" office:date-value="2019-10-17T15:36:29.625576" calcext:value-type="date">
            <text:p>2019-10-17 15:36:30</text:p>
          </table:table-cell>
          <table:table-cell table:style-name="ce7" table:formula="of:=[.A623]" office:value-type="date" office:date-value="2019-10-17T15:36:29.625576" calcext:value-type="date">
            <text:p>2019-10-17 15:36:30</text:p>
          </table:table-cell>
          <table:table-cell table:formula="of:=TRUNC([.A623])" office:value-type="float" office:value="43755" calcext:value-type="float">
            <text:p>43755</text:p>
          </table:table-cell>
          <table:table-cell table:style-name="ce12" table:formula="of:=[.B623]-[.C623]" office:value-type="date" office:date-value="1899-12-30T15:36:29.62557620835" calcext:value-type="date">
            <text:p>12/30/99 03:36 PM</text:p>
          </table:table-cell>
          <table:table-cell table:formula="of:=MOD([.E622]-[.$E$2];[.$H$2])+1+[.$E$2]" office:value-type="float" office:value="241" calcext:value-type="float">
            <text:p>241</text:p>
          </table:table-cell>
          <table:table-cell table:formula="of:=MOD([.F622]+1/[.$H$2];5)" office:value-type="float" office:value="0.333333333333308" calcext:value-type="float">
            <text:p>0,333333333333308</text:p>
          </table:table-cell>
          <table:table-cell table:formula="of:=IF([.F623]&lt;0.000001;[.G622]+2+1/[.$H$2];[.G622]+1/[.$H$2])" office:value-type="float" office:value="10.3333333333334" calcext:value-type="float">
            <text:p>10,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4]))" office:value-type="date" office:date-value="2019-10-17T15:30:24.11066" calcext:value-type="date">
            <text:p>2019-10-17 15:30:24</text:p>
          </table:table-cell>
          <table:table-cell table:style-name="ce7" table:formula="of:=[.A624]" office:value-type="date" office:date-value="2019-10-17T15:30:24.11066" calcext:value-type="date">
            <text:p>2019-10-17 15:30:24</text:p>
          </table:table-cell>
          <table:table-cell table:formula="of:=TRUNC([.A624])" office:value-type="float" office:value="43755" calcext:value-type="float">
            <text:p>43755</text:p>
          </table:table-cell>
          <table:table-cell table:style-name="ce12" table:formula="of:=[.B624]-[.C624]" office:value-type="date" office:date-value="1899-12-30T15:30:24.1106601432" calcext:value-type="date">
            <text:p>12/30/99 03:30 PM</text:p>
          </table:table-cell>
          <table:table-cell table:formula="of:=MOD([.E623]-[.$E$2];[.$H$2])+1+[.$E$2]" office:value-type="float" office:value="242" calcext:value-type="float">
            <text:p>242</text:p>
          </table:table-cell>
          <table:table-cell table:formula="of:=MOD([.F623]+1/[.$H$2];5)" office:value-type="float" office:value="0.349999999999975" calcext:value-type="float">
            <text:p>0,349999999999975</text:p>
          </table:table-cell>
          <table:table-cell table:formula="of:=IF([.F624]&lt;0.000001;[.G623]+2+1/[.$H$2];[.G623]+1/[.$H$2])" office:value-type="float" office:value="10.3500000000001" calcext:value-type="float">
            <text:p>10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5]))" office:value-type="date" office:date-value="2019-10-17T15:46:37.620772" calcext:value-type="date">
            <text:p>2019-10-17 15:46:38</text:p>
          </table:table-cell>
          <table:table-cell table:style-name="ce7" table:formula="of:=[.A625]" office:value-type="date" office:date-value="2019-10-17T15:46:37.620772" calcext:value-type="date">
            <text:p>2019-10-17 15:46:38</text:p>
          </table:table-cell>
          <table:table-cell table:formula="of:=TRUNC([.A625])" office:value-type="float" office:value="43755" calcext:value-type="float">
            <text:p>43755</text:p>
          </table:table-cell>
          <table:table-cell table:style-name="ce12" table:formula="of:=[.B625]-[.C625]" office:value-type="date" office:date-value="1899-12-30T15:46:37.62077154592" calcext:value-type="date">
            <text:p>12/30/99 03:46 PM</text:p>
          </table:table-cell>
          <table:table-cell table:formula="of:=MOD([.E624]-[.$E$2];[.$H$2])+1+[.$E$2]" office:value-type="float" office:value="243" calcext:value-type="float">
            <text:p>243</text:p>
          </table:table-cell>
          <table:table-cell table:formula="of:=MOD([.F624]+1/[.$H$2];5)" office:value-type="float" office:value="0.366666666666642" calcext:value-type="float">
            <text:p>0,366666666666642</text:p>
          </table:table-cell>
          <table:table-cell table:formula="of:=IF([.F625]&lt;0.000001;[.G624]+2+1/[.$H$2];[.G624]+1/[.$H$2])" office:value-type="float" office:value="10.3666666666668" calcext:value-type="float">
            <text:p>10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6]))" office:value-type="date" office:date-value="2019-10-17T15:27:29.276519" calcext:value-type="date">
            <text:p>2019-10-17 15:27:29</text:p>
          </table:table-cell>
          <table:table-cell table:style-name="ce7" table:formula="of:=[.A626]" office:value-type="date" office:date-value="2019-10-17T15:27:29.276519" calcext:value-type="date">
            <text:p>2019-10-17 15:27:29</text:p>
          </table:table-cell>
          <table:table-cell table:formula="of:=TRUNC([.A626])" office:value-type="float" office:value="43755" calcext:value-type="float">
            <text:p>43755</text:p>
          </table:table-cell>
          <table:table-cell table:style-name="ce12" table:formula="of:=[.B626]-[.C626]" office:value-type="date" office:date-value="1899-12-30T15:27:29.27651868202" calcext:value-type="date">
            <text:p>12/30/99 03:27 PM</text:p>
          </table:table-cell>
          <table:table-cell table:formula="of:=MOD([.E625]-[.$E$2];[.$H$2])+1+[.$E$2]" office:value-type="float" office:value="244" calcext:value-type="float">
            <text:p>244</text:p>
          </table:table-cell>
          <table:table-cell table:formula="of:=MOD([.F625]+1/[.$H$2];5)" office:value-type="float" office:value="0.383333333333308" calcext:value-type="float">
            <text:p>0,383333333333308</text:p>
          </table:table-cell>
          <table:table-cell table:formula="of:=IF([.F626]&lt;0.000001;[.G625]+2+1/[.$H$2];[.G625]+1/[.$H$2])" office:value-type="float" office:value="10.3833333333334" calcext:value-type="float">
            <text:p>10,3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7]))" office:value-type="date" office:date-value="2019-10-17T15:59:01.020838" calcext:value-type="date">
            <text:p>2019-10-17 15:59:01</text:p>
          </table:table-cell>
          <table:table-cell table:style-name="ce7" table:formula="of:=[.A627]" office:value-type="date" office:date-value="2019-10-17T15:59:01.020838" calcext:value-type="date">
            <text:p>2019-10-17 15:59:01</text:p>
          </table:table-cell>
          <table:table-cell table:formula="of:=TRUNC([.A627])" office:value-type="float" office:value="43755" calcext:value-type="float">
            <text:p>43755</text:p>
          </table:table-cell>
          <table:table-cell table:style-name="ce12" table:formula="of:=[.B627]-[.C627]" office:value-type="date" office:date-value="1899-12-30T15:59:01.02083807811" calcext:value-type="date">
            <text:p>12/30/99 03:59 PM</text:p>
          </table:table-cell>
          <table:table-cell table:formula="of:=MOD([.E626]-[.$E$2];[.$H$2])+1+[.$E$2]" office:value-type="float" office:value="245" calcext:value-type="float">
            <text:p>245</text:p>
          </table:table-cell>
          <table:table-cell table:formula="of:=MOD([.F626]+1/[.$H$2];5)" office:value-type="float" office:value="0.399999999999975" calcext:value-type="float">
            <text:p>0,399999999999975</text:p>
          </table:table-cell>
          <table:table-cell table:formula="of:=IF([.F627]&lt;0.000001;[.G626]+2+1/[.$H$2];[.G626]+1/[.$H$2])" office:value-type="float" office:value="10.4000000000001" calcext:value-type="float">
            <text:p>10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8]))" office:value-type="date" office:date-value="2019-10-17T15:35:41.716435" calcext:value-type="date">
            <text:p>2019-10-17 15:35:42</text:p>
          </table:table-cell>
          <table:table-cell table:style-name="ce7" table:formula="of:=[.A628]" office:value-type="date" office:date-value="2019-10-17T15:35:41.716435" calcext:value-type="date">
            <text:p>2019-10-17 15:35:42</text:p>
          </table:table-cell>
          <table:table-cell table:formula="of:=TRUNC([.A628])" office:value-type="float" office:value="43755" calcext:value-type="float">
            <text:p>43755</text:p>
          </table:table-cell>
          <table:table-cell table:style-name="ce12" table:formula="of:=[.B628]-[.C628]" office:value-type="date" office:date-value="1899-12-30T15:35:41.71643466689" calcext:value-type="date">
            <text:p>12/30/99 03:35 PM</text:p>
          </table:table-cell>
          <table:table-cell table:formula="of:=MOD([.E627]-[.$E$2];[.$H$2])+1+[.$E$2]" office:value-type="float" office:value="246" calcext:value-type="float">
            <text:p>246</text:p>
          </table:table-cell>
          <table:table-cell table:formula="of:=MOD([.F627]+1/[.$H$2];5)" office:value-type="float" office:value="0.416666666666642" calcext:value-type="float">
            <text:p>0,416666666666642</text:p>
          </table:table-cell>
          <table:table-cell table:formula="of:=IF([.F628]&lt;0.000001;[.G627]+2+1/[.$H$2];[.G627]+1/[.$H$2])" office:value-type="float" office:value="10.4166666666668" calcext:value-type="float">
            <text:p>10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9]))" office:value-type="date" office:date-value="2019-10-17T15:57:46.906871" calcext:value-type="date">
            <text:p>2019-10-17 15:57:47</text:p>
          </table:table-cell>
          <table:table-cell table:style-name="ce7" table:formula="of:=[.A629]" office:value-type="date" office:date-value="2019-10-17T15:57:46.906871" calcext:value-type="date">
            <text:p>2019-10-17 15:57:47</text:p>
          </table:table-cell>
          <table:table-cell table:formula="of:=TRUNC([.A629])" office:value-type="float" office:value="43755" calcext:value-type="float">
            <text:p>43755</text:p>
          </table:table-cell>
          <table:table-cell table:style-name="ce12" table:formula="of:=[.B629]-[.C629]" office:value-type="date" office:date-value="1899-12-30T15:57:46.90687111113" calcext:value-type="date">
            <text:p>12/30/99 03:57 PM</text:p>
          </table:table-cell>
          <table:table-cell table:formula="of:=MOD([.E628]-[.$E$2];[.$H$2])+1+[.$E$2]" office:value-type="float" office:value="247" calcext:value-type="float">
            <text:p>247</text:p>
          </table:table-cell>
          <table:table-cell table:formula="of:=MOD([.F628]+1/[.$H$2];5)" office:value-type="float" office:value="0.433333333333308" calcext:value-type="float">
            <text:p>0,433333333333308</text:p>
          </table:table-cell>
          <table:table-cell table:formula="of:=IF([.F629]&lt;0.000001;[.G628]+2+1/[.$H$2];[.G628]+1/[.$H$2])" office:value-type="float" office:value="10.4333333333334" calcext:value-type="float">
            <text:p>10,4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0]))" office:value-type="date" office:date-value="2019-10-17T15:41:46.625819" calcext:value-type="date">
            <text:p>2019-10-17 15:41:47</text:p>
          </table:table-cell>
          <table:table-cell table:style-name="ce7" table:formula="of:=[.A630]" office:value-type="date" office:date-value="2019-10-17T15:41:46.625819" calcext:value-type="date">
            <text:p>2019-10-17 15:41:47</text:p>
          </table:table-cell>
          <table:table-cell table:formula="of:=TRUNC([.A630])" office:value-type="float" office:value="43755" calcext:value-type="float">
            <text:p>43755</text:p>
          </table:table-cell>
          <table:table-cell table:style-name="ce12" table:formula="of:=[.B630]-[.C630]" office:value-type="date" office:date-value="1899-12-30T15:41:46.62581941579" calcext:value-type="date">
            <text:p>12/30/99 03:41 PM</text:p>
          </table:table-cell>
          <table:table-cell table:formula="of:=MOD([.E629]-[.$E$2];[.$H$2])+1+[.$E$2]" office:value-type="float" office:value="248" calcext:value-type="float">
            <text:p>248</text:p>
          </table:table-cell>
          <table:table-cell table:formula="of:=MOD([.F629]+1/[.$H$2];5)" office:value-type="float" office:value="0.449999999999975" calcext:value-type="float">
            <text:p>0,449999999999975</text:p>
          </table:table-cell>
          <table:table-cell table:formula="of:=IF([.F630]&lt;0.000001;[.G629]+2+1/[.$H$2];[.G629]+1/[.$H$2])" office:value-type="float" office:value="10.4500000000001" calcext:value-type="float">
            <text:p>10,4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1]))" office:value-type="date" office:date-value="2019-10-17T15:38:28.65349" calcext:value-type="date">
            <text:p>2019-10-17 15:38:29</text:p>
          </table:table-cell>
          <table:table-cell table:style-name="ce7" table:formula="of:=[.A631]" office:value-type="date" office:date-value="2019-10-17T15:38:28.65349" calcext:value-type="date">
            <text:p>2019-10-17 15:38:29</text:p>
          </table:table-cell>
          <table:table-cell table:formula="of:=TRUNC([.A631])" office:value-type="float" office:value="43755" calcext:value-type="float">
            <text:p>43755</text:p>
          </table:table-cell>
          <table:table-cell table:style-name="ce12" table:formula="of:=[.B631]-[.C631]" office:value-type="date" office:date-value="1899-12-30T15:38:28.65348998923" calcext:value-type="date">
            <text:p>12/30/99 03:38 PM</text:p>
          </table:table-cell>
          <table:table-cell table:formula="of:=MOD([.E630]-[.$E$2];[.$H$2])+1+[.$E$2]" office:value-type="float" office:value="249" calcext:value-type="float">
            <text:p>249</text:p>
          </table:table-cell>
          <table:table-cell table:formula="of:=MOD([.F630]+1/[.$H$2];5)" office:value-type="float" office:value="0.466666666666642" calcext:value-type="float">
            <text:p>0,466666666666642</text:p>
          </table:table-cell>
          <table:table-cell table:formula="of:=IF([.F631]&lt;0.000001;[.G630]+2+1/[.$H$2];[.G630]+1/[.$H$2])" office:value-type="float" office:value="10.4666666666668" calcext:value-type="float">
            <text:p>10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2]))" office:value-type="date" office:date-value="2019-10-17T15:33:51.918228" calcext:value-type="date">
            <text:p>2019-10-17 15:33:52</text:p>
          </table:table-cell>
          <table:table-cell table:style-name="ce7" table:formula="of:=[.A632]" office:value-type="date" office:date-value="2019-10-17T15:33:51.918228" calcext:value-type="date">
            <text:p>2019-10-17 15:33:52</text:p>
          </table:table-cell>
          <table:table-cell table:formula="of:=TRUNC([.A632])" office:value-type="float" office:value="43755" calcext:value-type="float">
            <text:p>43755</text:p>
          </table:table-cell>
          <table:table-cell table:style-name="ce12" table:formula="of:=[.B632]-[.C632]" office:value-type="date" office:date-value="1899-12-30T15:33:51.91822778899" calcext:value-type="date">
            <text:p>12/30/99 03:33 PM</text:p>
          </table:table-cell>
          <table:table-cell table:formula="of:=MOD([.E631]-[.$E$2];[.$H$2])+1+[.$E$2]" office:value-type="float" office:value="250" calcext:value-type="float">
            <text:p>250</text:p>
          </table:table-cell>
          <table:table-cell table:formula="of:=MOD([.F631]+1/[.$H$2];5)" office:value-type="float" office:value="0.483333333333308" calcext:value-type="float">
            <text:p>0,483333333333308</text:p>
          </table:table-cell>
          <table:table-cell table:formula="of:=IF([.F632]&lt;0.000001;[.G631]+2+1/[.$H$2];[.G631]+1/[.$H$2])" office:value-type="float" office:value="10.4833333333334" calcext:value-type="float">
            <text:p>10,4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3]))" office:value-type="date" office:date-value="2019-10-17T15:25:53.155449" calcext:value-type="date">
            <text:p>2019-10-17 15:25:53</text:p>
          </table:table-cell>
          <table:table-cell table:style-name="ce7" table:formula="of:=[.A633]" office:value-type="date" office:date-value="2019-10-17T15:25:53.155449" calcext:value-type="date">
            <text:p>2019-10-17 15:25:53</text:p>
          </table:table-cell>
          <table:table-cell table:formula="of:=TRUNC([.A633])" office:value-type="float" office:value="43755" calcext:value-type="float">
            <text:p>43755</text:p>
          </table:table-cell>
          <table:table-cell table:style-name="ce12" table:formula="of:=[.B633]-[.C633]" office:value-type="date" office:date-value="1899-12-30T15:25:53.15544919576" calcext:value-type="date">
            <text:p>12/30/99 03:25 PM</text:p>
          </table:table-cell>
          <table:table-cell table:formula="of:=MOD([.E632]-[.$E$2];[.$H$2])+1+[.$E$2]" office:value-type="float" office:value="251" calcext:value-type="float">
            <text:p>251</text:p>
          </table:table-cell>
          <table:table-cell table:formula="of:=MOD([.F632]+1/[.$H$2];5)" office:value-type="float" office:value="0.499999999999975" calcext:value-type="float">
            <text:p>0,499999999999975</text:p>
          </table:table-cell>
          <table:table-cell table:formula="of:=IF([.F633]&lt;0.000001;[.G632]+2+1/[.$H$2];[.G632]+1/[.$H$2])" office:value-type="float" office:value="10.5000000000001" calcext:value-type="float">
            <text:p>10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4]))" office:value-type="date" office:date-value="2019-10-17T15:32:56.456872" calcext:value-type="date">
            <text:p>2019-10-17 15:32:56</text:p>
          </table:table-cell>
          <table:table-cell table:style-name="ce7" table:formula="of:=[.A634]" office:value-type="date" office:date-value="2019-10-17T15:32:56.456872" calcext:value-type="date">
            <text:p>2019-10-17 15:32:56</text:p>
          </table:table-cell>
          <table:table-cell table:formula="of:=TRUNC([.A634])" office:value-type="float" office:value="43755" calcext:value-type="float">
            <text:p>43755</text:p>
          </table:table-cell>
          <table:table-cell table:style-name="ce12" table:formula="of:=[.B634]-[.C634]" office:value-type="date" office:date-value="1899-12-30T15:32:56.45687162876" calcext:value-type="date">
            <text:p>12/30/99 03:32 PM</text:p>
          </table:table-cell>
          <table:table-cell table:formula="of:=MOD([.E633]-[.$E$2];[.$H$2])+1+[.$E$2]" office:value-type="float" office:value="252" calcext:value-type="float">
            <text:p>252</text:p>
          </table:table-cell>
          <table:table-cell table:formula="of:=MOD([.F633]+1/[.$H$2];5)" office:value-type="float" office:value="0.516666666666642" calcext:value-type="float">
            <text:p>0,516666666666642</text:p>
          </table:table-cell>
          <table:table-cell table:formula="of:=IF([.F634]&lt;0.000001;[.G633]+2+1/[.$H$2];[.G633]+1/[.$H$2])" office:value-type="float" office:value="10.5166666666668" calcext:value-type="float">
            <text:p>10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5]))" office:value-type="date" office:date-value="2019-10-17T15:48:43.872589" calcext:value-type="date">
            <text:p>2019-10-17 15:48:44</text:p>
          </table:table-cell>
          <table:table-cell table:style-name="ce7" table:formula="of:=[.A635]" office:value-type="date" office:date-value="2019-10-17T15:48:43.872589" calcext:value-type="date">
            <text:p>2019-10-17 15:48:44</text:p>
          </table:table-cell>
          <table:table-cell table:formula="of:=TRUNC([.A635])" office:value-type="float" office:value="43755" calcext:value-type="float">
            <text:p>43755</text:p>
          </table:table-cell>
          <table:table-cell table:style-name="ce12" table:formula="of:=[.B635]-[.C635]" office:value-type="date" office:date-value="1899-12-30T15:48:43.87258938979" calcext:value-type="date">
            <text:p>12/30/99 03:48 PM</text:p>
          </table:table-cell>
          <table:table-cell table:formula="of:=MOD([.E634]-[.$E$2];[.$H$2])+1+[.$E$2]" office:value-type="float" office:value="253" calcext:value-type="float">
            <text:p>253</text:p>
          </table:table-cell>
          <table:table-cell table:formula="of:=MOD([.F634]+1/[.$H$2];5)" office:value-type="float" office:value="0.533333333333308" calcext:value-type="float">
            <text:p>0,533333333333308</text:p>
          </table:table-cell>
          <table:table-cell table:formula="of:=IF([.F635]&lt;0.000001;[.G634]+2+1/[.$H$2];[.G634]+1/[.$H$2])" office:value-type="float" office:value="10.5333333333334" calcext:value-type="float">
            <text:p>10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6]))" office:value-type="date" office:date-value="2019-10-17T15:59:47.084418" calcext:value-type="date">
            <text:p>2019-10-17 15:59:47</text:p>
          </table:table-cell>
          <table:table-cell table:style-name="ce7" table:formula="of:=[.A636]" office:value-type="date" office:date-value="2019-10-17T15:59:47.084418" calcext:value-type="date">
            <text:p>2019-10-17 15:59:47</text:p>
          </table:table-cell>
          <table:table-cell table:formula="of:=TRUNC([.A636])" office:value-type="float" office:value="43755" calcext:value-type="float">
            <text:p>43755</text:p>
          </table:table-cell>
          <table:table-cell table:style-name="ce12" table:formula="of:=[.B636]-[.C636]" office:value-type="date" office:date-value="1899-12-30T15:59:47.08441781346" calcext:value-type="date">
            <text:p>12/30/99 03:59 PM</text:p>
          </table:table-cell>
          <table:table-cell table:formula="of:=MOD([.E635]-[.$E$2];[.$H$2])+1+[.$E$2]" office:value-type="float" office:value="254" calcext:value-type="float">
            <text:p>254</text:p>
          </table:table-cell>
          <table:table-cell table:formula="of:=MOD([.F635]+1/[.$H$2];5)" office:value-type="float" office:value="0.549999999999975" calcext:value-type="float">
            <text:p>0,549999999999975</text:p>
          </table:table-cell>
          <table:table-cell table:formula="of:=IF([.F636]&lt;0.000001;[.G635]+2+1/[.$H$2];[.G635]+1/[.$H$2])" office:value-type="float" office:value="10.5500000000001" calcext:value-type="float">
            <text:p>10,5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7]))" office:value-type="date" office:date-value="2019-10-17T15:54:52.993174" calcext:value-type="date">
            <text:p>2019-10-17 15:54:53</text:p>
          </table:table-cell>
          <table:table-cell table:style-name="ce7" table:formula="of:=[.A637]" office:value-type="date" office:date-value="2019-10-17T15:54:52.993174" calcext:value-type="date">
            <text:p>2019-10-17 15:54:53</text:p>
          </table:table-cell>
          <table:table-cell table:formula="of:=TRUNC([.A637])" office:value-type="float" office:value="43755" calcext:value-type="float">
            <text:p>43755</text:p>
          </table:table-cell>
          <table:table-cell table:style-name="ce12" table:formula="of:=[.B637]-[.C637]" office:value-type="date" office:date-value="1899-12-30T15:54:52.99317388795" calcext:value-type="date">
            <text:p>12/30/99 03:54 PM</text:p>
          </table:table-cell>
          <table:table-cell table:formula="of:=MOD([.E636]-[.$E$2];[.$H$2])+1+[.$E$2]" office:value-type="float" office:value="255" calcext:value-type="float">
            <text:p>255</text:p>
          </table:table-cell>
          <table:table-cell table:formula="of:=MOD([.F636]+1/[.$H$2];5)" office:value-type="float" office:value="0.566666666666642" calcext:value-type="float">
            <text:p>0,566666666666642</text:p>
          </table:table-cell>
          <table:table-cell table:formula="of:=IF([.F637]&lt;0.000001;[.G636]+2+1/[.$H$2];[.G636]+1/[.$H$2])" office:value-type="float" office:value="10.5666666666668" calcext:value-type="float">
            <text:p>10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8]))" office:value-type="date" office:date-value="2019-10-17T15:43:02.365385" calcext:value-type="date">
            <text:p>2019-10-17 15:43:02</text:p>
          </table:table-cell>
          <table:table-cell table:style-name="ce7" table:formula="of:=[.A638]" office:value-type="date" office:date-value="2019-10-17T15:43:02.365385" calcext:value-type="date">
            <text:p>2019-10-17 15:43:02</text:p>
          </table:table-cell>
          <table:table-cell table:formula="of:=TRUNC([.A638])" office:value-type="float" office:value="43755" calcext:value-type="float">
            <text:p>43755</text:p>
          </table:table-cell>
          <table:table-cell table:style-name="ce12" table:formula="of:=[.B638]-[.C638]" office:value-type="date" office:date-value="1899-12-30T15:43:02.36538546626" calcext:value-type="date">
            <text:p>12/30/99 03:43 PM</text:p>
          </table:table-cell>
          <table:table-cell table:formula="of:=MOD([.E637]-[.$E$2];[.$H$2])+1+[.$E$2]" office:value-type="float" office:value="256" calcext:value-type="float">
            <text:p>256</text:p>
          </table:table-cell>
          <table:table-cell table:formula="of:=MOD([.F637]+1/[.$H$2];5)" office:value-type="float" office:value="0.583333333333308" calcext:value-type="float">
            <text:p>0,583333333333308</text:p>
          </table:table-cell>
          <table:table-cell table:formula="of:=IF([.F638]&lt;0.000001;[.G637]+2+1/[.$H$2];[.G637]+1/[.$H$2])" office:value-type="float" office:value="10.5833333333334" calcext:value-type="float">
            <text:p>10,5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9]))" office:value-type="date" office:date-value="2019-10-17T15:50:29.86409" calcext:value-type="date">
            <text:p>2019-10-17 15:50:30</text:p>
          </table:table-cell>
          <table:table-cell table:style-name="ce7" table:formula="of:=[.A639]" office:value-type="date" office:date-value="2019-10-17T15:50:29.86409" calcext:value-type="date">
            <text:p>2019-10-17 15:50:30</text:p>
          </table:table-cell>
          <table:table-cell table:formula="of:=TRUNC([.A639])" office:value-type="float" office:value="43755" calcext:value-type="float">
            <text:p>43755</text:p>
          </table:table-cell>
          <table:table-cell table:style-name="ce12" table:formula="of:=[.B639]-[.C639]" office:value-type="date" office:date-value="1899-12-30T15:50:29.86409040168" calcext:value-type="date">
            <text:p>12/30/99 03:50 PM</text:p>
          </table:table-cell>
          <table:table-cell table:formula="of:=MOD([.E638]-[.$E$2];[.$H$2])+1+[.$E$2]" office:value-type="float" office:value="257" calcext:value-type="float">
            <text:p>257</text:p>
          </table:table-cell>
          <table:table-cell table:formula="of:=MOD([.F638]+1/[.$H$2];5)" office:value-type="float" office:value="0.599999999999975" calcext:value-type="float">
            <text:p>0,599999999999975</text:p>
          </table:table-cell>
          <table:table-cell table:formula="of:=IF([.F639]&lt;0.000001;[.G638]+2+1/[.$H$2];[.G638]+1/[.$H$2])" office:value-type="float" office:value="10.6000000000001" calcext:value-type="float">
            <text:p>10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0]))" office:value-type="date" office:date-value="2019-10-17T15:36:58.803734" calcext:value-type="date">
            <text:p>2019-10-17 15:36:59</text:p>
          </table:table-cell>
          <table:table-cell table:style-name="ce7" table:formula="of:=[.A640]" office:value-type="date" office:date-value="2019-10-17T15:36:58.803734" calcext:value-type="date">
            <text:p>2019-10-17 15:36:59</text:p>
          </table:table-cell>
          <table:table-cell table:formula="of:=TRUNC([.A640])" office:value-type="float" office:value="43755" calcext:value-type="float">
            <text:p>43755</text:p>
          </table:table-cell>
          <table:table-cell table:style-name="ce12" table:formula="of:=[.B640]-[.C640]" office:value-type="date" office:date-value="1899-12-30T15:36:58.80373405293" calcext:value-type="date">
            <text:p>12/30/99 03:36 PM</text:p>
          </table:table-cell>
          <table:table-cell table:formula="of:=MOD([.E639]-[.$E$2];[.$H$2])+1+[.$E$2]" office:value-type="float" office:value="258" calcext:value-type="float">
            <text:p>258</text:p>
          </table:table-cell>
          <table:table-cell table:formula="of:=MOD([.F639]+1/[.$H$2];5)" office:value-type="float" office:value="0.616666666666642" calcext:value-type="float">
            <text:p>0,616666666666642</text:p>
          </table:table-cell>
          <table:table-cell table:formula="of:=IF([.F640]&lt;0.000001;[.G639]+2+1/[.$H$2];[.G639]+1/[.$H$2])" office:value-type="float" office:value="10.6166666666668" calcext:value-type="float">
            <text:p>10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1]))" office:value-type="date" office:date-value="2019-10-17T15:46:04.642376" calcext:value-type="date">
            <text:p>2019-10-17 15:46:05</text:p>
          </table:table-cell>
          <table:table-cell table:style-name="ce7" table:formula="of:=[.A641]" office:value-type="date" office:date-value="2019-10-17T15:46:04.642376" calcext:value-type="date">
            <text:p>2019-10-17 15:46:05</text:p>
          </table:table-cell>
          <table:table-cell table:formula="of:=TRUNC([.A641])" office:value-type="float" office:value="43755" calcext:value-type="float">
            <text:p>43755</text:p>
          </table:table-cell>
          <table:table-cell table:style-name="ce12" table:formula="of:=[.B641]-[.C641]" office:value-type="date" office:date-value="1899-12-30T15:46:04.64237594046" calcext:value-type="date">
            <text:p>12/30/99 03:46 PM</text:p>
          </table:table-cell>
          <table:table-cell table:formula="of:=MOD([.E640]-[.$E$2];[.$H$2])+1+[.$E$2]" office:value-type="float" office:value="259" calcext:value-type="float">
            <text:p>259</text:p>
          </table:table-cell>
          <table:table-cell table:formula="of:=MOD([.F640]+1/[.$H$2];5)" office:value-type="float" office:value="0.633333333333309" calcext:value-type="float">
            <text:p>0,633333333333309</text:p>
          </table:table-cell>
          <table:table-cell table:formula="of:=IF([.F641]&lt;0.000001;[.G640]+2+1/[.$H$2];[.G640]+1/[.$H$2])" office:value-type="float" office:value="10.6333333333334" calcext:value-type="float">
            <text:p>10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2]))" office:value-type="date" office:date-value="2019-10-17T15:55:23.282165" calcext:value-type="date">
            <text:p>2019-10-17 15:55:23</text:p>
          </table:table-cell>
          <table:table-cell table:style-name="ce7" table:formula="of:=[.A642]" office:value-type="date" office:date-value="2019-10-17T15:55:23.282165" calcext:value-type="date">
            <text:p>2019-10-17 15:55:23</text:p>
          </table:table-cell>
          <table:table-cell table:formula="of:=TRUNC([.A642])" office:value-type="float" office:value="43755" calcext:value-type="float">
            <text:p>43755</text:p>
          </table:table-cell>
          <table:table-cell table:style-name="ce12" table:formula="of:=[.B642]-[.C642]" office:value-type="date" office:date-value="1899-12-30T15:55:23.28216545284" calcext:value-type="date">
            <text:p>12/30/99 03:55 PM</text:p>
          </table:table-cell>
          <table:table-cell table:formula="of:=MOD([.E641]-[.$E$2];[.$H$2])+1+[.$E$2]" office:value-type="float" office:value="260" calcext:value-type="float">
            <text:p>260</text:p>
          </table:table-cell>
          <table:table-cell table:formula="of:=MOD([.F641]+1/[.$H$2];5)" office:value-type="float" office:value="0.649999999999975" calcext:value-type="float">
            <text:p>0,649999999999975</text:p>
          </table:table-cell>
          <table:table-cell table:formula="of:=IF([.F642]&lt;0.000001;[.G641]+2+1/[.$H$2];[.G641]+1/[.$H$2])" office:value-type="float" office:value="10.6500000000001" calcext:value-type="float">
            <text:p>10,6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3]))" office:value-type="date" office:date-value="2019-10-17T15:37:46.964562" calcext:value-type="date">
            <text:p>2019-10-17 15:37:47</text:p>
          </table:table-cell>
          <table:table-cell table:style-name="ce7" table:formula="of:=[.A643]" office:value-type="date" office:date-value="2019-10-17T15:37:46.964562" calcext:value-type="date">
            <text:p>2019-10-17 15:37:47</text:p>
          </table:table-cell>
          <table:table-cell table:formula="of:=TRUNC([.A643])" office:value-type="float" office:value="43755" calcext:value-type="float">
            <text:p>43755</text:p>
          </table:table-cell>
          <table:table-cell table:style-name="ce12" table:formula="of:=[.B643]-[.C643]" office:value-type="date" office:date-value="1899-12-30T15:37:46.96456151549" calcext:value-type="date">
            <text:p>12/30/99 03:37 PM</text:p>
          </table:table-cell>
          <table:table-cell table:formula="of:=MOD([.E642]-[.$E$2];[.$H$2])+1+[.$E$2]" office:value-type="float" office:value="261" calcext:value-type="float">
            <text:p>261</text:p>
          </table:table-cell>
          <table:table-cell table:formula="of:=MOD([.F642]+1/[.$H$2];5)" office:value-type="float" office:value="0.666666666666642" calcext:value-type="float">
            <text:p>0,666666666666642</text:p>
          </table:table-cell>
          <table:table-cell table:formula="of:=IF([.F643]&lt;0.000001;[.G642]+2+1/[.$H$2];[.G642]+1/[.$H$2])" office:value-type="float" office:value="10.6666666666668" calcext:value-type="float">
            <text:p>10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4]))" office:value-type="date" office:date-value="2019-10-17T15:24:41.021105" calcext:value-type="date">
            <text:p>2019-10-17 15:24:41</text:p>
          </table:table-cell>
          <table:table-cell table:style-name="ce7" table:formula="of:=[.A644]" office:value-type="date" office:date-value="2019-10-17T15:24:41.021105" calcext:value-type="date">
            <text:p>2019-10-17 15:24:41</text:p>
          </table:table-cell>
          <table:table-cell table:formula="of:=TRUNC([.A644])" office:value-type="float" office:value="43755" calcext:value-type="float">
            <text:p>43755</text:p>
          </table:table-cell>
          <table:table-cell table:style-name="ce12" table:formula="of:=[.B644]-[.C644]" office:value-type="date" office:date-value="1899-12-30T15:24:41.02110461332" calcext:value-type="date">
            <text:p>12/30/99 03:24 PM</text:p>
          </table:table-cell>
          <table:table-cell table:formula="of:=MOD([.E643]-[.$E$2];[.$H$2])+1+[.$E$2]" office:value-type="float" office:value="262" calcext:value-type="float">
            <text:p>262</text:p>
          </table:table-cell>
          <table:table-cell table:formula="of:=MOD([.F643]+1/[.$H$2];5)" office:value-type="float" office:value="0.683333333333309" calcext:value-type="float">
            <text:p>0,683333333333309</text:p>
          </table:table-cell>
          <table:table-cell table:formula="of:=IF([.F644]&lt;0.000001;[.G643]+2+1/[.$H$2];[.G643]+1/[.$H$2])" office:value-type="float" office:value="10.6833333333334" calcext:value-type="float">
            <text:p>10,6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5]))" office:value-type="date" office:date-value="2019-10-17T15:33:48.795706" calcext:value-type="date">
            <text:p>2019-10-17 15:33:49</text:p>
          </table:table-cell>
          <table:table-cell table:style-name="ce7" table:formula="of:=[.A645]" office:value-type="date" office:date-value="2019-10-17T15:33:48.795706" calcext:value-type="date">
            <text:p>2019-10-17 15:33:49</text:p>
          </table:table-cell>
          <table:table-cell table:formula="of:=TRUNC([.A645])" office:value-type="float" office:value="43755" calcext:value-type="float">
            <text:p>43755</text:p>
          </table:table-cell>
          <table:table-cell table:style-name="ce12" table:formula="of:=[.B645]-[.C645]" office:value-type="date" office:date-value="1899-12-30T15:33:48.79570587538" calcext:value-type="date">
            <text:p>12/30/99 03:33 PM</text:p>
          </table:table-cell>
          <table:table-cell table:formula="of:=MOD([.E644]-[.$E$2];[.$H$2])+1+[.$E$2]" office:value-type="float" office:value="263" calcext:value-type="float">
            <text:p>263</text:p>
          </table:table-cell>
          <table:table-cell table:formula="of:=MOD([.F644]+1/[.$H$2];5)" office:value-type="float" office:value="0.699999999999976" calcext:value-type="float">
            <text:p>0,699999999999976</text:p>
          </table:table-cell>
          <table:table-cell table:formula="of:=IF([.F645]&lt;0.000001;[.G644]+2+1/[.$H$2];[.G644]+1/[.$H$2])" office:value-type="float" office:value="10.7000000000001" calcext:value-type="float">
            <text:p>10,7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6]))" office:value-type="date" office:date-value="2019-10-17T15:24:00.192212" calcext:value-type="date">
            <text:p>2019-10-17 15:24:00</text:p>
          </table:table-cell>
          <table:table-cell table:style-name="ce7" table:formula="of:=[.A646]" office:value-type="date" office:date-value="2019-10-17T15:24:00.192212" calcext:value-type="date">
            <text:p>2019-10-17 15:24:00</text:p>
          </table:table-cell>
          <table:table-cell table:formula="of:=TRUNC([.A646])" office:value-type="float" office:value="43755" calcext:value-type="float">
            <text:p>43755</text:p>
          </table:table-cell>
          <table:table-cell table:style-name="ce12" table:formula="of:=[.B646]-[.C646]" office:value-type="date" office:date-value="1899-12-30T15:24:00.19221221097" calcext:value-type="date">
            <text:p>12/30/99 03:24 PM</text:p>
          </table:table-cell>
          <table:table-cell table:formula="of:=MOD([.E645]-[.$E$2];[.$H$2])+1+[.$E$2]" office:value-type="float" office:value="264" calcext:value-type="float">
            <text:p>264</text:p>
          </table:table-cell>
          <table:table-cell table:formula="of:=MOD([.F645]+1/[.$H$2];5)" office:value-type="float" office:value="0.716666666666642" calcext:value-type="float">
            <text:p>0,716666666666642</text:p>
          </table:table-cell>
          <table:table-cell table:formula="of:=IF([.F646]&lt;0.000001;[.G645]+2+1/[.$H$2];[.G645]+1/[.$H$2])" office:value-type="float" office:value="10.7166666666668" calcext:value-type="float">
            <text:p>10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7]))" office:value-type="date" office:date-value="2019-10-17T15:46:10.547887" calcext:value-type="date">
            <text:p>2019-10-17 15:46:11</text:p>
          </table:table-cell>
          <table:table-cell table:style-name="ce7" table:formula="of:=[.A647]" office:value-type="date" office:date-value="2019-10-17T15:46:10.547887" calcext:value-type="date">
            <text:p>2019-10-17 15:46:11</text:p>
          </table:table-cell>
          <table:table-cell table:formula="of:=TRUNC([.A647])" office:value-type="float" office:value="43755" calcext:value-type="float">
            <text:p>43755</text:p>
          </table:table-cell>
          <table:table-cell table:style-name="ce12" table:formula="of:=[.B647]-[.C647]" office:value-type="date" office:date-value="1899-12-30T15:46:10.54788731039" calcext:value-type="date">
            <text:p>12/30/99 03:46 PM</text:p>
          </table:table-cell>
          <table:table-cell table:formula="of:=MOD([.E646]-[.$E$2];[.$H$2])+1+[.$E$2]" office:value-type="float" office:value="265" calcext:value-type="float">
            <text:p>265</text:p>
          </table:table-cell>
          <table:table-cell table:formula="of:=MOD([.F646]+1/[.$H$2];5)" office:value-type="float" office:value="0.733333333333309" calcext:value-type="float">
            <text:p>0,733333333333309</text:p>
          </table:table-cell>
          <table:table-cell table:formula="of:=IF([.F647]&lt;0.000001;[.G646]+2+1/[.$H$2];[.G646]+1/[.$H$2])" office:value-type="float" office:value="10.7333333333334" calcext:value-type="float">
            <text:p>10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8]))" office:value-type="date" office:date-value="2019-10-17T15:22:29.767398" calcext:value-type="date">
            <text:p>2019-10-17 15:22:30</text:p>
          </table:table-cell>
          <table:table-cell table:style-name="ce7" table:formula="of:=[.A648]" office:value-type="date" office:date-value="2019-10-17T15:22:29.767398" calcext:value-type="date">
            <text:p>2019-10-17 15:22:30</text:p>
          </table:table-cell>
          <table:table-cell table:formula="of:=TRUNC([.A648])" office:value-type="float" office:value="43755" calcext:value-type="float">
            <text:p>43755</text:p>
          </table:table-cell>
          <table:table-cell table:style-name="ce12" table:formula="of:=[.B648]-[.C648]" office:value-type="date" office:date-value="1899-12-30T15:22:29.76739841513" calcext:value-type="date">
            <text:p>12/30/99 03:22 PM</text:p>
          </table:table-cell>
          <table:table-cell table:formula="of:=MOD([.E647]-[.$E$2];[.$H$2])+1+[.$E$2]" office:value-type="float" office:value="266" calcext:value-type="float">
            <text:p>266</text:p>
          </table:table-cell>
          <table:table-cell table:formula="of:=MOD([.F647]+1/[.$H$2];5)" office:value-type="float" office:value="0.749999999999976" calcext:value-type="float">
            <text:p>0,749999999999976</text:p>
          </table:table-cell>
          <table:table-cell table:formula="of:=IF([.F648]&lt;0.000001;[.G647]+2+1/[.$H$2];[.G647]+1/[.$H$2])" office:value-type="float" office:value="10.7500000000001" calcext:value-type="float">
            <text:p>10,7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9]))" office:value-type="date" office:date-value="2019-10-17T16:00:23.688236" calcext:value-type="date">
            <text:p>2019-10-17 16:00:24</text:p>
          </table:table-cell>
          <table:table-cell table:style-name="ce7" table:formula="of:=[.A649]" office:value-type="date" office:date-value="2019-10-17T16:00:23.688236" calcext:value-type="date">
            <text:p>2019-10-17 16:00:24</text:p>
          </table:table-cell>
          <table:table-cell table:formula="of:=TRUNC([.A649])" office:value-type="float" office:value="43755" calcext:value-type="float">
            <text:p>43755</text:p>
          </table:table-cell>
          <table:table-cell table:style-name="ce12" table:formula="of:=[.B649]-[.C649]" office:value-type="date" office:date-value="1899-12-30T16:00:23.68823569268" calcext:value-type="date">
            <text:p>12/30/99 04:00 PM</text:p>
          </table:table-cell>
          <table:table-cell table:formula="of:=MOD([.E648]-[.$E$2];[.$H$2])+1+[.$E$2]" office:value-type="float" office:value="267" calcext:value-type="float">
            <text:p>267</text:p>
          </table:table-cell>
          <table:table-cell table:formula="of:=MOD([.F648]+1/[.$H$2];5)" office:value-type="float" office:value="0.766666666666642" calcext:value-type="float">
            <text:p>0,766666666666642</text:p>
          </table:table-cell>
          <table:table-cell table:formula="of:=IF([.F649]&lt;0.000001;[.G648]+2+1/[.$H$2];[.G648]+1/[.$H$2])" office:value-type="float" office:value="10.7666666666668" calcext:value-type="float">
            <text:p>10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0]))" office:value-type="date" office:date-value="2019-10-17T15:21:13.777797" calcext:value-type="date">
            <text:p>2019-10-17 15:21:14</text:p>
          </table:table-cell>
          <table:table-cell table:style-name="ce7" table:formula="of:=[.A650]" office:value-type="date" office:date-value="2019-10-17T15:21:13.777797" calcext:value-type="date">
            <text:p>2019-10-17 15:21:14</text:p>
          </table:table-cell>
          <table:table-cell table:formula="of:=TRUNC([.A650])" office:value-type="float" office:value="43755" calcext:value-type="float">
            <text:p>43755</text:p>
          </table:table-cell>
          <table:table-cell table:style-name="ce12" table:formula="of:=[.B650]-[.C650]" office:value-type="date" office:date-value="1899-12-30T15:21:13.77779725939" calcext:value-type="date">
            <text:p>12/30/99 03:21 PM</text:p>
          </table:table-cell>
          <table:table-cell table:formula="of:=MOD([.E649]-[.$E$2];[.$H$2])+1+[.$E$2]" office:value-type="float" office:value="268" calcext:value-type="float">
            <text:p>268</text:p>
          </table:table-cell>
          <table:table-cell table:formula="of:=MOD([.F649]+1/[.$H$2];5)" office:value-type="float" office:value="0.783333333333309" calcext:value-type="float">
            <text:p>0,783333333333309</text:p>
          </table:table-cell>
          <table:table-cell table:formula="of:=IF([.F650]&lt;0.000001;[.G649]+2+1/[.$H$2];[.G649]+1/[.$H$2])" office:value-type="float" office:value="10.7833333333335" calcext:value-type="float">
            <text:p>10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1]))" office:value-type="date" office:date-value="2019-10-17T15:36:06.44517" calcext:value-type="date">
            <text:p>2019-10-17 15:36:06</text:p>
          </table:table-cell>
          <table:table-cell table:style-name="ce7" table:formula="of:=[.A651]" office:value-type="date" office:date-value="2019-10-17T15:36:06.44517" calcext:value-type="date">
            <text:p>2019-10-17 15:36:06</text:p>
          </table:table-cell>
          <table:table-cell table:formula="of:=TRUNC([.A651])" office:value-type="float" office:value="43755" calcext:value-type="float">
            <text:p>43755</text:p>
          </table:table-cell>
          <table:table-cell table:style-name="ce12" table:formula="of:=[.B651]-[.C651]" office:value-type="date" office:date-value="1899-12-30T15:36:06.44517048262" calcext:value-type="date">
            <text:p>12/30/99 03:36 PM</text:p>
          </table:table-cell>
          <table:table-cell table:formula="of:=MOD([.E650]-[.$E$2];[.$H$2])+1+[.$E$2]" office:value-type="float" office:value="269" calcext:value-type="float">
            <text:p>269</text:p>
          </table:table-cell>
          <table:table-cell table:formula="of:=MOD([.F650]+1/[.$H$2];5)" office:value-type="float" office:value="0.799999999999976" calcext:value-type="float">
            <text:p>0,799999999999976</text:p>
          </table:table-cell>
          <table:table-cell table:formula="of:=IF([.F651]&lt;0.000001;[.G650]+2+1/[.$H$2];[.G650]+1/[.$H$2])" office:value-type="float" office:value="10.8000000000001" calcext:value-type="float">
            <text:p>10,8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2]))" office:value-type="date" office:date-value="2019-10-17T15:36:55.461874" calcext:value-type="date">
            <text:p>2019-10-17 15:36:55</text:p>
          </table:table-cell>
          <table:table-cell table:style-name="ce7" table:formula="of:=[.A652]" office:value-type="date" office:date-value="2019-10-17T15:36:55.461874" calcext:value-type="date">
            <text:p>2019-10-17 15:36:55</text:p>
          </table:table-cell>
          <table:table-cell table:formula="of:=TRUNC([.A652])" office:value-type="float" office:value="43755" calcext:value-type="float">
            <text:p>43755</text:p>
          </table:table-cell>
          <table:table-cell table:style-name="ce12" table:formula="of:=[.B652]-[.C652]" office:value-type="date" office:date-value="1899-12-30T15:36:55.46187428758" calcext:value-type="date">
            <text:p>12/30/99 03:36 PM</text:p>
          </table:table-cell>
          <table:table-cell table:formula="of:=MOD([.E651]-[.$E$2];[.$H$2])+1+[.$E$2]" office:value-type="float" office:value="270" calcext:value-type="float">
            <text:p>270</text:p>
          </table:table-cell>
          <table:table-cell table:formula="of:=MOD([.F651]+1/[.$H$2];5)" office:value-type="float" office:value="0.816666666666642" calcext:value-type="float">
            <text:p>0,816666666666642</text:p>
          </table:table-cell>
          <table:table-cell table:formula="of:=IF([.F652]&lt;0.000001;[.G651]+2+1/[.$H$2];[.G651]+1/[.$H$2])" office:value-type="float" office:value="10.8166666666668" calcext:value-type="float">
            <text:p>10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3]))" office:value-type="date" office:date-value="2019-10-17T15:17:10.829823" calcext:value-type="date">
            <text:p>2019-10-17 15:17:11</text:p>
          </table:table-cell>
          <table:table-cell table:style-name="ce7" table:formula="of:=[.A653]" office:value-type="date" office:date-value="2019-10-17T15:17:10.829823" calcext:value-type="date">
            <text:p>2019-10-17 15:17:11</text:p>
          </table:table-cell>
          <table:table-cell table:formula="of:=TRUNC([.A653])" office:value-type="float" office:value="43755" calcext:value-type="float">
            <text:p>43755</text:p>
          </table:table-cell>
          <table:table-cell table:style-name="ce12" table:formula="of:=[.B653]-[.C653]" office:value-type="date" office:date-value="1899-12-30T15:17:10.82982287742" calcext:value-type="date">
            <text:p>12/30/99 03:17 PM</text:p>
          </table:table-cell>
          <table:table-cell table:formula="of:=MOD([.E652]-[.$E$2];[.$H$2])+1+[.$E$2]" office:value-type="float" office:value="271" calcext:value-type="float">
            <text:p>271</text:p>
          </table:table-cell>
          <table:table-cell table:formula="of:=MOD([.F652]+1/[.$H$2];5)" office:value-type="float" office:value="0.833333333333309" calcext:value-type="float">
            <text:p>0,833333333333309</text:p>
          </table:table-cell>
          <table:table-cell table:formula="of:=IF([.F653]&lt;0.000001;[.G652]+2+1/[.$H$2];[.G652]+1/[.$H$2])" office:value-type="float" office:value="10.8333333333335" calcext:value-type="float">
            <text:p>10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4]))" office:value-type="date" office:date-value="2019-10-17T15:32:24.686078" calcext:value-type="date">
            <text:p>2019-10-17 15:32:25</text:p>
          </table:table-cell>
          <table:table-cell table:style-name="ce7" table:formula="of:=[.A654]" office:value-type="date" office:date-value="2019-10-17T15:32:24.686078" calcext:value-type="date">
            <text:p>2019-10-17 15:32:25</text:p>
          </table:table-cell>
          <table:table-cell table:formula="of:=TRUNC([.A654])" office:value-type="float" office:value="43755" calcext:value-type="float">
            <text:p>43755</text:p>
          </table:table-cell>
          <table:table-cell table:style-name="ce12" table:formula="of:=[.B654]-[.C654]" office:value-type="date" office:date-value="1899-12-30T15:32:24.68607797753" calcext:value-type="date">
            <text:p>12/30/99 03:32 PM</text:p>
          </table:table-cell>
          <table:table-cell table:formula="of:=MOD([.E653]-[.$E$2];[.$H$2])+1+[.$E$2]" office:value-type="float" office:value="272" calcext:value-type="float">
            <text:p>272</text:p>
          </table:table-cell>
          <table:table-cell table:formula="of:=MOD([.F653]+1/[.$H$2];5)" office:value-type="float" office:value="0.849999999999976" calcext:value-type="float">
            <text:p>0,849999999999976</text:p>
          </table:table-cell>
          <table:table-cell table:formula="of:=IF([.F654]&lt;0.000001;[.G653]+2+1/[.$H$2];[.G653]+1/[.$H$2])" office:value-type="float" office:value="10.8500000000001" calcext:value-type="float">
            <text:p>10,8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5]))" office:value-type="date" office:date-value="2019-10-17T15:26:13.60276" calcext:value-type="date">
            <text:p>2019-10-17 15:26:14</text:p>
          </table:table-cell>
          <table:table-cell table:style-name="ce7" table:formula="of:=[.A655]" office:value-type="date" office:date-value="2019-10-17T15:26:13.60276" calcext:value-type="date">
            <text:p>2019-10-17 15:26:14</text:p>
          </table:table-cell>
          <table:table-cell table:formula="of:=TRUNC([.A655])" office:value-type="float" office:value="43755" calcext:value-type="float">
            <text:p>43755</text:p>
          </table:table-cell>
          <table:table-cell table:style-name="ce12" table:formula="of:=[.B655]-[.C655]" office:value-type="date" office:date-value="1899-12-30T15:26:13.60276021063" calcext:value-type="date">
            <text:p>12/30/99 03:26 PM</text:p>
          </table:table-cell>
          <table:table-cell table:formula="of:=MOD([.E654]-[.$E$2];[.$H$2])+1+[.$E$2]" office:value-type="float" office:value="273" calcext:value-type="float">
            <text:p>273</text:p>
          </table:table-cell>
          <table:table-cell table:formula="of:=MOD([.F654]+1/[.$H$2];5)" office:value-type="float" office:value="0.866666666666643" calcext:value-type="float">
            <text:p>0,866666666666643</text:p>
          </table:table-cell>
          <table:table-cell table:formula="of:=IF([.F655]&lt;0.000001;[.G654]+2+1/[.$H$2];[.G654]+1/[.$H$2])" office:value-type="float" office:value="10.8666666666668" calcext:value-type="float">
            <text:p>10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6]))" office:value-type="date" office:date-value="2019-10-17T15:38:17.153649" calcext:value-type="date">
            <text:p>2019-10-17 15:38:17</text:p>
          </table:table-cell>
          <table:table-cell table:style-name="ce7" table:formula="of:=[.A656]" office:value-type="date" office:date-value="2019-10-17T15:38:17.153649" calcext:value-type="date">
            <text:p>2019-10-17 15:38:17</text:p>
          </table:table-cell>
          <table:table-cell table:formula="of:=TRUNC([.A656])" office:value-type="float" office:value="43755" calcext:value-type="float">
            <text:p>43755</text:p>
          </table:table-cell>
          <table:table-cell table:style-name="ce12" table:formula="of:=[.B656]-[.C656]" office:value-type="date" office:date-value="1899-12-30T15:38:17.15364917647" calcext:value-type="date">
            <text:p>12/30/99 03:38 PM</text:p>
          </table:table-cell>
          <table:table-cell table:formula="of:=MOD([.E655]-[.$E$2];[.$H$2])+1+[.$E$2]" office:value-type="float" office:value="274" calcext:value-type="float">
            <text:p>274</text:p>
          </table:table-cell>
          <table:table-cell table:formula="of:=MOD([.F655]+1/[.$H$2];5)" office:value-type="float" office:value="0.883333333333309" calcext:value-type="float">
            <text:p>0,883333333333309</text:p>
          </table:table-cell>
          <table:table-cell table:formula="of:=IF([.F656]&lt;0.000001;[.G655]+2+1/[.$H$2];[.G655]+1/[.$H$2])" office:value-type="float" office:value="10.8833333333335" calcext:value-type="float">
            <text:p>10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7]))" office:value-type="date" office:date-value="2019-10-17T15:37:56.990294" calcext:value-type="date">
            <text:p>2019-10-17 15:37:57</text:p>
          </table:table-cell>
          <table:table-cell table:style-name="ce7" table:formula="of:=[.A657]" office:value-type="date" office:date-value="2019-10-17T15:37:56.990294" calcext:value-type="date">
            <text:p>2019-10-17 15:37:57</text:p>
          </table:table-cell>
          <table:table-cell table:formula="of:=TRUNC([.A657])" office:value-type="float" office:value="43755" calcext:value-type="float">
            <text:p>43755</text:p>
          </table:table-cell>
          <table:table-cell table:style-name="ce12" table:formula="of:=[.B657]-[.C657]" office:value-type="date" office:date-value="1899-12-30T15:37:56.99029357173" calcext:value-type="date">
            <text:p>12/30/99 03:37 PM</text:p>
          </table:table-cell>
          <table:table-cell table:formula="of:=MOD([.E656]-[.$E$2];[.$H$2])+1+[.$E$2]" office:value-type="float" office:value="275" calcext:value-type="float">
            <text:p>275</text:p>
          </table:table-cell>
          <table:table-cell table:formula="of:=MOD([.F656]+1/[.$H$2];5)" office:value-type="float" office:value="0.899999999999976" calcext:value-type="float">
            <text:p>0,899999999999976</text:p>
          </table:table-cell>
          <table:table-cell table:formula="of:=IF([.F657]&lt;0.000001;[.G656]+2+1/[.$H$2];[.G656]+1/[.$H$2])" office:value-type="float" office:value="10.9000000000001" calcext:value-type="float">
            <text:p>10,9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8]))" office:value-type="date" office:date-value="2019-10-17T15:42:33.686642" calcext:value-type="date">
            <text:p>2019-10-17 15:42:34</text:p>
          </table:table-cell>
          <table:table-cell table:style-name="ce7" table:formula="of:=[.A658]" office:value-type="date" office:date-value="2019-10-17T15:42:33.686642" calcext:value-type="date">
            <text:p>2019-10-17 15:42:34</text:p>
          </table:table-cell>
          <table:table-cell table:formula="of:=TRUNC([.A658])" office:value-type="float" office:value="43755" calcext:value-type="float">
            <text:p>43755</text:p>
          </table:table-cell>
          <table:table-cell table:style-name="ce12" table:formula="of:=[.B658]-[.C658]" office:value-type="date" office:date-value="1899-12-30T15:42:33.6866415292" calcext:value-type="date">
            <text:p>12/30/99 03:42 PM</text:p>
          </table:table-cell>
          <table:table-cell table:formula="of:=MOD([.E657]-[.$E$2];[.$H$2])+1+[.$E$2]" office:value-type="float" office:value="276" calcext:value-type="float">
            <text:p>276</text:p>
          </table:table-cell>
          <table:table-cell table:formula="of:=MOD([.F657]+1/[.$H$2];5)" office:value-type="float" office:value="0.916666666666643" calcext:value-type="float">
            <text:p>0,916666666666643</text:p>
          </table:table-cell>
          <table:table-cell table:formula="of:=IF([.F658]&lt;0.000001;[.G657]+2+1/[.$H$2];[.G657]+1/[.$H$2])" office:value-type="float" office:value="10.9166666666668" calcext:value-type="float">
            <text:p>10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9]))" office:value-type="date" office:date-value="2019-10-17T15:37:08.756576" calcext:value-type="date">
            <text:p>2019-10-17 15:37:09</text:p>
          </table:table-cell>
          <table:table-cell table:style-name="ce7" table:formula="of:=[.A659]" office:value-type="date" office:date-value="2019-10-17T15:37:08.756576" calcext:value-type="date">
            <text:p>2019-10-17 15:37:09</text:p>
          </table:table-cell>
          <table:table-cell table:formula="of:=TRUNC([.A659])" office:value-type="float" office:value="43755" calcext:value-type="float">
            <text:p>43755</text:p>
          </table:table-cell>
          <table:table-cell table:style-name="ce12" table:formula="of:=[.B659]-[.C659]" office:value-type="date" office:date-value="1899-12-30T15:37:08.75657624099" calcext:value-type="date">
            <text:p>12/30/99 03:37 PM</text:p>
          </table:table-cell>
          <table:table-cell table:formula="of:=MOD([.E658]-[.$E$2];[.$H$2])+1+[.$E$2]" office:value-type="float" office:value="277" calcext:value-type="float">
            <text:p>277</text:p>
          </table:table-cell>
          <table:table-cell table:formula="of:=MOD([.F658]+1/[.$H$2];5)" office:value-type="float" office:value="0.93333333333331" calcext:value-type="float">
            <text:p>0,93333333333331</text:p>
          </table:table-cell>
          <table:table-cell table:formula="of:=IF([.F659]&lt;0.000001;[.G658]+2+1/[.$H$2];[.G658]+1/[.$H$2])" office:value-type="float" office:value="10.9333333333335" calcext:value-type="float">
            <text:p>10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0]))" office:value-type="date" office:date-value="2019-10-17T15:34:29.838644" calcext:value-type="date">
            <text:p>2019-10-17 15:34:30</text:p>
          </table:table-cell>
          <table:table-cell table:style-name="ce7" table:formula="of:=[.A660]" office:value-type="date" office:date-value="2019-10-17T15:34:29.838644" calcext:value-type="date">
            <text:p>2019-10-17 15:34:30</text:p>
          </table:table-cell>
          <table:table-cell table:formula="of:=TRUNC([.A660])" office:value-type="float" office:value="43755" calcext:value-type="float">
            <text:p>43755</text:p>
          </table:table-cell>
          <table:table-cell table:style-name="ce12" table:formula="of:=[.B660]-[.C660]" office:value-type="date" office:date-value="1899-12-30T15:34:29.83864358626" calcext:value-type="date">
            <text:p>12/30/99 03:34 PM</text:p>
          </table:table-cell>
          <table:table-cell table:formula="of:=MOD([.E659]-[.$E$2];[.$H$2])+1+[.$E$2]" office:value-type="float" office:value="278" calcext:value-type="float">
            <text:p>278</text:p>
          </table:table-cell>
          <table:table-cell table:formula="of:=MOD([.F659]+1/[.$H$2];5)" office:value-type="float" office:value="0.949999999999976" calcext:value-type="float">
            <text:p>0,949999999999976</text:p>
          </table:table-cell>
          <table:table-cell table:formula="of:=IF([.F660]&lt;0.000001;[.G659]+2+1/[.$H$2];[.G659]+1/[.$H$2])" office:value-type="float" office:value="10.9500000000001" calcext:value-type="float">
            <text:p>10,9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1]))" office:value-type="date" office:date-value="2019-10-17T16:03:22.536408" calcext:value-type="date">
            <text:p>2019-10-17 16:03:23</text:p>
          </table:table-cell>
          <table:table-cell table:style-name="ce7" table:formula="of:=[.A661]" office:value-type="date" office:date-value="2019-10-17T16:03:22.536408" calcext:value-type="date">
            <text:p>2019-10-17 16:03:23</text:p>
          </table:table-cell>
          <table:table-cell table:formula="of:=TRUNC([.A661])" office:value-type="float" office:value="43755" calcext:value-type="float">
            <text:p>43755</text:p>
          </table:table-cell>
          <table:table-cell table:style-name="ce12" table:formula="of:=[.B661]-[.C661]" office:value-type="date" office:date-value="1899-12-30T16:03:22.53640750889" calcext:value-type="date">
            <text:p>12/30/99 04:03 PM</text:p>
          </table:table-cell>
          <table:table-cell table:formula="of:=MOD([.E660]-[.$E$2];[.$H$2])+1+[.$E$2]" office:value-type="float" office:value="279" calcext:value-type="float">
            <text:p>279</text:p>
          </table:table-cell>
          <table:table-cell table:formula="of:=MOD([.F660]+1/[.$H$2];5)" office:value-type="float" office:value="0.966666666666643" calcext:value-type="float">
            <text:p>0,966666666666643</text:p>
          </table:table-cell>
          <table:table-cell table:formula="of:=IF([.F661]&lt;0.000001;[.G660]+2+1/[.$H$2];[.G660]+1/[.$H$2])" office:value-type="float" office:value="10.9666666666668" calcext:value-type="float">
            <text:p>10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2]))" office:value-type="date" office:date-value="2019-10-17T15:33:30.774592" calcext:value-type="date">
            <text:p>2019-10-17 15:33:31</text:p>
          </table:table-cell>
          <table:table-cell table:style-name="ce7" table:formula="of:=[.A662]" office:value-type="date" office:date-value="2019-10-17T15:33:30.774592" calcext:value-type="date">
            <text:p>2019-10-17 15:33:31</text:p>
          </table:table-cell>
          <table:table-cell table:formula="of:=TRUNC([.A662])" office:value-type="float" office:value="43755" calcext:value-type="float">
            <text:p>43755</text:p>
          </table:table-cell>
          <table:table-cell table:style-name="ce12" table:formula="of:=[.B662]-[.C662]" office:value-type="date" office:date-value="1899-12-30T15:33:30.77459247317" calcext:value-type="date">
            <text:p>12/30/99 03:33 PM</text:p>
          </table:table-cell>
          <table:table-cell table:formula="of:=MOD([.E661]-[.$E$2];[.$H$2])+1+[.$E$2]" office:value-type="float" office:value="280" calcext:value-type="float">
            <text:p>280</text:p>
          </table:table-cell>
          <table:table-cell table:formula="of:=MOD([.F661]+1/[.$H$2];5)" office:value-type="float" office:value="0.98333333333331" calcext:value-type="float">
            <text:p>0,98333333333331</text:p>
          </table:table-cell>
          <table:table-cell table:formula="of:=IF([.F662]&lt;0.000001;[.G661]+2+1/[.$H$2];[.G661]+1/[.$H$2])" office:value-type="float" office:value="10.9833333333335" calcext:value-type="float">
            <text:p>10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3]))" office:value-type="date" office:date-value="2019-10-18T15:49:06.319929" calcext:value-type="date">
            <text:p>2019-10-18 15:49:06</text:p>
          </table:table-cell>
          <table:table-cell table:style-name="ce7" table:formula="of:=[.A663]" office:value-type="date" office:date-value="2019-10-18T15:49:06.319929" calcext:value-type="date">
            <text:p>2019-10-18 15:49:06</text:p>
          </table:table-cell>
          <table:table-cell table:formula="of:=TRUNC([.A663])" office:value-type="float" office:value="43756" calcext:value-type="float">
            <text:p>43756</text:p>
          </table:table-cell>
          <table:table-cell table:style-name="ce12" table:formula="of:=[.B663]-[.C663]" office:value-type="date" office:date-value="1899-12-30T15:49:06.31992853247" calcext:value-type="date">
            <text:p>12/30/99 03:49 PM</text:p>
          </table:table-cell>
          <table:table-cell table:formula="of:=MOD([.E662]-[.$E$2];[.$H$2])+1+[.$E$2]" office:value-type="float" office:value="221" calcext:value-type="float">
            <text:p>221</text:p>
          </table:table-cell>
          <table:table-cell table:formula="of:=MOD([.F662]+1/[.$H$2];5)" office:value-type="float" office:value="0.999999999999976" calcext:value-type="float">
            <text:p>0,999999999999976</text:p>
          </table:table-cell>
          <table:table-cell table:formula="of:=IF([.F663]&lt;0.000001;[.G662]+2+1/[.$H$2];[.G662]+1/[.$H$2])" office:value-type="float" office:value="11.0000000000001" calcext:value-type="float">
            <text:p>11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4]))" office:value-type="date" office:date-value="2019-10-18T15:48:46.938275" calcext:value-type="date">
            <text:p>2019-10-18 15:48:47</text:p>
          </table:table-cell>
          <table:table-cell table:style-name="ce7" table:formula="of:=[.A664]" office:value-type="date" office:date-value="2019-10-18T15:48:46.938275" calcext:value-type="date">
            <text:p>2019-10-18 15:48:47</text:p>
          </table:table-cell>
          <table:table-cell table:formula="of:=TRUNC([.A664])" office:value-type="float" office:value="43756" calcext:value-type="float">
            <text:p>43756</text:p>
          </table:table-cell>
          <table:table-cell table:style-name="ce12" table:formula="of:=[.B664]-[.C664]" office:value-type="date" office:date-value="1899-12-30T15:48:46.93827508483" calcext:value-type="date">
            <text:p>12/30/99 03:48 PM</text:p>
          </table:table-cell>
          <table:table-cell table:formula="of:=MOD([.E663]-[.$E$2];[.$H$2])+1+[.$E$2]" office:value-type="float" office:value="222" calcext:value-type="float">
            <text:p>222</text:p>
          </table:table-cell>
          <table:table-cell table:formula="of:=MOD([.F663]+1/[.$H$2];5)" office:value-type="float" office:value="1.01666666666664" calcext:value-type="float">
            <text:p>1,01666666666664</text:p>
          </table:table-cell>
          <table:table-cell table:formula="of:=IF([.F664]&lt;0.000001;[.G663]+2+1/[.$H$2];[.G663]+1/[.$H$2])" office:value-type="float" office:value="11.0166666666668" calcext:value-type="float">
            <text:p>11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5]))" office:value-type="date" office:date-value="2019-10-18T15:30:52.438526" calcext:value-type="date">
            <text:p>2019-10-18 15:30:52</text:p>
          </table:table-cell>
          <table:table-cell table:style-name="ce7" table:formula="of:=[.A665]" office:value-type="date" office:date-value="2019-10-18T15:30:52.438526" calcext:value-type="date">
            <text:p>2019-10-18 15:30:52</text:p>
          </table:table-cell>
          <table:table-cell table:formula="of:=TRUNC([.A665])" office:value-type="float" office:value="43756" calcext:value-type="float">
            <text:p>43756</text:p>
          </table:table-cell>
          <table:table-cell table:style-name="ce12" table:formula="of:=[.B665]-[.C665]" office:value-type="date" office:date-value="1899-12-30T15:30:52.43852587882" calcext:value-type="date">
            <text:p>12/30/99 03:30 PM</text:p>
          </table:table-cell>
          <table:table-cell table:formula="of:=MOD([.E664]-[.$E$2];[.$H$2])+1+[.$E$2]" office:value-type="float" office:value="223" calcext:value-type="float">
            <text:p>223</text:p>
          </table:table-cell>
          <table:table-cell table:formula="of:=MOD([.F664]+1/[.$H$2];5)" office:value-type="float" office:value="1.03333333333331" calcext:value-type="float">
            <text:p>1,03333333333331</text:p>
          </table:table-cell>
          <table:table-cell table:formula="of:=IF([.F665]&lt;0.000001;[.G664]+2+1/[.$H$2];[.G664]+1/[.$H$2])" office:value-type="float" office:value="11.0333333333335" calcext:value-type="float">
            <text:p>11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6]))" office:value-type="date" office:date-value="2019-10-18T15:49:43.762797" calcext:value-type="date">
            <text:p>2019-10-18 15:49:44</text:p>
          </table:table-cell>
          <table:table-cell table:style-name="ce7" table:formula="of:=[.A666]" office:value-type="date" office:date-value="2019-10-18T15:49:43.762797" calcext:value-type="date">
            <text:p>2019-10-18 15:49:44</text:p>
          </table:table-cell>
          <table:table-cell table:formula="of:=TRUNC([.A666])" office:value-type="float" office:value="43756" calcext:value-type="float">
            <text:p>43756</text:p>
          </table:table-cell>
          <table:table-cell table:style-name="ce12" table:formula="of:=[.B666]-[.C666]" office:value-type="date" office:date-value="1899-12-30T15:49:43.7627971312" calcext:value-type="date">
            <text:p>12/30/99 03:49 PM</text:p>
          </table:table-cell>
          <table:table-cell table:formula="of:=MOD([.E665]-[.$E$2];[.$H$2])+1+[.$E$2]" office:value-type="float" office:value="224" calcext:value-type="float">
            <text:p>224</text:p>
          </table:table-cell>
          <table:table-cell table:formula="of:=MOD([.F665]+1/[.$H$2];5)" office:value-type="float" office:value="1.04999999999998" calcext:value-type="float">
            <text:p>1,04999999999998</text:p>
          </table:table-cell>
          <table:table-cell table:formula="of:=IF([.F666]&lt;0.000001;[.G665]+2+1/[.$H$2];[.G665]+1/[.$H$2])" office:value-type="float" office:value="11.0500000000001" calcext:value-type="float">
            <text:p>11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7]))" office:value-type="date" office:date-value="2019-10-18T15:44:18.868228" calcext:value-type="date">
            <text:p>2019-10-18 15:44:19</text:p>
          </table:table-cell>
          <table:table-cell table:style-name="ce7" table:formula="of:=[.A667]" office:value-type="date" office:date-value="2019-10-18T15:44:18.868228" calcext:value-type="date">
            <text:p>2019-10-18 15:44:19</text:p>
          </table:table-cell>
          <table:table-cell table:formula="of:=TRUNC([.A667])" office:value-type="float" office:value="43756" calcext:value-type="float">
            <text:p>43756</text:p>
          </table:table-cell>
          <table:table-cell table:style-name="ce12" table:formula="of:=[.B667]-[.C667]" office:value-type="date" office:date-value="1899-12-30T15:44:18.86822752655" calcext:value-type="date">
            <text:p>12/30/99 03:44 PM</text:p>
          </table:table-cell>
          <table:table-cell table:formula="of:=MOD([.E666]-[.$E$2];[.$H$2])+1+[.$E$2]" office:value-type="float" office:value="225" calcext:value-type="float">
            <text:p>225</text:p>
          </table:table-cell>
          <table:table-cell table:formula="of:=MOD([.F666]+1/[.$H$2];5)" office:value-type="float" office:value="1.06666666666664" calcext:value-type="float">
            <text:p>1,06666666666664</text:p>
          </table:table-cell>
          <table:table-cell table:formula="of:=IF([.F667]&lt;0.000001;[.G666]+2+1/[.$H$2];[.G666]+1/[.$H$2])" office:value-type="float" office:value="11.0666666666668" calcext:value-type="float">
            <text:p>11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8]))" office:value-type="date" office:date-value="2019-10-18T15:53:43.0532" calcext:value-type="date">
            <text:p>2019-10-18 15:53:43</text:p>
          </table:table-cell>
          <table:table-cell table:style-name="ce7" table:formula="of:=[.A668]" office:value-type="date" office:date-value="2019-10-18T15:53:43.0532" calcext:value-type="date">
            <text:p>2019-10-18 15:53:43</text:p>
          </table:table-cell>
          <table:table-cell table:formula="of:=TRUNC([.A668])" office:value-type="float" office:value="43756" calcext:value-type="float">
            <text:p>43756</text:p>
          </table:table-cell>
          <table:table-cell table:style-name="ce12" table:formula="of:=[.B668]-[.C668]" office:value-type="date" office:date-value="1899-12-30T15:53:43.05320044979" calcext:value-type="date">
            <text:p>12/30/99 03:53 PM</text:p>
          </table:table-cell>
          <table:table-cell table:formula="of:=MOD([.E667]-[.$E$2];[.$H$2])+1+[.$E$2]" office:value-type="float" office:value="226" calcext:value-type="float">
            <text:p>226</text:p>
          </table:table-cell>
          <table:table-cell table:formula="of:=MOD([.F667]+1/[.$H$2];5)" office:value-type="float" office:value="1.08333333333331" calcext:value-type="float">
            <text:p>1,08333333333331</text:p>
          </table:table-cell>
          <table:table-cell table:formula="of:=IF([.F668]&lt;0.000001;[.G667]+2+1/[.$H$2];[.G667]+1/[.$H$2])" office:value-type="float" office:value="11.0833333333335" calcext:value-type="float">
            <text:p>11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9]))" office:value-type="date" office:date-value="2019-10-18T15:34:19.564203" calcext:value-type="date">
            <text:p>2019-10-18 15:34:20</text:p>
          </table:table-cell>
          <table:table-cell table:style-name="ce7" table:formula="of:=[.A669]" office:value-type="date" office:date-value="2019-10-18T15:34:19.564203" calcext:value-type="date">
            <text:p>2019-10-18 15:34:20</text:p>
          </table:table-cell>
          <table:table-cell table:formula="of:=TRUNC([.A669])" office:value-type="float" office:value="43756" calcext:value-type="float">
            <text:p>43756</text:p>
          </table:table-cell>
          <table:table-cell table:style-name="ce12" table:formula="of:=[.B669]-[.C669]" office:value-type="date" office:date-value="1899-12-30T15:34:19.56420348957" calcext:value-type="date">
            <text:p>12/30/99 03:34 PM</text:p>
          </table:table-cell>
          <table:table-cell table:formula="of:=MOD([.E668]-[.$E$2];[.$H$2])+1+[.$E$2]" office:value-type="float" office:value="227" calcext:value-type="float">
            <text:p>227</text:p>
          </table:table-cell>
          <table:table-cell table:formula="of:=MOD([.F668]+1/[.$H$2];5)" office:value-type="float" office:value="1.09999999999998" calcext:value-type="float">
            <text:p>1,09999999999998</text:p>
          </table:table-cell>
          <table:table-cell table:formula="of:=IF([.F669]&lt;0.000001;[.G668]+2+1/[.$H$2];[.G668]+1/[.$H$2])" office:value-type="float" office:value="11.1000000000001" calcext:value-type="float">
            <text:p>11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0]))" office:value-type="date" office:date-value="2019-10-18T15:32:30.698376" calcext:value-type="date">
            <text:p>2019-10-18 15:32:31</text:p>
          </table:table-cell>
          <table:table-cell table:style-name="ce7" table:formula="of:=[.A670]" office:value-type="date" office:date-value="2019-10-18T15:32:30.698376" calcext:value-type="date">
            <text:p>2019-10-18 15:32:31</text:p>
          </table:table-cell>
          <table:table-cell table:formula="of:=TRUNC([.A670])" office:value-type="float" office:value="43756" calcext:value-type="float">
            <text:p>43756</text:p>
          </table:table-cell>
          <table:table-cell table:style-name="ce12" table:formula="of:=[.B670]-[.C670]" office:value-type="date" office:date-value="1899-12-30T15:32:30.6983762607" calcext:value-type="date">
            <text:p>12/30/99 03:32 PM</text:p>
          </table:table-cell>
          <table:table-cell table:formula="of:=MOD([.E669]-[.$E$2];[.$H$2])+1+[.$E$2]" office:value-type="float" office:value="228" calcext:value-type="float">
            <text:p>228</text:p>
          </table:table-cell>
          <table:table-cell table:formula="of:=MOD([.F669]+1/[.$H$2];5)" office:value-type="float" office:value="1.11666666666664" calcext:value-type="float">
            <text:p>1,11666666666664</text:p>
          </table:table-cell>
          <table:table-cell table:formula="of:=IF([.F670]&lt;0.000001;[.G669]+2+1/[.$H$2];[.G669]+1/[.$H$2])" office:value-type="float" office:value="11.1166666666668" calcext:value-type="float">
            <text:p>11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1]))" office:value-type="date" office:date-value="2019-10-18T15:07:47.42857" calcext:value-type="date">
            <text:p>2019-10-18 15:07:47</text:p>
          </table:table-cell>
          <table:table-cell table:style-name="ce7" table:formula="of:=[.A671]" office:value-type="date" office:date-value="2019-10-18T15:07:47.42857" calcext:value-type="date">
            <text:p>2019-10-18 15:07:47</text:p>
          </table:table-cell>
          <table:table-cell table:formula="of:=TRUNC([.A671])" office:value-type="float" office:value="43756" calcext:value-type="float">
            <text:p>43756</text:p>
          </table:table-cell>
          <table:table-cell table:style-name="ce12" table:formula="of:=[.B671]-[.C671]" office:value-type="date" office:date-value="1899-12-30T15:07:47.42857005447" calcext:value-type="date">
            <text:p>12/30/99 03:07 PM</text:p>
          </table:table-cell>
          <table:table-cell table:formula="of:=MOD([.E670]-[.$E$2];[.$H$2])+1+[.$E$2]" office:value-type="float" office:value="229" calcext:value-type="float">
            <text:p>229</text:p>
          </table:table-cell>
          <table:table-cell table:formula="of:=MOD([.F670]+1/[.$H$2];5)" office:value-type="float" office:value="1.13333333333331" calcext:value-type="float">
            <text:p>1,13333333333331</text:p>
          </table:table-cell>
          <table:table-cell table:formula="of:=IF([.F671]&lt;0.000001;[.G670]+2+1/[.$H$2];[.G670]+1/[.$H$2])" office:value-type="float" office:value="11.1333333333335" calcext:value-type="float">
            <text:p>11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2]))" office:value-type="date" office:date-value="2019-10-18T15:38:46.182317" calcext:value-type="date">
            <text:p>2019-10-18 15:38:46</text:p>
          </table:table-cell>
          <table:table-cell table:style-name="ce7" table:formula="of:=[.A672]" office:value-type="date" office:date-value="2019-10-18T15:38:46.182317" calcext:value-type="date">
            <text:p>2019-10-18 15:38:46</text:p>
          </table:table-cell>
          <table:table-cell table:formula="of:=TRUNC([.A672])" office:value-type="float" office:value="43756" calcext:value-type="float">
            <text:p>43756</text:p>
          </table:table-cell>
          <table:table-cell table:style-name="ce12" table:formula="of:=[.B672]-[.C672]" office:value-type="date" office:date-value="1899-12-30T15:38:46.18231703527" calcext:value-type="date">
            <text:p>12/30/99 03:38 PM</text:p>
          </table:table-cell>
          <table:table-cell table:formula="of:=MOD([.E671]-[.$E$2];[.$H$2])+1+[.$E$2]" office:value-type="float" office:value="230" calcext:value-type="float">
            <text:p>230</text:p>
          </table:table-cell>
          <table:table-cell table:formula="of:=MOD([.F671]+1/[.$H$2];5)" office:value-type="float" office:value="1.14999999999998" calcext:value-type="float">
            <text:p>1,14999999999998</text:p>
          </table:table-cell>
          <table:table-cell table:formula="of:=IF([.F672]&lt;0.000001;[.G671]+2+1/[.$H$2];[.G671]+1/[.$H$2])" office:value-type="float" office:value="11.1500000000001" calcext:value-type="float">
            <text:p>11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3]))" office:value-type="date" office:date-value="2019-10-18T15:50:14.052532" calcext:value-type="date">
            <text:p>2019-10-18 15:50:14</text:p>
          </table:table-cell>
          <table:table-cell table:style-name="ce7" table:formula="of:=[.A673]" office:value-type="date" office:date-value="2019-10-18T15:50:14.052532" calcext:value-type="date">
            <text:p>2019-10-18 15:50:14</text:p>
          </table:table-cell>
          <table:table-cell table:formula="of:=TRUNC([.A673])" office:value-type="float" office:value="43756" calcext:value-type="float">
            <text:p>43756</text:p>
          </table:table-cell>
          <table:table-cell table:style-name="ce12" table:formula="of:=[.B673]-[.C673]" office:value-type="date" office:date-value="1899-12-30T15:50:14.05253238045" calcext:value-type="date">
            <text:p>12/30/99 03:50 PM</text:p>
          </table:table-cell>
          <table:table-cell table:formula="of:=MOD([.E672]-[.$E$2];[.$H$2])+1+[.$E$2]" office:value-type="float" office:value="231" calcext:value-type="float">
            <text:p>231</text:p>
          </table:table-cell>
          <table:table-cell table:formula="of:=MOD([.F672]+1/[.$H$2];5)" office:value-type="float" office:value="1.16666666666664" calcext:value-type="float">
            <text:p>1,16666666666664</text:p>
          </table:table-cell>
          <table:table-cell table:formula="of:=IF([.F673]&lt;0.000001;[.G672]+2+1/[.$H$2];[.G672]+1/[.$H$2])" office:value-type="float" office:value="11.1666666666668" calcext:value-type="float">
            <text:p>11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4]))" office:value-type="date" office:date-value="2019-10-18T15:55:40.922572" calcext:value-type="date">
            <text:p>2019-10-18 15:55:41</text:p>
          </table:table-cell>
          <table:table-cell table:style-name="ce7" table:formula="of:=[.A674]" office:value-type="date" office:date-value="2019-10-18T15:55:40.922572" calcext:value-type="date">
            <text:p>2019-10-18 15:55:41</text:p>
          </table:table-cell>
          <table:table-cell table:formula="of:=TRUNC([.A674])" office:value-type="float" office:value="43756" calcext:value-type="float">
            <text:p>43756</text:p>
          </table:table-cell>
          <table:table-cell table:style-name="ce12" table:formula="of:=[.B674]-[.C674]" office:value-type="date" office:date-value="1899-12-30T15:55:40.92257218435" calcext:value-type="date">
            <text:p>12/30/99 03:55 PM</text:p>
          </table:table-cell>
          <table:table-cell table:formula="of:=MOD([.E673]-[.$E$2];[.$H$2])+1+[.$E$2]" office:value-type="float" office:value="232" calcext:value-type="float">
            <text:p>232</text:p>
          </table:table-cell>
          <table:table-cell table:formula="of:=MOD([.F673]+1/[.$H$2];5)" office:value-type="float" office:value="1.18333333333331" calcext:value-type="float">
            <text:p>1,18333333333331</text:p>
          </table:table-cell>
          <table:table-cell table:formula="of:=IF([.F674]&lt;0.000001;[.G673]+2+1/[.$H$2];[.G673]+1/[.$H$2])" office:value-type="float" office:value="11.1833333333335" calcext:value-type="float">
            <text:p>11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5]))" office:value-type="date" office:date-value="2019-10-18T15:47:30.43372" calcext:value-type="date">
            <text:p>2019-10-18 15:47:30</text:p>
          </table:table-cell>
          <table:table-cell table:style-name="ce7" table:formula="of:=[.A675]" office:value-type="date" office:date-value="2019-10-18T15:47:30.43372" calcext:value-type="date">
            <text:p>2019-10-18 15:47:30</text:p>
          </table:table-cell>
          <table:table-cell table:formula="of:=TRUNC([.A675])" office:value-type="float" office:value="43756" calcext:value-type="float">
            <text:p>43756</text:p>
          </table:table-cell>
          <table:table-cell table:style-name="ce12" table:formula="of:=[.B675]-[.C675]" office:value-type="date" office:date-value="1899-12-30T15:47:30.43371997308" calcext:value-type="date">
            <text:p>12/30/99 03:47 PM</text:p>
          </table:table-cell>
          <table:table-cell table:formula="of:=MOD([.E674]-[.$E$2];[.$H$2])+1+[.$E$2]" office:value-type="float" office:value="233" calcext:value-type="float">
            <text:p>233</text:p>
          </table:table-cell>
          <table:table-cell table:formula="of:=MOD([.F674]+1/[.$H$2];5)" office:value-type="float" office:value="1.19999999999998" calcext:value-type="float">
            <text:p>1,19999999999998</text:p>
          </table:table-cell>
          <table:table-cell table:formula="of:=IF([.F675]&lt;0.000001;[.G674]+2+1/[.$H$2];[.G674]+1/[.$H$2])" office:value-type="float" office:value="11.2000000000001" calcext:value-type="float">
            <text:p>11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6]))" office:value-type="date" office:date-value="2019-10-18T15:22:09.965573" calcext:value-type="date">
            <text:p>2019-10-18 15:22:10</text:p>
          </table:table-cell>
          <table:table-cell table:style-name="ce7" table:formula="of:=[.A676]" office:value-type="date" office:date-value="2019-10-18T15:22:09.965573" calcext:value-type="date">
            <text:p>2019-10-18 15:22:10</text:p>
          </table:table-cell>
          <table:table-cell table:formula="of:=TRUNC([.A676])" office:value-type="float" office:value="43756" calcext:value-type="float">
            <text:p>43756</text:p>
          </table:table-cell>
          <table:table-cell table:style-name="ce12" table:formula="of:=[.B676]-[.C676]" office:value-type="date" office:date-value="1899-12-30T15:22:09.96557273436" calcext:value-type="date">
            <text:p>12/30/99 03:22 PM</text:p>
          </table:table-cell>
          <table:table-cell table:formula="of:=MOD([.E675]-[.$E$2];[.$H$2])+1+[.$E$2]" office:value-type="float" office:value="234" calcext:value-type="float">
            <text:p>234</text:p>
          </table:table-cell>
          <table:table-cell table:formula="of:=MOD([.F675]+1/[.$H$2];5)" office:value-type="float" office:value="1.21666666666664" calcext:value-type="float">
            <text:p>1,21666666666664</text:p>
          </table:table-cell>
          <table:table-cell table:formula="of:=IF([.F676]&lt;0.000001;[.G675]+2+1/[.$H$2];[.G675]+1/[.$H$2])" office:value-type="float" office:value="11.2166666666668" calcext:value-type="float">
            <text:p>11,2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7]))" office:value-type="date" office:date-value="2019-10-18T15:38:26.182024" calcext:value-type="date">
            <text:p>2019-10-18 15:38:26</text:p>
          </table:table-cell>
          <table:table-cell table:style-name="ce7" table:formula="of:=[.A677]" office:value-type="date" office:date-value="2019-10-18T15:38:26.182024" calcext:value-type="date">
            <text:p>2019-10-18 15:38:26</text:p>
          </table:table-cell>
          <table:table-cell table:formula="of:=TRUNC([.A677])" office:value-type="float" office:value="43756" calcext:value-type="float">
            <text:p>43756</text:p>
          </table:table-cell>
          <table:table-cell table:style-name="ce12" table:formula="of:=[.B677]-[.C677]" office:value-type="date" office:date-value="1899-12-30T15:38:26.18202381302" calcext:value-type="date">
            <text:p>12/30/99 03:38 PM</text:p>
          </table:table-cell>
          <table:table-cell table:formula="of:=MOD([.E676]-[.$E$2];[.$H$2])+1+[.$E$2]" office:value-type="float" office:value="235" calcext:value-type="float">
            <text:p>235</text:p>
          </table:table-cell>
          <table:table-cell table:formula="of:=MOD([.F676]+1/[.$H$2];5)" office:value-type="float" office:value="1.23333333333331" calcext:value-type="float">
            <text:p>1,23333333333331</text:p>
          </table:table-cell>
          <table:table-cell table:formula="of:=IF([.F677]&lt;0.000001;[.G676]+2+1/[.$H$2];[.G676]+1/[.$H$2])" office:value-type="float" office:value="11.2333333333335" calcext:value-type="float">
            <text:p>11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8]))" office:value-type="date" office:date-value="2019-10-18T15:17:27.350088" calcext:value-type="date">
            <text:p>2019-10-18 15:17:27</text:p>
          </table:table-cell>
          <table:table-cell table:style-name="ce7" table:formula="of:=[.A678]" office:value-type="date" office:date-value="2019-10-18T15:17:27.350088" calcext:value-type="date">
            <text:p>2019-10-18 15:17:27</text:p>
          </table:table-cell>
          <table:table-cell table:formula="of:=TRUNC([.A678])" office:value-type="float" office:value="43756" calcext:value-type="float">
            <text:p>43756</text:p>
          </table:table-cell>
          <table:table-cell table:style-name="ce12" table:formula="of:=[.B678]-[.C678]" office:value-type="date" office:date-value="1899-12-30T15:17:27.35008820426" calcext:value-type="date">
            <text:p>12/30/99 03:17 PM</text:p>
          </table:table-cell>
          <table:table-cell table:formula="of:=MOD([.E677]-[.$E$2];[.$H$2])+1+[.$E$2]" office:value-type="float" office:value="236" calcext:value-type="float">
            <text:p>236</text:p>
          </table:table-cell>
          <table:table-cell table:formula="of:=MOD([.F677]+1/[.$H$2];5)" office:value-type="float" office:value="1.24999999999998" calcext:value-type="float">
            <text:p>1,24999999999998</text:p>
          </table:table-cell>
          <table:table-cell table:formula="of:=IF([.F678]&lt;0.000001;[.G677]+2+1/[.$H$2];[.G677]+1/[.$H$2])" office:value-type="float" office:value="11.2500000000001" calcext:value-type="float">
            <text:p>11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9]))" office:value-type="date" office:date-value="2019-10-18T15:30:32.059123" calcext:value-type="date">
            <text:p>2019-10-18 15:30:32</text:p>
          </table:table-cell>
          <table:table-cell table:style-name="ce7" table:formula="of:=[.A679]" office:value-type="date" office:date-value="2019-10-18T15:30:32.059123" calcext:value-type="date">
            <text:p>2019-10-18 15:30:32</text:p>
          </table:table-cell>
          <table:table-cell table:formula="of:=TRUNC([.A679])" office:value-type="float" office:value="43756" calcext:value-type="float">
            <text:p>43756</text:p>
          </table:table-cell>
          <table:table-cell table:style-name="ce12" table:formula="of:=[.B679]-[.C679]" office:value-type="date" office:date-value="1899-12-30T15:30:32.05912273843" calcext:value-type="date">
            <text:p>12/30/99 03:30 PM</text:p>
          </table:table-cell>
          <table:table-cell table:formula="of:=MOD([.E678]-[.$E$2];[.$H$2])+1+[.$E$2]" office:value-type="float" office:value="237" calcext:value-type="float">
            <text:p>237</text:p>
          </table:table-cell>
          <table:table-cell table:formula="of:=MOD([.F678]+1/[.$H$2];5)" office:value-type="float" office:value="1.26666666666664" calcext:value-type="float">
            <text:p>1,26666666666664</text:p>
          </table:table-cell>
          <table:table-cell table:formula="of:=IF([.F679]&lt;0.000001;[.G678]+2+1/[.$H$2];[.G678]+1/[.$H$2])" office:value-type="float" office:value="11.2666666666668" calcext:value-type="float">
            <text:p>11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0]))" office:value-type="date" office:date-value="2019-10-18T15:30:37.095737" calcext:value-type="date">
            <text:p>2019-10-18 15:30:37</text:p>
          </table:table-cell>
          <table:table-cell table:style-name="ce7" table:formula="of:=[.A680]" office:value-type="date" office:date-value="2019-10-18T15:30:37.095737" calcext:value-type="date">
            <text:p>2019-10-18 15:30:37</text:p>
          </table:table-cell>
          <table:table-cell table:formula="of:=TRUNC([.A680])" office:value-type="float" office:value="43756" calcext:value-type="float">
            <text:p>43756</text:p>
          </table:table-cell>
          <table:table-cell table:style-name="ce12" table:formula="of:=[.B680]-[.C680]" office:value-type="date" office:date-value="1899-12-30T15:30:37.09573668893" calcext:value-type="date">
            <text:p>12/30/99 03:30 PM</text:p>
          </table:table-cell>
          <table:table-cell table:formula="of:=MOD([.E679]-[.$E$2];[.$H$2])+1+[.$E$2]" office:value-type="float" office:value="238" calcext:value-type="float">
            <text:p>238</text:p>
          </table:table-cell>
          <table:table-cell table:formula="of:=MOD([.F679]+1/[.$H$2];5)" office:value-type="float" office:value="1.28333333333331" calcext:value-type="float">
            <text:p>1,28333333333331</text:p>
          </table:table-cell>
          <table:table-cell table:formula="of:=IF([.F680]&lt;0.000001;[.G679]+2+1/[.$H$2];[.G679]+1/[.$H$2])" office:value-type="float" office:value="11.2833333333335" calcext:value-type="float">
            <text:p>11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1]))" office:value-type="date" office:date-value="2019-10-18T15:51:51.851271" calcext:value-type="date">
            <text:p>2019-10-18 15:51:52</text:p>
          </table:table-cell>
          <table:table-cell table:style-name="ce7" table:formula="of:=[.A681]" office:value-type="date" office:date-value="2019-10-18T15:51:51.851271" calcext:value-type="date">
            <text:p>2019-10-18 15:51:52</text:p>
          </table:table-cell>
          <table:table-cell table:formula="of:=TRUNC([.A681])" office:value-type="float" office:value="43756" calcext:value-type="float">
            <text:p>43756</text:p>
          </table:table-cell>
          <table:table-cell table:style-name="ce12" table:formula="of:=[.B681]-[.C681]" office:value-type="date" office:date-value="1899-12-30T15:51:51.85127142817" calcext:value-type="date">
            <text:p>12/30/99 03:51 PM</text:p>
          </table:table-cell>
          <table:table-cell table:formula="of:=MOD([.E680]-[.$E$2];[.$H$2])+1+[.$E$2]" office:value-type="float" office:value="239" calcext:value-type="float">
            <text:p>239</text:p>
          </table:table-cell>
          <table:table-cell table:formula="of:=MOD([.F680]+1/[.$H$2];5)" office:value-type="float" office:value="1.29999999999998" calcext:value-type="float">
            <text:p>1,29999999999998</text:p>
          </table:table-cell>
          <table:table-cell table:formula="of:=IF([.F681]&lt;0.000001;[.G680]+2+1/[.$H$2];[.G680]+1/[.$H$2])" office:value-type="float" office:value="11.3000000000001" calcext:value-type="float">
            <text:p>11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2]))" office:value-type="date" office:date-value="2019-10-18T15:49:49.479503" calcext:value-type="date">
            <text:p>2019-10-18 15:49:49</text:p>
          </table:table-cell>
          <table:table-cell table:style-name="ce7" table:formula="of:=[.A682]" office:value-type="date" office:date-value="2019-10-18T15:49:49.479503" calcext:value-type="date">
            <text:p>2019-10-18 15:49:49</text:p>
          </table:table-cell>
          <table:table-cell table:formula="of:=TRUNC([.A682])" office:value-type="float" office:value="43756" calcext:value-type="float">
            <text:p>43756</text:p>
          </table:table-cell>
          <table:table-cell table:style-name="ce12" table:formula="of:=[.B682]-[.C682]" office:value-type="date" office:date-value="1899-12-30T15:49:49.47950319853" calcext:value-type="date">
            <text:p>12/30/99 03:49 PM</text:p>
          </table:table-cell>
          <table:table-cell table:formula="of:=MOD([.E681]-[.$E$2];[.$H$2])+1+[.$E$2]" office:value-type="float" office:value="240" calcext:value-type="float">
            <text:p>240</text:p>
          </table:table-cell>
          <table:table-cell table:formula="of:=MOD([.F681]+1/[.$H$2];5)" office:value-type="float" office:value="1.31666666666664" calcext:value-type="float">
            <text:p>1,31666666666664</text:p>
          </table:table-cell>
          <table:table-cell table:formula="of:=IF([.F682]&lt;0.000001;[.G681]+2+1/[.$H$2];[.G681]+1/[.$H$2])" office:value-type="float" office:value="11.3166666666668" calcext:value-type="float">
            <text:p>11,3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3]))" office:value-type="date" office:date-value="2019-10-18T15:35:46.915775" calcext:value-type="date">
            <text:p>2019-10-18 15:35:47</text:p>
          </table:table-cell>
          <table:table-cell table:style-name="ce7" table:formula="of:=[.A683]" office:value-type="date" office:date-value="2019-10-18T15:35:46.915775" calcext:value-type="date">
            <text:p>2019-10-18 15:35:47</text:p>
          </table:table-cell>
          <table:table-cell table:formula="of:=TRUNC([.A683])" office:value-type="float" office:value="43756" calcext:value-type="float">
            <text:p>43756</text:p>
          </table:table-cell>
          <table:table-cell table:style-name="ce12" table:formula="of:=[.B683]-[.C683]" office:value-type="date" office:date-value="1899-12-30T15:35:46.91577530466" calcext:value-type="date">
            <text:p>12/30/99 03:35 PM</text:p>
          </table:table-cell>
          <table:table-cell table:formula="of:=MOD([.E682]-[.$E$2];[.$H$2])+1+[.$E$2]" office:value-type="float" office:value="241" calcext:value-type="float">
            <text:p>241</text:p>
          </table:table-cell>
          <table:table-cell table:formula="of:=MOD([.F682]+1/[.$H$2];5)" office:value-type="float" office:value="1.33333333333331" calcext:value-type="float">
            <text:p>1,33333333333331</text:p>
          </table:table-cell>
          <table:table-cell table:formula="of:=IF([.F683]&lt;0.000001;[.G682]+2+1/[.$H$2];[.G682]+1/[.$H$2])" office:value-type="float" office:value="11.3333333333335" calcext:value-type="float">
            <text:p>11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4]))" office:value-type="date" office:date-value="2019-10-18T15:14:58.707866" calcext:value-type="date">
            <text:p>2019-10-18 15:14:59</text:p>
          </table:table-cell>
          <table:table-cell table:style-name="ce7" table:formula="of:=[.A684]" office:value-type="date" office:date-value="2019-10-18T15:14:58.707866" calcext:value-type="date">
            <text:p>2019-10-18 15:14:59</text:p>
          </table:table-cell>
          <table:table-cell table:formula="of:=TRUNC([.A684])" office:value-type="float" office:value="43756" calcext:value-type="float">
            <text:p>43756</text:p>
          </table:table-cell>
          <table:table-cell table:style-name="ce12" table:formula="of:=[.B684]-[.C684]" office:value-type="date" office:date-value="1899-12-30T15:14:58.70786613319" calcext:value-type="date">
            <text:p>12/30/99 03:14 PM</text:p>
          </table:table-cell>
          <table:table-cell table:formula="of:=MOD([.E683]-[.$E$2];[.$H$2])+1+[.$E$2]" office:value-type="float" office:value="242" calcext:value-type="float">
            <text:p>242</text:p>
          </table:table-cell>
          <table:table-cell table:formula="of:=MOD([.F683]+1/[.$H$2];5)" office:value-type="float" office:value="1.34999999999998" calcext:value-type="float">
            <text:p>1,34999999999998</text:p>
          </table:table-cell>
          <table:table-cell table:formula="of:=IF([.F684]&lt;0.000001;[.G683]+2+1/[.$H$2];[.G683]+1/[.$H$2])" office:value-type="float" office:value="11.3500000000001" calcext:value-type="float">
            <text:p>11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5]))" office:value-type="date" office:date-value="2019-10-18T15:33:46.562244" calcext:value-type="date">
            <text:p>2019-10-18 15:33:47</text:p>
          </table:table-cell>
          <table:table-cell table:style-name="ce7" table:formula="of:=[.A685]" office:value-type="date" office:date-value="2019-10-18T15:33:46.562244" calcext:value-type="date">
            <text:p>2019-10-18 15:33:47</text:p>
          </table:table-cell>
          <table:table-cell table:formula="of:=TRUNC([.A685])" office:value-type="float" office:value="43756" calcext:value-type="float">
            <text:p>43756</text:p>
          </table:table-cell>
          <table:table-cell table:style-name="ce12" table:formula="of:=[.B685]-[.C685]" office:value-type="date" office:date-value="1899-12-30T15:33:46.56224383973" calcext:value-type="date">
            <text:p>12/30/99 03:33 PM</text:p>
          </table:table-cell>
          <table:table-cell table:formula="of:=MOD([.E684]-[.$E$2];[.$H$2])+1+[.$E$2]" office:value-type="float" office:value="243" calcext:value-type="float">
            <text:p>243</text:p>
          </table:table-cell>
          <table:table-cell table:formula="of:=MOD([.F684]+1/[.$H$2];5)" office:value-type="float" office:value="1.36666666666664" calcext:value-type="float">
            <text:p>1,36666666666664</text:p>
          </table:table-cell>
          <table:table-cell table:formula="of:=IF([.F685]&lt;0.000001;[.G684]+2+1/[.$H$2];[.G684]+1/[.$H$2])" office:value-type="float" office:value="11.3666666666668" calcext:value-type="float">
            <text:p>11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6]))" office:value-type="date" office:date-value="2019-10-18T15:27:14.722708" calcext:value-type="date">
            <text:p>2019-10-18 15:27:15</text:p>
          </table:table-cell>
          <table:table-cell table:style-name="ce7" table:formula="of:=[.A686]" office:value-type="date" office:date-value="2019-10-18T15:27:14.722708" calcext:value-type="date">
            <text:p>2019-10-18 15:27:15</text:p>
          </table:table-cell>
          <table:table-cell table:formula="of:=TRUNC([.A686])" office:value-type="float" office:value="43756" calcext:value-type="float">
            <text:p>43756</text:p>
          </table:table-cell>
          <table:table-cell table:style-name="ce12" table:formula="of:=[.B686]-[.C686]" office:value-type="date" office:date-value="1899-12-30T15:27:14.72270818893" calcext:value-type="date">
            <text:p>12/30/99 03:27 PM</text:p>
          </table:table-cell>
          <table:table-cell table:formula="of:=MOD([.E685]-[.$E$2];[.$H$2])+1+[.$E$2]" office:value-type="float" office:value="244" calcext:value-type="float">
            <text:p>244</text:p>
          </table:table-cell>
          <table:table-cell table:formula="of:=MOD([.F685]+1/[.$H$2];5)" office:value-type="float" office:value="1.38333333333331" calcext:value-type="float">
            <text:p>1,38333333333331</text:p>
          </table:table-cell>
          <table:table-cell table:formula="of:=IF([.F686]&lt;0.000001;[.G685]+2+1/[.$H$2];[.G685]+1/[.$H$2])" office:value-type="float" office:value="11.3833333333335" calcext:value-type="float">
            <text:p>11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7]))" office:value-type="date" office:date-value="2019-10-18T15:48:43.266461" calcext:value-type="date">
            <text:p>2019-10-18 15:48:43</text:p>
          </table:table-cell>
          <table:table-cell table:style-name="ce7" table:formula="of:=[.A687]" office:value-type="date" office:date-value="2019-10-18T15:48:43.266461" calcext:value-type="date">
            <text:p>2019-10-18 15:48:43</text:p>
          </table:table-cell>
          <table:table-cell table:formula="of:=TRUNC([.A687])" office:value-type="float" office:value="43756" calcext:value-type="float">
            <text:p>43756</text:p>
          </table:table-cell>
          <table:table-cell table:style-name="ce12" table:formula="of:=[.B687]-[.C687]" office:value-type="date" office:date-value="1899-12-30T15:48:43.26646149158" calcext:value-type="date">
            <text:p>12/30/99 03:48 PM</text:p>
          </table:table-cell>
          <table:table-cell table:formula="of:=MOD([.E686]-[.$E$2];[.$H$2])+1+[.$E$2]" office:value-type="float" office:value="245" calcext:value-type="float">
            <text:p>245</text:p>
          </table:table-cell>
          <table:table-cell table:formula="of:=MOD([.F686]+1/[.$H$2];5)" office:value-type="float" office:value="1.39999999999998" calcext:value-type="float">
            <text:p>1,39999999999998</text:p>
          </table:table-cell>
          <table:table-cell table:formula="of:=IF([.F687]&lt;0.000001;[.G686]+2+1/[.$H$2];[.G686]+1/[.$H$2])" office:value-type="float" office:value="11.4000000000001" calcext:value-type="float">
            <text:p>11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8]))" office:value-type="date" office:date-value="2019-10-18T15:35:25.44595" calcext:value-type="date">
            <text:p>2019-10-18 15:35:25</text:p>
          </table:table-cell>
          <table:table-cell table:style-name="ce7" table:formula="of:=[.A688]" office:value-type="date" office:date-value="2019-10-18T15:35:25.44595" calcext:value-type="date">
            <text:p>2019-10-18 15:35:25</text:p>
          </table:table-cell>
          <table:table-cell table:formula="of:=TRUNC([.A688])" office:value-type="float" office:value="43756" calcext:value-type="float">
            <text:p>43756</text:p>
          </table:table-cell>
          <table:table-cell table:style-name="ce12" table:formula="of:=[.B688]-[.C688]" office:value-type="date" office:date-value="1899-12-30T15:35:25.44595047366" calcext:value-type="date">
            <text:p>12/30/99 03:35 PM</text:p>
          </table:table-cell>
          <table:table-cell table:formula="of:=MOD([.E687]-[.$E$2];[.$H$2])+1+[.$E$2]" office:value-type="float" office:value="246" calcext:value-type="float">
            <text:p>246</text:p>
          </table:table-cell>
          <table:table-cell table:formula="of:=MOD([.F687]+1/[.$H$2];5)" office:value-type="float" office:value="1.41666666666664" calcext:value-type="float">
            <text:p>1,41666666666664</text:p>
          </table:table-cell>
          <table:table-cell table:formula="of:=IF([.F688]&lt;0.000001;[.G687]+2+1/[.$H$2];[.G687]+1/[.$H$2])" office:value-type="float" office:value="11.4166666666668" calcext:value-type="float">
            <text:p>11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9]))" office:value-type="date" office:date-value="2019-10-18T15:38:29.027263" calcext:value-type="date">
            <text:p>2019-10-18 15:38:29</text:p>
          </table:table-cell>
          <table:table-cell table:style-name="ce7" table:formula="of:=[.A689]" office:value-type="date" office:date-value="2019-10-18T15:38:29.027263" calcext:value-type="date">
            <text:p>2019-10-18 15:38:29</text:p>
          </table:table-cell>
          <table:table-cell table:formula="of:=TRUNC([.A689])" office:value-type="float" office:value="43756" calcext:value-type="float">
            <text:p>43756</text:p>
          </table:table-cell>
          <table:table-cell table:style-name="ce12" table:formula="of:=[.B689]-[.C689]" office:value-type="date" office:date-value="1899-12-30T15:38:29.02726273052" calcext:value-type="date">
            <text:p>12/30/99 03:38 PM</text:p>
          </table:table-cell>
          <table:table-cell table:formula="of:=MOD([.E688]-[.$E$2];[.$H$2])+1+[.$E$2]" office:value-type="float" office:value="247" calcext:value-type="float">
            <text:p>247</text:p>
          </table:table-cell>
          <table:table-cell table:formula="of:=MOD([.F688]+1/[.$H$2];5)" office:value-type="float" office:value="1.43333333333331" calcext:value-type="float">
            <text:p>1,43333333333331</text:p>
          </table:table-cell>
          <table:table-cell table:formula="of:=IF([.F689]&lt;0.000001;[.G688]+2+1/[.$H$2];[.G688]+1/[.$H$2])" office:value-type="float" office:value="11.4333333333335" calcext:value-type="float">
            <text:p>11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0]))" office:value-type="date" office:date-value="2019-10-18T15:53:26.983647" calcext:value-type="date">
            <text:p>2019-10-18 15:53:27</text:p>
          </table:table-cell>
          <table:table-cell table:style-name="ce7" table:formula="of:=[.A690]" office:value-type="date" office:date-value="2019-10-18T15:53:26.983647" calcext:value-type="date">
            <text:p>2019-10-18 15:53:27</text:p>
          </table:table-cell>
          <table:table-cell table:formula="of:=TRUNC([.A690])" office:value-type="float" office:value="43756" calcext:value-type="float">
            <text:p>43756</text:p>
          </table:table-cell>
          <table:table-cell table:style-name="ce12" table:formula="of:=[.B690]-[.C690]" office:value-type="date" office:date-value="1899-12-30T15:53:26.98364744894" calcext:value-type="date">
            <text:p>12/30/99 03:53 PM</text:p>
          </table:table-cell>
          <table:table-cell table:formula="of:=MOD([.E689]-[.$E$2];[.$H$2])+1+[.$E$2]" office:value-type="float" office:value="248" calcext:value-type="float">
            <text:p>248</text:p>
          </table:table-cell>
          <table:table-cell table:formula="of:=MOD([.F689]+1/[.$H$2];5)" office:value-type="float" office:value="1.44999999999997" calcext:value-type="float">
            <text:p>1,44999999999997</text:p>
          </table:table-cell>
          <table:table-cell table:formula="of:=IF([.F690]&lt;0.000001;[.G689]+2+1/[.$H$2];[.G689]+1/[.$H$2])" office:value-type="float" office:value="11.4500000000002" calcext:value-type="float">
            <text:p>11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1]))" office:value-type="date" office:date-value="2019-10-18T15:08:34.013025" calcext:value-type="date">
            <text:p>2019-10-18 15:08:34</text:p>
          </table:table-cell>
          <table:table-cell table:style-name="ce7" table:formula="of:=[.A691]" office:value-type="date" office:date-value="2019-10-18T15:08:34.013025" calcext:value-type="date">
            <text:p>2019-10-18 15:08:34</text:p>
          </table:table-cell>
          <table:table-cell table:formula="of:=TRUNC([.A691])" office:value-type="float" office:value="43756" calcext:value-type="float">
            <text:p>43756</text:p>
          </table:table-cell>
          <table:table-cell table:style-name="ce12" table:formula="of:=[.B691]-[.C691]" office:value-type="date" office:date-value="1899-12-30T15:08:34.01302493177" calcext:value-type="date">
            <text:p>12/30/99 03:08 PM</text:p>
          </table:table-cell>
          <table:table-cell table:formula="of:=MOD([.E690]-[.$E$2];[.$H$2])+1+[.$E$2]" office:value-type="float" office:value="249" calcext:value-type="float">
            <text:p>249</text:p>
          </table:table-cell>
          <table:table-cell table:formula="of:=MOD([.F690]+1/[.$H$2];5)" office:value-type="float" office:value="1.46666666666664" calcext:value-type="float">
            <text:p>1,46666666666664</text:p>
          </table:table-cell>
          <table:table-cell table:formula="of:=IF([.F691]&lt;0.000001;[.G690]+2+1/[.$H$2];[.G690]+1/[.$H$2])" office:value-type="float" office:value="11.4666666666668" calcext:value-type="float">
            <text:p>11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2]))" office:value-type="date" office:date-value="2019-10-18T15:31:53.155201" calcext:value-type="date">
            <text:p>2019-10-18 15:31:53</text:p>
          </table:table-cell>
          <table:table-cell table:style-name="ce7" table:formula="of:=[.A692]" office:value-type="date" office:date-value="2019-10-18T15:31:53.155201" calcext:value-type="date">
            <text:p>2019-10-18 15:31:53</text:p>
          </table:table-cell>
          <table:table-cell table:formula="of:=TRUNC([.A692])" office:value-type="float" office:value="43756" calcext:value-type="float">
            <text:p>43756</text:p>
          </table:table-cell>
          <table:table-cell table:style-name="ce12" table:formula="of:=[.B692]-[.C692]" office:value-type="date" office:date-value="1899-12-30T15:31:53.15520142671" calcext:value-type="date">
            <text:p>12/30/99 03:31 PM</text:p>
          </table:table-cell>
          <table:table-cell table:formula="of:=MOD([.E691]-[.$E$2];[.$H$2])+1+[.$E$2]" office:value-type="float" office:value="250" calcext:value-type="float">
            <text:p>250</text:p>
          </table:table-cell>
          <table:table-cell table:formula="of:=MOD([.F691]+1/[.$H$2];5)" office:value-type="float" office:value="1.48333333333331" calcext:value-type="float">
            <text:p>1,48333333333331</text:p>
          </table:table-cell>
          <table:table-cell table:formula="of:=IF([.F692]&lt;0.000001;[.G691]+2+1/[.$H$2];[.G691]+1/[.$H$2])" office:value-type="float" office:value="11.4833333333335" calcext:value-type="float">
            <text:p>11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3]))" office:value-type="date" office:date-value="2019-10-18T15:22:04.64859" calcext:value-type="date">
            <text:p>2019-10-18 15:22:05</text:p>
          </table:table-cell>
          <table:table-cell table:style-name="ce7" table:formula="of:=[.A693]" office:value-type="date" office:date-value="2019-10-18T15:22:04.64859" calcext:value-type="date">
            <text:p>2019-10-18 15:22:05</text:p>
          </table:table-cell>
          <table:table-cell table:formula="of:=TRUNC([.A693])" office:value-type="float" office:value="43756" calcext:value-type="float">
            <text:p>43756</text:p>
          </table:table-cell>
          <table:table-cell table:style-name="ce12" table:formula="of:=[.B693]-[.C693]" office:value-type="date" office:date-value="1899-12-30T15:22:04.64858978055" calcext:value-type="date">
            <text:p>12/30/99 03:22 PM</text:p>
          </table:table-cell>
          <table:table-cell table:formula="of:=MOD([.E692]-[.$E$2];[.$H$2])+1+[.$E$2]" office:value-type="float" office:value="251" calcext:value-type="float">
            <text:p>251</text:p>
          </table:table-cell>
          <table:table-cell table:formula="of:=MOD([.F692]+1/[.$H$2];5)" office:value-type="float" office:value="1.49999999999997" calcext:value-type="float">
            <text:p>1,49999999999997</text:p>
          </table:table-cell>
          <table:table-cell table:formula="of:=IF([.F693]&lt;0.000001;[.G692]+2+1/[.$H$2];[.G692]+1/[.$H$2])" office:value-type="float" office:value="11.5000000000002" calcext:value-type="float">
            <text:p>11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4]))" office:value-type="date" office:date-value="2019-10-18T15:35:55.105662" calcext:value-type="date">
            <text:p>2019-10-18 15:35:55</text:p>
          </table:table-cell>
          <table:table-cell table:style-name="ce7" table:formula="of:=[.A694]" office:value-type="date" office:date-value="2019-10-18T15:35:55.105662" calcext:value-type="date">
            <text:p>2019-10-18 15:35:55</text:p>
          </table:table-cell>
          <table:table-cell table:formula="of:=TRUNC([.A694])" office:value-type="float" office:value="43756" calcext:value-type="float">
            <text:p>43756</text:p>
          </table:table-cell>
          <table:table-cell table:style-name="ce12" table:formula="of:=[.B694]-[.C694]" office:value-type="date" office:date-value="1899-12-30T15:35:55.10566248558" calcext:value-type="date">
            <text:p>12/30/99 03:35 PM</text:p>
          </table:table-cell>
          <table:table-cell table:formula="of:=MOD([.E693]-[.$E$2];[.$H$2])+1+[.$E$2]" office:value-type="float" office:value="252" calcext:value-type="float">
            <text:p>252</text:p>
          </table:table-cell>
          <table:table-cell table:formula="of:=MOD([.F693]+1/[.$H$2];5)" office:value-type="float" office:value="1.51666666666664" calcext:value-type="float">
            <text:p>1,51666666666664</text:p>
          </table:table-cell>
          <table:table-cell table:formula="of:=IF([.F694]&lt;0.000001;[.G693]+2+1/[.$H$2];[.G693]+1/[.$H$2])" office:value-type="float" office:value="11.5166666666668" calcext:value-type="float">
            <text:p>11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5]))" office:value-type="date" office:date-value="2019-10-18T15:20:52.330326" calcext:value-type="date">
            <text:p>2019-10-18 15:20:52</text:p>
          </table:table-cell>
          <table:table-cell table:style-name="ce7" table:formula="of:=[.A695]" office:value-type="date" office:date-value="2019-10-18T15:20:52.330326" calcext:value-type="date">
            <text:p>2019-10-18 15:20:52</text:p>
          </table:table-cell>
          <table:table-cell table:formula="of:=TRUNC([.A695])" office:value-type="float" office:value="43756" calcext:value-type="float">
            <text:p>43756</text:p>
          </table:table-cell>
          <table:table-cell table:style-name="ce12" table:formula="of:=[.B695]-[.C695]" office:value-type="date" office:date-value="1899-12-30T15:20:52.3303263355" calcext:value-type="date">
            <text:p>12/30/99 03:20 PM</text:p>
          </table:table-cell>
          <table:table-cell table:formula="of:=MOD([.E694]-[.$E$2];[.$H$2])+1+[.$E$2]" office:value-type="float" office:value="253" calcext:value-type="float">
            <text:p>253</text:p>
          </table:table-cell>
          <table:table-cell table:formula="of:=MOD([.F694]+1/[.$H$2];5)" office:value-type="float" office:value="1.53333333333331" calcext:value-type="float">
            <text:p>1,53333333333331</text:p>
          </table:table-cell>
          <table:table-cell table:formula="of:=IF([.F695]&lt;0.000001;[.G694]+2+1/[.$H$2];[.G694]+1/[.$H$2])" office:value-type="float" office:value="11.5333333333335" calcext:value-type="float">
            <text:p>11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6]))" office:value-type="date" office:date-value="2019-10-18T16:05:24.323887" calcext:value-type="date">
            <text:p>2019-10-18 16:05:24</text:p>
          </table:table-cell>
          <table:table-cell table:style-name="ce7" table:formula="of:=[.A696]" office:value-type="date" office:date-value="2019-10-18T16:05:24.323887" calcext:value-type="date">
            <text:p>2019-10-18 16:05:24</text:p>
          </table:table-cell>
          <table:table-cell table:formula="of:=TRUNC([.A696])" office:value-type="float" office:value="43756" calcext:value-type="float">
            <text:p>43756</text:p>
          </table:table-cell>
          <table:table-cell table:style-name="ce12" table:formula="of:=[.B696]-[.C696]" office:value-type="date" office:date-value="1899-12-30T16:05:24.32388688903" calcext:value-type="date">
            <text:p>12/30/99 04:05 PM</text:p>
          </table:table-cell>
          <table:table-cell table:formula="of:=MOD([.E695]-[.$E$2];[.$H$2])+1+[.$E$2]" office:value-type="float" office:value="254" calcext:value-type="float">
            <text:p>254</text:p>
          </table:table-cell>
          <table:table-cell table:formula="of:=MOD([.F695]+1/[.$H$2];5)" office:value-type="float" office:value="1.54999999999997" calcext:value-type="float">
            <text:p>1,54999999999997</text:p>
          </table:table-cell>
          <table:table-cell table:formula="of:=IF([.F696]&lt;0.000001;[.G695]+2+1/[.$H$2];[.G695]+1/[.$H$2])" office:value-type="float" office:value="11.5500000000002" calcext:value-type="float">
            <text:p>11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7]))" office:value-type="date" office:date-value="2019-10-18T16:05:54.28443" calcext:value-type="date">
            <text:p>2019-10-18 16:05:54</text:p>
          </table:table-cell>
          <table:table-cell table:style-name="ce7" table:formula="of:=[.A697]" office:value-type="date" office:date-value="2019-10-18T16:05:54.28443" calcext:value-type="date">
            <text:p>2019-10-18 16:05:54</text:p>
          </table:table-cell>
          <table:table-cell table:formula="of:=TRUNC([.A697])" office:value-type="float" office:value="43756" calcext:value-type="float">
            <text:p>43756</text:p>
          </table:table-cell>
          <table:table-cell table:style-name="ce12" table:formula="of:=[.B697]-[.C697]" office:value-type="date" office:date-value="1899-12-30T16:05:54.28443022538" calcext:value-type="date">
            <text:p>12/30/99 04:05 PM</text:p>
          </table:table-cell>
          <table:table-cell table:formula="of:=MOD([.E696]-[.$E$2];[.$H$2])+1+[.$E$2]" office:value-type="float" office:value="255" calcext:value-type="float">
            <text:p>255</text:p>
          </table:table-cell>
          <table:table-cell table:formula="of:=MOD([.F696]+1/[.$H$2];5)" office:value-type="float" office:value="1.56666666666664" calcext:value-type="float">
            <text:p>1,56666666666664</text:p>
          </table:table-cell>
          <table:table-cell table:formula="of:=IF([.F697]&lt;0.000001;[.G696]+2+1/[.$H$2];[.G696]+1/[.$H$2])" office:value-type="float" office:value="11.5666666666668" calcext:value-type="float">
            <text:p>11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8]))" office:value-type="date" office:date-value="2019-10-18T15:53:25.822722" calcext:value-type="date">
            <text:p>2019-10-18 15:53:26</text:p>
          </table:table-cell>
          <table:table-cell table:style-name="ce7" table:formula="of:=[.A698]" office:value-type="date" office:date-value="2019-10-18T15:53:25.822722" calcext:value-type="date">
            <text:p>2019-10-18 15:53:26</text:p>
          </table:table-cell>
          <table:table-cell table:formula="of:=TRUNC([.A698])" office:value-type="float" office:value="43756" calcext:value-type="float">
            <text:p>43756</text:p>
          </table:table-cell>
          <table:table-cell table:style-name="ce12" table:formula="of:=[.B698]-[.C698]" office:value-type="date" office:date-value="1899-12-30T15:53:25.822722218" calcext:value-type="date">
            <text:p>12/30/99 03:53 PM</text:p>
          </table:table-cell>
          <table:table-cell table:formula="of:=MOD([.E697]-[.$E$2];[.$H$2])+1+[.$E$2]" office:value-type="float" office:value="256" calcext:value-type="float">
            <text:p>256</text:p>
          </table:table-cell>
          <table:table-cell table:formula="of:=MOD([.F697]+1/[.$H$2];5)" office:value-type="float" office:value="1.58333333333331" calcext:value-type="float">
            <text:p>1,58333333333331</text:p>
          </table:table-cell>
          <table:table-cell table:formula="of:=IF([.F698]&lt;0.000001;[.G697]+2+1/[.$H$2];[.G697]+1/[.$H$2])" office:value-type="float" office:value="11.5833333333335" calcext:value-type="float">
            <text:p>11,5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9]))" office:value-type="date" office:date-value="2019-10-18T15:45:41.49716" calcext:value-type="date">
            <text:p>2019-10-18 15:45:41</text:p>
          </table:table-cell>
          <table:table-cell table:style-name="ce7" table:formula="of:=[.A699]" office:value-type="date" office:date-value="2019-10-18T15:45:41.49716" calcext:value-type="date">
            <text:p>2019-10-18 15:45:41</text:p>
          </table:table-cell>
          <table:table-cell table:formula="of:=TRUNC([.A699])" office:value-type="float" office:value="43756" calcext:value-type="float">
            <text:p>43756</text:p>
          </table:table-cell>
          <table:table-cell table:style-name="ce12" table:formula="of:=[.B699]-[.C699]" office:value-type="date" office:date-value="1899-12-30T15:45:41.49716037791" calcext:value-type="date">
            <text:p>12/30/99 03:45 PM</text:p>
          </table:table-cell>
          <table:table-cell table:formula="of:=MOD([.E698]-[.$E$2];[.$H$2])+1+[.$E$2]" office:value-type="float" office:value="257" calcext:value-type="float">
            <text:p>257</text:p>
          </table:table-cell>
          <table:table-cell table:formula="of:=MOD([.F698]+1/[.$H$2];5)" office:value-type="float" office:value="1.59999999999997" calcext:value-type="float">
            <text:p>1,59999999999997</text:p>
          </table:table-cell>
          <table:table-cell table:formula="of:=IF([.F699]&lt;0.000001;[.G698]+2+1/[.$H$2];[.G698]+1/[.$H$2])" office:value-type="float" office:value="11.6000000000002" calcext:value-type="float">
            <text:p>11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0]))" office:value-type="date" office:date-value="2019-10-18T15:51:05.593294" calcext:value-type="date">
            <text:p>2019-10-18 15:51:06</text:p>
          </table:table-cell>
          <table:table-cell table:style-name="ce7" table:formula="of:=[.A700]" office:value-type="date" office:date-value="2019-10-18T15:51:05.593294" calcext:value-type="date">
            <text:p>2019-10-18 15:51:06</text:p>
          </table:table-cell>
          <table:table-cell table:formula="of:=TRUNC([.A700])" office:value-type="float" office:value="43756" calcext:value-type="float">
            <text:p>43756</text:p>
          </table:table-cell>
          <table:table-cell table:style-name="ce12" table:formula="of:=[.B700]-[.C700]" office:value-type="date" office:date-value="1899-12-30T15:51:05.59329398442" calcext:value-type="date">
            <text:p>12/30/99 03:51 PM</text:p>
          </table:table-cell>
          <table:table-cell table:formula="of:=MOD([.E699]-[.$E$2];[.$H$2])+1+[.$E$2]" office:value-type="float" office:value="258" calcext:value-type="float">
            <text:p>258</text:p>
          </table:table-cell>
          <table:table-cell table:formula="of:=MOD([.F699]+1/[.$H$2];5)" office:value-type="float" office:value="1.61666666666664" calcext:value-type="float">
            <text:p>1,61666666666664</text:p>
          </table:table-cell>
          <table:table-cell table:formula="of:=IF([.F700]&lt;0.000001;[.G699]+2+1/[.$H$2];[.G699]+1/[.$H$2])" office:value-type="float" office:value="11.6166666666668" calcext:value-type="float">
            <text:p>11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1]))" office:value-type="date" office:date-value="2019-10-18T15:30:30.444505" calcext:value-type="date">
            <text:p>2019-10-18 15:30:30</text:p>
          </table:table-cell>
          <table:table-cell table:style-name="ce7" table:formula="of:=[.A701]" office:value-type="date" office:date-value="2019-10-18T15:30:30.444505" calcext:value-type="date">
            <text:p>2019-10-18 15:30:30</text:p>
          </table:table-cell>
          <table:table-cell table:formula="of:=TRUNC([.A701])" office:value-type="float" office:value="43756" calcext:value-type="float">
            <text:p>43756</text:p>
          </table:table-cell>
          <table:table-cell table:style-name="ce12" table:formula="of:=[.B701]-[.C701]" office:value-type="date" office:date-value="1899-12-30T15:30:30.44450541493" calcext:value-type="date">
            <text:p>12/30/99 03:30 PM</text:p>
          </table:table-cell>
          <table:table-cell table:formula="of:=MOD([.E700]-[.$E$2];[.$H$2])+1+[.$E$2]" office:value-type="float" office:value="259" calcext:value-type="float">
            <text:p>259</text:p>
          </table:table-cell>
          <table:table-cell table:formula="of:=MOD([.F700]+1/[.$H$2];5)" office:value-type="float" office:value="1.63333333333331" calcext:value-type="float">
            <text:p>1,63333333333331</text:p>
          </table:table-cell>
          <table:table-cell table:formula="of:=IF([.F701]&lt;0.000001;[.G700]+2+1/[.$H$2];[.G700]+1/[.$H$2])" office:value-type="float" office:value="11.6333333333335" calcext:value-type="float">
            <text:p>11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2]))" office:value-type="date" office:date-value="2019-10-18T15:52:12.603093" calcext:value-type="date">
            <text:p>2019-10-18 15:52:13</text:p>
          </table:table-cell>
          <table:table-cell table:style-name="ce7" table:formula="of:=[.A702]" office:value-type="date" office:date-value="2019-10-18T15:52:12.603093" calcext:value-type="date">
            <text:p>2019-10-18 15:52:13</text:p>
          </table:table-cell>
          <table:table-cell table:formula="of:=TRUNC([.A702])" office:value-type="float" office:value="43756" calcext:value-type="float">
            <text:p>43756</text:p>
          </table:table-cell>
          <table:table-cell table:style-name="ce12" table:formula="of:=[.B702]-[.C702]" office:value-type="date" office:date-value="1899-12-30T15:52:12.6030932134" calcext:value-type="date">
            <text:p>12/30/99 03:52 PM</text:p>
          </table:table-cell>
          <table:table-cell table:formula="of:=MOD([.E701]-[.$E$2];[.$H$2])+1+[.$E$2]" office:value-type="float" office:value="260" calcext:value-type="float">
            <text:p>260</text:p>
          </table:table-cell>
          <table:table-cell table:formula="of:=MOD([.F701]+1/[.$H$2];5)" office:value-type="float" office:value="1.64999999999997" calcext:value-type="float">
            <text:p>1,64999999999997</text:p>
          </table:table-cell>
          <table:table-cell table:formula="of:=IF([.F702]&lt;0.000001;[.G701]+2+1/[.$H$2];[.G701]+1/[.$H$2])" office:value-type="float" office:value="11.6500000000002" calcext:value-type="float">
            <text:p>11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3]))" office:value-type="date" office:date-value="2019-10-18T15:55:02.439738" calcext:value-type="date">
            <text:p>2019-10-18 15:55:02</text:p>
          </table:table-cell>
          <table:table-cell table:style-name="ce7" table:formula="of:=[.A703]" office:value-type="date" office:date-value="2019-10-18T15:55:02.439738" calcext:value-type="date">
            <text:p>2019-10-18 15:55:02</text:p>
          </table:table-cell>
          <table:table-cell table:formula="of:=TRUNC([.A703])" office:value-type="float" office:value="43756" calcext:value-type="float">
            <text:p>43756</text:p>
          </table:table-cell>
          <table:table-cell table:style-name="ce12" table:formula="of:=[.B703]-[.C703]" office:value-type="date" office:date-value="1899-12-30T15:55:02.43973801844" calcext:value-type="date">
            <text:p>12/30/99 03:55 PM</text:p>
          </table:table-cell>
          <table:table-cell table:formula="of:=MOD([.E702]-[.$E$2];[.$H$2])+1+[.$E$2]" office:value-type="float" office:value="261" calcext:value-type="float">
            <text:p>261</text:p>
          </table:table-cell>
          <table:table-cell table:formula="of:=MOD([.F702]+1/[.$H$2];5)" office:value-type="float" office:value="1.66666666666664" calcext:value-type="float">
            <text:p>1,66666666666664</text:p>
          </table:table-cell>
          <table:table-cell table:formula="of:=IF([.F703]&lt;0.000001;[.G702]+2+1/[.$H$2];[.G702]+1/[.$H$2])" office:value-type="float" office:value="11.6666666666668" calcext:value-type="float">
            <text:p>11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4]))" office:value-type="date" office:date-value="2019-10-18T16:04:37.473282" calcext:value-type="date">
            <text:p>2019-10-18 16:04:37</text:p>
          </table:table-cell>
          <table:table-cell table:style-name="ce7" table:formula="of:=[.A704]" office:value-type="date" office:date-value="2019-10-18T16:04:37.473282" calcext:value-type="date">
            <text:p>2019-10-18 16:04:37</text:p>
          </table:table-cell>
          <table:table-cell table:formula="of:=TRUNC([.A704])" office:value-type="float" office:value="43756" calcext:value-type="float">
            <text:p>43756</text:p>
          </table:table-cell>
          <table:table-cell table:style-name="ce12" table:formula="of:=[.B704]-[.C704]" office:value-type="date" office:date-value="1899-12-30T16:04:37.47328227852" calcext:value-type="date">
            <text:p>12/30/99 04:04 PM</text:p>
          </table:table-cell>
          <table:table-cell table:formula="of:=MOD([.E703]-[.$E$2];[.$H$2])+1+[.$E$2]" office:value-type="float" office:value="262" calcext:value-type="float">
            <text:p>262</text:p>
          </table:table-cell>
          <table:table-cell table:formula="of:=MOD([.F703]+1/[.$H$2];5)" office:value-type="float" office:value="1.68333333333331" calcext:value-type="float">
            <text:p>1,68333333333331</text:p>
          </table:table-cell>
          <table:table-cell table:formula="of:=IF([.F704]&lt;0.000001;[.G703]+2+1/[.$H$2];[.G703]+1/[.$H$2])" office:value-type="float" office:value="11.6833333333335" calcext:value-type="float">
            <text:p>11,6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5]))" office:value-type="date" office:date-value="2019-10-18T15:28:56.474991" calcext:value-type="date">
            <text:p>2019-10-18 15:28:56</text:p>
          </table:table-cell>
          <table:table-cell table:style-name="ce7" table:formula="of:=[.A705]" office:value-type="date" office:date-value="2019-10-18T15:28:56.474991" calcext:value-type="date">
            <text:p>2019-10-18 15:28:56</text:p>
          </table:table-cell>
          <table:table-cell table:formula="of:=TRUNC([.A705])" office:value-type="float" office:value="43756" calcext:value-type="float">
            <text:p>43756</text:p>
          </table:table-cell>
          <table:table-cell table:style-name="ce12" table:formula="of:=[.B705]-[.C705]" office:value-type="date" office:date-value="1899-12-30T15:28:56.47499147337" calcext:value-type="date">
            <text:p>12/30/99 03:28 PM</text:p>
          </table:table-cell>
          <table:table-cell table:formula="of:=MOD([.E704]-[.$E$2];[.$H$2])+1+[.$E$2]" office:value-type="float" office:value="263" calcext:value-type="float">
            <text:p>263</text:p>
          </table:table-cell>
          <table:table-cell table:formula="of:=MOD([.F704]+1/[.$H$2];5)" office:value-type="float" office:value="1.69999999999997" calcext:value-type="float">
            <text:p>1,69999999999997</text:p>
          </table:table-cell>
          <table:table-cell table:formula="of:=IF([.F705]&lt;0.000001;[.G704]+2+1/[.$H$2];[.G704]+1/[.$H$2])" office:value-type="float" office:value="11.7000000000002" calcext:value-type="float">
            <text:p>11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6]))" office:value-type="date" office:date-value="2019-10-18T15:30:47.386244" calcext:value-type="date">
            <text:p>2019-10-18 15:30:47</text:p>
          </table:table-cell>
          <table:table-cell table:style-name="ce7" table:formula="of:=[.A706]" office:value-type="date" office:date-value="2019-10-18T15:30:47.386244" calcext:value-type="date">
            <text:p>2019-10-18 15:30:47</text:p>
          </table:table-cell>
          <table:table-cell table:formula="of:=TRUNC([.A706])" office:value-type="float" office:value="43756" calcext:value-type="float">
            <text:p>43756</text:p>
          </table:table-cell>
          <table:table-cell table:style-name="ce12" table:formula="of:=[.B706]-[.C706]" office:value-type="date" office:date-value="1899-12-30T15:30:47.38624426536" calcext:value-type="date">
            <text:p>12/30/99 03:30 PM</text:p>
          </table:table-cell>
          <table:table-cell table:formula="of:=MOD([.E705]-[.$E$2];[.$H$2])+1+[.$E$2]" office:value-type="float" office:value="264" calcext:value-type="float">
            <text:p>264</text:p>
          </table:table-cell>
          <table:table-cell table:formula="of:=MOD([.F705]+1/[.$H$2];5)" office:value-type="float" office:value="1.71666666666664" calcext:value-type="float">
            <text:p>1,71666666666664</text:p>
          </table:table-cell>
          <table:table-cell table:formula="of:=IF([.F706]&lt;0.000001;[.G705]+2+1/[.$H$2];[.G705]+1/[.$H$2])" office:value-type="float" office:value="11.7166666666668" calcext:value-type="float">
            <text:p>11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7]))" office:value-type="date" office:date-value="2019-10-18T15:39:04.60511" calcext:value-type="date">
            <text:p>2019-10-18 15:39:05</text:p>
          </table:table-cell>
          <table:table-cell table:style-name="ce7" table:formula="of:=[.A707]" office:value-type="date" office:date-value="2019-10-18T15:39:04.60511" calcext:value-type="date">
            <text:p>2019-10-18 15:39:05</text:p>
          </table:table-cell>
          <table:table-cell table:formula="of:=TRUNC([.A707])" office:value-type="float" office:value="43756" calcext:value-type="float">
            <text:p>43756</text:p>
          </table:table-cell>
          <table:table-cell table:style-name="ce12" table:formula="of:=[.B707]-[.C707]" office:value-type="date" office:date-value="1899-12-30T15:39:04.6051098872" calcext:value-type="date">
            <text:p>12/30/99 03:39 PM</text:p>
          </table:table-cell>
          <table:table-cell table:formula="of:=MOD([.E706]-[.$E$2];[.$H$2])+1+[.$E$2]" office:value-type="float" office:value="265" calcext:value-type="float">
            <text:p>265</text:p>
          </table:table-cell>
          <table:table-cell table:formula="of:=MOD([.F706]+1/[.$H$2];5)" office:value-type="float" office:value="1.73333333333331" calcext:value-type="float">
            <text:p>1,73333333333331</text:p>
          </table:table-cell>
          <table:table-cell table:formula="of:=IF([.F707]&lt;0.000001;[.G706]+2+1/[.$H$2];[.G706]+1/[.$H$2])" office:value-type="float" office:value="11.7333333333335" calcext:value-type="float">
            <text:p>11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8]))" office:value-type="date" office:date-value="2019-10-18T15:58:19.994981" calcext:value-type="date">
            <text:p>2019-10-18 15:58:20</text:p>
          </table:table-cell>
          <table:table-cell table:style-name="ce7" table:formula="of:=[.A708]" office:value-type="date" office:date-value="2019-10-18T15:58:19.994981" calcext:value-type="date">
            <text:p>2019-10-18 15:58:20</text:p>
          </table:table-cell>
          <table:table-cell table:formula="of:=TRUNC([.A708])" office:value-type="float" office:value="43756" calcext:value-type="float">
            <text:p>43756</text:p>
          </table:table-cell>
          <table:table-cell table:style-name="ce12" table:formula="of:=[.B708]-[.C708]" office:value-type="date" office:date-value="1899-12-30T15:58:19.99498121906" calcext:value-type="date">
            <text:p>12/30/99 03:58 PM</text:p>
          </table:table-cell>
          <table:table-cell table:formula="of:=MOD([.E707]-[.$E$2];[.$H$2])+1+[.$E$2]" office:value-type="float" office:value="266" calcext:value-type="float">
            <text:p>266</text:p>
          </table:table-cell>
          <table:table-cell table:formula="of:=MOD([.F707]+1/[.$H$2];5)" office:value-type="float" office:value="1.74999999999997" calcext:value-type="float">
            <text:p>1,74999999999997</text:p>
          </table:table-cell>
          <table:table-cell table:formula="of:=IF([.F708]&lt;0.000001;[.G707]+2+1/[.$H$2];[.G707]+1/[.$H$2])" office:value-type="float" office:value="11.7500000000002" calcext:value-type="float">
            <text:p>11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9]))" office:value-type="date" office:date-value="2019-10-18T15:33:48.183774" calcext:value-type="date">
            <text:p>2019-10-18 15:33:48</text:p>
          </table:table-cell>
          <table:table-cell table:style-name="ce7" table:formula="of:=[.A709]" office:value-type="date" office:date-value="2019-10-18T15:33:48.183774" calcext:value-type="date">
            <text:p>2019-10-18 15:33:48</text:p>
          </table:table-cell>
          <table:table-cell table:formula="of:=TRUNC([.A709])" office:value-type="float" office:value="43756" calcext:value-type="float">
            <text:p>43756</text:p>
          </table:table-cell>
          <table:table-cell table:style-name="ce12" table:formula="of:=[.B709]-[.C709]" office:value-type="date" office:date-value="1899-12-30T15:33:48.18377371877" calcext:value-type="date">
            <text:p>12/30/99 03:33 PM</text:p>
          </table:table-cell>
          <table:table-cell table:formula="of:=MOD([.E708]-[.$E$2];[.$H$2])+1+[.$E$2]" office:value-type="float" office:value="267" calcext:value-type="float">
            <text:p>267</text:p>
          </table:table-cell>
          <table:table-cell table:formula="of:=MOD([.F708]+1/[.$H$2];5)" office:value-type="float" office:value="1.76666666666664" calcext:value-type="float">
            <text:p>1,76666666666664</text:p>
          </table:table-cell>
          <table:table-cell table:formula="of:=IF([.F709]&lt;0.000001;[.G708]+2+1/[.$H$2];[.G708]+1/[.$H$2])" office:value-type="float" office:value="11.7666666666668" calcext:value-type="float">
            <text:p>11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0]))" office:value-type="date" office:date-value="2019-10-18T15:46:41.841023" calcext:value-type="date">
            <text:p>2019-10-18 15:46:42</text:p>
          </table:table-cell>
          <table:table-cell table:style-name="ce7" table:formula="of:=[.A710]" office:value-type="date" office:date-value="2019-10-18T15:46:41.841023" calcext:value-type="date">
            <text:p>2019-10-18 15:46:42</text:p>
          </table:table-cell>
          <table:table-cell table:formula="of:=TRUNC([.A710])" office:value-type="float" office:value="43756" calcext:value-type="float">
            <text:p>43756</text:p>
          </table:table-cell>
          <table:table-cell table:style-name="ce12" table:formula="of:=[.B710]-[.C710]" office:value-type="date" office:date-value="1899-12-30T15:46:41.84102312196" calcext:value-type="date">
            <text:p>12/30/99 03:46 PM</text:p>
          </table:table-cell>
          <table:table-cell table:formula="of:=MOD([.E709]-[.$E$2];[.$H$2])+1+[.$E$2]" office:value-type="float" office:value="268" calcext:value-type="float">
            <text:p>268</text:p>
          </table:table-cell>
          <table:table-cell table:formula="of:=MOD([.F709]+1/[.$H$2];5)" office:value-type="float" office:value="1.78333333333331" calcext:value-type="float">
            <text:p>1,78333333333331</text:p>
          </table:table-cell>
          <table:table-cell table:formula="of:=IF([.F710]&lt;0.000001;[.G709]+2+1/[.$H$2];[.G709]+1/[.$H$2])" office:value-type="float" office:value="11.7833333333335" calcext:value-type="float">
            <text:p>11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1]))" office:value-type="date" office:date-value="2019-10-18T15:03:16.350086" calcext:value-type="date">
            <text:p>2019-10-18 15:03:16</text:p>
          </table:table-cell>
          <table:table-cell table:style-name="ce7" table:formula="of:=[.A711]" office:value-type="date" office:date-value="2019-10-18T15:03:16.350086" calcext:value-type="date">
            <text:p>2019-10-18 15:03:16</text:p>
          </table:table-cell>
          <table:table-cell table:formula="of:=TRUNC([.A711])" office:value-type="float" office:value="43756" calcext:value-type="float">
            <text:p>43756</text:p>
          </table:table-cell>
          <table:table-cell table:style-name="ce12" table:formula="of:=[.B711]-[.C711]" office:value-type="date" office:date-value="1899-12-30T15:03:16.350086038" calcext:value-type="date">
            <text:p>12/30/99 03:03 PM</text:p>
          </table:table-cell>
          <table:table-cell table:formula="of:=MOD([.E710]-[.$E$2];[.$H$2])+1+[.$E$2]" office:value-type="float" office:value="269" calcext:value-type="float">
            <text:p>269</text:p>
          </table:table-cell>
          <table:table-cell table:formula="of:=MOD([.F710]+1/[.$H$2];5)" office:value-type="float" office:value="1.79999999999997" calcext:value-type="float">
            <text:p>1,79999999999997</text:p>
          </table:table-cell>
          <table:table-cell table:formula="of:=IF([.F711]&lt;0.000001;[.G710]+2+1/[.$H$2];[.G710]+1/[.$H$2])" office:value-type="float" office:value="11.8000000000002" calcext:value-type="float">
            <text:p>11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2]))" office:value-type="date" office:date-value="2019-10-18T16:03:25.6499" calcext:value-type="date">
            <text:p>2019-10-18 16:03:26</text:p>
          </table:table-cell>
          <table:table-cell table:style-name="ce7" table:formula="of:=[.A712]" office:value-type="date" office:date-value="2019-10-18T16:03:25.6499" calcext:value-type="date">
            <text:p>2019-10-18 16:03:26</text:p>
          </table:table-cell>
          <table:table-cell table:formula="of:=TRUNC([.A712])" office:value-type="float" office:value="43756" calcext:value-type="float">
            <text:p>43756</text:p>
          </table:table-cell>
          <table:table-cell table:style-name="ce12" table:formula="of:=[.B712]-[.C712]" office:value-type="date" office:date-value="1899-12-30T16:03:25.64990022685" calcext:value-type="date">
            <text:p>12/30/99 04:03 PM</text:p>
          </table:table-cell>
          <table:table-cell table:formula="of:=MOD([.E711]-[.$E$2];[.$H$2])+1+[.$E$2]" office:value-type="float" office:value="270" calcext:value-type="float">
            <text:p>270</text:p>
          </table:table-cell>
          <table:table-cell table:formula="of:=MOD([.F711]+1/[.$H$2];5)" office:value-type="float" office:value="1.81666666666664" calcext:value-type="float">
            <text:p>1,81666666666664</text:p>
          </table:table-cell>
          <table:table-cell table:formula="of:=IF([.F712]&lt;0.000001;[.G711]+2+1/[.$H$2];[.G711]+1/[.$H$2])" office:value-type="float" office:value="11.8166666666668" calcext:value-type="float">
            <text:p>11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3]))" office:value-type="date" office:date-value="2019-10-18T15:52:59.157632" calcext:value-type="date">
            <text:p>2019-10-18 15:52:59</text:p>
          </table:table-cell>
          <table:table-cell table:style-name="ce7" table:formula="of:=[.A713]" office:value-type="date" office:date-value="2019-10-18T15:52:59.157632" calcext:value-type="date">
            <text:p>2019-10-18 15:52:59</text:p>
          </table:table-cell>
          <table:table-cell table:formula="of:=TRUNC([.A713])" office:value-type="float" office:value="43756" calcext:value-type="float">
            <text:p>43756</text:p>
          </table:table-cell>
          <table:table-cell table:style-name="ce12" table:formula="of:=[.B713]-[.C713]" office:value-type="date" office:date-value="1899-12-30T15:52:59.15763224009" calcext:value-type="date">
            <text:p>12/30/99 03:52 PM</text:p>
          </table:table-cell>
          <table:table-cell table:formula="of:=MOD([.E712]-[.$E$2];[.$H$2])+1+[.$E$2]" office:value-type="float" office:value="271" calcext:value-type="float">
            <text:p>271</text:p>
          </table:table-cell>
          <table:table-cell table:formula="of:=MOD([.F712]+1/[.$H$2];5)" office:value-type="float" office:value="1.83333333333331" calcext:value-type="float">
            <text:p>1,83333333333331</text:p>
          </table:table-cell>
          <table:table-cell table:formula="of:=IF([.F713]&lt;0.000001;[.G712]+2+1/[.$H$2];[.G712]+1/[.$H$2])" office:value-type="float" office:value="11.8333333333335" calcext:value-type="float">
            <text:p>11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4]))" office:value-type="date" office:date-value="2019-10-18T15:41:56.305616" calcext:value-type="date">
            <text:p>2019-10-18 15:41:56</text:p>
          </table:table-cell>
          <table:table-cell table:style-name="ce7" table:formula="of:=[.A714]" office:value-type="date" office:date-value="2019-10-18T15:41:56.305616" calcext:value-type="date">
            <text:p>2019-10-18 15:41:56</text:p>
          </table:table-cell>
          <table:table-cell table:formula="of:=TRUNC([.A714])" office:value-type="float" office:value="43756" calcext:value-type="float">
            <text:p>43756</text:p>
          </table:table-cell>
          <table:table-cell table:style-name="ce12" table:formula="of:=[.B714]-[.C714]" office:value-type="date" office:date-value="1899-12-30T15:41:56.30561628845" calcext:value-type="date">
            <text:p>12/30/99 03:41 PM</text:p>
          </table:table-cell>
          <table:table-cell table:formula="of:=MOD([.E713]-[.$E$2];[.$H$2])+1+[.$E$2]" office:value-type="float" office:value="272" calcext:value-type="float">
            <text:p>272</text:p>
          </table:table-cell>
          <table:table-cell table:formula="of:=MOD([.F713]+1/[.$H$2];5)" office:value-type="float" office:value="1.84999999999997" calcext:value-type="float">
            <text:p>1,84999999999997</text:p>
          </table:table-cell>
          <table:table-cell table:formula="of:=IF([.F714]&lt;0.000001;[.G713]+2+1/[.$H$2];[.G713]+1/[.$H$2])" office:value-type="float" office:value="11.8500000000002" calcext:value-type="float">
            <text:p>11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5]))" office:value-type="date" office:date-value="2019-10-18T15:21:35.897595" calcext:value-type="date">
            <text:p>2019-10-18 15:21:36</text:p>
          </table:table-cell>
          <table:table-cell table:style-name="ce7" table:formula="of:=[.A715]" office:value-type="date" office:date-value="2019-10-18T15:21:35.897595" calcext:value-type="date">
            <text:p>2019-10-18 15:21:36</text:p>
          </table:table-cell>
          <table:table-cell table:formula="of:=TRUNC([.A715])" office:value-type="float" office:value="43756" calcext:value-type="float">
            <text:p>43756</text:p>
          </table:table-cell>
          <table:table-cell table:style-name="ce12" table:formula="of:=[.B715]-[.C715]" office:value-type="date" office:date-value="1899-12-30T15:21:35.897595305" calcext:value-type="date">
            <text:p>12/30/99 03:21 PM</text:p>
          </table:table-cell>
          <table:table-cell table:formula="of:=MOD([.E714]-[.$E$2];[.$H$2])+1+[.$E$2]" office:value-type="float" office:value="273" calcext:value-type="float">
            <text:p>273</text:p>
          </table:table-cell>
          <table:table-cell table:formula="of:=MOD([.F714]+1/[.$H$2];5)" office:value-type="float" office:value="1.86666666666664" calcext:value-type="float">
            <text:p>1,86666666666664</text:p>
          </table:table-cell>
          <table:table-cell table:formula="of:=IF([.F715]&lt;0.000001;[.G714]+2+1/[.$H$2];[.G714]+1/[.$H$2])" office:value-type="float" office:value="11.8666666666668" calcext:value-type="float">
            <text:p>11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6]))" office:value-type="date" office:date-value="2019-10-18T15:27:13.557653" calcext:value-type="date">
            <text:p>2019-10-18 15:27:14</text:p>
          </table:table-cell>
          <table:table-cell table:style-name="ce7" table:formula="of:=[.A716]" office:value-type="date" office:date-value="2019-10-18T15:27:13.557653" calcext:value-type="date">
            <text:p>2019-10-18 15:27:14</text:p>
          </table:table-cell>
          <table:table-cell table:formula="of:=TRUNC([.A716])" office:value-type="float" office:value="43756" calcext:value-type="float">
            <text:p>43756</text:p>
          </table:table-cell>
          <table:table-cell table:style-name="ce12" table:formula="of:=[.B716]-[.C716]" office:value-type="date" office:date-value="1899-12-30T15:27:13.5576527752" calcext:value-type="date">
            <text:p>12/30/99 03:27 PM</text:p>
          </table:table-cell>
          <table:table-cell table:formula="of:=MOD([.E715]-[.$E$2];[.$H$2])+1+[.$E$2]" office:value-type="float" office:value="274" calcext:value-type="float">
            <text:p>274</text:p>
          </table:table-cell>
          <table:table-cell table:formula="of:=MOD([.F715]+1/[.$H$2];5)" office:value-type="float" office:value="1.88333333333331" calcext:value-type="float">
            <text:p>1,88333333333331</text:p>
          </table:table-cell>
          <table:table-cell table:formula="of:=IF([.F716]&lt;0.000001;[.G715]+2+1/[.$H$2];[.G715]+1/[.$H$2])" office:value-type="float" office:value="11.8833333333335" calcext:value-type="float">
            <text:p>11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7]))" office:value-type="date" office:date-value="2019-10-18T15:43:45.005872" calcext:value-type="date">
            <text:p>2019-10-18 15:43:45</text:p>
          </table:table-cell>
          <table:table-cell table:style-name="ce7" table:formula="of:=[.A717]" office:value-type="date" office:date-value="2019-10-18T15:43:45.005872" calcext:value-type="date">
            <text:p>2019-10-18 15:43:45</text:p>
          </table:table-cell>
          <table:table-cell table:formula="of:=TRUNC([.A717])" office:value-type="float" office:value="43756" calcext:value-type="float">
            <text:p>43756</text:p>
          </table:table-cell>
          <table:table-cell table:style-name="ce12" table:formula="of:=[.B717]-[.C717]" office:value-type="date" office:date-value="1899-12-30T15:43:45.00587159302" calcext:value-type="date">
            <text:p>12/30/99 03:43 PM</text:p>
          </table:table-cell>
          <table:table-cell table:formula="of:=MOD([.E716]-[.$E$2];[.$H$2])+1+[.$E$2]" office:value-type="float" office:value="275" calcext:value-type="float">
            <text:p>275</text:p>
          </table:table-cell>
          <table:table-cell table:formula="of:=MOD([.F716]+1/[.$H$2];5)" office:value-type="float" office:value="1.89999999999997" calcext:value-type="float">
            <text:p>1,89999999999997</text:p>
          </table:table-cell>
          <table:table-cell table:formula="of:=IF([.F717]&lt;0.000001;[.G716]+2+1/[.$H$2];[.G716]+1/[.$H$2])" office:value-type="float" office:value="11.9000000000002" calcext:value-type="float">
            <text:p>11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8]))" office:value-type="date" office:date-value="2019-10-18T15:21:55.332074" calcext:value-type="date">
            <text:p>2019-10-18 15:21:55</text:p>
          </table:table-cell>
          <table:table-cell table:style-name="ce7" table:formula="of:=[.A718]" office:value-type="date" office:date-value="2019-10-18T15:21:55.332074" calcext:value-type="date">
            <text:p>2019-10-18 15:21:55</text:p>
          </table:table-cell>
          <table:table-cell table:formula="of:=TRUNC([.A718])" office:value-type="float" office:value="43756" calcext:value-type="float">
            <text:p>43756</text:p>
          </table:table-cell>
          <table:table-cell table:style-name="ce12" table:formula="of:=[.B718]-[.C718]" office:value-type="date" office:date-value="1899-12-30T15:21:55.33207360189" calcext:value-type="date">
            <text:p>12/30/99 03:21 PM</text:p>
          </table:table-cell>
          <table:table-cell table:formula="of:=MOD([.E717]-[.$E$2];[.$H$2])+1+[.$E$2]" office:value-type="float" office:value="276" calcext:value-type="float">
            <text:p>276</text:p>
          </table:table-cell>
          <table:table-cell table:formula="of:=MOD([.F717]+1/[.$H$2];5)" office:value-type="float" office:value="1.91666666666664" calcext:value-type="float">
            <text:p>1,91666666666664</text:p>
          </table:table-cell>
          <table:table-cell table:formula="of:=IF([.F718]&lt;0.000001;[.G717]+2+1/[.$H$2];[.G717]+1/[.$H$2])" office:value-type="float" office:value="11.9166666666668" calcext:value-type="float">
            <text:p>11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9]))" office:value-type="date" office:date-value="2019-10-18T15:53:15.564226" calcext:value-type="date">
            <text:p>2019-10-18 15:53:16</text:p>
          </table:table-cell>
          <table:table-cell table:style-name="ce7" table:formula="of:=[.A719]" office:value-type="date" office:date-value="2019-10-18T15:53:15.564226" calcext:value-type="date">
            <text:p>2019-10-18 15:53:16</text:p>
          </table:table-cell>
          <table:table-cell table:formula="of:=TRUNC([.A719])" office:value-type="float" office:value="43756" calcext:value-type="float">
            <text:p>43756</text:p>
          </table:table-cell>
          <table:table-cell table:style-name="ce12" table:formula="of:=[.B719]-[.C719]" office:value-type="date" office:date-value="1899-12-30T15:53:15.56422575843" calcext:value-type="date">
            <text:p>12/30/99 03:53 PM</text:p>
          </table:table-cell>
          <table:table-cell table:formula="of:=MOD([.E718]-[.$E$2];[.$H$2])+1+[.$E$2]" office:value-type="float" office:value="277" calcext:value-type="float">
            <text:p>277</text:p>
          </table:table-cell>
          <table:table-cell table:formula="of:=MOD([.F718]+1/[.$H$2];5)" office:value-type="float" office:value="1.93333333333331" calcext:value-type="float">
            <text:p>1,93333333333331</text:p>
          </table:table-cell>
          <table:table-cell table:formula="of:=IF([.F719]&lt;0.000001;[.G718]+2+1/[.$H$2];[.G718]+1/[.$H$2])" office:value-type="float" office:value="11.9333333333335" calcext:value-type="float">
            <text:p>11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0]))" office:value-type="date" office:date-value="2019-10-18T15:38:23.219337" calcext:value-type="date">
            <text:p>2019-10-18 15:38:23</text:p>
          </table:table-cell>
          <table:table-cell table:style-name="ce7" table:formula="of:=[.A720]" office:value-type="date" office:date-value="2019-10-18T15:38:23.219337" calcext:value-type="date">
            <text:p>2019-10-18 15:38:23</text:p>
          </table:table-cell>
          <table:table-cell table:formula="of:=TRUNC([.A720])" office:value-type="float" office:value="43756" calcext:value-type="float">
            <text:p>43756</text:p>
          </table:table-cell>
          <table:table-cell table:style-name="ce12" table:formula="of:=[.B720]-[.C720]" office:value-type="date" office:date-value="1899-12-30T15:38:23.21933683008" calcext:value-type="date">
            <text:p>12/30/99 03:38 PM</text:p>
          </table:table-cell>
          <table:table-cell table:formula="of:=MOD([.E719]-[.$E$2];[.$H$2])+1+[.$E$2]" office:value-type="float" office:value="278" calcext:value-type="float">
            <text:p>278</text:p>
          </table:table-cell>
          <table:table-cell table:formula="of:=MOD([.F719]+1/[.$H$2];5)" office:value-type="float" office:value="1.94999999999997" calcext:value-type="float">
            <text:p>1,94999999999997</text:p>
          </table:table-cell>
          <table:table-cell table:formula="of:=IF([.F720]&lt;0.000001;[.G719]+2+1/[.$H$2];[.G719]+1/[.$H$2])" office:value-type="float" office:value="11.9500000000002" calcext:value-type="float">
            <text:p>11,9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1]))" office:value-type="date" office:date-value="2019-10-18T15:41:38.373876" calcext:value-type="date">
            <text:p>2019-10-18 15:41:38</text:p>
          </table:table-cell>
          <table:table-cell table:style-name="ce7" table:formula="of:=[.A721]" office:value-type="date" office:date-value="2019-10-18T15:41:38.373876" calcext:value-type="date">
            <text:p>2019-10-18 15:41:38</text:p>
          </table:table-cell>
          <table:table-cell table:formula="of:=TRUNC([.A721])" office:value-type="float" office:value="43756" calcext:value-type="float">
            <text:p>43756</text:p>
          </table:table-cell>
          <table:table-cell table:style-name="ce12" table:formula="of:=[.B721]-[.C721]" office:value-type="date" office:date-value="1899-12-30T15:41:38.37387576699" calcext:value-type="date">
            <text:p>12/30/99 03:41 PM</text:p>
          </table:table-cell>
          <table:table-cell table:formula="of:=MOD([.E720]-[.$E$2];[.$H$2])+1+[.$E$2]" office:value-type="float" office:value="279" calcext:value-type="float">
            <text:p>279</text:p>
          </table:table-cell>
          <table:table-cell table:formula="of:=MOD([.F720]+1/[.$H$2];5)" office:value-type="float" office:value="1.96666666666664" calcext:value-type="float">
            <text:p>1,96666666666664</text:p>
          </table:table-cell>
          <table:table-cell table:formula="of:=IF([.F721]&lt;0.000001;[.G720]+2+1/[.$H$2];[.G720]+1/[.$H$2])" office:value-type="float" office:value="11.9666666666668" calcext:value-type="float">
            <text:p>11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2]))" office:value-type="date" office:date-value="2019-10-18T15:54:53.627229" calcext:value-type="date">
            <text:p>2019-10-18 15:54:54</text:p>
          </table:table-cell>
          <table:table-cell table:style-name="ce7" table:formula="of:=[.A722]" office:value-type="date" office:date-value="2019-10-18T15:54:53.627229" calcext:value-type="date">
            <text:p>2019-10-18 15:54:54</text:p>
          </table:table-cell>
          <table:table-cell table:formula="of:=TRUNC([.A722])" office:value-type="float" office:value="43756" calcext:value-type="float">
            <text:p>43756</text:p>
          </table:table-cell>
          <table:table-cell table:style-name="ce12" table:formula="of:=[.B722]-[.C722]" office:value-type="date" office:date-value="1899-12-30T15:54:53.62722861115" calcext:value-type="date">
            <text:p>12/30/99 03:54 PM</text:p>
          </table:table-cell>
          <table:table-cell table:formula="of:=MOD([.E721]-[.$E$2];[.$H$2])+1+[.$E$2]" office:value-type="float" office:value="280" calcext:value-type="float">
            <text:p>280</text:p>
          </table:table-cell>
          <table:table-cell table:formula="of:=MOD([.F721]+1/[.$H$2];5)" office:value-type="float" office:value="1.98333333333331" calcext:value-type="float">
            <text:p>1,98333333333331</text:p>
          </table:table-cell>
          <table:table-cell table:formula="of:=IF([.F722]&lt;0.000001;[.G721]+2+1/[.$H$2];[.G721]+1/[.$H$2])" office:value-type="float" office:value="11.9833333333335" calcext:value-type="float">
            <text:p>11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3]))" office:value-type="date" office:date-value="2019-10-19T15:35:54.99642" calcext:value-type="date">
            <text:p>2019-10-19 15:35:55</text:p>
          </table:table-cell>
          <table:table-cell table:style-name="ce7" table:formula="of:=[.A723]" office:value-type="date" office:date-value="2019-10-19T15:35:54.99642" calcext:value-type="date">
            <text:p>2019-10-19 15:35:55</text:p>
          </table:table-cell>
          <table:table-cell table:formula="of:=TRUNC([.A723])" office:value-type="float" office:value="43757" calcext:value-type="float">
            <text:p>43757</text:p>
          </table:table-cell>
          <table:table-cell table:style-name="ce12" table:formula="of:=[.B723]-[.C723]" office:value-type="date" office:date-value="1899-12-30T15:35:54.99642009381" calcext:value-type="date">
            <text:p>12/30/99 03:35 PM</text:p>
          </table:table-cell>
          <table:table-cell table:formula="of:=MOD([.E722]-[.$E$2];[.$H$2])+1+[.$E$2]" office:value-type="float" office:value="221" calcext:value-type="float">
            <text:p>221</text:p>
          </table:table-cell>
          <table:table-cell table:formula="of:=MOD([.F722]+1/[.$H$2];5)" office:value-type="float" office:value="1.99999999999997" calcext:value-type="float">
            <text:p>1,99999999999997</text:p>
          </table:table-cell>
          <table:table-cell table:formula="of:=IF([.F723]&lt;0.000001;[.G722]+2+1/[.$H$2];[.G722]+1/[.$H$2])" office:value-type="float" office:value="12.0000000000002" calcext:value-type="float">
            <text:p>12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4]))" office:value-type="date" office:date-value="2019-10-19T16:21:02.229571" calcext:value-type="date">
            <text:p>2019-10-19 16:21:02</text:p>
          </table:table-cell>
          <table:table-cell table:style-name="ce7" table:formula="of:=[.A724]" office:value-type="date" office:date-value="2019-10-19T16:21:02.229571" calcext:value-type="date">
            <text:p>2019-10-19 16:21:02</text:p>
          </table:table-cell>
          <table:table-cell table:formula="of:=TRUNC([.A724])" office:value-type="float" office:value="43757" calcext:value-type="float">
            <text:p>43757</text:p>
          </table:table-cell>
          <table:table-cell table:style-name="ce12" table:formula="of:=[.B724]-[.C724]" office:value-type="date" office:date-value="1899-12-30T16:21:02.22957086284" calcext:value-type="date">
            <text:p>12/30/99 04:21 PM</text:p>
          </table:table-cell>
          <table:table-cell table:formula="of:=MOD([.E723]-[.$E$2];[.$H$2])+1+[.$E$2]" office:value-type="float" office:value="222" calcext:value-type="float">
            <text:p>222</text:p>
          </table:table-cell>
          <table:table-cell table:formula="of:=MOD([.F723]+1/[.$H$2];5)" office:value-type="float" office:value="2.01666666666664" calcext:value-type="float">
            <text:p>2,01666666666664</text:p>
          </table:table-cell>
          <table:table-cell table:formula="of:=IF([.F724]&lt;0.000001;[.G723]+2+1/[.$H$2];[.G723]+1/[.$H$2])" office:value-type="float" office:value="12.0166666666668" calcext:value-type="float">
            <text:p>12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5]))" office:value-type="date" office:date-value="2019-10-19T15:17:47.853512" calcext:value-type="date">
            <text:p>2019-10-19 15:17:48</text:p>
          </table:table-cell>
          <table:table-cell table:style-name="ce7" table:formula="of:=[.A725]" office:value-type="date" office:date-value="2019-10-19T15:17:47.853512" calcext:value-type="date">
            <text:p>2019-10-19 15:17:48</text:p>
          </table:table-cell>
          <table:table-cell table:formula="of:=TRUNC([.A725])" office:value-type="float" office:value="43757" calcext:value-type="float">
            <text:p>43757</text:p>
          </table:table-cell>
          <table:table-cell table:style-name="ce12" table:formula="of:=[.B725]-[.C725]" office:value-type="date" office:date-value="1899-12-30T15:17:47.85351249855" calcext:value-type="date">
            <text:p>12/30/99 03:17 PM</text:p>
          </table:table-cell>
          <table:table-cell table:formula="of:=MOD([.E724]-[.$E$2];[.$H$2])+1+[.$E$2]" office:value-type="float" office:value="223" calcext:value-type="float">
            <text:p>223</text:p>
          </table:table-cell>
          <table:table-cell table:formula="of:=MOD([.F724]+1/[.$H$2];5)" office:value-type="float" office:value="2.03333333333331" calcext:value-type="float">
            <text:p>2,03333333333331</text:p>
          </table:table-cell>
          <table:table-cell table:formula="of:=IF([.F725]&lt;0.000001;[.G724]+2+1/[.$H$2];[.G724]+1/[.$H$2])" office:value-type="float" office:value="12.0333333333335" calcext:value-type="float">
            <text:p>12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6]))" office:value-type="date" office:date-value="2019-10-19T15:10:25.15039" calcext:value-type="date">
            <text:p>2019-10-19 15:10:25</text:p>
          </table:table-cell>
          <table:table-cell table:style-name="ce7" table:formula="of:=[.A726]" office:value-type="date" office:date-value="2019-10-19T15:10:25.15039" calcext:value-type="date">
            <text:p>2019-10-19 15:10:25</text:p>
          </table:table-cell>
          <table:table-cell table:formula="of:=TRUNC([.A726])" office:value-type="float" office:value="43757" calcext:value-type="float">
            <text:p>43757</text:p>
          </table:table-cell>
          <table:table-cell table:style-name="ce12" table:formula="of:=[.B726]-[.C726]" office:value-type="date" office:date-value="1899-12-30T15:10:25.15038982965" calcext:value-type="date">
            <text:p>12/30/99 03:10 PM</text:p>
          </table:table-cell>
          <table:table-cell table:formula="of:=MOD([.E725]-[.$E$2];[.$H$2])+1+[.$E$2]" office:value-type="float" office:value="224" calcext:value-type="float">
            <text:p>224</text:p>
          </table:table-cell>
          <table:table-cell table:formula="of:=MOD([.F725]+1/[.$H$2];5)" office:value-type="float" office:value="2.04999999999997" calcext:value-type="float">
            <text:p>2,04999999999997</text:p>
          </table:table-cell>
          <table:table-cell table:formula="of:=IF([.F726]&lt;0.000001;[.G725]+2+1/[.$H$2];[.G725]+1/[.$H$2])" office:value-type="float" office:value="12.0500000000002" calcext:value-type="float">
            <text:p>12,0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7]))" office:value-type="date" office:date-value="2019-10-19T15:29:50.365889" calcext:value-type="date">
            <text:p>2019-10-19 15:29:50</text:p>
          </table:table-cell>
          <table:table-cell table:style-name="ce7" table:formula="of:=[.A727]" office:value-type="date" office:date-value="2019-10-19T15:29:50.365889" calcext:value-type="date">
            <text:p>2019-10-19 15:29:50</text:p>
          </table:table-cell>
          <table:table-cell table:formula="of:=TRUNC([.A727])" office:value-type="float" office:value="43757" calcext:value-type="float">
            <text:p>43757</text:p>
          </table:table-cell>
          <table:table-cell table:style-name="ce12" table:formula="of:=[.B727]-[.C727]" office:value-type="date" office:date-value="1899-12-30T15:29:50.36588869058" calcext:value-type="date">
            <text:p>12/30/99 03:29 PM</text:p>
          </table:table-cell>
          <table:table-cell table:formula="of:=MOD([.E726]-[.$E$2];[.$H$2])+1+[.$E$2]" office:value-type="float" office:value="225" calcext:value-type="float">
            <text:p>225</text:p>
          </table:table-cell>
          <table:table-cell table:formula="of:=MOD([.F726]+1/[.$H$2];5)" office:value-type="float" office:value="2.06666666666664" calcext:value-type="float">
            <text:p>2,06666666666664</text:p>
          </table:table-cell>
          <table:table-cell table:formula="of:=IF([.F727]&lt;0.000001;[.G726]+2+1/[.$H$2];[.G726]+1/[.$H$2])" office:value-type="float" office:value="12.0666666666668" calcext:value-type="float">
            <text:p>12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8]))" office:value-type="date" office:date-value="2019-10-19T15:09:27.706875" calcext:value-type="date">
            <text:p>2019-10-19 15:09:28</text:p>
          </table:table-cell>
          <table:table-cell table:style-name="ce7" table:formula="of:=[.A728]" office:value-type="date" office:date-value="2019-10-19T15:09:27.706875" calcext:value-type="date">
            <text:p>2019-10-19 15:09:28</text:p>
          </table:table-cell>
          <table:table-cell table:formula="of:=TRUNC([.A728])" office:value-type="float" office:value="43757" calcext:value-type="float">
            <text:p>43757</text:p>
          </table:table-cell>
          <table:table-cell table:style-name="ce12" table:formula="of:=[.B728]-[.C728]" office:value-type="date" office:date-value="1899-12-30T15:09:27.70687534008" calcext:value-type="date">
            <text:p>12/30/99 03:09 PM</text:p>
          </table:table-cell>
          <table:table-cell table:formula="of:=MOD([.E727]-[.$E$2];[.$H$2])+1+[.$E$2]" office:value-type="float" office:value="226" calcext:value-type="float">
            <text:p>226</text:p>
          </table:table-cell>
          <table:table-cell table:formula="of:=MOD([.F727]+1/[.$H$2];5)" office:value-type="float" office:value="2.08333333333331" calcext:value-type="float">
            <text:p>2,08333333333331</text:p>
          </table:table-cell>
          <table:table-cell table:formula="of:=IF([.F728]&lt;0.000001;[.G727]+2+1/[.$H$2];[.G727]+1/[.$H$2])" office:value-type="float" office:value="12.0833333333335" calcext:value-type="float">
            <text:p>12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9]))" office:value-type="date" office:date-value="2019-10-19T16:05:16.821522" calcext:value-type="date">
            <text:p>2019-10-19 16:05:17</text:p>
          </table:table-cell>
          <table:table-cell table:style-name="ce7" table:formula="of:=[.A729]" office:value-type="date" office:date-value="2019-10-19T16:05:16.821522" calcext:value-type="date">
            <text:p>2019-10-19 16:05:17</text:p>
          </table:table-cell>
          <table:table-cell table:formula="of:=TRUNC([.A729])" office:value-type="float" office:value="43757" calcext:value-type="float">
            <text:p>43757</text:p>
          </table:table-cell>
          <table:table-cell table:style-name="ce12" table:formula="of:=[.B729]-[.C729]" office:value-type="date" office:date-value="1899-12-30T16:05:16.82152238209" calcext:value-type="date">
            <text:p>12/30/99 04:05 PM</text:p>
          </table:table-cell>
          <table:table-cell table:formula="of:=MOD([.E728]-[.$E$2];[.$H$2])+1+[.$E$2]" office:value-type="float" office:value="227" calcext:value-type="float">
            <text:p>227</text:p>
          </table:table-cell>
          <table:table-cell table:formula="of:=MOD([.F728]+1/[.$H$2];5)" office:value-type="float" office:value="2.09999999999997" calcext:value-type="float">
            <text:p>2,09999999999997</text:p>
          </table:table-cell>
          <table:table-cell table:formula="of:=IF([.F729]&lt;0.000001;[.G728]+2+1/[.$H$2];[.G728]+1/[.$H$2])" office:value-type="float" office:value="12.1000000000002" calcext:value-type="float">
            <text:p>12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0]))" office:value-type="date" office:date-value="2019-10-19T15:54:39.92351" calcext:value-type="date">
            <text:p>2019-10-19 15:54:40</text:p>
          </table:table-cell>
          <table:table-cell table:style-name="ce7" table:formula="of:=[.A730]" office:value-type="date" office:date-value="2019-10-19T15:54:39.92351" calcext:value-type="date">
            <text:p>2019-10-19 15:54:40</text:p>
          </table:table-cell>
          <table:table-cell table:formula="of:=TRUNC([.A730])" office:value-type="float" office:value="43757" calcext:value-type="float">
            <text:p>43757</text:p>
          </table:table-cell>
          <table:table-cell table:style-name="ce12" table:formula="of:=[.B730]-[.C730]" office:value-type="date" office:date-value="1899-12-30T15:54:39.92350968998" calcext:value-type="date">
            <text:p>12/30/99 03:54 PM</text:p>
          </table:table-cell>
          <table:table-cell table:formula="of:=MOD([.E729]-[.$E$2];[.$H$2])+1+[.$E$2]" office:value-type="float" office:value="228" calcext:value-type="float">
            <text:p>228</text:p>
          </table:table-cell>
          <table:table-cell table:formula="of:=MOD([.F729]+1/[.$H$2];5)" office:value-type="float" office:value="2.11666666666664" calcext:value-type="float">
            <text:p>2,11666666666664</text:p>
          </table:table-cell>
          <table:table-cell table:formula="of:=IF([.F730]&lt;0.000001;[.G729]+2+1/[.$H$2];[.G729]+1/[.$H$2])" office:value-type="float" office:value="12.1166666666668" calcext:value-type="float">
            <text:p>12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1]))" office:value-type="date" office:date-value="2019-10-19T15:49:24.992901" calcext:value-type="date">
            <text:p>2019-10-19 15:49:25</text:p>
          </table:table-cell>
          <table:table-cell table:style-name="ce7" table:formula="of:=[.A731]" office:value-type="date" office:date-value="2019-10-19T15:49:24.992901" calcext:value-type="date">
            <text:p>2019-10-19 15:49:25</text:p>
          </table:table-cell>
          <table:table-cell table:formula="of:=TRUNC([.A731])" office:value-type="float" office:value="43757" calcext:value-type="float">
            <text:p>43757</text:p>
          </table:table-cell>
          <table:table-cell table:style-name="ce12" table:formula="of:=[.B731]-[.C731]" office:value-type="date" office:date-value="1899-12-30T15:49:24.99290107749" calcext:value-type="date">
            <text:p>12/30/99 03:49 PM</text:p>
          </table:table-cell>
          <table:table-cell table:formula="of:=MOD([.E730]-[.$E$2];[.$H$2])+1+[.$E$2]" office:value-type="float" office:value="229" calcext:value-type="float">
            <text:p>229</text:p>
          </table:table-cell>
          <table:table-cell table:formula="of:=MOD([.F730]+1/[.$H$2];5)" office:value-type="float" office:value="2.13333333333331" calcext:value-type="float">
            <text:p>2,13333333333331</text:p>
          </table:table-cell>
          <table:table-cell table:formula="of:=IF([.F731]&lt;0.000001;[.G730]+2+1/[.$H$2];[.G730]+1/[.$H$2])" office:value-type="float" office:value="12.1333333333335" calcext:value-type="float">
            <text:p>12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2]))" office:value-type="date" office:date-value="2019-10-19T15:41:39.163078" calcext:value-type="date">
            <text:p>2019-10-19 15:41:39</text:p>
          </table:table-cell>
          <table:table-cell table:style-name="ce7" table:formula="of:=[.A732]" office:value-type="date" office:date-value="2019-10-19T15:41:39.163078" calcext:value-type="date">
            <text:p>2019-10-19 15:41:39</text:p>
          </table:table-cell>
          <table:table-cell table:formula="of:=TRUNC([.A732])" office:value-type="float" office:value="43757" calcext:value-type="float">
            <text:p>43757</text:p>
          </table:table-cell>
          <table:table-cell table:style-name="ce12" table:formula="of:=[.B732]-[.C732]" office:value-type="date" office:date-value="1899-12-30T15:41:39.16307826061" calcext:value-type="date">
            <text:p>12/30/99 03:41 PM</text:p>
          </table:table-cell>
          <table:table-cell table:formula="of:=MOD([.E731]-[.$E$2];[.$H$2])+1+[.$E$2]" office:value-type="float" office:value="230" calcext:value-type="float">
            <text:p>230</text:p>
          </table:table-cell>
          <table:table-cell table:formula="of:=MOD([.F731]+1/[.$H$2];5)" office:value-type="float" office:value="2.14999999999997" calcext:value-type="float">
            <text:p>2,14999999999997</text:p>
          </table:table-cell>
          <table:table-cell table:formula="of:=IF([.F732]&lt;0.000001;[.G731]+2+1/[.$H$2];[.G731]+1/[.$H$2])" office:value-type="float" office:value="12.1500000000002" calcext:value-type="float">
            <text:p>12,1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3]))" office:value-type="date" office:date-value="2019-10-19T15:56:13.850129" calcext:value-type="date">
            <text:p>2019-10-19 15:56:14</text:p>
          </table:table-cell>
          <table:table-cell table:style-name="ce7" table:formula="of:=[.A733]" office:value-type="date" office:date-value="2019-10-19T15:56:13.850129" calcext:value-type="date">
            <text:p>2019-10-19 15:56:14</text:p>
          </table:table-cell>
          <table:table-cell table:formula="of:=TRUNC([.A733])" office:value-type="float" office:value="43757" calcext:value-type="float">
            <text:p>43757</text:p>
          </table:table-cell>
          <table:table-cell table:style-name="ce12" table:formula="of:=[.B733]-[.C733]" office:value-type="date" office:date-value="1899-12-30T15:56:13.8501294516" calcext:value-type="date">
            <text:p>12/30/99 03:56 PM</text:p>
          </table:table-cell>
          <table:table-cell table:formula="of:=MOD([.E732]-[.$E$2];[.$H$2])+1+[.$E$2]" office:value-type="float" office:value="231" calcext:value-type="float">
            <text:p>231</text:p>
          </table:table-cell>
          <table:table-cell table:formula="of:=MOD([.F732]+1/[.$H$2];5)" office:value-type="float" office:value="2.16666666666664" calcext:value-type="float">
            <text:p>2,16666666666664</text:p>
          </table:table-cell>
          <table:table-cell table:formula="of:=IF([.F733]&lt;0.000001;[.G732]+2+1/[.$H$2];[.G732]+1/[.$H$2])" office:value-type="float" office:value="12.1666666666669" calcext:value-type="float">
            <text:p>12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4]))" office:value-type="date" office:date-value="2019-10-19T15:34:39.155465" calcext:value-type="date">
            <text:p>2019-10-19 15:34:39</text:p>
          </table:table-cell>
          <table:table-cell table:style-name="ce7" table:formula="of:=[.A734]" office:value-type="date" office:date-value="2019-10-19T15:34:39.155465" calcext:value-type="date">
            <text:p>2019-10-19 15:34:39</text:p>
          </table:table-cell>
          <table:table-cell table:formula="of:=TRUNC([.A734])" office:value-type="float" office:value="43757" calcext:value-type="float">
            <text:p>43757</text:p>
          </table:table-cell>
          <table:table-cell table:style-name="ce12" table:formula="of:=[.B734]-[.C734]" office:value-type="date" office:date-value="1899-12-30T15:34:39.15546465665" calcext:value-type="date">
            <text:p>12/30/99 03:34 PM</text:p>
          </table:table-cell>
          <table:table-cell table:formula="of:=MOD([.E733]-[.$E$2];[.$H$2])+1+[.$E$2]" office:value-type="float" office:value="232" calcext:value-type="float">
            <text:p>232</text:p>
          </table:table-cell>
          <table:table-cell table:formula="of:=MOD([.F733]+1/[.$H$2];5)" office:value-type="float" office:value="2.18333333333331" calcext:value-type="float">
            <text:p>2,18333333333331</text:p>
          </table:table-cell>
          <table:table-cell table:formula="of:=IF([.F734]&lt;0.000001;[.G733]+2+1/[.$H$2];[.G733]+1/[.$H$2])" office:value-type="float" office:value="12.1833333333335" calcext:value-type="float">
            <text:p>12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5]))" office:value-type="date" office:date-value="2019-10-19T15:25:15.788829" calcext:value-type="date">
            <text:p>2019-10-19 15:25:16</text:p>
          </table:table-cell>
          <table:table-cell table:style-name="ce7" table:formula="of:=[.A735]" office:value-type="date" office:date-value="2019-10-19T15:25:15.788829" calcext:value-type="date">
            <text:p>2019-10-19 15:25:16</text:p>
          </table:table-cell>
          <table:table-cell table:formula="of:=TRUNC([.A735])" office:value-type="float" office:value="43757" calcext:value-type="float">
            <text:p>43757</text:p>
          </table:table-cell>
          <table:table-cell table:style-name="ce12" table:formula="of:=[.B735]-[.C735]" office:value-type="date" office:date-value="1899-12-30T15:25:15.78882930335" calcext:value-type="date">
            <text:p>12/30/99 03:25 PM</text:p>
          </table:table-cell>
          <table:table-cell table:formula="of:=MOD([.E734]-[.$E$2];[.$H$2])+1+[.$E$2]" office:value-type="float" office:value="233" calcext:value-type="float">
            <text:p>233</text:p>
          </table:table-cell>
          <table:table-cell table:formula="of:=MOD([.F734]+1/[.$H$2];5)" office:value-type="float" office:value="2.19999999999997" calcext:value-type="float">
            <text:p>2,19999999999997</text:p>
          </table:table-cell>
          <table:table-cell table:formula="of:=IF([.F735]&lt;0.000001;[.G734]+2+1/[.$H$2];[.G734]+1/[.$H$2])" office:value-type="float" office:value="12.2000000000002" calcext:value-type="float">
            <text:p>12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6]))" office:value-type="date" office:date-value="2019-10-19T15:26:42.629732" calcext:value-type="date">
            <text:p>2019-10-19 15:26:43</text:p>
          </table:table-cell>
          <table:table-cell table:style-name="ce7" table:formula="of:=[.A736]" office:value-type="date" office:date-value="2019-10-19T15:26:42.629732" calcext:value-type="date">
            <text:p>2019-10-19 15:26:43</text:p>
          </table:table-cell>
          <table:table-cell table:formula="of:=TRUNC([.A736])" office:value-type="float" office:value="43757" calcext:value-type="float">
            <text:p>43757</text:p>
          </table:table-cell>
          <table:table-cell table:style-name="ce12" table:formula="of:=[.B736]-[.C736]" office:value-type="date" office:date-value="1899-12-30T15:26:42.62973199133" calcext:value-type="date">
            <text:p>12/30/99 03:26 PM</text:p>
          </table:table-cell>
          <table:table-cell table:formula="of:=MOD([.E735]-[.$E$2];[.$H$2])+1+[.$E$2]" office:value-type="float" office:value="234" calcext:value-type="float">
            <text:p>234</text:p>
          </table:table-cell>
          <table:table-cell table:formula="of:=MOD([.F735]+1/[.$H$2];5)" office:value-type="float" office:value="2.21666666666664" calcext:value-type="float">
            <text:p>2,21666666666664</text:p>
          </table:table-cell>
          <table:table-cell table:formula="of:=IF([.F736]&lt;0.000001;[.G735]+2+1/[.$H$2];[.G735]+1/[.$H$2])" office:value-type="float" office:value="12.2166666666669" calcext:value-type="float">
            <text:p>12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7]))" office:value-type="date" office:date-value="2019-10-19T16:09:30.924349" calcext:value-type="date">
            <text:p>2019-10-19 16:09:31</text:p>
          </table:table-cell>
          <table:table-cell table:style-name="ce7" table:formula="of:=[.A737]" office:value-type="date" office:date-value="2019-10-19T16:09:30.924349" calcext:value-type="date">
            <text:p>2019-10-19 16:09:31</text:p>
          </table:table-cell>
          <table:table-cell table:formula="of:=TRUNC([.A737])" office:value-type="float" office:value="43757" calcext:value-type="float">
            <text:p>43757</text:p>
          </table:table-cell>
          <table:table-cell table:style-name="ce12" table:formula="of:=[.B737]-[.C737]" office:value-type="date" office:date-value="1899-12-30T16:09:30.9243491292" calcext:value-type="date">
            <text:p>12/30/99 04:09 PM</text:p>
          </table:table-cell>
          <table:table-cell table:formula="of:=MOD([.E736]-[.$E$2];[.$H$2])+1+[.$E$2]" office:value-type="float" office:value="235" calcext:value-type="float">
            <text:p>235</text:p>
          </table:table-cell>
          <table:table-cell table:formula="of:=MOD([.F736]+1/[.$H$2];5)" office:value-type="float" office:value="2.23333333333331" calcext:value-type="float">
            <text:p>2,23333333333331</text:p>
          </table:table-cell>
          <table:table-cell table:formula="of:=IF([.F737]&lt;0.000001;[.G736]+2+1/[.$H$2];[.G736]+1/[.$H$2])" office:value-type="float" office:value="12.2333333333335" calcext:value-type="float">
            <text:p>12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8]))" office:value-type="date" office:date-value="2019-10-19T15:39:21.386748" calcext:value-type="date">
            <text:p>2019-10-19 15:39:21</text:p>
          </table:table-cell>
          <table:table-cell table:style-name="ce7" table:formula="of:=[.A738]" office:value-type="date" office:date-value="2019-10-19T15:39:21.386748" calcext:value-type="date">
            <text:p>2019-10-19 15:39:21</text:p>
          </table:table-cell>
          <table:table-cell table:formula="of:=TRUNC([.A738])" office:value-type="float" office:value="43757" calcext:value-type="float">
            <text:p>43757</text:p>
          </table:table-cell>
          <table:table-cell table:style-name="ce12" table:formula="of:=[.B738]-[.C738]" office:value-type="date" office:date-value="1899-12-30T15:39:21.38674789108" calcext:value-type="date">
            <text:p>12/30/99 03:39 PM</text:p>
          </table:table-cell>
          <table:table-cell table:formula="of:=MOD([.E737]-[.$E$2];[.$H$2])+1+[.$E$2]" office:value-type="float" office:value="236" calcext:value-type="float">
            <text:p>236</text:p>
          </table:table-cell>
          <table:table-cell table:formula="of:=MOD([.F737]+1/[.$H$2];5)" office:value-type="float" office:value="2.24999999999997" calcext:value-type="float">
            <text:p>2,24999999999997</text:p>
          </table:table-cell>
          <table:table-cell table:formula="of:=IF([.F738]&lt;0.000001;[.G737]+2+1/[.$H$2];[.G737]+1/[.$H$2])" office:value-type="float" office:value="12.2500000000002" calcext:value-type="float">
            <text:p>12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9]))" office:value-type="date" office:date-value="2019-10-19T15:47:45.144647" calcext:value-type="date">
            <text:p>2019-10-19 15:47:45</text:p>
          </table:table-cell>
          <table:table-cell table:style-name="ce7" table:formula="of:=[.A739]" office:value-type="date" office:date-value="2019-10-19T15:47:45.144647" calcext:value-type="date">
            <text:p>2019-10-19 15:47:45</text:p>
          </table:table-cell>
          <table:table-cell table:formula="of:=TRUNC([.A739])" office:value-type="float" office:value="43757" calcext:value-type="float">
            <text:p>43757</text:p>
          </table:table-cell>
          <table:table-cell table:style-name="ce12" table:formula="of:=[.B739]-[.C739]" office:value-type="date" office:date-value="1899-12-30T15:47:45.144646517" calcext:value-type="date">
            <text:p>12/30/99 03:47 PM</text:p>
          </table:table-cell>
          <table:table-cell table:formula="of:=MOD([.E738]-[.$E$2];[.$H$2])+1+[.$E$2]" office:value-type="float" office:value="237" calcext:value-type="float">
            <text:p>237</text:p>
          </table:table-cell>
          <table:table-cell table:formula="of:=MOD([.F738]+1/[.$H$2];5)" office:value-type="float" office:value="2.26666666666664" calcext:value-type="float">
            <text:p>2,26666666666664</text:p>
          </table:table-cell>
          <table:table-cell table:formula="of:=IF([.F739]&lt;0.000001;[.G738]+2+1/[.$H$2];[.G738]+1/[.$H$2])" office:value-type="float" office:value="12.2666666666669" calcext:value-type="float">
            <text:p>12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0]))" office:value-type="date" office:date-value="2019-10-19T15:30:32.712714" calcext:value-type="date">
            <text:p>2019-10-19 15:30:33</text:p>
          </table:table-cell>
          <table:table-cell table:style-name="ce7" table:formula="of:=[.A740]" office:value-type="date" office:date-value="2019-10-19T15:30:32.712714" calcext:value-type="date">
            <text:p>2019-10-19 15:30:33</text:p>
          </table:table-cell>
          <table:table-cell table:formula="of:=TRUNC([.A740])" office:value-type="float" office:value="43757" calcext:value-type="float">
            <text:p>43757</text:p>
          </table:table-cell>
          <table:table-cell table:style-name="ce12" table:formula="of:=[.B740]-[.C740]" office:value-type="date" office:date-value="1899-12-30T15:30:32.71271442063" calcext:value-type="date">
            <text:p>12/30/99 03:30 PM</text:p>
          </table:table-cell>
          <table:table-cell table:formula="of:=MOD([.E739]-[.$E$2];[.$H$2])+1+[.$E$2]" office:value-type="float" office:value="238" calcext:value-type="float">
            <text:p>238</text:p>
          </table:table-cell>
          <table:table-cell table:formula="of:=MOD([.F739]+1/[.$H$2];5)" office:value-type="float" office:value="2.28333333333331" calcext:value-type="float">
            <text:p>2,28333333333331</text:p>
          </table:table-cell>
          <table:table-cell table:formula="of:=IF([.F740]&lt;0.000001;[.G739]+2+1/[.$H$2];[.G739]+1/[.$H$2])" office:value-type="float" office:value="12.2833333333335" calcext:value-type="float">
            <text:p>12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1]))" office:value-type="date" office:date-value="2019-10-19T15:17:47.4226" calcext:value-type="date">
            <text:p>2019-10-19 15:17:47</text:p>
          </table:table-cell>
          <table:table-cell table:style-name="ce7" table:formula="of:=[.A741]" office:value-type="date" office:date-value="2019-10-19T15:17:47.4226" calcext:value-type="date">
            <text:p>2019-10-19 15:17:47</text:p>
          </table:table-cell>
          <table:table-cell table:formula="of:=TRUNC([.A741])" office:value-type="float" office:value="43757" calcext:value-type="float">
            <text:p>43757</text:p>
          </table:table-cell>
          <table:table-cell table:style-name="ce12" table:formula="of:=[.B741]-[.C741]" office:value-type="date" office:date-value="1899-12-30T15:17:47.42259990424" calcext:value-type="date">
            <text:p>12/30/99 03:17 PM</text:p>
          </table:table-cell>
          <table:table-cell table:formula="of:=MOD([.E740]-[.$E$2];[.$H$2])+1+[.$E$2]" office:value-type="float" office:value="239" calcext:value-type="float">
            <text:p>239</text:p>
          </table:table-cell>
          <table:table-cell table:formula="of:=MOD([.F740]+1/[.$H$2];5)" office:value-type="float" office:value="2.29999999999997" calcext:value-type="float">
            <text:p>2,29999999999997</text:p>
          </table:table-cell>
          <table:table-cell table:formula="of:=IF([.F741]&lt;0.000001;[.G740]+2+1/[.$H$2];[.G740]+1/[.$H$2])" office:value-type="float" office:value="12.3000000000002" calcext:value-type="float">
            <text:p>12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2]))" office:value-type="date" office:date-value="2019-10-19T15:42:32.323808" calcext:value-type="date">
            <text:p>2019-10-19 15:42:32</text:p>
          </table:table-cell>
          <table:table-cell table:style-name="ce7" table:formula="of:=[.A742]" office:value-type="date" office:date-value="2019-10-19T15:42:32.323808" calcext:value-type="date">
            <text:p>2019-10-19 15:42:32</text:p>
          </table:table-cell>
          <table:table-cell table:formula="of:=TRUNC([.A742])" office:value-type="float" office:value="43757" calcext:value-type="float">
            <text:p>43757</text:p>
          </table:table-cell>
          <table:table-cell table:style-name="ce12" table:formula="of:=[.B742]-[.C742]" office:value-type="date" office:date-value="1899-12-30T15:42:32.32380819507" calcext:value-type="date">
            <text:p>12/30/99 03:42 PM</text:p>
          </table:table-cell>
          <table:table-cell table:formula="of:=MOD([.E741]-[.$E$2];[.$H$2])+1+[.$E$2]" office:value-type="float" office:value="240" calcext:value-type="float">
            <text:p>240</text:p>
          </table:table-cell>
          <table:table-cell table:formula="of:=MOD([.F741]+1/[.$H$2];5)" office:value-type="float" office:value="2.31666666666664" calcext:value-type="float">
            <text:p>2,31666666666664</text:p>
          </table:table-cell>
          <table:table-cell table:formula="of:=IF([.F742]&lt;0.000001;[.G741]+2+1/[.$H$2];[.G741]+1/[.$H$2])" office:value-type="float" office:value="12.3166666666669" calcext:value-type="float">
            <text:p>12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3]))" office:value-type="date" office:date-value="2019-10-19T15:31:26.819514" calcext:value-type="date">
            <text:p>2019-10-19 15:31:27</text:p>
          </table:table-cell>
          <table:table-cell table:style-name="ce7" table:formula="of:=[.A743]" office:value-type="date" office:date-value="2019-10-19T15:31:26.819514" calcext:value-type="date">
            <text:p>2019-10-19 15:31:27</text:p>
          </table:table-cell>
          <table:table-cell table:formula="of:=TRUNC([.A743])" office:value-type="float" office:value="43757" calcext:value-type="float">
            <text:p>43757</text:p>
          </table:table-cell>
          <table:table-cell table:style-name="ce12" table:formula="of:=[.B743]-[.C743]" office:value-type="date" office:date-value="1899-12-30T15:31:26.81951395702" calcext:value-type="date">
            <text:p>12/30/99 03:31 PM</text:p>
          </table:table-cell>
          <table:table-cell table:formula="of:=MOD([.E742]-[.$E$2];[.$H$2])+1+[.$E$2]" office:value-type="float" office:value="241" calcext:value-type="float">
            <text:p>241</text:p>
          </table:table-cell>
          <table:table-cell table:formula="of:=MOD([.F742]+1/[.$H$2];5)" office:value-type="float" office:value="2.3333333333333" calcext:value-type="float">
            <text:p>2,3333333333333</text:p>
          </table:table-cell>
          <table:table-cell table:formula="of:=IF([.F743]&lt;0.000001;[.G742]+2+1/[.$H$2];[.G742]+1/[.$H$2])" office:value-type="float" office:value="12.3333333333335" calcext:value-type="float">
            <text:p>12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4]))" office:value-type="date" office:date-value="2019-10-19T15:30:05.565445" calcext:value-type="date">
            <text:p>2019-10-19 15:30:06</text:p>
          </table:table-cell>
          <table:table-cell table:style-name="ce7" table:formula="of:=[.A744]" office:value-type="date" office:date-value="2019-10-19T15:30:05.565445" calcext:value-type="date">
            <text:p>2019-10-19 15:30:06</text:p>
          </table:table-cell>
          <table:table-cell table:formula="of:=TRUNC([.A744])" office:value-type="float" office:value="43757" calcext:value-type="float">
            <text:p>43757</text:p>
          </table:table-cell>
          <table:table-cell table:style-name="ce12" table:formula="of:=[.B744]-[.C744]" office:value-type="date" office:date-value="1899-12-30T15:30:05.56544477586" calcext:value-type="date">
            <text:p>12/30/99 03:30 PM</text:p>
          </table:table-cell>
          <table:table-cell table:formula="of:=MOD([.E743]-[.$E$2];[.$H$2])+1+[.$E$2]" office:value-type="float" office:value="242" calcext:value-type="float">
            <text:p>242</text:p>
          </table:table-cell>
          <table:table-cell table:formula="of:=MOD([.F743]+1/[.$H$2];5)" office:value-type="float" office:value="2.34999999999997" calcext:value-type="float">
            <text:p>2,34999999999997</text:p>
          </table:table-cell>
          <table:table-cell table:formula="of:=IF([.F744]&lt;0.000001;[.G743]+2+1/[.$H$2];[.G743]+1/[.$H$2])" office:value-type="float" office:value="12.3500000000002" calcext:value-type="float">
            <text:p>12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5]))" office:value-type="date" office:date-value="2019-10-19T15:24:50.010241" calcext:value-type="date">
            <text:p>2019-10-19 15:24:50</text:p>
          </table:table-cell>
          <table:table-cell table:style-name="ce7" table:formula="of:=[.A745]" office:value-type="date" office:date-value="2019-10-19T15:24:50.010241" calcext:value-type="date">
            <text:p>2019-10-19 15:24:50</text:p>
          </table:table-cell>
          <table:table-cell table:formula="of:=TRUNC([.A745])" office:value-type="float" office:value="43757" calcext:value-type="float">
            <text:p>43757</text:p>
          </table:table-cell>
          <table:table-cell table:style-name="ce12" table:formula="of:=[.B745]-[.C745]" office:value-type="date" office:date-value="1899-12-30T15:24:50.01024062745" calcext:value-type="date">
            <text:p>12/30/99 03:24 PM</text:p>
          </table:table-cell>
          <table:table-cell table:formula="of:=MOD([.E744]-[.$E$2];[.$H$2])+1+[.$E$2]" office:value-type="float" office:value="243" calcext:value-type="float">
            <text:p>243</text:p>
          </table:table-cell>
          <table:table-cell table:formula="of:=MOD([.F744]+1/[.$H$2];5)" office:value-type="float" office:value="2.36666666666664" calcext:value-type="float">
            <text:p>2,36666666666664</text:p>
          </table:table-cell>
          <table:table-cell table:formula="of:=IF([.F745]&lt;0.000001;[.G744]+2+1/[.$H$2];[.G744]+1/[.$H$2])" office:value-type="float" office:value="12.3666666666669" calcext:value-type="float">
            <text:p>12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6]))" office:value-type="date" office:date-value="2019-10-19T15:13:17.309899" calcext:value-type="date">
            <text:p>2019-10-19 15:13:17</text:p>
          </table:table-cell>
          <table:table-cell table:style-name="ce7" table:formula="of:=[.A746]" office:value-type="date" office:date-value="2019-10-19T15:13:17.309899" calcext:value-type="date">
            <text:p>2019-10-19 15:13:17</text:p>
          </table:table-cell>
          <table:table-cell table:formula="of:=TRUNC([.A746])" office:value-type="float" office:value="43757" calcext:value-type="float">
            <text:p>43757</text:p>
          </table:table-cell>
          <table:table-cell table:style-name="ce12" table:formula="of:=[.B746]-[.C746]" office:value-type="date" office:date-value="1899-12-30T15:13:17.30989909731" calcext:value-type="date">
            <text:p>12/30/99 03:13 PM</text:p>
          </table:table-cell>
          <table:table-cell table:formula="of:=MOD([.E745]-[.$E$2];[.$H$2])+1+[.$E$2]" office:value-type="float" office:value="244" calcext:value-type="float">
            <text:p>244</text:p>
          </table:table-cell>
          <table:table-cell table:formula="of:=MOD([.F745]+1/[.$H$2];5)" office:value-type="float" office:value="2.3833333333333" calcext:value-type="float">
            <text:p>2,3833333333333</text:p>
          </table:table-cell>
          <table:table-cell table:formula="of:=IF([.F746]&lt;0.000001;[.G745]+2+1/[.$H$2];[.G745]+1/[.$H$2])" office:value-type="float" office:value="12.3833333333335" calcext:value-type="float">
            <text:p>12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7]))" office:value-type="date" office:date-value="2019-10-19T15:59:55.007168" calcext:value-type="date">
            <text:p>2019-10-19 15:59:55</text:p>
          </table:table-cell>
          <table:table-cell table:style-name="ce7" table:formula="of:=[.A747]" office:value-type="date" office:date-value="2019-10-19T15:59:55.007168" calcext:value-type="date">
            <text:p>2019-10-19 15:59:55</text:p>
          </table:table-cell>
          <table:table-cell table:formula="of:=TRUNC([.A747])" office:value-type="float" office:value="43757" calcext:value-type="float">
            <text:p>43757</text:p>
          </table:table-cell>
          <table:table-cell table:style-name="ce12" table:formula="of:=[.B747]-[.C747]" office:value-type="date" office:date-value="1899-12-30T15:59:55.00716766343" calcext:value-type="date">
            <text:p>12/30/99 03:59 PM</text:p>
          </table:table-cell>
          <table:table-cell table:formula="of:=MOD([.E746]-[.$E$2];[.$H$2])+1+[.$E$2]" office:value-type="float" office:value="245" calcext:value-type="float">
            <text:p>245</text:p>
          </table:table-cell>
          <table:table-cell table:formula="of:=MOD([.F746]+1/[.$H$2];5)" office:value-type="float" office:value="2.39999999999997" calcext:value-type="float">
            <text:p>2,39999999999997</text:p>
          </table:table-cell>
          <table:table-cell table:formula="of:=IF([.F747]&lt;0.000001;[.G746]+2+1/[.$H$2];[.G746]+1/[.$H$2])" office:value-type="float" office:value="12.4000000000002" calcext:value-type="float">
            <text:p>12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8]))" office:value-type="date" office:date-value="2019-10-19T15:34:17.386623" calcext:value-type="date">
            <text:p>2019-10-19 15:34:17</text:p>
          </table:table-cell>
          <table:table-cell table:style-name="ce7" table:formula="of:=[.A748]" office:value-type="date" office:date-value="2019-10-19T15:34:17.386623" calcext:value-type="date">
            <text:p>2019-10-19 15:34:17</text:p>
          </table:table-cell>
          <table:table-cell table:formula="of:=TRUNC([.A748])" office:value-type="float" office:value="43757" calcext:value-type="float">
            <text:p>43757</text:p>
          </table:table-cell>
          <table:table-cell table:style-name="ce12" table:formula="of:=[.B748]-[.C748]" office:value-type="date" office:date-value="1899-12-30T15:34:17.38662339281" calcext:value-type="date">
            <text:p>12/30/99 03:34 PM</text:p>
          </table:table-cell>
          <table:table-cell table:formula="of:=MOD([.E747]-[.$E$2];[.$H$2])+1+[.$E$2]" office:value-type="float" office:value="246" calcext:value-type="float">
            <text:p>246</text:p>
          </table:table-cell>
          <table:table-cell table:formula="of:=MOD([.F747]+1/[.$H$2];5)" office:value-type="float" office:value="2.41666666666664" calcext:value-type="float">
            <text:p>2,41666666666664</text:p>
          </table:table-cell>
          <table:table-cell table:formula="of:=IF([.F748]&lt;0.000001;[.G747]+2+1/[.$H$2];[.G747]+1/[.$H$2])" office:value-type="float" office:value="12.4166666666669" calcext:value-type="float">
            <text:p>12,4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9]))" office:value-type="date" office:date-value="2019-10-19T15:42:03.09197" calcext:value-type="date">
            <text:p>2019-10-19 15:42:03</text:p>
          </table:table-cell>
          <table:table-cell table:style-name="ce7" table:formula="of:=[.A749]" office:value-type="date" office:date-value="2019-10-19T15:42:03.09197" calcext:value-type="date">
            <text:p>2019-10-19 15:42:03</text:p>
          </table:table-cell>
          <table:table-cell table:formula="of:=TRUNC([.A749])" office:value-type="float" office:value="43757" calcext:value-type="float">
            <text:p>43757</text:p>
          </table:table-cell>
          <table:table-cell table:style-name="ce12" table:formula="of:=[.B749]-[.C749]" office:value-type="date" office:date-value="1899-12-30T15:42:03.09196991846" calcext:value-type="date">
            <text:p>12/30/99 03:42 PM</text:p>
          </table:table-cell>
          <table:table-cell table:formula="of:=MOD([.E748]-[.$E$2];[.$H$2])+1+[.$E$2]" office:value-type="float" office:value="247" calcext:value-type="float">
            <text:p>247</text:p>
          </table:table-cell>
          <table:table-cell table:formula="of:=MOD([.F748]+1/[.$H$2];5)" office:value-type="float" office:value="2.4333333333333" calcext:value-type="float">
            <text:p>2,4333333333333</text:p>
          </table:table-cell>
          <table:table-cell table:formula="of:=IF([.F749]&lt;0.000001;[.G748]+2+1/[.$H$2];[.G748]+1/[.$H$2])" office:value-type="float" office:value="12.4333333333335" calcext:value-type="float">
            <text:p>12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0]))" office:value-type="date" office:date-value="2019-10-19T15:30:48.045492" calcext:value-type="date">
            <text:p>2019-10-19 15:30:48</text:p>
          </table:table-cell>
          <table:table-cell table:style-name="ce7" table:formula="of:=[.A750]" office:value-type="date" office:date-value="2019-10-19T15:30:48.045492" calcext:value-type="date">
            <text:p>2019-10-19 15:30:48</text:p>
          </table:table-cell>
          <table:table-cell table:formula="of:=TRUNC([.A750])" office:value-type="float" office:value="43757" calcext:value-type="float">
            <text:p>43757</text:p>
          </table:table-cell>
          <table:table-cell table:style-name="ce12" table:formula="of:=[.B750]-[.C750]" office:value-type="date" office:date-value="1899-12-30T15:30:48.04549247492" calcext:value-type="date">
            <text:p>12/30/99 03:30 PM</text:p>
          </table:table-cell>
          <table:table-cell table:formula="of:=MOD([.E749]-[.$E$2];[.$H$2])+1+[.$E$2]" office:value-type="float" office:value="248" calcext:value-type="float">
            <text:p>248</text:p>
          </table:table-cell>
          <table:table-cell table:formula="of:=MOD([.F749]+1/[.$H$2];5)" office:value-type="float" office:value="2.44999999999997" calcext:value-type="float">
            <text:p>2,44999999999997</text:p>
          </table:table-cell>
          <table:table-cell table:formula="of:=IF([.F750]&lt;0.000001;[.G749]+2+1/[.$H$2];[.G749]+1/[.$H$2])" office:value-type="float" office:value="12.4500000000002" calcext:value-type="float">
            <text:p>12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1]))" office:value-type="date" office:date-value="2019-10-19T15:57:12.777929" calcext:value-type="date">
            <text:p>2019-10-19 15:57:13</text:p>
          </table:table-cell>
          <table:table-cell table:style-name="ce7" table:formula="of:=[.A751]" office:value-type="date" office:date-value="2019-10-19T15:57:12.777929" calcext:value-type="date">
            <text:p>2019-10-19 15:57:13</text:p>
          </table:table-cell>
          <table:table-cell table:formula="of:=TRUNC([.A751])" office:value-type="float" office:value="43757" calcext:value-type="float">
            <text:p>43757</text:p>
          </table:table-cell>
          <table:table-cell table:style-name="ce12" table:formula="of:=[.B751]-[.C751]" office:value-type="date" office:date-value="1899-12-30T15:57:12.77792853769" calcext:value-type="date">
            <text:p>12/30/99 03:57 PM</text:p>
          </table:table-cell>
          <table:table-cell table:formula="of:=MOD([.E750]-[.$E$2];[.$H$2])+1+[.$E$2]" office:value-type="float" office:value="249" calcext:value-type="float">
            <text:p>249</text:p>
          </table:table-cell>
          <table:table-cell table:formula="of:=MOD([.F750]+1/[.$H$2];5)" office:value-type="float" office:value="2.46666666666664" calcext:value-type="float">
            <text:p>2,46666666666664</text:p>
          </table:table-cell>
          <table:table-cell table:formula="of:=IF([.F751]&lt;0.000001;[.G750]+2+1/[.$H$2];[.G750]+1/[.$H$2])" office:value-type="float" office:value="12.4666666666669" calcext:value-type="float">
            <text:p>12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2]))" office:value-type="date" office:date-value="2019-10-19T15:38:11.330645" calcext:value-type="date">
            <text:p>2019-10-19 15:38:11</text:p>
          </table:table-cell>
          <table:table-cell table:style-name="ce7" table:formula="of:=[.A752]" office:value-type="date" office:date-value="2019-10-19T15:38:11.330645" calcext:value-type="date">
            <text:p>2019-10-19 15:38:11</text:p>
          </table:table-cell>
          <table:table-cell table:formula="of:=TRUNC([.A752])" office:value-type="float" office:value="43757" calcext:value-type="float">
            <text:p>43757</text:p>
          </table:table-cell>
          <table:table-cell table:style-name="ce12" table:formula="of:=[.B752]-[.C752]" office:value-type="date" office:date-value="1899-12-30T15:38:11.33064465132" calcext:value-type="date">
            <text:p>12/30/99 03:38 PM</text:p>
          </table:table-cell>
          <table:table-cell table:formula="of:=MOD([.E751]-[.$E$2];[.$H$2])+1+[.$E$2]" office:value-type="float" office:value="250" calcext:value-type="float">
            <text:p>250</text:p>
          </table:table-cell>
          <table:table-cell table:formula="of:=MOD([.F751]+1/[.$H$2];5)" office:value-type="float" office:value="2.4833333333333" calcext:value-type="float">
            <text:p>2,4833333333333</text:p>
          </table:table-cell>
          <table:table-cell table:formula="of:=IF([.F752]&lt;0.000001;[.G751]+2+1/[.$H$2];[.G751]+1/[.$H$2])" office:value-type="float" office:value="12.4833333333335" calcext:value-type="float">
            <text:p>12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3]))" office:value-type="date" office:date-value="2019-10-19T15:43:02.491372" calcext:value-type="date">
            <text:p>2019-10-19 15:43:02</text:p>
          </table:table-cell>
          <table:table-cell table:style-name="ce7" table:formula="of:=[.A753]" office:value-type="date" office:date-value="2019-10-19T15:43:02.491372" calcext:value-type="date">
            <text:p>2019-10-19 15:43:02</text:p>
          </table:table-cell>
          <table:table-cell table:formula="of:=TRUNC([.A753])" office:value-type="float" office:value="43757" calcext:value-type="float">
            <text:p>43757</text:p>
          </table:table-cell>
          <table:table-cell table:style-name="ce12" table:formula="of:=[.B753]-[.C753]" office:value-type="date" office:date-value="1899-12-30T15:43:02.49137238599" calcext:value-type="date">
            <text:p>12/30/99 03:43 PM</text:p>
          </table:table-cell>
          <table:table-cell table:formula="of:=MOD([.E752]-[.$E$2];[.$H$2])+1+[.$E$2]" office:value-type="float" office:value="251" calcext:value-type="float">
            <text:p>251</text:p>
          </table:table-cell>
          <table:table-cell table:formula="of:=MOD([.F752]+1/[.$H$2];5)" office:value-type="float" office:value="2.49999999999997" calcext:value-type="float">
            <text:p>2,49999999999997</text:p>
          </table:table-cell>
          <table:table-cell table:formula="of:=IF([.F753]&lt;0.000001;[.G752]+2+1/[.$H$2];[.G752]+1/[.$H$2])" office:value-type="float" office:value="12.5000000000002" calcext:value-type="float">
            <text:p>12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4]))" office:value-type="date" office:date-value="2019-10-19T15:31:42.184536" calcext:value-type="date">
            <text:p>2019-10-19 15:31:42</text:p>
          </table:table-cell>
          <table:table-cell table:style-name="ce7" table:formula="of:=[.A754]" office:value-type="date" office:date-value="2019-10-19T15:31:42.184536" calcext:value-type="date">
            <text:p>2019-10-19 15:31:42</text:p>
          </table:table-cell>
          <table:table-cell table:formula="of:=TRUNC([.A754])" office:value-type="float" office:value="43757" calcext:value-type="float">
            <text:p>43757</text:p>
          </table:table-cell>
          <table:table-cell table:style-name="ce12" table:formula="of:=[.B754]-[.C754]" office:value-type="date" office:date-value="1899-12-30T15:31:42.18453572597" calcext:value-type="date">
            <text:p>12/30/99 03:31 PM</text:p>
          </table:table-cell>
          <table:table-cell table:formula="of:=MOD([.E753]-[.$E$2];[.$H$2])+1+[.$E$2]" office:value-type="float" office:value="252" calcext:value-type="float">
            <text:p>252</text:p>
          </table:table-cell>
          <table:table-cell table:formula="of:=MOD([.F753]+1/[.$H$2];5)" office:value-type="float" office:value="2.51666666666664" calcext:value-type="float">
            <text:p>2,51666666666664</text:p>
          </table:table-cell>
          <table:table-cell table:formula="of:=IF([.F754]&lt;0.000001;[.G753]+2+1/[.$H$2];[.G753]+1/[.$H$2])" office:value-type="float" office:value="12.5166666666669" calcext:value-type="float">
            <text:p>12,5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5]))" office:value-type="date" office:date-value="2019-10-19T15:24:39.674964" calcext:value-type="date">
            <text:p>2019-10-19 15:24:40</text:p>
          </table:table-cell>
          <table:table-cell table:style-name="ce7" table:formula="of:=[.A755]" office:value-type="date" office:date-value="2019-10-19T15:24:39.674964" calcext:value-type="date">
            <text:p>2019-10-19 15:24:40</text:p>
          </table:table-cell>
          <table:table-cell table:formula="of:=TRUNC([.A755])" office:value-type="float" office:value="43757" calcext:value-type="float">
            <text:p>43757</text:p>
          </table:table-cell>
          <table:table-cell table:style-name="ce12" table:formula="of:=[.B755]-[.C755]" office:value-type="date" office:date-value="1899-12-30T15:24:39.67496425845" calcext:value-type="date">
            <text:p>12/30/99 03:24 PM</text:p>
          </table:table-cell>
          <table:table-cell table:formula="of:=MOD([.E754]-[.$E$2];[.$H$2])+1+[.$E$2]" office:value-type="float" office:value="253" calcext:value-type="float">
            <text:p>253</text:p>
          </table:table-cell>
          <table:table-cell table:formula="of:=MOD([.F754]+1/[.$H$2];5)" office:value-type="float" office:value="2.5333333333333" calcext:value-type="float">
            <text:p>2,5333333333333</text:p>
          </table:table-cell>
          <table:table-cell table:formula="of:=IF([.F755]&lt;0.000001;[.G754]+2+1/[.$H$2];[.G754]+1/[.$H$2])" office:value-type="float" office:value="12.5333333333335" calcext:value-type="float">
            <text:p>12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6]))" office:value-type="date" office:date-value="2019-10-19T15:28:02.342071" calcext:value-type="date">
            <text:p>2019-10-19 15:28:02</text:p>
          </table:table-cell>
          <table:table-cell table:style-name="ce7" table:formula="of:=[.A756]" office:value-type="date" office:date-value="2019-10-19T15:28:02.342071" calcext:value-type="date">
            <text:p>2019-10-19 15:28:02</text:p>
          </table:table-cell>
          <table:table-cell table:formula="of:=TRUNC([.A756])" office:value-type="float" office:value="43757" calcext:value-type="float">
            <text:p>43757</text:p>
          </table:table-cell>
          <table:table-cell table:style-name="ce12" table:formula="of:=[.B756]-[.C756]" office:value-type="date" office:date-value="1899-12-30T15:28:02.34207120258" calcext:value-type="date">
            <text:p>12/30/99 03:28 PM</text:p>
          </table:table-cell>
          <table:table-cell table:formula="of:=MOD([.E755]-[.$E$2];[.$H$2])+1+[.$E$2]" office:value-type="float" office:value="254" calcext:value-type="float">
            <text:p>254</text:p>
          </table:table-cell>
          <table:table-cell table:formula="of:=MOD([.F755]+1/[.$H$2];5)" office:value-type="float" office:value="2.54999999999997" calcext:value-type="float">
            <text:p>2,54999999999997</text:p>
          </table:table-cell>
          <table:table-cell table:formula="of:=IF([.F756]&lt;0.000001;[.G755]+2+1/[.$H$2];[.G755]+1/[.$H$2])" office:value-type="float" office:value="12.5500000000002" calcext:value-type="float">
            <text:p>12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7]))" office:value-type="date" office:date-value="2019-10-19T15:36:48.471326" calcext:value-type="date">
            <text:p>2019-10-19 15:36:48</text:p>
          </table:table-cell>
          <table:table-cell table:style-name="ce7" table:formula="of:=[.A757]" office:value-type="date" office:date-value="2019-10-19T15:36:48.471326" calcext:value-type="date">
            <text:p>2019-10-19 15:36:48</text:p>
          </table:table-cell>
          <table:table-cell table:formula="of:=TRUNC([.A757])" office:value-type="float" office:value="43757" calcext:value-type="float">
            <text:p>43757</text:p>
          </table:table-cell>
          <table:table-cell table:style-name="ce12" table:formula="of:=[.B757]-[.C757]" office:value-type="date" office:date-value="1899-12-30T15:36:48.47132618073" calcext:value-type="date">
            <text:p>12/30/99 03:36 PM</text:p>
          </table:table-cell>
          <table:table-cell table:formula="of:=MOD([.E756]-[.$E$2];[.$H$2])+1+[.$E$2]" office:value-type="float" office:value="255" calcext:value-type="float">
            <text:p>255</text:p>
          </table:table-cell>
          <table:table-cell table:formula="of:=MOD([.F756]+1/[.$H$2];5)" office:value-type="float" office:value="2.56666666666664" calcext:value-type="float">
            <text:p>2,56666666666664</text:p>
          </table:table-cell>
          <table:table-cell table:formula="of:=IF([.F757]&lt;0.000001;[.G756]+2+1/[.$H$2];[.G756]+1/[.$H$2])" office:value-type="float" office:value="12.5666666666669" calcext:value-type="float">
            <text:p>12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8]))" office:value-type="date" office:date-value="2019-10-19T15:40:05.381931" calcext:value-type="date">
            <text:p>2019-10-19 15:40:05</text:p>
          </table:table-cell>
          <table:table-cell table:style-name="ce7" table:formula="of:=[.A758]" office:value-type="date" office:date-value="2019-10-19T15:40:05.381931" calcext:value-type="date">
            <text:p>2019-10-19 15:40:05</text:p>
          </table:table-cell>
          <table:table-cell table:formula="of:=TRUNC([.A758])" office:value-type="float" office:value="43757" calcext:value-type="float">
            <text:p>43757</text:p>
          </table:table-cell>
          <table:table-cell table:style-name="ce12" table:formula="of:=[.B758]-[.C758]" office:value-type="date" office:date-value="1899-12-30T15:40:05.38193145767" calcext:value-type="date">
            <text:p>12/30/99 03:40 PM</text:p>
          </table:table-cell>
          <table:table-cell table:formula="of:=MOD([.E757]-[.$E$2];[.$H$2])+1+[.$E$2]" office:value-type="float" office:value="256" calcext:value-type="float">
            <text:p>256</text:p>
          </table:table-cell>
          <table:table-cell table:formula="of:=MOD([.F757]+1/[.$H$2];5)" office:value-type="float" office:value="2.5833333333333" calcext:value-type="float">
            <text:p>2,5833333333333</text:p>
          </table:table-cell>
          <table:table-cell table:formula="of:=IF([.F758]&lt;0.000001;[.G757]+2+1/[.$H$2];[.G757]+1/[.$H$2])" office:value-type="float" office:value="12.5833333333335" calcext:value-type="float">
            <text:p>12,5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9]))" office:value-type="date" office:date-value="2019-10-19T15:54:21.085566" calcext:value-type="date">
            <text:p>2019-10-19 15:54:21</text:p>
          </table:table-cell>
          <table:table-cell table:style-name="ce7" table:formula="of:=[.A759]" office:value-type="date" office:date-value="2019-10-19T15:54:21.085566" calcext:value-type="date">
            <text:p>2019-10-19 15:54:21</text:p>
          </table:table-cell>
          <table:table-cell table:formula="of:=TRUNC([.A759])" office:value-type="float" office:value="43757" calcext:value-type="float">
            <text:p>43757</text:p>
          </table:table-cell>
          <table:table-cell table:style-name="ce12" table:formula="of:=[.B759]-[.C759]" office:value-type="date" office:date-value="1899-12-30T15:54:21.08556620311" calcext:value-type="date">
            <text:p>12/30/99 03:54 PM</text:p>
          </table:table-cell>
          <table:table-cell table:formula="of:=MOD([.E758]-[.$E$2];[.$H$2])+1+[.$E$2]" office:value-type="float" office:value="257" calcext:value-type="float">
            <text:p>257</text:p>
          </table:table-cell>
          <table:table-cell table:formula="of:=MOD([.F758]+1/[.$H$2];5)" office:value-type="float" office:value="2.59999999999997" calcext:value-type="float">
            <text:p>2,59999999999997</text:p>
          </table:table-cell>
          <table:table-cell table:formula="of:=IF([.F759]&lt;0.000001;[.G758]+2+1/[.$H$2];[.G758]+1/[.$H$2])" office:value-type="float" office:value="12.6000000000002" calcext:value-type="float">
            <text:p>12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0]))" office:value-type="date" office:date-value="2019-10-19T16:06:04.776696" calcext:value-type="date">
            <text:p>2019-10-19 16:06:05</text:p>
          </table:table-cell>
          <table:table-cell table:style-name="ce7" table:formula="of:=[.A760]" office:value-type="date" office:date-value="2019-10-19T16:06:04.776696" calcext:value-type="date">
            <text:p>2019-10-19 16:06:05</text:p>
          </table:table-cell>
          <table:table-cell table:formula="of:=TRUNC([.A760])" office:value-type="float" office:value="43757" calcext:value-type="float">
            <text:p>43757</text:p>
          </table:table-cell>
          <table:table-cell table:style-name="ce12" table:formula="of:=[.B760]-[.C760]" office:value-type="date" office:date-value="1899-12-30T16:06:04.77669628803" calcext:value-type="date">
            <text:p>12/30/99 04:06 PM</text:p>
          </table:table-cell>
          <table:table-cell table:formula="of:=MOD([.E759]-[.$E$2];[.$H$2])+1+[.$E$2]" office:value-type="float" office:value="258" calcext:value-type="float">
            <text:p>258</text:p>
          </table:table-cell>
          <table:table-cell table:formula="of:=MOD([.F759]+1/[.$H$2];5)" office:value-type="float" office:value="2.61666666666664" calcext:value-type="float">
            <text:p>2,61666666666664</text:p>
          </table:table-cell>
          <table:table-cell table:formula="of:=IF([.F760]&lt;0.000001;[.G759]+2+1/[.$H$2];[.G759]+1/[.$H$2])" office:value-type="float" office:value="12.6166666666669" calcext:value-type="float">
            <text:p>12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1]))" office:value-type="date" office:date-value="2019-10-19T15:11:26.914971" calcext:value-type="date">
            <text:p>2019-10-19 15:11:27</text:p>
          </table:table-cell>
          <table:table-cell table:style-name="ce7" table:formula="of:=[.A761]" office:value-type="date" office:date-value="2019-10-19T15:11:26.914971" calcext:value-type="date">
            <text:p>2019-10-19 15:11:27</text:p>
          </table:table-cell>
          <table:table-cell table:formula="of:=TRUNC([.A761])" office:value-type="float" office:value="43757" calcext:value-type="float">
            <text:p>43757</text:p>
          </table:table-cell>
          <table:table-cell table:style-name="ce12" table:formula="of:=[.B761]-[.C761]" office:value-type="date" office:date-value="1899-12-30T15:11:26.91497133113" calcext:value-type="date">
            <text:p>12/30/99 03:11 PM</text:p>
          </table:table-cell>
          <table:table-cell table:formula="of:=MOD([.E760]-[.$E$2];[.$H$2])+1+[.$E$2]" office:value-type="float" office:value="259" calcext:value-type="float">
            <text:p>259</text:p>
          </table:table-cell>
          <table:table-cell table:formula="of:=MOD([.F760]+1/[.$H$2];5)" office:value-type="float" office:value="2.6333333333333" calcext:value-type="float">
            <text:p>2,6333333333333</text:p>
          </table:table-cell>
          <table:table-cell table:formula="of:=IF([.F761]&lt;0.000001;[.G760]+2+1/[.$H$2];[.G760]+1/[.$H$2])" office:value-type="float" office:value="12.6333333333335" calcext:value-type="float">
            <text:p>12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2]))" office:value-type="date" office:date-value="2019-10-19T15:37:29.332018" calcext:value-type="date">
            <text:p>2019-10-19 15:37:29</text:p>
          </table:table-cell>
          <table:table-cell table:style-name="ce7" table:formula="of:=[.A762]" office:value-type="date" office:date-value="2019-10-19T15:37:29.332018" calcext:value-type="date">
            <text:p>2019-10-19 15:37:29</text:p>
          </table:table-cell>
          <table:table-cell table:formula="of:=TRUNC([.A762])" office:value-type="float" office:value="43757" calcext:value-type="float">
            <text:p>43757</text:p>
          </table:table-cell>
          <table:table-cell table:style-name="ce12" table:formula="of:=[.B762]-[.C762]" office:value-type="date" office:date-value="1899-12-30T15:37:29.33201784734" calcext:value-type="date">
            <text:p>12/30/99 03:37 PM</text:p>
          </table:table-cell>
          <table:table-cell table:formula="of:=MOD([.E761]-[.$E$2];[.$H$2])+1+[.$E$2]" office:value-type="float" office:value="260" calcext:value-type="float">
            <text:p>260</text:p>
          </table:table-cell>
          <table:table-cell table:formula="of:=MOD([.F761]+1/[.$H$2];5)" office:value-type="float" office:value="2.64999999999997" calcext:value-type="float">
            <text:p>2,64999999999997</text:p>
          </table:table-cell>
          <table:table-cell table:formula="of:=IF([.F762]&lt;0.000001;[.G761]+2+1/[.$H$2];[.G761]+1/[.$H$2])" office:value-type="float" office:value="12.6500000000002" calcext:value-type="float">
            <text:p>12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3]))" office:value-type="date" office:date-value="2019-10-19T15:32:40.05487" calcext:value-type="date">
            <text:p>2019-10-19 15:32:40</text:p>
          </table:table-cell>
          <table:table-cell table:style-name="ce7" table:formula="of:=[.A763]" office:value-type="date" office:date-value="2019-10-19T15:32:40.05487" calcext:value-type="date">
            <text:p>2019-10-19 15:32:40</text:p>
          </table:table-cell>
          <table:table-cell table:formula="of:=TRUNC([.A763])" office:value-type="float" office:value="43757" calcext:value-type="float">
            <text:p>43757</text:p>
          </table:table-cell>
          <table:table-cell table:style-name="ce12" table:formula="of:=[.B763]-[.C763]" office:value-type="date" office:date-value="1899-12-30T15:32:40.05486971699" calcext:value-type="date">
            <text:p>12/30/99 03:32 PM</text:p>
          </table:table-cell>
          <table:table-cell table:formula="of:=MOD([.E762]-[.$E$2];[.$H$2])+1+[.$E$2]" office:value-type="float" office:value="261" calcext:value-type="float">
            <text:p>261</text:p>
          </table:table-cell>
          <table:table-cell table:formula="of:=MOD([.F762]+1/[.$H$2];5)" office:value-type="float" office:value="2.66666666666664" calcext:value-type="float">
            <text:p>2,66666666666664</text:p>
          </table:table-cell>
          <table:table-cell table:formula="of:=IF([.F763]&lt;0.000001;[.G762]+2+1/[.$H$2];[.G762]+1/[.$H$2])" office:value-type="float" office:value="12.6666666666669" calcext:value-type="float">
            <text:p>12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4]))" office:value-type="date" office:date-value="2019-10-19T16:02:45.296" calcext:value-type="date">
            <text:p>2019-10-19 16:02:45</text:p>
          </table:table-cell>
          <table:table-cell table:style-name="ce7" table:formula="of:=[.A764]" office:value-type="date" office:date-value="2019-10-19T16:02:45.296" calcext:value-type="date">
            <text:p>2019-10-19 16:02:45</text:p>
          </table:table-cell>
          <table:table-cell table:formula="of:=TRUNC([.A764])" office:value-type="float" office:value="43757" calcext:value-type="float">
            <text:p>43757</text:p>
          </table:table-cell>
          <table:table-cell table:style-name="ce12" table:formula="of:=[.B764]-[.C764]" office:value-type="date" office:date-value="1899-12-30T16:02:45.29600021895" calcext:value-type="date">
            <text:p>12/30/99 04:02 PM</text:p>
          </table:table-cell>
          <table:table-cell table:formula="of:=MOD([.E763]-[.$E$2];[.$H$2])+1+[.$E$2]" office:value-type="float" office:value="262" calcext:value-type="float">
            <text:p>262</text:p>
          </table:table-cell>
          <table:table-cell table:formula="of:=MOD([.F763]+1/[.$H$2];5)" office:value-type="float" office:value="2.6833333333333" calcext:value-type="float">
            <text:p>2,6833333333333</text:p>
          </table:table-cell>
          <table:table-cell table:formula="of:=IF([.F764]&lt;0.000001;[.G763]+2+1/[.$H$2];[.G763]+1/[.$H$2])" office:value-type="float" office:value="12.6833333333335" calcext:value-type="float">
            <text:p>12,6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5]))" office:value-type="date" office:date-value="2019-10-19T15:24:28.747652" calcext:value-type="date">
            <text:p>2019-10-19 15:24:29</text:p>
          </table:table-cell>
          <table:table-cell table:style-name="ce7" table:formula="of:=[.A765]" office:value-type="date" office:date-value="2019-10-19T15:24:28.747652" calcext:value-type="date">
            <text:p>2019-10-19 15:24:29</text:p>
          </table:table-cell>
          <table:table-cell table:formula="of:=TRUNC([.A765])" office:value-type="float" office:value="43757" calcext:value-type="float">
            <text:p>43757</text:p>
          </table:table-cell>
          <table:table-cell table:style-name="ce12" table:formula="of:=[.B765]-[.C765]" office:value-type="date" office:date-value="1899-12-30T15:24:28.74765164685" calcext:value-type="date">
            <text:p>12/30/99 03:24 PM</text:p>
          </table:table-cell>
          <table:table-cell table:formula="of:=MOD([.E764]-[.$E$2];[.$H$2])+1+[.$E$2]" office:value-type="float" office:value="263" calcext:value-type="float">
            <text:p>263</text:p>
          </table:table-cell>
          <table:table-cell table:formula="of:=MOD([.F764]+1/[.$H$2];5)" office:value-type="float" office:value="2.69999999999997" calcext:value-type="float">
            <text:p>2,69999999999997</text:p>
          </table:table-cell>
          <table:table-cell table:formula="of:=IF([.F765]&lt;0.000001;[.G764]+2+1/[.$H$2];[.G764]+1/[.$H$2])" office:value-type="float" office:value="12.7000000000002" calcext:value-type="float">
            <text:p>12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6]))" office:value-type="date" office:date-value="2019-10-19T15:45:41.496644" calcext:value-type="date">
            <text:p>2019-10-19 15:45:41</text:p>
          </table:table-cell>
          <table:table-cell table:style-name="ce7" table:formula="of:=[.A766]" office:value-type="date" office:date-value="2019-10-19T15:45:41.496644" calcext:value-type="date">
            <text:p>2019-10-19 15:45:41</text:p>
          </table:table-cell>
          <table:table-cell table:formula="of:=TRUNC([.A766])" office:value-type="float" office:value="43757" calcext:value-type="float">
            <text:p>43757</text:p>
          </table:table-cell>
          <table:table-cell table:style-name="ce12" table:formula="of:=[.B766]-[.C766]" office:value-type="date" office:date-value="1899-12-30T15:45:41.49664426222" calcext:value-type="date">
            <text:p>12/30/99 03:45 PM</text:p>
          </table:table-cell>
          <table:table-cell table:formula="of:=MOD([.E765]-[.$E$2];[.$H$2])+1+[.$E$2]" office:value-type="float" office:value="264" calcext:value-type="float">
            <text:p>264</text:p>
          </table:table-cell>
          <table:table-cell table:formula="of:=MOD([.F765]+1/[.$H$2];5)" office:value-type="float" office:value="2.71666666666664" calcext:value-type="float">
            <text:p>2,71666666666664</text:p>
          </table:table-cell>
          <table:table-cell table:formula="of:=IF([.F766]&lt;0.000001;[.G765]+2+1/[.$H$2];[.G765]+1/[.$H$2])" office:value-type="float" office:value="12.7166666666669" calcext:value-type="float">
            <text:p>12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7]))" office:value-type="date" office:date-value="2019-10-19T15:45:44.164412" calcext:value-type="date">
            <text:p>2019-10-19 15:45:44</text:p>
          </table:table-cell>
          <table:table-cell table:style-name="ce7" table:formula="of:=[.A767]" office:value-type="date" office:date-value="2019-10-19T15:45:44.164412" calcext:value-type="date">
            <text:p>2019-10-19 15:45:44</text:p>
          </table:table-cell>
          <table:table-cell table:formula="of:=TRUNC([.A767])" office:value-type="float" office:value="43757" calcext:value-type="float">
            <text:p>43757</text:p>
          </table:table-cell>
          <table:table-cell table:style-name="ce12" table:formula="of:=[.B767]-[.C767]" office:value-type="date" office:date-value="1899-12-30T15:45:44.16441167705" calcext:value-type="date">
            <text:p>12/30/99 03:45 PM</text:p>
          </table:table-cell>
          <table:table-cell table:formula="of:=MOD([.E766]-[.$E$2];[.$H$2])+1+[.$E$2]" office:value-type="float" office:value="265" calcext:value-type="float">
            <text:p>265</text:p>
          </table:table-cell>
          <table:table-cell table:formula="of:=MOD([.F766]+1/[.$H$2];5)" office:value-type="float" office:value="2.7333333333333" calcext:value-type="float">
            <text:p>2,7333333333333</text:p>
          </table:table-cell>
          <table:table-cell table:formula="of:=IF([.F767]&lt;0.000001;[.G766]+2+1/[.$H$2];[.G766]+1/[.$H$2])" office:value-type="float" office:value="12.7333333333335" calcext:value-type="float">
            <text:p>12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8]))" office:value-type="date" office:date-value="2019-10-19T15:33:33.779974" calcext:value-type="date">
            <text:p>2019-10-19 15:33:34</text:p>
          </table:table-cell>
          <table:table-cell table:style-name="ce7" table:formula="of:=[.A768]" office:value-type="date" office:date-value="2019-10-19T15:33:33.779974" calcext:value-type="date">
            <text:p>2019-10-19 15:33:34</text:p>
          </table:table-cell>
          <table:table-cell table:formula="of:=TRUNC([.A768])" office:value-type="float" office:value="43757" calcext:value-type="float">
            <text:p>43757</text:p>
          </table:table-cell>
          <table:table-cell table:style-name="ce12" table:formula="of:=[.B768]-[.C768]" office:value-type="date" office:date-value="1899-12-30T15:33:33.77997435629" calcext:value-type="date">
            <text:p>12/30/99 03:33 PM</text:p>
          </table:table-cell>
          <table:table-cell table:formula="of:=MOD([.E767]-[.$E$2];[.$H$2])+1+[.$E$2]" office:value-type="float" office:value="266" calcext:value-type="float">
            <text:p>266</text:p>
          </table:table-cell>
          <table:table-cell table:formula="of:=MOD([.F767]+1/[.$H$2];5)" office:value-type="float" office:value="2.74999999999997" calcext:value-type="float">
            <text:p>2,74999999999997</text:p>
          </table:table-cell>
          <table:table-cell table:formula="of:=IF([.F768]&lt;0.000001;[.G767]+2+1/[.$H$2];[.G767]+1/[.$H$2])" office:value-type="float" office:value="12.7500000000002" calcext:value-type="float">
            <text:p>12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9]))" office:value-type="date" office:date-value="2019-10-19T15:06:23.751807" calcext:value-type="date">
            <text:p>2019-10-19 15:06:24</text:p>
          </table:table-cell>
          <table:table-cell table:style-name="ce7" table:formula="of:=[.A769]" office:value-type="date" office:date-value="2019-10-19T15:06:23.751807" calcext:value-type="date">
            <text:p>2019-10-19 15:06:24</text:p>
          </table:table-cell>
          <table:table-cell table:formula="of:=TRUNC([.A769])" office:value-type="float" office:value="43757" calcext:value-type="float">
            <text:p>43757</text:p>
          </table:table-cell>
          <table:table-cell table:style-name="ce12" table:formula="of:=[.B769]-[.C769]" office:value-type="date" office:date-value="1899-12-30T15:06:23.75180731528" calcext:value-type="date">
            <text:p>12/30/99 03:06 PM</text:p>
          </table:table-cell>
          <table:table-cell table:formula="of:=MOD([.E768]-[.$E$2];[.$H$2])+1+[.$E$2]" office:value-type="float" office:value="267" calcext:value-type="float">
            <text:p>267</text:p>
          </table:table-cell>
          <table:table-cell table:formula="of:=MOD([.F768]+1/[.$H$2];5)" office:value-type="float" office:value="2.76666666666664" calcext:value-type="float">
            <text:p>2,76666666666664</text:p>
          </table:table-cell>
          <table:table-cell table:formula="of:=IF([.F769]&lt;0.000001;[.G768]+2+1/[.$H$2];[.G768]+1/[.$H$2])" office:value-type="float" office:value="12.7666666666669" calcext:value-type="float">
            <text:p>12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0]))" office:value-type="date" office:date-value="2019-10-19T15:57:13.70867" calcext:value-type="date">
            <text:p>2019-10-19 15:57:14</text:p>
          </table:table-cell>
          <table:table-cell table:style-name="ce7" table:formula="of:=[.A770]" office:value-type="date" office:date-value="2019-10-19T15:57:13.70867" calcext:value-type="date">
            <text:p>2019-10-19 15:57:14</text:p>
          </table:table-cell>
          <table:table-cell table:formula="of:=TRUNC([.A770])" office:value-type="float" office:value="43757" calcext:value-type="float">
            <text:p>43757</text:p>
          </table:table-cell>
          <table:table-cell table:style-name="ce12" table:formula="of:=[.B770]-[.C770]" office:value-type="date" office:date-value="1899-12-30T15:57:13.70866994374" calcext:value-type="date">
            <text:p>12/30/99 03:57 PM</text:p>
          </table:table-cell>
          <table:table-cell table:formula="of:=MOD([.E769]-[.$E$2];[.$H$2])+1+[.$E$2]" office:value-type="float" office:value="268" calcext:value-type="float">
            <text:p>268</text:p>
          </table:table-cell>
          <table:table-cell table:formula="of:=MOD([.F769]+1/[.$H$2];5)" office:value-type="float" office:value="2.7833333333333" calcext:value-type="float">
            <text:p>2,7833333333333</text:p>
          </table:table-cell>
          <table:table-cell table:formula="of:=IF([.F770]&lt;0.000001;[.G769]+2+1/[.$H$2];[.G769]+1/[.$H$2])" office:value-type="float" office:value="12.7833333333335" calcext:value-type="float">
            <text:p>12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1]))" office:value-type="date" office:date-value="2019-10-19T15:50:43.076106" calcext:value-type="date">
            <text:p>2019-10-19 15:50:43</text:p>
          </table:table-cell>
          <table:table-cell table:style-name="ce7" table:formula="of:=[.A771]" office:value-type="date" office:date-value="2019-10-19T15:50:43.076106" calcext:value-type="date">
            <text:p>2019-10-19 15:50:43</text:p>
          </table:table-cell>
          <table:table-cell table:formula="of:=TRUNC([.A771])" office:value-type="float" office:value="43757" calcext:value-type="float">
            <text:p>43757</text:p>
          </table:table-cell>
          <table:table-cell table:style-name="ce12" table:formula="of:=[.B771]-[.C771]" office:value-type="date" office:date-value="1899-12-30T15:50:43.07610634714" calcext:value-type="date">
            <text:p>12/30/99 03:50 PM</text:p>
          </table:table-cell>
          <table:table-cell table:formula="of:=MOD([.E770]-[.$E$2];[.$H$2])+1+[.$E$2]" office:value-type="float" office:value="269" calcext:value-type="float">
            <text:p>269</text:p>
          </table:table-cell>
          <table:table-cell table:formula="of:=MOD([.F770]+1/[.$H$2];5)" office:value-type="float" office:value="2.79999999999997" calcext:value-type="float">
            <text:p>2,79999999999997</text:p>
          </table:table-cell>
          <table:table-cell table:formula="of:=IF([.F771]&lt;0.000001;[.G770]+2+1/[.$H$2];[.G770]+1/[.$H$2])" office:value-type="float" office:value="12.8000000000002" calcext:value-type="float">
            <text:p>12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2]))" office:value-type="date" office:date-value="2019-10-19T15:21:06.213418" calcext:value-type="date">
            <text:p>2019-10-19 15:21:06</text:p>
          </table:table-cell>
          <table:table-cell table:style-name="ce7" table:formula="of:=[.A772]" office:value-type="date" office:date-value="2019-10-19T15:21:06.213418" calcext:value-type="date">
            <text:p>2019-10-19 15:21:06</text:p>
          </table:table-cell>
          <table:table-cell table:formula="of:=TRUNC([.A772])" office:value-type="float" office:value="43757" calcext:value-type="float">
            <text:p>43757</text:p>
          </table:table-cell>
          <table:table-cell table:style-name="ce12" table:formula="of:=[.B772]-[.C772]" office:value-type="date" office:date-value="1899-12-30T15:21:06.213417775" calcext:value-type="date">
            <text:p>12/30/99 03:21 PM</text:p>
          </table:table-cell>
          <table:table-cell table:formula="of:=MOD([.E771]-[.$E$2];[.$H$2])+1+[.$E$2]" office:value-type="float" office:value="270" calcext:value-type="float">
            <text:p>270</text:p>
          </table:table-cell>
          <table:table-cell table:formula="of:=MOD([.F771]+1/[.$H$2];5)" office:value-type="float" office:value="2.81666666666664" calcext:value-type="float">
            <text:p>2,81666666666664</text:p>
          </table:table-cell>
          <table:table-cell table:formula="of:=IF([.F772]&lt;0.000001;[.G771]+2+1/[.$H$2];[.G771]+1/[.$H$2])" office:value-type="float" office:value="12.8166666666669" calcext:value-type="float">
            <text:p>12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3]))" office:value-type="date" office:date-value="2019-10-19T15:55:28.220713" calcext:value-type="date">
            <text:p>2019-10-19 15:55:28</text:p>
          </table:table-cell>
          <table:table-cell table:style-name="ce7" table:formula="of:=[.A773]" office:value-type="date" office:date-value="2019-10-19T15:55:28.220713" calcext:value-type="date">
            <text:p>2019-10-19 15:55:28</text:p>
          </table:table-cell>
          <table:table-cell table:formula="of:=TRUNC([.A773])" office:value-type="float" office:value="43757" calcext:value-type="float">
            <text:p>43757</text:p>
          </table:table-cell>
          <table:table-cell table:style-name="ce12" table:formula="of:=[.B773]-[.C773]" office:value-type="date" office:date-value="1899-12-30T15:55:28.22071302217" calcext:value-type="date">
            <text:p>12/30/99 03:55 PM</text:p>
          </table:table-cell>
          <table:table-cell table:formula="of:=MOD([.E772]-[.$E$2];[.$H$2])+1+[.$E$2]" office:value-type="float" office:value="271" calcext:value-type="float">
            <text:p>271</text:p>
          </table:table-cell>
          <table:table-cell table:formula="of:=MOD([.F772]+1/[.$H$2];5)" office:value-type="float" office:value="2.8333333333333" calcext:value-type="float">
            <text:p>2,8333333333333</text:p>
          </table:table-cell>
          <table:table-cell table:formula="of:=IF([.F773]&lt;0.000001;[.G772]+2+1/[.$H$2];[.G772]+1/[.$H$2])" office:value-type="float" office:value="12.8333333333336" calcext:value-type="float">
            <text:p>12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4]))" office:value-type="date" office:date-value="2019-10-19T15:30:25.088589" calcext:value-type="date">
            <text:p>2019-10-19 15:30:25</text:p>
          </table:table-cell>
          <table:table-cell table:style-name="ce7" table:formula="of:=[.A774]" office:value-type="date" office:date-value="2019-10-19T15:30:25.088589" calcext:value-type="date">
            <text:p>2019-10-19 15:30:25</text:p>
          </table:table-cell>
          <table:table-cell table:formula="of:=TRUNC([.A774])" office:value-type="float" office:value="43757" calcext:value-type="float">
            <text:p>43757</text:p>
          </table:table-cell>
          <table:table-cell table:style-name="ce12" table:formula="of:=[.B774]-[.C774]" office:value-type="date" office:date-value="1899-12-30T15:30:25.08858935907" calcext:value-type="date">
            <text:p>12/30/99 03:30 PM</text:p>
          </table:table-cell>
          <table:table-cell table:formula="of:=MOD([.E773]-[.$E$2];[.$H$2])+1+[.$E$2]" office:value-type="float" office:value="272" calcext:value-type="float">
            <text:p>272</text:p>
          </table:table-cell>
          <table:table-cell table:formula="of:=MOD([.F773]+1/[.$H$2];5)" office:value-type="float" office:value="2.84999999999997" calcext:value-type="float">
            <text:p>2,84999999999997</text:p>
          </table:table-cell>
          <table:table-cell table:formula="of:=IF([.F774]&lt;0.000001;[.G773]+2+1/[.$H$2];[.G773]+1/[.$H$2])" office:value-type="float" office:value="12.8500000000002" calcext:value-type="float">
            <text:p>12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5]))" office:value-type="date" office:date-value="2019-10-19T15:46:17.416046" calcext:value-type="date">
            <text:p>2019-10-19 15:46:17</text:p>
          </table:table-cell>
          <table:table-cell table:style-name="ce7" table:formula="of:=[.A775]" office:value-type="date" office:date-value="2019-10-19T15:46:17.416046" calcext:value-type="date">
            <text:p>2019-10-19 15:46:17</text:p>
          </table:table-cell>
          <table:table-cell table:formula="of:=TRUNC([.A775])" office:value-type="float" office:value="43757" calcext:value-type="float">
            <text:p>43757</text:p>
          </table:table-cell>
          <table:table-cell table:style-name="ce12" table:formula="of:=[.B775]-[.C775]" office:value-type="date" office:date-value="1899-12-30T15:46:17.41604621988" calcext:value-type="date">
            <text:p>12/30/99 03:46 PM</text:p>
          </table:table-cell>
          <table:table-cell table:formula="of:=MOD([.E774]-[.$E$2];[.$H$2])+1+[.$E$2]" office:value-type="float" office:value="273" calcext:value-type="float">
            <text:p>273</text:p>
          </table:table-cell>
          <table:table-cell table:formula="of:=MOD([.F774]+1/[.$H$2];5)" office:value-type="float" office:value="2.86666666666664" calcext:value-type="float">
            <text:p>2,86666666666664</text:p>
          </table:table-cell>
          <table:table-cell table:formula="of:=IF([.F775]&lt;0.000001;[.G774]+2+1/[.$H$2];[.G774]+1/[.$H$2])" office:value-type="float" office:value="12.8666666666669" calcext:value-type="float">
            <text:p>12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6]))" office:value-type="date" office:date-value="2019-10-19T15:38:53.099047" calcext:value-type="date">
            <text:p>2019-10-19 15:38:53</text:p>
          </table:table-cell>
          <table:table-cell table:style-name="ce7" table:formula="of:=[.A776]" office:value-type="date" office:date-value="2019-10-19T15:38:53.099047" calcext:value-type="date">
            <text:p>2019-10-19 15:38:53</text:p>
          </table:table-cell>
          <table:table-cell table:formula="of:=TRUNC([.A776])" office:value-type="float" office:value="43757" calcext:value-type="float">
            <text:p>43757</text:p>
          </table:table-cell>
          <table:table-cell table:style-name="ce12" table:formula="of:=[.B776]-[.C776]" office:value-type="date" office:date-value="1899-12-30T15:38:53.09904739726" calcext:value-type="date">
            <text:p>12/30/99 03:38 PM</text:p>
          </table:table-cell>
          <table:table-cell table:formula="of:=MOD([.E775]-[.$E$2];[.$H$2])+1+[.$E$2]" office:value-type="float" office:value="274" calcext:value-type="float">
            <text:p>274</text:p>
          </table:table-cell>
          <table:table-cell table:formula="of:=MOD([.F775]+1/[.$H$2];5)" office:value-type="float" office:value="2.8833333333333" calcext:value-type="float">
            <text:p>2,8833333333333</text:p>
          </table:table-cell>
          <table:table-cell table:formula="of:=IF([.F776]&lt;0.000001;[.G775]+2+1/[.$H$2];[.G775]+1/[.$H$2])" office:value-type="float" office:value="12.8833333333336" calcext:value-type="float">
            <text:p>12,8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7]))" office:value-type="date" office:date-value="2019-10-19T15:19:35.11847" calcext:value-type="date">
            <text:p>2019-10-19 15:19:35</text:p>
          </table:table-cell>
          <table:table-cell table:style-name="ce7" table:formula="of:=[.A777]" office:value-type="date" office:date-value="2019-10-19T15:19:35.11847" calcext:value-type="date">
            <text:p>2019-10-19 15:19:35</text:p>
          </table:table-cell>
          <table:table-cell table:formula="of:=TRUNC([.A777])" office:value-type="float" office:value="43757" calcext:value-type="float">
            <text:p>43757</text:p>
          </table:table-cell>
          <table:table-cell table:style-name="ce12" table:formula="of:=[.B777]-[.C777]" office:value-type="date" office:date-value="1899-12-30T15:19:35.11846956331" calcext:value-type="date">
            <text:p>12/30/99 03:19 PM</text:p>
          </table:table-cell>
          <table:table-cell table:formula="of:=MOD([.E776]-[.$E$2];[.$H$2])+1+[.$E$2]" office:value-type="float" office:value="275" calcext:value-type="float">
            <text:p>275</text:p>
          </table:table-cell>
          <table:table-cell table:formula="of:=MOD([.F776]+1/[.$H$2];5)" office:value-type="float" office:value="2.89999999999997" calcext:value-type="float">
            <text:p>2,89999999999997</text:p>
          </table:table-cell>
          <table:table-cell table:formula="of:=IF([.F777]&lt;0.000001;[.G776]+2+1/[.$H$2];[.G776]+1/[.$H$2])" office:value-type="float" office:value="12.9000000000002" calcext:value-type="float">
            <text:p>12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8]))" office:value-type="date" office:date-value="2019-10-19T15:23:16.321223" calcext:value-type="date">
            <text:p>2019-10-19 15:23:16</text:p>
          </table:table-cell>
          <table:table-cell table:style-name="ce7" table:formula="of:=[.A778]" office:value-type="date" office:date-value="2019-10-19T15:23:16.321223" calcext:value-type="date">
            <text:p>2019-10-19 15:23:16</text:p>
          </table:table-cell>
          <table:table-cell table:formula="of:=TRUNC([.A778])" office:value-type="float" office:value="43757" calcext:value-type="float">
            <text:p>43757</text:p>
          </table:table-cell>
          <table:table-cell table:style-name="ce12" table:formula="of:=[.B778]-[.C778]" office:value-type="date" office:date-value="1899-12-30T15:23:16.32122267503" calcext:value-type="date">
            <text:p>12/30/99 03:23 PM</text:p>
          </table:table-cell>
          <table:table-cell table:formula="of:=MOD([.E777]-[.$E$2];[.$H$2])+1+[.$E$2]" office:value-type="float" office:value="276" calcext:value-type="float">
            <text:p>276</text:p>
          </table:table-cell>
          <table:table-cell table:formula="of:=MOD([.F777]+1/[.$H$2];5)" office:value-type="float" office:value="2.91666666666664" calcext:value-type="float">
            <text:p>2,91666666666664</text:p>
          </table:table-cell>
          <table:table-cell table:formula="of:=IF([.F778]&lt;0.000001;[.G777]+2+1/[.$H$2];[.G777]+1/[.$H$2])" office:value-type="float" office:value="12.9166666666669" calcext:value-type="float">
            <text:p>12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9]))" office:value-type="date" office:date-value="2019-10-19T15:23:34.729408" calcext:value-type="date">
            <text:p>2019-10-19 15:23:35</text:p>
          </table:table-cell>
          <table:table-cell table:style-name="ce7" table:formula="of:=[.A779]" office:value-type="date" office:date-value="2019-10-19T15:23:34.729408" calcext:value-type="date">
            <text:p>2019-10-19 15:23:35</text:p>
          </table:table-cell>
          <table:table-cell table:formula="of:=TRUNC([.A779])" office:value-type="float" office:value="43757" calcext:value-type="float">
            <text:p>43757</text:p>
          </table:table-cell>
          <table:table-cell table:style-name="ce12" table:formula="of:=[.B779]-[.C779]" office:value-type="date" office:date-value="1899-12-30T15:23:34.7294083843" calcext:value-type="date">
            <text:p>12/30/99 03:23 PM</text:p>
          </table:table-cell>
          <table:table-cell table:formula="of:=MOD([.E778]-[.$E$2];[.$H$2])+1+[.$E$2]" office:value-type="float" office:value="277" calcext:value-type="float">
            <text:p>277</text:p>
          </table:table-cell>
          <table:table-cell table:formula="of:=MOD([.F778]+1/[.$H$2];5)" office:value-type="float" office:value="2.9333333333333" calcext:value-type="float">
            <text:p>2,9333333333333</text:p>
          </table:table-cell>
          <table:table-cell table:formula="of:=IF([.F779]&lt;0.000001;[.G778]+2+1/[.$H$2];[.G778]+1/[.$H$2])" office:value-type="float" office:value="12.9333333333336" calcext:value-type="float">
            <text:p>12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0]))" office:value-type="date" office:date-value="2019-10-19T15:11:03.222232" calcext:value-type="date">
            <text:p>2019-10-19 15:11:03</text:p>
          </table:table-cell>
          <table:table-cell table:style-name="ce7" table:formula="of:=[.A780]" office:value-type="date" office:date-value="2019-10-19T15:11:03.222232" calcext:value-type="date">
            <text:p>2019-10-19 15:11:03</text:p>
          </table:table-cell>
          <table:table-cell table:formula="of:=TRUNC([.A780])" office:value-type="float" office:value="43757" calcext:value-type="float">
            <text:p>43757</text:p>
          </table:table-cell>
          <table:table-cell table:style-name="ce12" table:formula="of:=[.B780]-[.C780]" office:value-type="date" office:date-value="1899-12-30T15:11:03.22223183233" calcext:value-type="date">
            <text:p>12/30/99 03:11 PM</text:p>
          </table:table-cell>
          <table:table-cell table:formula="of:=MOD([.E779]-[.$E$2];[.$H$2])+1+[.$E$2]" office:value-type="float" office:value="278" calcext:value-type="float">
            <text:p>278</text:p>
          </table:table-cell>
          <table:table-cell table:formula="of:=MOD([.F779]+1/[.$H$2];5)" office:value-type="float" office:value="2.94999999999997" calcext:value-type="float">
            <text:p>2,94999999999997</text:p>
          </table:table-cell>
          <table:table-cell table:formula="of:=IF([.F780]&lt;0.000001;[.G779]+2+1/[.$H$2];[.G779]+1/[.$H$2])" office:value-type="float" office:value="12.9500000000002" calcext:value-type="float">
            <text:p>12,9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1]))" office:value-type="date" office:date-value="2019-10-19T15:21:01.07125" calcext:value-type="date">
            <text:p>2019-10-19 15:21:01</text:p>
          </table:table-cell>
          <table:table-cell table:style-name="ce7" table:formula="of:=[.A781]" office:value-type="date" office:date-value="2019-10-19T15:21:01.07125" calcext:value-type="date">
            <text:p>2019-10-19 15:21:01</text:p>
          </table:table-cell>
          <table:table-cell table:formula="of:=TRUNC([.A781])" office:value-type="float" office:value="43757" calcext:value-type="float">
            <text:p>43757</text:p>
          </table:table-cell>
          <table:table-cell table:style-name="ce12" table:formula="of:=[.B781]-[.C781]" office:value-type="date" office:date-value="1899-12-30T15:21:01.07125030831" calcext:value-type="date">
            <text:p>12/30/99 03:21 PM</text:p>
          </table:table-cell>
          <table:table-cell table:formula="of:=MOD([.E780]-[.$E$2];[.$H$2])+1+[.$E$2]" office:value-type="float" office:value="279" calcext:value-type="float">
            <text:p>279</text:p>
          </table:table-cell>
          <table:table-cell table:formula="of:=MOD([.F780]+1/[.$H$2];5)" office:value-type="float" office:value="2.96666666666664" calcext:value-type="float">
            <text:p>2,96666666666664</text:p>
          </table:table-cell>
          <table:table-cell table:formula="of:=IF([.F781]&lt;0.000001;[.G780]+2+1/[.$H$2];[.G780]+1/[.$H$2])" office:value-type="float" office:value="12.9666666666669" calcext:value-type="float">
            <text:p>12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2]))" office:value-type="date" office:date-value="2019-10-19T15:10:25.756354" calcext:value-type="date">
            <text:p>2019-10-19 15:10:26</text:p>
          </table:table-cell>
          <table:table-cell table:style-name="ce7" table:formula="of:=[.A782]" office:value-type="date" office:date-value="2019-10-19T15:10:25.756354" calcext:value-type="date">
            <text:p>2019-10-19 15:10:26</text:p>
          </table:table-cell>
          <table:table-cell table:formula="of:=TRUNC([.A782])" office:value-type="float" office:value="43757" calcext:value-type="float">
            <text:p>43757</text:p>
          </table:table-cell>
          <table:table-cell table:style-name="ce12" table:formula="of:=[.B782]-[.C782]" office:value-type="date" office:date-value="1899-12-30T15:10:25.75635428075" calcext:value-type="date">
            <text:p>12/30/99 03:10 PM</text:p>
          </table:table-cell>
          <table:table-cell table:formula="of:=MOD([.E781]-[.$E$2];[.$H$2])+1+[.$E$2]" office:value-type="float" office:value="280" calcext:value-type="float">
            <text:p>280</text:p>
          </table:table-cell>
          <table:table-cell table:formula="of:=MOD([.F781]+1/[.$H$2];5)" office:value-type="float" office:value="2.9833333333333" calcext:value-type="float">
            <text:p>2,9833333333333</text:p>
          </table:table-cell>
          <table:table-cell table:formula="of:=IF([.F782]&lt;0.000001;[.G781]+2+1/[.$H$2];[.G781]+1/[.$H$2])" office:value-type="float" office:value="12.9833333333336" calcext:value-type="float">
            <text:p>12,9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3]))" office:value-type="date" office:date-value="2019-10-20T15:13:36.277146" calcext:value-type="date">
            <text:p>2019-10-20 15:13:36</text:p>
          </table:table-cell>
          <table:table-cell table:style-name="ce7" table:formula="of:=[.A783]" office:value-type="date" office:date-value="2019-10-20T15:13:36.277146" calcext:value-type="date">
            <text:p>2019-10-20 15:13:36</text:p>
          </table:table-cell>
          <table:table-cell table:formula="of:=TRUNC([.A783])" office:value-type="float" office:value="43758" calcext:value-type="float">
            <text:p>43758</text:p>
          </table:table-cell>
          <table:table-cell table:style-name="ce12" table:formula="of:=[.B783]-[.C783]" office:value-type="date" office:date-value="1899-12-30T15:13:36.27714559436" calcext:value-type="date">
            <text:p>12/30/99 03:13 PM</text:p>
          </table:table-cell>
          <table:table-cell table:formula="of:=MOD([.E782]-[.$E$2];[.$H$2])+1+[.$E$2]" office:value-type="float" office:value="221" calcext:value-type="float">
            <text:p>221</text:p>
          </table:table-cell>
          <table:table-cell table:formula="of:=MOD([.F782]+1/[.$H$2];5)" office:value-type="float" office:value="2.99999999999997" calcext:value-type="float">
            <text:p>2,99999999999997</text:p>
          </table:table-cell>
          <table:table-cell table:formula="of:=IF([.F783]&lt;0.000001;[.G782]+2+1/[.$H$2];[.G782]+1/[.$H$2])" office:value-type="float" office:value="13.0000000000002" calcext:value-type="float">
            <text:p>13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4]))" office:value-type="date" office:date-value="2019-10-20T15:32:18.72639" calcext:value-type="date">
            <text:p>2019-10-20 15:32:19</text:p>
          </table:table-cell>
          <table:table-cell table:style-name="ce7" table:formula="of:=[.A784]" office:value-type="date" office:date-value="2019-10-20T15:32:18.72639" calcext:value-type="date">
            <text:p>2019-10-20 15:32:19</text:p>
          </table:table-cell>
          <table:table-cell table:formula="of:=TRUNC([.A784])" office:value-type="float" office:value="43758" calcext:value-type="float">
            <text:p>43758</text:p>
          </table:table-cell>
          <table:table-cell table:style-name="ce12" table:formula="of:=[.B784]-[.C784]" office:value-type="date" office:date-value="1899-12-30T15:32:18.72639017645" calcext:value-type="date">
            <text:p>12/30/99 03:32 PM</text:p>
          </table:table-cell>
          <table:table-cell table:formula="of:=MOD([.E783]-[.$E$2];[.$H$2])+1+[.$E$2]" office:value-type="float" office:value="222" calcext:value-type="float">
            <text:p>222</text:p>
          </table:table-cell>
          <table:table-cell table:formula="of:=MOD([.F783]+1/[.$H$2];5)" office:value-type="float" office:value="3.01666666666664" calcext:value-type="float">
            <text:p>3,01666666666664</text:p>
          </table:table-cell>
          <table:table-cell table:formula="of:=IF([.F784]&lt;0.000001;[.G783]+2+1/[.$H$2];[.G783]+1/[.$H$2])" office:value-type="float" office:value="13.0166666666669" calcext:value-type="float">
            <text:p>13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5]))" office:value-type="date" office:date-value="2019-10-20T15:31:52.223095" calcext:value-type="date">
            <text:p>2019-10-20 15:31:52</text:p>
          </table:table-cell>
          <table:table-cell table:style-name="ce7" table:formula="of:=[.A785]" office:value-type="date" office:date-value="2019-10-20T15:31:52.223095" calcext:value-type="date">
            <text:p>2019-10-20 15:31:52</text:p>
          </table:table-cell>
          <table:table-cell table:formula="of:=TRUNC([.A785])" office:value-type="float" office:value="43758" calcext:value-type="float">
            <text:p>43758</text:p>
          </table:table-cell>
          <table:table-cell table:style-name="ce12" table:formula="of:=[.B785]-[.C785]" office:value-type="date" office:date-value="1899-12-30T15:31:52.22309460863" calcext:value-type="date">
            <text:p>12/30/99 03:31 PM</text:p>
          </table:table-cell>
          <table:table-cell table:formula="of:=MOD([.E784]-[.$E$2];[.$H$2])+1+[.$E$2]" office:value-type="float" office:value="223" calcext:value-type="float">
            <text:p>223</text:p>
          </table:table-cell>
          <table:table-cell table:formula="of:=MOD([.F784]+1/[.$H$2];5)" office:value-type="float" office:value="3.0333333333333" calcext:value-type="float">
            <text:p>3,0333333333333</text:p>
          </table:table-cell>
          <table:table-cell table:formula="of:=IF([.F785]&lt;0.000001;[.G784]+2+1/[.$H$2];[.G784]+1/[.$H$2])" office:value-type="float" office:value="13.0333333333336" calcext:value-type="float">
            <text:p>13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6]))" office:value-type="date" office:date-value="2019-10-20T15:50:46.336881" calcext:value-type="date">
            <text:p>2019-10-20 15:50:46</text:p>
          </table:table-cell>
          <table:table-cell table:style-name="ce7" table:formula="of:=[.A786]" office:value-type="date" office:date-value="2019-10-20T15:50:46.336881" calcext:value-type="date">
            <text:p>2019-10-20 15:50:46</text:p>
          </table:table-cell>
          <table:table-cell table:formula="of:=TRUNC([.A786])" office:value-type="float" office:value="43758" calcext:value-type="float">
            <text:p>43758</text:p>
          </table:table-cell>
          <table:table-cell table:style-name="ce12" table:formula="of:=[.B786]-[.C786]" office:value-type="date" office:date-value="1899-12-30T15:50:46.33688125759" calcext:value-type="date">
            <text:p>12/30/99 03:50 PM</text:p>
          </table:table-cell>
          <table:table-cell table:formula="of:=MOD([.E785]-[.$E$2];[.$H$2])+1+[.$E$2]" office:value-type="float" office:value="224" calcext:value-type="float">
            <text:p>224</text:p>
          </table:table-cell>
          <table:table-cell table:formula="of:=MOD([.F785]+1/[.$H$2];5)" office:value-type="float" office:value="3.04999999999997" calcext:value-type="float">
            <text:p>3,04999999999997</text:p>
          </table:table-cell>
          <table:table-cell table:formula="of:=IF([.F786]&lt;0.000001;[.G785]+2+1/[.$H$2];[.G785]+1/[.$H$2])" office:value-type="float" office:value="13.0500000000002" calcext:value-type="float">
            <text:p>13,0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7]))" office:value-type="date" office:date-value="2019-10-20T15:33:27.91561" calcext:value-type="date">
            <text:p>2019-10-20 15:33:28</text:p>
          </table:table-cell>
          <table:table-cell table:style-name="ce7" table:formula="of:=[.A787]" office:value-type="date" office:date-value="2019-10-20T15:33:27.91561" calcext:value-type="date">
            <text:p>2019-10-20 15:33:28</text:p>
          </table:table-cell>
          <table:table-cell table:formula="of:=TRUNC([.A787])" office:value-type="float" office:value="43758" calcext:value-type="float">
            <text:p>43758</text:p>
          </table:table-cell>
          <table:table-cell table:style-name="ce12" table:formula="of:=[.B787]-[.C787]" office:value-type="date" office:date-value="1899-12-30T15:33:27.91560953949" calcext:value-type="date">
            <text:p>12/30/99 03:33 PM</text:p>
          </table:table-cell>
          <table:table-cell table:formula="of:=MOD([.E786]-[.$E$2];[.$H$2])+1+[.$E$2]" office:value-type="float" office:value="225" calcext:value-type="float">
            <text:p>225</text:p>
          </table:table-cell>
          <table:table-cell table:formula="of:=MOD([.F786]+1/[.$H$2];5)" office:value-type="float" office:value="3.06666666666664" calcext:value-type="float">
            <text:p>3,06666666666664</text:p>
          </table:table-cell>
          <table:table-cell table:formula="of:=IF([.F787]&lt;0.000001;[.G786]+2+1/[.$H$2];[.G786]+1/[.$H$2])" office:value-type="float" office:value="13.0666666666669" calcext:value-type="float">
            <text:p>13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8]))" office:value-type="date" office:date-value="2019-10-20T15:49:10.994834" calcext:value-type="date">
            <text:p>2019-10-20 15:49:11</text:p>
          </table:table-cell>
          <table:table-cell table:style-name="ce7" table:formula="of:=[.A788]" office:value-type="date" office:date-value="2019-10-20T15:49:10.994834" calcext:value-type="date">
            <text:p>2019-10-20 15:49:11</text:p>
          </table:table-cell>
          <table:table-cell table:formula="of:=TRUNC([.A788])" office:value-type="float" office:value="43758" calcext:value-type="float">
            <text:p>43758</text:p>
          </table:table-cell>
          <table:table-cell table:style-name="ce12" table:formula="of:=[.B788]-[.C788]" office:value-type="date" office:date-value="1899-12-30T15:49:10.99483402446" calcext:value-type="date">
            <text:p>12/30/99 03:49 PM</text:p>
          </table:table-cell>
          <table:table-cell table:formula="of:=MOD([.E787]-[.$E$2];[.$H$2])+1+[.$E$2]" office:value-type="float" office:value="226" calcext:value-type="float">
            <text:p>226</text:p>
          </table:table-cell>
          <table:table-cell table:formula="of:=MOD([.F787]+1/[.$H$2];5)" office:value-type="float" office:value="3.0833333333333" calcext:value-type="float">
            <text:p>3,0833333333333</text:p>
          </table:table-cell>
          <table:table-cell table:formula="of:=IF([.F788]&lt;0.000001;[.G787]+2+1/[.$H$2];[.G787]+1/[.$H$2])" office:value-type="float" office:value="13.0833333333336" calcext:value-type="float">
            <text:p>13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9]))" office:value-type="date" office:date-value="2019-10-20T16:00:01.66649" calcext:value-type="date">
            <text:p>2019-10-20 16:00:02</text:p>
          </table:table-cell>
          <table:table-cell table:style-name="ce7" table:formula="of:=[.A789]" office:value-type="date" office:date-value="2019-10-20T16:00:01.66649" calcext:value-type="date">
            <text:p>2019-10-20 16:00:02</text:p>
          </table:table-cell>
          <table:table-cell table:formula="of:=TRUNC([.A789])" office:value-type="float" office:value="43758" calcext:value-type="float">
            <text:p>43758</text:p>
          </table:table-cell>
          <table:table-cell table:style-name="ce12" table:formula="of:=[.B789]-[.C789]" office:value-type="date" office:date-value="1899-12-30T16:00:01.66648956947" calcext:value-type="date">
            <text:p>12/30/99 04:00 PM</text:p>
          </table:table-cell>
          <table:table-cell table:formula="of:=MOD([.E788]-[.$E$2];[.$H$2])+1+[.$E$2]" office:value-type="float" office:value="227" calcext:value-type="float">
            <text:p>227</text:p>
          </table:table-cell>
          <table:table-cell table:formula="of:=MOD([.F788]+1/[.$H$2];5)" office:value-type="float" office:value="3.09999999999997" calcext:value-type="float">
            <text:p>3,09999999999997</text:p>
          </table:table-cell>
          <table:table-cell table:formula="of:=IF([.F789]&lt;0.000001;[.G788]+2+1/[.$H$2];[.G788]+1/[.$H$2])" office:value-type="float" office:value="13.1000000000002" calcext:value-type="float">
            <text:p>13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0]))" office:value-type="date" office:date-value="2019-10-20T15:40:34.099664" calcext:value-type="date">
            <text:p>2019-10-20 15:40:34</text:p>
          </table:table-cell>
          <table:table-cell table:style-name="ce7" table:formula="of:=[.A790]" office:value-type="date" office:date-value="2019-10-20T15:40:34.099664" calcext:value-type="date">
            <text:p>2019-10-20 15:40:34</text:p>
          </table:table-cell>
          <table:table-cell table:formula="of:=TRUNC([.A790])" office:value-type="float" office:value="43758" calcext:value-type="float">
            <text:p>43758</text:p>
          </table:table-cell>
          <table:table-cell table:style-name="ce12" table:formula="of:=[.B790]-[.C790]" office:value-type="date" office:date-value="1899-12-30T15:40:34.09966444597" calcext:value-type="date">
            <text:p>12/30/99 03:40 PM</text:p>
          </table:table-cell>
          <table:table-cell table:formula="of:=MOD([.E789]-[.$E$2];[.$H$2])+1+[.$E$2]" office:value-type="float" office:value="228" calcext:value-type="float">
            <text:p>228</text:p>
          </table:table-cell>
          <table:table-cell table:formula="of:=MOD([.F789]+1/[.$H$2];5)" office:value-type="float" office:value="3.11666666666664" calcext:value-type="float">
            <text:p>3,11666666666664</text:p>
          </table:table-cell>
          <table:table-cell table:formula="of:=IF([.F790]&lt;0.000001;[.G789]+2+1/[.$H$2];[.G789]+1/[.$H$2])" office:value-type="float" office:value="13.1166666666669" calcext:value-type="float">
            <text:p>13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1]))" office:value-type="date" office:date-value="2019-10-20T15:13:16.901278" calcext:value-type="date">
            <text:p>2019-10-20 15:13:17</text:p>
          </table:table-cell>
          <table:table-cell table:style-name="ce7" table:formula="of:=[.A791]" office:value-type="date" office:date-value="2019-10-20T15:13:16.901278" calcext:value-type="date">
            <text:p>2019-10-20 15:13:17</text:p>
          </table:table-cell>
          <table:table-cell table:formula="of:=TRUNC([.A791])" office:value-type="float" office:value="43758" calcext:value-type="float">
            <text:p>43758</text:p>
          </table:table-cell>
          <table:table-cell table:style-name="ce12" table:formula="of:=[.B791]-[.C791]" office:value-type="date" office:date-value="1899-12-30T15:13:16.90127817448" calcext:value-type="date">
            <text:p>12/30/99 03:13 PM</text:p>
          </table:table-cell>
          <table:table-cell table:formula="of:=MOD([.E790]-[.$E$2];[.$H$2])+1+[.$E$2]" office:value-type="float" office:value="229" calcext:value-type="float">
            <text:p>229</text:p>
          </table:table-cell>
          <table:table-cell table:formula="of:=MOD([.F790]+1/[.$H$2];5)" office:value-type="float" office:value="3.1333333333333" calcext:value-type="float">
            <text:p>3,1333333333333</text:p>
          </table:table-cell>
          <table:table-cell table:formula="of:=IF([.F791]&lt;0.000001;[.G790]+2+1/[.$H$2];[.G790]+1/[.$H$2])" office:value-type="float" office:value="13.1333333333336" calcext:value-type="float">
            <text:p>13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2]))" office:value-type="date" office:date-value="2019-10-20T15:28:06.530832" calcext:value-type="date">
            <text:p>2019-10-20 15:28:07</text:p>
          </table:table-cell>
          <table:table-cell table:style-name="ce7" table:formula="of:=[.A792]" office:value-type="date" office:date-value="2019-10-20T15:28:06.530832" calcext:value-type="date">
            <text:p>2019-10-20 15:28:07</text:p>
          </table:table-cell>
          <table:table-cell table:formula="of:=TRUNC([.A792])" office:value-type="float" office:value="43758" calcext:value-type="float">
            <text:p>43758</text:p>
          </table:table-cell>
          <table:table-cell table:style-name="ce12" table:formula="of:=[.B792]-[.C792]" office:value-type="date" office:date-value="1899-12-30T15:28:06.53083154932" calcext:value-type="date">
            <text:p>12/30/99 03:28 PM</text:p>
          </table:table-cell>
          <table:table-cell table:formula="of:=MOD([.E791]-[.$E$2];[.$H$2])+1+[.$E$2]" office:value-type="float" office:value="230" calcext:value-type="float">
            <text:p>230</text:p>
          </table:table-cell>
          <table:table-cell table:formula="of:=MOD([.F791]+1/[.$H$2];5)" office:value-type="float" office:value="3.14999999999997" calcext:value-type="float">
            <text:p>3,14999999999997</text:p>
          </table:table-cell>
          <table:table-cell table:formula="of:=IF([.F792]&lt;0.000001;[.G791]+2+1/[.$H$2];[.G791]+1/[.$H$2])" office:value-type="float" office:value="13.1500000000002" calcext:value-type="float">
            <text:p>13,1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3]))" office:value-type="date" office:date-value="2019-10-20T15:45:21.946304" calcext:value-type="date">
            <text:p>2019-10-20 15:45:22</text:p>
          </table:table-cell>
          <table:table-cell table:style-name="ce7" table:formula="of:=[.A793]" office:value-type="date" office:date-value="2019-10-20T15:45:21.946304" calcext:value-type="date">
            <text:p>2019-10-20 15:45:22</text:p>
          </table:table-cell>
          <table:table-cell table:formula="of:=TRUNC([.A793])" office:value-type="float" office:value="43758" calcext:value-type="float">
            <text:p>43758</text:p>
          </table:table-cell>
          <table:table-cell table:style-name="ce12" table:formula="of:=[.B793]-[.C793]" office:value-type="date" office:date-value="1899-12-30T15:45:21.94630396552" calcext:value-type="date">
            <text:p>12/30/99 03:45 PM</text:p>
          </table:table-cell>
          <table:table-cell table:formula="of:=MOD([.E792]-[.$E$2];[.$H$2])+1+[.$E$2]" office:value-type="float" office:value="231" calcext:value-type="float">
            <text:p>231</text:p>
          </table:table-cell>
          <table:table-cell table:formula="of:=MOD([.F792]+1/[.$H$2];5)" office:value-type="float" office:value="3.16666666666664" calcext:value-type="float">
            <text:p>3,16666666666664</text:p>
          </table:table-cell>
          <table:table-cell table:formula="of:=IF([.F793]&lt;0.000001;[.G792]+2+1/[.$H$2];[.G792]+1/[.$H$2])" office:value-type="float" office:value="13.1666666666669" calcext:value-type="float">
            <text:p>13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4]))" office:value-type="date" office:date-value="2019-10-20T15:22:13.532184" calcext:value-type="date">
            <text:p>2019-10-20 15:22:14</text:p>
          </table:table-cell>
          <table:table-cell table:style-name="ce7" table:formula="of:=[.A794]" office:value-type="date" office:date-value="2019-10-20T15:22:13.532184" calcext:value-type="date">
            <text:p>2019-10-20 15:22:14</text:p>
          </table:table-cell>
          <table:table-cell table:formula="of:=TRUNC([.A794])" office:value-type="float" office:value="43758" calcext:value-type="float">
            <text:p>43758</text:p>
          </table:table-cell>
          <table:table-cell table:style-name="ce12" table:formula="of:=[.B794]-[.C794]" office:value-type="date" office:date-value="1899-12-30T15:22:13.53218359407" calcext:value-type="date">
            <text:p>12/30/99 03:22 PM</text:p>
          </table:table-cell>
          <table:table-cell table:formula="of:=MOD([.E793]-[.$E$2];[.$H$2])+1+[.$E$2]" office:value-type="float" office:value="232" calcext:value-type="float">
            <text:p>232</text:p>
          </table:table-cell>
          <table:table-cell table:formula="of:=MOD([.F793]+1/[.$H$2];5)" office:value-type="float" office:value="3.1833333333333" calcext:value-type="float">
            <text:p>3,1833333333333</text:p>
          </table:table-cell>
          <table:table-cell table:formula="of:=IF([.F794]&lt;0.000001;[.G793]+2+1/[.$H$2];[.G793]+1/[.$H$2])" office:value-type="float" office:value="13.1833333333336" calcext:value-type="float">
            <text:p>13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5]))" office:value-type="date" office:date-value="2019-10-20T15:59:54.301831" calcext:value-type="date">
            <text:p>2019-10-20 15:59:54</text:p>
          </table:table-cell>
          <table:table-cell table:style-name="ce7" table:formula="of:=[.A795]" office:value-type="date" office:date-value="2019-10-20T15:59:54.301831" calcext:value-type="date">
            <text:p>2019-10-20 15:59:54</text:p>
          </table:table-cell>
          <table:table-cell table:formula="of:=TRUNC([.A795])" office:value-type="float" office:value="43758" calcext:value-type="float">
            <text:p>43758</text:p>
          </table:table-cell>
          <table:table-cell table:style-name="ce12" table:formula="of:=[.B795]-[.C795]" office:value-type="date" office:date-value="1899-12-30T15:59:54.30183114018" calcext:value-type="date">
            <text:p>12/30/99 03:59 PM</text:p>
          </table:table-cell>
          <table:table-cell table:formula="of:=MOD([.E794]-[.$E$2];[.$H$2])+1+[.$E$2]" office:value-type="float" office:value="233" calcext:value-type="float">
            <text:p>233</text:p>
          </table:table-cell>
          <table:table-cell table:formula="of:=MOD([.F794]+1/[.$H$2];5)" office:value-type="float" office:value="3.19999999999997" calcext:value-type="float">
            <text:p>3,19999999999997</text:p>
          </table:table-cell>
          <table:table-cell table:formula="of:=IF([.F795]&lt;0.000001;[.G794]+2+1/[.$H$2];[.G794]+1/[.$H$2])" office:value-type="float" office:value="13.2000000000002" calcext:value-type="float">
            <text:p>13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6]))" office:value-type="date" office:date-value="2019-10-20T15:43:18.813743" calcext:value-type="date">
            <text:p>2019-10-20 15:43:19</text:p>
          </table:table-cell>
          <table:table-cell table:style-name="ce7" table:formula="of:=[.A796]" office:value-type="date" office:date-value="2019-10-20T15:43:18.813743" calcext:value-type="date">
            <text:p>2019-10-20 15:43:19</text:p>
          </table:table-cell>
          <table:table-cell table:formula="of:=TRUNC([.A796])" office:value-type="float" office:value="43758" calcext:value-type="float">
            <text:p>43758</text:p>
          </table:table-cell>
          <table:table-cell table:style-name="ce12" table:formula="of:=[.B796]-[.C796]" office:value-type="date" office:date-value="1899-12-30T15:43:18.81374286488" calcext:value-type="date">
            <text:p>12/30/99 03:43 PM</text:p>
          </table:table-cell>
          <table:table-cell table:formula="of:=MOD([.E795]-[.$E$2];[.$H$2])+1+[.$E$2]" office:value-type="float" office:value="234" calcext:value-type="float">
            <text:p>234</text:p>
          </table:table-cell>
          <table:table-cell table:formula="of:=MOD([.F795]+1/[.$H$2];5)" office:value-type="float" office:value="3.21666666666664" calcext:value-type="float">
            <text:p>3,21666666666664</text:p>
          </table:table-cell>
          <table:table-cell table:formula="of:=IF([.F796]&lt;0.000001;[.G795]+2+1/[.$H$2];[.G795]+1/[.$H$2])" office:value-type="float" office:value="13.2166666666669" calcext:value-type="float">
            <text:p>13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7]))" office:value-type="date" office:date-value="2019-10-20T15:50:21.540295" calcext:value-type="date">
            <text:p>2019-10-20 15:50:22</text:p>
          </table:table-cell>
          <table:table-cell table:style-name="ce7" table:formula="of:=[.A797]" office:value-type="date" office:date-value="2019-10-20T15:50:21.540295" calcext:value-type="date">
            <text:p>2019-10-20 15:50:22</text:p>
          </table:table-cell>
          <table:table-cell table:formula="of:=TRUNC([.A797])" office:value-type="float" office:value="43758" calcext:value-type="float">
            <text:p>43758</text:p>
          </table:table-cell>
          <table:table-cell table:style-name="ce12" table:formula="of:=[.B797]-[.C797]" office:value-type="date" office:date-value="1899-12-30T15:50:21.54029540252" calcext:value-type="date">
            <text:p>12/30/99 03:50 PM</text:p>
          </table:table-cell>
          <table:table-cell table:formula="of:=MOD([.E796]-[.$E$2];[.$H$2])+1+[.$E$2]" office:value-type="float" office:value="235" calcext:value-type="float">
            <text:p>235</text:p>
          </table:table-cell>
          <table:table-cell table:formula="of:=MOD([.F796]+1/[.$H$2];5)" office:value-type="float" office:value="3.2333333333333" calcext:value-type="float">
            <text:p>3,2333333333333</text:p>
          </table:table-cell>
          <table:table-cell table:formula="of:=IF([.F797]&lt;0.000001;[.G796]+2+1/[.$H$2];[.G796]+1/[.$H$2])" office:value-type="float" office:value="13.2333333333336" calcext:value-type="float">
            <text:p>13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8]))" office:value-type="date" office:date-value="2019-10-20T15:51:49.601788" calcext:value-type="date">
            <text:p>2019-10-20 15:51:50</text:p>
          </table:table-cell>
          <table:table-cell table:style-name="ce7" table:formula="of:=[.A798]" office:value-type="date" office:date-value="2019-10-20T15:51:49.601788" calcext:value-type="date">
            <text:p>2019-10-20 15:51:50</text:p>
          </table:table-cell>
          <table:table-cell table:formula="of:=TRUNC([.A798])" office:value-type="float" office:value="43758" calcext:value-type="float">
            <text:p>43758</text:p>
          </table:table-cell>
          <table:table-cell table:style-name="ce12" table:formula="of:=[.B798]-[.C798]" office:value-type="date" office:date-value="1899-12-30T15:51:49.60178843234" calcext:value-type="date">
            <text:p>12/30/99 03:51 PM</text:p>
          </table:table-cell>
          <table:table-cell table:formula="of:=MOD([.E797]-[.$E$2];[.$H$2])+1+[.$E$2]" office:value-type="float" office:value="236" calcext:value-type="float">
            <text:p>236</text:p>
          </table:table-cell>
          <table:table-cell table:formula="of:=MOD([.F797]+1/[.$H$2];5)" office:value-type="float" office:value="3.24999999999997" calcext:value-type="float">
            <text:p>3,24999999999997</text:p>
          </table:table-cell>
          <table:table-cell table:formula="of:=IF([.F798]&lt;0.000001;[.G797]+2+1/[.$H$2];[.G797]+1/[.$H$2])" office:value-type="float" office:value="13.2500000000002" calcext:value-type="float">
            <text:p>13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9]))" office:value-type="date" office:date-value="2019-10-20T15:44:40.913589" calcext:value-type="date">
            <text:p>2019-10-20 15:44:41</text:p>
          </table:table-cell>
          <table:table-cell table:style-name="ce7" table:formula="of:=[.A799]" office:value-type="date" office:date-value="2019-10-20T15:44:40.913589" calcext:value-type="date">
            <text:p>2019-10-20 15:44:41</text:p>
          </table:table-cell>
          <table:table-cell table:formula="of:=TRUNC([.A799])" office:value-type="float" office:value="43758" calcext:value-type="float">
            <text:p>43758</text:p>
          </table:table-cell>
          <table:table-cell table:style-name="ce12" table:formula="of:=[.B799]-[.C799]" office:value-type="date" office:date-value="1899-12-30T15:44:40.91358924285" calcext:value-type="date">
            <text:p>12/30/99 03:44 PM</text:p>
          </table:table-cell>
          <table:table-cell table:formula="of:=MOD([.E798]-[.$E$2];[.$H$2])+1+[.$E$2]" office:value-type="float" office:value="237" calcext:value-type="float">
            <text:p>237</text:p>
          </table:table-cell>
          <table:table-cell table:formula="of:=MOD([.F798]+1/[.$H$2];5)" office:value-type="float" office:value="3.26666666666663" calcext:value-type="float">
            <text:p>3,26666666666663</text:p>
          </table:table-cell>
          <table:table-cell table:formula="of:=IF([.F799]&lt;0.000001;[.G798]+2+1/[.$H$2];[.G798]+1/[.$H$2])" office:value-type="float" office:value="13.2666666666669" calcext:value-type="float">
            <text:p>13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0]))" office:value-type="date" office:date-value="2019-10-20T15:20:28.216373" calcext:value-type="date">
            <text:p>2019-10-20 15:20:28</text:p>
          </table:table-cell>
          <table:table-cell table:style-name="ce7" table:formula="of:=[.A800]" office:value-type="date" office:date-value="2019-10-20T15:20:28.216373" calcext:value-type="date">
            <text:p>2019-10-20 15:20:28</text:p>
          </table:table-cell>
          <table:table-cell table:formula="of:=TRUNC([.A800])" office:value-type="float" office:value="43758" calcext:value-type="float">
            <text:p>43758</text:p>
          </table:table-cell>
          <table:table-cell table:style-name="ce12" table:formula="of:=[.B800]-[.C800]" office:value-type="date" office:date-value="1899-12-30T15:20:28.21637294255" calcext:value-type="date">
            <text:p>12/30/99 03:20 PM</text:p>
          </table:table-cell>
          <table:table-cell table:formula="of:=MOD([.E799]-[.$E$2];[.$H$2])+1+[.$E$2]" office:value-type="float" office:value="238" calcext:value-type="float">
            <text:p>238</text:p>
          </table:table-cell>
          <table:table-cell table:formula="of:=MOD([.F799]+1/[.$H$2];5)" office:value-type="float" office:value="3.2833333333333" calcext:value-type="float">
            <text:p>3,2833333333333</text:p>
          </table:table-cell>
          <table:table-cell table:formula="of:=IF([.F800]&lt;0.000001;[.G799]+2+1/[.$H$2];[.G799]+1/[.$H$2])" office:value-type="float" office:value="13.2833333333336" calcext:value-type="float">
            <text:p>13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1]))" office:value-type="date" office:date-value="2019-10-20T15:18:09.666676" calcext:value-type="date">
            <text:p>2019-10-20 15:18:10</text:p>
          </table:table-cell>
          <table:table-cell table:style-name="ce7" table:formula="of:=[.A801]" office:value-type="date" office:date-value="2019-10-20T15:18:09.666676" calcext:value-type="date">
            <text:p>2019-10-20 15:18:10</text:p>
          </table:table-cell>
          <table:table-cell table:formula="of:=TRUNC([.A801])" office:value-type="float" office:value="43758" calcext:value-type="float">
            <text:p>43758</text:p>
          </table:table-cell>
          <table:table-cell table:style-name="ce12" table:formula="of:=[.B801]-[.C801]" office:value-type="date" office:date-value="1899-12-30T15:18:09.66667621862" calcext:value-type="date">
            <text:p>12/30/99 03:18 PM</text:p>
          </table:table-cell>
          <table:table-cell table:formula="of:=MOD([.E800]-[.$E$2];[.$H$2])+1+[.$E$2]" office:value-type="float" office:value="239" calcext:value-type="float">
            <text:p>239</text:p>
          </table:table-cell>
          <table:table-cell table:formula="of:=MOD([.F800]+1/[.$H$2];5)" office:value-type="float" office:value="3.29999999999997" calcext:value-type="float">
            <text:p>3,29999999999997</text:p>
          </table:table-cell>
          <table:table-cell table:formula="of:=IF([.F801]&lt;0.000001;[.G800]+2+1/[.$H$2];[.G800]+1/[.$H$2])" office:value-type="float" office:value="13.3000000000002" calcext:value-type="float">
            <text:p>13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2]))" office:value-type="date" office:date-value="2019-10-20T15:52:20.795026" calcext:value-type="date">
            <text:p>2019-10-20 15:52:21</text:p>
          </table:table-cell>
          <table:table-cell table:style-name="ce7" table:formula="of:=[.A802]" office:value-type="date" office:date-value="2019-10-20T15:52:20.795026" calcext:value-type="date">
            <text:p>2019-10-20 15:52:21</text:p>
          </table:table-cell>
          <table:table-cell table:formula="of:=TRUNC([.A802])" office:value-type="float" office:value="43758" calcext:value-type="float">
            <text:p>43758</text:p>
          </table:table-cell>
          <table:table-cell table:style-name="ce12" table:formula="of:=[.B802]-[.C802]" office:value-type="date" office:date-value="1899-12-30T15:52:20.7950259978" calcext:value-type="date">
            <text:p>12/30/99 03:52 PM</text:p>
          </table:table-cell>
          <table:table-cell table:formula="of:=MOD([.E801]-[.$E$2];[.$H$2])+1+[.$E$2]" office:value-type="float" office:value="240" calcext:value-type="float">
            <text:p>240</text:p>
          </table:table-cell>
          <table:table-cell table:formula="of:=MOD([.F801]+1/[.$H$2];5)" office:value-type="float" office:value="3.31666666666663" calcext:value-type="float">
            <text:p>3,31666666666663</text:p>
          </table:table-cell>
          <table:table-cell table:formula="of:=IF([.F802]&lt;0.000001;[.G801]+2+1/[.$H$2];[.G801]+1/[.$H$2])" office:value-type="float" office:value="13.3166666666669" calcext:value-type="float">
            <text:p>13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3]))" office:value-type="date" office:date-value="2019-10-20T15:24:38.23702" calcext:value-type="date">
            <text:p>2019-10-20 15:24:38</text:p>
          </table:table-cell>
          <table:table-cell table:style-name="ce7" table:formula="of:=[.A803]" office:value-type="date" office:date-value="2019-10-20T15:24:38.23702" calcext:value-type="date">
            <text:p>2019-10-20 15:24:38</text:p>
          </table:table-cell>
          <table:table-cell table:formula="of:=TRUNC([.A803])" office:value-type="float" office:value="43758" calcext:value-type="float">
            <text:p>43758</text:p>
          </table:table-cell>
          <table:table-cell table:style-name="ce12" table:formula="of:=[.B803]-[.C803]" office:value-type="date" office:date-value="1899-12-30T15:24:38.23702006135" calcext:value-type="date">
            <text:p>12/30/99 03:24 PM</text:p>
          </table:table-cell>
          <table:table-cell table:formula="of:=MOD([.E802]-[.$E$2];[.$H$2])+1+[.$E$2]" office:value-type="float" office:value="241" calcext:value-type="float">
            <text:p>241</text:p>
          </table:table-cell>
          <table:table-cell table:formula="of:=MOD([.F802]+1/[.$H$2];5)" office:value-type="float" office:value="3.3333333333333" calcext:value-type="float">
            <text:p>3,3333333333333</text:p>
          </table:table-cell>
          <table:table-cell table:formula="of:=IF([.F803]&lt;0.000001;[.G802]+2+1/[.$H$2];[.G802]+1/[.$H$2])" office:value-type="float" office:value="13.3333333333336" calcext:value-type="float">
            <text:p>13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4]))" office:value-type="date" office:date-value="2019-10-20T15:40:52.131208" calcext:value-type="date">
            <text:p>2019-10-20 15:40:52</text:p>
          </table:table-cell>
          <table:table-cell table:style-name="ce7" table:formula="of:=[.A804]" office:value-type="date" office:date-value="2019-10-20T15:40:52.131208" calcext:value-type="date">
            <text:p>2019-10-20 15:40:52</text:p>
          </table:table-cell>
          <table:table-cell table:formula="of:=TRUNC([.A804])" office:value-type="float" office:value="43758" calcext:value-type="float">
            <text:p>43758</text:p>
          </table:table-cell>
          <table:table-cell table:style-name="ce12" table:formula="of:=[.B804]-[.C804]" office:value-type="date" office:date-value="1899-12-30T15:40:52.13120765984" calcext:value-type="date">
            <text:p>12/30/99 03:40 PM</text:p>
          </table:table-cell>
          <table:table-cell table:formula="of:=MOD([.E803]-[.$E$2];[.$H$2])+1+[.$E$2]" office:value-type="float" office:value="242" calcext:value-type="float">
            <text:p>242</text:p>
          </table:table-cell>
          <table:table-cell table:formula="of:=MOD([.F803]+1/[.$H$2];5)" office:value-type="float" office:value="3.34999999999997" calcext:value-type="float">
            <text:p>3,34999999999997</text:p>
          </table:table-cell>
          <table:table-cell table:formula="of:=IF([.F804]&lt;0.000001;[.G803]+2+1/[.$H$2];[.G803]+1/[.$H$2])" office:value-type="float" office:value="13.3500000000002" calcext:value-type="float">
            <text:p>13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5]))" office:value-type="date" office:date-value="2019-10-20T15:27:59.513814" calcext:value-type="date">
            <text:p>2019-10-20 15:28:00</text:p>
          </table:table-cell>
          <table:table-cell table:style-name="ce7" table:formula="of:=[.A805]" office:value-type="date" office:date-value="2019-10-20T15:27:59.513814" calcext:value-type="date">
            <text:p>2019-10-20 15:28:00</text:p>
          </table:table-cell>
          <table:table-cell table:formula="of:=TRUNC([.A805])" office:value-type="float" office:value="43758" calcext:value-type="float">
            <text:p>43758</text:p>
          </table:table-cell>
          <table:table-cell table:style-name="ce12" table:formula="of:=[.B805]-[.C805]" office:value-type="date" office:date-value="1899-12-30T15:27:59.51381444" calcext:value-type="date">
            <text:p>12/30/99 03:28 PM</text:p>
          </table:table-cell>
          <table:table-cell table:formula="of:=MOD([.E804]-[.$E$2];[.$H$2])+1+[.$E$2]" office:value-type="float" office:value="243" calcext:value-type="float">
            <text:p>243</text:p>
          </table:table-cell>
          <table:table-cell table:formula="of:=MOD([.F804]+1/[.$H$2];5)" office:value-type="float" office:value="3.36666666666663" calcext:value-type="float">
            <text:p>3,36666666666663</text:p>
          </table:table-cell>
          <table:table-cell table:formula="of:=IF([.F805]&lt;0.000001;[.G804]+2+1/[.$H$2];[.G804]+1/[.$H$2])" office:value-type="float" office:value="13.3666666666669" calcext:value-type="float">
            <text:p>13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6]))" office:value-type="date" office:date-value="2019-10-20T15:46:06.202331" calcext:value-type="date">
            <text:p>2019-10-20 15:46:06</text:p>
          </table:table-cell>
          <table:table-cell table:style-name="ce7" table:formula="of:=[.A806]" office:value-type="date" office:date-value="2019-10-20T15:46:06.202331" calcext:value-type="date">
            <text:p>2019-10-20 15:46:06</text:p>
          </table:table-cell>
          <table:table-cell table:formula="of:=TRUNC([.A806])" office:value-type="float" office:value="43758" calcext:value-type="float">
            <text:p>43758</text:p>
          </table:table-cell>
          <table:table-cell table:style-name="ce12" table:formula="of:=[.B806]-[.C806]" office:value-type="date" office:date-value="1899-12-30T15:46:06.20233089197" calcext:value-type="date">
            <text:p>12/30/99 03:46 PM</text:p>
          </table:table-cell>
          <table:table-cell table:formula="of:=MOD([.E805]-[.$E$2];[.$H$2])+1+[.$E$2]" office:value-type="float" office:value="244" calcext:value-type="float">
            <text:p>244</text:p>
          </table:table-cell>
          <table:table-cell table:formula="of:=MOD([.F805]+1/[.$H$2];5)" office:value-type="float" office:value="3.3833333333333" calcext:value-type="float">
            <text:p>3,3833333333333</text:p>
          </table:table-cell>
          <table:table-cell table:formula="of:=IF([.F806]&lt;0.000001;[.G805]+2+1/[.$H$2];[.G805]+1/[.$H$2])" office:value-type="float" office:value="13.3833333333336" calcext:value-type="float">
            <text:p>13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7]))" office:value-type="date" office:date-value="2019-10-20T15:52:35.215384" calcext:value-type="date">
            <text:p>2019-10-20 15:52:35</text:p>
          </table:table-cell>
          <table:table-cell table:style-name="ce7" table:formula="of:=[.A807]" office:value-type="date" office:date-value="2019-10-20T15:52:35.215384" calcext:value-type="date">
            <text:p>2019-10-20 15:52:35</text:p>
          </table:table-cell>
          <table:table-cell table:formula="of:=TRUNC([.A807])" office:value-type="float" office:value="43758" calcext:value-type="float">
            <text:p>43758</text:p>
          </table:table-cell>
          <table:table-cell table:style-name="ce12" table:formula="of:=[.B807]-[.C807]" office:value-type="date" office:date-value="1899-12-30T15:52:35.21538443863" calcext:value-type="date">
            <text:p>12/30/99 03:52 PM</text:p>
          </table:table-cell>
          <table:table-cell table:formula="of:=MOD([.E806]-[.$E$2];[.$H$2])+1+[.$E$2]" office:value-type="float" office:value="245" calcext:value-type="float">
            <text:p>245</text:p>
          </table:table-cell>
          <table:table-cell table:formula="of:=MOD([.F806]+1/[.$H$2];5)" office:value-type="float" office:value="3.39999999999997" calcext:value-type="float">
            <text:p>3,39999999999997</text:p>
          </table:table-cell>
          <table:table-cell table:formula="of:=IF([.F807]&lt;0.000001;[.G806]+2+1/[.$H$2];[.G806]+1/[.$H$2])" office:value-type="float" office:value="13.4000000000002" calcext:value-type="float">
            <text:p>13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8]))" office:value-type="date" office:date-value="2019-10-20T15:44:45.633361" calcext:value-type="date">
            <text:p>2019-10-20 15:44:46</text:p>
          </table:table-cell>
          <table:table-cell table:style-name="ce7" table:formula="of:=[.A808]" office:value-type="date" office:date-value="2019-10-20T15:44:45.633361" calcext:value-type="date">
            <text:p>2019-10-20 15:44:46</text:p>
          </table:table-cell>
          <table:table-cell table:formula="of:=TRUNC([.A808])" office:value-type="float" office:value="43758" calcext:value-type="float">
            <text:p>43758</text:p>
          </table:table-cell>
          <table:table-cell table:style-name="ce12" table:formula="of:=[.B808]-[.C808]" office:value-type="date" office:date-value="1899-12-30T15:44:45.63336096704" calcext:value-type="date">
            <text:p>12/30/99 03:44 PM</text:p>
          </table:table-cell>
          <table:table-cell table:formula="of:=MOD([.E807]-[.$E$2];[.$H$2])+1+[.$E$2]" office:value-type="float" office:value="246" calcext:value-type="float">
            <text:p>246</text:p>
          </table:table-cell>
          <table:table-cell table:formula="of:=MOD([.F807]+1/[.$H$2];5)" office:value-type="float" office:value="3.41666666666663" calcext:value-type="float">
            <text:p>3,41666666666663</text:p>
          </table:table-cell>
          <table:table-cell table:formula="of:=IF([.F808]&lt;0.000001;[.G807]+2+1/[.$H$2];[.G807]+1/[.$H$2])" office:value-type="float" office:value="13.4166666666669" calcext:value-type="float">
            <text:p>13,4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9]))" office:value-type="date" office:date-value="2019-10-20T15:45:10.647281" calcext:value-type="date">
            <text:p>2019-10-20 15:45:11</text:p>
          </table:table-cell>
          <table:table-cell table:style-name="ce7" table:formula="of:=[.A809]" office:value-type="date" office:date-value="2019-10-20T15:45:10.647281" calcext:value-type="date">
            <text:p>2019-10-20 15:45:11</text:p>
          </table:table-cell>
          <table:table-cell table:formula="of:=TRUNC([.A809])" office:value-type="float" office:value="43758" calcext:value-type="float">
            <text:p>43758</text:p>
          </table:table-cell>
          <table:table-cell table:style-name="ce12" table:formula="of:=[.B809]-[.C809]" office:value-type="date" office:date-value="1899-12-30T15:45:10.64728118945" calcext:value-type="date">
            <text:p>12/30/99 03:45 PM</text:p>
          </table:table-cell>
          <table:table-cell table:formula="of:=MOD([.E808]-[.$E$2];[.$H$2])+1+[.$E$2]" office:value-type="float" office:value="247" calcext:value-type="float">
            <text:p>247</text:p>
          </table:table-cell>
          <table:table-cell table:formula="of:=MOD([.F808]+1/[.$H$2];5)" office:value-type="float" office:value="3.4333333333333" calcext:value-type="float">
            <text:p>3,4333333333333</text:p>
          </table:table-cell>
          <table:table-cell table:formula="of:=IF([.F809]&lt;0.000001;[.G808]+2+1/[.$H$2];[.G808]+1/[.$H$2])" office:value-type="float" office:value="13.4333333333336" calcext:value-type="float">
            <text:p>13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0]))" office:value-type="date" office:date-value="2019-10-20T15:43:36.240199" calcext:value-type="date">
            <text:p>2019-10-20 15:43:36</text:p>
          </table:table-cell>
          <table:table-cell table:style-name="ce7" table:formula="of:=[.A810]" office:value-type="date" office:date-value="2019-10-20T15:43:36.240199" calcext:value-type="date">
            <text:p>2019-10-20 15:43:36</text:p>
          </table:table-cell>
          <table:table-cell table:formula="of:=TRUNC([.A810])" office:value-type="float" office:value="43758" calcext:value-type="float">
            <text:p>43758</text:p>
          </table:table-cell>
          <table:table-cell table:style-name="ce12" table:formula="of:=[.B810]-[.C810]" office:value-type="date" office:date-value="1899-12-30T15:43:36.24019921292" calcext:value-type="date">
            <text:p>12/30/99 03:43 PM</text:p>
          </table:table-cell>
          <table:table-cell table:formula="of:=MOD([.E809]-[.$E$2];[.$H$2])+1+[.$E$2]" office:value-type="float" office:value="248" calcext:value-type="float">
            <text:p>248</text:p>
          </table:table-cell>
          <table:table-cell table:formula="of:=MOD([.F809]+1/[.$H$2];5)" office:value-type="float" office:value="3.44999999999997" calcext:value-type="float">
            <text:p>3,44999999999997</text:p>
          </table:table-cell>
          <table:table-cell table:formula="of:=IF([.F810]&lt;0.000001;[.G809]+2+1/[.$H$2];[.G809]+1/[.$H$2])" office:value-type="float" office:value="13.4500000000002" calcext:value-type="float">
            <text:p>13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1]))" office:value-type="date" office:date-value="2019-10-20T15:52:32.673063" calcext:value-type="date">
            <text:p>2019-10-20 15:52:33</text:p>
          </table:table-cell>
          <table:table-cell table:style-name="ce7" table:formula="of:=[.A811]" office:value-type="date" office:date-value="2019-10-20T15:52:32.673063" calcext:value-type="date">
            <text:p>2019-10-20 15:52:33</text:p>
          </table:table-cell>
          <table:table-cell table:formula="of:=TRUNC([.A811])" office:value-type="float" office:value="43758" calcext:value-type="float">
            <text:p>43758</text:p>
          </table:table-cell>
          <table:table-cell table:style-name="ce12" table:formula="of:=[.B811]-[.C811]" office:value-type="date" office:date-value="1899-12-30T15:52:32.67306331079" calcext:value-type="date">
            <text:p>12/30/99 03:52 PM</text:p>
          </table:table-cell>
          <table:table-cell table:formula="of:=MOD([.E810]-[.$E$2];[.$H$2])+1+[.$E$2]" office:value-type="float" office:value="249" calcext:value-type="float">
            <text:p>249</text:p>
          </table:table-cell>
          <table:table-cell table:formula="of:=MOD([.F810]+1/[.$H$2];5)" office:value-type="float" office:value="3.46666666666663" calcext:value-type="float">
            <text:p>3,46666666666663</text:p>
          </table:table-cell>
          <table:table-cell table:formula="of:=IF([.F811]&lt;0.000001;[.G810]+2+1/[.$H$2];[.G810]+1/[.$H$2])" office:value-type="float" office:value="13.4666666666669" calcext:value-type="float">
            <text:p>13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2]))" office:value-type="date" office:date-value="2019-10-20T15:21:06.340834" calcext:value-type="date">
            <text:p>2019-10-20 15:21:06</text:p>
          </table:table-cell>
          <table:table-cell table:style-name="ce7" table:formula="of:=[.A812]" office:value-type="date" office:date-value="2019-10-20T15:21:06.340834" calcext:value-type="date">
            <text:p>2019-10-20 15:21:06</text:p>
          </table:table-cell>
          <table:table-cell table:formula="of:=TRUNC([.A812])" office:value-type="float" office:value="43758" calcext:value-type="float">
            <text:p>43758</text:p>
          </table:table-cell>
          <table:table-cell table:style-name="ce12" table:formula="of:=[.B812]-[.C812]" office:value-type="date" office:date-value="1899-12-30T15:21:06.34083422832" calcext:value-type="date">
            <text:p>12/30/99 03:21 PM</text:p>
          </table:table-cell>
          <table:table-cell table:formula="of:=MOD([.E811]-[.$E$2];[.$H$2])+1+[.$E$2]" office:value-type="float" office:value="250" calcext:value-type="float">
            <text:p>250</text:p>
          </table:table-cell>
          <table:table-cell table:formula="of:=MOD([.F811]+1/[.$H$2];5)" office:value-type="float" office:value="3.4833333333333" calcext:value-type="float">
            <text:p>3,4833333333333</text:p>
          </table:table-cell>
          <table:table-cell table:formula="of:=IF([.F812]&lt;0.000001;[.G811]+2+1/[.$H$2];[.G811]+1/[.$H$2])" office:value-type="float" office:value="13.4833333333336" calcext:value-type="float">
            <text:p>13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3]))" office:value-type="date" office:date-value="2019-10-20T15:51:25.2633" calcext:value-type="date">
            <text:p>2019-10-20 15:51:25</text:p>
          </table:table-cell>
          <table:table-cell table:style-name="ce7" table:formula="of:=[.A813]" office:value-type="date" office:date-value="2019-10-20T15:51:25.2633" calcext:value-type="date">
            <text:p>2019-10-20 15:51:25</text:p>
          </table:table-cell>
          <table:table-cell table:formula="of:=TRUNC([.A813])" office:value-type="float" office:value="43758" calcext:value-type="float">
            <text:p>43758</text:p>
          </table:table-cell>
          <table:table-cell table:style-name="ce12" table:formula="of:=[.B813]-[.C813]" office:value-type="date" office:date-value="1899-12-30T15:51:25.26329956949" calcext:value-type="date">
            <text:p>12/30/99 03:51 PM</text:p>
          </table:table-cell>
          <table:table-cell table:formula="of:=MOD([.E812]-[.$E$2];[.$H$2])+1+[.$E$2]" office:value-type="float" office:value="251" calcext:value-type="float">
            <text:p>251</text:p>
          </table:table-cell>
          <table:table-cell table:formula="of:=MOD([.F812]+1/[.$H$2];5)" office:value-type="float" office:value="3.49999999999997" calcext:value-type="float">
            <text:p>3,49999999999997</text:p>
          </table:table-cell>
          <table:table-cell table:formula="of:=IF([.F813]&lt;0.000001;[.G812]+2+1/[.$H$2];[.G812]+1/[.$H$2])" office:value-type="float" office:value="13.5000000000003" calcext:value-type="float">
            <text:p>13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4]))" office:value-type="date" office:date-value="2019-10-20T15:42:05.362986" calcext:value-type="date">
            <text:p>2019-10-20 15:42:05</text:p>
          </table:table-cell>
          <table:table-cell table:style-name="ce7" table:formula="of:=[.A814]" office:value-type="date" office:date-value="2019-10-20T15:42:05.362986" calcext:value-type="date">
            <text:p>2019-10-20 15:42:05</text:p>
          </table:table-cell>
          <table:table-cell table:formula="of:=TRUNC([.A814])" office:value-type="float" office:value="43758" calcext:value-type="float">
            <text:p>43758</text:p>
          </table:table-cell>
          <table:table-cell table:style-name="ce12" table:formula="of:=[.B814]-[.C814]" office:value-type="date" office:date-value="1899-12-30T15:42:05.36298644263" calcext:value-type="date">
            <text:p>12/30/99 03:42 PM</text:p>
          </table:table-cell>
          <table:table-cell table:formula="of:=MOD([.E813]-[.$E$2];[.$H$2])+1+[.$E$2]" office:value-type="float" office:value="252" calcext:value-type="float">
            <text:p>252</text:p>
          </table:table-cell>
          <table:table-cell table:formula="of:=MOD([.F813]+1/[.$H$2];5)" office:value-type="float" office:value="3.51666666666663" calcext:value-type="float">
            <text:p>3,51666666666663</text:p>
          </table:table-cell>
          <table:table-cell table:formula="of:=IF([.F814]&lt;0.000001;[.G813]+2+1/[.$H$2];[.G813]+1/[.$H$2])" office:value-type="float" office:value="13.5166666666669" calcext:value-type="float">
            <text:p>13,5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5]))" office:value-type="date" office:date-value="2019-10-20T15:31:11.465355" calcext:value-type="date">
            <text:p>2019-10-20 15:31:11</text:p>
          </table:table-cell>
          <table:table-cell table:style-name="ce7" table:formula="of:=[.A815]" office:value-type="date" office:date-value="2019-10-20T15:31:11.465355" calcext:value-type="date">
            <text:p>2019-10-20 15:31:11</text:p>
          </table:table-cell>
          <table:table-cell table:formula="of:=TRUNC([.A815])" office:value-type="float" office:value="43758" calcext:value-type="float">
            <text:p>43758</text:p>
          </table:table-cell>
          <table:table-cell table:style-name="ce12" table:formula="of:=[.B815]-[.C815]" office:value-type="date" office:date-value="1899-12-30T15:31:11.46535513457" calcext:value-type="date">
            <text:p>12/30/99 03:31 PM</text:p>
          </table:table-cell>
          <table:table-cell table:formula="of:=MOD([.E814]-[.$E$2];[.$H$2])+1+[.$E$2]" office:value-type="float" office:value="253" calcext:value-type="float">
            <text:p>253</text:p>
          </table:table-cell>
          <table:table-cell table:formula="of:=MOD([.F814]+1/[.$H$2];5)" office:value-type="float" office:value="3.5333333333333" calcext:value-type="float">
            <text:p>3,5333333333333</text:p>
          </table:table-cell>
          <table:table-cell table:formula="of:=IF([.F815]&lt;0.000001;[.G814]+2+1/[.$H$2];[.G814]+1/[.$H$2])" office:value-type="float" office:value="13.5333333333336" calcext:value-type="float">
            <text:p>13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6]))" office:value-type="date" office:date-value="2019-10-20T15:41:45.867529" calcext:value-type="date">
            <text:p>2019-10-20 15:41:46</text:p>
          </table:table-cell>
          <table:table-cell table:style-name="ce7" table:formula="of:=[.A816]" office:value-type="date" office:date-value="2019-10-20T15:41:45.867529" calcext:value-type="date">
            <text:p>2019-10-20 15:41:46</text:p>
          </table:table-cell>
          <table:table-cell table:formula="of:=TRUNC([.A816])" office:value-type="float" office:value="43758" calcext:value-type="float">
            <text:p>43758</text:p>
          </table:table-cell>
          <table:table-cell table:style-name="ce12" table:formula="of:=[.B816]-[.C816]" office:value-type="date" office:date-value="1899-12-30T15:41:45.86752917152" calcext:value-type="date">
            <text:p>12/30/99 03:41 PM</text:p>
          </table:table-cell>
          <table:table-cell table:formula="of:=MOD([.E815]-[.$E$2];[.$H$2])+1+[.$E$2]" office:value-type="float" office:value="254" calcext:value-type="float">
            <text:p>254</text:p>
          </table:table-cell>
          <table:table-cell table:formula="of:=MOD([.F815]+1/[.$H$2];5)" office:value-type="float" office:value="3.54999999999997" calcext:value-type="float">
            <text:p>3,54999999999997</text:p>
          </table:table-cell>
          <table:table-cell table:formula="of:=IF([.F816]&lt;0.000001;[.G815]+2+1/[.$H$2];[.G815]+1/[.$H$2])" office:value-type="float" office:value="13.5500000000003" calcext:value-type="float">
            <text:p>13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7]))" office:value-type="date" office:date-value="2019-10-20T15:52:20.303128" calcext:value-type="date">
            <text:p>2019-10-20 15:52:20</text:p>
          </table:table-cell>
          <table:table-cell table:style-name="ce7" table:formula="of:=[.A817]" office:value-type="date" office:date-value="2019-10-20T15:52:20.303128" calcext:value-type="date">
            <text:p>2019-10-20 15:52:20</text:p>
          </table:table-cell>
          <table:table-cell table:formula="of:=TRUNC([.A817])" office:value-type="float" office:value="43758" calcext:value-type="float">
            <text:p>43758</text:p>
          </table:table-cell>
          <table:table-cell table:style-name="ce12" table:formula="of:=[.B817]-[.C817]" office:value-type="date" office:date-value="1899-12-30T15:52:20.3031275142" calcext:value-type="date">
            <text:p>12/30/99 03:52 PM</text:p>
          </table:table-cell>
          <table:table-cell table:formula="of:=MOD([.E816]-[.$E$2];[.$H$2])+1+[.$E$2]" office:value-type="float" office:value="255" calcext:value-type="float">
            <text:p>255</text:p>
          </table:table-cell>
          <table:table-cell table:formula="of:=MOD([.F816]+1/[.$H$2];5)" office:value-type="float" office:value="3.56666666666663" calcext:value-type="float">
            <text:p>3,56666666666663</text:p>
          </table:table-cell>
          <table:table-cell table:formula="of:=IF([.F817]&lt;0.000001;[.G816]+2+1/[.$H$2];[.G816]+1/[.$H$2])" office:value-type="float" office:value="13.5666666666669" calcext:value-type="float">
            <text:p>13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8]))" office:value-type="date" office:date-value="2019-10-20T15:57:43.647447" calcext:value-type="date">
            <text:p>2019-10-20 15:57:44</text:p>
          </table:table-cell>
          <table:table-cell table:style-name="ce7" table:formula="of:=[.A818]" office:value-type="date" office:date-value="2019-10-20T15:57:43.647447" calcext:value-type="date">
            <text:p>2019-10-20 15:57:44</text:p>
          </table:table-cell>
          <table:table-cell table:formula="of:=TRUNC([.A818])" office:value-type="float" office:value="43758" calcext:value-type="float">
            <text:p>43758</text:p>
          </table:table-cell>
          <table:table-cell table:style-name="ce12" table:formula="of:=[.B818]-[.C818]" office:value-type="date" office:date-value="1899-12-30T15:57:43.64744715393" calcext:value-type="date">
            <text:p>12/30/99 03:57 PM</text:p>
          </table:table-cell>
          <table:table-cell table:formula="of:=MOD([.E817]-[.$E$2];[.$H$2])+1+[.$E$2]" office:value-type="float" office:value="256" calcext:value-type="float">
            <text:p>256</text:p>
          </table:table-cell>
          <table:table-cell table:formula="of:=MOD([.F817]+1/[.$H$2];5)" office:value-type="float" office:value="3.5833333333333" calcext:value-type="float">
            <text:p>3,5833333333333</text:p>
          </table:table-cell>
          <table:table-cell table:formula="of:=IF([.F818]&lt;0.000001;[.G817]+2+1/[.$H$2];[.G817]+1/[.$H$2])" office:value-type="float" office:value="13.5833333333336" calcext:value-type="float">
            <text:p>13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9]))" office:value-type="date" office:date-value="2019-10-20T15:27:55.753996" calcext:value-type="date">
            <text:p>2019-10-20 15:27:56</text:p>
          </table:table-cell>
          <table:table-cell table:style-name="ce7" table:formula="of:=[.A819]" office:value-type="date" office:date-value="2019-10-20T15:27:55.753996" calcext:value-type="date">
            <text:p>2019-10-20 15:27:56</text:p>
          </table:table-cell>
          <table:table-cell table:formula="of:=TRUNC([.A819])" office:value-type="float" office:value="43758" calcext:value-type="float">
            <text:p>43758</text:p>
          </table:table-cell>
          <table:table-cell table:style-name="ce12" table:formula="of:=[.B819]-[.C819]" office:value-type="date" office:date-value="1899-12-30T15:27:55.75399589259" calcext:value-type="date">
            <text:p>12/30/99 03:27 PM</text:p>
          </table:table-cell>
          <table:table-cell table:formula="of:=MOD([.E818]-[.$E$2];[.$H$2])+1+[.$E$2]" office:value-type="float" office:value="257" calcext:value-type="float">
            <text:p>257</text:p>
          </table:table-cell>
          <table:table-cell table:formula="of:=MOD([.F818]+1/[.$H$2];5)" office:value-type="float" office:value="3.59999999999997" calcext:value-type="float">
            <text:p>3,59999999999997</text:p>
          </table:table-cell>
          <table:table-cell table:formula="of:=IF([.F819]&lt;0.000001;[.G818]+2+1/[.$H$2];[.G818]+1/[.$H$2])" office:value-type="float" office:value="13.6000000000003" calcext:value-type="float">
            <text:p>13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0]))" office:value-type="date" office:date-value="2019-10-20T15:46:59.762619" calcext:value-type="date">
            <text:p>2019-10-20 15:47:00</text:p>
          </table:table-cell>
          <table:table-cell table:style-name="ce7" table:formula="of:=[.A820]" office:value-type="date" office:date-value="2019-10-20T15:46:59.762619" calcext:value-type="date">
            <text:p>2019-10-20 15:47:00</text:p>
          </table:table-cell>
          <table:table-cell table:formula="of:=TRUNC([.A820])" office:value-type="float" office:value="43758" calcext:value-type="float">
            <text:p>43758</text:p>
          </table:table-cell>
          <table:table-cell table:style-name="ce12" table:formula="of:=[.B820]-[.C820]" office:value-type="date" office:date-value="1899-12-30T15:46:59.76261923555" calcext:value-type="date">
            <text:p>12/30/99 03:47 PM</text:p>
          </table:table-cell>
          <table:table-cell table:formula="of:=MOD([.E819]-[.$E$2];[.$H$2])+1+[.$E$2]" office:value-type="float" office:value="258" calcext:value-type="float">
            <text:p>258</text:p>
          </table:table-cell>
          <table:table-cell table:formula="of:=MOD([.F819]+1/[.$H$2];5)" office:value-type="float" office:value="3.61666666666663" calcext:value-type="float">
            <text:p>3,61666666666663</text:p>
          </table:table-cell>
          <table:table-cell table:formula="of:=IF([.F820]&lt;0.000001;[.G819]+2+1/[.$H$2];[.G819]+1/[.$H$2])" office:value-type="float" office:value="13.6166666666669" calcext:value-type="float">
            <text:p>13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1]))" office:value-type="date" office:date-value="2019-10-20T15:26:45.719407" calcext:value-type="date">
            <text:p>2019-10-20 15:26:46</text:p>
          </table:table-cell>
          <table:table-cell table:style-name="ce7" table:formula="of:=[.A821]" office:value-type="date" office:date-value="2019-10-20T15:26:45.719407" calcext:value-type="date">
            <text:p>2019-10-20 15:26:46</text:p>
          </table:table-cell>
          <table:table-cell table:formula="of:=TRUNC([.A821])" office:value-type="float" office:value="43758" calcext:value-type="float">
            <text:p>43758</text:p>
          </table:table-cell>
          <table:table-cell table:style-name="ce12" table:formula="of:=[.B821]-[.C821]" office:value-type="date" office:date-value="1899-12-30T15:26:45.71940669324" calcext:value-type="date">
            <text:p>12/30/99 03:26 PM</text:p>
          </table:table-cell>
          <table:table-cell table:formula="of:=MOD([.E820]-[.$E$2];[.$H$2])+1+[.$E$2]" office:value-type="float" office:value="259" calcext:value-type="float">
            <text:p>259</text:p>
          </table:table-cell>
          <table:table-cell table:formula="of:=MOD([.F820]+1/[.$H$2];5)" office:value-type="float" office:value="3.6333333333333" calcext:value-type="float">
            <text:p>3,6333333333333</text:p>
          </table:table-cell>
          <table:table-cell table:formula="of:=IF([.F821]&lt;0.000001;[.G820]+2+1/[.$H$2];[.G820]+1/[.$H$2])" office:value-type="float" office:value="13.6333333333336" calcext:value-type="float">
            <text:p>13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2]))" office:value-type="date" office:date-value="2019-10-20T16:01:50.381907" calcext:value-type="date">
            <text:p>2019-10-20 16:01:50</text:p>
          </table:table-cell>
          <table:table-cell table:style-name="ce7" table:formula="of:=[.A822]" office:value-type="date" office:date-value="2019-10-20T16:01:50.381907" calcext:value-type="date">
            <text:p>2019-10-20 16:01:50</text:p>
          </table:table-cell>
          <table:table-cell table:formula="of:=TRUNC([.A822])" office:value-type="float" office:value="43758" calcext:value-type="float">
            <text:p>43758</text:p>
          </table:table-cell>
          <table:table-cell table:style-name="ce12" table:formula="of:=[.B822]-[.C822]" office:value-type="date" office:date-value="1899-12-30T16:01:50.38190710824" calcext:value-type="date">
            <text:p>12/30/99 04:01 PM</text:p>
          </table:table-cell>
          <table:table-cell table:formula="of:=MOD([.E821]-[.$E$2];[.$H$2])+1+[.$E$2]" office:value-type="float" office:value="260" calcext:value-type="float">
            <text:p>260</text:p>
          </table:table-cell>
          <table:table-cell table:formula="of:=MOD([.F821]+1/[.$H$2];5)" office:value-type="float" office:value="3.64999999999997" calcext:value-type="float">
            <text:p>3,64999999999997</text:p>
          </table:table-cell>
          <table:table-cell table:formula="of:=IF([.F822]&lt;0.000001;[.G821]+2+1/[.$H$2];[.G821]+1/[.$H$2])" office:value-type="float" office:value="13.6500000000003" calcext:value-type="float">
            <text:p>13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3]))" office:value-type="date" office:date-value="2019-10-20T15:26:33.229186" calcext:value-type="date">
            <text:p>2019-10-20 15:26:33</text:p>
          </table:table-cell>
          <table:table-cell table:style-name="ce7" table:formula="of:=[.A823]" office:value-type="date" office:date-value="2019-10-20T15:26:33.229186" calcext:value-type="date">
            <text:p>2019-10-20 15:26:33</text:p>
          </table:table-cell>
          <table:table-cell table:formula="of:=TRUNC([.A823])" office:value-type="float" office:value="43758" calcext:value-type="float">
            <text:p>43758</text:p>
          </table:table-cell>
          <table:table-cell table:style-name="ce12" table:formula="of:=[.B823]-[.C823]" office:value-type="date" office:date-value="1899-12-30T15:26:33.22918639518" calcext:value-type="date">
            <text:p>12/30/99 03:26 PM</text:p>
          </table:table-cell>
          <table:table-cell table:formula="of:=MOD([.E822]-[.$E$2];[.$H$2])+1+[.$E$2]" office:value-type="float" office:value="261" calcext:value-type="float">
            <text:p>261</text:p>
          </table:table-cell>
          <table:table-cell table:formula="of:=MOD([.F822]+1/[.$H$2];5)" office:value-type="float" office:value="3.66666666666663" calcext:value-type="float">
            <text:p>3,66666666666663</text:p>
          </table:table-cell>
          <table:table-cell table:formula="of:=IF([.F823]&lt;0.000001;[.G822]+2+1/[.$H$2];[.G822]+1/[.$H$2])" office:value-type="float" office:value="13.6666666666669" calcext:value-type="float">
            <text:p>13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4]))" office:value-type="date" office:date-value="2019-10-20T15:51:40.201126" calcext:value-type="date">
            <text:p>2019-10-20 15:51:40</text:p>
          </table:table-cell>
          <table:table-cell table:style-name="ce7" table:formula="of:=[.A824]" office:value-type="date" office:date-value="2019-10-20T15:51:40.201126" calcext:value-type="date">
            <text:p>2019-10-20 15:51:40</text:p>
          </table:table-cell>
          <table:table-cell table:formula="of:=TRUNC([.A824])" office:value-type="float" office:value="43758" calcext:value-type="float">
            <text:p>43758</text:p>
          </table:table-cell>
          <table:table-cell table:style-name="ce12" table:formula="of:=[.B824]-[.C824]" office:value-type="date" office:date-value="1899-12-30T15:51:40.20112590864" calcext:value-type="date">
            <text:p>12/30/99 03:51 PM</text:p>
          </table:table-cell>
          <table:table-cell table:formula="of:=MOD([.E823]-[.$E$2];[.$H$2])+1+[.$E$2]" office:value-type="float" office:value="262" calcext:value-type="float">
            <text:p>262</text:p>
          </table:table-cell>
          <table:table-cell table:formula="of:=MOD([.F823]+1/[.$H$2];5)" office:value-type="float" office:value="3.6833333333333" calcext:value-type="float">
            <text:p>3,6833333333333</text:p>
          </table:table-cell>
          <table:table-cell table:formula="of:=IF([.F824]&lt;0.000001;[.G823]+2+1/[.$H$2];[.G823]+1/[.$H$2])" office:value-type="float" office:value="13.6833333333336" calcext:value-type="float">
            <text:p>13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5]))" office:value-type="date" office:date-value="2019-10-20T15:36:06.723279" calcext:value-type="date">
            <text:p>2019-10-20 15:36:07</text:p>
          </table:table-cell>
          <table:table-cell table:style-name="ce7" table:formula="of:=[.A825]" office:value-type="date" office:date-value="2019-10-20T15:36:06.723279" calcext:value-type="date">
            <text:p>2019-10-20 15:36:07</text:p>
          </table:table-cell>
          <table:table-cell table:formula="of:=TRUNC([.A825])" office:value-type="float" office:value="43758" calcext:value-type="float">
            <text:p>43758</text:p>
          </table:table-cell>
          <table:table-cell table:style-name="ce12" table:formula="of:=[.B825]-[.C825]" office:value-type="date" office:date-value="1899-12-30T15:36:06.72327888664" calcext:value-type="date">
            <text:p>12/30/99 03:36 PM</text:p>
          </table:table-cell>
          <table:table-cell table:formula="of:=MOD([.E824]-[.$E$2];[.$H$2])+1+[.$E$2]" office:value-type="float" office:value="263" calcext:value-type="float">
            <text:p>263</text:p>
          </table:table-cell>
          <table:table-cell table:formula="of:=MOD([.F824]+1/[.$H$2];5)" office:value-type="float" office:value="3.69999999999997" calcext:value-type="float">
            <text:p>3,69999999999997</text:p>
          </table:table-cell>
          <table:table-cell table:formula="of:=IF([.F825]&lt;0.000001;[.G824]+2+1/[.$H$2];[.G824]+1/[.$H$2])" office:value-type="float" office:value="13.7000000000003" calcext:value-type="float">
            <text:p>13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6]))" office:value-type="date" office:date-value="2019-10-20T15:54:54.916036" calcext:value-type="date">
            <text:p>2019-10-20 15:54:55</text:p>
          </table:table-cell>
          <table:table-cell table:style-name="ce7" table:formula="of:=[.A826]" office:value-type="date" office:date-value="2019-10-20T15:54:54.916036" calcext:value-type="date">
            <text:p>2019-10-20 15:54:55</text:p>
          </table:table-cell>
          <table:table-cell table:formula="of:=TRUNC([.A826])" office:value-type="float" office:value="43758" calcext:value-type="float">
            <text:p>43758</text:p>
          </table:table-cell>
          <table:table-cell table:style-name="ce12" table:formula="of:=[.B826]-[.C826]" office:value-type="date" office:date-value="1899-12-30T15:54:54.91603611968" calcext:value-type="date">
            <text:p>12/30/99 03:54 PM</text:p>
          </table:table-cell>
          <table:table-cell table:formula="of:=MOD([.E825]-[.$E$2];[.$H$2])+1+[.$E$2]" office:value-type="float" office:value="264" calcext:value-type="float">
            <text:p>264</text:p>
          </table:table-cell>
          <table:table-cell table:formula="of:=MOD([.F825]+1/[.$H$2];5)" office:value-type="float" office:value="3.71666666666663" calcext:value-type="float">
            <text:p>3,71666666666663</text:p>
          </table:table-cell>
          <table:table-cell table:formula="of:=IF([.F826]&lt;0.000001;[.G825]+2+1/[.$H$2];[.G825]+1/[.$H$2])" office:value-type="float" office:value="13.7166666666669" calcext:value-type="float">
            <text:p>13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7]))" office:value-type="date" office:date-value="2019-10-20T15:28:37.643835" calcext:value-type="date">
            <text:p>2019-10-20 15:28:38</text:p>
          </table:table-cell>
          <table:table-cell table:style-name="ce7" table:formula="of:=[.A827]" office:value-type="date" office:date-value="2019-10-20T15:28:37.643835" calcext:value-type="date">
            <text:p>2019-10-20 15:28:38</text:p>
          </table:table-cell>
          <table:table-cell table:formula="of:=TRUNC([.A827])" office:value-type="float" office:value="43758" calcext:value-type="float">
            <text:p>43758</text:p>
          </table:table-cell>
          <table:table-cell table:style-name="ce12" table:formula="of:=[.B827]-[.C827]" office:value-type="date" office:date-value="1899-12-30T15:28:37.6438348135" calcext:value-type="date">
            <text:p>12/30/99 03:28 PM</text:p>
          </table:table-cell>
          <table:table-cell table:formula="of:=MOD([.E826]-[.$E$2];[.$H$2])+1+[.$E$2]" office:value-type="float" office:value="265" calcext:value-type="float">
            <text:p>265</text:p>
          </table:table-cell>
          <table:table-cell table:formula="of:=MOD([.F826]+1/[.$H$2];5)" office:value-type="float" office:value="3.7333333333333" calcext:value-type="float">
            <text:p>3,7333333333333</text:p>
          </table:table-cell>
          <table:table-cell table:formula="of:=IF([.F827]&lt;0.000001;[.G826]+2+1/[.$H$2];[.G826]+1/[.$H$2])" office:value-type="float" office:value="13.7333333333336" calcext:value-type="float">
            <text:p>13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8]))" office:value-type="date" office:date-value="2019-10-20T15:38:56.11505" calcext:value-type="date">
            <text:p>2019-10-20 15:38:56</text:p>
          </table:table-cell>
          <table:table-cell table:style-name="ce7" table:formula="of:=[.A828]" office:value-type="date" office:date-value="2019-10-20T15:38:56.11505" calcext:value-type="date">
            <text:p>2019-10-20 15:38:56</text:p>
          </table:table-cell>
          <table:table-cell table:formula="of:=TRUNC([.A828])" office:value-type="float" office:value="43758" calcext:value-type="float">
            <text:p>43758</text:p>
          </table:table-cell>
          <table:table-cell table:style-name="ce12" table:formula="of:=[.B828]-[.C828]" office:value-type="date" office:date-value="1899-12-30T15:38:56.11505019944" calcext:value-type="date">
            <text:p>12/30/99 03:38 PM</text:p>
          </table:table-cell>
          <table:table-cell table:formula="of:=MOD([.E827]-[.$E$2];[.$H$2])+1+[.$E$2]" office:value-type="float" office:value="266" calcext:value-type="float">
            <text:p>266</text:p>
          </table:table-cell>
          <table:table-cell table:formula="of:=MOD([.F827]+1/[.$H$2];5)" office:value-type="float" office:value="3.74999999999997" calcext:value-type="float">
            <text:p>3,74999999999997</text:p>
          </table:table-cell>
          <table:table-cell table:formula="of:=IF([.F828]&lt;0.000001;[.G827]+2+1/[.$H$2];[.G827]+1/[.$H$2])" office:value-type="float" office:value="13.7500000000003" calcext:value-type="float">
            <text:p>13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9]))" office:value-type="date" office:date-value="2019-10-20T15:43:14.633182" calcext:value-type="date">
            <text:p>2019-10-20 15:43:15</text:p>
          </table:table-cell>
          <table:table-cell table:style-name="ce7" table:formula="of:=[.A829]" office:value-type="date" office:date-value="2019-10-20T15:43:14.633182" calcext:value-type="date">
            <text:p>2019-10-20 15:43:15</text:p>
          </table:table-cell>
          <table:table-cell table:formula="of:=TRUNC([.A829])" office:value-type="float" office:value="43758" calcext:value-type="float">
            <text:p>43758</text:p>
          </table:table-cell>
          <table:table-cell table:style-name="ce12" table:formula="of:=[.B829]-[.C829]" office:value-type="date" office:date-value="1899-12-30T15:43:14.63318190537" calcext:value-type="date">
            <text:p>12/30/99 03:43 PM</text:p>
          </table:table-cell>
          <table:table-cell table:formula="of:=MOD([.E828]-[.$E$2];[.$H$2])+1+[.$E$2]" office:value-type="float" office:value="267" calcext:value-type="float">
            <text:p>267</text:p>
          </table:table-cell>
          <table:table-cell table:formula="of:=MOD([.F828]+1/[.$H$2];5)" office:value-type="float" office:value="3.76666666666663" calcext:value-type="float">
            <text:p>3,76666666666663</text:p>
          </table:table-cell>
          <table:table-cell table:formula="of:=IF([.F829]&lt;0.000001;[.G828]+2+1/[.$H$2];[.G828]+1/[.$H$2])" office:value-type="float" office:value="13.7666666666669" calcext:value-type="float">
            <text:p>13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0]))" office:value-type="date" office:date-value="2019-10-20T15:36:54.894268" calcext:value-type="date">
            <text:p>2019-10-20 15:36:55</text:p>
          </table:table-cell>
          <table:table-cell table:style-name="ce7" table:formula="of:=[.A830]" office:value-type="date" office:date-value="2019-10-20T15:36:54.894268" calcext:value-type="date">
            <text:p>2019-10-20 15:36:55</text:p>
          </table:table-cell>
          <table:table-cell table:formula="of:=TRUNC([.A830])" office:value-type="float" office:value="43758" calcext:value-type="float">
            <text:p>43758</text:p>
          </table:table-cell>
          <table:table-cell table:style-name="ce12" table:formula="of:=[.B830]-[.C830]" office:value-type="date" office:date-value="1899-12-30T15:36:54.89426835906" calcext:value-type="date">
            <text:p>12/30/99 03:36 PM</text:p>
          </table:table-cell>
          <table:table-cell table:formula="of:=MOD([.E829]-[.$E$2];[.$H$2])+1+[.$E$2]" office:value-type="float" office:value="268" calcext:value-type="float">
            <text:p>268</text:p>
          </table:table-cell>
          <table:table-cell table:formula="of:=MOD([.F829]+1/[.$H$2];5)" office:value-type="float" office:value="3.7833333333333" calcext:value-type="float">
            <text:p>3,7833333333333</text:p>
          </table:table-cell>
          <table:table-cell table:formula="of:=IF([.F830]&lt;0.000001;[.G829]+2+1/[.$H$2];[.G829]+1/[.$H$2])" office:value-type="float" office:value="13.7833333333336" calcext:value-type="float">
            <text:p>13,7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1]))" office:value-type="date" office:date-value="2019-10-20T15:39:17.111787" calcext:value-type="date">
            <text:p>2019-10-20 15:39:17</text:p>
          </table:table-cell>
          <table:table-cell table:style-name="ce7" table:formula="of:=[.A831]" office:value-type="date" office:date-value="2019-10-20T15:39:17.111787" calcext:value-type="date">
            <text:p>2019-10-20 15:39:17</text:p>
          </table:table-cell>
          <table:table-cell table:formula="of:=TRUNC([.A831])" office:value-type="float" office:value="43758" calcext:value-type="float">
            <text:p>43758</text:p>
          </table:table-cell>
          <table:table-cell table:style-name="ce12" table:formula="of:=[.B831]-[.C831]" office:value-type="date" office:date-value="1899-12-30T15:39:17.11178679485" calcext:value-type="date">
            <text:p>12/30/99 03:39 PM</text:p>
          </table:table-cell>
          <table:table-cell table:formula="of:=MOD([.E830]-[.$E$2];[.$H$2])+1+[.$E$2]" office:value-type="float" office:value="269" calcext:value-type="float">
            <text:p>269</text:p>
          </table:table-cell>
          <table:table-cell table:formula="of:=MOD([.F830]+1/[.$H$2];5)" office:value-type="float" office:value="3.79999999999997" calcext:value-type="float">
            <text:p>3,79999999999997</text:p>
          </table:table-cell>
          <table:table-cell table:formula="of:=IF([.F831]&lt;0.000001;[.G830]+2+1/[.$H$2];[.G830]+1/[.$H$2])" office:value-type="float" office:value="13.8000000000003" calcext:value-type="float">
            <text:p>13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2]))" office:value-type="date" office:date-value="2019-10-20T15:35:42.378539" calcext:value-type="date">
            <text:p>2019-10-20 15:35:42</text:p>
          </table:table-cell>
          <table:table-cell table:style-name="ce7" table:formula="of:=[.A832]" office:value-type="date" office:date-value="2019-10-20T15:35:42.378539" calcext:value-type="date">
            <text:p>2019-10-20 15:35:42</text:p>
          </table:table-cell>
          <table:table-cell table:formula="of:=TRUNC([.A832])" office:value-type="float" office:value="43758" calcext:value-type="float">
            <text:p>43758</text:p>
          </table:table-cell>
          <table:table-cell table:style-name="ce12" table:formula="of:=[.B832]-[.C832]" office:value-type="date" office:date-value="1899-12-30T15:35:42.3785388004" calcext:value-type="date">
            <text:p>12/30/99 03:35 PM</text:p>
          </table:table-cell>
          <table:table-cell table:formula="of:=MOD([.E831]-[.$E$2];[.$H$2])+1+[.$E$2]" office:value-type="float" office:value="270" calcext:value-type="float">
            <text:p>270</text:p>
          </table:table-cell>
          <table:table-cell table:formula="of:=MOD([.F831]+1/[.$H$2];5)" office:value-type="float" office:value="3.81666666666663" calcext:value-type="float">
            <text:p>3,81666666666663</text:p>
          </table:table-cell>
          <table:table-cell table:formula="of:=IF([.F832]&lt;0.000001;[.G831]+2+1/[.$H$2];[.G831]+1/[.$H$2])" office:value-type="float" office:value="13.8166666666669" calcext:value-type="float">
            <text:p>13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3]))" office:value-type="date" office:date-value="2019-10-20T15:41:32.279885" calcext:value-type="date">
            <text:p>2019-10-20 15:41:32</text:p>
          </table:table-cell>
          <table:table-cell table:style-name="ce7" table:formula="of:=[.A833]" office:value-type="date" office:date-value="2019-10-20T15:41:32.279885" calcext:value-type="date">
            <text:p>2019-10-20 15:41:32</text:p>
          </table:table-cell>
          <table:table-cell table:formula="of:=TRUNC([.A833])" office:value-type="float" office:value="43758" calcext:value-type="float">
            <text:p>43758</text:p>
          </table:table-cell>
          <table:table-cell table:style-name="ce12" table:formula="of:=[.B833]-[.C833]" office:value-type="date" office:date-value="1899-12-30T15:41:32.27988536004" calcext:value-type="date">
            <text:p>12/30/99 03:41 PM</text:p>
          </table:table-cell>
          <table:table-cell table:formula="of:=MOD([.E832]-[.$E$2];[.$H$2])+1+[.$E$2]" office:value-type="float" office:value="271" calcext:value-type="float">
            <text:p>271</text:p>
          </table:table-cell>
          <table:table-cell table:formula="of:=MOD([.F832]+1/[.$H$2];5)" office:value-type="float" office:value="3.8333333333333" calcext:value-type="float">
            <text:p>3,8333333333333</text:p>
          </table:table-cell>
          <table:table-cell table:formula="of:=IF([.F833]&lt;0.000001;[.G832]+2+1/[.$H$2];[.G832]+1/[.$H$2])" office:value-type="float" office:value="13.8333333333336" calcext:value-type="float">
            <text:p>13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4]))" office:value-type="date" office:date-value="2019-10-20T15:45:09.527636" calcext:value-type="date">
            <text:p>2019-10-20 15:45:10</text:p>
          </table:table-cell>
          <table:table-cell table:style-name="ce7" table:formula="of:=[.A834]" office:value-type="date" office:date-value="2019-10-20T15:45:09.527636" calcext:value-type="date">
            <text:p>2019-10-20 15:45:10</text:p>
          </table:table-cell>
          <table:table-cell table:formula="of:=TRUNC([.A834])" office:value-type="float" office:value="43758" calcext:value-type="float">
            <text:p>43758</text:p>
          </table:table-cell>
          <table:table-cell table:style-name="ce12" table:formula="of:=[.B834]-[.C834]" office:value-type="date" office:date-value="1899-12-30T15:45:09.52763578389" calcext:value-type="date">
            <text:p>12/30/99 03:45 PM</text:p>
          </table:table-cell>
          <table:table-cell table:formula="of:=MOD([.E833]-[.$E$2];[.$H$2])+1+[.$E$2]" office:value-type="float" office:value="272" calcext:value-type="float">
            <text:p>272</text:p>
          </table:table-cell>
          <table:table-cell table:formula="of:=MOD([.F833]+1/[.$H$2];5)" office:value-type="float" office:value="3.84999999999997" calcext:value-type="float">
            <text:p>3,84999999999997</text:p>
          </table:table-cell>
          <table:table-cell table:formula="of:=IF([.F834]&lt;0.000001;[.G833]+2+1/[.$H$2];[.G833]+1/[.$H$2])" office:value-type="float" office:value="13.8500000000003" calcext:value-type="float">
            <text:p>13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5]))" office:value-type="date" office:date-value="2019-10-20T15:43:22.396957" calcext:value-type="date">
            <text:p>2019-10-20 15:43:22</text:p>
          </table:table-cell>
          <table:table-cell table:style-name="ce7" table:formula="of:=[.A835]" office:value-type="date" office:date-value="2019-10-20T15:43:22.396957" calcext:value-type="date">
            <text:p>2019-10-20 15:43:22</text:p>
          </table:table-cell>
          <table:table-cell table:formula="of:=TRUNC([.A835])" office:value-type="float" office:value="43758" calcext:value-type="float">
            <text:p>43758</text:p>
          </table:table-cell>
          <table:table-cell table:style-name="ce12" table:formula="of:=[.B835]-[.C835]" office:value-type="date" office:date-value="1899-12-30T15:43:22.39695680793" calcext:value-type="date">
            <text:p>12/30/99 03:43 PM</text:p>
          </table:table-cell>
          <table:table-cell table:formula="of:=MOD([.E834]-[.$E$2];[.$H$2])+1+[.$E$2]" office:value-type="float" office:value="273" calcext:value-type="float">
            <text:p>273</text:p>
          </table:table-cell>
          <table:table-cell table:formula="of:=MOD([.F834]+1/[.$H$2];5)" office:value-type="float" office:value="3.86666666666663" calcext:value-type="float">
            <text:p>3,86666666666663</text:p>
          </table:table-cell>
          <table:table-cell table:formula="of:=IF([.F835]&lt;0.000001;[.G834]+2+1/[.$H$2];[.G834]+1/[.$H$2])" office:value-type="float" office:value="13.8666666666669" calcext:value-type="float">
            <text:p>13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6]))" office:value-type="date" office:date-value="2019-10-20T15:51:06.134999" calcext:value-type="date">
            <text:p>2019-10-20 15:51:06</text:p>
          </table:table-cell>
          <table:table-cell table:style-name="ce7" table:formula="of:=[.A836]" office:value-type="date" office:date-value="2019-10-20T15:51:06.134999" calcext:value-type="date">
            <text:p>2019-10-20 15:51:06</text:p>
          </table:table-cell>
          <table:table-cell table:formula="of:=TRUNC([.A836])" office:value-type="float" office:value="43758" calcext:value-type="float">
            <text:p>43758</text:p>
          </table:table-cell>
          <table:table-cell table:style-name="ce12" table:formula="of:=[.B836]-[.C836]" office:value-type="date" office:date-value="1899-12-30T15:51:06.13499857485" calcext:value-type="date">
            <text:p>12/30/99 03:51 PM</text:p>
          </table:table-cell>
          <table:table-cell table:formula="of:=MOD([.E835]-[.$E$2];[.$H$2])+1+[.$E$2]" office:value-type="float" office:value="274" calcext:value-type="float">
            <text:p>274</text:p>
          </table:table-cell>
          <table:table-cell table:formula="of:=MOD([.F835]+1/[.$H$2];5)" office:value-type="float" office:value="3.8833333333333" calcext:value-type="float">
            <text:p>3,8833333333333</text:p>
          </table:table-cell>
          <table:table-cell table:formula="of:=IF([.F836]&lt;0.000001;[.G835]+2+1/[.$H$2];[.G835]+1/[.$H$2])" office:value-type="float" office:value="13.8833333333336" calcext:value-type="float">
            <text:p>13,8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7]))" office:value-type="date" office:date-value="2019-10-20T15:34:52.221621" calcext:value-type="date">
            <text:p>2019-10-20 15:34:52</text:p>
          </table:table-cell>
          <table:table-cell table:style-name="ce7" table:formula="of:=[.A837]" office:value-type="date" office:date-value="2019-10-20T15:34:52.221621" calcext:value-type="date">
            <text:p>2019-10-20 15:34:52</text:p>
          </table:table-cell>
          <table:table-cell table:formula="of:=TRUNC([.A837])" office:value-type="float" office:value="43758" calcext:value-type="float">
            <text:p>43758</text:p>
          </table:table-cell>
          <table:table-cell table:style-name="ce12" table:formula="of:=[.B837]-[.C837]" office:value-type="date" office:date-value="1899-12-30T15:34:52.22162102815" calcext:value-type="date">
            <text:p>12/30/99 03:34 PM</text:p>
          </table:table-cell>
          <table:table-cell table:formula="of:=MOD([.E836]-[.$E$2];[.$H$2])+1+[.$E$2]" office:value-type="float" office:value="275" calcext:value-type="float">
            <text:p>275</text:p>
          </table:table-cell>
          <table:table-cell table:formula="of:=MOD([.F836]+1/[.$H$2];5)" office:value-type="float" office:value="3.89999999999997" calcext:value-type="float">
            <text:p>3,89999999999997</text:p>
          </table:table-cell>
          <table:table-cell table:formula="of:=IF([.F837]&lt;0.000001;[.G836]+2+1/[.$H$2];[.G836]+1/[.$H$2])" office:value-type="float" office:value="13.9000000000003" calcext:value-type="float">
            <text:p>13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8]))" office:value-type="date" office:date-value="2019-10-20T15:41:56.023769" calcext:value-type="date">
            <text:p>2019-10-20 15:41:56</text:p>
          </table:table-cell>
          <table:table-cell table:style-name="ce7" table:formula="of:=[.A838]" office:value-type="date" office:date-value="2019-10-20T15:41:56.023769" calcext:value-type="date">
            <text:p>2019-10-20 15:41:56</text:p>
          </table:table-cell>
          <table:table-cell table:formula="of:=TRUNC([.A838])" office:value-type="float" office:value="43758" calcext:value-type="float">
            <text:p>43758</text:p>
          </table:table-cell>
          <table:table-cell table:style-name="ce12" table:formula="of:=[.B838]-[.C838]" office:value-type="date" office:date-value="1899-12-30T15:41:56.02376934607" calcext:value-type="date">
            <text:p>12/30/99 03:41 PM</text:p>
          </table:table-cell>
          <table:table-cell table:formula="of:=MOD([.E837]-[.$E$2];[.$H$2])+1+[.$E$2]" office:value-type="float" office:value="276" calcext:value-type="float">
            <text:p>276</text:p>
          </table:table-cell>
          <table:table-cell table:formula="of:=MOD([.F837]+1/[.$H$2];5)" office:value-type="float" office:value="3.91666666666663" calcext:value-type="float">
            <text:p>3,91666666666663</text:p>
          </table:table-cell>
          <table:table-cell table:formula="of:=IF([.F838]&lt;0.000001;[.G837]+2+1/[.$H$2];[.G837]+1/[.$H$2])" office:value-type="float" office:value="13.9166666666669" calcext:value-type="float">
            <text:p>13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9]))" office:value-type="date" office:date-value="2019-10-20T15:36:59.62876" calcext:value-type="date">
            <text:p>2019-10-20 15:37:00</text:p>
          </table:table-cell>
          <table:table-cell table:style-name="ce7" table:formula="of:=[.A839]" office:value-type="date" office:date-value="2019-10-20T15:36:59.62876" calcext:value-type="date">
            <text:p>2019-10-20 15:37:00</text:p>
          </table:table-cell>
          <table:table-cell table:formula="of:=TRUNC([.A839])" office:value-type="float" office:value="43758" calcext:value-type="float">
            <text:p>43758</text:p>
          </table:table-cell>
          <table:table-cell table:style-name="ce12" table:formula="of:=[.B839]-[.C839]" office:value-type="date" office:date-value="1899-12-30T15:36:59.62875975296" calcext:value-type="date">
            <text:p>12/30/99 03:37 PM</text:p>
          </table:table-cell>
          <table:table-cell table:formula="of:=MOD([.E838]-[.$E$2];[.$H$2])+1+[.$E$2]" office:value-type="float" office:value="277" calcext:value-type="float">
            <text:p>277</text:p>
          </table:table-cell>
          <table:table-cell table:formula="of:=MOD([.F838]+1/[.$H$2];5)" office:value-type="float" office:value="3.9333333333333" calcext:value-type="float">
            <text:p>3,9333333333333</text:p>
          </table:table-cell>
          <table:table-cell table:formula="of:=IF([.F839]&lt;0.000001;[.G838]+2+1/[.$H$2];[.G838]+1/[.$H$2])" office:value-type="float" office:value="13.9333333333336" calcext:value-type="float">
            <text:p>13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0]))" office:value-type="date" office:date-value="2019-10-20T15:37:54.770821" calcext:value-type="date">
            <text:p>2019-10-20 15:37:55</text:p>
          </table:table-cell>
          <table:table-cell table:style-name="ce7" table:formula="of:=[.A840]" office:value-type="date" office:date-value="2019-10-20T15:37:54.770821" calcext:value-type="date">
            <text:p>2019-10-20 15:37:55</text:p>
          </table:table-cell>
          <table:table-cell table:formula="of:=TRUNC([.A840])" office:value-type="float" office:value="43758" calcext:value-type="float">
            <text:p>43758</text:p>
          </table:table-cell>
          <table:table-cell table:style-name="ce12" table:formula="of:=[.B840]-[.C840]" office:value-type="date" office:date-value="1899-12-30T15:37:54.77082072292" calcext:value-type="date">
            <text:p>12/30/99 03:37 PM</text:p>
          </table:table-cell>
          <table:table-cell table:formula="of:=MOD([.E839]-[.$E$2];[.$H$2])+1+[.$E$2]" office:value-type="float" office:value="278" calcext:value-type="float">
            <text:p>278</text:p>
          </table:table-cell>
          <table:table-cell table:formula="of:=MOD([.F839]+1/[.$H$2];5)" office:value-type="float" office:value="3.94999999999997" calcext:value-type="float">
            <text:p>3,94999999999997</text:p>
          </table:table-cell>
          <table:table-cell table:formula="of:=IF([.F840]&lt;0.000001;[.G839]+2+1/[.$H$2];[.G839]+1/[.$H$2])" office:value-type="float" office:value="13.9500000000003" calcext:value-type="float">
            <text:p>13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1]))" office:value-type="date" office:date-value="2019-10-20T15:44:09.544514" calcext:value-type="date">
            <text:p>2019-10-20 15:44:10</text:p>
          </table:table-cell>
          <table:table-cell table:style-name="ce7" table:formula="of:=[.A841]" office:value-type="date" office:date-value="2019-10-20T15:44:09.544514" calcext:value-type="date">
            <text:p>2019-10-20 15:44:10</text:p>
          </table:table-cell>
          <table:table-cell table:formula="of:=TRUNC([.A841])" office:value-type="float" office:value="43758" calcext:value-type="float">
            <text:p>43758</text:p>
          </table:table-cell>
          <table:table-cell table:style-name="ce12" table:formula="of:=[.B841]-[.C841]" office:value-type="date" office:date-value="1899-12-30T15:44:09.54451401718" calcext:value-type="date">
            <text:p>12/30/99 03:44 PM</text:p>
          </table:table-cell>
          <table:table-cell table:formula="of:=MOD([.E840]-[.$E$2];[.$H$2])+1+[.$E$2]" office:value-type="float" office:value="279" calcext:value-type="float">
            <text:p>279</text:p>
          </table:table-cell>
          <table:table-cell table:formula="of:=MOD([.F840]+1/[.$H$2];5)" office:value-type="float" office:value="3.96666666666663" calcext:value-type="float">
            <text:p>3,96666666666663</text:p>
          </table:table-cell>
          <table:table-cell table:formula="of:=IF([.F841]&lt;0.000001;[.G840]+2+1/[.$H$2];[.G840]+1/[.$H$2])" office:value-type="float" office:value="13.9666666666669" calcext:value-type="float">
            <text:p>13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2]))" office:value-type="date" office:date-value="2019-10-20T15:46:48.716367" calcext:value-type="date">
            <text:p>2019-10-20 15:46:49</text:p>
          </table:table-cell>
          <table:table-cell table:style-name="ce7" table:formula="of:=[.A842]" office:value-type="date" office:date-value="2019-10-20T15:46:48.716367" calcext:value-type="date">
            <text:p>2019-10-20 15:46:49</text:p>
          </table:table-cell>
          <table:table-cell table:formula="of:=TRUNC([.A842])" office:value-type="float" office:value="43758" calcext:value-type="float">
            <text:p>43758</text:p>
          </table:table-cell>
          <table:table-cell table:style-name="ce12" table:formula="of:=[.B842]-[.C842]" office:value-type="date" office:date-value="1899-12-30T15:46:48.71636741795" calcext:value-type="date">
            <text:p>12/30/99 03:46 PM</text:p>
          </table:table-cell>
          <table:table-cell table:formula="of:=MOD([.E841]-[.$E$2];[.$H$2])+1+[.$E$2]" office:value-type="float" office:value="280" calcext:value-type="float">
            <text:p>280</text:p>
          </table:table-cell>
          <table:table-cell table:formula="of:=MOD([.F841]+1/[.$H$2];5)" office:value-type="float" office:value="3.9833333333333" calcext:value-type="float">
            <text:p>3,9833333333333</text:p>
          </table:table-cell>
          <table:table-cell table:formula="of:=IF([.F842]&lt;0.000001;[.G841]+2+1/[.$H$2];[.G841]+1/[.$H$2])" office:value-type="float" office:value="13.9833333333336" calcext:value-type="float">
            <text:p>13,9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3]))" office:value-type="date" office:date-value="2019-10-21T16:09:59.606331" calcext:value-type="date">
            <text:p>2019-10-21 16:10:00</text:p>
          </table:table-cell>
          <table:table-cell table:style-name="ce7" table:formula="of:=[.A843]" office:value-type="date" office:date-value="2019-10-21T16:09:59.606331" calcext:value-type="date">
            <text:p>2019-10-21 16:10:00</text:p>
          </table:table-cell>
          <table:table-cell table:formula="of:=TRUNC([.A843])" office:value-type="float" office:value="43759" calcext:value-type="float">
            <text:p>43759</text:p>
          </table:table-cell>
          <table:table-cell table:style-name="ce12" table:formula="of:=[.B843]-[.C843]" office:value-type="date" office:date-value="1899-12-30T16:09:59.606331205" calcext:value-type="date">
            <text:p>12/30/99 04:10 PM</text:p>
          </table:table-cell>
          <table:table-cell table:formula="of:=MOD([.E842]-[.$E$2];[.$H$2])+1+[.$E$2]" office:value-type="float" office:value="221" calcext:value-type="float">
            <text:p>221</text:p>
          </table:table-cell>
          <table:table-cell table:formula="of:=MOD([.F842]+1/[.$H$2];5)" office:value-type="float" office:value="3.99999999999997" calcext:value-type="float">
            <text:p>3,99999999999997</text:p>
          </table:table-cell>
          <table:table-cell table:formula="of:=IF([.F843]&lt;0.000001;[.G842]+2+1/[.$H$2];[.G842]+1/[.$H$2])" office:value-type="float" office:value="14.0000000000003" calcext:value-type="float">
            <text:p>14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4]))" office:value-type="date" office:date-value="2019-10-21T15:42:09.768627" calcext:value-type="date">
            <text:p>2019-10-21 15:42:10</text:p>
          </table:table-cell>
          <table:table-cell table:style-name="ce7" table:formula="of:=[.A844]" office:value-type="date" office:date-value="2019-10-21T15:42:09.768627" calcext:value-type="date">
            <text:p>2019-10-21 15:42:10</text:p>
          </table:table-cell>
          <table:table-cell table:formula="of:=TRUNC([.A844])" office:value-type="float" office:value="43759" calcext:value-type="float">
            <text:p>43759</text:p>
          </table:table-cell>
          <table:table-cell table:style-name="ce12" table:formula="of:=[.B844]-[.C844]" office:value-type="date" office:date-value="1899-12-30T15:42:09.76862727664" calcext:value-type="date">
            <text:p>12/30/99 03:42 PM</text:p>
          </table:table-cell>
          <table:table-cell table:formula="of:=MOD([.E843]-[.$E$2];[.$H$2])+1+[.$E$2]" office:value-type="float" office:value="222" calcext:value-type="float">
            <text:p>222</text:p>
          </table:table-cell>
          <table:table-cell table:formula="of:=MOD([.F843]+1/[.$H$2];5)" office:value-type="float" office:value="4.01666666666663" calcext:value-type="float">
            <text:p>4,01666666666663</text:p>
          </table:table-cell>
          <table:table-cell table:formula="of:=IF([.F844]&lt;0.000001;[.G843]+2+1/[.$H$2];[.G843]+1/[.$H$2])" office:value-type="float" office:value="14.0166666666669" calcext:value-type="float">
            <text:p>14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5]))" office:value-type="date" office:date-value="2019-10-21T15:30:34.859588" calcext:value-type="date">
            <text:p>2019-10-21 15:30:35</text:p>
          </table:table-cell>
          <table:table-cell table:style-name="ce7" table:formula="of:=[.A845]" office:value-type="date" office:date-value="2019-10-21T15:30:34.859588" calcext:value-type="date">
            <text:p>2019-10-21 15:30:35</text:p>
          </table:table-cell>
          <table:table-cell table:formula="of:=TRUNC([.A845])" office:value-type="float" office:value="43759" calcext:value-type="float">
            <text:p>43759</text:p>
          </table:table-cell>
          <table:table-cell table:style-name="ce12" table:formula="of:=[.B845]-[.C845]" office:value-type="date" office:date-value="1899-12-30T15:30:34.85958783422" calcext:value-type="date">
            <text:p>12/30/99 03:30 PM</text:p>
          </table:table-cell>
          <table:table-cell table:formula="of:=MOD([.E844]-[.$E$2];[.$H$2])+1+[.$E$2]" office:value-type="float" office:value="223" calcext:value-type="float">
            <text:p>223</text:p>
          </table:table-cell>
          <table:table-cell table:formula="of:=MOD([.F844]+1/[.$H$2];5)" office:value-type="float" office:value="4.0333333333333" calcext:value-type="float">
            <text:p>4,0333333333333</text:p>
          </table:table-cell>
          <table:table-cell table:formula="of:=IF([.F845]&lt;0.000001;[.G844]+2+1/[.$H$2];[.G844]+1/[.$H$2])" office:value-type="float" office:value="14.0333333333336" calcext:value-type="float">
            <text:p>14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6]))" office:value-type="date" office:date-value="2019-10-21T15:55:39.005094" calcext:value-type="date">
            <text:p>2019-10-21 15:55:39</text:p>
          </table:table-cell>
          <table:table-cell table:style-name="ce7" table:formula="of:=[.A846]" office:value-type="date" office:date-value="2019-10-21T15:55:39.005094" calcext:value-type="date">
            <text:p>2019-10-21 15:55:39</text:p>
          </table:table-cell>
          <table:table-cell table:formula="of:=TRUNC([.A846])" office:value-type="float" office:value="43759" calcext:value-type="float">
            <text:p>43759</text:p>
          </table:table-cell>
          <table:table-cell table:style-name="ce12" table:formula="of:=[.B846]-[.C846]" office:value-type="date" office:date-value="1899-12-30T15:55:39.00509364903" calcext:value-type="date">
            <text:p>12/30/99 03:55 PM</text:p>
          </table:table-cell>
          <table:table-cell table:formula="of:=MOD([.E845]-[.$E$2];[.$H$2])+1+[.$E$2]" office:value-type="float" office:value="224" calcext:value-type="float">
            <text:p>224</text:p>
          </table:table-cell>
          <table:table-cell table:formula="of:=MOD([.F845]+1/[.$H$2];5)" office:value-type="float" office:value="4.04999999999997" calcext:value-type="float">
            <text:p>4,04999999999997</text:p>
          </table:table-cell>
          <table:table-cell table:formula="of:=IF([.F846]&lt;0.000001;[.G845]+2+1/[.$H$2];[.G845]+1/[.$H$2])" office:value-type="float" office:value="14.0500000000003" calcext:value-type="float">
            <text:p>14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7]))" office:value-type="date" office:date-value="2019-10-21T15:40:43.489682" calcext:value-type="date">
            <text:p>2019-10-21 15:40:43</text:p>
          </table:table-cell>
          <table:table-cell table:style-name="ce7" table:formula="of:=[.A847]" office:value-type="date" office:date-value="2019-10-21T15:40:43.489682" calcext:value-type="date">
            <text:p>2019-10-21 15:40:43</text:p>
          </table:table-cell>
          <table:table-cell table:formula="of:=TRUNC([.A847])" office:value-type="float" office:value="43759" calcext:value-type="float">
            <text:p>43759</text:p>
          </table:table-cell>
          <table:table-cell table:style-name="ce12" table:formula="of:=[.B847]-[.C847]" office:value-type="date" office:date-value="1899-12-30T15:40:43.48968153354" calcext:value-type="date">
            <text:p>12/30/99 03:40 PM</text:p>
          </table:table-cell>
          <table:table-cell table:formula="of:=MOD([.E846]-[.$E$2];[.$H$2])+1+[.$E$2]" office:value-type="float" office:value="225" calcext:value-type="float">
            <text:p>225</text:p>
          </table:table-cell>
          <table:table-cell table:formula="of:=MOD([.F846]+1/[.$H$2];5)" office:value-type="float" office:value="4.06666666666663" calcext:value-type="float">
            <text:p>4,06666666666663</text:p>
          </table:table-cell>
          <table:table-cell table:formula="of:=IF([.F847]&lt;0.000001;[.G846]+2+1/[.$H$2];[.G846]+1/[.$H$2])" office:value-type="float" office:value="14.0666666666669" calcext:value-type="float">
            <text:p>14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8]))" office:value-type="date" office:date-value="2019-10-21T15:54:30.843921" calcext:value-type="date">
            <text:p>2019-10-21 15:54:31</text:p>
          </table:table-cell>
          <table:table-cell table:style-name="ce7" table:formula="of:=[.A848]" office:value-type="date" office:date-value="2019-10-21T15:54:30.843921" calcext:value-type="date">
            <text:p>2019-10-21 15:54:31</text:p>
          </table:table-cell>
          <table:table-cell table:formula="of:=TRUNC([.A848])" office:value-type="float" office:value="43759" calcext:value-type="float">
            <text:p>43759</text:p>
          </table:table-cell>
          <table:table-cell table:style-name="ce12" table:formula="of:=[.B848]-[.C848]" office:value-type="date" office:date-value="1899-12-30T15:54:30.84392141551" calcext:value-type="date">
            <text:p>12/30/99 03:54 PM</text:p>
          </table:table-cell>
          <table:table-cell table:formula="of:=MOD([.E847]-[.$E$2];[.$H$2])+1+[.$E$2]" office:value-type="float" office:value="226" calcext:value-type="float">
            <text:p>226</text:p>
          </table:table-cell>
          <table:table-cell table:formula="of:=MOD([.F847]+1/[.$H$2];5)" office:value-type="float" office:value="4.0833333333333" calcext:value-type="float">
            <text:p>4,0833333333333</text:p>
          </table:table-cell>
          <table:table-cell table:formula="of:=IF([.F848]&lt;0.000001;[.G847]+2+1/[.$H$2];[.G847]+1/[.$H$2])" office:value-type="float" office:value="14.0833333333336" calcext:value-type="float">
            <text:p>14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9]))" office:value-type="date" office:date-value="2019-10-21T15:43:55.119062" calcext:value-type="date">
            <text:p>2019-10-21 15:43:55</text:p>
          </table:table-cell>
          <table:table-cell table:style-name="ce7" table:formula="of:=[.A849]" office:value-type="date" office:date-value="2019-10-21T15:43:55.119062" calcext:value-type="date">
            <text:p>2019-10-21 15:43:55</text:p>
          </table:table-cell>
          <table:table-cell table:formula="of:=TRUNC([.A849])" office:value-type="float" office:value="43759" calcext:value-type="float">
            <text:p>43759</text:p>
          </table:table-cell>
          <table:table-cell table:style-name="ce12" table:formula="of:=[.B849]-[.C849]" office:value-type="date" office:date-value="1899-12-30T15:43:55.11906168424" calcext:value-type="date">
            <text:p>12/30/99 03:43 PM</text:p>
          </table:table-cell>
          <table:table-cell table:formula="of:=MOD([.E848]-[.$E$2];[.$H$2])+1+[.$E$2]" office:value-type="float" office:value="227" calcext:value-type="float">
            <text:p>227</text:p>
          </table:table-cell>
          <table:table-cell table:formula="of:=MOD([.F848]+1/[.$H$2];5)" office:value-type="float" office:value="4.09999999999997" calcext:value-type="float">
            <text:p>4,09999999999997</text:p>
          </table:table-cell>
          <table:table-cell table:formula="of:=IF([.F849]&lt;0.000001;[.G848]+2+1/[.$H$2];[.G848]+1/[.$H$2])" office:value-type="float" office:value="14.1000000000003" calcext:value-type="float">
            <text:p>14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0]))" office:value-type="date" office:date-value="2019-10-21T15:35:37.697501" calcext:value-type="date">
            <text:p>2019-10-21 15:35:38</text:p>
          </table:table-cell>
          <table:table-cell table:style-name="ce7" table:formula="of:=[.A850]" office:value-type="date" office:date-value="2019-10-21T15:35:37.697501" calcext:value-type="date">
            <text:p>2019-10-21 15:35:38</text:p>
          </table:table-cell>
          <table:table-cell table:formula="of:=TRUNC([.A850])" office:value-type="float" office:value="43759" calcext:value-type="float">
            <text:p>43759</text:p>
          </table:table-cell>
          <table:table-cell table:style-name="ce12" table:formula="of:=[.B850]-[.C850]" office:value-type="date" office:date-value="1899-12-30T15:35:37.6975008985" calcext:value-type="date">
            <text:p>12/30/99 03:35 PM</text:p>
          </table:table-cell>
          <table:table-cell table:formula="of:=MOD([.E849]-[.$E$2];[.$H$2])+1+[.$E$2]" office:value-type="float" office:value="228" calcext:value-type="float">
            <text:p>228</text:p>
          </table:table-cell>
          <table:table-cell table:formula="of:=MOD([.F849]+1/[.$H$2];5)" office:value-type="float" office:value="4.11666666666663" calcext:value-type="float">
            <text:p>4,11666666666663</text:p>
          </table:table-cell>
          <table:table-cell table:formula="of:=IF([.F850]&lt;0.000001;[.G849]+2+1/[.$H$2];[.G849]+1/[.$H$2])" office:value-type="float" office:value="14.1166666666669" calcext:value-type="float">
            <text:p>14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1]))" office:value-type="date" office:date-value="2019-10-21T15:12:06.730296" calcext:value-type="date">
            <text:p>2019-10-21 15:12:07</text:p>
          </table:table-cell>
          <table:table-cell table:style-name="ce7" table:formula="of:=[.A851]" office:value-type="date" office:date-value="2019-10-21T15:12:06.730296" calcext:value-type="date">
            <text:p>2019-10-21 15:12:07</text:p>
          </table:table-cell>
          <table:table-cell table:formula="of:=TRUNC([.A851])" office:value-type="float" office:value="43759" calcext:value-type="float">
            <text:p>43759</text:p>
          </table:table-cell>
          <table:table-cell table:style-name="ce12" table:formula="of:=[.B851]-[.C851]" office:value-type="date" office:date-value="1899-12-30T15:12:06.73029550351" calcext:value-type="date">
            <text:p>12/30/99 03:12 PM</text:p>
          </table:table-cell>
          <table:table-cell table:formula="of:=MOD([.E850]-[.$E$2];[.$H$2])+1+[.$E$2]" office:value-type="float" office:value="229" calcext:value-type="float">
            <text:p>229</text:p>
          </table:table-cell>
          <table:table-cell table:formula="of:=MOD([.F850]+1/[.$H$2];5)" office:value-type="float" office:value="4.1333333333333" calcext:value-type="float">
            <text:p>4,1333333333333</text:p>
          </table:table-cell>
          <table:table-cell table:formula="of:=IF([.F851]&lt;0.000001;[.G850]+2+1/[.$H$2];[.G850]+1/[.$H$2])" office:value-type="float" office:value="14.1333333333336" calcext:value-type="float">
            <text:p>14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2]))" office:value-type="date" office:date-value="2019-10-21T15:29:55.013304" calcext:value-type="date">
            <text:p>2019-10-21 15:29:55</text:p>
          </table:table-cell>
          <table:table-cell table:style-name="ce7" table:formula="of:=[.A852]" office:value-type="date" office:date-value="2019-10-21T15:29:55.013304" calcext:value-type="date">
            <text:p>2019-10-21 15:29:55</text:p>
          </table:table-cell>
          <table:table-cell table:formula="of:=TRUNC([.A852])" office:value-type="float" office:value="43759" calcext:value-type="float">
            <text:p>43759</text:p>
          </table:table-cell>
          <table:table-cell table:style-name="ce12" table:formula="of:=[.B852]-[.C852]" office:value-type="date" office:date-value="1899-12-30T15:29:55.01330363564" calcext:value-type="date">
            <text:p>12/30/99 03:29 PM</text:p>
          </table:table-cell>
          <table:table-cell table:formula="of:=MOD([.E851]-[.$E$2];[.$H$2])+1+[.$E$2]" office:value-type="float" office:value="230" calcext:value-type="float">
            <text:p>230</text:p>
          </table:table-cell>
          <table:table-cell table:formula="of:=MOD([.F851]+1/[.$H$2];5)" office:value-type="float" office:value="4.14999999999997" calcext:value-type="float">
            <text:p>4,14999999999997</text:p>
          </table:table-cell>
          <table:table-cell table:formula="of:=IF([.F852]&lt;0.000001;[.G851]+2+1/[.$H$2];[.G851]+1/[.$H$2])" office:value-type="float" office:value="14.1500000000003" calcext:value-type="float">
            <text:p>14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3]))" office:value-type="date" office:date-value="2019-10-21T16:01:04.822529" calcext:value-type="date">
            <text:p>2019-10-21 16:01:05</text:p>
          </table:table-cell>
          <table:table-cell table:style-name="ce7" table:formula="of:=[.A853]" office:value-type="date" office:date-value="2019-10-21T16:01:04.822529" calcext:value-type="date">
            <text:p>2019-10-21 16:01:05</text:p>
          </table:table-cell>
          <table:table-cell table:formula="of:=TRUNC([.A853])" office:value-type="float" office:value="43759" calcext:value-type="float">
            <text:p>43759</text:p>
          </table:table-cell>
          <table:table-cell table:style-name="ce12" table:formula="of:=[.B853]-[.C853]" office:value-type="date" office:date-value="1899-12-30T16:01:04.82252902351" calcext:value-type="date">
            <text:p>12/30/99 04:01 PM</text:p>
          </table:table-cell>
          <table:table-cell table:formula="of:=MOD([.E852]-[.$E$2];[.$H$2])+1+[.$E$2]" office:value-type="float" office:value="231" calcext:value-type="float">
            <text:p>231</text:p>
          </table:table-cell>
          <table:table-cell table:formula="of:=MOD([.F852]+1/[.$H$2];5)" office:value-type="float" office:value="4.16666666666663" calcext:value-type="float">
            <text:p>4,16666666666663</text:p>
          </table:table-cell>
          <table:table-cell table:formula="of:=IF([.F853]&lt;0.000001;[.G852]+2+1/[.$H$2];[.G852]+1/[.$H$2])" office:value-type="float" office:value="14.166666666667" calcext:value-type="float">
            <text:p>14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4]))" office:value-type="date" office:date-value="2019-10-21T15:37:17.013216" calcext:value-type="date">
            <text:p>2019-10-21 15:37:17</text:p>
          </table:table-cell>
          <table:table-cell table:style-name="ce7" table:formula="of:=[.A854]" office:value-type="date" office:date-value="2019-10-21T15:37:17.013216" calcext:value-type="date">
            <text:p>2019-10-21 15:37:17</text:p>
          </table:table-cell>
          <table:table-cell table:formula="of:=TRUNC([.A854])" office:value-type="float" office:value="43759" calcext:value-type="float">
            <text:p>43759</text:p>
          </table:table-cell>
          <table:table-cell table:style-name="ce12" table:formula="of:=[.B854]-[.C854]" office:value-type="date" office:date-value="1899-12-30T15:37:17.01321585104" calcext:value-type="date">
            <text:p>12/30/99 03:37 PM</text:p>
          </table:table-cell>
          <table:table-cell table:formula="of:=MOD([.E853]-[.$E$2];[.$H$2])+1+[.$E$2]" office:value-type="float" office:value="232" calcext:value-type="float">
            <text:p>232</text:p>
          </table:table-cell>
          <table:table-cell table:formula="of:=MOD([.F853]+1/[.$H$2];5)" office:value-type="float" office:value="4.1833333333333" calcext:value-type="float">
            <text:p>4,1833333333333</text:p>
          </table:table-cell>
          <table:table-cell table:formula="of:=IF([.F854]&lt;0.000001;[.G853]+2+1/[.$H$2];[.G853]+1/[.$H$2])" office:value-type="float" office:value="14.1833333333336" calcext:value-type="float">
            <text:p>14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5]))" office:value-type="date" office:date-value="2019-10-21T15:33:53.386639" calcext:value-type="date">
            <text:p>2019-10-21 15:33:53</text:p>
          </table:table-cell>
          <table:table-cell table:style-name="ce7" table:formula="of:=[.A855]" office:value-type="date" office:date-value="2019-10-21T15:33:53.386639" calcext:value-type="date">
            <text:p>2019-10-21 15:33:53</text:p>
          </table:table-cell>
          <table:table-cell table:formula="of:=TRUNC([.A855])" office:value-type="float" office:value="43759" calcext:value-type="float">
            <text:p>43759</text:p>
          </table:table-cell>
          <table:table-cell table:style-name="ce12" table:formula="of:=[.B855]-[.C855]" office:value-type="date" office:date-value="1899-12-30T15:33:53.38663852774" calcext:value-type="date">
            <text:p>12/30/99 03:33 PM</text:p>
          </table:table-cell>
          <table:table-cell table:formula="of:=MOD([.E854]-[.$E$2];[.$H$2])+1+[.$E$2]" office:value-type="float" office:value="233" calcext:value-type="float">
            <text:p>233</text:p>
          </table:table-cell>
          <table:table-cell table:formula="of:=MOD([.F854]+1/[.$H$2];5)" office:value-type="float" office:value="4.19999999999997" calcext:value-type="float">
            <text:p>4,19999999999997</text:p>
          </table:table-cell>
          <table:table-cell table:formula="of:=IF([.F855]&lt;0.000001;[.G854]+2+1/[.$H$2];[.G854]+1/[.$H$2])" office:value-type="float" office:value="14.2000000000003" calcext:value-type="float">
            <text:p>14,2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6]))" office:value-type="date" office:date-value="2019-10-21T15:21:53.579612" calcext:value-type="date">
            <text:p>2019-10-21 15:21:54</text:p>
          </table:table-cell>
          <table:table-cell table:style-name="ce7" table:formula="of:=[.A856]" office:value-type="date" office:date-value="2019-10-21T15:21:53.579612" calcext:value-type="date">
            <text:p>2019-10-21 15:21:54</text:p>
          </table:table-cell>
          <table:table-cell table:formula="of:=TRUNC([.A856])" office:value-type="float" office:value="43759" calcext:value-type="float">
            <text:p>43759</text:p>
          </table:table-cell>
          <table:table-cell table:style-name="ce12" table:formula="of:=[.B856]-[.C856]" office:value-type="date" office:date-value="1899-12-30T15:21:53.57961189933" calcext:value-type="date">
            <text:p>12/30/99 03:21 PM</text:p>
          </table:table-cell>
          <table:table-cell table:formula="of:=MOD([.E855]-[.$E$2];[.$H$2])+1+[.$E$2]" office:value-type="float" office:value="234" calcext:value-type="float">
            <text:p>234</text:p>
          </table:table-cell>
          <table:table-cell table:formula="of:=MOD([.F855]+1/[.$H$2];5)" office:value-type="float" office:value="4.21666666666663" calcext:value-type="float">
            <text:p>4,21666666666663</text:p>
          </table:table-cell>
          <table:table-cell table:formula="of:=IF([.F856]&lt;0.000001;[.G855]+2+1/[.$H$2];[.G855]+1/[.$H$2])" office:value-type="float" office:value="14.216666666667" calcext:value-type="float">
            <text:p>14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7]))" office:value-type="date" office:date-value="2019-10-21T15:40:07.057875" calcext:value-type="date">
            <text:p>2019-10-21 15:40:07</text:p>
          </table:table-cell>
          <table:table-cell table:style-name="ce7" table:formula="of:=[.A857]" office:value-type="date" office:date-value="2019-10-21T15:40:07.057875" calcext:value-type="date">
            <text:p>2019-10-21 15:40:07</text:p>
          </table:table-cell>
          <table:table-cell table:formula="of:=TRUNC([.A857])" office:value-type="float" office:value="43759" calcext:value-type="float">
            <text:p>43759</text:p>
          </table:table-cell>
          <table:table-cell table:style-name="ce12" table:formula="of:=[.B857]-[.C857]" office:value-type="date" office:date-value="1899-12-30T15:40:07.05787539482" calcext:value-type="date">
            <text:p>12/30/99 03:40 PM</text:p>
          </table:table-cell>
          <table:table-cell table:formula="of:=MOD([.E856]-[.$E$2];[.$H$2])+1+[.$E$2]" office:value-type="float" office:value="235" calcext:value-type="float">
            <text:p>235</text:p>
          </table:table-cell>
          <table:table-cell table:formula="of:=MOD([.F856]+1/[.$H$2];5)" office:value-type="float" office:value="4.2333333333333" calcext:value-type="float">
            <text:p>4,2333333333333</text:p>
          </table:table-cell>
          <table:table-cell table:formula="of:=IF([.F857]&lt;0.000001;[.G856]+2+1/[.$H$2];[.G856]+1/[.$H$2])" office:value-type="float" office:value="14.2333333333336" calcext:value-type="float">
            <text:p>14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8]))" office:value-type="date" office:date-value="2019-10-21T15:47:42.74445" calcext:value-type="date">
            <text:p>2019-10-21 15:47:43</text:p>
          </table:table-cell>
          <table:table-cell table:style-name="ce7" table:formula="of:=[.A858]" office:value-type="date" office:date-value="2019-10-21T15:47:42.74445" calcext:value-type="date">
            <text:p>2019-10-21 15:47:43</text:p>
          </table:table-cell>
          <table:table-cell table:formula="of:=TRUNC([.A858])" office:value-type="float" office:value="43759" calcext:value-type="float">
            <text:p>43759</text:p>
          </table:table-cell>
          <table:table-cell table:style-name="ce12" table:formula="of:=[.B858]-[.C858]" office:value-type="date" office:date-value="1899-12-30T15:47:42.74445019662" calcext:value-type="date">
            <text:p>12/30/99 03:47 PM</text:p>
          </table:table-cell>
          <table:table-cell table:formula="of:=MOD([.E857]-[.$E$2];[.$H$2])+1+[.$E$2]" office:value-type="float" office:value="236" calcext:value-type="float">
            <text:p>236</text:p>
          </table:table-cell>
          <table:table-cell table:formula="of:=MOD([.F857]+1/[.$H$2];5)" office:value-type="float" office:value="4.24999999999997" calcext:value-type="float">
            <text:p>4,24999999999997</text:p>
          </table:table-cell>
          <table:table-cell table:formula="of:=IF([.F858]&lt;0.000001;[.G857]+2+1/[.$H$2];[.G857]+1/[.$H$2])" office:value-type="float" office:value="14.2500000000003" calcext:value-type="float">
            <text:p>14,2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9]))" office:value-type="date" office:date-value="2019-10-21T15:45:30.312017" calcext:value-type="date">
            <text:p>2019-10-21 15:45:30</text:p>
          </table:table-cell>
          <table:table-cell table:style-name="ce7" table:formula="of:=[.A859]" office:value-type="date" office:date-value="2019-10-21T15:45:30.312017" calcext:value-type="date">
            <text:p>2019-10-21 15:45:30</text:p>
          </table:table-cell>
          <table:table-cell table:formula="of:=TRUNC([.A859])" office:value-type="float" office:value="43759" calcext:value-type="float">
            <text:p>43759</text:p>
          </table:table-cell>
          <table:table-cell table:style-name="ce12" table:formula="of:=[.B859]-[.C859]" office:value-type="date" office:date-value="1899-12-30T15:45:30.31201749109" calcext:value-type="date">
            <text:p>12/30/99 03:45 PM</text:p>
          </table:table-cell>
          <table:table-cell table:formula="of:=MOD([.E858]-[.$E$2];[.$H$2])+1+[.$E$2]" office:value-type="float" office:value="237" calcext:value-type="float">
            <text:p>237</text:p>
          </table:table-cell>
          <table:table-cell table:formula="of:=MOD([.F858]+1/[.$H$2];5)" office:value-type="float" office:value="4.26666666666663" calcext:value-type="float">
            <text:p>4,26666666666663</text:p>
          </table:table-cell>
          <table:table-cell table:formula="of:=IF([.F859]&lt;0.000001;[.G858]+2+1/[.$H$2];[.G858]+1/[.$H$2])" office:value-type="float" office:value="14.266666666667" calcext:value-type="float">
            <text:p>14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0]))" office:value-type="date" office:date-value="2019-10-21T15:54:41.627484" calcext:value-type="date">
            <text:p>2019-10-21 15:54:42</text:p>
          </table:table-cell>
          <table:table-cell table:style-name="ce7" table:formula="of:=[.A860]" office:value-type="date" office:date-value="2019-10-21T15:54:41.627484" calcext:value-type="date">
            <text:p>2019-10-21 15:54:42</text:p>
          </table:table-cell>
          <table:table-cell table:formula="of:=TRUNC([.A860])" office:value-type="float" office:value="43759" calcext:value-type="float">
            <text:p>43759</text:p>
          </table:table-cell>
          <table:table-cell table:style-name="ce12" table:formula="of:=[.B860]-[.C860]" office:value-type="date" office:date-value="1899-12-30T15:54:41.62748354953" calcext:value-type="date">
            <text:p>12/30/99 03:54 PM</text:p>
          </table:table-cell>
          <table:table-cell table:formula="of:=MOD([.E859]-[.$E$2];[.$H$2])+1+[.$E$2]" office:value-type="float" office:value="238" calcext:value-type="float">
            <text:p>238</text:p>
          </table:table-cell>
          <table:table-cell table:formula="of:=MOD([.F859]+1/[.$H$2];5)" office:value-type="float" office:value="4.2833333333333" calcext:value-type="float">
            <text:p>4,2833333333333</text:p>
          </table:table-cell>
          <table:table-cell table:formula="of:=IF([.F860]&lt;0.000001;[.G859]+2+1/[.$H$2];[.G859]+1/[.$H$2])" office:value-type="float" office:value="14.2833333333336" calcext:value-type="float">
            <text:p>14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1]))" office:value-type="date" office:date-value="2019-10-21T15:26:09.198074" calcext:value-type="date">
            <text:p>2019-10-21 15:26:09</text:p>
          </table:table-cell>
          <table:table-cell table:style-name="ce7" table:formula="of:=[.A861]" office:value-type="date" office:date-value="2019-10-21T15:26:09.198074" calcext:value-type="date">
            <text:p>2019-10-21 15:26:09</text:p>
          </table:table-cell>
          <table:table-cell table:formula="of:=TRUNC([.A861])" office:value-type="float" office:value="43759" calcext:value-type="float">
            <text:p>43759</text:p>
          </table:table-cell>
          <table:table-cell table:style-name="ce12" table:formula="of:=[.B861]-[.C861]" office:value-type="date" office:date-value="1899-12-30T15:26:09.1980736563" calcext:value-type="date">
            <text:p>12/30/99 03:26 PM</text:p>
          </table:table-cell>
          <table:table-cell table:formula="of:=MOD([.E860]-[.$E$2];[.$H$2])+1+[.$E$2]" office:value-type="float" office:value="239" calcext:value-type="float">
            <text:p>239</text:p>
          </table:table-cell>
          <table:table-cell table:formula="of:=MOD([.F860]+1/[.$H$2];5)" office:value-type="float" office:value="4.29999999999997" calcext:value-type="float">
            <text:p>4,29999999999997</text:p>
          </table:table-cell>
          <table:table-cell table:formula="of:=IF([.F861]&lt;0.000001;[.G860]+2+1/[.$H$2];[.G860]+1/[.$H$2])" office:value-type="float" office:value="14.3000000000003" calcext:value-type="float">
            <text:p>14,3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2]))" office:value-type="date" office:date-value="2019-10-21T15:48:08.450756" calcext:value-type="date">
            <text:p>2019-10-21 15:48:08</text:p>
          </table:table-cell>
          <table:table-cell table:style-name="ce7" table:formula="of:=[.A862]" office:value-type="date" office:date-value="2019-10-21T15:48:08.450756" calcext:value-type="date">
            <text:p>2019-10-21 15:48:08</text:p>
          </table:table-cell>
          <table:table-cell table:formula="of:=TRUNC([.A862])" office:value-type="float" office:value="43759" calcext:value-type="float">
            <text:p>43759</text:p>
          </table:table-cell>
          <table:table-cell table:style-name="ce12" table:formula="of:=[.B862]-[.C862]" office:value-type="date" office:date-value="1899-12-30T15:48:08.45075564459" calcext:value-type="date">
            <text:p>12/30/99 03:48 PM</text:p>
          </table:table-cell>
          <table:table-cell table:formula="of:=MOD([.E861]-[.$E$2];[.$H$2])+1+[.$E$2]" office:value-type="float" office:value="240" calcext:value-type="float">
            <text:p>240</text:p>
          </table:table-cell>
          <table:table-cell table:formula="of:=MOD([.F861]+1/[.$H$2];5)" office:value-type="float" office:value="4.31666666666663" calcext:value-type="float">
            <text:p>4,31666666666663</text:p>
          </table:table-cell>
          <table:table-cell table:formula="of:=IF([.F862]&lt;0.000001;[.G861]+2+1/[.$H$2];[.G861]+1/[.$H$2])" office:value-type="float" office:value="14.316666666667" calcext:value-type="float">
            <text:p>14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3]))" office:value-type="date" office:date-value="2019-10-21T15:40:24.27831" calcext:value-type="date">
            <text:p>2019-10-21 15:40:24</text:p>
          </table:table-cell>
          <table:table-cell table:style-name="ce7" table:formula="of:=[.A863]" office:value-type="date" office:date-value="2019-10-21T15:40:24.27831" calcext:value-type="date">
            <text:p>2019-10-21 15:40:24</text:p>
          </table:table-cell>
          <table:table-cell table:formula="of:=TRUNC([.A863])" office:value-type="float" office:value="43759" calcext:value-type="float">
            <text:p>43759</text:p>
          </table:table-cell>
          <table:table-cell table:style-name="ce12" table:formula="of:=[.B863]-[.C863]" office:value-type="date" office:date-value="1899-12-30T15:40:24.27831043024" calcext:value-type="date">
            <text:p>12/30/99 03:40 PM</text:p>
          </table:table-cell>
          <table:table-cell table:formula="of:=MOD([.E862]-[.$E$2];[.$H$2])+1+[.$E$2]" office:value-type="float" office:value="241" calcext:value-type="float">
            <text:p>241</text:p>
          </table:table-cell>
          <table:table-cell table:formula="of:=MOD([.F862]+1/[.$H$2];5)" office:value-type="float" office:value="4.3333333333333" calcext:value-type="float">
            <text:p>4,3333333333333</text:p>
          </table:table-cell>
          <table:table-cell table:formula="of:=IF([.F863]&lt;0.000001;[.G862]+2+1/[.$H$2];[.G862]+1/[.$H$2])" office:value-type="float" office:value="14.3333333333336" calcext:value-type="float">
            <text:p>14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4]))" office:value-type="date" office:date-value="2019-10-21T15:42:13.292176" calcext:value-type="date">
            <text:p>2019-10-21 15:42:13</text:p>
          </table:table-cell>
          <table:table-cell table:style-name="ce7" table:formula="of:=[.A864]" office:value-type="date" office:date-value="2019-10-21T15:42:13.292176" calcext:value-type="date">
            <text:p>2019-10-21 15:42:13</text:p>
          </table:table-cell>
          <table:table-cell table:formula="of:=TRUNC([.A864])" office:value-type="float" office:value="43759" calcext:value-type="float">
            <text:p>43759</text:p>
          </table:table-cell>
          <table:table-cell table:style-name="ce12" table:formula="of:=[.B864]-[.C864]" office:value-type="date" office:date-value="1899-12-30T15:42:13.29217610881" calcext:value-type="date">
            <text:p>12/30/99 03:42 PM</text:p>
          </table:table-cell>
          <table:table-cell table:formula="of:=MOD([.E863]-[.$E$2];[.$H$2])+1+[.$E$2]" office:value-type="float" office:value="242" calcext:value-type="float">
            <text:p>242</text:p>
          </table:table-cell>
          <table:table-cell table:formula="of:=MOD([.F863]+1/[.$H$2];5)" office:value-type="float" office:value="4.34999999999997" calcext:value-type="float">
            <text:p>4,34999999999997</text:p>
          </table:table-cell>
          <table:table-cell table:formula="of:=IF([.F864]&lt;0.000001;[.G863]+2+1/[.$H$2];[.G863]+1/[.$H$2])" office:value-type="float" office:value="14.3500000000003" calcext:value-type="float">
            <text:p>14,3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5]))" office:value-type="date" office:date-value="2019-10-21T15:32:13.848984" calcext:value-type="date">
            <text:p>2019-10-21 15:32:14</text:p>
          </table:table-cell>
          <table:table-cell table:style-name="ce7" table:formula="of:=[.A865]" office:value-type="date" office:date-value="2019-10-21T15:32:13.848984" calcext:value-type="date">
            <text:p>2019-10-21 15:32:14</text:p>
          </table:table-cell>
          <table:table-cell table:formula="of:=TRUNC([.A865])" office:value-type="float" office:value="43759" calcext:value-type="float">
            <text:p>43759</text:p>
          </table:table-cell>
          <table:table-cell table:style-name="ce12" table:formula="of:=[.B865]-[.C865]" office:value-type="date" office:date-value="1899-12-30T15:32:13.84898439981" calcext:value-type="date">
            <text:p>12/30/99 03:32 PM</text:p>
          </table:table-cell>
          <table:table-cell table:formula="of:=MOD([.E864]-[.$E$2];[.$H$2])+1+[.$E$2]" office:value-type="float" office:value="243" calcext:value-type="float">
            <text:p>243</text:p>
          </table:table-cell>
          <table:table-cell table:formula="of:=MOD([.F864]+1/[.$H$2];5)" office:value-type="float" office:value="4.36666666666663" calcext:value-type="float">
            <text:p>4,36666666666663</text:p>
          </table:table-cell>
          <table:table-cell table:formula="of:=IF([.F865]&lt;0.000001;[.G864]+2+1/[.$H$2];[.G864]+1/[.$H$2])" office:value-type="float" office:value="14.366666666667" calcext:value-type="float">
            <text:p>14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6]))" office:value-type="date" office:date-value="2019-10-21T15:54:26.533877" calcext:value-type="date">
            <text:p>2019-10-21 15:54:27</text:p>
          </table:table-cell>
          <table:table-cell table:style-name="ce7" table:formula="of:=[.A866]" office:value-type="date" office:date-value="2019-10-21T15:54:26.533877" calcext:value-type="date">
            <text:p>2019-10-21 15:54:27</text:p>
          </table:table-cell>
          <table:table-cell table:formula="of:=TRUNC([.A866])" office:value-type="float" office:value="43759" calcext:value-type="float">
            <text:p>43759</text:p>
          </table:table-cell>
          <table:table-cell table:style-name="ce12" table:formula="of:=[.B866]-[.C866]" office:value-type="date" office:date-value="1899-12-30T15:54:26.53387702536" calcext:value-type="date">
            <text:p>12/30/99 03:54 PM</text:p>
          </table:table-cell>
          <table:table-cell table:formula="of:=MOD([.E865]-[.$E$2];[.$H$2])+1+[.$E$2]" office:value-type="float" office:value="244" calcext:value-type="float">
            <text:p>244</text:p>
          </table:table-cell>
          <table:table-cell table:formula="of:=MOD([.F865]+1/[.$H$2];5)" office:value-type="float" office:value="4.3833333333333" calcext:value-type="float">
            <text:p>4,3833333333333</text:p>
          </table:table-cell>
          <table:table-cell table:formula="of:=IF([.F866]&lt;0.000001;[.G865]+2+1/[.$H$2];[.G865]+1/[.$H$2])" office:value-type="float" office:value="14.3833333333336" calcext:value-type="float">
            <text:p>14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7]))" office:value-type="date" office:date-value="2019-10-21T15:45:01.617192" calcext:value-type="date">
            <text:p>2019-10-21 15:45:02</text:p>
          </table:table-cell>
          <table:table-cell table:style-name="ce7" table:formula="of:=[.A867]" office:value-type="date" office:date-value="2019-10-21T15:45:01.617192" calcext:value-type="date">
            <text:p>2019-10-21 15:45:02</text:p>
          </table:table-cell>
          <table:table-cell table:formula="of:=TRUNC([.A867])" office:value-type="float" office:value="43759" calcext:value-type="float">
            <text:p>43759</text:p>
          </table:table-cell>
          <table:table-cell table:style-name="ce12" table:formula="of:=[.B867]-[.C867]" office:value-type="date" office:date-value="1899-12-30T15:45:01.61719161551" calcext:value-type="date">
            <text:p>12/30/99 03:45 PM</text:p>
          </table:table-cell>
          <table:table-cell table:formula="of:=MOD([.E866]-[.$E$2];[.$H$2])+1+[.$E$2]" office:value-type="float" office:value="245" calcext:value-type="float">
            <text:p>245</text:p>
          </table:table-cell>
          <table:table-cell table:formula="of:=MOD([.F866]+1/[.$H$2];5)" office:value-type="float" office:value="4.39999999999997" calcext:value-type="float">
            <text:p>4,39999999999997</text:p>
          </table:table-cell>
          <table:table-cell table:formula="of:=IF([.F867]&lt;0.000001;[.G866]+2+1/[.$H$2];[.G866]+1/[.$H$2])" office:value-type="float" office:value="14.4000000000003" calcext:value-type="float">
            <text:p>14,4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8]))" office:value-type="date" office:date-value="2019-10-21T15:55:54.869501" calcext:value-type="date">
            <text:p>2019-10-21 15:55:55</text:p>
          </table:table-cell>
          <table:table-cell table:style-name="ce7" table:formula="of:=[.A868]" office:value-type="date" office:date-value="2019-10-21T15:55:54.869501" calcext:value-type="date">
            <text:p>2019-10-21 15:55:55</text:p>
          </table:table-cell>
          <table:table-cell table:formula="of:=TRUNC([.A868])" office:value-type="float" office:value="43759" calcext:value-type="float">
            <text:p>43759</text:p>
          </table:table-cell>
          <table:table-cell table:style-name="ce12" table:formula="of:=[.B868]-[.C868]" office:value-type="date" office:date-value="1899-12-30T15:55:54.86950103659" calcext:value-type="date">
            <text:p>12/30/99 03:55 PM</text:p>
          </table:table-cell>
          <table:table-cell table:formula="of:=MOD([.E867]-[.$E$2];[.$H$2])+1+[.$E$2]" office:value-type="float" office:value="246" calcext:value-type="float">
            <text:p>246</text:p>
          </table:table-cell>
          <table:table-cell table:formula="of:=MOD([.F867]+1/[.$H$2];5)" office:value-type="float" office:value="4.41666666666663" calcext:value-type="float">
            <text:p>4,41666666666663</text:p>
          </table:table-cell>
          <table:table-cell table:formula="of:=IF([.F868]&lt;0.000001;[.G867]+2+1/[.$H$2];[.G867]+1/[.$H$2])" office:value-type="float" office:value="14.416666666667" calcext:value-type="float">
            <text:p>14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9]))" office:value-type="date" office:date-value="2019-10-21T16:05:20.917801" calcext:value-type="date">
            <text:p>2019-10-21 16:05:21</text:p>
          </table:table-cell>
          <table:table-cell table:style-name="ce7" table:formula="of:=[.A869]" office:value-type="date" office:date-value="2019-10-21T16:05:20.917801" calcext:value-type="date">
            <text:p>2019-10-21 16:05:21</text:p>
          </table:table-cell>
          <table:table-cell table:formula="of:=TRUNC([.A869])" office:value-type="float" office:value="43759" calcext:value-type="float">
            <text:p>43759</text:p>
          </table:table-cell>
          <table:table-cell table:style-name="ce12" table:formula="of:=[.B869]-[.C869]" office:value-type="date" office:date-value="1899-12-30T16:05:20.91780120973" calcext:value-type="date">
            <text:p>12/30/99 04:05 PM</text:p>
          </table:table-cell>
          <table:table-cell table:formula="of:=MOD([.E868]-[.$E$2];[.$H$2])+1+[.$E$2]" office:value-type="float" office:value="247" calcext:value-type="float">
            <text:p>247</text:p>
          </table:table-cell>
          <table:table-cell table:formula="of:=MOD([.F868]+1/[.$H$2];5)" office:value-type="float" office:value="4.4333333333333" calcext:value-type="float">
            <text:p>4,4333333333333</text:p>
          </table:table-cell>
          <table:table-cell table:formula="of:=IF([.F869]&lt;0.000001;[.G868]+2+1/[.$H$2];[.G868]+1/[.$H$2])" office:value-type="float" office:value="14.4333333333336" calcext:value-type="float">
            <text:p>14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0]))" office:value-type="date" office:date-value="2019-10-21T15:54:27.457297" calcext:value-type="date">
            <text:p>2019-10-21 15:54:27</text:p>
          </table:table-cell>
          <table:table-cell table:style-name="ce7" table:formula="of:=[.A870]" office:value-type="date" office:date-value="2019-10-21T15:54:27.457297" calcext:value-type="date">
            <text:p>2019-10-21 15:54:27</text:p>
          </table:table-cell>
          <table:table-cell table:formula="of:=TRUNC([.A870])" office:value-type="float" office:value="43759" calcext:value-type="float">
            <text:p>43759</text:p>
          </table:table-cell>
          <table:table-cell table:style-name="ce12" table:formula="of:=[.B870]-[.C870]" office:value-type="date" office:date-value="1899-12-30T15:54:27.45729725808" calcext:value-type="date">
            <text:p>12/30/99 03:54 PM</text:p>
          </table:table-cell>
          <table:table-cell table:formula="of:=MOD([.E869]-[.$E$2];[.$H$2])+1+[.$E$2]" office:value-type="float" office:value="248" calcext:value-type="float">
            <text:p>248</text:p>
          </table:table-cell>
          <table:table-cell table:formula="of:=MOD([.F869]+1/[.$H$2];5)" office:value-type="float" office:value="4.44999999999996" calcext:value-type="float">
            <text:p>4,44999999999996</text:p>
          </table:table-cell>
          <table:table-cell table:formula="of:=IF([.F870]&lt;0.000001;[.G869]+2+1/[.$H$2];[.G869]+1/[.$H$2])" office:value-type="float" office:value="14.4500000000003" calcext:value-type="float">
            <text:p>14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1]))" office:value-type="date" office:date-value="2019-10-21T16:01:38.298279" calcext:value-type="date">
            <text:p>2019-10-21 16:01:38</text:p>
          </table:table-cell>
          <table:table-cell table:style-name="ce7" table:formula="of:=[.A871]" office:value-type="date" office:date-value="2019-10-21T16:01:38.298279" calcext:value-type="date">
            <text:p>2019-10-21 16:01:38</text:p>
          </table:table-cell>
          <table:table-cell table:formula="of:=TRUNC([.A871])" office:value-type="float" office:value="43759" calcext:value-type="float">
            <text:p>43759</text:p>
          </table:table-cell>
          <table:table-cell table:style-name="ce12" table:formula="of:=[.B871]-[.C871]" office:value-type="date" office:date-value="1899-12-30T16:01:38.29827910289" calcext:value-type="date">
            <text:p>12/30/99 04:01 PM</text:p>
          </table:table-cell>
          <table:table-cell table:formula="of:=MOD([.E870]-[.$E$2];[.$H$2])+1+[.$E$2]" office:value-type="float" office:value="249" calcext:value-type="float">
            <text:p>249</text:p>
          </table:table-cell>
          <table:table-cell table:formula="of:=MOD([.F870]+1/[.$H$2];5)" office:value-type="float" office:value="4.46666666666663" calcext:value-type="float">
            <text:p>4,46666666666663</text:p>
          </table:table-cell>
          <table:table-cell table:formula="of:=IF([.F871]&lt;0.000001;[.G870]+2+1/[.$H$2];[.G870]+1/[.$H$2])" office:value-type="float" office:value="14.466666666667" calcext:value-type="float">
            <text:p>14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2]))" office:value-type="date" office:date-value="2019-10-21T15:44:38.027761" calcext:value-type="date">
            <text:p>2019-10-21 15:44:38</text:p>
          </table:table-cell>
          <table:table-cell table:style-name="ce7" table:formula="of:=[.A872]" office:value-type="date" office:date-value="2019-10-21T15:44:38.027761" calcext:value-type="date">
            <text:p>2019-10-21 15:44:38</text:p>
          </table:table-cell>
          <table:table-cell table:formula="of:=TRUNC([.A872])" office:value-type="float" office:value="43759" calcext:value-type="float">
            <text:p>43759</text:p>
          </table:table-cell>
          <table:table-cell table:style-name="ce12" table:formula="of:=[.B872]-[.C872]" office:value-type="date" office:date-value="1899-12-30T15:44:38.02776074968" calcext:value-type="date">
            <text:p>12/30/99 03:44 PM</text:p>
          </table:table-cell>
          <table:table-cell table:formula="of:=MOD([.E871]-[.$E$2];[.$H$2])+1+[.$E$2]" office:value-type="float" office:value="250" calcext:value-type="float">
            <text:p>250</text:p>
          </table:table-cell>
          <table:table-cell table:formula="of:=MOD([.F871]+1/[.$H$2];5)" office:value-type="float" office:value="4.4833333333333" calcext:value-type="float">
            <text:p>4,4833333333333</text:p>
          </table:table-cell>
          <table:table-cell table:formula="of:=IF([.F872]&lt;0.000001;[.G871]+2+1/[.$H$2];[.G871]+1/[.$H$2])" office:value-type="float" office:value="14.4833333333336" calcext:value-type="float">
            <text:p>14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3]))" office:value-type="date" office:date-value="2019-10-21T15:24:06.389017" calcext:value-type="date">
            <text:p>2019-10-21 15:24:06</text:p>
          </table:table-cell>
          <table:table-cell table:style-name="ce7" table:formula="of:=[.A873]" office:value-type="date" office:date-value="2019-10-21T15:24:06.389017" calcext:value-type="date">
            <text:p>2019-10-21 15:24:06</text:p>
          </table:table-cell>
          <table:table-cell table:formula="of:=TRUNC([.A873])" office:value-type="float" office:value="43759" calcext:value-type="float">
            <text:p>43759</text:p>
          </table:table-cell>
          <table:table-cell table:style-name="ce12" table:formula="of:=[.B873]-[.C873]" office:value-type="date" office:date-value="1899-12-30T15:24:06.38901650906" calcext:value-type="date">
            <text:p>12/30/99 03:24 PM</text:p>
          </table:table-cell>
          <table:table-cell table:formula="of:=MOD([.E872]-[.$E$2];[.$H$2])+1+[.$E$2]" office:value-type="float" office:value="251" calcext:value-type="float">
            <text:p>251</text:p>
          </table:table-cell>
          <table:table-cell table:formula="of:=MOD([.F872]+1/[.$H$2];5)" office:value-type="float" office:value="4.49999999999996" calcext:value-type="float">
            <text:p>4,49999999999996</text:p>
          </table:table-cell>
          <table:table-cell table:formula="of:=IF([.F873]&lt;0.000001;[.G872]+2+1/[.$H$2];[.G872]+1/[.$H$2])" office:value-type="float" office:value="14.5000000000003" calcext:value-type="float">
            <text:p>14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4]))" office:value-type="date" office:date-value="2019-10-21T15:33:28.091538" calcext:value-type="date">
            <text:p>2019-10-21 15:33:28</text:p>
          </table:table-cell>
          <table:table-cell table:style-name="ce7" table:formula="of:=[.A874]" office:value-type="date" office:date-value="2019-10-21T15:33:28.091538" calcext:value-type="date">
            <text:p>2019-10-21 15:33:28</text:p>
          </table:table-cell>
          <table:table-cell table:formula="of:=TRUNC([.A874])" office:value-type="float" office:value="43759" calcext:value-type="float">
            <text:p>43759</text:p>
          </table:table-cell>
          <table:table-cell table:style-name="ce12" table:formula="of:=[.B874]-[.C874]" office:value-type="date" office:date-value="1899-12-30T15:33:28.09153772425" calcext:value-type="date">
            <text:p>12/30/99 03:33 PM</text:p>
          </table:table-cell>
          <table:table-cell table:formula="of:=MOD([.E873]-[.$E$2];[.$H$2])+1+[.$E$2]" office:value-type="float" office:value="252" calcext:value-type="float">
            <text:p>252</text:p>
          </table:table-cell>
          <table:table-cell table:formula="of:=MOD([.F873]+1/[.$H$2];5)" office:value-type="float" office:value="4.51666666666663" calcext:value-type="float">
            <text:p>4,51666666666663</text:p>
          </table:table-cell>
          <table:table-cell table:formula="of:=IF([.F874]&lt;0.000001;[.G873]+2+1/[.$H$2];[.G873]+1/[.$H$2])" office:value-type="float" office:value="14.516666666667" calcext:value-type="float">
            <text:p>14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5]))" office:value-type="date" office:date-value="2019-10-21T15:52:48.080434" calcext:value-type="date">
            <text:p>2019-10-21 15:52:48</text:p>
          </table:table-cell>
          <table:table-cell table:style-name="ce7" table:formula="of:=[.A875]" office:value-type="date" office:date-value="2019-10-21T15:52:48.080434" calcext:value-type="date">
            <text:p>2019-10-21 15:52:48</text:p>
          </table:table-cell>
          <table:table-cell table:formula="of:=TRUNC([.A875])" office:value-type="float" office:value="43759" calcext:value-type="float">
            <text:p>43759</text:p>
          </table:table-cell>
          <table:table-cell table:style-name="ce12" table:formula="of:=[.B875]-[.C875]" office:value-type="date" office:date-value="1899-12-30T15:52:48.08043359779" calcext:value-type="date">
            <text:p>12/30/99 03:52 PM</text:p>
          </table:table-cell>
          <table:table-cell table:formula="of:=MOD([.E874]-[.$E$2];[.$H$2])+1+[.$E$2]" office:value-type="float" office:value="253" calcext:value-type="float">
            <text:p>253</text:p>
          </table:table-cell>
          <table:table-cell table:formula="of:=MOD([.F874]+1/[.$H$2];5)" office:value-type="float" office:value="4.5333333333333" calcext:value-type="float">
            <text:p>4,5333333333333</text:p>
          </table:table-cell>
          <table:table-cell table:formula="of:=IF([.F875]&lt;0.000001;[.G874]+2+1/[.$H$2];[.G874]+1/[.$H$2])" office:value-type="float" office:value="14.5333333333336" calcext:value-type="float">
            <text:p>14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6]))" office:value-type="date" office:date-value="2019-10-21T16:00:58.090031" calcext:value-type="date">
            <text:p>2019-10-21 16:00:58</text:p>
          </table:table-cell>
          <table:table-cell table:style-name="ce7" table:formula="of:=[.A876]" office:value-type="date" office:date-value="2019-10-21T16:00:58.090031" calcext:value-type="date">
            <text:p>2019-10-21 16:00:58</text:p>
          </table:table-cell>
          <table:table-cell table:formula="of:=TRUNC([.A876])" office:value-type="float" office:value="43759" calcext:value-type="float">
            <text:p>43759</text:p>
          </table:table-cell>
          <table:table-cell table:style-name="ce12" table:formula="of:=[.B876]-[.C876]" office:value-type="date" office:date-value="1899-12-30T16:00:58.09003121685" calcext:value-type="date">
            <text:p>12/30/99 04:00 PM</text:p>
          </table:table-cell>
          <table:table-cell table:formula="of:=MOD([.E875]-[.$E$2];[.$H$2])+1+[.$E$2]" office:value-type="float" office:value="254" calcext:value-type="float">
            <text:p>254</text:p>
          </table:table-cell>
          <table:table-cell table:formula="of:=MOD([.F875]+1/[.$H$2];5)" office:value-type="float" office:value="4.54999999999996" calcext:value-type="float">
            <text:p>4,54999999999996</text:p>
          </table:table-cell>
          <table:table-cell table:formula="of:=IF([.F876]&lt;0.000001;[.G875]+2+1/[.$H$2];[.G875]+1/[.$H$2])" office:value-type="float" office:value="14.5500000000003" calcext:value-type="float">
            <text:p>14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7]))" office:value-type="date" office:date-value="2019-10-21T16:04:10.390915" calcext:value-type="date">
            <text:p>2019-10-21 16:04:10</text:p>
          </table:table-cell>
          <table:table-cell table:style-name="ce7" table:formula="of:=[.A877]" office:value-type="date" office:date-value="2019-10-21T16:04:10.390915" calcext:value-type="date">
            <text:p>2019-10-21 16:04:10</text:p>
          </table:table-cell>
          <table:table-cell table:formula="of:=TRUNC([.A877])" office:value-type="float" office:value="43759" calcext:value-type="float">
            <text:p>43759</text:p>
          </table:table-cell>
          <table:table-cell table:style-name="ce12" table:formula="of:=[.B877]-[.C877]" office:value-type="date" office:date-value="1899-12-30T16:04:10.39091496728" calcext:value-type="date">
            <text:p>12/30/99 04:04 PM</text:p>
          </table:table-cell>
          <table:table-cell table:formula="of:=MOD([.E876]-[.$E$2];[.$H$2])+1+[.$E$2]" office:value-type="float" office:value="255" calcext:value-type="float">
            <text:p>255</text:p>
          </table:table-cell>
          <table:table-cell table:formula="of:=MOD([.F876]+1/[.$H$2];5)" office:value-type="float" office:value="4.56666666666663" calcext:value-type="float">
            <text:p>4,56666666666663</text:p>
          </table:table-cell>
          <table:table-cell table:formula="of:=IF([.F877]&lt;0.000001;[.G876]+2+1/[.$H$2];[.G876]+1/[.$H$2])" office:value-type="float" office:value="14.566666666667" calcext:value-type="float">
            <text:p>14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8]))" office:value-type="date" office:date-value="2019-10-21T16:02:38.163945" calcext:value-type="date">
            <text:p>2019-10-21 16:02:38</text:p>
          </table:table-cell>
          <table:table-cell table:style-name="ce7" table:formula="of:=[.A878]" office:value-type="date" office:date-value="2019-10-21T16:02:38.163945" calcext:value-type="date">
            <text:p>2019-10-21 16:02:38</text:p>
          </table:table-cell>
          <table:table-cell table:formula="of:=TRUNC([.A878])" office:value-type="float" office:value="43759" calcext:value-type="float">
            <text:p>43759</text:p>
          </table:table-cell>
          <table:table-cell table:style-name="ce12" table:formula="of:=[.B878]-[.C878]" office:value-type="date" office:date-value="1899-12-30T16:02:38.16394463181" calcext:value-type="date">
            <text:p>12/30/99 04:02 PM</text:p>
          </table:table-cell>
          <table:table-cell table:formula="of:=MOD([.E877]-[.$E$2];[.$H$2])+1+[.$E$2]" office:value-type="float" office:value="256" calcext:value-type="float">
            <text:p>256</text:p>
          </table:table-cell>
          <table:table-cell table:formula="of:=MOD([.F877]+1/[.$H$2];5)" office:value-type="float" office:value="4.5833333333333" calcext:value-type="float">
            <text:p>4,5833333333333</text:p>
          </table:table-cell>
          <table:table-cell table:formula="of:=IF([.F878]&lt;0.000001;[.G877]+2+1/[.$H$2];[.G877]+1/[.$H$2])" office:value-type="float" office:value="14.5833333333336" calcext:value-type="float">
            <text:p>14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9]))" office:value-type="date" office:date-value="2019-10-21T15:11:27.276208" calcext:value-type="date">
            <text:p>2019-10-21 15:11:27</text:p>
          </table:table-cell>
          <table:table-cell table:style-name="ce7" table:formula="of:=[.A879]" office:value-type="date" office:date-value="2019-10-21T15:11:27.276208" calcext:value-type="date">
            <text:p>2019-10-21 15:11:27</text:p>
          </table:table-cell>
          <table:table-cell table:formula="of:=TRUNC([.A879])" office:value-type="float" office:value="43759" calcext:value-type="float">
            <text:p>43759</text:p>
          </table:table-cell>
          <table:table-cell table:style-name="ce12" table:formula="of:=[.B879]-[.C879]" office:value-type="date" office:date-value="1899-12-30T15:11:27.27620767895" calcext:value-type="date">
            <text:p>12/30/99 03:11 PM</text:p>
          </table:table-cell>
          <table:table-cell table:formula="of:=MOD([.E878]-[.$E$2];[.$H$2])+1+[.$E$2]" office:value-type="float" office:value="257" calcext:value-type="float">
            <text:p>257</text:p>
          </table:table-cell>
          <table:table-cell table:formula="of:=MOD([.F878]+1/[.$H$2];5)" office:value-type="float" office:value="4.59999999999996" calcext:value-type="float">
            <text:p>4,59999999999996</text:p>
          </table:table-cell>
          <table:table-cell table:formula="of:=IF([.F879]&lt;0.000001;[.G878]+2+1/[.$H$2];[.G878]+1/[.$H$2])" office:value-type="float" office:value="14.6000000000003" calcext:value-type="float">
            <text:p>14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0]))" office:value-type="date" office:date-value="2019-10-21T15:40:22.386392" calcext:value-type="date">
            <text:p>2019-10-21 15:40:22</text:p>
          </table:table-cell>
          <table:table-cell table:style-name="ce7" table:formula="of:=[.A880]" office:value-type="date" office:date-value="2019-10-21T15:40:22.386392" calcext:value-type="date">
            <text:p>2019-10-21 15:40:22</text:p>
          </table:table-cell>
          <table:table-cell table:formula="of:=TRUNC([.A880])" office:value-type="float" office:value="43759" calcext:value-type="float">
            <text:p>43759</text:p>
          </table:table-cell>
          <table:table-cell table:style-name="ce12" table:formula="of:=[.B880]-[.C880]" office:value-type="date" office:date-value="1899-12-30T15:40:22.38639187999" calcext:value-type="date">
            <text:p>12/30/99 03:40 PM</text:p>
          </table:table-cell>
          <table:table-cell table:formula="of:=MOD([.E879]-[.$E$2];[.$H$2])+1+[.$E$2]" office:value-type="float" office:value="258" calcext:value-type="float">
            <text:p>258</text:p>
          </table:table-cell>
          <table:table-cell table:formula="of:=MOD([.F879]+1/[.$H$2];5)" office:value-type="float" office:value="4.61666666666663" calcext:value-type="float">
            <text:p>4,61666666666663</text:p>
          </table:table-cell>
          <table:table-cell table:formula="of:=IF([.F880]&lt;0.000001;[.G879]+2+1/[.$H$2];[.G879]+1/[.$H$2])" office:value-type="float" office:value="14.616666666667" calcext:value-type="float">
            <text:p>14,6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1]))" office:value-type="date" office:date-value="2019-10-21T15:52:38.428967" calcext:value-type="date">
            <text:p>2019-10-21 15:52:38</text:p>
          </table:table-cell>
          <table:table-cell table:style-name="ce7" table:formula="of:=[.A881]" office:value-type="date" office:date-value="2019-10-21T15:52:38.428967" calcext:value-type="date">
            <text:p>2019-10-21 15:52:38</text:p>
          </table:table-cell>
          <table:table-cell table:formula="of:=TRUNC([.A881])" office:value-type="float" office:value="43759" calcext:value-type="float">
            <text:p>43759</text:p>
          </table:table-cell>
          <table:table-cell table:style-name="ce12" table:formula="of:=[.B881]-[.C881]" office:value-type="date" office:date-value="1899-12-30T15:52:38.42896713875" calcext:value-type="date">
            <text:p>12/30/99 03:52 PM</text:p>
          </table:table-cell>
          <table:table-cell table:formula="of:=MOD([.E880]-[.$E$2];[.$H$2])+1+[.$E$2]" office:value-type="float" office:value="259" calcext:value-type="float">
            <text:p>259</text:p>
          </table:table-cell>
          <table:table-cell table:formula="of:=MOD([.F880]+1/[.$H$2];5)" office:value-type="float" office:value="4.6333333333333" calcext:value-type="float">
            <text:p>4,6333333333333</text:p>
          </table:table-cell>
          <table:table-cell table:formula="of:=IF([.F881]&lt;0.000001;[.G880]+2+1/[.$H$2];[.G880]+1/[.$H$2])" office:value-type="float" office:value="14.6333333333336" calcext:value-type="float">
            <text:p>14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2]))" office:value-type="date" office:date-value="2019-10-21T15:33:05.942198" calcext:value-type="date">
            <text:p>2019-10-21 15:33:06</text:p>
          </table:table-cell>
          <table:table-cell table:style-name="ce7" table:formula="of:=[.A882]" office:value-type="date" office:date-value="2019-10-21T15:33:05.942198" calcext:value-type="date">
            <text:p>2019-10-21 15:33:06</text:p>
          </table:table-cell>
          <table:table-cell table:formula="of:=TRUNC([.A882])" office:value-type="float" office:value="43759" calcext:value-type="float">
            <text:p>43759</text:p>
          </table:table-cell>
          <table:table-cell table:style-name="ce12" table:formula="of:=[.B882]-[.C882]" office:value-type="date" office:date-value="1899-12-30T15:33:05.94219787046" calcext:value-type="date">
            <text:p>12/30/99 03:33 PM</text:p>
          </table:table-cell>
          <table:table-cell table:formula="of:=MOD([.E881]-[.$E$2];[.$H$2])+1+[.$E$2]" office:value-type="float" office:value="260" calcext:value-type="float">
            <text:p>260</text:p>
          </table:table-cell>
          <table:table-cell table:formula="of:=MOD([.F881]+1/[.$H$2];5)" office:value-type="float" office:value="4.64999999999996" calcext:value-type="float">
            <text:p>4,64999999999996</text:p>
          </table:table-cell>
          <table:table-cell table:formula="of:=IF([.F882]&lt;0.000001;[.G881]+2+1/[.$H$2];[.G881]+1/[.$H$2])" office:value-type="float" office:value="14.6500000000003" calcext:value-type="float">
            <text:p>14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3]))" office:value-type="date" office:date-value="2019-10-21T15:40:57.915328" calcext:value-type="date">
            <text:p>2019-10-21 15:40:58</text:p>
          </table:table-cell>
          <table:table-cell table:style-name="ce7" table:formula="of:=[.A883]" office:value-type="date" office:date-value="2019-10-21T15:40:57.915328" calcext:value-type="date">
            <text:p>2019-10-21 15:40:58</text:p>
          </table:table-cell>
          <table:table-cell table:formula="of:=TRUNC([.A883])" office:value-type="float" office:value="43759" calcext:value-type="float">
            <text:p>43759</text:p>
          </table:table-cell>
          <table:table-cell table:style-name="ce12" table:formula="of:=[.B883]-[.C883]" office:value-type="date" office:date-value="1899-12-30T15:40:57.91532811709" calcext:value-type="date">
            <text:p>12/30/99 03:40 PM</text:p>
          </table:table-cell>
          <table:table-cell table:formula="of:=MOD([.E882]-[.$E$2];[.$H$2])+1+[.$E$2]" office:value-type="float" office:value="261" calcext:value-type="float">
            <text:p>261</text:p>
          </table:table-cell>
          <table:table-cell table:formula="of:=MOD([.F882]+1/[.$H$2];5)" office:value-type="float" office:value="4.66666666666663" calcext:value-type="float">
            <text:p>4,66666666666663</text:p>
          </table:table-cell>
          <table:table-cell table:formula="of:=IF([.F883]&lt;0.000001;[.G882]+2+1/[.$H$2];[.G882]+1/[.$H$2])" office:value-type="float" office:value="14.666666666667" calcext:value-type="float">
            <text:p>14,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4]))" office:value-type="date" office:date-value="2019-10-21T15:08:01.943003" calcext:value-type="date">
            <text:p>2019-10-21 15:08:02</text:p>
          </table:table-cell>
          <table:table-cell table:style-name="ce7" table:formula="of:=[.A884]" office:value-type="date" office:date-value="2019-10-21T15:08:01.943003" calcext:value-type="date">
            <text:p>2019-10-21 15:08:02</text:p>
          </table:table-cell>
          <table:table-cell table:formula="of:=TRUNC([.A884])" office:value-type="float" office:value="43759" calcext:value-type="float">
            <text:p>43759</text:p>
          </table:table-cell>
          <table:table-cell table:style-name="ce12" table:formula="of:=[.B884]-[.C884]" office:value-type="date" office:date-value="1899-12-30T15:08:01.9430029951" calcext:value-type="date">
            <text:p>12/30/99 03:08 PM</text:p>
          </table:table-cell>
          <table:table-cell table:formula="of:=MOD([.E883]-[.$E$2];[.$H$2])+1+[.$E$2]" office:value-type="float" office:value="262" calcext:value-type="float">
            <text:p>262</text:p>
          </table:table-cell>
          <table:table-cell table:formula="of:=MOD([.F883]+1/[.$H$2];5)" office:value-type="float" office:value="4.6833333333333" calcext:value-type="float">
            <text:p>4,6833333333333</text:p>
          </table:table-cell>
          <table:table-cell table:formula="of:=IF([.F884]&lt;0.000001;[.G883]+2+1/[.$H$2];[.G883]+1/[.$H$2])" office:value-type="float" office:value="14.6833333333336" calcext:value-type="float">
            <text:p>14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5]))" office:value-type="date" office:date-value="2019-10-21T16:07:06.454526" calcext:value-type="date">
            <text:p>2019-10-21 16:07:06</text:p>
          </table:table-cell>
          <table:table-cell table:style-name="ce7" table:formula="of:=[.A885]" office:value-type="date" office:date-value="2019-10-21T16:07:06.454526" calcext:value-type="date">
            <text:p>2019-10-21 16:07:06</text:p>
          </table:table-cell>
          <table:table-cell table:formula="of:=TRUNC([.A885])" office:value-type="float" office:value="43759" calcext:value-type="float">
            <text:p>43759</text:p>
          </table:table-cell>
          <table:table-cell table:style-name="ce12" table:formula="of:=[.B885]-[.C885]" office:value-type="date" office:date-value="1899-12-30T16:07:06.45452572033" calcext:value-type="date">
            <text:p>12/30/99 04:07 PM</text:p>
          </table:table-cell>
          <table:table-cell table:formula="of:=MOD([.E884]-[.$E$2];[.$H$2])+1+[.$E$2]" office:value-type="float" office:value="263" calcext:value-type="float">
            <text:p>263</text:p>
          </table:table-cell>
          <table:table-cell table:formula="of:=MOD([.F884]+1/[.$H$2];5)" office:value-type="float" office:value="4.69999999999996" calcext:value-type="float">
            <text:p>4,69999999999996</text:p>
          </table:table-cell>
          <table:table-cell table:formula="of:=IF([.F885]&lt;0.000001;[.G884]+2+1/[.$H$2];[.G884]+1/[.$H$2])" office:value-type="float" office:value="14.7000000000003" calcext:value-type="float">
            <text:p>14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6]))" office:value-type="date" office:date-value="2019-10-21T15:39:04.004253" calcext:value-type="date">
            <text:p>2019-10-21 15:39:04</text:p>
          </table:table-cell>
          <table:table-cell table:style-name="ce7" table:formula="of:=[.A886]" office:value-type="date" office:date-value="2019-10-21T15:39:04.004253" calcext:value-type="date">
            <text:p>2019-10-21 15:39:04</text:p>
          </table:table-cell>
          <table:table-cell table:formula="of:=TRUNC([.A886])" office:value-type="float" office:value="43759" calcext:value-type="float">
            <text:p>43759</text:p>
          </table:table-cell>
          <table:table-cell table:style-name="ce12" table:formula="of:=[.B886]-[.C886]" office:value-type="date" office:date-value="1899-12-30T15:39:04.00425315835" calcext:value-type="date">
            <text:p>12/30/99 03:39 PM</text:p>
          </table:table-cell>
          <table:table-cell table:formula="of:=MOD([.E885]-[.$E$2];[.$H$2])+1+[.$E$2]" office:value-type="float" office:value="264" calcext:value-type="float">
            <text:p>264</text:p>
          </table:table-cell>
          <table:table-cell table:formula="of:=MOD([.F885]+1/[.$H$2];5)" office:value-type="float" office:value="4.71666666666663" calcext:value-type="float">
            <text:p>4,71666666666663</text:p>
          </table:table-cell>
          <table:table-cell table:formula="of:=IF([.F886]&lt;0.000001;[.G885]+2+1/[.$H$2];[.G885]+1/[.$H$2])" office:value-type="float" office:value="14.716666666667" calcext:value-type="float">
            <text:p>14,7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7]))" office:value-type="date" office:date-value="2019-10-21T15:30:23.053432" calcext:value-type="date">
            <text:p>2019-10-21 15:30:23</text:p>
          </table:table-cell>
          <table:table-cell table:style-name="ce7" table:formula="of:=[.A887]" office:value-type="date" office:date-value="2019-10-21T15:30:23.053432" calcext:value-type="date">
            <text:p>2019-10-21 15:30:23</text:p>
          </table:table-cell>
          <table:table-cell table:formula="of:=TRUNC([.A887])" office:value-type="float" office:value="43759" calcext:value-type="float">
            <text:p>43759</text:p>
          </table:table-cell>
          <table:table-cell table:style-name="ce12" table:formula="of:=[.B887]-[.C887]" office:value-type="date" office:date-value="1899-12-30T15:30:23.05343204644" calcext:value-type="date">
            <text:p>12/30/99 03:30 PM</text:p>
          </table:table-cell>
          <table:table-cell table:formula="of:=MOD([.E886]-[.$E$2];[.$H$2])+1+[.$E$2]" office:value-type="float" office:value="265" calcext:value-type="float">
            <text:p>265</text:p>
          </table:table-cell>
          <table:table-cell table:formula="of:=MOD([.F886]+1/[.$H$2];5)" office:value-type="float" office:value="4.7333333333333" calcext:value-type="float">
            <text:p>4,7333333333333</text:p>
          </table:table-cell>
          <table:table-cell table:formula="of:=IF([.F887]&lt;0.000001;[.G886]+2+1/[.$H$2];[.G886]+1/[.$H$2])" office:value-type="float" office:value="14.7333333333336" calcext:value-type="float">
            <text:p>14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8]))" office:value-type="date" office:date-value="2019-10-21T15:38:08.130195" calcext:value-type="date">
            <text:p>2019-10-21 15:38:08</text:p>
          </table:table-cell>
          <table:table-cell table:style-name="ce7" table:formula="of:=[.A888]" office:value-type="date" office:date-value="2019-10-21T15:38:08.130195" calcext:value-type="date">
            <text:p>2019-10-21 15:38:08</text:p>
          </table:table-cell>
          <table:table-cell table:formula="of:=TRUNC([.A888])" office:value-type="float" office:value="43759" calcext:value-type="float">
            <text:p>43759</text:p>
          </table:table-cell>
          <table:table-cell table:style-name="ce12" table:formula="of:=[.B888]-[.C888]" office:value-type="date" office:date-value="1899-12-30T15:38:08.13019492663" calcext:value-type="date">
            <text:p>12/30/99 03:38 PM</text:p>
          </table:table-cell>
          <table:table-cell table:formula="of:=MOD([.E887]-[.$E$2];[.$H$2])+1+[.$E$2]" office:value-type="float" office:value="266" calcext:value-type="float">
            <text:p>266</text:p>
          </table:table-cell>
          <table:table-cell table:formula="of:=MOD([.F887]+1/[.$H$2];5)" office:value-type="float" office:value="4.74999999999996" calcext:value-type="float">
            <text:p>4,74999999999996</text:p>
          </table:table-cell>
          <table:table-cell table:formula="of:=IF([.F888]&lt;0.000001;[.G887]+2+1/[.$H$2];[.G887]+1/[.$H$2])" office:value-type="float" office:value="14.7500000000003" calcext:value-type="float">
            <text:p>14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9]))" office:value-type="date" office:date-value="2019-10-21T15:37:13.660354" calcext:value-type="date">
            <text:p>2019-10-21 15:37:14</text:p>
          </table:table-cell>
          <table:table-cell table:style-name="ce7" table:formula="of:=[.A889]" office:value-type="date" office:date-value="2019-10-21T15:37:13.660354" calcext:value-type="date">
            <text:p>2019-10-21 15:37:14</text:p>
          </table:table-cell>
          <table:table-cell table:formula="of:=TRUNC([.A889])" office:value-type="float" office:value="43759" calcext:value-type="float">
            <text:p>43759</text:p>
          </table:table-cell>
          <table:table-cell table:style-name="ce12" table:formula="of:=[.B889]-[.C889]" office:value-type="date" office:date-value="1899-12-30T15:37:13.66035358049" calcext:value-type="date">
            <text:p>12/30/99 03:37 PM</text:p>
          </table:table-cell>
          <table:table-cell table:formula="of:=MOD([.E888]-[.$E$2];[.$H$2])+1+[.$E$2]" office:value-type="float" office:value="267" calcext:value-type="float">
            <text:p>267</text:p>
          </table:table-cell>
          <table:table-cell table:formula="of:=MOD([.F888]+1/[.$H$2];5)" office:value-type="float" office:value="4.76666666666663" calcext:value-type="float">
            <text:p>4,76666666666663</text:p>
          </table:table-cell>
          <table:table-cell table:formula="of:=IF([.F889]&lt;0.000001;[.G888]+2+1/[.$H$2];[.G888]+1/[.$H$2])" office:value-type="float" office:value="14.766666666667" calcext:value-type="float">
            <text:p>14,7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0]))" office:value-type="date" office:date-value="2019-10-21T15:48:46.401139" calcext:value-type="date">
            <text:p>2019-10-21 15:48:46</text:p>
          </table:table-cell>
          <table:table-cell table:style-name="ce7" table:formula="of:=[.A890]" office:value-type="date" office:date-value="2019-10-21T15:48:46.401139" calcext:value-type="date">
            <text:p>2019-10-21 15:48:46</text:p>
          </table:table-cell>
          <table:table-cell table:formula="of:=TRUNC([.A890])" office:value-type="float" office:value="43759" calcext:value-type="float">
            <text:p>43759</text:p>
          </table:table-cell>
          <table:table-cell table:style-name="ce12" table:formula="of:=[.B890]-[.C890]" office:value-type="date" office:date-value="1899-12-30T15:48:46.40113946982" calcext:value-type="date">
            <text:p>12/30/99 03:48 PM</text:p>
          </table:table-cell>
          <table:table-cell table:formula="of:=MOD([.E889]-[.$E$2];[.$H$2])+1+[.$E$2]" office:value-type="float" office:value="268" calcext:value-type="float">
            <text:p>268</text:p>
          </table:table-cell>
          <table:table-cell table:formula="of:=MOD([.F889]+1/[.$H$2];5)" office:value-type="float" office:value="4.7833333333333" calcext:value-type="float">
            <text:p>4,7833333333333</text:p>
          </table:table-cell>
          <table:table-cell table:formula="of:=IF([.F890]&lt;0.000001;[.G889]+2+1/[.$H$2];[.G889]+1/[.$H$2])" office:value-type="float" office:value="14.7833333333336" calcext:value-type="float">
            <text:p>14,7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1]))" office:value-type="date" office:date-value="2019-10-21T15:40:26.029752" calcext:value-type="date">
            <text:p>2019-10-21 15:40:26</text:p>
          </table:table-cell>
          <table:table-cell table:style-name="ce7" table:formula="of:=[.A891]" office:value-type="date" office:date-value="2019-10-21T15:40:26.029752" calcext:value-type="date">
            <text:p>2019-10-21 15:40:26</text:p>
          </table:table-cell>
          <table:table-cell table:formula="of:=TRUNC([.A891])" office:value-type="float" office:value="43759" calcext:value-type="float">
            <text:p>43759</text:p>
          </table:table-cell>
          <table:table-cell table:style-name="ce12" table:formula="of:=[.B891]-[.C891]" office:value-type="date" office:date-value="1899-12-30T15:40:26.02975184564" calcext:value-type="date">
            <text:p>12/30/99 03:40 PM</text:p>
          </table:table-cell>
          <table:table-cell table:formula="of:=MOD([.E890]-[.$E$2];[.$H$2])+1+[.$E$2]" office:value-type="float" office:value="269" calcext:value-type="float">
            <text:p>269</text:p>
          </table:table-cell>
          <table:table-cell table:formula="of:=MOD([.F890]+1/[.$H$2];5)" office:value-type="float" office:value="4.79999999999996" calcext:value-type="float">
            <text:p>4,79999999999996</text:p>
          </table:table-cell>
          <table:table-cell table:formula="of:=IF([.F891]&lt;0.000001;[.G890]+2+1/[.$H$2];[.G890]+1/[.$H$2])" office:value-type="float" office:value="14.8000000000003" calcext:value-type="float">
            <text:p>14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2]))" office:value-type="date" office:date-value="2019-10-21T15:23:42.335565" calcext:value-type="date">
            <text:p>2019-10-21 15:23:42</text:p>
          </table:table-cell>
          <table:table-cell table:style-name="ce7" table:formula="of:=[.A892]" office:value-type="date" office:date-value="2019-10-21T15:23:42.335565" calcext:value-type="date">
            <text:p>2019-10-21 15:23:42</text:p>
          </table:table-cell>
          <table:table-cell table:formula="of:=TRUNC([.A892])" office:value-type="float" office:value="43759" calcext:value-type="float">
            <text:p>43759</text:p>
          </table:table-cell>
          <table:table-cell table:style-name="ce12" table:formula="of:=[.B892]-[.C892]" office:value-type="date" office:date-value="1899-12-30T15:23:42.33556495048" calcext:value-type="date">
            <text:p>12/30/99 03:23 PM</text:p>
          </table:table-cell>
          <table:table-cell table:formula="of:=MOD([.E891]-[.$E$2];[.$H$2])+1+[.$E$2]" office:value-type="float" office:value="270" calcext:value-type="float">
            <text:p>270</text:p>
          </table:table-cell>
          <table:table-cell table:formula="of:=MOD([.F891]+1/[.$H$2];5)" office:value-type="float" office:value="4.81666666666663" calcext:value-type="float">
            <text:p>4,81666666666663</text:p>
          </table:table-cell>
          <table:table-cell table:formula="of:=IF([.F892]&lt;0.000001;[.G891]+2+1/[.$H$2];[.G891]+1/[.$H$2])" office:value-type="float" office:value="14.816666666667" calcext:value-type="float">
            <text:p>14,8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3]))" office:value-type="date" office:date-value="2019-10-21T15:34:26.229477" calcext:value-type="date">
            <text:p>2019-10-21 15:34:26</text:p>
          </table:table-cell>
          <table:table-cell table:style-name="ce7" table:formula="of:=[.A893]" office:value-type="date" office:date-value="2019-10-21T15:34:26.229477" calcext:value-type="date">
            <text:p>2019-10-21 15:34:26</text:p>
          </table:table-cell>
          <table:table-cell table:formula="of:=TRUNC([.A893])" office:value-type="float" office:value="43759" calcext:value-type="float">
            <text:p>43759</text:p>
          </table:table-cell>
          <table:table-cell table:style-name="ce12" table:formula="of:=[.B893]-[.C893]" office:value-type="date" office:date-value="1899-12-30T15:34:26.22947738506" calcext:value-type="date">
            <text:p>12/30/99 03:34 PM</text:p>
          </table:table-cell>
          <table:table-cell table:formula="of:=MOD([.E892]-[.$E$2];[.$H$2])+1+[.$E$2]" office:value-type="float" office:value="271" calcext:value-type="float">
            <text:p>271</text:p>
          </table:table-cell>
          <table:table-cell table:formula="of:=MOD([.F892]+1/[.$H$2];5)" office:value-type="float" office:value="4.8333333333333" calcext:value-type="float">
            <text:p>4,8333333333333</text:p>
          </table:table-cell>
          <table:table-cell table:formula="of:=IF([.F893]&lt;0.000001;[.G892]+2+1/[.$H$2];[.G892]+1/[.$H$2])" office:value-type="float" office:value="14.8333333333336" calcext:value-type="float">
            <text:p>14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4]))" office:value-type="date" office:date-value="2019-10-21T15:25:40.138752" calcext:value-type="date">
            <text:p>2019-10-21 15:25:40</text:p>
          </table:table-cell>
          <table:table-cell table:style-name="ce7" table:formula="of:=[.A894]" office:value-type="date" office:date-value="2019-10-21T15:25:40.138752" calcext:value-type="date">
            <text:p>2019-10-21 15:25:40</text:p>
          </table:table-cell>
          <table:table-cell table:formula="of:=TRUNC([.A894])" office:value-type="float" office:value="43759" calcext:value-type="float">
            <text:p>43759</text:p>
          </table:table-cell>
          <table:table-cell table:style-name="ce12" table:formula="of:=[.B894]-[.C894]" office:value-type="date" office:date-value="1899-12-30T15:25:40.13875192031" calcext:value-type="date">
            <text:p>12/30/99 03:25 PM</text:p>
          </table:table-cell>
          <table:table-cell table:formula="of:=MOD([.E893]-[.$E$2];[.$H$2])+1+[.$E$2]" office:value-type="float" office:value="272" calcext:value-type="float">
            <text:p>272</text:p>
          </table:table-cell>
          <table:table-cell table:formula="of:=MOD([.F893]+1/[.$H$2];5)" office:value-type="float" office:value="4.84999999999996" calcext:value-type="float">
            <text:p>4,84999999999996</text:p>
          </table:table-cell>
          <table:table-cell table:formula="of:=IF([.F894]&lt;0.000001;[.G893]+2+1/[.$H$2];[.G893]+1/[.$H$2])" office:value-type="float" office:value="14.8500000000003" calcext:value-type="float">
            <text:p>14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5]))" office:value-type="date" office:date-value="2019-10-21T15:30:24.309749" calcext:value-type="date">
            <text:p>2019-10-21 15:30:24</text:p>
          </table:table-cell>
          <table:table-cell table:style-name="ce7" table:formula="of:=[.A895]" office:value-type="date" office:date-value="2019-10-21T15:30:24.309749" calcext:value-type="date">
            <text:p>2019-10-21 15:30:24</text:p>
          </table:table-cell>
          <table:table-cell table:formula="of:=TRUNC([.A895])" office:value-type="float" office:value="43759" calcext:value-type="float">
            <text:p>43759</text:p>
          </table:table-cell>
          <table:table-cell table:style-name="ce12" table:formula="of:=[.B895]-[.C895]" office:value-type="date" office:date-value="1899-12-30T15:30:24.30974941235" calcext:value-type="date">
            <text:p>12/30/99 03:30 PM</text:p>
          </table:table-cell>
          <table:table-cell table:formula="of:=MOD([.E894]-[.$E$2];[.$H$2])+1+[.$E$2]" office:value-type="float" office:value="273" calcext:value-type="float">
            <text:p>273</text:p>
          </table:table-cell>
          <table:table-cell table:formula="of:=MOD([.F894]+1/[.$H$2];5)" office:value-type="float" office:value="4.86666666666663" calcext:value-type="float">
            <text:p>4,86666666666663</text:p>
          </table:table-cell>
          <table:table-cell table:formula="of:=IF([.F895]&lt;0.000001;[.G894]+2+1/[.$H$2];[.G894]+1/[.$H$2])" office:value-type="float" office:value="14.866666666667" calcext:value-type="float">
            <text:p>14,8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6]))" office:value-type="date" office:date-value="2019-10-21T15:44:51.64176" calcext:value-type="date">
            <text:p>2019-10-21 15:44:52</text:p>
          </table:table-cell>
          <table:table-cell table:style-name="ce7" table:formula="of:=[.A896]" office:value-type="date" office:date-value="2019-10-21T15:44:51.64176" calcext:value-type="date">
            <text:p>2019-10-21 15:44:52</text:p>
          </table:table-cell>
          <table:table-cell table:formula="of:=TRUNC([.A896])" office:value-type="float" office:value="43759" calcext:value-type="float">
            <text:p>43759</text:p>
          </table:table-cell>
          <table:table-cell table:style-name="ce12" table:formula="of:=[.B896]-[.C896]" office:value-type="date" office:date-value="1899-12-30T15:44:51.6417597793" calcext:value-type="date">
            <text:p>12/30/99 03:44 PM</text:p>
          </table:table-cell>
          <table:table-cell table:formula="of:=MOD([.E895]-[.$E$2];[.$H$2])+1+[.$E$2]" office:value-type="float" office:value="274" calcext:value-type="float">
            <text:p>274</text:p>
          </table:table-cell>
          <table:table-cell table:formula="of:=MOD([.F895]+1/[.$H$2];5)" office:value-type="float" office:value="4.8833333333333" calcext:value-type="float">
            <text:p>4,8833333333333</text:p>
          </table:table-cell>
          <table:table-cell table:formula="of:=IF([.F896]&lt;0.000001;[.G895]+2+1/[.$H$2];[.G895]+1/[.$H$2])" office:value-type="float" office:value="14.8833333333337" calcext:value-type="float">
            <text:p>14,8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7]))" office:value-type="date" office:date-value="2019-10-21T15:27:19.012058" calcext:value-type="date">
            <text:p>2019-10-21 15:27:19</text:p>
          </table:table-cell>
          <table:table-cell table:style-name="ce7" table:formula="of:=[.A897]" office:value-type="date" office:date-value="2019-10-21T15:27:19.012058" calcext:value-type="date">
            <text:p>2019-10-21 15:27:19</text:p>
          </table:table-cell>
          <table:table-cell table:formula="of:=TRUNC([.A897])" office:value-type="float" office:value="43759" calcext:value-type="float">
            <text:p>43759</text:p>
          </table:table-cell>
          <table:table-cell table:style-name="ce12" table:formula="of:=[.B897]-[.C897]" office:value-type="date" office:date-value="1899-12-30T15:27:19.01205766015" calcext:value-type="date">
            <text:p>12/30/99 03:27 PM</text:p>
          </table:table-cell>
          <table:table-cell table:formula="of:=MOD([.E896]-[.$E$2];[.$H$2])+1+[.$E$2]" office:value-type="float" office:value="275" calcext:value-type="float">
            <text:p>275</text:p>
          </table:table-cell>
          <table:table-cell table:formula="of:=MOD([.F896]+1/[.$H$2];5)" office:value-type="float" office:value="4.89999999999996" calcext:value-type="float">
            <text:p>4,89999999999996</text:p>
          </table:table-cell>
          <table:table-cell table:formula="of:=IF([.F897]&lt;0.000001;[.G896]+2+1/[.$H$2];[.G896]+1/[.$H$2])" office:value-type="float" office:value="14.9000000000003" calcext:value-type="float">
            <text:p>14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8]))" office:value-type="date" office:date-value="2019-10-21T15:40:37.431029" calcext:value-type="date">
            <text:p>2019-10-21 15:40:37</text:p>
          </table:table-cell>
          <table:table-cell table:style-name="ce7" table:formula="of:=[.A898]" office:value-type="date" office:date-value="2019-10-21T15:40:37.431029" calcext:value-type="date">
            <text:p>2019-10-21 15:40:37</text:p>
          </table:table-cell>
          <table:table-cell table:formula="of:=TRUNC([.A898])" office:value-type="float" office:value="43759" calcext:value-type="float">
            <text:p>43759</text:p>
          </table:table-cell>
          <table:table-cell table:style-name="ce12" table:formula="of:=[.B898]-[.C898]" office:value-type="date" office:date-value="1899-12-30T15:40:37.43102902081" calcext:value-type="date">
            <text:p>12/30/99 03:40 PM</text:p>
          </table:table-cell>
          <table:table-cell table:formula="of:=MOD([.E897]-[.$E$2];[.$H$2])+1+[.$E$2]" office:value-type="float" office:value="276" calcext:value-type="float">
            <text:p>276</text:p>
          </table:table-cell>
          <table:table-cell table:formula="of:=MOD([.F897]+1/[.$H$2];5)" office:value-type="float" office:value="4.91666666666663" calcext:value-type="float">
            <text:p>4,91666666666663</text:p>
          </table:table-cell>
          <table:table-cell table:formula="of:=IF([.F898]&lt;0.000001;[.G897]+2+1/[.$H$2];[.G897]+1/[.$H$2])" office:value-type="float" office:value="14.916666666667" calcext:value-type="float">
            <text:p>14,9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9]))" office:value-type="date" office:date-value="2019-10-21T16:00:25.47678" calcext:value-type="date">
            <text:p>2019-10-21 16:00:25</text:p>
          </table:table-cell>
          <table:table-cell table:style-name="ce7" table:formula="of:=[.A899]" office:value-type="date" office:date-value="2019-10-21T16:00:25.47678" calcext:value-type="date">
            <text:p>2019-10-21 16:00:25</text:p>
          </table:table-cell>
          <table:table-cell table:formula="of:=TRUNC([.A899])" office:value-type="float" office:value="43759" calcext:value-type="float">
            <text:p>43759</text:p>
          </table:table-cell>
          <table:table-cell table:style-name="ce12" table:formula="of:=[.B899]-[.C899]" office:value-type="date" office:date-value="1899-12-30T16:00:25.47678023111" calcext:value-type="date">
            <text:p>12/30/99 04:00 PM</text:p>
          </table:table-cell>
          <table:table-cell table:formula="of:=MOD([.E898]-[.$E$2];[.$H$2])+1+[.$E$2]" office:value-type="float" office:value="277" calcext:value-type="float">
            <text:p>277</text:p>
          </table:table-cell>
          <table:table-cell table:formula="of:=MOD([.F898]+1/[.$H$2];5)" office:value-type="float" office:value="4.9333333333333" calcext:value-type="float">
            <text:p>4,9333333333333</text:p>
          </table:table-cell>
          <table:table-cell table:formula="of:=IF([.F899]&lt;0.000001;[.G898]+2+1/[.$H$2];[.G898]+1/[.$H$2])" office:value-type="float" office:value="14.9333333333337" calcext:value-type="float">
            <text:p>14,9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0]))" office:value-type="date" office:date-value="2019-10-21T15:51:01.871412" calcext:value-type="date">
            <text:p>2019-10-21 15:51:02</text:p>
          </table:table-cell>
          <table:table-cell table:style-name="ce7" table:formula="of:=[.A900]" office:value-type="date" office:date-value="2019-10-21T15:51:01.871412" calcext:value-type="date">
            <text:p>2019-10-21 15:51:02</text:p>
          </table:table-cell>
          <table:table-cell table:formula="of:=TRUNC([.A900])" office:value-type="float" office:value="43759" calcext:value-type="float">
            <text:p>43759</text:p>
          </table:table-cell>
          <table:table-cell table:style-name="ce12" table:formula="of:=[.B900]-[.C900]" office:value-type="date" office:date-value="1899-12-30T15:51:01.87141151167" calcext:value-type="date">
            <text:p>12/30/99 03:51 PM</text:p>
          </table:table-cell>
          <table:table-cell table:formula="of:=MOD([.E899]-[.$E$2];[.$H$2])+1+[.$E$2]" office:value-type="float" office:value="278" calcext:value-type="float">
            <text:p>278</text:p>
          </table:table-cell>
          <table:table-cell table:formula="of:=MOD([.F899]+1/[.$H$2];5)" office:value-type="float" office:value="4.94999999999996" calcext:value-type="float">
            <text:p>4,94999999999996</text:p>
          </table:table-cell>
          <table:table-cell table:formula="of:=IF([.F900]&lt;0.000001;[.G899]+2+1/[.$H$2];[.G899]+1/[.$H$2])" office:value-type="float" office:value="14.9500000000003" calcext:value-type="float">
            <text:p>14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1]))" office:value-type="date" office:date-value="2019-10-21T16:01:34.114441" calcext:value-type="date">
            <text:p>2019-10-21 16:01:34</text:p>
          </table:table-cell>
          <table:table-cell table:style-name="ce7" table:formula="of:=[.A901]" office:value-type="date" office:date-value="2019-10-21T16:01:34.114441" calcext:value-type="date">
            <text:p>2019-10-21 16:01:34</text:p>
          </table:table-cell>
          <table:table-cell table:formula="of:=TRUNC([.A901])" office:value-type="float" office:value="43759" calcext:value-type="float">
            <text:p>43759</text:p>
          </table:table-cell>
          <table:table-cell table:style-name="ce12" table:formula="of:=[.B901]-[.C901]" office:value-type="date" office:date-value="1899-12-30T16:01:34.1144410288" calcext:value-type="date">
            <text:p>12/30/99 04:01 PM</text:p>
          </table:table-cell>
          <table:table-cell table:formula="of:=MOD([.E900]-[.$E$2];[.$H$2])+1+[.$E$2]" office:value-type="float" office:value="279" calcext:value-type="float">
            <text:p>279</text:p>
          </table:table-cell>
          <table:table-cell table:formula="of:=MOD([.F900]+1/[.$H$2];5)" office:value-type="float" office:value="4.96666666666663" calcext:value-type="float">
            <text:p>4,96666666666663</text:p>
          </table:table-cell>
          <table:table-cell table:formula="of:=IF([.F901]&lt;0.000001;[.G900]+2+1/[.$H$2];[.G900]+1/[.$H$2])" office:value-type="float" office:value="14.966666666667" calcext:value-type="float">
            <text:p>14,9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2]))" office:value-type="date" office:date-value="2019-10-21T15:49:29.741477" calcext:value-type="date">
            <text:p>2019-10-21 15:49:30</text:p>
          </table:table-cell>
          <table:table-cell table:style-name="ce7" table:formula="of:=[.A902]" office:value-type="date" office:date-value="2019-10-21T15:49:29.741477" calcext:value-type="date">
            <text:p>2019-10-21 15:49:30</text:p>
          </table:table-cell>
          <table:table-cell table:formula="of:=TRUNC([.A902])" office:value-type="float" office:value="43759" calcext:value-type="float">
            <text:p>43759</text:p>
          </table:table-cell>
          <table:table-cell table:style-name="ce12" table:formula="of:=[.B902]-[.C902]" office:value-type="date" office:date-value="1899-12-30T15:49:29.74147658329" calcext:value-type="date">
            <text:p>12/30/99 03:49 PM</text:p>
          </table:table-cell>
          <table:table-cell table:formula="of:=MOD([.E901]-[.$E$2];[.$H$2])+1+[.$E$2]" office:value-type="float" office:value="280" calcext:value-type="float">
            <text:p>280</text:p>
          </table:table-cell>
          <table:table-cell table:formula="of:=MOD([.F901]+1/[.$H$2];5)" office:value-type="float" office:value="4.9833333333333" calcext:value-type="float">
            <text:p>4,9833333333333</text:p>
          </table:table-cell>
          <table:table-cell table:formula="of:=IF([.F902]&lt;0.000001;[.G901]+2+1/[.$H$2];[.G901]+1/[.$H$2])" office:value-type="float" office:value="14.9833333333337" calcext:value-type="float">
            <text:p>14,9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3]))" office:value-type="date" office:date-value="2019-10-22T15:31:06.30165" calcext:value-type="date">
            <text:p>2019-10-22 15:31:06</text:p>
          </table:table-cell>
          <table:table-cell table:style-name="ce7" table:formula="of:=[.A903]" office:value-type="date" office:date-value="2019-10-22T15:31:06.30165" calcext:value-type="date">
            <text:p>2019-10-22 15:31:06</text:p>
          </table:table-cell>
          <table:table-cell table:formula="of:=TRUNC([.A903])" office:value-type="float" office:value="43760" calcext:value-type="float">
            <text:p>43760</text:p>
          </table:table-cell>
          <table:table-cell table:style-name="ce12" table:formula="of:=[.B903]-[.C903]" office:value-type="date" office:date-value="1899-12-30T15:31:06.30164973903" calcext:value-type="date">
            <text:p>12/30/99 03:31 PM</text:p>
          </table:table-cell>
          <table:table-cell table:formula="of:=MOD([.E902]-[.$E$2];[.$H$2])+1+[.$E$2]" office:value-type="float" office:value="221" calcext:value-type="float">
            <text:p>221</text:p>
          </table:table-cell>
          <table:table-cell table:formula="of:=MOD([.F902]+1/[.$H$2];5)" office:value-type="float" office:value="4.99999999999996" calcext:value-type="float">
            <text:p>4,99999999999996</text:p>
          </table:table-cell>
          <table:table-cell table:formula="of:=IF([.F903]&lt;0.000001;[.G902]+2+1/[.$H$2];[.G902]+1/[.$H$2])" office:value-type="float" office:value="15.0000000000003" calcext:value-type="float">
            <text:p>15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4]))" office:value-type="date" office:date-value="2019-10-22T15:47:35.217012" calcext:value-type="date">
            <text:p>2019-10-22 15:47:35</text:p>
          </table:table-cell>
          <table:table-cell table:style-name="ce7" table:formula="of:=[.A904]" office:value-type="date" office:date-value="2019-10-22T15:47:35.217012" calcext:value-type="date">
            <text:p>2019-10-22 15:47:35</text:p>
          </table:table-cell>
          <table:table-cell table:formula="of:=TRUNC([.A904])" office:value-type="float" office:value="43760" calcext:value-type="float">
            <text:p>43760</text:p>
          </table:table-cell>
          <table:table-cell table:style-name="ce12" table:formula="of:=[.B904]-[.C904]" office:value-type="date" office:date-value="1899-12-30T15:47:35.21701227408" calcext:value-type="date">
            <text:p>12/30/99 03:47 PM</text:p>
          </table:table-cell>
          <table:table-cell table:formula="of:=MOD([.E903]-[.$E$2];[.$H$2])+1+[.$E$2]" office:value-type="float" office:value="222" calcext:value-type="float">
            <text:p>222</text:p>
          </table:table-cell>
          <table:table-cell table:formula="of:=MOD([.F903]+1/[.$H$2];5)" office:value-type="float" office:value="0.0166666666666293" calcext:value-type="float">
            <text:p>0,016666666666629</text:p>
          </table:table-cell>
          <table:table-cell table:formula="of:=IF([.F904]&lt;0.000001;[.G903]+2+1/[.$H$2];[.G903]+1/[.$H$2])" office:value-type="float" office:value="15.016666666667" calcext:value-type="float">
            <text:p>15,0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5]))" office:value-type="date" office:date-value="2019-10-22T15:25:14.080391" calcext:value-type="date">
            <text:p>2019-10-22 15:25:14</text:p>
          </table:table-cell>
          <table:table-cell table:style-name="ce7" table:formula="of:=[.A905]" office:value-type="date" office:date-value="2019-10-22T15:25:14.080391" calcext:value-type="date">
            <text:p>2019-10-22 15:25:14</text:p>
          </table:table-cell>
          <table:table-cell table:formula="of:=TRUNC([.A905])" office:value-type="float" office:value="43760" calcext:value-type="float">
            <text:p>43760</text:p>
          </table:table-cell>
          <table:table-cell table:style-name="ce12" table:formula="of:=[.B905]-[.C905]" office:value-type="date" office:date-value="1899-12-30T15:25:14.08039082307" calcext:value-type="date">
            <text:p>12/30/99 03:25 PM</text:p>
          </table:table-cell>
          <table:table-cell table:formula="of:=MOD([.E904]-[.$E$2];[.$H$2])+1+[.$E$2]" office:value-type="float" office:value="223" calcext:value-type="float">
            <text:p>223</text:p>
          </table:table-cell>
          <table:table-cell table:formula="of:=MOD([.F904]+1/[.$H$2];5)" office:value-type="float" office:value="0.033333333333296" calcext:value-type="float">
            <text:p>0,033333333333296</text:p>
          </table:table-cell>
          <table:table-cell table:formula="of:=IF([.F905]&lt;0.000001;[.G904]+2+1/[.$H$2];[.G904]+1/[.$H$2])" office:value-type="float" office:value="15.0333333333337" calcext:value-type="float">
            <text:p>15,0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6]))" office:value-type="date" office:date-value="2019-10-22T15:54:17.452325" calcext:value-type="date">
            <text:p>2019-10-22 15:54:17</text:p>
          </table:table-cell>
          <table:table-cell table:style-name="ce7" table:formula="of:=[.A906]" office:value-type="date" office:date-value="2019-10-22T15:54:17.452325" calcext:value-type="date">
            <text:p>2019-10-22 15:54:17</text:p>
          </table:table-cell>
          <table:table-cell table:formula="of:=TRUNC([.A906])" office:value-type="float" office:value="43760" calcext:value-type="float">
            <text:p>43760</text:p>
          </table:table-cell>
          <table:table-cell table:style-name="ce12" table:formula="of:=[.B906]-[.C906]" office:value-type="date" office:date-value="1899-12-30T15:54:17.45232487097" calcext:value-type="date">
            <text:p>12/30/99 03:54 PM</text:p>
          </table:table-cell>
          <table:table-cell table:formula="of:=MOD([.E905]-[.$E$2];[.$H$2])+1+[.$E$2]" office:value-type="float" office:value="224" calcext:value-type="float">
            <text:p>224</text:p>
          </table:table-cell>
          <table:table-cell table:formula="of:=MOD([.F905]+1/[.$H$2];5)" office:value-type="float" office:value="0.0499999999999626" calcext:value-type="float">
            <text:p>0,049999999999963</text:p>
          </table:table-cell>
          <table:table-cell table:formula="of:=IF([.F906]&lt;0.000001;[.G905]+2+1/[.$H$2];[.G905]+1/[.$H$2])" office:value-type="float" office:value="15.0500000000003" calcext:value-type="float">
            <text:p>15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7]))" office:value-type="date" office:date-value="2019-10-22T15:30:20.307537" calcext:value-type="date">
            <text:p>2019-10-22 15:30:20</text:p>
          </table:table-cell>
          <table:table-cell table:style-name="ce7" table:formula="of:=[.A907]" office:value-type="date" office:date-value="2019-10-22T15:30:20.307537" calcext:value-type="date">
            <text:p>2019-10-22 15:30:20</text:p>
          </table:table-cell>
          <table:table-cell table:formula="of:=TRUNC([.A907])" office:value-type="float" office:value="43760" calcext:value-type="float">
            <text:p>43760</text:p>
          </table:table-cell>
          <table:table-cell table:style-name="ce12" table:formula="of:=[.B907]-[.C907]" office:value-type="date" office:date-value="1899-12-30T15:30:20.30753691215" calcext:value-type="date">
            <text:p>12/30/99 03:30 PM</text:p>
          </table:table-cell>
          <table:table-cell table:formula="of:=MOD([.E906]-[.$E$2];[.$H$2])+1+[.$E$2]" office:value-type="float" office:value="225" calcext:value-type="float">
            <text:p>225</text:p>
          </table:table-cell>
          <table:table-cell table:formula="of:=MOD([.F906]+1/[.$H$2];5)" office:value-type="float" office:value="0.0666666666666293" calcext:value-type="float">
            <text:p>0,066666666666629</text:p>
          </table:table-cell>
          <table:table-cell table:formula="of:=IF([.F907]&lt;0.000001;[.G906]+2+1/[.$H$2];[.G906]+1/[.$H$2])" office:value-type="float" office:value="15.066666666667" calcext:value-type="float">
            <text:p>15,0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8]))" office:value-type="date" office:date-value="2019-10-22T15:36:10.44134" calcext:value-type="date">
            <text:p>2019-10-22 15:36:10</text:p>
          </table:table-cell>
          <table:table-cell table:style-name="ce7" table:formula="of:=[.A908]" office:value-type="date" office:date-value="2019-10-22T15:36:10.44134" calcext:value-type="date">
            <text:p>2019-10-22 15:36:10</text:p>
          </table:table-cell>
          <table:table-cell table:formula="of:=TRUNC([.A908])" office:value-type="float" office:value="43760" calcext:value-type="float">
            <text:p>43760</text:p>
          </table:table-cell>
          <table:table-cell table:style-name="ce12" table:formula="of:=[.B908]-[.C908]" office:value-type="date" office:date-value="1899-12-30T15:36:10.44133984018" calcext:value-type="date">
            <text:p>12/30/99 03:36 PM</text:p>
          </table:table-cell>
          <table:table-cell table:formula="of:=MOD([.E907]-[.$E$2];[.$H$2])+1+[.$E$2]" office:value-type="float" office:value="226" calcext:value-type="float">
            <text:p>226</text:p>
          </table:table-cell>
          <table:table-cell table:formula="of:=MOD([.F907]+1/[.$H$2];5)" office:value-type="float" office:value="0.083333333333296" calcext:value-type="float">
            <text:p>0,083333333333296</text:p>
          </table:table-cell>
          <table:table-cell table:formula="of:=IF([.F908]&lt;0.000001;[.G907]+2+1/[.$H$2];[.G907]+1/[.$H$2])" office:value-type="float" office:value="15.0833333333337" calcext:value-type="float">
            <text:p>15,0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9]))" office:value-type="date" office:date-value="2019-10-22T15:51:07.12215" calcext:value-type="date">
            <text:p>2019-10-22 15:51:07</text:p>
          </table:table-cell>
          <table:table-cell table:style-name="ce7" table:formula="of:=[.A909]" office:value-type="date" office:date-value="2019-10-22T15:51:07.12215" calcext:value-type="date">
            <text:p>2019-10-22 15:51:07</text:p>
          </table:table-cell>
          <table:table-cell table:formula="of:=TRUNC([.A909])" office:value-type="float" office:value="43760" calcext:value-type="float">
            <text:p>43760</text:p>
          </table:table-cell>
          <table:table-cell table:style-name="ce12" table:formula="of:=[.B909]-[.C909]" office:value-type="date" office:date-value="1899-12-30T15:51:07.1221499797" calcext:value-type="date">
            <text:p>12/30/99 03:51 PM</text:p>
          </table:table-cell>
          <table:table-cell table:formula="of:=MOD([.E908]-[.$E$2];[.$H$2])+1+[.$E$2]" office:value-type="float" office:value="227" calcext:value-type="float">
            <text:p>227</text:p>
          </table:table-cell>
          <table:table-cell table:formula="of:=MOD([.F908]+1/[.$H$2];5)" office:value-type="float" office:value="0.0999999999999626" calcext:value-type="float">
            <text:p>0,099999999999963</text:p>
          </table:table-cell>
          <table:table-cell table:formula="of:=IF([.F909]&lt;0.000001;[.G908]+2+1/[.$H$2];[.G908]+1/[.$H$2])" office:value-type="float" office:value="15.1000000000003" calcext:value-type="float">
            <text:p>15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0]))" office:value-type="date" office:date-value="2019-10-22T16:10:58.834545" calcext:value-type="date">
            <text:p>2019-10-22 16:10:59</text:p>
          </table:table-cell>
          <table:table-cell table:style-name="ce7" table:formula="of:=[.A910]" office:value-type="date" office:date-value="2019-10-22T16:10:58.834545" calcext:value-type="date">
            <text:p>2019-10-22 16:10:59</text:p>
          </table:table-cell>
          <table:table-cell table:formula="of:=TRUNC([.A910])" office:value-type="float" office:value="43760" calcext:value-type="float">
            <text:p>43760</text:p>
          </table:table-cell>
          <table:table-cell table:style-name="ce12" table:formula="of:=[.B910]-[.C910]" office:value-type="date" office:date-value="1899-12-30T16:10:58.83454482537" calcext:value-type="date">
            <text:p>12/30/99 04:10 PM</text:p>
          </table:table-cell>
          <table:table-cell table:formula="of:=MOD([.E909]-[.$E$2];[.$H$2])+1+[.$E$2]" office:value-type="float" office:value="228" calcext:value-type="float">
            <text:p>228</text:p>
          </table:table-cell>
          <table:table-cell table:formula="of:=MOD([.F909]+1/[.$H$2];5)" office:value-type="float" office:value="0.116666666666629" calcext:value-type="float">
            <text:p>0,116666666666629</text:p>
          </table:table-cell>
          <table:table-cell table:formula="of:=IF([.F910]&lt;0.000001;[.G909]+2+1/[.$H$2];[.G909]+1/[.$H$2])" office:value-type="float" office:value="15.116666666667" calcext:value-type="float">
            <text:p>15,1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1]))" office:value-type="date" office:date-value="2019-10-22T15:40:06.986272" calcext:value-type="date">
            <text:p>2019-10-22 15:40:07</text:p>
          </table:table-cell>
          <table:table-cell table:style-name="ce7" table:formula="of:=[.A911]" office:value-type="date" office:date-value="2019-10-22T15:40:06.986272" calcext:value-type="date">
            <text:p>2019-10-22 15:40:07</text:p>
          </table:table-cell>
          <table:table-cell table:formula="of:=TRUNC([.A911])" office:value-type="float" office:value="43760" calcext:value-type="float">
            <text:p>43760</text:p>
          </table:table-cell>
          <table:table-cell table:style-name="ce12" table:formula="of:=[.B911]-[.C911]" office:value-type="date" office:date-value="1899-12-30T15:40:06.98627172969" calcext:value-type="date">
            <text:p>12/30/99 03:40 PM</text:p>
          </table:table-cell>
          <table:table-cell table:formula="of:=MOD([.E910]-[.$E$2];[.$H$2])+1+[.$E$2]" office:value-type="float" office:value="229" calcext:value-type="float">
            <text:p>229</text:p>
          </table:table-cell>
          <table:table-cell table:formula="of:=MOD([.F910]+1/[.$H$2];5)" office:value-type="float" office:value="0.133333333333296" calcext:value-type="float">
            <text:p>0,133333333333296</text:p>
          </table:table-cell>
          <table:table-cell table:formula="of:=IF([.F911]&lt;0.000001;[.G910]+2+1/[.$H$2];[.G910]+1/[.$H$2])" office:value-type="float" office:value="15.1333333333337" calcext:value-type="float">
            <text:p>15,1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2]))" office:value-type="date" office:date-value="2019-10-22T15:38:28.308811" calcext:value-type="date">
            <text:p>2019-10-22 15:38:28</text:p>
          </table:table-cell>
          <table:table-cell table:style-name="ce7" table:formula="of:=[.A912]" office:value-type="date" office:date-value="2019-10-22T15:38:28.308811" calcext:value-type="date">
            <text:p>2019-10-22 15:38:28</text:p>
          </table:table-cell>
          <table:table-cell table:formula="of:=TRUNC([.A912])" office:value-type="float" office:value="43760" calcext:value-type="float">
            <text:p>43760</text:p>
          </table:table-cell>
          <table:table-cell table:style-name="ce12" table:formula="of:=[.B912]-[.C912]" office:value-type="date" office:date-value="1899-12-30T15:38:28.30881146248" calcext:value-type="date">
            <text:p>12/30/99 03:38 PM</text:p>
          </table:table-cell>
          <table:table-cell table:formula="of:=MOD([.E911]-[.$E$2];[.$H$2])+1+[.$E$2]" office:value-type="float" office:value="230" calcext:value-type="float">
            <text:p>230</text:p>
          </table:table-cell>
          <table:table-cell table:formula="of:=MOD([.F911]+1/[.$H$2];5)" office:value-type="float" office:value="0.149999999999963" calcext:value-type="float">
            <text:p>0,149999999999963</text:p>
          </table:table-cell>
          <table:table-cell table:formula="of:=IF([.F912]&lt;0.000001;[.G911]+2+1/[.$H$2];[.G911]+1/[.$H$2])" office:value-type="float" office:value="15.1500000000003" calcext:value-type="float">
            <text:p>15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3]))" office:value-type="date" office:date-value="2019-10-22T15:36:43.343204" calcext:value-type="date">
            <text:p>2019-10-22 15:36:43</text:p>
          </table:table-cell>
          <table:table-cell table:style-name="ce7" table:formula="of:=[.A913]" office:value-type="date" office:date-value="2019-10-22T15:36:43.343204" calcext:value-type="date">
            <text:p>2019-10-22 15:36:43</text:p>
          </table:table-cell>
          <table:table-cell table:formula="of:=TRUNC([.A913])" office:value-type="float" office:value="43760" calcext:value-type="float">
            <text:p>43760</text:p>
          </table:table-cell>
          <table:table-cell table:style-name="ce12" table:formula="of:=[.B913]-[.C913]" office:value-type="date" office:date-value="1899-12-30T15:36:43.34320447873" calcext:value-type="date">
            <text:p>12/30/99 03:36 PM</text:p>
          </table:table-cell>
          <table:table-cell table:formula="of:=MOD([.E912]-[.$E$2];[.$H$2])+1+[.$E$2]" office:value-type="float" office:value="231" calcext:value-type="float">
            <text:p>231</text:p>
          </table:table-cell>
          <table:table-cell table:formula="of:=MOD([.F912]+1/[.$H$2];5)" office:value-type="float" office:value="0.166666666666629" calcext:value-type="float">
            <text:p>0,166666666666629</text:p>
          </table:table-cell>
          <table:table-cell table:formula="of:=IF([.F913]&lt;0.000001;[.G912]+2+1/[.$H$2];[.G912]+1/[.$H$2])" office:value-type="float" office:value="15.166666666667" calcext:value-type="float">
            <text:p>15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4]))" office:value-type="date" office:date-value="2019-10-22T15:22:03.580095" calcext:value-type="date">
            <text:p>2019-10-22 15:22:04</text:p>
          </table:table-cell>
          <table:table-cell table:style-name="ce7" table:formula="of:=[.A914]" office:value-type="date" office:date-value="2019-10-22T15:22:03.580095" calcext:value-type="date">
            <text:p>2019-10-22 15:22:04</text:p>
          </table:table-cell>
          <table:table-cell table:formula="of:=TRUNC([.A914])" office:value-type="float" office:value="43760" calcext:value-type="float">
            <text:p>43760</text:p>
          </table:table-cell>
          <table:table-cell table:style-name="ce12" table:formula="of:=[.B914]-[.C914]" office:value-type="date" office:date-value="1899-12-30T15:22:03.58009452" calcext:value-type="date">
            <text:p>12/30/99 03:22 PM</text:p>
          </table:table-cell>
          <table:table-cell table:formula="of:=MOD([.E913]-[.$E$2];[.$H$2])+1+[.$E$2]" office:value-type="float" office:value="232" calcext:value-type="float">
            <text:p>232</text:p>
          </table:table-cell>
          <table:table-cell table:formula="of:=MOD([.F913]+1/[.$H$2];5)" office:value-type="float" office:value="0.183333333333296" calcext:value-type="float">
            <text:p>0,183333333333296</text:p>
          </table:table-cell>
          <table:table-cell table:formula="of:=IF([.F914]&lt;0.000001;[.G913]+2+1/[.$H$2];[.G913]+1/[.$H$2])" office:value-type="float" office:value="15.1833333333337" calcext:value-type="float">
            <text:p>15,1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5]))" office:value-type="date" office:date-value="2019-10-22T15:41:21.13563" calcext:value-type="date">
            <text:p>2019-10-22 15:41:21</text:p>
          </table:table-cell>
          <table:table-cell table:style-name="ce7" table:formula="of:=[.A915]" office:value-type="date" office:date-value="2019-10-22T15:41:21.13563" calcext:value-type="date">
            <text:p>2019-10-22 15:41:21</text:p>
          </table:table-cell>
          <table:table-cell table:formula="of:=TRUNC([.A915])" office:value-type="float" office:value="43760" calcext:value-type="float">
            <text:p>43760</text:p>
          </table:table-cell>
          <table:table-cell table:style-name="ce12" table:formula="of:=[.B915]-[.C915]" office:value-type="date" office:date-value="1899-12-30T15:41:21.13563002553" calcext:value-type="date">
            <text:p>12/30/99 03:41 PM</text:p>
          </table:table-cell>
          <table:table-cell table:formula="of:=MOD([.E914]-[.$E$2];[.$H$2])+1+[.$E$2]" office:value-type="float" office:value="233" calcext:value-type="float">
            <text:p>233</text:p>
          </table:table-cell>
          <table:table-cell table:formula="of:=MOD([.F914]+1/[.$H$2];5)" office:value-type="float" office:value="0.199999999999963" calcext:value-type="float">
            <text:p>0,199999999999963</text:p>
          </table:table-cell>
          <table:table-cell table:formula="of:=IF([.F915]&lt;0.000001;[.G914]+2+1/[.$H$2];[.G914]+1/[.$H$2])" office:value-type="float" office:value="15.2000000000003" calcext:value-type="float">
            <text:p>15,2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6]))" office:value-type="date" office:date-value="2019-10-22T15:34:08.528387" calcext:value-type="date">
            <text:p>2019-10-22 15:34:09</text:p>
          </table:table-cell>
          <table:table-cell table:style-name="ce7" table:formula="of:=[.A916]" office:value-type="date" office:date-value="2019-10-22T15:34:08.528387" calcext:value-type="date">
            <text:p>2019-10-22 15:34:09</text:p>
          </table:table-cell>
          <table:table-cell table:formula="of:=TRUNC([.A916])" office:value-type="float" office:value="43760" calcext:value-type="float">
            <text:p>43760</text:p>
          </table:table-cell>
          <table:table-cell table:style-name="ce12" table:formula="of:=[.B916]-[.C916]" office:value-type="date" office:date-value="1899-12-30T15:34:08.52838714141" calcext:value-type="date">
            <text:p>12/30/99 03:34 PM</text:p>
          </table:table-cell>
          <table:table-cell table:formula="of:=MOD([.E915]-[.$E$2];[.$H$2])+1+[.$E$2]" office:value-type="float" office:value="234" calcext:value-type="float">
            <text:p>234</text:p>
          </table:table-cell>
          <table:table-cell table:formula="of:=MOD([.F915]+1/[.$H$2];5)" office:value-type="float" office:value="0.216666666666629" calcext:value-type="float">
            <text:p>0,216666666666629</text:p>
          </table:table-cell>
          <table:table-cell table:formula="of:=IF([.F916]&lt;0.000001;[.G915]+2+1/[.$H$2];[.G915]+1/[.$H$2])" office:value-type="float" office:value="15.216666666667" calcext:value-type="float">
            <text:p>15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7]))" office:value-type="date" office:date-value="2019-10-22T15:52:43.516611" calcext:value-type="date">
            <text:p>2019-10-22 15:52:44</text:p>
          </table:table-cell>
          <table:table-cell table:style-name="ce7" table:formula="of:=[.A917]" office:value-type="date" office:date-value="2019-10-22T15:52:43.516611" calcext:value-type="date">
            <text:p>2019-10-22 15:52:44</text:p>
          </table:table-cell>
          <table:table-cell table:formula="of:=TRUNC([.A917])" office:value-type="float" office:value="43760" calcext:value-type="float">
            <text:p>43760</text:p>
          </table:table-cell>
          <table:table-cell table:style-name="ce12" table:formula="of:=[.B917]-[.C917]" office:value-type="date" office:date-value="1899-12-30T15:52:43.5166111635" calcext:value-type="date">
            <text:p>12/30/99 03:52 PM</text:p>
          </table:table-cell>
          <table:table-cell table:formula="of:=MOD([.E916]-[.$E$2];[.$H$2])+1+[.$E$2]" office:value-type="float" office:value="235" calcext:value-type="float">
            <text:p>235</text:p>
          </table:table-cell>
          <table:table-cell table:formula="of:=MOD([.F916]+1/[.$H$2];5)" office:value-type="float" office:value="0.233333333333296" calcext:value-type="float">
            <text:p>0,233333333333296</text:p>
          </table:table-cell>
          <table:table-cell table:formula="of:=IF([.F917]&lt;0.000001;[.G916]+2+1/[.$H$2];[.G916]+1/[.$H$2])" office:value-type="float" office:value="15.2333333333337" calcext:value-type="float">
            <text:p>15,2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8]))" office:value-type="date" office:date-value="2019-10-22T15:09:40.302005" calcext:value-type="date">
            <text:p>2019-10-22 15:09:40</text:p>
          </table:table-cell>
          <table:table-cell table:style-name="ce7" table:formula="of:=[.A918]" office:value-type="date" office:date-value="2019-10-22T15:09:40.302005" calcext:value-type="date">
            <text:p>2019-10-22 15:09:40</text:p>
          </table:table-cell>
          <table:table-cell table:formula="of:=TRUNC([.A918])" office:value-type="float" office:value="43760" calcext:value-type="float">
            <text:p>43760</text:p>
          </table:table-cell>
          <table:table-cell table:style-name="ce12" table:formula="of:=[.B918]-[.C918]" office:value-type="date" office:date-value="1899-12-30T15:09:40.30200542416" calcext:value-type="date">
            <text:p>12/30/99 03:09 PM</text:p>
          </table:table-cell>
          <table:table-cell table:formula="of:=MOD([.E917]-[.$E$2];[.$H$2])+1+[.$E$2]" office:value-type="float" office:value="236" calcext:value-type="float">
            <text:p>236</text:p>
          </table:table-cell>
          <table:table-cell table:formula="of:=MOD([.F917]+1/[.$H$2];5)" office:value-type="float" office:value="0.249999999999963" calcext:value-type="float">
            <text:p>0,249999999999963</text:p>
          </table:table-cell>
          <table:table-cell table:formula="of:=IF([.F918]&lt;0.000001;[.G917]+2+1/[.$H$2];[.G917]+1/[.$H$2])" office:value-type="float" office:value="15.2500000000003" calcext:value-type="float">
            <text:p>15,2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9]))" office:value-type="date" office:date-value="2019-10-22T15:44:05.655673" calcext:value-type="date">
            <text:p>2019-10-22 15:44:06</text:p>
          </table:table-cell>
          <table:table-cell table:style-name="ce7" table:formula="of:=[.A919]" office:value-type="date" office:date-value="2019-10-22T15:44:05.655673" calcext:value-type="date">
            <text:p>2019-10-22 15:44:06</text:p>
          </table:table-cell>
          <table:table-cell table:formula="of:=TRUNC([.A919])" office:value-type="float" office:value="43760" calcext:value-type="float">
            <text:p>43760</text:p>
          </table:table-cell>
          <table:table-cell table:style-name="ce12" table:formula="of:=[.B919]-[.C919]" office:value-type="date" office:date-value="1899-12-30T15:44:05.65567283425" calcext:value-type="date">
            <text:p>12/30/99 03:44 PM</text:p>
          </table:table-cell>
          <table:table-cell table:formula="of:=MOD([.E918]-[.$E$2];[.$H$2])+1+[.$E$2]" office:value-type="float" office:value="237" calcext:value-type="float">
            <text:p>237</text:p>
          </table:table-cell>
          <table:table-cell table:formula="of:=MOD([.F918]+1/[.$H$2];5)" office:value-type="float" office:value="0.266666666666629" calcext:value-type="float">
            <text:p>0,266666666666629</text:p>
          </table:table-cell>
          <table:table-cell table:formula="of:=IF([.F919]&lt;0.000001;[.G918]+2+1/[.$H$2];[.G918]+1/[.$H$2])" office:value-type="float" office:value="15.266666666667" calcext:value-type="float">
            <text:p>15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0]))" office:value-type="date" office:date-value="2019-10-22T15:40:43.366821" calcext:value-type="date">
            <text:p>2019-10-22 15:40:43</text:p>
          </table:table-cell>
          <table:table-cell table:style-name="ce7" table:formula="of:=[.A920]" office:value-type="date" office:date-value="2019-10-22T15:40:43.366821" calcext:value-type="date">
            <text:p>2019-10-22 15:40:43</text:p>
          </table:table-cell>
          <table:table-cell table:formula="of:=TRUNC([.A920])" office:value-type="float" office:value="43760" calcext:value-type="float">
            <text:p>43760</text:p>
          </table:table-cell>
          <table:table-cell table:style-name="ce12" table:formula="of:=[.B920]-[.C920]" office:value-type="date" office:date-value="1899-12-30T15:40:43.36682148278" calcext:value-type="date">
            <text:p>12/30/99 03:40 PM</text:p>
          </table:table-cell>
          <table:table-cell table:formula="of:=MOD([.E919]-[.$E$2];[.$H$2])+1+[.$E$2]" office:value-type="float" office:value="238" calcext:value-type="float">
            <text:p>238</text:p>
          </table:table-cell>
          <table:table-cell table:formula="of:=MOD([.F919]+1/[.$H$2];5)" office:value-type="float" office:value="0.283333333333296" calcext:value-type="float">
            <text:p>0,283333333333296</text:p>
          </table:table-cell>
          <table:table-cell table:formula="of:=IF([.F920]&lt;0.000001;[.G919]+2+1/[.$H$2];[.G919]+1/[.$H$2])" office:value-type="float" office:value="15.2833333333337" calcext:value-type="float">
            <text:p>15,2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1]))" office:value-type="date" office:date-value="2019-10-22T15:39:54.453532" calcext:value-type="date">
            <text:p>2019-10-22 15:39:54</text:p>
          </table:table-cell>
          <table:table-cell table:style-name="ce7" table:formula="of:=[.A921]" office:value-type="date" office:date-value="2019-10-22T15:39:54.453532" calcext:value-type="date">
            <text:p>2019-10-22 15:39:54</text:p>
          </table:table-cell>
          <table:table-cell table:formula="of:=TRUNC([.A921])" office:value-type="float" office:value="43760" calcext:value-type="float">
            <text:p>43760</text:p>
          </table:table-cell>
          <table:table-cell table:style-name="ce12" table:formula="of:=[.B921]-[.C921]" office:value-type="date" office:date-value="1899-12-30T15:39:54.45353192277" calcext:value-type="date">
            <text:p>12/30/99 03:39 PM</text:p>
          </table:table-cell>
          <table:table-cell table:formula="of:=MOD([.E920]-[.$E$2];[.$H$2])+1+[.$E$2]" office:value-type="float" office:value="239" calcext:value-type="float">
            <text:p>239</text:p>
          </table:table-cell>
          <table:table-cell table:formula="of:=MOD([.F920]+1/[.$H$2];5)" office:value-type="float" office:value="0.299999999999963" calcext:value-type="float">
            <text:p>0,299999999999963</text:p>
          </table:table-cell>
          <table:table-cell table:formula="of:=IF([.F921]&lt;0.000001;[.G920]+2+1/[.$H$2];[.G920]+1/[.$H$2])" office:value-type="float" office:value="15.3000000000003" calcext:value-type="float">
            <text:p>15,3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2]))" office:value-type="date" office:date-value="2019-10-22T15:23:55.615581" calcext:value-type="date">
            <text:p>2019-10-22 15:23:56</text:p>
          </table:table-cell>
          <table:table-cell table:style-name="ce7" table:formula="of:=[.A922]" office:value-type="date" office:date-value="2019-10-22T15:23:55.615581" calcext:value-type="date">
            <text:p>2019-10-22 15:23:56</text:p>
          </table:table-cell>
          <table:table-cell table:formula="of:=TRUNC([.A922])" office:value-type="float" office:value="43760" calcext:value-type="float">
            <text:p>43760</text:p>
          </table:table-cell>
          <table:table-cell table:style-name="ce12" table:formula="of:=[.B922]-[.C922]" office:value-type="date" office:date-value="1899-12-30T15:23:55.6155811809" calcext:value-type="date">
            <text:p>12/30/99 03:23 PM</text:p>
          </table:table-cell>
          <table:table-cell table:formula="of:=MOD([.E921]-[.$E$2];[.$H$2])+1+[.$E$2]" office:value-type="float" office:value="240" calcext:value-type="float">
            <text:p>240</text:p>
          </table:table-cell>
          <table:table-cell table:formula="of:=MOD([.F921]+1/[.$H$2];5)" office:value-type="float" office:value="0.316666666666629" calcext:value-type="float">
            <text:p>0,316666666666629</text:p>
          </table:table-cell>
          <table:table-cell table:formula="of:=IF([.F922]&lt;0.000001;[.G921]+2+1/[.$H$2];[.G921]+1/[.$H$2])" office:value-type="float" office:value="15.316666666667" calcext:value-type="float">
            <text:p>15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3]))" office:value-type="date" office:date-value="2019-10-22T15:25:00.479915" calcext:value-type="date">
            <text:p>2019-10-22 15:25:00</text:p>
          </table:table-cell>
          <table:table-cell table:style-name="ce7" table:formula="of:=[.A923]" office:value-type="date" office:date-value="2019-10-22T15:25:00.479915" calcext:value-type="date">
            <text:p>2019-10-22 15:25:00</text:p>
          </table:table-cell>
          <table:table-cell table:formula="of:=TRUNC([.A923])" office:value-type="float" office:value="43760" calcext:value-type="float">
            <text:p>43760</text:p>
          </table:table-cell>
          <table:table-cell table:style-name="ce12" table:formula="of:=[.B923]-[.C923]" office:value-type="date" office:date-value="1899-12-30T15:25:00.47991515603" calcext:value-type="date">
            <text:p>12/30/99 03:25 PM</text:p>
          </table:table-cell>
          <table:table-cell table:formula="of:=MOD([.E922]-[.$E$2];[.$H$2])+1+[.$E$2]" office:value-type="float" office:value="241" calcext:value-type="float">
            <text:p>241</text:p>
          </table:table-cell>
          <table:table-cell table:formula="of:=MOD([.F922]+1/[.$H$2];5)" office:value-type="float" office:value="0.333333333333296" calcext:value-type="float">
            <text:p>0,333333333333296</text:p>
          </table:table-cell>
          <table:table-cell table:formula="of:=IF([.F923]&lt;0.000001;[.G922]+2+1/[.$H$2];[.G922]+1/[.$H$2])" office:value-type="float" office:value="15.3333333333337" calcext:value-type="float">
            <text:p>15,3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4]))" office:value-type="date" office:date-value="2019-10-22T15:56:50.178935" calcext:value-type="date">
            <text:p>2019-10-22 15:56:50</text:p>
          </table:table-cell>
          <table:table-cell table:style-name="ce7" table:formula="of:=[.A924]" office:value-type="date" office:date-value="2019-10-22T15:56:50.178935" calcext:value-type="date">
            <text:p>2019-10-22 15:56:50</text:p>
          </table:table-cell>
          <table:table-cell table:formula="of:=TRUNC([.A924])" office:value-type="float" office:value="43760" calcext:value-type="float">
            <text:p>43760</text:p>
          </table:table-cell>
          <table:table-cell table:style-name="ce12" table:formula="of:=[.B924]-[.C924]" office:value-type="date" office:date-value="1899-12-30T15:56:50.17893499229" calcext:value-type="date">
            <text:p>12/30/99 03:56 PM</text:p>
          </table:table-cell>
          <table:table-cell table:formula="of:=MOD([.E923]-[.$E$2];[.$H$2])+1+[.$E$2]" office:value-type="float" office:value="242" calcext:value-type="float">
            <text:p>242</text:p>
          </table:table-cell>
          <table:table-cell table:formula="of:=MOD([.F923]+1/[.$H$2];5)" office:value-type="float" office:value="0.349999999999963" calcext:value-type="float">
            <text:p>0,349999999999963</text:p>
          </table:table-cell>
          <table:table-cell table:formula="of:=IF([.F924]&lt;0.000001;[.G923]+2+1/[.$H$2];[.G923]+1/[.$H$2])" office:value-type="float" office:value="15.3500000000003" calcext:value-type="float">
            <text:p>15,3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5]))" office:value-type="date" office:date-value="2019-10-22T15:46:37.006105" calcext:value-type="date">
            <text:p>2019-10-22 15:46:37</text:p>
          </table:table-cell>
          <table:table-cell table:style-name="ce7" table:formula="of:=[.A925]" office:value-type="date" office:date-value="2019-10-22T15:46:37.006105" calcext:value-type="date">
            <text:p>2019-10-22 15:46:37</text:p>
          </table:table-cell>
          <table:table-cell table:formula="of:=TRUNC([.A925])" office:value-type="float" office:value="43760" calcext:value-type="float">
            <text:p>43760</text:p>
          </table:table-cell>
          <table:table-cell table:style-name="ce12" table:formula="of:=[.B925]-[.C925]" office:value-type="date" office:date-value="1899-12-30T15:46:37.00610542204" calcext:value-type="date">
            <text:p>12/30/99 03:46 PM</text:p>
          </table:table-cell>
          <table:table-cell table:formula="of:=MOD([.E924]-[.$E$2];[.$H$2])+1+[.$E$2]" office:value-type="float" office:value="243" calcext:value-type="float">
            <text:p>243</text:p>
          </table:table-cell>
          <table:table-cell table:formula="of:=MOD([.F924]+1/[.$H$2];5)" office:value-type="float" office:value="0.366666666666629" calcext:value-type="float">
            <text:p>0,366666666666629</text:p>
          </table:table-cell>
          <table:table-cell table:formula="of:=IF([.F925]&lt;0.000001;[.G924]+2+1/[.$H$2];[.G924]+1/[.$H$2])" office:value-type="float" office:value="15.366666666667" calcext:value-type="float">
            <text:p>15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6]))" office:value-type="date" office:date-value="2019-10-22T16:09:04.065939" calcext:value-type="date">
            <text:p>2019-10-22 16:09:04</text:p>
          </table:table-cell>
          <table:table-cell table:style-name="ce7" table:formula="of:=[.A926]" office:value-type="date" office:date-value="2019-10-22T16:09:04.065939" calcext:value-type="date">
            <text:p>2019-10-22 16:09:04</text:p>
          </table:table-cell>
          <table:table-cell table:formula="of:=TRUNC([.A926])" office:value-type="float" office:value="43760" calcext:value-type="float">
            <text:p>43760</text:p>
          </table:table-cell>
          <table:table-cell table:style-name="ce12" table:formula="of:=[.B926]-[.C926]" office:value-type="date" office:date-value="1899-12-30T16:09:04.06593893655" calcext:value-type="date">
            <text:p>12/30/99 04:09 PM</text:p>
          </table:table-cell>
          <table:table-cell table:formula="of:=MOD([.E925]-[.$E$2];[.$H$2])+1+[.$E$2]" office:value-type="float" office:value="244" calcext:value-type="float">
            <text:p>244</text:p>
          </table:table-cell>
          <table:table-cell table:formula="of:=MOD([.F925]+1/[.$H$2];5)" office:value-type="float" office:value="0.383333333333296" calcext:value-type="float">
            <text:p>0,383333333333296</text:p>
          </table:table-cell>
          <table:table-cell table:formula="of:=IF([.F926]&lt;0.000001;[.G925]+2+1/[.$H$2];[.G925]+1/[.$H$2])" office:value-type="float" office:value="15.3833333333337" calcext:value-type="float">
            <text:p>15,3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7]))" office:value-type="date" office:date-value="2019-10-22T15:34:08.99402" calcext:value-type="date">
            <text:p>2019-10-22 15:34:09</text:p>
          </table:table-cell>
          <table:table-cell table:style-name="ce7" table:formula="of:=[.A927]" office:value-type="date" office:date-value="2019-10-22T15:34:08.99402" calcext:value-type="date">
            <text:p>2019-10-22 15:34:09</text:p>
          </table:table-cell>
          <table:table-cell table:formula="of:=TRUNC([.A927])" office:value-type="float" office:value="43760" calcext:value-type="float">
            <text:p>43760</text:p>
          </table:table-cell>
          <table:table-cell table:style-name="ce12" table:formula="of:=[.B927]-[.C927]" office:value-type="date" office:date-value="1899-12-30T15:34:08.99402030278" calcext:value-type="date">
            <text:p>12/30/99 03:34 PM</text:p>
          </table:table-cell>
          <table:table-cell table:formula="of:=MOD([.E926]-[.$E$2];[.$H$2])+1+[.$E$2]" office:value-type="float" office:value="245" calcext:value-type="float">
            <text:p>245</text:p>
          </table:table-cell>
          <table:table-cell table:formula="of:=MOD([.F926]+1/[.$H$2];5)" office:value-type="float" office:value="0.399999999999963" calcext:value-type="float">
            <text:p>0,399999999999963</text:p>
          </table:table-cell>
          <table:table-cell table:formula="of:=IF([.F927]&lt;0.000001;[.G926]+2+1/[.$H$2];[.G926]+1/[.$H$2])" office:value-type="float" office:value="15.4000000000003" calcext:value-type="float">
            <text:p>15,4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8]))" office:value-type="date" office:date-value="2019-10-22T15:27:50.757402" calcext:value-type="date">
            <text:p>2019-10-22 15:27:51</text:p>
          </table:table-cell>
          <table:table-cell table:style-name="ce7" table:formula="of:=[.A928]" office:value-type="date" office:date-value="2019-10-22T15:27:50.757402" calcext:value-type="date">
            <text:p>2019-10-22 15:27:51</text:p>
          </table:table-cell>
          <table:table-cell table:formula="of:=TRUNC([.A928])" office:value-type="float" office:value="43760" calcext:value-type="float">
            <text:p>43760</text:p>
          </table:table-cell>
          <table:table-cell table:style-name="ce12" table:formula="of:=[.B928]-[.C928]" office:value-type="date" office:date-value="1899-12-30T15:27:50.75740196742" calcext:value-type="date">
            <text:p>12/30/99 03:27 PM</text:p>
          </table:table-cell>
          <table:table-cell table:formula="of:=MOD([.E927]-[.$E$2];[.$H$2])+1+[.$E$2]" office:value-type="float" office:value="246" calcext:value-type="float">
            <text:p>246</text:p>
          </table:table-cell>
          <table:table-cell table:formula="of:=MOD([.F927]+1/[.$H$2];5)" office:value-type="float" office:value="0.416666666666629" calcext:value-type="float">
            <text:p>0,416666666666629</text:p>
          </table:table-cell>
          <table:table-cell table:formula="of:=IF([.F928]&lt;0.000001;[.G927]+2+1/[.$H$2];[.G927]+1/[.$H$2])" office:value-type="float" office:value="15.416666666667" calcext:value-type="float">
            <text:p>15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9]))" office:value-type="date" office:date-value="2019-10-22T15:35:51.15972" calcext:value-type="date">
            <text:p>2019-10-22 15:35:51</text:p>
          </table:table-cell>
          <table:table-cell table:style-name="ce7" table:formula="of:=[.A929]" office:value-type="date" office:date-value="2019-10-22T15:35:51.15972" calcext:value-type="date">
            <text:p>2019-10-22 15:35:51</text:p>
          </table:table-cell>
          <table:table-cell table:formula="of:=TRUNC([.A929])" office:value-type="float" office:value="43760" calcext:value-type="float">
            <text:p>43760</text:p>
          </table:table-cell>
          <table:table-cell table:style-name="ce12" table:formula="of:=[.B929]-[.C929]" office:value-type="date" office:date-value="1899-12-30T15:35:51.15972042549" calcext:value-type="date">
            <text:p>12/30/99 03:35 PM</text:p>
          </table:table-cell>
          <table:table-cell table:formula="of:=MOD([.E928]-[.$E$2];[.$H$2])+1+[.$E$2]" office:value-type="float" office:value="247" calcext:value-type="float">
            <text:p>247</text:p>
          </table:table-cell>
          <table:table-cell table:formula="of:=MOD([.F928]+1/[.$H$2];5)" office:value-type="float" office:value="0.433333333333296" calcext:value-type="float">
            <text:p>0,433333333333296</text:p>
          </table:table-cell>
          <table:table-cell table:formula="of:=IF([.F929]&lt;0.000001;[.G928]+2+1/[.$H$2];[.G928]+1/[.$H$2])" office:value-type="float" office:value="15.4333333333337" calcext:value-type="float">
            <text:p>15,4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0]))" office:value-type="date" office:date-value="2019-10-22T15:21:58.978684" calcext:value-type="date">
            <text:p>2019-10-22 15:21:59</text:p>
          </table:table-cell>
          <table:table-cell table:style-name="ce7" table:formula="of:=[.A930]" office:value-type="date" office:date-value="2019-10-22T15:21:58.978684" calcext:value-type="date">
            <text:p>2019-10-22 15:21:59</text:p>
          </table:table-cell>
          <table:table-cell table:formula="of:=TRUNC([.A930])" office:value-type="float" office:value="43760" calcext:value-type="float">
            <text:p>43760</text:p>
          </table:table-cell>
          <table:table-cell table:style-name="ce12" table:formula="of:=[.B930]-[.C930]" office:value-type="date" office:date-value="1899-12-30T15:21:58.97868365049" calcext:value-type="date">
            <text:p>12/30/99 03:21 PM</text:p>
          </table:table-cell>
          <table:table-cell table:formula="of:=MOD([.E929]-[.$E$2];[.$H$2])+1+[.$E$2]" office:value-type="float" office:value="248" calcext:value-type="float">
            <text:p>248</text:p>
          </table:table-cell>
          <table:table-cell table:formula="of:=MOD([.F929]+1/[.$H$2];5)" office:value-type="float" office:value="0.449999999999963" calcext:value-type="float">
            <text:p>0,449999999999963</text:p>
          </table:table-cell>
          <table:table-cell table:formula="of:=IF([.F930]&lt;0.000001;[.G929]+2+1/[.$H$2];[.G929]+1/[.$H$2])" office:value-type="float" office:value="15.4500000000003" calcext:value-type="float">
            <text:p>15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1]))" office:value-type="date" office:date-value="2019-10-22T15:52:12.784086" calcext:value-type="date">
            <text:p>2019-10-22 15:52:13</text:p>
          </table:table-cell>
          <table:table-cell table:style-name="ce7" table:formula="of:=[.A931]" office:value-type="date" office:date-value="2019-10-22T15:52:12.784086" calcext:value-type="date">
            <text:p>2019-10-22 15:52:13</text:p>
          </table:table-cell>
          <table:table-cell table:formula="of:=TRUNC([.A931])" office:value-type="float" office:value="43760" calcext:value-type="float">
            <text:p>43760</text:p>
          </table:table-cell>
          <table:table-cell table:style-name="ce12" table:formula="of:=[.B931]-[.C931]" office:value-type="date" office:date-value="1899-12-30T15:52:12.78408574406" calcext:value-type="date">
            <text:p>12/30/99 03:52 PM</text:p>
          </table:table-cell>
          <table:table-cell table:formula="of:=MOD([.E930]-[.$E$2];[.$H$2])+1+[.$E$2]" office:value-type="float" office:value="249" calcext:value-type="float">
            <text:p>249</text:p>
          </table:table-cell>
          <table:table-cell table:formula="of:=MOD([.F930]+1/[.$H$2];5)" office:value-type="float" office:value="0.466666666666629" calcext:value-type="float">
            <text:p>0,466666666666629</text:p>
          </table:table-cell>
          <table:table-cell table:formula="of:=IF([.F931]&lt;0.000001;[.G930]+2+1/[.$H$2];[.G930]+1/[.$H$2])" office:value-type="float" office:value="15.466666666667" calcext:value-type="float">
            <text:p>15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2]))" office:value-type="date" office:date-value="2019-10-22T15:31:53.565673" calcext:value-type="date">
            <text:p>2019-10-22 15:31:54</text:p>
          </table:table-cell>
          <table:table-cell table:style-name="ce7" table:formula="of:=[.A932]" office:value-type="date" office:date-value="2019-10-22T15:31:53.565673" calcext:value-type="date">
            <text:p>2019-10-22 15:31:54</text:p>
          </table:table-cell>
          <table:table-cell table:formula="of:=TRUNC([.A932])" office:value-type="float" office:value="43760" calcext:value-type="float">
            <text:p>43760</text:p>
          </table:table-cell>
          <table:table-cell table:style-name="ce12" table:formula="of:=[.B932]-[.C932]" office:value-type="date" office:date-value="1899-12-30T15:31:53.56567307375" calcext:value-type="date">
            <text:p>12/30/99 03:31 PM</text:p>
          </table:table-cell>
          <table:table-cell table:formula="of:=MOD([.E931]-[.$E$2];[.$H$2])+1+[.$E$2]" office:value-type="float" office:value="250" calcext:value-type="float">
            <text:p>250</text:p>
          </table:table-cell>
          <table:table-cell table:formula="of:=MOD([.F931]+1/[.$H$2];5)" office:value-type="float" office:value="0.483333333333296" calcext:value-type="float">
            <text:p>0,483333333333296</text:p>
          </table:table-cell>
          <table:table-cell table:formula="of:=IF([.F932]&lt;0.000001;[.G931]+2+1/[.$H$2];[.G931]+1/[.$H$2])" office:value-type="float" office:value="15.4833333333337" calcext:value-type="float">
            <text:p>15,4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3]))" office:value-type="date" office:date-value="2019-10-22T15:52:58.71358" calcext:value-type="date">
            <text:p>2019-10-22 15:52:59</text:p>
          </table:table-cell>
          <table:table-cell table:style-name="ce7" table:formula="of:=[.A933]" office:value-type="date" office:date-value="2019-10-22T15:52:58.71358" calcext:value-type="date">
            <text:p>2019-10-22 15:52:59</text:p>
          </table:table-cell>
          <table:table-cell table:formula="of:=TRUNC([.A933])" office:value-type="float" office:value="43760" calcext:value-type="float">
            <text:p>43760</text:p>
          </table:table-cell>
          <table:table-cell table:style-name="ce12" table:formula="of:=[.B933]-[.C933]" office:value-type="date" office:date-value="1899-12-30T15:52:58.71357975528" calcext:value-type="date">
            <text:p>12/30/99 03:52 PM</text:p>
          </table:table-cell>
          <table:table-cell table:formula="of:=MOD([.E932]-[.$E$2];[.$H$2])+1+[.$E$2]" office:value-type="float" office:value="251" calcext:value-type="float">
            <text:p>251</text:p>
          </table:table-cell>
          <table:table-cell table:formula="of:=MOD([.F932]+1/[.$H$2];5)" office:value-type="float" office:value="0.499999999999963" calcext:value-type="float">
            <text:p>0,499999999999963</text:p>
          </table:table-cell>
          <table:table-cell table:formula="of:=IF([.F933]&lt;0.000001;[.G932]+2+1/[.$H$2];[.G932]+1/[.$H$2])" office:value-type="float" office:value="15.5000000000003" calcext:value-type="float">
            <text:p>15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4]))" office:value-type="date" office:date-value="2019-10-22T15:47:23.959837" calcext:value-type="date">
            <text:p>2019-10-22 15:47:24</text:p>
          </table:table-cell>
          <table:table-cell table:style-name="ce7" table:formula="of:=[.A934]" office:value-type="date" office:date-value="2019-10-22T15:47:23.959837" calcext:value-type="date">
            <text:p>2019-10-22 15:47:24</text:p>
          </table:table-cell>
          <table:table-cell table:formula="of:=TRUNC([.A934])" office:value-type="float" office:value="43760" calcext:value-type="float">
            <text:p>43760</text:p>
          </table:table-cell>
          <table:table-cell table:style-name="ce12" table:formula="of:=[.B934]-[.C934]" office:value-type="date" office:date-value="1899-12-30T15:47:23.95983698778" calcext:value-type="date">
            <text:p>12/30/99 03:47 PM</text:p>
          </table:table-cell>
          <table:table-cell table:formula="of:=MOD([.E933]-[.$E$2];[.$H$2])+1+[.$E$2]" office:value-type="float" office:value="252" calcext:value-type="float">
            <text:p>252</text:p>
          </table:table-cell>
          <table:table-cell table:formula="of:=MOD([.F933]+1/[.$H$2];5)" office:value-type="float" office:value="0.516666666666629" calcext:value-type="float">
            <text:p>0,516666666666629</text:p>
          </table:table-cell>
          <table:table-cell table:formula="of:=IF([.F934]&lt;0.000001;[.G933]+2+1/[.$H$2];[.G933]+1/[.$H$2])" office:value-type="float" office:value="15.516666666667" calcext:value-type="float">
            <text:p>15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5]))" office:value-type="date" office:date-value="2019-10-22T15:06:36.794584" calcext:value-type="date">
            <text:p>2019-10-22 15:06:37</text:p>
          </table:table-cell>
          <table:table-cell table:style-name="ce7" table:formula="of:=[.A935]" office:value-type="date" office:date-value="2019-10-22T15:06:36.794584" calcext:value-type="date">
            <text:p>2019-10-22 15:06:37</text:p>
          </table:table-cell>
          <table:table-cell table:formula="of:=TRUNC([.A935])" office:value-type="float" office:value="43760" calcext:value-type="float">
            <text:p>43760</text:p>
          </table:table-cell>
          <table:table-cell table:style-name="ce12" table:formula="of:=[.B935]-[.C935]" office:value-type="date" office:date-value="1899-12-30T15:06:36.79458446335" calcext:value-type="date">
            <text:p>12/30/99 03:06 PM</text:p>
          </table:table-cell>
          <table:table-cell table:formula="of:=MOD([.E934]-[.$E$2];[.$H$2])+1+[.$E$2]" office:value-type="float" office:value="253" calcext:value-type="float">
            <text:p>253</text:p>
          </table:table-cell>
          <table:table-cell table:formula="of:=MOD([.F934]+1/[.$H$2];5)" office:value-type="float" office:value="0.533333333333296" calcext:value-type="float">
            <text:p>0,533333333333296</text:p>
          </table:table-cell>
          <table:table-cell table:formula="of:=IF([.F935]&lt;0.000001;[.G934]+2+1/[.$H$2];[.G934]+1/[.$H$2])" office:value-type="float" office:value="15.5333333333337" calcext:value-type="float">
            <text:p>15,5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6]))" office:value-type="date" office:date-value="2019-10-22T15:04:06.781865" calcext:value-type="date">
            <text:p>2019-10-22 15:04:07</text:p>
          </table:table-cell>
          <table:table-cell table:style-name="ce7" table:formula="of:=[.A936]" office:value-type="date" office:date-value="2019-10-22T15:04:06.781865" calcext:value-type="date">
            <text:p>2019-10-22 15:04:07</text:p>
          </table:table-cell>
          <table:table-cell table:formula="of:=TRUNC([.A936])" office:value-type="float" office:value="43760" calcext:value-type="float">
            <text:p>43760</text:p>
          </table:table-cell>
          <table:table-cell table:style-name="ce12" table:formula="of:=[.B936]-[.C936]" office:value-type="date" office:date-value="1899-12-30T15:04:06.78186527453" calcext:value-type="date">
            <text:p>12/30/99 03:04 PM</text:p>
          </table:table-cell>
          <table:table-cell table:formula="of:=MOD([.E935]-[.$E$2];[.$H$2])+1+[.$E$2]" office:value-type="float" office:value="254" calcext:value-type="float">
            <text:p>254</text:p>
          </table:table-cell>
          <table:table-cell table:formula="of:=MOD([.F935]+1/[.$H$2];5)" office:value-type="float" office:value="0.549999999999963" calcext:value-type="float">
            <text:p>0,549999999999963</text:p>
          </table:table-cell>
          <table:table-cell table:formula="of:=IF([.F936]&lt;0.000001;[.G935]+2+1/[.$H$2];[.G935]+1/[.$H$2])" office:value-type="float" office:value="15.5500000000004" calcext:value-type="float">
            <text:p>15,5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7]))" office:value-type="date" office:date-value="2019-10-22T15:24:01.526247" calcext:value-type="date">
            <text:p>2019-10-22 15:24:02</text:p>
          </table:table-cell>
          <table:table-cell table:style-name="ce7" table:formula="of:=[.A937]" office:value-type="date" office:date-value="2019-10-22T15:24:01.526247" calcext:value-type="date">
            <text:p>2019-10-22 15:24:02</text:p>
          </table:table-cell>
          <table:table-cell table:formula="of:=TRUNC([.A937])" office:value-type="float" office:value="43760" calcext:value-type="float">
            <text:p>43760</text:p>
          </table:table-cell>
          <table:table-cell table:style-name="ce12" table:formula="of:=[.B937]-[.C937]" office:value-type="date" office:date-value="1899-12-30T15:24:01.52624742128" calcext:value-type="date">
            <text:p>12/30/99 03:24 PM</text:p>
          </table:table-cell>
          <table:table-cell table:formula="of:=MOD([.E936]-[.$E$2];[.$H$2])+1+[.$E$2]" office:value-type="float" office:value="255" calcext:value-type="float">
            <text:p>255</text:p>
          </table:table-cell>
          <table:table-cell table:formula="of:=MOD([.F936]+1/[.$H$2];5)" office:value-type="float" office:value="0.566666666666629" calcext:value-type="float">
            <text:p>0,566666666666629</text:p>
          </table:table-cell>
          <table:table-cell table:formula="of:=IF([.F937]&lt;0.000001;[.G936]+2+1/[.$H$2];[.G936]+1/[.$H$2])" office:value-type="float" office:value="15.566666666667" calcext:value-type="float">
            <text:p>15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8]))" office:value-type="date" office:date-value="2019-10-22T15:34:53.090294" calcext:value-type="date">
            <text:p>2019-10-22 15:34:53</text:p>
          </table:table-cell>
          <table:table-cell table:style-name="ce7" table:formula="of:=[.A938]" office:value-type="date" office:date-value="2019-10-22T15:34:53.090294" calcext:value-type="date">
            <text:p>2019-10-22 15:34:53</text:p>
          </table:table-cell>
          <table:table-cell table:formula="of:=TRUNC([.A938])" office:value-type="float" office:value="43760" calcext:value-type="float">
            <text:p>43760</text:p>
          </table:table-cell>
          <table:table-cell table:style-name="ce12" table:formula="of:=[.B938]-[.C938]" office:value-type="date" office:date-value="1899-12-30T15:34:53.09029402211" calcext:value-type="date">
            <text:p>12/30/99 03:34 PM</text:p>
          </table:table-cell>
          <table:table-cell table:formula="of:=MOD([.E937]-[.$E$2];[.$H$2])+1+[.$E$2]" office:value-type="float" office:value="256" calcext:value-type="float">
            <text:p>256</text:p>
          </table:table-cell>
          <table:table-cell table:formula="of:=MOD([.F937]+1/[.$H$2];5)" office:value-type="float" office:value="0.583333333333296" calcext:value-type="float">
            <text:p>0,583333333333296</text:p>
          </table:table-cell>
          <table:table-cell table:formula="of:=IF([.F938]&lt;0.000001;[.G937]+2+1/[.$H$2];[.G937]+1/[.$H$2])" office:value-type="float" office:value="15.5833333333337" calcext:value-type="float">
            <text:p>15,5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9]))" office:value-type="date" office:date-value="2019-10-22T15:20:37.834154" calcext:value-type="date">
            <text:p>2019-10-22 15:20:38</text:p>
          </table:table-cell>
          <table:table-cell table:style-name="ce7" table:formula="of:=[.A939]" office:value-type="date" office:date-value="2019-10-22T15:20:37.834154" calcext:value-type="date">
            <text:p>2019-10-22 15:20:38</text:p>
          </table:table-cell>
          <table:table-cell table:formula="of:=TRUNC([.A939])" office:value-type="float" office:value="43760" calcext:value-type="float">
            <text:p>43760</text:p>
          </table:table-cell>
          <table:table-cell table:style-name="ce12" table:formula="of:=[.B939]-[.C939]" office:value-type="date" office:date-value="1899-12-30T15:20:37.83415420912" calcext:value-type="date">
            <text:p>12/30/99 03:20 PM</text:p>
          </table:table-cell>
          <table:table-cell table:formula="of:=MOD([.E938]-[.$E$2];[.$H$2])+1+[.$E$2]" office:value-type="float" office:value="257" calcext:value-type="float">
            <text:p>257</text:p>
          </table:table-cell>
          <table:table-cell table:formula="of:=MOD([.F938]+1/[.$H$2];5)" office:value-type="float" office:value="0.599999999999963" calcext:value-type="float">
            <text:p>0,599999999999963</text:p>
          </table:table-cell>
          <table:table-cell table:formula="of:=IF([.F939]&lt;0.000001;[.G938]+2+1/[.$H$2];[.G938]+1/[.$H$2])" office:value-type="float" office:value="15.6000000000004" calcext:value-type="float">
            <text:p>15,6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0]))" office:value-type="date" office:date-value="2019-10-22T15:41:33.742278" calcext:value-type="date">
            <text:p>2019-10-22 15:41:34</text:p>
          </table:table-cell>
          <table:table-cell table:style-name="ce7" table:formula="of:=[.A940]" office:value-type="date" office:date-value="2019-10-22T15:41:33.742278" calcext:value-type="date">
            <text:p>2019-10-22 15:41:34</text:p>
          </table:table-cell>
          <table:table-cell table:formula="of:=TRUNC([.A940])" office:value-type="float" office:value="43760" calcext:value-type="float">
            <text:p>43760</text:p>
          </table:table-cell>
          <table:table-cell table:style-name="ce12" table:formula="of:=[.B940]-[.C940]" office:value-type="date" office:date-value="1899-12-30T15:41:33.74227810185" calcext:value-type="date">
            <text:p>12/30/99 03:41 PM</text:p>
          </table:table-cell>
          <table:table-cell table:formula="of:=MOD([.E939]-[.$E$2];[.$H$2])+1+[.$E$2]" office:value-type="float" office:value="258" calcext:value-type="float">
            <text:p>258</text:p>
          </table:table-cell>
          <table:table-cell table:formula="of:=MOD([.F939]+1/[.$H$2];5)" office:value-type="float" office:value="0.61666666666663" calcext:value-type="float">
            <text:p>0,61666666666663</text:p>
          </table:table-cell>
          <table:table-cell table:formula="of:=IF([.F940]&lt;0.000001;[.G939]+2+1/[.$H$2];[.G939]+1/[.$H$2])" office:value-type="float" office:value="15.616666666667" calcext:value-type="float">
            <text:p>15,6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1]))" office:value-type="date" office:date-value="2019-10-22T15:41:34.551544" calcext:value-type="date">
            <text:p>2019-10-22 15:41:35</text:p>
          </table:table-cell>
          <table:table-cell table:style-name="ce7" table:formula="of:=[.A941]" office:value-type="date" office:date-value="2019-10-22T15:41:34.551544" calcext:value-type="date">
            <text:p>2019-10-22 15:41:35</text:p>
          </table:table-cell>
          <table:table-cell table:formula="of:=TRUNC([.A941])" office:value-type="float" office:value="43760" calcext:value-type="float">
            <text:p>43760</text:p>
          </table:table-cell>
          <table:table-cell table:style-name="ce12" table:formula="of:=[.B941]-[.C941]" office:value-type="date" office:date-value="1899-12-30T15:41:34.55154435709" calcext:value-type="date">
            <text:p>12/30/99 03:41 PM</text:p>
          </table:table-cell>
          <table:table-cell table:formula="of:=MOD([.E940]-[.$E$2];[.$H$2])+1+[.$E$2]" office:value-type="float" office:value="259" calcext:value-type="float">
            <text:p>259</text:p>
          </table:table-cell>
          <table:table-cell table:formula="of:=MOD([.F940]+1/[.$H$2];5)" office:value-type="float" office:value="0.633333333333296" calcext:value-type="float">
            <text:p>0,633333333333296</text:p>
          </table:table-cell>
          <table:table-cell table:formula="of:=IF([.F941]&lt;0.000001;[.G940]+2+1/[.$H$2];[.G940]+1/[.$H$2])" office:value-type="float" office:value="15.6333333333337" calcext:value-type="float">
            <text:p>15,6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2]))" office:value-type="date" office:date-value="2019-10-22T15:49:03.038288" calcext:value-type="date">
            <text:p>2019-10-22 15:49:03</text:p>
          </table:table-cell>
          <table:table-cell table:style-name="ce7" table:formula="of:=[.A942]" office:value-type="date" office:date-value="2019-10-22T15:49:03.038288" calcext:value-type="date">
            <text:p>2019-10-22 15:49:03</text:p>
          </table:table-cell>
          <table:table-cell table:formula="of:=TRUNC([.A942])" office:value-type="float" office:value="43760" calcext:value-type="float">
            <text:p>43760</text:p>
          </table:table-cell>
          <table:table-cell table:style-name="ce12" table:formula="of:=[.B942]-[.C942]" office:value-type="date" office:date-value="1899-12-30T15:49:03.0382883409" calcext:value-type="date">
            <text:p>12/30/99 03:49 PM</text:p>
          </table:table-cell>
          <table:table-cell table:formula="of:=MOD([.E941]-[.$E$2];[.$H$2])+1+[.$E$2]" office:value-type="float" office:value="260" calcext:value-type="float">
            <text:p>260</text:p>
          </table:table-cell>
          <table:table-cell table:formula="of:=MOD([.F941]+1/[.$H$2];5)" office:value-type="float" office:value="0.649999999999963" calcext:value-type="float">
            <text:p>0,649999999999963</text:p>
          </table:table-cell>
          <table:table-cell table:formula="of:=IF([.F942]&lt;0.000001;[.G941]+2+1/[.$H$2];[.G941]+1/[.$H$2])" office:value-type="float" office:value="15.6500000000004" calcext:value-type="float">
            <text:p>15,6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3]))" office:value-type="date" office:date-value="2019-10-22T16:00:58.85531" calcext:value-type="date">
            <text:p>2019-10-22 16:00:59</text:p>
          </table:table-cell>
          <table:table-cell table:style-name="ce7" table:formula="of:=[.A943]" office:value-type="date" office:date-value="2019-10-22T16:00:58.85531" calcext:value-type="date">
            <text:p>2019-10-22 16:00:59</text:p>
          </table:table-cell>
          <table:table-cell table:formula="of:=TRUNC([.A943])" office:value-type="float" office:value="43760" calcext:value-type="float">
            <text:p>43760</text:p>
          </table:table-cell>
          <table:table-cell table:style-name="ce12" table:formula="of:=[.B943]-[.C943]" office:value-type="date" office:date-value="1899-12-30T16:00:58.85531008244" calcext:value-type="date">
            <text:p>12/30/99 04:00 PM</text:p>
          </table:table-cell>
          <table:table-cell table:formula="of:=MOD([.E942]-[.$E$2];[.$H$2])+1+[.$E$2]" office:value-type="float" office:value="261" calcext:value-type="float">
            <text:p>261</text:p>
          </table:table-cell>
          <table:table-cell table:formula="of:=MOD([.F942]+1/[.$H$2];5)" office:value-type="float" office:value="0.66666666666663" calcext:value-type="float">
            <text:p>0,66666666666663</text:p>
          </table:table-cell>
          <table:table-cell table:formula="of:=IF([.F943]&lt;0.000001;[.G942]+2+1/[.$H$2];[.G942]+1/[.$H$2])" office:value-type="float" office:value="15.666666666667" calcext:value-type="float">
            <text:p>15,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4]))" office:value-type="date" office:date-value="2019-10-22T15:36:35.795487" calcext:value-type="date">
            <text:p>2019-10-22 15:36:36</text:p>
          </table:table-cell>
          <table:table-cell table:style-name="ce7" table:formula="of:=[.A944]" office:value-type="date" office:date-value="2019-10-22T15:36:35.795487" calcext:value-type="date">
            <text:p>2019-10-22 15:36:36</text:p>
          </table:table-cell>
          <table:table-cell table:formula="of:=TRUNC([.A944])" office:value-type="float" office:value="43760" calcext:value-type="float">
            <text:p>43760</text:p>
          </table:table-cell>
          <table:table-cell table:style-name="ce12" table:formula="of:=[.B944]-[.C944]" office:value-type="date" office:date-value="1899-12-30T15:36:35.79548717011" calcext:value-type="date">
            <text:p>12/30/99 03:36 PM</text:p>
          </table:table-cell>
          <table:table-cell table:formula="of:=MOD([.E943]-[.$E$2];[.$H$2])+1+[.$E$2]" office:value-type="float" office:value="262" calcext:value-type="float">
            <text:p>262</text:p>
          </table:table-cell>
          <table:table-cell table:formula="of:=MOD([.F943]+1/[.$H$2];5)" office:value-type="float" office:value="0.683333333333296" calcext:value-type="float">
            <text:p>0,683333333333296</text:p>
          </table:table-cell>
          <table:table-cell table:formula="of:=IF([.F944]&lt;0.000001;[.G943]+2+1/[.$H$2];[.G943]+1/[.$H$2])" office:value-type="float" office:value="15.6833333333337" calcext:value-type="float">
            <text:p>15,6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5]))" office:value-type="date" office:date-value="2019-10-22T15:21:03.424667" calcext:value-type="date">
            <text:p>2019-10-22 15:21:03</text:p>
          </table:table-cell>
          <table:table-cell table:style-name="ce7" table:formula="of:=[.A945]" office:value-type="date" office:date-value="2019-10-22T15:21:03.424667" calcext:value-type="date">
            <text:p>2019-10-22 15:21:03</text:p>
          </table:table-cell>
          <table:table-cell table:formula="of:=TRUNC([.A945])" office:value-type="float" office:value="43760" calcext:value-type="float">
            <text:p>43760</text:p>
          </table:table-cell>
          <table:table-cell table:style-name="ce12" table:formula="of:=[.B945]-[.C945]" office:value-type="date" office:date-value="1899-12-30T15:21:03.42466743663" calcext:value-type="date">
            <text:p>12/30/99 03:21 PM</text:p>
          </table:table-cell>
          <table:table-cell table:formula="of:=MOD([.E944]-[.$E$2];[.$H$2])+1+[.$E$2]" office:value-type="float" office:value="263" calcext:value-type="float">
            <text:p>263</text:p>
          </table:table-cell>
          <table:table-cell table:formula="of:=MOD([.F944]+1/[.$H$2];5)" office:value-type="float" office:value="0.699999999999963" calcext:value-type="float">
            <text:p>0,699999999999963</text:p>
          </table:table-cell>
          <table:table-cell table:formula="of:=IF([.F945]&lt;0.000001;[.G944]+2+1/[.$H$2];[.G944]+1/[.$H$2])" office:value-type="float" office:value="15.7000000000004" calcext:value-type="float">
            <text:p>15,7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6]))" office:value-type="date" office:date-value="2019-10-22T15:43:10.040462" calcext:value-type="date">
            <text:p>2019-10-22 15:43:10</text:p>
          </table:table-cell>
          <table:table-cell table:style-name="ce7" table:formula="of:=[.A946]" office:value-type="date" office:date-value="2019-10-22T15:43:10.040462" calcext:value-type="date">
            <text:p>2019-10-22 15:43:10</text:p>
          </table:table-cell>
          <table:table-cell table:formula="of:=TRUNC([.A946])" office:value-type="float" office:value="43760" calcext:value-type="float">
            <text:p>43760</text:p>
          </table:table-cell>
          <table:table-cell table:style-name="ce12" table:formula="of:=[.B946]-[.C946]" office:value-type="date" office:date-value="1899-12-30T15:43:10.04046202172" calcext:value-type="date">
            <text:p>12/30/99 03:43 PM</text:p>
          </table:table-cell>
          <table:table-cell table:formula="of:=MOD([.E945]-[.$E$2];[.$H$2])+1+[.$E$2]" office:value-type="float" office:value="264" calcext:value-type="float">
            <text:p>264</text:p>
          </table:table-cell>
          <table:table-cell table:formula="of:=MOD([.F945]+1/[.$H$2];5)" office:value-type="float" office:value="0.71666666666663" calcext:value-type="float">
            <text:p>0,71666666666663</text:p>
          </table:table-cell>
          <table:table-cell table:formula="of:=IF([.F946]&lt;0.000001;[.G945]+2+1/[.$H$2];[.G945]+1/[.$H$2])" office:value-type="float" office:value="15.716666666667" calcext:value-type="float">
            <text:p>15,7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7]))" office:value-type="date" office:date-value="2019-10-22T16:04:04.226375" calcext:value-type="date">
            <text:p>2019-10-22 16:04:04</text:p>
          </table:table-cell>
          <table:table-cell table:style-name="ce7" table:formula="of:=[.A947]" office:value-type="date" office:date-value="2019-10-22T16:04:04.226375" calcext:value-type="date">
            <text:p>2019-10-22 16:04:04</text:p>
          </table:table-cell>
          <table:table-cell table:formula="of:=TRUNC([.A947])" office:value-type="float" office:value="43760" calcext:value-type="float">
            <text:p>43760</text:p>
          </table:table-cell>
          <table:table-cell table:style-name="ce12" table:formula="of:=[.B947]-[.C947]" office:value-type="date" office:date-value="1899-12-30T16:04:04.22637450043" calcext:value-type="date">
            <text:p>12/30/99 04:04 PM</text:p>
          </table:table-cell>
          <table:table-cell table:formula="of:=MOD([.E946]-[.$E$2];[.$H$2])+1+[.$E$2]" office:value-type="float" office:value="265" calcext:value-type="float">
            <text:p>265</text:p>
          </table:table-cell>
          <table:table-cell table:formula="of:=MOD([.F946]+1/[.$H$2];5)" office:value-type="float" office:value="0.733333333333297" calcext:value-type="float">
            <text:p>0,733333333333297</text:p>
          </table:table-cell>
          <table:table-cell table:formula="of:=IF([.F947]&lt;0.000001;[.G946]+2+1/[.$H$2];[.G946]+1/[.$H$2])" office:value-type="float" office:value="15.7333333333337" calcext:value-type="float">
            <text:p>15,7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8]))" office:value-type="date" office:date-value="2019-10-22T15:45:03.297884" calcext:value-type="date">
            <text:p>2019-10-22 15:45:03</text:p>
          </table:table-cell>
          <table:table-cell table:style-name="ce7" table:formula="of:=[.A948]" office:value-type="date" office:date-value="2019-10-22T15:45:03.297884" calcext:value-type="date">
            <text:p>2019-10-22 15:45:03</text:p>
          </table:table-cell>
          <table:table-cell table:formula="of:=TRUNC([.A948])" office:value-type="float" office:value="43760" calcext:value-type="float">
            <text:p>43760</text:p>
          </table:table-cell>
          <table:table-cell table:style-name="ce12" table:formula="of:=[.B948]-[.C948]" office:value-type="date" office:date-value="1899-12-30T15:45:03.29788431991" calcext:value-type="date">
            <text:p>12/30/99 03:45 PM</text:p>
          </table:table-cell>
          <table:table-cell table:formula="of:=MOD([.E947]-[.$E$2];[.$H$2])+1+[.$E$2]" office:value-type="float" office:value="266" calcext:value-type="float">
            <text:p>266</text:p>
          </table:table-cell>
          <table:table-cell table:formula="of:=MOD([.F947]+1/[.$H$2];5)" office:value-type="float" office:value="0.749999999999963" calcext:value-type="float">
            <text:p>0,749999999999963</text:p>
          </table:table-cell>
          <table:table-cell table:formula="of:=IF([.F948]&lt;0.000001;[.G947]+2+1/[.$H$2];[.G947]+1/[.$H$2])" office:value-type="float" office:value="15.7500000000004" calcext:value-type="float">
            <text:p>15,7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9]))" office:value-type="date" office:date-value="2019-10-22T15:26:55.945918" calcext:value-type="date">
            <text:p>2019-10-22 15:26:56</text:p>
          </table:table-cell>
          <table:table-cell table:style-name="ce7" table:formula="of:=[.A949]" office:value-type="date" office:date-value="2019-10-22T15:26:55.945918" calcext:value-type="date">
            <text:p>2019-10-22 15:26:56</text:p>
          </table:table-cell>
          <table:table-cell table:formula="of:=TRUNC([.A949])" office:value-type="float" office:value="43760" calcext:value-type="float">
            <text:p>43760</text:p>
          </table:table-cell>
          <table:table-cell table:style-name="ce12" table:formula="of:=[.B949]-[.C949]" office:value-type="date" office:date-value="1899-12-30T15:26:55.94591843896" calcext:value-type="date">
            <text:p>12/30/99 03:26 PM</text:p>
          </table:table-cell>
          <table:table-cell table:formula="of:=MOD([.E948]-[.$E$2];[.$H$2])+1+[.$E$2]" office:value-type="float" office:value="267" calcext:value-type="float">
            <text:p>267</text:p>
          </table:table-cell>
          <table:table-cell table:formula="of:=MOD([.F948]+1/[.$H$2];5)" office:value-type="float" office:value="0.76666666666663" calcext:value-type="float">
            <text:p>0,76666666666663</text:p>
          </table:table-cell>
          <table:table-cell table:formula="of:=IF([.F949]&lt;0.000001;[.G948]+2+1/[.$H$2];[.G948]+1/[.$H$2])" office:value-type="float" office:value="15.766666666667" calcext:value-type="float">
            <text:p>15,7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0]))" office:value-type="date" office:date-value="2019-10-22T15:20:48.880732" calcext:value-type="date">
            <text:p>2019-10-22 15:20:49</text:p>
          </table:table-cell>
          <table:table-cell table:style-name="ce7" table:formula="of:=[.A950]" office:value-type="date" office:date-value="2019-10-22T15:20:48.880732" calcext:value-type="date">
            <text:p>2019-10-22 15:20:49</text:p>
          </table:table-cell>
          <table:table-cell table:formula="of:=TRUNC([.A950])" office:value-type="float" office:value="43760" calcext:value-type="float">
            <text:p>43760</text:p>
          </table:table-cell>
          <table:table-cell table:style-name="ce12" table:formula="of:=[.B950]-[.C950]" office:value-type="date" office:date-value="1899-12-30T15:20:48.88073229231" calcext:value-type="date">
            <text:p>12/30/99 03:20 PM</text:p>
          </table:table-cell>
          <table:table-cell table:formula="of:=MOD([.E949]-[.$E$2];[.$H$2])+1+[.$E$2]" office:value-type="float" office:value="268" calcext:value-type="float">
            <text:p>268</text:p>
          </table:table-cell>
          <table:table-cell table:formula="of:=MOD([.F949]+1/[.$H$2];5)" office:value-type="float" office:value="0.783333333333297" calcext:value-type="float">
            <text:p>0,783333333333297</text:p>
          </table:table-cell>
          <table:table-cell table:formula="of:=IF([.F950]&lt;0.000001;[.G949]+2+1/[.$H$2];[.G949]+1/[.$H$2])" office:value-type="float" office:value="15.7833333333337" calcext:value-type="float">
            <text:p>15,7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1]))" office:value-type="date" office:date-value="2019-10-22T15:23:56.394111" calcext:value-type="date">
            <text:p>2019-10-22 15:23:56</text:p>
          </table:table-cell>
          <table:table-cell table:style-name="ce7" table:formula="of:=[.A951]" office:value-type="date" office:date-value="2019-10-22T15:23:56.394111" calcext:value-type="date">
            <text:p>2019-10-22 15:23:56</text:p>
          </table:table-cell>
          <table:table-cell table:formula="of:=TRUNC([.A951])" office:value-type="float" office:value="43760" calcext:value-type="float">
            <text:p>43760</text:p>
          </table:table-cell>
          <table:table-cell table:style-name="ce12" table:formula="of:=[.B951]-[.C951]" office:value-type="date" office:date-value="1899-12-30T15:23:56.39411120676" calcext:value-type="date">
            <text:p>12/30/99 03:23 PM</text:p>
          </table:table-cell>
          <table:table-cell table:formula="of:=MOD([.E950]-[.$E$2];[.$H$2])+1+[.$E$2]" office:value-type="float" office:value="269" calcext:value-type="float">
            <text:p>269</text:p>
          </table:table-cell>
          <table:table-cell table:formula="of:=MOD([.F950]+1/[.$H$2];5)" office:value-type="float" office:value="0.799999999999963" calcext:value-type="float">
            <text:p>0,799999999999963</text:p>
          </table:table-cell>
          <table:table-cell table:formula="of:=IF([.F951]&lt;0.000001;[.G950]+2+1/[.$H$2];[.G950]+1/[.$H$2])" office:value-type="float" office:value="15.8000000000004" calcext:value-type="float">
            <text:p>15,8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2]))" office:value-type="date" office:date-value="2019-10-22T15:19:37.944385" calcext:value-type="date">
            <text:p>2019-10-22 15:19:38</text:p>
          </table:table-cell>
          <table:table-cell table:style-name="ce7" table:formula="of:=[.A952]" office:value-type="date" office:date-value="2019-10-22T15:19:37.944385" calcext:value-type="date">
            <text:p>2019-10-22 15:19:38</text:p>
          </table:table-cell>
          <table:table-cell table:formula="of:=TRUNC([.A952])" office:value-type="float" office:value="43760" calcext:value-type="float">
            <text:p>43760</text:p>
          </table:table-cell>
          <table:table-cell table:style-name="ce12" table:formula="of:=[.B952]-[.C952]" office:value-type="date" office:date-value="1899-12-30T15:19:37.9443846317" calcext:value-type="date">
            <text:p>12/30/99 03:19 PM</text:p>
          </table:table-cell>
          <table:table-cell table:formula="of:=MOD([.E951]-[.$E$2];[.$H$2])+1+[.$E$2]" office:value-type="float" office:value="270" calcext:value-type="float">
            <text:p>270</text:p>
          </table:table-cell>
          <table:table-cell table:formula="of:=MOD([.F951]+1/[.$H$2];5)" office:value-type="float" office:value="0.81666666666663" calcext:value-type="float">
            <text:p>0,81666666666663</text:p>
          </table:table-cell>
          <table:table-cell table:formula="of:=IF([.F952]&lt;0.000001;[.G951]+2+1/[.$H$2];[.G951]+1/[.$H$2])" office:value-type="float" office:value="15.816666666667" calcext:value-type="float">
            <text:p>15,8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3]))" office:value-type="date" office:date-value="2019-10-22T15:49:39.174621" calcext:value-type="date">
            <text:p>2019-10-22 15:49:39</text:p>
          </table:table-cell>
          <table:table-cell table:style-name="ce7" table:formula="of:=[.A953]" office:value-type="date" office:date-value="2019-10-22T15:49:39.174621" calcext:value-type="date">
            <text:p>2019-10-22 15:49:39</text:p>
          </table:table-cell>
          <table:table-cell table:formula="of:=TRUNC([.A953])" office:value-type="float" office:value="43760" calcext:value-type="float">
            <text:p>43760</text:p>
          </table:table-cell>
          <table:table-cell table:style-name="ce12" table:formula="of:=[.B953]-[.C953]" office:value-type="date" office:date-value="1899-12-30T15:49:39.17462107725" calcext:value-type="date">
            <text:p>12/30/99 03:49 PM</text:p>
          </table:table-cell>
          <table:table-cell table:formula="of:=MOD([.E952]-[.$E$2];[.$H$2])+1+[.$E$2]" office:value-type="float" office:value="271" calcext:value-type="float">
            <text:p>271</text:p>
          </table:table-cell>
          <table:table-cell table:formula="of:=MOD([.F952]+1/[.$H$2];5)" office:value-type="float" office:value="0.833333333333297" calcext:value-type="float">
            <text:p>0,833333333333297</text:p>
          </table:table-cell>
          <table:table-cell table:formula="of:=IF([.F953]&lt;0.000001;[.G952]+2+1/[.$H$2];[.G952]+1/[.$H$2])" office:value-type="float" office:value="15.8333333333337" calcext:value-type="float">
            <text:p>15,8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4]))" office:value-type="date" office:date-value="2019-10-22T15:20:12.033059" calcext:value-type="date">
            <text:p>2019-10-22 15:20:12</text:p>
          </table:table-cell>
          <table:table-cell table:style-name="ce7" table:formula="of:=[.A954]" office:value-type="date" office:date-value="2019-10-22T15:20:12.033059" calcext:value-type="date">
            <text:p>2019-10-22 15:20:12</text:p>
          </table:table-cell>
          <table:table-cell table:formula="of:=TRUNC([.A954])" office:value-type="float" office:value="43760" calcext:value-type="float">
            <text:p>43760</text:p>
          </table:table-cell>
          <table:table-cell table:style-name="ce12" table:formula="of:=[.B954]-[.C954]" office:value-type="date" office:date-value="1899-12-30T15:20:12.03305949457" calcext:value-type="date">
            <text:p>12/30/99 03:20 PM</text:p>
          </table:table-cell>
          <table:table-cell table:formula="of:=MOD([.E953]-[.$E$2];[.$H$2])+1+[.$E$2]" office:value-type="float" office:value="272" calcext:value-type="float">
            <text:p>272</text:p>
          </table:table-cell>
          <table:table-cell table:formula="of:=MOD([.F953]+1/[.$H$2];5)" office:value-type="float" office:value="0.849999999999964" calcext:value-type="float">
            <text:p>0,849999999999964</text:p>
          </table:table-cell>
          <table:table-cell table:formula="of:=IF([.F954]&lt;0.000001;[.G953]+2+1/[.$H$2];[.G953]+1/[.$H$2])" office:value-type="float" office:value="15.8500000000004" calcext:value-type="float">
            <text:p>15,8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5]))" office:value-type="date" office:date-value="2019-10-22T15:37:49.168115" calcext:value-type="date">
            <text:p>2019-10-22 15:37:49</text:p>
          </table:table-cell>
          <table:table-cell table:style-name="ce7" table:formula="of:=[.A955]" office:value-type="date" office:date-value="2019-10-22T15:37:49.168115" calcext:value-type="date">
            <text:p>2019-10-22 15:37:49</text:p>
          </table:table-cell>
          <table:table-cell table:formula="of:=TRUNC([.A955])" office:value-type="float" office:value="43760" calcext:value-type="float">
            <text:p>43760</text:p>
          </table:table-cell>
          <table:table-cell table:style-name="ce12" table:formula="of:=[.B955]-[.C955]" office:value-type="date" office:date-value="1899-12-30T15:37:49.1681146156" calcext:value-type="date">
            <text:p>12/30/99 03:37 PM</text:p>
          </table:table-cell>
          <table:table-cell table:formula="of:=MOD([.E954]-[.$E$2];[.$H$2])+1+[.$E$2]" office:value-type="float" office:value="273" calcext:value-type="float">
            <text:p>273</text:p>
          </table:table-cell>
          <table:table-cell table:formula="of:=MOD([.F954]+1/[.$H$2];5)" office:value-type="float" office:value="0.86666666666663" calcext:value-type="float">
            <text:p>0,86666666666663</text:p>
          </table:table-cell>
          <table:table-cell table:formula="of:=IF([.F955]&lt;0.000001;[.G954]+2+1/[.$H$2];[.G954]+1/[.$H$2])" office:value-type="float" office:value="15.866666666667" calcext:value-type="float">
            <text:p>15,8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6]))" office:value-type="date" office:date-value="2019-10-22T15:44:57.553236" calcext:value-type="date">
            <text:p>2019-10-22 15:44:58</text:p>
          </table:table-cell>
          <table:table-cell table:style-name="ce7" table:formula="of:=[.A956]" office:value-type="date" office:date-value="2019-10-22T15:44:57.553236" calcext:value-type="date">
            <text:p>2019-10-22 15:44:58</text:p>
          </table:table-cell>
          <table:table-cell table:formula="of:=TRUNC([.A956])" office:value-type="float" office:value="43760" calcext:value-type="float">
            <text:p>43760</text:p>
          </table:table-cell>
          <table:table-cell table:style-name="ce12" table:formula="of:=[.B956]-[.C956]" office:value-type="date" office:date-value="1899-12-30T15:44:57.55323571153" calcext:value-type="date">
            <text:p>12/30/99 03:44 PM</text:p>
          </table:table-cell>
          <table:table-cell table:formula="of:=MOD([.E955]-[.$E$2];[.$H$2])+1+[.$E$2]" office:value-type="float" office:value="274" calcext:value-type="float">
            <text:p>274</text:p>
          </table:table-cell>
          <table:table-cell table:formula="of:=MOD([.F955]+1/[.$H$2];5)" office:value-type="float" office:value="0.883333333333297" calcext:value-type="float">
            <text:p>0,883333333333297</text:p>
          </table:table-cell>
          <table:table-cell table:formula="of:=IF([.F956]&lt;0.000001;[.G955]+2+1/[.$H$2];[.G955]+1/[.$H$2])" office:value-type="float" office:value="15.8833333333337" calcext:value-type="float">
            <text:p>15,8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7]))" office:value-type="date" office:date-value="2019-10-22T15:44:11.991971" calcext:value-type="date">
            <text:p>2019-10-22 15:44:12</text:p>
          </table:table-cell>
          <table:table-cell table:style-name="ce7" table:formula="of:=[.A957]" office:value-type="date" office:date-value="2019-10-22T15:44:11.991971" calcext:value-type="date">
            <text:p>2019-10-22 15:44:12</text:p>
          </table:table-cell>
          <table:table-cell table:formula="of:=TRUNC([.A957])" office:value-type="float" office:value="43760" calcext:value-type="float">
            <text:p>43760</text:p>
          </table:table-cell>
          <table:table-cell table:style-name="ce12" table:formula="of:=[.B957]-[.C957]" office:value-type="date" office:date-value="1899-12-30T15:44:11.99197106995" calcext:value-type="date">
            <text:p>12/30/99 03:44 PM</text:p>
          </table:table-cell>
          <table:table-cell table:formula="of:=MOD([.E956]-[.$E$2];[.$H$2])+1+[.$E$2]" office:value-type="float" office:value="275" calcext:value-type="float">
            <text:p>275</text:p>
          </table:table-cell>
          <table:table-cell table:formula="of:=MOD([.F956]+1/[.$H$2];5)" office:value-type="float" office:value="0.899999999999964" calcext:value-type="float">
            <text:p>0,899999999999964</text:p>
          </table:table-cell>
          <table:table-cell table:formula="of:=IF([.F957]&lt;0.000001;[.G956]+2+1/[.$H$2];[.G956]+1/[.$H$2])" office:value-type="float" office:value="15.9000000000004" calcext:value-type="float">
            <text:p>15,9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8]))" office:value-type="date" office:date-value="2019-10-22T15:14:26.741762" calcext:value-type="date">
            <text:p>2019-10-22 15:14:27</text:p>
          </table:table-cell>
          <table:table-cell table:style-name="ce7" table:formula="of:=[.A958]" office:value-type="date" office:date-value="2019-10-22T15:14:26.741762" calcext:value-type="date">
            <text:p>2019-10-22 15:14:27</text:p>
          </table:table-cell>
          <table:table-cell table:formula="of:=TRUNC([.A958])" office:value-type="float" office:value="43760" calcext:value-type="float">
            <text:p>43760</text:p>
          </table:table-cell>
          <table:table-cell table:style-name="ce12" table:formula="of:=[.B958]-[.C958]" office:value-type="date" office:date-value="1899-12-30T15:14:26.7417619843" calcext:value-type="date">
            <text:p>12/30/99 03:14 PM</text:p>
          </table:table-cell>
          <table:table-cell table:formula="of:=MOD([.E957]-[.$E$2];[.$H$2])+1+[.$E$2]" office:value-type="float" office:value="276" calcext:value-type="float">
            <text:p>276</text:p>
          </table:table-cell>
          <table:table-cell table:formula="of:=MOD([.F957]+1/[.$H$2];5)" office:value-type="float" office:value="0.91666666666663" calcext:value-type="float">
            <text:p>0,91666666666663</text:p>
          </table:table-cell>
          <table:table-cell table:formula="of:=IF([.F958]&lt;0.000001;[.G957]+2+1/[.$H$2];[.G957]+1/[.$H$2])" office:value-type="float" office:value="15.916666666667" calcext:value-type="float">
            <text:p>15,9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9]))" office:value-type="date" office:date-value="2019-10-22T15:44:43.14009" calcext:value-type="date">
            <text:p>2019-10-22 15:44:43</text:p>
          </table:table-cell>
          <table:table-cell table:style-name="ce7" table:formula="of:=[.A959]" office:value-type="date" office:date-value="2019-10-22T15:44:43.14009" calcext:value-type="date">
            <text:p>2019-10-22 15:44:43</text:p>
          </table:table-cell>
          <table:table-cell table:formula="of:=TRUNC([.A959])" office:value-type="float" office:value="43760" calcext:value-type="float">
            <text:p>43760</text:p>
          </table:table-cell>
          <table:table-cell table:style-name="ce12" table:formula="of:=[.B959]-[.C959]" office:value-type="date" office:date-value="1899-12-30T15:44:43.14008968882" calcext:value-type="date">
            <text:p>12/30/99 03:44 PM</text:p>
          </table:table-cell>
          <table:table-cell table:formula="of:=MOD([.E958]-[.$E$2];[.$H$2])+1+[.$E$2]" office:value-type="float" office:value="277" calcext:value-type="float">
            <text:p>277</text:p>
          </table:table-cell>
          <table:table-cell table:formula="of:=MOD([.F958]+1/[.$H$2];5)" office:value-type="float" office:value="0.933333333333297" calcext:value-type="float">
            <text:p>0,933333333333297</text:p>
          </table:table-cell>
          <table:table-cell table:formula="of:=IF([.F959]&lt;0.000001;[.G958]+2+1/[.$H$2];[.G958]+1/[.$H$2])" office:value-type="float" office:value="15.9333333333337" calcext:value-type="float">
            <text:p>15,9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0]))" office:value-type="date" office:date-value="2019-10-22T15:40:51.800325" calcext:value-type="date">
            <text:p>2019-10-22 15:40:52</text:p>
          </table:table-cell>
          <table:table-cell table:style-name="ce7" table:formula="of:=[.A960]" office:value-type="date" office:date-value="2019-10-22T15:40:51.800325" calcext:value-type="date">
            <text:p>2019-10-22 15:40:52</text:p>
          </table:table-cell>
          <table:table-cell table:formula="of:=TRUNC([.A960])" office:value-type="float" office:value="43760" calcext:value-type="float">
            <text:p>43760</text:p>
          </table:table-cell>
          <table:table-cell table:style-name="ce12" table:formula="of:=[.B960]-[.C960]" office:value-type="date" office:date-value="1899-12-30T15:40:51.80032532662" calcext:value-type="date">
            <text:p>12/30/99 03:40 PM</text:p>
          </table:table-cell>
          <table:table-cell table:formula="of:=MOD([.E959]-[.$E$2];[.$H$2])+1+[.$E$2]" office:value-type="float" office:value="278" calcext:value-type="float">
            <text:p>278</text:p>
          </table:table-cell>
          <table:table-cell table:formula="of:=MOD([.F959]+1/[.$H$2];5)" office:value-type="float" office:value="0.949999999999964" calcext:value-type="float">
            <text:p>0,949999999999964</text:p>
          </table:table-cell>
          <table:table-cell table:formula="of:=IF([.F960]&lt;0.000001;[.G959]+2+1/[.$H$2];[.G959]+1/[.$H$2])" office:value-type="float" office:value="15.9500000000004" calcext:value-type="float">
            <text:p>15,9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1]))" office:value-type="date" office:date-value="2019-10-22T15:21:44.473664" calcext:value-type="date">
            <text:p>2019-10-22 15:21:44</text:p>
          </table:table-cell>
          <table:table-cell table:style-name="ce7" table:formula="of:=[.A961]" office:value-type="date" office:date-value="2019-10-22T15:21:44.473664" calcext:value-type="date">
            <text:p>2019-10-22 15:21:44</text:p>
          </table:table-cell>
          <table:table-cell table:formula="of:=TRUNC([.A961])" office:value-type="float" office:value="43760" calcext:value-type="float">
            <text:p>43760</text:p>
          </table:table-cell>
          <table:table-cell table:style-name="ce12" table:formula="of:=[.B961]-[.C961]" office:value-type="date" office:date-value="1899-12-30T15:21:44.47366400622" calcext:value-type="date">
            <text:p>12/30/99 03:21 PM</text:p>
          </table:table-cell>
          <table:table-cell table:formula="of:=MOD([.E960]-[.$E$2];[.$H$2])+1+[.$E$2]" office:value-type="float" office:value="279" calcext:value-type="float">
            <text:p>279</text:p>
          </table:table-cell>
          <table:table-cell table:formula="of:=MOD([.F960]+1/[.$H$2];5)" office:value-type="float" office:value="0.966666666666631" calcext:value-type="float">
            <text:p>0,966666666666631</text:p>
          </table:table-cell>
          <table:table-cell table:formula="of:=IF([.F961]&lt;0.000001;[.G960]+2+1/[.$H$2];[.G960]+1/[.$H$2])" office:value-type="float" office:value="15.966666666667" calcext:value-type="float">
            <text:p>15,9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2]))" office:value-type="date" office:date-value="2019-10-22T15:36:07.183352" calcext:value-type="date">
            <text:p>2019-10-22 15:36:07</text:p>
          </table:table-cell>
          <table:table-cell table:style-name="ce7" table:formula="of:=[.A962]" office:value-type="date" office:date-value="2019-10-22T15:36:07.183352" calcext:value-type="date">
            <text:p>2019-10-22 15:36:07</text:p>
          </table:table-cell>
          <table:table-cell table:formula="of:=TRUNC([.A962])" office:value-type="float" office:value="43760" calcext:value-type="float">
            <text:p>43760</text:p>
          </table:table-cell>
          <table:table-cell table:style-name="ce12" table:formula="of:=[.B962]-[.C962]" office:value-type="date" office:date-value="1899-12-30T15:36:07.18335233163" calcext:value-type="date">
            <text:p>12/30/99 03:36 PM</text:p>
          </table:table-cell>
          <table:table-cell table:formula="of:=MOD([.E961]-[.$E$2];[.$H$2])+1+[.$E$2]" office:value-type="float" office:value="280" calcext:value-type="float">
            <text:p>280</text:p>
          </table:table-cell>
          <table:table-cell table:formula="of:=MOD([.F961]+1/[.$H$2];5)" office:value-type="float" office:value="0.983333333333297" calcext:value-type="float">
            <text:p>0,983333333333297</text:p>
          </table:table-cell>
          <table:table-cell table:formula="of:=IF([.F962]&lt;0.000001;[.G961]+2+1/[.$H$2];[.G961]+1/[.$H$2])" office:value-type="float" office:value="15.9833333333337" calcext:value-type="float">
            <text:p>15,9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3]))" office:value-type="date" office:date-value="2019-10-23T15:20:21.33748" calcext:value-type="date">
            <text:p>2019-10-23 15:20:21</text:p>
          </table:table-cell>
          <table:table-cell table:style-name="ce7" table:formula="of:=[.A963]" office:value-type="date" office:date-value="2019-10-23T15:20:21.33748" calcext:value-type="date">
            <text:p>2019-10-23 15:20:21</text:p>
          </table:table-cell>
          <table:table-cell table:formula="of:=TRUNC([.A963])" office:value-type="float" office:value="43761" calcext:value-type="float">
            <text:p>43761</text:p>
          </table:table-cell>
          <table:table-cell table:style-name="ce12" table:formula="of:=[.B963]-[.C963]" office:value-type="date" office:date-value="1899-12-30T15:20:21.33747995831" calcext:value-type="date">
            <text:p>12/30/99 03:20 PM</text:p>
          </table:table-cell>
          <table:table-cell table:formula="of:=MOD([.E962]-[.$E$2];[.$H$2])+1+[.$E$2]" office:value-type="float" office:value="221" calcext:value-type="float">
            <text:p>221</text:p>
          </table:table-cell>
          <table:table-cell table:formula="of:=MOD([.F962]+1/[.$H$2];5)" office:value-type="float" office:value="0.999999999999964" calcext:value-type="float">
            <text:p>0,999999999999964</text:p>
          </table:table-cell>
          <table:table-cell table:formula="of:=IF([.F963]&lt;0.000001;[.G962]+2+1/[.$H$2];[.G962]+1/[.$H$2])" office:value-type="float" office:value="16.0000000000004" calcext:value-type="float">
            <text:p>16,0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4]))" office:value-type="date" office:date-value="2019-10-23T15:40:08.648233" calcext:value-type="date">
            <text:p>2019-10-23 15:40:09</text:p>
          </table:table-cell>
          <table:table-cell table:style-name="ce7" table:formula="of:=[.A964]" office:value-type="date" office:date-value="2019-10-23T15:40:08.648233" calcext:value-type="date">
            <text:p>2019-10-23 15:40:09</text:p>
          </table:table-cell>
          <table:table-cell table:formula="of:=TRUNC([.A964])" office:value-type="float" office:value="43761" calcext:value-type="float">
            <text:p>43761</text:p>
          </table:table-cell>
          <table:table-cell table:style-name="ce12" table:formula="of:=[.B964]-[.C964]" office:value-type="date" office:date-value="1899-12-30T15:40:08.64823276643" calcext:value-type="date">
            <text:p>12/30/99 03:40 PM</text:p>
          </table:table-cell>
          <table:table-cell table:formula="of:=MOD([.E963]-[.$E$2];[.$H$2])+1+[.$E$2]" office:value-type="float" office:value="222" calcext:value-type="float">
            <text:p>222</text:p>
          </table:table-cell>
          <table:table-cell table:formula="of:=MOD([.F963]+1/[.$H$2];5)" office:value-type="float" office:value="1.01666666666663" calcext:value-type="float">
            <text:p>1,01666666666663</text:p>
          </table:table-cell>
          <table:table-cell table:formula="of:=IF([.F964]&lt;0.000001;[.G963]+2+1/[.$H$2];[.G963]+1/[.$H$2])" office:value-type="float" office:value="16.016666666667" calcext:value-type="float">
            <text:p>16,0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5]))" office:value-type="date" office:date-value="2019-10-23T15:43:32.920173" calcext:value-type="date">
            <text:p>2019-10-23 15:43:33</text:p>
          </table:table-cell>
          <table:table-cell table:style-name="ce7" table:formula="of:=[.A965]" office:value-type="date" office:date-value="2019-10-23T15:43:32.920173" calcext:value-type="date">
            <text:p>2019-10-23 15:43:33</text:p>
          </table:table-cell>
          <table:table-cell table:formula="of:=TRUNC([.A965])" office:value-type="float" office:value="43761" calcext:value-type="float">
            <text:p>43761</text:p>
          </table:table-cell>
          <table:table-cell table:style-name="ce12" table:formula="of:=[.B965]-[.C965]" office:value-type="date" office:date-value="1899-12-30T15:43:32.92017346714" calcext:value-type="date">
            <text:p>12/30/99 03:43 PM</text:p>
          </table:table-cell>
          <table:table-cell table:formula="of:=MOD([.E964]-[.$E$2];[.$H$2])+1+[.$E$2]" office:value-type="float" office:value="223" calcext:value-type="float">
            <text:p>223</text:p>
          </table:table-cell>
          <table:table-cell table:formula="of:=MOD([.F964]+1/[.$H$2];5)" office:value-type="float" office:value="1.0333333333333" calcext:value-type="float">
            <text:p>1,0333333333333</text:p>
          </table:table-cell>
          <table:table-cell table:formula="of:=IF([.F965]&lt;0.000001;[.G964]+2+1/[.$H$2];[.G964]+1/[.$H$2])" office:value-type="float" office:value="16.0333333333337" calcext:value-type="float">
            <text:p>16,0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6]))" office:value-type="date" office:date-value="2019-10-23T15:33:31.260725" calcext:value-type="date">
            <text:p>2019-10-23 15:33:31</text:p>
          </table:table-cell>
          <table:table-cell table:style-name="ce7" table:formula="of:=[.A966]" office:value-type="date" office:date-value="2019-10-23T15:33:31.260725" calcext:value-type="date">
            <text:p>2019-10-23 15:33:31</text:p>
          </table:table-cell>
          <table:table-cell table:formula="of:=TRUNC([.A966])" office:value-type="float" office:value="43761" calcext:value-type="float">
            <text:p>43761</text:p>
          </table:table-cell>
          <table:table-cell table:style-name="ce12" table:formula="of:=[.B966]-[.C966]" office:value-type="date" office:date-value="1899-12-30T15:33:31.26072504558" calcext:value-type="date">
            <text:p>12/30/99 03:33 PM</text:p>
          </table:table-cell>
          <table:table-cell table:formula="of:=MOD([.E965]-[.$E$2];[.$H$2])+1+[.$E$2]" office:value-type="float" office:value="224" calcext:value-type="float">
            <text:p>224</text:p>
          </table:table-cell>
          <table:table-cell table:formula="of:=MOD([.F965]+1/[.$H$2];5)" office:value-type="float" office:value="1.04999999999996" calcext:value-type="float">
            <text:p>1,04999999999996</text:p>
          </table:table-cell>
          <table:table-cell table:formula="of:=IF([.F966]&lt;0.000001;[.G965]+2+1/[.$H$2];[.G965]+1/[.$H$2])" office:value-type="float" office:value="16.0500000000004" calcext:value-type="float">
            <text:p>16,0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7]))" office:value-type="date" office:date-value="2019-10-23T15:25:30.93683" calcext:value-type="date">
            <text:p>2019-10-23 15:25:31</text:p>
          </table:table-cell>
          <table:table-cell table:style-name="ce7" table:formula="of:=[.A967]" office:value-type="date" office:date-value="2019-10-23T15:25:30.93683" calcext:value-type="date">
            <text:p>2019-10-23 15:25:31</text:p>
          </table:table-cell>
          <table:table-cell table:formula="of:=TRUNC([.A967])" office:value-type="float" office:value="43761" calcext:value-type="float">
            <text:p>43761</text:p>
          </table:table-cell>
          <table:table-cell table:style-name="ce12" table:formula="of:=[.B967]-[.C967]" office:value-type="date" office:date-value="1899-12-30T15:25:30.9368303977" calcext:value-type="date">
            <text:p>12/30/99 03:25 PM</text:p>
          </table:table-cell>
          <table:table-cell table:formula="of:=MOD([.E966]-[.$E$2];[.$H$2])+1+[.$E$2]" office:value-type="float" office:value="225" calcext:value-type="float">
            <text:p>225</text:p>
          </table:table-cell>
          <table:table-cell table:formula="of:=MOD([.F966]+1/[.$H$2];5)" office:value-type="float" office:value="1.06666666666663" calcext:value-type="float">
            <text:p>1,06666666666663</text:p>
          </table:table-cell>
          <table:table-cell table:formula="of:=IF([.F967]&lt;0.000001;[.G966]+2+1/[.$H$2];[.G966]+1/[.$H$2])" office:value-type="float" office:value="16.066666666667" calcext:value-type="float">
            <text:p>16,0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8]))" office:value-type="date" office:date-value="2019-10-23T15:23:40.504892" calcext:value-type="date">
            <text:p>2019-10-23 15:23:41</text:p>
          </table:table-cell>
          <table:table-cell table:style-name="ce7" table:formula="of:=[.A968]" office:value-type="date" office:date-value="2019-10-23T15:23:40.504892" calcext:value-type="date">
            <text:p>2019-10-23 15:23:41</text:p>
          </table:table-cell>
          <table:table-cell table:formula="of:=TRUNC([.A968])" office:value-type="float" office:value="43761" calcext:value-type="float">
            <text:p>43761</text:p>
          </table:table-cell>
          <table:table-cell table:style-name="ce12" table:formula="of:=[.B968]-[.C968]" office:value-type="date" office:date-value="1899-12-30T15:23:40.50489191897" calcext:value-type="date">
            <text:p>12/30/99 03:23 PM</text:p>
          </table:table-cell>
          <table:table-cell table:formula="of:=MOD([.E967]-[.$E$2];[.$H$2])+1+[.$E$2]" office:value-type="float" office:value="226" calcext:value-type="float">
            <text:p>226</text:p>
          </table:table-cell>
          <table:table-cell table:formula="of:=MOD([.F967]+1/[.$H$2];5)" office:value-type="float" office:value="1.0833333333333" calcext:value-type="float">
            <text:p>1,0833333333333</text:p>
          </table:table-cell>
          <table:table-cell table:formula="of:=IF([.F968]&lt;0.000001;[.G967]+2+1/[.$H$2];[.G967]+1/[.$H$2])" office:value-type="float" office:value="16.0833333333337" calcext:value-type="float">
            <text:p>16,0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9]))" office:value-type="date" office:date-value="2019-10-23T15:54:49.87502" calcext:value-type="date">
            <text:p>2019-10-23 15:54:50</text:p>
          </table:table-cell>
          <table:table-cell table:style-name="ce7" table:formula="of:=[.A969]" office:value-type="date" office:date-value="2019-10-23T15:54:49.87502" calcext:value-type="date">
            <text:p>2019-10-23 15:54:50</text:p>
          </table:table-cell>
          <table:table-cell table:formula="of:=TRUNC([.A969])" office:value-type="float" office:value="43761" calcext:value-type="float">
            <text:p>43761</text:p>
          </table:table-cell>
          <table:table-cell table:style-name="ce12" table:formula="of:=[.B969]-[.C969]" office:value-type="date" office:date-value="1899-12-30T15:54:49.87501978409" calcext:value-type="date">
            <text:p>12/30/99 03:54 PM</text:p>
          </table:table-cell>
          <table:table-cell table:formula="of:=MOD([.E968]-[.$E$2];[.$H$2])+1+[.$E$2]" office:value-type="float" office:value="227" calcext:value-type="float">
            <text:p>227</text:p>
          </table:table-cell>
          <table:table-cell table:formula="of:=MOD([.F968]+1/[.$H$2];5)" office:value-type="float" office:value="1.09999999999996" calcext:value-type="float">
            <text:p>1,09999999999996</text:p>
          </table:table-cell>
          <table:table-cell table:formula="of:=IF([.F969]&lt;0.000001;[.G968]+2+1/[.$H$2];[.G968]+1/[.$H$2])" office:value-type="float" office:value="16.1000000000004" calcext:value-type="float">
            <text:p>16,1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0]))" office:value-type="date" office:date-value="2019-10-23T15:30:53.350487" calcext:value-type="date">
            <text:p>2019-10-23 15:30:53</text:p>
          </table:table-cell>
          <table:table-cell table:style-name="ce7" table:formula="of:=[.A970]" office:value-type="date" office:date-value="2019-10-23T15:30:53.350487" calcext:value-type="date">
            <text:p>2019-10-23 15:30:53</text:p>
          </table:table-cell>
          <table:table-cell table:formula="of:=TRUNC([.A970])" office:value-type="float" office:value="43761" calcext:value-type="float">
            <text:p>43761</text:p>
          </table:table-cell>
          <table:table-cell table:style-name="ce12" table:formula="of:=[.B970]-[.C970]" office:value-type="date" office:date-value="1899-12-30T15:30:53.35048721172" calcext:value-type="date">
            <text:p>12/30/99 03:30 PM</text:p>
          </table:table-cell>
          <table:table-cell table:formula="of:=MOD([.E969]-[.$E$2];[.$H$2])+1+[.$E$2]" office:value-type="float" office:value="228" calcext:value-type="float">
            <text:p>228</text:p>
          </table:table-cell>
          <table:table-cell table:formula="of:=MOD([.F969]+1/[.$H$2];5)" office:value-type="float" office:value="1.11666666666663" calcext:value-type="float">
            <text:p>1,11666666666663</text:p>
          </table:table-cell>
          <table:table-cell table:formula="of:=IF([.F970]&lt;0.000001;[.G969]+2+1/[.$H$2];[.G969]+1/[.$H$2])" office:value-type="float" office:value="16.116666666667" calcext:value-type="float">
            <text:p>16,1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1]))" office:value-type="date" office:date-value="2019-10-23T15:47:58.909731" calcext:value-type="date">
            <text:p>2019-10-23 15:47:59</text:p>
          </table:table-cell>
          <table:table-cell table:style-name="ce7" table:formula="of:=[.A971]" office:value-type="date" office:date-value="2019-10-23T15:47:58.909731" calcext:value-type="date">
            <text:p>2019-10-23 15:47:59</text:p>
          </table:table-cell>
          <table:table-cell table:formula="of:=TRUNC([.A971])" office:value-type="float" office:value="43761" calcext:value-type="float">
            <text:p>43761</text:p>
          </table:table-cell>
          <table:table-cell table:style-name="ce12" table:formula="of:=[.B971]-[.C971]" office:value-type="date" office:date-value="1899-12-30T15:47:58.90973102767" calcext:value-type="date">
            <text:p>12/30/99 03:47 PM</text:p>
          </table:table-cell>
          <table:table-cell table:formula="of:=MOD([.E970]-[.$E$2];[.$H$2])+1+[.$E$2]" office:value-type="float" office:value="229" calcext:value-type="float">
            <text:p>229</text:p>
          </table:table-cell>
          <table:table-cell table:formula="of:=MOD([.F970]+1/[.$H$2];5)" office:value-type="float" office:value="1.1333333333333" calcext:value-type="float">
            <text:p>1,1333333333333</text:p>
          </table:table-cell>
          <table:table-cell table:formula="of:=IF([.F971]&lt;0.000001;[.G970]+2+1/[.$H$2];[.G970]+1/[.$H$2])" office:value-type="float" office:value="16.1333333333337" calcext:value-type="float">
            <text:p>16,1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2]))" office:value-type="date" office:date-value="2019-10-23T15:45:04.564716" calcext:value-type="date">
            <text:p>2019-10-23 15:45:05</text:p>
          </table:table-cell>
          <table:table-cell table:style-name="ce7" table:formula="of:=[.A972]" office:value-type="date" office:date-value="2019-10-23T15:45:04.564716" calcext:value-type="date">
            <text:p>2019-10-23 15:45:05</text:p>
          </table:table-cell>
          <table:table-cell table:formula="of:=TRUNC([.A972])" office:value-type="float" office:value="43761" calcext:value-type="float">
            <text:p>43761</text:p>
          </table:table-cell>
          <table:table-cell table:style-name="ce12" table:formula="of:=[.B972]-[.C972]" office:value-type="date" office:date-value="1899-12-30T15:45:04.56471636426" calcext:value-type="date">
            <text:p>12/30/99 03:45 PM</text:p>
          </table:table-cell>
          <table:table-cell table:formula="of:=MOD([.E971]-[.$E$2];[.$H$2])+1+[.$E$2]" office:value-type="float" office:value="230" calcext:value-type="float">
            <text:p>230</text:p>
          </table:table-cell>
          <table:table-cell table:formula="of:=MOD([.F971]+1/[.$H$2];5)" office:value-type="float" office:value="1.14999999999996" calcext:value-type="float">
            <text:p>1,14999999999996</text:p>
          </table:table-cell>
          <table:table-cell table:formula="of:=IF([.F972]&lt;0.000001;[.G971]+2+1/[.$H$2];[.G971]+1/[.$H$2])" office:value-type="float" office:value="16.1500000000004" calcext:value-type="float">
            <text:p>16,1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3]))" office:value-type="date" office:date-value="2019-10-23T15:29:19.096768" calcext:value-type="date">
            <text:p>2019-10-23 15:29:19</text:p>
          </table:table-cell>
          <table:table-cell table:style-name="ce7" table:formula="of:=[.A973]" office:value-type="date" office:date-value="2019-10-23T15:29:19.096768" calcext:value-type="date">
            <text:p>2019-10-23 15:29:19</text:p>
          </table:table-cell>
          <table:table-cell table:formula="of:=TRUNC([.A973])" office:value-type="float" office:value="43761" calcext:value-type="float">
            <text:p>43761</text:p>
          </table:table-cell>
          <table:table-cell table:style-name="ce12" table:formula="of:=[.B973]-[.C973]" office:value-type="date" office:date-value="1899-12-30T15:29:19.09676766023" calcext:value-type="date">
            <text:p>12/30/99 03:29 PM</text:p>
          </table:table-cell>
          <table:table-cell table:formula="of:=MOD([.E972]-[.$E$2];[.$H$2])+1+[.$E$2]" office:value-type="float" office:value="231" calcext:value-type="float">
            <text:p>231</text:p>
          </table:table-cell>
          <table:table-cell table:formula="of:=MOD([.F972]+1/[.$H$2];5)" office:value-type="float" office:value="1.16666666666663" calcext:value-type="float">
            <text:p>1,16666666666663</text:p>
          </table:table-cell>
          <table:table-cell table:formula="of:=IF([.F973]&lt;0.000001;[.G972]+2+1/[.$H$2];[.G972]+1/[.$H$2])" office:value-type="float" office:value="16.166666666667" calcext:value-type="float">
            <text:p>16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4]))" office:value-type="date" office:date-value="2019-10-23T15:47:28.394697" calcext:value-type="date">
            <text:p>2019-10-23 15:47:28</text:p>
          </table:table-cell>
          <table:table-cell table:style-name="ce7" table:formula="of:=[.A974]" office:value-type="date" office:date-value="2019-10-23T15:47:28.394697" calcext:value-type="date">
            <text:p>2019-10-23 15:47:28</text:p>
          </table:table-cell>
          <table:table-cell table:formula="of:=TRUNC([.A974])" office:value-type="float" office:value="43761" calcext:value-type="float">
            <text:p>43761</text:p>
          </table:table-cell>
          <table:table-cell table:style-name="ce12" table:formula="of:=[.B974]-[.C974]" office:value-type="date" office:date-value="1899-12-30T15:47:28.3946965076" calcext:value-type="date">
            <text:p>12/30/99 03:47 PM</text:p>
          </table:table-cell>
          <table:table-cell table:formula="of:=MOD([.E973]-[.$E$2];[.$H$2])+1+[.$E$2]" office:value-type="float" office:value="232" calcext:value-type="float">
            <text:p>232</text:p>
          </table:table-cell>
          <table:table-cell table:formula="of:=MOD([.F973]+1/[.$H$2];5)" office:value-type="float" office:value="1.1833333333333" calcext:value-type="float">
            <text:p>1,1833333333333</text:p>
          </table:table-cell>
          <table:table-cell table:formula="of:=IF([.F974]&lt;0.000001;[.G973]+2+1/[.$H$2];[.G973]+1/[.$H$2])" office:value-type="float" office:value="16.1833333333337" calcext:value-type="float">
            <text:p>16,1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5]))" office:value-type="date" office:date-value="2019-10-23T15:33:47.370245" calcext:value-type="date">
            <text:p>2019-10-23 15:33:47</text:p>
          </table:table-cell>
          <table:table-cell table:style-name="ce7" table:formula="of:=[.A975]" office:value-type="date" office:date-value="2019-10-23T15:33:47.370245" calcext:value-type="date">
            <text:p>2019-10-23 15:33:47</text:p>
          </table:table-cell>
          <table:table-cell table:formula="of:=TRUNC([.A975])" office:value-type="float" office:value="43761" calcext:value-type="float">
            <text:p>43761</text:p>
          </table:table-cell>
          <table:table-cell table:style-name="ce12" table:formula="of:=[.B975]-[.C975]" office:value-type="date" office:date-value="1899-12-30T15:33:47.37024526577" calcext:value-type="date">
            <text:p>12/30/99 03:33 PM</text:p>
          </table:table-cell>
          <table:table-cell table:formula="of:=MOD([.E974]-[.$E$2];[.$H$2])+1+[.$E$2]" office:value-type="float" office:value="233" calcext:value-type="float">
            <text:p>233</text:p>
          </table:table-cell>
          <table:table-cell table:formula="of:=MOD([.F974]+1/[.$H$2];5)" office:value-type="float" office:value="1.19999999999996" calcext:value-type="float">
            <text:p>1,19999999999996</text:p>
          </table:table-cell>
          <table:table-cell table:formula="of:=IF([.F975]&lt;0.000001;[.G974]+2+1/[.$H$2];[.G974]+1/[.$H$2])" office:value-type="float" office:value="16.2000000000004" calcext:value-type="float">
            <text:p>16,2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6]))" office:value-type="date" office:date-value="2019-10-23T15:48:01.887882" calcext:value-type="date">
            <text:p>2019-10-23 15:48:02</text:p>
          </table:table-cell>
          <table:table-cell table:style-name="ce7" table:formula="of:=[.A976]" office:value-type="date" office:date-value="2019-10-23T15:48:01.887882" calcext:value-type="date">
            <text:p>2019-10-23 15:48:02</text:p>
          </table:table-cell>
          <table:table-cell table:formula="of:=TRUNC([.A976])" office:value-type="float" office:value="43761" calcext:value-type="float">
            <text:p>43761</text:p>
          </table:table-cell>
          <table:table-cell table:style-name="ce12" table:formula="of:=[.B976]-[.C976]" office:value-type="date" office:date-value="1899-12-30T15:48:01.88788199332" calcext:value-type="date">
            <text:p>12/30/99 03:48 PM</text:p>
          </table:table-cell>
          <table:table-cell table:formula="of:=MOD([.E975]-[.$E$2];[.$H$2])+1+[.$E$2]" office:value-type="float" office:value="234" calcext:value-type="float">
            <text:p>234</text:p>
          </table:table-cell>
          <table:table-cell table:formula="of:=MOD([.F975]+1/[.$H$2];5)" office:value-type="float" office:value="1.21666666666663" calcext:value-type="float">
            <text:p>1,21666666666663</text:p>
          </table:table-cell>
          <table:table-cell table:formula="of:=IF([.F976]&lt;0.000001;[.G975]+2+1/[.$H$2];[.G975]+1/[.$H$2])" office:value-type="float" office:value="16.216666666667" calcext:value-type="float">
            <text:p>16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7]))" office:value-type="date" office:date-value="2019-10-23T15:29:07.732988" calcext:value-type="date">
            <text:p>2019-10-23 15:29:08</text:p>
          </table:table-cell>
          <table:table-cell table:style-name="ce7" table:formula="of:=[.A977]" office:value-type="date" office:date-value="2019-10-23T15:29:07.732988" calcext:value-type="date">
            <text:p>2019-10-23 15:29:08</text:p>
          </table:table-cell>
          <table:table-cell table:formula="of:=TRUNC([.A977])" office:value-type="float" office:value="43761" calcext:value-type="float">
            <text:p>43761</text:p>
          </table:table-cell>
          <table:table-cell table:style-name="ce12" table:formula="of:=[.B977]-[.C977]" office:value-type="date" office:date-value="1899-12-30T15:29:07.73298776709" calcext:value-type="date">
            <text:p>12/30/99 03:29 PM</text:p>
          </table:table-cell>
          <table:table-cell table:formula="of:=MOD([.E976]-[.$E$2];[.$H$2])+1+[.$E$2]" office:value-type="float" office:value="235" calcext:value-type="float">
            <text:p>235</text:p>
          </table:table-cell>
          <table:table-cell table:formula="of:=MOD([.F976]+1/[.$H$2];5)" office:value-type="float" office:value="1.2333333333333" calcext:value-type="float">
            <text:p>1,2333333333333</text:p>
          </table:table-cell>
          <table:table-cell table:formula="of:=IF([.F977]&lt;0.000001;[.G976]+2+1/[.$H$2];[.G976]+1/[.$H$2])" office:value-type="float" office:value="16.2333333333337" calcext:value-type="float">
            <text:p>16,2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8]))" office:value-type="date" office:date-value="2019-10-23T16:04:23.599348" calcext:value-type="date">
            <text:p>2019-10-23 16:04:24</text:p>
          </table:table-cell>
          <table:table-cell table:style-name="ce7" table:formula="of:=[.A978]" office:value-type="date" office:date-value="2019-10-23T16:04:23.599348" calcext:value-type="date">
            <text:p>2019-10-23 16:04:24</text:p>
          </table:table-cell>
          <table:table-cell table:formula="of:=TRUNC([.A978])" office:value-type="float" office:value="43761" calcext:value-type="float">
            <text:p>43761</text:p>
          </table:table-cell>
          <table:table-cell table:style-name="ce12" table:formula="of:=[.B978]-[.C978]" office:value-type="date" office:date-value="1899-12-30T16:04:23.59934764914" calcext:value-type="date">
            <text:p>12/30/99 04:04 PM</text:p>
          </table:table-cell>
          <table:table-cell table:formula="of:=MOD([.E977]-[.$E$2];[.$H$2])+1+[.$E$2]" office:value-type="float" office:value="236" calcext:value-type="float">
            <text:p>236</text:p>
          </table:table-cell>
          <table:table-cell table:formula="of:=MOD([.F977]+1/[.$H$2];5)" office:value-type="float" office:value="1.24999999999996" calcext:value-type="float">
            <text:p>1,24999999999996</text:p>
          </table:table-cell>
          <table:table-cell table:formula="of:=IF([.F978]&lt;0.000001;[.G977]+2+1/[.$H$2];[.G977]+1/[.$H$2])" office:value-type="float" office:value="16.2500000000004" calcext:value-type="float">
            <text:p>16,2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9]))" office:value-type="date" office:date-value="2019-10-23T15:50:33.257048" calcext:value-type="date">
            <text:p>2019-10-23 15:50:33</text:p>
          </table:table-cell>
          <table:table-cell table:style-name="ce7" table:formula="of:=[.A979]" office:value-type="date" office:date-value="2019-10-23T15:50:33.257048" calcext:value-type="date">
            <text:p>2019-10-23 15:50:33</text:p>
          </table:table-cell>
          <table:table-cell table:formula="of:=TRUNC([.A979])" office:value-type="float" office:value="43761" calcext:value-type="float">
            <text:p>43761</text:p>
          </table:table-cell>
          <table:table-cell table:style-name="ce12" table:formula="of:=[.B979]-[.C979]" office:value-type="date" office:date-value="1899-12-30T15:50:33.25704750605" calcext:value-type="date">
            <text:p>12/30/99 03:50 PM</text:p>
          </table:table-cell>
          <table:table-cell table:formula="of:=MOD([.E978]-[.$E$2];[.$H$2])+1+[.$E$2]" office:value-type="float" office:value="237" calcext:value-type="float">
            <text:p>237</text:p>
          </table:table-cell>
          <table:table-cell table:formula="of:=MOD([.F978]+1/[.$H$2];5)" office:value-type="float" office:value="1.26666666666663" calcext:value-type="float">
            <text:p>1,26666666666663</text:p>
          </table:table-cell>
          <table:table-cell table:formula="of:=IF([.F979]&lt;0.000001;[.G978]+2+1/[.$H$2];[.G978]+1/[.$H$2])" office:value-type="float" office:value="16.266666666667" calcext:value-type="float">
            <text:p>16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0]))" office:value-type="date" office:date-value="2019-10-23T15:46:01.715476" calcext:value-type="date">
            <text:p>2019-10-23 15:46:02</text:p>
          </table:table-cell>
          <table:table-cell table:style-name="ce7" table:formula="of:=[.A980]" office:value-type="date" office:date-value="2019-10-23T15:46:01.715476" calcext:value-type="date">
            <text:p>2019-10-23 15:46:02</text:p>
          </table:table-cell>
          <table:table-cell table:formula="of:=TRUNC([.A980])" office:value-type="float" office:value="43761" calcext:value-type="float">
            <text:p>43761</text:p>
          </table:table-cell>
          <table:table-cell table:style-name="ce12" table:formula="of:=[.B980]-[.C980]" office:value-type="date" office:date-value="1899-12-30T15:46:01.7154763313" calcext:value-type="date">
            <text:p>12/30/99 03:46 PM</text:p>
          </table:table-cell>
          <table:table-cell table:formula="of:=MOD([.E979]-[.$E$2];[.$H$2])+1+[.$E$2]" office:value-type="float" office:value="238" calcext:value-type="float">
            <text:p>238</text:p>
          </table:table-cell>
          <table:table-cell table:formula="of:=MOD([.F979]+1/[.$H$2];5)" office:value-type="float" office:value="1.2833333333333" calcext:value-type="float">
            <text:p>1,2833333333333</text:p>
          </table:table-cell>
          <table:table-cell table:formula="of:=IF([.F980]&lt;0.000001;[.G979]+2+1/[.$H$2];[.G979]+1/[.$H$2])" office:value-type="float" office:value="16.2833333333337" calcext:value-type="float">
            <text:p>16,2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1]))" office:value-type="date" office:date-value="2019-10-23T15:37:26.335683" calcext:value-type="date">
            <text:p>2019-10-23 15:37:26</text:p>
          </table:table-cell>
          <table:table-cell table:style-name="ce7" table:formula="of:=[.A981]" office:value-type="date" office:date-value="2019-10-23T15:37:26.335683" calcext:value-type="date">
            <text:p>2019-10-23 15:37:26</text:p>
          </table:table-cell>
          <table:table-cell table:formula="of:=TRUNC([.A981])" office:value-type="float" office:value="43761" calcext:value-type="float">
            <text:p>43761</text:p>
          </table:table-cell>
          <table:table-cell table:style-name="ce12" table:formula="of:=[.B981]-[.C981]" office:value-type="date" office:date-value="1899-12-30T15:37:26.33568276186" calcext:value-type="date">
            <text:p>12/30/99 03:37 PM</text:p>
          </table:table-cell>
          <table:table-cell table:formula="of:=MOD([.E980]-[.$E$2];[.$H$2])+1+[.$E$2]" office:value-type="float" office:value="239" calcext:value-type="float">
            <text:p>239</text:p>
          </table:table-cell>
          <table:table-cell table:formula="of:=MOD([.F980]+1/[.$H$2];5)" office:value-type="float" office:value="1.29999999999996" calcext:value-type="float">
            <text:p>1,29999999999996</text:p>
          </table:table-cell>
          <table:table-cell table:formula="of:=IF([.F981]&lt;0.000001;[.G980]+2+1/[.$H$2];[.G980]+1/[.$H$2])" office:value-type="float" office:value="16.3000000000004" calcext:value-type="float">
            <text:p>16,3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2]))" office:value-type="date" office:date-value="2019-10-23T16:00:28.299155" calcext:value-type="date">
            <text:p>2019-10-23 16:00:28</text:p>
          </table:table-cell>
          <table:table-cell table:style-name="ce7" table:formula="of:=[.A982]" office:value-type="date" office:date-value="2019-10-23T16:00:28.299155" calcext:value-type="date">
            <text:p>2019-10-23 16:00:28</text:p>
          </table:table-cell>
          <table:table-cell table:formula="of:=TRUNC([.A982])" office:value-type="float" office:value="43761" calcext:value-type="float">
            <text:p>43761</text:p>
          </table:table-cell>
          <table:table-cell table:style-name="ce12" table:formula="of:=[.B982]-[.C982]" office:value-type="date" office:date-value="1899-12-30T16:00:28.2991547836" calcext:value-type="date">
            <text:p>12/30/99 04:00 PM</text:p>
          </table:table-cell>
          <table:table-cell table:formula="of:=MOD([.E981]-[.$E$2];[.$H$2])+1+[.$E$2]" office:value-type="float" office:value="240" calcext:value-type="float">
            <text:p>240</text:p>
          </table:table-cell>
          <table:table-cell table:formula="of:=MOD([.F981]+1/[.$H$2];5)" office:value-type="float" office:value="1.31666666666663" calcext:value-type="float">
            <text:p>1,31666666666663</text:p>
          </table:table-cell>
          <table:table-cell table:formula="of:=IF([.F982]&lt;0.000001;[.G981]+2+1/[.$H$2];[.G981]+1/[.$H$2])" office:value-type="float" office:value="16.316666666667" calcext:value-type="float">
            <text:p>16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3]))" office:value-type="date" office:date-value="2019-10-23T15:41:29.130005" calcext:value-type="date">
            <text:p>2019-10-23 15:41:29</text:p>
          </table:table-cell>
          <table:table-cell table:style-name="ce7" table:formula="of:=[.A983]" office:value-type="date" office:date-value="2019-10-23T15:41:29.130005" calcext:value-type="date">
            <text:p>2019-10-23 15:41:29</text:p>
          </table:table-cell>
          <table:table-cell table:formula="of:=TRUNC([.A983])" office:value-type="float" office:value="43761" calcext:value-type="float">
            <text:p>43761</text:p>
          </table:table-cell>
          <table:table-cell table:style-name="ce12" table:formula="of:=[.B983]-[.C983]" office:value-type="date" office:date-value="1899-12-30T15:41:29.13000491448" calcext:value-type="date">
            <text:p>12/30/99 03:41 PM</text:p>
          </table:table-cell>
          <table:table-cell table:formula="of:=MOD([.E982]-[.$E$2];[.$H$2])+1+[.$E$2]" office:value-type="float" office:value="241" calcext:value-type="float">
            <text:p>241</text:p>
          </table:table-cell>
          <table:table-cell table:formula="of:=MOD([.F982]+1/[.$H$2];5)" office:value-type="float" office:value="1.3333333333333" calcext:value-type="float">
            <text:p>1,3333333333333</text:p>
          </table:table-cell>
          <table:table-cell table:formula="of:=IF([.F983]&lt;0.000001;[.G982]+2+1/[.$H$2];[.G982]+1/[.$H$2])" office:value-type="float" office:value="16.3333333333337" calcext:value-type="float">
            <text:p>16,3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4]))" office:value-type="date" office:date-value="2019-10-23T15:24:42.6499" calcext:value-type="date">
            <text:p>2019-10-23 15:24:43</text:p>
          </table:table-cell>
          <table:table-cell table:style-name="ce7" table:formula="of:=[.A984]" office:value-type="date" office:date-value="2019-10-23T15:24:42.6499" calcext:value-type="date">
            <text:p>2019-10-23 15:24:43</text:p>
          </table:table-cell>
          <table:table-cell table:formula="of:=TRUNC([.A984])" office:value-type="float" office:value="43761" calcext:value-type="float">
            <text:p>43761</text:p>
          </table:table-cell>
          <table:table-cell table:style-name="ce12" table:formula="of:=[.B984]-[.C984]" office:value-type="date" office:date-value="1899-12-30T15:24:42.64989971649" calcext:value-type="date">
            <text:p>12/30/99 03:24 PM</text:p>
          </table:table-cell>
          <table:table-cell table:formula="of:=MOD([.E983]-[.$E$2];[.$H$2])+1+[.$E$2]" office:value-type="float" office:value="242" calcext:value-type="float">
            <text:p>242</text:p>
          </table:table-cell>
          <table:table-cell table:formula="of:=MOD([.F983]+1/[.$H$2];5)" office:value-type="float" office:value="1.34999999999996" calcext:value-type="float">
            <text:p>1,34999999999996</text:p>
          </table:table-cell>
          <table:table-cell table:formula="of:=IF([.F984]&lt;0.000001;[.G983]+2+1/[.$H$2];[.G983]+1/[.$H$2])" office:value-type="float" office:value="16.3500000000004" calcext:value-type="float">
            <text:p>16,3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5]))" office:value-type="date" office:date-value="2019-10-23T15:04:43.75708" calcext:value-type="date">
            <text:p>2019-10-23 15:04:44</text:p>
          </table:table-cell>
          <table:table-cell table:style-name="ce7" table:formula="of:=[.A985]" office:value-type="date" office:date-value="2019-10-23T15:04:43.75708" calcext:value-type="date">
            <text:p>2019-10-23 15:04:44</text:p>
          </table:table-cell>
          <table:table-cell table:formula="of:=TRUNC([.A985])" office:value-type="float" office:value="43761" calcext:value-type="float">
            <text:p>43761</text:p>
          </table:table-cell>
          <table:table-cell table:style-name="ce12" table:formula="of:=[.B985]-[.C985]" office:value-type="date" office:date-value="1899-12-30T15:04:43.75708025414" calcext:value-type="date">
            <text:p>12/30/99 03:04 PM</text:p>
          </table:table-cell>
          <table:table-cell table:formula="of:=MOD([.E984]-[.$E$2];[.$H$2])+1+[.$E$2]" office:value-type="float" office:value="243" calcext:value-type="float">
            <text:p>243</text:p>
          </table:table-cell>
          <table:table-cell table:formula="of:=MOD([.F984]+1/[.$H$2];5)" office:value-type="float" office:value="1.36666666666663" calcext:value-type="float">
            <text:p>1,36666666666663</text:p>
          </table:table-cell>
          <table:table-cell table:formula="of:=IF([.F985]&lt;0.000001;[.G984]+2+1/[.$H$2];[.G984]+1/[.$H$2])" office:value-type="float" office:value="16.366666666667" calcext:value-type="float">
            <text:p>16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6]))" office:value-type="date" office:date-value="2019-10-23T15:10:02.918091" calcext:value-type="date">
            <text:p>2019-10-23 15:10:03</text:p>
          </table:table-cell>
          <table:table-cell table:style-name="ce7" table:formula="of:=[.A986]" office:value-type="date" office:date-value="2019-10-23T15:10:02.918091" calcext:value-type="date">
            <text:p>2019-10-23 15:10:03</text:p>
          </table:table-cell>
          <table:table-cell table:formula="of:=TRUNC([.A986])" office:value-type="float" office:value="43761" calcext:value-type="float">
            <text:p>43761</text:p>
          </table:table-cell>
          <table:table-cell table:style-name="ce12" table:formula="of:=[.B986]-[.C986]" office:value-type="date" office:date-value="1899-12-30T15:10:02.91809050832" calcext:value-type="date">
            <text:p>12/30/99 03:10 PM</text:p>
          </table:table-cell>
          <table:table-cell table:formula="of:=MOD([.E985]-[.$E$2];[.$H$2])+1+[.$E$2]" office:value-type="float" office:value="244" calcext:value-type="float">
            <text:p>244</text:p>
          </table:table-cell>
          <table:table-cell table:formula="of:=MOD([.F985]+1/[.$H$2];5)" office:value-type="float" office:value="1.3833333333333" calcext:value-type="float">
            <text:p>1,3833333333333</text:p>
          </table:table-cell>
          <table:table-cell table:formula="of:=IF([.F986]&lt;0.000001;[.G985]+2+1/[.$H$2];[.G985]+1/[.$H$2])" office:value-type="float" office:value="16.3833333333337" calcext:value-type="float">
            <text:p>16,3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7]))" office:value-type="date" office:date-value="2019-10-23T15:31:43.963516" calcext:value-type="date">
            <text:p>2019-10-23 15:31:44</text:p>
          </table:table-cell>
          <table:table-cell table:style-name="ce7" table:formula="of:=[.A987]" office:value-type="date" office:date-value="2019-10-23T15:31:43.963516" calcext:value-type="date">
            <text:p>2019-10-23 15:31:44</text:p>
          </table:table-cell>
          <table:table-cell table:formula="of:=TRUNC([.A987])" office:value-type="float" office:value="43761" calcext:value-type="float">
            <text:p>43761</text:p>
          </table:table-cell>
          <table:table-cell table:style-name="ce12" table:formula="of:=[.B987]-[.C987]" office:value-type="date" office:date-value="1899-12-30T15:31:43.96351609379" calcext:value-type="date">
            <text:p>12/30/99 03:31 PM</text:p>
          </table:table-cell>
          <table:table-cell table:formula="of:=MOD([.E986]-[.$E$2];[.$H$2])+1+[.$E$2]" office:value-type="float" office:value="245" calcext:value-type="float">
            <text:p>245</text:p>
          </table:table-cell>
          <table:table-cell table:formula="of:=MOD([.F986]+1/[.$H$2];5)" office:value-type="float" office:value="1.39999999999996" calcext:value-type="float">
            <text:p>1,39999999999996</text:p>
          </table:table-cell>
          <table:table-cell table:formula="of:=IF([.F987]&lt;0.000001;[.G986]+2+1/[.$H$2];[.G986]+1/[.$H$2])" office:value-type="float" office:value="16.4000000000004" calcext:value-type="float">
            <text:p>16,4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8]))" office:value-type="date" office:date-value="2019-10-23T16:01:33.343066" calcext:value-type="date">
            <text:p>2019-10-23 16:01:33</text:p>
          </table:table-cell>
          <table:table-cell table:style-name="ce7" table:formula="of:=[.A988]" office:value-type="date" office:date-value="2019-10-23T16:01:33.343066" calcext:value-type="date">
            <text:p>2019-10-23 16:01:33</text:p>
          </table:table-cell>
          <table:table-cell table:formula="of:=TRUNC([.A988])" office:value-type="float" office:value="43761" calcext:value-type="float">
            <text:p>43761</text:p>
          </table:table-cell>
          <table:table-cell table:style-name="ce12" table:formula="of:=[.B988]-[.C988]" office:value-type="date" office:date-value="1899-12-30T16:01:33.34306621458" calcext:value-type="date">
            <text:p>12/30/99 04:01 PM</text:p>
          </table:table-cell>
          <table:table-cell table:formula="of:=MOD([.E987]-[.$E$2];[.$H$2])+1+[.$E$2]" office:value-type="float" office:value="246" calcext:value-type="float">
            <text:p>246</text:p>
          </table:table-cell>
          <table:table-cell table:formula="of:=MOD([.F987]+1/[.$H$2];5)" office:value-type="float" office:value="1.41666666666663" calcext:value-type="float">
            <text:p>1,41666666666663</text:p>
          </table:table-cell>
          <table:table-cell table:formula="of:=IF([.F988]&lt;0.000001;[.G987]+2+1/[.$H$2];[.G987]+1/[.$H$2])" office:value-type="float" office:value="16.416666666667" calcext:value-type="float">
            <text:p>16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9]))" office:value-type="date" office:date-value="2019-10-23T15:25:45.589359" calcext:value-type="date">
            <text:p>2019-10-23 15:25:46</text:p>
          </table:table-cell>
          <table:table-cell table:style-name="ce7" table:formula="of:=[.A989]" office:value-type="date" office:date-value="2019-10-23T15:25:45.589359" calcext:value-type="date">
            <text:p>2019-10-23 15:25:46</text:p>
          </table:table-cell>
          <table:table-cell table:formula="of:=TRUNC([.A989])" office:value-type="float" office:value="43761" calcext:value-type="float">
            <text:p>43761</text:p>
          </table:table-cell>
          <table:table-cell table:style-name="ce12" table:formula="of:=[.B989]-[.C989]" office:value-type="date" office:date-value="1899-12-30T15:25:45.58935854584" calcext:value-type="date">
            <text:p>12/30/99 03:25 PM</text:p>
          </table:table-cell>
          <table:table-cell table:formula="of:=MOD([.E988]-[.$E$2];[.$H$2])+1+[.$E$2]" office:value-type="float" office:value="247" calcext:value-type="float">
            <text:p>247</text:p>
          </table:table-cell>
          <table:table-cell table:formula="of:=MOD([.F988]+1/[.$H$2];5)" office:value-type="float" office:value="1.4333333333333" calcext:value-type="float">
            <text:p>1,4333333333333</text:p>
          </table:table-cell>
          <table:table-cell table:formula="of:=IF([.F989]&lt;0.000001;[.G988]+2+1/[.$H$2];[.G988]+1/[.$H$2])" office:value-type="float" office:value="16.4333333333337" calcext:value-type="float">
            <text:p>16,4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0]))" office:value-type="date" office:date-value="2019-10-23T15:51:38.970834" calcext:value-type="date">
            <text:p>2019-10-23 15:51:39</text:p>
          </table:table-cell>
          <table:table-cell table:style-name="ce7" table:formula="of:=[.A990]" office:value-type="date" office:date-value="2019-10-23T15:51:38.970834" calcext:value-type="date">
            <text:p>2019-10-23 15:51:39</text:p>
          </table:table-cell>
          <table:table-cell table:formula="of:=TRUNC([.A990])" office:value-type="float" office:value="43761" calcext:value-type="float">
            <text:p>43761</text:p>
          </table:table-cell>
          <table:table-cell table:style-name="ce12" table:formula="of:=[.B990]-[.C990]" office:value-type="date" office:date-value="1899-12-30T15:51:38.97083372343" calcext:value-type="date">
            <text:p>12/30/99 03:51 PM</text:p>
          </table:table-cell>
          <table:table-cell table:formula="of:=MOD([.E989]-[.$E$2];[.$H$2])+1+[.$E$2]" office:value-type="float" office:value="248" calcext:value-type="float">
            <text:p>248</text:p>
          </table:table-cell>
          <table:table-cell table:formula="of:=MOD([.F989]+1/[.$H$2];5)" office:value-type="float" office:value="1.44999999999996" calcext:value-type="float">
            <text:p>1,44999999999996</text:p>
          </table:table-cell>
          <table:table-cell table:formula="of:=IF([.F990]&lt;0.000001;[.G989]+2+1/[.$H$2];[.G989]+1/[.$H$2])" office:value-type="float" office:value="16.4500000000003" calcext:value-type="float">
            <text:p>16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1]))" office:value-type="date" office:date-value="2019-10-23T16:15:21.938158" calcext:value-type="date">
            <text:p>2019-10-23 16:15:22</text:p>
          </table:table-cell>
          <table:table-cell table:style-name="ce7" table:formula="of:=[.A991]" office:value-type="date" office:date-value="2019-10-23T16:15:21.938158" calcext:value-type="date">
            <text:p>2019-10-23 16:15:22</text:p>
          </table:table-cell>
          <table:table-cell table:formula="of:=TRUNC([.A991])" office:value-type="float" office:value="43761" calcext:value-type="float">
            <text:p>43761</text:p>
          </table:table-cell>
          <table:table-cell table:style-name="ce12" table:formula="of:=[.B991]-[.C991]" office:value-type="date" office:date-value="1899-12-30T16:15:21.93815759383" calcext:value-type="date">
            <text:p>12/30/99 04:15 PM</text:p>
          </table:table-cell>
          <table:table-cell table:formula="of:=MOD([.E990]-[.$E$2];[.$H$2])+1+[.$E$2]" office:value-type="float" office:value="249" calcext:value-type="float">
            <text:p>249</text:p>
          </table:table-cell>
          <table:table-cell table:formula="of:=MOD([.F990]+1/[.$H$2];5)" office:value-type="float" office:value="1.46666666666663" calcext:value-type="float">
            <text:p>1,46666666666663</text:p>
          </table:table-cell>
          <table:table-cell table:formula="of:=IF([.F991]&lt;0.000001;[.G990]+2+1/[.$H$2];[.G990]+1/[.$H$2])" office:value-type="float" office:value="16.466666666667" calcext:value-type="float">
            <text:p>16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2]))" office:value-type="date" office:date-value="2019-10-23T15:22:43.988487" calcext:value-type="date">
            <text:p>2019-10-23 15:22:44</text:p>
          </table:table-cell>
          <table:table-cell table:style-name="ce7" table:formula="of:=[.A992]" office:value-type="date" office:date-value="2019-10-23T15:22:43.988487" calcext:value-type="date">
            <text:p>2019-10-23 15:22:44</text:p>
          </table:table-cell>
          <table:table-cell table:formula="of:=TRUNC([.A992])" office:value-type="float" office:value="43761" calcext:value-type="float">
            <text:p>43761</text:p>
          </table:table-cell>
          <table:table-cell table:style-name="ce12" table:formula="of:=[.B992]-[.C992]" office:value-type="date" office:date-value="1899-12-30T15:22:43.98848716635" calcext:value-type="date">
            <text:p>12/30/99 03:22 PM</text:p>
          </table:table-cell>
          <table:table-cell table:formula="of:=MOD([.E991]-[.$E$2];[.$H$2])+1+[.$E$2]" office:value-type="float" office:value="250" calcext:value-type="float">
            <text:p>250</text:p>
          </table:table-cell>
          <table:table-cell table:formula="of:=MOD([.F991]+1/[.$H$2];5)" office:value-type="float" office:value="1.4833333333333" calcext:value-type="float">
            <text:p>1,4833333333333</text:p>
          </table:table-cell>
          <table:table-cell table:formula="of:=IF([.F992]&lt;0.000001;[.G991]+2+1/[.$H$2];[.G991]+1/[.$H$2])" office:value-type="float" office:value="16.4833333333337" calcext:value-type="float">
            <text:p>16,4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3]))" office:value-type="date" office:date-value="2019-10-23T15:47:51.302102" calcext:value-type="date">
            <text:p>2019-10-23 15:47:51</text:p>
          </table:table-cell>
          <table:table-cell table:style-name="ce7" table:formula="of:=[.A993]" office:value-type="date" office:date-value="2019-10-23T15:47:51.302102" calcext:value-type="date">
            <text:p>2019-10-23 15:47:51</text:p>
          </table:table-cell>
          <table:table-cell table:formula="of:=TRUNC([.A993])" office:value-type="float" office:value="43761" calcext:value-type="float">
            <text:p>43761</text:p>
          </table:table-cell>
          <table:table-cell table:style-name="ce12" table:formula="of:=[.B993]-[.C993]" office:value-type="date" office:date-value="1899-12-30T15:47:51.30210155156" calcext:value-type="date">
            <text:p>12/30/99 03:47 PM</text:p>
          </table:table-cell>
          <table:table-cell table:formula="of:=MOD([.E992]-[.$E$2];[.$H$2])+1+[.$E$2]" office:value-type="float" office:value="251" calcext:value-type="float">
            <text:p>251</text:p>
          </table:table-cell>
          <table:table-cell table:formula="of:=MOD([.F992]+1/[.$H$2];5)" office:value-type="float" office:value="1.49999999999996" calcext:value-type="float">
            <text:p>1,49999999999996</text:p>
          </table:table-cell>
          <table:table-cell table:formula="of:=IF([.F993]&lt;0.000001;[.G992]+2+1/[.$H$2];[.G992]+1/[.$H$2])" office:value-type="float" office:value="16.5000000000003" calcext:value-type="float">
            <text:p>16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4]))" office:value-type="date" office:date-value="2019-10-23T15:26:30.296755" calcext:value-type="date">
            <text:p>2019-10-23 15:26:30</text:p>
          </table:table-cell>
          <table:table-cell table:style-name="ce7" table:formula="of:=[.A994]" office:value-type="date" office:date-value="2019-10-23T15:26:30.296755" calcext:value-type="date">
            <text:p>2019-10-23 15:26:30</text:p>
          </table:table-cell>
          <table:table-cell table:formula="of:=TRUNC([.A994])" office:value-type="float" office:value="43761" calcext:value-type="float">
            <text:p>43761</text:p>
          </table:table-cell>
          <table:table-cell table:style-name="ce12" table:formula="of:=[.B994]-[.C994]" office:value-type="date" office:date-value="1899-12-30T15:26:30.29675535858" calcext:value-type="date">
            <text:p>12/30/99 03:26 PM</text:p>
          </table:table-cell>
          <table:table-cell table:formula="of:=MOD([.E993]-[.$E$2];[.$H$2])+1+[.$E$2]" office:value-type="float" office:value="252" calcext:value-type="float">
            <text:p>252</text:p>
          </table:table-cell>
          <table:table-cell table:formula="of:=MOD([.F993]+1/[.$H$2];5)" office:value-type="float" office:value="1.51666666666663" calcext:value-type="float">
            <text:p>1,51666666666663</text:p>
          </table:table-cell>
          <table:table-cell table:formula="of:=IF([.F994]&lt;0.000001;[.G993]+2+1/[.$H$2];[.G993]+1/[.$H$2])" office:value-type="float" office:value="16.516666666667" calcext:value-type="float">
            <text:p>16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5]))" office:value-type="date" office:date-value="2019-10-23T15:48:41.045379" calcext:value-type="date">
            <text:p>2019-10-23 15:48:41</text:p>
          </table:table-cell>
          <table:table-cell table:style-name="ce7" table:formula="of:=[.A995]" office:value-type="date" office:date-value="2019-10-23T15:48:41.045379" calcext:value-type="date">
            <text:p>2019-10-23 15:48:41</text:p>
          </table:table-cell>
          <table:table-cell table:formula="of:=TRUNC([.A995])" office:value-type="float" office:value="43761" calcext:value-type="float">
            <text:p>43761</text:p>
          </table:table-cell>
          <table:table-cell table:style-name="ce12" table:formula="of:=[.B995]-[.C995]" office:value-type="date" office:date-value="1899-12-30T15:48:41.04537931737" calcext:value-type="date">
            <text:p>12/30/99 03:48 PM</text:p>
          </table:table-cell>
          <table:table-cell table:formula="of:=MOD([.E994]-[.$E$2];[.$H$2])+1+[.$E$2]" office:value-type="float" office:value="253" calcext:value-type="float">
            <text:p>253</text:p>
          </table:table-cell>
          <table:table-cell table:formula="of:=MOD([.F994]+1/[.$H$2];5)" office:value-type="float" office:value="1.5333333333333" calcext:value-type="float">
            <text:p>1,5333333333333</text:p>
          </table:table-cell>
          <table:table-cell table:formula="of:=IF([.F995]&lt;0.000001;[.G994]+2+1/[.$H$2];[.G994]+1/[.$H$2])" office:value-type="float" office:value="16.5333333333337" calcext:value-type="float">
            <text:p>16,5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6]))" office:value-type="date" office:date-value="2019-10-23T15:34:36.297369" calcext:value-type="date">
            <text:p>2019-10-23 15:34:36</text:p>
          </table:table-cell>
          <table:table-cell table:style-name="ce7" table:formula="of:=[.A996]" office:value-type="date" office:date-value="2019-10-23T15:34:36.297369" calcext:value-type="date">
            <text:p>2019-10-23 15:34:36</text:p>
          </table:table-cell>
          <table:table-cell table:formula="of:=TRUNC([.A996])" office:value-type="float" office:value="43761" calcext:value-type="float">
            <text:p>43761</text:p>
          </table:table-cell>
          <table:table-cell table:style-name="ce12" table:formula="of:=[.B996]-[.C996]" office:value-type="date" office:date-value="1899-12-30T15:34:36.29736936651" calcext:value-type="date">
            <text:p>12/30/99 03:34 PM</text:p>
          </table:table-cell>
          <table:table-cell table:formula="of:=MOD([.E995]-[.$E$2];[.$H$2])+1+[.$E$2]" office:value-type="float" office:value="254" calcext:value-type="float">
            <text:p>254</text:p>
          </table:table-cell>
          <table:table-cell table:formula="of:=MOD([.F995]+1/[.$H$2];5)" office:value-type="float" office:value="1.54999999999996" calcext:value-type="float">
            <text:p>1,54999999999996</text:p>
          </table:table-cell>
          <table:table-cell table:formula="of:=IF([.F996]&lt;0.000001;[.G995]+2+1/[.$H$2];[.G995]+1/[.$H$2])" office:value-type="float" office:value="16.5500000000003" calcext:value-type="float">
            <text:p>16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7]))" office:value-type="date" office:date-value="2019-10-23T15:51:15.789328" calcext:value-type="date">
            <text:p>2019-10-23 15:51:16</text:p>
          </table:table-cell>
          <table:table-cell table:style-name="ce7" table:formula="of:=[.A997]" office:value-type="date" office:date-value="2019-10-23T15:51:15.789328" calcext:value-type="date">
            <text:p>2019-10-23 15:51:16</text:p>
          </table:table-cell>
          <table:table-cell table:formula="of:=TRUNC([.A997])" office:value-type="float" office:value="43761" calcext:value-type="float">
            <text:p>43761</text:p>
          </table:table-cell>
          <table:table-cell table:style-name="ce12" table:formula="of:=[.B997]-[.C997]" office:value-type="date" office:date-value="1899-12-30T15:51:15.78932787292" calcext:value-type="date">
            <text:p>12/30/99 03:51 PM</text:p>
          </table:table-cell>
          <table:table-cell table:formula="of:=MOD([.E996]-[.$E$2];[.$H$2])+1+[.$E$2]" office:value-type="float" office:value="255" calcext:value-type="float">
            <text:p>255</text:p>
          </table:table-cell>
          <table:table-cell table:formula="of:=MOD([.F996]+1/[.$H$2];5)" office:value-type="float" office:value="1.56666666666663" calcext:value-type="float">
            <text:p>1,56666666666663</text:p>
          </table:table-cell>
          <table:table-cell table:formula="of:=IF([.F997]&lt;0.000001;[.G996]+2+1/[.$H$2];[.G996]+1/[.$H$2])" office:value-type="float" office:value="16.566666666667" calcext:value-type="float">
            <text:p>16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8]))" office:value-type="date" office:date-value="2019-10-23T15:39:22.761419" calcext:value-type="date">
            <text:p>2019-10-23 15:39:23</text:p>
          </table:table-cell>
          <table:table-cell table:style-name="ce7" table:formula="of:=[.A998]" office:value-type="date" office:date-value="2019-10-23T15:39:22.761419" calcext:value-type="date">
            <text:p>2019-10-23 15:39:23</text:p>
          </table:table-cell>
          <table:table-cell table:formula="of:=TRUNC([.A998])" office:value-type="float" office:value="43761" calcext:value-type="float">
            <text:p>43761</text:p>
          </table:table-cell>
          <table:table-cell table:style-name="ce12" table:formula="of:=[.B998]-[.C998]" office:value-type="date" office:date-value="1899-12-30T15:39:22.76141856797" calcext:value-type="date">
            <text:p>12/30/99 03:39 PM</text:p>
          </table:table-cell>
          <table:table-cell table:formula="of:=MOD([.E997]-[.$E$2];[.$H$2])+1+[.$E$2]" office:value-type="float" office:value="256" calcext:value-type="float">
            <text:p>256</text:p>
          </table:table-cell>
          <table:table-cell table:formula="of:=MOD([.F997]+1/[.$H$2];5)" office:value-type="float" office:value="1.5833333333333" calcext:value-type="float">
            <text:p>1,5833333333333</text:p>
          </table:table-cell>
          <table:table-cell table:formula="of:=IF([.F998]&lt;0.000001;[.G997]+2+1/[.$H$2];[.G997]+1/[.$H$2])" office:value-type="float" office:value="16.5833333333337" calcext:value-type="float">
            <text:p>16,5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9]))" office:value-type="date" office:date-value="2019-10-23T15:37:45.5706" calcext:value-type="date">
            <text:p>2019-10-23 15:37:46</text:p>
          </table:table-cell>
          <table:table-cell table:style-name="ce7" table:formula="of:=[.A999]" office:value-type="date" office:date-value="2019-10-23T15:37:45.5706" calcext:value-type="date">
            <text:p>2019-10-23 15:37:46</text:p>
          </table:table-cell>
          <table:table-cell table:formula="of:=TRUNC([.A999])" office:value-type="float" office:value="43761" calcext:value-type="float">
            <text:p>43761</text:p>
          </table:table-cell>
          <table:table-cell table:style-name="ce12" table:formula="of:=[.B999]-[.C999]" office:value-type="date" office:date-value="1899-12-30T15:37:45.57060030755" calcext:value-type="date">
            <text:p>12/30/99 03:37 PM</text:p>
          </table:table-cell>
          <table:table-cell table:formula="of:=MOD([.E998]-[.$E$2];[.$H$2])+1+[.$E$2]" office:value-type="float" office:value="257" calcext:value-type="float">
            <text:p>257</text:p>
          </table:table-cell>
          <table:table-cell table:formula="of:=MOD([.F998]+1/[.$H$2];5)" office:value-type="float" office:value="1.59999999999996" calcext:value-type="float">
            <text:p>1,59999999999996</text:p>
          </table:table-cell>
          <table:table-cell table:formula="of:=IF([.F999]&lt;0.000001;[.G998]+2+1/[.$H$2];[.G998]+1/[.$H$2])" office:value-type="float" office:value="16.6000000000003" calcext:value-type="float">
            <text:p>16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0]))" office:value-type="date" office:date-value="2019-10-23T15:56:23.30555" calcext:value-type="date">
            <text:p>2019-10-23 15:56:23</text:p>
          </table:table-cell>
          <table:table-cell table:style-name="ce7" table:formula="of:=[.A1000]" office:value-type="date" office:date-value="2019-10-23T15:56:23.30555" calcext:value-type="date">
            <text:p>2019-10-23 15:56:23</text:p>
          </table:table-cell>
          <table:table-cell table:formula="of:=TRUNC([.A1000])" office:value-type="float" office:value="43761" calcext:value-type="float">
            <text:p>43761</text:p>
          </table:table-cell>
          <table:table-cell table:style-name="ce12" table:formula="of:=[.B1000]-[.C1000]" office:value-type="date" office:date-value="1899-12-30T15:56:23.30554990098" calcext:value-type="date">
            <text:p>12/30/99 03:56 PM</text:p>
          </table:table-cell>
          <table:table-cell table:formula="of:=MOD([.E999]-[.$E$2];[.$H$2])+1+[.$E$2]" office:value-type="float" office:value="258" calcext:value-type="float">
            <text:p>258</text:p>
          </table:table-cell>
          <table:table-cell table:formula="of:=MOD([.F999]+1/[.$H$2];5)" office:value-type="float" office:value="1.61666666666663" calcext:value-type="float">
            <text:p>1,61666666666663</text:p>
          </table:table-cell>
          <table:table-cell table:formula="of:=IF([.F1000]&lt;0.000001;[.G999]+2+1/[.$H$2];[.G999]+1/[.$H$2])" office:value-type="float" office:value="16.616666666667" calcext:value-type="float">
            <text:p>16,6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1]))" office:value-type="date" office:date-value="2019-10-23T15:42:09.148051" calcext:value-type="date">
            <text:p>2019-10-23 15:42:09</text:p>
          </table:table-cell>
          <table:table-cell table:style-name="ce7" table:formula="of:=[.A1001]" office:value-type="date" office:date-value="2019-10-23T15:42:09.148051" calcext:value-type="date">
            <text:p>2019-10-23 15:42:09</text:p>
          </table:table-cell>
          <table:table-cell table:formula="of:=TRUNC([.A1001])" office:value-type="float" office:value="43761" calcext:value-type="float">
            <text:p>43761</text:p>
          </table:table-cell>
          <table:table-cell table:style-name="ce12" table:formula="of:=[.B1001]-[.C1001]" office:value-type="date" office:date-value="1899-12-30T15:42:09.14805128239" calcext:value-type="date">
            <text:p>12/30/99 03:42 PM</text:p>
          </table:table-cell>
          <table:table-cell table:formula="of:=MOD([.E1000]-[.$E$2];[.$H$2])+1+[.$E$2]" office:value-type="float" office:value="259" calcext:value-type="float">
            <text:p>259</text:p>
          </table:table-cell>
          <table:table-cell table:formula="of:=MOD([.F1000]+1/[.$H$2];5)" office:value-type="float" office:value="1.6333333333333" calcext:value-type="float">
            <text:p>1,6333333333333</text:p>
          </table:table-cell>
          <table:table-cell table:formula="of:=IF([.F1001]&lt;0.000001;[.G1000]+2+1/[.$H$2];[.G1000]+1/[.$H$2])" office:value-type="float" office:value="16.6333333333337" calcext:value-type="float">
            <text:p>16,6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2]))" office:value-type="date" office:date-value="2019-10-23T15:39:28.944826" calcext:value-type="date">
            <text:p>2019-10-23 15:39:29</text:p>
          </table:table-cell>
          <table:table-cell table:style-name="ce7" table:formula="of:=[.A1002]" office:value-type="date" office:date-value="2019-10-23T15:39:28.944826" calcext:value-type="date">
            <text:p>2019-10-23 15:39:29</text:p>
          </table:table-cell>
          <table:table-cell table:formula="of:=TRUNC([.A1002])" office:value-type="float" office:value="43761" calcext:value-type="float">
            <text:p>43761</text:p>
          </table:table-cell>
          <table:table-cell table:style-name="ce12" table:formula="of:=[.B1002]-[.C1002]" office:value-type="date" office:date-value="1899-12-30T15:39:28.94482648931" calcext:value-type="date">
            <text:p>12/30/99 03:39 PM</text:p>
          </table:table-cell>
          <table:table-cell table:formula="of:=MOD([.E1001]-[.$E$2];[.$H$2])+1+[.$E$2]" office:value-type="float" office:value="260" calcext:value-type="float">
            <text:p>260</text:p>
          </table:table-cell>
          <table:table-cell table:formula="of:=MOD([.F1001]+1/[.$H$2];5)" office:value-type="float" office:value="1.64999999999996" calcext:value-type="float">
            <text:p>1,64999999999996</text:p>
          </table:table-cell>
          <table:table-cell table:formula="of:=IF([.F1002]&lt;0.000001;[.G1001]+2+1/[.$H$2];[.G1001]+1/[.$H$2])" office:value-type="float" office:value="16.6500000000003" calcext:value-type="float">
            <text:p>16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3]))" office:value-type="date" office:date-value="2019-10-23T15:57:04.966223" calcext:value-type="date">
            <text:p>2019-10-23 15:57:05</text:p>
          </table:table-cell>
          <table:table-cell table:style-name="ce7" table:formula="of:=[.A1003]" office:value-type="date" office:date-value="2019-10-23T15:57:04.966223" calcext:value-type="date">
            <text:p>2019-10-23 15:57:05</text:p>
          </table:table-cell>
          <table:table-cell table:formula="of:=TRUNC([.A1003])" office:value-type="float" office:value="43761" calcext:value-type="float">
            <text:p>43761</text:p>
          </table:table-cell>
          <table:table-cell table:style-name="ce12" table:formula="of:=[.B1003]-[.C1003]" office:value-type="date" office:date-value="1899-12-30T15:57:04.96622276958" calcext:value-type="date">
            <text:p>12/30/99 03:57 PM</text:p>
          </table:table-cell>
          <table:table-cell table:formula="of:=MOD([.E1002]-[.$E$2];[.$H$2])+1+[.$E$2]" office:value-type="float" office:value="261" calcext:value-type="float">
            <text:p>261</text:p>
          </table:table-cell>
          <table:table-cell table:formula="of:=MOD([.F1002]+1/[.$H$2];5)" office:value-type="float" office:value="1.66666666666663" calcext:value-type="float">
            <text:p>1,66666666666663</text:p>
          </table:table-cell>
          <table:table-cell table:formula="of:=IF([.F1003]&lt;0.000001;[.G1002]+2+1/[.$H$2];[.G1002]+1/[.$H$2])" office:value-type="float" office:value="16.666666666667" calcext:value-type="float">
            <text:p>16,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4]))" office:value-type="date" office:date-value="2019-10-23T16:02:30.497778" calcext:value-type="date">
            <text:p>2019-10-23 16:02:30</text:p>
          </table:table-cell>
          <table:table-cell table:style-name="ce7" table:formula="of:=[.A1004]" office:value-type="date" office:date-value="2019-10-23T16:02:30.497778" calcext:value-type="date">
            <text:p>2019-10-23 16:02:30</text:p>
          </table:table-cell>
          <table:table-cell table:formula="of:=TRUNC([.A1004])" office:value-type="float" office:value="43761" calcext:value-type="float">
            <text:p>43761</text:p>
          </table:table-cell>
          <table:table-cell table:style-name="ce12" table:formula="of:=[.B1004]-[.C1004]" office:value-type="date" office:date-value="1899-12-30T16:02:30.49777782988" calcext:value-type="date">
            <text:p>12/30/99 04:02 PM</text:p>
          </table:table-cell>
          <table:table-cell table:formula="of:=MOD([.E1003]-[.$E$2];[.$H$2])+1+[.$E$2]" office:value-type="float" office:value="262" calcext:value-type="float">
            <text:p>262</text:p>
          </table:table-cell>
          <table:table-cell table:formula="of:=MOD([.F1003]+1/[.$H$2];5)" office:value-type="float" office:value="1.68333333333329" calcext:value-type="float">
            <text:p>1,68333333333329</text:p>
          </table:table-cell>
          <table:table-cell table:formula="of:=IF([.F1004]&lt;0.000001;[.G1003]+2+1/[.$H$2];[.G1003]+1/[.$H$2])" office:value-type="float" office:value="16.6833333333337" calcext:value-type="float">
            <text:p>16,6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5]))" office:value-type="date" office:date-value="2019-10-23T15:56:19.307189" calcext:value-type="date">
            <text:p>2019-10-23 15:56:19</text:p>
          </table:table-cell>
          <table:table-cell table:style-name="ce7" table:formula="of:=[.A1005]" office:value-type="date" office:date-value="2019-10-23T15:56:19.307189" calcext:value-type="date">
            <text:p>2019-10-23 15:56:19</text:p>
          </table:table-cell>
          <table:table-cell table:formula="of:=TRUNC([.A1005])" office:value-type="float" office:value="43761" calcext:value-type="float">
            <text:p>43761</text:p>
          </table:table-cell>
          <table:table-cell table:style-name="ce12" table:formula="of:=[.B1005]-[.C1005]" office:value-type="date" office:date-value="1899-12-30T15:56:19.30718909483" calcext:value-type="date">
            <text:p>12/30/99 03:56 PM</text:p>
          </table:table-cell>
          <table:table-cell table:formula="of:=MOD([.E1004]-[.$E$2];[.$H$2])+1+[.$E$2]" office:value-type="float" office:value="263" calcext:value-type="float">
            <text:p>263</text:p>
          </table:table-cell>
          <table:table-cell table:formula="of:=MOD([.F1004]+1/[.$H$2];5)" office:value-type="float" office:value="1.69999999999996" calcext:value-type="float">
            <text:p>1,69999999999996</text:p>
          </table:table-cell>
          <table:table-cell table:formula="of:=IF([.F1005]&lt;0.000001;[.G1004]+2+1/[.$H$2];[.G1004]+1/[.$H$2])" office:value-type="float" office:value="16.7000000000003" calcext:value-type="float">
            <text:p>16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6]))" office:value-type="date" office:date-value="2019-10-23T15:46:27.851782" calcext:value-type="date">
            <text:p>2019-10-23 15:46:28</text:p>
          </table:table-cell>
          <table:table-cell table:style-name="ce7" table:formula="of:=[.A1006]" office:value-type="date" office:date-value="2019-10-23T15:46:27.851782" calcext:value-type="date">
            <text:p>2019-10-23 15:46:28</text:p>
          </table:table-cell>
          <table:table-cell table:formula="of:=TRUNC([.A1006])" office:value-type="float" office:value="43761" calcext:value-type="float">
            <text:p>43761</text:p>
          </table:table-cell>
          <table:table-cell table:style-name="ce12" table:formula="of:=[.B1006]-[.C1006]" office:value-type="date" office:date-value="1899-12-30T15:46:27.85178158432" calcext:value-type="date">
            <text:p>12/30/99 03:46 PM</text:p>
          </table:table-cell>
          <table:table-cell table:formula="of:=MOD([.E1005]-[.$E$2];[.$H$2])+1+[.$E$2]" office:value-type="float" office:value="264" calcext:value-type="float">
            <text:p>264</text:p>
          </table:table-cell>
          <table:table-cell table:formula="of:=MOD([.F1005]+1/[.$H$2];5)" office:value-type="float" office:value="1.71666666666663" calcext:value-type="float">
            <text:p>1,71666666666663</text:p>
          </table:table-cell>
          <table:table-cell table:formula="of:=IF([.F1006]&lt;0.000001;[.G1005]+2+1/[.$H$2];[.G1005]+1/[.$H$2])" office:value-type="float" office:value="16.716666666667" calcext:value-type="float">
            <text:p>16,7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7]))" office:value-type="date" office:date-value="2019-10-23T15:41:42.584719" calcext:value-type="date">
            <text:p>2019-10-23 15:41:43</text:p>
          </table:table-cell>
          <table:table-cell table:style-name="ce7" table:formula="of:=[.A1007]" office:value-type="date" office:date-value="2019-10-23T15:41:42.584719" calcext:value-type="date">
            <text:p>2019-10-23 15:41:43</text:p>
          </table:table-cell>
          <table:table-cell table:formula="of:=TRUNC([.A1007])" office:value-type="float" office:value="43761" calcext:value-type="float">
            <text:p>43761</text:p>
          </table:table-cell>
          <table:table-cell table:style-name="ce12" table:formula="of:=[.B1007]-[.C1007]" office:value-type="date" office:date-value="1899-12-30T15:41:42.58471907582" calcext:value-type="date">
            <text:p>12/30/99 03:41 PM</text:p>
          </table:table-cell>
          <table:table-cell table:formula="of:=MOD([.E1006]-[.$E$2];[.$H$2])+1+[.$E$2]" office:value-type="float" office:value="265" calcext:value-type="float">
            <text:p>265</text:p>
          </table:table-cell>
          <table:table-cell table:formula="of:=MOD([.F1006]+1/[.$H$2];5)" office:value-type="float" office:value="1.73333333333329" calcext:value-type="float">
            <text:p>1,73333333333329</text:p>
          </table:table-cell>
          <table:table-cell table:formula="of:=IF([.F1007]&lt;0.000001;[.G1006]+2+1/[.$H$2];[.G1006]+1/[.$H$2])" office:value-type="float" office:value="16.7333333333337" calcext:value-type="float">
            <text:p>16,7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8]))" office:value-type="date" office:date-value="2019-10-23T15:13:52.754995" calcext:value-type="date">
            <text:p>2019-10-23 15:13:53</text:p>
          </table:table-cell>
          <table:table-cell table:style-name="ce7" table:formula="of:=[.A1008]" office:value-type="date" office:date-value="2019-10-23T15:13:52.754995" calcext:value-type="date">
            <text:p>2019-10-23 15:13:53</text:p>
          </table:table-cell>
          <table:table-cell table:formula="of:=TRUNC([.A1008])" office:value-type="float" office:value="43761" calcext:value-type="float">
            <text:p>43761</text:p>
          </table:table-cell>
          <table:table-cell table:style-name="ce12" table:formula="of:=[.B1008]-[.C1008]" office:value-type="date" office:date-value="1899-12-30T15:13:52.75499450974" calcext:value-type="date">
            <text:p>12/30/99 03:13 PM</text:p>
          </table:table-cell>
          <table:table-cell table:formula="of:=MOD([.E1007]-[.$E$2];[.$H$2])+1+[.$E$2]" office:value-type="float" office:value="266" calcext:value-type="float">
            <text:p>266</text:p>
          </table:table-cell>
          <table:table-cell table:formula="of:=MOD([.F1007]+1/[.$H$2];5)" office:value-type="float" office:value="1.74999999999996" calcext:value-type="float">
            <text:p>1,74999999999996</text:p>
          </table:table-cell>
          <table:table-cell table:formula="of:=IF([.F1008]&lt;0.000001;[.G1007]+2+1/[.$H$2];[.G1007]+1/[.$H$2])" office:value-type="float" office:value="16.7500000000003" calcext:value-type="float">
            <text:p>16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9]))" office:value-type="date" office:date-value="2019-10-23T16:10:07.720859" calcext:value-type="date">
            <text:p>2019-10-23 16:10:08</text:p>
          </table:table-cell>
          <table:table-cell table:style-name="ce7" table:formula="of:=[.A1009]" office:value-type="date" office:date-value="2019-10-23T16:10:07.720859" calcext:value-type="date">
            <text:p>2019-10-23 16:10:08</text:p>
          </table:table-cell>
          <table:table-cell table:formula="of:=TRUNC([.A1009])" office:value-type="float" office:value="43761" calcext:value-type="float">
            <text:p>43761</text:p>
          </table:table-cell>
          <table:table-cell table:style-name="ce12" table:formula="of:=[.B1009]-[.C1009]" office:value-type="date" office:date-value="1899-12-30T16:10:07.72085920908" calcext:value-type="date">
            <text:p>12/30/99 04:10 PM</text:p>
          </table:table-cell>
          <table:table-cell table:formula="of:=MOD([.E1008]-[.$E$2];[.$H$2])+1+[.$E$2]" office:value-type="float" office:value="267" calcext:value-type="float">
            <text:p>267</text:p>
          </table:table-cell>
          <table:table-cell table:formula="of:=MOD([.F1008]+1/[.$H$2];5)" office:value-type="float" office:value="1.76666666666663" calcext:value-type="float">
            <text:p>1,76666666666663</text:p>
          </table:table-cell>
          <table:table-cell table:formula="of:=IF([.F1009]&lt;0.000001;[.G1008]+2+1/[.$H$2];[.G1008]+1/[.$H$2])" office:value-type="float" office:value="16.766666666667" calcext:value-type="float">
            <text:p>16,7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0]))" office:value-type="date" office:date-value="2019-10-23T15:44:23.219565" calcext:value-type="date">
            <text:p>2019-10-23 15:44:23</text:p>
          </table:table-cell>
          <table:table-cell table:style-name="ce7" table:formula="of:=[.A1010]" office:value-type="date" office:date-value="2019-10-23T15:44:23.219565" calcext:value-type="date">
            <text:p>2019-10-23 15:44:23</text:p>
          </table:table-cell>
          <table:table-cell table:formula="of:=TRUNC([.A1010])" office:value-type="float" office:value="43761" calcext:value-type="float">
            <text:p>43761</text:p>
          </table:table-cell>
          <table:table-cell table:style-name="ce12" table:formula="of:=[.B1010]-[.C1010]" office:value-type="date" office:date-value="1899-12-30T15:44:23.21956494357" calcext:value-type="date">
            <text:p>12/30/99 03:44 PM</text:p>
          </table:table-cell>
          <table:table-cell table:formula="of:=MOD([.E1009]-[.$E$2];[.$H$2])+1+[.$E$2]" office:value-type="float" office:value="268" calcext:value-type="float">
            <text:p>268</text:p>
          </table:table-cell>
          <table:table-cell table:formula="of:=MOD([.F1009]+1/[.$H$2];5)" office:value-type="float" office:value="1.78333333333329" calcext:value-type="float">
            <text:p>1,78333333333329</text:p>
          </table:table-cell>
          <table:table-cell table:formula="of:=IF([.F1010]&lt;0.000001;[.G1009]+2+1/[.$H$2];[.G1009]+1/[.$H$2])" office:value-type="float" office:value="16.7833333333337" calcext:value-type="float">
            <text:p>16,7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1]))" office:value-type="date" office:date-value="2019-10-23T15:26:32.978025" calcext:value-type="date">
            <text:p>2019-10-23 15:26:33</text:p>
          </table:table-cell>
          <table:table-cell table:style-name="ce7" table:formula="of:=[.A1011]" office:value-type="date" office:date-value="2019-10-23T15:26:32.978025" calcext:value-type="date">
            <text:p>2019-10-23 15:26:33</text:p>
          </table:table-cell>
          <table:table-cell table:formula="of:=TRUNC([.A1011])" office:value-type="float" office:value="43761" calcext:value-type="float">
            <text:p>43761</text:p>
          </table:table-cell>
          <table:table-cell table:style-name="ce12" table:formula="of:=[.B1011]-[.C1011]" office:value-type="date" office:date-value="1899-12-30T15:26:32.97802539077" calcext:value-type="date">
            <text:p>12/30/99 03:26 PM</text:p>
          </table:table-cell>
          <table:table-cell table:formula="of:=MOD([.E1010]-[.$E$2];[.$H$2])+1+[.$E$2]" office:value-type="float" office:value="269" calcext:value-type="float">
            <text:p>269</text:p>
          </table:table-cell>
          <table:table-cell table:formula="of:=MOD([.F1010]+1/[.$H$2];5)" office:value-type="float" office:value="1.79999999999996" calcext:value-type="float">
            <text:p>1,79999999999996</text:p>
          </table:table-cell>
          <table:table-cell table:formula="of:=IF([.F1011]&lt;0.000001;[.G1010]+2+1/[.$H$2];[.G1010]+1/[.$H$2])" office:value-type="float" office:value="16.8000000000003" calcext:value-type="float">
            <text:p>16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2]))" office:value-type="date" office:date-value="2019-10-23T15:51:16.558132" calcext:value-type="date">
            <text:p>2019-10-23 15:51:17</text:p>
          </table:table-cell>
          <table:table-cell table:style-name="ce7" table:formula="of:=[.A1012]" office:value-type="date" office:date-value="2019-10-23T15:51:16.558132" calcext:value-type="date">
            <text:p>2019-10-23 15:51:17</text:p>
          </table:table-cell>
          <table:table-cell table:formula="of:=TRUNC([.A1012])" office:value-type="float" office:value="43761" calcext:value-type="float">
            <text:p>43761</text:p>
          </table:table-cell>
          <table:table-cell table:style-name="ce12" table:formula="of:=[.B1012]-[.C1012]" office:value-type="date" office:date-value="1899-12-30T15:51:16.55813153833" calcext:value-type="date">
            <text:p>12/30/99 03:51 PM</text:p>
          </table:table-cell>
          <table:table-cell table:formula="of:=MOD([.E1011]-[.$E$2];[.$H$2])+1+[.$E$2]" office:value-type="float" office:value="270" calcext:value-type="float">
            <text:p>270</text:p>
          </table:table-cell>
          <table:table-cell table:formula="of:=MOD([.F1011]+1/[.$H$2];5)" office:value-type="float" office:value="1.81666666666663" calcext:value-type="float">
            <text:p>1,81666666666663</text:p>
          </table:table-cell>
          <table:table-cell table:formula="of:=IF([.F1012]&lt;0.000001;[.G1011]+2+1/[.$H$2];[.G1011]+1/[.$H$2])" office:value-type="float" office:value="16.816666666667" calcext:value-type="float">
            <text:p>16,8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3]))" office:value-type="date" office:date-value="2019-10-23T16:13:46.161152" calcext:value-type="date">
            <text:p>2019-10-23 16:13:46</text:p>
          </table:table-cell>
          <table:table-cell table:style-name="ce7" table:formula="of:=[.A1013]" office:value-type="date" office:date-value="2019-10-23T16:13:46.161152" calcext:value-type="date">
            <text:p>2019-10-23 16:13:46</text:p>
          </table:table-cell>
          <table:table-cell table:formula="of:=TRUNC([.A1013])" office:value-type="float" office:value="43761" calcext:value-type="float">
            <text:p>43761</text:p>
          </table:table-cell>
          <table:table-cell table:style-name="ce12" table:formula="of:=[.B1013]-[.C1013]" office:value-type="date" office:date-value="1899-12-30T16:13:46.16115182173" calcext:value-type="date">
            <text:p>12/30/99 04:13 PM</text:p>
          </table:table-cell>
          <table:table-cell table:formula="of:=MOD([.E1012]-[.$E$2];[.$H$2])+1+[.$E$2]" office:value-type="float" office:value="271" calcext:value-type="float">
            <text:p>271</text:p>
          </table:table-cell>
          <table:table-cell table:formula="of:=MOD([.F1012]+1/[.$H$2];5)" office:value-type="float" office:value="1.83333333333329" calcext:value-type="float">
            <text:p>1,83333333333329</text:p>
          </table:table-cell>
          <table:table-cell table:formula="of:=IF([.F1013]&lt;0.000001;[.G1012]+2+1/[.$H$2];[.G1012]+1/[.$H$2])" office:value-type="float" office:value="16.8333333333337" calcext:value-type="float">
            <text:p>16,8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4]))" office:value-type="date" office:date-value="2019-10-23T15:30:43.034197" calcext:value-type="date">
            <text:p>2019-10-23 15:30:43</text:p>
          </table:table-cell>
          <table:table-cell table:style-name="ce7" table:formula="of:=[.A1014]" office:value-type="date" office:date-value="2019-10-23T15:30:43.034197" calcext:value-type="date">
            <text:p>2019-10-23 15:30:43</text:p>
          </table:table-cell>
          <table:table-cell table:formula="of:=TRUNC([.A1014])" office:value-type="float" office:value="43761" calcext:value-type="float">
            <text:p>43761</text:p>
          </table:table-cell>
          <table:table-cell table:style-name="ce12" table:formula="of:=[.B1014]-[.C1014]" office:value-type="date" office:date-value="1899-12-30T15:30:43.03419711068" calcext:value-type="date">
            <text:p>12/30/99 03:30 PM</text:p>
          </table:table-cell>
          <table:table-cell table:formula="of:=MOD([.E1013]-[.$E$2];[.$H$2])+1+[.$E$2]" office:value-type="float" office:value="272" calcext:value-type="float">
            <text:p>272</text:p>
          </table:table-cell>
          <table:table-cell table:formula="of:=MOD([.F1013]+1/[.$H$2];5)" office:value-type="float" office:value="1.84999999999996" calcext:value-type="float">
            <text:p>1,84999999999996</text:p>
          </table:table-cell>
          <table:table-cell table:formula="of:=IF([.F1014]&lt;0.000001;[.G1013]+2+1/[.$H$2];[.G1013]+1/[.$H$2])" office:value-type="float" office:value="16.8500000000003" calcext:value-type="float">
            <text:p>16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5]))" office:value-type="date" office:date-value="2019-10-23T15:54:57.793867" calcext:value-type="date">
            <text:p>2019-10-23 15:54:58</text:p>
          </table:table-cell>
          <table:table-cell table:style-name="ce7" table:formula="of:=[.A1015]" office:value-type="date" office:date-value="2019-10-23T15:54:57.793867" calcext:value-type="date">
            <text:p>2019-10-23 15:54:58</text:p>
          </table:table-cell>
          <table:table-cell table:formula="of:=TRUNC([.A1015])" office:value-type="float" office:value="43761" calcext:value-type="float">
            <text:p>43761</text:p>
          </table:table-cell>
          <table:table-cell table:style-name="ce12" table:formula="of:=[.B1015]-[.C1015]" office:value-type="date" office:date-value="1899-12-30T15:54:57.79386701994" calcext:value-type="date">
            <text:p>12/30/99 03:54 PM</text:p>
          </table:table-cell>
          <table:table-cell table:formula="of:=MOD([.E1014]-[.$E$2];[.$H$2])+1+[.$E$2]" office:value-type="float" office:value="273" calcext:value-type="float">
            <text:p>273</text:p>
          </table:table-cell>
          <table:table-cell table:formula="of:=MOD([.F1014]+1/[.$H$2];5)" office:value-type="float" office:value="1.86666666666663" calcext:value-type="float">
            <text:p>1,86666666666663</text:p>
          </table:table-cell>
          <table:table-cell table:formula="of:=IF([.F1015]&lt;0.000001;[.G1014]+2+1/[.$H$2];[.G1014]+1/[.$H$2])" office:value-type="float" office:value="16.866666666667" calcext:value-type="float">
            <text:p>16,8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6]))" office:value-type="date" office:date-value="2019-10-23T15:23:03.821516" calcext:value-type="date">
            <text:p>2019-10-23 15:23:04</text:p>
          </table:table-cell>
          <table:table-cell table:style-name="ce7" table:formula="of:=[.A1016]" office:value-type="date" office:date-value="2019-10-23T15:23:03.821516" calcext:value-type="date">
            <text:p>2019-10-23 15:23:04</text:p>
          </table:table-cell>
          <table:table-cell table:formula="of:=TRUNC([.A1016])" office:value-type="float" office:value="43761" calcext:value-type="float">
            <text:p>43761</text:p>
          </table:table-cell>
          <table:table-cell table:style-name="ce12" table:formula="of:=[.B1016]-[.C1016]" office:value-type="date" office:date-value="1899-12-30T15:23:03.82151615806" calcext:value-type="date">
            <text:p>12/30/99 03:23 PM</text:p>
          </table:table-cell>
          <table:table-cell table:formula="of:=MOD([.E1015]-[.$E$2];[.$H$2])+1+[.$E$2]" office:value-type="float" office:value="274" calcext:value-type="float">
            <text:p>274</text:p>
          </table:table-cell>
          <table:table-cell table:formula="of:=MOD([.F1015]+1/[.$H$2];5)" office:value-type="float" office:value="1.88333333333329" calcext:value-type="float">
            <text:p>1,88333333333329</text:p>
          </table:table-cell>
          <table:table-cell table:formula="of:=IF([.F1016]&lt;0.000001;[.G1015]+2+1/[.$H$2];[.G1015]+1/[.$H$2])" office:value-type="float" office:value="16.8833333333337" calcext:value-type="float">
            <text:p>16,8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7]))" office:value-type="date" office:date-value="2019-10-23T15:44:46.036635" calcext:value-type="date">
            <text:p>2019-10-23 15:44:46</text:p>
          </table:table-cell>
          <table:table-cell table:style-name="ce7" table:formula="of:=[.A1017]" office:value-type="date" office:date-value="2019-10-23T15:44:46.036635" calcext:value-type="date">
            <text:p>2019-10-23 15:44:46</text:p>
          </table:table-cell>
          <table:table-cell table:formula="of:=TRUNC([.A1017])" office:value-type="float" office:value="43761" calcext:value-type="float">
            <text:p>43761</text:p>
          </table:table-cell>
          <table:table-cell table:style-name="ce12" table:formula="of:=[.B1017]-[.C1017]" office:value-type="date" office:date-value="1899-12-30T15:44:46.03663465474" calcext:value-type="date">
            <text:p>12/30/99 03:44 PM</text:p>
          </table:table-cell>
          <table:table-cell table:formula="of:=MOD([.E1016]-[.$E$2];[.$H$2])+1+[.$E$2]" office:value-type="float" office:value="275" calcext:value-type="float">
            <text:p>275</text:p>
          </table:table-cell>
          <table:table-cell table:formula="of:=MOD([.F1016]+1/[.$H$2];5)" office:value-type="float" office:value="1.89999999999996" calcext:value-type="float">
            <text:p>1,89999999999996</text:p>
          </table:table-cell>
          <table:table-cell table:formula="of:=IF([.F1017]&lt;0.000001;[.G1016]+2+1/[.$H$2];[.G1016]+1/[.$H$2])" office:value-type="float" office:value="16.9000000000003" calcext:value-type="float">
            <text:p>16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8]))" office:value-type="date" office:date-value="2019-10-23T15:49:29.33417" calcext:value-type="date">
            <text:p>2019-10-23 15:49:29</text:p>
          </table:table-cell>
          <table:table-cell table:style-name="ce7" table:formula="of:=[.A1018]" office:value-type="date" office:date-value="2019-10-23T15:49:29.33417" calcext:value-type="date">
            <text:p>2019-10-23 15:49:29</text:p>
          </table:table-cell>
          <table:table-cell table:formula="of:=TRUNC([.A1018])" office:value-type="float" office:value="43761" calcext:value-type="float">
            <text:p>43761</text:p>
          </table:table-cell>
          <table:table-cell table:style-name="ce12" table:formula="of:=[.B1018]-[.C1018]" office:value-type="date" office:date-value="1899-12-30T15:49:29.33416952379" calcext:value-type="date">
            <text:p>12/30/99 03:49 PM</text:p>
          </table:table-cell>
          <table:table-cell table:formula="of:=MOD([.E1017]-[.$E$2];[.$H$2])+1+[.$E$2]" office:value-type="float" office:value="276" calcext:value-type="float">
            <text:p>276</text:p>
          </table:table-cell>
          <table:table-cell table:formula="of:=MOD([.F1017]+1/[.$H$2];5)" office:value-type="float" office:value="1.91666666666663" calcext:value-type="float">
            <text:p>1,91666666666663</text:p>
          </table:table-cell>
          <table:table-cell table:formula="of:=IF([.F1018]&lt;0.000001;[.G1017]+2+1/[.$H$2];[.G1017]+1/[.$H$2])" office:value-type="float" office:value="16.916666666667" calcext:value-type="float">
            <text:p>16,9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9]))" office:value-type="date" office:date-value="2019-10-23T15:34:27.012814" calcext:value-type="date">
            <text:p>2019-10-23 15:34:27</text:p>
          </table:table-cell>
          <table:table-cell table:style-name="ce7" table:formula="of:=[.A1019]" office:value-type="date" office:date-value="2019-10-23T15:34:27.012814" calcext:value-type="date">
            <text:p>2019-10-23 15:34:27</text:p>
          </table:table-cell>
          <table:table-cell table:formula="of:=TRUNC([.A1019])" office:value-type="float" office:value="43761" calcext:value-type="float">
            <text:p>43761</text:p>
          </table:table-cell>
          <table:table-cell table:style-name="ce12" table:formula="of:=[.B1019]-[.C1019]" office:value-type="date" office:date-value="1899-12-30T15:34:27.01281401329" calcext:value-type="date">
            <text:p>12/30/99 03:34 PM</text:p>
          </table:table-cell>
          <table:table-cell table:formula="of:=MOD([.E1018]-[.$E$2];[.$H$2])+1+[.$E$2]" office:value-type="float" office:value="277" calcext:value-type="float">
            <text:p>277</text:p>
          </table:table-cell>
          <table:table-cell table:formula="of:=MOD([.F1018]+1/[.$H$2];5)" office:value-type="float" office:value="1.93333333333329" calcext:value-type="float">
            <text:p>1,93333333333329</text:p>
          </table:table-cell>
          <table:table-cell table:formula="of:=IF([.F1019]&lt;0.000001;[.G1018]+2+1/[.$H$2];[.G1018]+1/[.$H$2])" office:value-type="float" office:value="16.9333333333337" calcext:value-type="float">
            <text:p>16,9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0]))" office:value-type="date" office:date-value="2019-10-23T15:17:43.640231" calcext:value-type="date">
            <text:p>2019-10-23 15:17:44</text:p>
          </table:table-cell>
          <table:table-cell table:style-name="ce7" table:formula="of:=[.A1020]" office:value-type="date" office:date-value="2019-10-23T15:17:43.640231" calcext:value-type="date">
            <text:p>2019-10-23 15:17:44</text:p>
          </table:table-cell>
          <table:table-cell table:formula="of:=TRUNC([.A1020])" office:value-type="float" office:value="43761" calcext:value-type="float">
            <text:p>43761</text:p>
          </table:table-cell>
          <table:table-cell table:style-name="ce12" table:formula="of:=[.B1020]-[.C1020]" office:value-type="date" office:date-value="1899-12-30T15:17:43.64023131318" calcext:value-type="date">
            <text:p>12/30/99 03:17 PM</text:p>
          </table:table-cell>
          <table:table-cell table:formula="of:=MOD([.E1019]-[.$E$2];[.$H$2])+1+[.$E$2]" office:value-type="float" office:value="278" calcext:value-type="float">
            <text:p>278</text:p>
          </table:table-cell>
          <table:table-cell table:formula="of:=MOD([.F1019]+1/[.$H$2];5)" office:value-type="float" office:value="1.94999999999996" calcext:value-type="float">
            <text:p>1,94999999999996</text:p>
          </table:table-cell>
          <table:table-cell table:formula="of:=IF([.F1020]&lt;0.000001;[.G1019]+2+1/[.$H$2];[.G1019]+1/[.$H$2])" office:value-type="float" office:value="16.9500000000003" calcext:value-type="float">
            <text:p>16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1]))" office:value-type="date" office:date-value="2019-10-23T15:55:23.854759" calcext:value-type="date">
            <text:p>2019-10-23 15:55:24</text:p>
          </table:table-cell>
          <table:table-cell table:style-name="ce7" table:formula="of:=[.A1021]" office:value-type="date" office:date-value="2019-10-23T15:55:23.854759" calcext:value-type="date">
            <text:p>2019-10-23 15:55:24</text:p>
          </table:table-cell>
          <table:table-cell table:formula="of:=TRUNC([.A1021])" office:value-type="float" office:value="43761" calcext:value-type="float">
            <text:p>43761</text:p>
          </table:table-cell>
          <table:table-cell table:style-name="ce12" table:formula="of:=[.B1021]-[.C1021]" office:value-type="date" office:date-value="1899-12-30T15:55:23.85475903284" calcext:value-type="date">
            <text:p>12/30/99 03:55 PM</text:p>
          </table:table-cell>
          <table:table-cell table:formula="of:=MOD([.E1020]-[.$E$2];[.$H$2])+1+[.$E$2]" office:value-type="float" office:value="279" calcext:value-type="float">
            <text:p>279</text:p>
          </table:table-cell>
          <table:table-cell table:formula="of:=MOD([.F1020]+1/[.$H$2];5)" office:value-type="float" office:value="1.96666666666663" calcext:value-type="float">
            <text:p>1,96666666666663</text:p>
          </table:table-cell>
          <table:table-cell table:formula="of:=IF([.F1021]&lt;0.000001;[.G1020]+2+1/[.$H$2];[.G1020]+1/[.$H$2])" office:value-type="float" office:value="16.966666666667" calcext:value-type="float">
            <text:p>16,9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2]))" office:value-type="date" office:date-value="2019-10-23T15:34:41.183072" calcext:value-type="date">
            <text:p>2019-10-23 15:34:41</text:p>
          </table:table-cell>
          <table:table-cell table:style-name="ce7" table:formula="of:=[.A1022]" office:value-type="date" office:date-value="2019-10-23T15:34:41.183072" calcext:value-type="date">
            <text:p>2019-10-23 15:34:41</text:p>
          </table:table-cell>
          <table:table-cell table:formula="of:=TRUNC([.A1022])" office:value-type="float" office:value="43761" calcext:value-type="float">
            <text:p>43761</text:p>
          </table:table-cell>
          <table:table-cell table:style-name="ce12" table:formula="of:=[.B1022]-[.C1022]" office:value-type="date" office:date-value="1899-12-30T15:34:41.18307197001" calcext:value-type="date">
            <text:p>12/30/99 03:34 PM</text:p>
          </table:table-cell>
          <table:table-cell table:formula="of:=MOD([.E1021]-[.$E$2];[.$H$2])+1+[.$E$2]" office:value-type="float" office:value="280" calcext:value-type="float">
            <text:p>280</text:p>
          </table:table-cell>
          <table:table-cell table:formula="of:=MOD([.F1021]+1/[.$H$2];5)" office:value-type="float" office:value="1.98333333333329" calcext:value-type="float">
            <text:p>1,98333333333329</text:p>
          </table:table-cell>
          <table:table-cell table:formula="of:=IF([.F1022]&lt;0.000001;[.G1021]+2+1/[.$H$2];[.G1021]+1/[.$H$2])" office:value-type="float" office:value="16.9833333333337" calcext:value-type="float">
            <text:p>16,9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3]))" office:value-type="date" office:date-value="2019-10-24T15:46:31.386996" calcext:value-type="date">
            <text:p>2019-10-24 15:46:31</text:p>
          </table:table-cell>
          <table:table-cell table:style-name="ce7" table:formula="of:=[.A1023]" office:value-type="date" office:date-value="2019-10-24T15:46:31.386996" calcext:value-type="date">
            <text:p>2019-10-24 15:46:31</text:p>
          </table:table-cell>
          <table:table-cell table:formula="of:=TRUNC([.A1023])" office:value-type="float" office:value="43762" calcext:value-type="float">
            <text:p>43762</text:p>
          </table:table-cell>
          <table:table-cell table:style-name="ce12" table:formula="of:=[.B1023]-[.C1023]" office:value-type="date" office:date-value="1899-12-30T15:46:31.38699551113" calcext:value-type="date">
            <text:p>12/30/99 03:46 PM</text:p>
          </table:table-cell>
          <table:table-cell table:formula="of:=MOD([.E1022]-[.$E$2];[.$H$2])+1+[.$E$2]" office:value-type="float" office:value="221" calcext:value-type="float">
            <text:p>221</text:p>
          </table:table-cell>
          <table:table-cell table:formula="of:=MOD([.F1022]+1/[.$H$2];5)" office:value-type="float" office:value="1.99999999999996" calcext:value-type="float">
            <text:p>1,99999999999996</text:p>
          </table:table-cell>
          <table:table-cell table:formula="of:=IF([.F1023]&lt;0.000001;[.G1022]+2+1/[.$H$2];[.G1022]+1/[.$H$2])" office:value-type="float" office:value="17.0000000000003" calcext:value-type="float">
            <text:p>17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4]))" office:value-type="date" office:date-value="2019-10-24T15:40:52.154137" calcext:value-type="date">
            <text:p>2019-10-24 15:40:52</text:p>
          </table:table-cell>
          <table:table-cell table:style-name="ce7" table:formula="of:=[.A1024]" office:value-type="date" office:date-value="2019-10-24T15:40:52.154137" calcext:value-type="date">
            <text:p>2019-10-24 15:40:52</text:p>
          </table:table-cell>
          <table:table-cell table:formula="of:=TRUNC([.A1024])" office:value-type="float" office:value="43762" calcext:value-type="float">
            <text:p>43762</text:p>
          </table:table-cell>
          <table:table-cell table:style-name="ce12" table:formula="of:=[.B1024]-[.C1024]" office:value-type="date" office:date-value="1899-12-30T15:40:52.15413677506" calcext:value-type="date">
            <text:p>12/30/99 03:40 PM</text:p>
          </table:table-cell>
          <table:table-cell table:formula="of:=MOD([.E1023]-[.$E$2];[.$H$2])+1+[.$E$2]" office:value-type="float" office:value="222" calcext:value-type="float">
            <text:p>222</text:p>
          </table:table-cell>
          <table:table-cell table:formula="of:=MOD([.F1023]+1/[.$H$2];5)" office:value-type="float" office:value="2.01666666666663" calcext:value-type="float">
            <text:p>2,01666666666663</text:p>
          </table:table-cell>
          <table:table-cell table:formula="of:=IF([.F1024]&lt;0.000001;[.G1023]+2+1/[.$H$2];[.G1023]+1/[.$H$2])" office:value-type="float" office:value="17.016666666667" calcext:value-type="float">
            <text:p>17,0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5]))" office:value-type="date" office:date-value="2019-10-24T15:29:13.113959" calcext:value-type="date">
            <text:p>2019-10-24 15:29:13</text:p>
          </table:table-cell>
          <table:table-cell table:style-name="ce7" table:formula="of:=[.A1025]" office:value-type="date" office:date-value="2019-10-24T15:29:13.113959" calcext:value-type="date">
            <text:p>2019-10-24 15:29:13</text:p>
          </table:table-cell>
          <table:table-cell table:formula="of:=TRUNC([.A1025])" office:value-type="float" office:value="43762" calcext:value-type="float">
            <text:p>43762</text:p>
          </table:table-cell>
          <table:table-cell table:style-name="ce12" table:formula="of:=[.B1025]-[.C1025]" office:value-type="date" office:date-value="1899-12-30T15:29:13.1139590079" calcext:value-type="date">
            <text:p>12/30/99 03:29 PM</text:p>
          </table:table-cell>
          <table:table-cell table:formula="of:=MOD([.E1024]-[.$E$2];[.$H$2])+1+[.$E$2]" office:value-type="float" office:value="223" calcext:value-type="float">
            <text:p>223</text:p>
          </table:table-cell>
          <table:table-cell table:formula="of:=MOD([.F1024]+1/[.$H$2];5)" office:value-type="float" office:value="2.03333333333329" calcext:value-type="float">
            <text:p>2,03333333333329</text:p>
          </table:table-cell>
          <table:table-cell table:formula="of:=IF([.F1025]&lt;0.000001;[.G1024]+2+1/[.$H$2];[.G1024]+1/[.$H$2])" office:value-type="float" office:value="17.0333333333336" calcext:value-type="float">
            <text:p>17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6]))" office:value-type="date" office:date-value="2019-10-24T15:53:49.127038" calcext:value-type="date">
            <text:p>2019-10-24 15:53:49</text:p>
          </table:table-cell>
          <table:table-cell table:style-name="ce7" table:formula="of:=[.A1026]" office:value-type="date" office:date-value="2019-10-24T15:53:49.127038" calcext:value-type="date">
            <text:p>2019-10-24 15:53:49</text:p>
          </table:table-cell>
          <table:table-cell table:formula="of:=TRUNC([.A1026])" office:value-type="float" office:value="43762" calcext:value-type="float">
            <text:p>43762</text:p>
          </table:table-cell>
          <table:table-cell table:style-name="ce12" table:formula="of:=[.B1026]-[.C1026]" office:value-type="date" office:date-value="1899-12-30T15:53:49.12703782786" calcext:value-type="date">
            <text:p>12/30/99 03:53 PM</text:p>
          </table:table-cell>
          <table:table-cell table:formula="of:=MOD([.E1025]-[.$E$2];[.$H$2])+1+[.$E$2]" office:value-type="float" office:value="224" calcext:value-type="float">
            <text:p>224</text:p>
          </table:table-cell>
          <table:table-cell table:formula="of:=MOD([.F1025]+1/[.$H$2];5)" office:value-type="float" office:value="2.04999999999996" calcext:value-type="float">
            <text:p>2,04999999999996</text:p>
          </table:table-cell>
          <table:table-cell table:formula="of:=IF([.F1026]&lt;0.000001;[.G1025]+2+1/[.$H$2];[.G1025]+1/[.$H$2])" office:value-type="float" office:value="17.0500000000003" calcext:value-type="float">
            <text:p>17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7]))" office:value-type="date" office:date-value="2019-10-24T15:37:43.486101" calcext:value-type="date">
            <text:p>2019-10-24 15:37:43</text:p>
          </table:table-cell>
          <table:table-cell table:style-name="ce7" table:formula="of:=[.A1027]" office:value-type="date" office:date-value="2019-10-24T15:37:43.486101" calcext:value-type="date">
            <text:p>2019-10-24 15:37:43</text:p>
          </table:table-cell>
          <table:table-cell table:formula="of:=TRUNC([.A1027])" office:value-type="float" office:value="43762" calcext:value-type="float">
            <text:p>43762</text:p>
          </table:table-cell>
          <table:table-cell table:style-name="ce12" table:formula="of:=[.B1027]-[.C1027]" office:value-type="date" office:date-value="1899-12-30T15:37:43.48610145506" calcext:value-type="date">
            <text:p>12/30/99 03:37 PM</text:p>
          </table:table-cell>
          <table:table-cell table:formula="of:=MOD([.E1026]-[.$E$2];[.$H$2])+1+[.$E$2]" office:value-type="float" office:value="225" calcext:value-type="float">
            <text:p>225</text:p>
          </table:table-cell>
          <table:table-cell table:formula="of:=MOD([.F1026]+1/[.$H$2];5)" office:value-type="float" office:value="2.06666666666663" calcext:value-type="float">
            <text:p>2,06666666666663</text:p>
          </table:table-cell>
          <table:table-cell table:formula="of:=IF([.F1027]&lt;0.000001;[.G1026]+2+1/[.$H$2];[.G1026]+1/[.$H$2])" office:value-type="float" office:value="17.066666666667" calcext:value-type="float">
            <text:p>17,0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8]))" office:value-type="date" office:date-value="2019-10-24T15:47:44.73061" calcext:value-type="date">
            <text:p>2019-10-24 15:47:45</text:p>
          </table:table-cell>
          <table:table-cell table:style-name="ce7" table:formula="of:=[.A1028]" office:value-type="date" office:date-value="2019-10-24T15:47:44.73061" calcext:value-type="date">
            <text:p>2019-10-24 15:47:45</text:p>
          </table:table-cell>
          <table:table-cell table:formula="of:=TRUNC([.A1028])" office:value-type="float" office:value="43762" calcext:value-type="float">
            <text:p>43762</text:p>
          </table:table-cell>
          <table:table-cell table:style-name="ce12" table:formula="of:=[.B1028]-[.C1028]" office:value-type="date" office:date-value="1899-12-30T15:47:44.73060983699" calcext:value-type="date">
            <text:p>12/30/99 03:47 PM</text:p>
          </table:table-cell>
          <table:table-cell table:formula="of:=MOD([.E1027]-[.$E$2];[.$H$2])+1+[.$E$2]" office:value-type="float" office:value="226" calcext:value-type="float">
            <text:p>226</text:p>
          </table:table-cell>
          <table:table-cell table:formula="of:=MOD([.F1027]+1/[.$H$2];5)" office:value-type="float" office:value="2.08333333333329" calcext:value-type="float">
            <text:p>2,08333333333329</text:p>
          </table:table-cell>
          <table:table-cell table:formula="of:=IF([.F1028]&lt;0.000001;[.G1027]+2+1/[.$H$2];[.G1027]+1/[.$H$2])" office:value-type="float" office:value="17.0833333333336" calcext:value-type="float">
            <text:p>17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9]))" office:value-type="date" office:date-value="2019-10-24T15:19:32.079502" calcext:value-type="date">
            <text:p>2019-10-24 15:19:32</text:p>
          </table:table-cell>
          <table:table-cell table:style-name="ce7" table:formula="of:=[.A1029]" office:value-type="date" office:date-value="2019-10-24T15:19:32.079502" calcext:value-type="date">
            <text:p>2019-10-24 15:19:32</text:p>
          </table:table-cell>
          <table:table-cell table:formula="of:=TRUNC([.A1029])" office:value-type="float" office:value="43762" calcext:value-type="float">
            <text:p>43762</text:p>
          </table:table-cell>
          <table:table-cell table:style-name="ce12" table:formula="of:=[.B1029]-[.C1029]" office:value-type="date" office:date-value="1899-12-30T15:19:32.07950181328" calcext:value-type="date">
            <text:p>12/30/99 03:19 PM</text:p>
          </table:table-cell>
          <table:table-cell table:formula="of:=MOD([.E1028]-[.$E$2];[.$H$2])+1+[.$E$2]" office:value-type="float" office:value="227" calcext:value-type="float">
            <text:p>227</text:p>
          </table:table-cell>
          <table:table-cell table:formula="of:=MOD([.F1028]+1/[.$H$2];5)" office:value-type="float" office:value="2.09999999999996" calcext:value-type="float">
            <text:p>2,09999999999996</text:p>
          </table:table-cell>
          <table:table-cell table:formula="of:=IF([.F1029]&lt;0.000001;[.G1028]+2+1/[.$H$2];[.G1028]+1/[.$H$2])" office:value-type="float" office:value="17.1000000000003" calcext:value-type="float">
            <text:p>17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0]))" office:value-type="date" office:date-value="2019-10-24T15:59:41.550195" calcext:value-type="date">
            <text:p>2019-10-24 15:59:42</text:p>
          </table:table-cell>
          <table:table-cell table:style-name="ce7" table:formula="of:=[.A1030]" office:value-type="date" office:date-value="2019-10-24T15:59:41.550195" calcext:value-type="date">
            <text:p>2019-10-24 15:59:42</text:p>
          </table:table-cell>
          <table:table-cell table:formula="of:=TRUNC([.A1030])" office:value-type="float" office:value="43762" calcext:value-type="float">
            <text:p>43762</text:p>
          </table:table-cell>
          <table:table-cell table:style-name="ce12" table:formula="of:=[.B1030]-[.C1030]" office:value-type="date" office:date-value="1899-12-30T15:59:41.55019541737" calcext:value-type="date">
            <text:p>12/30/99 03:59 PM</text:p>
          </table:table-cell>
          <table:table-cell table:formula="of:=MOD([.E1029]-[.$E$2];[.$H$2])+1+[.$E$2]" office:value-type="float" office:value="228" calcext:value-type="float">
            <text:p>228</text:p>
          </table:table-cell>
          <table:table-cell table:formula="of:=MOD([.F1029]+1/[.$H$2];5)" office:value-type="float" office:value="2.11666666666663" calcext:value-type="float">
            <text:p>2,11666666666663</text:p>
          </table:table-cell>
          <table:table-cell table:formula="of:=IF([.F1030]&lt;0.000001;[.G1029]+2+1/[.$H$2];[.G1029]+1/[.$H$2])" office:value-type="float" office:value="17.116666666667" calcext:value-type="float">
            <text:p>17,1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1]))" office:value-type="date" office:date-value="2019-10-24T15:34:44.118571" calcext:value-type="date">
            <text:p>2019-10-24 15:34:44</text:p>
          </table:table-cell>
          <table:table-cell table:style-name="ce7" table:formula="of:=[.A1031]" office:value-type="date" office:date-value="2019-10-24T15:34:44.118571" calcext:value-type="date">
            <text:p>2019-10-24 15:34:44</text:p>
          </table:table-cell>
          <table:table-cell table:formula="of:=TRUNC([.A1031])" office:value-type="float" office:value="43762" calcext:value-type="float">
            <text:p>43762</text:p>
          </table:table-cell>
          <table:table-cell table:style-name="ce12" table:formula="of:=[.B1031]-[.C1031]" office:value-type="date" office:date-value="1899-12-30T15:34:44.11857078318" calcext:value-type="date">
            <text:p>12/30/99 03:34 PM</text:p>
          </table:table-cell>
          <table:table-cell table:formula="of:=MOD([.E1030]-[.$E$2];[.$H$2])+1+[.$E$2]" office:value-type="float" office:value="229" calcext:value-type="float">
            <text:p>229</text:p>
          </table:table-cell>
          <table:table-cell table:formula="of:=MOD([.F1030]+1/[.$H$2];5)" office:value-type="float" office:value="2.13333333333329" calcext:value-type="float">
            <text:p>2,13333333333329</text:p>
          </table:table-cell>
          <table:table-cell table:formula="of:=IF([.F1031]&lt;0.000001;[.G1030]+2+1/[.$H$2];[.G1030]+1/[.$H$2])" office:value-type="float" office:value="17.1333333333336" calcext:value-type="float">
            <text:p>17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2]))" office:value-type="date" office:date-value="2019-10-24T15:34:49.244081" calcext:value-type="date">
            <text:p>2019-10-24 15:34:49</text:p>
          </table:table-cell>
          <table:table-cell table:style-name="ce7" table:formula="of:=[.A1032]" office:value-type="date" office:date-value="2019-10-24T15:34:49.244081" calcext:value-type="date">
            <text:p>2019-10-24 15:34:49</text:p>
          </table:table-cell>
          <table:table-cell table:formula="of:=TRUNC([.A1032])" office:value-type="float" office:value="43762" calcext:value-type="float">
            <text:p>43762</text:p>
          </table:table-cell>
          <table:table-cell table:style-name="ce12" table:formula="of:=[.B1032]-[.C1032]" office:value-type="date" office:date-value="1899-12-30T15:34:49.24408110324" calcext:value-type="date">
            <text:p>12/30/99 03:34 PM</text:p>
          </table:table-cell>
          <table:table-cell table:formula="of:=MOD([.E1031]-[.$E$2];[.$H$2])+1+[.$E$2]" office:value-type="float" office:value="230" calcext:value-type="float">
            <text:p>230</text:p>
          </table:table-cell>
          <table:table-cell table:formula="of:=MOD([.F1031]+1/[.$H$2];5)" office:value-type="float" office:value="2.14999999999996" calcext:value-type="float">
            <text:p>2,14999999999996</text:p>
          </table:table-cell>
          <table:table-cell table:formula="of:=IF([.F1032]&lt;0.000001;[.G1031]+2+1/[.$H$2];[.G1031]+1/[.$H$2])" office:value-type="float" office:value="17.1500000000003" calcext:value-type="float">
            <text:p>17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3]))" office:value-type="date" office:date-value="2019-10-24T15:37:38.523955" calcext:value-type="date">
            <text:p>2019-10-24 15:37:39</text:p>
          </table:table-cell>
          <table:table-cell table:style-name="ce7" table:formula="of:=[.A1033]" office:value-type="date" office:date-value="2019-10-24T15:37:38.523955" calcext:value-type="date">
            <text:p>2019-10-24 15:37:39</text:p>
          </table:table-cell>
          <table:table-cell table:formula="of:=TRUNC([.A1033])" office:value-type="float" office:value="43762" calcext:value-type="float">
            <text:p>43762</text:p>
          </table:table-cell>
          <table:table-cell table:style-name="ce12" table:formula="of:=[.B1033]-[.C1033]" office:value-type="date" office:date-value="1899-12-30T15:37:38.52395526599" calcext:value-type="date">
            <text:p>12/30/99 03:37 PM</text:p>
          </table:table-cell>
          <table:table-cell table:formula="of:=MOD([.E1032]-[.$E$2];[.$H$2])+1+[.$E$2]" office:value-type="float" office:value="231" calcext:value-type="float">
            <text:p>231</text:p>
          </table:table-cell>
          <table:table-cell table:formula="of:=MOD([.F1032]+1/[.$H$2];5)" office:value-type="float" office:value="2.16666666666663" calcext:value-type="float">
            <text:p>2,16666666666663</text:p>
          </table:table-cell>
          <table:table-cell table:formula="of:=IF([.F1033]&lt;0.000001;[.G1032]+2+1/[.$H$2];[.G1032]+1/[.$H$2])" office:value-type="float" office:value="17.166666666667" calcext:value-type="float">
            <text:p>17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4]))" office:value-type="date" office:date-value="2019-10-24T15:42:42.149048" calcext:value-type="date">
            <text:p>2019-10-24 15:42:42</text:p>
          </table:table-cell>
          <table:table-cell table:style-name="ce7" table:formula="of:=[.A1034]" office:value-type="date" office:date-value="2019-10-24T15:42:42.149048" calcext:value-type="date">
            <text:p>2019-10-24 15:42:42</text:p>
          </table:table-cell>
          <table:table-cell table:formula="of:=TRUNC([.A1034])" office:value-type="float" office:value="43762" calcext:value-type="float">
            <text:p>43762</text:p>
          </table:table-cell>
          <table:table-cell table:style-name="ce12" table:formula="of:=[.B1034]-[.C1034]" office:value-type="date" office:date-value="1899-12-30T15:42:42.14904785156" calcext:value-type="date">
            <text:p>12/30/99 03:42 PM</text:p>
          </table:table-cell>
          <table:table-cell table:formula="of:=MOD([.E1033]-[.$E$2];[.$H$2])+1+[.$E$2]" office:value-type="float" office:value="232" calcext:value-type="float">
            <text:p>232</text:p>
          </table:table-cell>
          <table:table-cell table:formula="of:=MOD([.F1033]+1/[.$H$2];5)" office:value-type="float" office:value="2.18333333333329" calcext:value-type="float">
            <text:p>2,18333333333329</text:p>
          </table:table-cell>
          <table:table-cell table:formula="of:=IF([.F1034]&lt;0.000001;[.G1033]+2+1/[.$H$2];[.G1033]+1/[.$H$2])" office:value-type="float" office:value="17.1833333333336" calcext:value-type="float">
            <text:p>17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5]))" office:value-type="date" office:date-value="2019-10-24T15:26:35.916772" calcext:value-type="date">
            <text:p>2019-10-24 15:26:36</text:p>
          </table:table-cell>
          <table:table-cell table:style-name="ce7" table:formula="of:=[.A1035]" office:value-type="date" office:date-value="2019-10-24T15:26:35.916772" calcext:value-type="date">
            <text:p>2019-10-24 15:26:36</text:p>
          </table:table-cell>
          <table:table-cell table:formula="of:=TRUNC([.A1035])" office:value-type="float" office:value="43762" calcext:value-type="float">
            <text:p>43762</text:p>
          </table:table-cell>
          <table:table-cell table:style-name="ce12" table:formula="of:=[.B1035]-[.C1035]" office:value-type="date" office:date-value="1899-12-30T15:26:35.91677177232" calcext:value-type="date">
            <text:p>12/30/99 03:26 PM</text:p>
          </table:table-cell>
          <table:table-cell table:formula="of:=MOD([.E1034]-[.$E$2];[.$H$2])+1+[.$E$2]" office:value-type="float" office:value="233" calcext:value-type="float">
            <text:p>233</text:p>
          </table:table-cell>
          <table:table-cell table:formula="of:=MOD([.F1034]+1/[.$H$2];5)" office:value-type="float" office:value="2.19999999999996" calcext:value-type="float">
            <text:p>2,19999999999996</text:p>
          </table:table-cell>
          <table:table-cell table:formula="of:=IF([.F1035]&lt;0.000001;[.G1034]+2+1/[.$H$2];[.G1034]+1/[.$H$2])" office:value-type="float" office:value="17.2000000000003" calcext:value-type="float">
            <text:p>17,2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6]))" office:value-type="date" office:date-value="2019-10-24T15:10:15.366488" calcext:value-type="date">
            <text:p>2019-10-24 15:10:15</text:p>
          </table:table-cell>
          <table:table-cell table:style-name="ce7" table:formula="of:=[.A1036]" office:value-type="date" office:date-value="2019-10-24T15:10:15.366488" calcext:value-type="date">
            <text:p>2019-10-24 15:10:15</text:p>
          </table:table-cell>
          <table:table-cell table:formula="of:=TRUNC([.A1036])" office:value-type="float" office:value="43762" calcext:value-type="float">
            <text:p>43762</text:p>
          </table:table-cell>
          <table:table-cell table:style-name="ce12" table:formula="of:=[.B1036]-[.C1036]" office:value-type="date" office:date-value="1899-12-30T15:10:15.36648783367" calcext:value-type="date">
            <text:p>12/30/99 03:10 PM</text:p>
          </table:table-cell>
          <table:table-cell table:formula="of:=MOD([.E1035]-[.$E$2];[.$H$2])+1+[.$E$2]" office:value-type="float" office:value="234" calcext:value-type="float">
            <text:p>234</text:p>
          </table:table-cell>
          <table:table-cell table:formula="of:=MOD([.F1035]+1/[.$H$2];5)" office:value-type="float" office:value="2.21666666666663" calcext:value-type="float">
            <text:p>2,21666666666663</text:p>
          </table:table-cell>
          <table:table-cell table:formula="of:=IF([.F1036]&lt;0.000001;[.G1035]+2+1/[.$H$2];[.G1035]+1/[.$H$2])" office:value-type="float" office:value="17.216666666667" calcext:value-type="float">
            <text:p>17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7]))" office:value-type="date" office:date-value="2019-10-24T16:11:08.808945" calcext:value-type="date">
            <text:p>2019-10-24 16:11:09</text:p>
          </table:table-cell>
          <table:table-cell table:style-name="ce7" table:formula="of:=[.A1037]" office:value-type="date" office:date-value="2019-10-24T16:11:08.808945" calcext:value-type="date">
            <text:p>2019-10-24 16:11:09</text:p>
          </table:table-cell>
          <table:table-cell table:formula="of:=TRUNC([.A1037])" office:value-type="float" office:value="43762" calcext:value-type="float">
            <text:p>43762</text:p>
          </table:table-cell>
          <table:table-cell table:style-name="ce12" table:formula="of:=[.B1037]-[.C1037]" office:value-type="date" office:date-value="1899-12-30T16:11:08.80894505884" calcext:value-type="date">
            <text:p>12/30/99 04:11 PM</text:p>
          </table:table-cell>
          <table:table-cell table:formula="of:=MOD([.E1036]-[.$E$2];[.$H$2])+1+[.$E$2]" office:value-type="float" office:value="235" calcext:value-type="float">
            <text:p>235</text:p>
          </table:table-cell>
          <table:table-cell table:formula="of:=MOD([.F1036]+1/[.$H$2];5)" office:value-type="float" office:value="2.23333333333329" calcext:value-type="float">
            <text:p>2,23333333333329</text:p>
          </table:table-cell>
          <table:table-cell table:formula="of:=IF([.F1037]&lt;0.000001;[.G1036]+2+1/[.$H$2];[.G1036]+1/[.$H$2])" office:value-type="float" office:value="17.2333333333336" calcext:value-type="float">
            <text:p>17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8]))" office:value-type="date" office:date-value="2019-10-24T15:16:02.624624" calcext:value-type="date">
            <text:p>2019-10-24 15:16:03</text:p>
          </table:table-cell>
          <table:table-cell table:style-name="ce7" table:formula="of:=[.A1038]" office:value-type="date" office:date-value="2019-10-24T15:16:02.624624" calcext:value-type="date">
            <text:p>2019-10-24 15:16:03</text:p>
          </table:table-cell>
          <table:table-cell table:formula="of:=TRUNC([.A1038])" office:value-type="float" office:value="43762" calcext:value-type="float">
            <text:p>43762</text:p>
          </table:table-cell>
          <table:table-cell table:style-name="ce12" table:formula="of:=[.B1038]-[.C1038]" office:value-type="date" office:date-value="1899-12-30T15:16:02.62462364975" calcext:value-type="date">
            <text:p>12/30/99 03:16 PM</text:p>
          </table:table-cell>
          <table:table-cell table:formula="of:=MOD([.E1037]-[.$E$2];[.$H$2])+1+[.$E$2]" office:value-type="float" office:value="236" calcext:value-type="float">
            <text:p>236</text:p>
          </table:table-cell>
          <table:table-cell table:formula="of:=MOD([.F1037]+1/[.$H$2];5)" office:value-type="float" office:value="2.24999999999996" calcext:value-type="float">
            <text:p>2,24999999999996</text:p>
          </table:table-cell>
          <table:table-cell table:formula="of:=IF([.F1038]&lt;0.000001;[.G1037]+2+1/[.$H$2];[.G1037]+1/[.$H$2])" office:value-type="float" office:value="17.2500000000003" calcext:value-type="float">
            <text:p>17,2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9]))" office:value-type="date" office:date-value="2019-10-24T15:50:02.52873" calcext:value-type="date">
            <text:p>2019-10-24 15:50:03</text:p>
          </table:table-cell>
          <table:table-cell table:style-name="ce7" table:formula="of:=[.A1039]" office:value-type="date" office:date-value="2019-10-24T15:50:02.52873" calcext:value-type="date">
            <text:p>2019-10-24 15:50:03</text:p>
          </table:table-cell>
          <table:table-cell table:formula="of:=TRUNC([.A1039])" office:value-type="float" office:value="43762" calcext:value-type="float">
            <text:p>43762</text:p>
          </table:table-cell>
          <table:table-cell table:style-name="ce12" table:formula="of:=[.B1039]-[.C1039]" office:value-type="date" office:date-value="1899-12-30T15:50:02.52872959245" calcext:value-type="date">
            <text:p>12/30/99 03:50 PM</text:p>
          </table:table-cell>
          <table:table-cell table:formula="of:=MOD([.E1038]-[.$E$2];[.$H$2])+1+[.$E$2]" office:value-type="float" office:value="237" calcext:value-type="float">
            <text:p>237</text:p>
          </table:table-cell>
          <table:table-cell table:formula="of:=MOD([.F1038]+1/[.$H$2];5)" office:value-type="float" office:value="2.26666666666663" calcext:value-type="float">
            <text:p>2,26666666666663</text:p>
          </table:table-cell>
          <table:table-cell table:formula="of:=IF([.F1039]&lt;0.000001;[.G1038]+2+1/[.$H$2];[.G1038]+1/[.$H$2])" office:value-type="float" office:value="17.266666666667" calcext:value-type="float">
            <text:p>17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0]))" office:value-type="date" office:date-value="2019-10-24T15:44:08.328843" calcext:value-type="date">
            <text:p>2019-10-24 15:44:08</text:p>
          </table:table-cell>
          <table:table-cell table:style-name="ce7" table:formula="of:=[.A1040]" office:value-type="date" office:date-value="2019-10-24T15:44:08.328843" calcext:value-type="date">
            <text:p>2019-10-24 15:44:08</text:p>
          </table:table-cell>
          <table:table-cell table:formula="of:=TRUNC([.A1040])" office:value-type="float" office:value="43762" calcext:value-type="float">
            <text:p>43762</text:p>
          </table:table-cell>
          <table:table-cell table:style-name="ce12" table:formula="of:=[.B1040]-[.C1040]" office:value-type="date" office:date-value="1899-12-30T15:44:08.32884280477" calcext:value-type="date">
            <text:p>12/30/99 03:44 PM</text:p>
          </table:table-cell>
          <table:table-cell table:formula="of:=MOD([.E1039]-[.$E$2];[.$H$2])+1+[.$E$2]" office:value-type="float" office:value="238" calcext:value-type="float">
            <text:p>238</text:p>
          </table:table-cell>
          <table:table-cell table:formula="of:=MOD([.F1039]+1/[.$H$2];5)" office:value-type="float" office:value="2.28333333333329" calcext:value-type="float">
            <text:p>2,28333333333329</text:p>
          </table:table-cell>
          <table:table-cell table:formula="of:=IF([.F1040]&lt;0.000001;[.G1039]+2+1/[.$H$2];[.G1039]+1/[.$H$2])" office:value-type="float" office:value="17.2833333333336" calcext:value-type="float">
            <text:p>17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1]))" office:value-type="date" office:date-value="2019-10-24T15:32:14.974597" calcext:value-type="date">
            <text:p>2019-10-24 15:32:15</text:p>
          </table:table-cell>
          <table:table-cell table:style-name="ce7" table:formula="of:=[.A1041]" office:value-type="date" office:date-value="2019-10-24T15:32:14.974597" calcext:value-type="date">
            <text:p>2019-10-24 15:32:15</text:p>
          </table:table-cell>
          <table:table-cell table:formula="of:=TRUNC([.A1041])" office:value-type="float" office:value="43762" calcext:value-type="float">
            <text:p>43762</text:p>
          </table:table-cell>
          <table:table-cell table:style-name="ce12" table:formula="of:=[.B1041]-[.C1041]" office:value-type="date" office:date-value="1899-12-30T15:32:14.97459688224" calcext:value-type="date">
            <text:p>12/30/99 03:32 PM</text:p>
          </table:table-cell>
          <table:table-cell table:formula="of:=MOD([.E1040]-[.$E$2];[.$H$2])+1+[.$E$2]" office:value-type="float" office:value="239" calcext:value-type="float">
            <text:p>239</text:p>
          </table:table-cell>
          <table:table-cell table:formula="of:=MOD([.F1040]+1/[.$H$2];5)" office:value-type="float" office:value="2.29999999999996" calcext:value-type="float">
            <text:p>2,29999999999996</text:p>
          </table:table-cell>
          <table:table-cell table:formula="of:=IF([.F1041]&lt;0.000001;[.G1040]+2+1/[.$H$2];[.G1040]+1/[.$H$2])" office:value-type="float" office:value="17.3000000000003" calcext:value-type="float">
            <text:p>17,3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2]))" office:value-type="date" office:date-value="2019-10-24T15:18:54.336347" calcext:value-type="date">
            <text:p>2019-10-24 15:18:54</text:p>
          </table:table-cell>
          <table:table-cell table:style-name="ce7" table:formula="of:=[.A1042]" office:value-type="date" office:date-value="2019-10-24T15:18:54.336347" calcext:value-type="date">
            <text:p>2019-10-24 15:18:54</text:p>
          </table:table-cell>
          <table:table-cell table:formula="of:=TRUNC([.A1042])" office:value-type="float" office:value="43762" calcext:value-type="float">
            <text:p>43762</text:p>
          </table:table-cell>
          <table:table-cell table:style-name="ce12" table:formula="of:=[.B1042]-[.C1042]" office:value-type="date" office:date-value="1899-12-30T15:18:54.33634692337" calcext:value-type="date">
            <text:p>12/30/99 03:18 PM</text:p>
          </table:table-cell>
          <table:table-cell table:formula="of:=MOD([.E1041]-[.$E$2];[.$H$2])+1+[.$E$2]" office:value-type="float" office:value="240" calcext:value-type="float">
            <text:p>240</text:p>
          </table:table-cell>
          <table:table-cell table:formula="of:=MOD([.F1041]+1/[.$H$2];5)" office:value-type="float" office:value="2.31666666666663" calcext:value-type="float">
            <text:p>2,31666666666663</text:p>
          </table:table-cell>
          <table:table-cell table:formula="of:=IF([.F1042]&lt;0.000001;[.G1041]+2+1/[.$H$2];[.G1041]+1/[.$H$2])" office:value-type="float" office:value="17.316666666667" calcext:value-type="float">
            <text:p>17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3]))" office:value-type="date" office:date-value="2019-10-24T15:30:37.912004" calcext:value-type="date">
            <text:p>2019-10-24 15:30:38</text:p>
          </table:table-cell>
          <table:table-cell table:style-name="ce7" table:formula="of:=[.A1043]" office:value-type="date" office:date-value="2019-10-24T15:30:37.912004" calcext:value-type="date">
            <text:p>2019-10-24 15:30:38</text:p>
          </table:table-cell>
          <table:table-cell table:formula="of:=TRUNC([.A1043])" office:value-type="float" office:value="43762" calcext:value-type="float">
            <text:p>43762</text:p>
          </table:table-cell>
          <table:table-cell table:style-name="ce12" table:formula="of:=[.B1043]-[.C1043]" office:value-type="date" office:date-value="1899-12-30T15:30:37.9120035097" calcext:value-type="date">
            <text:p>12/30/99 03:30 PM</text:p>
          </table:table-cell>
          <table:table-cell table:formula="of:=MOD([.E1042]-[.$E$2];[.$H$2])+1+[.$E$2]" office:value-type="float" office:value="241" calcext:value-type="float">
            <text:p>241</text:p>
          </table:table-cell>
          <table:table-cell table:formula="of:=MOD([.F1042]+1/[.$H$2];5)" office:value-type="float" office:value="2.33333333333329" calcext:value-type="float">
            <text:p>2,33333333333329</text:p>
          </table:table-cell>
          <table:table-cell table:formula="of:=IF([.F1043]&lt;0.000001;[.G1042]+2+1/[.$H$2];[.G1042]+1/[.$H$2])" office:value-type="float" office:value="17.3333333333336" calcext:value-type="float">
            <text:p>17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4]))" office:value-type="date" office:date-value="2019-10-24T15:38:50.055918" calcext:value-type="date">
            <text:p>2019-10-24 15:38:50</text:p>
          </table:table-cell>
          <table:table-cell table:style-name="ce7" table:formula="of:=[.A1044]" office:value-type="date" office:date-value="2019-10-24T15:38:50.055918" calcext:value-type="date">
            <text:p>2019-10-24 15:38:50</text:p>
          </table:table-cell>
          <table:table-cell table:formula="of:=TRUNC([.A1044])" office:value-type="float" office:value="43762" calcext:value-type="float">
            <text:p>43762</text:p>
          </table:table-cell>
          <table:table-cell table:style-name="ce12" table:formula="of:=[.B1044]-[.C1044]" office:value-type="date" office:date-value="1899-12-30T15:38:50.0559180323" calcext:value-type="date">
            <text:p>12/30/99 03:38 PM</text:p>
          </table:table-cell>
          <table:table-cell table:formula="of:=MOD([.E1043]-[.$E$2];[.$H$2])+1+[.$E$2]" office:value-type="float" office:value="242" calcext:value-type="float">
            <text:p>242</text:p>
          </table:table-cell>
          <table:table-cell table:formula="of:=MOD([.F1043]+1/[.$H$2];5)" office:value-type="float" office:value="2.34999999999996" calcext:value-type="float">
            <text:p>2,34999999999996</text:p>
          </table:table-cell>
          <table:table-cell table:formula="of:=IF([.F1044]&lt;0.000001;[.G1043]+2+1/[.$H$2];[.G1043]+1/[.$H$2])" office:value-type="float" office:value="17.3500000000003" calcext:value-type="float">
            <text:p>17,3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5]))" office:value-type="date" office:date-value="2019-10-24T15:43:03.022994" calcext:value-type="date">
            <text:p>2019-10-24 15:43:03</text:p>
          </table:table-cell>
          <table:table-cell table:style-name="ce7" table:formula="of:=[.A1045]" office:value-type="date" office:date-value="2019-10-24T15:43:03.022994" calcext:value-type="date">
            <text:p>2019-10-24 15:43:03</text:p>
          </table:table-cell>
          <table:table-cell table:formula="of:=TRUNC([.A1045])" office:value-type="float" office:value="43762" calcext:value-type="float">
            <text:p>43762</text:p>
          </table:table-cell>
          <table:table-cell table:style-name="ce12" table:formula="of:=[.B1045]-[.C1045]" office:value-type="date" office:date-value="1899-12-30T15:43:03.02299417555" calcext:value-type="date">
            <text:p>12/30/99 03:43 PM</text:p>
          </table:table-cell>
          <table:table-cell table:formula="of:=MOD([.E1044]-[.$E$2];[.$H$2])+1+[.$E$2]" office:value-type="float" office:value="243" calcext:value-type="float">
            <text:p>243</text:p>
          </table:table-cell>
          <table:table-cell table:formula="of:=MOD([.F1044]+1/[.$H$2];5)" office:value-type="float" office:value="2.36666666666663" calcext:value-type="float">
            <text:p>2,36666666666663</text:p>
          </table:table-cell>
          <table:table-cell table:formula="of:=IF([.F1045]&lt;0.000001;[.G1044]+2+1/[.$H$2];[.G1044]+1/[.$H$2])" office:value-type="float" office:value="17.366666666667" calcext:value-type="float">
            <text:p>17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6]))" office:value-type="date" office:date-value="2019-10-24T15:36:34.982589" calcext:value-type="date">
            <text:p>2019-10-24 15:36:35</text:p>
          </table:table-cell>
          <table:table-cell table:style-name="ce7" table:formula="of:=[.A1046]" office:value-type="date" office:date-value="2019-10-24T15:36:34.982589" calcext:value-type="date">
            <text:p>2019-10-24 15:36:35</text:p>
          </table:table-cell>
          <table:table-cell table:formula="of:=TRUNC([.A1046])" office:value-type="float" office:value="43762" calcext:value-type="float">
            <text:p>43762</text:p>
          </table:table-cell>
          <table:table-cell table:style-name="ce12" table:formula="of:=[.B1046]-[.C1046]" office:value-type="date" office:date-value="1899-12-30T15:36:34.98258924577" calcext:value-type="date">
            <text:p>12/30/99 03:36 PM</text:p>
          </table:table-cell>
          <table:table-cell table:formula="of:=MOD([.E1045]-[.$E$2];[.$H$2])+1+[.$E$2]" office:value-type="float" office:value="244" calcext:value-type="float">
            <text:p>244</text:p>
          </table:table-cell>
          <table:table-cell table:formula="of:=MOD([.F1045]+1/[.$H$2];5)" office:value-type="float" office:value="2.38333333333329" calcext:value-type="float">
            <text:p>2,38333333333329</text:p>
          </table:table-cell>
          <table:table-cell table:formula="of:=IF([.F1046]&lt;0.000001;[.G1045]+2+1/[.$H$2];[.G1045]+1/[.$H$2])" office:value-type="float" office:value="17.3833333333336" calcext:value-type="float">
            <text:p>17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7]))" office:value-type="date" office:date-value="2019-10-24T15:51:03.975637" calcext:value-type="date">
            <text:p>2019-10-24 15:51:04</text:p>
          </table:table-cell>
          <table:table-cell table:style-name="ce7" table:formula="of:=[.A1047]" office:value-type="date" office:date-value="2019-10-24T15:51:03.975637" calcext:value-type="date">
            <text:p>2019-10-24 15:51:04</text:p>
          </table:table-cell>
          <table:table-cell table:formula="of:=TRUNC([.A1047])" office:value-type="float" office:value="43762" calcext:value-type="float">
            <text:p>43762</text:p>
          </table:table-cell>
          <table:table-cell table:style-name="ce12" table:formula="of:=[.B1047]-[.C1047]" office:value-type="date" office:date-value="1899-12-30T15:51:03.97563717328" calcext:value-type="date">
            <text:p>12/30/99 03:51 PM</text:p>
          </table:table-cell>
          <table:table-cell table:formula="of:=MOD([.E1046]-[.$E$2];[.$H$2])+1+[.$E$2]" office:value-type="float" office:value="245" calcext:value-type="float">
            <text:p>245</text:p>
          </table:table-cell>
          <table:table-cell table:formula="of:=MOD([.F1046]+1/[.$H$2];5)" office:value-type="float" office:value="2.39999999999996" calcext:value-type="float">
            <text:p>2,39999999999996</text:p>
          </table:table-cell>
          <table:table-cell table:formula="of:=IF([.F1047]&lt;0.000001;[.G1046]+2+1/[.$H$2];[.G1046]+1/[.$H$2])" office:value-type="float" office:value="17.4000000000003" calcext:value-type="float">
            <text:p>17,4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8]))" office:value-type="date" office:date-value="2019-10-24T15:37:03.617418" calcext:value-type="date">
            <text:p>2019-10-24 15:37:04</text:p>
          </table:table-cell>
          <table:table-cell table:style-name="ce7" table:formula="of:=[.A1048]" office:value-type="date" office:date-value="2019-10-24T15:37:03.617418" calcext:value-type="date">
            <text:p>2019-10-24 15:37:04</text:p>
          </table:table-cell>
          <table:table-cell table:formula="of:=TRUNC([.A1048])" office:value-type="float" office:value="43762" calcext:value-type="float">
            <text:p>43762</text:p>
          </table:table-cell>
          <table:table-cell table:style-name="ce12" table:formula="of:=[.B1048]-[.C1048]" office:value-type="date" office:date-value="1899-12-30T15:37:03.61741808709" calcext:value-type="date">
            <text:p>12/30/99 03:37 PM</text:p>
          </table:table-cell>
          <table:table-cell table:formula="of:=MOD([.E1047]-[.$E$2];[.$H$2])+1+[.$E$2]" office:value-type="float" office:value="246" calcext:value-type="float">
            <text:p>246</text:p>
          </table:table-cell>
          <table:table-cell table:formula="of:=MOD([.F1047]+1/[.$H$2];5)" office:value-type="float" office:value="2.41666666666663" calcext:value-type="float">
            <text:p>2,41666666666663</text:p>
          </table:table-cell>
          <table:table-cell table:formula="of:=IF([.F1048]&lt;0.000001;[.G1047]+2+1/[.$H$2];[.G1047]+1/[.$H$2])" office:value-type="float" office:value="17.416666666667" calcext:value-type="float">
            <text:p>17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9]))" office:value-type="date" office:date-value="2019-10-24T15:43:44.223055" calcext:value-type="date">
            <text:p>2019-10-24 15:43:44</text:p>
          </table:table-cell>
          <table:table-cell table:style-name="ce7" table:formula="of:=[.A1049]" office:value-type="date" office:date-value="2019-10-24T15:43:44.223055" calcext:value-type="date">
            <text:p>2019-10-24 15:43:44</text:p>
          </table:table-cell>
          <table:table-cell table:formula="of:=TRUNC([.A1049])" office:value-type="float" office:value="43762" calcext:value-type="float">
            <text:p>43762</text:p>
          </table:table-cell>
          <table:table-cell table:style-name="ce12" table:formula="of:=[.B1049]-[.C1049]" office:value-type="date" office:date-value="1899-12-30T15:43:44.22305548098" calcext:value-type="date">
            <text:p>12/30/99 03:43 PM</text:p>
          </table:table-cell>
          <table:table-cell table:formula="of:=MOD([.E1048]-[.$E$2];[.$H$2])+1+[.$E$2]" office:value-type="float" office:value="247" calcext:value-type="float">
            <text:p>247</text:p>
          </table:table-cell>
          <table:table-cell table:formula="of:=MOD([.F1048]+1/[.$H$2];5)" office:value-type="float" office:value="2.43333333333329" calcext:value-type="float">
            <text:p>2,43333333333329</text:p>
          </table:table-cell>
          <table:table-cell table:formula="of:=IF([.F1049]&lt;0.000001;[.G1048]+2+1/[.$H$2];[.G1048]+1/[.$H$2])" office:value-type="float" office:value="17.4333333333336" calcext:value-type="float">
            <text:p>17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0]))" office:value-type="date" office:date-value="2019-10-24T15:36:44.7657" calcext:value-type="date">
            <text:p>2019-10-24 15:36:45</text:p>
          </table:table-cell>
          <table:table-cell table:style-name="ce7" table:formula="of:=[.A1050]" office:value-type="date" office:date-value="2019-10-24T15:36:44.7657" calcext:value-type="date">
            <text:p>2019-10-24 15:36:45</text:p>
          </table:table-cell>
          <table:table-cell table:formula="of:=TRUNC([.A1050])" office:value-type="float" office:value="43762" calcext:value-type="float">
            <text:p>43762</text:p>
          </table:table-cell>
          <table:table-cell table:style-name="ce12" table:formula="of:=[.B1050]-[.C1050]" office:value-type="date" office:date-value="1899-12-30T15:36:44.76569978055" calcext:value-type="date">
            <text:p>12/30/99 03:36 PM</text:p>
          </table:table-cell>
          <table:table-cell table:formula="of:=MOD([.E1049]-[.$E$2];[.$H$2])+1+[.$E$2]" office:value-type="float" office:value="248" calcext:value-type="float">
            <text:p>248</text:p>
          </table:table-cell>
          <table:table-cell table:formula="of:=MOD([.F1049]+1/[.$H$2];5)" office:value-type="float" office:value="2.44999999999996" calcext:value-type="float">
            <text:p>2,44999999999996</text:p>
          </table:table-cell>
          <table:table-cell table:formula="of:=IF([.F1050]&lt;0.000001;[.G1049]+2+1/[.$H$2];[.G1049]+1/[.$H$2])" office:value-type="float" office:value="17.4500000000003" calcext:value-type="float">
            <text:p>17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1]))" office:value-type="date" office:date-value="2019-10-24T15:30:56.85161" calcext:value-type="date">
            <text:p>2019-10-24 15:30:57</text:p>
          </table:table-cell>
          <table:table-cell table:style-name="ce7" table:formula="of:=[.A1051]" office:value-type="date" office:date-value="2019-10-24T15:30:56.85161" calcext:value-type="date">
            <text:p>2019-10-24 15:30:57</text:p>
          </table:table-cell>
          <table:table-cell table:formula="of:=TRUNC([.A1051])" office:value-type="float" office:value="43762" calcext:value-type="float">
            <text:p>43762</text:p>
          </table:table-cell>
          <table:table-cell table:style-name="ce12" table:formula="of:=[.B1051]-[.C1051]" office:value-type="date" office:date-value="1899-12-30T15:30:56.85161047149" calcext:value-type="date">
            <text:p>12/30/99 03:30 PM</text:p>
          </table:table-cell>
          <table:table-cell table:formula="of:=MOD([.E1050]-[.$E$2];[.$H$2])+1+[.$E$2]" office:value-type="float" office:value="249" calcext:value-type="float">
            <text:p>249</text:p>
          </table:table-cell>
          <table:table-cell table:formula="of:=MOD([.F1050]+1/[.$H$2];5)" office:value-type="float" office:value="2.46666666666663" calcext:value-type="float">
            <text:p>2,46666666666663</text:p>
          </table:table-cell>
          <table:table-cell table:formula="of:=IF([.F1051]&lt;0.000001;[.G1050]+2+1/[.$H$2];[.G1050]+1/[.$H$2])" office:value-type="float" office:value="17.466666666667" calcext:value-type="float">
            <text:p>17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2]))" office:value-type="date" office:date-value="2019-10-24T15:38:17.539912" calcext:value-type="date">
            <text:p>2019-10-24 15:38:18</text:p>
          </table:table-cell>
          <table:table-cell table:style-name="ce7" table:formula="of:=[.A1052]" office:value-type="date" office:date-value="2019-10-24T15:38:17.539912" calcext:value-type="date">
            <text:p>2019-10-24 15:38:18</text:p>
          </table:table-cell>
          <table:table-cell table:formula="of:=TRUNC([.A1052])" office:value-type="float" office:value="43762" calcext:value-type="float">
            <text:p>43762</text:p>
          </table:table-cell>
          <table:table-cell table:style-name="ce12" table:formula="of:=[.B1052]-[.C1052]" office:value-type="date" office:date-value="1899-12-30T15:38:17.53991179168" calcext:value-type="date">
            <text:p>12/30/99 03:38 PM</text:p>
          </table:table-cell>
          <table:table-cell table:formula="of:=MOD([.E1051]-[.$E$2];[.$H$2])+1+[.$E$2]" office:value-type="float" office:value="250" calcext:value-type="float">
            <text:p>250</text:p>
          </table:table-cell>
          <table:table-cell table:formula="of:=MOD([.F1051]+1/[.$H$2];5)" office:value-type="float" office:value="2.48333333333329" calcext:value-type="float">
            <text:p>2,48333333333329</text:p>
          </table:table-cell>
          <table:table-cell table:formula="of:=IF([.F1052]&lt;0.000001;[.G1051]+2+1/[.$H$2];[.G1051]+1/[.$H$2])" office:value-type="float" office:value="17.4833333333336" calcext:value-type="float">
            <text:p>17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3]))" office:value-type="date" office:date-value="2019-10-24T15:41:39.881364" calcext:value-type="date">
            <text:p>2019-10-24 15:41:40</text:p>
          </table:table-cell>
          <table:table-cell table:style-name="ce7" table:formula="of:=[.A1053]" office:value-type="date" office:date-value="2019-10-24T15:41:39.881364" calcext:value-type="date">
            <text:p>2019-10-24 15:41:40</text:p>
          </table:table-cell>
          <table:table-cell table:formula="of:=TRUNC([.A1053])" office:value-type="float" office:value="43762" calcext:value-type="float">
            <text:p>43762</text:p>
          </table:table-cell>
          <table:table-cell table:style-name="ce12" table:formula="of:=[.B1053]-[.C1053]" office:value-type="date" office:date-value="1899-12-30T15:41:39.88136419561" calcext:value-type="date">
            <text:p>12/30/99 03:41 PM</text:p>
          </table:table-cell>
          <table:table-cell table:formula="of:=MOD([.E1052]-[.$E$2];[.$H$2])+1+[.$E$2]" office:value-type="float" office:value="251" calcext:value-type="float">
            <text:p>251</text:p>
          </table:table-cell>
          <table:table-cell table:formula="of:=MOD([.F1052]+1/[.$H$2];5)" office:value-type="float" office:value="2.49999999999996" calcext:value-type="float">
            <text:p>2,49999999999996</text:p>
          </table:table-cell>
          <table:table-cell table:formula="of:=IF([.F1053]&lt;0.000001;[.G1052]+2+1/[.$H$2];[.G1052]+1/[.$H$2])" office:value-type="float" office:value="17.5000000000003" calcext:value-type="float">
            <text:p>17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4]))" office:value-type="date" office:date-value="2019-10-24T15:26:17.412687" calcext:value-type="date">
            <text:p>2019-10-24 15:26:17</text:p>
          </table:table-cell>
          <table:table-cell table:style-name="ce7" table:formula="of:=[.A1054]" office:value-type="date" office:date-value="2019-10-24T15:26:17.412687" calcext:value-type="date">
            <text:p>2019-10-24 15:26:17</text:p>
          </table:table-cell>
          <table:table-cell table:formula="of:=TRUNC([.A1054])" office:value-type="float" office:value="43762" calcext:value-type="float">
            <text:p>43762</text:p>
          </table:table-cell>
          <table:table-cell table:style-name="ce12" table:formula="of:=[.B1054]-[.C1054]" office:value-type="date" office:date-value="1899-12-30T15:26:17.41268661339" calcext:value-type="date">
            <text:p>12/30/99 03:26 PM</text:p>
          </table:table-cell>
          <table:table-cell table:formula="of:=MOD([.E1053]-[.$E$2];[.$H$2])+1+[.$E$2]" office:value-type="float" office:value="252" calcext:value-type="float">
            <text:p>252</text:p>
          </table:table-cell>
          <table:table-cell table:formula="of:=MOD([.F1053]+1/[.$H$2];5)" office:value-type="float" office:value="2.51666666666663" calcext:value-type="float">
            <text:p>2,51666666666663</text:p>
          </table:table-cell>
          <table:table-cell table:formula="of:=IF([.F1054]&lt;0.000001;[.G1053]+2+1/[.$H$2];[.G1053]+1/[.$H$2])" office:value-type="float" office:value="17.516666666667" calcext:value-type="float">
            <text:p>17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5]))" office:value-type="date" office:date-value="2019-10-24T15:30:51.549288" calcext:value-type="date">
            <text:p>2019-10-24 15:30:52</text:p>
          </table:table-cell>
          <table:table-cell table:style-name="ce7" table:formula="of:=[.A1055]" office:value-type="date" office:date-value="2019-10-24T15:30:51.549288" calcext:value-type="date">
            <text:p>2019-10-24 15:30:52</text:p>
          </table:table-cell>
          <table:table-cell table:formula="of:=TRUNC([.A1055])" office:value-type="float" office:value="43762" calcext:value-type="float">
            <text:p>43762</text:p>
          </table:table-cell>
          <table:table-cell table:style-name="ce12" table:formula="of:=[.B1055]-[.C1055]" office:value-type="date" office:date-value="1899-12-30T15:30:51.54928809498" calcext:value-type="date">
            <text:p>12/30/99 03:30 PM</text:p>
          </table:table-cell>
          <table:table-cell table:formula="of:=MOD([.E1054]-[.$E$2];[.$H$2])+1+[.$E$2]" office:value-type="float" office:value="253" calcext:value-type="float">
            <text:p>253</text:p>
          </table:table-cell>
          <table:table-cell table:formula="of:=MOD([.F1054]+1/[.$H$2];5)" office:value-type="float" office:value="2.53333333333329" calcext:value-type="float">
            <text:p>2,53333333333329</text:p>
          </table:table-cell>
          <table:table-cell table:formula="of:=IF([.F1055]&lt;0.000001;[.G1054]+2+1/[.$H$2];[.G1054]+1/[.$H$2])" office:value-type="float" office:value="17.5333333333336" calcext:value-type="float">
            <text:p>17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6]))" office:value-type="date" office:date-value="2019-10-24T16:01:01.332551" calcext:value-type="date">
            <text:p>2019-10-24 16:01:01</text:p>
          </table:table-cell>
          <table:table-cell table:style-name="ce7" table:formula="of:=[.A1056]" office:value-type="date" office:date-value="2019-10-24T16:01:01.332551" calcext:value-type="date">
            <text:p>2019-10-24 16:01:01</text:p>
          </table:table-cell>
          <table:table-cell table:formula="of:=TRUNC([.A1056])" office:value-type="float" office:value="43762" calcext:value-type="float">
            <text:p>43762</text:p>
          </table:table-cell>
          <table:table-cell table:style-name="ce12" table:formula="of:=[.B1056]-[.C1056]" office:value-type="date" office:date-value="1899-12-30T16:01:01.33255097084" calcext:value-type="date">
            <text:p>12/30/99 04:01 PM</text:p>
          </table:table-cell>
          <table:table-cell table:formula="of:=MOD([.E1055]-[.$E$2];[.$H$2])+1+[.$E$2]" office:value-type="float" office:value="254" calcext:value-type="float">
            <text:p>254</text:p>
          </table:table-cell>
          <table:table-cell table:formula="of:=MOD([.F1055]+1/[.$H$2];5)" office:value-type="float" office:value="2.54999999999996" calcext:value-type="float">
            <text:p>2,54999999999996</text:p>
          </table:table-cell>
          <table:table-cell table:formula="of:=IF([.F1056]&lt;0.000001;[.G1055]+2+1/[.$H$2];[.G1055]+1/[.$H$2])" office:value-type="float" office:value="17.5500000000003" calcext:value-type="float">
            <text:p>17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7]))" office:value-type="date" office:date-value="2019-10-24T15:42:10.126009" calcext:value-type="date">
            <text:p>2019-10-24 15:42:10</text:p>
          </table:table-cell>
          <table:table-cell table:style-name="ce7" table:formula="of:=[.A1057]" office:value-type="date" office:date-value="2019-10-24T15:42:10.126009" calcext:value-type="date">
            <text:p>2019-10-24 15:42:10</text:p>
          </table:table-cell>
          <table:table-cell table:formula="of:=TRUNC([.A1057])" office:value-type="float" office:value="43762" calcext:value-type="float">
            <text:p>43762</text:p>
          </table:table-cell>
          <table:table-cell table:style-name="ce12" table:formula="of:=[.B1057]-[.C1057]" office:value-type="date" office:date-value="1899-12-30T15:42:10.12600941584" calcext:value-type="date">
            <text:p>12/30/99 03:42 PM</text:p>
          </table:table-cell>
          <table:table-cell table:formula="of:=MOD([.E1056]-[.$E$2];[.$H$2])+1+[.$E$2]" office:value-type="float" office:value="255" calcext:value-type="float">
            <text:p>255</text:p>
          </table:table-cell>
          <table:table-cell table:formula="of:=MOD([.F1056]+1/[.$H$2];5)" office:value-type="float" office:value="2.56666666666663" calcext:value-type="float">
            <text:p>2,56666666666663</text:p>
          </table:table-cell>
          <table:table-cell table:formula="of:=IF([.F1057]&lt;0.000001;[.G1056]+2+1/[.$H$2];[.G1056]+1/[.$H$2])" office:value-type="float" office:value="17.566666666667" calcext:value-type="float">
            <text:p>17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8]))" office:value-type="date" office:date-value="2019-10-24T15:41:54.125375" calcext:value-type="date">
            <text:p>2019-10-24 15:41:54</text:p>
          </table:table-cell>
          <table:table-cell table:style-name="ce7" table:formula="of:=[.A1058]" office:value-type="date" office:date-value="2019-10-24T15:41:54.125375" calcext:value-type="date">
            <text:p>2019-10-24 15:41:54</text:p>
          </table:table-cell>
          <table:table-cell table:formula="of:=TRUNC([.A1058])" office:value-type="float" office:value="43762" calcext:value-type="float">
            <text:p>43762</text:p>
          </table:table-cell>
          <table:table-cell table:style-name="ce12" table:formula="of:=[.B1058]-[.C1058]" office:value-type="date" office:date-value="1899-12-30T15:41:54.12537514698" calcext:value-type="date">
            <text:p>12/30/99 03:41 PM</text:p>
          </table:table-cell>
          <table:table-cell table:formula="of:=MOD([.E1057]-[.$E$2];[.$H$2])+1+[.$E$2]" office:value-type="float" office:value="256" calcext:value-type="float">
            <text:p>256</text:p>
          </table:table-cell>
          <table:table-cell table:formula="of:=MOD([.F1057]+1/[.$H$2];5)" office:value-type="float" office:value="2.58333333333329" calcext:value-type="float">
            <text:p>2,58333333333329</text:p>
          </table:table-cell>
          <table:table-cell table:formula="of:=IF([.F1058]&lt;0.000001;[.G1057]+2+1/[.$H$2];[.G1057]+1/[.$H$2])" office:value-type="float" office:value="17.5833333333336" calcext:value-type="float">
            <text:p>17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9]))" office:value-type="date" office:date-value="2019-10-24T15:34:10.74237" calcext:value-type="date">
            <text:p>2019-10-24 15:34:11</text:p>
          </table:table-cell>
          <table:table-cell table:style-name="ce7" table:formula="of:=[.A1059]" office:value-type="date" office:date-value="2019-10-24T15:34:10.74237" calcext:value-type="date">
            <text:p>2019-10-24 15:34:11</text:p>
          </table:table-cell>
          <table:table-cell table:formula="of:=TRUNC([.A1059])" office:value-type="float" office:value="43762" calcext:value-type="float">
            <text:p>43762</text:p>
          </table:table-cell>
          <table:table-cell table:style-name="ce12" table:formula="of:=[.B1059]-[.C1059]" office:value-type="date" office:date-value="1899-12-30T15:34:10.74237005319" calcext:value-type="date">
            <text:p>12/30/99 03:34 PM</text:p>
          </table:table-cell>
          <table:table-cell table:formula="of:=MOD([.E1058]-[.$E$2];[.$H$2])+1+[.$E$2]" office:value-type="float" office:value="257" calcext:value-type="float">
            <text:p>257</text:p>
          </table:table-cell>
          <table:table-cell table:formula="of:=MOD([.F1058]+1/[.$H$2];5)" office:value-type="float" office:value="2.59999999999996" calcext:value-type="float">
            <text:p>2,59999999999996</text:p>
          </table:table-cell>
          <table:table-cell table:formula="of:=IF([.F1059]&lt;0.000001;[.G1058]+2+1/[.$H$2];[.G1058]+1/[.$H$2])" office:value-type="float" office:value="17.6000000000003" calcext:value-type="float">
            <text:p>17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0]))" office:value-type="date" office:date-value="2019-10-24T15:52:12.105269" calcext:value-type="date">
            <text:p>2019-10-24 15:52:12</text:p>
          </table:table-cell>
          <table:table-cell table:style-name="ce7" table:formula="of:=[.A1060]" office:value-type="date" office:date-value="2019-10-24T15:52:12.105269" calcext:value-type="date">
            <text:p>2019-10-24 15:52:12</text:p>
          </table:table-cell>
          <table:table-cell table:formula="of:=TRUNC([.A1060])" office:value-type="float" office:value="43762" calcext:value-type="float">
            <text:p>43762</text:p>
          </table:table-cell>
          <table:table-cell table:style-name="ce12" table:formula="of:=[.B1060]-[.C1060]" office:value-type="date" office:date-value="1899-12-30T15:52:12.10526914336" calcext:value-type="date">
            <text:p>12/30/99 03:52 PM</text:p>
          </table:table-cell>
          <table:table-cell table:formula="of:=MOD([.E1059]-[.$E$2];[.$H$2])+1+[.$E$2]" office:value-type="float" office:value="258" calcext:value-type="float">
            <text:p>258</text:p>
          </table:table-cell>
          <table:table-cell table:formula="of:=MOD([.F1059]+1/[.$H$2];5)" office:value-type="float" office:value="2.61666666666662" calcext:value-type="float">
            <text:p>2,61666666666662</text:p>
          </table:table-cell>
          <table:table-cell table:formula="of:=IF([.F1060]&lt;0.000001;[.G1059]+2+1/[.$H$2];[.G1059]+1/[.$H$2])" office:value-type="float" office:value="17.6166666666669" calcext:value-type="float">
            <text:p>17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1]))" office:value-type="date" office:date-value="2019-10-24T15:48:33.593408" calcext:value-type="date">
            <text:p>2019-10-24 15:48:34</text:p>
          </table:table-cell>
          <table:table-cell table:style-name="ce7" table:formula="of:=[.A1061]" office:value-type="date" office:date-value="2019-10-24T15:48:33.593408" calcext:value-type="date">
            <text:p>2019-10-24 15:48:34</text:p>
          </table:table-cell>
          <table:table-cell table:formula="of:=TRUNC([.A1061])" office:value-type="float" office:value="43762" calcext:value-type="float">
            <text:p>43762</text:p>
          </table:table-cell>
          <table:table-cell table:style-name="ce12" table:formula="of:=[.B1061]-[.C1061]" office:value-type="date" office:date-value="1899-12-30T15:48:33.59340806957" calcext:value-type="date">
            <text:p>12/30/99 03:48 PM</text:p>
          </table:table-cell>
          <table:table-cell table:formula="of:=MOD([.E1060]-[.$E$2];[.$H$2])+1+[.$E$2]" office:value-type="float" office:value="259" calcext:value-type="float">
            <text:p>259</text:p>
          </table:table-cell>
          <table:table-cell table:formula="of:=MOD([.F1060]+1/[.$H$2];5)" office:value-type="float" office:value="2.63333333333329" calcext:value-type="float">
            <text:p>2,63333333333329</text:p>
          </table:table-cell>
          <table:table-cell table:formula="of:=IF([.F1061]&lt;0.000001;[.G1060]+2+1/[.$H$2];[.G1060]+1/[.$H$2])" office:value-type="float" office:value="17.6333333333336" calcext:value-type="float">
            <text:p>17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2]))" office:value-type="date" office:date-value="2019-10-24T15:24:07.679155" calcext:value-type="date">
            <text:p>2019-10-24 15:24:08</text:p>
          </table:table-cell>
          <table:table-cell table:style-name="ce7" table:formula="of:=[.A1062]" office:value-type="date" office:date-value="2019-10-24T15:24:07.679155" calcext:value-type="date">
            <text:p>2019-10-24 15:24:08</text:p>
          </table:table-cell>
          <table:table-cell table:formula="of:=TRUNC([.A1062])" office:value-type="float" office:value="43762" calcext:value-type="float">
            <text:p>43762</text:p>
          </table:table-cell>
          <table:table-cell table:style-name="ce12" table:formula="of:=[.B1062]-[.C1062]" office:value-type="date" office:date-value="1899-12-30T15:24:07.67915548291" calcext:value-type="date">
            <text:p>12/30/99 03:24 PM</text:p>
          </table:table-cell>
          <table:table-cell table:formula="of:=MOD([.E1061]-[.$E$2];[.$H$2])+1+[.$E$2]" office:value-type="float" office:value="260" calcext:value-type="float">
            <text:p>260</text:p>
          </table:table-cell>
          <table:table-cell table:formula="of:=MOD([.F1061]+1/[.$H$2];5)" office:value-type="float" office:value="2.64999999999996" calcext:value-type="float">
            <text:p>2,64999999999996</text:p>
          </table:table-cell>
          <table:table-cell table:formula="of:=IF([.F1062]&lt;0.000001;[.G1061]+2+1/[.$H$2];[.G1061]+1/[.$H$2])" office:value-type="float" office:value="17.6500000000003" calcext:value-type="float">
            <text:p>17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3]))" office:value-type="date" office:date-value="2019-10-24T15:49:03.25077" calcext:value-type="date">
            <text:p>2019-10-24 15:49:03</text:p>
          </table:table-cell>
          <table:table-cell table:style-name="ce7" table:formula="of:=[.A1063]" office:value-type="date" office:date-value="2019-10-24T15:49:03.25077" calcext:value-type="date">
            <text:p>2019-10-24 15:49:03</text:p>
          </table:table-cell>
          <table:table-cell table:formula="of:=TRUNC([.A1063])" office:value-type="float" office:value="43762" calcext:value-type="float">
            <text:p>43762</text:p>
          </table:table-cell>
          <table:table-cell table:style-name="ce12" table:formula="of:=[.B1063]-[.C1063]" office:value-type="date" office:date-value="1899-12-30T15:49:03.2507695863" calcext:value-type="date">
            <text:p>12/30/99 03:49 PM</text:p>
          </table:table-cell>
          <table:table-cell table:formula="of:=MOD([.E1062]-[.$E$2];[.$H$2])+1+[.$E$2]" office:value-type="float" office:value="261" calcext:value-type="float">
            <text:p>261</text:p>
          </table:table-cell>
          <table:table-cell table:formula="of:=MOD([.F1062]+1/[.$H$2];5)" office:value-type="float" office:value="2.66666666666662" calcext:value-type="float">
            <text:p>2,66666666666662</text:p>
          </table:table-cell>
          <table:table-cell table:formula="of:=IF([.F1063]&lt;0.000001;[.G1062]+2+1/[.$H$2];[.G1062]+1/[.$H$2])" office:value-type="float" office:value="17.6666666666669" calcext:value-type="float">
            <text:p>17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4]))" office:value-type="date" office:date-value="2019-10-24T15:31:30.3846" calcext:value-type="date">
            <text:p>2019-10-24 15:31:30</text:p>
          </table:table-cell>
          <table:table-cell table:style-name="ce7" table:formula="of:=[.A1064]" office:value-type="date" office:date-value="2019-10-24T15:31:30.3846" calcext:value-type="date">
            <text:p>2019-10-24 15:31:30</text:p>
          </table:table-cell>
          <table:table-cell table:formula="of:=TRUNC([.A1064])" office:value-type="float" office:value="43762" calcext:value-type="float">
            <text:p>43762</text:p>
          </table:table-cell>
          <table:table-cell table:style-name="ce12" table:formula="of:=[.B1064]-[.C1064]" office:value-type="date" office:date-value="1899-12-30T15:31:30.38460035808" calcext:value-type="date">
            <text:p>12/30/99 03:31 PM</text:p>
          </table:table-cell>
          <table:table-cell table:formula="of:=MOD([.E1063]-[.$E$2];[.$H$2])+1+[.$E$2]" office:value-type="float" office:value="262" calcext:value-type="float">
            <text:p>262</text:p>
          </table:table-cell>
          <table:table-cell table:formula="of:=MOD([.F1063]+1/[.$H$2];5)" office:value-type="float" office:value="2.68333333333329" calcext:value-type="float">
            <text:p>2,68333333333329</text:p>
          </table:table-cell>
          <table:table-cell table:formula="of:=IF([.F1064]&lt;0.000001;[.G1063]+2+1/[.$H$2];[.G1063]+1/[.$H$2])" office:value-type="float" office:value="17.6833333333336" calcext:value-type="float">
            <text:p>17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5]))" office:value-type="date" office:date-value="2019-10-24T15:33:05.025993" calcext:value-type="date">
            <text:p>2019-10-24 15:33:05</text:p>
          </table:table-cell>
          <table:table-cell table:style-name="ce7" table:formula="of:=[.A1065]" office:value-type="date" office:date-value="2019-10-24T15:33:05.025993" calcext:value-type="date">
            <text:p>2019-10-24 15:33:05</text:p>
          </table:table-cell>
          <table:table-cell table:formula="of:=TRUNC([.A1065])" office:value-type="float" office:value="43762" calcext:value-type="float">
            <text:p>43762</text:p>
          </table:table-cell>
          <table:table-cell table:style-name="ce12" table:formula="of:=[.B1065]-[.C1065]" office:value-type="date" office:date-value="1899-12-30T15:33:05.02599319909" calcext:value-type="date">
            <text:p>12/30/99 03:33 PM</text:p>
          </table:table-cell>
          <table:table-cell table:formula="of:=MOD([.E1064]-[.$E$2];[.$H$2])+1+[.$E$2]" office:value-type="float" office:value="263" calcext:value-type="float">
            <text:p>263</text:p>
          </table:table-cell>
          <table:table-cell table:formula="of:=MOD([.F1064]+1/[.$H$2];5)" office:value-type="float" office:value="2.69999999999996" calcext:value-type="float">
            <text:p>2,69999999999996</text:p>
          </table:table-cell>
          <table:table-cell table:formula="of:=IF([.F1065]&lt;0.000001;[.G1064]+2+1/[.$H$2];[.G1064]+1/[.$H$2])" office:value-type="float" office:value="17.7000000000003" calcext:value-type="float">
            <text:p>17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6]))" office:value-type="date" office:date-value="2019-10-24T15:48:35.857482" calcext:value-type="date">
            <text:p>2019-10-24 15:48:36</text:p>
          </table:table-cell>
          <table:table-cell table:style-name="ce7" table:formula="of:=[.A1066]" office:value-type="date" office:date-value="2019-10-24T15:48:35.857482" calcext:value-type="date">
            <text:p>2019-10-24 15:48:36</text:p>
          </table:table-cell>
          <table:table-cell table:formula="of:=TRUNC([.A1066])" office:value-type="float" office:value="43762" calcext:value-type="float">
            <text:p>43762</text:p>
          </table:table-cell>
          <table:table-cell table:style-name="ce12" table:formula="of:=[.B1066]-[.C1066]" office:value-type="date" office:date-value="1899-12-30T15:48:35.85748249199" calcext:value-type="date">
            <text:p>12/30/99 03:48 PM</text:p>
          </table:table-cell>
          <table:table-cell table:formula="of:=MOD([.E1065]-[.$E$2];[.$H$2])+1+[.$E$2]" office:value-type="float" office:value="264" calcext:value-type="float">
            <text:p>264</text:p>
          </table:table-cell>
          <table:table-cell table:formula="of:=MOD([.F1065]+1/[.$H$2];5)" office:value-type="float" office:value="2.71666666666662" calcext:value-type="float">
            <text:p>2,71666666666662</text:p>
          </table:table-cell>
          <table:table-cell table:formula="of:=IF([.F1066]&lt;0.000001;[.G1065]+2+1/[.$H$2];[.G1065]+1/[.$H$2])" office:value-type="float" office:value="17.7166666666669" calcext:value-type="float">
            <text:p>17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7]))" office:value-type="date" office:date-value="2019-10-24T15:46:03.128636" calcext:value-type="date">
            <text:p>2019-10-24 15:46:03</text:p>
          </table:table-cell>
          <table:table-cell table:style-name="ce7" table:formula="of:=[.A1067]" office:value-type="date" office:date-value="2019-10-24T15:46:03.128636" calcext:value-type="date">
            <text:p>2019-10-24 15:46:03</text:p>
          </table:table-cell>
          <table:table-cell table:formula="of:=TRUNC([.A1067])" office:value-type="float" office:value="43762" calcext:value-type="float">
            <text:p>43762</text:p>
          </table:table-cell>
          <table:table-cell table:style-name="ce12" table:formula="of:=[.B1067]-[.C1067]" office:value-type="date" office:date-value="1899-12-30T15:46:03.12863628846" calcext:value-type="date">
            <text:p>12/30/99 03:46 PM</text:p>
          </table:table-cell>
          <table:table-cell table:formula="of:=MOD([.E1066]-[.$E$2];[.$H$2])+1+[.$E$2]" office:value-type="float" office:value="265" calcext:value-type="float">
            <text:p>265</text:p>
          </table:table-cell>
          <table:table-cell table:formula="of:=MOD([.F1066]+1/[.$H$2];5)" office:value-type="float" office:value="2.73333333333329" calcext:value-type="float">
            <text:p>2,73333333333329</text:p>
          </table:table-cell>
          <table:table-cell table:formula="of:=IF([.F1067]&lt;0.000001;[.G1066]+2+1/[.$H$2];[.G1066]+1/[.$H$2])" office:value-type="float" office:value="17.7333333333336" calcext:value-type="float">
            <text:p>17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8]))" office:value-type="date" office:date-value="2019-10-24T15:28:08.526902" calcext:value-type="date">
            <text:p>2019-10-24 15:28:09</text:p>
          </table:table-cell>
          <table:table-cell table:style-name="ce7" table:formula="of:=[.A1068]" office:value-type="date" office:date-value="2019-10-24T15:28:08.526902" calcext:value-type="date">
            <text:p>2019-10-24 15:28:09</text:p>
          </table:table-cell>
          <table:table-cell table:formula="of:=TRUNC([.A1068])" office:value-type="float" office:value="43762" calcext:value-type="float">
            <text:p>43762</text:p>
          </table:table-cell>
          <table:table-cell table:style-name="ce12" table:formula="of:=[.B1068]-[.C1068]" office:value-type="date" office:date-value="1899-12-30T15:28:08.52690174244" calcext:value-type="date">
            <text:p>12/30/99 03:28 PM</text:p>
          </table:table-cell>
          <table:table-cell table:formula="of:=MOD([.E1067]-[.$E$2];[.$H$2])+1+[.$E$2]" office:value-type="float" office:value="266" calcext:value-type="float">
            <text:p>266</text:p>
          </table:table-cell>
          <table:table-cell table:formula="of:=MOD([.F1067]+1/[.$H$2];5)" office:value-type="float" office:value="2.74999999999996" calcext:value-type="float">
            <text:p>2,74999999999996</text:p>
          </table:table-cell>
          <table:table-cell table:formula="of:=IF([.F1068]&lt;0.000001;[.G1067]+2+1/[.$H$2];[.G1067]+1/[.$H$2])" office:value-type="float" office:value="17.7500000000003" calcext:value-type="float">
            <text:p>17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9]))" office:value-type="date" office:date-value="2019-10-24T15:35:08.355082" calcext:value-type="date">
            <text:p>2019-10-24 15:35:08</text:p>
          </table:table-cell>
          <table:table-cell table:style-name="ce7" table:formula="of:=[.A1069]" office:value-type="date" office:date-value="2019-10-24T15:35:08.355082" calcext:value-type="date">
            <text:p>2019-10-24 15:35:08</text:p>
          </table:table-cell>
          <table:table-cell table:formula="of:=TRUNC([.A1069])" office:value-type="float" office:value="43762" calcext:value-type="float">
            <text:p>43762</text:p>
          </table:table-cell>
          <table:table-cell table:style-name="ce12" table:formula="of:=[.B1069]-[.C1069]" office:value-type="date" office:date-value="1899-12-30T15:35:08.35508247837" calcext:value-type="date">
            <text:p>12/30/99 03:35 PM</text:p>
          </table:table-cell>
          <table:table-cell table:formula="of:=MOD([.E1068]-[.$E$2];[.$H$2])+1+[.$E$2]" office:value-type="float" office:value="267" calcext:value-type="float">
            <text:p>267</text:p>
          </table:table-cell>
          <table:table-cell table:formula="of:=MOD([.F1068]+1/[.$H$2];5)" office:value-type="float" office:value="2.76666666666662" calcext:value-type="float">
            <text:p>2,76666666666662</text:p>
          </table:table-cell>
          <table:table-cell table:formula="of:=IF([.F1069]&lt;0.000001;[.G1068]+2+1/[.$H$2];[.G1068]+1/[.$H$2])" office:value-type="float" office:value="17.7666666666669" calcext:value-type="float">
            <text:p>17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0]))" office:value-type="date" office:date-value="2019-10-24T15:46:33.315099" calcext:value-type="date">
            <text:p>2019-10-24 15:46:33</text:p>
          </table:table-cell>
          <table:table-cell table:style-name="ce7" table:formula="of:=[.A1070]" office:value-type="date" office:date-value="2019-10-24T15:46:33.315099" calcext:value-type="date">
            <text:p>2019-10-24 15:46:33</text:p>
          </table:table-cell>
          <table:table-cell table:formula="of:=TRUNC([.A1070])" office:value-type="float" office:value="43762" calcext:value-type="float">
            <text:p>43762</text:p>
          </table:table-cell>
          <table:table-cell table:style-name="ce12" table:formula="of:=[.B1070]-[.C1070]" office:value-type="date" office:date-value="1899-12-30T15:46:33.31509936601" calcext:value-type="date">
            <text:p>12/30/99 03:46 PM</text:p>
          </table:table-cell>
          <table:table-cell table:formula="of:=MOD([.E1069]-[.$E$2];[.$H$2])+1+[.$E$2]" office:value-type="float" office:value="268" calcext:value-type="float">
            <text:p>268</text:p>
          </table:table-cell>
          <table:table-cell table:formula="of:=MOD([.F1069]+1/[.$H$2];5)" office:value-type="float" office:value="2.78333333333329" calcext:value-type="float">
            <text:p>2,78333333333329</text:p>
          </table:table-cell>
          <table:table-cell table:formula="of:=IF([.F1070]&lt;0.000001;[.G1069]+2+1/[.$H$2];[.G1069]+1/[.$H$2])" office:value-type="float" office:value="17.7833333333336" calcext:value-type="float">
            <text:p>17,7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1]))" office:value-type="date" office:date-value="2019-10-24T15:39:13.157141" calcext:value-type="date">
            <text:p>2019-10-24 15:39:13</text:p>
          </table:table-cell>
          <table:table-cell table:style-name="ce7" table:formula="of:=[.A1071]" office:value-type="date" office:date-value="2019-10-24T15:39:13.157141" calcext:value-type="date">
            <text:p>2019-10-24 15:39:13</text:p>
          </table:table-cell>
          <table:table-cell table:formula="of:=TRUNC([.A1071])" office:value-type="float" office:value="43762" calcext:value-type="float">
            <text:p>43762</text:p>
          </table:table-cell>
          <table:table-cell table:style-name="ce12" table:formula="of:=[.B1071]-[.C1071]" office:value-type="date" office:date-value="1899-12-30T15:39:13.15714117605" calcext:value-type="date">
            <text:p>12/30/99 03:39 PM</text:p>
          </table:table-cell>
          <table:table-cell table:formula="of:=MOD([.E1070]-[.$E$2];[.$H$2])+1+[.$E$2]" office:value-type="float" office:value="269" calcext:value-type="float">
            <text:p>269</text:p>
          </table:table-cell>
          <table:table-cell table:formula="of:=MOD([.F1070]+1/[.$H$2];5)" office:value-type="float" office:value="2.79999999999996" calcext:value-type="float">
            <text:p>2,79999999999996</text:p>
          </table:table-cell>
          <table:table-cell table:formula="of:=IF([.F1071]&lt;0.000001;[.G1070]+2+1/[.$H$2];[.G1070]+1/[.$H$2])" office:value-type="float" office:value="17.8000000000003" calcext:value-type="float">
            <text:p>17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2]))" office:value-type="date" office:date-value="2019-10-24T15:25:31.639598" calcext:value-type="date">
            <text:p>2019-10-24 15:25:32</text:p>
          </table:table-cell>
          <table:table-cell table:style-name="ce7" table:formula="of:=[.A1072]" office:value-type="date" office:date-value="2019-10-24T15:25:31.639598" calcext:value-type="date">
            <text:p>2019-10-24 15:25:32</text:p>
          </table:table-cell>
          <table:table-cell table:formula="of:=TRUNC([.A1072])" office:value-type="float" office:value="43762" calcext:value-type="float">
            <text:p>43762</text:p>
          </table:table-cell>
          <table:table-cell table:style-name="ce12" table:formula="of:=[.B1072]-[.C1072]" office:value-type="date" office:date-value="1899-12-30T15:25:31.63959765807" calcext:value-type="date">
            <text:p>12/30/99 03:25 PM</text:p>
          </table:table-cell>
          <table:table-cell table:formula="of:=MOD([.E1071]-[.$E$2];[.$H$2])+1+[.$E$2]" office:value-type="float" office:value="270" calcext:value-type="float">
            <text:p>270</text:p>
          </table:table-cell>
          <table:table-cell table:formula="of:=MOD([.F1071]+1/[.$H$2];5)" office:value-type="float" office:value="2.81666666666662" calcext:value-type="float">
            <text:p>2,81666666666662</text:p>
          </table:table-cell>
          <table:table-cell table:formula="of:=IF([.F1072]&lt;0.000001;[.G1071]+2+1/[.$H$2];[.G1071]+1/[.$H$2])" office:value-type="float" office:value="17.8166666666669" calcext:value-type="float">
            <text:p>17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3]))" office:value-type="date" office:date-value="2019-10-24T16:02:33.518658" calcext:value-type="date">
            <text:p>2019-10-24 16:02:34</text:p>
          </table:table-cell>
          <table:table-cell table:style-name="ce7" table:formula="of:=[.A1073]" office:value-type="date" office:date-value="2019-10-24T16:02:33.518658" calcext:value-type="date">
            <text:p>2019-10-24 16:02:34</text:p>
          </table:table-cell>
          <table:table-cell table:formula="of:=TRUNC([.A1073])" office:value-type="float" office:value="43762" calcext:value-type="float">
            <text:p>43762</text:p>
          </table:table-cell>
          <table:table-cell table:style-name="ce12" table:formula="of:=[.B1073]-[.C1073]" office:value-type="date" office:date-value="1899-12-30T16:02:33.51865827106" calcext:value-type="date">
            <text:p>12/30/99 04:02 PM</text:p>
          </table:table-cell>
          <table:table-cell table:formula="of:=MOD([.E1072]-[.$E$2];[.$H$2])+1+[.$E$2]" office:value-type="float" office:value="271" calcext:value-type="float">
            <text:p>271</text:p>
          </table:table-cell>
          <table:table-cell table:formula="of:=MOD([.F1072]+1/[.$H$2];5)" office:value-type="float" office:value="2.83333333333329" calcext:value-type="float">
            <text:p>2,83333333333329</text:p>
          </table:table-cell>
          <table:table-cell table:formula="of:=IF([.F1073]&lt;0.000001;[.G1072]+2+1/[.$H$2];[.G1072]+1/[.$H$2])" office:value-type="float" office:value="17.8333333333336" calcext:value-type="float">
            <text:p>17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4]))" office:value-type="date" office:date-value="2019-10-24T15:33:20.063925" calcext:value-type="date">
            <text:p>2019-10-24 15:33:20</text:p>
          </table:table-cell>
          <table:table-cell table:style-name="ce7" table:formula="of:=[.A1074]" office:value-type="date" office:date-value="2019-10-24T15:33:20.063925" calcext:value-type="date">
            <text:p>2019-10-24 15:33:20</text:p>
          </table:table-cell>
          <table:table-cell table:formula="of:=TRUNC([.A1074])" office:value-type="float" office:value="43762" calcext:value-type="float">
            <text:p>43762</text:p>
          </table:table-cell>
          <table:table-cell table:style-name="ce12" table:formula="of:=[.B1074]-[.C1074]" office:value-type="date" office:date-value="1899-12-30T15:33:20.06392460782" calcext:value-type="date">
            <text:p>12/30/99 03:33 PM</text:p>
          </table:table-cell>
          <table:table-cell table:formula="of:=MOD([.E1073]-[.$E$2];[.$H$2])+1+[.$E$2]" office:value-type="float" office:value="272" calcext:value-type="float">
            <text:p>272</text:p>
          </table:table-cell>
          <table:table-cell table:formula="of:=MOD([.F1073]+1/[.$H$2];5)" office:value-type="float" office:value="2.84999999999996" calcext:value-type="float">
            <text:p>2,84999999999996</text:p>
          </table:table-cell>
          <table:table-cell table:formula="of:=IF([.F1074]&lt;0.000001;[.G1073]+2+1/[.$H$2];[.G1073]+1/[.$H$2])" office:value-type="float" office:value="17.8500000000003" calcext:value-type="float">
            <text:p>17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5]))" office:value-type="date" office:date-value="2019-10-24T15:52:59.47343" calcext:value-type="date">
            <text:p>2019-10-24 15:52:59</text:p>
          </table:table-cell>
          <table:table-cell table:style-name="ce7" table:formula="of:=[.A1075]" office:value-type="date" office:date-value="2019-10-24T15:52:59.47343" calcext:value-type="date">
            <text:p>2019-10-24 15:52:59</text:p>
          </table:table-cell>
          <table:table-cell table:formula="of:=TRUNC([.A1075])" office:value-type="float" office:value="43762" calcext:value-type="float">
            <text:p>43762</text:p>
          </table:table-cell>
          <table:table-cell table:style-name="ce12" table:formula="of:=[.B1075]-[.C1075]" office:value-type="date" office:date-value="1899-12-30T15:52:59.47343029082" calcext:value-type="date">
            <text:p>12/30/99 03:52 PM</text:p>
          </table:table-cell>
          <table:table-cell table:formula="of:=MOD([.E1074]-[.$E$2];[.$H$2])+1+[.$E$2]" office:value-type="float" office:value="273" calcext:value-type="float">
            <text:p>273</text:p>
          </table:table-cell>
          <table:table-cell table:formula="of:=MOD([.F1074]+1/[.$H$2];5)" office:value-type="float" office:value="2.86666666666662" calcext:value-type="float">
            <text:p>2,86666666666662</text:p>
          </table:table-cell>
          <table:table-cell table:formula="of:=IF([.F1075]&lt;0.000001;[.G1074]+2+1/[.$H$2];[.G1074]+1/[.$H$2])" office:value-type="float" office:value="17.8666666666669" calcext:value-type="float">
            <text:p>17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6]))" office:value-type="date" office:date-value="2019-10-24T15:59:00.208745" calcext:value-type="date">
            <text:p>2019-10-24 15:59:00</text:p>
          </table:table-cell>
          <table:table-cell table:style-name="ce7" table:formula="of:=[.A1076]" office:value-type="date" office:date-value="2019-10-24T15:59:00.208745" calcext:value-type="date">
            <text:p>2019-10-24 15:59:00</text:p>
          </table:table-cell>
          <table:table-cell table:formula="of:=TRUNC([.A1076])" office:value-type="float" office:value="43762" calcext:value-type="float">
            <text:p>43762</text:p>
          </table:table-cell>
          <table:table-cell table:style-name="ce12" table:formula="of:=[.B1076]-[.C1076]" office:value-type="date" office:date-value="1899-12-30T15:59:00.20874544512" calcext:value-type="date">
            <text:p>12/30/99 03:59 PM</text:p>
          </table:table-cell>
          <table:table-cell table:formula="of:=MOD([.E1075]-[.$E$2];[.$H$2])+1+[.$E$2]" office:value-type="float" office:value="274" calcext:value-type="float">
            <text:p>274</text:p>
          </table:table-cell>
          <table:table-cell table:formula="of:=MOD([.F1075]+1/[.$H$2];5)" office:value-type="float" office:value="2.88333333333329" calcext:value-type="float">
            <text:p>2,88333333333329</text:p>
          </table:table-cell>
          <table:table-cell table:formula="of:=IF([.F1076]&lt;0.000001;[.G1075]+2+1/[.$H$2];[.G1075]+1/[.$H$2])" office:value-type="float" office:value="17.8833333333336" calcext:value-type="float">
            <text:p>17,8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7]))" office:value-type="date" office:date-value="2019-10-24T15:29:32.750897" calcext:value-type="date">
            <text:p>2019-10-24 15:29:33</text:p>
          </table:table-cell>
          <table:table-cell table:style-name="ce7" table:formula="of:=[.A1077]" office:value-type="date" office:date-value="2019-10-24T15:29:32.750897" calcext:value-type="date">
            <text:p>2019-10-24 15:29:33</text:p>
          </table:table-cell>
          <table:table-cell table:formula="of:=TRUNC([.A1077])" office:value-type="float" office:value="43762" calcext:value-type="float">
            <text:p>43762</text:p>
          </table:table-cell>
          <table:table-cell table:style-name="ce12" table:formula="of:=[.B1077]-[.C1077]" office:value-type="date" office:date-value="1899-12-30T15:29:32.75089735631" calcext:value-type="date">
            <text:p>12/30/99 03:29 PM</text:p>
          </table:table-cell>
          <table:table-cell table:formula="of:=MOD([.E1076]-[.$E$2];[.$H$2])+1+[.$E$2]" office:value-type="float" office:value="275" calcext:value-type="float">
            <text:p>275</text:p>
          </table:table-cell>
          <table:table-cell table:formula="of:=MOD([.F1076]+1/[.$H$2];5)" office:value-type="float" office:value="2.89999999999996" calcext:value-type="float">
            <text:p>2,89999999999996</text:p>
          </table:table-cell>
          <table:table-cell table:formula="of:=IF([.F1077]&lt;0.000001;[.G1076]+2+1/[.$H$2];[.G1076]+1/[.$H$2])" office:value-type="float" office:value="17.9000000000003" calcext:value-type="float">
            <text:p>17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8]))" office:value-type="date" office:date-value="2019-10-24T16:03:43.478272" calcext:value-type="date">
            <text:p>2019-10-24 16:03:43</text:p>
          </table:table-cell>
          <table:table-cell table:style-name="ce7" table:formula="of:=[.A1078]" office:value-type="date" office:date-value="2019-10-24T16:03:43.478272" calcext:value-type="date">
            <text:p>2019-10-24 16:03:43</text:p>
          </table:table-cell>
          <table:table-cell table:formula="of:=TRUNC([.A1078])" office:value-type="float" office:value="43762" calcext:value-type="float">
            <text:p>43762</text:p>
          </table:table-cell>
          <table:table-cell table:style-name="ce12" table:formula="of:=[.B1078]-[.C1078]" office:value-type="date" office:date-value="1899-12-30T16:03:43.47827176563" calcext:value-type="date">
            <text:p>12/30/99 04:03 PM</text:p>
          </table:table-cell>
          <table:table-cell table:formula="of:=MOD([.E1077]-[.$E$2];[.$H$2])+1+[.$E$2]" office:value-type="float" office:value="276" calcext:value-type="float">
            <text:p>276</text:p>
          </table:table-cell>
          <table:table-cell table:formula="of:=MOD([.F1077]+1/[.$H$2];5)" office:value-type="float" office:value="2.91666666666662" calcext:value-type="float">
            <text:p>2,91666666666662</text:p>
          </table:table-cell>
          <table:table-cell table:formula="of:=IF([.F1078]&lt;0.000001;[.G1077]+2+1/[.$H$2];[.G1077]+1/[.$H$2])" office:value-type="float" office:value="17.9166666666669" calcext:value-type="float">
            <text:p>17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9]))" office:value-type="date" office:date-value="2019-10-24T15:31:18.897428" calcext:value-type="date">
            <text:p>2019-10-24 15:31:19</text:p>
          </table:table-cell>
          <table:table-cell table:style-name="ce7" table:formula="of:=[.A1079]" office:value-type="date" office:date-value="2019-10-24T15:31:18.897428" calcext:value-type="date">
            <text:p>2019-10-24 15:31:19</text:p>
          </table:table-cell>
          <table:table-cell table:formula="of:=TRUNC([.A1079])" office:value-type="float" office:value="43762" calcext:value-type="float">
            <text:p>43762</text:p>
          </table:table-cell>
          <table:table-cell table:style-name="ce12" table:formula="of:=[.B1079]-[.C1079]" office:value-type="date" office:date-value="1899-12-30T15:31:18.89742795378" calcext:value-type="date">
            <text:p>12/30/99 03:31 PM</text:p>
          </table:table-cell>
          <table:table-cell table:formula="of:=MOD([.E1078]-[.$E$2];[.$H$2])+1+[.$E$2]" office:value-type="float" office:value="277" calcext:value-type="float">
            <text:p>277</text:p>
          </table:table-cell>
          <table:table-cell table:formula="of:=MOD([.F1078]+1/[.$H$2];5)" office:value-type="float" office:value="2.93333333333329" calcext:value-type="float">
            <text:p>2,93333333333329</text:p>
          </table:table-cell>
          <table:table-cell table:formula="of:=IF([.F1079]&lt;0.000001;[.G1078]+2+1/[.$H$2];[.G1078]+1/[.$H$2])" office:value-type="float" office:value="17.9333333333336" calcext:value-type="float">
            <text:p>17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0]))" office:value-type="date" office:date-value="2019-10-24T15:30:44.921873" calcext:value-type="date">
            <text:p>2019-10-24 15:30:45</text:p>
          </table:table-cell>
          <table:table-cell table:style-name="ce7" table:formula="of:=[.A1080]" office:value-type="date" office:date-value="2019-10-24T15:30:44.921873" calcext:value-type="date">
            <text:p>2019-10-24 15:30:45</text:p>
          </table:table-cell>
          <table:table-cell table:formula="of:=TRUNC([.A1080])" office:value-type="float" office:value="43762" calcext:value-type="float">
            <text:p>43762</text:p>
          </table:table-cell>
          <table:table-cell table:style-name="ce12" table:formula="of:=[.B1080]-[.C1080]" office:value-type="date" office:date-value="1899-12-30T15:30:44.92187295109" calcext:value-type="date">
            <text:p>12/30/99 03:30 PM</text:p>
          </table:table-cell>
          <table:table-cell table:formula="of:=MOD([.E1079]-[.$E$2];[.$H$2])+1+[.$E$2]" office:value-type="float" office:value="278" calcext:value-type="float">
            <text:p>278</text:p>
          </table:table-cell>
          <table:table-cell table:formula="of:=MOD([.F1079]+1/[.$H$2];5)" office:value-type="float" office:value="2.94999999999996" calcext:value-type="float">
            <text:p>2,94999999999996</text:p>
          </table:table-cell>
          <table:table-cell table:formula="of:=IF([.F1080]&lt;0.000001;[.G1079]+2+1/[.$H$2];[.G1079]+1/[.$H$2])" office:value-type="float" office:value="17.9500000000003" calcext:value-type="float">
            <text:p>17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1]))" office:value-type="date" office:date-value="2019-10-24T15:32:58.936978" calcext:value-type="date">
            <text:p>2019-10-24 15:32:59</text:p>
          </table:table-cell>
          <table:table-cell table:style-name="ce7" table:formula="of:=[.A1081]" office:value-type="date" office:date-value="2019-10-24T15:32:58.936978" calcext:value-type="date">
            <text:p>2019-10-24 15:32:59</text:p>
          </table:table-cell>
          <table:table-cell table:formula="of:=TRUNC([.A1081])" office:value-type="float" office:value="43762" calcext:value-type="float">
            <text:p>43762</text:p>
          </table:table-cell>
          <table:table-cell table:style-name="ce12" table:formula="of:=[.B1081]-[.C1081]" office:value-type="date" office:date-value="1899-12-30T15:32:58.93697849941" calcext:value-type="date">
            <text:p>12/30/99 03:32 PM</text:p>
          </table:table-cell>
          <table:table-cell table:formula="of:=MOD([.E1080]-[.$E$2];[.$H$2])+1+[.$E$2]" office:value-type="float" office:value="279" calcext:value-type="float">
            <text:p>279</text:p>
          </table:table-cell>
          <table:table-cell table:formula="of:=MOD([.F1080]+1/[.$H$2];5)" office:value-type="float" office:value="2.96666666666662" calcext:value-type="float">
            <text:p>2,96666666666662</text:p>
          </table:table-cell>
          <table:table-cell table:formula="of:=IF([.F1081]&lt;0.000001;[.G1080]+2+1/[.$H$2];[.G1080]+1/[.$H$2])" office:value-type="float" office:value="17.9666666666669" calcext:value-type="float">
            <text:p>17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2]))" office:value-type="date" office:date-value="2019-10-24T15:16:41.273709" calcext:value-type="date">
            <text:p>2019-10-24 15:16:41</text:p>
          </table:table-cell>
          <table:table-cell table:style-name="ce7" table:formula="of:=[.A1082]" office:value-type="date" office:date-value="2019-10-24T15:16:41.273709" calcext:value-type="date">
            <text:p>2019-10-24 15:16:41</text:p>
          </table:table-cell>
          <table:table-cell table:formula="of:=TRUNC([.A1082])" office:value-type="float" office:value="43762" calcext:value-type="float">
            <text:p>43762</text:p>
          </table:table-cell>
          <table:table-cell table:style-name="ce12" table:formula="of:=[.B1082]-[.C1082]" office:value-type="date" office:date-value="1899-12-30T15:16:41.27370867413" calcext:value-type="date">
            <text:p>12/30/99 03:16 PM</text:p>
          </table:table-cell>
          <table:table-cell table:formula="of:=MOD([.E1081]-[.$E$2];[.$H$2])+1+[.$E$2]" office:value-type="float" office:value="280" calcext:value-type="float">
            <text:p>280</text:p>
          </table:table-cell>
          <table:table-cell table:formula="of:=MOD([.F1081]+1/[.$H$2];5)" office:value-type="float" office:value="2.98333333333329" calcext:value-type="float">
            <text:p>2,98333333333329</text:p>
          </table:table-cell>
          <table:table-cell table:formula="of:=IF([.F1082]&lt;0.000001;[.G1081]+2+1/[.$H$2];[.G1081]+1/[.$H$2])" office:value-type="float" office:value="17.9833333333336" calcext:value-type="float">
            <text:p>17,9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3]))" office:value-type="date" office:date-value="2019-10-25T15:26:59.254454" calcext:value-type="date">
            <text:p>2019-10-25 15:26:59</text:p>
          </table:table-cell>
          <table:table-cell table:style-name="ce7" table:formula="of:=[.A1083]" office:value-type="date" office:date-value="2019-10-25T15:26:59.254454" calcext:value-type="date">
            <text:p>2019-10-25 15:26:59</text:p>
          </table:table-cell>
          <table:table-cell table:formula="of:=TRUNC([.A1083])" office:value-type="float" office:value="43763" calcext:value-type="float">
            <text:p>43763</text:p>
          </table:table-cell>
          <table:table-cell table:style-name="ce12" table:formula="of:=[.B1083]-[.C1083]" office:value-type="date" office:date-value="1899-12-30T15:26:59.25445448142" calcext:value-type="date">
            <text:p>12/30/99 03:26 PM</text:p>
          </table:table-cell>
          <table:table-cell table:formula="of:=MOD([.E1082]-[.$E$2];[.$H$2])+1+[.$E$2]" office:value-type="float" office:value="221" calcext:value-type="float">
            <text:p>221</text:p>
          </table:table-cell>
          <table:table-cell table:formula="of:=MOD([.F1082]+1/[.$H$2];5)" office:value-type="float" office:value="2.99999999999996" calcext:value-type="float">
            <text:p>2,99999999999996</text:p>
          </table:table-cell>
          <table:table-cell table:formula="of:=IF([.F1083]&lt;0.000001;[.G1082]+2+1/[.$H$2];[.G1082]+1/[.$H$2])" office:value-type="float" office:value="18.0000000000003" calcext:value-type="float">
            <text:p>18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4]))" office:value-type="date" office:date-value="2019-10-25T15:31:00.131771" calcext:value-type="date">
            <text:p>2019-10-25 15:31:00</text:p>
          </table:table-cell>
          <table:table-cell table:style-name="ce7" table:formula="of:=[.A1084]" office:value-type="date" office:date-value="2019-10-25T15:31:00.131771" calcext:value-type="date">
            <text:p>2019-10-25 15:31:00</text:p>
          </table:table-cell>
          <table:table-cell table:formula="of:=TRUNC([.A1084])" office:value-type="float" office:value="43763" calcext:value-type="float">
            <text:p>43763</text:p>
          </table:table-cell>
          <table:table-cell table:style-name="ce12" table:formula="of:=[.B1084]-[.C1084]" office:value-type="date" office:date-value="1899-12-30T15:31:00.13177083805" calcext:value-type="date">
            <text:p>12/30/99 03:31 PM</text:p>
          </table:table-cell>
          <table:table-cell table:formula="of:=MOD([.E1083]-[.$E$2];[.$H$2])+1+[.$E$2]" office:value-type="float" office:value="222" calcext:value-type="float">
            <text:p>222</text:p>
          </table:table-cell>
          <table:table-cell table:formula="of:=MOD([.F1083]+1/[.$H$2];5)" office:value-type="float" office:value="3.01666666666662" calcext:value-type="float">
            <text:p>3,01666666666662</text:p>
          </table:table-cell>
          <table:table-cell table:formula="of:=IF([.F1084]&lt;0.000001;[.G1083]+2+1/[.$H$2];[.G1083]+1/[.$H$2])" office:value-type="float" office:value="18.0166666666669" calcext:value-type="float">
            <text:p>18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5]))" office:value-type="date" office:date-value="2019-10-25T15:56:38.429017" calcext:value-type="date">
            <text:p>2019-10-25 15:56:38</text:p>
          </table:table-cell>
          <table:table-cell table:style-name="ce7" table:formula="of:=[.A1085]" office:value-type="date" office:date-value="2019-10-25T15:56:38.429017" calcext:value-type="date">
            <text:p>2019-10-25 15:56:38</text:p>
          </table:table-cell>
          <table:table-cell table:formula="of:=TRUNC([.A1085])" office:value-type="float" office:value="43763" calcext:value-type="float">
            <text:p>43763</text:p>
          </table:table-cell>
          <table:table-cell table:style-name="ce12" table:formula="of:=[.B1085]-[.C1085]" office:value-type="date" office:date-value="1899-12-30T15:56:38.4290169552" calcext:value-type="date">
            <text:p>12/30/99 03:56 PM</text:p>
          </table:table-cell>
          <table:table-cell table:formula="of:=MOD([.E1084]-[.$E$2];[.$H$2])+1+[.$E$2]" office:value-type="float" office:value="223" calcext:value-type="float">
            <text:p>223</text:p>
          </table:table-cell>
          <table:table-cell table:formula="of:=MOD([.F1084]+1/[.$H$2];5)" office:value-type="float" office:value="3.03333333333329" calcext:value-type="float">
            <text:p>3,03333333333329</text:p>
          </table:table-cell>
          <table:table-cell table:formula="of:=IF([.F1085]&lt;0.000001;[.G1084]+2+1/[.$H$2];[.G1084]+1/[.$H$2])" office:value-type="float" office:value="18.0333333333336" calcext:value-type="float">
            <text:p>18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6]))" office:value-type="date" office:date-value="2019-10-25T15:43:31.551364" calcext:value-type="date">
            <text:p>2019-10-25 15:43:32</text:p>
          </table:table-cell>
          <table:table-cell table:style-name="ce7" table:formula="of:=[.A1086]" office:value-type="date" office:date-value="2019-10-25T15:43:31.551364" calcext:value-type="date">
            <text:p>2019-10-25 15:43:32</text:p>
          </table:table-cell>
          <table:table-cell table:formula="of:=TRUNC([.A1086])" office:value-type="float" office:value="43763" calcext:value-type="float">
            <text:p>43763</text:p>
          </table:table-cell>
          <table:table-cell table:style-name="ce12" table:formula="of:=[.B1086]-[.C1086]" office:value-type="date" office:date-value="1899-12-30T15:43:31.55136425514" calcext:value-type="date">
            <text:p>12/30/99 03:43 PM</text:p>
          </table:table-cell>
          <table:table-cell table:formula="of:=MOD([.E1085]-[.$E$2];[.$H$2])+1+[.$E$2]" office:value-type="float" office:value="224" calcext:value-type="float">
            <text:p>224</text:p>
          </table:table-cell>
          <table:table-cell table:formula="of:=MOD([.F1085]+1/[.$H$2];5)" office:value-type="float" office:value="3.04999999999996" calcext:value-type="float">
            <text:p>3,04999999999996</text:p>
          </table:table-cell>
          <table:table-cell table:formula="of:=IF([.F1086]&lt;0.000001;[.G1085]+2+1/[.$H$2];[.G1085]+1/[.$H$2])" office:value-type="float" office:value="18.0500000000003" calcext:value-type="float">
            <text:p>18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7]))" office:value-type="date" office:date-value="2019-10-25T15:55:51.122668" calcext:value-type="date">
            <text:p>2019-10-25 15:55:51</text:p>
          </table:table-cell>
          <table:table-cell table:style-name="ce7" table:formula="of:=[.A1087]" office:value-type="date" office:date-value="2019-10-25T15:55:51.122668" calcext:value-type="date">
            <text:p>2019-10-25 15:55:51</text:p>
          </table:table-cell>
          <table:table-cell table:formula="of:=TRUNC([.A1087])" office:value-type="float" office:value="43763" calcext:value-type="float">
            <text:p>43763</text:p>
          </table:table-cell>
          <table:table-cell table:style-name="ce12" table:formula="of:=[.B1087]-[.C1087]" office:value-type="date" office:date-value="1899-12-30T15:55:51.12266773358" calcext:value-type="date">
            <text:p>12/30/99 03:55 PM</text:p>
          </table:table-cell>
          <table:table-cell table:formula="of:=MOD([.E1086]-[.$E$2];[.$H$2])+1+[.$E$2]" office:value-type="float" office:value="225" calcext:value-type="float">
            <text:p>225</text:p>
          </table:table-cell>
          <table:table-cell table:formula="of:=MOD([.F1086]+1/[.$H$2];5)" office:value-type="float" office:value="3.06666666666662" calcext:value-type="float">
            <text:p>3,06666666666662</text:p>
          </table:table-cell>
          <table:table-cell table:formula="of:=IF([.F1087]&lt;0.000001;[.G1086]+2+1/[.$H$2];[.G1086]+1/[.$H$2])" office:value-type="float" office:value="18.0666666666669" calcext:value-type="float">
            <text:p>18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8]))" office:value-type="date" office:date-value="2019-10-25T15:57:37.933535" calcext:value-type="date">
            <text:p>2019-10-25 15:57:38</text:p>
          </table:table-cell>
          <table:table-cell table:style-name="ce7" table:formula="of:=[.A1088]" office:value-type="date" office:date-value="2019-10-25T15:57:37.933535" calcext:value-type="date">
            <text:p>2019-10-25 15:57:38</text:p>
          </table:table-cell>
          <table:table-cell table:formula="of:=TRUNC([.A1088])" office:value-type="float" office:value="43763" calcext:value-type="float">
            <text:p>43763</text:p>
          </table:table-cell>
          <table:table-cell table:style-name="ce12" table:formula="of:=[.B1088]-[.C1088]" office:value-type="date" office:date-value="1899-12-30T15:57:37.93353477493" calcext:value-type="date">
            <text:p>12/30/99 03:57 PM</text:p>
          </table:table-cell>
          <table:table-cell table:formula="of:=MOD([.E1087]-[.$E$2];[.$H$2])+1+[.$E$2]" office:value-type="float" office:value="226" calcext:value-type="float">
            <text:p>226</text:p>
          </table:table-cell>
          <table:table-cell table:formula="of:=MOD([.F1087]+1/[.$H$2];5)" office:value-type="float" office:value="3.08333333333329" calcext:value-type="float">
            <text:p>3,08333333333329</text:p>
          </table:table-cell>
          <table:table-cell table:formula="of:=IF([.F1088]&lt;0.000001;[.G1087]+2+1/[.$H$2];[.G1087]+1/[.$H$2])" office:value-type="float" office:value="18.0833333333336" calcext:value-type="float">
            <text:p>18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9]))" office:value-type="date" office:date-value="2019-10-25T16:03:06.347373" calcext:value-type="date">
            <text:p>2019-10-25 16:03:06</text:p>
          </table:table-cell>
          <table:table-cell table:style-name="ce7" table:formula="of:=[.A1089]" office:value-type="date" office:date-value="2019-10-25T16:03:06.347373" calcext:value-type="date">
            <text:p>2019-10-25 16:03:06</text:p>
          </table:table-cell>
          <table:table-cell table:formula="of:=TRUNC([.A1089])" office:value-type="float" office:value="43763" calcext:value-type="float">
            <text:p>43763</text:p>
          </table:table-cell>
          <table:table-cell table:style-name="ce12" table:formula="of:=[.B1089]-[.C1089]" office:value-type="date" office:date-value="1899-12-30T16:03:06.34737341199" calcext:value-type="date">
            <text:p>12/30/99 04:03 PM</text:p>
          </table:table-cell>
          <table:table-cell table:formula="of:=MOD([.E1088]-[.$E$2];[.$H$2])+1+[.$E$2]" office:value-type="float" office:value="227" calcext:value-type="float">
            <text:p>227</text:p>
          </table:table-cell>
          <table:table-cell table:formula="of:=MOD([.F1088]+1/[.$H$2];5)" office:value-type="float" office:value="3.09999999999996" calcext:value-type="float">
            <text:p>3,09999999999996</text:p>
          </table:table-cell>
          <table:table-cell table:formula="of:=IF([.F1089]&lt;0.000001;[.G1088]+2+1/[.$H$2];[.G1088]+1/[.$H$2])" office:value-type="float" office:value="18.1000000000003" calcext:value-type="float">
            <text:p>18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0]))" office:value-type="date" office:date-value="2019-10-25T15:42:55.100249" calcext:value-type="date">
            <text:p>2019-10-25 15:42:55</text:p>
          </table:table-cell>
          <table:table-cell table:style-name="ce7" table:formula="of:=[.A1090]" office:value-type="date" office:date-value="2019-10-25T15:42:55.100249" calcext:value-type="date">
            <text:p>2019-10-25 15:42:55</text:p>
          </table:table-cell>
          <table:table-cell table:formula="of:=TRUNC([.A1090])" office:value-type="float" office:value="43763" calcext:value-type="float">
            <text:p>43763</text:p>
          </table:table-cell>
          <table:table-cell table:style-name="ce12" table:formula="of:=[.B1090]-[.C1090]" office:value-type="date" office:date-value="1899-12-30T15:42:55.10024872608" calcext:value-type="date">
            <text:p>12/30/99 03:42 PM</text:p>
          </table:table-cell>
          <table:table-cell table:formula="of:=MOD([.E1089]-[.$E$2];[.$H$2])+1+[.$E$2]" office:value-type="float" office:value="228" calcext:value-type="float">
            <text:p>228</text:p>
          </table:table-cell>
          <table:table-cell table:formula="of:=MOD([.F1089]+1/[.$H$2];5)" office:value-type="float" office:value="3.11666666666662" calcext:value-type="float">
            <text:p>3,11666666666662</text:p>
          </table:table-cell>
          <table:table-cell table:formula="of:=IF([.F1090]&lt;0.000001;[.G1089]+2+1/[.$H$2];[.G1089]+1/[.$H$2])" office:value-type="float" office:value="18.1166666666669" calcext:value-type="float">
            <text:p>18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1]))" office:value-type="date" office:date-value="2019-10-25T15:32:30.578318" calcext:value-type="date">
            <text:p>2019-10-25 15:32:31</text:p>
          </table:table-cell>
          <table:table-cell table:style-name="ce7" table:formula="of:=[.A1091]" office:value-type="date" office:date-value="2019-10-25T15:32:30.578318" calcext:value-type="date">
            <text:p>2019-10-25 15:32:31</text:p>
          </table:table-cell>
          <table:table-cell table:formula="of:=TRUNC([.A1091])" office:value-type="float" office:value="43763" calcext:value-type="float">
            <text:p>43763</text:p>
          </table:table-cell>
          <table:table-cell table:style-name="ce12" table:formula="of:=[.B1091]-[.C1091]" office:value-type="date" office:date-value="1899-12-30T15:32:30.57831807062" calcext:value-type="date">
            <text:p>12/30/99 03:32 PM</text:p>
          </table:table-cell>
          <table:table-cell table:formula="of:=MOD([.E1090]-[.$E$2];[.$H$2])+1+[.$E$2]" office:value-type="float" office:value="229" calcext:value-type="float">
            <text:p>229</text:p>
          </table:table-cell>
          <table:table-cell table:formula="of:=MOD([.F1090]+1/[.$H$2];5)" office:value-type="float" office:value="3.13333333333329" calcext:value-type="float">
            <text:p>3,13333333333329</text:p>
          </table:table-cell>
          <table:table-cell table:formula="of:=IF([.F1091]&lt;0.000001;[.G1090]+2+1/[.$H$2];[.G1090]+1/[.$H$2])" office:value-type="float" office:value="18.1333333333336" calcext:value-type="float">
            <text:p>18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2]))" office:value-type="date" office:date-value="2019-10-25T15:23:18.463749" calcext:value-type="date">
            <text:p>2019-10-25 15:23:18</text:p>
          </table:table-cell>
          <table:table-cell table:style-name="ce7" table:formula="of:=[.A1092]" office:value-type="date" office:date-value="2019-10-25T15:23:18.463749" calcext:value-type="date">
            <text:p>2019-10-25 15:23:18</text:p>
          </table:table-cell>
          <table:table-cell table:formula="of:=TRUNC([.A1092])" office:value-type="float" office:value="43763" calcext:value-type="float">
            <text:p>43763</text:p>
          </table:table-cell>
          <table:table-cell table:style-name="ce12" table:formula="of:=[.B1092]-[.C1092]" office:value-type="date" office:date-value="1899-12-30T15:23:18.46374902409" calcext:value-type="date">
            <text:p>12/30/99 03:23 PM</text:p>
          </table:table-cell>
          <table:table-cell table:formula="of:=MOD([.E1091]-[.$E$2];[.$H$2])+1+[.$E$2]" office:value-type="float" office:value="230" calcext:value-type="float">
            <text:p>230</text:p>
          </table:table-cell>
          <table:table-cell table:formula="of:=MOD([.F1091]+1/[.$H$2];5)" office:value-type="float" office:value="3.14999999999996" calcext:value-type="float">
            <text:p>3,14999999999996</text:p>
          </table:table-cell>
          <table:table-cell table:formula="of:=IF([.F1092]&lt;0.000001;[.G1091]+2+1/[.$H$2];[.G1091]+1/[.$H$2])" office:value-type="float" office:value="18.1500000000003" calcext:value-type="float">
            <text:p>18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3]))" office:value-type="date" office:date-value="2019-10-25T15:25:06.358352" calcext:value-type="date">
            <text:p>2019-10-25 15:25:06</text:p>
          </table:table-cell>
          <table:table-cell table:style-name="ce7" table:formula="of:=[.A1093]" office:value-type="date" office:date-value="2019-10-25T15:25:06.358352" calcext:value-type="date">
            <text:p>2019-10-25 15:25:06</text:p>
          </table:table-cell>
          <table:table-cell table:formula="of:=TRUNC([.A1093])" office:value-type="float" office:value="43763" calcext:value-type="float">
            <text:p>43763</text:p>
          </table:table-cell>
          <table:table-cell table:style-name="ce12" table:formula="of:=[.B1093]-[.C1093]" office:value-type="date" office:date-value="1899-12-30T15:25:06.35835214052" calcext:value-type="date">
            <text:p>12/30/99 03:25 PM</text:p>
          </table:table-cell>
          <table:table-cell table:formula="of:=MOD([.E1092]-[.$E$2];[.$H$2])+1+[.$E$2]" office:value-type="float" office:value="231" calcext:value-type="float">
            <text:p>231</text:p>
          </table:table-cell>
          <table:table-cell table:formula="of:=MOD([.F1092]+1/[.$H$2];5)" office:value-type="float" office:value="3.16666666666662" calcext:value-type="float">
            <text:p>3,16666666666662</text:p>
          </table:table-cell>
          <table:table-cell table:formula="of:=IF([.F1093]&lt;0.000001;[.G1092]+2+1/[.$H$2];[.G1092]+1/[.$H$2])" office:value-type="float" office:value="18.1666666666669" calcext:value-type="float">
            <text:p>18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4]))" office:value-type="date" office:date-value="2019-10-25T15:46:40.705334" calcext:value-type="date">
            <text:p>2019-10-25 15:46:41</text:p>
          </table:table-cell>
          <table:table-cell table:style-name="ce7" table:formula="of:=[.A1094]" office:value-type="date" office:date-value="2019-10-25T15:46:40.705334" calcext:value-type="date">
            <text:p>2019-10-25 15:46:41</text:p>
          </table:table-cell>
          <table:table-cell table:formula="of:=TRUNC([.A1094])" office:value-type="float" office:value="43763" calcext:value-type="float">
            <text:p>43763</text:p>
          </table:table-cell>
          <table:table-cell table:style-name="ce12" table:formula="of:=[.B1094]-[.C1094]" office:value-type="date" office:date-value="1899-12-30T15:46:40.70533412509" calcext:value-type="date">
            <text:p>12/30/99 03:46 PM</text:p>
          </table:table-cell>
          <table:table-cell table:formula="of:=MOD([.E1093]-[.$E$2];[.$H$2])+1+[.$E$2]" office:value-type="float" office:value="232" calcext:value-type="float">
            <text:p>232</text:p>
          </table:table-cell>
          <table:table-cell table:formula="of:=MOD([.F1093]+1/[.$H$2];5)" office:value-type="float" office:value="3.18333333333329" calcext:value-type="float">
            <text:p>3,18333333333329</text:p>
          </table:table-cell>
          <table:table-cell table:formula="of:=IF([.F1094]&lt;0.000001;[.G1093]+2+1/[.$H$2];[.G1093]+1/[.$H$2])" office:value-type="float" office:value="18.1833333333336" calcext:value-type="float">
            <text:p>18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5]))" office:value-type="date" office:date-value="2019-10-25T15:12:35.895385" calcext:value-type="date">
            <text:p>2019-10-25 15:12:36</text:p>
          </table:table-cell>
          <table:table-cell table:style-name="ce7" table:formula="of:=[.A1095]" office:value-type="date" office:date-value="2019-10-25T15:12:35.895385" calcext:value-type="date">
            <text:p>2019-10-25 15:12:36</text:p>
          </table:table-cell>
          <table:table-cell table:formula="of:=TRUNC([.A1095])" office:value-type="float" office:value="43763" calcext:value-type="float">
            <text:p>43763</text:p>
          </table:table-cell>
          <table:table-cell table:style-name="ce12" table:formula="of:=[.B1095]-[.C1095]" office:value-type="date" office:date-value="1899-12-30T15:12:35.89538512286" calcext:value-type="date">
            <text:p>12/30/99 03:12 PM</text:p>
          </table:table-cell>
          <table:table-cell table:formula="of:=MOD([.E1094]-[.$E$2];[.$H$2])+1+[.$E$2]" office:value-type="float" office:value="233" calcext:value-type="float">
            <text:p>233</text:p>
          </table:table-cell>
          <table:table-cell table:formula="of:=MOD([.F1094]+1/[.$H$2];5)" office:value-type="float" office:value="3.19999999999996" calcext:value-type="float">
            <text:p>3,19999999999996</text:p>
          </table:table-cell>
          <table:table-cell table:formula="of:=IF([.F1095]&lt;0.000001;[.G1094]+2+1/[.$H$2];[.G1094]+1/[.$H$2])" office:value-type="float" office:value="18.2000000000002" calcext:value-type="float">
            <text:p>18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6]))" office:value-type="date" office:date-value="2019-10-25T15:51:14.676125" calcext:value-type="date">
            <text:p>2019-10-25 15:51:15</text:p>
          </table:table-cell>
          <table:table-cell table:style-name="ce7" table:formula="of:=[.A1096]" office:value-type="date" office:date-value="2019-10-25T15:51:14.676125" calcext:value-type="date">
            <text:p>2019-10-25 15:51:15</text:p>
          </table:table-cell>
          <table:table-cell table:formula="of:=TRUNC([.A1096])" office:value-type="float" office:value="43763" calcext:value-type="float">
            <text:p>43763</text:p>
          </table:table-cell>
          <table:table-cell table:style-name="ce12" table:formula="of:=[.B1096]-[.C1096]" office:value-type="date" office:date-value="1899-12-30T15:51:14.67612479813" calcext:value-type="date">
            <text:p>12/30/99 03:51 PM</text:p>
          </table:table-cell>
          <table:table-cell table:formula="of:=MOD([.E1095]-[.$E$2];[.$H$2])+1+[.$E$2]" office:value-type="float" office:value="234" calcext:value-type="float">
            <text:p>234</text:p>
          </table:table-cell>
          <table:table-cell table:formula="of:=MOD([.F1095]+1/[.$H$2];5)" office:value-type="float" office:value="3.21666666666662" calcext:value-type="float">
            <text:p>3,21666666666662</text:p>
          </table:table-cell>
          <table:table-cell table:formula="of:=IF([.F1096]&lt;0.000001;[.G1095]+2+1/[.$H$2];[.G1095]+1/[.$H$2])" office:value-type="float" office:value="18.2166666666669" calcext:value-type="float">
            <text:p>18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7]))" office:value-type="date" office:date-value="2019-10-25T15:59:41.934219" calcext:value-type="date">
            <text:p>2019-10-25 15:59:42</text:p>
          </table:table-cell>
          <table:table-cell table:style-name="ce7" table:formula="of:=[.A1097]" office:value-type="date" office:date-value="2019-10-25T15:59:41.934219" calcext:value-type="date">
            <text:p>2019-10-25 15:59:42</text:p>
          </table:table-cell>
          <table:table-cell table:formula="of:=TRUNC([.A1097])" office:value-type="float" office:value="43763" calcext:value-type="float">
            <text:p>43763</text:p>
          </table:table-cell>
          <table:table-cell table:style-name="ce12" table:formula="of:=[.B1097]-[.C1097]" office:value-type="date" office:date-value="1899-12-30T15:59:41.93421880715" calcext:value-type="date">
            <text:p>12/30/99 03:59 PM</text:p>
          </table:table-cell>
          <table:table-cell table:formula="of:=MOD([.E1096]-[.$E$2];[.$H$2])+1+[.$E$2]" office:value-type="float" office:value="235" calcext:value-type="float">
            <text:p>235</text:p>
          </table:table-cell>
          <table:table-cell table:formula="of:=MOD([.F1096]+1/[.$H$2];5)" office:value-type="float" office:value="3.23333333333329" calcext:value-type="float">
            <text:p>3,23333333333329</text:p>
          </table:table-cell>
          <table:table-cell table:formula="of:=IF([.F1097]&lt;0.000001;[.G1096]+2+1/[.$H$2];[.G1096]+1/[.$H$2])" office:value-type="float" office:value="18.2333333333336" calcext:value-type="float">
            <text:p>18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8]))" office:value-type="date" office:date-value="2019-10-25T15:57:35.429978" calcext:value-type="date">
            <text:p>2019-10-25 15:57:35</text:p>
          </table:table-cell>
          <table:table-cell table:style-name="ce7" table:formula="of:=[.A1098]" office:value-type="date" office:date-value="2019-10-25T15:57:35.429978" calcext:value-type="date">
            <text:p>2019-10-25 15:57:35</text:p>
          </table:table-cell>
          <table:table-cell table:formula="of:=TRUNC([.A1098])" office:value-type="float" office:value="43763" calcext:value-type="float">
            <text:p>43763</text:p>
          </table:table-cell>
          <table:table-cell table:style-name="ce12" table:formula="of:=[.B1098]-[.C1098]" office:value-type="date" office:date-value="1899-12-30T15:57:35.42997764423" calcext:value-type="date">
            <text:p>12/30/99 03:57 PM</text:p>
          </table:table-cell>
          <table:table-cell table:formula="of:=MOD([.E1097]-[.$E$2];[.$H$2])+1+[.$E$2]" office:value-type="float" office:value="236" calcext:value-type="float">
            <text:p>236</text:p>
          </table:table-cell>
          <table:table-cell table:formula="of:=MOD([.F1097]+1/[.$H$2];5)" office:value-type="float" office:value="3.24999999999996" calcext:value-type="float">
            <text:p>3,24999999999996</text:p>
          </table:table-cell>
          <table:table-cell table:formula="of:=IF([.F1098]&lt;0.000001;[.G1097]+2+1/[.$H$2];[.G1097]+1/[.$H$2])" office:value-type="float" office:value="18.2500000000002" calcext:value-type="float">
            <text:p>18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9]))" office:value-type="date" office:date-value="2019-10-25T15:39:36.688559" calcext:value-type="date">
            <text:p>2019-10-25 15:39:37</text:p>
          </table:table-cell>
          <table:table-cell table:style-name="ce7" table:formula="of:=[.A1099]" office:value-type="date" office:date-value="2019-10-25T15:39:36.688559" calcext:value-type="date">
            <text:p>2019-10-25 15:39:37</text:p>
          </table:table-cell>
          <table:table-cell table:formula="of:=TRUNC([.A1099])" office:value-type="float" office:value="43763" calcext:value-type="float">
            <text:p>43763</text:p>
          </table:table-cell>
          <table:table-cell table:style-name="ce12" table:formula="of:=[.B1099]-[.C1099]" office:value-type="date" office:date-value="1899-12-30T15:39:36.68855900411" calcext:value-type="date">
            <text:p>12/30/99 03:39 PM</text:p>
          </table:table-cell>
          <table:table-cell table:formula="of:=MOD([.E1098]-[.$E$2];[.$H$2])+1+[.$E$2]" office:value-type="float" office:value="237" calcext:value-type="float">
            <text:p>237</text:p>
          </table:table-cell>
          <table:table-cell table:formula="of:=MOD([.F1098]+1/[.$H$2];5)" office:value-type="float" office:value="3.26666666666662" calcext:value-type="float">
            <text:p>3,26666666666662</text:p>
          </table:table-cell>
          <table:table-cell table:formula="of:=IF([.F1099]&lt;0.000001;[.G1098]+2+1/[.$H$2];[.G1098]+1/[.$H$2])" office:value-type="float" office:value="18.2666666666669" calcext:value-type="float">
            <text:p>18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0]))" office:value-type="date" office:date-value="2019-10-25T15:26:31.295397" calcext:value-type="date">
            <text:p>2019-10-25 15:26:31</text:p>
          </table:table-cell>
          <table:table-cell table:style-name="ce7" table:formula="of:=[.A1100]" office:value-type="date" office:date-value="2019-10-25T15:26:31.295397" calcext:value-type="date">
            <text:p>2019-10-25 15:26:31</text:p>
          </table:table-cell>
          <table:table-cell table:formula="of:=TRUNC([.A1100])" office:value-type="float" office:value="43763" calcext:value-type="float">
            <text:p>43763</text:p>
          </table:table-cell>
          <table:table-cell table:style-name="ce12" table:formula="of:=[.B1100]-[.C1100]" office:value-type="date" office:date-value="1899-12-30T15:26:31.29539709538" calcext:value-type="date">
            <text:p>12/30/99 03:26 PM</text:p>
          </table:table-cell>
          <table:table-cell table:formula="of:=MOD([.E1099]-[.$E$2];[.$H$2])+1+[.$E$2]" office:value-type="float" office:value="238" calcext:value-type="float">
            <text:p>238</text:p>
          </table:table-cell>
          <table:table-cell table:formula="of:=MOD([.F1099]+1/[.$H$2];5)" office:value-type="float" office:value="3.28333333333329" calcext:value-type="float">
            <text:p>3,28333333333329</text:p>
          </table:table-cell>
          <table:table-cell table:formula="of:=IF([.F1100]&lt;0.000001;[.G1099]+2+1/[.$H$2];[.G1099]+1/[.$H$2])" office:value-type="float" office:value="18.2833333333336" calcext:value-type="float">
            <text:p>18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1]))" office:value-type="date" office:date-value="2019-10-25T15:39:03.23589" calcext:value-type="date">
            <text:p>2019-10-25 15:39:03</text:p>
          </table:table-cell>
          <table:table-cell table:style-name="ce7" table:formula="of:=[.A1101]" office:value-type="date" office:date-value="2019-10-25T15:39:03.23589" calcext:value-type="date">
            <text:p>2019-10-25 15:39:03</text:p>
          </table:table-cell>
          <table:table-cell table:formula="of:=TRUNC([.A1101])" office:value-type="float" office:value="43763" calcext:value-type="float">
            <text:p>43763</text:p>
          </table:table-cell>
          <table:table-cell table:style-name="ce12" table:formula="of:=[.B1101]-[.C1101]" office:value-type="date" office:date-value="1899-12-30T15:39:03.23588954285" calcext:value-type="date">
            <text:p>12/30/99 03:39 PM</text:p>
          </table:table-cell>
          <table:table-cell table:formula="of:=MOD([.E1100]-[.$E$2];[.$H$2])+1+[.$E$2]" office:value-type="float" office:value="239" calcext:value-type="float">
            <text:p>239</text:p>
          </table:table-cell>
          <table:table-cell table:formula="of:=MOD([.F1100]+1/[.$H$2];5)" office:value-type="float" office:value="3.29999999999996" calcext:value-type="float">
            <text:p>3,29999999999996</text:p>
          </table:table-cell>
          <table:table-cell table:formula="of:=IF([.F1101]&lt;0.000001;[.G1100]+2+1/[.$H$2];[.G1100]+1/[.$H$2])" office:value-type="float" office:value="18.3000000000002" calcext:value-type="float">
            <text:p>18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2]))" office:value-type="date" office:date-value="2019-10-25T15:50:19.175787" calcext:value-type="date">
            <text:p>2019-10-25 15:50:19</text:p>
          </table:table-cell>
          <table:table-cell table:style-name="ce7" table:formula="of:=[.A1102]" office:value-type="date" office:date-value="2019-10-25T15:50:19.175787" calcext:value-type="date">
            <text:p>2019-10-25 15:50:19</text:p>
          </table:table-cell>
          <table:table-cell table:formula="of:=TRUNC([.A1102])" office:value-type="float" office:value="43763" calcext:value-type="float">
            <text:p>43763</text:p>
          </table:table-cell>
          <table:table-cell table:style-name="ce12" table:formula="of:=[.B1102]-[.C1102]" office:value-type="date" office:date-value="1899-12-30T15:50:19.17578650173" calcext:value-type="date">
            <text:p>12/30/99 03:50 PM</text:p>
          </table:table-cell>
          <table:table-cell table:formula="of:=MOD([.E1101]-[.$E$2];[.$H$2])+1+[.$E$2]" office:value-type="float" office:value="240" calcext:value-type="float">
            <text:p>240</text:p>
          </table:table-cell>
          <table:table-cell table:formula="of:=MOD([.F1101]+1/[.$H$2];5)" office:value-type="float" office:value="3.31666666666662" calcext:value-type="float">
            <text:p>3,31666666666662</text:p>
          </table:table-cell>
          <table:table-cell table:formula="of:=IF([.F1102]&lt;0.000001;[.G1101]+2+1/[.$H$2];[.G1101]+1/[.$H$2])" office:value-type="float" office:value="18.3166666666669" calcext:value-type="float">
            <text:p>18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3]))" office:value-type="date" office:date-value="2019-10-25T15:52:03.596167" calcext:value-type="date">
            <text:p>2019-10-25 15:52:04</text:p>
          </table:table-cell>
          <table:table-cell table:style-name="ce7" table:formula="of:=[.A1103]" office:value-type="date" office:date-value="2019-10-25T15:52:03.596167" calcext:value-type="date">
            <text:p>2019-10-25 15:52:04</text:p>
          </table:table-cell>
          <table:table-cell table:formula="of:=TRUNC([.A1103])" office:value-type="float" office:value="43763" calcext:value-type="float">
            <text:p>43763</text:p>
          </table:table-cell>
          <table:table-cell table:style-name="ce12" table:formula="of:=[.B1103]-[.C1103]" office:value-type="date" office:date-value="1899-12-30T15:52:03.59616723843" calcext:value-type="date">
            <text:p>12/30/99 03:52 PM</text:p>
          </table:table-cell>
          <table:table-cell table:formula="of:=MOD([.E1102]-[.$E$2];[.$H$2])+1+[.$E$2]" office:value-type="float" office:value="241" calcext:value-type="float">
            <text:p>241</text:p>
          </table:table-cell>
          <table:table-cell table:formula="of:=MOD([.F1102]+1/[.$H$2];5)" office:value-type="float" office:value="3.33333333333329" calcext:value-type="float">
            <text:p>3,33333333333329</text:p>
          </table:table-cell>
          <table:table-cell table:formula="of:=IF([.F1103]&lt;0.000001;[.G1102]+2+1/[.$H$2];[.G1102]+1/[.$H$2])" office:value-type="float" office:value="18.3333333333336" calcext:value-type="float">
            <text:p>18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4]))" office:value-type="date" office:date-value="2019-10-25T15:41:16.042734" calcext:value-type="date">
            <text:p>2019-10-25 15:41:16</text:p>
          </table:table-cell>
          <table:table-cell table:style-name="ce7" table:formula="of:=[.A1104]" office:value-type="date" office:date-value="2019-10-25T15:41:16.042734" calcext:value-type="date">
            <text:p>2019-10-25 15:41:16</text:p>
          </table:table-cell>
          <table:table-cell table:formula="of:=TRUNC([.A1104])" office:value-type="float" office:value="43763" calcext:value-type="float">
            <text:p>43763</text:p>
          </table:table-cell>
          <table:table-cell table:style-name="ce12" table:formula="of:=[.B1104]-[.C1104]" office:value-type="date" office:date-value="1899-12-30T15:41:16.04273431934" calcext:value-type="date">
            <text:p>12/30/99 03:41 PM</text:p>
          </table:table-cell>
          <table:table-cell table:formula="of:=MOD([.E1103]-[.$E$2];[.$H$2])+1+[.$E$2]" office:value-type="float" office:value="242" calcext:value-type="float">
            <text:p>242</text:p>
          </table:table-cell>
          <table:table-cell table:formula="of:=MOD([.F1103]+1/[.$H$2];5)" office:value-type="float" office:value="3.34999999999996" calcext:value-type="float">
            <text:p>3,34999999999996</text:p>
          </table:table-cell>
          <table:table-cell table:formula="of:=IF([.F1104]&lt;0.000001;[.G1103]+2+1/[.$H$2];[.G1103]+1/[.$H$2])" office:value-type="float" office:value="18.3500000000002" calcext:value-type="float">
            <text:p>18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5]))" office:value-type="date" office:date-value="2019-10-25T15:58:38.231121" calcext:value-type="date">
            <text:p>2019-10-25 15:58:38</text:p>
          </table:table-cell>
          <table:table-cell table:style-name="ce7" table:formula="of:=[.A1105]" office:value-type="date" office:date-value="2019-10-25T15:58:38.231121" calcext:value-type="date">
            <text:p>2019-10-25 15:58:38</text:p>
          </table:table-cell>
          <table:table-cell table:formula="of:=TRUNC([.A1105])" office:value-type="float" office:value="43763" calcext:value-type="float">
            <text:p>43763</text:p>
          </table:table-cell>
          <table:table-cell table:style-name="ce12" table:formula="of:=[.B1105]-[.C1105]" office:value-type="date" office:date-value="1899-12-30T15:58:38.23112061247" calcext:value-type="date">
            <text:p>12/30/99 03:58 PM</text:p>
          </table:table-cell>
          <table:table-cell table:formula="of:=MOD([.E1104]-[.$E$2];[.$H$2])+1+[.$E$2]" office:value-type="float" office:value="243" calcext:value-type="float">
            <text:p>243</text:p>
          </table:table-cell>
          <table:table-cell table:formula="of:=MOD([.F1104]+1/[.$H$2];5)" office:value-type="float" office:value="3.36666666666662" calcext:value-type="float">
            <text:p>3,36666666666662</text:p>
          </table:table-cell>
          <table:table-cell table:formula="of:=IF([.F1105]&lt;0.000001;[.G1104]+2+1/[.$H$2];[.G1104]+1/[.$H$2])" office:value-type="float" office:value="18.3666666666669" calcext:value-type="float">
            <text:p>18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6]))" office:value-type="date" office:date-value="2019-10-25T15:45:18.379701" calcext:value-type="date">
            <text:p>2019-10-25 15:45:18</text:p>
          </table:table-cell>
          <table:table-cell table:style-name="ce7" table:formula="of:=[.A1106]" office:value-type="date" office:date-value="2019-10-25T15:45:18.379701" calcext:value-type="date">
            <text:p>2019-10-25 15:45:18</text:p>
          </table:table-cell>
          <table:table-cell table:formula="of:=TRUNC([.A1106])" office:value-type="float" office:value="43763" calcext:value-type="float">
            <text:p>43763</text:p>
          </table:table-cell>
          <table:table-cell table:style-name="ce12" table:formula="of:=[.B1106]-[.C1106]" office:value-type="date" office:date-value="1899-12-30T15:45:18.37970064953" calcext:value-type="date">
            <text:p>12/30/99 03:45 PM</text:p>
          </table:table-cell>
          <table:table-cell table:formula="of:=MOD([.E1105]-[.$E$2];[.$H$2])+1+[.$E$2]" office:value-type="float" office:value="244" calcext:value-type="float">
            <text:p>244</text:p>
          </table:table-cell>
          <table:table-cell table:formula="of:=MOD([.F1105]+1/[.$H$2];5)" office:value-type="float" office:value="3.38333333333329" calcext:value-type="float">
            <text:p>3,38333333333329</text:p>
          </table:table-cell>
          <table:table-cell table:formula="of:=IF([.F1106]&lt;0.000001;[.G1105]+2+1/[.$H$2];[.G1105]+1/[.$H$2])" office:value-type="float" office:value="18.3833333333336" calcext:value-type="float">
            <text:p>18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7]))" office:value-type="date" office:date-value="2019-10-25T15:57:43.298721" calcext:value-type="date">
            <text:p>2019-10-25 15:57:43</text:p>
          </table:table-cell>
          <table:table-cell table:style-name="ce7" table:formula="of:=[.A1107]" office:value-type="date" office:date-value="2019-10-25T15:57:43.298721" calcext:value-type="date">
            <text:p>2019-10-25 15:57:43</text:p>
          </table:table-cell>
          <table:table-cell table:formula="of:=TRUNC([.A1107])" office:value-type="float" office:value="43763" calcext:value-type="float">
            <text:p>43763</text:p>
          </table:table-cell>
          <table:table-cell table:style-name="ce12" table:formula="of:=[.B1107]-[.C1107]" office:value-type="date" office:date-value="1899-12-30T15:57:43.29872142524" calcext:value-type="date">
            <text:p>12/30/99 03:57 PM</text:p>
          </table:table-cell>
          <table:table-cell table:formula="of:=MOD([.E1106]-[.$E$2];[.$H$2])+1+[.$E$2]" office:value-type="float" office:value="245" calcext:value-type="float">
            <text:p>245</text:p>
          </table:table-cell>
          <table:table-cell table:formula="of:=MOD([.F1106]+1/[.$H$2];5)" office:value-type="float" office:value="3.39999999999996" calcext:value-type="float">
            <text:p>3,39999999999996</text:p>
          </table:table-cell>
          <table:table-cell table:formula="of:=IF([.F1107]&lt;0.000001;[.G1106]+2+1/[.$H$2];[.G1106]+1/[.$H$2])" office:value-type="float" office:value="18.4000000000002" calcext:value-type="float">
            <text:p>18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8]))" office:value-type="date" office:date-value="2019-10-25T15:22:00.851827" calcext:value-type="date">
            <text:p>2019-10-25 15:22:01</text:p>
          </table:table-cell>
          <table:table-cell table:style-name="ce7" table:formula="of:=[.A1108]" office:value-type="date" office:date-value="2019-10-25T15:22:00.851827" calcext:value-type="date">
            <text:p>2019-10-25 15:22:01</text:p>
          </table:table-cell>
          <table:table-cell table:formula="of:=TRUNC([.A1108])" office:value-type="float" office:value="43763" calcext:value-type="float">
            <text:p>43763</text:p>
          </table:table-cell>
          <table:table-cell table:style-name="ce12" table:formula="of:=[.B1108]-[.C1108]" office:value-type="date" office:date-value="1899-12-30T15:22:00.85182652809" calcext:value-type="date">
            <text:p>12/30/99 03:22 PM</text:p>
          </table:table-cell>
          <table:table-cell table:formula="of:=MOD([.E1107]-[.$E$2];[.$H$2])+1+[.$E$2]" office:value-type="float" office:value="246" calcext:value-type="float">
            <text:p>246</text:p>
          </table:table-cell>
          <table:table-cell table:formula="of:=MOD([.F1107]+1/[.$H$2];5)" office:value-type="float" office:value="3.41666666666662" calcext:value-type="float">
            <text:p>3,41666666666662</text:p>
          </table:table-cell>
          <table:table-cell table:formula="of:=IF([.F1108]&lt;0.000001;[.G1107]+2+1/[.$H$2];[.G1107]+1/[.$H$2])" office:value-type="float" office:value="18.4166666666669" calcext:value-type="float">
            <text:p>18,4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9]))" office:value-type="date" office:date-value="2019-10-25T15:32:39.097003" calcext:value-type="date">
            <text:p>2019-10-25 15:32:39</text:p>
          </table:table-cell>
          <table:table-cell table:style-name="ce7" table:formula="of:=[.A1109]" office:value-type="date" office:date-value="2019-10-25T15:32:39.097003" calcext:value-type="date">
            <text:p>2019-10-25 15:32:39</text:p>
          </table:table-cell>
          <table:table-cell table:formula="of:=TRUNC([.A1109])" office:value-type="float" office:value="43763" calcext:value-type="float">
            <text:p>43763</text:p>
          </table:table-cell>
          <table:table-cell table:style-name="ce12" table:formula="of:=[.B1109]-[.C1109]" office:value-type="date" office:date-value="1899-12-30T15:32:39.09700300545" calcext:value-type="date">
            <text:p>12/30/99 03:32 PM</text:p>
          </table:table-cell>
          <table:table-cell table:formula="of:=MOD([.E1108]-[.$E$2];[.$H$2])+1+[.$E$2]" office:value-type="float" office:value="247" calcext:value-type="float">
            <text:p>247</text:p>
          </table:table-cell>
          <table:table-cell table:formula="of:=MOD([.F1108]+1/[.$H$2];5)" office:value-type="float" office:value="3.43333333333329" calcext:value-type="float">
            <text:p>3,43333333333329</text:p>
          </table:table-cell>
          <table:table-cell table:formula="of:=IF([.F1109]&lt;0.000001;[.G1108]+2+1/[.$H$2];[.G1108]+1/[.$H$2])" office:value-type="float" office:value="18.4333333333336" calcext:value-type="float">
            <text:p>18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0]))" office:value-type="date" office:date-value="2019-10-25T15:18:40.086422" calcext:value-type="date">
            <text:p>2019-10-25 15:18:40</text:p>
          </table:table-cell>
          <table:table-cell table:style-name="ce7" table:formula="of:=[.A1110]" office:value-type="date" office:date-value="2019-10-25T15:18:40.086422" calcext:value-type="date">
            <text:p>2019-10-25 15:18:40</text:p>
          </table:table-cell>
          <table:table-cell table:formula="of:=TRUNC([.A1110])" office:value-type="float" office:value="43763" calcext:value-type="float">
            <text:p>43763</text:p>
          </table:table-cell>
          <table:table-cell table:style-name="ce12" table:formula="of:=[.B1110]-[.C1110]" office:value-type="date" office:date-value="1899-12-30T15:18:40.08642232977" calcext:value-type="date">
            <text:p>12/30/99 03:18 PM</text:p>
          </table:table-cell>
          <table:table-cell table:formula="of:=MOD([.E1109]-[.$E$2];[.$H$2])+1+[.$E$2]" office:value-type="float" office:value="248" calcext:value-type="float">
            <text:p>248</text:p>
          </table:table-cell>
          <table:table-cell table:formula="of:=MOD([.F1109]+1/[.$H$2];5)" office:value-type="float" office:value="3.44999999999996" calcext:value-type="float">
            <text:p>3,44999999999996</text:p>
          </table:table-cell>
          <table:table-cell table:formula="of:=IF([.F1110]&lt;0.000001;[.G1109]+2+1/[.$H$2];[.G1109]+1/[.$H$2])" office:value-type="float" office:value="18.4500000000002" calcext:value-type="float">
            <text:p>18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1]))" office:value-type="date" office:date-value="2019-10-25T15:42:59.369128" calcext:value-type="date">
            <text:p>2019-10-25 15:42:59</text:p>
          </table:table-cell>
          <table:table-cell table:style-name="ce7" table:formula="of:=[.A1111]" office:value-type="date" office:date-value="2019-10-25T15:42:59.369128" calcext:value-type="date">
            <text:p>2019-10-25 15:42:59</text:p>
          </table:table-cell>
          <table:table-cell table:formula="of:=TRUNC([.A1111])" office:value-type="float" office:value="43763" calcext:value-type="float">
            <text:p>43763</text:p>
          </table:table-cell>
          <table:table-cell table:style-name="ce12" table:formula="of:=[.B1111]-[.C1111]" office:value-type="date" office:date-value="1899-12-30T15:42:59.36912770383" calcext:value-type="date">
            <text:p>12/30/99 03:42 PM</text:p>
          </table:table-cell>
          <table:table-cell table:formula="of:=MOD([.E1110]-[.$E$2];[.$H$2])+1+[.$E$2]" office:value-type="float" office:value="249" calcext:value-type="float">
            <text:p>249</text:p>
          </table:table-cell>
          <table:table-cell table:formula="of:=MOD([.F1110]+1/[.$H$2];5)" office:value-type="float" office:value="3.46666666666662" calcext:value-type="float">
            <text:p>3,46666666666662</text:p>
          </table:table-cell>
          <table:table-cell table:formula="of:=IF([.F1111]&lt;0.000001;[.G1110]+2+1/[.$H$2];[.G1110]+1/[.$H$2])" office:value-type="float" office:value="18.4666666666669" calcext:value-type="float">
            <text:p>18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2]))" office:value-type="date" office:date-value="2019-10-25T15:45:24.069642" calcext:value-type="date">
            <text:p>2019-10-25 15:45:24</text:p>
          </table:table-cell>
          <table:table-cell table:style-name="ce7" table:formula="of:=[.A1112]" office:value-type="date" office:date-value="2019-10-25T15:45:24.069642" calcext:value-type="date">
            <text:p>2019-10-25 15:45:24</text:p>
          </table:table-cell>
          <table:table-cell table:formula="of:=TRUNC([.A1112])" office:value-type="float" office:value="43763" calcext:value-type="float">
            <text:p>43763</text:p>
          </table:table-cell>
          <table:table-cell table:style-name="ce12" table:formula="of:=[.B1112]-[.C1112]" office:value-type="date" office:date-value="1899-12-30T15:45:24.06964162365" calcext:value-type="date">
            <text:p>12/30/99 03:45 PM</text:p>
          </table:table-cell>
          <table:table-cell table:formula="of:=MOD([.E1111]-[.$E$2];[.$H$2])+1+[.$E$2]" office:value-type="float" office:value="250" calcext:value-type="float">
            <text:p>250</text:p>
          </table:table-cell>
          <table:table-cell table:formula="of:=MOD([.F1111]+1/[.$H$2];5)" office:value-type="float" office:value="3.48333333333329" calcext:value-type="float">
            <text:p>3,48333333333329</text:p>
          </table:table-cell>
          <table:table-cell table:formula="of:=IF([.F1112]&lt;0.000001;[.G1111]+2+1/[.$H$2];[.G1111]+1/[.$H$2])" office:value-type="float" office:value="18.4833333333336" calcext:value-type="float">
            <text:p>18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3]))" office:value-type="date" office:date-value="2019-10-25T16:13:02.837324" calcext:value-type="date">
            <text:p>2019-10-25 16:13:03</text:p>
          </table:table-cell>
          <table:table-cell table:style-name="ce7" table:formula="of:=[.A1113]" office:value-type="date" office:date-value="2019-10-25T16:13:02.837324" calcext:value-type="date">
            <text:p>2019-10-25 16:13:03</text:p>
          </table:table-cell>
          <table:table-cell table:formula="of:=TRUNC([.A1113])" office:value-type="float" office:value="43763" calcext:value-type="float">
            <text:p>43763</text:p>
          </table:table-cell>
          <table:table-cell table:style-name="ce12" table:formula="of:=[.B1113]-[.C1113]" office:value-type="date" office:date-value="1899-12-30T16:13:02.83732412383" calcext:value-type="date">
            <text:p>12/30/99 04:13 PM</text:p>
          </table:table-cell>
          <table:table-cell table:formula="of:=MOD([.E1112]-[.$E$2];[.$H$2])+1+[.$E$2]" office:value-type="float" office:value="251" calcext:value-type="float">
            <text:p>251</text:p>
          </table:table-cell>
          <table:table-cell table:formula="of:=MOD([.F1112]+1/[.$H$2];5)" office:value-type="float" office:value="3.49999999999996" calcext:value-type="float">
            <text:p>3,49999999999996</text:p>
          </table:table-cell>
          <table:table-cell table:formula="of:=IF([.F1113]&lt;0.000001;[.G1112]+2+1/[.$H$2];[.G1112]+1/[.$H$2])" office:value-type="float" office:value="18.5000000000002" calcext:value-type="float">
            <text:p>18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4]))" office:value-type="date" office:date-value="2019-10-25T15:55:31.603841" calcext:value-type="date">
            <text:p>2019-10-25 15:55:32</text:p>
          </table:table-cell>
          <table:table-cell table:style-name="ce7" table:formula="of:=[.A1114]" office:value-type="date" office:date-value="2019-10-25T15:55:31.603841" calcext:value-type="date">
            <text:p>2019-10-25 15:55:32</text:p>
          </table:table-cell>
          <table:table-cell table:formula="of:=TRUNC([.A1114])" office:value-type="float" office:value="43763" calcext:value-type="float">
            <text:p>43763</text:p>
          </table:table-cell>
          <table:table-cell table:style-name="ce12" table:formula="of:=[.B1114]-[.C1114]" office:value-type="date" office:date-value="1899-12-30T15:55:31.60384066869" calcext:value-type="date">
            <text:p>12/30/99 03:55 PM</text:p>
          </table:table-cell>
          <table:table-cell table:formula="of:=MOD([.E1113]-[.$E$2];[.$H$2])+1+[.$E$2]" office:value-type="float" office:value="252" calcext:value-type="float">
            <text:p>252</text:p>
          </table:table-cell>
          <table:table-cell table:formula="of:=MOD([.F1113]+1/[.$H$2];5)" office:value-type="float" office:value="3.51666666666662" calcext:value-type="float">
            <text:p>3,51666666666662</text:p>
          </table:table-cell>
          <table:table-cell table:formula="of:=IF([.F1114]&lt;0.000001;[.G1113]+2+1/[.$H$2];[.G1113]+1/[.$H$2])" office:value-type="float" office:value="18.5166666666669" calcext:value-type="float">
            <text:p>18,5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5]))" office:value-type="date" office:date-value="2019-10-25T15:39:28.892591" calcext:value-type="date">
            <text:p>2019-10-25 15:39:29</text:p>
          </table:table-cell>
          <table:table-cell table:style-name="ce7" table:formula="of:=[.A1115]" office:value-type="date" office:date-value="2019-10-25T15:39:28.892591" calcext:value-type="date">
            <text:p>2019-10-25 15:39:29</text:p>
          </table:table-cell>
          <table:table-cell table:formula="of:=TRUNC([.A1115])" office:value-type="float" office:value="43763" calcext:value-type="float">
            <text:p>43763</text:p>
          </table:table-cell>
          <table:table-cell table:style-name="ce12" table:formula="of:=[.B1115]-[.C1115]" office:value-type="date" office:date-value="1899-12-30T15:39:28.89259130694" calcext:value-type="date">
            <text:p>12/30/99 03:39 PM</text:p>
          </table:table-cell>
          <table:table-cell table:formula="of:=MOD([.E1114]-[.$E$2];[.$H$2])+1+[.$E$2]" office:value-type="float" office:value="253" calcext:value-type="float">
            <text:p>253</text:p>
          </table:table-cell>
          <table:table-cell table:formula="of:=MOD([.F1114]+1/[.$H$2];5)" office:value-type="float" office:value="3.53333333333329" calcext:value-type="float">
            <text:p>3,53333333333329</text:p>
          </table:table-cell>
          <table:table-cell table:formula="of:=IF([.F1115]&lt;0.000001;[.G1114]+2+1/[.$H$2];[.G1114]+1/[.$H$2])" office:value-type="float" office:value="18.5333333333336" calcext:value-type="float">
            <text:p>18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6]))" office:value-type="date" office:date-value="2019-10-25T16:01:48.760624" calcext:value-type="date">
            <text:p>2019-10-25 16:01:49</text:p>
          </table:table-cell>
          <table:table-cell table:style-name="ce7" table:formula="of:=[.A1116]" office:value-type="date" office:date-value="2019-10-25T16:01:48.760624" calcext:value-type="date">
            <text:p>2019-10-25 16:01:49</text:p>
          </table:table-cell>
          <table:table-cell table:formula="of:=TRUNC([.A1116])" office:value-type="float" office:value="43763" calcext:value-type="float">
            <text:p>43763</text:p>
          </table:table-cell>
          <table:table-cell table:style-name="ce12" table:formula="of:=[.B1116]-[.C1116]" office:value-type="date" office:date-value="1899-12-30T16:01:48.76062428579" calcext:value-type="date">
            <text:p>12/30/99 04:01 PM</text:p>
          </table:table-cell>
          <table:table-cell table:formula="of:=MOD([.E1115]-[.$E$2];[.$H$2])+1+[.$E$2]" office:value-type="float" office:value="254" calcext:value-type="float">
            <text:p>254</text:p>
          </table:table-cell>
          <table:table-cell table:formula="of:=MOD([.F1115]+1/[.$H$2];5)" office:value-type="float" office:value="3.54999999999995" calcext:value-type="float">
            <text:p>3,54999999999995</text:p>
          </table:table-cell>
          <table:table-cell table:formula="of:=IF([.F1116]&lt;0.000001;[.G1115]+2+1/[.$H$2];[.G1115]+1/[.$H$2])" office:value-type="float" office:value="18.5500000000002" calcext:value-type="float">
            <text:p>18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7]))" office:value-type="date" office:date-value="2019-10-25T15:33:36.182008" calcext:value-type="date">
            <text:p>2019-10-25 15:33:36</text:p>
          </table:table-cell>
          <table:table-cell table:style-name="ce7" table:formula="of:=[.A1117]" office:value-type="date" office:date-value="2019-10-25T15:33:36.182008" calcext:value-type="date">
            <text:p>2019-10-25 15:33:36</text:p>
          </table:table-cell>
          <table:table-cell table:formula="of:=TRUNC([.A1117])" office:value-type="float" office:value="43763" calcext:value-type="float">
            <text:p>43763</text:p>
          </table:table-cell>
          <table:table-cell table:style-name="ce12" table:formula="of:=[.B1117]-[.C1117]" office:value-type="date" office:date-value="1899-12-30T15:33:36.18200819939" calcext:value-type="date">
            <text:p>12/30/99 03:33 PM</text:p>
          </table:table-cell>
          <table:table-cell table:formula="of:=MOD([.E1116]-[.$E$2];[.$H$2])+1+[.$E$2]" office:value-type="float" office:value="255" calcext:value-type="float">
            <text:p>255</text:p>
          </table:table-cell>
          <table:table-cell table:formula="of:=MOD([.F1116]+1/[.$H$2];5)" office:value-type="float" office:value="3.56666666666662" calcext:value-type="float">
            <text:p>3,56666666666662</text:p>
          </table:table-cell>
          <table:table-cell table:formula="of:=IF([.F1117]&lt;0.000001;[.G1116]+2+1/[.$H$2];[.G1116]+1/[.$H$2])" office:value-type="float" office:value="18.5666666666669" calcext:value-type="float">
            <text:p>18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8]))" office:value-type="date" office:date-value="2019-10-25T15:49:44.703818" calcext:value-type="date">
            <text:p>2019-10-25 15:49:45</text:p>
          </table:table-cell>
          <table:table-cell table:style-name="ce7" table:formula="of:=[.A1118]" office:value-type="date" office:date-value="2019-10-25T15:49:44.703818" calcext:value-type="date">
            <text:p>2019-10-25 15:49:45</text:p>
          </table:table-cell>
          <table:table-cell table:formula="of:=TRUNC([.A1118])" office:value-type="float" office:value="43763" calcext:value-type="float">
            <text:p>43763</text:p>
          </table:table-cell>
          <table:table-cell table:style-name="ce12" table:formula="of:=[.B1118]-[.C1118]" office:value-type="date" office:date-value="1899-12-30T15:49:44.7038181033" calcext:value-type="date">
            <text:p>12/30/99 03:49 PM</text:p>
          </table:table-cell>
          <table:table-cell table:formula="of:=MOD([.E1117]-[.$E$2];[.$H$2])+1+[.$E$2]" office:value-type="float" office:value="256" calcext:value-type="float">
            <text:p>256</text:p>
          </table:table-cell>
          <table:table-cell table:formula="of:=MOD([.F1117]+1/[.$H$2];5)" office:value-type="float" office:value="3.58333333333329" calcext:value-type="float">
            <text:p>3,58333333333329</text:p>
          </table:table-cell>
          <table:table-cell table:formula="of:=IF([.F1118]&lt;0.000001;[.G1117]+2+1/[.$H$2];[.G1117]+1/[.$H$2])" office:value-type="float" office:value="18.5833333333336" calcext:value-type="float">
            <text:p>18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9]))" office:value-type="date" office:date-value="2019-10-25T16:17:14.871161" calcext:value-type="date">
            <text:p>2019-10-25 16:17:15</text:p>
          </table:table-cell>
          <table:table-cell table:style-name="ce7" table:formula="of:=[.A1119]" office:value-type="date" office:date-value="2019-10-25T16:17:14.871161" calcext:value-type="date">
            <text:p>2019-10-25 16:17:15</text:p>
          </table:table-cell>
          <table:table-cell table:formula="of:=TRUNC([.A1119])" office:value-type="float" office:value="43763" calcext:value-type="float">
            <text:p>43763</text:p>
          </table:table-cell>
          <table:table-cell table:style-name="ce12" table:formula="of:=[.B1119]-[.C1119]" office:value-type="date" office:date-value="1899-12-30T16:17:14.87116126344" calcext:value-type="date">
            <text:p>12/30/99 04:17 PM</text:p>
          </table:table-cell>
          <table:table-cell table:formula="of:=MOD([.E1118]-[.$E$2];[.$H$2])+1+[.$E$2]" office:value-type="float" office:value="257" calcext:value-type="float">
            <text:p>257</text:p>
          </table:table-cell>
          <table:table-cell table:formula="of:=MOD([.F1118]+1/[.$H$2];5)" office:value-type="float" office:value="3.59999999999995" calcext:value-type="float">
            <text:p>3,59999999999995</text:p>
          </table:table-cell>
          <table:table-cell table:formula="of:=IF([.F1119]&lt;0.000001;[.G1118]+2+1/[.$H$2];[.G1118]+1/[.$H$2])" office:value-type="float" office:value="18.6000000000002" calcext:value-type="float">
            <text:p>18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0]))" office:value-type="date" office:date-value="2019-10-25T15:50:07.137837" calcext:value-type="date">
            <text:p>2019-10-25 15:50:07</text:p>
          </table:table-cell>
          <table:table-cell table:style-name="ce7" table:formula="of:=[.A1120]" office:value-type="date" office:date-value="2019-10-25T15:50:07.137837" calcext:value-type="date">
            <text:p>2019-10-25 15:50:07</text:p>
          </table:table-cell>
          <table:table-cell table:formula="of:=TRUNC([.A1120])" office:value-type="float" office:value="43763" calcext:value-type="float">
            <text:p>43763</text:p>
          </table:table-cell>
          <table:table-cell table:style-name="ce12" table:formula="of:=[.B1120]-[.C1120]" office:value-type="date" office:date-value="1899-12-30T15:50:07.137836935" calcext:value-type="date">
            <text:p>12/30/99 03:50 PM</text:p>
          </table:table-cell>
          <table:table-cell table:formula="of:=MOD([.E1119]-[.$E$2];[.$H$2])+1+[.$E$2]" office:value-type="float" office:value="258" calcext:value-type="float">
            <text:p>258</text:p>
          </table:table-cell>
          <table:table-cell table:formula="of:=MOD([.F1119]+1/[.$H$2];5)" office:value-type="float" office:value="3.61666666666662" calcext:value-type="float">
            <text:p>3,61666666666662</text:p>
          </table:table-cell>
          <table:table-cell table:formula="of:=IF([.F1120]&lt;0.000001;[.G1119]+2+1/[.$H$2];[.G1119]+1/[.$H$2])" office:value-type="float" office:value="18.6166666666669" calcext:value-type="float">
            <text:p>18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1]))" office:value-type="date" office:date-value="2019-10-25T15:19:07.610639" calcext:value-type="date">
            <text:p>2019-10-25 15:19:08</text:p>
          </table:table-cell>
          <table:table-cell table:style-name="ce7" table:formula="of:=[.A1121]" office:value-type="date" office:date-value="2019-10-25T15:19:07.610639" calcext:value-type="date">
            <text:p>2019-10-25 15:19:08</text:p>
          </table:table-cell>
          <table:table-cell table:formula="of:=TRUNC([.A1121])" office:value-type="float" office:value="43763" calcext:value-type="float">
            <text:p>43763</text:p>
          </table:table-cell>
          <table:table-cell table:style-name="ce12" table:formula="of:=[.B1121]-[.C1121]" office:value-type="date" office:date-value="1899-12-30T15:19:07.61063873302" calcext:value-type="date">
            <text:p>12/30/99 03:19 PM</text:p>
          </table:table-cell>
          <table:table-cell table:formula="of:=MOD([.E1120]-[.$E$2];[.$H$2])+1+[.$E$2]" office:value-type="float" office:value="259" calcext:value-type="float">
            <text:p>259</text:p>
          </table:table-cell>
          <table:table-cell table:formula="of:=MOD([.F1120]+1/[.$H$2];5)" office:value-type="float" office:value="3.63333333333329" calcext:value-type="float">
            <text:p>3,63333333333329</text:p>
          </table:table-cell>
          <table:table-cell table:formula="of:=IF([.F1121]&lt;0.000001;[.G1120]+2+1/[.$H$2];[.G1120]+1/[.$H$2])" office:value-type="float" office:value="18.6333333333336" calcext:value-type="float">
            <text:p>18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2]))" office:value-type="date" office:date-value="2019-10-25T15:50:06.961105" calcext:value-type="date">
            <text:p>2019-10-25 15:50:07</text:p>
          </table:table-cell>
          <table:table-cell table:style-name="ce7" table:formula="of:=[.A1122]" office:value-type="date" office:date-value="2019-10-25T15:50:06.961105" calcext:value-type="date">
            <text:p>2019-10-25 15:50:07</text:p>
          </table:table-cell>
          <table:table-cell table:formula="of:=TRUNC([.A1122])" office:value-type="float" office:value="43763" calcext:value-type="float">
            <text:p>43763</text:p>
          </table:table-cell>
          <table:table-cell table:style-name="ce12" table:formula="of:=[.B1122]-[.C1122]" office:value-type="date" office:date-value="1899-12-30T15:50:06.96110471617" calcext:value-type="date">
            <text:p>12/30/99 03:50 PM</text:p>
          </table:table-cell>
          <table:table-cell table:formula="of:=MOD([.E1121]-[.$E$2];[.$H$2])+1+[.$E$2]" office:value-type="float" office:value="260" calcext:value-type="float">
            <text:p>260</text:p>
          </table:table-cell>
          <table:table-cell table:formula="of:=MOD([.F1121]+1/[.$H$2];5)" office:value-type="float" office:value="3.64999999999995" calcext:value-type="float">
            <text:p>3,64999999999995</text:p>
          </table:table-cell>
          <table:table-cell table:formula="of:=IF([.F1122]&lt;0.000001;[.G1121]+2+1/[.$H$2];[.G1121]+1/[.$H$2])" office:value-type="float" office:value="18.6500000000002" calcext:value-type="float">
            <text:p>18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3]))" office:value-type="date" office:date-value="2019-10-25T15:42:30.537986" calcext:value-type="date">
            <text:p>2019-10-25 15:42:31</text:p>
          </table:table-cell>
          <table:table-cell table:style-name="ce7" table:formula="of:=[.A1123]" office:value-type="date" office:date-value="2019-10-25T15:42:30.537986" calcext:value-type="date">
            <text:p>2019-10-25 15:42:31</text:p>
          </table:table-cell>
          <table:table-cell table:formula="of:=TRUNC([.A1123])" office:value-type="float" office:value="43763" calcext:value-type="float">
            <text:p>43763</text:p>
          </table:table-cell>
          <table:table-cell table:style-name="ce12" table:formula="of:=[.B1123]-[.C1123]" office:value-type="date" office:date-value="1899-12-30T15:42:30.53798630834" calcext:value-type="date">
            <text:p>12/30/99 03:42 PM</text:p>
          </table:table-cell>
          <table:table-cell table:formula="of:=MOD([.E1122]-[.$E$2];[.$H$2])+1+[.$E$2]" office:value-type="float" office:value="261" calcext:value-type="float">
            <text:p>261</text:p>
          </table:table-cell>
          <table:table-cell table:formula="of:=MOD([.F1122]+1/[.$H$2];5)" office:value-type="float" office:value="3.66666666666662" calcext:value-type="float">
            <text:p>3,66666666666662</text:p>
          </table:table-cell>
          <table:table-cell table:formula="of:=IF([.F1123]&lt;0.000001;[.G1122]+2+1/[.$H$2];[.G1122]+1/[.$H$2])" office:value-type="float" office:value="18.6666666666669" calcext:value-type="float">
            <text:p>18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4]))" office:value-type="date" office:date-value="2019-10-25T15:21:24.920876" calcext:value-type="date">
            <text:p>2019-10-25 15:21:25</text:p>
          </table:table-cell>
          <table:table-cell table:style-name="ce7" table:formula="of:=[.A1124]" office:value-type="date" office:date-value="2019-10-25T15:21:24.920876" calcext:value-type="date">
            <text:p>2019-10-25 15:21:25</text:p>
          </table:table-cell>
          <table:table-cell table:formula="of:=TRUNC([.A1124])" office:value-type="float" office:value="43763" calcext:value-type="float">
            <text:p>43763</text:p>
          </table:table-cell>
          <table:table-cell table:style-name="ce12" table:formula="of:=[.B1124]-[.C1124]" office:value-type="date" office:date-value="1899-12-30T15:21:24.92087640334" calcext:value-type="date">
            <text:p>12/30/99 03:21 PM</text:p>
          </table:table-cell>
          <table:table-cell table:formula="of:=MOD([.E1123]-[.$E$2];[.$H$2])+1+[.$E$2]" office:value-type="float" office:value="262" calcext:value-type="float">
            <text:p>262</text:p>
          </table:table-cell>
          <table:table-cell table:formula="of:=MOD([.F1123]+1/[.$H$2];5)" office:value-type="float" office:value="3.68333333333329" calcext:value-type="float">
            <text:p>3,68333333333329</text:p>
          </table:table-cell>
          <table:table-cell table:formula="of:=IF([.F1124]&lt;0.000001;[.G1123]+2+1/[.$H$2];[.G1123]+1/[.$H$2])" office:value-type="float" office:value="18.6833333333336" calcext:value-type="float">
            <text:p>18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5]))" office:value-type="date" office:date-value="2019-10-25T15:55:29.203521" calcext:value-type="date">
            <text:p>2019-10-25 15:55:29</text:p>
          </table:table-cell>
          <table:table-cell table:style-name="ce7" table:formula="of:=[.A1125]" office:value-type="date" office:date-value="2019-10-25T15:55:29.203521" calcext:value-type="date">
            <text:p>2019-10-25 15:55:29</text:p>
          </table:table-cell>
          <table:table-cell table:formula="of:=TRUNC([.A1125])" office:value-type="float" office:value="43763" calcext:value-type="float">
            <text:p>43763</text:p>
          </table:table-cell>
          <table:table-cell table:style-name="ce12" table:formula="of:=[.B1125]-[.C1125]" office:value-type="date" office:date-value="1899-12-30T15:55:29.20352113433" calcext:value-type="date">
            <text:p>12/30/99 03:55 PM</text:p>
          </table:table-cell>
          <table:table-cell table:formula="of:=MOD([.E1124]-[.$E$2];[.$H$2])+1+[.$E$2]" office:value-type="float" office:value="263" calcext:value-type="float">
            <text:p>263</text:p>
          </table:table-cell>
          <table:table-cell table:formula="of:=MOD([.F1124]+1/[.$H$2];5)" office:value-type="float" office:value="3.69999999999995" calcext:value-type="float">
            <text:p>3,69999999999995</text:p>
          </table:table-cell>
          <table:table-cell table:formula="of:=IF([.F1125]&lt;0.000001;[.G1124]+2+1/[.$H$2];[.G1124]+1/[.$H$2])" office:value-type="float" office:value="18.7000000000002" calcext:value-type="float">
            <text:p>18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6]))" office:value-type="date" office:date-value="2019-10-25T15:24:00.8519" calcext:value-type="date">
            <text:p>2019-10-25 15:24:01</text:p>
          </table:table-cell>
          <table:table-cell table:style-name="ce7" table:formula="of:=[.A1126]" office:value-type="date" office:date-value="2019-10-25T15:24:00.8519" calcext:value-type="date">
            <text:p>2019-10-25 15:24:01</text:p>
          </table:table-cell>
          <table:table-cell table:formula="of:=TRUNC([.A1126])" office:value-type="float" office:value="43763" calcext:value-type="float">
            <text:p>43763</text:p>
          </table:table-cell>
          <table:table-cell table:style-name="ce12" table:formula="of:=[.B1126]-[.C1126]" office:value-type="date" office:date-value="1899-12-30T15:24:00.8518998418" calcext:value-type="date">
            <text:p>12/30/99 03:24 PM</text:p>
          </table:table-cell>
          <table:table-cell table:formula="of:=MOD([.E1125]-[.$E$2];[.$H$2])+1+[.$E$2]" office:value-type="float" office:value="264" calcext:value-type="float">
            <text:p>264</text:p>
          </table:table-cell>
          <table:table-cell table:formula="of:=MOD([.F1125]+1/[.$H$2];5)" office:value-type="float" office:value="3.71666666666662" calcext:value-type="float">
            <text:p>3,71666666666662</text:p>
          </table:table-cell>
          <table:table-cell table:formula="of:=IF([.F1126]&lt;0.000001;[.G1125]+2+1/[.$H$2];[.G1125]+1/[.$H$2])" office:value-type="float" office:value="18.7166666666669" calcext:value-type="float">
            <text:p>18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7]))" office:value-type="date" office:date-value="2019-10-25T16:10:47.725131" calcext:value-type="date">
            <text:p>2019-10-25 16:10:48</text:p>
          </table:table-cell>
          <table:table-cell table:style-name="ce7" table:formula="of:=[.A1127]" office:value-type="date" office:date-value="2019-10-25T16:10:47.725131" calcext:value-type="date">
            <text:p>2019-10-25 16:10:48</text:p>
          </table:table-cell>
          <table:table-cell table:formula="of:=TRUNC([.A1127])" office:value-type="float" office:value="43763" calcext:value-type="float">
            <text:p>43763</text:p>
          </table:table-cell>
          <table:table-cell table:style-name="ce12" table:formula="of:=[.B1127]-[.C1127]" office:value-type="date" office:date-value="1899-12-30T16:10:47.72513075732" calcext:value-type="date">
            <text:p>12/30/99 04:10 PM</text:p>
          </table:table-cell>
          <table:table-cell table:formula="of:=MOD([.E1126]-[.$E$2];[.$H$2])+1+[.$E$2]" office:value-type="float" office:value="265" calcext:value-type="float">
            <text:p>265</text:p>
          </table:table-cell>
          <table:table-cell table:formula="of:=MOD([.F1126]+1/[.$H$2];5)" office:value-type="float" office:value="3.73333333333329" calcext:value-type="float">
            <text:p>3,73333333333329</text:p>
          </table:table-cell>
          <table:table-cell table:formula="of:=IF([.F1127]&lt;0.000001;[.G1126]+2+1/[.$H$2];[.G1126]+1/[.$H$2])" office:value-type="float" office:value="18.7333333333336" calcext:value-type="float">
            <text:p>18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8]))" office:value-type="date" office:date-value="2019-10-25T15:38:30.549871" calcext:value-type="date">
            <text:p>2019-10-25 15:38:31</text:p>
          </table:table-cell>
          <table:table-cell table:style-name="ce7" table:formula="of:=[.A1128]" office:value-type="date" office:date-value="2019-10-25T15:38:30.549871" calcext:value-type="date">
            <text:p>2019-10-25 15:38:31</text:p>
          </table:table-cell>
          <table:table-cell table:formula="of:=TRUNC([.A1128])" office:value-type="float" office:value="43763" calcext:value-type="float">
            <text:p>43763</text:p>
          </table:table-cell>
          <table:table-cell table:style-name="ce12" table:formula="of:=[.B1128]-[.C1128]" office:value-type="date" office:date-value="1899-12-30T15:38:30.54987064563" calcext:value-type="date">
            <text:p>12/30/99 03:38 PM</text:p>
          </table:table-cell>
          <table:table-cell table:formula="of:=MOD([.E1127]-[.$E$2];[.$H$2])+1+[.$E$2]" office:value-type="float" office:value="266" calcext:value-type="float">
            <text:p>266</text:p>
          </table:table-cell>
          <table:table-cell table:formula="of:=MOD([.F1127]+1/[.$H$2];5)" office:value-type="float" office:value="3.74999999999995" calcext:value-type="float">
            <text:p>3,74999999999995</text:p>
          </table:table-cell>
          <table:table-cell table:formula="of:=IF([.F1128]&lt;0.000001;[.G1127]+2+1/[.$H$2];[.G1127]+1/[.$H$2])" office:value-type="float" office:value="18.7500000000002" calcext:value-type="float">
            <text:p>18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9]))" office:value-type="date" office:date-value="2019-10-25T15:50:58.393568" calcext:value-type="date">
            <text:p>2019-10-25 15:50:58</text:p>
          </table:table-cell>
          <table:table-cell table:style-name="ce7" table:formula="of:=[.A1129]" office:value-type="date" office:date-value="2019-10-25T15:50:58.393568" calcext:value-type="date">
            <text:p>2019-10-25 15:50:58</text:p>
          </table:table-cell>
          <table:table-cell table:formula="of:=TRUNC([.A1129])" office:value-type="float" office:value="43763" calcext:value-type="float">
            <text:p>43763</text:p>
          </table:table-cell>
          <table:table-cell table:style-name="ce12" table:formula="of:=[.B1129]-[.C1129]" office:value-type="date" office:date-value="1899-12-30T15:50:58.39356752113" calcext:value-type="date">
            <text:p>12/30/99 03:50 PM</text:p>
          </table:table-cell>
          <table:table-cell table:formula="of:=MOD([.E1128]-[.$E$2];[.$H$2])+1+[.$E$2]" office:value-type="float" office:value="267" calcext:value-type="float">
            <text:p>267</text:p>
          </table:table-cell>
          <table:table-cell table:formula="of:=MOD([.F1128]+1/[.$H$2];5)" office:value-type="float" office:value="3.76666666666662" calcext:value-type="float">
            <text:p>3,76666666666662</text:p>
          </table:table-cell>
          <table:table-cell table:formula="of:=IF([.F1129]&lt;0.000001;[.G1128]+2+1/[.$H$2];[.G1128]+1/[.$H$2])" office:value-type="float" office:value="18.7666666666669" calcext:value-type="float">
            <text:p>18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0]))" office:value-type="date" office:date-value="2019-10-25T15:12:35.005204" calcext:value-type="date">
            <text:p>2019-10-25 15:12:35</text:p>
          </table:table-cell>
          <table:table-cell table:style-name="ce7" table:formula="of:=[.A1130]" office:value-type="date" office:date-value="2019-10-25T15:12:35.005204" calcext:value-type="date">
            <text:p>2019-10-25 15:12:35</text:p>
          </table:table-cell>
          <table:table-cell table:formula="of:=TRUNC([.A1130])" office:value-type="float" office:value="43763" calcext:value-type="float">
            <text:p>43763</text:p>
          </table:table-cell>
          <table:table-cell table:style-name="ce12" table:formula="of:=[.B1130]-[.C1130]" office:value-type="date" office:date-value="1899-12-30T15:12:35.00520374626" calcext:value-type="date">
            <text:p>12/30/99 03:12 PM</text:p>
          </table:table-cell>
          <table:table-cell table:formula="of:=MOD([.E1129]-[.$E$2];[.$H$2])+1+[.$E$2]" office:value-type="float" office:value="268" calcext:value-type="float">
            <text:p>268</text:p>
          </table:table-cell>
          <table:table-cell table:formula="of:=MOD([.F1129]+1/[.$H$2];5)" office:value-type="float" office:value="3.78333333333329" calcext:value-type="float">
            <text:p>3,78333333333329</text:p>
          </table:table-cell>
          <table:table-cell table:formula="of:=IF([.F1130]&lt;0.000001;[.G1129]+2+1/[.$H$2];[.G1129]+1/[.$H$2])" office:value-type="float" office:value="18.7833333333335" calcext:value-type="float">
            <text:p>18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1]))" office:value-type="date" office:date-value="2019-10-25T15:42:22.400994" calcext:value-type="date">
            <text:p>2019-10-25 15:42:22</text:p>
          </table:table-cell>
          <table:table-cell table:style-name="ce7" table:formula="of:=[.A1131]" office:value-type="date" office:date-value="2019-10-25T15:42:22.400994" calcext:value-type="date">
            <text:p>2019-10-25 15:42:22</text:p>
          </table:table-cell>
          <table:table-cell table:formula="of:=TRUNC([.A1131])" office:value-type="float" office:value="43763" calcext:value-type="float">
            <text:p>43763</text:p>
          </table:table-cell>
          <table:table-cell table:style-name="ce12" table:formula="of:=[.B1131]-[.C1131]" office:value-type="date" office:date-value="1899-12-30T15:42:22.40099375602" calcext:value-type="date">
            <text:p>12/30/99 03:42 PM</text:p>
          </table:table-cell>
          <table:table-cell table:formula="of:=MOD([.E1130]-[.$E$2];[.$H$2])+1+[.$E$2]" office:value-type="float" office:value="269" calcext:value-type="float">
            <text:p>269</text:p>
          </table:table-cell>
          <table:table-cell table:formula="of:=MOD([.F1130]+1/[.$H$2];5)" office:value-type="float" office:value="3.79999999999995" calcext:value-type="float">
            <text:p>3,79999999999995</text:p>
          </table:table-cell>
          <table:table-cell table:formula="of:=IF([.F1131]&lt;0.000001;[.G1130]+2+1/[.$H$2];[.G1130]+1/[.$H$2])" office:value-type="float" office:value="18.8000000000002" calcext:value-type="float">
            <text:p>18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2]))" office:value-type="date" office:date-value="2019-10-25T16:06:33.676485" calcext:value-type="date">
            <text:p>2019-10-25 16:06:34</text:p>
          </table:table-cell>
          <table:table-cell table:style-name="ce7" table:formula="of:=[.A1132]" office:value-type="date" office:date-value="2019-10-25T16:06:33.676485" calcext:value-type="date">
            <text:p>2019-10-25 16:06:34</text:p>
          </table:table-cell>
          <table:table-cell table:formula="of:=TRUNC([.A1132])" office:value-type="float" office:value="43763" calcext:value-type="float">
            <text:p>43763</text:p>
          </table:table-cell>
          <table:table-cell table:style-name="ce12" table:formula="of:=[.B1132]-[.C1132]" office:value-type="date" office:date-value="1899-12-30T16:06:33.6764854705" calcext:value-type="date">
            <text:p>12/30/99 04:06 PM</text:p>
          </table:table-cell>
          <table:table-cell table:formula="of:=MOD([.E1131]-[.$E$2];[.$H$2])+1+[.$E$2]" office:value-type="float" office:value="270" calcext:value-type="float">
            <text:p>270</text:p>
          </table:table-cell>
          <table:table-cell table:formula="of:=MOD([.F1131]+1/[.$H$2];5)" office:value-type="float" office:value="3.81666666666662" calcext:value-type="float">
            <text:p>3,81666666666662</text:p>
          </table:table-cell>
          <table:table-cell table:formula="of:=IF([.F1132]&lt;0.000001;[.G1131]+2+1/[.$H$2];[.G1131]+1/[.$H$2])" office:value-type="float" office:value="18.8166666666669" calcext:value-type="float">
            <text:p>18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3]))" office:value-type="date" office:date-value="2019-10-25T15:10:39.113067" calcext:value-type="date">
            <text:p>2019-10-25 15:10:39</text:p>
          </table:table-cell>
          <table:table-cell table:style-name="ce7" table:formula="of:=[.A1133]" office:value-type="date" office:date-value="2019-10-25T15:10:39.113067" calcext:value-type="date">
            <text:p>2019-10-25 15:10:39</text:p>
          </table:table-cell>
          <table:table-cell table:formula="of:=TRUNC([.A1133])" office:value-type="float" office:value="43763" calcext:value-type="float">
            <text:p>43763</text:p>
          </table:table-cell>
          <table:table-cell table:style-name="ce12" table:formula="of:=[.B1133]-[.C1133]" office:value-type="date" office:date-value="1899-12-30T15:10:39.11306743976" calcext:value-type="date">
            <text:p>12/30/99 03:10 PM</text:p>
          </table:table-cell>
          <table:table-cell table:formula="of:=MOD([.E1132]-[.$E$2];[.$H$2])+1+[.$E$2]" office:value-type="float" office:value="271" calcext:value-type="float">
            <text:p>271</text:p>
          </table:table-cell>
          <table:table-cell table:formula="of:=MOD([.F1132]+1/[.$H$2];5)" office:value-type="float" office:value="3.83333333333329" calcext:value-type="float">
            <text:p>3,83333333333329</text:p>
          </table:table-cell>
          <table:table-cell table:formula="of:=IF([.F1133]&lt;0.000001;[.G1132]+2+1/[.$H$2];[.G1132]+1/[.$H$2])" office:value-type="float" office:value="18.8333333333335" calcext:value-type="float">
            <text:p>18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4]))" office:value-type="date" office:date-value="2019-10-25T15:54:44.519373" calcext:value-type="date">
            <text:p>2019-10-25 15:54:45</text:p>
          </table:table-cell>
          <table:table-cell table:style-name="ce7" table:formula="of:=[.A1134]" office:value-type="date" office:date-value="2019-10-25T15:54:44.519373" calcext:value-type="date">
            <text:p>2019-10-25 15:54:45</text:p>
          </table:table-cell>
          <table:table-cell table:formula="of:=TRUNC([.A1134])" office:value-type="float" office:value="43763" calcext:value-type="float">
            <text:p>43763</text:p>
          </table:table-cell>
          <table:table-cell table:style-name="ce12" table:formula="of:=[.B1134]-[.C1134]" office:value-type="date" office:date-value="1899-12-30T15:54:44.51937278733" calcext:value-type="date">
            <text:p>12/30/99 03:54 PM</text:p>
          </table:table-cell>
          <table:table-cell table:formula="of:=MOD([.E1133]-[.$E$2];[.$H$2])+1+[.$E$2]" office:value-type="float" office:value="272" calcext:value-type="float">
            <text:p>272</text:p>
          </table:table-cell>
          <table:table-cell table:formula="of:=MOD([.F1133]+1/[.$H$2];5)" office:value-type="float" office:value="3.84999999999995" calcext:value-type="float">
            <text:p>3,84999999999995</text:p>
          </table:table-cell>
          <table:table-cell table:formula="of:=IF([.F1134]&lt;0.000001;[.G1133]+2+1/[.$H$2];[.G1133]+1/[.$H$2])" office:value-type="float" office:value="18.8500000000002" calcext:value-type="float">
            <text:p>18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5]))" office:value-type="date" office:date-value="2019-10-25T15:16:12.689496" calcext:value-type="date">
            <text:p>2019-10-25 15:16:13</text:p>
          </table:table-cell>
          <table:table-cell table:style-name="ce7" table:formula="of:=[.A1135]" office:value-type="date" office:date-value="2019-10-25T15:16:12.689496" calcext:value-type="date">
            <text:p>2019-10-25 15:16:13</text:p>
          </table:table-cell>
          <table:table-cell table:formula="of:=TRUNC([.A1135])" office:value-type="float" office:value="43763" calcext:value-type="float">
            <text:p>43763</text:p>
          </table:table-cell>
          <table:table-cell table:style-name="ce12" table:formula="of:=[.B1135]-[.C1135]" office:value-type="date" office:date-value="1899-12-30T15:16:12.68949563149" calcext:value-type="date">
            <text:p>12/30/99 03:16 PM</text:p>
          </table:table-cell>
          <table:table-cell table:formula="of:=MOD([.E1134]-[.$E$2];[.$H$2])+1+[.$E$2]" office:value-type="float" office:value="273" calcext:value-type="float">
            <text:p>273</text:p>
          </table:table-cell>
          <table:table-cell table:formula="of:=MOD([.F1134]+1/[.$H$2];5)" office:value-type="float" office:value="3.86666666666662" calcext:value-type="float">
            <text:p>3,86666666666662</text:p>
          </table:table-cell>
          <table:table-cell table:formula="of:=IF([.F1135]&lt;0.000001;[.G1134]+2+1/[.$H$2];[.G1134]+1/[.$H$2])" office:value-type="float" office:value="18.8666666666669" calcext:value-type="float">
            <text:p>18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6]))" office:value-type="date" office:date-value="2019-10-25T15:20:34.97871" calcext:value-type="date">
            <text:p>2019-10-25 15:20:35</text:p>
          </table:table-cell>
          <table:table-cell table:style-name="ce7" table:formula="of:=[.A1136]" office:value-type="date" office:date-value="2019-10-25T15:20:34.97871" calcext:value-type="date">
            <text:p>2019-10-25 15:20:35</text:p>
          </table:table-cell>
          <table:table-cell table:formula="of:=TRUNC([.A1136])" office:value-type="float" office:value="43763" calcext:value-type="float">
            <text:p>43763</text:p>
          </table:table-cell>
          <table:table-cell table:style-name="ce12" table:formula="of:=[.B1136]-[.C1136]" office:value-type="date" office:date-value="1899-12-30T15:20:34.97870990541" calcext:value-type="date">
            <text:p>12/30/99 03:20 PM</text:p>
          </table:table-cell>
          <table:table-cell table:formula="of:=MOD([.E1135]-[.$E$2];[.$H$2])+1+[.$E$2]" office:value-type="float" office:value="274" calcext:value-type="float">
            <text:p>274</text:p>
          </table:table-cell>
          <table:table-cell table:formula="of:=MOD([.F1135]+1/[.$H$2];5)" office:value-type="float" office:value="3.88333333333329" calcext:value-type="float">
            <text:p>3,88333333333329</text:p>
          </table:table-cell>
          <table:table-cell table:formula="of:=IF([.F1136]&lt;0.000001;[.G1135]+2+1/[.$H$2];[.G1135]+1/[.$H$2])" office:value-type="float" office:value="18.8833333333335" calcext:value-type="float">
            <text:p>18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7]))" office:value-type="date" office:date-value="2019-10-25T15:24:41.641568" calcext:value-type="date">
            <text:p>2019-10-25 15:24:42</text:p>
          </table:table-cell>
          <table:table-cell table:style-name="ce7" table:formula="of:=[.A1137]" office:value-type="date" office:date-value="2019-10-25T15:24:41.641568" calcext:value-type="date">
            <text:p>2019-10-25 15:24:42</text:p>
          </table:table-cell>
          <table:table-cell table:formula="of:=TRUNC([.A1137])" office:value-type="float" office:value="43763" calcext:value-type="float">
            <text:p>43763</text:p>
          </table:table-cell>
          <table:table-cell table:style-name="ce12" table:formula="of:=[.B1137]-[.C1137]" office:value-type="date" office:date-value="1899-12-30T15:24:41.64156808052" calcext:value-type="date">
            <text:p>12/30/99 03:24 PM</text:p>
          </table:table-cell>
          <table:table-cell table:formula="of:=MOD([.E1136]-[.$E$2];[.$H$2])+1+[.$E$2]" office:value-type="float" office:value="275" calcext:value-type="float">
            <text:p>275</text:p>
          </table:table-cell>
          <table:table-cell table:formula="of:=MOD([.F1136]+1/[.$H$2];5)" office:value-type="float" office:value="3.89999999999995" calcext:value-type="float">
            <text:p>3,89999999999995</text:p>
          </table:table-cell>
          <table:table-cell table:formula="of:=IF([.F1137]&lt;0.000001;[.G1136]+2+1/[.$H$2];[.G1136]+1/[.$H$2])" office:value-type="float" office:value="18.9000000000002" calcext:value-type="float">
            <text:p>18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8]))" office:value-type="date" office:date-value="2019-10-25T15:30:57.59628" calcext:value-type="date">
            <text:p>2019-10-25 15:30:58</text:p>
          </table:table-cell>
          <table:table-cell table:style-name="ce7" table:formula="of:=[.A1138]" office:value-type="date" office:date-value="2019-10-25T15:30:57.59628" calcext:value-type="date">
            <text:p>2019-10-25 15:30:58</text:p>
          </table:table-cell>
          <table:table-cell table:formula="of:=TRUNC([.A1138])" office:value-type="float" office:value="43763" calcext:value-type="float">
            <text:p>43763</text:p>
          </table:table-cell>
          <table:table-cell table:style-name="ce12" table:formula="of:=[.B1138]-[.C1138]" office:value-type="date" office:date-value="1899-12-30T15:30:57.59627991356" calcext:value-type="date">
            <text:p>12/30/99 03:30 PM</text:p>
          </table:table-cell>
          <table:table-cell table:formula="of:=MOD([.E1137]-[.$E$2];[.$H$2])+1+[.$E$2]" office:value-type="float" office:value="276" calcext:value-type="float">
            <text:p>276</text:p>
          </table:table-cell>
          <table:table-cell table:formula="of:=MOD([.F1137]+1/[.$H$2];5)" office:value-type="float" office:value="3.91666666666662" calcext:value-type="float">
            <text:p>3,91666666666662</text:p>
          </table:table-cell>
          <table:table-cell table:formula="of:=IF([.F1138]&lt;0.000001;[.G1137]+2+1/[.$H$2];[.G1137]+1/[.$H$2])" office:value-type="float" office:value="18.9166666666669" calcext:value-type="float">
            <text:p>18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9]))" office:value-type="date" office:date-value="2019-10-25T15:42:00.18708" calcext:value-type="date">
            <text:p>2019-10-25 15:42:00</text:p>
          </table:table-cell>
          <table:table-cell table:style-name="ce7" table:formula="of:=[.A1139]" office:value-type="date" office:date-value="2019-10-25T15:42:00.18708" calcext:value-type="date">
            <text:p>2019-10-25 15:42:00</text:p>
          </table:table-cell>
          <table:table-cell table:formula="of:=TRUNC([.A1139])" office:value-type="float" office:value="43763" calcext:value-type="float">
            <text:p>43763</text:p>
          </table:table-cell>
          <table:table-cell table:style-name="ce12" table:formula="of:=[.B1139]-[.C1139]" office:value-type="date" office:date-value="1899-12-30T15:42:00.18708034884" calcext:value-type="date">
            <text:p>12/30/99 03:42 PM</text:p>
          </table:table-cell>
          <table:table-cell table:formula="of:=MOD([.E1138]-[.$E$2];[.$H$2])+1+[.$E$2]" office:value-type="float" office:value="277" calcext:value-type="float">
            <text:p>277</text:p>
          </table:table-cell>
          <table:table-cell table:formula="of:=MOD([.F1138]+1/[.$H$2];5)" office:value-type="float" office:value="3.93333333333329" calcext:value-type="float">
            <text:p>3,93333333333329</text:p>
          </table:table-cell>
          <table:table-cell table:formula="of:=IF([.F1139]&lt;0.000001;[.G1138]+2+1/[.$H$2];[.G1138]+1/[.$H$2])" office:value-type="float" office:value="18.9333333333335" calcext:value-type="float">
            <text:p>18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0]))" office:value-type="date" office:date-value="2019-10-25T16:07:57.095638" calcext:value-type="date">
            <text:p>2019-10-25 16:07:57</text:p>
          </table:table-cell>
          <table:table-cell table:style-name="ce7" table:formula="of:=[.A1140]" office:value-type="date" office:date-value="2019-10-25T16:07:57.095638" calcext:value-type="date">
            <text:p>2019-10-25 16:07:57</text:p>
          </table:table-cell>
          <table:table-cell table:formula="of:=TRUNC([.A1140])" office:value-type="float" office:value="43763" calcext:value-type="float">
            <text:p>43763</text:p>
          </table:table-cell>
          <table:table-cell table:style-name="ce12" table:formula="of:=[.B1140]-[.C1140]" office:value-type="date" office:date-value="1899-12-30T16:07:57.09563795943" calcext:value-type="date">
            <text:p>12/30/99 04:07 PM</text:p>
          </table:table-cell>
          <table:table-cell table:formula="of:=MOD([.E1139]-[.$E$2];[.$H$2])+1+[.$E$2]" office:value-type="float" office:value="278" calcext:value-type="float">
            <text:p>278</text:p>
          </table:table-cell>
          <table:table-cell table:formula="of:=MOD([.F1139]+1/[.$H$2];5)" office:value-type="float" office:value="3.94999999999995" calcext:value-type="float">
            <text:p>3,94999999999995</text:p>
          </table:table-cell>
          <table:table-cell table:formula="of:=IF([.F1140]&lt;0.000001;[.G1139]+2+1/[.$H$2];[.G1139]+1/[.$H$2])" office:value-type="float" office:value="18.9500000000002" calcext:value-type="float">
            <text:p>18,9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1]))" office:value-type="date" office:date-value="2019-10-25T15:50:40.754184" calcext:value-type="date">
            <text:p>2019-10-25 15:50:41</text:p>
          </table:table-cell>
          <table:table-cell table:style-name="ce7" table:formula="of:=[.A1141]" office:value-type="date" office:date-value="2019-10-25T15:50:40.754184" calcext:value-type="date">
            <text:p>2019-10-25 15:50:41</text:p>
          </table:table-cell>
          <table:table-cell table:formula="of:=TRUNC([.A1141])" office:value-type="float" office:value="43763" calcext:value-type="float">
            <text:p>43763</text:p>
          </table:table-cell>
          <table:table-cell table:style-name="ce12" table:formula="of:=[.B1141]-[.C1141]" office:value-type="date" office:date-value="1899-12-30T15:50:40.75418421999" calcext:value-type="date">
            <text:p>12/30/99 03:50 PM</text:p>
          </table:table-cell>
          <table:table-cell table:formula="of:=MOD([.E1140]-[.$E$2];[.$H$2])+1+[.$E$2]" office:value-type="float" office:value="279" calcext:value-type="float">
            <text:p>279</text:p>
          </table:table-cell>
          <table:table-cell table:formula="of:=MOD([.F1140]+1/[.$H$2];5)" office:value-type="float" office:value="3.96666666666662" calcext:value-type="float">
            <text:p>3,96666666666662</text:p>
          </table:table-cell>
          <table:table-cell table:formula="of:=IF([.F1141]&lt;0.000001;[.G1140]+2+1/[.$H$2];[.G1140]+1/[.$H$2])" office:value-type="float" office:value="18.9666666666669" calcext:value-type="float">
            <text:p>18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2]))" office:value-type="date" office:date-value="2019-10-25T15:54:05.077269" calcext:value-type="date">
            <text:p>2019-10-25 15:54:05</text:p>
          </table:table-cell>
          <table:table-cell table:style-name="ce7" table:formula="of:=[.A1142]" office:value-type="date" office:date-value="2019-10-25T15:54:05.077269" calcext:value-type="date">
            <text:p>2019-10-25 15:54:05</text:p>
          </table:table-cell>
          <table:table-cell table:formula="of:=TRUNC([.A1142])" office:value-type="float" office:value="43763" calcext:value-type="float">
            <text:p>43763</text:p>
          </table:table-cell>
          <table:table-cell table:style-name="ce12" table:formula="of:=[.B1142]-[.C1142]" office:value-type="date" office:date-value="1899-12-30T15:54:05.07726877928" calcext:value-type="date">
            <text:p>12/30/99 03:54 PM</text:p>
          </table:table-cell>
          <table:table-cell table:formula="of:=MOD([.E1141]-[.$E$2];[.$H$2])+1+[.$E$2]" office:value-type="float" office:value="280" calcext:value-type="float">
            <text:p>280</text:p>
          </table:table-cell>
          <table:table-cell table:formula="of:=MOD([.F1141]+1/[.$H$2];5)" office:value-type="float" office:value="3.98333333333329" calcext:value-type="float">
            <text:p>3,98333333333329</text:p>
          </table:table-cell>
          <table:table-cell table:formula="of:=IF([.F1142]&lt;0.000001;[.G1141]+2+1/[.$H$2];[.G1141]+1/[.$H$2])" office:value-type="float" office:value="18.9833333333335" calcext:value-type="float">
            <text:p>18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3]))" office:value-type="date" office:date-value="2019-10-26T15:52:28.033582" calcext:value-type="date">
            <text:p>2019-10-26 15:52:28</text:p>
          </table:table-cell>
          <table:table-cell table:style-name="ce7" table:formula="of:=[.A1143]" office:value-type="date" office:date-value="2019-10-26T15:52:28.033582" calcext:value-type="date">
            <text:p>2019-10-26 15:52:28</text:p>
          </table:table-cell>
          <table:table-cell table:formula="of:=TRUNC([.A1143])" office:value-type="float" office:value="43764" calcext:value-type="float">
            <text:p>43764</text:p>
          </table:table-cell>
          <table:table-cell table:style-name="ce12" table:formula="of:=[.B1143]-[.C1143]" office:value-type="date" office:date-value="1899-12-30T15:52:28.03358246572" calcext:value-type="date">
            <text:p>12/30/99 03:52 PM</text:p>
          </table:table-cell>
          <table:table-cell table:formula="of:=MOD([.E1142]-[.$E$2];[.$H$2])+1+[.$E$2]" office:value-type="float" office:value="221" calcext:value-type="float">
            <text:p>221</text:p>
          </table:table-cell>
          <table:table-cell table:formula="of:=MOD([.F1142]+1/[.$H$2];5)" office:value-type="float" office:value="3.99999999999995" calcext:value-type="float">
            <text:p>3,99999999999995</text:p>
          </table:table-cell>
          <table:table-cell table:formula="of:=IF([.F1143]&lt;0.000001;[.G1142]+2+1/[.$H$2];[.G1142]+1/[.$H$2])" office:value-type="float" office:value="19.0000000000002" calcext:value-type="float">
            <text:p>19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4]))" office:value-type="date" office:date-value="2019-10-26T15:17:51.857156" calcext:value-type="date">
            <text:p>2019-10-26 15:17:52</text:p>
          </table:table-cell>
          <table:table-cell table:style-name="ce7" table:formula="of:=[.A1144]" office:value-type="date" office:date-value="2019-10-26T15:17:51.857156" calcext:value-type="date">
            <text:p>2019-10-26 15:17:52</text:p>
          </table:table-cell>
          <table:table-cell table:formula="of:=TRUNC([.A1144])" office:value-type="float" office:value="43764" calcext:value-type="float">
            <text:p>43764</text:p>
          </table:table-cell>
          <table:table-cell table:style-name="ce12" table:formula="of:=[.B1144]-[.C1144]" office:value-type="date" office:date-value="1899-12-30T15:17:51.85715578962" calcext:value-type="date">
            <text:p>12/30/99 03:17 PM</text:p>
          </table:table-cell>
          <table:table-cell table:formula="of:=MOD([.E1143]-[.$E$2];[.$H$2])+1+[.$E$2]" office:value-type="float" office:value="222" calcext:value-type="float">
            <text:p>222</text:p>
          </table:table-cell>
          <table:table-cell table:formula="of:=MOD([.F1143]+1/[.$H$2];5)" office:value-type="float" office:value="4.01666666666662" calcext:value-type="float">
            <text:p>4,01666666666662</text:p>
          </table:table-cell>
          <table:table-cell table:formula="of:=IF([.F1144]&lt;0.000001;[.G1143]+2+1/[.$H$2];[.G1143]+1/[.$H$2])" office:value-type="float" office:value="19.0166666666669" calcext:value-type="float">
            <text:p>19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5]))" office:value-type="date" office:date-value="2019-10-26T15:36:49.807292" calcext:value-type="date">
            <text:p>2019-10-26 15:36:50</text:p>
          </table:table-cell>
          <table:table-cell table:style-name="ce7" table:formula="of:=[.A1145]" office:value-type="date" office:date-value="2019-10-26T15:36:49.807292" calcext:value-type="date">
            <text:p>2019-10-26 15:36:50</text:p>
          </table:table-cell>
          <table:table-cell table:formula="of:=TRUNC([.A1145])" office:value-type="float" office:value="43764" calcext:value-type="float">
            <text:p>43764</text:p>
          </table:table-cell>
          <table:table-cell table:style-name="ce12" table:formula="of:=[.B1145]-[.C1145]" office:value-type="date" office:date-value="1899-12-30T15:36:49.80729195289" calcext:value-type="date">
            <text:p>12/30/99 03:36 PM</text:p>
          </table:table-cell>
          <table:table-cell table:formula="of:=MOD([.E1144]-[.$E$2];[.$H$2])+1+[.$E$2]" office:value-type="float" office:value="223" calcext:value-type="float">
            <text:p>223</text:p>
          </table:table-cell>
          <table:table-cell table:formula="of:=MOD([.F1144]+1/[.$H$2];5)" office:value-type="float" office:value="4.03333333333329" calcext:value-type="float">
            <text:p>4,03333333333329</text:p>
          </table:table-cell>
          <table:table-cell table:formula="of:=IF([.F1145]&lt;0.000001;[.G1144]+2+1/[.$H$2];[.G1144]+1/[.$H$2])" office:value-type="float" office:value="19.0333333333335" calcext:value-type="float">
            <text:p>19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6]))" office:value-type="date" office:date-value="2019-10-26T15:29:00.080835" calcext:value-type="date">
            <text:p>2019-10-26 15:29:00</text:p>
          </table:table-cell>
          <table:table-cell table:style-name="ce7" table:formula="of:=[.A1146]" office:value-type="date" office:date-value="2019-10-26T15:29:00.080835" calcext:value-type="date">
            <text:p>2019-10-26 15:29:00</text:p>
          </table:table-cell>
          <table:table-cell table:formula="of:=TRUNC([.A1146])" office:value-type="float" office:value="43764" calcext:value-type="float">
            <text:p>43764</text:p>
          </table:table-cell>
          <table:table-cell table:style-name="ce12" table:formula="of:=[.B1146]-[.C1146]" office:value-type="date" office:date-value="1899-12-30T15:29:00.0808352977" calcext:value-type="date">
            <text:p>12/30/99 03:29 PM</text:p>
          </table:table-cell>
          <table:table-cell table:formula="of:=MOD([.E1145]-[.$E$2];[.$H$2])+1+[.$E$2]" office:value-type="float" office:value="224" calcext:value-type="float">
            <text:p>224</text:p>
          </table:table-cell>
          <table:table-cell table:formula="of:=MOD([.F1145]+1/[.$H$2];5)" office:value-type="float" office:value="4.04999999999995" calcext:value-type="float">
            <text:p>4,04999999999995</text:p>
          </table:table-cell>
          <table:table-cell table:formula="of:=IF([.F1146]&lt;0.000001;[.G1145]+2+1/[.$H$2];[.G1145]+1/[.$H$2])" office:value-type="float" office:value="19.0500000000002" calcext:value-type="float">
            <text:p>19,0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7]))" office:value-type="date" office:date-value="2019-10-26T15:59:34.289486" calcext:value-type="date">
            <text:p>2019-10-26 15:59:34</text:p>
          </table:table-cell>
          <table:table-cell table:style-name="ce7" table:formula="of:=[.A1147]" office:value-type="date" office:date-value="2019-10-26T15:59:34.289486" calcext:value-type="date">
            <text:p>2019-10-26 15:59:34</text:p>
          </table:table-cell>
          <table:table-cell table:formula="of:=TRUNC([.A1147])" office:value-type="float" office:value="43764" calcext:value-type="float">
            <text:p>43764</text:p>
          </table:table-cell>
          <table:table-cell table:style-name="ce12" table:formula="of:=[.B1147]-[.C1147]" office:value-type="date" office:date-value="1899-12-30T15:59:34.28948557936" calcext:value-type="date">
            <text:p>12/30/99 03:59 PM</text:p>
          </table:table-cell>
          <table:table-cell table:formula="of:=MOD([.E1146]-[.$E$2];[.$H$2])+1+[.$E$2]" office:value-type="float" office:value="225" calcext:value-type="float">
            <text:p>225</text:p>
          </table:table-cell>
          <table:table-cell table:formula="of:=MOD([.F1146]+1/[.$H$2];5)" office:value-type="float" office:value="4.06666666666662" calcext:value-type="float">
            <text:p>4,06666666666662</text:p>
          </table:table-cell>
          <table:table-cell table:formula="of:=IF([.F1147]&lt;0.000001;[.G1146]+2+1/[.$H$2];[.G1146]+1/[.$H$2])" office:value-type="float" office:value="19.0666666666669" calcext:value-type="float">
            <text:p>19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8]))" office:value-type="date" office:date-value="2019-10-26T15:25:43.883975" calcext:value-type="date">
            <text:p>2019-10-26 15:25:44</text:p>
          </table:table-cell>
          <table:table-cell table:style-name="ce7" table:formula="of:=[.A1148]" office:value-type="date" office:date-value="2019-10-26T15:25:43.883975" calcext:value-type="date">
            <text:p>2019-10-26 15:25:44</text:p>
          </table:table-cell>
          <table:table-cell table:formula="of:=TRUNC([.A1148])" office:value-type="float" office:value="43764" calcext:value-type="float">
            <text:p>43764</text:p>
          </table:table-cell>
          <table:table-cell table:style-name="ce12" table:formula="of:=[.B1148]-[.C1148]" office:value-type="date" office:date-value="1899-12-30T15:25:43.88397464063" calcext:value-type="date">
            <text:p>12/30/99 03:25 PM</text:p>
          </table:table-cell>
          <table:table-cell table:formula="of:=MOD([.E1147]-[.$E$2];[.$H$2])+1+[.$E$2]" office:value-type="float" office:value="226" calcext:value-type="float">
            <text:p>226</text:p>
          </table:table-cell>
          <table:table-cell table:formula="of:=MOD([.F1147]+1/[.$H$2];5)" office:value-type="float" office:value="4.08333333333329" calcext:value-type="float">
            <text:p>4,08333333333329</text:p>
          </table:table-cell>
          <table:table-cell table:formula="of:=IF([.F1148]&lt;0.000001;[.G1147]+2+1/[.$H$2];[.G1147]+1/[.$H$2])" office:value-type="float" office:value="19.0833333333335" calcext:value-type="float">
            <text:p>19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9]))" office:value-type="date" office:date-value="2019-10-26T15:48:04.649977" calcext:value-type="date">
            <text:p>2019-10-26 15:48:05</text:p>
          </table:table-cell>
          <table:table-cell table:style-name="ce7" table:formula="of:=[.A1149]" office:value-type="date" office:date-value="2019-10-26T15:48:04.649977" calcext:value-type="date">
            <text:p>2019-10-26 15:48:05</text:p>
          </table:table-cell>
          <table:table-cell table:formula="of:=TRUNC([.A1149])" office:value-type="float" office:value="43764" calcext:value-type="float">
            <text:p>43764</text:p>
          </table:table-cell>
          <table:table-cell table:style-name="ce12" table:formula="of:=[.B1149]-[.C1149]" office:value-type="date" office:date-value="1899-12-30T15:48:04.64997662231" calcext:value-type="date">
            <text:p>12/30/99 03:48 PM</text:p>
          </table:table-cell>
          <table:table-cell table:formula="of:=MOD([.E1148]-[.$E$2];[.$H$2])+1+[.$E$2]" office:value-type="float" office:value="227" calcext:value-type="float">
            <text:p>227</text:p>
          </table:table-cell>
          <table:table-cell table:formula="of:=MOD([.F1148]+1/[.$H$2];5)" office:value-type="float" office:value="4.09999999999995" calcext:value-type="float">
            <text:p>4,09999999999995</text:p>
          </table:table-cell>
          <table:table-cell table:formula="of:=IF([.F1149]&lt;0.000001;[.G1148]+2+1/[.$H$2];[.G1148]+1/[.$H$2])" office:value-type="float" office:value="19.1000000000002" calcext:value-type="float">
            <text:p>19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0]))" office:value-type="date" office:date-value="2019-10-26T15:13:12.98419" calcext:value-type="date">
            <text:p>2019-10-26 15:13:13</text:p>
          </table:table-cell>
          <table:table-cell table:style-name="ce7" table:formula="of:=[.A1150]" office:value-type="date" office:date-value="2019-10-26T15:13:12.98419" calcext:value-type="date">
            <text:p>2019-10-26 15:13:13</text:p>
          </table:table-cell>
          <table:table-cell table:formula="of:=TRUNC([.A1150])" office:value-type="float" office:value="43764" calcext:value-type="float">
            <text:p>43764</text:p>
          </table:table-cell>
          <table:table-cell table:style-name="ce12" table:formula="of:=[.B1150]-[.C1150]" office:value-type="date" office:date-value="1899-12-30T15:13:12.98418955877" calcext:value-type="date">
            <text:p>12/30/99 03:13 PM</text:p>
          </table:table-cell>
          <table:table-cell table:formula="of:=MOD([.E1149]-[.$E$2];[.$H$2])+1+[.$E$2]" office:value-type="float" office:value="228" calcext:value-type="float">
            <text:p>228</text:p>
          </table:table-cell>
          <table:table-cell table:formula="of:=MOD([.F1149]+1/[.$H$2];5)" office:value-type="float" office:value="4.11666666666662" calcext:value-type="float">
            <text:p>4,11666666666662</text:p>
          </table:table-cell>
          <table:table-cell table:formula="of:=IF([.F1150]&lt;0.000001;[.G1149]+2+1/[.$H$2];[.G1149]+1/[.$H$2])" office:value-type="float" office:value="19.1166666666669" calcext:value-type="float">
            <text:p>19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1]))" office:value-type="date" office:date-value="2019-10-26T15:11:17.235306" calcext:value-type="date">
            <text:p>2019-10-26 15:11:17</text:p>
          </table:table-cell>
          <table:table-cell table:style-name="ce7" table:formula="of:=[.A1151]" office:value-type="date" office:date-value="2019-10-26T15:11:17.235306" calcext:value-type="date">
            <text:p>2019-10-26 15:11:17</text:p>
          </table:table-cell>
          <table:table-cell table:formula="of:=TRUNC([.A1151])" office:value-type="float" office:value="43764" calcext:value-type="float">
            <text:p>43764</text:p>
          </table:table-cell>
          <table:table-cell table:style-name="ce12" table:formula="of:=[.B1151]-[.C1151]" office:value-type="date" office:date-value="1899-12-30T15:11:17.23530584481" calcext:value-type="date">
            <text:p>12/30/99 03:11 PM</text:p>
          </table:table-cell>
          <table:table-cell table:formula="of:=MOD([.E1150]-[.$E$2];[.$H$2])+1+[.$E$2]" office:value-type="float" office:value="229" calcext:value-type="float">
            <text:p>229</text:p>
          </table:table-cell>
          <table:table-cell table:formula="of:=MOD([.F1150]+1/[.$H$2];5)" office:value-type="float" office:value="4.13333333333329" calcext:value-type="float">
            <text:p>4,13333333333329</text:p>
          </table:table-cell>
          <table:table-cell table:formula="of:=IF([.F1151]&lt;0.000001;[.G1150]+2+1/[.$H$2];[.G1150]+1/[.$H$2])" office:value-type="float" office:value="19.1333333333335" calcext:value-type="float">
            <text:p>19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2]))" office:value-type="date" office:date-value="2019-10-26T15:41:47.345576" calcext:value-type="date">
            <text:p>2019-10-26 15:41:47</text:p>
          </table:table-cell>
          <table:table-cell table:style-name="ce7" table:formula="of:=[.A1152]" office:value-type="date" office:date-value="2019-10-26T15:41:47.345576" calcext:value-type="date">
            <text:p>2019-10-26 15:41:47</text:p>
          </table:table-cell>
          <table:table-cell table:formula="of:=TRUNC([.A1152])" office:value-type="float" office:value="43764" calcext:value-type="float">
            <text:p>43764</text:p>
          </table:table-cell>
          <table:table-cell table:style-name="ce12" table:formula="of:=[.B1152]-[.C1152]" office:value-type="date" office:date-value="1899-12-30T15:41:47.34557637479" calcext:value-type="date">
            <text:p>12/30/99 03:41 PM</text:p>
          </table:table-cell>
          <table:table-cell table:formula="of:=MOD([.E1151]-[.$E$2];[.$H$2])+1+[.$E$2]" office:value-type="float" office:value="230" calcext:value-type="float">
            <text:p>230</text:p>
          </table:table-cell>
          <table:table-cell table:formula="of:=MOD([.F1151]+1/[.$H$2];5)" office:value-type="float" office:value="4.14999999999995" calcext:value-type="float">
            <text:p>4,14999999999995</text:p>
          </table:table-cell>
          <table:table-cell table:formula="of:=IF([.F1152]&lt;0.000001;[.G1151]+2+1/[.$H$2];[.G1151]+1/[.$H$2])" office:value-type="float" office:value="19.1500000000002" calcext:value-type="float">
            <text:p>19,1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3]))" office:value-type="date" office:date-value="2019-10-26T16:09:27.916451" calcext:value-type="date">
            <text:p>2019-10-26 16:09:28</text:p>
          </table:table-cell>
          <table:table-cell table:style-name="ce7" table:formula="of:=[.A1153]" office:value-type="date" office:date-value="2019-10-26T16:09:27.916451" calcext:value-type="date">
            <text:p>2019-10-26 16:09:28</text:p>
          </table:table-cell>
          <table:table-cell table:formula="of:=TRUNC([.A1153])" office:value-type="float" office:value="43764" calcext:value-type="float">
            <text:p>43764</text:p>
          </table:table-cell>
          <table:table-cell table:style-name="ce12" table:formula="of:=[.B1153]-[.C1153]" office:value-type="date" office:date-value="1899-12-30T16:09:27.91645141784" calcext:value-type="date">
            <text:p>12/30/99 04:09 PM</text:p>
          </table:table-cell>
          <table:table-cell table:formula="of:=MOD([.E1152]-[.$E$2];[.$H$2])+1+[.$E$2]" office:value-type="float" office:value="231" calcext:value-type="float">
            <text:p>231</text:p>
          </table:table-cell>
          <table:table-cell table:formula="of:=MOD([.F1152]+1/[.$H$2];5)" office:value-type="float" office:value="4.16666666666662" calcext:value-type="float">
            <text:p>4,16666666666662</text:p>
          </table:table-cell>
          <table:table-cell table:formula="of:=IF([.F1153]&lt;0.000001;[.G1152]+2+1/[.$H$2];[.G1152]+1/[.$H$2])" office:value-type="float" office:value="19.1666666666669" calcext:value-type="float">
            <text:p>19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4]))" office:value-type="date" office:date-value="2019-10-26T16:19:32.070642" calcext:value-type="date">
            <text:p>2019-10-26 16:19:32</text:p>
          </table:table-cell>
          <table:table-cell table:style-name="ce7" table:formula="of:=[.A1154]" office:value-type="date" office:date-value="2019-10-26T16:19:32.070642" calcext:value-type="date">
            <text:p>2019-10-26 16:19:32</text:p>
          </table:table-cell>
          <table:table-cell table:formula="of:=TRUNC([.A1154])" office:value-type="float" office:value="43764" calcext:value-type="float">
            <text:p>43764</text:p>
          </table:table-cell>
          <table:table-cell table:style-name="ce12" table:formula="of:=[.B1154]-[.C1154]" office:value-type="date" office:date-value="1899-12-30T16:19:32.07064214163" calcext:value-type="date">
            <text:p>12/30/99 04:19 PM</text:p>
          </table:table-cell>
          <table:table-cell table:formula="of:=MOD([.E1153]-[.$E$2];[.$H$2])+1+[.$E$2]" office:value-type="float" office:value="232" calcext:value-type="float">
            <text:p>232</text:p>
          </table:table-cell>
          <table:table-cell table:formula="of:=MOD([.F1153]+1/[.$H$2];5)" office:value-type="float" office:value="4.18333333333329" calcext:value-type="float">
            <text:p>4,18333333333329</text:p>
          </table:table-cell>
          <table:table-cell table:formula="of:=IF([.F1154]&lt;0.000001;[.G1153]+2+1/[.$H$2];[.G1153]+1/[.$H$2])" office:value-type="float" office:value="19.1833333333335" calcext:value-type="float">
            <text:p>19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5]))" office:value-type="date" office:date-value="2019-10-26T16:02:00.112132" calcext:value-type="date">
            <text:p>2019-10-26 16:02:00</text:p>
          </table:table-cell>
          <table:table-cell table:style-name="ce7" table:formula="of:=[.A1155]" office:value-type="date" office:date-value="2019-10-26T16:02:00.112132" calcext:value-type="date">
            <text:p>2019-10-26 16:02:00</text:p>
          </table:table-cell>
          <table:table-cell table:formula="of:=TRUNC([.A1155])" office:value-type="float" office:value="43764" calcext:value-type="float">
            <text:p>43764</text:p>
          </table:table-cell>
          <table:table-cell table:style-name="ce12" table:formula="of:=[.B1155]-[.C1155]" office:value-type="date" office:date-value="1899-12-30T16:02:00.11213244405" calcext:value-type="date">
            <text:p>12/30/99 04:02 PM</text:p>
          </table:table-cell>
          <table:table-cell table:formula="of:=MOD([.E1154]-[.$E$2];[.$H$2])+1+[.$E$2]" office:value-type="float" office:value="233" calcext:value-type="float">
            <text:p>233</text:p>
          </table:table-cell>
          <table:table-cell table:formula="of:=MOD([.F1154]+1/[.$H$2];5)" office:value-type="float" office:value="4.19999999999995" calcext:value-type="float">
            <text:p>4,19999999999995</text:p>
          </table:table-cell>
          <table:table-cell table:formula="of:=IF([.F1155]&lt;0.000001;[.G1154]+2+1/[.$H$2];[.G1154]+1/[.$H$2])" office:value-type="float" office:value="19.2000000000002" calcext:value-type="float">
            <text:p>19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6]))" office:value-type="date" office:date-value="2019-10-26T15:28:32.282221" calcext:value-type="date">
            <text:p>2019-10-26 15:28:32</text:p>
          </table:table-cell>
          <table:table-cell table:style-name="ce7" table:formula="of:=[.A1156]" office:value-type="date" office:date-value="2019-10-26T15:28:32.282221" calcext:value-type="date">
            <text:p>2019-10-26 15:28:32</text:p>
          </table:table-cell>
          <table:table-cell table:formula="of:=TRUNC([.A1156])" office:value-type="float" office:value="43764" calcext:value-type="float">
            <text:p>43764</text:p>
          </table:table-cell>
          <table:table-cell table:style-name="ce12" table:formula="of:=[.B1156]-[.C1156]" office:value-type="date" office:date-value="1899-12-30T15:28:32.28222073987" calcext:value-type="date">
            <text:p>12/30/99 03:28 PM</text:p>
          </table:table-cell>
          <table:table-cell table:formula="of:=MOD([.E1155]-[.$E$2];[.$H$2])+1+[.$E$2]" office:value-type="float" office:value="234" calcext:value-type="float">
            <text:p>234</text:p>
          </table:table-cell>
          <table:table-cell table:formula="of:=MOD([.F1155]+1/[.$H$2];5)" office:value-type="float" office:value="4.21666666666662" calcext:value-type="float">
            <text:p>4,21666666666662</text:p>
          </table:table-cell>
          <table:table-cell table:formula="of:=IF([.F1156]&lt;0.000001;[.G1155]+2+1/[.$H$2];[.G1155]+1/[.$H$2])" office:value-type="float" office:value="19.2166666666669" calcext:value-type="float">
            <text:p>19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7]))" office:value-type="date" office:date-value="2019-10-26T15:27:17.919941" calcext:value-type="date">
            <text:p>2019-10-26 15:27:18</text:p>
          </table:table-cell>
          <table:table-cell table:style-name="ce7" table:formula="of:=[.A1157]" office:value-type="date" office:date-value="2019-10-26T15:27:17.919941" calcext:value-type="date">
            <text:p>2019-10-26 15:27:18</text:p>
          </table:table-cell>
          <table:table-cell table:formula="of:=TRUNC([.A1157])" office:value-type="float" office:value="43764" calcext:value-type="float">
            <text:p>43764</text:p>
          </table:table-cell>
          <table:table-cell table:style-name="ce12" table:formula="of:=[.B1157]-[.C1157]" office:value-type="date" office:date-value="1899-12-30T15:27:17.91994114872" calcext:value-type="date">
            <text:p>12/30/99 03:27 PM</text:p>
          </table:table-cell>
          <table:table-cell table:formula="of:=MOD([.E1156]-[.$E$2];[.$H$2])+1+[.$E$2]" office:value-type="float" office:value="235" calcext:value-type="float">
            <text:p>235</text:p>
          </table:table-cell>
          <table:table-cell table:formula="of:=MOD([.F1156]+1/[.$H$2];5)" office:value-type="float" office:value="4.23333333333329" calcext:value-type="float">
            <text:p>4,23333333333329</text:p>
          </table:table-cell>
          <table:table-cell table:formula="of:=IF([.F1157]&lt;0.000001;[.G1156]+2+1/[.$H$2];[.G1156]+1/[.$H$2])" office:value-type="float" office:value="19.2333333333335" calcext:value-type="float">
            <text:p>19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8]))" office:value-type="date" office:date-value="2019-10-26T15:40:59.965128" calcext:value-type="date">
            <text:p>2019-10-26 15:41:00</text:p>
          </table:table-cell>
          <table:table-cell table:style-name="ce7" table:formula="of:=[.A1158]" office:value-type="date" office:date-value="2019-10-26T15:40:59.965128" calcext:value-type="date">
            <text:p>2019-10-26 15:41:00</text:p>
          </table:table-cell>
          <table:table-cell table:formula="of:=TRUNC([.A1158])" office:value-type="float" office:value="43764" calcext:value-type="float">
            <text:p>43764</text:p>
          </table:table-cell>
          <table:table-cell table:style-name="ce12" table:formula="of:=[.B1158]-[.C1158]" office:value-type="date" office:date-value="1899-12-30T15:40:59.96512840502" calcext:value-type="date">
            <text:p>12/30/99 03:41 PM</text:p>
          </table:table-cell>
          <table:table-cell table:formula="of:=MOD([.E1157]-[.$E$2];[.$H$2])+1+[.$E$2]" office:value-type="float" office:value="236" calcext:value-type="float">
            <text:p>236</text:p>
          </table:table-cell>
          <table:table-cell table:formula="of:=MOD([.F1157]+1/[.$H$2];5)" office:value-type="float" office:value="4.24999999999995" calcext:value-type="float">
            <text:p>4,24999999999995</text:p>
          </table:table-cell>
          <table:table-cell table:formula="of:=IF([.F1158]&lt;0.000001;[.G1157]+2+1/[.$H$2];[.G1157]+1/[.$H$2])" office:value-type="float" office:value="19.2500000000002" calcext:value-type="float">
            <text:p>19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9]))" office:value-type="date" office:date-value="2019-10-26T15:42:03.110826" calcext:value-type="date">
            <text:p>2019-10-26 15:42:03</text:p>
          </table:table-cell>
          <table:table-cell table:style-name="ce7" table:formula="of:=[.A1159]" office:value-type="date" office:date-value="2019-10-26T15:42:03.110826" calcext:value-type="date">
            <text:p>2019-10-26 15:42:03</text:p>
          </table:table-cell>
          <table:table-cell table:formula="of:=TRUNC([.A1159])" office:value-type="float" office:value="43764" calcext:value-type="float">
            <text:p>43764</text:p>
          </table:table-cell>
          <table:table-cell table:style-name="ce12" table:formula="of:=[.B1159]-[.C1159]" office:value-type="date" office:date-value="1899-12-30T15:42:03.11082605738" calcext:value-type="date">
            <text:p>12/30/99 03:42 PM</text:p>
          </table:table-cell>
          <table:table-cell table:formula="of:=MOD([.E1158]-[.$E$2];[.$H$2])+1+[.$E$2]" office:value-type="float" office:value="237" calcext:value-type="float">
            <text:p>237</text:p>
          </table:table-cell>
          <table:table-cell table:formula="of:=MOD([.F1158]+1/[.$H$2];5)" office:value-type="float" office:value="4.26666666666662" calcext:value-type="float">
            <text:p>4,26666666666662</text:p>
          </table:table-cell>
          <table:table-cell table:formula="of:=IF([.F1159]&lt;0.000001;[.G1158]+2+1/[.$H$2];[.G1158]+1/[.$H$2])" office:value-type="float" office:value="19.2666666666669" calcext:value-type="float">
            <text:p>19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0]))" office:value-type="date" office:date-value="2019-10-26T15:34:21.536387" calcext:value-type="date">
            <text:p>2019-10-26 15:34:22</text:p>
          </table:table-cell>
          <table:table-cell table:style-name="ce7" table:formula="of:=[.A1160]" office:value-type="date" office:date-value="2019-10-26T15:34:21.536387" calcext:value-type="date">
            <text:p>2019-10-26 15:34:22</text:p>
          </table:table-cell>
          <table:table-cell table:formula="of:=TRUNC([.A1160])" office:value-type="float" office:value="43764" calcext:value-type="float">
            <text:p>43764</text:p>
          </table:table-cell>
          <table:table-cell table:style-name="ce12" table:formula="of:=[.B1160]-[.C1160]" office:value-type="date" office:date-value="1899-12-30T15:34:21.53638651595" calcext:value-type="date">
            <text:p>12/30/99 03:34 PM</text:p>
          </table:table-cell>
          <table:table-cell table:formula="of:=MOD([.E1159]-[.$E$2];[.$H$2])+1+[.$E$2]" office:value-type="float" office:value="238" calcext:value-type="float">
            <text:p>238</text:p>
          </table:table-cell>
          <table:table-cell table:formula="of:=MOD([.F1159]+1/[.$H$2];5)" office:value-type="float" office:value="4.28333333333329" calcext:value-type="float">
            <text:p>4,28333333333329</text:p>
          </table:table-cell>
          <table:table-cell table:formula="of:=IF([.F1160]&lt;0.000001;[.G1159]+2+1/[.$H$2];[.G1159]+1/[.$H$2])" office:value-type="float" office:value="19.2833333333335" calcext:value-type="float">
            <text:p>19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1]))" office:value-type="date" office:date-value="2019-10-26T15:32:01.184022" calcext:value-type="date">
            <text:p>2019-10-26 15:32:01</text:p>
          </table:table-cell>
          <table:table-cell table:style-name="ce7" table:formula="of:=[.A1161]" office:value-type="date" office:date-value="2019-10-26T15:32:01.184022" calcext:value-type="date">
            <text:p>2019-10-26 15:32:01</text:p>
          </table:table-cell>
          <table:table-cell table:formula="of:=TRUNC([.A1161])" office:value-type="float" office:value="43764" calcext:value-type="float">
            <text:p>43764</text:p>
          </table:table-cell>
          <table:table-cell table:style-name="ce12" table:formula="of:=[.B1161]-[.C1161]" office:value-type="date" office:date-value="1899-12-30T15:32:01.18402216583" calcext:value-type="date">
            <text:p>12/30/99 03:32 PM</text:p>
          </table:table-cell>
          <table:table-cell table:formula="of:=MOD([.E1160]-[.$E$2];[.$H$2])+1+[.$E$2]" office:value-type="float" office:value="239" calcext:value-type="float">
            <text:p>239</text:p>
          </table:table-cell>
          <table:table-cell table:formula="of:=MOD([.F1160]+1/[.$H$2];5)" office:value-type="float" office:value="4.29999999999995" calcext:value-type="float">
            <text:p>4,29999999999995</text:p>
          </table:table-cell>
          <table:table-cell table:formula="of:=IF([.F1161]&lt;0.000001;[.G1160]+2+1/[.$H$2];[.G1160]+1/[.$H$2])" office:value-type="float" office:value="19.3000000000002" calcext:value-type="float">
            <text:p>19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2]))" office:value-type="date" office:date-value="2019-10-26T15:33:56.61927" calcext:value-type="date">
            <text:p>2019-10-26 15:33:57</text:p>
          </table:table-cell>
          <table:table-cell table:style-name="ce7" table:formula="of:=[.A1162]" office:value-type="date" office:date-value="2019-10-26T15:33:56.61927" calcext:value-type="date">
            <text:p>2019-10-26 15:33:57</text:p>
          </table:table-cell>
          <table:table-cell table:formula="of:=TRUNC([.A1162])" office:value-type="float" office:value="43764" calcext:value-type="float">
            <text:p>43764</text:p>
          </table:table-cell>
          <table:table-cell table:style-name="ce12" table:formula="of:=[.B1162]-[.C1162]" office:value-type="date" office:date-value="1899-12-30T15:33:56.6192703601" calcext:value-type="date">
            <text:p>12/30/99 03:33 PM</text:p>
          </table:table-cell>
          <table:table-cell table:formula="of:=MOD([.E1161]-[.$E$2];[.$H$2])+1+[.$E$2]" office:value-type="float" office:value="240" calcext:value-type="float">
            <text:p>240</text:p>
          </table:table-cell>
          <table:table-cell table:formula="of:=MOD([.F1161]+1/[.$H$2];5)" office:value-type="float" office:value="4.31666666666662" calcext:value-type="float">
            <text:p>4,31666666666662</text:p>
          </table:table-cell>
          <table:table-cell table:formula="of:=IF([.F1162]&lt;0.000001;[.G1161]+2+1/[.$H$2];[.G1161]+1/[.$H$2])" office:value-type="float" office:value="19.3166666666669" calcext:value-type="float">
            <text:p>19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3]))" office:value-type="date" office:date-value="2019-10-26T15:22:02.800151" calcext:value-type="date">
            <text:p>2019-10-26 15:22:03</text:p>
          </table:table-cell>
          <table:table-cell table:style-name="ce7" table:formula="of:=[.A1163]" office:value-type="date" office:date-value="2019-10-26T15:22:02.800151" calcext:value-type="date">
            <text:p>2019-10-26 15:22:03</text:p>
          </table:table-cell>
          <table:table-cell table:formula="of:=TRUNC([.A1163])" office:value-type="float" office:value="43764" calcext:value-type="float">
            <text:p>43764</text:p>
          </table:table-cell>
          <table:table-cell table:style-name="ce12" table:formula="of:=[.B1163]-[.C1163]" office:value-type="date" office:date-value="1899-12-30T15:22:02.80015067663" calcext:value-type="date">
            <text:p>12/30/99 03:22 PM</text:p>
          </table:table-cell>
          <table:table-cell table:formula="of:=MOD([.E1162]-[.$E$2];[.$H$2])+1+[.$E$2]" office:value-type="float" office:value="241" calcext:value-type="float">
            <text:p>241</text:p>
          </table:table-cell>
          <table:table-cell table:formula="of:=MOD([.F1162]+1/[.$H$2];5)" office:value-type="float" office:value="4.33333333333329" calcext:value-type="float">
            <text:p>4,33333333333329</text:p>
          </table:table-cell>
          <table:table-cell table:formula="of:=IF([.F1163]&lt;0.000001;[.G1162]+2+1/[.$H$2];[.G1162]+1/[.$H$2])" office:value-type="float" office:value="19.3333333333335" calcext:value-type="float">
            <text:p>19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4]))" office:value-type="date" office:date-value="2019-10-26T15:12:05.774611" calcext:value-type="date">
            <text:p>2019-10-26 15:12:06</text:p>
          </table:table-cell>
          <table:table-cell table:style-name="ce7" table:formula="of:=[.A1164]" office:value-type="date" office:date-value="2019-10-26T15:12:05.774611" calcext:value-type="date">
            <text:p>2019-10-26 15:12:06</text:p>
          </table:table-cell>
          <table:table-cell table:formula="of:=TRUNC([.A1164])" office:value-type="float" office:value="43764" calcext:value-type="float">
            <text:p>43764</text:p>
          </table:table-cell>
          <table:table-cell table:style-name="ce12" table:formula="of:=[.B1164]-[.C1164]" office:value-type="date" office:date-value="1899-12-30T15:12:05.77461143956" calcext:value-type="date">
            <text:p>12/30/99 03:12 PM</text:p>
          </table:table-cell>
          <table:table-cell table:formula="of:=MOD([.E1163]-[.$E$2];[.$H$2])+1+[.$E$2]" office:value-type="float" office:value="242" calcext:value-type="float">
            <text:p>242</text:p>
          </table:table-cell>
          <table:table-cell table:formula="of:=MOD([.F1163]+1/[.$H$2];5)" office:value-type="float" office:value="4.34999999999995" calcext:value-type="float">
            <text:p>4,34999999999995</text:p>
          </table:table-cell>
          <table:table-cell table:formula="of:=IF([.F1164]&lt;0.000001;[.G1163]+2+1/[.$H$2];[.G1163]+1/[.$H$2])" office:value-type="float" office:value="19.3500000000002" calcext:value-type="float">
            <text:p>19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5]))" office:value-type="date" office:date-value="2019-10-26T15:46:59.017806" calcext:value-type="date">
            <text:p>2019-10-26 15:46:59</text:p>
          </table:table-cell>
          <table:table-cell table:style-name="ce7" table:formula="of:=[.A1165]" office:value-type="date" office:date-value="2019-10-26T15:46:59.017806" calcext:value-type="date">
            <text:p>2019-10-26 15:46:59</text:p>
          </table:table-cell>
          <table:table-cell table:formula="of:=TRUNC([.A1165])" office:value-type="float" office:value="43764" calcext:value-type="float">
            <text:p>43764</text:p>
          </table:table-cell>
          <table:table-cell table:style-name="ce12" table:formula="of:=[.B1165]-[.C1165]" office:value-type="date" office:date-value="1899-12-30T15:46:59.01780646294" calcext:value-type="date">
            <text:p>12/30/99 03:46 PM</text:p>
          </table:table-cell>
          <table:table-cell table:formula="of:=MOD([.E1164]-[.$E$2];[.$H$2])+1+[.$E$2]" office:value-type="float" office:value="243" calcext:value-type="float">
            <text:p>243</text:p>
          </table:table-cell>
          <table:table-cell table:formula="of:=MOD([.F1164]+1/[.$H$2];5)" office:value-type="float" office:value="4.36666666666662" calcext:value-type="float">
            <text:p>4,36666666666662</text:p>
          </table:table-cell>
          <table:table-cell table:formula="of:=IF([.F1165]&lt;0.000001;[.G1164]+2+1/[.$H$2];[.G1164]+1/[.$H$2])" office:value-type="float" office:value="19.3666666666668" calcext:value-type="float">
            <text:p>19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6]))" office:value-type="date" office:date-value="2019-10-26T15:34:33.816208" calcext:value-type="date">
            <text:p>2019-10-26 15:34:34</text:p>
          </table:table-cell>
          <table:table-cell table:style-name="ce7" table:formula="of:=[.A1166]" office:value-type="date" office:date-value="2019-10-26T15:34:33.816208" calcext:value-type="date">
            <text:p>2019-10-26 15:34:34</text:p>
          </table:table-cell>
          <table:table-cell table:formula="of:=TRUNC([.A1166])" office:value-type="float" office:value="43764" calcext:value-type="float">
            <text:p>43764</text:p>
          </table:table-cell>
          <table:table-cell table:style-name="ce12" table:formula="of:=[.B1166]-[.C1166]" office:value-type="date" office:date-value="1899-12-30T15:34:33.816208262" calcext:value-type="date">
            <text:p>12/30/99 03:34 PM</text:p>
          </table:table-cell>
          <table:table-cell table:formula="of:=MOD([.E1165]-[.$E$2];[.$H$2])+1+[.$E$2]" office:value-type="float" office:value="244" calcext:value-type="float">
            <text:p>244</text:p>
          </table:table-cell>
          <table:table-cell table:formula="of:=MOD([.F1165]+1/[.$H$2];5)" office:value-type="float" office:value="4.38333333333329" calcext:value-type="float">
            <text:p>4,38333333333329</text:p>
          </table:table-cell>
          <table:table-cell table:formula="of:=IF([.F1166]&lt;0.000001;[.G1165]+2+1/[.$H$2];[.G1165]+1/[.$H$2])" office:value-type="float" office:value="19.3833333333335" calcext:value-type="float">
            <text:p>19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7]))" office:value-type="date" office:date-value="2019-10-26T15:50:32.88383" calcext:value-type="date">
            <text:p>2019-10-26 15:50:33</text:p>
          </table:table-cell>
          <table:table-cell table:style-name="ce7" table:formula="of:=[.A1167]" office:value-type="date" office:date-value="2019-10-26T15:50:32.88383" calcext:value-type="date">
            <text:p>2019-10-26 15:50:33</text:p>
          </table:table-cell>
          <table:table-cell table:formula="of:=TRUNC([.A1167])" office:value-type="float" office:value="43764" calcext:value-type="float">
            <text:p>43764</text:p>
          </table:table-cell>
          <table:table-cell table:style-name="ce12" table:formula="of:=[.B1167]-[.C1167]" office:value-type="date" office:date-value="1899-12-30T15:50:32.88382985629" calcext:value-type="date">
            <text:p>12/30/99 03:50 PM</text:p>
          </table:table-cell>
          <table:table-cell table:formula="of:=MOD([.E1166]-[.$E$2];[.$H$2])+1+[.$E$2]" office:value-type="float" office:value="245" calcext:value-type="float">
            <text:p>245</text:p>
          </table:table-cell>
          <table:table-cell table:formula="of:=MOD([.F1166]+1/[.$H$2];5)" office:value-type="float" office:value="4.39999999999995" calcext:value-type="float">
            <text:p>4,39999999999995</text:p>
          </table:table-cell>
          <table:table-cell table:formula="of:=IF([.F1167]&lt;0.000001;[.G1166]+2+1/[.$H$2];[.G1166]+1/[.$H$2])" office:value-type="float" office:value="19.4000000000002" calcext:value-type="float">
            <text:p>19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8]))" office:value-type="date" office:date-value="2019-10-26T15:37:50.275881" calcext:value-type="date">
            <text:p>2019-10-26 15:37:50</text:p>
          </table:table-cell>
          <table:table-cell table:style-name="ce7" table:formula="of:=[.A1168]" office:value-type="date" office:date-value="2019-10-26T15:37:50.275881" calcext:value-type="date">
            <text:p>2019-10-26 15:37:50</text:p>
          </table:table-cell>
          <table:table-cell table:formula="of:=TRUNC([.A1168])" office:value-type="float" office:value="43764" calcext:value-type="float">
            <text:p>43764</text:p>
          </table:table-cell>
          <table:table-cell table:style-name="ce12" table:formula="of:=[.B1168]-[.C1168]" office:value-type="date" office:date-value="1899-12-30T15:37:50.27588118799" calcext:value-type="date">
            <text:p>12/30/99 03:37 PM</text:p>
          </table:table-cell>
          <table:table-cell table:formula="of:=MOD([.E1167]-[.$E$2];[.$H$2])+1+[.$E$2]" office:value-type="float" office:value="246" calcext:value-type="float">
            <text:p>246</text:p>
          </table:table-cell>
          <table:table-cell table:formula="of:=MOD([.F1167]+1/[.$H$2];5)" office:value-type="float" office:value="4.41666666666662" calcext:value-type="float">
            <text:p>4,41666666666662</text:p>
          </table:table-cell>
          <table:table-cell table:formula="of:=IF([.F1168]&lt;0.000001;[.G1167]+2+1/[.$H$2];[.G1167]+1/[.$H$2])" office:value-type="float" office:value="19.4166666666668" calcext:value-type="float">
            <text:p>19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9]))" office:value-type="date" office:date-value="2019-10-26T15:22:04.229845" calcext:value-type="date">
            <text:p>2019-10-26 15:22:04</text:p>
          </table:table-cell>
          <table:table-cell table:style-name="ce7" table:formula="of:=[.A1169]" office:value-type="date" office:date-value="2019-10-26T15:22:04.229845" calcext:value-type="date">
            <text:p>2019-10-26 15:22:04</text:p>
          </table:table-cell>
          <table:table-cell table:formula="of:=TRUNC([.A1169])" office:value-type="float" office:value="43764" calcext:value-type="float">
            <text:p>43764</text:p>
          </table:table-cell>
          <table:table-cell table:style-name="ce12" table:formula="of:=[.B1169]-[.C1169]" office:value-type="date" office:date-value="1899-12-30T15:22:04.22984456643" calcext:value-type="date">
            <text:p>12/30/99 03:22 PM</text:p>
          </table:table-cell>
          <table:table-cell table:formula="of:=MOD([.E1168]-[.$E$2];[.$H$2])+1+[.$E$2]" office:value-type="float" office:value="247" calcext:value-type="float">
            <text:p>247</text:p>
          </table:table-cell>
          <table:table-cell table:formula="of:=MOD([.F1168]+1/[.$H$2];5)" office:value-type="float" office:value="4.43333333333329" calcext:value-type="float">
            <text:p>4,43333333333329</text:p>
          </table:table-cell>
          <table:table-cell table:formula="of:=IF([.F1169]&lt;0.000001;[.G1168]+2+1/[.$H$2];[.G1168]+1/[.$H$2])" office:value-type="float" office:value="19.4333333333335" calcext:value-type="float">
            <text:p>19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0]))" office:value-type="date" office:date-value="2019-10-26T15:49:21.185656" calcext:value-type="date">
            <text:p>2019-10-26 15:49:21</text:p>
          </table:table-cell>
          <table:table-cell table:style-name="ce7" table:formula="of:=[.A1170]" office:value-type="date" office:date-value="2019-10-26T15:49:21.185656" calcext:value-type="date">
            <text:p>2019-10-26 15:49:21</text:p>
          </table:table-cell>
          <table:table-cell table:formula="of:=TRUNC([.A1170])" office:value-type="float" office:value="43764" calcext:value-type="float">
            <text:p>43764</text:p>
          </table:table-cell>
          <table:table-cell table:style-name="ce12" table:formula="of:=[.B1170]-[.C1170]" office:value-type="date" office:date-value="1899-12-30T15:49:21.18565583602" calcext:value-type="date">
            <text:p>12/30/99 03:49 PM</text:p>
          </table:table-cell>
          <table:table-cell table:formula="of:=MOD([.E1169]-[.$E$2];[.$H$2])+1+[.$E$2]" office:value-type="float" office:value="248" calcext:value-type="float">
            <text:p>248</text:p>
          </table:table-cell>
          <table:table-cell table:formula="of:=MOD([.F1169]+1/[.$H$2];5)" office:value-type="float" office:value="4.44999999999995" calcext:value-type="float">
            <text:p>4,44999999999995</text:p>
          </table:table-cell>
          <table:table-cell table:formula="of:=IF([.F1170]&lt;0.000001;[.G1169]+2+1/[.$H$2];[.G1169]+1/[.$H$2])" office:value-type="float" office:value="19.4500000000002" calcext:value-type="float">
            <text:p>19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1]))" office:value-type="date" office:date-value="2019-10-26T16:01:16.31478" calcext:value-type="date">
            <text:p>2019-10-26 16:01:16</text:p>
          </table:table-cell>
          <table:table-cell table:style-name="ce7" table:formula="of:=[.A1171]" office:value-type="date" office:date-value="2019-10-26T16:01:16.31478" calcext:value-type="date">
            <text:p>2019-10-26 16:01:16</text:p>
          </table:table-cell>
          <table:table-cell table:formula="of:=TRUNC([.A1171])" office:value-type="float" office:value="43764" calcext:value-type="float">
            <text:p>43764</text:p>
          </table:table-cell>
          <table:table-cell table:style-name="ce12" table:formula="of:=[.B1171]-[.C1171]" office:value-type="date" office:date-value="1899-12-30T16:01:16.31477960385" calcext:value-type="date">
            <text:p>12/30/99 04:01 PM</text:p>
          </table:table-cell>
          <table:table-cell table:formula="of:=MOD([.E1170]-[.$E$2];[.$H$2])+1+[.$E$2]" office:value-type="float" office:value="249" calcext:value-type="float">
            <text:p>249</text:p>
          </table:table-cell>
          <table:table-cell table:formula="of:=MOD([.F1170]+1/[.$H$2];5)" office:value-type="float" office:value="4.46666666666662" calcext:value-type="float">
            <text:p>4,46666666666662</text:p>
          </table:table-cell>
          <table:table-cell table:formula="of:=IF([.F1171]&lt;0.000001;[.G1170]+2+1/[.$H$2];[.G1170]+1/[.$H$2])" office:value-type="float" office:value="19.4666666666668" calcext:value-type="float">
            <text:p>19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2]))" office:value-type="date" office:date-value="2019-10-26T15:30:17.122696" calcext:value-type="date">
            <text:p>2019-10-26 15:30:17</text:p>
          </table:table-cell>
          <table:table-cell table:style-name="ce7" table:formula="of:=[.A1172]" office:value-type="date" office:date-value="2019-10-26T15:30:17.122696" calcext:value-type="date">
            <text:p>2019-10-26 15:30:17</text:p>
          </table:table-cell>
          <table:table-cell table:formula="of:=TRUNC([.A1172])" office:value-type="float" office:value="43764" calcext:value-type="float">
            <text:p>43764</text:p>
          </table:table-cell>
          <table:table-cell table:style-name="ce12" table:formula="of:=[.B1172]-[.C1172]" office:value-type="date" office:date-value="1899-12-30T15:30:17.12269575801" calcext:value-type="date">
            <text:p>12/30/99 03:30 PM</text:p>
          </table:table-cell>
          <table:table-cell table:formula="of:=MOD([.E1171]-[.$E$2];[.$H$2])+1+[.$E$2]" office:value-type="float" office:value="250" calcext:value-type="float">
            <text:p>250</text:p>
          </table:table-cell>
          <table:table-cell table:formula="of:=MOD([.F1171]+1/[.$H$2];5)" office:value-type="float" office:value="4.48333333333329" calcext:value-type="float">
            <text:p>4,48333333333329</text:p>
          </table:table-cell>
          <table:table-cell table:formula="of:=IF([.F1172]&lt;0.000001;[.G1171]+2+1/[.$H$2];[.G1171]+1/[.$H$2])" office:value-type="float" office:value="19.4833333333335" calcext:value-type="float">
            <text:p>19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3]))" office:value-type="date" office:date-value="2019-10-26T16:05:41.534246" calcext:value-type="date">
            <text:p>2019-10-26 16:05:42</text:p>
          </table:table-cell>
          <table:table-cell table:style-name="ce7" table:formula="of:=[.A1173]" office:value-type="date" office:date-value="2019-10-26T16:05:41.534246" calcext:value-type="date">
            <text:p>2019-10-26 16:05:42</text:p>
          </table:table-cell>
          <table:table-cell table:formula="of:=TRUNC([.A1173])" office:value-type="float" office:value="43764" calcext:value-type="float">
            <text:p>43764</text:p>
          </table:table-cell>
          <table:table-cell table:style-name="ce12" table:formula="of:=[.B1173]-[.C1173]" office:value-type="date" office:date-value="1899-12-30T16:05:41.53424603865" calcext:value-type="date">
            <text:p>12/30/99 04:05 PM</text:p>
          </table:table-cell>
          <table:table-cell table:formula="of:=MOD([.E1172]-[.$E$2];[.$H$2])+1+[.$E$2]" office:value-type="float" office:value="251" calcext:value-type="float">
            <text:p>251</text:p>
          </table:table-cell>
          <table:table-cell table:formula="of:=MOD([.F1172]+1/[.$H$2];5)" office:value-type="float" office:value="4.49999999999995" calcext:value-type="float">
            <text:p>4,49999999999995</text:p>
          </table:table-cell>
          <table:table-cell table:formula="of:=IF([.F1173]&lt;0.000001;[.G1172]+2+1/[.$H$2];[.G1172]+1/[.$H$2])" office:value-type="float" office:value="19.5000000000002" calcext:value-type="float">
            <text:p>19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4]))" office:value-type="date" office:date-value="2019-10-26T15:45:59.093984" calcext:value-type="date">
            <text:p>2019-10-26 15:45:59</text:p>
          </table:table-cell>
          <table:table-cell table:style-name="ce7" table:formula="of:=[.A1174]" office:value-type="date" office:date-value="2019-10-26T15:45:59.093984" calcext:value-type="date">
            <text:p>2019-10-26 15:45:59</text:p>
          </table:table-cell>
          <table:table-cell table:formula="of:=TRUNC([.A1174])" office:value-type="float" office:value="43764" calcext:value-type="float">
            <text:p>43764</text:p>
          </table:table-cell>
          <table:table-cell table:style-name="ce12" table:formula="of:=[.B1174]-[.C1174]" office:value-type="date" office:date-value="1899-12-30T15:45:59.09398393705" calcext:value-type="date">
            <text:p>12/30/99 03:45 PM</text:p>
          </table:table-cell>
          <table:table-cell table:formula="of:=MOD([.E1173]-[.$E$2];[.$H$2])+1+[.$E$2]" office:value-type="float" office:value="252" calcext:value-type="float">
            <text:p>252</text:p>
          </table:table-cell>
          <table:table-cell table:formula="of:=MOD([.F1173]+1/[.$H$2];5)" office:value-type="float" office:value="4.51666666666662" calcext:value-type="float">
            <text:p>4,51666666666662</text:p>
          </table:table-cell>
          <table:table-cell table:formula="of:=IF([.F1174]&lt;0.000001;[.G1173]+2+1/[.$H$2];[.G1173]+1/[.$H$2])" office:value-type="float" office:value="19.5166666666668" calcext:value-type="float">
            <text:p>19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5]))" office:value-type="date" office:date-value="2019-10-26T15:58:56.422266" calcext:value-type="date">
            <text:p>2019-10-26 15:58:56</text:p>
          </table:table-cell>
          <table:table-cell table:style-name="ce7" table:formula="of:=[.A1175]" office:value-type="date" office:date-value="2019-10-26T15:58:56.422266" calcext:value-type="date">
            <text:p>2019-10-26 15:58:56</text:p>
          </table:table-cell>
          <table:table-cell table:formula="of:=TRUNC([.A1175])" office:value-type="float" office:value="43764" calcext:value-type="float">
            <text:p>43764</text:p>
          </table:table-cell>
          <table:table-cell table:style-name="ce12" table:formula="of:=[.B1175]-[.C1175]" office:value-type="date" office:date-value="1899-12-30T15:58:56.42226553056" calcext:value-type="date">
            <text:p>12/30/99 03:58 PM</text:p>
          </table:table-cell>
          <table:table-cell table:formula="of:=MOD([.E1174]-[.$E$2];[.$H$2])+1+[.$E$2]" office:value-type="float" office:value="253" calcext:value-type="float">
            <text:p>253</text:p>
          </table:table-cell>
          <table:table-cell table:formula="of:=MOD([.F1174]+1/[.$H$2];5)" office:value-type="float" office:value="4.53333333333329" calcext:value-type="float">
            <text:p>4,53333333333329</text:p>
          </table:table-cell>
          <table:table-cell table:formula="of:=IF([.F1175]&lt;0.000001;[.G1174]+2+1/[.$H$2];[.G1174]+1/[.$H$2])" office:value-type="float" office:value="19.5333333333335" calcext:value-type="float">
            <text:p>19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6]))" office:value-type="date" office:date-value="2019-10-26T15:49:29.871378" calcext:value-type="date">
            <text:p>2019-10-26 15:49:30</text:p>
          </table:table-cell>
          <table:table-cell table:style-name="ce7" table:formula="of:=[.A1176]" office:value-type="date" office:date-value="2019-10-26T15:49:29.871378" calcext:value-type="date">
            <text:p>2019-10-26 15:49:30</text:p>
          </table:table-cell>
          <table:table-cell table:formula="of:=TRUNC([.A1176])" office:value-type="float" office:value="43764" calcext:value-type="float">
            <text:p>43764</text:p>
          </table:table-cell>
          <table:table-cell table:style-name="ce12" table:formula="of:=[.B1176]-[.C1176]" office:value-type="date" office:date-value="1899-12-30T15:49:29.87137806136" calcext:value-type="date">
            <text:p>12/30/99 03:49 PM</text:p>
          </table:table-cell>
          <table:table-cell table:formula="of:=MOD([.E1175]-[.$E$2];[.$H$2])+1+[.$E$2]" office:value-type="float" office:value="254" calcext:value-type="float">
            <text:p>254</text:p>
          </table:table-cell>
          <table:table-cell table:formula="of:=MOD([.F1175]+1/[.$H$2];5)" office:value-type="float" office:value="4.54999999999995" calcext:value-type="float">
            <text:p>4,54999999999995</text:p>
          </table:table-cell>
          <table:table-cell table:formula="of:=IF([.F1176]&lt;0.000001;[.G1175]+2+1/[.$H$2];[.G1175]+1/[.$H$2])" office:value-type="float" office:value="19.5500000000002" calcext:value-type="float">
            <text:p>19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7]))" office:value-type="date" office:date-value="2019-10-26T15:27:01.382662" calcext:value-type="date">
            <text:p>2019-10-26 15:27:01</text:p>
          </table:table-cell>
          <table:table-cell table:style-name="ce7" table:formula="of:=[.A1177]" office:value-type="date" office:date-value="2019-10-26T15:27:01.382662" calcext:value-type="date">
            <text:p>2019-10-26 15:27:01</text:p>
          </table:table-cell>
          <table:table-cell table:formula="of:=TRUNC([.A1177])" office:value-type="float" office:value="43764" calcext:value-type="float">
            <text:p>43764</text:p>
          </table:table-cell>
          <table:table-cell table:style-name="ce12" table:formula="of:=[.B1177]-[.C1177]" office:value-type="date" office:date-value="1899-12-30T15:27:01.38266223483" calcext:value-type="date">
            <text:p>12/30/99 03:27 PM</text:p>
          </table:table-cell>
          <table:table-cell table:formula="of:=MOD([.E1176]-[.$E$2];[.$H$2])+1+[.$E$2]" office:value-type="float" office:value="255" calcext:value-type="float">
            <text:p>255</text:p>
          </table:table-cell>
          <table:table-cell table:formula="of:=MOD([.F1176]+1/[.$H$2];5)" office:value-type="float" office:value="4.56666666666662" calcext:value-type="float">
            <text:p>4,56666666666662</text:p>
          </table:table-cell>
          <table:table-cell table:formula="of:=IF([.F1177]&lt;0.000001;[.G1176]+2+1/[.$H$2];[.G1176]+1/[.$H$2])" office:value-type="float" office:value="19.5666666666668" calcext:value-type="float">
            <text:p>19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8]))" office:value-type="date" office:date-value="2019-10-26T16:04:00.213158" calcext:value-type="date">
            <text:p>2019-10-26 16:04:00</text:p>
          </table:table-cell>
          <table:table-cell table:style-name="ce7" table:formula="of:=[.A1178]" office:value-type="date" office:date-value="2019-10-26T16:04:00.213158" calcext:value-type="date">
            <text:p>2019-10-26 16:04:00</text:p>
          </table:table-cell>
          <table:table-cell table:formula="of:=TRUNC([.A1178])" office:value-type="float" office:value="43764" calcext:value-type="float">
            <text:p>43764</text:p>
          </table:table-cell>
          <table:table-cell table:style-name="ce12" table:formula="of:=[.B1178]-[.C1178]" office:value-type="date" office:date-value="1899-12-30T16:04:00.21315823775" calcext:value-type="date">
            <text:p>12/30/99 04:04 PM</text:p>
          </table:table-cell>
          <table:table-cell table:formula="of:=MOD([.E1177]-[.$E$2];[.$H$2])+1+[.$E$2]" office:value-type="float" office:value="256" calcext:value-type="float">
            <text:p>256</text:p>
          </table:table-cell>
          <table:table-cell table:formula="of:=MOD([.F1177]+1/[.$H$2];5)" office:value-type="float" office:value="4.58333333333329" calcext:value-type="float">
            <text:p>4,58333333333329</text:p>
          </table:table-cell>
          <table:table-cell table:formula="of:=IF([.F1178]&lt;0.000001;[.G1177]+2+1/[.$H$2];[.G1177]+1/[.$H$2])" office:value-type="float" office:value="19.5833333333335" calcext:value-type="float">
            <text:p>19,5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9]))" office:value-type="date" office:date-value="2019-10-26T15:26:30.305485" calcext:value-type="date">
            <text:p>2019-10-26 15:26:30</text:p>
          </table:table-cell>
          <table:table-cell table:style-name="ce7" table:formula="of:=[.A1179]" office:value-type="date" office:date-value="2019-10-26T15:26:30.305485" calcext:value-type="date">
            <text:p>2019-10-26 15:26:30</text:p>
          </table:table-cell>
          <table:table-cell table:formula="of:=TRUNC([.A1179])" office:value-type="float" office:value="43764" calcext:value-type="float">
            <text:p>43764</text:p>
          </table:table-cell>
          <table:table-cell table:style-name="ce12" table:formula="of:=[.B1179]-[.C1179]" office:value-type="date" office:date-value="1899-12-30T15:26:30.30548469163" calcext:value-type="date">
            <text:p>12/30/99 03:26 PM</text:p>
          </table:table-cell>
          <table:table-cell table:formula="of:=MOD([.E1178]-[.$E$2];[.$H$2])+1+[.$E$2]" office:value-type="float" office:value="257" calcext:value-type="float">
            <text:p>257</text:p>
          </table:table-cell>
          <table:table-cell table:formula="of:=MOD([.F1178]+1/[.$H$2];5)" office:value-type="float" office:value="4.59999999999995" calcext:value-type="float">
            <text:p>4,59999999999995</text:p>
          </table:table-cell>
          <table:table-cell table:formula="of:=IF([.F1179]&lt;0.000001;[.G1178]+2+1/[.$H$2];[.G1178]+1/[.$H$2])" office:value-type="float" office:value="19.6000000000002" calcext:value-type="float">
            <text:p>19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0]))" office:value-type="date" office:date-value="2019-10-26T15:16:14.806241" calcext:value-type="date">
            <text:p>2019-10-26 15:16:15</text:p>
          </table:table-cell>
          <table:table-cell table:style-name="ce7" table:formula="of:=[.A1180]" office:value-type="date" office:date-value="2019-10-26T15:16:14.806241" calcext:value-type="date">
            <text:p>2019-10-26 15:16:15</text:p>
          </table:table-cell>
          <table:table-cell table:formula="of:=TRUNC([.A1180])" office:value-type="float" office:value="43764" calcext:value-type="float">
            <text:p>43764</text:p>
          </table:table-cell>
          <table:table-cell table:style-name="ce12" table:formula="of:=[.B1180]-[.C1180]" office:value-type="date" office:date-value="1899-12-30T15:16:14.80624134187" calcext:value-type="date">
            <text:p>12/30/99 03:16 PM</text:p>
          </table:table-cell>
          <table:table-cell table:formula="of:=MOD([.E1179]-[.$E$2];[.$H$2])+1+[.$E$2]" office:value-type="float" office:value="258" calcext:value-type="float">
            <text:p>258</text:p>
          </table:table-cell>
          <table:table-cell table:formula="of:=MOD([.F1179]+1/[.$H$2];5)" office:value-type="float" office:value="4.61666666666662" calcext:value-type="float">
            <text:p>4,61666666666662</text:p>
          </table:table-cell>
          <table:table-cell table:formula="of:=IF([.F1180]&lt;0.000001;[.G1179]+2+1/[.$H$2];[.G1179]+1/[.$H$2])" office:value-type="float" office:value="19.6166666666668" calcext:value-type="float">
            <text:p>19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1]))" office:value-type="date" office:date-value="2019-10-26T15:37:26.539694" calcext:value-type="date">
            <text:p>2019-10-26 15:37:27</text:p>
          </table:table-cell>
          <table:table-cell table:style-name="ce7" table:formula="of:=[.A1181]" office:value-type="date" office:date-value="2019-10-26T15:37:26.539694" calcext:value-type="date">
            <text:p>2019-10-26 15:37:27</text:p>
          </table:table-cell>
          <table:table-cell table:formula="of:=TRUNC([.A1181])" office:value-type="float" office:value="43764" calcext:value-type="float">
            <text:p>43764</text:p>
          </table:table-cell>
          <table:table-cell table:style-name="ce12" table:formula="of:=[.B1181]-[.C1181]" office:value-type="date" office:date-value="1899-12-30T15:37:26.53969430365" calcext:value-type="date">
            <text:p>12/30/99 03:37 PM</text:p>
          </table:table-cell>
          <table:table-cell table:formula="of:=MOD([.E1180]-[.$E$2];[.$H$2])+1+[.$E$2]" office:value-type="float" office:value="259" calcext:value-type="float">
            <text:p>259</text:p>
          </table:table-cell>
          <table:table-cell table:formula="of:=MOD([.F1180]+1/[.$H$2];5)" office:value-type="float" office:value="4.63333333333329" calcext:value-type="float">
            <text:p>4,63333333333329</text:p>
          </table:table-cell>
          <table:table-cell table:formula="of:=IF([.F1181]&lt;0.000001;[.G1180]+2+1/[.$H$2];[.G1180]+1/[.$H$2])" office:value-type="float" office:value="19.6333333333335" calcext:value-type="float">
            <text:p>19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2]))" office:value-type="date" office:date-value="2019-10-26T15:44:23.94015" calcext:value-type="date">
            <text:p>2019-10-26 15:44:24</text:p>
          </table:table-cell>
          <table:table-cell table:style-name="ce7" table:formula="of:=[.A1182]" office:value-type="date" office:date-value="2019-10-26T15:44:23.94015" calcext:value-type="date">
            <text:p>2019-10-26 15:44:24</text:p>
          </table:table-cell>
          <table:table-cell table:formula="of:=TRUNC([.A1182])" office:value-type="float" office:value="43764" calcext:value-type="float">
            <text:p>43764</text:p>
          </table:table-cell>
          <table:table-cell table:style-name="ce12" table:formula="of:=[.B1182]-[.C1182]" office:value-type="date" office:date-value="1899-12-30T15:44:23.94014982507" calcext:value-type="date">
            <text:p>12/30/99 03:44 PM</text:p>
          </table:table-cell>
          <table:table-cell table:formula="of:=MOD([.E1181]-[.$E$2];[.$H$2])+1+[.$E$2]" office:value-type="float" office:value="260" calcext:value-type="float">
            <text:p>260</text:p>
          </table:table-cell>
          <table:table-cell table:formula="of:=MOD([.F1181]+1/[.$H$2];5)" office:value-type="float" office:value="4.64999999999995" calcext:value-type="float">
            <text:p>4,64999999999995</text:p>
          </table:table-cell>
          <table:table-cell table:formula="of:=IF([.F1182]&lt;0.000001;[.G1181]+2+1/[.$H$2];[.G1181]+1/[.$H$2])" office:value-type="float" office:value="19.6500000000002" calcext:value-type="float">
            <text:p>19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3]))" office:value-type="date" office:date-value="2019-10-26T16:13:28.318351" calcext:value-type="date">
            <text:p>2019-10-26 16:13:28</text:p>
          </table:table-cell>
          <table:table-cell table:style-name="ce7" table:formula="of:=[.A1183]" office:value-type="date" office:date-value="2019-10-26T16:13:28.318351" calcext:value-type="date">
            <text:p>2019-10-26 16:13:28</text:p>
          </table:table-cell>
          <table:table-cell table:formula="of:=TRUNC([.A1183])" office:value-type="float" office:value="43764" calcext:value-type="float">
            <text:p>43764</text:p>
          </table:table-cell>
          <table:table-cell table:style-name="ce12" table:formula="of:=[.B1183]-[.C1183]" office:value-type="date" office:date-value="1899-12-30T16:13:28.31835104618" calcext:value-type="date">
            <text:p>12/30/99 04:13 PM</text:p>
          </table:table-cell>
          <table:table-cell table:formula="of:=MOD([.E1182]-[.$E$2];[.$H$2])+1+[.$E$2]" office:value-type="float" office:value="261" calcext:value-type="float">
            <text:p>261</text:p>
          </table:table-cell>
          <table:table-cell table:formula="of:=MOD([.F1182]+1/[.$H$2];5)" office:value-type="float" office:value="4.66666666666662" calcext:value-type="float">
            <text:p>4,66666666666662</text:p>
          </table:table-cell>
          <table:table-cell table:formula="of:=IF([.F1183]&lt;0.000001;[.G1182]+2+1/[.$H$2];[.G1182]+1/[.$H$2])" office:value-type="float" office:value="19.6666666666668" calcext:value-type="float">
            <text:p>19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4]))" office:value-type="date" office:date-value="2019-10-26T15:57:01.330768" calcext:value-type="date">
            <text:p>2019-10-26 15:57:01</text:p>
          </table:table-cell>
          <table:table-cell table:style-name="ce7" table:formula="of:=[.A1184]" office:value-type="date" office:date-value="2019-10-26T15:57:01.330768" calcext:value-type="date">
            <text:p>2019-10-26 15:57:01</text:p>
          </table:table-cell>
          <table:table-cell table:formula="of:=TRUNC([.A1184])" office:value-type="float" office:value="43764" calcext:value-type="float">
            <text:p>43764</text:p>
          </table:table-cell>
          <table:table-cell table:style-name="ce12" table:formula="of:=[.B1184]-[.C1184]" office:value-type="date" office:date-value="1899-12-30T15:57:01.33076798636" calcext:value-type="date">
            <text:p>12/30/99 03:57 PM</text:p>
          </table:table-cell>
          <table:table-cell table:formula="of:=MOD([.E1183]-[.$E$2];[.$H$2])+1+[.$E$2]" office:value-type="float" office:value="262" calcext:value-type="float">
            <text:p>262</text:p>
          </table:table-cell>
          <table:table-cell table:formula="of:=MOD([.F1183]+1/[.$H$2];5)" office:value-type="float" office:value="4.68333333333329" calcext:value-type="float">
            <text:p>4,68333333333329</text:p>
          </table:table-cell>
          <table:table-cell table:formula="of:=IF([.F1184]&lt;0.000001;[.G1183]+2+1/[.$H$2];[.G1183]+1/[.$H$2])" office:value-type="float" office:value="19.6833333333335" calcext:value-type="float">
            <text:p>19,6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5]))" office:value-type="date" office:date-value="2019-10-26T15:36:51.457571" calcext:value-type="date">
            <text:p>2019-10-26 15:36:51</text:p>
          </table:table-cell>
          <table:table-cell table:style-name="ce7" table:formula="of:=[.A1185]" office:value-type="date" office:date-value="2019-10-26T15:36:51.457571" calcext:value-type="date">
            <text:p>2019-10-26 15:36:51</text:p>
          </table:table-cell>
          <table:table-cell table:formula="of:=TRUNC([.A1185])" office:value-type="float" office:value="43764" calcext:value-type="float">
            <text:p>43764</text:p>
          </table:table-cell>
          <table:table-cell table:style-name="ce12" table:formula="of:=[.B1185]-[.C1185]" office:value-type="date" office:date-value="1899-12-30T15:36:51.45757092163" calcext:value-type="date">
            <text:p>12/30/99 03:36 PM</text:p>
          </table:table-cell>
          <table:table-cell table:formula="of:=MOD([.E1184]-[.$E$2];[.$H$2])+1+[.$E$2]" office:value-type="float" office:value="263" calcext:value-type="float">
            <text:p>263</text:p>
          </table:table-cell>
          <table:table-cell table:formula="of:=MOD([.F1184]+1/[.$H$2];5)" office:value-type="float" office:value="4.69999999999995" calcext:value-type="float">
            <text:p>4,69999999999995</text:p>
          </table:table-cell>
          <table:table-cell table:formula="of:=IF([.F1185]&lt;0.000001;[.G1184]+2+1/[.$H$2];[.G1184]+1/[.$H$2])" office:value-type="float" office:value="19.7000000000002" calcext:value-type="float">
            <text:p>19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6]))" office:value-type="date" office:date-value="2019-10-26T15:26:09.948951" calcext:value-type="date">
            <text:p>2019-10-26 15:26:10</text:p>
          </table:table-cell>
          <table:table-cell table:style-name="ce7" table:formula="of:=[.A1186]" office:value-type="date" office:date-value="2019-10-26T15:26:09.948951" calcext:value-type="date">
            <text:p>2019-10-26 15:26:10</text:p>
          </table:table-cell>
          <table:table-cell table:formula="of:=TRUNC([.A1186])" office:value-type="float" office:value="43764" calcext:value-type="float">
            <text:p>43764</text:p>
          </table:table-cell>
          <table:table-cell table:style-name="ce12" table:formula="of:=[.B1186]-[.C1186]" office:value-type="date" office:date-value="1899-12-30T15:26:09.9489509454" calcext:value-type="date">
            <text:p>12/30/99 03:26 PM</text:p>
          </table:table-cell>
          <table:table-cell table:formula="of:=MOD([.E1185]-[.$E$2];[.$H$2])+1+[.$E$2]" office:value-type="float" office:value="264" calcext:value-type="float">
            <text:p>264</text:p>
          </table:table-cell>
          <table:table-cell table:formula="of:=MOD([.F1185]+1/[.$H$2];5)" office:value-type="float" office:value="4.71666666666662" calcext:value-type="float">
            <text:p>4,71666666666662</text:p>
          </table:table-cell>
          <table:table-cell table:formula="of:=IF([.F1186]&lt;0.000001;[.G1185]+2+1/[.$H$2];[.G1185]+1/[.$H$2])" office:value-type="float" office:value="19.7166666666668" calcext:value-type="float">
            <text:p>19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7]))" office:value-type="date" office:date-value="2019-10-26T15:31:18.866934" calcext:value-type="date">
            <text:p>2019-10-26 15:31:19</text:p>
          </table:table-cell>
          <table:table-cell table:style-name="ce7" table:formula="of:=[.A1187]" office:value-type="date" office:date-value="2019-10-26T15:31:18.866934" calcext:value-type="date">
            <text:p>2019-10-26 15:31:19</text:p>
          </table:table-cell>
          <table:table-cell table:formula="of:=TRUNC([.A1187])" office:value-type="float" office:value="43764" calcext:value-type="float">
            <text:p>43764</text:p>
          </table:table-cell>
          <table:table-cell table:style-name="ce12" table:formula="of:=[.B1187]-[.C1187]" office:value-type="date" office:date-value="1899-12-30T15:31:18.86693438049" calcext:value-type="date">
            <text:p>12/30/99 03:31 PM</text:p>
          </table:table-cell>
          <table:table-cell table:formula="of:=MOD([.E1186]-[.$E$2];[.$H$2])+1+[.$E$2]" office:value-type="float" office:value="265" calcext:value-type="float">
            <text:p>265</text:p>
          </table:table-cell>
          <table:table-cell table:formula="of:=MOD([.F1186]+1/[.$H$2];5)" office:value-type="float" office:value="4.73333333333328" calcext:value-type="float">
            <text:p>4,73333333333328</text:p>
          </table:table-cell>
          <table:table-cell table:formula="of:=IF([.F1187]&lt;0.000001;[.G1186]+2+1/[.$H$2];[.G1186]+1/[.$H$2])" office:value-type="float" office:value="19.7333333333335" calcext:value-type="float">
            <text:p>19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8]))" office:value-type="date" office:date-value="2019-10-26T15:16:14.894309" calcext:value-type="date">
            <text:p>2019-10-26 15:16:15</text:p>
          </table:table-cell>
          <table:table-cell table:style-name="ce7" table:formula="of:=[.A1188]" office:value-type="date" office:date-value="2019-10-26T15:16:14.894309" calcext:value-type="date">
            <text:p>2019-10-26 15:16:15</text:p>
          </table:table-cell>
          <table:table-cell table:formula="of:=TRUNC([.A1188])" office:value-type="float" office:value="43764" calcext:value-type="float">
            <text:p>43764</text:p>
          </table:table-cell>
          <table:table-cell table:style-name="ce12" table:formula="of:=[.B1188]-[.C1188]" office:value-type="date" office:date-value="1899-12-30T15:16:14.89430853166" calcext:value-type="date">
            <text:p>12/30/99 03:16 PM</text:p>
          </table:table-cell>
          <table:table-cell table:formula="of:=MOD([.E1187]-[.$E$2];[.$H$2])+1+[.$E$2]" office:value-type="float" office:value="266" calcext:value-type="float">
            <text:p>266</text:p>
          </table:table-cell>
          <table:table-cell table:formula="of:=MOD([.F1187]+1/[.$H$2];5)" office:value-type="float" office:value="4.74999999999995" calcext:value-type="float">
            <text:p>4,74999999999995</text:p>
          </table:table-cell>
          <table:table-cell table:formula="of:=IF([.F1188]&lt;0.000001;[.G1187]+2+1/[.$H$2];[.G1187]+1/[.$H$2])" office:value-type="float" office:value="19.7500000000002" calcext:value-type="float">
            <text:p>19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9]))" office:value-type="date" office:date-value="2019-10-26T15:37:18.041397" calcext:value-type="date">
            <text:p>2019-10-26 15:37:18</text:p>
          </table:table-cell>
          <table:table-cell table:style-name="ce7" table:formula="of:=[.A1189]" office:value-type="date" office:date-value="2019-10-26T15:37:18.041397" calcext:value-type="date">
            <text:p>2019-10-26 15:37:18</text:p>
          </table:table-cell>
          <table:table-cell table:formula="of:=TRUNC([.A1189])" office:value-type="float" office:value="43764" calcext:value-type="float">
            <text:p>43764</text:p>
          </table:table-cell>
          <table:table-cell table:style-name="ce12" table:formula="of:=[.B1189]-[.C1189]" office:value-type="date" office:date-value="1899-12-30T15:37:18.04139688145" calcext:value-type="date">
            <text:p>12/30/99 03:37 PM</text:p>
          </table:table-cell>
          <table:table-cell table:formula="of:=MOD([.E1188]-[.$E$2];[.$H$2])+1+[.$E$2]" office:value-type="float" office:value="267" calcext:value-type="float">
            <text:p>267</text:p>
          </table:table-cell>
          <table:table-cell table:formula="of:=MOD([.F1188]+1/[.$H$2];5)" office:value-type="float" office:value="4.76666666666662" calcext:value-type="float">
            <text:p>4,76666666666662</text:p>
          </table:table-cell>
          <table:table-cell table:formula="of:=IF([.F1189]&lt;0.000001;[.G1188]+2+1/[.$H$2];[.G1188]+1/[.$H$2])" office:value-type="float" office:value="19.7666666666668" calcext:value-type="float">
            <text:p>19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0]))" office:value-type="date" office:date-value="2019-10-26T15:45:19.04658" calcext:value-type="date">
            <text:p>2019-10-26 15:45:19</text:p>
          </table:table-cell>
          <table:table-cell table:style-name="ce7" table:formula="of:=[.A1190]" office:value-type="date" office:date-value="2019-10-26T15:45:19.04658" calcext:value-type="date">
            <text:p>2019-10-26 15:45:19</text:p>
          </table:table-cell>
          <table:table-cell table:formula="of:=TRUNC([.A1190])" office:value-type="float" office:value="43764" calcext:value-type="float">
            <text:p>43764</text:p>
          </table:table-cell>
          <table:table-cell table:style-name="ce12" table:formula="of:=[.B1190]-[.C1190]" office:value-type="date" office:date-value="1899-12-30T15:45:19.04657995328" calcext:value-type="date">
            <text:p>12/30/99 03:45 PM</text:p>
          </table:table-cell>
          <table:table-cell table:formula="of:=MOD([.E1189]-[.$E$2];[.$H$2])+1+[.$E$2]" office:value-type="float" office:value="268" calcext:value-type="float">
            <text:p>268</text:p>
          </table:table-cell>
          <table:table-cell table:formula="of:=MOD([.F1189]+1/[.$H$2];5)" office:value-type="float" office:value="4.78333333333328" calcext:value-type="float">
            <text:p>4,78333333333328</text:p>
          </table:table-cell>
          <table:table-cell table:formula="of:=IF([.F1190]&lt;0.000001;[.G1189]+2+1/[.$H$2];[.G1189]+1/[.$H$2])" office:value-type="float" office:value="19.7833333333335" calcext:value-type="float">
            <text:p>19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1]))" office:value-type="date" office:date-value="2019-10-26T16:00:48.840501" calcext:value-type="date">
            <text:p>2019-10-26 16:00:49</text:p>
          </table:table-cell>
          <table:table-cell table:style-name="ce7" table:formula="of:=[.A1191]" office:value-type="date" office:date-value="2019-10-26T16:00:48.840501" calcext:value-type="date">
            <text:p>2019-10-26 16:00:49</text:p>
          </table:table-cell>
          <table:table-cell table:formula="of:=TRUNC([.A1191])" office:value-type="float" office:value="43764" calcext:value-type="float">
            <text:p>43764</text:p>
          </table:table-cell>
          <table:table-cell table:style-name="ce12" table:formula="of:=[.B1191]-[.C1191]" office:value-type="date" office:date-value="1899-12-30T16:00:48.84050069377" calcext:value-type="date">
            <text:p>12/30/99 04:00 PM</text:p>
          </table:table-cell>
          <table:table-cell table:formula="of:=MOD([.E1190]-[.$E$2];[.$H$2])+1+[.$E$2]" office:value-type="float" office:value="269" calcext:value-type="float">
            <text:p>269</text:p>
          </table:table-cell>
          <table:table-cell table:formula="of:=MOD([.F1190]+1/[.$H$2];5)" office:value-type="float" office:value="4.79999999999995" calcext:value-type="float">
            <text:p>4,79999999999995</text:p>
          </table:table-cell>
          <table:table-cell table:formula="of:=IF([.F1191]&lt;0.000001;[.G1190]+2+1/[.$H$2];[.G1190]+1/[.$H$2])" office:value-type="float" office:value="19.8000000000002" calcext:value-type="float">
            <text:p>19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2]))" office:value-type="date" office:date-value="2019-10-26T15:26:30.462511" calcext:value-type="date">
            <text:p>2019-10-26 15:26:30</text:p>
          </table:table-cell>
          <table:table-cell table:style-name="ce7" table:formula="of:=[.A1192]" office:value-type="date" office:date-value="2019-10-26T15:26:30.462511" calcext:value-type="date">
            <text:p>2019-10-26 15:26:30</text:p>
          </table:table-cell>
          <table:table-cell table:formula="of:=TRUNC([.A1192])" office:value-type="float" office:value="43764" calcext:value-type="float">
            <text:p>43764</text:p>
          </table:table-cell>
          <table:table-cell table:style-name="ce12" table:formula="of:=[.B1192]-[.C1192]" office:value-type="date" office:date-value="1899-12-30T15:26:30.4625114752" calcext:value-type="date">
            <text:p>12/30/99 03:26 PM</text:p>
          </table:table-cell>
          <table:table-cell table:formula="of:=MOD([.E1191]-[.$E$2];[.$H$2])+1+[.$E$2]" office:value-type="float" office:value="270" calcext:value-type="float">
            <text:p>270</text:p>
          </table:table-cell>
          <table:table-cell table:formula="of:=MOD([.F1191]+1/[.$H$2];5)" office:value-type="float" office:value="4.81666666666662" calcext:value-type="float">
            <text:p>4,81666666666662</text:p>
          </table:table-cell>
          <table:table-cell table:formula="of:=IF([.F1192]&lt;0.000001;[.G1191]+2+1/[.$H$2];[.G1191]+1/[.$H$2])" office:value-type="float" office:value="19.8166666666668" calcext:value-type="float">
            <text:p>19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3]))" office:value-type="date" office:date-value="2019-10-26T15:40:17.237796" calcext:value-type="date">
            <text:p>2019-10-26 15:40:17</text:p>
          </table:table-cell>
          <table:table-cell table:style-name="ce7" table:formula="of:=[.A1193]" office:value-type="date" office:date-value="2019-10-26T15:40:17.237796" calcext:value-type="date">
            <text:p>2019-10-26 15:40:17</text:p>
          </table:table-cell>
          <table:table-cell table:formula="of:=TRUNC([.A1193])" office:value-type="float" office:value="43764" calcext:value-type="float">
            <text:p>43764</text:p>
          </table:table-cell>
          <table:table-cell table:style-name="ce12" table:formula="of:=[.B1193]-[.C1193]" office:value-type="date" office:date-value="1899-12-30T15:40:17.23779591266" calcext:value-type="date">
            <text:p>12/30/99 03:40 PM</text:p>
          </table:table-cell>
          <table:table-cell table:formula="of:=MOD([.E1192]-[.$E$2];[.$H$2])+1+[.$E$2]" office:value-type="float" office:value="271" calcext:value-type="float">
            <text:p>271</text:p>
          </table:table-cell>
          <table:table-cell table:formula="of:=MOD([.F1192]+1/[.$H$2];5)" office:value-type="float" office:value="4.83333333333328" calcext:value-type="float">
            <text:p>4,83333333333328</text:p>
          </table:table-cell>
          <table:table-cell table:formula="of:=IF([.F1193]&lt;0.000001;[.G1192]+2+1/[.$H$2];[.G1192]+1/[.$H$2])" office:value-type="float" office:value="19.8333333333335" calcext:value-type="float">
            <text:p>19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4]))" office:value-type="date" office:date-value="2019-10-26T15:50:28.086641" calcext:value-type="date">
            <text:p>2019-10-26 15:50:28</text:p>
          </table:table-cell>
          <table:table-cell table:style-name="ce7" table:formula="of:=[.A1194]" office:value-type="date" office:date-value="2019-10-26T15:50:28.086641" calcext:value-type="date">
            <text:p>2019-10-26 15:50:28</text:p>
          </table:table-cell>
          <table:table-cell table:formula="of:=TRUNC([.A1194])" office:value-type="float" office:value="43764" calcext:value-type="float">
            <text:p>43764</text:p>
          </table:table-cell>
          <table:table-cell table:style-name="ce12" table:formula="of:=[.B1194]-[.C1194]" office:value-type="date" office:date-value="1899-12-30T15:50:28.08664140757" calcext:value-type="date">
            <text:p>12/30/99 03:50 PM</text:p>
          </table:table-cell>
          <table:table-cell table:formula="of:=MOD([.E1193]-[.$E$2];[.$H$2])+1+[.$E$2]" office:value-type="float" office:value="272" calcext:value-type="float">
            <text:p>272</text:p>
          </table:table-cell>
          <table:table-cell table:formula="of:=MOD([.F1193]+1/[.$H$2];5)" office:value-type="float" office:value="4.84999999999995" calcext:value-type="float">
            <text:p>4,84999999999995</text:p>
          </table:table-cell>
          <table:table-cell table:formula="of:=IF([.F1194]&lt;0.000001;[.G1193]+2+1/[.$H$2];[.G1193]+1/[.$H$2])" office:value-type="float" office:value="19.8500000000002" calcext:value-type="float">
            <text:p>19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5]))" office:value-type="date" office:date-value="2019-10-26T15:29:48.102165" calcext:value-type="date">
            <text:p>2019-10-26 15:29:48</text:p>
          </table:table-cell>
          <table:table-cell table:style-name="ce7" table:formula="of:=[.A1195]" office:value-type="date" office:date-value="2019-10-26T15:29:48.102165" calcext:value-type="date">
            <text:p>2019-10-26 15:29:48</text:p>
          </table:table-cell>
          <table:table-cell table:formula="of:=TRUNC([.A1195])" office:value-type="float" office:value="43764" calcext:value-type="float">
            <text:p>43764</text:p>
          </table:table-cell>
          <table:table-cell table:style-name="ce12" table:formula="of:=[.B1195]-[.C1195]" office:value-type="date" office:date-value="1899-12-30T15:29:48.1021650508" calcext:value-type="date">
            <text:p>12/30/99 03:29 PM</text:p>
          </table:table-cell>
          <table:table-cell table:formula="of:=MOD([.E1194]-[.$E$2];[.$H$2])+1+[.$E$2]" office:value-type="float" office:value="273" calcext:value-type="float">
            <text:p>273</text:p>
          </table:table-cell>
          <table:table-cell table:formula="of:=MOD([.F1194]+1/[.$H$2];5)" office:value-type="float" office:value="4.86666666666662" calcext:value-type="float">
            <text:p>4,86666666666662</text:p>
          </table:table-cell>
          <table:table-cell table:formula="of:=IF([.F1195]&lt;0.000001;[.G1194]+2+1/[.$H$2];[.G1194]+1/[.$H$2])" office:value-type="float" office:value="19.8666666666668" calcext:value-type="float">
            <text:p>19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6]))" office:value-type="date" office:date-value="2019-10-26T15:51:17.401352" calcext:value-type="date">
            <text:p>2019-10-26 15:51:17</text:p>
          </table:table-cell>
          <table:table-cell table:style-name="ce7" table:formula="of:=[.A1196]" office:value-type="date" office:date-value="2019-10-26T15:51:17.401352" calcext:value-type="date">
            <text:p>2019-10-26 15:51:17</text:p>
          </table:table-cell>
          <table:table-cell table:formula="of:=TRUNC([.A1196])" office:value-type="float" office:value="43764" calcext:value-type="float">
            <text:p>43764</text:p>
          </table:table-cell>
          <table:table-cell table:style-name="ce12" table:formula="of:=[.B1196]-[.C1196]" office:value-type="date" office:date-value="1899-12-30T15:51:17.40135204513" calcext:value-type="date">
            <text:p>12/30/99 03:51 PM</text:p>
          </table:table-cell>
          <table:table-cell table:formula="of:=MOD([.E1195]-[.$E$2];[.$H$2])+1+[.$E$2]" office:value-type="float" office:value="274" calcext:value-type="float">
            <text:p>274</text:p>
          </table:table-cell>
          <table:table-cell table:formula="of:=MOD([.F1195]+1/[.$H$2];5)" office:value-type="float" office:value="4.88333333333328" calcext:value-type="float">
            <text:p>4,88333333333328</text:p>
          </table:table-cell>
          <table:table-cell table:formula="of:=IF([.F1196]&lt;0.000001;[.G1195]+2+1/[.$H$2];[.G1195]+1/[.$H$2])" office:value-type="float" office:value="19.8833333333335" calcext:value-type="float">
            <text:p>19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7]))" office:value-type="date" office:date-value="2019-10-26T15:31:17.006555" calcext:value-type="date">
            <text:p>2019-10-26 15:31:17</text:p>
          </table:table-cell>
          <table:table-cell table:style-name="ce7" table:formula="of:=[.A1197]" office:value-type="date" office:date-value="2019-10-26T15:31:17.006555" calcext:value-type="date">
            <text:p>2019-10-26 15:31:17</text:p>
          </table:table-cell>
          <table:table-cell table:formula="of:=TRUNC([.A1197])" office:value-type="float" office:value="43764" calcext:value-type="float">
            <text:p>43764</text:p>
          </table:table-cell>
          <table:table-cell table:style-name="ce12" table:formula="of:=[.B1197]-[.C1197]" office:value-type="date" office:date-value="1899-12-30T15:31:17.00655546505" calcext:value-type="date">
            <text:p>12/30/99 03:31 PM</text:p>
          </table:table-cell>
          <table:table-cell table:formula="of:=MOD([.E1196]-[.$E$2];[.$H$2])+1+[.$E$2]" office:value-type="float" office:value="275" calcext:value-type="float">
            <text:p>275</text:p>
          </table:table-cell>
          <table:table-cell table:formula="of:=MOD([.F1196]+1/[.$H$2];5)" office:value-type="float" office:value="4.89999999999995" calcext:value-type="float">
            <text:p>4,89999999999995</text:p>
          </table:table-cell>
          <table:table-cell table:formula="of:=IF([.F1197]&lt;0.000001;[.G1196]+2+1/[.$H$2];[.G1196]+1/[.$H$2])" office:value-type="float" office:value="19.9000000000002" calcext:value-type="float">
            <text:p>19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8]))" office:value-type="date" office:date-value="2019-10-26T15:42:02.681228" calcext:value-type="date">
            <text:p>2019-10-26 15:42:03</text:p>
          </table:table-cell>
          <table:table-cell table:style-name="ce7" table:formula="of:=[.A1198]" office:value-type="date" office:date-value="2019-10-26T15:42:02.681228" calcext:value-type="date">
            <text:p>2019-10-26 15:42:03</text:p>
          </table:table-cell>
          <table:table-cell table:formula="of:=TRUNC([.A1198])" office:value-type="float" office:value="43764" calcext:value-type="float">
            <text:p>43764</text:p>
          </table:table-cell>
          <table:table-cell table:style-name="ce12" table:formula="of:=[.B1198]-[.C1198]" office:value-type="date" office:date-value="1899-12-30T15:42:02.68122795504" calcext:value-type="date">
            <text:p>12/30/99 03:42 PM</text:p>
          </table:table-cell>
          <table:table-cell table:formula="of:=MOD([.E1197]-[.$E$2];[.$H$2])+1+[.$E$2]" office:value-type="float" office:value="276" calcext:value-type="float">
            <text:p>276</text:p>
          </table:table-cell>
          <table:table-cell table:formula="of:=MOD([.F1197]+1/[.$H$2];5)" office:value-type="float" office:value="4.91666666666662" calcext:value-type="float">
            <text:p>4,91666666666662</text:p>
          </table:table-cell>
          <table:table-cell table:formula="of:=IF([.F1198]&lt;0.000001;[.G1197]+2+1/[.$H$2];[.G1197]+1/[.$H$2])" office:value-type="float" office:value="19.9166666666668" calcext:value-type="float">
            <text:p>19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9]))" office:value-type="date" office:date-value="2019-10-26T15:46:05.878231" calcext:value-type="date">
            <text:p>2019-10-26 15:46:06</text:p>
          </table:table-cell>
          <table:table-cell table:style-name="ce7" table:formula="of:=[.A1199]" office:value-type="date" office:date-value="2019-10-26T15:46:05.878231" calcext:value-type="date">
            <text:p>2019-10-26 15:46:06</text:p>
          </table:table-cell>
          <table:table-cell table:formula="of:=TRUNC([.A1199])" office:value-type="float" office:value="43764" calcext:value-type="float">
            <text:p>43764</text:p>
          </table:table-cell>
          <table:table-cell table:style-name="ce12" table:formula="of:=[.B1199]-[.C1199]" office:value-type="date" office:date-value="1899-12-30T15:46:05.87823098525" calcext:value-type="date">
            <text:p>12/30/99 03:46 PM</text:p>
          </table:table-cell>
          <table:table-cell table:formula="of:=MOD([.E1198]-[.$E$2];[.$H$2])+1+[.$E$2]" office:value-type="float" office:value="277" calcext:value-type="float">
            <text:p>277</text:p>
          </table:table-cell>
          <table:table-cell table:formula="of:=MOD([.F1198]+1/[.$H$2];5)" office:value-type="float" office:value="4.93333333333328" calcext:value-type="float">
            <text:p>4,93333333333328</text:p>
          </table:table-cell>
          <table:table-cell table:formula="of:=IF([.F1199]&lt;0.000001;[.G1198]+2+1/[.$H$2];[.G1198]+1/[.$H$2])" office:value-type="float" office:value="19.9333333333335" calcext:value-type="float">
            <text:p>19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0]))" office:value-type="date" office:date-value="2019-10-26T15:17:34.329233" calcext:value-type="date">
            <text:p>2019-10-26 15:17:34</text:p>
          </table:table-cell>
          <table:table-cell table:style-name="ce7" table:formula="of:=[.A1200]" office:value-type="date" office:date-value="2019-10-26T15:17:34.329233" calcext:value-type="date">
            <text:p>2019-10-26 15:17:34</text:p>
          </table:table-cell>
          <table:table-cell table:formula="of:=TRUNC([.A1200])" office:value-type="float" office:value="43764" calcext:value-type="float">
            <text:p>43764</text:p>
          </table:table-cell>
          <table:table-cell table:style-name="ce12" table:formula="of:=[.B1200]-[.C1200]" office:value-type="date" office:date-value="1899-12-30T15:17:34.32923336048" calcext:value-type="date">
            <text:p>12/30/99 03:17 PM</text:p>
          </table:table-cell>
          <table:table-cell table:formula="of:=MOD([.E1199]-[.$E$2];[.$H$2])+1+[.$E$2]" office:value-type="float" office:value="278" calcext:value-type="float">
            <text:p>278</text:p>
          </table:table-cell>
          <table:table-cell table:formula="of:=MOD([.F1199]+1/[.$H$2];5)" office:value-type="float" office:value="4.94999999999995" calcext:value-type="float">
            <text:p>4,94999999999995</text:p>
          </table:table-cell>
          <table:table-cell table:formula="of:=IF([.F1200]&lt;0.000001;[.G1199]+2+1/[.$H$2];[.G1199]+1/[.$H$2])" office:value-type="float" office:value="19.9500000000001" calcext:value-type="float">
            <text:p>19,9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1]))" office:value-type="date" office:date-value="2019-10-26T15:46:24.624657" calcext:value-type="date">
            <text:p>2019-10-26 15:46:25</text:p>
          </table:table-cell>
          <table:table-cell table:style-name="ce7" table:formula="of:=[.A1201]" office:value-type="date" office:date-value="2019-10-26T15:46:24.624657" calcext:value-type="date">
            <text:p>2019-10-26 15:46:25</text:p>
          </table:table-cell>
          <table:table-cell table:formula="of:=TRUNC([.A1201])" office:value-type="float" office:value="43764" calcext:value-type="float">
            <text:p>43764</text:p>
          </table:table-cell>
          <table:table-cell table:style-name="ce12" table:formula="of:=[.B1201]-[.C1201]" office:value-type="date" office:date-value="1899-12-30T15:46:24.62465666234" calcext:value-type="date">
            <text:p>12/30/99 03:46 PM</text:p>
          </table:table-cell>
          <table:table-cell table:formula="of:=MOD([.E1200]-[.$E$2];[.$H$2])+1+[.$E$2]" office:value-type="float" office:value="279" calcext:value-type="float">
            <text:p>279</text:p>
          </table:table-cell>
          <table:table-cell table:formula="of:=MOD([.F1200]+1/[.$H$2];5)" office:value-type="float" office:value="4.96666666666662" calcext:value-type="float">
            <text:p>4,96666666666662</text:p>
          </table:table-cell>
          <table:table-cell table:formula="of:=IF([.F1201]&lt;0.000001;[.G1200]+2+1/[.$H$2];[.G1200]+1/[.$H$2])" office:value-type="float" office:value="19.9666666666668" calcext:value-type="float">
            <text:p>19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2]))" office:value-type="date" office:date-value="2019-10-26T15:20:11.291084" calcext:value-type="date">
            <text:p>2019-10-26 15:20:11</text:p>
          </table:table-cell>
          <table:table-cell table:style-name="ce7" table:formula="of:=[.A1202]" office:value-type="date" office:date-value="2019-10-26T15:20:11.291084" calcext:value-type="date">
            <text:p>2019-10-26 15:20:11</text:p>
          </table:table-cell>
          <table:table-cell table:formula="of:=TRUNC([.A1202])" office:value-type="float" office:value="43764" calcext:value-type="float">
            <text:p>43764</text:p>
          </table:table-cell>
          <table:table-cell table:style-name="ce12" table:formula="of:=[.B1202]-[.C1202]" office:value-type="date" office:date-value="1899-12-30T15:20:11.29108441528" calcext:value-type="date">
            <text:p>12/30/99 03:20 PM</text:p>
          </table:table-cell>
          <table:table-cell table:formula="of:=MOD([.E1201]-[.$E$2];[.$H$2])+1+[.$E$2]" office:value-type="float" office:value="280" calcext:value-type="float">
            <text:p>280</text:p>
          </table:table-cell>
          <table:table-cell table:formula="of:=MOD([.F1201]+1/[.$H$2];5)" office:value-type="float" office:value="4.98333333333328" calcext:value-type="float">
            <text:p>4,98333333333328</text:p>
          </table:table-cell>
          <table:table-cell table:formula="of:=IF([.F1202]&lt;0.000001;[.G1201]+2+1/[.$H$2];[.G1201]+1/[.$H$2])" office:value-type="float" office:value="19.9833333333335" calcext:value-type="float">
            <text:p>19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3]))" office:value-type="date" office:date-value="2019-10-27T15:38:02.211657" calcext:value-type="date">
            <text:p>2019-10-27 15:38:02</text:p>
          </table:table-cell>
          <table:table-cell table:style-name="ce7" table:formula="of:=[.A1203]" office:value-type="date" office:date-value="2019-10-27T15:38:02.211657" calcext:value-type="date">
            <text:p>2019-10-27 15:38:02</text:p>
          </table:table-cell>
          <table:table-cell table:formula="of:=TRUNC([.A1203])" office:value-type="float" office:value="43765" calcext:value-type="float">
            <text:p>43765</text:p>
          </table:table-cell>
          <table:table-cell table:style-name="ce12" table:formula="of:=[.B1203]-[.C1203]" office:value-type="date" office:date-value="1899-12-30T15:38:02.21165745053" calcext:value-type="date">
            <text:p>12/30/99 03:38 PM</text:p>
          </table:table-cell>
          <table:table-cell table:formula="of:=MOD([.E1202]-[.$E$2];[.$H$2])+1+[.$E$2]" office:value-type="float" office:value="221" calcext:value-type="float">
            <text:p>221</text:p>
          </table:table-cell>
          <table:table-cell table:formula="of:=MOD([.F1202]+1/[.$H$2];5)" office:value-type="float" office:value="4.99999999999995" calcext:value-type="float">
            <text:p>4,99999999999995</text:p>
          </table:table-cell>
          <table:table-cell table:formula="of:=IF([.F1203]&lt;0.000001;[.G1202]+2+1/[.$H$2];[.G1202]+1/[.$H$2])" office:value-type="float" office:value="20.0000000000001" calcext:value-type="float">
            <text:p>20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4]))" office:value-type="date" office:date-value="2019-10-27T15:54:22.676658" calcext:value-type="date">
            <text:p>2019-10-27 15:54:23</text:p>
          </table:table-cell>
          <table:table-cell table:style-name="ce7" table:formula="of:=[.A1204]" office:value-type="date" office:date-value="2019-10-27T15:54:22.676658" calcext:value-type="date">
            <text:p>2019-10-27 15:54:23</text:p>
          </table:table-cell>
          <table:table-cell table:formula="of:=TRUNC([.A1204])" office:value-type="float" office:value="43765" calcext:value-type="float">
            <text:p>43765</text:p>
          </table:table-cell>
          <table:table-cell table:style-name="ce12" table:formula="of:=[.B1204]-[.C1204]" office:value-type="date" office:date-value="1899-12-30T15:54:22.67665782943" calcext:value-type="date">
            <text:p>12/30/99 03:54 PM</text:p>
          </table:table-cell>
          <table:table-cell table:formula="of:=MOD([.E1203]-[.$E$2];[.$H$2])+1+[.$E$2]" office:value-type="float" office:value="222" calcext:value-type="float">
            <text:p>222</text:p>
          </table:table-cell>
          <table:table-cell table:formula="of:=MOD([.F1203]+1/[.$H$2];5)" office:value-type="float" office:value="0.0166666666666169" calcext:value-type="float">
            <text:p>0,016666666666617</text:p>
          </table:table-cell>
          <table:table-cell table:formula="of:=IF([.F1204]&lt;0.000001;[.G1203]+2+1/[.$H$2];[.G1203]+1/[.$H$2])" office:value-type="float" office:value="20.0166666666668" calcext:value-type="float">
            <text:p>20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5]))" office:value-type="date" office:date-value="2019-10-27T15:27:28.984774" calcext:value-type="date">
            <text:p>2019-10-27 15:27:29</text:p>
          </table:table-cell>
          <table:table-cell table:style-name="ce7" table:formula="of:=[.A1205]" office:value-type="date" office:date-value="2019-10-27T15:27:28.984774" calcext:value-type="date">
            <text:p>2019-10-27 15:27:29</text:p>
          </table:table-cell>
          <table:table-cell table:formula="of:=TRUNC([.A1205])" office:value-type="float" office:value="43765" calcext:value-type="float">
            <text:p>43765</text:p>
          </table:table-cell>
          <table:table-cell table:style-name="ce12" table:formula="of:=[.B1205]-[.C1205]" office:value-type="date" office:date-value="1899-12-30T15:27:28.98477375973" calcext:value-type="date">
            <text:p>12/30/99 03:27 PM</text:p>
          </table:table-cell>
          <table:table-cell table:formula="of:=MOD([.E1204]-[.$E$2];[.$H$2])+1+[.$E$2]" office:value-type="float" office:value="223" calcext:value-type="float">
            <text:p>223</text:p>
          </table:table-cell>
          <table:table-cell table:formula="of:=MOD([.F1204]+1/[.$H$2];5)" office:value-type="float" office:value="0.0333333333332835" calcext:value-type="float">
            <text:p>0,033333333333284</text:p>
          </table:table-cell>
          <table:table-cell table:formula="of:=IF([.F1205]&lt;0.000001;[.G1204]+2+1/[.$H$2];[.G1204]+1/[.$H$2])" office:value-type="float" office:value="20.0333333333335" calcext:value-type="float">
            <text:p>20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6]))" office:value-type="date" office:date-value="2019-10-27T15:29:05.654598" calcext:value-type="date">
            <text:p>2019-10-27 15:29:06</text:p>
          </table:table-cell>
          <table:table-cell table:style-name="ce7" table:formula="of:=[.A1206]" office:value-type="date" office:date-value="2019-10-27T15:29:05.654598" calcext:value-type="date">
            <text:p>2019-10-27 15:29:06</text:p>
          </table:table-cell>
          <table:table-cell table:formula="of:=TRUNC([.A1206])" office:value-type="float" office:value="43765" calcext:value-type="float">
            <text:p>43765</text:p>
          </table:table-cell>
          <table:table-cell table:style-name="ce12" table:formula="of:=[.B1206]-[.C1206]" office:value-type="date" office:date-value="1899-12-30T15:29:05.65459806472" calcext:value-type="date">
            <text:p>12/30/99 03:29 PM</text:p>
          </table:table-cell>
          <table:table-cell table:formula="of:=MOD([.E1205]-[.$E$2];[.$H$2])+1+[.$E$2]" office:value-type="float" office:value="224" calcext:value-type="float">
            <text:p>224</text:p>
          </table:table-cell>
          <table:table-cell table:formula="of:=MOD([.F1205]+1/[.$H$2];5)" office:value-type="float" office:value="0.0499999999999502" calcext:value-type="float">
            <text:p>0,04999999999995</text:p>
          </table:table-cell>
          <table:table-cell table:formula="of:=IF([.F1206]&lt;0.000001;[.G1205]+2+1/[.$H$2];[.G1205]+1/[.$H$2])" office:value-type="float" office:value="20.0500000000001" calcext:value-type="float">
            <text:p>20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7]))" office:value-type="date" office:date-value="2019-10-27T16:07:39.136573" calcext:value-type="date">
            <text:p>2019-10-27 16:07:39</text:p>
          </table:table-cell>
          <table:table-cell table:style-name="ce7" table:formula="of:=[.A1207]" office:value-type="date" office:date-value="2019-10-27T16:07:39.136573" calcext:value-type="date">
            <text:p>2019-10-27 16:07:39</text:p>
          </table:table-cell>
          <table:table-cell table:formula="of:=TRUNC([.A1207])" office:value-type="float" office:value="43765" calcext:value-type="float">
            <text:p>43765</text:p>
          </table:table-cell>
          <table:table-cell table:style-name="ce12" table:formula="of:=[.B1207]-[.C1207]" office:value-type="date" office:date-value="1899-12-30T16:07:39.13657285273" calcext:value-type="date">
            <text:p>12/30/99 04:07 PM</text:p>
          </table:table-cell>
          <table:table-cell table:formula="of:=MOD([.E1206]-[.$E$2];[.$H$2])+1+[.$E$2]" office:value-type="float" office:value="225" calcext:value-type="float">
            <text:p>225</text:p>
          </table:table-cell>
          <table:table-cell table:formula="of:=MOD([.F1206]+1/[.$H$2];5)" office:value-type="float" office:value="0.0666666666666169" calcext:value-type="float">
            <text:p>0,066666666666617</text:p>
          </table:table-cell>
          <table:table-cell table:formula="of:=IF([.F1207]&lt;0.000001;[.G1206]+2+1/[.$H$2];[.G1206]+1/[.$H$2])" office:value-type="float" office:value="20.0666666666668" calcext:value-type="float">
            <text:p>20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8]))" office:value-type="date" office:date-value="2019-10-27T15:41:40.950531" calcext:value-type="date">
            <text:p>2019-10-27 15:41:41</text:p>
          </table:table-cell>
          <table:table-cell table:style-name="ce7" table:formula="of:=[.A1208]" office:value-type="date" office:date-value="2019-10-27T15:41:40.950531" calcext:value-type="date">
            <text:p>2019-10-27 15:41:41</text:p>
          </table:table-cell>
          <table:table-cell table:formula="of:=TRUNC([.A1208])" office:value-type="float" office:value="43765" calcext:value-type="float">
            <text:p>43765</text:p>
          </table:table-cell>
          <table:table-cell table:style-name="ce12" table:formula="of:=[.B1208]-[.C1208]" office:value-type="date" office:date-value="1899-12-30T15:41:40.9505308466" calcext:value-type="date">
            <text:p>12/30/99 03:41 PM</text:p>
          </table:table-cell>
          <table:table-cell table:formula="of:=MOD([.E1207]-[.$E$2];[.$H$2])+1+[.$E$2]" office:value-type="float" office:value="226" calcext:value-type="float">
            <text:p>226</text:p>
          </table:table-cell>
          <table:table-cell table:formula="of:=MOD([.F1207]+1/[.$H$2];5)" office:value-type="float" office:value="0.0833333333332835" calcext:value-type="float">
            <text:p>0,083333333333284</text:p>
          </table:table-cell>
          <table:table-cell table:formula="of:=IF([.F1208]&lt;0.000001;[.G1207]+2+1/[.$H$2];[.G1207]+1/[.$H$2])" office:value-type="float" office:value="20.0833333333335" calcext:value-type="float">
            <text:p>20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9]))" office:value-type="date" office:date-value="2019-10-27T15:57:06.526976" calcext:value-type="date">
            <text:p>2019-10-27 15:57:07</text:p>
          </table:table-cell>
          <table:table-cell table:style-name="ce7" table:formula="of:=[.A1209]" office:value-type="date" office:date-value="2019-10-27T15:57:06.526976" calcext:value-type="date">
            <text:p>2019-10-27 15:57:07</text:p>
          </table:table-cell>
          <table:table-cell table:formula="of:=TRUNC([.A1209])" office:value-type="float" office:value="43765" calcext:value-type="float">
            <text:p>43765</text:p>
          </table:table-cell>
          <table:table-cell table:style-name="ce12" table:formula="of:=[.B1209]-[.C1209]" office:value-type="date" office:date-value="1899-12-30T15:57:06.52697609738" calcext:value-type="date">
            <text:p>12/30/99 03:57 PM</text:p>
          </table:table-cell>
          <table:table-cell table:formula="of:=MOD([.E1208]-[.$E$2];[.$H$2])+1+[.$E$2]" office:value-type="float" office:value="227" calcext:value-type="float">
            <text:p>227</text:p>
          </table:table-cell>
          <table:table-cell table:formula="of:=MOD([.F1208]+1/[.$H$2];5)" office:value-type="float" office:value="0.0999999999999502" calcext:value-type="float">
            <text:p>0,09999999999995</text:p>
          </table:table-cell>
          <table:table-cell table:formula="of:=IF([.F1209]&lt;0.000001;[.G1208]+2+1/[.$H$2];[.G1208]+1/[.$H$2])" office:value-type="float" office:value="20.1000000000001" calcext:value-type="float">
            <text:p>20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0]))" office:value-type="date" office:date-value="2019-10-27T15:22:05.450351" calcext:value-type="date">
            <text:p>2019-10-27 15:22:05</text:p>
          </table:table-cell>
          <table:table-cell table:style-name="ce7" table:formula="of:=[.A1210]" office:value-type="date" office:date-value="2019-10-27T15:22:05.450351" calcext:value-type="date">
            <text:p>2019-10-27 15:22:05</text:p>
          </table:table-cell>
          <table:table-cell table:formula="of:=TRUNC([.A1210])" office:value-type="float" office:value="43765" calcext:value-type="float">
            <text:p>43765</text:p>
          </table:table-cell>
          <table:table-cell table:style-name="ce12" table:formula="of:=[.B1210]-[.C1210]" office:value-type="date" office:date-value="1899-12-30T15:22:05.45035129879" calcext:value-type="date">
            <text:p>12/30/99 03:22 PM</text:p>
          </table:table-cell>
          <table:table-cell table:formula="of:=MOD([.E1209]-[.$E$2];[.$H$2])+1+[.$E$2]" office:value-type="float" office:value="228" calcext:value-type="float">
            <text:p>228</text:p>
          </table:table-cell>
          <table:table-cell table:formula="of:=MOD([.F1209]+1/[.$H$2];5)" office:value-type="float" office:value="0.116666666666617" calcext:value-type="float">
            <text:p>0,116666666666617</text:p>
          </table:table-cell>
          <table:table-cell table:formula="of:=IF([.F1210]&lt;0.000001;[.G1209]+2+1/[.$H$2];[.G1209]+1/[.$H$2])" office:value-type="float" office:value="20.1166666666668" calcext:value-type="float">
            <text:p>20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1]))" office:value-type="date" office:date-value="2019-10-27T15:27:44.205606" calcext:value-type="date">
            <text:p>2019-10-27 15:27:44</text:p>
          </table:table-cell>
          <table:table-cell table:style-name="ce7" table:formula="of:=[.A1211]" office:value-type="date" office:date-value="2019-10-27T15:27:44.205606" calcext:value-type="date">
            <text:p>2019-10-27 15:27:44</text:p>
          </table:table-cell>
          <table:table-cell table:formula="of:=TRUNC([.A1211])" office:value-type="float" office:value="43765" calcext:value-type="float">
            <text:p>43765</text:p>
          </table:table-cell>
          <table:table-cell table:style-name="ce12" table:formula="of:=[.B1211]-[.C1211]" office:value-type="date" office:date-value="1899-12-30T15:27:44.20560562983" calcext:value-type="date">
            <text:p>12/30/99 03:27 PM</text:p>
          </table:table-cell>
          <table:table-cell table:formula="of:=MOD([.E1210]-[.$E$2];[.$H$2])+1+[.$E$2]" office:value-type="float" office:value="229" calcext:value-type="float">
            <text:p>229</text:p>
          </table:table-cell>
          <table:table-cell table:formula="of:=MOD([.F1210]+1/[.$H$2];5)" office:value-type="float" office:value="0.133333333333284" calcext:value-type="float">
            <text:p>0,133333333333284</text:p>
          </table:table-cell>
          <table:table-cell table:formula="of:=IF([.F1211]&lt;0.000001;[.G1210]+2+1/[.$H$2];[.G1210]+1/[.$H$2])" office:value-type="float" office:value="20.1333333333335" calcext:value-type="float">
            <text:p>20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2]))" office:value-type="date" office:date-value="2019-10-27T15:40:21.402482" calcext:value-type="date">
            <text:p>2019-10-27 15:40:21</text:p>
          </table:table-cell>
          <table:table-cell table:style-name="ce7" table:formula="of:=[.A1212]" office:value-type="date" office:date-value="2019-10-27T15:40:21.402482" calcext:value-type="date">
            <text:p>2019-10-27 15:40:21</text:p>
          </table:table-cell>
          <table:table-cell table:formula="of:=TRUNC([.A1212])" office:value-type="float" office:value="43765" calcext:value-type="float">
            <text:p>43765</text:p>
          </table:table-cell>
          <table:table-cell table:style-name="ce12" table:formula="of:=[.B1212]-[.C1212]" office:value-type="date" office:date-value="1899-12-30T15:40:21.40248238575" calcext:value-type="date">
            <text:p>12/30/99 03:40 PM</text:p>
          </table:table-cell>
          <table:table-cell table:formula="of:=MOD([.E1211]-[.$E$2];[.$H$2])+1+[.$E$2]" office:value-type="float" office:value="230" calcext:value-type="float">
            <text:p>230</text:p>
          </table:table-cell>
          <table:table-cell table:formula="of:=MOD([.F1211]+1/[.$H$2];5)" office:value-type="float" office:value="0.14999999999995" calcext:value-type="float">
            <text:p>0,14999999999995</text:p>
          </table:table-cell>
          <table:table-cell table:formula="of:=IF([.F1212]&lt;0.000001;[.G1211]+2+1/[.$H$2];[.G1211]+1/[.$H$2])" office:value-type="float" office:value="20.1500000000001" calcext:value-type="float">
            <text:p>20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3]))" office:value-type="date" office:date-value="2019-10-27T15:39:37.696788" calcext:value-type="date">
            <text:p>2019-10-27 15:39:38</text:p>
          </table:table-cell>
          <table:table-cell table:style-name="ce7" table:formula="of:=[.A1213]" office:value-type="date" office:date-value="2019-10-27T15:39:37.696788" calcext:value-type="date">
            <text:p>2019-10-27 15:39:38</text:p>
          </table:table-cell>
          <table:table-cell table:formula="of:=TRUNC([.A1213])" office:value-type="float" office:value="43765" calcext:value-type="float">
            <text:p>43765</text:p>
          </table:table-cell>
          <table:table-cell table:style-name="ce12" table:formula="of:=[.B1213]-[.C1213]" office:value-type="date" office:date-value="1899-12-30T15:39:37.69678817131" calcext:value-type="date">
            <text:p>12/30/99 03:39 PM</text:p>
          </table:table-cell>
          <table:table-cell table:formula="of:=MOD([.E1212]-[.$E$2];[.$H$2])+1+[.$E$2]" office:value-type="float" office:value="231" calcext:value-type="float">
            <text:p>231</text:p>
          </table:table-cell>
          <table:table-cell table:formula="of:=MOD([.F1212]+1/[.$H$2];5)" office:value-type="float" office:value="0.166666666666617" calcext:value-type="float">
            <text:p>0,166666666666617</text:p>
          </table:table-cell>
          <table:table-cell table:formula="of:=IF([.F1213]&lt;0.000001;[.G1212]+2+1/[.$H$2];[.G1212]+1/[.$H$2])" office:value-type="float" office:value="20.1666666666668" calcext:value-type="float">
            <text:p>20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4]))" office:value-type="date" office:date-value="2019-10-27T15:40:01.245183" calcext:value-type="date">
            <text:p>2019-10-27 15:40:01</text:p>
          </table:table-cell>
          <table:table-cell table:style-name="ce7" table:formula="of:=[.A1214]" office:value-type="date" office:date-value="2019-10-27T15:40:01.245183" calcext:value-type="date">
            <text:p>2019-10-27 15:40:01</text:p>
          </table:table-cell>
          <table:table-cell table:formula="of:=TRUNC([.A1214])" office:value-type="float" office:value="43765" calcext:value-type="float">
            <text:p>43765</text:p>
          </table:table-cell>
          <table:table-cell table:style-name="ce12" table:formula="of:=[.B1214]-[.C1214]" office:value-type="date" office:date-value="1899-12-30T15:40:01.24518312514" calcext:value-type="date">
            <text:p>12/30/99 03:40 PM</text:p>
          </table:table-cell>
          <table:table-cell table:formula="of:=MOD([.E1213]-[.$E$2];[.$H$2])+1+[.$E$2]" office:value-type="float" office:value="232" calcext:value-type="float">
            <text:p>232</text:p>
          </table:table-cell>
          <table:table-cell table:formula="of:=MOD([.F1213]+1/[.$H$2];5)" office:value-type="float" office:value="0.183333333333284" calcext:value-type="float">
            <text:p>0,183333333333284</text:p>
          </table:table-cell>
          <table:table-cell table:formula="of:=IF([.F1214]&lt;0.000001;[.G1213]+2+1/[.$H$2];[.G1213]+1/[.$H$2])" office:value-type="float" office:value="20.1833333333335" calcext:value-type="float">
            <text:p>20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5]))" office:value-type="date" office:date-value="2019-10-27T15:03:37.291283" calcext:value-type="date">
            <text:p>2019-10-27 15:03:37</text:p>
          </table:table-cell>
          <table:table-cell table:style-name="ce7" table:formula="of:=[.A1215]" office:value-type="date" office:date-value="2019-10-27T15:03:37.291283" calcext:value-type="date">
            <text:p>2019-10-27 15:03:37</text:p>
          </table:table-cell>
          <table:table-cell table:formula="of:=TRUNC([.A1215])" office:value-type="float" office:value="43765" calcext:value-type="float">
            <text:p>43765</text:p>
          </table:table-cell>
          <table:table-cell table:style-name="ce12" table:formula="of:=[.B1215]-[.C1215]" office:value-type="date" office:date-value="1899-12-30T15:03:37.2912833048" calcext:value-type="date">
            <text:p>12/30/99 03:03 PM</text:p>
          </table:table-cell>
          <table:table-cell table:formula="of:=MOD([.E1214]-[.$E$2];[.$H$2])+1+[.$E$2]" office:value-type="float" office:value="233" calcext:value-type="float">
            <text:p>233</text:p>
          </table:table-cell>
          <table:table-cell table:formula="of:=MOD([.F1214]+1/[.$H$2];5)" office:value-type="float" office:value="0.19999999999995" calcext:value-type="float">
            <text:p>0,19999999999995</text:p>
          </table:table-cell>
          <table:table-cell table:formula="of:=IF([.F1215]&lt;0.000001;[.G1214]+2+1/[.$H$2];[.G1214]+1/[.$H$2])" office:value-type="float" office:value="20.2000000000001" calcext:value-type="float">
            <text:p>20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6]))" office:value-type="date" office:date-value="2019-10-27T15:12:31.759702" calcext:value-type="date">
            <text:p>2019-10-27 15:12:32</text:p>
          </table:table-cell>
          <table:table-cell table:style-name="ce7" table:formula="of:=[.A1216]" office:value-type="date" office:date-value="2019-10-27T15:12:31.759702" calcext:value-type="date">
            <text:p>2019-10-27 15:12:32</text:p>
          </table:table-cell>
          <table:table-cell table:formula="of:=TRUNC([.A1216])" office:value-type="float" office:value="43765" calcext:value-type="float">
            <text:p>43765</text:p>
          </table:table-cell>
          <table:table-cell table:style-name="ce12" table:formula="of:=[.B1216]-[.C1216]" office:value-type="date" office:date-value="1899-12-30T15:12:31.75970233977" calcext:value-type="date">
            <text:p>12/30/99 03:12 PM</text:p>
          </table:table-cell>
          <table:table-cell table:formula="of:=MOD([.E1215]-[.$E$2];[.$H$2])+1+[.$E$2]" office:value-type="float" office:value="234" calcext:value-type="float">
            <text:p>234</text:p>
          </table:table-cell>
          <table:table-cell table:formula="of:=MOD([.F1215]+1/[.$H$2];5)" office:value-type="float" office:value="0.216666666666617" calcext:value-type="float">
            <text:p>0,216666666666617</text:p>
          </table:table-cell>
          <table:table-cell table:formula="of:=IF([.F1216]&lt;0.000001;[.G1215]+2+1/[.$H$2];[.G1215]+1/[.$H$2])" office:value-type="float" office:value="20.2166666666668" calcext:value-type="float">
            <text:p>20,2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7]))" office:value-type="date" office:date-value="2019-10-27T15:39:03.659758" calcext:value-type="date">
            <text:p>2019-10-27 15:39:04</text:p>
          </table:table-cell>
          <table:table-cell table:style-name="ce7" table:formula="of:=[.A1217]" office:value-type="date" office:date-value="2019-10-27T15:39:03.659758" calcext:value-type="date">
            <text:p>2019-10-27 15:39:04</text:p>
          </table:table-cell>
          <table:table-cell table:formula="of:=TRUNC([.A1217])" office:value-type="float" office:value="43765" calcext:value-type="float">
            <text:p>43765</text:p>
          </table:table-cell>
          <table:table-cell table:style-name="ce12" table:formula="of:=[.B1217]-[.C1217]" office:value-type="date" office:date-value="1899-12-30T15:39:03.65975756664" calcext:value-type="date">
            <text:p>12/30/99 03:39 PM</text:p>
          </table:table-cell>
          <table:table-cell table:formula="of:=MOD([.E1216]-[.$E$2];[.$H$2])+1+[.$E$2]" office:value-type="float" office:value="235" calcext:value-type="float">
            <text:p>235</text:p>
          </table:table-cell>
          <table:table-cell table:formula="of:=MOD([.F1216]+1/[.$H$2];5)" office:value-type="float" office:value="0.233333333333283" calcext:value-type="float">
            <text:p>0,233333333333283</text:p>
          </table:table-cell>
          <table:table-cell table:formula="of:=IF([.F1217]&lt;0.000001;[.G1216]+2+1/[.$H$2];[.G1216]+1/[.$H$2])" office:value-type="float" office:value="20.2333333333335" calcext:value-type="float">
            <text:p>20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8]))" office:value-type="date" office:date-value="2019-10-27T15:59:04.411433" calcext:value-type="date">
            <text:p>2019-10-27 15:59:04</text:p>
          </table:table-cell>
          <table:table-cell table:style-name="ce7" table:formula="of:=[.A1218]" office:value-type="date" office:date-value="2019-10-27T15:59:04.411433" calcext:value-type="date">
            <text:p>2019-10-27 15:59:04</text:p>
          </table:table-cell>
          <table:table-cell table:formula="of:=TRUNC([.A1218])" office:value-type="float" office:value="43765" calcext:value-type="float">
            <text:p>43765</text:p>
          </table:table-cell>
          <table:table-cell table:style-name="ce12" table:formula="of:=[.B1218]-[.C1218]" office:value-type="date" office:date-value="1899-12-30T15:59:04.41143274307" calcext:value-type="date">
            <text:p>12/30/99 03:59 PM</text:p>
          </table:table-cell>
          <table:table-cell table:formula="of:=MOD([.E1217]-[.$E$2];[.$H$2])+1+[.$E$2]" office:value-type="float" office:value="236" calcext:value-type="float">
            <text:p>236</text:p>
          </table:table-cell>
          <table:table-cell table:formula="of:=MOD([.F1217]+1/[.$H$2];5)" office:value-type="float" office:value="0.24999999999995" calcext:value-type="float">
            <text:p>0,24999999999995</text:p>
          </table:table-cell>
          <table:table-cell table:formula="of:=IF([.F1218]&lt;0.000001;[.G1217]+2+1/[.$H$2];[.G1217]+1/[.$H$2])" office:value-type="float" office:value="20.2500000000001" calcext:value-type="float">
            <text:p>20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9]))" office:value-type="date" office:date-value="2019-10-27T15:31:46.734776" calcext:value-type="date">
            <text:p>2019-10-27 15:31:47</text:p>
          </table:table-cell>
          <table:table-cell table:style-name="ce7" table:formula="of:=[.A1219]" office:value-type="date" office:date-value="2019-10-27T15:31:46.734776" calcext:value-type="date">
            <text:p>2019-10-27 15:31:47</text:p>
          </table:table-cell>
          <table:table-cell table:formula="of:=TRUNC([.A1219])" office:value-type="float" office:value="43765" calcext:value-type="float">
            <text:p>43765</text:p>
          </table:table-cell>
          <table:table-cell table:style-name="ce12" table:formula="of:=[.B1219]-[.C1219]" office:value-type="date" office:date-value="1899-12-30T15:31:46.73477570526" calcext:value-type="date">
            <text:p>12/30/99 03:31 PM</text:p>
          </table:table-cell>
          <table:table-cell table:formula="of:=MOD([.E1218]-[.$E$2];[.$H$2])+1+[.$E$2]" office:value-type="float" office:value="237" calcext:value-type="float">
            <text:p>237</text:p>
          </table:table-cell>
          <table:table-cell table:formula="of:=MOD([.F1218]+1/[.$H$2];5)" office:value-type="float" office:value="0.266666666666617" calcext:value-type="float">
            <text:p>0,266666666666617</text:p>
          </table:table-cell>
          <table:table-cell table:formula="of:=IF([.F1219]&lt;0.000001;[.G1218]+2+1/[.$H$2];[.G1218]+1/[.$H$2])" office:value-type="float" office:value="20.2666666666668" calcext:value-type="float">
            <text:p>20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0]))" office:value-type="date" office:date-value="2019-10-27T15:17:51.173144" calcext:value-type="date">
            <text:p>2019-10-27 15:17:51</text:p>
          </table:table-cell>
          <table:table-cell table:style-name="ce7" table:formula="of:=[.A1220]" office:value-type="date" office:date-value="2019-10-27T15:17:51.173144" calcext:value-type="date">
            <text:p>2019-10-27 15:17:51</text:p>
          </table:table-cell>
          <table:table-cell table:formula="of:=TRUNC([.A1220])" office:value-type="float" office:value="43765" calcext:value-type="float">
            <text:p>43765</text:p>
          </table:table-cell>
          <table:table-cell table:style-name="ce12" table:formula="of:=[.B1220]-[.C1220]" office:value-type="date" office:date-value="1899-12-30T15:17:51.17314408533" calcext:value-type="date">
            <text:p>12/30/99 03:17 PM</text:p>
          </table:table-cell>
          <table:table-cell table:formula="of:=MOD([.E1219]-[.$E$2];[.$H$2])+1+[.$E$2]" office:value-type="float" office:value="238" calcext:value-type="float">
            <text:p>238</text:p>
          </table:table-cell>
          <table:table-cell table:formula="of:=MOD([.F1219]+1/[.$H$2];5)" office:value-type="float" office:value="0.283333333333283" calcext:value-type="float">
            <text:p>0,283333333333283</text:p>
          </table:table-cell>
          <table:table-cell table:formula="of:=IF([.F1220]&lt;0.000001;[.G1219]+2+1/[.$H$2];[.G1219]+1/[.$H$2])" office:value-type="float" office:value="20.2833333333335" calcext:value-type="float">
            <text:p>20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1]))" office:value-type="date" office:date-value="2019-10-27T15:41:31.630761" calcext:value-type="date">
            <text:p>2019-10-27 15:41:32</text:p>
          </table:table-cell>
          <table:table-cell table:style-name="ce7" table:formula="of:=[.A1221]" office:value-type="date" office:date-value="2019-10-27T15:41:31.630761" calcext:value-type="date">
            <text:p>2019-10-27 15:41:32</text:p>
          </table:table-cell>
          <table:table-cell table:formula="of:=TRUNC([.A1221])" office:value-type="float" office:value="43765" calcext:value-type="float">
            <text:p>43765</text:p>
          </table:table-cell>
          <table:table-cell table:style-name="ce12" table:formula="of:=[.B1221]-[.C1221]" office:value-type="date" office:date-value="1899-12-30T15:41:31.63076144177" calcext:value-type="date">
            <text:p>12/30/99 03:41 PM</text:p>
          </table:table-cell>
          <table:table-cell table:formula="of:=MOD([.E1220]-[.$E$2];[.$H$2])+1+[.$E$2]" office:value-type="float" office:value="239" calcext:value-type="float">
            <text:p>239</text:p>
          </table:table-cell>
          <table:table-cell table:formula="of:=MOD([.F1220]+1/[.$H$2];5)" office:value-type="float" office:value="0.29999999999995" calcext:value-type="float">
            <text:p>0,29999999999995</text:p>
          </table:table-cell>
          <table:table-cell table:formula="of:=IF([.F1221]&lt;0.000001;[.G1220]+2+1/[.$H$2];[.G1220]+1/[.$H$2])" office:value-type="float" office:value="20.3000000000001" calcext:value-type="float">
            <text:p>20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2]))" office:value-type="date" office:date-value="2019-10-27T15:27:58.273896" calcext:value-type="date">
            <text:p>2019-10-27 15:27:58</text:p>
          </table:table-cell>
          <table:table-cell table:style-name="ce7" table:formula="of:=[.A1222]" office:value-type="date" office:date-value="2019-10-27T15:27:58.273896" calcext:value-type="date">
            <text:p>2019-10-27 15:27:58</text:p>
          </table:table-cell>
          <table:table-cell table:formula="of:=TRUNC([.A1222])" office:value-type="float" office:value="43765" calcext:value-type="float">
            <text:p>43765</text:p>
          </table:table-cell>
          <table:table-cell table:style-name="ce12" table:formula="of:=[.B1222]-[.C1222]" office:value-type="date" office:date-value="1899-12-30T15:27:58.27389647719" calcext:value-type="date">
            <text:p>12/30/99 03:27 PM</text:p>
          </table:table-cell>
          <table:table-cell table:formula="of:=MOD([.E1221]-[.$E$2];[.$H$2])+1+[.$E$2]" office:value-type="float" office:value="240" calcext:value-type="float">
            <text:p>240</text:p>
          </table:table-cell>
          <table:table-cell table:formula="of:=MOD([.F1221]+1/[.$H$2];5)" office:value-type="float" office:value="0.316666666666617" calcext:value-type="float">
            <text:p>0,316666666666617</text:p>
          </table:table-cell>
          <table:table-cell table:formula="of:=IF([.F1222]&lt;0.000001;[.G1221]+2+1/[.$H$2];[.G1221]+1/[.$H$2])" office:value-type="float" office:value="20.3166666666668" calcext:value-type="float">
            <text:p>20,3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3]))" office:value-type="date" office:date-value="2019-10-27T15:46:27.188653" calcext:value-type="date">
            <text:p>2019-10-27 15:46:27</text:p>
          </table:table-cell>
          <table:table-cell table:style-name="ce7" table:formula="of:=[.A1223]" office:value-type="date" office:date-value="2019-10-27T15:46:27.188653" calcext:value-type="date">
            <text:p>2019-10-27 15:46:27</text:p>
          </table:table-cell>
          <table:table-cell table:formula="of:=TRUNC([.A1223])" office:value-type="float" office:value="43765" calcext:value-type="float">
            <text:p>43765</text:p>
          </table:table-cell>
          <table:table-cell table:style-name="ce12" table:formula="of:=[.B1223]-[.C1223]" office:value-type="date" office:date-value="1899-12-30T15:46:27.18865276314" calcext:value-type="date">
            <text:p>12/30/99 03:46 PM</text:p>
          </table:table-cell>
          <table:table-cell table:formula="of:=MOD([.E1222]-[.$E$2];[.$H$2])+1+[.$E$2]" office:value-type="float" office:value="241" calcext:value-type="float">
            <text:p>241</text:p>
          </table:table-cell>
          <table:table-cell table:formula="of:=MOD([.F1222]+1/[.$H$2];5)" office:value-type="float" office:value="0.333333333333283" calcext:value-type="float">
            <text:p>0,333333333333283</text:p>
          </table:table-cell>
          <table:table-cell table:formula="of:=IF([.F1223]&lt;0.000001;[.G1222]+2+1/[.$H$2];[.G1222]+1/[.$H$2])" office:value-type="float" office:value="20.3333333333335" calcext:value-type="float">
            <text:p>20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4]))" office:value-type="date" office:date-value="2019-10-27T15:48:16.80202" calcext:value-type="date">
            <text:p>2019-10-27 15:48:17</text:p>
          </table:table-cell>
          <table:table-cell table:style-name="ce7" table:formula="of:=[.A1224]" office:value-type="date" office:date-value="2019-10-27T15:48:16.80202" calcext:value-type="date">
            <text:p>2019-10-27 15:48:17</text:p>
          </table:table-cell>
          <table:table-cell table:formula="of:=TRUNC([.A1224])" office:value-type="float" office:value="43765" calcext:value-type="float">
            <text:p>43765</text:p>
          </table:table-cell>
          <table:table-cell table:style-name="ce12" table:formula="of:=[.B1224]-[.C1224]" office:value-type="date" office:date-value="1899-12-30T15:48:16.80202044547" calcext:value-type="date">
            <text:p>12/30/99 03:48 PM</text:p>
          </table:table-cell>
          <table:table-cell table:formula="of:=MOD([.E1223]-[.$E$2];[.$H$2])+1+[.$E$2]" office:value-type="float" office:value="242" calcext:value-type="float">
            <text:p>242</text:p>
          </table:table-cell>
          <table:table-cell table:formula="of:=MOD([.F1223]+1/[.$H$2];5)" office:value-type="float" office:value="0.34999999999995" calcext:value-type="float">
            <text:p>0,34999999999995</text:p>
          </table:table-cell>
          <table:table-cell table:formula="of:=IF([.F1224]&lt;0.000001;[.G1223]+2+1/[.$H$2];[.G1223]+1/[.$H$2])" office:value-type="float" office:value="20.3500000000001" calcext:value-type="float">
            <text:p>20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5]))" office:value-type="date" office:date-value="2019-10-27T15:25:02.827686" calcext:value-type="date">
            <text:p>2019-10-27 15:25:03</text:p>
          </table:table-cell>
          <table:table-cell table:style-name="ce7" table:formula="of:=[.A1225]" office:value-type="date" office:date-value="2019-10-27T15:25:02.827686" calcext:value-type="date">
            <text:p>2019-10-27 15:25:03</text:p>
          </table:table-cell>
          <table:table-cell table:formula="of:=TRUNC([.A1225])" office:value-type="float" office:value="43765" calcext:value-type="float">
            <text:p>43765</text:p>
          </table:table-cell>
          <table:table-cell table:style-name="ce12" table:formula="of:=[.B1225]-[.C1225]" office:value-type="date" office:date-value="1899-12-30T15:25:02.82768644392" calcext:value-type="date">
            <text:p>12/30/99 03:25 PM</text:p>
          </table:table-cell>
          <table:table-cell table:formula="of:=MOD([.E1224]-[.$E$2];[.$H$2])+1+[.$E$2]" office:value-type="float" office:value="243" calcext:value-type="float">
            <text:p>243</text:p>
          </table:table-cell>
          <table:table-cell table:formula="of:=MOD([.F1224]+1/[.$H$2];5)" office:value-type="float" office:value="0.366666666666617" calcext:value-type="float">
            <text:p>0,366666666666617</text:p>
          </table:table-cell>
          <table:table-cell table:formula="of:=IF([.F1225]&lt;0.000001;[.G1224]+2+1/[.$H$2];[.G1224]+1/[.$H$2])" office:value-type="float" office:value="20.3666666666668" calcext:value-type="float">
            <text:p>20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6]))" office:value-type="date" office:date-value="2019-10-27T15:40:17.834065" calcext:value-type="date">
            <text:p>2019-10-27 15:40:18</text:p>
          </table:table-cell>
          <table:table-cell table:style-name="ce7" table:formula="of:=[.A1226]" office:value-type="date" office:date-value="2019-10-27T15:40:17.834065" calcext:value-type="date">
            <text:p>2019-10-27 15:40:18</text:p>
          </table:table-cell>
          <table:table-cell table:formula="of:=TRUNC([.A1226])" office:value-type="float" office:value="43765" calcext:value-type="float">
            <text:p>43765</text:p>
          </table:table-cell>
          <table:table-cell table:style-name="ce12" table:formula="of:=[.B1226]-[.C1226]" office:value-type="date" office:date-value="1899-12-30T15:40:17.83406543545" calcext:value-type="date">
            <text:p>12/30/99 03:40 PM</text:p>
          </table:table-cell>
          <table:table-cell table:formula="of:=MOD([.E1225]-[.$E$2];[.$H$2])+1+[.$E$2]" office:value-type="float" office:value="244" calcext:value-type="float">
            <text:p>244</text:p>
          </table:table-cell>
          <table:table-cell table:formula="of:=MOD([.F1225]+1/[.$H$2];5)" office:value-type="float" office:value="0.383333333333283" calcext:value-type="float">
            <text:p>0,383333333333283</text:p>
          </table:table-cell>
          <table:table-cell table:formula="of:=IF([.F1226]&lt;0.000001;[.G1225]+2+1/[.$H$2];[.G1225]+1/[.$H$2])" office:value-type="float" office:value="20.3833333333335" calcext:value-type="float">
            <text:p>20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7]))" office:value-type="date" office:date-value="2019-10-27T15:33:44.973737" calcext:value-type="date">
            <text:p>2019-10-27 15:33:45</text:p>
          </table:table-cell>
          <table:table-cell table:style-name="ce7" table:formula="of:=[.A1227]" office:value-type="date" office:date-value="2019-10-27T15:33:44.973737" calcext:value-type="date">
            <text:p>2019-10-27 15:33:45</text:p>
          </table:table-cell>
          <table:table-cell table:formula="of:=TRUNC([.A1227])" office:value-type="float" office:value="43765" calcext:value-type="float">
            <text:p>43765</text:p>
          </table:table-cell>
          <table:table-cell table:style-name="ce12" table:formula="of:=[.B1227]-[.C1227]" office:value-type="date" office:date-value="1899-12-30T15:33:44.97373719234" calcext:value-type="date">
            <text:p>12/30/99 03:33 PM</text:p>
          </table:table-cell>
          <table:table-cell table:formula="of:=MOD([.E1226]-[.$E$2];[.$H$2])+1+[.$E$2]" office:value-type="float" office:value="245" calcext:value-type="float">
            <text:p>245</text:p>
          </table:table-cell>
          <table:table-cell table:formula="of:=MOD([.F1226]+1/[.$H$2];5)" office:value-type="float" office:value="0.39999999999995" calcext:value-type="float">
            <text:p>0,39999999999995</text:p>
          </table:table-cell>
          <table:table-cell table:formula="of:=IF([.F1227]&lt;0.000001;[.G1226]+2+1/[.$H$2];[.G1226]+1/[.$H$2])" office:value-type="float" office:value="20.4000000000001" calcext:value-type="float">
            <text:p>20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8]))" office:value-type="date" office:date-value="2019-10-27T15:53:22.539891" calcext:value-type="date">
            <text:p>2019-10-27 15:53:23</text:p>
          </table:table-cell>
          <table:table-cell table:style-name="ce7" table:formula="of:=[.A1228]" office:value-type="date" office:date-value="2019-10-27T15:53:22.539891" calcext:value-type="date">
            <text:p>2019-10-27 15:53:23</text:p>
          </table:table-cell>
          <table:table-cell table:formula="of:=TRUNC([.A1228])" office:value-type="float" office:value="43765" calcext:value-type="float">
            <text:p>43765</text:p>
          </table:table-cell>
          <table:table-cell table:style-name="ce12" table:formula="of:=[.B1228]-[.C1228]" office:value-type="date" office:date-value="1899-12-30T15:53:22.53989074845" calcext:value-type="date">
            <text:p>12/30/99 03:53 PM</text:p>
          </table:table-cell>
          <table:table-cell table:formula="of:=MOD([.E1227]-[.$E$2];[.$H$2])+1+[.$E$2]" office:value-type="float" office:value="246" calcext:value-type="float">
            <text:p>246</text:p>
          </table:table-cell>
          <table:table-cell table:formula="of:=MOD([.F1227]+1/[.$H$2];5)" office:value-type="float" office:value="0.416666666666617" calcext:value-type="float">
            <text:p>0,416666666666617</text:p>
          </table:table-cell>
          <table:table-cell table:formula="of:=IF([.F1228]&lt;0.000001;[.G1227]+2+1/[.$H$2];[.G1227]+1/[.$H$2])" office:value-type="float" office:value="20.4166666666668" calcext:value-type="float">
            <text:p>20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9]))" office:value-type="date" office:date-value="2019-10-27T15:34:17.026058" calcext:value-type="date">
            <text:p>2019-10-27 15:34:17</text:p>
          </table:table-cell>
          <table:table-cell table:style-name="ce7" table:formula="of:=[.A1229]" office:value-type="date" office:date-value="2019-10-27T15:34:17.026058" calcext:value-type="date">
            <text:p>2019-10-27 15:34:17</text:p>
          </table:table-cell>
          <table:table-cell table:formula="of:=TRUNC([.A1229])" office:value-type="float" office:value="43765" calcext:value-type="float">
            <text:p>43765</text:p>
          </table:table-cell>
          <table:table-cell table:style-name="ce12" table:formula="of:=[.B1229]-[.C1229]" office:value-type="date" office:date-value="1899-12-30T15:34:17.0260578068" calcext:value-type="date">
            <text:p>12/30/99 03:34 PM</text:p>
          </table:table-cell>
          <table:table-cell table:formula="of:=MOD([.E1228]-[.$E$2];[.$H$2])+1+[.$E$2]" office:value-type="float" office:value="247" calcext:value-type="float">
            <text:p>247</text:p>
          </table:table-cell>
          <table:table-cell table:formula="of:=MOD([.F1228]+1/[.$H$2];5)" office:value-type="float" office:value="0.433333333333283" calcext:value-type="float">
            <text:p>0,433333333333283</text:p>
          </table:table-cell>
          <table:table-cell table:formula="of:=IF([.F1229]&lt;0.000001;[.G1228]+2+1/[.$H$2];[.G1228]+1/[.$H$2])" office:value-type="float" office:value="20.4333333333335" calcext:value-type="float">
            <text:p>20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0]))" office:value-type="date" office:date-value="2019-10-27T15:41:48.796649" calcext:value-type="date">
            <text:p>2019-10-27 15:41:49</text:p>
          </table:table-cell>
          <table:table-cell table:style-name="ce7" table:formula="of:=[.A1230]" office:value-type="date" office:date-value="2019-10-27T15:41:48.796649" calcext:value-type="date">
            <text:p>2019-10-27 15:41:49</text:p>
          </table:table-cell>
          <table:table-cell table:formula="of:=TRUNC([.A1230])" office:value-type="float" office:value="43765" calcext:value-type="float">
            <text:p>43765</text:p>
          </table:table-cell>
          <table:table-cell table:style-name="ce12" table:formula="of:=[.B1230]-[.C1230]" office:value-type="date" office:date-value="1899-12-30T15:41:48.79664914683" calcext:value-type="date">
            <text:p>12/30/99 03:41 PM</text:p>
          </table:table-cell>
          <table:table-cell table:formula="of:=MOD([.E1229]-[.$E$2];[.$H$2])+1+[.$E$2]" office:value-type="float" office:value="248" calcext:value-type="float">
            <text:p>248</text:p>
          </table:table-cell>
          <table:table-cell table:formula="of:=MOD([.F1229]+1/[.$H$2];5)" office:value-type="float" office:value="0.44999999999995" calcext:value-type="float">
            <text:p>0,44999999999995</text:p>
          </table:table-cell>
          <table:table-cell table:formula="of:=IF([.F1230]&lt;0.000001;[.G1229]+2+1/[.$H$2];[.G1229]+1/[.$H$2])" office:value-type="float" office:value="20.4500000000001" calcext:value-type="float">
            <text:p>20,4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1]))" office:value-type="date" office:date-value="2019-10-27T15:22:15.339501" calcext:value-type="date">
            <text:p>2019-10-27 15:22:15</text:p>
          </table:table-cell>
          <table:table-cell table:style-name="ce7" table:formula="of:=[.A1231]" office:value-type="date" office:date-value="2019-10-27T15:22:15.339501" calcext:value-type="date">
            <text:p>2019-10-27 15:22:15</text:p>
          </table:table-cell>
          <table:table-cell table:formula="of:=TRUNC([.A1231])" office:value-type="float" office:value="43765" calcext:value-type="float">
            <text:p>43765</text:p>
          </table:table-cell>
          <table:table-cell table:style-name="ce12" table:formula="of:=[.B1231]-[.C1231]" office:value-type="date" office:date-value="1899-12-30T15:22:15.33950066194" calcext:value-type="date">
            <text:p>12/30/99 03:22 PM</text:p>
          </table:table-cell>
          <table:table-cell table:formula="of:=MOD([.E1230]-[.$E$2];[.$H$2])+1+[.$E$2]" office:value-type="float" office:value="249" calcext:value-type="float">
            <text:p>249</text:p>
          </table:table-cell>
          <table:table-cell table:formula="of:=MOD([.F1230]+1/[.$H$2];5)" office:value-type="float" office:value="0.466666666666617" calcext:value-type="float">
            <text:p>0,466666666666617</text:p>
          </table:table-cell>
          <table:table-cell table:formula="of:=IF([.F1231]&lt;0.000001;[.G1230]+2+1/[.$H$2];[.G1230]+1/[.$H$2])" office:value-type="float" office:value="20.4666666666668" calcext:value-type="float">
            <text:p>20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2]))" office:value-type="date" office:date-value="2019-10-27T15:43:49.504237" calcext:value-type="date">
            <text:p>2019-10-27 15:43:50</text:p>
          </table:table-cell>
          <table:table-cell table:style-name="ce7" table:formula="of:=[.A1232]" office:value-type="date" office:date-value="2019-10-27T15:43:49.504237" calcext:value-type="date">
            <text:p>2019-10-27 15:43:50</text:p>
          </table:table-cell>
          <table:table-cell table:formula="of:=TRUNC([.A1232])" office:value-type="float" office:value="43765" calcext:value-type="float">
            <text:p>43765</text:p>
          </table:table-cell>
          <table:table-cell table:style-name="ce12" table:formula="of:=[.B1232]-[.C1232]" office:value-type="date" office:date-value="1899-12-30T15:43:49.50423723087" calcext:value-type="date">
            <text:p>12/30/99 03:43 PM</text:p>
          </table:table-cell>
          <table:table-cell table:formula="of:=MOD([.E1231]-[.$E$2];[.$H$2])+1+[.$E$2]" office:value-type="float" office:value="250" calcext:value-type="float">
            <text:p>250</text:p>
          </table:table-cell>
          <table:table-cell table:formula="of:=MOD([.F1231]+1/[.$H$2];5)" office:value-type="float" office:value="0.483333333333283" calcext:value-type="float">
            <text:p>0,483333333333283</text:p>
          </table:table-cell>
          <table:table-cell table:formula="of:=IF([.F1232]&lt;0.000001;[.G1231]+2+1/[.$H$2];[.G1231]+1/[.$H$2])" office:value-type="float" office:value="20.4833333333335" calcext:value-type="float">
            <text:p>20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3]))" office:value-type="date" office:date-value="2019-10-27T15:56:35.835148" calcext:value-type="date">
            <text:p>2019-10-27 15:56:36</text:p>
          </table:table-cell>
          <table:table-cell table:style-name="ce7" table:formula="of:=[.A1233]" office:value-type="date" office:date-value="2019-10-27T15:56:35.835148" calcext:value-type="date">
            <text:p>2019-10-27 15:56:36</text:p>
          </table:table-cell>
          <table:table-cell table:formula="of:=TRUNC([.A1233])" office:value-type="float" office:value="43765" calcext:value-type="float">
            <text:p>43765</text:p>
          </table:table-cell>
          <table:table-cell table:style-name="ce12" table:formula="of:=[.B1233]-[.C1233]" office:value-type="date" office:date-value="1899-12-30T15:56:35.83514838014" calcext:value-type="date">
            <text:p>12/30/99 03:56 PM</text:p>
          </table:table-cell>
          <table:table-cell table:formula="of:=MOD([.E1232]-[.$E$2];[.$H$2])+1+[.$E$2]" office:value-type="float" office:value="251" calcext:value-type="float">
            <text:p>251</text:p>
          </table:table-cell>
          <table:table-cell table:formula="of:=MOD([.F1232]+1/[.$H$2];5)" office:value-type="float" office:value="0.49999999999995" calcext:value-type="float">
            <text:p>0,49999999999995</text:p>
          </table:table-cell>
          <table:table-cell table:formula="of:=IF([.F1233]&lt;0.000001;[.G1232]+2+1/[.$H$2];[.G1232]+1/[.$H$2])" office:value-type="float" office:value="20.5000000000001" calcext:value-type="float">
            <text:p>20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4]))" office:value-type="date" office:date-value="2019-10-27T16:03:09.646579" calcext:value-type="date">
            <text:p>2019-10-27 16:03:10</text:p>
          </table:table-cell>
          <table:table-cell table:style-name="ce7" table:formula="of:=[.A1234]" office:value-type="date" office:date-value="2019-10-27T16:03:09.646579" calcext:value-type="date">
            <text:p>2019-10-27 16:03:10</text:p>
          </table:table-cell>
          <table:table-cell table:formula="of:=TRUNC([.A1234])" office:value-type="float" office:value="43765" calcext:value-type="float">
            <text:p>43765</text:p>
          </table:table-cell>
          <table:table-cell table:style-name="ce12" table:formula="of:=[.B1234]-[.C1234]" office:value-type="date" office:date-value="1899-12-30T16:03:09.64657913893" calcext:value-type="date">
            <text:p>12/30/99 04:03 PM</text:p>
          </table:table-cell>
          <table:table-cell table:formula="of:=MOD([.E1233]-[.$E$2];[.$H$2])+1+[.$E$2]" office:value-type="float" office:value="252" calcext:value-type="float">
            <text:p>252</text:p>
          </table:table-cell>
          <table:table-cell table:formula="of:=MOD([.F1233]+1/[.$H$2];5)" office:value-type="float" office:value="0.516666666666617" calcext:value-type="float">
            <text:p>0,516666666666617</text:p>
          </table:table-cell>
          <table:table-cell table:formula="of:=IF([.F1234]&lt;0.000001;[.G1233]+2+1/[.$H$2];[.G1233]+1/[.$H$2])" office:value-type="float" office:value="20.5166666666668" calcext:value-type="float">
            <text:p>20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5]))" office:value-type="date" office:date-value="2019-10-27T15:34:27.804199" calcext:value-type="date">
            <text:p>2019-10-27 15:34:28</text:p>
          </table:table-cell>
          <table:table-cell table:style-name="ce7" table:formula="of:=[.A1235]" office:value-type="date" office:date-value="2019-10-27T15:34:27.804199" calcext:value-type="date">
            <text:p>2019-10-27 15:34:28</text:p>
          </table:table-cell>
          <table:table-cell table:formula="of:=TRUNC([.A1235])" office:value-type="float" office:value="43765" calcext:value-type="float">
            <text:p>43765</text:p>
          </table:table-cell>
          <table:table-cell table:style-name="ce12" table:formula="of:=[.B1235]-[.C1235]" office:value-type="date" office:date-value="1899-12-30T15:34:27.80419915449" calcext:value-type="date">
            <text:p>12/30/99 03:34 PM</text:p>
          </table:table-cell>
          <table:table-cell table:formula="of:=MOD([.E1234]-[.$E$2];[.$H$2])+1+[.$E$2]" office:value-type="float" office:value="253" calcext:value-type="float">
            <text:p>253</text:p>
          </table:table-cell>
          <table:table-cell table:formula="of:=MOD([.F1234]+1/[.$H$2];5)" office:value-type="float" office:value="0.533333333333284" calcext:value-type="float">
            <text:p>0,533333333333284</text:p>
          </table:table-cell>
          <table:table-cell table:formula="of:=IF([.F1235]&lt;0.000001;[.G1234]+2+1/[.$H$2];[.G1234]+1/[.$H$2])" office:value-type="float" office:value="20.5333333333334" calcext:value-type="float">
            <text:p>20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6]))" office:value-type="date" office:date-value="2019-10-27T15:40:10.796851" calcext:value-type="date">
            <text:p>2019-10-27 15:40:11</text:p>
          </table:table-cell>
          <table:table-cell table:style-name="ce7" table:formula="of:=[.A1236]" office:value-type="date" office:date-value="2019-10-27T15:40:10.796851" calcext:value-type="date">
            <text:p>2019-10-27 15:40:11</text:p>
          </table:table-cell>
          <table:table-cell table:formula="of:=TRUNC([.A1236])" office:value-type="float" office:value="43765" calcext:value-type="float">
            <text:p>43765</text:p>
          </table:table-cell>
          <table:table-cell table:style-name="ce12" table:formula="of:=[.B1236]-[.C1236]" office:value-type="date" office:date-value="1899-12-30T15:40:10.79685129225" calcext:value-type="date">
            <text:p>12/30/99 03:40 PM</text:p>
          </table:table-cell>
          <table:table-cell table:formula="of:=MOD([.E1235]-[.$E$2];[.$H$2])+1+[.$E$2]" office:value-type="float" office:value="254" calcext:value-type="float">
            <text:p>254</text:p>
          </table:table-cell>
          <table:table-cell table:formula="of:=MOD([.F1235]+1/[.$H$2];5)" office:value-type="float" office:value="0.54999999999995" calcext:value-type="float">
            <text:p>0,54999999999995</text:p>
          </table:table-cell>
          <table:table-cell table:formula="of:=IF([.F1236]&lt;0.000001;[.G1235]+2+1/[.$H$2];[.G1235]+1/[.$H$2])" office:value-type="float" office:value="20.5500000000001" calcext:value-type="float">
            <text:p>20,5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7]))" office:value-type="date" office:date-value="2019-10-27T15:22:25.455844" calcext:value-type="date">
            <text:p>2019-10-27 15:22:25</text:p>
          </table:table-cell>
          <table:table-cell table:style-name="ce7" table:formula="of:=[.A1237]" office:value-type="date" office:date-value="2019-10-27T15:22:25.455844" calcext:value-type="date">
            <text:p>2019-10-27 15:22:25</text:p>
          </table:table-cell>
          <table:table-cell table:formula="of:=TRUNC([.A1237])" office:value-type="float" office:value="43765" calcext:value-type="float">
            <text:p>43765</text:p>
          </table:table-cell>
          <table:table-cell table:style-name="ce12" table:formula="of:=[.B1237]-[.C1237]" office:value-type="date" office:date-value="1899-12-30T15:22:25.45584402513" calcext:value-type="date">
            <text:p>12/30/99 03:22 PM</text:p>
          </table:table-cell>
          <table:table-cell table:formula="of:=MOD([.E1236]-[.$E$2];[.$H$2])+1+[.$E$2]" office:value-type="float" office:value="255" calcext:value-type="float">
            <text:p>255</text:p>
          </table:table-cell>
          <table:table-cell table:formula="of:=MOD([.F1236]+1/[.$H$2];5)" office:value-type="float" office:value="0.566666666666617" calcext:value-type="float">
            <text:p>0,566666666666617</text:p>
          </table:table-cell>
          <table:table-cell table:formula="of:=IF([.F1237]&lt;0.000001;[.G1236]+2+1/[.$H$2];[.G1236]+1/[.$H$2])" office:value-type="float" office:value="20.5666666666668" calcext:value-type="float">
            <text:p>20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8]))" office:value-type="date" office:date-value="2019-10-27T15:58:34.637843" calcext:value-type="date">
            <text:p>2019-10-27 15:58:35</text:p>
          </table:table-cell>
          <table:table-cell table:style-name="ce7" table:formula="of:=[.A1238]" office:value-type="date" office:date-value="2019-10-27T15:58:34.637843" calcext:value-type="date">
            <text:p>2019-10-27 15:58:35</text:p>
          </table:table-cell>
          <table:table-cell table:formula="of:=TRUNC([.A1238])" office:value-type="float" office:value="43765" calcext:value-type="float">
            <text:p>43765</text:p>
          </table:table-cell>
          <table:table-cell table:style-name="ce12" table:formula="of:=[.B1238]-[.C1238]" office:value-type="date" office:date-value="1899-12-30T15:58:34.63784272783" calcext:value-type="date">
            <text:p>12/30/99 03:58 PM</text:p>
          </table:table-cell>
          <table:table-cell table:formula="of:=MOD([.E1237]-[.$E$2];[.$H$2])+1+[.$E$2]" office:value-type="float" office:value="256" calcext:value-type="float">
            <text:p>256</text:p>
          </table:table-cell>
          <table:table-cell table:formula="of:=MOD([.F1237]+1/[.$H$2];5)" office:value-type="float" office:value="0.583333333333284" calcext:value-type="float">
            <text:p>0,583333333333284</text:p>
          </table:table-cell>
          <table:table-cell table:formula="of:=IF([.F1238]&lt;0.000001;[.G1237]+2+1/[.$H$2];[.G1237]+1/[.$H$2])" office:value-type="float" office:value="20.5833333333334" calcext:value-type="float">
            <text:p>20,5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9]))" office:value-type="date" office:date-value="2019-10-27T15:27:11.146555" calcext:value-type="date">
            <text:p>2019-10-27 15:27:11</text:p>
          </table:table-cell>
          <table:table-cell table:style-name="ce7" table:formula="of:=[.A1239]" office:value-type="date" office:date-value="2019-10-27T15:27:11.146555" calcext:value-type="date">
            <text:p>2019-10-27 15:27:11</text:p>
          </table:table-cell>
          <table:table-cell table:formula="of:=TRUNC([.A1239])" office:value-type="float" office:value="43765" calcext:value-type="float">
            <text:p>43765</text:p>
          </table:table-cell>
          <table:table-cell table:style-name="ce12" table:formula="of:=[.B1239]-[.C1239]" office:value-type="date" office:date-value="1899-12-30T15:27:11.14655453246" calcext:value-type="date">
            <text:p>12/30/99 03:27 PM</text:p>
          </table:table-cell>
          <table:table-cell table:formula="of:=MOD([.E1238]-[.$E$2];[.$H$2])+1+[.$E$2]" office:value-type="float" office:value="257" calcext:value-type="float">
            <text:p>257</text:p>
          </table:table-cell>
          <table:table-cell table:formula="of:=MOD([.F1238]+1/[.$H$2];5)" office:value-type="float" office:value="0.59999999999995" calcext:value-type="float">
            <text:p>0,59999999999995</text:p>
          </table:table-cell>
          <table:table-cell table:formula="of:=IF([.F1239]&lt;0.000001;[.G1238]+2+1/[.$H$2];[.G1238]+1/[.$H$2])" office:value-type="float" office:value="20.6000000000001" calcext:value-type="float">
            <text:p>20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0]))" office:value-type="date" office:date-value="2019-10-27T15:44:52.866238" calcext:value-type="date">
            <text:p>2019-10-27 15:44:53</text:p>
          </table:table-cell>
          <table:table-cell table:style-name="ce7" table:formula="of:=[.A1240]" office:value-type="date" office:date-value="2019-10-27T15:44:52.866238" calcext:value-type="date">
            <text:p>2019-10-27 15:44:53</text:p>
          </table:table-cell>
          <table:table-cell table:formula="of:=TRUNC([.A1240])" office:value-type="float" office:value="43765" calcext:value-type="float">
            <text:p>43765</text:p>
          </table:table-cell>
          <table:table-cell table:style-name="ce12" table:formula="of:=[.B1240]-[.C1240]" office:value-type="date" office:date-value="1899-12-30T15:44:52.86623827647" calcext:value-type="date">
            <text:p>12/30/99 03:44 PM</text:p>
          </table:table-cell>
          <table:table-cell table:formula="of:=MOD([.E1239]-[.$E$2];[.$H$2])+1+[.$E$2]" office:value-type="float" office:value="258" calcext:value-type="float">
            <text:p>258</text:p>
          </table:table-cell>
          <table:table-cell table:formula="of:=MOD([.F1239]+1/[.$H$2];5)" office:value-type="float" office:value="0.616666666666617" calcext:value-type="float">
            <text:p>0,616666666666617</text:p>
          </table:table-cell>
          <table:table-cell table:formula="of:=IF([.F1240]&lt;0.000001;[.G1239]+2+1/[.$H$2];[.G1239]+1/[.$H$2])" office:value-type="float" office:value="20.6166666666668" calcext:value-type="float">
            <text:p>20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1]))" office:value-type="date" office:date-value="2019-10-27T15:13:28.200605" calcext:value-type="date">
            <text:p>2019-10-27 15:13:28</text:p>
          </table:table-cell>
          <table:table-cell table:style-name="ce7" table:formula="of:=[.A1241]" office:value-type="date" office:date-value="2019-10-27T15:13:28.200605" calcext:value-type="date">
            <text:p>2019-10-27 15:13:28</text:p>
          </table:table-cell>
          <table:table-cell table:formula="of:=TRUNC([.A1241])" office:value-type="float" office:value="43765" calcext:value-type="float">
            <text:p>43765</text:p>
          </table:table-cell>
          <table:table-cell table:style-name="ce12" table:formula="of:=[.B1241]-[.C1241]" office:value-type="date" office:date-value="1899-12-30T15:13:28.20060521364" calcext:value-type="date">
            <text:p>12/30/99 03:13 PM</text:p>
          </table:table-cell>
          <table:table-cell table:formula="of:=MOD([.E1240]-[.$E$2];[.$H$2])+1+[.$E$2]" office:value-type="float" office:value="259" calcext:value-type="float">
            <text:p>259</text:p>
          </table:table-cell>
          <table:table-cell table:formula="of:=MOD([.F1240]+1/[.$H$2];5)" office:value-type="float" office:value="0.633333333333284" calcext:value-type="float">
            <text:p>0,633333333333284</text:p>
          </table:table-cell>
          <table:table-cell table:formula="of:=IF([.F1241]&lt;0.000001;[.G1240]+2+1/[.$H$2];[.G1240]+1/[.$H$2])" office:value-type="float" office:value="20.6333333333334" calcext:value-type="float">
            <text:p>20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2]))" office:value-type="date" office:date-value="2019-10-27T15:48:00.29579" calcext:value-type="date">
            <text:p>2019-10-27 15:48:00</text:p>
          </table:table-cell>
          <table:table-cell table:style-name="ce7" table:formula="of:=[.A1242]" office:value-type="date" office:date-value="2019-10-27T15:48:00.29579" calcext:value-type="date">
            <text:p>2019-10-27 15:48:00</text:p>
          </table:table-cell>
          <table:table-cell table:formula="of:=TRUNC([.A1242])" office:value-type="float" office:value="43765" calcext:value-type="float">
            <text:p>43765</text:p>
          </table:table-cell>
          <table:table-cell table:style-name="ce12" table:formula="of:=[.B1242]-[.C1242]" office:value-type="date" office:date-value="1899-12-30T15:48:00.2957901964" calcext:value-type="date">
            <text:p>12/30/99 03:48 PM</text:p>
          </table:table-cell>
          <table:table-cell table:formula="of:=MOD([.E1241]-[.$E$2];[.$H$2])+1+[.$E$2]" office:value-type="float" office:value="260" calcext:value-type="float">
            <text:p>260</text:p>
          </table:table-cell>
          <table:table-cell table:formula="of:=MOD([.F1241]+1/[.$H$2];5)" office:value-type="float" office:value="0.64999999999995" calcext:value-type="float">
            <text:p>0,64999999999995</text:p>
          </table:table-cell>
          <table:table-cell table:formula="of:=IF([.F1242]&lt;0.000001;[.G1241]+2+1/[.$H$2];[.G1241]+1/[.$H$2])" office:value-type="float" office:value="20.6500000000001" calcext:value-type="float">
            <text:p>20,6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3]))" office:value-type="date" office:date-value="2019-10-27T15:35:52.417648" calcext:value-type="date">
            <text:p>2019-10-27 15:35:52</text:p>
          </table:table-cell>
          <table:table-cell table:style-name="ce7" table:formula="of:=[.A1243]" office:value-type="date" office:date-value="2019-10-27T15:35:52.417648" calcext:value-type="date">
            <text:p>2019-10-27 15:35:52</text:p>
          </table:table-cell>
          <table:table-cell table:formula="of:=TRUNC([.A1243])" office:value-type="float" office:value="43765" calcext:value-type="float">
            <text:p>43765</text:p>
          </table:table-cell>
          <table:table-cell table:style-name="ce12" table:formula="of:=[.B1243]-[.C1243]" office:value-type="date" office:date-value="1899-12-30T15:35:52.41764774546" calcext:value-type="date">
            <text:p>12/30/99 03:35 PM</text:p>
          </table:table-cell>
          <table:table-cell table:formula="of:=MOD([.E1242]-[.$E$2];[.$H$2])+1+[.$E$2]" office:value-type="float" office:value="261" calcext:value-type="float">
            <text:p>261</text:p>
          </table:table-cell>
          <table:table-cell table:formula="of:=MOD([.F1242]+1/[.$H$2];5)" office:value-type="float" office:value="0.666666666666617" calcext:value-type="float">
            <text:p>0,666666666666617</text:p>
          </table:table-cell>
          <table:table-cell table:formula="of:=IF([.F1243]&lt;0.000001;[.G1242]+2+1/[.$H$2];[.G1242]+1/[.$H$2])" office:value-type="float" office:value="20.6666666666668" calcext:value-type="float">
            <text:p>20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4]))" office:value-type="date" office:date-value="2019-10-27T16:00:04.693931" calcext:value-type="date">
            <text:p>2019-10-27 16:00:05</text:p>
          </table:table-cell>
          <table:table-cell table:style-name="ce7" table:formula="of:=[.A1244]" office:value-type="date" office:date-value="2019-10-27T16:00:04.693931" calcext:value-type="date">
            <text:p>2019-10-27 16:00:05</text:p>
          </table:table-cell>
          <table:table-cell table:formula="of:=TRUNC([.A1244])" office:value-type="float" office:value="43765" calcext:value-type="float">
            <text:p>43765</text:p>
          </table:table-cell>
          <table:table-cell table:style-name="ce12" table:formula="of:=[.B1244]-[.C1244]" office:value-type="date" office:date-value="1899-12-30T16:00:04.69393115491" calcext:value-type="date">
            <text:p>12/30/99 04:00 PM</text:p>
          </table:table-cell>
          <table:table-cell table:formula="of:=MOD([.E1243]-[.$E$2];[.$H$2])+1+[.$E$2]" office:value-type="float" office:value="262" calcext:value-type="float">
            <text:p>262</text:p>
          </table:table-cell>
          <table:table-cell table:formula="of:=MOD([.F1243]+1/[.$H$2];5)" office:value-type="float" office:value="0.683333333333284" calcext:value-type="float">
            <text:p>0,683333333333284</text:p>
          </table:table-cell>
          <table:table-cell table:formula="of:=IF([.F1244]&lt;0.000001;[.G1243]+2+1/[.$H$2];[.G1243]+1/[.$H$2])" office:value-type="float" office:value="20.6833333333334" calcext:value-type="float">
            <text:p>20,6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5]))" office:value-type="date" office:date-value="2019-10-27T15:49:57.375154" calcext:value-type="date">
            <text:p>2019-10-27 15:49:57</text:p>
          </table:table-cell>
          <table:table-cell table:style-name="ce7" table:formula="of:=[.A1245]" office:value-type="date" office:date-value="2019-10-27T15:49:57.375154" calcext:value-type="date">
            <text:p>2019-10-27 15:49:57</text:p>
          </table:table-cell>
          <table:table-cell table:formula="of:=TRUNC([.A1245])" office:value-type="float" office:value="43765" calcext:value-type="float">
            <text:p>43765</text:p>
          </table:table-cell>
          <table:table-cell table:style-name="ce12" table:formula="of:=[.B1245]-[.C1245]" office:value-type="date" office:date-value="1899-12-30T15:49:57.37515351735" calcext:value-type="date">
            <text:p>12/30/99 03:49 PM</text:p>
          </table:table-cell>
          <table:table-cell table:formula="of:=MOD([.E1244]-[.$E$2];[.$H$2])+1+[.$E$2]" office:value-type="float" office:value="263" calcext:value-type="float">
            <text:p>263</text:p>
          </table:table-cell>
          <table:table-cell table:formula="of:=MOD([.F1244]+1/[.$H$2];5)" office:value-type="float" office:value="0.699999999999951" calcext:value-type="float">
            <text:p>0,699999999999951</text:p>
          </table:table-cell>
          <table:table-cell table:formula="of:=IF([.F1245]&lt;0.000001;[.G1244]+2+1/[.$H$2];[.G1244]+1/[.$H$2])" office:value-type="float" office:value="20.7000000000001" calcext:value-type="float">
            <text:p>20,7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6]))" office:value-type="date" office:date-value="2019-10-27T15:51:25.737465" calcext:value-type="date">
            <text:p>2019-10-27 15:51:26</text:p>
          </table:table-cell>
          <table:table-cell table:style-name="ce7" table:formula="of:=[.A1246]" office:value-type="date" office:date-value="2019-10-27T15:51:25.737465" calcext:value-type="date">
            <text:p>2019-10-27 15:51:26</text:p>
          </table:table-cell>
          <table:table-cell table:formula="of:=TRUNC([.A1246])" office:value-type="float" office:value="43765" calcext:value-type="float">
            <text:p>43765</text:p>
          </table:table-cell>
          <table:table-cell table:style-name="ce12" table:formula="of:=[.B1246]-[.C1246]" office:value-type="date" office:date-value="1899-12-30T15:51:25.73746529873" calcext:value-type="date">
            <text:p>12/30/99 03:51 PM</text:p>
          </table:table-cell>
          <table:table-cell table:formula="of:=MOD([.E1245]-[.$E$2];[.$H$2])+1+[.$E$2]" office:value-type="float" office:value="264" calcext:value-type="float">
            <text:p>264</text:p>
          </table:table-cell>
          <table:table-cell table:formula="of:=MOD([.F1245]+1/[.$H$2];5)" office:value-type="float" office:value="0.716666666666617" calcext:value-type="float">
            <text:p>0,716666666666617</text:p>
          </table:table-cell>
          <table:table-cell table:formula="of:=IF([.F1246]&lt;0.000001;[.G1245]+2+1/[.$H$2];[.G1245]+1/[.$H$2])" office:value-type="float" office:value="20.7166666666668" calcext:value-type="float">
            <text:p>20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7]))" office:value-type="date" office:date-value="2019-10-27T15:48:01.013357" calcext:value-type="date">
            <text:p>2019-10-27 15:48:01</text:p>
          </table:table-cell>
          <table:table-cell table:style-name="ce7" table:formula="of:=[.A1247]" office:value-type="date" office:date-value="2019-10-27T15:48:01.013357" calcext:value-type="date">
            <text:p>2019-10-27 15:48:01</text:p>
          </table:table-cell>
          <table:table-cell table:formula="of:=TRUNC([.A1247])" office:value-type="float" office:value="43765" calcext:value-type="float">
            <text:p>43765</text:p>
          </table:table-cell>
          <table:table-cell table:style-name="ce12" table:formula="of:=[.B1247]-[.C1247]" office:value-type="date" office:date-value="1899-12-30T15:48:01.0133569641" calcext:value-type="date">
            <text:p>12/30/99 03:48 PM</text:p>
          </table:table-cell>
          <table:table-cell table:formula="of:=MOD([.E1246]-[.$E$2];[.$H$2])+1+[.$E$2]" office:value-type="float" office:value="265" calcext:value-type="float">
            <text:p>265</text:p>
          </table:table-cell>
          <table:table-cell table:formula="of:=MOD([.F1246]+1/[.$H$2];5)" office:value-type="float" office:value="0.733333333333284" calcext:value-type="float">
            <text:p>0,733333333333284</text:p>
          </table:table-cell>
          <table:table-cell table:formula="of:=IF([.F1247]&lt;0.000001;[.G1246]+2+1/[.$H$2];[.G1246]+1/[.$H$2])" office:value-type="float" office:value="20.7333333333334" calcext:value-type="float">
            <text:p>20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8]))" office:value-type="date" office:date-value="2019-10-27T15:47:40.152752" calcext:value-type="date">
            <text:p>2019-10-27 15:47:40</text:p>
          </table:table-cell>
          <table:table-cell table:style-name="ce7" table:formula="of:=[.A1248]" office:value-type="date" office:date-value="2019-10-27T15:47:40.152752" calcext:value-type="date">
            <text:p>2019-10-27 15:47:40</text:p>
          </table:table-cell>
          <table:table-cell table:formula="of:=TRUNC([.A1248])" office:value-type="float" office:value="43765" calcext:value-type="float">
            <text:p>43765</text:p>
          </table:table-cell>
          <table:table-cell table:style-name="ce12" table:formula="of:=[.B1248]-[.C1248]" office:value-type="date" office:date-value="1899-12-30T15:47:40.15275232494" calcext:value-type="date">
            <text:p>12/30/99 03:47 PM</text:p>
          </table:table-cell>
          <table:table-cell table:formula="of:=MOD([.E1247]-[.$E$2];[.$H$2])+1+[.$E$2]" office:value-type="float" office:value="266" calcext:value-type="float">
            <text:p>266</text:p>
          </table:table-cell>
          <table:table-cell table:formula="of:=MOD([.F1247]+1/[.$H$2];5)" office:value-type="float" office:value="0.749999999999951" calcext:value-type="float">
            <text:p>0,749999999999951</text:p>
          </table:table-cell>
          <table:table-cell table:formula="of:=IF([.F1248]&lt;0.000001;[.G1247]+2+1/[.$H$2];[.G1247]+1/[.$H$2])" office:value-type="float" office:value="20.7500000000001" calcext:value-type="float">
            <text:p>20,7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9]))" office:value-type="date" office:date-value="2019-10-27T15:44:29.911508" calcext:value-type="date">
            <text:p>2019-10-27 15:44:30</text:p>
          </table:table-cell>
          <table:table-cell table:style-name="ce7" table:formula="of:=[.A1249]" office:value-type="date" office:date-value="2019-10-27T15:44:29.911508" calcext:value-type="date">
            <text:p>2019-10-27 15:44:30</text:p>
          </table:table-cell>
          <table:table-cell table:formula="of:=TRUNC([.A1249])" office:value-type="float" office:value="43765" calcext:value-type="float">
            <text:p>43765</text:p>
          </table:table-cell>
          <table:table-cell table:style-name="ce12" table:formula="of:=[.B1249]-[.C1249]" office:value-type="date" office:date-value="1899-12-30T15:44:29.91150837857" calcext:value-type="date">
            <text:p>12/30/99 03:44 PM</text:p>
          </table:table-cell>
          <table:table-cell table:formula="of:=MOD([.E1248]-[.$E$2];[.$H$2])+1+[.$E$2]" office:value-type="float" office:value="267" calcext:value-type="float">
            <text:p>267</text:p>
          </table:table-cell>
          <table:table-cell table:formula="of:=MOD([.F1248]+1/[.$H$2];5)" office:value-type="float" office:value="0.766666666666618" calcext:value-type="float">
            <text:p>0,766666666666618</text:p>
          </table:table-cell>
          <table:table-cell table:formula="of:=IF([.F1249]&lt;0.000001;[.G1248]+2+1/[.$H$2];[.G1248]+1/[.$H$2])" office:value-type="float" office:value="20.7666666666668" calcext:value-type="float">
            <text:p>20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0]))" office:value-type="date" office:date-value="2019-10-27T15:54:49.919049" calcext:value-type="date">
            <text:p>2019-10-27 15:54:50</text:p>
          </table:table-cell>
          <table:table-cell table:style-name="ce7" table:formula="of:=[.A1250]" office:value-type="date" office:date-value="2019-10-27T15:54:49.919049" calcext:value-type="date">
            <text:p>2019-10-27 15:54:50</text:p>
          </table:table-cell>
          <table:table-cell table:formula="of:=TRUNC([.A1250])" office:value-type="float" office:value="43765" calcext:value-type="float">
            <text:p>43765</text:p>
          </table:table-cell>
          <table:table-cell table:style-name="ce12" table:formula="of:=[.B1250]-[.C1250]" office:value-type="date" office:date-value="1899-12-30T15:54:49.91904866416" calcext:value-type="date">
            <text:p>12/30/99 03:54 PM</text:p>
          </table:table-cell>
          <table:table-cell table:formula="of:=MOD([.E1249]-[.$E$2];[.$H$2])+1+[.$E$2]" office:value-type="float" office:value="268" calcext:value-type="float">
            <text:p>268</text:p>
          </table:table-cell>
          <table:table-cell table:formula="of:=MOD([.F1249]+1/[.$H$2];5)" office:value-type="float" office:value="0.783333333333284" calcext:value-type="float">
            <text:p>0,783333333333284</text:p>
          </table:table-cell>
          <table:table-cell table:formula="of:=IF([.F1250]&lt;0.000001;[.G1249]+2+1/[.$H$2];[.G1249]+1/[.$H$2])" office:value-type="float" office:value="20.7833333333334" calcext:value-type="float">
            <text:p>20,7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1]))" office:value-type="date" office:date-value="2019-10-27T15:50:47.387874" calcext:value-type="date">
            <text:p>2019-10-27 15:50:47</text:p>
          </table:table-cell>
          <table:table-cell table:style-name="ce7" table:formula="of:=[.A1251]" office:value-type="date" office:date-value="2019-10-27T15:50:47.387874" calcext:value-type="date">
            <text:p>2019-10-27 15:50:47</text:p>
          </table:table-cell>
          <table:table-cell table:formula="of:=TRUNC([.A1251])" office:value-type="float" office:value="43765" calcext:value-type="float">
            <text:p>43765</text:p>
          </table:table-cell>
          <table:table-cell table:style-name="ce12" table:formula="of:=[.B1251]-[.C1251]" office:value-type="date" office:date-value="1899-12-30T15:50:47.38787447568" calcext:value-type="date">
            <text:p>12/30/99 03:50 PM</text:p>
          </table:table-cell>
          <table:table-cell table:formula="of:=MOD([.E1250]-[.$E$2];[.$H$2])+1+[.$E$2]" office:value-type="float" office:value="269" calcext:value-type="float">
            <text:p>269</text:p>
          </table:table-cell>
          <table:table-cell table:formula="of:=MOD([.F1250]+1/[.$H$2];5)" office:value-type="float" office:value="0.799999999999951" calcext:value-type="float">
            <text:p>0,799999999999951</text:p>
          </table:table-cell>
          <table:table-cell table:formula="of:=IF([.F1251]&lt;0.000001;[.G1250]+2+1/[.$H$2];[.G1250]+1/[.$H$2])" office:value-type="float" office:value="20.8000000000001" calcext:value-type="float">
            <text:p>20,8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2]))" office:value-type="date" office:date-value="2019-10-27T15:38:19.082912" calcext:value-type="date">
            <text:p>2019-10-27 15:38:19</text:p>
          </table:table-cell>
          <table:table-cell table:style-name="ce7" table:formula="of:=[.A1252]" office:value-type="date" office:date-value="2019-10-27T15:38:19.082912" calcext:value-type="date">
            <text:p>2019-10-27 15:38:19</text:p>
          </table:table-cell>
          <table:table-cell table:formula="of:=TRUNC([.A1252])" office:value-type="float" office:value="43765" calcext:value-type="float">
            <text:p>43765</text:p>
          </table:table-cell>
          <table:table-cell table:style-name="ce12" table:formula="of:=[.B1252]-[.C1252]" office:value-type="date" office:date-value="1899-12-30T15:38:19.08291224856" calcext:value-type="date">
            <text:p>12/30/99 03:38 PM</text:p>
          </table:table-cell>
          <table:table-cell table:formula="of:=MOD([.E1251]-[.$E$2];[.$H$2])+1+[.$E$2]" office:value-type="float" office:value="270" calcext:value-type="float">
            <text:p>270</text:p>
          </table:table-cell>
          <table:table-cell table:formula="of:=MOD([.F1251]+1/[.$H$2];5)" office:value-type="float" office:value="0.816666666666618" calcext:value-type="float">
            <text:p>0,816666666666618</text:p>
          </table:table-cell>
          <table:table-cell table:formula="of:=IF([.F1252]&lt;0.000001;[.G1251]+2+1/[.$H$2];[.G1251]+1/[.$H$2])" office:value-type="float" office:value="20.8166666666668" calcext:value-type="float">
            <text:p>20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3]))" office:value-type="date" office:date-value="2019-10-27T15:34:38.54583" calcext:value-type="date">
            <text:p>2019-10-27 15:34:39</text:p>
          </table:table-cell>
          <table:table-cell table:style-name="ce7" table:formula="of:=[.A1253]" office:value-type="date" office:date-value="2019-10-27T15:34:38.54583" calcext:value-type="date">
            <text:p>2019-10-27 15:34:39</text:p>
          </table:table-cell>
          <table:table-cell table:formula="of:=TRUNC([.A1253])" office:value-type="float" office:value="43765" calcext:value-type="float">
            <text:p>43765</text:p>
          </table:table-cell>
          <table:table-cell table:style-name="ce12" table:formula="of:=[.B1253]-[.C1253]" office:value-type="date" office:date-value="1899-12-30T15:34:38.54583018925" calcext:value-type="date">
            <text:p>12/30/99 03:34 PM</text:p>
          </table:table-cell>
          <table:table-cell table:formula="of:=MOD([.E1252]-[.$E$2];[.$H$2])+1+[.$E$2]" office:value-type="float" office:value="271" calcext:value-type="float">
            <text:p>271</text:p>
          </table:table-cell>
          <table:table-cell table:formula="of:=MOD([.F1252]+1/[.$H$2];5)" office:value-type="float" office:value="0.833333333333284" calcext:value-type="float">
            <text:p>0,833333333333284</text:p>
          </table:table-cell>
          <table:table-cell table:formula="of:=IF([.F1253]&lt;0.000001;[.G1252]+2+1/[.$H$2];[.G1252]+1/[.$H$2])" office:value-type="float" office:value="20.8333333333334" calcext:value-type="float">
            <text:p>20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4]))" office:value-type="date" office:date-value="2019-10-27T15:42:11.376403" calcext:value-type="date">
            <text:p>2019-10-27 15:42:11</text:p>
          </table:table-cell>
          <table:table-cell table:style-name="ce7" table:formula="of:=[.A1254]" office:value-type="date" office:date-value="2019-10-27T15:42:11.376403" calcext:value-type="date">
            <text:p>2019-10-27 15:42:11</text:p>
          </table:table-cell>
          <table:table-cell table:formula="of:=TRUNC([.A1254])" office:value-type="float" office:value="43765" calcext:value-type="float">
            <text:p>43765</text:p>
          </table:table-cell>
          <table:table-cell table:style-name="ce12" table:formula="of:=[.B1254]-[.C1254]" office:value-type="date" office:date-value="1899-12-30T15:42:11.37640308123" calcext:value-type="date">
            <text:p>12/30/99 03:42 PM</text:p>
          </table:table-cell>
          <table:table-cell table:formula="of:=MOD([.E1253]-[.$E$2];[.$H$2])+1+[.$E$2]" office:value-type="float" office:value="272" calcext:value-type="float">
            <text:p>272</text:p>
          </table:table-cell>
          <table:table-cell table:formula="of:=MOD([.F1253]+1/[.$H$2];5)" office:value-type="float" office:value="0.849999999999951" calcext:value-type="float">
            <text:p>0,849999999999951</text:p>
          </table:table-cell>
          <table:table-cell table:formula="of:=IF([.F1254]&lt;0.000001;[.G1253]+2+1/[.$H$2];[.G1253]+1/[.$H$2])" office:value-type="float" office:value="20.8500000000001" calcext:value-type="float">
            <text:p>20,8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5]))" office:value-type="date" office:date-value="2019-10-27T15:40:38.132313" calcext:value-type="date">
            <text:p>2019-10-27 15:40:38</text:p>
          </table:table-cell>
          <table:table-cell table:style-name="ce7" table:formula="of:=[.A1255]" office:value-type="date" office:date-value="2019-10-27T15:40:38.132313" calcext:value-type="date">
            <text:p>2019-10-27 15:40:38</text:p>
          </table:table-cell>
          <table:table-cell table:formula="of:=TRUNC([.A1255])" office:value-type="float" office:value="43765" calcext:value-type="float">
            <text:p>43765</text:p>
          </table:table-cell>
          <table:table-cell table:style-name="ce12" table:formula="of:=[.B1255]-[.C1255]" office:value-type="date" office:date-value="1899-12-30T15:40:38.13231268432" calcext:value-type="date">
            <text:p>12/30/99 03:40 PM</text:p>
          </table:table-cell>
          <table:table-cell table:formula="of:=MOD([.E1254]-[.$E$2];[.$H$2])+1+[.$E$2]" office:value-type="float" office:value="273" calcext:value-type="float">
            <text:p>273</text:p>
          </table:table-cell>
          <table:table-cell table:formula="of:=MOD([.F1254]+1/[.$H$2];5)" office:value-type="float" office:value="0.866666666666618" calcext:value-type="float">
            <text:p>0,866666666666618</text:p>
          </table:table-cell>
          <table:table-cell table:formula="of:=IF([.F1255]&lt;0.000001;[.G1254]+2+1/[.$H$2];[.G1254]+1/[.$H$2])" office:value-type="float" office:value="20.8666666666668" calcext:value-type="float">
            <text:p>20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6]))" office:value-type="date" office:date-value="2019-10-27T15:36:45.65999" calcext:value-type="date">
            <text:p>2019-10-27 15:36:46</text:p>
          </table:table-cell>
          <table:table-cell table:style-name="ce7" table:formula="of:=[.A1256]" office:value-type="date" office:date-value="2019-10-27T15:36:45.65999" calcext:value-type="date">
            <text:p>2019-10-27 15:36:46</text:p>
          </table:table-cell>
          <table:table-cell table:formula="of:=TRUNC([.A1256])" office:value-type="float" office:value="43765" calcext:value-type="float">
            <text:p>43765</text:p>
          </table:table-cell>
          <table:table-cell table:style-name="ce12" table:formula="of:=[.B1256]-[.C1256]" office:value-type="date" office:date-value="1899-12-30T15:36:45.65998996608" calcext:value-type="date">
            <text:p>12/30/99 03:36 PM</text:p>
          </table:table-cell>
          <table:table-cell table:formula="of:=MOD([.E1255]-[.$E$2];[.$H$2])+1+[.$E$2]" office:value-type="float" office:value="274" calcext:value-type="float">
            <text:p>274</text:p>
          </table:table-cell>
          <table:table-cell table:formula="of:=MOD([.F1255]+1/[.$H$2];5)" office:value-type="float" office:value="0.883333333333285" calcext:value-type="float">
            <text:p>0,883333333333285</text:p>
          </table:table-cell>
          <table:table-cell table:formula="of:=IF([.F1256]&lt;0.000001;[.G1255]+2+1/[.$H$2];[.G1255]+1/[.$H$2])" office:value-type="float" office:value="20.8833333333334" calcext:value-type="float">
            <text:p>20,8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7]))" office:value-type="date" office:date-value="2019-10-27T15:09:56.545774" calcext:value-type="date">
            <text:p>2019-10-27 15:09:57</text:p>
          </table:table-cell>
          <table:table-cell table:style-name="ce7" table:formula="of:=[.A1257]" office:value-type="date" office:date-value="2019-10-27T15:09:56.545774" calcext:value-type="date">
            <text:p>2019-10-27 15:09:57</text:p>
          </table:table-cell>
          <table:table-cell table:formula="of:=TRUNC([.A1257])" office:value-type="float" office:value="43765" calcext:value-type="float">
            <text:p>43765</text:p>
          </table:table-cell>
          <table:table-cell table:style-name="ce12" table:formula="of:=[.B1257]-[.C1257]" office:value-type="date" office:date-value="1899-12-30T15:09:56.54577418696" calcext:value-type="date">
            <text:p>12/30/99 03:09 PM</text:p>
          </table:table-cell>
          <table:table-cell table:formula="of:=MOD([.E1256]-[.$E$2];[.$H$2])+1+[.$E$2]" office:value-type="float" office:value="275" calcext:value-type="float">
            <text:p>275</text:p>
          </table:table-cell>
          <table:table-cell table:formula="of:=MOD([.F1256]+1/[.$H$2];5)" office:value-type="float" office:value="0.899999999999951" calcext:value-type="float">
            <text:p>0,899999999999951</text:p>
          </table:table-cell>
          <table:table-cell table:formula="of:=IF([.F1257]&lt;0.000001;[.G1256]+2+1/[.$H$2];[.G1256]+1/[.$H$2])" office:value-type="float" office:value="20.9000000000001" calcext:value-type="float">
            <text:p>20,9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8]))" office:value-type="date" office:date-value="2019-10-27T15:34:50.746221" calcext:value-type="date">
            <text:p>2019-10-27 15:34:51</text:p>
          </table:table-cell>
          <table:table-cell table:style-name="ce7" table:formula="of:=[.A1258]" office:value-type="date" office:date-value="2019-10-27T15:34:50.746221" calcext:value-type="date">
            <text:p>2019-10-27 15:34:51</text:p>
          </table:table-cell>
          <table:table-cell table:formula="of:=TRUNC([.A1258])" office:value-type="float" office:value="43765" calcext:value-type="float">
            <text:p>43765</text:p>
          </table:table-cell>
          <table:table-cell table:style-name="ce12" table:formula="of:=[.B1258]-[.C1258]" office:value-type="date" office:date-value="1899-12-30T15:34:50.74622103944" calcext:value-type="date">
            <text:p>12/30/99 03:34 PM</text:p>
          </table:table-cell>
          <table:table-cell table:formula="of:=MOD([.E1257]-[.$E$2];[.$H$2])+1+[.$E$2]" office:value-type="float" office:value="276" calcext:value-type="float">
            <text:p>276</text:p>
          </table:table-cell>
          <table:table-cell table:formula="of:=MOD([.F1257]+1/[.$H$2];5)" office:value-type="float" office:value="0.916666666666618" calcext:value-type="float">
            <text:p>0,916666666666618</text:p>
          </table:table-cell>
          <table:table-cell table:formula="of:=IF([.F1258]&lt;0.000001;[.G1257]+2+1/[.$H$2];[.G1257]+1/[.$H$2])" office:value-type="float" office:value="20.9166666666668" calcext:value-type="float">
            <text:p>20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9]))" office:value-type="date" office:date-value="2019-10-27T15:45:53.053052" calcext:value-type="date">
            <text:p>2019-10-27 15:45:53</text:p>
          </table:table-cell>
          <table:table-cell table:style-name="ce7" table:formula="of:=[.A1259]" office:value-type="date" office:date-value="2019-10-27T15:45:53.053052" calcext:value-type="date">
            <text:p>2019-10-27 15:45:53</text:p>
          </table:table-cell>
          <table:table-cell table:formula="of:=TRUNC([.A1259])" office:value-type="float" office:value="43765" calcext:value-type="float">
            <text:p>43765</text:p>
          </table:table-cell>
          <table:table-cell table:style-name="ce12" table:formula="of:=[.B1259]-[.C1259]" office:value-type="date" office:date-value="1899-12-30T15:45:53.05305223446" calcext:value-type="date">
            <text:p>12/30/99 03:45 PM</text:p>
          </table:table-cell>
          <table:table-cell table:formula="of:=MOD([.E1258]-[.$E$2];[.$H$2])+1+[.$E$2]" office:value-type="float" office:value="277" calcext:value-type="float">
            <text:p>277</text:p>
          </table:table-cell>
          <table:table-cell table:formula="of:=MOD([.F1258]+1/[.$H$2];5)" office:value-type="float" office:value="0.933333333333285" calcext:value-type="float">
            <text:p>0,933333333333285</text:p>
          </table:table-cell>
          <table:table-cell table:formula="of:=IF([.F1259]&lt;0.000001;[.G1258]+2+1/[.$H$2];[.G1258]+1/[.$H$2])" office:value-type="float" office:value="20.9333333333334" calcext:value-type="float">
            <text:p>20,9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0]))" office:value-type="date" office:date-value="2019-10-27T16:10:21.481023" calcext:value-type="date">
            <text:p>2019-10-27 16:10:21</text:p>
          </table:table-cell>
          <table:table-cell table:style-name="ce7" table:formula="of:=[.A1260]" office:value-type="date" office:date-value="2019-10-27T16:10:21.481023" calcext:value-type="date">
            <text:p>2019-10-27 16:10:21</text:p>
          </table:table-cell>
          <table:table-cell table:formula="of:=TRUNC([.A1260])" office:value-type="float" office:value="43765" calcext:value-type="float">
            <text:p>43765</text:p>
          </table:table-cell>
          <table:table-cell table:style-name="ce12" table:formula="of:=[.B1260]-[.C1260]" office:value-type="date" office:date-value="1899-12-30T16:10:21.48102333304" calcext:value-type="date">
            <text:p>12/30/99 04:10 PM</text:p>
          </table:table-cell>
          <table:table-cell table:formula="of:=MOD([.E1259]-[.$E$2];[.$H$2])+1+[.$E$2]" office:value-type="float" office:value="278" calcext:value-type="float">
            <text:p>278</text:p>
          </table:table-cell>
          <table:table-cell table:formula="of:=MOD([.F1259]+1/[.$H$2];5)" office:value-type="float" office:value="0.949999999999951" calcext:value-type="float">
            <text:p>0,949999999999951</text:p>
          </table:table-cell>
          <table:table-cell table:formula="of:=IF([.F1260]&lt;0.000001;[.G1259]+2+1/[.$H$2];[.G1259]+1/[.$H$2])" office:value-type="float" office:value="20.9500000000001" calcext:value-type="float">
            <text:p>20,9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1]))" office:value-type="date" office:date-value="2019-10-27T15:41:16.067244" calcext:value-type="date">
            <text:p>2019-10-27 15:41:16</text:p>
          </table:table-cell>
          <table:table-cell table:style-name="ce7" table:formula="of:=[.A1261]" office:value-type="date" office:date-value="2019-10-27T15:41:16.067244" calcext:value-type="date">
            <text:p>2019-10-27 15:41:16</text:p>
          </table:table-cell>
          <table:table-cell table:formula="of:=TRUNC([.A1261])" office:value-type="float" office:value="43765" calcext:value-type="float">
            <text:p>43765</text:p>
          </table:table-cell>
          <table:table-cell table:style-name="ce12" table:formula="of:=[.B1261]-[.C1261]" office:value-type="date" office:date-value="1899-12-30T15:41:16.06724384241" calcext:value-type="date">
            <text:p>12/30/99 03:41 PM</text:p>
          </table:table-cell>
          <table:table-cell table:formula="of:=MOD([.E1260]-[.$E$2];[.$H$2])+1+[.$E$2]" office:value-type="float" office:value="279" calcext:value-type="float">
            <text:p>279</text:p>
          </table:table-cell>
          <table:table-cell table:formula="of:=MOD([.F1260]+1/[.$H$2];5)" office:value-type="float" office:value="0.966666666666618" calcext:value-type="float">
            <text:p>0,966666666666618</text:p>
          </table:table-cell>
          <table:table-cell table:formula="of:=IF([.F1261]&lt;0.000001;[.G1260]+2+1/[.$H$2];[.G1260]+1/[.$H$2])" office:value-type="float" office:value="20.9666666666668" calcext:value-type="float">
            <text:p>20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2]))" office:value-type="date" office:date-value="2019-10-27T15:21:39.398248" calcext:value-type="date">
            <text:p>2019-10-27 15:21:39</text:p>
          </table:table-cell>
          <table:table-cell table:style-name="ce7" table:formula="of:=[.A1262]" office:value-type="date" office:date-value="2019-10-27T15:21:39.398248" calcext:value-type="date">
            <text:p>2019-10-27 15:21:39</text:p>
          </table:table-cell>
          <table:table-cell table:formula="of:=TRUNC([.A1262])" office:value-type="float" office:value="43765" calcext:value-type="float">
            <text:p>43765</text:p>
          </table:table-cell>
          <table:table-cell table:style-name="ce12" table:formula="of:=[.B1262]-[.C1262]" office:value-type="date" office:date-value="1899-12-30T15:21:39.39824834" calcext:value-type="date">
            <text:p>12/30/99 03:21 PM</text:p>
          </table:table-cell>
          <table:table-cell table:formula="of:=MOD([.E1261]-[.$E$2];[.$H$2])+1+[.$E$2]" office:value-type="float" office:value="280" calcext:value-type="float">
            <text:p>280</text:p>
          </table:table-cell>
          <table:table-cell table:formula="of:=MOD([.F1261]+1/[.$H$2];5)" office:value-type="float" office:value="0.983333333333285" calcext:value-type="float">
            <text:p>0,983333333333285</text:p>
          </table:table-cell>
          <table:table-cell table:formula="of:=IF([.F1262]&lt;0.000001;[.G1261]+2+1/[.$H$2];[.G1261]+1/[.$H$2])" office:value-type="float" office:value="20.9833333333334" calcext:value-type="float">
            <text:p>20,9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3]))" office:value-type="date" office:date-value="2019-10-28T16:02:34.811293" calcext:value-type="date">
            <text:p>2019-10-28 16:02:35</text:p>
          </table:table-cell>
          <table:table-cell table:style-name="ce7" table:formula="of:=[.A1263]" office:value-type="date" office:date-value="2019-10-28T16:02:34.811293" calcext:value-type="date">
            <text:p>2019-10-28 16:02:35</text:p>
          </table:table-cell>
          <table:table-cell table:formula="of:=TRUNC([.A1263])" office:value-type="float" office:value="43766" calcext:value-type="float">
            <text:p>43766</text:p>
          </table:table-cell>
          <table:table-cell table:style-name="ce12" table:formula="of:=[.B1263]-[.C1263]" office:value-type="date" office:date-value="1899-12-30T16:02:34.81129295658" calcext:value-type="date">
            <text:p>12/30/99 04:02 PM</text:p>
          </table:table-cell>
          <table:table-cell table:formula="of:=MOD([.E1262]-[.$E$2];[.$H$2])+1+[.$E$2]" office:value-type="float" office:value="221" calcext:value-type="float">
            <text:p>221</text:p>
          </table:table-cell>
          <table:table-cell table:formula="of:=MOD([.F1262]+1/[.$H$2];5)" office:value-type="float" office:value="0.999999999999952" calcext:value-type="float">
            <text:p>0,999999999999952</text:p>
          </table:table-cell>
          <table:table-cell table:formula="of:=IF([.F1263]&lt;0.000001;[.G1262]+2+1/[.$H$2];[.G1262]+1/[.$H$2])" office:value-type="float" office:value="21.0000000000001" calcext:value-type="float">
            <text:p>21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4]))" office:value-type="date" office:date-value="2019-10-28T15:25:59.164095" calcext:value-type="date">
            <text:p>2019-10-28 15:25:59</text:p>
          </table:table-cell>
          <table:table-cell table:style-name="ce7" table:formula="of:=[.A1264]" office:value-type="date" office:date-value="2019-10-28T15:25:59.164095" calcext:value-type="date">
            <text:p>2019-10-28 15:25:59</text:p>
          </table:table-cell>
          <table:table-cell table:formula="of:=TRUNC([.A1264])" office:value-type="float" office:value="43766" calcext:value-type="float">
            <text:p>43766</text:p>
          </table:table-cell>
          <table:table-cell table:style-name="ce12" table:formula="of:=[.B1264]-[.C1264]" office:value-type="date" office:date-value="1899-12-30T15:25:59.16409506463" calcext:value-type="date">
            <text:p>12/30/99 03:25 PM</text:p>
          </table:table-cell>
          <table:table-cell table:formula="of:=MOD([.E1263]-[.$E$2];[.$H$2])+1+[.$E$2]" office:value-type="float" office:value="222" calcext:value-type="float">
            <text:p>222</text:p>
          </table:table-cell>
          <table:table-cell table:formula="of:=MOD([.F1263]+1/[.$H$2];5)" office:value-type="float" office:value="1.01666666666662" calcext:value-type="float">
            <text:p>1,01666666666662</text:p>
          </table:table-cell>
          <table:table-cell table:formula="of:=IF([.F1264]&lt;0.000001;[.G1263]+2+1/[.$H$2];[.G1263]+1/[.$H$2])" office:value-type="float" office:value="21.0166666666668" calcext:value-type="float">
            <text:p>21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5]))" office:value-type="date" office:date-value="2019-10-28T15:39:03.414742" calcext:value-type="date">
            <text:p>2019-10-28 15:39:03</text:p>
          </table:table-cell>
          <table:table-cell table:style-name="ce7" table:formula="of:=[.A1265]" office:value-type="date" office:date-value="2019-10-28T15:39:03.414742" calcext:value-type="date">
            <text:p>2019-10-28 15:39:03</text:p>
          </table:table-cell>
          <table:table-cell table:formula="of:=TRUNC([.A1265])" office:value-type="float" office:value="43766" calcext:value-type="float">
            <text:p>43766</text:p>
          </table:table-cell>
          <table:table-cell table:style-name="ce12" table:formula="of:=[.B1265]-[.C1265]" office:value-type="date" office:date-value="1899-12-30T15:39:03.41474154498" calcext:value-type="date">
            <text:p>12/30/99 03:39 PM</text:p>
          </table:table-cell>
          <table:table-cell table:formula="of:=MOD([.E1264]-[.$E$2];[.$H$2])+1+[.$E$2]" office:value-type="float" office:value="223" calcext:value-type="float">
            <text:p>223</text:p>
          </table:table-cell>
          <table:table-cell table:formula="of:=MOD([.F1264]+1/[.$H$2];5)" office:value-type="float" office:value="1.03333333333328" calcext:value-type="float">
            <text:p>1,03333333333328</text:p>
          </table:table-cell>
          <table:table-cell table:formula="of:=IF([.F1265]&lt;0.000001;[.G1264]+2+1/[.$H$2];[.G1264]+1/[.$H$2])" office:value-type="float" office:value="21.0333333333334" calcext:value-type="float">
            <text:p>21,0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6]))" office:value-type="date" office:date-value="2019-10-28T15:24:41.690048" calcext:value-type="date">
            <text:p>2019-10-28 15:24:42</text:p>
          </table:table-cell>
          <table:table-cell table:style-name="ce7" table:formula="of:=[.A1266]" office:value-type="date" office:date-value="2019-10-28T15:24:41.690048" calcext:value-type="date">
            <text:p>2019-10-28 15:24:42</text:p>
          </table:table-cell>
          <table:table-cell table:formula="of:=TRUNC([.A1266])" office:value-type="float" office:value="43766" calcext:value-type="float">
            <text:p>43766</text:p>
          </table:table-cell>
          <table:table-cell table:style-name="ce12" table:formula="of:=[.B1266]-[.C1266]" office:value-type="date" office:date-value="1899-12-30T15:24:41.69004775118" calcext:value-type="date">
            <text:p>12/30/99 03:24 PM</text:p>
          </table:table-cell>
          <table:table-cell table:formula="of:=MOD([.E1265]-[.$E$2];[.$H$2])+1+[.$E$2]" office:value-type="float" office:value="224" calcext:value-type="float">
            <text:p>224</text:p>
          </table:table-cell>
          <table:table-cell table:formula="of:=MOD([.F1265]+1/[.$H$2];5)" office:value-type="float" office:value="1.04999999999995" calcext:value-type="float">
            <text:p>1,04999999999995</text:p>
          </table:table-cell>
          <table:table-cell table:formula="of:=IF([.F1266]&lt;0.000001;[.G1265]+2+1/[.$H$2];[.G1265]+1/[.$H$2])" office:value-type="float" office:value="21.0500000000001" calcext:value-type="float">
            <text:p>21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7]))" office:value-type="date" office:date-value="2019-10-28T15:39:39.591873" calcext:value-type="date">
            <text:p>2019-10-28 15:39:40</text:p>
          </table:table-cell>
          <table:table-cell table:style-name="ce7" table:formula="of:=[.A1267]" office:value-type="date" office:date-value="2019-10-28T15:39:39.591873" calcext:value-type="date">
            <text:p>2019-10-28 15:39:40</text:p>
          </table:table-cell>
          <table:table-cell table:formula="of:=TRUNC([.A1267])" office:value-type="float" office:value="43766" calcext:value-type="float">
            <text:p>43766</text:p>
          </table:table-cell>
          <table:table-cell table:style-name="ce12" table:formula="of:=[.B1267]-[.C1267]" office:value-type="date" office:date-value="1899-12-30T15:39:39.59187256638" calcext:value-type="date">
            <text:p>12/30/99 03:39 PM</text:p>
          </table:table-cell>
          <table:table-cell table:formula="of:=MOD([.E1266]-[.$E$2];[.$H$2])+1+[.$E$2]" office:value-type="float" office:value="225" calcext:value-type="float">
            <text:p>225</text:p>
          </table:table-cell>
          <table:table-cell table:formula="of:=MOD([.F1266]+1/[.$H$2];5)" office:value-type="float" office:value="1.06666666666662" calcext:value-type="float">
            <text:p>1,06666666666662</text:p>
          </table:table-cell>
          <table:table-cell table:formula="of:=IF([.F1267]&lt;0.000001;[.G1266]+2+1/[.$H$2];[.G1266]+1/[.$H$2])" office:value-type="float" office:value="21.0666666666668" calcext:value-type="float">
            <text:p>21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8]))" office:value-type="date" office:date-value="2019-10-28T15:45:21.93943" calcext:value-type="date">
            <text:p>2019-10-28 15:45:22</text:p>
          </table:table-cell>
          <table:table-cell table:style-name="ce7" table:formula="of:=[.A1268]" office:value-type="date" office:date-value="2019-10-28T15:45:21.93943" calcext:value-type="date">
            <text:p>2019-10-28 15:45:22</text:p>
          </table:table-cell>
          <table:table-cell table:formula="of:=TRUNC([.A1268])" office:value-type="float" office:value="43766" calcext:value-type="float">
            <text:p>43766</text:p>
          </table:table-cell>
          <table:table-cell table:style-name="ce12" table:formula="of:=[.B1268]-[.C1268]" office:value-type="date" office:date-value="1899-12-30T15:45:21.93943038583" calcext:value-type="date">
            <text:p>12/30/99 03:45 PM</text:p>
          </table:table-cell>
          <table:table-cell table:formula="of:=MOD([.E1267]-[.$E$2];[.$H$2])+1+[.$E$2]" office:value-type="float" office:value="226" calcext:value-type="float">
            <text:p>226</text:p>
          </table:table-cell>
          <table:table-cell table:formula="of:=MOD([.F1267]+1/[.$H$2];5)" office:value-type="float" office:value="1.08333333333328" calcext:value-type="float">
            <text:p>1,08333333333328</text:p>
          </table:table-cell>
          <table:table-cell table:formula="of:=IF([.F1268]&lt;0.000001;[.G1267]+2+1/[.$H$2];[.G1267]+1/[.$H$2])" office:value-type="float" office:value="21.0833333333334" calcext:value-type="float">
            <text:p>21,0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9]))" office:value-type="date" office:date-value="2019-10-28T15:16:38.762417" calcext:value-type="date">
            <text:p>2019-10-28 15:16:39</text:p>
          </table:table-cell>
          <table:table-cell table:style-name="ce7" table:formula="of:=[.A1269]" office:value-type="date" office:date-value="2019-10-28T15:16:38.762417" calcext:value-type="date">
            <text:p>2019-10-28 15:16:39</text:p>
          </table:table-cell>
          <table:table-cell table:formula="of:=TRUNC([.A1269])" office:value-type="float" office:value="43766" calcext:value-type="float">
            <text:p>43766</text:p>
          </table:table-cell>
          <table:table-cell table:style-name="ce12" table:formula="of:=[.B1269]-[.C1269]" office:value-type="date" office:date-value="1899-12-30T15:16:38.76241735183" calcext:value-type="date">
            <text:p>12/30/99 03:16 PM</text:p>
          </table:table-cell>
          <table:table-cell table:formula="of:=MOD([.E1268]-[.$E$2];[.$H$2])+1+[.$E$2]" office:value-type="float" office:value="227" calcext:value-type="float">
            <text:p>227</text:p>
          </table:table-cell>
          <table:table-cell table:formula="of:=MOD([.F1268]+1/[.$H$2];5)" office:value-type="float" office:value="1.09999999999995" calcext:value-type="float">
            <text:p>1,09999999999995</text:p>
          </table:table-cell>
          <table:table-cell table:formula="of:=IF([.F1269]&lt;0.000001;[.G1268]+2+1/[.$H$2];[.G1268]+1/[.$H$2])" office:value-type="float" office:value="21.1000000000001" calcext:value-type="float">
            <text:p>21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0]))" office:value-type="date" office:date-value="2019-10-28T15:26:27.325941" calcext:value-type="date">
            <text:p>2019-10-28 15:26:27</text:p>
          </table:table-cell>
          <table:table-cell table:style-name="ce7" table:formula="of:=[.A1270]" office:value-type="date" office:date-value="2019-10-28T15:26:27.325941" calcext:value-type="date">
            <text:p>2019-10-28 15:26:27</text:p>
          </table:table-cell>
          <table:table-cell table:formula="of:=TRUNC([.A1270])" office:value-type="float" office:value="43766" calcext:value-type="float">
            <text:p>43766</text:p>
          </table:table-cell>
          <table:table-cell table:style-name="ce12" table:formula="of:=[.B1270]-[.C1270]" office:value-type="date" office:date-value="1899-12-30T15:26:27.32594065368" calcext:value-type="date">
            <text:p>12/30/99 03:26 PM</text:p>
          </table:table-cell>
          <table:table-cell table:formula="of:=MOD([.E1269]-[.$E$2];[.$H$2])+1+[.$E$2]" office:value-type="float" office:value="228" calcext:value-type="float">
            <text:p>228</text:p>
          </table:table-cell>
          <table:table-cell table:formula="of:=MOD([.F1269]+1/[.$H$2];5)" office:value-type="float" office:value="1.11666666666662" calcext:value-type="float">
            <text:p>1,11666666666662</text:p>
          </table:table-cell>
          <table:table-cell table:formula="of:=IF([.F1270]&lt;0.000001;[.G1269]+2+1/[.$H$2];[.G1269]+1/[.$H$2])" office:value-type="float" office:value="21.1166666666667" calcext:value-type="float">
            <text:p>21,1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1]))" office:value-type="date" office:date-value="2019-10-28T15:25:19.810696" calcext:value-type="date">
            <text:p>2019-10-28 15:25:20</text:p>
          </table:table-cell>
          <table:table-cell table:style-name="ce7" table:formula="of:=[.A1271]" office:value-type="date" office:date-value="2019-10-28T15:25:19.810696" calcext:value-type="date">
            <text:p>2019-10-28 15:25:20</text:p>
          </table:table-cell>
          <table:table-cell table:formula="of:=TRUNC([.A1271])" office:value-type="float" office:value="43766" calcext:value-type="float">
            <text:p>43766</text:p>
          </table:table-cell>
          <table:table-cell table:style-name="ce12" table:formula="of:=[.B1271]-[.C1271]" office:value-type="date" office:date-value="1899-12-30T15:25:19.8106956901" calcext:value-type="date">
            <text:p>12/30/99 03:25 PM</text:p>
          </table:table-cell>
          <table:table-cell table:formula="of:=MOD([.E1270]-[.$E$2];[.$H$2])+1+[.$E$2]" office:value-type="float" office:value="229" calcext:value-type="float">
            <text:p>229</text:p>
          </table:table-cell>
          <table:table-cell table:formula="of:=MOD([.F1270]+1/[.$H$2];5)" office:value-type="float" office:value="1.13333333333328" calcext:value-type="float">
            <text:p>1,13333333333328</text:p>
          </table:table-cell>
          <table:table-cell table:formula="of:=IF([.F1271]&lt;0.000001;[.G1270]+2+1/[.$H$2];[.G1270]+1/[.$H$2])" office:value-type="float" office:value="21.1333333333334" calcext:value-type="float">
            <text:p>21,1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2]))" office:value-type="date" office:date-value="2019-10-28T15:27:24.275169" calcext:value-type="date">
            <text:p>2019-10-28 15:27:24</text:p>
          </table:table-cell>
          <table:table-cell table:style-name="ce7" table:formula="of:=[.A1272]" office:value-type="date" office:date-value="2019-10-28T15:27:24.275169" calcext:value-type="date">
            <text:p>2019-10-28 15:27:24</text:p>
          </table:table-cell>
          <table:table-cell table:formula="of:=TRUNC([.A1272])" office:value-type="float" office:value="43766" calcext:value-type="float">
            <text:p>43766</text:p>
          </table:table-cell>
          <table:table-cell table:style-name="ce12" table:formula="of:=[.B1272]-[.C1272]" office:value-type="date" office:date-value="1899-12-30T15:27:24.27516907454" calcext:value-type="date">
            <text:p>12/30/99 03:27 PM</text:p>
          </table:table-cell>
          <table:table-cell table:formula="of:=MOD([.E1271]-[.$E$2];[.$H$2])+1+[.$E$2]" office:value-type="float" office:value="230" calcext:value-type="float">
            <text:p>230</text:p>
          </table:table-cell>
          <table:table-cell table:formula="of:=MOD([.F1271]+1/[.$H$2];5)" office:value-type="float" office:value="1.14999999999995" calcext:value-type="float">
            <text:p>1,14999999999995</text:p>
          </table:table-cell>
          <table:table-cell table:formula="of:=IF([.F1272]&lt;0.000001;[.G1271]+2+1/[.$H$2];[.G1271]+1/[.$H$2])" office:value-type="float" office:value="21.1500000000001" calcext:value-type="float">
            <text:p>21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3]))" office:value-type="date" office:date-value="2019-10-28T15:35:32.441913" calcext:value-type="date">
            <text:p>2019-10-28 15:35:32</text:p>
          </table:table-cell>
          <table:table-cell table:style-name="ce7" table:formula="of:=[.A1273]" office:value-type="date" office:date-value="2019-10-28T15:35:32.441913" calcext:value-type="date">
            <text:p>2019-10-28 15:35:32</text:p>
          </table:table-cell>
          <table:table-cell table:formula="of:=TRUNC([.A1273])" office:value-type="float" office:value="43766" calcext:value-type="float">
            <text:p>43766</text:p>
          </table:table-cell>
          <table:table-cell table:style-name="ce12" table:formula="of:=[.B1273]-[.C1273]" office:value-type="date" office:date-value="1899-12-30T15:35:32.4419130804" calcext:value-type="date">
            <text:p>12/30/99 03:35 PM</text:p>
          </table:table-cell>
          <table:table-cell table:formula="of:=MOD([.E1272]-[.$E$2];[.$H$2])+1+[.$E$2]" office:value-type="float" office:value="231" calcext:value-type="float">
            <text:p>231</text:p>
          </table:table-cell>
          <table:table-cell table:formula="of:=MOD([.F1272]+1/[.$H$2];5)" office:value-type="float" office:value="1.16666666666662" calcext:value-type="float">
            <text:p>1,16666666666662</text:p>
          </table:table-cell>
          <table:table-cell table:formula="of:=IF([.F1273]&lt;0.000001;[.G1272]+2+1/[.$H$2];[.G1272]+1/[.$H$2])" office:value-type="float" office:value="21.1666666666667" calcext:value-type="float">
            <text:p>21,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4]))" office:value-type="date" office:date-value="2019-10-28T15:53:08.785393" calcext:value-type="date">
            <text:p>2019-10-28 15:53:09</text:p>
          </table:table-cell>
          <table:table-cell table:style-name="ce7" table:formula="of:=[.A1274]" office:value-type="date" office:date-value="2019-10-28T15:53:08.785393" calcext:value-type="date">
            <text:p>2019-10-28 15:53:09</text:p>
          </table:table-cell>
          <table:table-cell table:formula="of:=TRUNC([.A1274])" office:value-type="float" office:value="43766" calcext:value-type="float">
            <text:p>43766</text:p>
          </table:table-cell>
          <table:table-cell table:style-name="ce12" table:formula="of:=[.B1274]-[.C1274]" office:value-type="date" office:date-value="1899-12-30T15:53:08.78539321013" calcext:value-type="date">
            <text:p>12/30/99 03:53 PM</text:p>
          </table:table-cell>
          <table:table-cell table:formula="of:=MOD([.E1273]-[.$E$2];[.$H$2])+1+[.$E$2]" office:value-type="float" office:value="232" calcext:value-type="float">
            <text:p>232</text:p>
          </table:table-cell>
          <table:table-cell table:formula="of:=MOD([.F1273]+1/[.$H$2];5)" office:value-type="float" office:value="1.18333333333328" calcext:value-type="float">
            <text:p>1,18333333333328</text:p>
          </table:table-cell>
          <table:table-cell table:formula="of:=IF([.F1274]&lt;0.000001;[.G1273]+2+1/[.$H$2];[.G1273]+1/[.$H$2])" office:value-type="float" office:value="21.1833333333334" calcext:value-type="float">
            <text:p>21,1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5]))" office:value-type="date" office:date-value="2019-10-28T15:47:17.46867" calcext:value-type="date">
            <text:p>2019-10-28 15:47:17</text:p>
          </table:table-cell>
          <table:table-cell table:style-name="ce7" table:formula="of:=[.A1275]" office:value-type="date" office:date-value="2019-10-28T15:47:17.46867" calcext:value-type="date">
            <text:p>2019-10-28 15:47:17</text:p>
          </table:table-cell>
          <table:table-cell table:formula="of:=TRUNC([.A1275])" office:value-type="float" office:value="43766" calcext:value-type="float">
            <text:p>43766</text:p>
          </table:table-cell>
          <table:table-cell table:style-name="ce12" table:formula="of:=[.B1275]-[.C1275]" office:value-type="date" office:date-value="1899-12-30T15:47:17.46867009904" calcext:value-type="date">
            <text:p>12/30/99 03:47 PM</text:p>
          </table:table-cell>
          <table:table-cell table:formula="of:=MOD([.E1274]-[.$E$2];[.$H$2])+1+[.$E$2]" office:value-type="float" office:value="233" calcext:value-type="float">
            <text:p>233</text:p>
          </table:table-cell>
          <table:table-cell table:formula="of:=MOD([.F1274]+1/[.$H$2];5)" office:value-type="float" office:value="1.19999999999995" calcext:value-type="float">
            <text:p>1,19999999999995</text:p>
          </table:table-cell>
          <table:table-cell table:formula="of:=IF([.F1275]&lt;0.000001;[.G1274]+2+1/[.$H$2];[.G1274]+1/[.$H$2])" office:value-type="float" office:value="21.2000000000001" calcext:value-type="float">
            <text:p>21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6]))" office:value-type="date" office:date-value="2019-10-28T15:32:03.866964" calcext:value-type="date">
            <text:p>2019-10-28 15:32:04</text:p>
          </table:table-cell>
          <table:table-cell table:style-name="ce7" table:formula="of:=[.A1276]" office:value-type="date" office:date-value="2019-10-28T15:32:03.866964" calcext:value-type="date">
            <text:p>2019-10-28 15:32:04</text:p>
          </table:table-cell>
          <table:table-cell table:formula="of:=TRUNC([.A1276])" office:value-type="float" office:value="43766" calcext:value-type="float">
            <text:p>43766</text:p>
          </table:table-cell>
          <table:table-cell table:style-name="ce12" table:formula="of:=[.B1276]-[.C1276]" office:value-type="date" office:date-value="1899-12-30T15:32:03.86696438771" calcext:value-type="date">
            <text:p>12/30/99 03:32 PM</text:p>
          </table:table-cell>
          <table:table-cell table:formula="of:=MOD([.E1275]-[.$E$2];[.$H$2])+1+[.$E$2]" office:value-type="float" office:value="234" calcext:value-type="float">
            <text:p>234</text:p>
          </table:table-cell>
          <table:table-cell table:formula="of:=MOD([.F1275]+1/[.$H$2];5)" office:value-type="float" office:value="1.21666666666662" calcext:value-type="float">
            <text:p>1,21666666666662</text:p>
          </table:table-cell>
          <table:table-cell table:formula="of:=IF([.F1276]&lt;0.000001;[.G1275]+2+1/[.$H$2];[.G1275]+1/[.$H$2])" office:value-type="float" office:value="21.2166666666667" calcext:value-type="float">
            <text:p>21,2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7]))" office:value-type="date" office:date-value="2019-10-28T15:45:25.188343" calcext:value-type="date">
            <text:p>2019-10-28 15:45:25</text:p>
          </table:table-cell>
          <table:table-cell table:style-name="ce7" table:formula="of:=[.A1277]" office:value-type="date" office:date-value="2019-10-28T15:45:25.188343" calcext:value-type="date">
            <text:p>2019-10-28 15:45:25</text:p>
          </table:table-cell>
          <table:table-cell table:formula="of:=TRUNC([.A1277])" office:value-type="float" office:value="43766" calcext:value-type="float">
            <text:p>43766</text:p>
          </table:table-cell>
          <table:table-cell table:style-name="ce12" table:formula="of:=[.B1277]-[.C1277]" office:value-type="date" office:date-value="1899-12-30T15:45:25.18834343646" calcext:value-type="date">
            <text:p>12/30/99 03:45 PM</text:p>
          </table:table-cell>
          <table:table-cell table:formula="of:=MOD([.E1276]-[.$E$2];[.$H$2])+1+[.$E$2]" office:value-type="float" office:value="235" calcext:value-type="float">
            <text:p>235</text:p>
          </table:table-cell>
          <table:table-cell table:formula="of:=MOD([.F1276]+1/[.$H$2];5)" office:value-type="float" office:value="1.23333333333328" calcext:value-type="float">
            <text:p>1,23333333333328</text:p>
          </table:table-cell>
          <table:table-cell table:formula="of:=IF([.F1277]&lt;0.000001;[.G1276]+2+1/[.$H$2];[.G1276]+1/[.$H$2])" office:value-type="float" office:value="21.2333333333334" calcext:value-type="float">
            <text:p>21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8]))" office:value-type="date" office:date-value="2019-10-28T15:42:34.953754" calcext:value-type="date">
            <text:p>2019-10-28 15:42:35</text:p>
          </table:table-cell>
          <table:table-cell table:style-name="ce7" table:formula="of:=[.A1278]" office:value-type="date" office:date-value="2019-10-28T15:42:34.953754" calcext:value-type="date">
            <text:p>2019-10-28 15:42:35</text:p>
          </table:table-cell>
          <table:table-cell table:formula="of:=TRUNC([.A1278])" office:value-type="float" office:value="43766" calcext:value-type="float">
            <text:p>43766</text:p>
          </table:table-cell>
          <table:table-cell table:style-name="ce12" table:formula="of:=[.B1278]-[.C1278]" office:value-type="date" office:date-value="1899-12-30T15:42:34.95375394821" calcext:value-type="date">
            <text:p>12/30/99 03:42 PM</text:p>
          </table:table-cell>
          <table:table-cell table:formula="of:=MOD([.E1277]-[.$E$2];[.$H$2])+1+[.$E$2]" office:value-type="float" office:value="236" calcext:value-type="float">
            <text:p>236</text:p>
          </table:table-cell>
          <table:table-cell table:formula="of:=MOD([.F1277]+1/[.$H$2];5)" office:value-type="float" office:value="1.24999999999995" calcext:value-type="float">
            <text:p>1,24999999999995</text:p>
          </table:table-cell>
          <table:table-cell table:formula="of:=IF([.F1278]&lt;0.000001;[.G1277]+2+1/[.$H$2];[.G1277]+1/[.$H$2])" office:value-type="float" office:value="21.2500000000001" calcext:value-type="float">
            <text:p>21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9]))" office:value-type="date" office:date-value="2019-10-28T15:48:25.66273" calcext:value-type="date">
            <text:p>2019-10-28 15:48:26</text:p>
          </table:table-cell>
          <table:table-cell table:style-name="ce7" table:formula="of:=[.A1279]" office:value-type="date" office:date-value="2019-10-28T15:48:25.66273" calcext:value-type="date">
            <text:p>2019-10-28 15:48:26</text:p>
          </table:table-cell>
          <table:table-cell table:formula="of:=TRUNC([.A1279])" office:value-type="float" office:value="43766" calcext:value-type="float">
            <text:p>43766</text:p>
          </table:table-cell>
          <table:table-cell table:style-name="ce12" table:formula="of:=[.B1279]-[.C1279]" office:value-type="date" office:date-value="1899-12-30T15:48:25.66273040604" calcext:value-type="date">
            <text:p>12/30/99 03:48 PM</text:p>
          </table:table-cell>
          <table:table-cell table:formula="of:=MOD([.E1278]-[.$E$2];[.$H$2])+1+[.$E$2]" office:value-type="float" office:value="237" calcext:value-type="float">
            <text:p>237</text:p>
          </table:table-cell>
          <table:table-cell table:formula="of:=MOD([.F1278]+1/[.$H$2];5)" office:value-type="float" office:value="1.26666666666662" calcext:value-type="float">
            <text:p>1,26666666666662</text:p>
          </table:table-cell>
          <table:table-cell table:formula="of:=IF([.F1279]&lt;0.000001;[.G1278]+2+1/[.$H$2];[.G1278]+1/[.$H$2])" office:value-type="float" office:value="21.2666666666667" calcext:value-type="float">
            <text:p>21,2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0]))" office:value-type="date" office:date-value="2019-10-28T15:44:09.612944" calcext:value-type="date">
            <text:p>2019-10-28 15:44:10</text:p>
          </table:table-cell>
          <table:table-cell table:style-name="ce7" table:formula="of:=[.A1280]" office:value-type="date" office:date-value="2019-10-28T15:44:09.612944" calcext:value-type="date">
            <text:p>2019-10-28 15:44:10</text:p>
          </table:table-cell>
          <table:table-cell table:formula="of:=TRUNC([.A1280])" office:value-type="float" office:value="43766" calcext:value-type="float">
            <text:p>43766</text:p>
          </table:table-cell>
          <table:table-cell table:style-name="ce12" table:formula="of:=[.B1280]-[.C1280]" office:value-type="date" office:date-value="1899-12-30T15:44:09.61294429377" calcext:value-type="date">
            <text:p>12/30/99 03:44 PM</text:p>
          </table:table-cell>
          <table:table-cell table:formula="of:=MOD([.E1279]-[.$E$2];[.$H$2])+1+[.$E$2]" office:value-type="float" office:value="238" calcext:value-type="float">
            <text:p>238</text:p>
          </table:table-cell>
          <table:table-cell table:formula="of:=MOD([.F1279]+1/[.$H$2];5)" office:value-type="float" office:value="1.28333333333328" calcext:value-type="float">
            <text:p>1,28333333333328</text:p>
          </table:table-cell>
          <table:table-cell table:formula="of:=IF([.F1280]&lt;0.000001;[.G1279]+2+1/[.$H$2];[.G1279]+1/[.$H$2])" office:value-type="float" office:value="21.2833333333334" calcext:value-type="float">
            <text:p>21,2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1]))" office:value-type="date" office:date-value="2019-10-28T15:59:40.091978" calcext:value-type="date">
            <text:p>2019-10-28 15:59:40</text:p>
          </table:table-cell>
          <table:table-cell table:style-name="ce7" table:formula="of:=[.A1281]" office:value-type="date" office:date-value="2019-10-28T15:59:40.091978" calcext:value-type="date">
            <text:p>2019-10-28 15:59:40</text:p>
          </table:table-cell>
          <table:table-cell table:formula="of:=TRUNC([.A1281])" office:value-type="float" office:value="43766" calcext:value-type="float">
            <text:p>43766</text:p>
          </table:table-cell>
          <table:table-cell table:style-name="ce12" table:formula="of:=[.B1281]-[.C1281]" office:value-type="date" office:date-value="1899-12-30T15:59:40.09197812062" calcext:value-type="date">
            <text:p>12/30/99 03:59 PM</text:p>
          </table:table-cell>
          <table:table-cell table:formula="of:=MOD([.E1280]-[.$E$2];[.$H$2])+1+[.$E$2]" office:value-type="float" office:value="239" calcext:value-type="float">
            <text:p>239</text:p>
          </table:table-cell>
          <table:table-cell table:formula="of:=MOD([.F1280]+1/[.$H$2];5)" office:value-type="float" office:value="1.29999999999995" calcext:value-type="float">
            <text:p>1,29999999999995</text:p>
          </table:table-cell>
          <table:table-cell table:formula="of:=IF([.F1281]&lt;0.000001;[.G1280]+2+1/[.$H$2];[.G1280]+1/[.$H$2])" office:value-type="float" office:value="21.3000000000001" calcext:value-type="float">
            <text:p>21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2]))" office:value-type="date" office:date-value="2019-10-28T15:32:59.670732" calcext:value-type="date">
            <text:p>2019-10-28 15:33:00</text:p>
          </table:table-cell>
          <table:table-cell table:style-name="ce7" table:formula="of:=[.A1282]" office:value-type="date" office:date-value="2019-10-28T15:32:59.670732" calcext:value-type="date">
            <text:p>2019-10-28 15:33:00</text:p>
          </table:table-cell>
          <table:table-cell table:formula="of:=TRUNC([.A1282])" office:value-type="float" office:value="43766" calcext:value-type="float">
            <text:p>43766</text:p>
          </table:table-cell>
          <table:table-cell table:style-name="ce12" table:formula="of:=[.B1282]-[.C1282]" office:value-type="date" office:date-value="1899-12-30T15:32:59.67073218897" calcext:value-type="date">
            <text:p>12/30/99 03:33 PM</text:p>
          </table:table-cell>
          <table:table-cell table:formula="of:=MOD([.E1281]-[.$E$2];[.$H$2])+1+[.$E$2]" office:value-type="float" office:value="240" calcext:value-type="float">
            <text:p>240</text:p>
          </table:table-cell>
          <table:table-cell table:formula="of:=MOD([.F1281]+1/[.$H$2];5)" office:value-type="float" office:value="1.31666666666662" calcext:value-type="float">
            <text:p>1,31666666666662</text:p>
          </table:table-cell>
          <table:table-cell table:formula="of:=IF([.F1282]&lt;0.000001;[.G1281]+2+1/[.$H$2];[.G1281]+1/[.$H$2])" office:value-type="float" office:value="21.3166666666667" calcext:value-type="float">
            <text:p>21,3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3]))" office:value-type="date" office:date-value="2019-10-28T15:52:16.697991" calcext:value-type="date">
            <text:p>2019-10-28 15:52:17</text:p>
          </table:table-cell>
          <table:table-cell table:style-name="ce7" table:formula="of:=[.A1283]" office:value-type="date" office:date-value="2019-10-28T15:52:16.697991" calcext:value-type="date">
            <text:p>2019-10-28 15:52:17</text:p>
          </table:table-cell>
          <table:table-cell table:formula="of:=TRUNC([.A1283])" office:value-type="float" office:value="43766" calcext:value-type="float">
            <text:p>43766</text:p>
          </table:table-cell>
          <table:table-cell table:style-name="ce12" table:formula="of:=[.B1283]-[.C1283]" office:value-type="date" office:date-value="1899-12-30T15:52:16.69799091294" calcext:value-type="date">
            <text:p>12/30/99 03:52 PM</text:p>
          </table:table-cell>
          <table:table-cell table:formula="of:=MOD([.E1282]-[.$E$2];[.$H$2])+1+[.$E$2]" office:value-type="float" office:value="241" calcext:value-type="float">
            <text:p>241</text:p>
          </table:table-cell>
          <table:table-cell table:formula="of:=MOD([.F1282]+1/[.$H$2];5)" office:value-type="float" office:value="1.33333333333328" calcext:value-type="float">
            <text:p>1,33333333333328</text:p>
          </table:table-cell>
          <table:table-cell table:formula="of:=IF([.F1283]&lt;0.000001;[.G1282]+2+1/[.$H$2];[.G1282]+1/[.$H$2])" office:value-type="float" office:value="21.3333333333334" calcext:value-type="float">
            <text:p>21,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4]))" office:value-type="date" office:date-value="2019-10-28T15:54:32.6777" calcext:value-type="date">
            <text:p>2019-10-28 15:54:33</text:p>
          </table:table-cell>
          <table:table-cell table:style-name="ce7" table:formula="of:=[.A1284]" office:value-type="date" office:date-value="2019-10-28T15:54:32.6777" calcext:value-type="date">
            <text:p>2019-10-28 15:54:33</text:p>
          </table:table-cell>
          <table:table-cell table:formula="of:=TRUNC([.A1284])" office:value-type="float" office:value="43766" calcext:value-type="float">
            <text:p>43766</text:p>
          </table:table-cell>
          <table:table-cell table:style-name="ce12" table:formula="of:=[.B1284]-[.C1284]" office:value-type="date" office:date-value="1899-12-30T15:54:32.67769994214" calcext:value-type="date">
            <text:p>12/30/99 03:54 PM</text:p>
          </table:table-cell>
          <table:table-cell table:formula="of:=MOD([.E1283]-[.$E$2];[.$H$2])+1+[.$E$2]" office:value-type="float" office:value="242" calcext:value-type="float">
            <text:p>242</text:p>
          </table:table-cell>
          <table:table-cell table:formula="of:=MOD([.F1283]+1/[.$H$2];5)" office:value-type="float" office:value="1.34999999999995" calcext:value-type="float">
            <text:p>1,34999999999995</text:p>
          </table:table-cell>
          <table:table-cell table:formula="of:=IF([.F1284]&lt;0.000001;[.G1283]+2+1/[.$H$2];[.G1283]+1/[.$H$2])" office:value-type="float" office:value="21.3500000000001" calcext:value-type="float">
            <text:p>21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5]))" office:value-type="date" office:date-value="2019-10-28T15:35:44.187932" calcext:value-type="date">
            <text:p>2019-10-28 15:35:44</text:p>
          </table:table-cell>
          <table:table-cell table:style-name="ce7" table:formula="of:=[.A1285]" office:value-type="date" office:date-value="2019-10-28T15:35:44.187932" calcext:value-type="date">
            <text:p>2019-10-28 15:35:44</text:p>
          </table:table-cell>
          <table:table-cell table:formula="of:=TRUNC([.A1285])" office:value-type="float" office:value="43766" calcext:value-type="float">
            <text:p>43766</text:p>
          </table:table-cell>
          <table:table-cell table:style-name="ce12" table:formula="of:=[.B1285]-[.C1285]" office:value-type="date" office:date-value="1899-12-30T15:35:44.18793227524" calcext:value-type="date">
            <text:p>12/30/99 03:35 PM</text:p>
          </table:table-cell>
          <table:table-cell table:formula="of:=MOD([.E1284]-[.$E$2];[.$H$2])+1+[.$E$2]" office:value-type="float" office:value="243" calcext:value-type="float">
            <text:p>243</text:p>
          </table:table-cell>
          <table:table-cell table:formula="of:=MOD([.F1284]+1/[.$H$2];5)" office:value-type="float" office:value="1.36666666666662" calcext:value-type="float">
            <text:p>1,36666666666662</text:p>
          </table:table-cell>
          <table:table-cell table:formula="of:=IF([.F1285]&lt;0.000001;[.G1284]+2+1/[.$H$2];[.G1284]+1/[.$H$2])" office:value-type="float" office:value="21.3666666666667" calcext:value-type="float">
            <text:p>21,3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6]))" office:value-type="date" office:date-value="2019-10-28T16:04:12.062473" calcext:value-type="date">
            <text:p>2019-10-28 16:04:12</text:p>
          </table:table-cell>
          <table:table-cell table:style-name="ce7" table:formula="of:=[.A1286]" office:value-type="date" office:date-value="2019-10-28T16:04:12.062473" calcext:value-type="date">
            <text:p>2019-10-28 16:04:12</text:p>
          </table:table-cell>
          <table:table-cell table:formula="of:=TRUNC([.A1286])" office:value-type="float" office:value="43766" calcext:value-type="float">
            <text:p>43766</text:p>
          </table:table-cell>
          <table:table-cell table:style-name="ce12" table:formula="of:=[.B1286]-[.C1286]" office:value-type="date" office:date-value="1899-12-30T16:04:12.06247286405" calcext:value-type="date">
            <text:p>12/30/99 04:04 PM</text:p>
          </table:table-cell>
          <table:table-cell table:formula="of:=MOD([.E1285]-[.$E$2];[.$H$2])+1+[.$E$2]" office:value-type="float" office:value="244" calcext:value-type="float">
            <text:p>244</text:p>
          </table:table-cell>
          <table:table-cell table:formula="of:=MOD([.F1285]+1/[.$H$2];5)" office:value-type="float" office:value="1.38333333333328" calcext:value-type="float">
            <text:p>1,38333333333328</text:p>
          </table:table-cell>
          <table:table-cell table:formula="of:=IF([.F1286]&lt;0.000001;[.G1285]+2+1/[.$H$2];[.G1285]+1/[.$H$2])" office:value-type="float" office:value="21.3833333333334" calcext:value-type="float">
            <text:p>21,3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7]))" office:value-type="date" office:date-value="2019-10-28T15:45:21.987851" calcext:value-type="date">
            <text:p>2019-10-28 15:45:22</text:p>
          </table:table-cell>
          <table:table-cell table:style-name="ce7" table:formula="of:=[.A1287]" office:value-type="date" office:date-value="2019-10-28T15:45:21.987851" calcext:value-type="date">
            <text:p>2019-10-28 15:45:22</text:p>
          </table:table-cell>
          <table:table-cell table:formula="of:=TRUNC([.A1287])" office:value-type="float" office:value="43766" calcext:value-type="float">
            <text:p>43766</text:p>
          </table:table-cell>
          <table:table-cell table:style-name="ce12" table:formula="of:=[.B1287]-[.C1287]" office:value-type="date" office:date-value="1899-12-30T15:45:21.98785096407" calcext:value-type="date">
            <text:p>12/30/99 03:45 PM</text:p>
          </table:table-cell>
          <table:table-cell table:formula="of:=MOD([.E1286]-[.$E$2];[.$H$2])+1+[.$E$2]" office:value-type="float" office:value="245" calcext:value-type="float">
            <text:p>245</text:p>
          </table:table-cell>
          <table:table-cell table:formula="of:=MOD([.F1286]+1/[.$H$2];5)" office:value-type="float" office:value="1.39999999999995" calcext:value-type="float">
            <text:p>1,39999999999995</text:p>
          </table:table-cell>
          <table:table-cell table:formula="of:=IF([.F1287]&lt;0.000001;[.G1286]+2+1/[.$H$2];[.G1286]+1/[.$H$2])" office:value-type="float" office:value="21.4000000000001" calcext:value-type="float">
            <text:p>21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8]))" office:value-type="date" office:date-value="2019-10-28T15:49:28.255774" calcext:value-type="date">
            <text:p>2019-10-28 15:49:28</text:p>
          </table:table-cell>
          <table:table-cell table:style-name="ce7" table:formula="of:=[.A1288]" office:value-type="date" office:date-value="2019-10-28T15:49:28.255774" calcext:value-type="date">
            <text:p>2019-10-28 15:49:28</text:p>
          </table:table-cell>
          <table:table-cell table:formula="of:=TRUNC([.A1288])" office:value-type="float" office:value="43766" calcext:value-type="float">
            <text:p>43766</text:p>
          </table:table-cell>
          <table:table-cell table:style-name="ce12" table:formula="of:=[.B1288]-[.C1288]" office:value-type="date" office:date-value="1899-12-30T15:49:28.2557743974" calcext:value-type="date">
            <text:p>12/30/99 03:49 PM</text:p>
          </table:table-cell>
          <table:table-cell table:formula="of:=MOD([.E1287]-[.$E$2];[.$H$2])+1+[.$E$2]" office:value-type="float" office:value="246" calcext:value-type="float">
            <text:p>246</text:p>
          </table:table-cell>
          <table:table-cell table:formula="of:=MOD([.F1287]+1/[.$H$2];5)" office:value-type="float" office:value="1.41666666666662" calcext:value-type="float">
            <text:p>1,41666666666662</text:p>
          </table:table-cell>
          <table:table-cell table:formula="of:=IF([.F1288]&lt;0.000001;[.G1287]+2+1/[.$H$2];[.G1287]+1/[.$H$2])" office:value-type="float" office:value="21.4166666666667" calcext:value-type="float">
            <text:p>21,4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9]))" office:value-type="date" office:date-value="2019-10-28T15:12:50.460045" calcext:value-type="date">
            <text:p>2019-10-28 15:12:50</text:p>
          </table:table-cell>
          <table:table-cell table:style-name="ce7" table:formula="of:=[.A1289]" office:value-type="date" office:date-value="2019-10-28T15:12:50.460045" calcext:value-type="date">
            <text:p>2019-10-28 15:12:50</text:p>
          </table:table-cell>
          <table:table-cell table:formula="of:=TRUNC([.A1289])" office:value-type="float" office:value="43766" calcext:value-type="float">
            <text:p>43766</text:p>
          </table:table-cell>
          <table:table-cell table:style-name="ce12" table:formula="of:=[.B1289]-[.C1289]" office:value-type="date" office:date-value="1899-12-30T15:12:50.46004536096" calcext:value-type="date">
            <text:p>12/30/99 03:12 PM</text:p>
          </table:table-cell>
          <table:table-cell table:formula="of:=MOD([.E1288]-[.$E$2];[.$H$2])+1+[.$E$2]" office:value-type="float" office:value="247" calcext:value-type="float">
            <text:p>247</text:p>
          </table:table-cell>
          <table:table-cell table:formula="of:=MOD([.F1288]+1/[.$H$2];5)" office:value-type="float" office:value="1.43333333333328" calcext:value-type="float">
            <text:p>1,43333333333328</text:p>
          </table:table-cell>
          <table:table-cell table:formula="of:=IF([.F1289]&lt;0.000001;[.G1288]+2+1/[.$H$2];[.G1288]+1/[.$H$2])" office:value-type="float" office:value="21.4333333333334" calcext:value-type="float">
            <text:p>21,4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0]))" office:value-type="date" office:date-value="2019-10-28T15:39:28.878345" calcext:value-type="date">
            <text:p>2019-10-28 15:39:29</text:p>
          </table:table-cell>
          <table:table-cell table:style-name="ce7" table:formula="of:=[.A1290]" office:value-type="date" office:date-value="2019-10-28T15:39:28.878345" calcext:value-type="date">
            <text:p>2019-10-28 15:39:29</text:p>
          </table:table-cell>
          <table:table-cell table:formula="of:=TRUNC([.A1290])" office:value-type="float" office:value="43766" calcext:value-type="float">
            <text:p>43766</text:p>
          </table:table-cell>
          <table:table-cell table:style-name="ce12" table:formula="of:=[.B1290]-[.C1290]" office:value-type="date" office:date-value="1899-12-30T15:39:28.87834500521" calcext:value-type="date">
            <text:p>12/30/99 03:39 PM</text:p>
          </table:table-cell>
          <table:table-cell table:formula="of:=MOD([.E1289]-[.$E$2];[.$H$2])+1+[.$E$2]" office:value-type="float" office:value="248" calcext:value-type="float">
            <text:p>248</text:p>
          </table:table-cell>
          <table:table-cell table:formula="of:=MOD([.F1289]+1/[.$H$2];5)" office:value-type="float" office:value="1.44999999999995" calcext:value-type="float">
            <text:p>1,44999999999995</text:p>
          </table:table-cell>
          <table:table-cell table:formula="of:=IF([.F1290]&lt;0.000001;[.G1289]+2+1/[.$H$2];[.G1289]+1/[.$H$2])" office:value-type="float" office:value="21.4500000000001" calcext:value-type="float">
            <text:p>21,4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1]))" office:value-type="date" office:date-value="2019-10-28T15:40:12.586197" calcext:value-type="date">
            <text:p>2019-10-28 15:40:13</text:p>
          </table:table-cell>
          <table:table-cell table:style-name="ce7" table:formula="of:=[.A1291]" office:value-type="date" office:date-value="2019-10-28T15:40:12.586197" calcext:value-type="date">
            <text:p>2019-10-28 15:40:13</text:p>
          </table:table-cell>
          <table:table-cell table:formula="of:=TRUNC([.A1291])" office:value-type="float" office:value="43766" calcext:value-type="float">
            <text:p>43766</text:p>
          </table:table-cell>
          <table:table-cell table:style-name="ce12" table:formula="of:=[.B1291]-[.C1291]" office:value-type="date" office:date-value="1899-12-30T15:40:12.58619672153" calcext:value-type="date">
            <text:p>12/30/99 03:40 PM</text:p>
          </table:table-cell>
          <table:table-cell table:formula="of:=MOD([.E1290]-[.$E$2];[.$H$2])+1+[.$E$2]" office:value-type="float" office:value="249" calcext:value-type="float">
            <text:p>249</text:p>
          </table:table-cell>
          <table:table-cell table:formula="of:=MOD([.F1290]+1/[.$H$2];5)" office:value-type="float" office:value="1.46666666666662" calcext:value-type="float">
            <text:p>1,46666666666662</text:p>
          </table:table-cell>
          <table:table-cell table:formula="of:=IF([.F1291]&lt;0.000001;[.G1290]+2+1/[.$H$2];[.G1290]+1/[.$H$2])" office:value-type="float" office:value="21.4666666666667" calcext:value-type="float">
            <text:p>21,4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2]))" office:value-type="date" office:date-value="2019-10-28T15:22:39.806976" calcext:value-type="date">
            <text:p>2019-10-28 15:22:40</text:p>
          </table:table-cell>
          <table:table-cell table:style-name="ce7" table:formula="of:=[.A1292]" office:value-type="date" office:date-value="2019-10-28T15:22:39.806976" calcext:value-type="date">
            <text:p>2019-10-28 15:22:40</text:p>
          </table:table-cell>
          <table:table-cell table:formula="of:=TRUNC([.A1292])" office:value-type="float" office:value="43766" calcext:value-type="float">
            <text:p>43766</text:p>
          </table:table-cell>
          <table:table-cell table:style-name="ce12" table:formula="of:=[.B1292]-[.C1292]" office:value-type="date" office:date-value="1899-12-30T15:22:39.80697569903" calcext:value-type="date">
            <text:p>12/30/99 03:22 PM</text:p>
          </table:table-cell>
          <table:table-cell table:formula="of:=MOD([.E1291]-[.$E$2];[.$H$2])+1+[.$E$2]" office:value-type="float" office:value="250" calcext:value-type="float">
            <text:p>250</text:p>
          </table:table-cell>
          <table:table-cell table:formula="of:=MOD([.F1291]+1/[.$H$2];5)" office:value-type="float" office:value="1.48333333333328" calcext:value-type="float">
            <text:p>1,48333333333328</text:p>
          </table:table-cell>
          <table:table-cell table:formula="of:=IF([.F1292]&lt;0.000001;[.G1291]+2+1/[.$H$2];[.G1291]+1/[.$H$2])" office:value-type="float" office:value="21.4833333333334" calcext:value-type="float">
            <text:p>21,4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3]))" office:value-type="date" office:date-value="2019-10-28T15:46:48.069899" calcext:value-type="date">
            <text:p>2019-10-28 15:46:48</text:p>
          </table:table-cell>
          <table:table-cell table:style-name="ce7" table:formula="of:=[.A1293]" office:value-type="date" office:date-value="2019-10-28T15:46:48.069899" calcext:value-type="date">
            <text:p>2019-10-28 15:46:48</text:p>
          </table:table-cell>
          <table:table-cell table:formula="of:=TRUNC([.A1293])" office:value-type="float" office:value="43766" calcext:value-type="float">
            <text:p>43766</text:p>
          </table:table-cell>
          <table:table-cell table:style-name="ce12" table:formula="of:=[.B1293]-[.C1293]" office:value-type="date" office:date-value="1899-12-30T15:46:48.06989888661" calcext:value-type="date">
            <text:p>12/30/99 03:46 PM</text:p>
          </table:table-cell>
          <table:table-cell table:formula="of:=MOD([.E1292]-[.$E$2];[.$H$2])+1+[.$E$2]" office:value-type="float" office:value="251" calcext:value-type="float">
            <text:p>251</text:p>
          </table:table-cell>
          <table:table-cell table:formula="of:=MOD([.F1292]+1/[.$H$2];5)" office:value-type="float" office:value="1.49999999999995" calcext:value-type="float">
            <text:p>1,49999999999995</text:p>
          </table:table-cell>
          <table:table-cell table:formula="of:=IF([.F1293]&lt;0.000001;[.G1292]+2+1/[.$H$2];[.G1292]+1/[.$H$2])" office:value-type="float" office:value="21.5000000000001" calcext:value-type="float">
            <text:p>21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4]))" office:value-type="date" office:date-value="2019-10-28T15:08:18.25795" calcext:value-type="date">
            <text:p>2019-10-28 15:08:18</text:p>
          </table:table-cell>
          <table:table-cell table:style-name="ce7" table:formula="of:=[.A1294]" office:value-type="date" office:date-value="2019-10-28T15:08:18.25795" calcext:value-type="date">
            <text:p>2019-10-28 15:08:18</text:p>
          </table:table-cell>
          <table:table-cell table:formula="of:=TRUNC([.A1294])" office:value-type="float" office:value="43766" calcext:value-type="float">
            <text:p>43766</text:p>
          </table:table-cell>
          <table:table-cell table:style-name="ce12" table:formula="of:=[.B1294]-[.C1294]" office:value-type="date" office:date-value="1899-12-30T15:08:18.2579498319" calcext:value-type="date">
            <text:p>12/30/99 03:08 PM</text:p>
          </table:table-cell>
          <table:table-cell table:formula="of:=MOD([.E1293]-[.$E$2];[.$H$2])+1+[.$E$2]" office:value-type="float" office:value="252" calcext:value-type="float">
            <text:p>252</text:p>
          </table:table-cell>
          <table:table-cell table:formula="of:=MOD([.F1293]+1/[.$H$2];5)" office:value-type="float" office:value="1.51666666666662" calcext:value-type="float">
            <text:p>1,51666666666662</text:p>
          </table:table-cell>
          <table:table-cell table:formula="of:=IF([.F1294]&lt;0.000001;[.G1293]+2+1/[.$H$2];[.G1293]+1/[.$H$2])" office:value-type="float" office:value="21.5166666666667" calcext:value-type="float">
            <text:p>21,5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5]))" office:value-type="date" office:date-value="2019-10-28T15:43:10.937075" calcext:value-type="date">
            <text:p>2019-10-28 15:43:11</text:p>
          </table:table-cell>
          <table:table-cell table:style-name="ce7" table:formula="of:=[.A1295]" office:value-type="date" office:date-value="2019-10-28T15:43:10.937075" calcext:value-type="date">
            <text:p>2019-10-28 15:43:11</text:p>
          </table:table-cell>
          <table:table-cell table:formula="of:=TRUNC([.A1295])" office:value-type="float" office:value="43766" calcext:value-type="float">
            <text:p>43766</text:p>
          </table:table-cell>
          <table:table-cell table:style-name="ce12" table:formula="of:=[.B1295]-[.C1295]" office:value-type="date" office:date-value="1899-12-30T15:43:10.93707504217" calcext:value-type="date">
            <text:p>12/30/99 03:43 PM</text:p>
          </table:table-cell>
          <table:table-cell table:formula="of:=MOD([.E1294]-[.$E$2];[.$H$2])+1+[.$E$2]" office:value-type="float" office:value="253" calcext:value-type="float">
            <text:p>253</text:p>
          </table:table-cell>
          <table:table-cell table:formula="of:=MOD([.F1294]+1/[.$H$2];5)" office:value-type="float" office:value="1.53333333333328" calcext:value-type="float">
            <text:p>1,53333333333328</text:p>
          </table:table-cell>
          <table:table-cell table:formula="of:=IF([.F1295]&lt;0.000001;[.G1294]+2+1/[.$H$2];[.G1294]+1/[.$H$2])" office:value-type="float" office:value="21.5333333333334" calcext:value-type="float">
            <text:p>21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6]))" office:value-type="date" office:date-value="2019-10-28T15:48:54.043978" calcext:value-type="date">
            <text:p>2019-10-28 15:48:54</text:p>
          </table:table-cell>
          <table:table-cell table:style-name="ce7" table:formula="of:=[.A1296]" office:value-type="date" office:date-value="2019-10-28T15:48:54.043978" calcext:value-type="date">
            <text:p>2019-10-28 15:48:54</text:p>
          </table:table-cell>
          <table:table-cell table:formula="of:=TRUNC([.A1296])" office:value-type="float" office:value="43766" calcext:value-type="float">
            <text:p>43766</text:p>
          </table:table-cell>
          <table:table-cell table:style-name="ce12" table:formula="of:=[.B1296]-[.C1296]" office:value-type="date" office:date-value="1899-12-30T15:48:54.04397796839" calcext:value-type="date">
            <text:p>12/30/99 03:48 PM</text:p>
          </table:table-cell>
          <table:table-cell table:formula="of:=MOD([.E1295]-[.$E$2];[.$H$2])+1+[.$E$2]" office:value-type="float" office:value="254" calcext:value-type="float">
            <text:p>254</text:p>
          </table:table-cell>
          <table:table-cell table:formula="of:=MOD([.F1295]+1/[.$H$2];5)" office:value-type="float" office:value="1.54999999999995" calcext:value-type="float">
            <text:p>1,54999999999995</text:p>
          </table:table-cell>
          <table:table-cell table:formula="of:=IF([.F1296]&lt;0.000001;[.G1295]+2+1/[.$H$2];[.G1295]+1/[.$H$2])" office:value-type="float" office:value="21.5500000000001" calcext:value-type="float">
            <text:p>21,5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7]))" office:value-type="date" office:date-value="2019-10-28T15:29:47.954483" calcext:value-type="date">
            <text:p>2019-10-28 15:29:48</text:p>
          </table:table-cell>
          <table:table-cell table:style-name="ce7" table:formula="of:=[.A1297]" office:value-type="date" office:date-value="2019-10-28T15:29:47.954483" calcext:value-type="date">
            <text:p>2019-10-28 15:29:48</text:p>
          </table:table-cell>
          <table:table-cell table:formula="of:=TRUNC([.A1297])" office:value-type="float" office:value="43766" calcext:value-type="float">
            <text:p>43766</text:p>
          </table:table-cell>
          <table:table-cell table:style-name="ce12" table:formula="of:=[.B1297]-[.C1297]" office:value-type="date" office:date-value="1899-12-30T15:29:47.95448304154" calcext:value-type="date">
            <text:p>12/30/99 03:29 PM</text:p>
          </table:table-cell>
          <table:table-cell table:formula="of:=MOD([.E1296]-[.$E$2];[.$H$2])+1+[.$E$2]" office:value-type="float" office:value="255" calcext:value-type="float">
            <text:p>255</text:p>
          </table:table-cell>
          <table:table-cell table:formula="of:=MOD([.F1296]+1/[.$H$2];5)" office:value-type="float" office:value="1.56666666666662" calcext:value-type="float">
            <text:p>1,56666666666662</text:p>
          </table:table-cell>
          <table:table-cell table:formula="of:=IF([.F1297]&lt;0.000001;[.G1296]+2+1/[.$H$2];[.G1296]+1/[.$H$2])" office:value-type="float" office:value="21.5666666666667" calcext:value-type="float">
            <text:p>21,5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8]))" office:value-type="date" office:date-value="2019-10-28T15:43:31.37837" calcext:value-type="date">
            <text:p>2019-10-28 15:43:31</text:p>
          </table:table-cell>
          <table:table-cell table:style-name="ce7" table:formula="of:=[.A1298]" office:value-type="date" office:date-value="2019-10-28T15:43:31.37837" calcext:value-type="date">
            <text:p>2019-10-28 15:43:31</text:p>
          </table:table-cell>
          <table:table-cell table:formula="of:=TRUNC([.A1298])" office:value-type="float" office:value="43766" calcext:value-type="float">
            <text:p>43766</text:p>
          </table:table-cell>
          <table:table-cell table:style-name="ce12" table:formula="of:=[.B1298]-[.C1298]" office:value-type="date" office:date-value="1899-12-30T15:43:31.37836994603" calcext:value-type="date">
            <text:p>12/30/99 03:43 PM</text:p>
          </table:table-cell>
          <table:table-cell table:formula="of:=MOD([.E1297]-[.$E$2];[.$H$2])+1+[.$E$2]" office:value-type="float" office:value="256" calcext:value-type="float">
            <text:p>256</text:p>
          </table:table-cell>
          <table:table-cell table:formula="of:=MOD([.F1297]+1/[.$H$2];5)" office:value-type="float" office:value="1.58333333333328" calcext:value-type="float">
            <text:p>1,58333333333328</text:p>
          </table:table-cell>
          <table:table-cell table:formula="of:=IF([.F1298]&lt;0.000001;[.G1297]+2+1/[.$H$2];[.G1297]+1/[.$H$2])" office:value-type="float" office:value="21.5833333333334" calcext:value-type="float">
            <text:p>21,5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9]))" office:value-type="date" office:date-value="2019-10-28T15:34:12.102042" calcext:value-type="date">
            <text:p>2019-10-28 15:34:12</text:p>
          </table:table-cell>
          <table:table-cell table:style-name="ce7" table:formula="of:=[.A1299]" office:value-type="date" office:date-value="2019-10-28T15:34:12.102042" calcext:value-type="date">
            <text:p>2019-10-28 15:34:12</text:p>
          </table:table-cell>
          <table:table-cell table:formula="of:=TRUNC([.A1299])" office:value-type="float" office:value="43766" calcext:value-type="float">
            <text:p>43766</text:p>
          </table:table-cell>
          <table:table-cell table:style-name="ce12" table:formula="of:=[.B1299]-[.C1299]" office:value-type="date" office:date-value="1899-12-30T15:34:12.102041943" calcext:value-type="date">
            <text:p>12/30/99 03:34 PM</text:p>
          </table:table-cell>
          <table:table-cell table:formula="of:=MOD([.E1298]-[.$E$2];[.$H$2])+1+[.$E$2]" office:value-type="float" office:value="257" calcext:value-type="float">
            <text:p>257</text:p>
          </table:table-cell>
          <table:table-cell table:formula="of:=MOD([.F1298]+1/[.$H$2];5)" office:value-type="float" office:value="1.59999999999995" calcext:value-type="float">
            <text:p>1,59999999999995</text:p>
          </table:table-cell>
          <table:table-cell table:formula="of:=IF([.F1299]&lt;0.000001;[.G1298]+2+1/[.$H$2];[.G1298]+1/[.$H$2])" office:value-type="float" office:value="21.6000000000001" calcext:value-type="float">
            <text:p>21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0]))" office:value-type="date" office:date-value="2019-10-28T15:30:02.93764" calcext:value-type="date">
            <text:p>2019-10-28 15:30:03</text:p>
          </table:table-cell>
          <table:table-cell table:style-name="ce7" table:formula="of:=[.A1300]" office:value-type="date" office:date-value="2019-10-28T15:30:02.93764" calcext:value-type="date">
            <text:p>2019-10-28 15:30:03</text:p>
          </table:table-cell>
          <table:table-cell table:formula="of:=TRUNC([.A1300])" office:value-type="float" office:value="43766" calcext:value-type="float">
            <text:p>43766</text:p>
          </table:table-cell>
          <table:table-cell table:style-name="ce12" table:formula="of:=[.B1300]-[.C1300]" office:value-type="date" office:date-value="1899-12-30T15:30:02.93763955124" calcext:value-type="date">
            <text:p>12/30/99 03:30 PM</text:p>
          </table:table-cell>
          <table:table-cell table:formula="of:=MOD([.E1299]-[.$E$2];[.$H$2])+1+[.$E$2]" office:value-type="float" office:value="258" calcext:value-type="float">
            <text:p>258</text:p>
          </table:table-cell>
          <table:table-cell table:formula="of:=MOD([.F1299]+1/[.$H$2];5)" office:value-type="float" office:value="1.61666666666662" calcext:value-type="float">
            <text:p>1,61666666666662</text:p>
          </table:table-cell>
          <table:table-cell table:formula="of:=IF([.F1300]&lt;0.000001;[.G1299]+2+1/[.$H$2];[.G1299]+1/[.$H$2])" office:value-type="float" office:value="21.6166666666667" calcext:value-type="float">
            <text:p>21,6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1]))" office:value-type="date" office:date-value="2019-10-28T15:50:23.271958" calcext:value-type="date">
            <text:p>2019-10-28 15:50:23</text:p>
          </table:table-cell>
          <table:table-cell table:style-name="ce7" table:formula="of:=[.A1301]" office:value-type="date" office:date-value="2019-10-28T15:50:23.271958" calcext:value-type="date">
            <text:p>2019-10-28 15:50:23</text:p>
          </table:table-cell>
          <table:table-cell table:formula="of:=TRUNC([.A1301])" office:value-type="float" office:value="43766" calcext:value-type="float">
            <text:p>43766</text:p>
          </table:table-cell>
          <table:table-cell table:style-name="ce12" table:formula="of:=[.B1301]-[.C1301]" office:value-type="date" office:date-value="1899-12-30T15:50:23.27195783146" calcext:value-type="date">
            <text:p>12/30/99 03:50 PM</text:p>
          </table:table-cell>
          <table:table-cell table:formula="of:=MOD([.E1300]-[.$E$2];[.$H$2])+1+[.$E$2]" office:value-type="float" office:value="259" calcext:value-type="float">
            <text:p>259</text:p>
          </table:table-cell>
          <table:table-cell table:formula="of:=MOD([.F1300]+1/[.$H$2];5)" office:value-type="float" office:value="1.63333333333328" calcext:value-type="float">
            <text:p>1,63333333333328</text:p>
          </table:table-cell>
          <table:table-cell table:formula="of:=IF([.F1301]&lt;0.000001;[.G1300]+2+1/[.$H$2];[.G1300]+1/[.$H$2])" office:value-type="float" office:value="21.6333333333334" calcext:value-type="float">
            <text:p>21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2]))" office:value-type="date" office:date-value="2019-10-28T15:46:04.509398" calcext:value-type="date">
            <text:p>2019-10-28 15:46:05</text:p>
          </table:table-cell>
          <table:table-cell table:style-name="ce7" table:formula="of:=[.A1302]" office:value-type="date" office:date-value="2019-10-28T15:46:04.509398" calcext:value-type="date">
            <text:p>2019-10-28 15:46:05</text:p>
          </table:table-cell>
          <table:table-cell table:formula="of:=TRUNC([.A1302])" office:value-type="float" office:value="43766" calcext:value-type="float">
            <text:p>43766</text:p>
          </table:table-cell>
          <table:table-cell table:style-name="ce12" table:formula="of:=[.B1302]-[.C1302]" office:value-type="date" office:date-value="1899-12-30T15:46:04.50939788483" calcext:value-type="date">
            <text:p>12/30/99 03:46 PM</text:p>
          </table:table-cell>
          <table:table-cell table:formula="of:=MOD([.E1301]-[.$E$2];[.$H$2])+1+[.$E$2]" office:value-type="float" office:value="260" calcext:value-type="float">
            <text:p>260</text:p>
          </table:table-cell>
          <table:table-cell table:formula="of:=MOD([.F1301]+1/[.$H$2];5)" office:value-type="float" office:value="1.64999999999995" calcext:value-type="float">
            <text:p>1,64999999999995</text:p>
          </table:table-cell>
          <table:table-cell table:formula="of:=IF([.F1302]&lt;0.000001;[.G1301]+2+1/[.$H$2];[.G1301]+1/[.$H$2])" office:value-type="float" office:value="21.6500000000001" calcext:value-type="float">
            <text:p>21,6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3]))" office:value-type="date" office:date-value="2019-10-28T15:28:00.124746" calcext:value-type="date">
            <text:p>2019-10-28 15:28:00</text:p>
          </table:table-cell>
          <table:table-cell table:style-name="ce7" table:formula="of:=[.A1303]" office:value-type="date" office:date-value="2019-10-28T15:28:00.124746" calcext:value-type="date">
            <text:p>2019-10-28 15:28:00</text:p>
          </table:table-cell>
          <table:table-cell table:formula="of:=TRUNC([.A1303])" office:value-type="float" office:value="43766" calcext:value-type="float">
            <text:p>43766</text:p>
          </table:table-cell>
          <table:table-cell table:style-name="ce12" table:formula="of:=[.B1303]-[.C1303]" office:value-type="date" office:date-value="1899-12-30T15:28:00.12474579737" calcext:value-type="date">
            <text:p>12/30/99 03:28 PM</text:p>
          </table:table-cell>
          <table:table-cell table:formula="of:=MOD([.E1302]-[.$E$2];[.$H$2])+1+[.$E$2]" office:value-type="float" office:value="261" calcext:value-type="float">
            <text:p>261</text:p>
          </table:table-cell>
          <table:table-cell table:formula="of:=MOD([.F1302]+1/[.$H$2];5)" office:value-type="float" office:value="1.66666666666662" calcext:value-type="float">
            <text:p>1,66666666666662</text:p>
          </table:table-cell>
          <table:table-cell table:formula="of:=IF([.F1303]&lt;0.000001;[.G1302]+2+1/[.$H$2];[.G1302]+1/[.$H$2])" office:value-type="float" office:value="21.6666666666667" calcext:value-type="float">
            <text:p>21,6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4]))" office:value-type="date" office:date-value="2019-10-28T15:12:16.329967" calcext:value-type="date">
            <text:p>2019-10-28 15:12:16</text:p>
          </table:table-cell>
          <table:table-cell table:style-name="ce7" table:formula="of:=[.A1304]" office:value-type="date" office:date-value="2019-10-28T15:12:16.329967" calcext:value-type="date">
            <text:p>2019-10-28 15:12:16</text:p>
          </table:table-cell>
          <table:table-cell table:formula="of:=TRUNC([.A1304])" office:value-type="float" office:value="43766" calcext:value-type="float">
            <text:p>43766</text:p>
          </table:table-cell>
          <table:table-cell table:style-name="ce12" table:formula="of:=[.B1304]-[.C1304]" office:value-type="date" office:date-value="1899-12-30T15:12:16.32996683009" calcext:value-type="date">
            <text:p>12/30/99 03:12 PM</text:p>
          </table:table-cell>
          <table:table-cell table:formula="of:=MOD([.E1303]-[.$E$2];[.$H$2])+1+[.$E$2]" office:value-type="float" office:value="262" calcext:value-type="float">
            <text:p>262</text:p>
          </table:table-cell>
          <table:table-cell table:formula="of:=MOD([.F1303]+1/[.$H$2];5)" office:value-type="float" office:value="1.68333333333328" calcext:value-type="float">
            <text:p>1,68333333333328</text:p>
          </table:table-cell>
          <table:table-cell table:formula="of:=IF([.F1304]&lt;0.000001;[.G1303]+2+1/[.$H$2];[.G1303]+1/[.$H$2])" office:value-type="float" office:value="21.6833333333334" calcext:value-type="float">
            <text:p>21,6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5]))" office:value-type="date" office:date-value="2019-10-28T15:36:21.392259" calcext:value-type="date">
            <text:p>2019-10-28 15:36:21</text:p>
          </table:table-cell>
          <table:table-cell table:style-name="ce7" table:formula="of:=[.A1305]" office:value-type="date" office:date-value="2019-10-28T15:36:21.392259" calcext:value-type="date">
            <text:p>2019-10-28 15:36:21</text:p>
          </table:table-cell>
          <table:table-cell table:formula="of:=TRUNC([.A1305])" office:value-type="float" office:value="43766" calcext:value-type="float">
            <text:p>43766</text:p>
          </table:table-cell>
          <table:table-cell table:style-name="ce12" table:formula="of:=[.B1305]-[.C1305]" office:value-type="date" office:date-value="1899-12-30T15:36:21.39225861523" calcext:value-type="date">
            <text:p>12/30/99 03:36 PM</text:p>
          </table:table-cell>
          <table:table-cell table:formula="of:=MOD([.E1304]-[.$E$2];[.$H$2])+1+[.$E$2]" office:value-type="float" office:value="263" calcext:value-type="float">
            <text:p>263</text:p>
          </table:table-cell>
          <table:table-cell table:formula="of:=MOD([.F1304]+1/[.$H$2];5)" office:value-type="float" office:value="1.69999999999995" calcext:value-type="float">
            <text:p>1,69999999999995</text:p>
          </table:table-cell>
          <table:table-cell table:formula="of:=IF([.F1305]&lt;0.000001;[.G1304]+2+1/[.$H$2];[.G1304]+1/[.$H$2])" office:value-type="float" office:value="21.7" calcext:value-type="float">
            <text:p>21,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6]))" office:value-type="date" office:date-value="2019-10-28T15:18:01.293759" calcext:value-type="date">
            <text:p>2019-10-28 15:18:01</text:p>
          </table:table-cell>
          <table:table-cell table:style-name="ce7" table:formula="of:=[.A1306]" office:value-type="date" office:date-value="2019-10-28T15:18:01.293759" calcext:value-type="date">
            <text:p>2019-10-28 15:18:01</text:p>
          </table:table-cell>
          <table:table-cell table:formula="of:=TRUNC([.A1306])" office:value-type="float" office:value="43766" calcext:value-type="float">
            <text:p>43766</text:p>
          </table:table-cell>
          <table:table-cell table:style-name="ce12" table:formula="of:=[.B1306]-[.C1306]" office:value-type="date" office:date-value="1899-12-30T15:18:01.29375907592" calcext:value-type="date">
            <text:p>12/30/99 03:18 PM</text:p>
          </table:table-cell>
          <table:table-cell table:formula="of:=MOD([.E1305]-[.$E$2];[.$H$2])+1+[.$E$2]" office:value-type="float" office:value="264" calcext:value-type="float">
            <text:p>264</text:p>
          </table:table-cell>
          <table:table-cell table:formula="of:=MOD([.F1305]+1/[.$H$2];5)" office:value-type="float" office:value="1.71666666666662" calcext:value-type="float">
            <text:p>1,71666666666662</text:p>
          </table:table-cell>
          <table:table-cell table:formula="of:=IF([.F1306]&lt;0.000001;[.G1305]+2+1/[.$H$2];[.G1305]+1/[.$H$2])" office:value-type="float" office:value="21.7166666666667" calcext:value-type="float">
            <text:p>21,7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7]))" office:value-type="date" office:date-value="2019-10-28T15:23:34.966932" calcext:value-type="date">
            <text:p>2019-10-28 15:23:35</text:p>
          </table:table-cell>
          <table:table-cell table:style-name="ce7" table:formula="of:=[.A1307]" office:value-type="date" office:date-value="2019-10-28T15:23:34.966932" calcext:value-type="date">
            <text:p>2019-10-28 15:23:35</text:p>
          </table:table-cell>
          <table:table-cell table:formula="of:=TRUNC([.A1307])" office:value-type="float" office:value="43766" calcext:value-type="float">
            <text:p>43766</text:p>
          </table:table-cell>
          <table:table-cell table:style-name="ce12" table:formula="of:=[.B1307]-[.C1307]" office:value-type="date" office:date-value="1899-12-30T15:23:34.96693161316" calcext:value-type="date">
            <text:p>12/30/99 03:23 PM</text:p>
          </table:table-cell>
          <table:table-cell table:formula="of:=MOD([.E1306]-[.$E$2];[.$H$2])+1+[.$E$2]" office:value-type="float" office:value="265" calcext:value-type="float">
            <text:p>265</text:p>
          </table:table-cell>
          <table:table-cell table:formula="of:=MOD([.F1306]+1/[.$H$2];5)" office:value-type="float" office:value="1.73333333333328" calcext:value-type="float">
            <text:p>1,73333333333328</text:p>
          </table:table-cell>
          <table:table-cell table:formula="of:=IF([.F1307]&lt;0.000001;[.G1306]+2+1/[.$H$2];[.G1306]+1/[.$H$2])" office:value-type="float" office:value="21.7333333333334" calcext:value-type="float">
            <text:p>21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8]))" office:value-type="date" office:date-value="2019-10-28T15:38:31.053059" calcext:value-type="date">
            <text:p>2019-10-28 15:38:31</text:p>
          </table:table-cell>
          <table:table-cell table:style-name="ce7" table:formula="of:=[.A1308]" office:value-type="date" office:date-value="2019-10-28T15:38:31.053059" calcext:value-type="date">
            <text:p>2019-10-28 15:38:31</text:p>
          </table:table-cell>
          <table:table-cell table:formula="of:=TRUNC([.A1308])" office:value-type="float" office:value="43766" calcext:value-type="float">
            <text:p>43766</text:p>
          </table:table-cell>
          <table:table-cell table:style-name="ce12" table:formula="of:=[.B1308]-[.C1308]" office:value-type="date" office:date-value="1899-12-30T15:38:31.05305892415" calcext:value-type="date">
            <text:p>12/30/99 03:38 PM</text:p>
          </table:table-cell>
          <table:table-cell table:formula="of:=MOD([.E1307]-[.$E$2];[.$H$2])+1+[.$E$2]" office:value-type="float" office:value="266" calcext:value-type="float">
            <text:p>266</text:p>
          </table:table-cell>
          <table:table-cell table:formula="of:=MOD([.F1307]+1/[.$H$2];5)" office:value-type="float" office:value="1.74999999999995" calcext:value-type="float">
            <text:p>1,74999999999995</text:p>
          </table:table-cell>
          <table:table-cell table:formula="of:=IF([.F1308]&lt;0.000001;[.G1307]+2+1/[.$H$2];[.G1307]+1/[.$H$2])" office:value-type="float" office:value="21.75" calcext:value-type="float">
            <text:p>21,7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9]))" office:value-type="date" office:date-value="2019-10-28T15:34:10.790453" calcext:value-type="date">
            <text:p>2019-10-28 15:34:11</text:p>
          </table:table-cell>
          <table:table-cell table:style-name="ce7" table:formula="of:=[.A1309]" office:value-type="date" office:date-value="2019-10-28T15:34:10.790453" calcext:value-type="date">
            <text:p>2019-10-28 15:34:11</text:p>
          </table:table-cell>
          <table:table-cell table:formula="of:=TRUNC([.A1309])" office:value-type="float" office:value="43766" calcext:value-type="float">
            <text:p>43766</text:p>
          </table:table-cell>
          <table:table-cell table:style-name="ce12" table:formula="of:=[.B1309]-[.C1309]" office:value-type="date" office:date-value="1899-12-30T15:34:10.79045305029" calcext:value-type="date">
            <text:p>12/30/99 03:34 PM</text:p>
          </table:table-cell>
          <table:table-cell table:formula="of:=MOD([.E1308]-[.$E$2];[.$H$2])+1+[.$E$2]" office:value-type="float" office:value="267" calcext:value-type="float">
            <text:p>267</text:p>
          </table:table-cell>
          <table:table-cell table:formula="of:=MOD([.F1308]+1/[.$H$2];5)" office:value-type="float" office:value="1.76666666666662" calcext:value-type="float">
            <text:p>1,76666666666662</text:p>
          </table:table-cell>
          <table:table-cell table:formula="of:=IF([.F1309]&lt;0.000001;[.G1308]+2+1/[.$H$2];[.G1308]+1/[.$H$2])" office:value-type="float" office:value="21.7666666666667" calcext:value-type="float">
            <text:p>21,7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0]))" office:value-type="date" office:date-value="2019-10-28T15:07:56.047349" calcext:value-type="date">
            <text:p>2019-10-28 15:07:56</text:p>
          </table:table-cell>
          <table:table-cell table:style-name="ce7" table:formula="of:=[.A1310]" office:value-type="date" office:date-value="2019-10-28T15:07:56.047349" calcext:value-type="date">
            <text:p>2019-10-28 15:07:56</text:p>
          </table:table-cell>
          <table:table-cell table:formula="of:=TRUNC([.A1310])" office:value-type="float" office:value="43766" calcext:value-type="float">
            <text:p>43766</text:p>
          </table:table-cell>
          <table:table-cell table:style-name="ce12" table:formula="of:=[.B1310]-[.C1310]" office:value-type="date" office:date-value="1899-12-30T15:07:56.0473487433" calcext:value-type="date">
            <text:p>12/30/99 03:07 PM</text:p>
          </table:table-cell>
          <table:table-cell table:formula="of:=MOD([.E1309]-[.$E$2];[.$H$2])+1+[.$E$2]" office:value-type="float" office:value="268" calcext:value-type="float">
            <text:p>268</text:p>
          </table:table-cell>
          <table:table-cell table:formula="of:=MOD([.F1309]+1/[.$H$2];5)" office:value-type="float" office:value="1.78333333333328" calcext:value-type="float">
            <text:p>1,78333333333328</text:p>
          </table:table-cell>
          <table:table-cell table:formula="of:=IF([.F1310]&lt;0.000001;[.G1309]+2+1/[.$H$2];[.G1309]+1/[.$H$2])" office:value-type="float" office:value="21.7833333333334" calcext:value-type="float">
            <text:p>21,7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1]))" office:value-type="date" office:date-value="2019-10-28T15:12:56.421547" calcext:value-type="date">
            <text:p>2019-10-28 15:12:56</text:p>
          </table:table-cell>
          <table:table-cell table:style-name="ce7" table:formula="of:=[.A1311]" office:value-type="date" office:date-value="2019-10-28T15:12:56.421547" calcext:value-type="date">
            <text:p>2019-10-28 15:12:56</text:p>
          </table:table-cell>
          <table:table-cell table:formula="of:=TRUNC([.A1311])" office:value-type="float" office:value="43766" calcext:value-type="float">
            <text:p>43766</text:p>
          </table:table-cell>
          <table:table-cell table:style-name="ce12" table:formula="of:=[.B1311]-[.C1311]" office:value-type="date" office:date-value="1899-12-30T15:12:56.42154742498" calcext:value-type="date">
            <text:p>12/30/99 03:12 PM</text:p>
          </table:table-cell>
          <table:table-cell table:formula="of:=MOD([.E1310]-[.$E$2];[.$H$2])+1+[.$E$2]" office:value-type="float" office:value="269" calcext:value-type="float">
            <text:p>269</text:p>
          </table:table-cell>
          <table:table-cell table:formula="of:=MOD([.F1310]+1/[.$H$2];5)" office:value-type="float" office:value="1.79999999999995" calcext:value-type="float">
            <text:p>1,79999999999995</text:p>
          </table:table-cell>
          <table:table-cell table:formula="of:=IF([.F1311]&lt;0.000001;[.G1310]+2+1/[.$H$2];[.G1310]+1/[.$H$2])" office:value-type="float" office:value="21.8" calcext:value-type="float">
            <text:p>21,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2]))" office:value-type="date" office:date-value="2019-10-28T15:59:55.561302" calcext:value-type="date">
            <text:p>2019-10-28 15:59:56</text:p>
          </table:table-cell>
          <table:table-cell table:style-name="ce7" table:formula="of:=[.A1312]" office:value-type="date" office:date-value="2019-10-28T15:59:55.561302" calcext:value-type="date">
            <text:p>2019-10-28 15:59:56</text:p>
          </table:table-cell>
          <table:table-cell table:formula="of:=TRUNC([.A1312])" office:value-type="float" office:value="43766" calcext:value-type="float">
            <text:p>43766</text:p>
          </table:table-cell>
          <table:table-cell table:style-name="ce12" table:formula="of:=[.B1312]-[.C1312]" office:value-type="date" office:date-value="1899-12-30T15:59:55.56130240671" calcext:value-type="date">
            <text:p>12/30/99 03:59 PM</text:p>
          </table:table-cell>
          <table:table-cell table:formula="of:=MOD([.E1311]-[.$E$2];[.$H$2])+1+[.$E$2]" office:value-type="float" office:value="270" calcext:value-type="float">
            <text:p>270</text:p>
          </table:table-cell>
          <table:table-cell table:formula="of:=MOD([.F1311]+1/[.$H$2];5)" office:value-type="float" office:value="1.81666666666662" calcext:value-type="float">
            <text:p>1,81666666666662</text:p>
          </table:table-cell>
          <table:table-cell table:formula="of:=IF([.F1312]&lt;0.000001;[.G1311]+2+1/[.$H$2];[.G1311]+1/[.$H$2])" office:value-type="float" office:value="21.8166666666667" calcext:value-type="float">
            <text:p>21,8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3]))" office:value-type="date" office:date-value="2019-10-28T15:25:05.163972" calcext:value-type="date">
            <text:p>2019-10-28 15:25:05</text:p>
          </table:table-cell>
          <table:table-cell table:style-name="ce7" table:formula="of:=[.A1313]" office:value-type="date" office:date-value="2019-10-28T15:25:05.163972" calcext:value-type="date">
            <text:p>2019-10-28 15:25:05</text:p>
          </table:table-cell>
          <table:table-cell table:formula="of:=TRUNC([.A1313])" office:value-type="float" office:value="43766" calcext:value-type="float">
            <text:p>43766</text:p>
          </table:table-cell>
          <table:table-cell table:style-name="ce12" table:formula="of:=[.B1313]-[.C1313]" office:value-type="date" office:date-value="1899-12-30T15:25:05.16397180036" calcext:value-type="date">
            <text:p>12/30/99 03:25 PM</text:p>
          </table:table-cell>
          <table:table-cell table:formula="of:=MOD([.E1312]-[.$E$2];[.$H$2])+1+[.$E$2]" office:value-type="float" office:value="271" calcext:value-type="float">
            <text:p>271</text:p>
          </table:table-cell>
          <table:table-cell table:formula="of:=MOD([.F1312]+1/[.$H$2];5)" office:value-type="float" office:value="1.83333333333328" calcext:value-type="float">
            <text:p>1,83333333333328</text:p>
          </table:table-cell>
          <table:table-cell table:formula="of:=IF([.F1313]&lt;0.000001;[.G1312]+2+1/[.$H$2];[.G1312]+1/[.$H$2])" office:value-type="float" office:value="21.8333333333334" calcext:value-type="float">
            <text:p>21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4]))" office:value-type="date" office:date-value="2019-10-28T15:35:41.857635" calcext:value-type="date">
            <text:p>2019-10-28 15:35:42</text:p>
          </table:table-cell>
          <table:table-cell table:style-name="ce7" table:formula="of:=[.A1314]" office:value-type="date" office:date-value="2019-10-28T15:35:41.857635" calcext:value-type="date">
            <text:p>2019-10-28 15:35:42</text:p>
          </table:table-cell>
          <table:table-cell table:formula="of:=TRUNC([.A1314])" office:value-type="float" office:value="43766" calcext:value-type="float">
            <text:p>43766</text:p>
          </table:table-cell>
          <table:table-cell table:style-name="ce12" table:formula="of:=[.B1314]-[.C1314]" office:value-type="date" office:date-value="1899-12-30T15:35:41.85763474088" calcext:value-type="date">
            <text:p>12/30/99 03:35 PM</text:p>
          </table:table-cell>
          <table:table-cell table:formula="of:=MOD([.E1313]-[.$E$2];[.$H$2])+1+[.$E$2]" office:value-type="float" office:value="272" calcext:value-type="float">
            <text:p>272</text:p>
          </table:table-cell>
          <table:table-cell table:formula="of:=MOD([.F1313]+1/[.$H$2];5)" office:value-type="float" office:value="1.84999999999995" calcext:value-type="float">
            <text:p>1,84999999999995</text:p>
          </table:table-cell>
          <table:table-cell table:formula="of:=IF([.F1314]&lt;0.000001;[.G1313]+2+1/[.$H$2];[.G1313]+1/[.$H$2])" office:value-type="float" office:value="21.85" calcext:value-type="float">
            <text:p>21,8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5]))" office:value-type="date" office:date-value="2019-10-28T15:34:23.610259" calcext:value-type="date">
            <text:p>2019-10-28 15:34:24</text:p>
          </table:table-cell>
          <table:table-cell table:style-name="ce7" table:formula="of:=[.A1315]" office:value-type="date" office:date-value="2019-10-28T15:34:23.610259" calcext:value-type="date">
            <text:p>2019-10-28 15:34:24</text:p>
          </table:table-cell>
          <table:table-cell table:formula="of:=TRUNC([.A1315])" office:value-type="float" office:value="43766" calcext:value-type="float">
            <text:p>43766</text:p>
          </table:table-cell>
          <table:table-cell table:style-name="ce12" table:formula="of:=[.B1315]-[.C1315]" office:value-type="date" office:date-value="1899-12-30T15:34:23.6102587916" calcext:value-type="date">
            <text:p>12/30/99 03:34 PM</text:p>
          </table:table-cell>
          <table:table-cell table:formula="of:=MOD([.E1314]-[.$E$2];[.$H$2])+1+[.$E$2]" office:value-type="float" office:value="273" calcext:value-type="float">
            <text:p>273</text:p>
          </table:table-cell>
          <table:table-cell table:formula="of:=MOD([.F1314]+1/[.$H$2];5)" office:value-type="float" office:value="1.86666666666662" calcext:value-type="float">
            <text:p>1,86666666666662</text:p>
          </table:table-cell>
          <table:table-cell table:formula="of:=IF([.F1315]&lt;0.000001;[.G1314]+2+1/[.$H$2];[.G1314]+1/[.$H$2])" office:value-type="float" office:value="21.8666666666667" calcext:value-type="float">
            <text:p>21,8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6]))" office:value-type="date" office:date-value="2019-10-28T16:06:08.373992" calcext:value-type="date">
            <text:p>2019-10-28 16:06:08</text:p>
          </table:table-cell>
          <table:table-cell table:style-name="ce7" table:formula="of:=[.A1316]" office:value-type="date" office:date-value="2019-10-28T16:06:08.373992" calcext:value-type="date">
            <text:p>2019-10-28 16:06:08</text:p>
          </table:table-cell>
          <table:table-cell table:formula="of:=TRUNC([.A1316])" office:value-type="float" office:value="43766" calcext:value-type="float">
            <text:p>43766</text:p>
          </table:table-cell>
          <table:table-cell table:style-name="ce12" table:formula="of:=[.B1316]-[.C1316]" office:value-type="date" office:date-value="1899-12-30T16:06:08.37399245705" calcext:value-type="date">
            <text:p>12/30/99 04:06 PM</text:p>
          </table:table-cell>
          <table:table-cell table:formula="of:=MOD([.E1315]-[.$E$2];[.$H$2])+1+[.$E$2]" office:value-type="float" office:value="274" calcext:value-type="float">
            <text:p>274</text:p>
          </table:table-cell>
          <table:table-cell table:formula="of:=MOD([.F1315]+1/[.$H$2];5)" office:value-type="float" office:value="1.88333333333328" calcext:value-type="float">
            <text:p>1,88333333333328</text:p>
          </table:table-cell>
          <table:table-cell table:formula="of:=IF([.F1316]&lt;0.000001;[.G1315]+2+1/[.$H$2];[.G1315]+1/[.$H$2])" office:value-type="float" office:value="21.8833333333334" calcext:value-type="float">
            <text:p>21,8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7]))" office:value-type="date" office:date-value="2019-10-28T15:33:29.508177" calcext:value-type="date">
            <text:p>2019-10-28 15:33:30</text:p>
          </table:table-cell>
          <table:table-cell table:style-name="ce7" table:formula="of:=[.A1317]" office:value-type="date" office:date-value="2019-10-28T15:33:29.508177" calcext:value-type="date">
            <text:p>2019-10-28 15:33:30</text:p>
          </table:table-cell>
          <table:table-cell table:formula="of:=TRUNC([.A1317])" office:value-type="float" office:value="43766" calcext:value-type="float">
            <text:p>43766</text:p>
          </table:table-cell>
          <table:table-cell table:style-name="ce12" table:formula="of:=[.B1317]-[.C1317]" office:value-type="date" office:date-value="1899-12-30T15:33:29.50817659032" calcext:value-type="date">
            <text:p>12/30/99 03:33 PM</text:p>
          </table:table-cell>
          <table:table-cell table:formula="of:=MOD([.E1316]-[.$E$2];[.$H$2])+1+[.$E$2]" office:value-type="float" office:value="275" calcext:value-type="float">
            <text:p>275</text:p>
          </table:table-cell>
          <table:table-cell table:formula="of:=MOD([.F1316]+1/[.$H$2];5)" office:value-type="float" office:value="1.89999999999995" calcext:value-type="float">
            <text:p>1,89999999999995</text:p>
          </table:table-cell>
          <table:table-cell table:formula="of:=IF([.F1317]&lt;0.000001;[.G1316]+2+1/[.$H$2];[.G1316]+1/[.$H$2])" office:value-type="float" office:value="21.9" calcext:value-type="float">
            <text:p>21,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8]))" office:value-type="date" office:date-value="2019-10-28T15:58:50.540688" calcext:value-type="date">
            <text:p>2019-10-28 15:58:51</text:p>
          </table:table-cell>
          <table:table-cell table:style-name="ce7" table:formula="of:=[.A1318]" office:value-type="date" office:date-value="2019-10-28T15:58:50.540688" calcext:value-type="date">
            <text:p>2019-10-28 15:58:51</text:p>
          </table:table-cell>
          <table:table-cell table:formula="of:=TRUNC([.A1318])" office:value-type="float" office:value="43766" calcext:value-type="float">
            <text:p>43766</text:p>
          </table:table-cell>
          <table:table-cell table:style-name="ce12" table:formula="of:=[.B1318]-[.C1318]" office:value-type="date" office:date-value="1899-12-30T15:58:50.54068784695" calcext:value-type="date">
            <text:p>12/30/99 03:58 PM</text:p>
          </table:table-cell>
          <table:table-cell table:formula="of:=MOD([.E1317]-[.$E$2];[.$H$2])+1+[.$E$2]" office:value-type="float" office:value="276" calcext:value-type="float">
            <text:p>276</text:p>
          </table:table-cell>
          <table:table-cell table:formula="of:=MOD([.F1317]+1/[.$H$2];5)" office:value-type="float" office:value="1.91666666666662" calcext:value-type="float">
            <text:p>1,91666666666662</text:p>
          </table:table-cell>
          <table:table-cell table:formula="of:=IF([.F1318]&lt;0.000001;[.G1317]+2+1/[.$H$2];[.G1317]+1/[.$H$2])" office:value-type="float" office:value="21.9166666666667" calcext:value-type="float">
            <text:p>21,9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9]))" office:value-type="date" office:date-value="2019-10-28T15:37:11.670515" calcext:value-type="date">
            <text:p>2019-10-28 15:37:12</text:p>
          </table:table-cell>
          <table:table-cell table:style-name="ce7" table:formula="of:=[.A1319]" office:value-type="date" office:date-value="2019-10-28T15:37:11.670515" calcext:value-type="date">
            <text:p>2019-10-28 15:37:12</text:p>
          </table:table-cell>
          <table:table-cell table:formula="of:=TRUNC([.A1319])" office:value-type="float" office:value="43766" calcext:value-type="float">
            <text:p>43766</text:p>
          </table:table-cell>
          <table:table-cell table:style-name="ce12" table:formula="of:=[.B1319]-[.C1319]" office:value-type="date" office:date-value="1899-12-30T15:37:11.67051512282" calcext:value-type="date">
            <text:p>12/30/99 03:37 PM</text:p>
          </table:table-cell>
          <table:table-cell table:formula="of:=MOD([.E1318]-[.$E$2];[.$H$2])+1+[.$E$2]" office:value-type="float" office:value="277" calcext:value-type="float">
            <text:p>277</text:p>
          </table:table-cell>
          <table:table-cell table:formula="of:=MOD([.F1318]+1/[.$H$2];5)" office:value-type="float" office:value="1.93333333333328" calcext:value-type="float">
            <text:p>1,93333333333328</text:p>
          </table:table-cell>
          <table:table-cell table:formula="of:=IF([.F1319]&lt;0.000001;[.G1318]+2+1/[.$H$2];[.G1318]+1/[.$H$2])" office:value-type="float" office:value="21.9333333333334" calcext:value-type="float">
            <text:p>21,9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20]))" office:value-type="date" office:date-value="2019-10-28T15:18:23.715198" calcext:value-type="date">
            <text:p>2019-10-28 15:18:24</text:p>
          </table:table-cell>
          <table:table-cell table:style-name="ce7" table:formula="of:=[.A1320]" office:value-type="date" office:date-value="2019-10-28T15:18:23.715198" calcext:value-type="date">
            <text:p>2019-10-28 15:18:24</text:p>
          </table:table-cell>
          <table:table-cell table:formula="of:=TRUNC([.A1320])" office:value-type="float" office:value="43766" calcext:value-type="float">
            <text:p>43766</text:p>
          </table:table-cell>
          <table:table-cell table:style-name="ce12" table:formula="of:=[.B1320]-[.C1320]" office:value-type="date" office:date-value="1899-12-30T15:18:23.7151981378" calcext:value-type="date">
            <text:p>12/30/99 03:18 PM</text:p>
          </table:table-cell>
          <table:table-cell table:formula="of:=MOD([.E1319]-[.$E$2];[.$H$2])+1+[.$E$2]" office:value-type="float" office:value="278" calcext:value-type="float">
            <text:p>278</text:p>
          </table:table-cell>
          <table:table-cell table:formula="of:=MOD([.F1319]+1/[.$H$2];5)" office:value-type="float" office:value="1.94999999999995" calcext:value-type="float">
            <text:p>1,94999999999995</text:p>
          </table:table-cell>
          <table:table-cell table:formula="of:=IF([.F1320]&lt;0.000001;[.G1319]+2+1/[.$H$2];[.G1319]+1/[.$H$2])" office:value-type="float" office:value="21.95" calcext:value-type="float">
            <text:p>21,9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21]))" office:value-type="date" office:date-value="2019-10-28T15:27:52.509708" calcext:value-type="date">
            <text:p>2019-10-28 15:27:53</text:p>
          </table:table-cell>
          <table:table-cell table:style-name="ce7" table:formula="of:=[.A1321]" office:value-type="date" office:date-value="2019-10-28T15:27:52.509708" calcext:value-type="date">
            <text:p>2019-10-28 15:27:53</text:p>
          </table:table-cell>
          <table:table-cell table:formula="of:=TRUNC([.A1321])" office:value-type="float" office:value="43766" calcext:value-type="float">
            <text:p>43766</text:p>
          </table:table-cell>
          <table:table-cell table:style-name="ce12" table:formula="of:=[.B1321]-[.C1321]" office:value-type="date" office:date-value="1899-12-30T15:27:52.50970776659" calcext:value-type="date">
            <text:p>12/30/99 03:27 PM</text:p>
          </table:table-cell>
          <table:table-cell table:formula="of:=MOD([.E1320]-[.$E$2];[.$H$2])+1+[.$E$2]" office:value-type="float" office:value="279" calcext:value-type="float">
            <text:p>279</text:p>
          </table:table-cell>
          <table:table-cell table:formula="of:=MOD([.F1320]+1/[.$H$2];5)" office:value-type="float" office:value="1.96666666666661" calcext:value-type="float">
            <text:p>1,96666666666661</text:p>
          </table:table-cell>
          <table:table-cell table:formula="of:=IF([.F1321]&lt;0.000001;[.G1320]+2+1/[.$H$2];[.G1320]+1/[.$H$2])" office:value-type="float" office:value="21.9666666666667" calcext:value-type="float">
            <text:p>21,9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22]))" office:value-type="date" office:date-value="2019-10-28T15:35:54.764497" calcext:value-type="date">
            <text:p>2019-10-28 15:35:55</text:p>
          </table:table-cell>
          <table:table-cell table:style-name="ce7" table:formula="of:=[.A1322]" office:value-type="date" office:date-value="2019-10-28T15:35:54.764497" calcext:value-type="date">
            <text:p>2019-10-28 15:35:55</text:p>
          </table:table-cell>
          <table:table-cell table:formula="of:=TRUNC([.A1322])" office:value-type="float" office:value="43766" calcext:value-type="float">
            <text:p>43766</text:p>
          </table:table-cell>
          <table:table-cell table:style-name="ce12" table:formula="of:=[.B1322]-[.C1322]" office:value-type="date" office:date-value="1899-12-30T15:35:54.76449681446" calcext:value-type="date">
            <text:p>12/30/99 03:35 PM</text:p>
          </table:table-cell>
          <table:table-cell table:formula="of:=MOD([.E1321]-[.$E$2];[.$H$2])+1+[.$E$2]" office:value-type="float" office:value="280" calcext:value-type="float">
            <text:p>280</text:p>
          </table:table-cell>
          <table:table-cell table:formula="of:=MOD([.F1321]+1/[.$H$2];5)" office:value-type="float" office:value="1.98333333333328" calcext:value-type="float">
            <text:p>1,98333333333328</text:p>
          </table:table-cell>
          <table:table-cell table:formula="of:=IF([.F1322]&lt;0.000001;[.G1321]+2+1/[.$H$2];[.G1321]+1/[.$H$2])" office:value-type="float" office:value="21.9833333333334" calcext:value-type="float">
            <text:p>21,9833333333334</text:p>
          </table:table-cell>
          <table:table-cell table:number-columns-repeated="13"/>
        </table:table-row>
        <table:table-row table:style-name="ro1" table:number-rows-repeated="30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08">
          <table:table-cell table:number-columns-repeated="20"/>
        </table:table-row>
        <table:table-row table:style-name="ro1" table:number-rows-repeated="41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7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20:34:23.731383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20:35:18.140649432</dc:date>
    <meta:editing-duration>PT5H26M5S</meta:editing-duration>
    <meta:editing-cycles>37</meta:editing-cycles>
    <meta:generator>LibreOffice/6.0.7.3$Linux_X86_64 LibreOffice_project/00m0$Build-3</meta:generator>
    <meta:document-statistic meta:table-count="1" meta:cell-count="11253" meta:object-count="0"/>
  </office:meta>
</office:document-meta>
</file>